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5043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5" table:style-name="ta1">
        <table:shapes>
          <draw:frame draw:z-index="0" draw:style-name="gr1" draw:text-style-name="P1" svg:width="8.0783in" svg:height="4.5382in" svg:x="1.3768in" svg:y="3.4406in">
            <draw:object draw:notify-on-update-of-ranges="flat5.B1:flat5.ZH1 flat5.B1:flat5.ZH1 flat5.A6:flat5.A6 flat5.B6:flat5.ZH6 flat5.B1:flat5.ZH1 flat5.A8:flat5.A8 flat5.B8:flat5.Z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number-columns-repeated="19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8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5" table:default-cell-style-name="Default"/>
        <table:table-column table:style-name="co9" table:number-columns-repeated="14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13" table:default-cell-style-name="Default"/>
        <table:table-column table:style-name="co9" table:number-columns-repeated="31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column table:style-name="co9" table:number-columns-repeated="14" table:default-cell-style-name="Default"/>
        <table:table-column table:style-name="co3" table:default-cell-style-name="Default"/>
        <table:table-column table:style-name="co9" table:number-columns-repeated="13" table:default-cell-style-name="Default"/>
        <table:table-column table:style-name="co5" table:number-columns-repeated="2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2" table:number-columns-repeated="2" table:default-cell-style-name="Default"/>
        <table:table-column table:style-name="co9" table:number-columns-repeated="14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number-columns-repeated="10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number-columns-repeated="28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13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9" table:number-columns-repeated="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number-columns-repeated="13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9" table:number-columns-repeated="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5" table:default-cell-style-name="Default"/>
        <table:table-column table:style-name="co9" table:number-columns-repeated="7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9" table:number-columns-repeated="28" table:default-cell-style-name="Default"/>
        <table:table-column table:style-name="co5" table:default-cell-style-name="Default"/>
        <table:table-column table:style-name="co9" table:number-columns-repeated="7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2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number-columns-repeated="19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8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number-columns-repeated="8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40" table:default-cell-style-name="Default"/>
        <table:table-column table:style-name="co5" table:default-cell-style-name="Default"/>
        <table:table-column table:style-name="co9" table:number-columns-repeated="9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5" table:number-columns-repeated="16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261489868164" calcext:value-type="float">
            <text:p>0.033326148986816</text:p>
          </table:table-cell>
          <table:table-cell office:value-type="float" office:value="0.0666518211364746" calcext:value-type="float">
            <text:p>0.066651821136475</text:p>
          </table:table-cell>
          <table:table-cell office:value-type="float" office:value="0.0999774932861328" calcext:value-type="float">
            <text:p>0.099977493286133</text:p>
          </table:table-cell>
          <table:table-cell office:value-type="float" office:value="0.166627883911133" calcext:value-type="float">
            <text:p>0.166627883911133</text:p>
          </table:table-cell>
          <table:table-cell office:value-type="float" office:value="0.199952602386475" calcext:value-type="float">
            <text:p>0.199952602386475</text:p>
          </table:table-cell>
          <table:table-cell office:value-type="float" office:value="0.233277082443237" calcext:value-type="float">
            <text:p>0.233277082443237</text:p>
          </table:table-cell>
          <table:table-cell office:value-type="float" office:value="0.266601324081421" calcext:value-type="float">
            <text:p>0.266601324081421</text:p>
          </table:table-cell>
          <table:table-cell office:value-type="float" office:value="0.333248853683472" calcext:value-type="float">
            <text:p>0.333248853683472</text:p>
          </table:table-cell>
          <table:table-cell office:value-type="float" office:value="0.366572380065918" calcext:value-type="float">
            <text:p>0.366572380065918</text:p>
          </table:table-cell>
          <table:table-cell office:value-type="float" office:value="0.399895429611206" calcext:value-type="float">
            <text:p>0.399895429611206</text:p>
          </table:table-cell>
          <table:table-cell office:value-type="float" office:value="0.433218240737915" calcext:value-type="float">
            <text:p>0.433218240737915</text:p>
          </table:table-cell>
          <table:table-cell office:value-type="float" office:value="0.466540813446045" calcext:value-type="float">
            <text:p>0.466540813446045</text:p>
          </table:table-cell>
          <table:table-cell office:value-type="float" office:value="0.499863147735596" calcext:value-type="float">
            <text:p>0.499863147735596</text:p>
          </table:table-cell>
          <table:table-cell office:value-type="float" office:value="0.533185005187988" calcext:value-type="float">
            <text:p>0.533185005187988</text:p>
          </table:table-cell>
          <table:table-cell office:value-type="float" office:value="0.566506624221802" calcext:value-type="float">
            <text:p>0.566506624221802</text:p>
          </table:table-cell>
          <table:table-cell office:value-type="float" office:value="0.599828243255615" calcext:value-type="float">
            <text:p>0.599828243255615</text:p>
          </table:table-cell>
          <table:table-cell office:value-type="float" office:value="0.633149385452271" calcext:value-type="float">
            <text:p>0.633149385452271</text:p>
          </table:table-cell>
          <table:table-cell office:value-type="float" office:value="0.699790716171265" calcext:value-type="float">
            <text:p>0.699790716171265</text:p>
          </table:table-cell>
          <table:table-cell office:value-type="float" office:value="0.733111143112183" calcext:value-type="float">
            <text:p>0.733111143112183</text:p>
          </table:table-cell>
          <table:table-cell office:value-type="float" office:value="0.766431093215942" calcext:value-type="float">
            <text:p>0.766431093215942</text:p>
          </table:table-cell>
          <table:table-cell office:value-type="float" office:value="0.799751043319702" calcext:value-type="float">
            <text:p>0.799751043319702</text:p>
          </table:table-cell>
          <table:table-cell office:value-type="float" office:value="0.866389989852905" calcext:value-type="float">
            <text:p>0.866389989852905</text:p>
          </table:table-cell>
          <table:table-cell office:value-type="float" office:value="0.933027744293213" calcext:value-type="float">
            <text:p>0.933027744293213</text:p>
          </table:table-cell>
          <table:table-cell office:value-type="float" office:value="0.999664545059204" calcext:value-type="float">
            <text:p>0.999664545059204</text:p>
          </table:table-cell>
          <table:table-cell office:value-type="float" office:value="1.03299117088318" calcext:value-type="float">
            <text:p>1.03299117088318</text:p>
          </table:table-cell>
          <table:table-cell office:value-type="float" office:value="1.06631779670715" calcext:value-type="float">
            <text:p>1.06631779670715</text:p>
          </table:table-cell>
          <table:table-cell office:value-type="float" office:value="1.09964394569397" calcext:value-type="float">
            <text:p>1.09964394569397</text:p>
          </table:table-cell>
          <table:table-cell office:value-type="float" office:value="1.13296961784363" calcext:value-type="float">
            <text:p>1.13296961784363</text:p>
          </table:table-cell>
          <table:table-cell office:value-type="float" office:value="1.19962072372437" calcext:value-type="float">
            <text:p>1.19962072372437</text:p>
          </table:table-cell>
          <table:table-cell office:value-type="float" office:value="1.29959511756897" calcext:value-type="float">
            <text:p>1.29959511756897</text:p>
          </table:table-cell>
          <table:table-cell office:value-type="float" office:value="1.36624312400818" calcext:value-type="float">
            <text:p>1.36624312400818</text:p>
          </table:table-cell>
          <table:table-cell office:value-type="float" office:value="1.3995668888092" calcext:value-type="float">
            <text:p>1.3995668888092</text:p>
          </table:table-cell>
          <table:table-cell office:value-type="float" office:value="1.43289017677307" calcext:value-type="float">
            <text:p>1.43289017677307</text:p>
          </table:table-cell>
          <table:table-cell office:value-type="float" office:value="1.49953651428223" calcext:value-type="float">
            <text:p>1.49953651428223</text:p>
          </table:table-cell>
          <table:table-cell office:value-type="float" office:value="1.56618118286133" calcext:value-type="float">
            <text:p>1.56618118286133</text:p>
          </table:table-cell>
          <table:table-cell office:value-type="float" office:value="1.63282513618469" calcext:value-type="float">
            <text:p>1.63282513618469</text:p>
          </table:table-cell>
          <table:table-cell office:value-type="float" office:value="1.73278880119324" calcext:value-type="float">
            <text:p>1.73278880119324</text:p>
          </table:table-cell>
          <table:table-cell office:value-type="float" office:value="1.79942989349365" calcext:value-type="float">
            <text:p>1.79942989349365</text:p>
          </table:table-cell>
          <table:table-cell office:value-type="float" office:value="1.86607003211975" calcext:value-type="float">
            <text:p>1.86607003211975</text:p>
          </table:table-cell>
          <table:table-cell office:value-type="float" office:value="1.93270897865295" calcext:value-type="float">
            <text:p>1.93270897865295</text:p>
          </table:table-cell>
          <table:table-cell office:value-type="float" office:value="1.99934720993042" calcext:value-type="float">
            <text:p>1.99934720993042</text:p>
          </table:table-cell>
          <table:table-cell office:value-type="float" office:value="2.06600069999695" calcext:value-type="float">
            <text:p>2.06600069999695</text:p>
          </table:table-cell>
          <table:table-cell office:value-type="float" office:value="2.13265323638916" calcext:value-type="float">
            <text:p>2.13265323638916</text:p>
          </table:table-cell>
          <table:table-cell office:value-type="float" office:value="2.1993043422699" calcext:value-type="float">
            <text:p>2.1993043422699</text:p>
          </table:table-cell>
          <table:table-cell office:value-type="float" office:value="2.2326295375824" calcext:value-type="float">
            <text:p>2.2326295375824</text:p>
          </table:table-cell>
          <table:table-cell office:value-type="float" office:value="2.26595449447632" calcext:value-type="float">
            <text:p>2.26595449447632</text:p>
          </table:table-cell>
          <table:table-cell office:value-type="float" office:value="2.33260369300842" calcext:value-type="float">
            <text:p>2.33260369300842</text:p>
          </table:table-cell>
          <table:table-cell office:value-type="float" office:value="2.36592769622803" calcext:value-type="float">
            <text:p>2.36592769622803</text:p>
          </table:table-cell>
          <table:table-cell office:value-type="float" office:value="2.43257522583008" calcext:value-type="float">
            <text:p>2.43257522583008</text:p>
          </table:table-cell>
          <table:table-cell office:value-type="float" office:value="2.49922156333923" calcext:value-type="float">
            <text:p>2.49922156333923</text:p>
          </table:table-cell>
          <table:table-cell office:value-type="float" office:value="2.56586670875549" calcext:value-type="float">
            <text:p>2.56586670875549</text:p>
          </table:table-cell>
          <table:table-cell office:value-type="float" office:value="2.63251090049744" calcext:value-type="float">
            <text:p>2.63251090049744</text:p>
          </table:table-cell>
          <table:table-cell office:value-type="float" office:value="2.66583251953125" calcext:value-type="float">
            <text:p>2.66583251953125</text:p>
          </table:table-cell>
          <table:table-cell office:value-type="float" office:value="2.69915390014648" calcext:value-type="float">
            <text:p>2.69915390014648</text:p>
          </table:table-cell>
          <table:table-cell office:value-type="float" office:value="2.73247504234314" calcext:value-type="float">
            <text:p>2.73247504234314</text:p>
          </table:table-cell>
          <table:table-cell office:value-type="float" office:value="2.76579594612122" calcext:value-type="float">
            <text:p>2.76579594612122</text:p>
          </table:table-cell>
          <table:table-cell office:value-type="float" office:value="2.79911661148071" calcext:value-type="float">
            <text:p>2.79911661148071</text:p>
          </table:table-cell>
          <table:table-cell office:value-type="float" office:value="2.83243680000305" calcext:value-type="float">
            <text:p>2.83243680000305</text:p>
          </table:table-cell>
          <table:table-cell office:value-type="float" office:value="2.89907670021057" calcext:value-type="float">
            <text:p>2.89907670021057</text:p>
          </table:table-cell>
          <table:table-cell office:value-type="float" office:value="2.9657154083252" calcext:value-type="float">
            <text:p>2.9657154083252</text:p>
          </table:table-cell>
          <table:table-cell office:value-type="float" office:value="2.99903440475464" calcext:value-type="float">
            <text:p>2.99903440475464</text:p>
          </table:table-cell>
          <table:table-cell office:value-type="float" office:value="3.06603145599365" calcext:value-type="float">
            <text:p>3.06603145599365</text:p>
          </table:table-cell>
          <table:table-cell office:value-type="float" office:value="3.13303661346436" calcext:value-type="float">
            <text:p>3.13303661346436</text:p>
          </table:table-cell>
          <table:table-cell office:value-type="float" office:value="3.23355913162231" calcext:value-type="float">
            <text:p>3.23355913162231</text:p>
          </table:table-cell>
          <table:table-cell office:value-type="float" office:value="3.26707053184509" calcext:value-type="float">
            <text:p>3.26707053184509</text:p>
          </table:table-cell>
          <table:table-cell office:value-type="float" office:value="3.30058407783508" calcext:value-type="float">
            <text:p>3.30058407783508</text:p>
          </table:table-cell>
          <table:table-cell office:value-type="float" office:value="3.33409976959229" calcext:value-type="float">
            <text:p>3.33409976959229</text:p>
          </table:table-cell>
          <table:table-cell office:value-type="float" office:value="3.36761689186096" calcext:value-type="float">
            <text:p>3.36761689186096</text:p>
          </table:table-cell>
          <table:table-cell office:value-type="float" office:value="3.40113663673401" calcext:value-type="float">
            <text:p>3.40113663673401</text:p>
          </table:table-cell>
          <table:table-cell office:value-type="float" office:value="3.46818137168884" calcext:value-type="float">
            <text:p>3.46818137168884</text:p>
          </table:table-cell>
          <table:table-cell office:value-type="float" office:value="3.53523421287537" calcext:value-type="float">
            <text:p>3.53523421287537</text:p>
          </table:table-cell>
          <table:table-cell office:value-type="float" office:value="3.60229516029358" calcext:value-type="float">
            <text:p>3.60229516029358</text:p>
          </table:table-cell>
          <table:table-cell office:value-type="float" office:value="3.6693639755249" calcext:value-type="float">
            <text:p>3.6693639755249</text:p>
          </table:table-cell>
          <table:table-cell office:value-type="float" office:value="3.73644065856934" calcext:value-type="float">
            <text:p>3.73644065856934</text:p>
          </table:table-cell>
          <table:table-cell office:value-type="float" office:value="3.80352544784546" calcext:value-type="float">
            <text:p>3.80352544784546</text:p>
          </table:table-cell>
          <table:table-cell office:value-type="float" office:value="3.90416765213013" calcext:value-type="float">
            <text:p>3.90416765213013</text:p>
          </table:table-cell>
          <table:table-cell office:value-type="float" office:value="3.97127223014832" calcext:value-type="float">
            <text:p>3.97127223014832</text:p>
          </table:table-cell>
          <table:table-cell office:value-type="float" office:value="4.03818082809448" calcext:value-type="float">
            <text:p>4.03818082809448</text:p>
          </table:table-cell>
          <table:table-cell office:value-type="float" office:value="4.07153844833374" calcext:value-type="float">
            <text:p>4.07153844833374</text:p>
          </table:table-cell>
          <table:table-cell office:value-type="float" office:value="4.10489630699158" calcext:value-type="float">
            <text:p>4.10489630699158</text:p>
          </table:table-cell>
          <table:table-cell office:value-type="float" office:value="4.17161178588867" calcext:value-type="float">
            <text:p>4.17161178588867</text:p>
          </table:table-cell>
          <table:table-cell office:value-type="float" office:value="4.20496988296509" calcext:value-type="float">
            <text:p>4.20496988296509</text:p>
          </table:table-cell>
          <table:table-cell office:value-type="float" office:value="4.27168536186218" calcext:value-type="float">
            <text:p>4.27168536186218</text:p>
          </table:table-cell>
          <table:table-cell office:value-type="float" office:value="4.30504298210144" calcext:value-type="float">
            <text:p>4.30504298210144</text:p>
          </table:table-cell>
          <table:table-cell office:value-type="float" office:value="4.33840084075928" calcext:value-type="float">
            <text:p>4.33840084075928</text:p>
          </table:table-cell>
          <table:table-cell office:value-type="float" office:value="4.40511655807495" calcext:value-type="float">
            <text:p>4.40511655807495</text:p>
          </table:table-cell>
          <table:table-cell office:value-type="float" office:value="4.43847441673279" calcext:value-type="float">
            <text:p>4.43847441673279</text:p>
          </table:table-cell>
          <table:table-cell office:value-type="float" office:value="4.47183227539063" calcext:value-type="float">
            <text:p>4.47183227539063</text:p>
          </table:table-cell>
          <table:table-cell office:value-type="float" office:value="4.50519013404846" calcext:value-type="float">
            <text:p>4.50519013404846</text:p>
          </table:table-cell>
          <table:table-cell office:value-type="float" office:value="4.5385479927063" calcext:value-type="float">
            <text:p>4.5385479927063</text:p>
          </table:table-cell>
          <table:table-cell office:value-type="float" office:value="4.57190585136414" calcext:value-type="float">
            <text:p>4.57190585136414</text:p>
          </table:table-cell>
          <table:table-cell office:value-type="float" office:value="4.60526371002197" calcext:value-type="float">
            <text:p>4.60526371002197</text:p>
          </table:table-cell>
          <table:table-cell office:value-type="float" office:value="4.67197918891907" calcext:value-type="float">
            <text:p>4.67197918891907</text:p>
          </table:table-cell>
          <table:table-cell office:value-type="float" office:value="4.73869514465332" calcext:value-type="float">
            <text:p>4.73869514465332</text:p>
          </table:table-cell>
          <table:table-cell office:value-type="float" office:value="4.77205300331116" calcext:value-type="float">
            <text:p>4.77205300331116</text:p>
          </table:table-cell>
          <table:table-cell office:value-type="float" office:value="4.83876872062683" calcext:value-type="float">
            <text:p>4.83876872062683</text:p>
          </table:table-cell>
          <table:table-cell office:value-type="float" office:value="4.90548443794251" calcext:value-type="float">
            <text:p>4.90548443794251</text:p>
          </table:table-cell>
          <table:table-cell office:value-type="float" office:value="4.93884229660034" calcext:value-type="float">
            <text:p>4.93884229660034</text:p>
          </table:table-cell>
          <table:table-cell office:value-type="float" office:value="4.97220015525818" calcext:value-type="float">
            <text:p>4.97220015525818</text:p>
          </table:table-cell>
          <table:table-cell office:value-type="float" office:value="5.0055582523346" calcext:value-type="float">
            <text:p>5.0055582523346</text:p>
          </table:table-cell>
          <table:table-cell office:value-type="float" office:value="5.0389142036438" calcext:value-type="float">
            <text:p>5.0389142036438</text:p>
          </table:table-cell>
          <table:table-cell office:value-type="float" office:value="5.072270154953" calcext:value-type="float">
            <text:p>5.072270154953</text:p>
          </table:table-cell>
          <table:table-cell office:value-type="float" office:value="5.10562634468079" calcext:value-type="float">
            <text:p>5.10562634468079</text:p>
          </table:table-cell>
          <table:table-cell office:value-type="float" office:value="5.17233824729919" calcext:value-type="float">
            <text:p>5.17233824729919</text:p>
          </table:table-cell>
          <table:table-cell office:value-type="float" office:value="5.27240633964539" calcext:value-type="float">
            <text:p>5.27240633964539</text:p>
          </table:table-cell>
          <table:table-cell office:value-type="float" office:value="5.30576229095459" calcext:value-type="float">
            <text:p>5.30576229095459</text:p>
          </table:table-cell>
          <table:table-cell office:value-type="float" office:value="5.33911824226379" calcext:value-type="float">
            <text:p>5.33911824226379</text:p>
          </table:table-cell>
          <table:table-cell office:value-type="float" office:value="5.372474193573" calcext:value-type="float">
            <text:p>5.372474193573</text:p>
          </table:table-cell>
          <table:table-cell office:value-type="float" office:value="5.4058301448822" calcext:value-type="float">
            <text:p>5.4058301448822</text:p>
          </table:table-cell>
          <table:table-cell office:value-type="float" office:value="5.43918609619141" calcext:value-type="float">
            <text:p>5.43918609619141</text:p>
          </table:table-cell>
          <table:table-cell office:value-type="float" office:value="5.53925395011902" calcext:value-type="float">
            <text:p>5.53925395011902</text:p>
          </table:table-cell>
          <table:table-cell office:value-type="float" office:value="5.60596561431885" calcext:value-type="float">
            <text:p>5.60596561431885</text:p>
          </table:table-cell>
          <table:table-cell office:value-type="float" office:value="5.67267727851868" calcext:value-type="float">
            <text:p>5.67267727851868</text:p>
          </table:table-cell>
          <table:table-cell office:value-type="float" office:value="5.73938918113709" calcext:value-type="float">
            <text:p>5.73938918113709</text:p>
          </table:table-cell>
          <table:table-cell office:value-type="float" office:value="5.77274489402771" calcext:value-type="float">
            <text:p>5.77274489402771</text:p>
          </table:table-cell>
          <table:table-cell office:value-type="float" office:value="5.90616822242737" calcext:value-type="float">
            <text:p>5.90616822242737</text:p>
          </table:table-cell>
          <table:table-cell office:value-type="float" office:value="5.93952393531799" calcext:value-type="float">
            <text:p>5.93952393531799</text:p>
          </table:table-cell>
          <table:table-cell office:value-type="float" office:value="6.00623559951782" calcext:value-type="float">
            <text:p>6.00623559951782</text:p>
          </table:table-cell>
          <table:table-cell office:value-type="float" office:value="6.07294917106628" calcext:value-type="float">
            <text:p>6.07294917106628</text:p>
          </table:table-cell>
          <table:table-cell office:value-type="float" office:value="6.10630631446838" calcext:value-type="float">
            <text:p>6.10630631446838</text:p>
          </table:table-cell>
          <table:table-cell office:value-type="float" office:value="6.1396632194519" calcext:value-type="float">
            <text:p>6.1396632194519</text:p>
          </table:table-cell>
          <table:table-cell office:value-type="float" office:value="6.17301988601685" calcext:value-type="float">
            <text:p>6.17301988601685</text:p>
          </table:table-cell>
          <table:table-cell office:value-type="float" office:value="6.20637679100037" calcext:value-type="float">
            <text:p>6.20637679100037</text:p>
          </table:table-cell>
          <table:table-cell office:value-type="float" office:value="6.23973369598389" calcext:value-type="float">
            <text:p>6.23973369598389</text:p>
          </table:table-cell>
          <table:table-cell office:value-type="float" office:value="6.27309036254883" calcext:value-type="float">
            <text:p>6.27309036254883</text:p>
          </table:table-cell>
          <table:table-cell office:value-type="float" office:value="6.33980393409729" calcext:value-type="float">
            <text:p>6.33980393409729</text:p>
          </table:table-cell>
          <table:table-cell office:value-type="float" office:value="6.37316083908081" calcext:value-type="float">
            <text:p>6.37316083908081</text:p>
          </table:table-cell>
          <table:table-cell office:value-type="float" office:value="6.40651798248291" calcext:value-type="float">
            <text:p>6.40651798248291</text:p>
          </table:table-cell>
          <table:table-cell office:value-type="float" office:value="6.50658822059631" calcext:value-type="float">
            <text:p>6.50658822059631</text:p>
          </table:table-cell>
          <table:table-cell office:value-type="float" office:value="6.53994512557983" calcext:value-type="float">
            <text:p>6.53994512557983</text:p>
          </table:table-cell>
          <table:table-cell office:value-type="float" office:value="6.57330179214478" calcext:value-type="float">
            <text:p>6.57330179214478</text:p>
          </table:table-cell>
          <table:table-cell office:value-type="float" office:value="6.64001536369324" calcext:value-type="float">
            <text:p>6.64001536369324</text:p>
          </table:table-cell>
          <table:table-cell office:value-type="float" office:value="6.67337226867676" calcext:value-type="float">
            <text:p>6.67337226867676</text:p>
          </table:table-cell>
          <table:table-cell office:value-type="float" office:value="6.70672917366028" calcext:value-type="float">
            <text:p>6.70672917366028</text:p>
          </table:table-cell>
          <table:table-cell office:value-type="float" office:value="6.7400860786438" calcext:value-type="float">
            <text:p>6.7400860786438</text:p>
          </table:table-cell>
          <table:table-cell office:value-type="float" office:value="6.77344274520874" calcext:value-type="float">
            <text:p>6.77344274520874</text:p>
          </table:table-cell>
          <table:table-cell office:value-type="float" office:value="6.80679965019226" calcext:value-type="float">
            <text:p>6.80679965019226</text:p>
          </table:table-cell>
          <table:table-cell office:value-type="float" office:value="6.87351298332214" calcext:value-type="float">
            <text:p>6.87351298332214</text:p>
          </table:table-cell>
          <table:table-cell office:value-type="float" office:value="6.94022655487061" calcext:value-type="float">
            <text:p>6.94022655487061</text:p>
          </table:table-cell>
          <table:table-cell office:value-type="float" office:value="6.97358345985413" calcext:value-type="float">
            <text:p>6.97358345985413</text:p>
          </table:table-cell>
          <table:table-cell office:value-type="float" office:value="7.0736563205719" calcext:value-type="float">
            <text:p>7.0736563205719</text:p>
          </table:table-cell>
          <table:table-cell office:value-type="float" office:value="7.10701417922974" calcext:value-type="float">
            <text:p>7.10701417922974</text:p>
          </table:table-cell>
          <table:table-cell office:value-type="float" office:value="7.17373037338257" calcext:value-type="float">
            <text:p>7.17373037338257</text:p>
          </table:table-cell>
          <table:table-cell office:value-type="float" office:value="7.20708823204041" calcext:value-type="float">
            <text:p>7.20708823204041</text:p>
          </table:table-cell>
          <table:table-cell office:value-type="float" office:value="7.24044632911682" calcext:value-type="float">
            <text:p>7.24044632911682</text:p>
          </table:table-cell>
          <table:table-cell office:value-type="float" office:value="7.30716252326965" calcext:value-type="float">
            <text:p>7.30716252326965</text:p>
          </table:table-cell>
          <table:table-cell office:value-type="float" office:value="7.37387847900391" calcext:value-type="float">
            <text:p>7.37387847900391</text:p>
          </table:table-cell>
          <table:table-cell office:value-type="float" office:value="7.44059443473816" calcext:value-type="float">
            <text:p>7.44059443473816</text:p>
          </table:table-cell>
          <table:table-cell office:value-type="float" office:value="7.50731062889099" calcext:value-type="float">
            <text:p>7.50731062889099</text:p>
          </table:table-cell>
          <table:table-cell office:value-type="float" office:value="7.57402658462524" calcext:value-type="float">
            <text:p>7.57402658462524</text:p>
          </table:table-cell>
          <table:table-cell office:value-type="float" office:value="7.67410087585449" calcext:value-type="float">
            <text:p>7.67410087585449</text:p>
          </table:table-cell>
          <table:table-cell office:value-type="float" office:value="7.74081707000732" calcext:value-type="float">
            <text:p>7.74081707000732</text:p>
          </table:table-cell>
          <table:table-cell office:value-type="float" office:value="7.80753302574158" calcext:value-type="float">
            <text:p>7.80753302574158</text:p>
          </table:table-cell>
          <table:table-cell office:value-type="float" office:value="7.87424921989441" calcext:value-type="float">
            <text:p>7.87424921989441</text:p>
          </table:table-cell>
          <table:table-cell office:value-type="float" office:value="7.94096541404724" calcext:value-type="float">
            <text:p>7.94096541404724</text:p>
          </table:table-cell>
          <table:table-cell office:value-type="float" office:value="8.00768136978149" calcext:value-type="float">
            <text:p>8.00768136978149</text:p>
          </table:table-cell>
          <table:table-cell office:value-type="float" office:value="8.07440376281738" calcext:value-type="float">
            <text:p>8.07440376281738</text:p>
          </table:table-cell>
          <table:table-cell office:value-type="float" office:value="8.14112591743469" calcext:value-type="float">
            <text:p>8.14112591743469</text:p>
          </table:table-cell>
          <table:table-cell office:value-type="float" office:value="8.2412097454071" calcext:value-type="float">
            <text:p>8.2412097454071</text:p>
          </table:table-cell>
          <table:table-cell office:value-type="float" office:value="8.27457118034363" calcext:value-type="float">
            <text:p>8.27457118034363</text:p>
          </table:table-cell>
          <table:table-cell office:value-type="float" office:value="8.30793237686157" calcext:value-type="float">
            <text:p>8.30793237686157</text:p>
          </table:table-cell>
          <table:table-cell office:value-type="float" office:value="8.37465524673462" calcext:value-type="float">
            <text:p>8.37465524673462</text:p>
          </table:table-cell>
          <table:table-cell office:value-type="float" office:value="8.40801668167114" calcext:value-type="float">
            <text:p>8.40801668167114</text:p>
          </table:table-cell>
          <table:table-cell office:value-type="float" office:value="8.44137787818909" calcext:value-type="float">
            <text:p>8.44137787818909</text:p>
          </table:table-cell>
          <table:table-cell office:value-type="float" office:value="8.50810122489929" calcext:value-type="float">
            <text:p>8.50810122489929</text:p>
          </table:table-cell>
          <table:table-cell office:value-type="float" office:value="8.54146242141724" calcext:value-type="float">
            <text:p>8.54146242141724</text:p>
          </table:table-cell>
          <table:table-cell office:value-type="float" office:value="8.60818552970886" calcext:value-type="float">
            <text:p>8.60818552970886</text:p>
          </table:table-cell>
          <table:table-cell office:value-type="float" office:value="8.64154744148254" calcext:value-type="float">
            <text:p>8.64154744148254</text:p>
          </table:table-cell>
          <table:table-cell office:value-type="float" office:value="8.70827054977417" calcext:value-type="float">
            <text:p>8.70827054977417</text:p>
          </table:table-cell>
          <table:table-cell office:value-type="float" office:value="8.74163246154785" calcext:value-type="float">
            <text:p>8.74163246154785</text:p>
          </table:table-cell>
          <table:table-cell office:value-type="float" office:value="8.77499389648438" calcext:value-type="float">
            <text:p>8.77499389648438</text:p>
          </table:table-cell>
          <table:table-cell office:value-type="float" office:value="8.80835580825806" calcext:value-type="float">
            <text:p>8.80835580825806</text:p>
          </table:table-cell>
          <table:table-cell office:value-type="float" office:value="8.87507939338684" calcext:value-type="float">
            <text:p>8.87507939338684</text:p>
          </table:table-cell>
          <table:table-cell office:value-type="float" office:value="8.90844130516052" calcext:value-type="float">
            <text:p>8.90844130516052</text:p>
          </table:table-cell>
          <table:table-cell office:value-type="float" office:value="8.94180297851563" calcext:value-type="float">
            <text:p>8.94180297851563</text:p>
          </table:table-cell>
          <table:table-cell office:value-type="float" office:value="9.00852656364441" calcext:value-type="float">
            <text:p>9.00852656364441</text:p>
          </table:table-cell>
          <table:table-cell office:value-type="float" office:value="9.07524085044861" calcext:value-type="float">
            <text:p>9.07524085044861</text:p>
          </table:table-cell>
          <table:table-cell office:value-type="float" office:value="9.10859775543213" calcext:value-type="float">
            <text:p>9.10859775543213</text:p>
          </table:table-cell>
          <table:table-cell office:value-type="float" office:value="9.17531180381775" calcext:value-type="float">
            <text:p>9.17531180381775</text:p>
          </table:table-cell>
          <table:table-cell office:value-type="float" office:value="9.20866870880127" calcext:value-type="float">
            <text:p>9.20866870880127</text:p>
          </table:table-cell>
          <table:table-cell office:value-type="float" office:value="9.27538275718689" calcext:value-type="float">
            <text:p>9.27538275718689</text:p>
          </table:table-cell>
          <table:table-cell office:value-type="float" office:value="9.34209704399109" calcext:value-type="float">
            <text:p>9.34209704399109</text:p>
          </table:table-cell>
          <table:table-cell office:value-type="float" office:value="9.37545394897461" calcext:value-type="float">
            <text:p>9.37545394897461</text:p>
          </table:table-cell>
          <table:table-cell office:value-type="float" office:value="9.40881109237671" calcext:value-type="float">
            <text:p>9.40881109237671</text:p>
          </table:table-cell>
          <table:table-cell office:value-type="float" office:value="9.47552514076233" calcext:value-type="float">
            <text:p>9.47552514076233</text:p>
          </table:table-cell>
          <table:table-cell office:value-type="float" office:value="9.54223942756653" calcext:value-type="float">
            <text:p>9.54223942756653</text:p>
          </table:table-cell>
          <table:table-cell office:value-type="float" office:value="9.60895347595215" calcext:value-type="float">
            <text:p>9.60895347595215</text:p>
          </table:table-cell>
          <table:table-cell office:value-type="float" office:value="9.67566752433777" calcext:value-type="float">
            <text:p>9.67566752433777</text:p>
          </table:table-cell>
          <table:table-cell office:value-type="float" office:value="9.74238157272339" calcext:value-type="float">
            <text:p>9.74238157272339</text:p>
          </table:table-cell>
          <table:table-cell office:value-type="float" office:value="9.90916705131531" calcext:value-type="float">
            <text:p>9.90916705131531</text:p>
          </table:table-cell>
          <table:table-cell office:value-type="float" office:value="9.97588109970093" calcext:value-type="float">
            <text:p>9.97588109970093</text:p>
          </table:table-cell>
          <table:table-cell office:value-type="float" office:value="10.0425968170166" calcext:value-type="float">
            <text:p>10.0425968170166</text:p>
          </table:table-cell>
          <table:table-cell office:value-type="float" office:value="10.1093122959137" calcext:value-type="float">
            <text:p>10.1093122959137</text:p>
          </table:table-cell>
          <table:table-cell office:value-type="float" office:value="10.2761015892029" calcext:value-type="float">
            <text:p>10.2761015892029</text:p>
          </table:table-cell>
          <table:table-cell office:value-type="float" office:value="10.3761751651764" calcext:value-type="float">
            <text:p>10.3761751651764</text:p>
          </table:table-cell>
          <table:table-cell office:value-type="float" office:value="10.6096801757813" calcext:value-type="float">
            <text:p>10.6096801757813</text:p>
          </table:table-cell>
          <table:table-cell office:value-type="float" office:value="10.7097537517548" calcext:value-type="float">
            <text:p>10.7097537517548</text:p>
          </table:table-cell>
          <table:table-cell office:value-type="float" office:value="10.9432590007782" calcext:value-type="float">
            <text:p>10.9432590007782</text:p>
          </table:table-cell>
          <table:table-cell office:value-type="float" office:value="10.9766170978546" calcext:value-type="float">
            <text:p>10.9766170978546</text:p>
          </table:table-cell>
          <table:table-cell office:value-type="float" office:value="11.0099742412567" calcext:value-type="float">
            <text:p>11.0099742412567</text:p>
          </table:table-cell>
          <table:table-cell office:value-type="float" office:value="11.0433316230774" calcext:value-type="float">
            <text:p>11.0433316230774</text:p>
          </table:table-cell>
          <table:table-cell office:value-type="float" office:value="11.0766890048981" calcext:value-type="float">
            <text:p>11.0766890048981</text:p>
          </table:table-cell>
          <table:table-cell office:value-type="float" office:value="11.1100463867188" calcext:value-type="float">
            <text:p>11.1100463867188</text:p>
          </table:table-cell>
          <table:table-cell office:value-type="float" office:value="11.1434035301209" calcext:value-type="float">
            <text:p>11.1434035301209</text:p>
          </table:table-cell>
          <table:table-cell office:value-type="float" office:value="11.2101185321808" calcext:value-type="float">
            <text:p>11.2101185321808</text:p>
          </table:table-cell>
          <table:table-cell office:value-type="float" office:value="11.2434759140015" calcext:value-type="float">
            <text:p>11.2434759140015</text:p>
          </table:table-cell>
          <table:table-cell office:value-type="float" office:value="11.2768330574036" calcext:value-type="float">
            <text:p>11.2768330574036</text:p>
          </table:table-cell>
          <table:table-cell office:value-type="float" office:value="11.3101904392242" calcext:value-type="float">
            <text:p>11.3101904392242</text:p>
          </table:table-cell>
          <table:table-cell office:value-type="float" office:value="11.443619966507" calcext:value-type="float">
            <text:p>11.443619966507</text:p>
          </table:table-cell>
          <table:table-cell office:value-type="float" office:value="11.5103347301483" calcext:value-type="float">
            <text:p>11.5103347301483</text:p>
          </table:table-cell>
          <table:table-cell office:value-type="float" office:value="11.5770494937897" calcext:value-type="float">
            <text:p>11.5770494937897</text:p>
          </table:table-cell>
          <table:table-cell office:value-type="float" office:value="11.643764257431" calcext:value-type="float">
            <text:p>11.643764257431</text:p>
          </table:table-cell>
          <table:table-cell office:value-type="float" office:value="11.7104790210724" calcext:value-type="float">
            <text:p>11.7104790210724</text:p>
          </table:table-cell>
          <table:table-cell office:value-type="float" office:value="11.7771935462952" calcext:value-type="float">
            <text:p>11.7771935462952</text:p>
          </table:table-cell>
          <table:table-cell office:value-type="float" office:value="11.8439085483551" calcext:value-type="float">
            <text:p>11.8439085483551</text:p>
          </table:table-cell>
          <table:table-cell office:value-type="float" office:value="11.9106230735779" calcext:value-type="float">
            <text:p>11.9106230735779</text:p>
          </table:table-cell>
          <table:table-cell office:value-type="float" office:value="12.044055223465" calcext:value-type="float">
            <text:p>12.044055223465</text:p>
          </table:table-cell>
          <table:table-cell office:value-type="float" office:value="12.1107728481293" calcext:value-type="float">
            <text:p>12.1107728481293</text:p>
          </table:table-cell>
          <table:table-cell office:value-type="float" office:value="12.1774899959564" calcext:value-type="float">
            <text:p>12.1774899959564</text:p>
          </table:table-cell>
          <table:table-cell office:value-type="float" office:value="12.2442076206207" calcext:value-type="float">
            <text:p>12.2442076206207</text:p>
          </table:table-cell>
          <table:table-cell office:value-type="float" office:value="12.3109250068665" calcext:value-type="float">
            <text:p>12.3109250068665</text:p>
          </table:table-cell>
          <table:table-cell office:value-type="float" office:value="12.3776426315308" calcext:value-type="float">
            <text:p>12.3776426315308</text:p>
          </table:table-cell>
          <table:table-cell office:value-type="float" office:value="12.4777188301086" calcext:value-type="float">
            <text:p>12.4777188301086</text:p>
          </table:table-cell>
          <table:table-cell office:value-type="float" office:value="12.5444366931915" calcext:value-type="float">
            <text:p>12.5444366931915</text:p>
          </table:table-cell>
          <table:table-cell office:value-type="float" office:value="12.6778719425201" calcext:value-type="float">
            <text:p>12.6778719425201</text:p>
          </table:table-cell>
          <table:table-cell office:value-type="float" office:value="12.7445893287659" calcext:value-type="float">
            <text:p>12.7445893287659</text:p>
          </table:table-cell>
          <table:table-cell office:value-type="float" office:value="12.7779483795166" calcext:value-type="float">
            <text:p>12.7779483795166</text:p>
          </table:table-cell>
          <table:table-cell office:value-type="float" office:value="12.8446660041809" calcext:value-type="float">
            <text:p>12.8446660041809</text:p>
          </table:table-cell>
          <table:table-cell office:value-type="float" office:value="12.9113838672638" calcext:value-type="float">
            <text:p>12.9113838672638</text:p>
          </table:table-cell>
          <table:table-cell office:value-type="float" office:value="12.9447426795959" calcext:value-type="float">
            <text:p>12.9447426795959</text:p>
          </table:table-cell>
          <table:table-cell office:value-type="float" office:value="13.044814825058" calcext:value-type="float">
            <text:p>13.044814825058</text:p>
          </table:table-cell>
          <table:table-cell office:value-type="float" office:value="13.1115279197693" calcext:value-type="float">
            <text:p>13.1115279197693</text:p>
          </table:table-cell>
          <table:table-cell office:value-type="float" office:value="13.1782412528992" calcext:value-type="float">
            <text:p>13.1782412528992</text:p>
          </table:table-cell>
          <table:table-cell office:value-type="float" office:value="13.2783107757568" calcext:value-type="float">
            <text:p>13.2783107757568</text:p>
          </table:table-cell>
          <table:table-cell office:value-type="float" office:value="13.3450238704681" calcext:value-type="float">
            <text:p>13.3450238704681</text:p>
          </table:table-cell>
          <table:table-cell office:value-type="float" office:value="13.4117369651794" calcext:value-type="float">
            <text:p>13.4117369651794</text:p>
          </table:table-cell>
          <table:table-cell office:value-type="float" office:value="13.5118064880371" calcext:value-type="float">
            <text:p>13.5118064880371</text:p>
          </table:table-cell>
          <table:table-cell office:value-type="float" office:value="13.6452324390411" calcext:value-type="float">
            <text:p>13.6452324390411</text:p>
          </table:table-cell>
          <table:table-cell office:value-type="float" office:value="13.6785888671875" calcext:value-type="float">
            <text:p>13.6785888671875</text:p>
          </table:table-cell>
          <table:table-cell office:value-type="float" office:value="13.7119452953339" calcext:value-type="float">
            <text:p>13.7119452953339</text:p>
          </table:table-cell>
          <table:table-cell office:value-type="float" office:value="13.7786581516266" calcext:value-type="float">
            <text:p>13.7786581516266</text:p>
          </table:table-cell>
          <table:table-cell office:value-type="float" office:value="13.8120148181915" calcext:value-type="float">
            <text:p>13.8120148181915</text:p>
          </table:table-cell>
          <table:table-cell office:value-type="float" office:value="13.8453712463379" calcext:value-type="float">
            <text:p>13.8453712463379</text:p>
          </table:table-cell>
          <table:table-cell office:value-type="float" office:value="13.8787276744843" calcext:value-type="float">
            <text:p>13.8787276744843</text:p>
          </table:table-cell>
          <table:table-cell office:value-type="float" office:value="13.9120841026306" calcext:value-type="float">
            <text:p>13.9120841026306</text:p>
          </table:table-cell>
          <table:table-cell office:value-type="float" office:value="13.9787967205048" calcext:value-type="float">
            <text:p>13.9787967205048</text:p>
          </table:table-cell>
          <table:table-cell office:value-type="float" office:value="14.0121524333954" calcext:value-type="float">
            <text:p>14.0121524333954</text:p>
          </table:table-cell>
          <table:table-cell office:value-type="float" office:value="14.1455750465393" calcext:value-type="float">
            <text:p>14.1455750465393</text:p>
          </table:table-cell>
          <table:table-cell office:value-type="float" office:value="14.212286233902" calcext:value-type="float">
            <text:p>14.212286233902</text:p>
          </table:table-cell>
          <table:table-cell office:value-type="float" office:value="14.245641708374" calcext:value-type="float">
            <text:p>14.245641708374</text:p>
          </table:table-cell>
          <table:table-cell office:value-type="float" office:value="14.3123528957367" calcext:value-type="float">
            <text:p>14.3123528957367</text:p>
          </table:table-cell>
          <table:table-cell office:value-type="float" office:value="14.3457083702087" calcext:value-type="float">
            <text:p>14.3457083702087</text:p>
          </table:table-cell>
          <table:table-cell office:value-type="float" office:value="14.5791966915131" calcext:value-type="float">
            <text:p>14.5791966915131</text:p>
          </table:table-cell>
          <table:table-cell office:value-type="float" office:value="14.6459074020386" calcext:value-type="float">
            <text:p>14.6459074020386</text:p>
          </table:table-cell>
          <table:table-cell office:value-type="float" office:value="14.7793288230896" calcext:value-type="float">
            <text:p>14.7793288230896</text:p>
          </table:table-cell>
          <table:table-cell office:value-type="float" office:value="14.912750005722" calcext:value-type="float">
            <text:p>14.912750005722</text:p>
          </table:table-cell>
          <table:table-cell office:value-type="float" office:value="14.9794607162476" calcext:value-type="float">
            <text:p>14.9794607162476</text:p>
          </table:table-cell>
          <table:table-cell office:value-type="float" office:value="15.1796078681946" calcext:value-type="float">
            <text:p>15.1796078681946</text:p>
          </table:table-cell>
          <table:table-cell office:value-type="float" office:value="15.2463238239288" calcext:value-type="float">
            <text:p>15.2463238239288</text:p>
          </table:table-cell>
          <table:table-cell office:value-type="float" office:value="15.3130395412445" calcext:value-type="float">
            <text:p>15.3130395412445</text:p>
          </table:table-cell>
          <table:table-cell office:value-type="float" office:value="15.4131133556366" calcext:value-type="float">
            <text:p>15.4131133556366</text:p>
          </table:table-cell>
          <table:table-cell office:value-type="float" office:value="15.4798293113709" calcext:value-type="float">
            <text:p>15.4798293113709</text:p>
          </table:table-cell>
          <table:table-cell office:value-type="float" office:value="15.5465452671051" calcext:value-type="float">
            <text:p>15.5465452671051</text:p>
          </table:table-cell>
          <table:table-cell office:value-type="float" office:value="15.5799031257629" calcext:value-type="float">
            <text:p>15.5799031257629</text:p>
          </table:table-cell>
          <table:table-cell office:value-type="float" office:value="15.7800509929657" calcext:value-type="float">
            <text:p>15.7800509929657</text:p>
          </table:table-cell>
          <table:table-cell office:value-type="float" office:value="15.8134090900421" calcext:value-type="float">
            <text:p>15.8134090900421</text:p>
          </table:table-cell>
          <table:table-cell office:value-type="float" office:value="15.8467671871185" calcext:value-type="float">
            <text:p>15.8467671871185</text:p>
          </table:table-cell>
          <table:table-cell office:value-type="float" office:value="15.8801250457764" calcext:value-type="float">
            <text:p>15.8801250457764</text:p>
          </table:table-cell>
          <table:table-cell office:value-type="float" office:value="16.0135555267334" calcext:value-type="float">
            <text:p>16.0135555267334</text:p>
          </table:table-cell>
          <table:table-cell office:value-type="float" office:value="16.1136240959167" calcext:value-type="float">
            <text:p>16.1136240959167</text:p>
          </table:table-cell>
          <table:table-cell office:value-type="float" office:value="16.1803364753723" calcext:value-type="float">
            <text:p>16.1803364753723</text:p>
          </table:table-cell>
          <table:table-cell office:value-type="float" office:value="16.4138295650482" calcext:value-type="float">
            <text:p>16.4138295650482</text:p>
          </table:table-cell>
          <table:table-cell office:value-type="float" office:value="16.447185754776" calcext:value-type="float">
            <text:p>16.447185754776</text:p>
          </table:table-cell>
          <table:table-cell office:value-type="float" office:value="16.4805419445038" calcext:value-type="float">
            <text:p>16.4805419445038</text:p>
          </table:table-cell>
          <table:table-cell office:value-type="float" office:value="16.513897895813" calcext:value-type="float">
            <text:p>16.513897895813</text:p>
          </table:table-cell>
          <table:table-cell office:value-type="float" office:value="16.5472543239594" calcext:value-type="float">
            <text:p>16.5472543239594</text:p>
          </table:table-cell>
          <table:table-cell office:value-type="float" office:value="16.5806102752686" calcext:value-type="float">
            <text:p>16.5806102752686</text:p>
          </table:table-cell>
          <table:table-cell office:value-type="float" office:value="16.6473224163055" calcext:value-type="float">
            <text:p>16.6473224163055</text:p>
          </table:table-cell>
          <table:table-cell office:value-type="float" office:value="16.6806786060333" calcext:value-type="float">
            <text:p>16.6806786060333</text:p>
          </table:table-cell>
          <table:table-cell office:value-type="float" office:value="16.7473905086517" calcext:value-type="float">
            <text:p>16.7473905086517</text:p>
          </table:table-cell>
          <table:table-cell office:value-type="float" office:value="16.8141026496887" calcext:value-type="float">
            <text:p>16.8141026496887</text:p>
          </table:table-cell>
          <table:table-cell office:value-type="float" office:value="16.9141705036163" calcext:value-type="float">
            <text:p>16.9141705036163</text:p>
          </table:table-cell>
          <table:table-cell office:value-type="float" office:value="16.9808824062347" calcext:value-type="float">
            <text:p>16.9808824062347</text:p>
          </table:table-cell>
          <table:table-cell office:value-type="float" office:value="17.0475947856903" calcext:value-type="float">
            <text:p>17.0475947856903</text:p>
          </table:table-cell>
          <table:table-cell office:value-type="float" office:value="17.1143071651459" calcext:value-type="float">
            <text:p>17.1143071651459</text:p>
          </table:table-cell>
          <table:table-cell office:value-type="float" office:value="17.1476633548737" calcext:value-type="float">
            <text:p>17.1476633548737</text:p>
          </table:table-cell>
          <table:table-cell office:value-type="float" office:value="17.2143757343292" calcext:value-type="float">
            <text:p>17.2143757343292</text:p>
          </table:table-cell>
          <table:table-cell office:value-type="float" office:value="17.314444065094" calcext:value-type="float">
            <text:p>17.314444065094</text:p>
          </table:table-cell>
          <table:table-cell office:value-type="float" office:value="17.381156206131" calcext:value-type="float">
            <text:p>17.381156206131</text:p>
          </table:table-cell>
          <table:table-cell office:value-type="float" office:value="17.4145123958588" calcext:value-type="float">
            <text:p>17.4145123958588</text:p>
          </table:table-cell>
          <table:table-cell office:value-type="float" office:value="17.4812247753143" calcext:value-type="float">
            <text:p>17.4812247753143</text:p>
          </table:table-cell>
          <table:table-cell office:value-type="float" office:value="17.5479369163513" calcext:value-type="float">
            <text:p>17.5479369163513</text:p>
          </table:table-cell>
          <table:table-cell office:value-type="float" office:value="17.6146490573883" calcext:value-type="float">
            <text:p>17.6146490573883</text:p>
          </table:table-cell>
          <table:table-cell office:value-type="float" office:value="17.6813611984253" calcext:value-type="float">
            <text:p>17.6813611984253</text:p>
          </table:table-cell>
          <table:table-cell office:value-type="float" office:value="17.7480731010437" calcext:value-type="float">
            <text:p>17.7480731010437</text:p>
          </table:table-cell>
          <table:table-cell office:value-type="float" office:value="17.7814292907715" calcext:value-type="float">
            <text:p>17.7814292907715</text:p>
          </table:table-cell>
          <table:table-cell office:value-type="float" office:value="17.8481411933899" calcext:value-type="float">
            <text:p>17.8481411933899</text:p>
          </table:table-cell>
          <table:table-cell office:value-type="float" office:value="17.8814971446991" calcext:value-type="float">
            <text:p>17.8814971446991</text:p>
          </table:table-cell>
          <table:table-cell office:value-type="float" office:value="17.9482090473175" calcext:value-type="float">
            <text:p>17.9482090473175</text:p>
          </table:table-cell>
          <table:table-cell office:value-type="float" office:value="18.0149221420288" calcext:value-type="float">
            <text:p>18.0149221420288</text:p>
          </table:table-cell>
          <table:table-cell office:value-type="float" office:value="18.2150638103485" calcext:value-type="float">
            <text:p>18.2150638103485</text:p>
          </table:table-cell>
          <table:table-cell office:value-type="float" office:value="18.248420715332" calcext:value-type="float">
            <text:p>18.248420715332</text:p>
          </table:table-cell>
          <table:table-cell office:value-type="float" office:value="18.3151345252991" calcext:value-type="float">
            <text:p>18.3151345252991</text:p>
          </table:table-cell>
          <table:table-cell office:value-type="float" office:value="18.3484914302826" calcext:value-type="float">
            <text:p>18.3484914302826</text:p>
          </table:table-cell>
          <table:table-cell office:value-type="float" office:value="18.4152054786682" calcext:value-type="float">
            <text:p>18.4152054786682</text:p>
          </table:table-cell>
          <table:table-cell office:value-type="float" office:value="18.4819192886353" calcext:value-type="float">
            <text:p>18.4819192886353</text:p>
          </table:table-cell>
          <table:table-cell office:value-type="float" office:value="18.5486328601837" calcext:value-type="float">
            <text:p>18.5486328601837</text:p>
          </table:table-cell>
          <table:table-cell office:value-type="float" office:value="18.6487035751343" calcext:value-type="float">
            <text:p>18.6487035751343</text:p>
          </table:table-cell>
          <table:table-cell office:value-type="float" office:value="18.8154883384705" calcext:value-type="float">
            <text:p>18.8154883384705</text:p>
          </table:table-cell>
          <table:table-cell office:value-type="float" office:value="18.8822021484375" calcext:value-type="float">
            <text:p>18.8822021484375</text:p>
          </table:table-cell>
          <table:table-cell office:value-type="float" office:value="18.915559053421" calcext:value-type="float">
            <text:p>18.915559053421</text:p>
          </table:table-cell>
          <table:table-cell office:value-type="float" office:value="18.948915719986" calcext:value-type="float">
            <text:p>18.948915719986</text:p>
          </table:table-cell>
          <table:table-cell office:value-type="float" office:value="19.0823426246643" calcext:value-type="float">
            <text:p>19.0823426246643</text:p>
          </table:table-cell>
          <table:table-cell office:value-type="float" office:value="19.149055480957" calcext:value-type="float">
            <text:p>19.149055480957</text:p>
          </table:table-cell>
          <table:table-cell office:value-type="float" office:value="19.2157685756683" calcext:value-type="float">
            <text:p>19.2157685756683</text:p>
          </table:table-cell>
          <table:table-cell office:value-type="float" office:value="19.2491250038147" calcext:value-type="float">
            <text:p>19.2491250038147</text:p>
          </table:table-cell>
          <table:table-cell office:value-type="float" office:value="19.3825509548187" calcext:value-type="float">
            <text:p>19.3825509548187</text:p>
          </table:table-cell>
          <table:table-cell office:value-type="float" office:value="19.4826202392578" calcext:value-type="float">
            <text:p>19.4826202392578</text:p>
          </table:table-cell>
          <table:table-cell office:value-type="float" office:value="19.5159766674042" calcext:value-type="float">
            <text:p>19.5159766674042</text:p>
          </table:table-cell>
          <table:table-cell office:value-type="float" office:value="19.5493330955505" calcext:value-type="float">
            <text:p>19.5493330955505</text:p>
          </table:table-cell>
          <table:table-cell office:value-type="float" office:value="19.5826895236969" calcext:value-type="float">
            <text:p>19.5826895236969</text:p>
          </table:table-cell>
          <table:table-cell office:value-type="float" office:value="19.6160459518433" calcext:value-type="float">
            <text:p>19.6160459518433</text:p>
          </table:table-cell>
          <table:table-cell office:value-type="float" office:value="19.6827585697174" calcext:value-type="float">
            <text:p>19.6827585697174</text:p>
          </table:table-cell>
          <table:table-cell office:value-type="float" office:value="19.7494714260101" calcext:value-type="float">
            <text:p>19.7494714260101</text:p>
          </table:table-cell>
          <table:table-cell office:value-type="float" office:value="19.7828276157379" calcext:value-type="float">
            <text:p>19.7828276157379</text:p>
          </table:table-cell>
          <table:table-cell office:value-type="float" office:value="19.8495404720306" calcext:value-type="float">
            <text:p>19.8495404720306</text:p>
          </table:table-cell>
          <table:table-cell office:value-type="float" office:value="19.9162533283234" calcext:value-type="float">
            <text:p>19.9162533283234</text:p>
          </table:table-cell>
          <table:table-cell office:value-type="float" office:value="20.0830376148224" calcext:value-type="float">
            <text:p>20.0830376148224</text:p>
          </table:table-cell>
          <table:table-cell office:value-type="float" office:value="20.1163947582245" calcext:value-type="float">
            <text:p>20.1163947582245</text:p>
          </table:table-cell>
          <table:table-cell office:value-type="float" office:value="20.1831095218658" calcext:value-type="float">
            <text:p>20.1831095218658</text:p>
          </table:table-cell>
          <table:table-cell office:value-type="float" office:value="20.24982380867" calcext:value-type="float">
            <text:p>20.24982380867</text:p>
          </table:table-cell>
          <table:table-cell office:value-type="float" office:value="20.3165383338928" calcext:value-type="float">
            <text:p>20.3165383338928</text:p>
          </table:table-cell>
          <table:table-cell office:value-type="float" office:value="20.3498954772949" calcext:value-type="float">
            <text:p>20.3498954772949</text:p>
          </table:table-cell>
          <table:table-cell office:value-type="float" office:value="20.4166102409363" calcext:value-type="float">
            <text:p>20.4166102409363</text:p>
          </table:table-cell>
          <table:table-cell office:value-type="float" office:value="20.5833964347839" calcext:value-type="float">
            <text:p>20.5833964347839</text:p>
          </table:table-cell>
          <table:table-cell office:value-type="float" office:value="20.6501109600067" calcext:value-type="float">
            <text:p>20.6501109600067</text:p>
          </table:table-cell>
          <table:table-cell office:value-type="float" office:value="20.6834683418274" calcext:value-type="float">
            <text:p>20.6834683418274</text:p>
          </table:table-cell>
          <table:table-cell office:value-type="float" office:value="20.7501826286316" calcext:value-type="float">
            <text:p>20.7501826286316</text:p>
          </table:table-cell>
          <table:table-cell office:value-type="float" office:value="20.8168973922729" calcext:value-type="float">
            <text:p>20.8168973922729</text:p>
          </table:table-cell>
          <table:table-cell office:value-type="float" office:value="20.8502547740936" calcext:value-type="float">
            <text:p>20.8502547740936</text:p>
          </table:table-cell>
          <table:table-cell office:value-type="float" office:value="20.8836119174957" calcext:value-type="float">
            <text:p>20.8836119174957</text:p>
          </table:table-cell>
          <table:table-cell office:value-type="float" office:value="20.9169690608978" calcext:value-type="float">
            <text:p>20.9169690608978</text:p>
          </table:table-cell>
          <table:table-cell office:value-type="float" office:value="20.9503264427185" calcext:value-type="float">
            <text:p>20.9503264427185</text:p>
          </table:table-cell>
          <table:table-cell office:value-type="float" office:value="20.9836835861206" calcext:value-type="float">
            <text:p>20.9836835861206</text:p>
          </table:table-cell>
          <table:table-cell office:value-type="float" office:value="21.0170397758484" calcext:value-type="float">
            <text:p>21.0170397758484</text:p>
          </table:table-cell>
          <table:table-cell office:value-type="float" office:value="21.2838897705078" calcext:value-type="float">
            <text:p>21.2838897705078</text:p>
          </table:table-cell>
          <table:table-cell office:value-type="float" office:value="21.3506021499634" calcext:value-type="float">
            <text:p>21.3506021499634</text:p>
          </table:table-cell>
          <table:table-cell office:value-type="float" office:value="21.4173142910004" calcext:value-type="float">
            <text:p>21.4173142910004</text:p>
          </table:table-cell>
          <table:table-cell office:value-type="float" office:value="21.4506704807282" calcext:value-type="float">
            <text:p>21.4506704807282</text:p>
          </table:table-cell>
          <table:table-cell office:value-type="float" office:value="21.5840947628021" calcext:value-type="float">
            <text:p>21.5840947628021</text:p>
          </table:table-cell>
          <table:table-cell office:value-type="float" office:value="21.6508069038391" calcext:value-type="float">
            <text:p>21.6508069038391</text:p>
          </table:table-cell>
          <table:table-cell office:value-type="float" office:value="21.8842990398407" calcext:value-type="float">
            <text:p>21.8842990398407</text:p>
          </table:table-cell>
          <table:table-cell office:value-type="float" office:value="21.9510109424591" calcext:value-type="float">
            <text:p>21.9510109424591</text:p>
          </table:table-cell>
          <table:table-cell office:value-type="float" office:value="22.0177233219147" calcext:value-type="float">
            <text:p>22.0177233219147</text:p>
          </table:table-cell>
          <table:table-cell office:value-type="float" office:value="22.0844359397888" calcext:value-type="float">
            <text:p>22.0844359397888</text:p>
          </table:table-cell>
          <table:table-cell office:value-type="float" office:value="22.1511480808258" calcext:value-type="float">
            <text:p>22.1511480808258</text:p>
          </table:table-cell>
          <table:table-cell office:value-type="float" office:value="22.1845042705536" calcext:value-type="float">
            <text:p>22.1845042705536</text:p>
          </table:table-cell>
          <table:table-cell office:value-type="float" office:value="22.2845728397369" calcext:value-type="float">
            <text:p>22.2845728397369</text:p>
          </table:table-cell>
          <table:table-cell office:value-type="float" office:value="22.4847095012665" calcext:value-type="float">
            <text:p>22.4847095012665</text:p>
          </table:table-cell>
          <table:table-cell office:value-type="float" office:value="22.5180654525757" calcext:value-type="float">
            <text:p>22.5180654525757</text:p>
          </table:table-cell>
          <table:table-cell office:value-type="float" office:value="22.5514216423035" calcext:value-type="float">
            <text:p>22.5514216423035</text:p>
          </table:table-cell>
          <table:table-cell office:value-type="float" office:value="22.5847775936127" calcext:value-type="float">
            <text:p>22.5847775936127</text:p>
          </table:table-cell>
          <table:table-cell office:value-type="float" office:value="22.6181335449219" calcext:value-type="float">
            <text:p>22.6181335449219</text:p>
          </table:table-cell>
          <table:table-cell office:value-type="float" office:value="22.6848456859589" calcext:value-type="float">
            <text:p>22.6848456859589</text:p>
          </table:table-cell>
          <table:table-cell office:value-type="float" office:value="22.7515578269958" calcext:value-type="float">
            <text:p>22.7515578269958</text:p>
          </table:table-cell>
          <table:table-cell office:value-type="float" office:value="22.8182697296143" calcext:value-type="float">
            <text:p>22.8182697296143</text:p>
          </table:table-cell>
          <table:table-cell office:value-type="float" office:value="23.0851199626923" calcext:value-type="float">
            <text:p>23.0851199626923</text:p>
          </table:table-cell>
          <table:table-cell office:value-type="float" office:value="23.1518335342407" calcext:value-type="float">
            <text:p>23.1518335342407</text:p>
          </table:table-cell>
          <table:table-cell office:value-type="float" office:value="23.2185471057892" calcext:value-type="float">
            <text:p>23.2185471057892</text:p>
          </table:table-cell>
          <table:table-cell office:value-type="float" office:value="23.3853311538696" calcext:value-type="float">
            <text:p>23.3853311538696</text:p>
          </table:table-cell>
          <table:table-cell office:value-type="float" office:value="23.4186878204346" calcext:value-type="float">
            <text:p>23.4186878204346</text:p>
          </table:table-cell>
          <table:table-cell office:value-type="float" office:value="23.4520444869995" calcext:value-type="float">
            <text:p>23.4520444869995</text:p>
          </table:table-cell>
          <table:table-cell office:value-type="float" office:value="23.485401391983" calcext:value-type="float">
            <text:p>23.485401391983</text:p>
          </table:table-cell>
          <table:table-cell office:value-type="float" office:value="23.7522554397583" calcext:value-type="float">
            <text:p>23.7522554397583</text:p>
          </table:table-cell>
          <table:table-cell office:value-type="float" office:value="23.7856123447418" calcext:value-type="float">
            <text:p>23.7856123447418</text:p>
          </table:table-cell>
          <table:table-cell office:value-type="float" office:value="23.8189690113068" calcext:value-type="float">
            <text:p>23.8189690113068</text:p>
          </table:table-cell>
          <table:table-cell office:value-type="float" office:value="23.8523256778717" calcext:value-type="float">
            <text:p>23.8523256778717</text:p>
          </table:table-cell>
          <table:table-cell office:value-type="float" office:value="23.8856823444366" calcext:value-type="float">
            <text:p>23.8856823444366</text:p>
          </table:table-cell>
          <table:table-cell office:value-type="float" office:value="23.9523961544037" calcext:value-type="float">
            <text:p>23.9523961544037</text:p>
          </table:table-cell>
          <table:table-cell office:value-type="float" office:value="23.9857528209686" calcext:value-type="float">
            <text:p>23.9857528209686</text:p>
          </table:table-cell>
          <table:table-cell office:value-type="float" office:value="24.0191111564636" calcext:value-type="float">
            <text:p>24.0191111564636</text:p>
          </table:table-cell>
          <table:table-cell office:value-type="float" office:value="24.0524694919586" calcext:value-type="float">
            <text:p>24.0524694919586</text:p>
          </table:table-cell>
          <table:table-cell office:value-type="float" office:value="24.085827589035" calcext:value-type="float">
            <text:p>24.085827589035</text:p>
          </table:table-cell>
          <table:table-cell office:value-type="float" office:value="24.2192614078522" calcext:value-type="float">
            <text:p>24.2192614078522</text:p>
          </table:table-cell>
          <table:table-cell office:value-type="float" office:value="24.2859783172607" calcext:value-type="float">
            <text:p>24.2859783172607</text:p>
          </table:table-cell>
          <table:table-cell office:value-type="float" office:value="24.3193366527557" calcext:value-type="float">
            <text:p>24.3193366527557</text:p>
          </table:table-cell>
          <table:table-cell office:value-type="float" office:value="24.3526952266693" calcext:value-type="float">
            <text:p>24.3526952266693</text:p>
          </table:table-cell>
          <table:table-cell office:value-type="float" office:value="24.3860538005829" calcext:value-type="float">
            <text:p>24.3860538005829</text:p>
          </table:table-cell>
          <table:table-cell office:value-type="float" office:value="24.4861295223236" calcext:value-type="float">
            <text:p>24.4861295223236</text:p>
          </table:table-cell>
          <table:table-cell office:value-type="float" office:value="24.5528464317322" calcext:value-type="float">
            <text:p>24.5528464317322</text:p>
          </table:table-cell>
          <table:table-cell office:value-type="float" office:value="24.6195638179779" calcext:value-type="float">
            <text:p>24.6195638179779</text:p>
          </table:table-cell>
          <table:table-cell office:value-type="float" office:value="24.6862812042236" calcext:value-type="float">
            <text:p>24.6862812042236</text:p>
          </table:table-cell>
          <table:table-cell office:value-type="float" office:value="24.8864336013794" calcext:value-type="float">
            <text:p>24.8864336013794</text:p>
          </table:table-cell>
          <table:table-cell office:value-type="float" office:value="24.9531514644623" calcext:value-type="float">
            <text:p>24.9531514644623</text:p>
          </table:table-cell>
          <table:table-cell office:value-type="float" office:value="25.0198662281036" calcext:value-type="float">
            <text:p>25.0198662281036</text:p>
          </table:table-cell>
          <table:table-cell office:value-type="float" office:value="25.0865786075592" calcext:value-type="float">
            <text:p>25.0865786075592</text:p>
          </table:table-cell>
          <table:table-cell office:value-type="float" office:value="25.119934797287" calcext:value-type="float">
            <text:p>25.119934797287</text:p>
          </table:table-cell>
          <table:table-cell office:value-type="float" office:value="25.2200033664703" calcext:value-type="float">
            <text:p>25.2200033664703</text:p>
          </table:table-cell>
          <table:table-cell office:value-type="float" office:value="25.2867157459259" calcext:value-type="float">
            <text:p>25.2867157459259</text:p>
          </table:table-cell>
          <table:table-cell office:value-type="float" office:value="25.4201402664185" calcext:value-type="float">
            <text:p>25.4201402664185</text:p>
          </table:table-cell>
          <table:table-cell office:value-type="float" office:value="25.4534962177277" calcext:value-type="float">
            <text:p>25.4534962177277</text:p>
          </table:table-cell>
          <table:table-cell office:value-type="float" office:value="25.5535645484924" calcext:value-type="float">
            <text:p>25.5535645484924</text:p>
          </table:table-cell>
          <table:table-cell office:value-type="float" office:value="25.5869204998016" calcext:value-type="float">
            <text:p>25.5869204998016</text:p>
          </table:table-cell>
          <table:table-cell office:value-type="float" office:value="25.6869885921478" calcext:value-type="float">
            <text:p>25.6869885921478</text:p>
          </table:table-cell>
          <table:table-cell office:value-type="float" office:value="25.7537007331848" calcext:value-type="float">
            <text:p>25.7537007331848</text:p>
          </table:table-cell>
          <table:table-cell office:value-type="float" office:value="25.8537685871124" calcext:value-type="float">
            <text:p>25.8537685871124</text:p>
          </table:table-cell>
          <table:table-cell office:value-type="float" office:value="25.9204804897308" calcext:value-type="float">
            <text:p>25.9204804897308</text:p>
          </table:table-cell>
          <table:table-cell office:value-type="float" office:value="26.0872645378113" calcext:value-type="float">
            <text:p>26.0872645378113</text:p>
          </table:table-cell>
          <table:table-cell office:value-type="float" office:value="26.1873364448547" calcext:value-type="float">
            <text:p>26.1873364448547</text:p>
          </table:table-cell>
          <table:table-cell office:value-type="float" office:value="26.4208378791809" calcext:value-type="float">
            <text:p>26.4208378791809</text:p>
          </table:table-cell>
          <table:table-cell office:value-type="float" office:value="26.4875528812408" calcext:value-type="float">
            <text:p>26.4875528812408</text:p>
          </table:table-cell>
          <table:table-cell office:value-type="float" office:value="26.7544119358063" calcext:value-type="float">
            <text:p>26.7544119358063</text:p>
          </table:table-cell>
          <table:table-cell office:value-type="float" office:value="26.8211266994476" calcext:value-type="float">
            <text:p>26.8211266994476</text:p>
          </table:table-cell>
          <table:table-cell office:value-type="float" office:value="27.0546274185181" calcext:value-type="float">
            <text:p>27.0546274185181</text:p>
          </table:table-cell>
          <table:table-cell office:value-type="float" office:value="27.15469789505" calcext:value-type="float">
            <text:p>27.15469789505</text:p>
          </table:table-cell>
          <table:table-cell office:value-type="float" office:value="27.2881252765656" calcext:value-type="float">
            <text:p>27.2881252765656</text:p>
          </table:table-cell>
          <table:table-cell office:value-type="float" office:value="27.354838848114" calcext:value-type="float">
            <text:p>27.354838848114</text:p>
          </table:table-cell>
          <table:table-cell office:value-type="float" office:value="27.4215526580811" calcext:value-type="float">
            <text:p>27.4215526580811</text:p>
          </table:table-cell>
          <table:table-cell office:value-type="float" office:value="27.554979801178" calcext:value-type="float">
            <text:p>27.554979801178</text:p>
          </table:table-cell>
          <table:table-cell office:value-type="float" office:value="27.6216933727264" calcext:value-type="float">
            <text:p>27.6216933727264</text:p>
          </table:table-cell>
          <table:table-cell office:value-type="float" office:value="27.6884069442749" calcext:value-type="float">
            <text:p>27.6884069442749</text:p>
          </table:table-cell>
          <table:table-cell office:value-type="float" office:value="27.7217638492584" calcext:value-type="float">
            <text:p>27.7217638492584</text:p>
          </table:table-cell>
          <table:table-cell office:value-type="float" office:value="27.7551205158234" calcext:value-type="float">
            <text:p>27.7551205158234</text:p>
          </table:table-cell>
          <table:table-cell office:value-type="float" office:value="27.8218340873718" calcext:value-type="float">
            <text:p>27.8218340873718</text:p>
          </table:table-cell>
          <table:table-cell office:value-type="float" office:value="27.8885476589203" calcext:value-type="float">
            <text:p>27.8885476589203</text:p>
          </table:table-cell>
          <table:table-cell office:value-type="float" office:value="27.9219045639038" calcext:value-type="float">
            <text:p>27.9219045639038</text:p>
          </table:table-cell>
          <table:table-cell office:value-type="float" office:value="27.9552612304687" calcext:value-type="float">
            <text:p>27.9552612304687</text:p>
          </table:table-cell>
          <table:table-cell office:value-type="float" office:value="28.0219762325287" calcext:value-type="float">
            <text:p>28.0219762325287</text:p>
          </table:table-cell>
          <table:table-cell office:value-type="float" office:value="28.0886924266815" calcext:value-type="float">
            <text:p>28.0886924266815</text:p>
          </table:table-cell>
          <table:table-cell office:value-type="float" office:value="28.1554086208344" calcext:value-type="float">
            <text:p>28.1554086208344</text:p>
          </table:table-cell>
          <table:table-cell office:value-type="float" office:value="28.2221248149872" calcext:value-type="float">
            <text:p>28.2221248149872</text:p>
          </table:table-cell>
          <table:table-cell office:value-type="float" office:value="28.28884100914" calcext:value-type="float">
            <text:p>28.28884100914</text:p>
          </table:table-cell>
          <table:table-cell office:value-type="float" office:value="28.35555768013" calcext:value-type="float">
            <text:p>28.35555768013</text:p>
          </table:table-cell>
          <table:table-cell office:value-type="float" office:value="28.4889905452728" calcext:value-type="float">
            <text:p>28.4889905452728</text:p>
          </table:table-cell>
          <table:table-cell office:value-type="float" office:value="28.5557069778442" calcext:value-type="float">
            <text:p>28.5557069778442</text:p>
          </table:table-cell>
          <table:table-cell office:value-type="float" office:value="28.6224236488342" calcext:value-type="float">
            <text:p>28.6224236488342</text:p>
          </table:table-cell>
          <table:table-cell office:value-type="float" office:value="28.6557819843292" calcext:value-type="float">
            <text:p>28.6557819843292</text:p>
          </table:table-cell>
          <table:table-cell office:value-type="float" office:value="28.7892153263092" calcext:value-type="float">
            <text:p>28.7892153263092</text:p>
          </table:table-cell>
          <table:table-cell office:value-type="float" office:value="28.8559322357178" calcext:value-type="float">
            <text:p>28.8559322357178</text:p>
          </table:table-cell>
          <table:table-cell office:value-type="float" office:value="28.8892905712128" calcext:value-type="float">
            <text:p>28.8892905712128</text:p>
          </table:table-cell>
          <table:table-cell office:value-type="float" office:value="28.9226489067078" calcext:value-type="float">
            <text:p>28.9226489067078</text:p>
          </table:table-cell>
          <table:table-cell office:value-type="float" office:value="28.9560074806213" calcext:value-type="float">
            <text:p>28.9560074806213</text:p>
          </table:table-cell>
          <table:table-cell office:value-type="float" office:value="29.1561503410339" calcext:value-type="float">
            <text:p>29.1561503410339</text:p>
          </table:table-cell>
          <table:table-cell office:value-type="float" office:value="29.2562212944031" calcext:value-type="float">
            <text:p>29.2562212944031</text:p>
          </table:table-cell>
          <table:table-cell office:value-type="float" office:value="29.3896489143372" calcext:value-type="float">
            <text:p>29.3896489143372</text:p>
          </table:table-cell>
          <table:table-cell office:value-type="float" office:value="29.4563629627228" calcext:value-type="float">
            <text:p>29.4563629627228</text:p>
          </table:table-cell>
          <table:table-cell office:value-type="float" office:value="29.4897198677063" calcext:value-type="float">
            <text:p>29.4897198677063</text:p>
          </table:table-cell>
          <table:table-cell office:value-type="float" office:value="29.5564336776733" calcext:value-type="float">
            <text:p>29.5564336776733</text:p>
          </table:table-cell>
          <table:table-cell office:value-type="float" office:value="29.8232893943787" calcext:value-type="float">
            <text:p>29.8232893943787</text:p>
          </table:table-cell>
          <table:table-cell office:value-type="float" office:value="29.8900032043457" calcext:value-type="float">
            <text:p>29.8900032043457</text:p>
          </table:table-cell>
          <table:table-cell office:value-type="float" office:value="29.9233601093292" calcext:value-type="float">
            <text:p>29.9233601093292</text:p>
          </table:table-cell>
          <table:table-cell office:value-type="float" office:value="30.0234305858612" calcext:value-type="float">
            <text:p>30.0234305858612</text:p>
          </table:table-cell>
          <table:table-cell office:value-type="float" office:value="30.1235003471375" calcext:value-type="float">
            <text:p>30.1235003471375</text:p>
          </table:table-cell>
          <table:table-cell office:value-type="float" office:value="30.1902134418488" calcext:value-type="float">
            <text:p>30.1902134418488</text:p>
          </table:table-cell>
          <table:table-cell office:value-type="float" office:value="30.3236398696899" calcext:value-type="float">
            <text:p>30.3236398696899</text:p>
          </table:table-cell>
          <table:table-cell office:value-type="float" office:value="30.3569962978363" calcext:value-type="float">
            <text:p>30.3569962978363</text:p>
          </table:table-cell>
          <table:table-cell office:value-type="float" office:value="30.4237096309662" calcext:value-type="float">
            <text:p>30.4237096309662</text:p>
          </table:table-cell>
          <table:table-cell office:value-type="float" office:value="30.4570660591125" calcext:value-type="float">
            <text:p>30.4570660591125</text:p>
          </table:table-cell>
          <table:table-cell office:value-type="float" office:value="30.4904227256775" calcext:value-type="float">
            <text:p>30.4904227256775</text:p>
          </table:table-cell>
          <table:table-cell office:value-type="float" office:value="30.7239181995392" calcext:value-type="float">
            <text:p>30.7239181995392</text:p>
          </table:table-cell>
          <table:table-cell office:value-type="float" office:value="30.7906310558319" calcext:value-type="float">
            <text:p>30.7906310558319</text:p>
          </table:table-cell>
          <table:table-cell office:value-type="float" office:value="30.9907698631287" calcext:value-type="float">
            <text:p>30.9907698631287</text:p>
          </table:table-cell>
          <table:table-cell office:value-type="float" office:value="31.0574865341187" calcext:value-type="float">
            <text:p>31.0574865341187</text:p>
          </table:table-cell>
          <table:table-cell office:value-type="float" office:value="31.1242032051086" calcext:value-type="float">
            <text:p>31.1242032051086</text:p>
          </table:table-cell>
          <table:table-cell office:value-type="float" office:value="31.1909198760986" calcext:value-type="float">
            <text:p>31.1909198760986</text:p>
          </table:table-cell>
          <table:table-cell office:value-type="float" office:value="31.3243532180786" calcext:value-type="float">
            <text:p>31.3243532180786</text:p>
          </table:table-cell>
          <table:table-cell office:value-type="float" office:value="31.3910701274872" calcext:value-type="float">
            <text:p>31.3910701274872</text:p>
          </table:table-cell>
          <table:table-cell office:value-type="float" office:value="31.5245039463043" calcext:value-type="float">
            <text:p>31.5245039463043</text:p>
          </table:table-cell>
          <table:table-cell office:value-type="float" office:value="31.6245794296265" calcext:value-type="float">
            <text:p>31.6245794296265</text:p>
          </table:table-cell>
          <table:table-cell office:value-type="float" office:value="31.691296339035" calcext:value-type="float">
            <text:p>31.691296339035</text:p>
          </table:table-cell>
          <table:table-cell office:value-type="float" office:value="31.7580134868622" calcext:value-type="float">
            <text:p>31.7580134868622</text:p>
          </table:table-cell>
          <table:table-cell office:value-type="float" office:value="31.9248061180115" calcext:value-type="float">
            <text:p>31.9248061180115</text:p>
          </table:table-cell>
          <table:table-cell office:value-type="float" office:value="31.958164691925" calcext:value-type="float">
            <text:p>31.958164691925</text:p>
          </table:table-cell>
          <table:table-cell office:value-type="float" office:value="31.9915232658386" calcext:value-type="float">
            <text:p>31.9915232658386</text:p>
          </table:table-cell>
          <table:table-cell office:value-type="float" office:value="32.1583118438721" calcext:value-type="float">
            <text:p>32.1583118438721</text:p>
          </table:table-cell>
          <table:table-cell office:value-type="float" office:value="32.1916694641113" calcext:value-type="float">
            <text:p>32.1916694641113</text:p>
          </table:table-cell>
          <table:table-cell office:value-type="float" office:value="32.2250270843506" calcext:value-type="float">
            <text:p>32.2250270843506</text:p>
          </table:table-cell>
          <table:table-cell office:value-type="float" office:value="32.2583849430084" calcext:value-type="float">
            <text:p>32.2583849430084</text:p>
          </table:table-cell>
          <table:table-cell office:value-type="float" office:value="32.5586042404175" calcext:value-type="float">
            <text:p>32.5586042404175</text:p>
          </table:table-cell>
          <table:table-cell office:value-type="float" office:value="32.6253199577332" calcext:value-type="float">
            <text:p>32.6253199577332</text:p>
          </table:table-cell>
          <table:table-cell office:value-type="float" office:value="32.7587506771088" calcext:value-type="float">
            <text:p>32.7587506771088</text:p>
          </table:table-cell>
          <table:table-cell office:value-type="float" office:value="32.8254663944244" calcext:value-type="float">
            <text:p>32.8254663944244</text:p>
          </table:table-cell>
          <table:table-cell office:value-type="float" office:value="32.8921818733215" calcext:value-type="float">
            <text:p>32.8921818733215</text:p>
          </table:table-cell>
          <table:table-cell office:value-type="float" office:value="33.1590430736542" calcext:value-type="float">
            <text:p>33.1590430736542</text:p>
          </table:table-cell>
          <table:table-cell office:value-type="float" office:value="33.2257580757141" calcext:value-type="float">
            <text:p>33.2257580757141</text:p>
          </table:table-cell>
          <table:table-cell office:value-type="float" office:value="33.4259033203125" calcext:value-type="float">
            <text:p>33.4259033203125</text:p>
          </table:table-cell>
          <table:table-cell office:value-type="float" office:value="33.4592609405518" calcext:value-type="float">
            <text:p>33.4592609405518</text:p>
          </table:table-cell>
          <table:table-cell office:value-type="float" office:value="33.4926187992096" calcext:value-type="float">
            <text:p>33.4926187992096</text:p>
          </table:table-cell>
          <table:table-cell office:value-type="float" office:value="33.5259761810303" calcext:value-type="float">
            <text:p>33.5259761810303</text:p>
          </table:table-cell>
          <table:table-cell office:value-type="float" office:value="33.6260488033295" calcext:value-type="float">
            <text:p>33.6260488033295</text:p>
          </table:table-cell>
          <table:table-cell office:value-type="float" office:value="33.6594066619873" calcext:value-type="float">
            <text:p>33.6594066619873</text:p>
          </table:table-cell>
          <table:table-cell office:value-type="float" office:value="33.7594792842865" calcext:value-type="float">
            <text:p>33.7594792842865</text:p>
          </table:table-cell>
          <table:table-cell office:value-type="float" office:value="33.8261942863464" calcext:value-type="float">
            <text:p>33.8261942863464</text:p>
          </table:table-cell>
          <table:table-cell office:value-type="float" office:value="34.0263390541077" calcext:value-type="float">
            <text:p>34.0263390541077</text:p>
          </table:table-cell>
          <table:table-cell office:value-type="float" office:value="34.0596961975098" calcext:value-type="float">
            <text:p>34.0596961975098</text:p>
          </table:table-cell>
          <table:table-cell office:value-type="float" office:value="34.0930533409119" calcext:value-type="float">
            <text:p>34.0930533409119</text:p>
          </table:table-cell>
          <table:table-cell office:value-type="float" office:value="34.1264102458954" calcext:value-type="float">
            <text:p>34.1264102458954</text:p>
          </table:table-cell>
          <table:table-cell office:value-type="float" office:value="34.1597671508789" calcext:value-type="float">
            <text:p>34.1597671508789</text:p>
          </table:table-cell>
          <table:table-cell office:value-type="float" office:value="34.1931240558624" calcext:value-type="float">
            <text:p>34.1931240558624</text:p>
          </table:table-cell>
          <table:table-cell office:value-type="float" office:value="34.2598378658295" calcext:value-type="float">
            <text:p>34.2598378658295</text:p>
          </table:table-cell>
          <table:table-cell office:value-type="float" office:value="34.3265519142151" calcext:value-type="float">
            <text:p>34.3265519142151</text:p>
          </table:table-cell>
          <table:table-cell office:value-type="float" office:value="34.3599088191986" calcext:value-type="float">
            <text:p>34.3599088191986</text:p>
          </table:table-cell>
          <table:table-cell office:value-type="float" office:value="34.4266226291656" calcext:value-type="float">
            <text:p>34.4266226291656</text:p>
          </table:table-cell>
          <table:table-cell office:value-type="float" office:value="34.5934073925018" calcext:value-type="float">
            <text:p>34.5934073925018</text:p>
          </table:table-cell>
          <table:table-cell office:value-type="float" office:value="34.6267642974853" calcext:value-type="float">
            <text:p>34.6267642974853</text:p>
          </table:table-cell>
          <table:table-cell office:value-type="float" office:value="34.6934781074524" calcext:value-type="float">
            <text:p>34.6934781074524</text:p>
          </table:table-cell>
          <table:table-cell office:value-type="float" office:value="34.7601919174194" calcext:value-type="float">
            <text:p>34.7601919174194</text:p>
          </table:table-cell>
          <table:table-cell office:value-type="float" office:value="34.8269057273865" calcext:value-type="float">
            <text:p>34.8269057273865</text:p>
          </table:table-cell>
          <table:table-cell office:value-type="float" office:value="34.8602628707886" calcext:value-type="float">
            <text:p>34.8602628707886</text:p>
          </table:table-cell>
          <table:table-cell office:value-type="float" office:value="34.8936197757721" calcext:value-type="float">
            <text:p>34.8936197757721</text:p>
          </table:table-cell>
          <table:table-cell office:value-type="float" office:value="34.9603335857391" calcext:value-type="float">
            <text:p>34.9603335857391</text:p>
          </table:table-cell>
          <table:table-cell office:value-type="float" office:value="35.0604059696197" calcext:value-type="float">
            <text:p>35.0604059696197</text:p>
          </table:table-cell>
          <table:table-cell office:value-type="float" office:value="35.1938376426697" calcext:value-type="float">
            <text:p>35.1938376426697</text:p>
          </table:table-cell>
          <table:table-cell office:value-type="float" office:value="35.2605535984039" calcext:value-type="float">
            <text:p>35.2605535984039</text:p>
          </table:table-cell>
          <table:table-cell office:value-type="float" office:value="35.2939114570618" calcext:value-type="float">
            <text:p>35.2939114570618</text:p>
          </table:table-cell>
          <table:table-cell office:value-type="float" office:value="35.3272693157196" calcext:value-type="float">
            <text:p>35.3272693157196</text:p>
          </table:table-cell>
          <table:table-cell office:value-type="float" office:value="35.3939852714539" calcext:value-type="float">
            <text:p>35.3939852714539</text:p>
          </table:table-cell>
          <table:table-cell office:value-type="float" office:value="35.4607009887695" calcext:value-type="float">
            <text:p>35.4607009887695</text:p>
          </table:table-cell>
          <table:table-cell office:value-type="float" office:value="35.594132900238" calcext:value-type="float">
            <text:p>35.594132900238</text:p>
          </table:table-cell>
          <table:table-cell office:value-type="float" office:value="35.6274907588959" calcext:value-type="float">
            <text:p>35.6274907588959</text:p>
          </table:table-cell>
          <table:table-cell office:value-type="float" office:value="35.7609226703644" calcext:value-type="float">
            <text:p>35.7609226703644</text:p>
          </table:table-cell>
          <table:table-cell office:value-type="float" office:value="35.8276386260986" calcext:value-type="float">
            <text:p>35.8276386260986</text:p>
          </table:table-cell>
          <table:table-cell office:value-type="float" office:value="35.8943545818329" calcext:value-type="float">
            <text:p>35.8943545818329</text:p>
          </table:table-cell>
          <table:table-cell office:value-type="float" office:value="35.9610705375671" calcext:value-type="float">
            <text:p>35.9610705375671</text:p>
          </table:table-cell>
          <table:table-cell office:value-type="float" office:value="36.0277862548828" calcext:value-type="float">
            <text:p>36.0277862548828</text:p>
          </table:table-cell>
          <table:table-cell office:value-type="float" office:value="36.0945014953613" calcext:value-type="float">
            <text:p>36.0945014953613</text:p>
          </table:table-cell>
          <table:table-cell office:value-type="float" office:value="36.1612164974213" calcext:value-type="float">
            <text:p>36.1612164974213</text:p>
          </table:table-cell>
          <table:table-cell office:value-type="float" office:value="36.2612895965576" calcext:value-type="float">
            <text:p>36.2612895965576</text:p>
          </table:table-cell>
          <table:table-cell office:value-type="float" office:value="36.3280045986176" calcext:value-type="float">
            <text:p>36.3280045986176</text:p>
          </table:table-cell>
          <table:table-cell office:value-type="float" office:value="36.3947200775146" calcext:value-type="float">
            <text:p>36.3947200775146</text:p>
          </table:table-cell>
          <table:table-cell office:value-type="float" office:value="36.4614353179932" calcext:value-type="float">
            <text:p>36.4614353179932</text:p>
          </table:table-cell>
          <table:table-cell office:value-type="float" office:value="36.5281507968903" calcext:value-type="float">
            <text:p>36.5281507968903</text:p>
          </table:table-cell>
          <table:table-cell office:value-type="float" office:value="36.5948660373688" calcext:value-type="float">
            <text:p>36.5948660373688</text:p>
          </table:table-cell>
          <table:table-cell office:value-type="float" office:value="36.6615812778473" calcext:value-type="float">
            <text:p>36.6615812778473</text:p>
          </table:table-cell>
          <table:table-cell office:value-type="float" office:value="36.6949391365051" calcext:value-type="float">
            <text:p>36.6949391365051</text:p>
          </table:table-cell>
          <table:table-cell office:value-type="float" office:value="36.7282967567444" calcext:value-type="float">
            <text:p>36.7282967567444</text:p>
          </table:table-cell>
          <table:table-cell office:value-type="float" office:value="36.7950119972229" calcext:value-type="float">
            <text:p>36.7950119972229</text:p>
          </table:table-cell>
          <table:table-cell office:value-type="float" office:value="36.8283696174622" calcext:value-type="float">
            <text:p>36.8283696174622</text:p>
          </table:table-cell>
          <table:table-cell office:value-type="float" office:value="36.8950850963593" calcext:value-type="float">
            <text:p>36.8950850963593</text:p>
          </table:table-cell>
          <table:table-cell office:value-type="float" office:value="36.9284427165985" calcext:value-type="float">
            <text:p>36.9284427165985</text:p>
          </table:table-cell>
          <table:table-cell office:value-type="float" office:value="36.995157957077" calcext:value-type="float">
            <text:p>36.995157957077</text:p>
          </table:table-cell>
          <table:table-cell office:value-type="float" office:value="37.0618741512299" calcext:value-type="float">
            <text:p>37.0618741512299</text:p>
          </table:table-cell>
          <table:table-cell office:value-type="float" office:value="37.1285898685455" calcext:value-type="float">
            <text:p>37.1285898685455</text:p>
          </table:table-cell>
          <table:table-cell office:value-type="float" office:value="37.1953058242798" calcext:value-type="float">
            <text:p>37.1953058242798</text:p>
          </table:table-cell>
          <table:table-cell office:value-type="float" office:value="37.262021780014" calcext:value-type="float">
            <text:p>37.262021780014</text:p>
          </table:table-cell>
          <table:table-cell office:value-type="float" office:value="37.3287374973297" calcext:value-type="float">
            <text:p>37.3287374973297</text:p>
          </table:table-cell>
          <table:table-cell office:value-type="float" office:value="37.3954536914825" calcext:value-type="float">
            <text:p>37.3954536914825</text:p>
          </table:table-cell>
          <table:table-cell office:value-type="float" office:value="37.4621696472168" calcext:value-type="float">
            <text:p>37.4621696472168</text:p>
          </table:table-cell>
          <table:table-cell office:value-type="float" office:value="37.528885602951" calcext:value-type="float">
            <text:p>37.528885602951</text:p>
          </table:table-cell>
          <table:table-cell office:value-type="float" office:value="37.5956015586853" calcext:value-type="float">
            <text:p>37.5956015586853</text:p>
          </table:table-cell>
          <table:table-cell office:value-type="float" office:value="37.6623177528381" calcext:value-type="float">
            <text:p>37.6623177528381</text:p>
          </table:table-cell>
          <table:table-cell office:value-type="float" office:value="37.7290337085724" calcext:value-type="float">
            <text:p>37.7290337085724</text:p>
          </table:table-cell>
          <table:table-cell office:value-type="float" office:value="37.7623918056488" calcext:value-type="float">
            <text:p>37.7623918056488</text:p>
          </table:table-cell>
          <table:table-cell office:value-type="float" office:value="37.7957499027252" calcext:value-type="float">
            <text:p>37.7957499027252</text:p>
          </table:table-cell>
          <table:table-cell office:value-type="float" office:value="37.8624660968781" calcext:value-type="float">
            <text:p>37.8624660968781</text:p>
          </table:table-cell>
          <table:table-cell office:value-type="float" office:value="37.9625403881073" calcext:value-type="float">
            <text:p>37.9625403881073</text:p>
          </table:table-cell>
          <table:table-cell office:value-type="float" office:value="38.0292551517487" calcext:value-type="float">
            <text:p>38.0292551517487</text:p>
          </table:table-cell>
          <table:table-cell office:value-type="float" office:value="38.0959684848785" calcext:value-type="float">
            <text:p>38.0959684848785</text:p>
          </table:table-cell>
          <table:table-cell office:value-type="float" office:value="38.1293253898621" calcext:value-type="float">
            <text:p>38.1293253898621</text:p>
          </table:table-cell>
          <table:table-cell office:value-type="float" office:value="38.1960389614105" calcext:value-type="float">
            <text:p>38.1960389614105</text:p>
          </table:table-cell>
          <table:table-cell office:value-type="float" office:value="38.2293956279755" calcext:value-type="float">
            <text:p>38.2293956279755</text:p>
          </table:table-cell>
          <table:table-cell office:value-type="float" office:value="38.262752532959" calcext:value-type="float">
            <text:p>38.262752532959</text:p>
          </table:table-cell>
          <table:table-cell office:value-type="float" office:value="38.2961091995239" calcext:value-type="float">
            <text:p>38.2961091995239</text:p>
          </table:table-cell>
          <table:table-cell office:value-type="float" office:value="38.3294658660889" calcext:value-type="float">
            <text:p>38.3294658660889</text:p>
          </table:table-cell>
          <table:table-cell office:value-type="float" office:value="38.3628225326538" calcext:value-type="float">
            <text:p>38.3628225326538</text:p>
          </table:table-cell>
          <table:table-cell office:value-type="float" office:value="38.4628927707672" calcext:value-type="float">
            <text:p>38.4628927707672</text:p>
          </table:table-cell>
          <table:table-cell office:value-type="float" office:value="38.4962496757507" calcext:value-type="float">
            <text:p>38.4962496757507</text:p>
          </table:table-cell>
          <table:table-cell office:value-type="float" office:value="38.5296063423157" calcext:value-type="float">
            <text:p>38.5296063423157</text:p>
          </table:table-cell>
          <table:table-cell office:value-type="float" office:value="38.6296763420105" calcext:value-type="float">
            <text:p>38.6296763420105</text:p>
          </table:table-cell>
          <table:table-cell office:value-type="float" office:value="38.696389913559" calcext:value-type="float">
            <text:p>38.696389913559</text:p>
          </table:table-cell>
          <table:table-cell office:value-type="float" office:value="38.7964599132538" calcext:value-type="float">
            <text:p>38.7964599132538</text:p>
          </table:table-cell>
          <table:table-cell office:value-type="float" office:value="38.8631734848022" calcext:value-type="float">
            <text:p>38.8631734848022</text:p>
          </table:table-cell>
          <table:table-cell office:value-type="float" office:value="38.8965301513672" calcext:value-type="float">
            <text:p>38.8965301513672</text:p>
          </table:table-cell>
          <table:table-cell office:value-type="float" office:value="38.9632434844971" calcext:value-type="float">
            <text:p>38.9632434844971</text:p>
          </table:table-cell>
          <table:table-cell office:value-type="float" office:value="39.0966701507568" calcext:value-type="float">
            <text:p>39.0966701507568</text:p>
          </table:table-cell>
          <table:table-cell office:value-type="float" office:value="39.1633837223053" calcext:value-type="float">
            <text:p>39.1633837223053</text:p>
          </table:table-cell>
          <table:table-cell office:value-type="float" office:value="39.1967403888702" calcext:value-type="float">
            <text:p>39.1967403888702</text:p>
          </table:table-cell>
          <table:table-cell office:value-type="float" office:value="39.2300970554352" calcext:value-type="float">
            <text:p>39.2300970554352</text:p>
          </table:table-cell>
          <table:table-cell office:value-type="float" office:value="39.2968101501465" calcext:value-type="float">
            <text:p>39.2968101501465</text:p>
          </table:table-cell>
          <table:table-cell office:value-type="float" office:value="39.4302368164062" calcext:value-type="float">
            <text:p>39.4302368164062</text:p>
          </table:table-cell>
          <table:table-cell office:value-type="float" office:value="39.5303068161011" calcext:value-type="float">
            <text:p>39.5303068161011</text:p>
          </table:table-cell>
          <table:table-cell office:value-type="float" office:value="39.597020149231" calcext:value-type="float">
            <text:p>39.597020149231</text:p>
          </table:table-cell>
          <table:table-cell office:value-type="float" office:value="39.6637332439423" calcext:value-type="float">
            <text:p>39.6637332439423</text:p>
          </table:table-cell>
          <table:table-cell office:value-type="float" office:value="39.7304463386536" calcext:value-type="float">
            <text:p>39.7304463386536</text:p>
          </table:table-cell>
          <table:table-cell office:value-type="float" office:value="39.7971596717834" calcext:value-type="float">
            <text:p>39.7971596717834</text:p>
          </table:table-cell>
          <table:table-cell office:value-type="float" office:value="39.8305160999298" calcext:value-type="float">
            <text:p>39.8305160999298</text:p>
          </table:table-cell>
          <table:table-cell office:value-type="float" office:value="39.8638727664947" calcext:value-type="float">
            <text:p>39.8638727664947</text:p>
          </table:table-cell>
          <table:table-cell office:value-type="float" office:value="39.9305860996246" calcext:value-type="float">
            <text:p>39.9305860996246</text:p>
          </table:table-cell>
          <table:table-cell office:value-type="float" office:value="40.0640127658844" calcext:value-type="float">
            <text:p>40.0640127658844</text:p>
          </table:table-cell>
          <table:table-cell office:value-type="float" office:value="40.1307263374329" calcext:value-type="float">
            <text:p>40.1307263374329</text:p>
          </table:table-cell>
          <table:table-cell office:value-type="float" office:value="40.1974396705627" calcext:value-type="float">
            <text:p>40.1974396705627</text:p>
          </table:table-cell>
          <table:table-cell office:value-type="float" office:value="40.2641534805298" calcext:value-type="float">
            <text:p>40.2641534805298</text:p>
          </table:table-cell>
          <table:table-cell office:value-type="float" office:value="40.3308668136597" calcext:value-type="float">
            <text:p>40.3308668136597</text:p>
          </table:table-cell>
          <table:table-cell office:value-type="float" office:value="40.3975803852081" calcext:value-type="float">
            <text:p>40.3975803852081</text:p>
          </table:table-cell>
          <table:table-cell office:value-type="float" office:value="40.464293718338" calcext:value-type="float">
            <text:p>40.464293718338</text:p>
          </table:table-cell>
          <table:table-cell office:value-type="float" office:value="40.5310072898865" calcext:value-type="float">
            <text:p>40.5310072898865</text:p>
          </table:table-cell>
          <table:table-cell office:value-type="float" office:value="40.6310775279999" calcext:value-type="float">
            <text:p>40.6310775279999</text:p>
          </table:table-cell>
          <table:table-cell office:value-type="float" office:value="40.6977908611298" calcext:value-type="float">
            <text:p>40.6977908611298</text:p>
          </table:table-cell>
          <table:table-cell office:value-type="float" office:value="40.7645044326782" calcext:value-type="float">
            <text:p>40.7645044326782</text:p>
          </table:table-cell>
          <table:table-cell office:value-type="float" office:value="40.7978610992432" calcext:value-type="float">
            <text:p>40.7978610992432</text:p>
          </table:table-cell>
          <table:table-cell office:value-type="float" office:value="40.8645744323731" calcext:value-type="float">
            <text:p>40.8645744323731</text:p>
          </table:table-cell>
          <table:table-cell office:value-type="float" office:value="40.9312880039215" calcext:value-type="float">
            <text:p>40.9312880039215</text:p>
          </table:table-cell>
          <table:table-cell office:value-type="float" office:value="40.9980013370514" calcext:value-type="float">
            <text:p>40.9980013370514</text:p>
          </table:table-cell>
          <table:table-cell office:value-type="float" office:value="41.0647139549255" calcext:value-type="float">
            <text:p>41.0647139549255</text:p>
          </table:table-cell>
          <table:table-cell office:value-type="float" office:value="41.1314265727997" calcext:value-type="float">
            <text:p>41.1314265727997</text:p>
          </table:table-cell>
          <table:table-cell office:value-type="float" office:value="41.3649208545685" calcext:value-type="float">
            <text:p>41.3649208545685</text:p>
          </table:table-cell>
          <table:table-cell office:value-type="float" office:value="41.4316337108612" calcext:value-type="float">
            <text:p>41.4316337108612</text:p>
          </table:table-cell>
          <table:table-cell office:value-type="float" office:value="41.4983460903168" calcext:value-type="float">
            <text:p>41.4983460903168</text:p>
          </table:table-cell>
          <table:table-cell office:value-type="float" office:value="41.5650587081909" calcext:value-type="float">
            <text:p>41.5650587081909</text:p>
          </table:table-cell>
          <table:table-cell office:value-type="float" office:value="41.6317710876465" calcext:value-type="float">
            <text:p>41.6317710876465</text:p>
          </table:table-cell>
          <table:table-cell office:value-type="float" office:value="41.6984834671021" calcext:value-type="float">
            <text:p>41.6984834671021</text:p>
          </table:table-cell>
          <table:table-cell office:value-type="float" office:value="41.7651960849762" calcext:value-type="float">
            <text:p>41.7651960849762</text:p>
          </table:table-cell>
          <table:table-cell office:value-type="float" office:value="41.8319084644318" calcext:value-type="float">
            <text:p>41.8319084644318</text:p>
          </table:table-cell>
          <table:table-cell office:value-type="float" office:value="41.8986208438873" calcext:value-type="float">
            <text:p>41.8986208438873</text:p>
          </table:table-cell>
          <table:table-cell office:value-type="float" office:value="41.9653329849243" calcext:value-type="float">
            <text:p>41.9653329849243</text:p>
          </table:table-cell>
          <table:table-cell office:value-type="float" office:value="42.0320465564728" calcext:value-type="float">
            <text:p>42.0320465564728</text:p>
          </table:table-cell>
          <table:table-cell office:value-type="float" office:value="42.098760843277" calcext:value-type="float">
            <text:p>42.098760843277</text:p>
          </table:table-cell>
          <table:table-cell office:value-type="float" office:value="42.1321179866791" calcext:value-type="float">
            <text:p>42.1321179866791</text:p>
          </table:table-cell>
          <table:table-cell office:value-type="float" office:value="42.1988322734833" calcext:value-type="float">
            <text:p>42.1988322734833</text:p>
          </table:table-cell>
          <table:table-cell office:value-type="float" office:value="42.2655465602875" calcext:value-type="float">
            <text:p>42.2655465602875</text:p>
          </table:table-cell>
          <table:table-cell office:value-type="float" office:value="42.2989037036896" calcext:value-type="float">
            <text:p>42.2989037036896</text:p>
          </table:table-cell>
          <table:table-cell office:value-type="float" office:value="42.3322608470917" calcext:value-type="float">
            <text:p>42.3322608470917</text:p>
          </table:table-cell>
          <table:table-cell office:value-type="float" office:value="42.3656179904938" calcext:value-type="float">
            <text:p>42.3656179904938</text:p>
          </table:table-cell>
          <table:table-cell office:value-type="float" office:value="42.432332277298" calcext:value-type="float">
            <text:p>42.432332277298</text:p>
          </table:table-cell>
          <table:table-cell office:value-type="float" office:value="42.4656894207001" calcext:value-type="float">
            <text:p>42.4656894207001</text:p>
          </table:table-cell>
          <table:table-cell office:value-type="float" office:value="42.5657608509064" calcext:value-type="float">
            <text:p>42.5657608509064</text:p>
          </table:table-cell>
          <table:table-cell office:value-type="float" office:value="42.6324751377106" calcext:value-type="float">
            <text:p>42.6324751377106</text:p>
          </table:table-cell>
          <table:table-cell office:value-type="float" office:value="42.6658322811127" calcext:value-type="float">
            <text:p>42.6658322811127</text:p>
          </table:table-cell>
          <table:table-cell office:value-type="float" office:value="42.7325463294983" calcext:value-type="float">
            <text:p>42.7325463294983</text:p>
          </table:table-cell>
          <table:table-cell office:value-type="float" office:value="42.7992608547211" calcext:value-type="float">
            <text:p>42.7992608547211</text:p>
          </table:table-cell>
          <table:table-cell office:value-type="float" office:value="42.8659751415253" calcext:value-type="float">
            <text:p>42.8659751415253</text:p>
          </table:table-cell>
          <table:table-cell office:value-type="float" office:value="42.9326891899109" calcext:value-type="float">
            <text:p>42.9326891899109</text:p>
          </table:table-cell>
          <table:table-cell office:value-type="float" office:value="42.9994037151337" calcext:value-type="float">
            <text:p>42.9994037151337</text:p>
          </table:table-cell>
          <table:table-cell office:value-type="float" office:value="43.0661172866821" calcext:value-type="float">
            <text:p>43.0661172866821</text:p>
          </table:table-cell>
          <table:table-cell office:value-type="float" office:value="43.0994739532471" calcext:value-type="float">
            <text:p>43.0994739532471</text:p>
          </table:table-cell>
          <table:table-cell office:value-type="float" office:value="43.166187286377" calcext:value-type="float">
            <text:p>43.166187286377</text:p>
          </table:table-cell>
          <table:table-cell office:value-type="float" office:value="43.2329008579254" calcext:value-type="float">
            <text:p>43.2329008579254</text:p>
          </table:table-cell>
          <table:table-cell office:value-type="float" office:value="43.2996144294739" calcext:value-type="float">
            <text:p>43.2996144294739</text:p>
          </table:table-cell>
          <table:table-cell office:value-type="float" office:value="43.3663277626038" calcext:value-type="float">
            <text:p>43.3663277626038</text:p>
          </table:table-cell>
          <table:table-cell office:value-type="float" office:value="43.4330413341522" calcext:value-type="float">
            <text:p>43.4330413341522</text:p>
          </table:table-cell>
          <table:table-cell office:value-type="float" office:value="43.4997546672821" calcext:value-type="float">
            <text:p>43.4997546672821</text:p>
          </table:table-cell>
          <table:table-cell office:value-type="float" office:value="43.566468000412" calcext:value-type="float">
            <text:p>43.566468000412</text:p>
          </table:table-cell>
          <table:table-cell office:value-type="float" office:value="43.5998246669769" calcext:value-type="float">
            <text:p>43.5998246669769</text:p>
          </table:table-cell>
          <table:table-cell office:value-type="float" office:value="43.6665382385254" calcext:value-type="float">
            <text:p>43.6665382385254</text:p>
          </table:table-cell>
          <table:table-cell office:value-type="float" office:value="43.7332515716553" calcext:value-type="float">
            <text:p>43.7332515716553</text:p>
          </table:table-cell>
          <table:table-cell office:value-type="float" office:value="43.8333215713501" calcext:value-type="float">
            <text:p>43.8333215713501</text:p>
          </table:table-cell>
          <table:table-cell office:value-type="float" office:value="43.90003490448" calcext:value-type="float">
            <text:p>43.90003490448</text:p>
          </table:table-cell>
          <table:table-cell office:value-type="float" office:value="43.9333913326263" calcext:value-type="float">
            <text:p>43.9333913326263</text:p>
          </table:table-cell>
          <table:table-cell office:value-type="float" office:value="43.9667479991913" calcext:value-type="float">
            <text:p>43.9667479991913</text:p>
          </table:table-cell>
          <table:table-cell office:value-type="float" office:value="44.0334639549255" calcext:value-type="float">
            <text:p>44.0334639549255</text:p>
          </table:table-cell>
          <table:table-cell office:value-type="float" office:value="44.0668227672577" calcext:value-type="float">
            <text:p>44.0668227672577</text:p>
          </table:table-cell>
          <table:table-cell office:value-type="float" office:value="44.1668999195099" calcext:value-type="float">
            <text:p>44.1668999195099</text:p>
          </table:table-cell>
          <table:table-cell office:value-type="float" office:value="44.2336180210114" calcext:value-type="float">
            <text:p>44.2336180210114</text:p>
          </table:table-cell>
          <table:table-cell office:value-type="float" office:value="44.3003361225128" calcext:value-type="float">
            <text:p>44.3003361225128</text:p>
          </table:table-cell>
          <table:table-cell office:value-type="float" office:value="44.3670544624329" calcext:value-type="float">
            <text:p>44.3670544624329</text:p>
          </table:table-cell>
          <table:table-cell office:value-type="float" office:value="44.4337728023529" calcext:value-type="float">
            <text:p>44.4337728023529</text:p>
          </table:table-cell>
          <table:table-cell office:value-type="float" office:value="44.500491142273" calcext:value-type="float">
            <text:p>44.500491142273</text:p>
          </table:table-cell>
          <table:table-cell office:value-type="float" office:value="44.6005687713623" calcext:value-type="float">
            <text:p>44.6005687713623</text:p>
          </table:table-cell>
          <table:table-cell office:value-type="float" office:value="44.6672868728638" calcext:value-type="float">
            <text:p>44.6672868728638</text:p>
          </table:table-cell>
          <table:table-cell office:value-type="float" office:value="44.7340054512024" calcext:value-type="float">
            <text:p>44.7340054512024</text:p>
          </table:table-cell>
          <table:table-cell office:value-type="float" office:value="44.800724029541" calcext:value-type="float">
            <text:p>44.800724029541</text:p>
          </table:table-cell>
          <table:table-cell office:value-type="float" office:value="44.8340833187103" calcext:value-type="float">
            <text:p>44.8340833187103</text:p>
          </table:table-cell>
          <table:table-cell office:value-type="float" office:value="44.8674423694611" calcext:value-type="float">
            <text:p>44.8674423694611</text:p>
          </table:table-cell>
          <table:table-cell office:value-type="float" office:value="44.900801897049" calcext:value-type="float">
            <text:p>44.900801897049</text:p>
          </table:table-cell>
          <table:table-cell office:value-type="float" office:value="44.9341611862183" calcext:value-type="float">
            <text:p>44.9341611862183</text:p>
          </table:table-cell>
          <table:table-cell office:value-type="float" office:value="45.0008797645569" calcext:value-type="float">
            <text:p>45.0008797645569</text:p>
          </table:table-cell>
          <table:table-cell office:value-type="float" office:value="45.067596912384" calcext:value-type="float">
            <text:p>45.067596912384</text:p>
          </table:table-cell>
          <table:table-cell office:value-type="float" office:value="45.1343140602112" calcext:value-type="float">
            <text:p>45.1343140602112</text:p>
          </table:table-cell>
          <table:table-cell office:value-type="float" office:value="45.2010312080383" calcext:value-type="float">
            <text:p>45.2010312080383</text:p>
          </table:table-cell>
          <table:table-cell office:value-type="float" office:value="45.2677485942841" calcext:value-type="float">
            <text:p>45.2677485942841</text:p>
          </table:table-cell>
          <table:table-cell office:value-type="float" office:value="45.3011071681976" calcext:value-type="float">
            <text:p>45.3011071681976</text:p>
          </table:table-cell>
          <table:table-cell office:value-type="float" office:value="45.3678245544434" calcext:value-type="float">
            <text:p>45.3678245544434</text:p>
          </table:table-cell>
          <table:table-cell office:value-type="float" office:value="45.4011831283569" calcext:value-type="float">
            <text:p>45.4011831283569</text:p>
          </table:table-cell>
          <table:table-cell office:value-type="float" office:value="45.4679005146027" calcext:value-type="float">
            <text:p>45.4679005146027</text:p>
          </table:table-cell>
          <table:table-cell office:value-type="float" office:value="45.5346179008484" calcext:value-type="float">
            <text:p>45.5346179008484</text:p>
          </table:table-cell>
          <table:table-cell office:value-type="float" office:value="45.5679767131805" calcext:value-type="float">
            <text:p>45.5679767131805</text:p>
          </table:table-cell>
          <table:table-cell office:value-type="float" office:value="45.6346938610077" calcext:value-type="float">
            <text:p>45.6346938610077</text:p>
          </table:table-cell>
          <table:table-cell office:value-type="float" office:value="45.6680529117584" calcext:value-type="float">
            <text:p>45.6680529117584</text:p>
          </table:table-cell>
          <table:table-cell office:value-type="float" office:value="45.701411485672" calcext:value-type="float">
            <text:p>45.701411485672</text:p>
          </table:table-cell>
          <table:table-cell office:value-type="float" office:value="45.7347700595856" calcext:value-type="float">
            <text:p>45.7347700595856</text:p>
          </table:table-cell>
          <table:table-cell office:value-type="float" office:value="45.7681288719177" calcext:value-type="float">
            <text:p>45.7681288719177</text:p>
          </table:table-cell>
          <table:table-cell office:value-type="float" office:value="45.834846496582" calcext:value-type="float">
            <text:p>45.834846496582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129483002115" calcext:value-type="float">
            <text:p>0.11129483002115</text:p>
          </table:table-cell>
          <table:table-cell office:value-type="float" office:value="0.110768454749069" calcext:value-type="float">
            <text:p>0.110768454749069</text:p>
          </table:table-cell>
          <table:table-cell office:value-type="float" office:value="0.110944822217408" calcext:value-type="float">
            <text:p>0.110944822217408</text:p>
          </table:table-cell>
          <table:table-cell office:value-type="float" office:value="0.111001183959358" calcext:value-type="float">
            <text:p>0.111001183959358</text:p>
          </table:table-cell>
          <table:table-cell office:value-type="float" office:value="0.110867532564376" calcext:value-type="float">
            <text:p>0.110867532564376</text:p>
          </table:table-cell>
          <table:table-cell office:value-type="float" office:value="0.111027531185984" calcext:value-type="float">
            <text:p>0.111027531185984</text:p>
          </table:table-cell>
          <table:table-cell office:value-type="float" office:value="0.110767191030319" calcext:value-type="float">
            <text:p>0.110767191030319</text:p>
          </table:table-cell>
          <table:table-cell office:value-type="float" office:value="0.110887383127757" calcext:value-type="float">
            <text:p>0.110887383127757</text:p>
          </table:table-cell>
          <table:table-cell office:value-type="float" office:value="0.111142317963047" calcext:value-type="float">
            <text:p>0.111142317963047</text:p>
          </table:table-cell>
          <table:table-cell office:value-type="float" office:value="0.110839668594969" calcext:value-type="float">
            <text:p>0.110839668594969</text:p>
          </table:table-cell>
          <table:table-cell office:value-type="float" office:value="0.110764069302974" calcext:value-type="float">
            <text:p>0.110764069302974</text:p>
          </table:table-cell>
          <table:table-cell office:value-type="float" office:value="0.111108413815064" calcext:value-type="float">
            <text:p>0.111108413815064</text:p>
          </table:table-cell>
          <table:table-cell office:value-type="float" office:value="0.111131711768385" calcext:value-type="float">
            <text:p>0.111131711768385</text:p>
          </table:table-cell>
          <table:table-cell office:value-type="float" office:value="0.111036095131661" calcext:value-type="float">
            <text:p>0.111036095131661</text:p>
          </table:table-cell>
          <table:table-cell office:value-type="float" office:value="0.110996611842456" calcext:value-type="float">
            <text:p>0.110996611842456</text:p>
          </table:table-cell>
          <table:table-cell office:value-type="float" office:value="0.111176562892566" calcext:value-type="float">
            <text:p>0.111176562892566</text:p>
          </table:table-cell>
          <table:table-cell office:value-type="float" office:value="0.110848212698023" calcext:value-type="float">
            <text:p>0.110848212698023</text:p>
          </table:table-cell>
          <table:table-cell office:value-type="float" office:value="0.111115043459784" calcext:value-type="float">
            <text:p>0.111115043459784</text:p>
          </table:table-cell>
          <table:table-cell office:value-type="float" office:value="0.110867100126502" calcext:value-type="float">
            <text:p>0.110867100126502</text:p>
          </table:table-cell>
          <table:table-cell office:value-type="float" office:value="0.110875515528425" calcext:value-type="float">
            <text:p>0.110875515528425</text:p>
          </table:table-cell>
          <table:table-cell office:value-type="float" office:value="0.110867957137517" calcext:value-type="float">
            <text:p>0.110867957137517</text:p>
          </table:table-cell>
          <table:table-cell office:value-type="float" office:value="0.111138326842272" calcext:value-type="float">
            <text:p>0.111138326842272</text:p>
          </table:table-cell>
          <table:table-cell office:value-type="float" office:value="0.110887703172183" calcext:value-type="float">
            <text:p>0.110887703172183</text:p>
          </table:table-cell>
          <table:table-cell office:value-type="float" office:value="0.111151330788314" calcext:value-type="float">
            <text:p>0.111151330788314</text:p>
          </table:table-cell>
          <table:table-cell office:value-type="float" office:value="0.110801274602144" calcext:value-type="float">
            <text:p>0.110801274602144</text:p>
          </table:table-cell>
          <table:table-cell office:value-type="float" office:value="0.111137100677153" calcext:value-type="float">
            <text:p>0.111137100677153</text:p>
          </table:table-cell>
          <table:table-cell office:value-type="float" office:value="0.110894885660973" calcext:value-type="float">
            <text:p>0.110894885660973</text:p>
          </table:table-cell>
          <table:table-cell office:value-type="float" office:value="0.110947801937926" calcext:value-type="float">
            <text:p>0.110947801937926</text:p>
          </table:table-cell>
          <table:table-cell office:value-type="float" office:value="0.110968839825387" calcext:value-type="float">
            <text:p>0.110968839825387</text:p>
          </table:table-cell>
          <table:table-cell office:value-type="float" office:value="0.110841040525225" calcext:value-type="float">
            <text:p>0.110841040525225</text:p>
          </table:table-cell>
          <table:table-cell office:value-type="float" office:value="0.110867863652297" calcext:value-type="float">
            <text:p>0.110867863652297</text:p>
          </table:table-cell>
          <table:table-cell office:value-type="float" office:value="0.110824429199464" calcext:value-type="float">
            <text:p>0.110824429199464</text:p>
          </table:table-cell>
          <table:table-cell office:value-type="float" office:value="0.110861778277462" calcext:value-type="float">
            <text:p>0.110861778277462</text:p>
          </table:table-cell>
          <table:table-cell office:value-type="float" office:value="0.111069101268288" calcext:value-type="float">
            <text:p>0.111069101268288</text:p>
          </table:table-cell>
          <table:table-cell office:value-type="float" office:value="0.111153653799355" calcext:value-type="float">
            <text:p>0.111153653799355</text:p>
          </table:table-cell>
          <table:table-cell office:value-type="float" office:value="0.111065435768925" calcext:value-type="float">
            <text:p>0.111065435768925</text:p>
          </table:table-cell>
          <table:table-cell office:value-type="float" office:value="0.110807040573682" calcext:value-type="float">
            <text:p>0.110807040573682</text:p>
          </table:table-cell>
          <table:table-cell office:value-type="float" office:value="0.111187330714386" calcext:value-type="float">
            <text:p>0.111187330714386</text:p>
          </table:table-cell>
          <table:table-cell office:value-type="float" office:value="0.111150306165246" calcext:value-type="float">
            <text:p>0.111150306165246</text:p>
          </table:table-cell>
          <table:table-cell office:value-type="float" office:value="0.110796881980573" calcext:value-type="float">
            <text:p>0.110796881980573</text:p>
          </table:table-cell>
          <table:table-cell office:value-type="float" office:value="0.110886677434936" calcext:value-type="float">
            <text:p>0.110886677434936</text:p>
          </table:table-cell>
          <table:table-cell office:value-type="float" office:value="0.111080500798247" calcext:value-type="float">
            <text:p>0.111080500798247</text:p>
          </table:table-cell>
          <table:table-cell office:value-type="float" office:value="0.110760974479768" calcext:value-type="float">
            <text:p>0.110760974479768</text:p>
          </table:table-cell>
          <table:table-cell office:value-type="float" office:value="0.11102749144216" calcext:value-type="float">
            <text:p>0.11102749144216</text:p>
          </table:table-cell>
          <table:table-cell office:value-type="float" office:value="0.111118208311077" calcext:value-type="float">
            <text:p>0.111118208311077</text:p>
          </table:table-cell>
          <table:table-cell office:value-type="float" office:value="0.110930101764865" calcext:value-type="float">
            <text:p>0.110930101764865</text:p>
          </table:table-cell>
          <table:table-cell office:value-type="float" office:value="0.111101474307413" calcext:value-type="float">
            <text:p>0.111101474307413</text:p>
          </table:table-cell>
          <table:table-cell office:value-type="float" office:value="0.110850388914959" calcext:value-type="float">
            <text:p>0.110850388914959</text:p>
          </table:table-cell>
          <table:table-cell office:value-type="float" office:value="0.110784772970432" calcext:value-type="float">
            <text:p>0.110784772970432</text:p>
          </table:table-cell>
          <table:table-cell office:value-type="float" office:value="0.110778251386781" calcext:value-type="float">
            <text:p>0.110778251386781</text:p>
          </table:table-cell>
          <table:table-cell office:value-type="float" office:value="0.110943036951282" calcext:value-type="float">
            <text:p>0.110943036951282</text:p>
          </table:table-cell>
          <table:table-cell office:value-type="float" office:value="0.110782156726852" calcext:value-type="float">
            <text:p>0.110782156726852</text:p>
          </table:table-cell>
          <table:table-cell office:value-type="float" office:value="0.11110104901687" calcext:value-type="float">
            <text:p>0.11110104901687</text:p>
          </table:table-cell>
          <table:table-cell office:value-type="float" office:value="0.111058589469941" calcext:value-type="float">
            <text:p>0.111058589469941</text:p>
          </table:table-cell>
          <table:table-cell office:value-type="float" office:value="0.110811983666485" calcext:value-type="float">
            <text:p>0.110811983666485</text:p>
          </table:table-cell>
          <table:table-cell office:value-type="float" office:value="0.110843713341045" calcext:value-type="float">
            <text:p>0.110843713341045</text:p>
          </table:table-cell>
          <table:table-cell office:value-type="float" office:value="0.110870445937432" calcext:value-type="float">
            <text:p>0.110870445937432</text:p>
          </table:table-cell>
          <table:table-cell office:value-type="float" office:value="0.110812004619625" calcext:value-type="float">
            <text:p>0.110812004619625</text:p>
          </table:table-cell>
          <table:table-cell office:value-type="float" office:value="0.11079646209026" calcext:value-type="float">
            <text:p>0.11079646209026</text:p>
          </table:table-cell>
          <table:table-cell office:value-type="float" office:value="0.111019937806446" calcext:value-type="float">
            <text:p>0.111019937806446</text:p>
          </table:table-cell>
          <table:table-cell office:value-type="float" office:value="0.111154905310265" calcext:value-type="float">
            <text:p>0.111154905310265</text:p>
          </table:table-cell>
          <table:table-cell office:value-type="float" office:value="0.110742266158831" calcext:value-type="float">
            <text:p>0.110742266158831</text:p>
          </table:table-cell>
          <table:table-cell office:value-type="float" office:value="0.110700313948016" calcext:value-type="float">
            <text:p>0.110700313948016</text:p>
          </table:table-cell>
          <table:table-cell office:value-type="float" office:value="0.110843623360963" calcext:value-type="float">
            <text:p>0.110843623360963</text:p>
          </table:table-cell>
          <table:table-cell office:value-type="float" office:value="0.110840024297934" calcext:value-type="float">
            <text:p>0.110840024297934</text:p>
          </table:table-cell>
          <table:table-cell office:value-type="float" office:value="0.110822907821431" calcext:value-type="float">
            <text:p>0.110822907821431</text:p>
          </table:table-cell>
          <table:table-cell office:value-type="float" office:value="0.111127814816802" calcext:value-type="float">
            <text:p>0.111127814816802</text:p>
          </table:table-cell>
          <table:table-cell office:value-type="float" office:value="0.110793021275103" calcext:value-type="float">
            <text:p>0.110793021275103</text:p>
          </table:table-cell>
          <table:table-cell office:value-type="float" office:value="0.110828120196762" calcext:value-type="float">
            <text:p>0.110828120196762</text:p>
          </table:table-cell>
          <table:table-cell office:value-type="float" office:value="0.11081659384932" calcext:value-type="float">
            <text:p>0.11081659384932</text:p>
          </table:table-cell>
          <table:table-cell office:value-type="float" office:value="0.110824676177252" calcext:value-type="float">
            <text:p>0.110824676177252</text:p>
          </table:table-cell>
          <table:table-cell office:value-type="float" office:value="0.110776679644687" calcext:value-type="float">
            <text:p>0.110776679644687</text:p>
          </table:table-cell>
          <table:table-cell office:value-type="float" office:value="0.110665838793495" calcext:value-type="float">
            <text:p>0.110665838793495</text:p>
          </table:table-cell>
          <table:table-cell office:value-type="float" office:value="0.111116152763899" calcext:value-type="float">
            <text:p>0.111116152763899</text:p>
          </table:table-cell>
          <table:table-cell office:value-type="float" office:value="0.110952698418118" calcext:value-type="float">
            <text:p>0.110952698418118</text:p>
          </table:table-cell>
          <table:table-cell office:value-type="float" office:value="0.110800066043139" calcext:value-type="float">
            <text:p>0.110800066043139</text:p>
          </table:table-cell>
          <table:table-cell office:value-type="float" office:value="0.111145068853991" calcext:value-type="float">
            <text:p>0.111145068853991</text:p>
          </table:table-cell>
          <table:table-cell office:value-type="float" office:value="0.111122638595949" calcext:value-type="float">
            <text:p>0.111122638595949</text:p>
          </table:table-cell>
          <table:table-cell office:value-type="float" office:value="0.114801619373601" calcext:value-type="float">
            <text:p>0.114801619373601</text:p>
          </table:table-cell>
          <table:table-cell office:value-type="float" office:value="0.114994202998515" calcext:value-type="float">
            <text:p>0.114994202998515</text:p>
          </table:table-cell>
          <table:table-cell office:value-type="float" office:value="0.114704871465618" calcext:value-type="float">
            <text:p>0.114704871465618</text:p>
          </table:table-cell>
          <table:table-cell office:value-type="float" office:value="0.115151772541836" calcext:value-type="float">
            <text:p>0.115151772541836</text:p>
          </table:table-cell>
          <table:table-cell office:value-type="float" office:value="0.116145358756974" calcext:value-type="float">
            <text:p>0.116145358756974</text:p>
          </table:table-cell>
          <table:table-cell office:value-type="float" office:value="0.116146346654261" calcext:value-type="float">
            <text:p>0.116146346654261</text:p>
          </table:table-cell>
          <table:table-cell office:value-type="float" office:value="0.115166315770857" calcext:value-type="float">
            <text:p>0.115166315770857</text:p>
          </table:table-cell>
          <table:table-cell office:value-type="float" office:value="0.112579600693324" calcext:value-type="float">
            <text:p>0.112579600693324</text:p>
          </table:table-cell>
          <table:table-cell office:value-type="float" office:value="0.111874101750096" calcext:value-type="float">
            <text:p>0.111874101750096</text:p>
          </table:table-cell>
          <table:table-cell office:value-type="float" office:value="0.11288452504051" calcext:value-type="float">
            <text:p>0.11288452504051</text:p>
          </table:table-cell>
          <table:table-cell office:value-type="float" office:value="0.113743014173986" calcext:value-type="float">
            <text:p>0.113743014173986</text:p>
          </table:table-cell>
          <table:table-cell office:value-type="float" office:value="0.116732179429052" calcext:value-type="float">
            <text:p>0.116732179429052</text:p>
          </table:table-cell>
          <table:table-cell office:value-type="float" office:value="0.120924190203041" calcext:value-type="float">
            <text:p>0.120924190203041</text:p>
          </table:table-cell>
          <table:table-cell office:value-type="float" office:value="0.124565551426649" calcext:value-type="float">
            <text:p>0.124565551426649</text:p>
          </table:table-cell>
          <table:table-cell office:value-type="float" office:value="0.129212647251407" calcext:value-type="float">
            <text:p>0.129212647251407</text:p>
          </table:table-cell>
          <table:table-cell office:value-type="float" office:value="0.134509233030938" calcext:value-type="float">
            <text:p>0.134509233030938</text:p>
          </table:table-cell>
          <table:table-cell office:value-type="float" office:value="0.13446078548535" calcext:value-type="float">
            <text:p>0.13446078548535</text:p>
          </table:table-cell>
          <table:table-cell office:value-type="float" office:value="0.134253542604984" calcext:value-type="float">
            <text:p>0.134253542604984</text:p>
          </table:table-cell>
          <table:table-cell office:value-type="float" office:value="0.135325702895675" calcext:value-type="float">
            <text:p>0.135325702895675</text:p>
          </table:table-cell>
          <table:table-cell office:value-type="float" office:value="0.127660916904476" calcext:value-type="float">
            <text:p>0.127660916904476</text:p>
          </table:table-cell>
          <table:table-cell office:value-type="float" office:value="0.123285302463799" calcext:value-type="float">
            <text:p>0.123285302463799</text:p>
          </table:table-cell>
          <table:table-cell office:value-type="float" office:value="0.118529192529331" calcext:value-type="float">
            <text:p>0.118529192529331</text:p>
          </table:table-cell>
          <table:table-cell office:value-type="float" office:value="0.117988349001847" calcext:value-type="float">
            <text:p>0.117988349001847</text:p>
          </table:table-cell>
          <table:table-cell office:value-type="float" office:value="0.116720722609119" calcext:value-type="float">
            <text:p>0.116720722609119</text:p>
          </table:table-cell>
          <table:table-cell office:value-type="float" office:value="0.114801990226823" calcext:value-type="float">
            <text:p>0.114801990226823</text:p>
          </table:table-cell>
          <table:table-cell office:value-type="float" office:value="0.114956295814927" calcext:value-type="float">
            <text:p>0.114956295814927</text:p>
          </table:table-cell>
          <table:table-cell office:value-type="float" office:value="0.122703366892472" calcext:value-type="float">
            <text:p>0.122703366892472</text:p>
          </table:table-cell>
          <table:table-cell office:value-type="float" office:value="0.13806402037981" calcext:value-type="float">
            <text:p>0.13806402037981</text:p>
          </table:table-cell>
          <table:table-cell office:value-type="float" office:value="0.1394108032391" calcext:value-type="float">
            <text:p>0.1394108032391</text:p>
          </table:table-cell>
          <table:table-cell office:value-type="float" office:value="0.138818900397514" calcext:value-type="float">
            <text:p>0.138818900397514</text:p>
          </table:table-cell>
          <table:table-cell office:value-type="float" office:value="0.139361358701192" calcext:value-type="float">
            <text:p>0.139361358701192</text:p>
          </table:table-cell>
          <table:table-cell office:value-type="float" office:value="0.140115957349107" calcext:value-type="float">
            <text:p>0.140115957349107</text:p>
          </table:table-cell>
          <table:table-cell office:value-type="float" office:value="0.140421951014749" calcext:value-type="float">
            <text:p>0.140421951014749</text:p>
          </table:table-cell>
          <table:table-cell office:value-type="float" office:value="0.128762815757174" calcext:value-type="float">
            <text:p>0.128762815757174</text:p>
          </table:table-cell>
          <table:table-cell office:value-type="float" office:value="0.120533464578068" calcext:value-type="float">
            <text:p>0.120533464578068</text:p>
          </table:table-cell>
          <table:table-cell office:value-type="float" office:value="0.118035871651583" calcext:value-type="float">
            <text:p>0.118035871651583</text:p>
          </table:table-cell>
          <table:table-cell office:value-type="float" office:value="0.119703199890796" calcext:value-type="float">
            <text:p>0.119703199890796</text:p>
          </table:table-cell>
          <table:table-cell office:value-type="float" office:value="0.126004415580969" calcext:value-type="float">
            <text:p>0.126004415580969</text:p>
          </table:table-cell>
          <table:table-cell office:value-type="float" office:value="0.143267945304598" calcext:value-type="float">
            <text:p>0.143267945304598</text:p>
          </table:table-cell>
          <table:table-cell office:value-type="float" office:value="0.142500490093447" calcext:value-type="float">
            <text:p>0.142500490093447</text:p>
          </table:table-cell>
          <table:table-cell office:value-type="float" office:value="0.14334255540042" calcext:value-type="float">
            <text:p>0.14334255540042</text:p>
          </table:table-cell>
          <table:table-cell office:value-type="float" office:value="0.143615908613314" calcext:value-type="float">
            <text:p>0.143615908613314</text:p>
          </table:table-cell>
          <table:table-cell office:value-type="float" office:value="0.138900995689677" calcext:value-type="float">
            <text:p>0.138900995689677</text:p>
          </table:table-cell>
          <table:table-cell office:value-type="float" office:value="0.134314006235569" calcext:value-type="float">
            <text:p>0.134314006235569</text:p>
          </table:table-cell>
          <table:table-cell office:value-type="float" office:value="0.127436410939769" calcext:value-type="float">
            <text:p>0.127436410939769</text:p>
          </table:table-cell>
          <table:table-cell office:value-type="float" office:value="0.124404001817329" calcext:value-type="float">
            <text:p>0.124404001817329</text:p>
          </table:table-cell>
          <table:table-cell office:value-type="float" office:value="0.123984085676792" calcext:value-type="float">
            <text:p>0.123984085676792</text:p>
          </table:table-cell>
          <table:table-cell office:value-type="float" office:value="0.122593148120325" calcext:value-type="float">
            <text:p>0.122593148120325</text:p>
          </table:table-cell>
          <table:table-cell office:value-type="float" office:value="0.120615390697257" calcext:value-type="float">
            <text:p>0.120615390697257</text:p>
          </table:table-cell>
          <table:table-cell office:value-type="float" office:value="0.123850739739855" calcext:value-type="float">
            <text:p>0.123850739739855</text:p>
          </table:table-cell>
          <table:table-cell office:value-type="float" office:value="0.128184070343739" calcext:value-type="float">
            <text:p>0.128184070343739</text:p>
          </table:table-cell>
          <table:table-cell office:value-type="float" office:value="0.141915151925639" calcext:value-type="float">
            <text:p>0.141915151925639</text:p>
          </table:table-cell>
          <table:table-cell office:value-type="float" office:value="0.142056075802887" calcext:value-type="float">
            <text:p>0.142056075802887</text:p>
          </table:table-cell>
          <table:table-cell office:value-type="float" office:value="0.14250473207529" calcext:value-type="float">
            <text:p>0.14250473207529</text:p>
          </table:table-cell>
          <table:table-cell office:value-type="float" office:value="0.14495715605426" calcext:value-type="float">
            <text:p>0.14495715605426</text:p>
          </table:table-cell>
          <table:table-cell office:value-type="float" office:value="0.145943167110611" calcext:value-type="float">
            <text:p>0.145943167110611</text:p>
          </table:table-cell>
          <table:table-cell office:value-type="float" office:value="0.142551900968375" calcext:value-type="float">
            <text:p>0.142551900968375</text:p>
          </table:table-cell>
          <table:table-cell office:value-type="float" office:value="0.138954644942888" calcext:value-type="float">
            <text:p>0.138954644942888</text:p>
          </table:table-cell>
          <table:table-cell office:value-type="float" office:value="0.135224868885249" calcext:value-type="float">
            <text:p>0.135224868885249</text:p>
          </table:table-cell>
          <table:table-cell office:value-type="float" office:value="0.131524288378287" calcext:value-type="float">
            <text:p>0.131524288378287</text:p>
          </table:table-cell>
          <table:table-cell office:value-type="float" office:value="0.13012016180839" calcext:value-type="float">
            <text:p>0.13012016180839</text:p>
          </table:table-cell>
          <table:table-cell office:value-type="float" office:value="0.12940858574308" calcext:value-type="float">
            <text:p>0.12940858574308</text:p>
          </table:table-cell>
          <table:table-cell office:value-type="float" office:value="0.135088828554897" calcext:value-type="float">
            <text:p>0.135088828554897</text:p>
          </table:table-cell>
          <table:table-cell office:value-type="float" office:value="0.150073153441508" calcext:value-type="float">
            <text:p>0.150073153441508</text:p>
          </table:table-cell>
          <table:table-cell office:value-type="float" office:value="0.151243157227404" calcext:value-type="float">
            <text:p>0.151243157227404</text:p>
          </table:table-cell>
          <table:table-cell office:value-type="float" office:value="0.150928013290983" calcext:value-type="float">
            <text:p>0.150928013290983</text:p>
          </table:table-cell>
          <table:table-cell office:value-type="float" office:value="0.151555565143124" calcext:value-type="float">
            <text:p>0.151555565143124</text:p>
          </table:table-cell>
          <table:table-cell office:value-type="float" office:value="0.152118610060667" calcext:value-type="float">
            <text:p>0.152118610060667</text:p>
          </table:table-cell>
          <table:table-cell office:value-type="float" office:value="0.14825954438068" calcext:value-type="float">
            <text:p>0.14825954438068</text:p>
          </table:table-cell>
          <table:table-cell office:value-type="float" office:value="0.141044732441938" calcext:value-type="float">
            <text:p>0.141044732441938</text:p>
          </table:table-cell>
          <table:table-cell office:value-type="float" office:value="0.134914871593969" calcext:value-type="float">
            <text:p>0.134914871593969</text:p>
          </table:table-cell>
          <table:table-cell office:value-type="float" office:value="0.130660083729414" calcext:value-type="float">
            <text:p>0.130660083729414</text:p>
          </table:table-cell>
          <table:table-cell office:value-type="float" office:value="0.131658121438855" calcext:value-type="float">
            <text:p>0.131658121438855</text:p>
          </table:table-cell>
          <table:table-cell office:value-type="float" office:value="0.145501719011033" calcext:value-type="float">
            <text:p>0.145501719011033</text:p>
          </table:table-cell>
          <table:table-cell office:value-type="float" office:value="0.147843527485455" calcext:value-type="float">
            <text:p>0.147843527485455</text:p>
          </table:table-cell>
          <table:table-cell office:value-type="float" office:value="0.148115135570543" calcext:value-type="float">
            <text:p>0.148115135570543</text:p>
          </table:table-cell>
          <table:table-cell office:value-type="float" office:value="0.150712473862052" calcext:value-type="float">
            <text:p>0.150712473862052</text:p>
          </table:table-cell>
          <table:table-cell office:value-type="float" office:value="0.146021649414101" calcext:value-type="float">
            <text:p>0.146021649414101</text:p>
          </table:table-cell>
          <table:table-cell office:value-type="float" office:value="0.137575708218986" calcext:value-type="float">
            <text:p>0.137575708218986</text:p>
          </table:table-cell>
          <table:table-cell office:value-type="float" office:value="0.137258931184617" calcext:value-type="float">
            <text:p>0.137258931184617</text:p>
          </table:table-cell>
          <table:table-cell office:value-type="float" office:value="0.135608937512863" calcext:value-type="float">
            <text:p>0.135608937512863</text:p>
          </table:table-cell>
          <table:table-cell office:value-type="float" office:value="0.141861657393709" calcext:value-type="float">
            <text:p>0.141861657393709</text:p>
          </table:table-cell>
          <table:table-cell office:value-type="float" office:value="0.145940366705264" calcext:value-type="float">
            <text:p>0.145940366705264</text:p>
          </table:table-cell>
          <table:table-cell office:value-type="float" office:value="0.1475477437614" calcext:value-type="float">
            <text:p>0.1475477437614</text:p>
          </table:table-cell>
          <table:table-cell office:value-type="float" office:value="0.147201797734807" calcext:value-type="float">
            <text:p>0.147201797734807</text:p>
          </table:table-cell>
          <table:table-cell office:value-type="float" office:value="0.145355050588974" calcext:value-type="float">
            <text:p>0.145355050588974</text:p>
          </table:table-cell>
          <table:table-cell office:value-type="float" office:value="0.146480377915933" calcext:value-type="float">
            <text:p>0.146480377915933</text:p>
          </table:table-cell>
          <table:table-cell office:value-type="float" office:value="0.143596575275765" calcext:value-type="float">
            <text:p>0.143596575275765</text:p>
          </table:table-cell>
          <table:table-cell office:value-type="float" office:value="0.143186544927416" calcext:value-type="float">
            <text:p>0.143186544927416</text:p>
          </table:table-cell>
          <table:table-cell office:value-type="float" office:value="0.139021106482267" calcext:value-type="float">
            <text:p>0.139021106482267</text:p>
          </table:table-cell>
          <table:table-cell office:value-type="float" office:value="0.141453052774796" calcext:value-type="float">
            <text:p>0.141453052774796</text:p>
          </table:table-cell>
          <table:table-cell office:value-type="float" office:value="0.140058514673342" calcext:value-type="float">
            <text:p>0.140058514673342</text:p>
          </table:table-cell>
          <table:table-cell office:value-type="float" office:value="0.139632844909469" calcext:value-type="float">
            <text:p>0.139632844909469</text:p>
          </table:table-cell>
          <table:table-cell office:value-type="float" office:value="0.142045737336979" calcext:value-type="float">
            <text:p>0.142045737336979</text:p>
          </table:table-cell>
          <table:table-cell office:value-type="float" office:value="0.141729502476892" calcext:value-type="float">
            <text:p>0.141729502476892</text:p>
          </table:table-cell>
          <table:table-cell office:value-type="float" office:value="0.144357202397293" calcext:value-type="float">
            <text:p>0.144357202397293</text:p>
          </table:table-cell>
          <table:table-cell office:value-type="float" office:value="0.146685486043474" calcext:value-type="float">
            <text:p>0.146685486043474</text:p>
          </table:table-cell>
          <table:table-cell office:value-type="float" office:value="0.146593503641859" calcext:value-type="float">
            <text:p>0.146593503641859</text:p>
          </table:table-cell>
          <table:table-cell office:value-type="float" office:value="0.142174902523776" calcext:value-type="float">
            <text:p>0.142174902523776</text:p>
          </table:table-cell>
          <table:table-cell office:value-type="float" office:value="0.14242664335825" calcext:value-type="float">
            <text:p>0.14242664335825</text:p>
          </table:table-cell>
          <table:table-cell office:value-type="float" office:value="0.137603839985916" calcext:value-type="float">
            <text:p>0.137603839985916</text:p>
          </table:table-cell>
          <table:table-cell office:value-type="float" office:value="0.139358679795591" calcext:value-type="float">
            <text:p>0.139358679795591</text:p>
          </table:table-cell>
          <table:table-cell office:value-type="float" office:value="0.141777465190131" calcext:value-type="float">
            <text:p>0.141777465190131</text:p>
          </table:table-cell>
          <table:table-cell office:value-type="float" office:value="0.149048962153682" calcext:value-type="float">
            <text:p>0.149048962153682</text:p>
          </table:table-cell>
          <table:table-cell office:value-type="float" office:value="0.149370786333235" calcext:value-type="float">
            <text:p>0.149370786333235</text:p>
          </table:table-cell>
          <table:table-cell office:value-type="float" office:value="0.154169563196274" calcext:value-type="float">
            <text:p>0.154169563196274</text:p>
          </table:table-cell>
          <table:table-cell office:value-type="float" office:value="0.154264719786734" calcext:value-type="float">
            <text:p>0.154264719786734</text:p>
          </table:table-cell>
          <table:table-cell office:value-type="float" office:value="0.15263233606393" calcext:value-type="float">
            <text:p>0.15263233606393</text:p>
          </table:table-cell>
          <table:table-cell office:value-type="float" office:value="0.151200143158136" calcext:value-type="float">
            <text:p>0.151200143158136</text:p>
          </table:table-cell>
          <table:table-cell office:value-type="float" office:value="0.142353765491936" calcext:value-type="float">
            <text:p>0.142353765491936</text:p>
          </table:table-cell>
          <table:table-cell office:value-type="float" office:value="0.135369307421085" calcext:value-type="float">
            <text:p>0.135369307421085</text:p>
          </table:table-cell>
          <table:table-cell office:value-type="float" office:value="0.13011458374584" calcext:value-type="float">
            <text:p>0.13011458374584</text:p>
          </table:table-cell>
          <table:table-cell office:value-type="float" office:value="0.158413670226393" calcext:value-type="float">
            <text:p>0.158413670226393</text:p>
          </table:table-cell>
          <table:table-cell office:value-type="float" office:value="0.167062351646818" calcext:value-type="float">
            <text:p>0.167062351646818</text:p>
          </table:table-cell>
          <table:table-cell office:value-type="float" office:value="0.171256535798525" calcext:value-type="float">
            <text:p>0.171256535798525</text:p>
          </table:table-cell>
          <table:table-cell office:value-type="float" office:value="0.174403893698219" calcext:value-type="float">
            <text:p>0.174403893698219</text:p>
          </table:table-cell>
          <table:table-cell office:value-type="float" office:value="0.139594507287634" calcext:value-type="float">
            <text:p>0.139594507287634</text:p>
          </table:table-cell>
          <table:table-cell office:value-type="float" office:value="0.134401519948386" calcext:value-type="float">
            <text:p>0.134401519948386</text:p>
          </table:table-cell>
          <table:table-cell office:value-type="float" office:value="0.182732534381075" calcext:value-type="float">
            <text:p>0.182732534381075</text:p>
          </table:table-cell>
          <table:table-cell office:value-type="float" office:value="0.186581684308286" calcext:value-type="float">
            <text:p>0.186581684308286</text:p>
          </table:table-cell>
          <table:table-cell office:value-type="float" office:value="0.125149916349034" calcext:value-type="float">
            <text:p>0.125149916349034</text:p>
          </table:table-cell>
          <table:table-cell office:value-type="float" office:value="0.124258483146809" calcext:value-type="float">
            <text:p>0.124258483146809</text:p>
          </table:table-cell>
          <table:table-cell office:value-type="float" office:value="0.127524888625816" calcext:value-type="float">
            <text:p>0.127524888625816</text:p>
          </table:table-cell>
          <table:table-cell office:value-type="float" office:value="0.133538240137882" calcext:value-type="float">
            <text:p>0.133538240137882</text:p>
          </table:table-cell>
          <table:table-cell office:value-type="float" office:value="0.139285973043935" calcext:value-type="float">
            <text:p>0.139285973043935</text:p>
          </table:table-cell>
          <table:table-cell office:value-type="float" office:value="0.145050085939688" calcext:value-type="float">
            <text:p>0.145050085939688</text:p>
          </table:table-cell>
          <table:table-cell office:value-type="float" office:value="0.145278695473428" calcext:value-type="float">
            <text:p>0.145278695473428</text:p>
          </table:table-cell>
          <table:table-cell office:value-type="float" office:value="0.15659916432892" calcext:value-type="float">
            <text:p>0.15659916432892</text:p>
          </table:table-cell>
          <table:table-cell office:value-type="float" office:value="0.158751849426182" calcext:value-type="float">
            <text:p>0.158751849426182</text:p>
          </table:table-cell>
          <table:table-cell office:value-type="float" office:value="0.158573770563053" calcext:value-type="float">
            <text:p>0.158573770563053</text:p>
          </table:table-cell>
          <table:table-cell office:value-type="float" office:value="0.157692291217948" calcext:value-type="float">
            <text:p>0.157692291217948</text:p>
          </table:table-cell>
          <table:table-cell office:value-type="float" office:value="0.138585034101833" calcext:value-type="float">
            <text:p>0.138585034101833</text:p>
          </table:table-cell>
          <table:table-cell office:value-type="float" office:value="0.129195265256426" calcext:value-type="float">
            <text:p>0.129195265256426</text:p>
          </table:table-cell>
          <table:table-cell office:value-type="float" office:value="0.121518617792451" calcext:value-type="float">
            <text:p>0.121518617792451</text:p>
          </table:table-cell>
          <table:table-cell office:value-type="float" office:value="0.129418110087705" calcext:value-type="float">
            <text:p>0.129418110087705</text:p>
          </table:table-cell>
          <table:table-cell office:value-type="float" office:value="0.137932533399694" calcext:value-type="float">
            <text:p>0.137932533399694</text:p>
          </table:table-cell>
          <table:table-cell office:value-type="float" office:value="0.14591006142612" calcext:value-type="float">
            <text:p>0.14591006142612</text:p>
          </table:table-cell>
          <table:table-cell office:value-type="float" office:value="0.152506733544404" calcext:value-type="float">
            <text:p>0.152506733544404</text:p>
          </table:table-cell>
          <table:table-cell office:value-type="float" office:value="0.15085525066201" calcext:value-type="float">
            <text:p>0.15085525066201</text:p>
          </table:table-cell>
          <table:table-cell office:value-type="float" office:value="0.134099377965842" calcext:value-type="float">
            <text:p>0.134099377965842</text:p>
          </table:table-cell>
          <table:table-cell office:value-type="float" office:value="0.122531769709982" calcext:value-type="float">
            <text:p>0.122531769709982</text:p>
          </table:table-cell>
          <table:table-cell office:value-type="float" office:value="0.11532318120579" calcext:value-type="float">
            <text:p>0.11532318120579</text:p>
          </table:table-cell>
          <table:table-cell office:value-type="float" office:value="0.124002008642557" calcext:value-type="float">
            <text:p>0.124002008642557</text:p>
          </table:table-cell>
          <table:table-cell office:value-type="float" office:value="0.133229632007741" calcext:value-type="float">
            <text:p>0.133229632007741</text:p>
          </table:table-cell>
          <table:table-cell office:value-type="float" office:value="0.141902815848589" calcext:value-type="float">
            <text:p>0.141902815848589</text:p>
          </table:table-cell>
          <table:table-cell office:value-type="float" office:value="0.148825401222668" calcext:value-type="float">
            <text:p>0.148825401222668</text:p>
          </table:table-cell>
          <table:table-cell office:value-type="float" office:value="0.151801766396045" calcext:value-type="float">
            <text:p>0.151801766396045</text:p>
          </table:table-cell>
          <table:table-cell office:value-type="float" office:value="0.121046446323165" calcext:value-type="float">
            <text:p>0.121046446323165</text:p>
          </table:table-cell>
          <table:table-cell office:value-type="float" office:value="0.106000519783384" calcext:value-type="float">
            <text:p>0.106000519783384</text:p>
          </table:table-cell>
          <table:table-cell office:value-type="float" office:value="0.10092827939393" calcext:value-type="float">
            <text:p>0.10092827939393</text:p>
          </table:table-cell>
          <table:table-cell office:value-type="float" office:value="0.108608996899328" calcext:value-type="float">
            <text:p>0.108608996899328</text:p>
          </table:table-cell>
          <table:table-cell office:value-type="float" office:value="0.121602702425267" calcext:value-type="float">
            <text:p>0.121602702425267</text:p>
          </table:table-cell>
          <table:table-cell office:value-type="float" office:value="0.126509177464698" calcext:value-type="float">
            <text:p>0.126509177464698</text:p>
          </table:table-cell>
          <table:table-cell office:value-type="float" office:value="0.144089333959191" calcext:value-type="float">
            <text:p>0.144089333959191</text:p>
          </table:table-cell>
          <table:table-cell office:value-type="float" office:value="0.141558765777089" calcext:value-type="float">
            <text:p>0.141558765777089</text:p>
          </table:table-cell>
          <table:table-cell office:value-type="float" office:value="0.143507992312699" calcext:value-type="float">
            <text:p>0.143507992312699</text:p>
          </table:table-cell>
          <table:table-cell office:value-type="float" office:value="0.12351625392144" calcext:value-type="float">
            <text:p>0.12351625392144</text:p>
          </table:table-cell>
          <table:table-cell office:value-type="float" office:value="0.108358370308162" calcext:value-type="float">
            <text:p>0.108358370308162</text:p>
          </table:table-cell>
          <table:table-cell office:value-type="float" office:value="0.110357059133766" calcext:value-type="float">
            <text:p>0.110357059133766</text:p>
          </table:table-cell>
          <table:table-cell office:value-type="float" office:value="0.129726334943409" calcext:value-type="float">
            <text:p>0.129726334943409</text:p>
          </table:table-cell>
          <table:table-cell office:value-type="float" office:value="0.152890978098189" calcext:value-type="float">
            <text:p>0.152890978098189</text:p>
          </table:table-cell>
          <table:table-cell office:value-type="float" office:value="0.153726794737686" calcext:value-type="float">
            <text:p>0.153726794737686</text:p>
          </table:table-cell>
          <table:table-cell office:value-type="float" office:value="0.152984001476822" calcext:value-type="float">
            <text:p>0.152984001476822</text:p>
          </table:table-cell>
          <table:table-cell office:value-type="float" office:value="0.156166537687877" calcext:value-type="float">
            <text:p>0.156166537687877</text:p>
          </table:table-cell>
          <table:table-cell office:value-type="float" office:value="0.15066068160639" calcext:value-type="float">
            <text:p>0.15066068160639</text:p>
          </table:table-cell>
          <table:table-cell office:value-type="float" office:value="0.145284444688042" calcext:value-type="float">
            <text:p>0.145284444688042</text:p>
          </table:table-cell>
          <table:table-cell office:value-type="float" office:value="0.134098774083617" calcext:value-type="float">
            <text:p>0.134098774083617</text:p>
          </table:table-cell>
          <table:table-cell office:value-type="float" office:value="0.134127732409981" calcext:value-type="float">
            <text:p>0.134127732409981</text:p>
          </table:table-cell>
          <table:table-cell office:value-type="float" office:value="0.120255341068151" calcext:value-type="float">
            <text:p>0.120255341068151</text:p>
          </table:table-cell>
          <table:table-cell office:value-type="float" office:value="0.123149457740924" calcext:value-type="float">
            <text:p>0.123149457740924</text:p>
          </table:table-cell>
          <table:table-cell office:value-type="float" office:value="0.146607055770746" calcext:value-type="float">
            <text:p>0.146607055770746</text:p>
          </table:table-cell>
          <table:table-cell office:value-type="float" office:value="0.156197629596324" calcext:value-type="float">
            <text:p>0.156197629596324</text:p>
          </table:table-cell>
          <table:table-cell office:value-type="float" office:value="0.164719613267126" calcext:value-type="float">
            <text:p>0.164719613267126</text:p>
          </table:table-cell>
          <table:table-cell office:value-type="float" office:value="0.16456902574478" calcext:value-type="float">
            <text:p>0.16456902574478</text:p>
          </table:table-cell>
          <table:table-cell office:value-type="float" office:value="0.165251994764611" calcext:value-type="float">
            <text:p>0.165251994764611</text:p>
          </table:table-cell>
          <table:table-cell office:value-type="float" office:value="0.122151333215722" calcext:value-type="float">
            <text:p>0.122151333215722</text:p>
          </table:table-cell>
          <table:table-cell office:value-type="float" office:value="0.123929539007616" calcext:value-type="float">
            <text:p>0.123929539007616</text:p>
          </table:table-cell>
          <table:table-cell office:value-type="float" office:value="0.147943328069177" calcext:value-type="float">
            <text:p>0.147943328069177</text:p>
          </table:table-cell>
          <table:table-cell office:value-type="float" office:value="0.161617352266784" calcext:value-type="float">
            <text:p>0.161617352266784</text:p>
          </table:table-cell>
          <table:table-cell office:value-type="float" office:value="0.166146045113339" calcext:value-type="float">
            <text:p>0.166146045113339</text:p>
          </table:table-cell>
          <table:table-cell office:value-type="float" office:value="0.120678338418504" calcext:value-type="float">
            <text:p>0.120678338418504</text:p>
          </table:table-cell>
          <table:table-cell office:value-type="float" office:value="0.114648389551663" calcext:value-type="float">
            <text:p>0.114648389551663</text:p>
          </table:table-cell>
          <table:table-cell office:value-type="float" office:value="0.126938199057321" calcext:value-type="float">
            <text:p>0.126938199057321</text:p>
          </table:table-cell>
          <table:table-cell office:value-type="float" office:value="0.142656660323659" calcext:value-type="float">
            <text:p>0.142656660323659</text:p>
          </table:table-cell>
          <table:table-cell office:value-type="float" office:value="0.151943529794075" calcext:value-type="float">
            <text:p>0.151943529794075</text:p>
          </table:table-cell>
          <table:table-cell office:value-type="float" office:value="0.152348967552354" calcext:value-type="float">
            <text:p>0.152348967552354</text:p>
          </table:table-cell>
          <table:table-cell office:value-type="float" office:value="0.153400237255224" calcext:value-type="float">
            <text:p>0.153400237255224</text:p>
          </table:table-cell>
          <table:table-cell office:value-type="float" office:value="0.117454673171022" calcext:value-type="float">
            <text:p>0.117454673171022</text:p>
          </table:table-cell>
          <table:table-cell office:value-type="float" office:value="0.108509225355758" calcext:value-type="float">
            <text:p>0.108509225355758</text:p>
          </table:table-cell>
          <table:table-cell office:value-type="float" office:value="0.109503693274084" calcext:value-type="float">
            <text:p>0.109503693274084</text:p>
          </table:table-cell>
          <table:table-cell office:value-type="float" office:value="0.114299509627228" calcext:value-type="float">
            <text:p>0.114299509627228</text:p>
          </table:table-cell>
          <table:table-cell office:value-type="float" office:value="0.137876711754368" calcext:value-type="float">
            <text:p>0.137876711754368</text:p>
          </table:table-cell>
          <table:table-cell office:value-type="float" office:value="0.1538845057271" calcext:value-type="float">
            <text:p>0.1538845057271</text:p>
          </table:table-cell>
          <table:table-cell office:value-type="float" office:value="0.150571455937444" calcext:value-type="float">
            <text:p>0.150571455937444</text:p>
          </table:table-cell>
          <table:table-cell office:value-type="float" office:value="0.105439019126977" calcext:value-type="float">
            <text:p>0.105439019126977</text:p>
          </table:table-cell>
          <table:table-cell office:value-type="float" office:value="0.105264688596037" calcext:value-type="float">
            <text:p>0.105264688596037</text:p>
          </table:table-cell>
          <table:table-cell office:value-type="float" office:value="0.109701025303599" calcext:value-type="float">
            <text:p>0.109701025303599</text:p>
          </table:table-cell>
          <table:table-cell office:value-type="float" office:value="0.114634131850656" calcext:value-type="float">
            <text:p>0.114634131850656</text:p>
          </table:table-cell>
          <table:table-cell office:value-type="float" office:value="0.120898298846458" calcext:value-type="float">
            <text:p>0.120898298846458</text:p>
          </table:table-cell>
          <table:table-cell office:value-type="float" office:value="0.126561882418778" calcext:value-type="float">
            <text:p>0.126561882418778</text:p>
          </table:table-cell>
          <table:table-cell office:value-type="float" office:value="0.137277907830719" calcext:value-type="float">
            <text:p>0.137277907830719</text:p>
          </table:table-cell>
          <table:table-cell office:value-type="float" office:value="0.142279260474023" calcext:value-type="float">
            <text:p>0.142279260474023</text:p>
          </table:table-cell>
          <table:table-cell office:value-type="float" office:value="0.140779795956238" calcext:value-type="float">
            <text:p>0.140779795956238</text:p>
          </table:table-cell>
          <table:table-cell office:value-type="float" office:value="0.143792177473933" calcext:value-type="float">
            <text:p>0.143792177473933</text:p>
          </table:table-cell>
          <table:table-cell office:value-type="float" office:value="0.124614774686858" calcext:value-type="float">
            <text:p>0.124614774686858</text:p>
          </table:table-cell>
          <table:table-cell office:value-type="float" office:value="0.113341785151921" calcext:value-type="float">
            <text:p>0.113341785151921</text:p>
          </table:table-cell>
          <table:table-cell office:value-type="float" office:value="0.105373811450027" calcext:value-type="float">
            <text:p>0.105373811450027</text:p>
          </table:table-cell>
          <table:table-cell office:value-type="float" office:value="0.114237354771426" calcext:value-type="float">
            <text:p>0.114237354771426</text:p>
          </table:table-cell>
          <table:table-cell office:value-type="float" office:value="0.121872582327756" calcext:value-type="float">
            <text:p>0.121872582327756</text:p>
          </table:table-cell>
          <table:table-cell office:value-type="float" office:value="0.132211249992325" calcext:value-type="float">
            <text:p>0.132211249992325</text:p>
          </table:table-cell>
          <table:table-cell office:value-type="float" office:value="0.142398009997847" calcext:value-type="float">
            <text:p>0.142398009997847</text:p>
          </table:table-cell>
          <table:table-cell office:value-type="float" office:value="0.144607660248705" calcext:value-type="float">
            <text:p>0.144607660248705</text:p>
          </table:table-cell>
          <table:table-cell office:value-type="float" office:value="0.143355129292988" calcext:value-type="float">
            <text:p>0.143355129292988</text:p>
          </table:table-cell>
          <table:table-cell office:value-type="float" office:value="0.132327559678904" calcext:value-type="float">
            <text:p>0.132327559678904</text:p>
          </table:table-cell>
          <table:table-cell office:value-type="float" office:value="0.118772640621877" calcext:value-type="float">
            <text:p>0.118772640621877</text:p>
          </table:table-cell>
          <table:table-cell office:value-type="float" office:value="0.1026037936303" calcext:value-type="float">
            <text:p>0.1026037936303</text:p>
          </table:table-cell>
          <table:table-cell office:value-type="float" office:value="0.103693611829362" calcext:value-type="float">
            <text:p>0.103693611829362</text:p>
          </table:table-cell>
          <table:table-cell office:value-type="float" office:value="0.11715250453913" calcext:value-type="float">
            <text:p>0.11715250453913</text:p>
          </table:table-cell>
          <table:table-cell office:value-type="float" office:value="0.122095506323324" calcext:value-type="float">
            <text:p>0.122095506323324</text:p>
          </table:table-cell>
          <table:table-cell office:value-type="float" office:value="0.133508568008817" calcext:value-type="float">
            <text:p>0.133508568008817</text:p>
          </table:table-cell>
          <table:table-cell office:value-type="float" office:value="0.140179347749015" calcext:value-type="float">
            <text:p>0.140179347749015</text:p>
          </table:table-cell>
          <table:table-cell office:value-type="float" office:value="0.141440085812933" calcext:value-type="float">
            <text:p>0.141440085812933</text:p>
          </table:table-cell>
          <table:table-cell office:value-type="float" office:value="0.146241945994128" calcext:value-type="float">
            <text:p>0.146241945994128</text:p>
          </table:table-cell>
          <table:table-cell office:value-type="float" office:value="0.102834537502588" calcext:value-type="float">
            <text:p>0.102834537502588</text:p>
          </table:table-cell>
          <table:table-cell office:value-type="float" office:value="0.0946151127201109" calcext:value-type="float">
            <text:p>0.094615112720111</text:p>
          </table:table-cell>
          <table:table-cell office:value-type="float" office:value="0.0999283270493411" calcext:value-type="float">
            <text:p>0.099928327049341</text:p>
          </table:table-cell>
          <table:table-cell office:value-type="float" office:value="0.10360181957029" calcext:value-type="float">
            <text:p>0.10360181957029</text:p>
          </table:table-cell>
          <table:table-cell office:value-type="float" office:value="0.116110175490075" calcext:value-type="float">
            <text:p>0.116110175490075</text:p>
          </table:table-cell>
          <table:table-cell office:value-type="float" office:value="0.128414604824493" calcext:value-type="float">
            <text:p>0.128414604824493</text:p>
          </table:table-cell>
          <table:table-cell office:value-type="float" office:value="0.132687347607904" calcext:value-type="float">
            <text:p>0.132687347607904</text:p>
          </table:table-cell>
          <table:table-cell office:value-type="float" office:value="0.134833147028728" calcext:value-type="float">
            <text:p>0.134833147028728</text:p>
          </table:table-cell>
          <table:table-cell office:value-type="float" office:value="0.0975116774742424" calcext:value-type="float">
            <text:p>0.097511677474242</text:p>
          </table:table-cell>
          <table:table-cell office:value-type="float" office:value="0.0873433803649318" calcext:value-type="float">
            <text:p>0.087343380364932</text:p>
          </table:table-cell>
          <table:table-cell office:value-type="float" office:value="0.0912127245048468" calcext:value-type="float">
            <text:p>0.091212724504847</text:p>
          </table:table-cell>
          <table:table-cell office:value-type="float" office:value="0.0963528100510844" calcext:value-type="float">
            <text:p>0.096352810051084</text:p>
          </table:table-cell>
          <table:table-cell office:value-type="float" office:value="0.124229557370423" calcext:value-type="float">
            <text:p>0.124229557370423</text:p>
          </table:table-cell>
          <table:table-cell office:value-type="float" office:value="0.131244309247207" calcext:value-type="float">
            <text:p>0.131244309247207</text:p>
          </table:table-cell>
          <table:table-cell office:value-type="float" office:value="0.134770986579903" calcext:value-type="float">
            <text:p>0.134770986579903</text:p>
          </table:table-cell>
          <table:table-cell office:value-type="float" office:value="0.132401607386393" calcext:value-type="float">
            <text:p>0.132401607386393</text:p>
          </table:table-cell>
          <table:table-cell office:value-type="float" office:value="0.105153723108445" calcext:value-type="float">
            <text:p>0.105153723108445</text:p>
          </table:table-cell>
          <table:table-cell office:value-type="float" office:value="0.0871415424311005" calcext:value-type="float">
            <text:p>0.087141542431101</text:p>
          </table:table-cell>
          <table:table-cell office:value-type="float" office:value="0.0919329791900219" calcext:value-type="float">
            <text:p>0.091932979190022</text:p>
          </table:table-cell>
          <table:table-cell office:value-type="float" office:value="0.0955061283300588" calcext:value-type="float">
            <text:p>0.095506128330059</text:p>
          </table:table-cell>
          <table:table-cell office:value-type="float" office:value="0.104234018262033" calcext:value-type="float">
            <text:p>0.104234018262033</text:p>
          </table:table-cell>
          <table:table-cell office:value-type="float" office:value="0.110330923694689" calcext:value-type="float">
            <text:p>0.110330923694689</text:p>
          </table:table-cell>
          <table:table-cell office:value-type="float" office:value="0.12229098711861" calcext:value-type="float">
            <text:p>0.12229098711861</text:p>
          </table:table-cell>
          <table:table-cell office:value-type="float" office:value="0.129847377664505" calcext:value-type="float">
            <text:p>0.129847377664505</text:p>
          </table:table-cell>
          <table:table-cell office:value-type="float" office:value="0.136367462236959" calcext:value-type="float">
            <text:p>0.136367462236959</text:p>
          </table:table-cell>
          <table:table-cell office:value-type="float" office:value="0.128933100664458" calcext:value-type="float">
            <text:p>0.128933100664458</text:p>
          </table:table-cell>
          <table:table-cell office:value-type="float" office:value="0.122022150833312" calcext:value-type="float">
            <text:p>0.122022150833312</text:p>
          </table:table-cell>
          <table:table-cell office:value-type="float" office:value="0.0904517957599766" calcext:value-type="float">
            <text:p>0.090451795759977</text:p>
          </table:table-cell>
          <table:table-cell office:value-type="float" office:value="0.091963664149555" calcext:value-type="float">
            <text:p>0.091963664149555</text:p>
          </table:table-cell>
          <table:table-cell office:value-type="float" office:value="0.104736809666221" calcext:value-type="float">
            <text:p>0.104736809666221</text:p>
          </table:table-cell>
          <table:table-cell office:value-type="float" office:value="0.119696277391677" calcext:value-type="float">
            <text:p>0.119696277391677</text:p>
          </table:table-cell>
          <table:table-cell office:value-type="float" office:value="0.134743088446354" calcext:value-type="float">
            <text:p>0.134743088446354</text:p>
          </table:table-cell>
          <table:table-cell office:value-type="float" office:value="0.139013128268041" calcext:value-type="float">
            <text:p>0.139013128268041</text:p>
          </table:table-cell>
          <table:table-cell office:value-type="float" office:value="0.13682438804661" calcext:value-type="float">
            <text:p>0.13682438804661</text:p>
          </table:table-cell>
          <table:table-cell office:value-type="float" office:value="0.11442545215031" calcext:value-type="float">
            <text:p>0.11442545215031</text:p>
          </table:table-cell>
          <table:table-cell office:value-type="float" office:value="0.0979027417007058" calcext:value-type="float">
            <text:p>0.097902741700706</text:p>
          </table:table-cell>
          <table:table-cell office:value-type="float" office:value="0.09354864511323" calcext:value-type="float">
            <text:p>0.09354864511323</text:p>
          </table:table-cell>
          <table:table-cell office:value-type="float" office:value="0.0964764732913017" calcext:value-type="float">
            <text:p>0.096476473291302</text:p>
          </table:table-cell>
          <table:table-cell office:value-type="float" office:value="0.107351322138308" calcext:value-type="float">
            <text:p>0.107351322138308</text:p>
          </table:table-cell>
          <table:table-cell office:value-type="float" office:value="0.114983425274221" calcext:value-type="float">
            <text:p>0.114983425274221</text:p>
          </table:table-cell>
          <table:table-cell office:value-type="float" office:value="0.11891634887279" calcext:value-type="float">
            <text:p>0.11891634887279</text:p>
          </table:table-cell>
          <table:table-cell office:value-type="float" office:value="0.125509156892956" calcext:value-type="float">
            <text:p>0.125509156892956</text:p>
          </table:table-cell>
          <table:table-cell office:value-type="float" office:value="0.127987408314855" calcext:value-type="float">
            <text:p>0.127987408314855</text:p>
          </table:table-cell>
          <table:table-cell office:value-type="float" office:value="0.128788446734576" calcext:value-type="float">
            <text:p>0.128788446734576</text:p>
          </table:table-cell>
          <table:table-cell office:value-type="float" office:value="0.127850863493336" calcext:value-type="float">
            <text:p>0.127850863493336</text:p>
          </table:table-cell>
          <table:table-cell office:value-type="float" office:value="0.084967877420297" calcext:value-type="float">
            <text:p>0.084967877420297</text:p>
          </table:table-cell>
          <table:table-cell office:value-type="float" office:value="0.0894347983232383" calcext:value-type="float">
            <text:p>0.089434798323238</text:p>
          </table:table-cell>
          <table:table-cell office:value-type="float" office:value="0.100822534639222" calcext:value-type="float">
            <text:p>0.100822534639222</text:p>
          </table:table-cell>
          <table:table-cell office:value-type="float" office:value="0.107512377829182" calcext:value-type="float">
            <text:p>0.107512377829182</text:p>
          </table:table-cell>
          <table:table-cell office:value-type="float" office:value="0.122562362375118" calcext:value-type="float">
            <text:p>0.122562362375118</text:p>
          </table:table-cell>
          <table:table-cell office:value-type="float" office:value="0.121369888286291" calcext:value-type="float">
            <text:p>0.121369888286291</text:p>
          </table:table-cell>
          <table:table-cell office:value-type="float" office:value="0.077245044820896" calcext:value-type="float">
            <text:p>0.077245044820896</text:p>
          </table:table-cell>
          <table:table-cell office:value-type="float" office:value="0.078238090935293" calcext:value-type="float">
            <text:p>0.078238090935293</text:p>
          </table:table-cell>
          <table:table-cell office:value-type="float" office:value="0.0916263287714799" calcext:value-type="float">
            <text:p>0.09162632877148</text:p>
          </table:table-cell>
          <table:table-cell office:value-type="float" office:value="0.106676120156373" calcext:value-type="float">
            <text:p>0.106676120156373</text:p>
          </table:table-cell>
          <table:table-cell office:value-type="float" office:value="0.123081226169524" calcext:value-type="float">
            <text:p>0.123081226169524</text:p>
          </table:table-cell>
          <table:table-cell office:value-type="float" office:value="0.128147149555739" calcext:value-type="float">
            <text:p>0.128147149555739</text:p>
          </table:table-cell>
          <table:table-cell office:value-type="float" office:value="0.124569499586632" calcext:value-type="float">
            <text:p>0.124569499586632</text:p>
          </table:table-cell>
          <table:table-cell office:value-type="float" office:value="0.0727952388628532" calcext:value-type="float">
            <text:p>0.072795238862853</text:p>
          </table:table-cell>
          <table:table-cell office:value-type="float" office:value="0.0694871467581664" calcext:value-type="float">
            <text:p>0.069487146758166</text:p>
          </table:table-cell>
          <table:table-cell office:value-type="float" office:value="0.0721509287885968" calcext:value-type="float">
            <text:p>0.072150928788597</text:p>
          </table:table-cell>
          <table:table-cell office:value-type="float" office:value="0.0779285449362577" calcext:value-type="float">
            <text:p>0.077928544936258</text:p>
          </table:table-cell>
          <table:table-cell office:value-type="float" office:value="0.0848677306673814" calcext:value-type="float">
            <text:p>0.084867730667381</text:p>
          </table:table-cell>
          <table:table-cell office:value-type="float" office:value="0.10148408816146" calcext:value-type="float">
            <text:p>0.10148408816146</text:p>
          </table:table-cell>
          <table:table-cell office:value-type="float" office:value="0.118324492606402" calcext:value-type="float">
            <text:p>0.118324492606402</text:p>
          </table:table-cell>
          <table:table-cell office:value-type="float" office:value="0.117905682056373" calcext:value-type="float">
            <text:p>0.117905682056373</text:p>
          </table:table-cell>
          <table:table-cell office:value-type="float" office:value="0.071667286447796" calcext:value-type="float">
            <text:p>0.071667286447796</text:p>
          </table:table-cell>
          <table:table-cell office:value-type="float" office:value="0.0683514323959305" calcext:value-type="float">
            <text:p>0.068351432395931</text:p>
          </table:table-cell>
          <table:table-cell office:value-type="float" office:value="0.0800919989250142" calcext:value-type="float">
            <text:p>0.080091998925014</text:p>
          </table:table-cell>
          <table:table-cell office:value-type="float" office:value="0.115619252527694" calcext:value-type="float">
            <text:p>0.115619252527694</text:p>
          </table:table-cell>
          <table:table-cell office:value-type="float" office:value="0.113613066581439" calcext:value-type="float">
            <text:p>0.113613066581439</text:p>
          </table:table-cell>
          <table:table-cell office:value-type="float" office:value="0.112614390257863" calcext:value-type="float">
            <text:p>0.112614390257863</text:p>
          </table:table-cell>
          <table:table-cell office:value-type="float" office:value="0.112876459787249" calcext:value-type="float">
            <text:p>0.112876459787249</text:p>
          </table:table-cell>
          <table:table-cell office:value-type="float" office:value="0.0629335480638077" calcext:value-type="float">
            <text:p>0.062933548063808</text:p>
          </table:table-cell>
          <table:table-cell office:value-type="float" office:value="0.0647696370473916" calcext:value-type="float">
            <text:p>0.064769637047392</text:p>
          </table:table-cell>
          <table:table-cell office:value-type="float" office:value="0.0679707870091462" calcext:value-type="float">
            <text:p>0.067970787009146</text:p>
          </table:table-cell>
          <table:table-cell office:value-type="float" office:value="0.0760484304869363" calcext:value-type="float">
            <text:p>0.076048430486936</text:p>
          </table:table-cell>
          <table:table-cell office:value-type="float" office:value="0.0805705249262991" calcext:value-type="float">
            <text:p>0.080570524926299</text:p>
          </table:table-cell>
          <table:table-cell office:value-type="float" office:value="0.0941247749331236" calcext:value-type="float">
            <text:p>0.094124774933124</text:p>
          </table:table-cell>
          <table:table-cell office:value-type="float" office:value="0.101037679244468" calcext:value-type="float">
            <text:p>0.101037679244468</text:p>
          </table:table-cell>
          <table:table-cell office:value-type="float" office:value="0.0979712365658832" calcext:value-type="float">
            <text:p>0.097971236565883</text:p>
          </table:table-cell>
          <table:table-cell office:value-type="float" office:value="0.0985276485692929" calcext:value-type="float">
            <text:p>0.098527648569293</text:p>
          </table:table-cell>
          <table:table-cell office:value-type="float" office:value="0.098044262412366" calcext:value-type="float">
            <text:p>0.098044262412366</text:p>
          </table:table-cell>
          <table:table-cell office:value-type="float" office:value="0.0708813885227529" calcext:value-type="float">
            <text:p>0.070881388522753</text:p>
          </table:table-cell>
          <table:table-cell office:value-type="float" office:value="0.0596033327639505" calcext:value-type="float">
            <text:p>0.059603332763951</text:p>
          </table:table-cell>
          <table:table-cell office:value-type="float" office:value="0.0568563521133766" calcext:value-type="float">
            <text:p>0.056856352113377</text:p>
          </table:table-cell>
          <table:table-cell office:value-type="float" office:value="0.056953814172061" calcext:value-type="float">
            <text:p>0.056953814172061</text:p>
          </table:table-cell>
          <table:table-cell office:value-type="float" office:value="0.0629486982926372" calcext:value-type="float">
            <text:p>0.062948698292637</text:p>
          </table:table-cell>
          <table:table-cell office:value-type="float" office:value="0.0781667417585866" calcext:value-type="float">
            <text:p>0.078166741758587</text:p>
          </table:table-cell>
          <table:table-cell office:value-type="float" office:value="0.0925134305403585" calcext:value-type="float">
            <text:p>0.092513430540359</text:p>
          </table:table-cell>
          <table:table-cell office:value-type="float" office:value="0.0989743702337699" calcext:value-type="float">
            <text:p>0.09897437023377</text:p>
          </table:table-cell>
          <table:table-cell office:value-type="float" office:value="0.0988232887006249" calcext:value-type="float">
            <text:p>0.098823288700625</text:p>
          </table:table-cell>
          <table:table-cell office:value-type="float" office:value="0.0640702716117418" calcext:value-type="float">
            <text:p>0.064070271611742</text:p>
          </table:table-cell>
          <table:table-cell office:value-type="float" office:value="0.0602873198992022" calcext:value-type="float">
            <text:p>0.060287319899202</text:p>
          </table:table-cell>
          <table:table-cell office:value-type="float" office:value="0.0655987510427116" calcext:value-type="float">
            <text:p>0.065598751042712</text:p>
          </table:table-cell>
          <table:table-cell office:value-type="float" office:value="0.0759229013082579" calcext:value-type="float">
            <text:p>0.075922901308258</text:p>
          </table:table-cell>
          <table:table-cell office:value-type="float" office:value="0.079322377552868" calcext:value-type="float">
            <text:p>0.079322377552868</text:p>
          </table:table-cell>
          <table:table-cell office:value-type="float" office:value="0.094897834087511" calcext:value-type="float">
            <text:p>0.094897834087511</text:p>
          </table:table-cell>
          <table:table-cell office:value-type="float" office:value="0.093890779885037" calcext:value-type="float">
            <text:p>0.093890779885037</text:p>
          </table:table-cell>
          <table:table-cell office:value-type="float" office:value="0.0759719265735871" calcext:value-type="float">
            <text:p>0.075971926573587</text:p>
          </table:table-cell>
          <table:table-cell office:value-type="float" office:value="0.0699026759510969" calcext:value-type="float">
            <text:p>0.069902675951097</text:p>
          </table:table-cell>
          <table:table-cell office:value-type="float" office:value="0.0647464343322646" calcext:value-type="float">
            <text:p>0.064746434332265</text:p>
          </table:table-cell>
          <table:table-cell office:value-type="float" office:value="0.0707813999472549" calcext:value-type="float">
            <text:p>0.070781399947255</text:p>
          </table:table-cell>
          <table:table-cell office:value-type="float" office:value="0.0865889748421691" calcext:value-type="float">
            <text:p>0.086588974842169</text:p>
          </table:table-cell>
          <table:table-cell office:value-type="float" office:value="0.0991226262349365" calcext:value-type="float">
            <text:p>0.099122626234937</text:p>
          </table:table-cell>
          <table:table-cell office:value-type="float" office:value="0.10815799154054" calcext:value-type="float">
            <text:p>0.10815799154054</text:p>
          </table:table-cell>
          <table:table-cell office:value-type="float" office:value="0.106636754111192" calcext:value-type="float">
            <text:p>0.106636754111192</text:p>
          </table:table-cell>
          <table:table-cell office:value-type="float" office:value="0.0776021788478003" calcext:value-type="float">
            <text:p>0.0776021788478</text:p>
          </table:table-cell>
          <table:table-cell office:value-type="float" office:value="0.0766841729879976" calcext:value-type="float">
            <text:p>0.076684172987998</text:p>
          </table:table-cell>
          <table:table-cell office:value-type="float" office:value="0.126980007198697" calcext:value-type="float">
            <text:p>0.126980007198697</text:p>
          </table:table-cell>
          <table:table-cell office:value-type="float" office:value="0.125426635316443" calcext:value-type="float">
            <text:p>0.125426635316443</text:p>
          </table:table-cell>
          <table:table-cell office:value-type="float" office:value="0.0787124028410236" calcext:value-type="float">
            <text:p>0.078712402841024</text:p>
          </table:table-cell>
          <table:table-cell office:value-type="float" office:value="0.088899316987571" calcext:value-type="float">
            <text:p>0.088899316987571</text:p>
          </table:table-cell>
          <table:table-cell office:value-type="float" office:value="0.142656181291276" calcext:value-type="float">
            <text:p>0.142656181291276</text:p>
          </table:table-cell>
          <table:table-cell office:value-type="float" office:value="0.146366859100272" calcext:value-type="float">
            <text:p>0.146366859100272</text:p>
          </table:table-cell>
          <table:table-cell office:value-type="float" office:value="0.11495743980741" calcext:value-type="float">
            <text:p>0.11495743980741</text:p>
          </table:table-cell>
          <table:table-cell office:value-type="float" office:value="0.0964102670603381" calcext:value-type="float">
            <text:p>0.096410267060338</text:p>
          </table:table-cell>
          <table:table-cell office:value-type="float" office:value="0.0952663323888498" calcext:value-type="float">
            <text:p>0.09526633238885</text:p>
          </table:table-cell>
          <table:table-cell office:value-type="float" office:value="0.123448440060681" calcext:value-type="float">
            <text:p>0.123448440060681</text:p>
          </table:table-cell>
          <table:table-cell office:value-type="float" office:value="0.136467062221306" calcext:value-type="float">
            <text:p>0.136467062221306</text:p>
          </table:table-cell>
          <table:table-cell office:value-type="float" office:value="0.136248013708564" calcext:value-type="float">
            <text:p>0.136248013708564</text:p>
          </table:table-cell>
          <table:table-cell office:value-type="float" office:value="0.136689896456648" calcext:value-type="float">
            <text:p>0.136689896456648</text:p>
          </table:table-cell>
          <table:table-cell office:value-type="float" office:value="0.13683034186602" calcext:value-type="float">
            <text:p>0.13683034186602</text:p>
          </table:table-cell>
          <table:table-cell office:value-type="float" office:value="0.132582973552124" calcext:value-type="float">
            <text:p>0.132582973552124</text:p>
          </table:table-cell>
          <table:table-cell office:value-type="float" office:value="0.118878395780041" calcext:value-type="float">
            <text:p>0.118878395780041</text:p>
          </table:table-cell>
          <table:table-cell office:value-type="float" office:value="0.11563482551448" calcext:value-type="float">
            <text:p>0.11563482551448</text:p>
          </table:table-cell>
          <table:table-cell office:value-type="float" office:value="0.103833969991728" calcext:value-type="float">
            <text:p>0.103833969991728</text:p>
          </table:table-cell>
          <table:table-cell office:value-type="float" office:value="0.106400194874693" calcext:value-type="float">
            <text:p>0.106400194874693</text:p>
          </table:table-cell>
          <table:table-cell office:value-type="float" office:value="0.116620779784892" calcext:value-type="float">
            <text:p>0.116620779784892</text:p>
          </table:table-cell>
          <table:table-cell office:value-type="float" office:value="0.128098269578814" calcext:value-type="float">
            <text:p>0.128098269578814</text:p>
          </table:table-cell>
          <table:table-cell office:value-type="float" office:value="0.137929608910019" calcext:value-type="float">
            <text:p>0.137929608910019</text:p>
          </table:table-cell>
          <table:table-cell office:value-type="float" office:value="0.138510065428087" calcext:value-type="float">
            <text:p>0.138510065428087</text:p>
          </table:table-cell>
          <table:table-cell office:value-type="float" office:value="0.136557843725693" calcext:value-type="float">
            <text:p>0.136557843725693</text:p>
          </table:table-cell>
          <table:table-cell office:value-type="float" office:value="0.118235946270794" calcext:value-type="float">
            <text:p>0.118235946270794</text:p>
          </table:table-cell>
          <table:table-cell office:value-type="float" office:value="0.105181455528955" calcext:value-type="float">
            <text:p>0.105181455528955</text:p>
          </table:table-cell>
          <table:table-cell office:value-type="float" office:value="0.101144976654739" calcext:value-type="float">
            <text:p>0.101144976654739</text:p>
          </table:table-cell>
          <table:table-cell office:value-type="float" office:value="0.106581428592812" calcext:value-type="float">
            <text:p>0.106581428592812</text:p>
          </table:table-cell>
          <table:table-cell office:value-type="float" office:value="0.1336518359983" calcext:value-type="float">
            <text:p>0.1336518359983</text:p>
          </table:table-cell>
          <table:table-cell office:value-type="float" office:value="0.145136782200853" calcext:value-type="float">
            <text:p>0.145136782200853</text:p>
          </table:table-cell>
          <table:table-cell office:value-type="float" office:value="0.143986991518606" calcext:value-type="float">
            <text:p>0.143986991518606</text:p>
          </table:table-cell>
          <table:table-cell office:value-type="float" office:value="0.143435243655779" calcext:value-type="float">
            <text:p>0.143435243655779</text:p>
          </table:table-cell>
          <table:table-cell office:value-type="float" office:value="0.144244178450972" calcext:value-type="float">
            <text:p>0.144244178450972</text:p>
          </table:table-cell>
          <table:table-cell office:value-type="float" office:value="0.107813758613675" calcext:value-type="float">
            <text:p>0.107813758613675</text:p>
          </table:table-cell>
          <table:table-cell office:value-type="float" office:value="0.104532407920818" calcext:value-type="float">
            <text:p>0.104532407920818</text:p>
          </table:table-cell>
          <table:table-cell office:value-type="float" office:value="0.131486399569936" calcext:value-type="float">
            <text:p>0.131486399569936</text:p>
          </table:table-cell>
          <table:table-cell office:value-type="float" office:value="0.145105921640217" calcext:value-type="float">
            <text:p>0.145105921640217</text:p>
          </table:table-cell>
          <table:table-cell office:value-type="float" office:value="0.147370063745308" calcext:value-type="float">
            <text:p>0.147370063745308</text:p>
          </table:table-cell>
          <table:table-cell office:value-type="float" office:value="0.145152406135594" calcext:value-type="float">
            <text:p>0.145152406135594</text:p>
          </table:table-cell>
          <table:table-cell office:value-type="float" office:value="0.0958498333154062" calcext:value-type="float">
            <text:p>0.095849833315406</text:p>
          </table:table-cell>
          <table:table-cell office:value-type="float" office:value="0.100840393789595" calcext:value-type="float">
            <text:p>0.100840393789595</text:p>
          </table:table-cell>
          <table:table-cell office:value-type="float" office:value="0.107269777799559" calcext:value-type="float">
            <text:p>0.107269777799559</text:p>
          </table:table-cell>
          <table:table-cell office:value-type="float" office:value="0.121446634718075" calcext:value-type="float">
            <text:p>0.121446634718075</text:p>
          </table:table-cell>
          <table:table-cell office:value-type="float" office:value="0.127517866451425" calcext:value-type="float">
            <text:p>0.127517866451425</text:p>
          </table:table-cell>
          <table:table-cell office:value-type="float" office:value="0.125611003412116" calcext:value-type="float">
            <text:p>0.125611003412116</text:p>
          </table:table-cell>
          <table:table-cell office:value-type="float" office:value="0.106759417442921" calcext:value-type="float">
            <text:p>0.106759417442921</text:p>
          </table:table-cell>
          <table:table-cell office:value-type="float" office:value="0.10240789204648" calcext:value-type="float">
            <text:p>0.10240789204648</text:p>
          </table:table-cell>
          <table:table-cell office:value-type="float" office:value="0.0924476050194438" calcext:value-type="float">
            <text:p>0.092447605019444</text:p>
          </table:table-cell>
          <table:table-cell office:value-type="float" office:value="0.0960898641424982" calcext:value-type="float">
            <text:p>0.096089864142498</text:p>
          </table:table-cell>
          <table:table-cell office:value-type="float" office:value="0.0995601926449567" calcext:value-type="float">
            <text:p>0.099560192644957</text:p>
          </table:table-cell>
          <table:table-cell office:value-type="float" office:value="0.132415922999653" calcext:value-type="float">
            <text:p>0.132415922999653</text:p>
          </table:table-cell>
          <table:table-cell office:value-type="float" office:value="0.135701942693468" calcext:value-type="float">
            <text:p>0.135701942693468</text:p>
          </table:table-cell>
          <table:table-cell office:value-type="float" office:value="0.0928984568200885" calcext:value-type="float">
            <text:p>0.092898456820089</text:p>
          </table:table-cell>
          <table:table-cell office:value-type="float" office:value="0.0895826749793477" calcext:value-type="float">
            <text:p>0.089582674979348</text:p>
          </table:table-cell>
          <table:table-cell office:value-type="float" office:value="0.101959682772233" calcext:value-type="float">
            <text:p>0.101959682772233</text:p>
          </table:table-cell>
          <table:table-cell office:value-type="float" office:value="0.115809390677668" calcext:value-type="float">
            <text:p>0.115809390677668</text:p>
          </table:table-cell>
          <table:table-cell office:value-type="float" office:value="0.131686052039237" calcext:value-type="float">
            <text:p>0.131686052039237</text:p>
          </table:table-cell>
          <table:table-cell office:value-type="float" office:value="0.134851810224217" calcext:value-type="float">
            <text:p>0.134851810224217</text:p>
          </table:table-cell>
          <table:table-cell office:value-type="float" office:value="0.109958363845656" calcext:value-type="float">
            <text:p>0.109958363845656</text:p>
          </table:table-cell>
          <table:table-cell office:value-type="float" office:value="0.0907972804883412" calcext:value-type="float">
            <text:p>0.090797280488341</text:p>
          </table:table-cell>
          <table:table-cell office:value-type="float" office:value="0.0996091515460497" calcext:value-type="float">
            <text:p>0.09960915154605</text:p>
          </table:table-cell>
          <table:table-cell office:value-type="float" office:value="0.113060005048465" calcext:value-type="float">
            <text:p>0.113060005048465</text:p>
          </table:table-cell>
          <table:table-cell office:value-type="float" office:value="0.137705130637801" calcext:value-type="float">
            <text:p>0.137705130637801</text:p>
          </table:table-cell>
          <table:table-cell office:value-type="float" office:value="0.136784151211229" calcext:value-type="float">
            <text:p>0.136784151211229</text:p>
          </table:table-cell>
          <table:table-cell office:value-type="float" office:value="0.138226225477467" calcext:value-type="float">
            <text:p>0.138226225477467</text:p>
          </table:table-cell>
          <table:table-cell office:value-type="float" office:value="0.107839399829906" calcext:value-type="float">
            <text:p>0.107839399829906</text:p>
          </table:table-cell>
          <table:table-cell office:value-type="float" office:value="0.101423520412822" calcext:value-type="float">
            <text:p>0.101423520412822</text:p>
          </table:table-cell>
          <table:table-cell office:value-type="float" office:value="0.0930527113181398" calcext:value-type="float">
            <text:p>0.09305271131814</text:p>
          </table:table-cell>
          <table:table-cell office:value-type="float" office:value="0.0957547752777093" calcext:value-type="float">
            <text:p>0.095754775277709</text:p>
          </table:table-cell>
          <table:table-cell office:value-type="float" office:value="0.142143938700019" calcext:value-type="float">
            <text:p>0.142143938700019</text:p>
          </table:table-cell>
          <table:table-cell office:value-type="float" office:value="0.144944173687496" calcext:value-type="float">
            <text:p>0.144944173687496</text:p>
          </table:table-cell>
          <table:table-cell office:value-type="float" office:value="0.112686502409234" calcext:value-type="float">
            <text:p>0.112686502409234</text:p>
          </table:table-cell>
          <table:table-cell office:value-type="float" office:value="0.0959711825065855" calcext:value-type="float">
            <text:p>0.095971182506586</text:p>
          </table:table-cell>
          <table:table-cell office:value-type="float" office:value="0.103116967582517" calcext:value-type="float">
            <text:p>0.103116967582517</text:p>
          </table:table-cell>
          <table:table-cell office:value-type="float" office:value="0.146319903984951" calcext:value-type="float">
            <text:p>0.146319903984951</text:p>
          </table:table-cell>
          <table:table-cell office:value-type="float" office:value="0.147646965360752" calcext:value-type="float">
            <text:p>0.147646965360752</text:p>
          </table:table-cell>
          <table:table-cell office:value-type="float" office:value="0.0980827594731894" calcext:value-type="float">
            <text:p>0.098082759473189</text:p>
          </table:table-cell>
          <table:table-cell office:value-type="float" office:value="0.0919144800494782" calcext:value-type="float">
            <text:p>0.091914480049478</text:p>
          </table:table-cell>
          <table:table-cell office:value-type="float" office:value="0.0926046762845933" calcext:value-type="float">
            <text:p>0.092604676284593</text:p>
          </table:table-cell>
          <table:table-cell office:value-type="float" office:value="0.0986948476073306" calcext:value-type="float">
            <text:p>0.098694847607331</text:p>
          </table:table-cell>
          <table:table-cell office:value-type="float" office:value="0.12071784278327" calcext:value-type="float">
            <text:p>0.12071784278327</text:p>
          </table:table-cell>
          <table:table-cell office:value-type="float" office:value="0.126094303259666" calcext:value-type="float">
            <text:p>0.126094303259666</text:p>
          </table:table-cell>
          <table:table-cell office:value-type="float" office:value="0.135706970856935" calcext:value-type="float">
            <text:p>0.135706970856935</text:p>
          </table:table-cell>
          <table:table-cell office:value-type="float" office:value="0.134771194560197" calcext:value-type="float">
            <text:p>0.134771194560197</text:p>
          </table:table-cell>
          <table:table-cell office:value-type="float" office:value="0.0977459042602325" calcext:value-type="float">
            <text:p>0.097745904260233</text:p>
          </table:table-cell>
          <table:table-cell office:value-type="float" office:value="0.0895952120715934" calcext:value-type="float">
            <text:p>0.089595212071593</text:p>
          </table:table-cell>
          <table:table-cell office:value-type="float" office:value="0.0888877349085854" calcext:value-type="float">
            <text:p>0.088887734908585</text:p>
          </table:table-cell>
          <table:table-cell office:value-type="float" office:value="0.0931892610229038" calcext:value-type="float">
            <text:p>0.093189261022904</text:p>
          </table:table-cell>
          <table:table-cell office:value-type="float" office:value="0.100131689189214" calcext:value-type="float">
            <text:p>0.100131689189214</text:p>
          </table:table-cell>
          <table:table-cell office:value-type="float" office:value="0.105940463058378" calcext:value-type="float">
            <text:p>0.105940463058378</text:p>
          </table:table-cell>
          <table:table-cell office:value-type="float" office:value="0.118221949726784" calcext:value-type="float">
            <text:p>0.118221949726784</text:p>
          </table:table-cell>
          <table:table-cell office:value-type="float" office:value="0.127786156134591" calcext:value-type="float">
            <text:p>0.127786156134591</text:p>
          </table:table-cell>
          <table:table-cell office:value-type="float" office:value="0.127776002646615" calcext:value-type="float">
            <text:p>0.127776002646615</text:p>
          </table:table-cell>
          <table:table-cell office:value-type="float" office:value="0.128843698005637" calcext:value-type="float">
            <text:p>0.128843698005637</text:p>
          </table:table-cell>
          <table:table-cell office:value-type="float" office:value="0.102429856412435" calcext:value-type="float">
            <text:p>0.102429856412435</text:p>
          </table:table-cell>
          <table:table-cell office:value-type="float" office:value="0.0963027282021594" calcext:value-type="float">
            <text:p>0.096302728202159</text:p>
          </table:table-cell>
          <table:table-cell office:value-type="float" office:value="0.0861454681067257" calcext:value-type="float">
            <text:p>0.086145468106726</text:p>
          </table:table-cell>
          <table:table-cell office:value-type="float" office:value="0.0942847654460729" calcext:value-type="float">
            <text:p>0.094284765446073</text:p>
          </table:table-cell>
          <table:table-cell office:value-type="float" office:value="0.107659247599606" calcext:value-type="float">
            <text:p>0.107659247599606</text:p>
          </table:table-cell>
          <table:table-cell office:value-type="float" office:value="0.114810643275655" calcext:value-type="float">
            <text:p>0.114810643275655</text:p>
          </table:table-cell>
          <table:table-cell office:value-type="float" office:value="0.120622423697267" calcext:value-type="float">
            <text:p>0.120622423697267</text:p>
          </table:table-cell>
          <table:table-cell office:value-type="float" office:value="0.124981414545352" calcext:value-type="float">
            <text:p>0.124981414545352</text:p>
          </table:table-cell>
          <table:table-cell office:value-type="float" office:value="0.127215979214261" calcext:value-type="float">
            <text:p>0.127215979214261</text:p>
          </table:table-cell>
          <table:table-cell office:value-type="float" office:value="0.0998430038787176" calcext:value-type="float">
            <text:p>0.099843003878718</text:p>
          </table:table-cell>
          <table:table-cell office:value-type="float" office:value="0.08440500930502" calcext:value-type="float">
            <text:p>0.08440500930502</text:p>
          </table:table-cell>
          <table:table-cell office:value-type="float" office:value="0.083578558771745" calcext:value-type="float">
            <text:p>0.083578558771745</text:p>
          </table:table-cell>
          <table:table-cell office:value-type="float" office:value="0.0858467013018149" calcext:value-type="float">
            <text:p>0.085846701301815</text:p>
          </table:table-cell>
          <table:table-cell office:value-type="float" office:value="0.100295119931951" calcext:value-type="float">
            <text:p>0.100295119931951</text:p>
          </table:table-cell>
          <table:table-cell office:value-type="float" office:value="0.114758462997446" calcext:value-type="float">
            <text:p>0.114758462997446</text:p>
          </table:table-cell>
          <table:table-cell office:value-type="float" office:value="0.132079556388883" calcext:value-type="float">
            <text:p>0.132079556388883</text:p>
          </table:table-cell>
          <table:table-cell office:value-type="float" office:value="0.132299682591093" calcext:value-type="float">
            <text:p>0.132299682591093</text:p>
          </table:table-cell>
          <table:table-cell office:value-type="float" office:value="0.118522019127778" calcext:value-type="float">
            <text:p>0.118522019127778</text:p>
          </table:table-cell>
          <table:table-cell office:value-type="float" office:value="0.10635818950102" calcext:value-type="float">
            <text:p>0.10635818950102</text:p>
          </table:table-cell>
          <table:table-cell office:value-type="float" office:value="0.0942819100702163" calcext:value-type="float">
            <text:p>0.094281910070216</text:p>
          </table:table-cell>
          <table:table-cell office:value-type="float" office:value="0.0983544726822468" calcext:value-type="float">
            <text:p>0.098354472682247</text:p>
          </table:table-cell>
          <table:table-cell office:value-type="float" office:value="0.109230363437448" calcext:value-type="float">
            <text:p>0.109230363437448</text:p>
          </table:table-cell>
          <table:table-cell office:value-type="float" office:value="0.118572102738509" calcext:value-type="float">
            <text:p>0.118572102738509</text:p>
          </table:table-cell>
          <table:table-cell office:value-type="float" office:value="0.126596045868961" calcext:value-type="float">
            <text:p>0.126596045868961</text:p>
          </table:table-cell>
          <table:table-cell office:value-type="float" office:value="0.126991200945805" calcext:value-type="float">
            <text:p>0.126991200945805</text:p>
          </table:table-cell>
          <table:table-cell office:value-type="float" office:value="0.12424934880299" calcext:value-type="float">
            <text:p>0.12424934880299</text:p>
          </table:table-cell>
          <table:table-cell office:value-type="float" office:value="0.114359567360579" calcext:value-type="float">
            <text:p>0.114359567360579</text:p>
          </table:table-cell>
          <table:table-cell office:value-type="float" office:value="0.106818901898328" calcext:value-type="float">
            <text:p>0.106818901898328</text:p>
          </table:table-cell>
          <table:table-cell office:value-type="float" office:value="0.107274019350095" calcext:value-type="float">
            <text:p>0.107274019350095</text:p>
          </table:table-cell>
          <table:table-cell office:value-type="float" office:value="0.113288421922793" calcext:value-type="float">
            <text:p>0.113288421922793</text:p>
          </table:table-cell>
          <table:table-cell office:value-type="float" office:value="0.120565323083386" calcext:value-type="float">
            <text:p>0.120565323083386</text:p>
          </table:table-cell>
          <table:table-cell office:value-type="float" office:value="0.124556020526406" calcext:value-type="float">
            <text:p>0.124556020526406</text:p>
          </table:table-cell>
          <table:table-cell office:value-type="float" office:value="0.129706594218784" calcext:value-type="float">
            <text:p>0.129706594218784</text:p>
          </table:table-cell>
          <table:table-cell office:value-type="float" office:value="0.132906499850788" calcext:value-type="float">
            <text:p>0.132906499850788</text:p>
          </table:table-cell>
          <table:table-cell office:value-type="float" office:value="0.132417454795277" calcext:value-type="float">
            <text:p>0.132417454795277</text:p>
          </table:table-cell>
          <table:table-cell office:value-type="float" office:value="0.133169497243247" calcext:value-type="float">
            <text:p>0.133169497243247</text:p>
          </table:table-cell>
          <table:table-cell office:value-type="float" office:value="0.129571389987918" calcext:value-type="float">
            <text:p>0.129571389987918</text:p>
          </table:table-cell>
          <table:table-cell office:value-type="float" office:value="0.119954222424446" calcext:value-type="float">
            <text:p>0.119954222424446</text:p>
          </table:table-cell>
          <table:table-cell office:value-type="float" office:value="0.113053769267301" calcext:value-type="float">
            <text:p>0.113053769267301</text:p>
          </table:table-cell>
          <table:table-cell office:value-type="float" office:value="0.113409530757967" calcext:value-type="float">
            <text:p>0.113409530757967</text:p>
          </table:table-cell>
          <table:table-cell office:value-type="float" office:value="0.120657044997076" calcext:value-type="float">
            <text:p>0.120657044997076</text:p>
          </table:table-cell>
          <table:table-cell office:value-type="float" office:value="0.127768924173203" calcext:value-type="float">
            <text:p>0.127768924173203</text:p>
          </table:table-cell>
          <table:table-cell office:value-type="float" office:value="0.135806824664235" calcext:value-type="float">
            <text:p>0.135806824664235</text:p>
          </table:table-cell>
          <table:table-cell office:value-type="float" office:value="0.139626993844988" calcext:value-type="float">
            <text:p>0.139626993844988</text:p>
          </table:table-cell>
          <table:table-cell office:value-type="float" office:value="0.14004976207318" calcext:value-type="float">
            <text:p>0.14004976207318</text:p>
          </table:table-cell>
          <table:table-cell office:value-type="float" office:value="0.137715614012209" calcext:value-type="float">
            <text:p>0.137715614012209</text:p>
          </table:table-cell>
          <table:table-cell office:value-type="float" office:value="0.126417893200483" calcext:value-type="float">
            <text:p>0.126417893200483</text:p>
          </table:table-cell>
          <table:table-cell office:value-type="float" office:value="0.116832434814738" calcext:value-type="float">
            <text:p>0.116832434814738</text:p>
          </table:table-cell>
          <table:table-cell office:value-type="float" office:value="0.112466444070609" calcext:value-type="float">
            <text:p>0.112466444070609</text:p>
          </table:table-cell>
          <table:table-cell office:value-type="float" office:value="0.115573626829466" calcext:value-type="float">
            <text:p>0.115573626829466</text:p>
          </table:table-cell>
          <table:table-cell office:value-type="float" office:value="0.120606719790573" calcext:value-type="float">
            <text:p>0.120606719790573</text:p>
          </table:table-cell>
          <table:table-cell office:value-type="float" office:value="0.129880907055922" calcext:value-type="float">
            <text:p>0.129880907055922</text:p>
          </table:table-cell>
          <table:table-cell office:value-type="float" office:value="0.145173641831396" calcext:value-type="float">
            <text:p>0.145173641831396</text:p>
          </table:table-cell>
          <table:table-cell office:value-type="float" office:value="0.144097087426589" calcext:value-type="float">
            <text:p>0.144097087426589</text:p>
          </table:table-cell>
          <table:table-cell office:value-type="float" office:value="0.144858673689511" calcext:value-type="float">
            <text:p>0.144858673689511</text:p>
          </table:table-cell>
          <table:table-cell office:value-type="float" office:value="0.143027831889499" calcext:value-type="float">
            <text:p>0.143027831889499</text:p>
          </table:table-cell>
          <table:table-cell office:value-type="float" office:value="0.130631947569567" calcext:value-type="float">
            <text:p>0.130631947569567</text:p>
          </table:table-cell>
          <table:table-cell office:value-type="float" office:value="0.126980092525602" calcext:value-type="float">
            <text:p>0.126980092525602</text:p>
          </table:table-cell>
          <table:table-cell office:value-type="float" office:value="0.122795779321367" calcext:value-type="float">
            <text:p>0.122795779321367</text:p>
          </table:table-cell>
          <table:table-cell office:value-type="float" office:value="0.114646659926885" calcext:value-type="float">
            <text:p>0.114646659926885</text:p>
          </table:table-cell>
          <table:table-cell office:value-type="float" office:value="0.115282985057014" calcext:value-type="float">
            <text:p>0.115282985057014</text:p>
          </table:table-cell>
          <table:table-cell office:value-type="float" office:value="0.120146003145301" calcext:value-type="float">
            <text:p>0.120146003145301</text:p>
          </table:table-cell>
          <table:table-cell office:value-type="float" office:value="0.1349102430545" calcext:value-type="float">
            <text:p>0.1349102430545</text:p>
          </table:table-cell>
          <table:table-cell office:value-type="float" office:value="0.142612770229697" calcext:value-type="float">
            <text:p>0.142612770229697</text:p>
          </table:table-cell>
          <table:table-cell office:value-type="float" office:value="0.143192334393975" calcext:value-type="float">
            <text:p>0.143192334393975</text:p>
          </table:table-cell>
          <table:table-cell office:value-type="float" office:value="0.153291363980983" calcext:value-type="float">
            <text:p>0.153291363980983</text:p>
          </table:table-cell>
          <table:table-cell office:value-type="float" office:value="0.154893930608796" calcext:value-type="float">
            <text:p>0.154893930608796</text:p>
          </table:table-cell>
          <table:table-cell office:value-type="float" office:value="0.136750533345634" calcext:value-type="float">
            <text:p>0.136750533345634</text:p>
          </table:table-cell>
          <table:table-cell office:value-type="float" office:value="0.126446467496709" calcext:value-type="float">
            <text:p>0.126446467496709</text:p>
          </table:table-cell>
          <table:table-cell office:value-type="float" office:value="0.116837655055013" calcext:value-type="float">
            <text:p>0.116837655055013</text:p>
          </table:table-cell>
          <table:table-cell office:value-type="float" office:value="0.12198289120752" calcext:value-type="float">
            <text:p>0.12198289120752</text:p>
          </table:table-cell>
          <table:table-cell office:value-type="float" office:value="0.142720107548972" calcext:value-type="float">
            <text:p>0.142720107548972</text:p>
          </table:table-cell>
          <table:table-cell office:value-type="float" office:value="0.152772601527831" calcext:value-type="float">
            <text:p>0.152772601527831</text:p>
          </table:table-cell>
          <table:table-cell office:value-type="float" office:value="0.158142151031708" calcext:value-type="float">
            <text:p>0.158142151031708</text:p>
          </table:table-cell>
          <table:table-cell office:value-type="float" office:value="0.158174721255615" calcext:value-type="float">
            <text:p>0.158174721255615</text:p>
          </table:table-cell>
          <table:table-cell office:value-type="float" office:value="0.160371490059889" calcext:value-type="float">
            <text:p>0.160371490059889</text:p>
          </table:table-cell>
          <table:table-cell office:value-type="float" office:value="0.137122310041008" calcext:value-type="float">
            <text:p>0.137122310041008</text:p>
          </table:table-cell>
          <table:table-cell office:value-type="float" office:value="0.120976683391175" calcext:value-type="float">
            <text:p>0.120976683391175</text:p>
          </table:table-cell>
          <table:table-cell office:value-type="float" office:value="0.127045707018607" calcext:value-type="float">
            <text:p>0.127045707018607</text:p>
          </table:table-cell>
          <table:table-cell office:value-type="float" office:value="0.139542914176144" calcext:value-type="float">
            <text:p>0.139542914176144</text:p>
          </table:table-cell>
          <table:table-cell office:value-type="float" office:value="0.147426750231712" calcext:value-type="float">
            <text:p>0.147426750231712</text:p>
          </table:table-cell>
          <table:table-cell office:value-type="float" office:value="0.158025608558522" calcext:value-type="float">
            <text:p>0.158025608558522</text:p>
          </table:table-cell>
          <table:table-cell office:value-type="float" office:value="0.15825395743451" calcext:value-type="float">
            <text:p>0.15825395743451</text:p>
          </table:table-cell>
          <table:table-cell office:value-type="float" office:value="0.158735096183925" calcext:value-type="float">
            <text:p>0.158735096183925</text:p>
          </table:table-cell>
          <table:table-cell office:value-type="float" office:value="0.157788632111931" calcext:value-type="float">
            <text:p>0.157788632111931</text:p>
          </table:table-cell>
          <table:table-cell office:value-type="float" office:value="0.131693153874954" calcext:value-type="float">
            <text:p>0.131693153874954</text:p>
          </table:table-cell>
          <table:table-cell office:value-type="float" office:value="0.11899852256326" calcext:value-type="float">
            <text:p>0.11899852256326</text:p>
          </table:table-cell>
          <table:table-cell office:value-type="float" office:value="0.123009179418199" calcext:value-type="float">
            <text:p>0.123009179418199</text:p>
          </table:table-cell>
          <table:table-cell office:value-type="float" office:value="0.13410942826819" calcext:value-type="float">
            <text:p>0.13410942826819</text:p>
          </table:table-cell>
          <table:table-cell office:value-type="float" office:value="0.141776013173836" calcext:value-type="float">
            <text:p>0.141776013173836</text:p>
          </table:table-cell>
          <table:table-cell office:value-type="float" office:value="0.152165840556877" calcext:value-type="float">
            <text:p>0.152165840556877</text:p>
          </table:table-cell>
          <table:table-cell office:value-type="float" office:value="0.153651745053301" calcext:value-type="float">
            <text:p>0.153651745053301</text:p>
          </table:table-cell>
          <table:table-cell office:value-type="float" office:value="0.152185347503957" calcext:value-type="float">
            <text:p>0.152185347503957</text:p>
          </table:table-cell>
          <table:table-cell office:value-type="float" office:value="0.135197300494751" calcext:value-type="float">
            <text:p>0.135197300494751</text:p>
          </table:table-cell>
          <table:table-cell office:value-type="float" office:value="0.124233395792016" calcext:value-type="float">
            <text:p>0.124233395792016</text:p>
          </table:table-cell>
          <table:table-cell office:value-type="float" office:value="0.116882346986951" calcext:value-type="float">
            <text:p>0.116882346986951</text:p>
          </table:table-cell>
          <table:table-cell office:value-type="float" office:value="0.11977623641174" calcext:value-type="float">
            <text:p>0.11977623641174</text:p>
          </table:table-cell>
          <table:table-cell office:value-type="float" office:value="0.13135139464232" calcext:value-type="float">
            <text:p>0.13135139464232</text:p>
          </table:table-cell>
          <table:table-cell office:value-type="float" office:value="0.141143713859115" calcext:value-type="float">
            <text:p>0.141143713859115</text:p>
          </table:table-cell>
          <table:table-cell office:value-type="float" office:value="0.152200693374715" calcext:value-type="float">
            <text:p>0.152200693374715</text:p>
          </table:table-cell>
          <table:table-cell office:value-type="float" office:value="0.156248242073898" calcext:value-type="float">
            <text:p>0.156248242073898</text:p>
          </table:table-cell>
          <table:table-cell office:value-type="float" office:value="0.157327682067244" calcext:value-type="float">
            <text:p>0.157327682067244</text:p>
          </table:table-cell>
          <table:table-cell office:value-type="float" office:value="0.117781036488358" calcext:value-type="float">
            <text:p>0.117781036488358</text:p>
          </table:table-cell>
          <table:table-cell office:value-type="float" office:value="0.122203508469333" calcext:value-type="float">
            <text:p>0.122203508469333</text:p>
          </table:table-cell>
          <table:table-cell office:value-type="float" office:value="0.133556474172915" calcext:value-type="float">
            <text:p>0.133556474172915</text:p>
          </table:table-cell>
          <table:table-cell office:value-type="float" office:value="0.139598012402494" calcext:value-type="float">
            <text:p>0.139598012402494</text:p>
          </table:table-cell>
          <table:table-cell office:value-type="float" office:value="0.14580487422984" calcext:value-type="float">
            <text:p>0.14580487422984</text:p>
          </table:table-cell>
          <table:table-cell office:value-type="float" office:value="0.144249104095944" calcext:value-type="float">
            <text:p>0.144249104095944</text:p>
          </table:table-cell>
          <table:table-cell office:value-type="float" office:value="0.14122278780634" calcext:value-type="float">
            <text:p>0.14122278780634</text:p>
          </table:table-cell>
          <table:table-cell office:value-type="float" office:value="0.129529392095985" calcext:value-type="float">
            <text:p>0.129529392095985</text:p>
          </table:table-cell>
          <table:table-cell office:value-type="float" office:value="0.124770573740379" calcext:value-type="float">
            <text:p>0.124770573740379</text:p>
          </table:table-cell>
          <table:table-cell office:value-type="float" office:value="0.126545555908664" calcext:value-type="float">
            <text:p>0.126545555908664</text:p>
          </table:table-cell>
          <table:table-cell office:value-type="float" office:value="0.126396255575834" calcext:value-type="float">
            <text:p>0.126396255575834</text:p>
          </table:table-cell>
          <table:table-cell office:value-type="float" office:value="0.123429980596487" calcext:value-type="float">
            <text:p>0.123429980596487</text:p>
          </table:table-cell>
          <table:table-cell office:value-type="float" office:value="0.120518964105953" calcext:value-type="float">
            <text:p>0.120518964105953</text:p>
          </table:table-cell>
          <table:table-cell office:value-type="float" office:value="0.118842986059366" calcext:value-type="float">
            <text:p>0.118842986059366</text:p>
          </table:table-cell>
          <table:table-cell office:value-type="float" office:value="0.117897916916605" calcext:value-type="float">
            <text:p>0.117897916916605</text:p>
          </table:table-cell>
          <table:table-cell office:value-type="float" office:value="0.116550222876905" calcext:value-type="float">
            <text:p>0.116550222876905</text:p>
          </table:table-cell>
          <table:table-cell office:value-type="float" office:value="0.115597739740723" calcext:value-type="float">
            <text:p>0.115597739740723</text:p>
          </table:table-cell>
          <table:table-cell office:value-type="float" office:value="0.115006234976448" calcext:value-type="float">
            <text:p>0.115006234976448</text:p>
          </table:table-cell>
          <table:table-cell office:value-type="float" office:value="0.115072948087485" calcext:value-type="float">
            <text:p>0.115072948087485</text:p>
          </table:table-cell>
          <table:table-cell office:value-type="float" office:value="0.114946909282791" calcext:value-type="float">
            <text:p>0.114946909282791</text:p>
          </table:table-cell>
          <table:table-cell office:value-type="float" office:value="0.114638032627956" calcext:value-type="float">
            <text:p>0.114638032627956</text:p>
          </table:table-cell>
          <table:table-cell office:value-type="float" office:value="0.114967727755039" calcext:value-type="float">
            <text:p>0.114967727755039</text:p>
          </table:table-cell>
          <table:table-cell office:value-type="float" office:value="0.114782501923483" calcext:value-type="float">
            <text:p>0.114782501923483</text:p>
          </table:table-cell>
          <table:table-cell office:value-type="float" office:value="0.114722409265543" calcext:value-type="float">
            <text:p>0.114722409265543</text:p>
          </table:table-cell>
          <table:table-cell office:value-type="float" office:value="0.114904098908394" calcext:value-type="float">
            <text:p>0.114904098908394</text:p>
          </table:table-cell>
          <table:table-cell office:value-type="float" office:value="0.114744957402552" calcext:value-type="float">
            <text:p>0.114744957402552</text:p>
          </table:table-cell>
          <table:table-cell office:value-type="float" office:value="0.114839057624867" calcext:value-type="float">
            <text:p>0.114839057624867</text:p>
          </table:table-cell>
          <table:table-cell office:value-type="float" office:value="0.11484321459786" calcext:value-type="float">
            <text:p>0.11484321459786</text:p>
          </table:table-cell>
          <table:table-cell office:value-type="float" office:value="0.114393159234208" calcext:value-type="float">
            <text:p>0.114393159234208</text:p>
          </table:table-cell>
          <table:table-cell office:value-type="float" office:value="0.114884314158297" calcext:value-type="float">
            <text:p>0.114884314158297</text:p>
          </table:table-cell>
          <table:table-cell office:value-type="float" office:value="0.114688270518917" calcext:value-type="float">
            <text:p>0.114688270518917</text:p>
          </table:table-cell>
          <table:table-cell office:value-type="float" office:value="0.114584735234498" calcext:value-type="float">
            <text:p>0.114584735234498</text:p>
          </table:table-cell>
          <table:table-cell office:value-type="float" office:value="0.114770903787788" calcext:value-type="float">
            <text:p>0.114770903787788</text:p>
          </table:table-cell>
          <table:table-cell office:value-type="float" office:value="0.114616187505102" calcext:value-type="float">
            <text:p>0.114616187505102</text:p>
          </table:table-cell>
          <table:table-cell office:value-type="float" office:value="0.114912118375244" calcext:value-type="float">
            <text:p>0.114912118375244</text:p>
          </table:table-cell>
          <table:table-cell office:value-type="float" office:value="0.114791872170831" calcext:value-type="float">
            <text:p>0.114791872170831</text:p>
          </table:table-cell>
          <table:table-cell office:value-type="float" office:value="0.114680021704667" calcext:value-type="float">
            <text:p>0.114680021704667</text:p>
          </table:table-cell>
          <table:table-cell office:value-type="float" office:value="0.114708193009482" calcext:value-type="float">
            <text:p>0.114708193009482</text:p>
          </table:table-cell>
          <table:table-cell office:value-type="float" office:value="0.114492004543325" calcext:value-type="float">
            <text:p>0.114492004543325</text:p>
          </table:table-cell>
          <table:table-cell office:value-type="float" office:value="0.114571027466684" calcext:value-type="float">
            <text:p>0.114571027466684</text:p>
          </table:table-cell>
          <table:table-cell office:value-type="float" office:value="0.114831814679971" calcext:value-type="float">
            <text:p>0.114831814679971</text:p>
          </table:table-cell>
          <table:table-cell office:value-type="float" office:value="0.114576190059872" calcext:value-type="float">
            <text:p>0.114576190059872</text:p>
          </table:table-cell>
          <table:table-cell office:value-type="float" office:value="0.114644442829837" calcext:value-type="float">
            <text:p>0.114644442829837</text:p>
          </table:table-cell>
          <table:table-cell office:value-type="float" office:value="0.114804097984582" calcext:value-type="float">
            <text:p>0.114804097984582</text:p>
          </table:table-cell>
          <table:table-cell office:value-type="float" office:value="0.114628520293026" calcext:value-type="float">
            <text:p>0.114628520293026</text:p>
          </table:table-cell>
          <table:table-cell office:value-type="float" office:value="0.114647195596035" calcext:value-type="float">
            <text:p>0.114647195596035</text:p>
          </table:table-cell>
          <table:table-cell office:value-type="float" office:value="0.114627594722839" calcext:value-type="float">
            <text:p>0.114627594722839</text:p>
          </table:table-cell>
          <table:table-cell office:value-type="float" office:value="0.11476539160805" calcext:value-type="float">
            <text:p>0.11476539160805</text:p>
          </table:table-cell>
          <table:table-cell office:value-type="float" office:value="0.114820102537208" calcext:value-type="float">
            <text:p>0.114820102537208</text:p>
          </table:table-cell>
          <table:table-cell office:value-type="float" office:value="0.114693120270648" calcext:value-type="float">
            <text:p>0.114693120270648</text:p>
          </table:table-cell>
          <table:table-cell office:value-type="float" office:value="0.114659361662995" calcext:value-type="float">
            <text:p>0.114659361662995</text:p>
          </table:table-cell>
          <table:table-cell office:value-type="float" office:value="0.114851079540522" calcext:value-type="float">
            <text:p>0.114851079540522</text:p>
          </table:table-cell>
          <table:table-cell office:value-type="float" office:value="0.114752640783648" calcext:value-type="float">
            <text:p>0.114752640783648</text:p>
          </table:table-cell>
          <table:table-cell office:value-type="float" office:value="0.114839905710085" calcext:value-type="float">
            <text:p>0.114839905710085</text:p>
          </table:table-cell>
          <table:table-cell office:value-type="float" office:value="0.114652009167069" calcext:value-type="float">
            <text:p>0.114652009167069</text:p>
          </table:table-cell>
          <table:table-cell office:value-type="float" office:value="0.114512888704519" calcext:value-type="float">
            <text:p>0.114512888704519</text:p>
          </table:table-cell>
          <table:table-cell office:value-type="float" office:value="0.114522409880572" calcext:value-type="float">
            <text:p>0.114522409880572</text:p>
          </table:table-cell>
          <table:table-cell office:value-type="float" office:value="0.114790996025426" calcext:value-type="float">
            <text:p>0.114790996025426</text:p>
          </table:table-cell>
          <table:table-cell office:value-type="float" office:value="0.114556323227413" calcext:value-type="float">
            <text:p>0.114556323227413</text:p>
          </table:table-cell>
          <table:table-cell office:value-type="float" office:value="0.11471790271206" calcext:value-type="float">
            <text:p>0.11471790271206</text:p>
          </table:table-cell>
          <table:table-cell office:value-type="float" office:value="0.114732911825381" calcext:value-type="float">
            <text:p>0.114732911825381</text:p>
          </table:table-cell>
          <table:table-cell office:value-type="float" office:value="0.114773861271354" calcext:value-type="float">
            <text:p>0.114773861271354</text:p>
          </table:table-cell>
          <table:table-cell office:value-type="float" office:value="0.114545135366545" calcext:value-type="float">
            <text:p>0.114545135366545</text:p>
          </table:table-cell>
          <table:table-cell office:value-type="float" office:value="0.114733301600535" calcext:value-type="float">
            <text:p>0.114733301600535</text:p>
          </table:table-cell>
          <table:table-cell office:value-type="float" office:value="0.114652158512287" calcext:value-type="float">
            <text:p>0.114652158512287</text:p>
          </table:table-cell>
          <table:table-cell office:value-type="float" office:value="0.114607016095446" calcext:value-type="float">
            <text:p>0.114607016095446</text:p>
          </table:table-cell>
          <table:table-cell office:value-type="float" office:value="0.114869096605095" calcext:value-type="float">
            <text:p>0.114869096605095</text:p>
          </table:table-cell>
          <table:table-cell office:value-type="float" office:value="0.114804842337348" calcext:value-type="float">
            <text:p>0.114804842337348</text:p>
          </table:table-cell>
          <table:table-cell office:value-type="float" office:value="0.114798797278285" calcext:value-type="float">
            <text:p>0.114798797278285</text:p>
          </table:table-cell>
          <table:table-cell office:value-type="float" office:value="0.114632424944471" calcext:value-type="float">
            <text:p>0.114632424944471</text:p>
          </table:table-cell>
          <table:table-cell office:value-type="float" office:value="0.114573629959902" calcext:value-type="float">
            <text:p>0.114573629959902</text:p>
          </table:table-cell>
          <table:table-cell office:value-type="float" office:value="0.114660018511735" calcext:value-type="float">
            <text:p>0.114660018511735</text:p>
          </table:table-cell>
          <table:table-cell office:value-type="float" office:value="0.114655441899425" calcext:value-type="float">
            <text:p>0.114655441899425</text:p>
          </table:table-cell>
          <table:table-cell office:value-type="float" office:value="0.114623017222378" calcext:value-type="float">
            <text:p>0.114623017222378</text:p>
          </table:table-cell>
          <table:table-cell office:value-type="float" office:value="0.114663337141202" calcext:value-type="float">
            <text:p>0.114663337141202</text:p>
          </table:table-cell>
          <table:table-cell office:value-type="float" office:value="0.114678356224132" calcext:value-type="float">
            <text:p>0.114678356224132</text:p>
          </table:table-cell>
          <table:table-cell office:value-type="float" office:value="0.114615199752791" calcext:value-type="float">
            <text:p>0.114615199752791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4749429416574" calcext:value-type="float">
            <text:p>-0.011474942941657</text:p>
          </table:table-cell>
          <table:table-cell office:value-type="float" office:value="-0.0114898071788196" calcext:value-type="float">
            <text:p>-0.01148980717882</text:p>
          </table:table-cell>
          <table:table-cell office:value-type="float" office:value="-0.011499398126137" calcext:value-type="float">
            <text:p>-0.011499398126137</text:p>
          </table:table-cell>
          <table:table-cell office:value-type="float" office:value="-0.0114591341792701" calcext:value-type="float">
            <text:p>-0.01145913417927</text:p>
          </table:table-cell>
          <table:table-cell office:value-type="float" office:value="-0.0114878277689043" calcext:value-type="float">
            <text:p>-0.011487827768904</text:p>
          </table:table-cell>
          <table:table-cell office:value-type="float" office:value="-0.0114500886686146" calcext:value-type="float">
            <text:p>-0.011450088668615</text:p>
          </table:table-cell>
          <table:table-cell office:value-type="float" office:value="-0.0114927339688815" calcext:value-type="float">
            <text:p>-0.011492733968882</text:p>
          </table:table-cell>
          <table:table-cell office:value-type="float" office:value="-0.0115031019878943" calcext:value-type="float">
            <text:p>-0.011503101987894</text:p>
          </table:table-cell>
          <table:table-cell office:value-type="float" office:value="-0.0114705835442401" calcext:value-type="float">
            <text:p>-0.01147058354424</text:p>
          </table:table-cell>
          <table:table-cell office:value-type="float" office:value="-0.0114912689487532" calcext:value-type="float">
            <text:p>-0.011491268948753</text:p>
          </table:table-cell>
          <table:table-cell office:value-type="float" office:value="-0.0114805612493253" calcext:value-type="float">
            <text:p>-0.011480561249325</text:p>
          </table:table-cell>
          <table:table-cell office:value-type="float" office:value="-0.0114637619052799" calcext:value-type="float">
            <text:p>-0.01146376190528</text:p>
          </table:table-cell>
          <table:table-cell office:value-type="float" office:value="-0.0114544783465528" calcext:value-type="float">
            <text:p>-0.011454478346553</text:p>
          </table:table-cell>
          <table:table-cell office:value-type="float" office:value="-0.0114463656148153" calcext:value-type="float">
            <text:p>-0.011446365614815</text:p>
          </table:table-cell>
          <table:table-cell office:value-type="float" office:value="-0.0114454930505716" calcext:value-type="float">
            <text:p>-0.011445493050572</text:p>
          </table:table-cell>
          <table:table-cell office:value-type="float" office:value="-0.0114647138164197" calcext:value-type="float">
            <text:p>-0.01146471381642</text:p>
          </table:table-cell>
          <table:table-cell office:value-type="float" office:value="-0.0114788804813692" calcext:value-type="float">
            <text:p>-0.011478880481369</text:p>
          </table:table-cell>
          <table:table-cell office:value-type="float" office:value="-0.0114488465611369" calcext:value-type="float">
            <text:p>-0.011448846561137</text:p>
          </table:table-cell>
          <table:table-cell office:value-type="float" office:value="-0.0114934483578849" calcext:value-type="float">
            <text:p>-0.011493448357885</text:p>
          </table:table-cell>
          <table:table-cell office:value-type="float" office:value="-0.0114924194691242" calcext:value-type="float">
            <text:p>-0.011492419469124</text:p>
          </table:table-cell>
          <table:table-cell office:value-type="float" office:value="-0.0114786428569238" calcext:value-type="float">
            <text:p>-0.011478642856924</text:p>
          </table:table-cell>
          <table:table-cell office:value-type="float" office:value="-0.0114606725181413" calcext:value-type="float">
            <text:p>-0.011460672518141</text:p>
          </table:table-cell>
          <table:table-cell office:value-type="float" office:value="-0.0114824637336726" calcext:value-type="float">
            <text:p>-0.011482463733673</text:p>
          </table:table-cell>
          <table:table-cell office:value-type="float" office:value="-0.0114694028566352" calcext:value-type="float">
            <text:p>-0.011469402856635</text:p>
          </table:table-cell>
          <table:table-cell office:value-type="float" office:value="-0.0114769606368956" calcext:value-type="float">
            <text:p>-0.011476960636896</text:p>
          </table:table-cell>
          <table:table-cell office:value-type="float" office:value="-0.0114508187422604" calcext:value-type="float">
            <text:p>-0.01145081874226</text:p>
          </table:table-cell>
          <table:table-cell office:value-type="float" office:value="-0.011494359394498" calcext:value-type="float">
            <text:p>-0.011494359394498</text:p>
          </table:table-cell>
          <table:table-cell office:value-type="float" office:value="-0.0114946365517399" calcext:value-type="float">
            <text:p>-0.01149463655174</text:p>
          </table:table-cell>
          <table:table-cell office:value-type="float" office:value="-0.0114977233031761" calcext:value-type="float">
            <text:p>-0.011497723303176</text:p>
          </table:table-cell>
          <table:table-cell office:value-type="float" office:value="-0.0114731471181724" calcext:value-type="float">
            <text:p>-0.011473147118172</text:p>
          </table:table-cell>
          <table:table-cell office:value-type="float" office:value="-0.0114962593068742" calcext:value-type="float">
            <text:p>-0.011496259306874</text:p>
          </table:table-cell>
          <table:table-cell office:value-type="float" office:value="-0.01148569462792" calcext:value-type="float">
            <text:p>-0.01148569462792</text:p>
          </table:table-cell>
          <table:table-cell office:value-type="float" office:value="-0.0114838804705141" calcext:value-type="float">
            <text:p>-0.011483880470514</text:p>
          </table:table-cell>
          <table:table-cell office:value-type="float" office:value="-0.0114520037943972" calcext:value-type="float">
            <text:p>-0.011452003794397</text:p>
          </table:table-cell>
          <table:table-cell office:value-type="float" office:value="-0.0114555661573914" calcext:value-type="float">
            <text:p>-0.011455566157391</text:p>
          </table:table-cell>
          <table:table-cell office:value-type="float" office:value="-0.0114539148732764" calcext:value-type="float">
            <text:p>-0.011453914873276</text:p>
          </table:table-cell>
          <table:table-cell office:value-type="float" office:value="-0.0114795860484982" calcext:value-type="float">
            <text:p>-0.011479586048498</text:p>
          </table:table-cell>
          <table:table-cell office:value-type="float" office:value="-0.0114551873053614" calcext:value-type="float">
            <text:p>-0.011455187305361</text:p>
          </table:table-cell>
          <table:table-cell office:value-type="float" office:value="-0.0114544983363945" calcext:value-type="float">
            <text:p>-0.011454498336395</text:p>
          </table:table-cell>
          <table:table-cell office:value-type="float" office:value="-0.01148545109452" calcext:value-type="float">
            <text:p>-0.01148545109452</text:p>
          </table:table-cell>
          <table:table-cell office:value-type="float" office:value="-0.0114805029432507" calcext:value-type="float">
            <text:p>-0.011480502943251</text:p>
          </table:table-cell>
          <table:table-cell office:value-type="float" office:value="-0.0114472784444898" calcext:value-type="float">
            <text:p>-0.01144727844449</text:p>
          </table:table-cell>
          <table:table-cell office:value-type="float" office:value="-0.011476701661285" calcext:value-type="float">
            <text:p>-0.011476701661285</text:p>
          </table:table-cell>
          <table:table-cell office:value-type="float" office:value="-0.0114468685771532" calcext:value-type="float">
            <text:p>-0.011446868577153</text:p>
          </table:table-cell>
          <table:table-cell office:value-type="float" office:value="-0.0114505793280328" calcext:value-type="float">
            <text:p>-0.011450579328033</text:p>
          </table:table-cell>
          <table:table-cell office:value-type="float" office:value="-0.0114940477948859" calcext:value-type="float">
            <text:p>-0.011494047794886</text:p>
          </table:table-cell>
          <table:table-cell office:value-type="float" office:value="-0.0114568756258544" calcext:value-type="float">
            <text:p>-0.011456875625854</text:p>
          </table:table-cell>
          <table:table-cell office:value-type="float" office:value="-0.0114908557425571" calcext:value-type="float">
            <text:p>-0.011490855742557</text:p>
          </table:table-cell>
          <table:table-cell office:value-type="float" office:value="-0.0114693441577021" calcext:value-type="float">
            <text:p>-0.011469344157702</text:p>
          </table:table-cell>
          <table:table-cell office:value-type="float" office:value="-0.0114845526393843" calcext:value-type="float">
            <text:p>-0.011484552639384</text:p>
          </table:table-cell>
          <table:table-cell office:value-type="float" office:value="-0.0114934428055869" calcext:value-type="float">
            <text:p>-0.011493442805587</text:p>
          </table:table-cell>
          <table:table-cell office:value-type="float" office:value="-0.0114703781299765" calcext:value-type="float">
            <text:p>-0.011470378129977</text:p>
          </table:table-cell>
          <table:table-cell office:value-type="float" office:value="-0.0114525480790496" calcext:value-type="float">
            <text:p>-0.01145254807905</text:p>
          </table:table-cell>
          <table:table-cell office:value-type="float" office:value="-0.0114400644052298" calcext:value-type="float">
            <text:p>-0.01144006440523</text:p>
          </table:table-cell>
          <table:table-cell office:value-type="float" office:value="-0.0114851821485827" calcext:value-type="float">
            <text:p>-0.011485182148583</text:p>
          </table:table-cell>
          <table:table-cell office:value-type="float" office:value="-0.0114867408148027" calcext:value-type="float">
            <text:p>-0.011486740814803</text:p>
          </table:table-cell>
          <table:table-cell office:value-type="float" office:value="-0.0114750342512326" calcext:value-type="float">
            <text:p>-0.011475034251233</text:p>
          </table:table-cell>
          <table:table-cell office:value-type="float" office:value="-0.0114777227884668" calcext:value-type="float">
            <text:p>-0.011477722788467</text:p>
          </table:table-cell>
          <table:table-cell office:value-type="float" office:value="-0.0114756244970249" calcext:value-type="float">
            <text:p>-0.011475624497025</text:p>
          </table:table-cell>
          <table:table-cell office:value-type="float" office:value="-0.0114448060037225" calcext:value-type="float">
            <text:p>-0.011444806003723</text:p>
          </table:table-cell>
          <table:table-cell office:value-type="float" office:value="-0.0114500878444059" calcext:value-type="float">
            <text:p>-0.011450087844406</text:p>
          </table:table-cell>
          <table:table-cell office:value-type="float" office:value="-0.0114737192359011" calcext:value-type="float">
            <text:p>-0.011473719235901</text:p>
          </table:table-cell>
          <table:table-cell office:value-type="float" office:value="-0.0114702084163539" calcext:value-type="float">
            <text:p>-0.011470208416354</text:p>
          </table:table-cell>
          <table:table-cell office:value-type="float" office:value="-0.0114797207823816" calcext:value-type="float">
            <text:p>-0.011479720782382</text:p>
          </table:table-cell>
          <table:table-cell office:value-type="float" office:value="-0.011475425418996" calcext:value-type="float">
            <text:p>-0.011475425418996</text:p>
          </table:table-cell>
          <table:table-cell office:value-type="float" office:value="-0.0114793774580133" calcext:value-type="float">
            <text:p>-0.011479377458013</text:p>
          </table:table-cell>
          <table:table-cell office:value-type="float" office:value="-0.0114566929224386" calcext:value-type="float">
            <text:p>-0.011456692922439</text:p>
          </table:table-cell>
          <table:table-cell office:value-type="float" office:value="-0.0114774516189364" calcext:value-type="float">
            <text:p>-0.011477451618936</text:p>
          </table:table-cell>
          <table:table-cell office:value-type="float" office:value="-0.0114908774112281" calcext:value-type="float">
            <text:p>-0.011490877411228</text:p>
          </table:table-cell>
          <table:table-cell office:value-type="float" office:value="-0.0114795742479429" calcext:value-type="float">
            <text:p>-0.011479574247943</text:p>
          </table:table-cell>
          <table:table-cell office:value-type="float" office:value="-0.0114738651473727" calcext:value-type="float">
            <text:p>-0.011473865147373</text:p>
          </table:table-cell>
          <table:table-cell office:value-type="float" office:value="-0.0114744772390564" calcext:value-type="float">
            <text:p>-0.011474477239056</text:p>
          </table:table-cell>
          <table:table-cell office:value-type="float" office:value="-0.0114730646702984" calcext:value-type="float">
            <text:p>-0.011473064670298</text:p>
          </table:table-cell>
          <table:table-cell office:value-type="float" office:value="-0.0114486376214483" calcext:value-type="float">
            <text:p>-0.011448637621448</text:p>
          </table:table-cell>
          <table:table-cell office:value-type="float" office:value="-0.0114432054245656" calcext:value-type="float">
            <text:p>-0.011443205424566</text:p>
          </table:table-cell>
          <table:table-cell office:value-type="float" office:value="-0.0114829853301331" calcext:value-type="float">
            <text:p>-0.011482985330133</text:p>
          </table:table-cell>
          <table:table-cell office:value-type="float" office:value="-0.0114512756182672" calcext:value-type="float">
            <text:p>-0.011451275618267</text:p>
          </table:table-cell>
          <table:table-cell office:value-type="float" office:value="-0.0114952121436465" calcext:value-type="float">
            <text:p>-0.011495212143647</text:p>
          </table:table-cell>
          <table:table-cell office:value-type="float" office:value="-0.0110449922798686" calcext:value-type="float">
            <text:p>-0.011044992279869</text:p>
          </table:table-cell>
          <table:table-cell office:value-type="float" office:value="-0.0112237226351853" calcext:value-type="float">
            <text:p>-0.011223722635185</text:p>
          </table:table-cell>
          <table:table-cell office:value-type="float" office:value="-0.0128686700260155" calcext:value-type="float">
            <text:p>-0.012868670026016</text:p>
          </table:table-cell>
          <table:table-cell office:value-type="float" office:value="-0.0150826842859331" calcext:value-type="float">
            <text:p>-0.015082684285933</text:p>
          </table:table-cell>
          <table:table-cell office:value-type="float" office:value="-0.0135664600778102" calcext:value-type="float">
            <text:p>-0.01356646007781</text:p>
          </table:table-cell>
          <table:table-cell office:value-type="float" office:value="-0.0117728894443185" calcext:value-type="float">
            <text:p>-0.011772889444319</text:p>
          </table:table-cell>
          <table:table-cell office:value-type="float" office:value="-0.0131287676679479" calcext:value-type="float">
            <text:p>-0.013128767667948</text:p>
          </table:table-cell>
          <table:table-cell office:value-type="float" office:value="-0.0130823869852298" calcext:value-type="float">
            <text:p>-0.01308238698523</text:p>
          </table:table-cell>
          <table:table-cell office:value-type="float" office:value="-0.0168402528899269" calcext:value-type="float">
            <text:p>-0.016840252889927</text:p>
          </table:table-cell>
          <table:table-cell office:value-type="float" office:value="-0.018956473827125" calcext:value-type="float">
            <text:p>-0.018956473827125</text:p>
          </table:table-cell>
          <table:table-cell office:value-type="float" office:value="-0.0200704180282845" calcext:value-type="float">
            <text:p>-0.020070418028285</text:p>
          </table:table-cell>
          <table:table-cell office:value-type="float" office:value="-0.0187357113642168" calcext:value-type="float">
            <text:p>-0.018735711364217</text:p>
          </table:table-cell>
          <table:table-cell office:value-type="float" office:value="-0.015631825038795" calcext:value-type="float">
            <text:p>-0.015631825038795</text:p>
          </table:table-cell>
          <table:table-cell office:value-type="float" office:value="-0.0148375779658718" calcext:value-type="float">
            <text:p>-0.014837577965872</text:p>
          </table:table-cell>
          <table:table-cell office:value-type="float" office:value="-0.0150754707535338" calcext:value-type="float">
            <text:p>-0.015075470753534</text:p>
          </table:table-cell>
          <table:table-cell office:value-type="float" office:value="-0.0141663650785954" calcext:value-type="float">
            <text:p>-0.014166365078595</text:p>
          </table:table-cell>
          <table:table-cell office:value-type="float" office:value="-0.0184718132549575" calcext:value-type="float">
            <text:p>-0.018471813254958</text:p>
          </table:table-cell>
          <table:table-cell office:value-type="float" office:value="-0.0196203595391769" calcext:value-type="float">
            <text:p>-0.019620359539177</text:p>
          </table:table-cell>
          <table:table-cell office:value-type="float" office:value="-0.0165004572628837" calcext:value-type="float">
            <text:p>-0.016500457262884</text:p>
          </table:table-cell>
          <table:table-cell office:value-type="float" office:value="-0.0158490575759577" calcext:value-type="float">
            <text:p>-0.015849057575958</text:p>
          </table:table-cell>
          <table:table-cell office:value-type="float" office:value="-0.0154318137129269" calcext:value-type="float">
            <text:p>-0.015431813712927</text:p>
          </table:table-cell>
          <table:table-cell office:value-type="float" office:value="-0.0150918845780739" calcext:value-type="float">
            <text:p>-0.015091884578074</text:p>
          </table:table-cell>
          <table:table-cell office:value-type="float" office:value="-0.0185041536063834" calcext:value-type="float">
            <text:p>-0.018504153606383</text:p>
          </table:table-cell>
          <table:table-cell office:value-type="float" office:value="-0.0210386671631365" calcext:value-type="float">
            <text:p>-0.021038667163137</text:p>
          </table:table-cell>
          <table:table-cell office:value-type="float" office:value="-0.0222194758061252" calcext:value-type="float">
            <text:p>-0.022219475806125</text:p>
          </table:table-cell>
          <table:table-cell office:value-type="float" office:value="-0.0216748768941808" calcext:value-type="float">
            <text:p>-0.021674876894181</text:p>
          </table:table-cell>
          <table:table-cell office:value-type="float" office:value="-0.0174915102028541" calcext:value-type="float">
            <text:p>-0.017491510202854</text:p>
          </table:table-cell>
          <table:table-cell office:value-type="float" office:value="-0.0154176050566158" calcext:value-type="float">
            <text:p>-0.015417605056616</text:p>
          </table:table-cell>
          <table:table-cell office:value-type="float" office:value="-0.0177046056367835" calcext:value-type="float">
            <text:p>-0.017704605636784</text:p>
          </table:table-cell>
          <table:table-cell office:value-type="float" office:value="-0.0200373613918496" calcext:value-type="float">
            <text:p>-0.02003736139185</text:p>
          </table:table-cell>
          <table:table-cell office:value-type="float" office:value="-0.0214572488397021" calcext:value-type="float">
            <text:p>-0.021457248839702</text:p>
          </table:table-cell>
          <table:table-cell office:value-type="float" office:value="-0.0213570552506197" calcext:value-type="float">
            <text:p>-0.02135705525062</text:p>
          </table:table-cell>
          <table:table-cell office:value-type="float" office:value="-0.0193313932251435" calcext:value-type="float">
            <text:p>-0.019331393225144</text:p>
          </table:table-cell>
          <table:table-cell office:value-type="float" office:value="-0.0183280624712283" calcext:value-type="float">
            <text:p>-0.018328062471228</text:p>
          </table:table-cell>
          <table:table-cell office:value-type="float" office:value="-0.0190473394848803" calcext:value-type="float">
            <text:p>-0.01904733948488</text:p>
          </table:table-cell>
          <table:table-cell office:value-type="float" office:value="-0.0236004252220706" calcext:value-type="float">
            <text:p>-0.023600425222071</text:p>
          </table:table-cell>
          <table:table-cell office:value-type="float" office:value="-0.0217681347255859" calcext:value-type="float">
            <text:p>-0.021768134725586</text:p>
          </table:table-cell>
          <table:table-cell office:value-type="float" office:value="-0.0195206645357481" calcext:value-type="float">
            <text:p>-0.019520664535748</text:p>
          </table:table-cell>
          <table:table-cell office:value-type="float" office:value="-0.0184543833491582" calcext:value-type="float">
            <text:p>-0.018454383349158</text:p>
          </table:table-cell>
          <table:table-cell office:value-type="float" office:value="-0.0211685623401272" calcext:value-type="float">
            <text:p>-0.021168562340127</text:p>
          </table:table-cell>
          <table:table-cell office:value-type="float" office:value="-0.0231932241386352" calcext:value-type="float">
            <text:p>-0.023193224138635</text:p>
          </table:table-cell>
          <table:table-cell office:value-type="float" office:value="-0.0197550210457032" calcext:value-type="float">
            <text:p>-0.019755021045703</text:p>
          </table:table-cell>
          <table:table-cell office:value-type="float" office:value="-0.0198251078927533" calcext:value-type="float">
            <text:p>-0.019825107892753</text:p>
          </table:table-cell>
          <table:table-cell office:value-type="float" office:value="-0.020582228988042" calcext:value-type="float">
            <text:p>-0.020582228988042</text:p>
          </table:table-cell>
          <table:table-cell office:value-type="float" office:value="-0.0187875914398036" calcext:value-type="float">
            <text:p>-0.018787591439804</text:p>
          </table:table-cell>
          <table:table-cell office:value-type="float" office:value="-0.0194336654535712" calcext:value-type="float">
            <text:p>-0.019433665453571</text:p>
          </table:table-cell>
          <table:table-cell office:value-type="float" office:value="-0.0229111861852789" calcext:value-type="float">
            <text:p>-0.022911186185279</text:p>
          </table:table-cell>
          <table:table-cell office:value-type="float" office:value="-0.0247069883410306" calcext:value-type="float">
            <text:p>-0.024706988341031</text:p>
          </table:table-cell>
          <table:table-cell office:value-type="float" office:value="-0.0236824932235241" calcext:value-type="float">
            <text:p>-0.023682493223524</text:p>
          </table:table-cell>
          <table:table-cell office:value-type="float" office:value="-0.0207825023471097" calcext:value-type="float">
            <text:p>-0.02078250234711</text:p>
          </table:table-cell>
          <table:table-cell office:value-type="float" office:value="-0.0209023651995141" calcext:value-type="float">
            <text:p>-0.020902365199514</text:p>
          </table:table-cell>
          <table:table-cell office:value-type="float" office:value="-0.0189556473200934" calcext:value-type="float">
            <text:p>-0.018955647320093</text:p>
          </table:table-cell>
          <table:table-cell office:value-type="float" office:value="-0.0216295283908575" calcext:value-type="float">
            <text:p>-0.021629528390858</text:p>
          </table:table-cell>
          <table:table-cell office:value-type="float" office:value="-0.0236591697308965" calcext:value-type="float">
            <text:p>-0.023659169730897</text:p>
          </table:table-cell>
          <table:table-cell office:value-type="float" office:value="-0.023206299155503" calcext:value-type="float">
            <text:p>-0.023206299155503</text:p>
          </table:table-cell>
          <table:table-cell office:value-type="float" office:value="-0.0211482078483746" calcext:value-type="float">
            <text:p>-0.021148207848375</text:p>
          </table:table-cell>
          <table:table-cell office:value-type="float" office:value="-0.0208859600405059" calcext:value-type="float">
            <text:p>-0.020885960040506</text:p>
          </table:table-cell>
          <table:table-cell office:value-type="float" office:value="-0.0216068151227906" calcext:value-type="float">
            <text:p>-0.021606815122791</text:p>
          </table:table-cell>
          <table:table-cell office:value-type="float" office:value="-0.0204679433801635" calcext:value-type="float">
            <text:p>-0.020467943380164</text:p>
          </table:table-cell>
          <table:table-cell office:value-type="float" office:value="-0.0197789816434202" calcext:value-type="float">
            <text:p>-0.01977898164342</text:p>
          </table:table-cell>
          <table:table-cell office:value-type="float" office:value="-0.025027447979332" calcext:value-type="float">
            <text:p>-0.025027447979332</text:p>
          </table:table-cell>
          <table:table-cell office:value-type="float" office:value="-0.0250291768000625" calcext:value-type="float">
            <text:p>-0.025029176800063</text:p>
          </table:table-cell>
          <table:table-cell office:value-type="float" office:value="-0.0225094657505497" calcext:value-type="float">
            <text:p>-0.02250946575055</text:p>
          </table:table-cell>
          <table:table-cell office:value-type="float" office:value="-0.021596953883473" calcext:value-type="float">
            <text:p>-0.021596953883473</text:p>
          </table:table-cell>
          <table:table-cell office:value-type="float" office:value="-0.019058446103799" calcext:value-type="float">
            <text:p>-0.019058446103799</text:p>
          </table:table-cell>
          <table:table-cell office:value-type="float" office:value="-0.0234193447921298" calcext:value-type="float">
            <text:p>-0.02341934479213</text:p>
          </table:table-cell>
          <table:table-cell office:value-type="float" office:value="-0.0244459305522495" calcext:value-type="float">
            <text:p>-0.02444593055225</text:p>
          </table:table-cell>
          <table:table-cell office:value-type="float" office:value="-0.0234868790033456" calcext:value-type="float">
            <text:p>-0.023486879003346</text:p>
          </table:table-cell>
          <table:table-cell office:value-type="float" office:value="-0.0201223730829479" calcext:value-type="float">
            <text:p>-0.020122373082948</text:p>
          </table:table-cell>
          <table:table-cell office:value-type="float" office:value="-0.020494135258418" calcext:value-type="float">
            <text:p>-0.020494135258418</text:p>
          </table:table-cell>
          <table:table-cell office:value-type="float" office:value="-0.0223363822422809" calcext:value-type="float">
            <text:p>-0.022336382242281</text:p>
          </table:table-cell>
          <table:table-cell office:value-type="float" office:value="-0.0255563096587033" calcext:value-type="float">
            <text:p>-0.025556309658703</text:p>
          </table:table-cell>
          <table:table-cell office:value-type="float" office:value="-0.0227376546427238" calcext:value-type="float">
            <text:p>-0.022737654642724</text:p>
          </table:table-cell>
          <table:table-cell office:value-type="float" office:value="-0.0219095232590828" calcext:value-type="float">
            <text:p>-0.021909523259083</text:p>
          </table:table-cell>
          <table:table-cell office:value-type="float" office:value="-0.0197314577192196" calcext:value-type="float">
            <text:p>-0.01973145771922</text:p>
          </table:table-cell>
          <table:table-cell office:value-type="float" office:value="-0.0234965181833476" calcext:value-type="float">
            <text:p>-0.023496518183348</text:p>
          </table:table-cell>
          <table:table-cell office:value-type="float" office:value="-0.0215420473424139" calcext:value-type="float">
            <text:p>-0.021542047342414</text:p>
          </table:table-cell>
          <table:table-cell office:value-type="float" office:value="-0.0210821243883059" calcext:value-type="float">
            <text:p>-0.021082124388306</text:p>
          </table:table-cell>
          <table:table-cell office:value-type="float" office:value="-0.0185416843724607" calcext:value-type="float">
            <text:p>-0.018541684372461</text:p>
          </table:table-cell>
          <table:table-cell office:value-type="float" office:value="-0.0238350093182283" calcext:value-type="float">
            <text:p>-0.023835009318228</text:p>
          </table:table-cell>
          <table:table-cell office:value-type="float" office:value="-0.0250703656829246" calcext:value-type="float">
            <text:p>-0.025070365682925</text:p>
          </table:table-cell>
          <table:table-cell office:value-type="float" office:value="-0.0216919491367022" calcext:value-type="float">
            <text:p>-0.021691949136702</text:p>
          </table:table-cell>
          <table:table-cell office:value-type="float" office:value="-0.0219307405525118" calcext:value-type="float">
            <text:p>-0.021930740552512</text:p>
          </table:table-cell>
          <table:table-cell office:value-type="float" office:value="-0.0195969507012948" calcext:value-type="float">
            <text:p>-0.019596950701295</text:p>
          </table:table-cell>
          <table:table-cell office:value-type="float" office:value="-0.0213690788409812" calcext:value-type="float">
            <text:p>-0.021369078840981</text:p>
          </table:table-cell>
          <table:table-cell office:value-type="float" office:value="-0.0225333382681391" calcext:value-type="float">
            <text:p>-0.022533338268139</text:p>
          </table:table-cell>
          <table:table-cell office:value-type="float" office:value="-0.0228104093252573" calcext:value-type="float">
            <text:p>-0.022810409325257</text:p>
          </table:table-cell>
          <table:table-cell office:value-type="float" office:value="-0.0194703424067139" calcext:value-type="float">
            <text:p>-0.019470342406714</text:p>
          </table:table-cell>
          <table:table-cell office:value-type="float" office:value="-0.0201477182248724" calcext:value-type="float">
            <text:p>-0.020147718224872</text:p>
          </table:table-cell>
          <table:table-cell office:value-type="float" office:value="-0.0189124141103333" calcext:value-type="float">
            <text:p>-0.018912414110333</text:p>
          </table:table-cell>
          <table:table-cell office:value-type="float" office:value="-0.0204349013015036" calcext:value-type="float">
            <text:p>-0.020434901301504</text:p>
          </table:table-cell>
          <table:table-cell office:value-type="float" office:value="-0.0245151042785505" calcext:value-type="float">
            <text:p>-0.024515104278551</text:p>
          </table:table-cell>
          <table:table-cell office:value-type="float" office:value="-0.0248795596245162" calcext:value-type="float">
            <text:p>-0.024879559624516</text:p>
          </table:table-cell>
          <table:table-cell office:value-type="float" office:value="-0.0233148092542494" calcext:value-type="float">
            <text:p>-0.023314809254249</text:p>
          </table:table-cell>
          <table:table-cell office:value-type="float" office:value="-0.0211498689523298" calcext:value-type="float">
            <text:p>-0.02114986895233</text:p>
          </table:table-cell>
          <table:table-cell office:value-type="float" office:value="-0.0211957510986605" calcext:value-type="float">
            <text:p>-0.021195751098661</text:p>
          </table:table-cell>
          <table:table-cell office:value-type="float" office:value="-0.0191912626414017" calcext:value-type="float">
            <text:p>-0.019191262641402</text:p>
          </table:table-cell>
          <table:table-cell office:value-type="float" office:value="-0.0185681071222474" calcext:value-type="float">
            <text:p>-0.018568107122247</text:p>
          </table:table-cell>
          <table:table-cell office:value-type="float" office:value="-0.021767954442014" calcext:value-type="float">
            <text:p>-0.021767954442014</text:p>
          </table:table-cell>
          <table:table-cell office:value-type="float" office:value="-0.0208060437235753" calcext:value-type="float">
            <text:p>-0.020806043723575</text:p>
          </table:table-cell>
          <table:table-cell office:value-type="float" office:value="-0.0192527246632044" calcext:value-type="float">
            <text:p>-0.019252724663204</text:p>
          </table:table-cell>
          <table:table-cell office:value-type="float" office:value="-0.0205729993903162" calcext:value-type="float">
            <text:p>-0.020572999390316</text:p>
          </table:table-cell>
          <table:table-cell office:value-type="float" office:value="-0.0200757956698257" calcext:value-type="float">
            <text:p>-0.020075795669826</text:p>
          </table:table-cell>
          <table:table-cell office:value-type="float" office:value="-0.0222405262864158" calcext:value-type="float">
            <text:p>-0.022240526286416</text:p>
          </table:table-cell>
          <table:table-cell office:value-type="float" office:value="-0.0245686432291531" calcext:value-type="float">
            <text:p>-0.024568643229153</text:p>
          </table:table-cell>
          <table:table-cell office:value-type="float" office:value="-0.0237608284698316" calcext:value-type="float">
            <text:p>-0.023760828469832</text:p>
          </table:table-cell>
          <table:table-cell office:value-type="float" office:value="-0.0214900135397046" calcext:value-type="float">
            <text:p>-0.021490013539705</text:p>
          </table:table-cell>
          <table:table-cell office:value-type="float" office:value="-0.0207678903503001" calcext:value-type="float">
            <text:p>-0.0207678903503</text:p>
          </table:table-cell>
          <table:table-cell office:value-type="float" office:value="-0.0188888365822714" calcext:value-type="float">
            <text:p>-0.018888836582271</text:p>
          </table:table-cell>
          <table:table-cell office:value-type="float" office:value="-0.0213237701428963" calcext:value-type="float">
            <text:p>-0.021323770142896</text:p>
          </table:table-cell>
          <table:table-cell office:value-type="float" office:value="-0.020525356694486" calcext:value-type="float">
            <text:p>-0.020525356694486</text:p>
          </table:table-cell>
          <table:table-cell office:value-type="float" office:value="-0.0189037892433964" calcext:value-type="float">
            <text:p>-0.018903789243396</text:p>
          </table:table-cell>
          <table:table-cell office:value-type="float" office:value="-0.0242102257107079" calcext:value-type="float">
            <text:p>-0.024210225710708</text:p>
          </table:table-cell>
          <table:table-cell office:value-type="float" office:value="-0.0239633589576654" calcext:value-type="float">
            <text:p>-0.023963358957665</text:p>
          </table:table-cell>
          <table:table-cell office:value-type="float" office:value="-0.0232969939066942" calcext:value-type="float">
            <text:p>-0.023296993906694</text:p>
          </table:table-cell>
          <table:table-cell office:value-type="float" office:value="-0.0221813344278198" calcext:value-type="float">
            <text:p>-0.02218133442782</text:p>
          </table:table-cell>
          <table:table-cell office:value-type="float" office:value="-0.0206784369370333" calcext:value-type="float">
            <text:p>-0.020678436937033</text:p>
          </table:table-cell>
          <table:table-cell office:value-type="float" office:value="-0.0198093507097452" calcext:value-type="float">
            <text:p>-0.019809350709745</text:p>
          </table:table-cell>
          <table:table-cell office:value-type="float" office:value="-0.023999977736844" calcext:value-type="float">
            <text:p>-0.023999977736844</text:p>
          </table:table-cell>
          <table:table-cell office:value-type="float" office:value="-0.0234071915107797" calcext:value-type="float">
            <text:p>-0.02340719151078</text:p>
          </table:table-cell>
          <table:table-cell office:value-type="float" office:value="-0.0170500230080296" calcext:value-type="float">
            <text:p>-0.01705002300803</text:p>
          </table:table-cell>
          <table:table-cell office:value-type="float" office:value="-0.0175479497194935" calcext:value-type="float">
            <text:p>-0.017547949719494</text:p>
          </table:table-cell>
          <table:table-cell office:value-type="float" office:value="-0.016967826910718" calcext:value-type="float">
            <text:p>-0.016967826910718</text:p>
          </table:table-cell>
          <table:table-cell office:value-type="float" office:value="-0.0171209202460722" calcext:value-type="float">
            <text:p>-0.017120920246072</text:p>
          </table:table-cell>
          <table:table-cell office:value-type="float" office:value="-0.0197127170545245" calcext:value-type="float">
            <text:p>-0.019712717054525</text:p>
          </table:table-cell>
          <table:table-cell office:value-type="float" office:value="-0.0222296866265054" calcext:value-type="float">
            <text:p>-0.022229686626505</text:p>
          </table:table-cell>
          <table:table-cell office:value-type="float" office:value="-0.022965074142982" calcext:value-type="float">
            <text:p>-0.022965074142982</text:p>
          </table:table-cell>
          <table:table-cell office:value-type="float" office:value="-0.0219844698851105" calcext:value-type="float">
            <text:p>-0.021984469885111</text:p>
          </table:table-cell>
          <table:table-cell office:value-type="float" office:value="-0.02180472636025" calcext:value-type="float">
            <text:p>-0.02180472636025</text:p>
          </table:table-cell>
          <table:table-cell office:value-type="float" office:value="-0.021684886305299" calcext:value-type="float">
            <text:p>-0.021684886305299</text:p>
          </table:table-cell>
          <table:table-cell office:value-type="float" office:value="-0.020867797134483" calcext:value-type="float">
            <text:p>-0.020867797134483</text:p>
          </table:table-cell>
          <table:table-cell office:value-type="float" office:value="-0.0209680842093238" calcext:value-type="float">
            <text:p>-0.020968084209324</text:p>
          </table:table-cell>
          <table:table-cell office:value-type="float" office:value="-0.0177318561114763" calcext:value-type="float">
            <text:p>-0.017731856111476</text:p>
          </table:table-cell>
          <table:table-cell office:value-type="float" office:value="-0.0166716523207399" calcext:value-type="float">
            <text:p>-0.01667165232074</text:p>
          </table:table-cell>
          <table:table-cell office:value-type="float" office:value="-0.0160086831052567" calcext:value-type="float">
            <text:p>-0.016008683105257</text:p>
          </table:table-cell>
          <table:table-cell office:value-type="float" office:value="-0.02052358245309" calcext:value-type="float">
            <text:p>-0.02052358245309</text:p>
          </table:table-cell>
          <table:table-cell office:value-type="float" office:value="-0.0230209735463361" calcext:value-type="float">
            <text:p>-0.023020973546336</text:p>
          </table:table-cell>
          <table:table-cell office:value-type="float" office:value="-0.0207491520744717" calcext:value-type="float">
            <text:p>-0.020749152074472</text:p>
          </table:table-cell>
          <table:table-cell office:value-type="float" office:value="-0.0203837987084086" calcext:value-type="float">
            <text:p>-0.020383798708409</text:p>
          </table:table-cell>
          <table:table-cell office:value-type="float" office:value="-0.020204571685013" calcext:value-type="float">
            <text:p>-0.020204571685013</text:p>
          </table:table-cell>
          <table:table-cell office:value-type="float" office:value="-0.0179252536463641" calcext:value-type="float">
            <text:p>-0.017925253646364</text:p>
          </table:table-cell>
          <table:table-cell office:value-type="float" office:value="-0.0165287783543914" calcext:value-type="float">
            <text:p>-0.016528778354391</text:p>
          </table:table-cell>
          <table:table-cell office:value-type="float" office:value="-0.0156550999538548" calcext:value-type="float">
            <text:p>-0.015655099953855</text:p>
          </table:table-cell>
          <table:table-cell office:value-type="float" office:value="-0.0199485936171346" calcext:value-type="float">
            <text:p>-0.019948593617135</text:p>
          </table:table-cell>
          <table:table-cell office:value-type="float" office:value="-0.0230330350945213" calcext:value-type="float">
            <text:p>-0.023033035094521</text:p>
          </table:table-cell>
          <table:table-cell office:value-type="float" office:value="-0.0212031356184488" calcext:value-type="float">
            <text:p>-0.021203135618449</text:p>
          </table:table-cell>
          <table:table-cell office:value-type="float" office:value="-0.019490827424971" calcext:value-type="float">
            <text:p>-0.019490827424971</text:p>
          </table:table-cell>
          <table:table-cell office:value-type="float" office:value="-0.0195536651605931" calcext:value-type="float">
            <text:p>-0.019553665160593</text:p>
          </table:table-cell>
          <table:table-cell office:value-type="float" office:value="-0.015806089085882" calcext:value-type="float">
            <text:p>-0.015806089085882</text:p>
          </table:table-cell>
          <table:table-cell office:value-type="float" office:value="-0.0151704291342756" calcext:value-type="float">
            <text:p>-0.015170429134276</text:p>
          </table:table-cell>
          <table:table-cell office:value-type="float" office:value="-0.0148655945735883" calcext:value-type="float">
            <text:p>-0.014865594573588</text:p>
          </table:table-cell>
          <table:table-cell office:value-type="float" office:value="-0.0193131540231252" calcext:value-type="float">
            <text:p>-0.019313154023125</text:p>
          </table:table-cell>
          <table:table-cell office:value-type="float" office:value="-0.0217129336650669" calcext:value-type="float">
            <text:p>-0.021712933665067</text:p>
          </table:table-cell>
          <table:table-cell office:value-type="float" office:value="-0.0219809829559368" calcext:value-type="float">
            <text:p>-0.021980982955937</text:p>
          </table:table-cell>
          <table:table-cell office:value-type="float" office:value="-0.0215368282722272" calcext:value-type="float">
            <text:p>-0.021536828272227</text:p>
          </table:table-cell>
          <table:table-cell office:value-type="float" office:value="-0.0174232476590871" calcext:value-type="float">
            <text:p>-0.017423247659087</text:p>
          </table:table-cell>
          <table:table-cell office:value-type="float" office:value="-0.0198056973158519" calcext:value-type="float">
            <text:p>-0.019805697315852</text:p>
          </table:table-cell>
          <table:table-cell office:value-type="float" office:value="-0.0163930204236092" calcext:value-type="float">
            <text:p>-0.016393020423609</text:p>
          </table:table-cell>
          <table:table-cell office:value-type="float" office:value="-0.016706797850398" calcext:value-type="float">
            <text:p>-0.016706797850398</text:p>
          </table:table-cell>
          <table:table-cell office:value-type="float" office:value="-0.0196547669812913" calcext:value-type="float">
            <text:p>-0.019654766981291</text:p>
          </table:table-cell>
          <table:table-cell office:value-type="float" office:value="-0.0224251827481978" calcext:value-type="float">
            <text:p>-0.022425182748198</text:p>
          </table:table-cell>
          <table:table-cell office:value-type="float" office:value="-0.0227890294311992" calcext:value-type="float">
            <text:p>-0.022789029431199</text:p>
          </table:table-cell>
          <table:table-cell office:value-type="float" office:value="-0.0230285811437137" calcext:value-type="float">
            <text:p>-0.023028581143714</text:p>
          </table:table-cell>
          <table:table-cell office:value-type="float" office:value="-0.0196563949548471" calcext:value-type="float">
            <text:p>-0.019656394954847</text:p>
          </table:table-cell>
          <table:table-cell office:value-type="float" office:value="-0.0180070486048449" calcext:value-type="float">
            <text:p>-0.018007048604845</text:p>
          </table:table-cell>
          <table:table-cell office:value-type="float" office:value="-0.0196926884953326" calcext:value-type="float">
            <text:p>-0.019692688495333</text:p>
          </table:table-cell>
          <table:table-cell office:value-type="float" office:value="-0.0197765340147489" calcext:value-type="float">
            <text:p>-0.019776534014749</text:p>
          </table:table-cell>
          <table:table-cell office:value-type="float" office:value="-0.0200638350147817" calcext:value-type="float">
            <text:p>-0.020063835014782</text:p>
          </table:table-cell>
          <table:table-cell office:value-type="float" office:value="-0.0167687542610701" calcext:value-type="float">
            <text:p>-0.01676875426107</text:p>
          </table:table-cell>
          <table:table-cell office:value-type="float" office:value="-0.016947368489476" calcext:value-type="float">
            <text:p>-0.016947368489476</text:p>
          </table:table-cell>
          <table:table-cell office:value-type="float" office:value="-0.0225923878219171" calcext:value-type="float">
            <text:p>-0.022592387821917</text:p>
          </table:table-cell>
          <table:table-cell office:value-type="float" office:value="-0.0241432741698997" calcext:value-type="float">
            <text:p>-0.0241432741699</text:p>
          </table:table-cell>
          <table:table-cell office:value-type="float" office:value="-0.0236904943944839" calcext:value-type="float">
            <text:p>-0.023690494394484</text:p>
          </table:table-cell>
          <table:table-cell office:value-type="float" office:value="-0.0236162381606555" calcext:value-type="float">
            <text:p>-0.023616238160656</text:p>
          </table:table-cell>
          <table:table-cell office:value-type="float" office:value="-0.023554355899736" calcext:value-type="float">
            <text:p>-0.023554355899736</text:p>
          </table:table-cell>
          <table:table-cell office:value-type="float" office:value="-0.0177555767721278" calcext:value-type="float">
            <text:p>-0.017755576772128</text:p>
          </table:table-cell>
          <table:table-cell office:value-type="float" office:value="-0.0179382235406314" calcext:value-type="float">
            <text:p>-0.017938223540631</text:p>
          </table:table-cell>
          <table:table-cell office:value-type="float" office:value="-0.0239670652464414" calcext:value-type="float">
            <text:p>-0.023967065246441</text:p>
          </table:table-cell>
          <table:table-cell office:value-type="float" office:value="-0.0235662673335538" calcext:value-type="float">
            <text:p>-0.023566267333554</text:p>
          </table:table-cell>
          <table:table-cell office:value-type="float" office:value="-0.0222074759393748" calcext:value-type="float">
            <text:p>-0.022207475939375</text:p>
          </table:table-cell>
          <table:table-cell office:value-type="float" office:value="-0.0181634661008228" calcext:value-type="float">
            <text:p>-0.018163466100823</text:p>
          </table:table-cell>
          <table:table-cell office:value-type="float" office:value="-0.0176945103869079" calcext:value-type="float">
            <text:p>-0.017694510386908</text:p>
          </table:table-cell>
          <table:table-cell office:value-type="float" office:value="-0.0187954132476185" calcext:value-type="float">
            <text:p>-0.018795413247619</text:p>
          </table:table-cell>
          <table:table-cell office:value-type="float" office:value="-0.0243417277972153" calcext:value-type="float">
            <text:p>-0.024341727797215</text:p>
          </table:table-cell>
          <table:table-cell office:value-type="float" office:value="-0.0224514996779068" calcext:value-type="float">
            <text:p>-0.022451499677907</text:p>
          </table:table-cell>
          <table:table-cell office:value-type="float" office:value="-0.0222575770629821" calcext:value-type="float">
            <text:p>-0.022257577062982</text:p>
          </table:table-cell>
          <table:table-cell office:value-type="float" office:value="-0.0209223610634802" calcext:value-type="float">
            <text:p>-0.02092236106348</text:p>
          </table:table-cell>
          <table:table-cell office:value-type="float" office:value="-0.0178522330405692" calcext:value-type="float">
            <text:p>-0.017852233040569</text:p>
          </table:table-cell>
          <table:table-cell office:value-type="float" office:value="-0.0167846421492715" calcext:value-type="float">
            <text:p>-0.016784642149272</text:p>
          </table:table-cell>
          <table:table-cell office:value-type="float" office:value="-0.0167705534082931" calcext:value-type="float">
            <text:p>-0.016770553408293</text:p>
          </table:table-cell>
          <table:table-cell office:value-type="float" office:value="-0.016240582143648" calcext:value-type="float">
            <text:p>-0.016240582143648</text:p>
          </table:table-cell>
          <table:table-cell office:value-type="float" office:value="-0.0239855623894475" calcext:value-type="float">
            <text:p>-0.023985562389448</text:p>
          </table:table-cell>
          <table:table-cell office:value-type="float" office:value="-0.0224149401680384" calcext:value-type="float">
            <text:p>-0.022414940168038</text:p>
          </table:table-cell>
          <table:table-cell office:value-type="float" office:value="-0.0211375994483135" calcext:value-type="float">
            <text:p>-0.021137599448314</text:p>
          </table:table-cell>
          <table:table-cell office:value-type="float" office:value="-0.0166425329844935" calcext:value-type="float">
            <text:p>-0.016642532984494</text:p>
          </table:table-cell>
          <table:table-cell office:value-type="float" office:value="-0.0165288632356101" calcext:value-type="float">
            <text:p>-0.01652886323561</text:p>
          </table:table-cell>
          <table:table-cell office:value-type="float" office:value="-0.0161523682864069" calcext:value-type="float">
            <text:p>-0.016152368286407</text:p>
          </table:table-cell>
          <table:table-cell office:value-type="float" office:value="-0.0172950779010721" calcext:value-type="float">
            <text:p>-0.017295077901072</text:p>
          </table:table-cell>
          <table:table-cell office:value-type="float" office:value="-0.019779735191755" calcext:value-type="float">
            <text:p>-0.019779735191755</text:p>
          </table:table-cell>
          <table:table-cell office:value-type="float" office:value="-0.022566798343064" calcext:value-type="float">
            <text:p>-0.022566798343064</text:p>
          </table:table-cell>
          <table:table-cell office:value-type="float" office:value="-0.0241387102820625" calcext:value-type="float">
            <text:p>-0.024138710282063</text:p>
          </table:table-cell>
          <table:table-cell office:value-type="float" office:value="-0.0230644220264798" calcext:value-type="float">
            <text:p>-0.02306442202648</text:p>
          </table:table-cell>
          <table:table-cell office:value-type="float" office:value="-0.0218195818964772" calcext:value-type="float">
            <text:p>-0.021819581896477</text:p>
          </table:table-cell>
          <table:table-cell office:value-type="float" office:value="-0.0187148943464823" calcext:value-type="float">
            <text:p>-0.018714894346482</text:p>
          </table:table-cell>
          <table:table-cell office:value-type="float" office:value="-0.0210610637501165" calcext:value-type="float">
            <text:p>-0.021061063750117</text:p>
          </table:table-cell>
          <table:table-cell office:value-type="float" office:value="-0.018365086363053" calcext:value-type="float">
            <text:p>-0.018365086363053</text:p>
          </table:table-cell>
          <table:table-cell office:value-type="float" office:value="-0.017232336954552" calcext:value-type="float">
            <text:p>-0.017232336954552</text:p>
          </table:table-cell>
          <table:table-cell office:value-type="float" office:value="-0.0168256552252034" calcext:value-type="float">
            <text:p>-0.016825655225203</text:p>
          </table:table-cell>
          <table:table-cell office:value-type="float" office:value="-0.0189117315171241" calcext:value-type="float">
            <text:p>-0.018911731517124</text:p>
          </table:table-cell>
          <table:table-cell office:value-type="float" office:value="-0.0231760253060408" calcext:value-type="float">
            <text:p>-0.023176025306041</text:p>
          </table:table-cell>
          <table:table-cell office:value-type="float" office:value="-0.0222892473928598" calcext:value-type="float">
            <text:p>-0.02228924739286</text:p>
          </table:table-cell>
          <table:table-cell office:value-type="float" office:value="-0.0225808274993487" calcext:value-type="float">
            <text:p>-0.022580827499349</text:p>
          </table:table-cell>
          <table:table-cell office:value-type="float" office:value="-0.0197645283278487" calcext:value-type="float">
            <text:p>-0.019764528327849</text:p>
          </table:table-cell>
          <table:table-cell office:value-type="float" office:value="-0.0203363388586566" calcext:value-type="float">
            <text:p>-0.020336338858657</text:p>
          </table:table-cell>
          <table:table-cell office:value-type="float" office:value="-0.0208335812455391" calcext:value-type="float">
            <text:p>-0.020833581245539</text:p>
          </table:table-cell>
          <table:table-cell office:value-type="float" office:value="-0.0169851604948228" calcext:value-type="float">
            <text:p>-0.016985160494823</text:p>
          </table:table-cell>
          <table:table-cell office:value-type="float" office:value="-0.0166622420375661" calcext:value-type="float">
            <text:p>-0.016662242037566</text:p>
          </table:table-cell>
          <table:table-cell office:value-type="float" office:value="-0.0183727722936657" calcext:value-type="float">
            <text:p>-0.018372772293666</text:p>
          </table:table-cell>
          <table:table-cell office:value-type="float" office:value="-0.0212219142443837" calcext:value-type="float">
            <text:p>-0.021221914244384</text:p>
          </table:table-cell>
          <table:table-cell office:value-type="float" office:value="-0.023606634991298" calcext:value-type="float">
            <text:p>-0.023606634991298</text:p>
          </table:table-cell>
          <table:table-cell office:value-type="float" office:value="-0.0231670967252161" calcext:value-type="float">
            <text:p>-0.023167096725216</text:p>
          </table:table-cell>
          <table:table-cell office:value-type="float" office:value="-0.0227366214174984" calcext:value-type="float">
            <text:p>-0.022736621417498</text:p>
          </table:table-cell>
          <table:table-cell office:value-type="float" office:value="-0.0212591746324557" calcext:value-type="float">
            <text:p>-0.021259174632456</text:p>
          </table:table-cell>
          <table:table-cell office:value-type="float" office:value="-0.0173623183911598" calcext:value-type="float">
            <text:p>-0.01736231839116</text:p>
          </table:table-cell>
          <table:table-cell office:value-type="float" office:value="-0.0159074729178975" calcext:value-type="float">
            <text:p>-0.015907472917898</text:p>
          </table:table-cell>
          <table:table-cell office:value-type="float" office:value="-0.0157236630102952" calcext:value-type="float">
            <text:p>-0.015723663010295</text:p>
          </table:table-cell>
          <table:table-cell office:value-type="float" office:value="-0.01703987945145" calcext:value-type="float">
            <text:p>-0.01703987945145</text:p>
          </table:table-cell>
          <table:table-cell office:value-type="float" office:value="-0.0219281314929789" calcext:value-type="float">
            <text:p>-0.021928131492979</text:p>
          </table:table-cell>
          <table:table-cell office:value-type="float" office:value="-0.0230054050819684" calcext:value-type="float">
            <text:p>-0.023005405081968</text:p>
          </table:table-cell>
          <table:table-cell office:value-type="float" office:value="-0.0217079765848675" calcext:value-type="float">
            <text:p>-0.021707976584868</text:p>
          </table:table-cell>
          <table:table-cell office:value-type="float" office:value="-0.0188199501535018" calcext:value-type="float">
            <text:p>-0.018819950153502</text:p>
          </table:table-cell>
          <table:table-cell office:value-type="float" office:value="-0.0176206868305782" calcext:value-type="float">
            <text:p>-0.017620686830578</text:p>
          </table:table-cell>
          <table:table-cell office:value-type="float" office:value="-0.0160528883309912" calcext:value-type="float">
            <text:p>-0.016052888330991</text:p>
          </table:table-cell>
          <table:table-cell office:value-type="float" office:value="-0.0157582788449348" calcext:value-type="float">
            <text:p>-0.015758278844935</text:p>
          </table:table-cell>
          <table:table-cell office:value-type="float" office:value="-0.0162423562022099" calcext:value-type="float">
            <text:p>-0.01624235620221</text:p>
          </table:table-cell>
          <table:table-cell office:value-type="float" office:value="-0.0232860774723278" calcext:value-type="float">
            <text:p>-0.023286077472328</text:p>
          </table:table-cell>
          <table:table-cell office:value-type="float" office:value="-0.0219590949492043" calcext:value-type="float">
            <text:p>-0.021959094949204</text:p>
          </table:table-cell>
          <table:table-cell office:value-type="float" office:value="-0.0212441175113317" calcext:value-type="float">
            <text:p>-0.021244117511332</text:p>
          </table:table-cell>
          <table:table-cell office:value-type="float" office:value="-0.0185310581952291" calcext:value-type="float">
            <text:p>-0.018531058195229</text:p>
          </table:table-cell>
          <table:table-cell office:value-type="float" office:value="-0.0210763805082017" calcext:value-type="float">
            <text:p>-0.021076380508202</text:p>
          </table:table-cell>
          <table:table-cell office:value-type="float" office:value="-0.0158316404932142" calcext:value-type="float">
            <text:p>-0.015831640493214</text:p>
          </table:table-cell>
          <table:table-cell office:value-type="float" office:value="-0.0160090924324927" calcext:value-type="float">
            <text:p>-0.016009092432493</text:p>
          </table:table-cell>
          <table:table-cell office:value-type="float" office:value="-0.015904514923019" calcext:value-type="float">
            <text:p>-0.015904514923019</text:p>
          </table:table-cell>
          <table:table-cell office:value-type="float" office:value="-0.0185280564882202" calcext:value-type="float">
            <text:p>-0.01852805648822</text:p>
          </table:table-cell>
          <table:table-cell office:value-type="float" office:value="-0.0207990651091395" calcext:value-type="float">
            <text:p>-0.02079906510914</text:p>
          </table:table-cell>
          <table:table-cell office:value-type="float" office:value="-0.0238879008605133" calcext:value-type="float">
            <text:p>-0.023887900860513</text:p>
          </table:table-cell>
          <table:table-cell office:value-type="float" office:value="-0.0213943016421049" calcext:value-type="float">
            <text:p>-0.021394301642105</text:p>
          </table:table-cell>
          <table:table-cell office:value-type="float" office:value="-0.0219922116326672" calcext:value-type="float">
            <text:p>-0.021992211632667</text:p>
          </table:table-cell>
          <table:table-cell office:value-type="float" office:value="-0.0180598534525214" calcext:value-type="float">
            <text:p>-0.018059853452521</text:p>
          </table:table-cell>
          <table:table-cell office:value-type="float" office:value="-0.0204887137565689" calcext:value-type="float">
            <text:p>-0.020488713756569</text:p>
          </table:table-cell>
          <table:table-cell office:value-type="float" office:value="-0.0154323949774295" calcext:value-type="float">
            <text:p>-0.01543239497743</text:p>
          </table:table-cell>
          <table:table-cell office:value-type="float" office:value="-0.0151626270115147" calcext:value-type="float">
            <text:p>-0.015162627011515</text:p>
          </table:table-cell>
          <table:table-cell office:value-type="float" office:value="-0.0175174713770217" calcext:value-type="float">
            <text:p>-0.017517471377022</text:p>
          </table:table-cell>
          <table:table-cell office:value-type="float" office:value="-0.0221637490681124" calcext:value-type="float">
            <text:p>-0.022163749068112</text:p>
          </table:table-cell>
          <table:table-cell office:value-type="float" office:value="-0.022170267610129" calcext:value-type="float">
            <text:p>-0.022170267610129</text:p>
          </table:table-cell>
          <table:table-cell office:value-type="float" office:value="-0.0213561363415349" calcext:value-type="float">
            <text:p>-0.021356136341535</text:p>
          </table:table-cell>
          <table:table-cell office:value-type="float" office:value="-0.020055274364198" calcext:value-type="float">
            <text:p>-0.020055274364198</text:p>
          </table:table-cell>
          <table:table-cell office:value-type="float" office:value="-0.0207434431848773" calcext:value-type="float">
            <text:p>-0.020743443184877</text:p>
          </table:table-cell>
          <table:table-cell office:value-type="float" office:value="-0.0156283324488337" calcext:value-type="float">
            <text:p>-0.015628332448834</text:p>
          </table:table-cell>
          <table:table-cell office:value-type="float" office:value="-0.0151087304375025" calcext:value-type="float">
            <text:p>-0.015108730437503</text:p>
          </table:table-cell>
          <table:table-cell office:value-type="float" office:value="-0.0147741882932393" calcext:value-type="float">
            <text:p>-0.014774188293239</text:p>
          </table:table-cell>
          <table:table-cell office:value-type="float" office:value="-0.0190522515347098" calcext:value-type="float">
            <text:p>-0.01905225153471</text:p>
          </table:table-cell>
          <table:table-cell office:value-type="float" office:value="-0.0217644179289752" calcext:value-type="float">
            <text:p>-0.021764417928975</text:p>
          </table:table-cell>
          <table:table-cell office:value-type="float" office:value="-0.0225356582282558" calcext:value-type="float">
            <text:p>-0.022535658228256</text:p>
          </table:table-cell>
          <table:table-cell office:value-type="float" office:value="-0.0223498247000196" calcext:value-type="float">
            <text:p>-0.02234982470002</text:p>
          </table:table-cell>
          <table:table-cell office:value-type="float" office:value="-0.0209772487601029" calcext:value-type="float">
            <text:p>-0.020977248760103</text:p>
          </table:table-cell>
          <table:table-cell office:value-type="float" office:value="-0.0206785749838135" calcext:value-type="float">
            <text:p>-0.020678574983814</text:p>
          </table:table-cell>
          <table:table-cell office:value-type="float" office:value="-0.0202966122289214" calcext:value-type="float">
            <text:p>-0.020296612228921</text:p>
          </table:table-cell>
          <table:table-cell office:value-type="float" office:value="-0.0152794713163113" calcext:value-type="float">
            <text:p>-0.015279471316311</text:p>
          </table:table-cell>
          <table:table-cell office:value-type="float" office:value="-0.0146766052759325" calcext:value-type="float">
            <text:p>-0.014676605275933</text:p>
          </table:table-cell>
          <table:table-cell office:value-type="float" office:value="-0.0190610101006538" calcext:value-type="float">
            <text:p>-0.019061010100654</text:p>
          </table:table-cell>
          <table:table-cell office:value-type="float" office:value="-0.021539624843665" calcext:value-type="float">
            <text:p>-0.021539624843665</text:p>
          </table:table-cell>
          <table:table-cell office:value-type="float" office:value="-0.0216307912506352" calcext:value-type="float">
            <text:p>-0.021630791250635</text:p>
          </table:table-cell>
          <table:table-cell office:value-type="float" office:value="-0.0205212090353498" calcext:value-type="float">
            <text:p>-0.02052120903535</text:p>
          </table:table-cell>
          <table:table-cell office:value-type="float" office:value="-0.0151931307718117" calcext:value-type="float">
            <text:p>-0.015193130771812</text:p>
          </table:table-cell>
          <table:table-cell office:value-type="float" office:value="-0.0153366809385693" calcext:value-type="float">
            <text:p>-0.015336680938569</text:p>
          </table:table-cell>
          <table:table-cell office:value-type="float" office:value="-0.0176605633660676" calcext:value-type="float">
            <text:p>-0.017660563366068</text:p>
          </table:table-cell>
          <table:table-cell office:value-type="float" office:value="-0.0218743258759432" calcext:value-type="float">
            <text:p>-0.021874325875943</text:p>
          </table:table-cell>
          <table:table-cell office:value-type="float" office:value="-0.0223297054365783" calcext:value-type="float">
            <text:p>-0.022329705436578</text:p>
          </table:table-cell>
          <table:table-cell office:value-type="float" office:value="-0.0232328736260973" calcext:value-type="float">
            <text:p>-0.023232873626097</text:p>
          </table:table-cell>
          <table:table-cell office:value-type="float" office:value="-0.018840834735002" calcext:value-type="float">
            <text:p>-0.018840834735002</text:p>
          </table:table-cell>
          <table:table-cell office:value-type="float" office:value="-0.0149656390790613" calcext:value-type="float">
            <text:p>-0.014965639079061</text:p>
          </table:table-cell>
          <table:table-cell office:value-type="float" office:value="-0.0149139396330002" calcext:value-type="float">
            <text:p>-0.014913939633</text:p>
          </table:table-cell>
          <table:table-cell office:value-type="float" office:value="-0.0150273250567549" calcext:value-type="float">
            <text:p>-0.015027325056755</text:p>
          </table:table-cell>
          <table:table-cell office:value-type="float" office:value="-0.0149937328774127" calcext:value-type="float">
            <text:p>-0.014993732877413</text:p>
          </table:table-cell>
          <table:table-cell office:value-type="float" office:value="-0.0171076007049596" calcext:value-type="float">
            <text:p>-0.01710760070496</text:p>
          </table:table-cell>
          <table:table-cell office:value-type="float" office:value="-0.0223108796426846" calcext:value-type="float">
            <text:p>-0.022310879642685</text:p>
          </table:table-cell>
          <table:table-cell office:value-type="float" office:value="-0.022758160080019" calcext:value-type="float">
            <text:p>-0.022758160080019</text:p>
          </table:table-cell>
          <table:table-cell office:value-type="float" office:value="-0.0218126354818681" calcext:value-type="float">
            <text:p>-0.021812635481868</text:p>
          </table:table-cell>
          <table:table-cell office:value-type="float" office:value="-0.0157914423655247" calcext:value-type="float">
            <text:p>-0.015791442365525</text:p>
          </table:table-cell>
          <table:table-cell office:value-type="float" office:value="-0.0158151756673865" calcext:value-type="float">
            <text:p>-0.015815175667387</text:p>
          </table:table-cell>
          <table:table-cell office:value-type="float" office:value="-0.0160043375715494" calcext:value-type="float">
            <text:p>-0.016004337571549</text:p>
          </table:table-cell>
          <table:table-cell office:value-type="float" office:value="-0.0219523664171781" calcext:value-type="float">
            <text:p>-0.021952366417178</text:p>
          </table:table-cell>
          <table:table-cell office:value-type="float" office:value="-0.0208549762107019" calcext:value-type="float">
            <text:p>-0.020854976210702</text:p>
          </table:table-cell>
          <table:table-cell office:value-type="float" office:value="-0.0204722918362021" calcext:value-type="float">
            <text:p>-0.020472291836202</text:p>
          </table:table-cell>
          <table:table-cell office:value-type="float" office:value="-0.0192873396661952" calcext:value-type="float">
            <text:p>-0.019287339666195</text:p>
          </table:table-cell>
          <table:table-cell office:value-type="float" office:value="-0.0151750348588888" calcext:value-type="float">
            <text:p>-0.015175034858889</text:p>
          </table:table-cell>
          <table:table-cell office:value-type="float" office:value="-0.015464414248462" calcext:value-type="float">
            <text:p>-0.015464414248462</text:p>
          </table:table-cell>
          <table:table-cell office:value-type="float" office:value="-0.0152028043529599" calcext:value-type="float">
            <text:p>-0.01520280435296</text:p>
          </table:table-cell>
          <table:table-cell office:value-type="float" office:value="-0.0178272766569636" calcext:value-type="float">
            <text:p>-0.017827276656964</text:p>
          </table:table-cell>
          <table:table-cell office:value-type="float" office:value="-0.0205897559167388" calcext:value-type="float">
            <text:p>-0.020589755916739</text:p>
          </table:table-cell>
          <table:table-cell office:value-type="float" office:value="-0.0220433297601791" calcext:value-type="float">
            <text:p>-0.022043329760179</text:p>
          </table:table-cell>
          <table:table-cell office:value-type="float" office:value="-0.0215279133238707" calcext:value-type="float">
            <text:p>-0.021527913323871</text:p>
          </table:table-cell>
          <table:table-cell office:value-type="float" office:value="-0.0202353985612709" calcext:value-type="float">
            <text:p>-0.020235398561271</text:p>
          </table:table-cell>
          <table:table-cell office:value-type="float" office:value="-0.0202467214321886" calcext:value-type="float">
            <text:p>-0.020246721432189</text:p>
          </table:table-cell>
          <table:table-cell office:value-type="float" office:value="-0.0187785207866626" calcext:value-type="float">
            <text:p>-0.018778520786663</text:p>
          </table:table-cell>
          <table:table-cell office:value-type="float" office:value="-0.0199597513468379" calcext:value-type="float">
            <text:p>-0.019959751346838</text:p>
          </table:table-cell>
          <table:table-cell office:value-type="float" office:value="-0.0153893768350582" calcext:value-type="float">
            <text:p>-0.015389376835058</text:p>
          </table:table-cell>
          <table:table-cell office:value-type="float" office:value="-0.0140435201856263" calcext:value-type="float">
            <text:p>-0.014043520185626</text:p>
          </table:table-cell>
          <table:table-cell office:value-type="float" office:value="-0.015919718467048" calcext:value-type="float">
            <text:p>-0.015919718467048</text:p>
          </table:table-cell>
          <table:table-cell office:value-type="float" office:value="-0.0159135058886966" calcext:value-type="float">
            <text:p>-0.015913505888697</text:p>
          </table:table-cell>
          <table:table-cell office:value-type="float" office:value="-0.0193826177567208" calcext:value-type="float">
            <text:p>-0.019382617756721</text:p>
          </table:table-cell>
          <table:table-cell office:value-type="float" office:value="-0.021529916507845" calcext:value-type="float">
            <text:p>-0.021529916507845</text:p>
          </table:table-cell>
          <table:table-cell office:value-type="float" office:value="-0.0194661565311724" calcext:value-type="float">
            <text:p>-0.019466156531172</text:p>
          </table:table-cell>
          <table:table-cell office:value-type="float" office:value="-0.0181155633734968" calcext:value-type="float">
            <text:p>-0.018115563373497</text:p>
          </table:table-cell>
          <table:table-cell office:value-type="float" office:value="-0.0168820224767015" calcext:value-type="float">
            <text:p>-0.016882022476702</text:p>
          </table:table-cell>
          <table:table-cell office:value-type="float" office:value="-0.0155656317580059" calcext:value-type="float">
            <text:p>-0.015565631758006</text:p>
          </table:table-cell>
          <table:table-cell office:value-type="float" office:value="-0.0159066851440166" calcext:value-type="float">
            <text:p>-0.015906685144017</text:p>
          </table:table-cell>
          <table:table-cell office:value-type="float" office:value="-0.0192905484515409" calcext:value-type="float">
            <text:p>-0.019290548451541</text:p>
          </table:table-cell>
          <table:table-cell office:value-type="float" office:value="-0.0210477988343147" calcext:value-type="float">
            <text:p>-0.021047798834315</text:p>
          </table:table-cell>
          <table:table-cell office:value-type="float" office:value="-0.0201697564162359" calcext:value-type="float">
            <text:p>-0.020169756416236</text:p>
          </table:table-cell>
          <table:table-cell office:value-type="float" office:value="-0.0188654613374405" calcext:value-type="float">
            <text:p>-0.018865461337441</text:p>
          </table:table-cell>
          <table:table-cell office:value-type="float" office:value="-0.0203025180264736" calcext:value-type="float">
            <text:p>-0.020302518026474</text:p>
          </table:table-cell>
          <table:table-cell office:value-type="float" office:value="-0.0197015114923832" calcext:value-type="float">
            <text:p>-0.019701511492383</text:p>
          </table:table-cell>
          <table:table-cell office:value-type="float" office:value="-0.0160862628425348" calcext:value-type="float">
            <text:p>-0.016086262842535</text:p>
          </table:table-cell>
          <table:table-cell office:value-type="float" office:value="-0.017087063296842" calcext:value-type="float">
            <text:p>-0.017087063296842</text:p>
          </table:table-cell>
          <table:table-cell office:value-type="float" office:value="-0.0195990768115077" calcext:value-type="float">
            <text:p>-0.019599076811508</text:p>
          </table:table-cell>
          <table:table-cell office:value-type="float" office:value="-0.0228850664729251" calcext:value-type="float">
            <text:p>-0.022885066472925</text:p>
          </table:table-cell>
          <table:table-cell office:value-type="float" office:value="-0.0206981774443915" calcext:value-type="float">
            <text:p>-0.020698177444392</text:p>
          </table:table-cell>
          <table:table-cell office:value-type="float" office:value="-0.0183227910016795" calcext:value-type="float">
            <text:p>-0.01832279100168</text:p>
          </table:table-cell>
          <table:table-cell office:value-type="float" office:value="-0.0195306714603401" calcext:value-type="float">
            <text:p>-0.01953067146034</text:p>
          </table:table-cell>
          <table:table-cell office:value-type="float" office:value="-0.0183244751143649" calcext:value-type="float">
            <text:p>-0.018324475114365</text:p>
          </table:table-cell>
          <table:table-cell office:value-type="float" office:value="-0.0237637549348305" calcext:value-type="float">
            <text:p>-0.023763754934831</text:p>
          </table:table-cell>
          <table:table-cell office:value-type="float" office:value="-0.0230295790774397" calcext:value-type="float">
            <text:p>-0.02302957907744</text:p>
          </table:table-cell>
          <table:table-cell office:value-type="float" office:value="-0.0152861246215052" calcext:value-type="float">
            <text:p>-0.015286124621505</text:p>
          </table:table-cell>
          <table:table-cell office:value-type="float" office:value="-0.0166679758106265" calcext:value-type="float">
            <text:p>-0.016667975810627</text:p>
          </table:table-cell>
          <table:table-cell office:value-type="float" office:value="-0.0235522997145802" calcext:value-type="float">
            <text:p>-0.02355229971458</text:p>
          </table:table-cell>
          <table:table-cell office:value-type="float" office:value="-0.0198259341200837" calcext:value-type="float">
            <text:p>-0.019825934120084</text:p>
          </table:table-cell>
          <table:table-cell office:value-type="float" office:value="-0.0211518638571146" calcext:value-type="float">
            <text:p>-0.021151863857115</text:p>
          </table:table-cell>
          <table:table-cell office:value-type="float" office:value="-0.0168737379500533" calcext:value-type="float">
            <text:p>-0.016873737950053</text:p>
          </table:table-cell>
          <table:table-cell office:value-type="float" office:value="-0.0163159176429355" calcext:value-type="float">
            <text:p>-0.016315917642936</text:p>
          </table:table-cell>
          <table:table-cell office:value-type="float" office:value="-0.0229503434888348" calcext:value-type="float">
            <text:p>-0.022950343488835</text:p>
          </table:table-cell>
          <table:table-cell office:value-type="float" office:value="-0.0222398088076891" calcext:value-type="float">
            <text:p>-0.022239808807689</text:p>
          </table:table-cell>
          <table:table-cell office:value-type="float" office:value="-0.0218684444550876" calcext:value-type="float">
            <text:p>-0.021868444455088</text:p>
          </table:table-cell>
          <table:table-cell office:value-type="float" office:value="-0.0219702057884026" calcext:value-type="float">
            <text:p>-0.021970205788403</text:p>
          </table:table-cell>
          <table:table-cell office:value-type="float" office:value="-0.0198346707598177" calcext:value-type="float">
            <text:p>-0.019834670759818</text:p>
          </table:table-cell>
          <table:table-cell office:value-type="float" office:value="-0.0203200720111488" calcext:value-type="float">
            <text:p>-0.020320072011149</text:p>
          </table:table-cell>
          <table:table-cell office:value-type="float" office:value="-0.0209821774666886" calcext:value-type="float">
            <text:p>-0.020982177466689</text:p>
          </table:table-cell>
          <table:table-cell office:value-type="float" office:value="-0.0190915818849504" calcext:value-type="float">
            <text:p>-0.01909158188495</text:p>
          </table:table-cell>
          <table:table-cell office:value-type="float" office:value="-0.0161995170789253" calcext:value-type="float">
            <text:p>-0.016199517078925</text:p>
          </table:table-cell>
          <table:table-cell office:value-type="float" office:value="-0.0161038022152098" calcext:value-type="float">
            <text:p>-0.01610380221521</text:p>
          </table:table-cell>
          <table:table-cell office:value-type="float" office:value="-0.0186145018666758" calcext:value-type="float">
            <text:p>-0.018614501866676</text:p>
          </table:table-cell>
          <table:table-cell office:value-type="float" office:value="-0.0227616325238187" calcext:value-type="float">
            <text:p>-0.022761632523819</text:p>
          </table:table-cell>
          <table:table-cell office:value-type="float" office:value="-0.0228042108146228" calcext:value-type="float">
            <text:p>-0.022804210814623</text:p>
          </table:table-cell>
          <table:table-cell office:value-type="float" office:value="-0.0211073439850198" calcext:value-type="float">
            <text:p>-0.02110734398502</text:p>
          </table:table-cell>
          <table:table-cell office:value-type="float" office:value="-0.0193653352242322" calcext:value-type="float">
            <text:p>-0.019365335224232</text:p>
          </table:table-cell>
          <table:table-cell office:value-type="float" office:value="-0.0208586941504438" calcext:value-type="float">
            <text:p>-0.020858694150444</text:p>
          </table:table-cell>
          <table:table-cell office:value-type="float" office:value="-0.0167547986907583" calcext:value-type="float">
            <text:p>-0.016754798690758</text:p>
          </table:table-cell>
          <table:table-cell office:value-type="float" office:value="-0.0159745492079353" calcext:value-type="float">
            <text:p>-0.015974549207935</text:p>
          </table:table-cell>
          <table:table-cell office:value-type="float" office:value="-0.0157277407481292" calcext:value-type="float">
            <text:p>-0.015727740748129</text:p>
          </table:table-cell>
          <table:table-cell office:value-type="float" office:value="-0.0230646890743334" calcext:value-type="float">
            <text:p>-0.023064689074333</text:p>
          </table:table-cell>
          <table:table-cell office:value-type="float" office:value="-0.0221984099334503" calcext:value-type="float">
            <text:p>-0.02219840993345</text:p>
          </table:table-cell>
          <table:table-cell office:value-type="float" office:value="-0.0218307966145427" calcext:value-type="float">
            <text:p>-0.021830796614543</text:p>
          </table:table-cell>
          <table:table-cell office:value-type="float" office:value="-0.0213759736271258" calcext:value-type="float">
            <text:p>-0.021375973627126</text:p>
          </table:table-cell>
          <table:table-cell office:value-type="float" office:value="-0.019825206104095" calcext:value-type="float">
            <text:p>-0.019825206104095</text:p>
          </table:table-cell>
          <table:table-cell office:value-type="float" office:value="-0.0179908507620592" calcext:value-type="float">
            <text:p>-0.017990850762059</text:p>
          </table:table-cell>
          <table:table-cell office:value-type="float" office:value="-0.0165611646152356" calcext:value-type="float">
            <text:p>-0.016561164615236</text:p>
          </table:table-cell>
          <table:table-cell office:value-type="float" office:value="-0.0229910718280908" calcext:value-type="float">
            <text:p>-0.022991071828091</text:p>
          </table:table-cell>
          <table:table-cell office:value-type="float" office:value="-0.0225145878576166" calcext:value-type="float">
            <text:p>-0.022514587857617</text:p>
          </table:table-cell>
          <table:table-cell office:value-type="float" office:value="-0.0226699786660336" calcext:value-type="float">
            <text:p>-0.022669978666034</text:p>
          </table:table-cell>
          <table:table-cell office:value-type="float" office:value="-0.0216489983006198" calcext:value-type="float">
            <text:p>-0.02164899830062</text:p>
          </table:table-cell>
          <table:table-cell office:value-type="float" office:value="-0.0166207894362485" calcext:value-type="float">
            <text:p>-0.016620789436249</text:p>
          </table:table-cell>
          <table:table-cell office:value-type="float" office:value="-0.0159874804084871" calcext:value-type="float">
            <text:p>-0.015987480408487</text:p>
          </table:table-cell>
          <table:table-cell office:value-type="float" office:value="-0.0183253819364705" calcext:value-type="float">
            <text:p>-0.018325381936471</text:p>
          </table:table-cell>
          <table:table-cell office:value-type="float" office:value="-0.0231159633230394" calcext:value-type="float">
            <text:p>-0.023115963323039</text:p>
          </table:table-cell>
          <table:table-cell office:value-type="float" office:value="-0.0201269747467843" calcext:value-type="float">
            <text:p>-0.020126974746784</text:p>
          </table:table-cell>
          <table:table-cell office:value-type="float" office:value="-0.0177853877368846" calcext:value-type="float">
            <text:p>-0.017785387736885</text:p>
          </table:table-cell>
          <table:table-cell office:value-type="float" office:value="-0.0205390017484814" calcext:value-type="float">
            <text:p>-0.020539001748481</text:p>
          </table:table-cell>
          <table:table-cell office:value-type="float" office:value="-0.0182419292156635" calcext:value-type="float">
            <text:p>-0.018241929215664</text:p>
          </table:table-cell>
          <table:table-cell office:value-type="float" office:value="-0.0159477277130113" calcext:value-type="float">
            <text:p>-0.015947727713011</text:p>
          </table:table-cell>
          <table:table-cell office:value-type="float" office:value="-0.0159890113902865" calcext:value-type="float">
            <text:p>-0.015989011390287</text:p>
          </table:table-cell>
          <table:table-cell office:value-type="float" office:value="-0.0158525794741573" calcext:value-type="float">
            <text:p>-0.015852579474157</text:p>
          </table:table-cell>
          <table:table-cell office:value-type="float" office:value="-0.0208131253707042" calcext:value-type="float">
            <text:p>-0.020813125370704</text:p>
          </table:table-cell>
          <table:table-cell office:value-type="float" office:value="-0.0191121374949526" calcext:value-type="float">
            <text:p>-0.019112137494953</text:p>
          </table:table-cell>
          <table:table-cell office:value-type="float" office:value="-0.016137395191754" calcext:value-type="float">
            <text:p>-0.016137395191754</text:p>
          </table:table-cell>
          <table:table-cell office:value-type="float" office:value="-0.0151459618184855" calcext:value-type="float">
            <text:p>-0.015145961818486</text:p>
          </table:table-cell>
          <table:table-cell office:value-type="float" office:value="-0.0163398599620015" calcext:value-type="float">
            <text:p>-0.016339859962002</text:p>
          </table:table-cell>
          <table:table-cell office:value-type="float" office:value="-0.021493489215835" calcext:value-type="float">
            <text:p>-0.021493489215835</text:p>
          </table:table-cell>
          <table:table-cell office:value-type="float" office:value="-0.0207062457419954" calcext:value-type="float">
            <text:p>-0.020706245741995</text:p>
          </table:table-cell>
          <table:table-cell office:value-type="float" office:value="-0.0192725055416258" calcext:value-type="float">
            <text:p>-0.019272505541626</text:p>
          </table:table-cell>
          <table:table-cell office:value-type="float" office:value="-0.0197850764478261" calcext:value-type="float">
            <text:p>-0.019785076447826</text:p>
          </table:table-cell>
          <table:table-cell office:value-type="float" office:value="-0.0147566795309039" calcext:value-type="float">
            <text:p>-0.014756679530904</text:p>
          </table:table-cell>
          <table:table-cell office:value-type="float" office:value="-0.0146556101614334" calcext:value-type="float">
            <text:p>-0.014655610161433</text:p>
          </table:table-cell>
          <table:table-cell office:value-type="float" office:value="-0.0176788137982408" calcext:value-type="float">
            <text:p>-0.017678813798241</text:p>
          </table:table-cell>
          <table:table-cell office:value-type="float" office:value="-0.0217107122669743" calcext:value-type="float">
            <text:p>-0.021710712266974</text:p>
          </table:table-cell>
          <table:table-cell office:value-type="float" office:value="-0.0215090154524621" calcext:value-type="float">
            <text:p>-0.021509015452462</text:p>
          </table:table-cell>
          <table:table-cell office:value-type="float" office:value="-0.0207960442023686" calcext:value-type="float">
            <text:p>-0.020796044202369</text:p>
          </table:table-cell>
          <table:table-cell office:value-type="float" office:value="-0.0183451993892418" calcext:value-type="float">
            <text:p>-0.018345199389242</text:p>
          </table:table-cell>
          <table:table-cell office:value-type="float" office:value="-0.0154085922877364" calcext:value-type="float">
            <text:p>-0.015408592287736</text:p>
          </table:table-cell>
          <table:table-cell office:value-type="float" office:value="-0.0144964231210457" calcext:value-type="float">
            <text:p>-0.014496423121046</text:p>
          </table:table-cell>
          <table:table-cell office:value-type="float" office:value="-0.0151399804261086" calcext:value-type="float">
            <text:p>-0.015139980426109</text:p>
          </table:table-cell>
          <table:table-cell office:value-type="float" office:value="-0.0212447518308729" calcext:value-type="float">
            <text:p>-0.021244751830873</text:p>
          </table:table-cell>
          <table:table-cell office:value-type="float" office:value="-0.018735923415199" calcext:value-type="float">
            <text:p>-0.018735923415199</text:p>
          </table:table-cell>
          <table:table-cell office:value-type="float" office:value="-0.0206970135491028" calcext:value-type="float">
            <text:p>-0.020697013549103</text:p>
          </table:table-cell>
          <table:table-cell office:value-type="float" office:value="-0.0158375402564911" calcext:value-type="float">
            <text:p>-0.015837540256491</text:p>
          </table:table-cell>
          <table:table-cell office:value-type="float" office:value="-0.0168476767540668" calcext:value-type="float">
            <text:p>-0.016847676754067</text:p>
          </table:table-cell>
          <table:table-cell office:value-type="float" office:value="-0.0219188018902551" calcext:value-type="float">
            <text:p>-0.021918801890255</text:p>
          </table:table-cell>
          <table:table-cell office:value-type="float" office:value="-0.0203014842312711" calcext:value-type="float">
            <text:p>-0.020301484231271</text:p>
          </table:table-cell>
          <table:table-cell office:value-type="float" office:value="-0.0164395099393118" calcext:value-type="float">
            <text:p>-0.016439509939312</text:p>
          </table:table-cell>
          <table:table-cell office:value-type="float" office:value="-0.0163134719678347" calcext:value-type="float">
            <text:p>-0.016313471967835</text:p>
          </table:table-cell>
          <table:table-cell office:value-type="float" office:value="-0.016757105432541" calcext:value-type="float">
            <text:p>-0.016757105432541</text:p>
          </table:table-cell>
          <table:table-cell office:value-type="float" office:value="-0.0162565637384089" calcext:value-type="float">
            <text:p>-0.016256563738409</text:p>
          </table:table-cell>
          <table:table-cell office:value-type="float" office:value="-0.0224964811354628" calcext:value-type="float">
            <text:p>-0.022496481135463</text:p>
          </table:table-cell>
          <table:table-cell office:value-type="float" office:value="-0.0229072766569059" calcext:value-type="float">
            <text:p>-0.022907276656906</text:p>
          </table:table-cell>
          <table:table-cell office:value-type="float" office:value="-0.0227177826139053" calcext:value-type="float">
            <text:p>-0.022717782613905</text:p>
          </table:table-cell>
          <table:table-cell office:value-type="float" office:value="-0.0212180400444972" calcext:value-type="float">
            <text:p>-0.021218040044497</text:p>
          </table:table-cell>
          <table:table-cell office:value-type="float" office:value="-0.0183942654051265" calcext:value-type="float">
            <text:p>-0.018394265405127</text:p>
          </table:table-cell>
          <table:table-cell office:value-type="float" office:value="-0.0172355966585157" calcext:value-type="float">
            <text:p>-0.017235596658516</text:p>
          </table:table-cell>
          <table:table-cell office:value-type="float" office:value="-0.0177630106948757" calcext:value-type="float">
            <text:p>-0.017763010694876</text:p>
          </table:table-cell>
          <table:table-cell office:value-type="float" office:value="-0.0172093542891043" calcext:value-type="float">
            <text:p>-0.017209354289104</text:p>
          </table:table-cell>
          <table:table-cell office:value-type="float" office:value="-0.0188115352597205" calcext:value-type="float">
            <text:p>-0.018811535259721</text:p>
          </table:table-cell>
          <table:table-cell office:value-type="float" office:value="-0.0215030886366639" calcext:value-type="float">
            <text:p>-0.021503088636664</text:p>
          </table:table-cell>
          <table:table-cell office:value-type="float" office:value="-0.0245250434197514" calcext:value-type="float">
            <text:p>-0.024525043419751</text:p>
          </table:table-cell>
          <table:table-cell office:value-type="float" office:value="-0.0228754162053526" calcext:value-type="float">
            <text:p>-0.022875416205353</text:p>
          </table:table-cell>
          <table:table-cell office:value-type="float" office:value="-0.0233796510330192" calcext:value-type="float">
            <text:p>-0.023379651033019</text:p>
          </table:table-cell>
          <table:table-cell office:value-type="float" office:value="-0.0220617215610698" calcext:value-type="float">
            <text:p>-0.02206172156107</text:p>
          </table:table-cell>
          <table:table-cell office:value-type="float" office:value="-0.0220468797423244" calcext:value-type="float">
            <text:p>-0.022046879742324</text:p>
          </table:table-cell>
          <table:table-cell office:value-type="float" office:value="-0.0187641967872911" calcext:value-type="float">
            <text:p>-0.018764196787291</text:p>
          </table:table-cell>
          <table:table-cell office:value-type="float" office:value="-0.0175175914796654" calcext:value-type="float">
            <text:p>-0.017517591479665</text:p>
          </table:table-cell>
          <table:table-cell office:value-type="float" office:value="-0.0179730573492199" calcext:value-type="float">
            <text:p>-0.01797305734922</text:p>
          </table:table-cell>
          <table:table-cell office:value-type="float" office:value="-0.0227563368561608" calcext:value-type="float">
            <text:p>-0.022756336856161</text:p>
          </table:table-cell>
          <table:table-cell office:value-type="float" office:value="-0.0245443723653151" calcext:value-type="float">
            <text:p>-0.024544372365315</text:p>
          </table:table-cell>
          <table:table-cell office:value-type="float" office:value="-0.0246272772447363" calcext:value-type="float">
            <text:p>-0.024627277244736</text:p>
          </table:table-cell>
          <table:table-cell office:value-type="float" office:value="-0.0228008459170313" calcext:value-type="float">
            <text:p>-0.022800845917031</text:p>
          </table:table-cell>
          <table:table-cell office:value-type="float" office:value="-0.0198578603534801" calcext:value-type="float">
            <text:p>-0.01985786035348</text:p>
          </table:table-cell>
          <table:table-cell office:value-type="float" office:value="-0.0222094814986037" calcext:value-type="float">
            <text:p>-0.022209481498604</text:p>
          </table:table-cell>
          <table:table-cell office:value-type="float" office:value="-0.0173194315514963" calcext:value-type="float">
            <text:p>-0.017319431551496</text:p>
          </table:table-cell>
          <table:table-cell office:value-type="float" office:value="-0.016885176052706" calcext:value-type="float">
            <text:p>-0.016885176052706</text:p>
          </table:table-cell>
          <table:table-cell office:value-type="float" office:value="-0.0170453749942628" calcext:value-type="float">
            <text:p>-0.017045374994263</text:p>
          </table:table-cell>
          <table:table-cell office:value-type="float" office:value="-0.0195173153193595" calcext:value-type="float">
            <text:p>-0.01951731531936</text:p>
          </table:table-cell>
          <table:table-cell office:value-type="float" office:value="-0.0239336135279418" calcext:value-type="float">
            <text:p>-0.023933613527942</text:p>
          </table:table-cell>
          <table:table-cell office:value-type="float" office:value="-0.0221487608245547" calcext:value-type="float">
            <text:p>-0.022148760824555</text:p>
          </table:table-cell>
          <table:table-cell office:value-type="float" office:value="-0.0210472382490691" calcext:value-type="float">
            <text:p>-0.021047238249069</text:p>
          </table:table-cell>
          <table:table-cell office:value-type="float" office:value="-0.0235304989764461" calcext:value-type="float">
            <text:p>-0.023530498976446</text:p>
          </table:table-cell>
          <table:table-cell office:value-type="float" office:value="-0.0201052839690464" calcext:value-type="float">
            <text:p>-0.020105283969046</text:p>
          </table:table-cell>
          <table:table-cell office:value-type="float" office:value="-0.0168857902986923" calcext:value-type="float">
            <text:p>-0.016885790298692</text:p>
          </table:table-cell>
          <table:table-cell office:value-type="float" office:value="-0.0171012843252979" calcext:value-type="float">
            <text:p>-0.017101284325298</text:p>
          </table:table-cell>
          <table:table-cell office:value-type="float" office:value="-0.0219482545720014" calcext:value-type="float">
            <text:p>-0.021948254572001</text:p>
          </table:table-cell>
          <table:table-cell office:value-type="float" office:value="-0.0243732271383983" calcext:value-type="float">
            <text:p>-0.024373227138398</text:p>
          </table:table-cell>
          <table:table-cell office:value-type="float" office:value="-0.0205528464866857" calcext:value-type="float">
            <text:p>-0.020552846486686</text:p>
          </table:table-cell>
          <table:table-cell office:value-type="float" office:value="-0.0179402006073158" calcext:value-type="float">
            <text:p>-0.017940200607316</text:p>
          </table:table-cell>
          <table:table-cell office:value-type="float" office:value="-0.0202532000485464" calcext:value-type="float">
            <text:p>-0.020253200048546</text:p>
          </table:table-cell>
          <table:table-cell office:value-type="float" office:value="-0.0211791251649974" calcext:value-type="float">
            <text:p>-0.021179125164997</text:p>
          </table:table-cell>
          <table:table-cell office:value-type="float" office:value="-0.0181399588385249" calcext:value-type="float">
            <text:p>-0.018139958838525</text:p>
          </table:table-cell>
          <table:table-cell office:value-type="float" office:value="-0.0180720790373577" calcext:value-type="float">
            <text:p>-0.018072079037358</text:p>
          </table:table-cell>
          <table:table-cell office:value-type="float" office:value="-0.0179974657144893" calcext:value-type="float">
            <text:p>-0.017997465714489</text:p>
          </table:table-cell>
          <table:table-cell office:value-type="float" office:value="-0.0229430016144592" calcext:value-type="float">
            <text:p>-0.022943001614459</text:p>
          </table:table-cell>
          <table:table-cell office:value-type="float" office:value="-0.0245610957603084" calcext:value-type="float">
            <text:p>-0.024561095760308</text:p>
          </table:table-cell>
          <table:table-cell office:value-type="float" office:value="-0.0240977838689838" calcext:value-type="float">
            <text:p>-0.024097783868984</text:p>
          </table:table-cell>
          <table:table-cell office:value-type="float" office:value="-0.0202218935840525" calcext:value-type="float">
            <text:p>-0.020221893584053</text:p>
          </table:table-cell>
          <table:table-cell office:value-type="float" office:value="-0.0200324762451485" calcext:value-type="float">
            <text:p>-0.020032476245149</text:p>
          </table:table-cell>
          <table:table-cell office:value-type="float" office:value="-0.0181041528249921" calcext:value-type="float">
            <text:p>-0.018104152824992</text:p>
          </table:table-cell>
          <table:table-cell office:value-type="float" office:value="-0.0196975867377437" calcext:value-type="float">
            <text:p>-0.019697586737744</text:p>
          </table:table-cell>
          <table:table-cell office:value-type="float" office:value="-0.0213171053340939" calcext:value-type="float">
            <text:p>-0.021317105334094</text:p>
          </table:table-cell>
          <table:table-cell office:value-type="float" office:value="-0.0182391147910182" calcext:value-type="float">
            <text:p>-0.018239114791018</text:p>
          </table:table-cell>
          <table:table-cell office:value-type="float" office:value="-0.018111748122901" calcext:value-type="float">
            <text:p>-0.018111748122901</text:p>
          </table:table-cell>
          <table:table-cell office:value-type="float" office:value="-0.018654137510611" calcext:value-type="float">
            <text:p>-0.018654137510611</text:p>
          </table:table-cell>
          <table:table-cell office:value-type="float" office:value="-0.0233382643645046" calcext:value-type="float">
            <text:p>-0.023338264364505</text:p>
          </table:table-cell>
          <table:table-cell office:value-type="float" office:value="-0.0249117910446268" calcext:value-type="float">
            <text:p>-0.024911791044627</text:p>
          </table:table-cell>
          <table:table-cell office:value-type="float" office:value="-0.0218296658509815" calcext:value-type="float">
            <text:p>-0.021829665850982</text:p>
          </table:table-cell>
          <table:table-cell office:value-type="float" office:value="-0.021140394828017" calcext:value-type="float">
            <text:p>-0.021140394828017</text:p>
          </table:table-cell>
          <table:table-cell office:value-type="float" office:value="-0.020476253629877" calcext:value-type="float">
            <text:p>-0.020476253629877</text:p>
          </table:table-cell>
          <table:table-cell office:value-type="float" office:value="-0.0225296295287497" calcext:value-type="float">
            <text:p>-0.02252962952875</text:p>
          </table:table-cell>
          <table:table-cell office:value-type="float" office:value="-0.0193719457939397" calcext:value-type="float">
            <text:p>-0.01937194579394</text:p>
          </table:table-cell>
          <table:table-cell office:value-type="float" office:value="-0.0182621241257612" calcext:value-type="float">
            <text:p>-0.018262124125761</text:p>
          </table:table-cell>
          <table:table-cell office:value-type="float" office:value="-0.0180177753710566" calcext:value-type="float">
            <text:p>-0.018017775371057</text:p>
          </table:table-cell>
          <table:table-cell office:value-type="float" office:value="-0.0187592099003767" calcext:value-type="float">
            <text:p>-0.018759209900377</text:p>
          </table:table-cell>
          <table:table-cell office:value-type="float" office:value="-0.024034841552361" calcext:value-type="float">
            <text:p>-0.024034841552361</text:p>
          </table:table-cell>
          <table:table-cell office:value-type="float" office:value="-0.0244483287949491" calcext:value-type="float">
            <text:p>-0.024448328794949</text:p>
          </table:table-cell>
          <table:table-cell office:value-type="float" office:value="-0.022944711075667" calcext:value-type="float">
            <text:p>-0.022944711075667</text:p>
          </table:table-cell>
          <table:table-cell office:value-type="float" office:value="-0.0199036876326915" calcext:value-type="float">
            <text:p>-0.019903687632692</text:p>
          </table:table-cell>
          <table:table-cell office:value-type="float" office:value="-0.0203854004838514" calcext:value-type="float">
            <text:p>-0.020385400483851</text:p>
          </table:table-cell>
          <table:table-cell office:value-type="float" office:value="-0.0226698219904586" calcext:value-type="float">
            <text:p>-0.022669821990459</text:p>
          </table:table-cell>
          <table:table-cell office:value-type="float" office:value="-0.0225919114218964" calcext:value-type="float">
            <text:p>-0.022591911421896</text:p>
          </table:table-cell>
          <table:table-cell office:value-type="float" office:value="-0.0206264777431169" calcext:value-type="float">
            <text:p>-0.020626477743117</text:p>
          </table:table-cell>
          <table:table-cell office:value-type="float" office:value="-0.0189071370947734" calcext:value-type="float">
            <text:p>-0.018907137094773</text:p>
          </table:table-cell>
          <table:table-cell office:value-type="float" office:value="-0.0188855370719094" calcext:value-type="float">
            <text:p>-0.018885537071909</text:p>
          </table:table-cell>
          <table:table-cell office:value-type="float" office:value="-0.0186244948341576" calcext:value-type="float">
            <text:p>-0.018624494834158</text:p>
          </table:table-cell>
          <table:table-cell office:value-type="float" office:value="-0.0232537572302569" calcext:value-type="float">
            <text:p>-0.023253757230257</text:p>
          </table:table-cell>
          <table:table-cell office:value-type="float" office:value="-0.0257551002052821" calcext:value-type="float">
            <text:p>-0.025755100205282</text:p>
          </table:table-cell>
          <table:table-cell office:value-type="float" office:value="-0.0259552744567978" calcext:value-type="float">
            <text:p>-0.025955274456798</text:p>
          </table:table-cell>
          <table:table-cell office:value-type="float" office:value="-0.0241242854709004" calcext:value-type="float">
            <text:p>-0.0241242854709</text:p>
          </table:table-cell>
          <table:table-cell office:value-type="float" office:value="-0.021799293210412" calcext:value-type="float">
            <text:p>-0.021799293210412</text:p>
          </table:table-cell>
          <table:table-cell office:value-type="float" office:value="-0.0237840281406213" calcext:value-type="float">
            <text:p>-0.023784028140621</text:p>
          </table:table-cell>
          <table:table-cell office:value-type="float" office:value="-0.0217662461089922" calcext:value-type="float">
            <text:p>-0.021766246108992</text:p>
          </table:table-cell>
          <table:table-cell office:value-type="float" office:value="-0.0193202420471382" calcext:value-type="float">
            <text:p>-0.019320242047138</text:p>
          </table:table-cell>
          <table:table-cell office:value-type="float" office:value="-0.0189453955286216" calcext:value-type="float">
            <text:p>-0.018945395528622</text:p>
          </table:table-cell>
          <table:table-cell office:value-type="float" office:value="-0.02526860248201" calcext:value-type="float">
            <text:p>-0.02526860248201</text:p>
          </table:table-cell>
          <table:table-cell office:value-type="float" office:value="-0.0250742486986453" calcext:value-type="float">
            <text:p>-0.025074248698645</text:p>
          </table:table-cell>
          <table:table-cell office:value-type="float" office:value="-0.024387992728233" calcext:value-type="float">
            <text:p>-0.024387992728233</text:p>
          </table:table-cell>
          <table:table-cell office:value-type="float" office:value="-0.0239043508774411" calcext:value-type="float">
            <text:p>-0.023904350877441</text:p>
          </table:table-cell>
          <table:table-cell office:value-type="float" office:value="-0.021966187095181" calcext:value-type="float">
            <text:p>-0.021966187095181</text:p>
          </table:table-cell>
          <table:table-cell office:value-type="float" office:value="-0.0239459162813834" calcext:value-type="float">
            <text:p>-0.023945916281383</text:p>
          </table:table-cell>
          <table:table-cell office:value-type="float" office:value="-0.0191400498679908" calcext:value-type="float">
            <text:p>-0.019140049867991</text:p>
          </table:table-cell>
          <table:table-cell office:value-type="float" office:value="-0.0186096309591352" calcext:value-type="float">
            <text:p>-0.018609630959135</text:p>
          </table:table-cell>
          <table:table-cell office:value-type="float" office:value="-0.0227463875905224" calcext:value-type="float">
            <text:p>-0.022746387590522</text:p>
          </table:table-cell>
          <table:table-cell office:value-type="float" office:value="-0.0257298074815589" calcext:value-type="float">
            <text:p>-0.025729807481559</text:p>
          </table:table-cell>
          <table:table-cell office:value-type="float" office:value="-0.0241414510493899" calcext:value-type="float">
            <text:p>-0.02414145104939</text:p>
          </table:table-cell>
          <table:table-cell office:value-type="float" office:value="-0.0235459809444801" calcext:value-type="float">
            <text:p>-0.02354598094448</text:p>
          </table:table-cell>
          <table:table-cell office:value-type="float" office:value="-0.0233873005845612" calcext:value-type="float">
            <text:p>-0.023387300584561</text:p>
          </table:table-cell>
          <table:table-cell office:value-type="float" office:value="-0.0209415878663358" calcext:value-type="float">
            <text:p>-0.020941587866336</text:p>
          </table:table-cell>
          <table:table-cell office:value-type="float" office:value="-0.0230983252017961" calcext:value-type="float">
            <text:p>-0.023098325201796</text:p>
          </table:table-cell>
          <table:table-cell office:value-type="float" office:value="-0.019036493461863" calcext:value-type="float">
            <text:p>-0.019036493461863</text:p>
          </table:table-cell>
          <table:table-cell office:value-type="float" office:value="-0.0187817349120868" calcext:value-type="float">
            <text:p>-0.018781734912087</text:p>
          </table:table-cell>
          <table:table-cell office:value-type="float" office:value="-0.0222802844793563" calcext:value-type="float">
            <text:p>-0.022280284479356</text:p>
          </table:table-cell>
          <table:table-cell office:value-type="float" office:value="-0.0259159820579477" calcext:value-type="float">
            <text:p>-0.025915982057948</text:p>
          </table:table-cell>
          <table:table-cell office:value-type="float" office:value="-0.0243454898929393" calcext:value-type="float">
            <text:p>-0.024345489892939</text:p>
          </table:table-cell>
          <table:table-cell office:value-type="float" office:value="-0.0232141352232171" calcext:value-type="float">
            <text:p>-0.023214135223217</text:p>
          </table:table-cell>
          <table:table-cell office:value-type="float" office:value="-0.0203981907803422" calcext:value-type="float">
            <text:p>-0.020398190780342</text:p>
          </table:table-cell>
          <table:table-cell office:value-type="float" office:value="-0.0236820843397133" calcext:value-type="float">
            <text:p>-0.023682084339713</text:p>
          </table:table-cell>
          <table:table-cell office:value-type="float" office:value="-0.0206226807142388" calcext:value-type="float">
            <text:p>-0.020622680714239</text:p>
          </table:table-cell>
          <table:table-cell office:value-type="float" office:value="-0.0191656797781214" calcext:value-type="float">
            <text:p>-0.019165679778121</text:p>
          </table:table-cell>
          <table:table-cell office:value-type="float" office:value="-0.0190320083080401" calcext:value-type="float">
            <text:p>-0.01903200830804</text:p>
          </table:table-cell>
          <table:table-cell office:value-type="float" office:value="-0.0216053035216682" calcext:value-type="float">
            <text:p>-0.021605303521668</text:p>
          </table:table-cell>
          <table:table-cell office:value-type="float" office:value="-0.0260049138222474" calcext:value-type="float">
            <text:p>-0.026004913822247</text:p>
          </table:table-cell>
          <table:table-cell office:value-type="float" office:value="-0.0244809804348271" calcext:value-type="float">
            <text:p>-0.024480980434827</text:p>
          </table:table-cell>
          <table:table-cell office:value-type="float" office:value="-0.0224473625290423" calcext:value-type="float">
            <text:p>-0.022447362529042</text:p>
          </table:table-cell>
          <table:table-cell office:value-type="float" office:value="-0.0206284811323434" calcext:value-type="float">
            <text:p>-0.020628481132343</text:p>
          </table:table-cell>
          <table:table-cell office:value-type="float" office:value="-0.0193128134768247" calcext:value-type="float">
            <text:p>-0.019312813476825</text:p>
          </table:table-cell>
          <table:table-cell office:value-type="float" office:value="-0.0195557816987653" calcext:value-type="float">
            <text:p>-0.019555781698765</text:p>
          </table:table-cell>
          <table:table-cell office:value-type="float" office:value="-0.0246353121623916" calcext:value-type="float">
            <text:p>-0.024635312162392</text:p>
          </table:table-cell>
          <table:table-cell office:value-type="float" office:value="-0.0270408497962988" calcext:value-type="float">
            <text:p>-0.027040849796299</text:p>
          </table:table-cell>
          <table:table-cell office:value-type="float" office:value="-0.0234097797685629" calcext:value-type="float">
            <text:p>-0.023409779768563</text:p>
          </table:table-cell>
          <table:table-cell office:value-type="float" office:value="-0.0216572805804816" calcext:value-type="float">
            <text:p>-0.021657280580482</text:p>
          </table:table-cell>
          <table:table-cell office:value-type="float" office:value="-0.0204164957256311" calcext:value-type="float">
            <text:p>-0.020416495725631</text:p>
          </table:table-cell>
          <table:table-cell office:value-type="float" office:value="-0.0199534609972615" calcext:value-type="float">
            <text:p>-0.019953460997262</text:p>
          </table:table-cell>
          <table:table-cell office:value-type="float" office:value="-0.019823367871753" calcext:value-type="float">
            <text:p>-0.019823367871753</text:p>
          </table:table-cell>
          <table:table-cell office:value-type="float" office:value="-0.0199817611665951" calcext:value-type="float">
            <text:p>-0.019981761166595</text:p>
          </table:table-cell>
          <table:table-cell office:value-type="float" office:value="-0.0199792418191848" calcext:value-type="float">
            <text:p>-0.019979241819185</text:p>
          </table:table-cell>
          <table:table-cell office:value-type="float" office:value="-0.0200268231064612" calcext:value-type="float">
            <text:p>-0.020026823106461</text:p>
          </table:table-cell>
          <table:table-cell office:value-type="float" office:value="-0.0198603283764732" calcext:value-type="float">
            <text:p>-0.019860328376473</text:p>
          </table:table-cell>
          <table:table-cell office:value-type="float" office:value="-0.0198817194668322" calcext:value-type="float">
            <text:p>-0.019881719466832</text:p>
          </table:table-cell>
          <table:table-cell office:value-type="float" office:value="-0.0199939656683604" calcext:value-type="float">
            <text:p>-0.01999396566836</text:p>
          </table:table-cell>
          <table:table-cell office:value-type="float" office:value="-0.0199431185406997" calcext:value-type="float">
            <text:p>-0.0199431185407</text:p>
          </table:table-cell>
          <table:table-cell office:value-type="float" office:value="-0.0199040922715898" calcext:value-type="float">
            <text:p>-0.01990409227159</text:p>
          </table:table-cell>
          <table:table-cell office:value-type="float" office:value="-0.0198768115408066" calcext:value-type="float">
            <text:p>-0.019876811540807</text:p>
          </table:table-cell>
          <table:table-cell office:value-type="float" office:value="-0.0198812439158068" calcext:value-type="float">
            <text:p>-0.019881243915807</text:p>
          </table:table-cell>
          <table:table-cell office:value-type="float" office:value="-0.0198723665791721" calcext:value-type="float">
            <text:p>-0.019872366579172</text:p>
          </table:table-cell>
          <table:table-cell office:value-type="float" office:value="-0.0198442116066122" calcext:value-type="float">
            <text:p>-0.019844211606612</text:p>
          </table:table-cell>
          <table:table-cell office:value-type="float" office:value="-0.0198753929699453" calcext:value-type="float">
            <text:p>-0.019875392969945</text:p>
          </table:table-cell>
          <table:table-cell office:value-type="float" office:value="-0.0198470232892754" calcext:value-type="float">
            <text:p>-0.019847023289275</text:p>
          </table:table-cell>
          <table:table-cell office:value-type="float" office:value="-0.0198530617103351" calcext:value-type="float">
            <text:p>-0.019853061710335</text:p>
          </table:table-cell>
          <table:table-cell office:value-type="float" office:value="-0.0198723539405799" calcext:value-type="float">
            <text:p>-0.01987235394058</text:p>
          </table:table-cell>
          <table:table-cell office:value-type="float" office:value="-0.0198617131233609" calcext:value-type="float">
            <text:p>-0.019861713123361</text:p>
          </table:table-cell>
          <table:table-cell office:value-type="float" office:value="-0.0198655667065151" calcext:value-type="float">
            <text:p>-0.019865566706515</text:p>
          </table:table-cell>
          <table:table-cell office:value-type="float" office:value="-0.019854307695419" calcext:value-type="float">
            <text:p>-0.019854307695419</text:p>
          </table:table-cell>
          <table:table-cell office:value-type="float" office:value="-0.0198081077216519" calcext:value-type="float">
            <text:p>-0.019808107721652</text:p>
          </table:table-cell>
          <table:table-cell office:value-type="float" office:value="-0.0198788589472375" calcext:value-type="float">
            <text:p>-0.019878858947238</text:p>
          </table:table-cell>
          <table:table-cell office:value-type="float" office:value="-0.0198738092410474" calcext:value-type="float">
            <text:p>-0.019873809241047</text:p>
          </table:table-cell>
          <table:table-cell office:value-type="float" office:value="-0.0198338647061276" calcext:value-type="float">
            <text:p>-0.019833864706128</text:p>
          </table:table-cell>
          <table:table-cell office:value-type="float" office:value="-0.0198557483797233" calcext:value-type="float">
            <text:p>-0.019855748379723</text:p>
          </table:table-cell>
          <table:table-cell office:value-type="float" office:value="-0.0198248127414059" calcext:value-type="float">
            <text:p>-0.019824812741406</text:p>
          </table:table-cell>
          <table:table-cell office:value-type="float" office:value="-0.0198808913363009" calcext:value-type="float">
            <text:p>-0.019880891336301</text:p>
          </table:table-cell>
          <table:table-cell office:value-type="float" office:value="-0.0198584951507016" calcext:value-type="float">
            <text:p>-0.019858495150702</text:p>
          </table:table-cell>
          <table:table-cell office:value-type="float" office:value="-0.0198706730363698" calcext:value-type="float">
            <text:p>-0.01987067303637</text:p>
          </table:table-cell>
          <table:table-cell office:value-type="float" office:value="-0.0198489597222071" calcext:value-type="float">
            <text:p>-0.019848959722207</text:p>
          </table:table-cell>
          <table:table-cell office:value-type="float" office:value="-0.0198360444030282" calcext:value-type="float">
            <text:p>-0.019836044403028</text:p>
          </table:table-cell>
          <table:table-cell office:value-type="float" office:value="-0.0198325134059533" calcext:value-type="float">
            <text:p>-0.019832513405953</text:p>
          </table:table-cell>
          <table:table-cell office:value-type="float" office:value="-0.0198608109868721" calcext:value-type="float">
            <text:p>-0.019860810986872</text:p>
          </table:table-cell>
          <table:table-cell office:value-type="float" office:value="-0.0198330008671212" calcext:value-type="float">
            <text:p>-0.019833000867121</text:p>
          </table:table-cell>
          <table:table-cell office:value-type="float" office:value="-0.0198568565886942" calcext:value-type="float">
            <text:p>-0.019856856588694</text:p>
          </table:table-cell>
          <table:table-cell office:value-type="float" office:value="-0.0198692577717972" calcext:value-type="float">
            <text:p>-0.019869257771797</text:p>
          </table:table-cell>
          <table:table-cell office:value-type="float" office:value="-0.0198686018827442" calcext:value-type="float">
            <text:p>-0.019868601882744</text:p>
          </table:table-cell>
          <table:table-cell office:value-type="float" office:value="-0.0198357285055077" calcext:value-type="float">
            <text:p>-0.019835728505508</text:p>
          </table:table-cell>
          <table:table-cell office:value-type="float" office:value="-0.0198550832219002" calcext:value-type="float">
            <text:p>-0.0198550832219</text:p>
          </table:table-cell>
          <table:table-cell office:value-type="float" office:value="-0.0198676738985758" calcext:value-type="float">
            <text:p>-0.019867673898576</text:p>
          </table:table-cell>
          <table:table-cell office:value-type="float" office:value="-0.0198747955288876" calcext:value-type="float">
            <text:p>-0.019874795528888</text:p>
          </table:table-cell>
          <table:table-cell office:value-type="float" office:value="-0.0198741227603256" calcext:value-type="float">
            <text:p>-0.019874122760326</text:p>
          </table:table-cell>
          <table:table-cell office:value-type="float" office:value="-0.0198451186263276" calcext:value-type="float">
            <text:p>-0.019845118626328</text:p>
          </table:table-cell>
          <table:table-cell office:value-type="float" office:value="-0.0198938944370854" calcext:value-type="float">
            <text:p>-0.019893894437085</text:p>
          </table:table-cell>
          <table:table-cell office:value-type="float" office:value="-0.0198589264318943" calcext:value-type="float">
            <text:p>-0.019858926431894</text:p>
          </table:table-cell>
          <table:table-cell office:value-type="float" office:value="-0.0198740128313898" calcext:value-type="float">
            <text:p>-0.01987401283139</text:p>
          </table:table-cell>
          <table:table-cell office:value-type="float" office:value="-0.0198733567561983" calcext:value-type="float">
            <text:p>-0.019873356756198</text:p>
          </table:table-cell>
          <table:table-cell office:value-type="float" office:value="-0.0198446684120456" calcext:value-type="float">
            <text:p>-0.019844668412046</text:p>
          </table:table-cell>
          <table:table-cell office:value-type="float" office:value="-0.0198262028934746" calcext:value-type="float">
            <text:p>-0.019826202893475</text:p>
          </table:table-cell>
          <table:table-cell office:value-type="float" office:value="-0.0198644359361354" calcext:value-type="float">
            <text:p>-0.019864435936135</text:p>
          </table:table-cell>
          <table:table-cell office:value-type="float" office:value="-0.0198510651727694" calcext:value-type="float">
            <text:p>-0.019851065172769</text:p>
          </table:table-cell>
          <table:table-cell office:value-type="float" office:value="-0.0198805093828406" calcext:value-type="float">
            <text:p>-0.019880509382841</text:p>
          </table:table-cell>
          <table:table-cell office:value-type="float" office:value="-0.0198769008318476" calcext:value-type="float">
            <text:p>-0.019876900831848</text:p>
          </table:table-cell>
          <table:table-cell office:value-type="float" office:value="-0.0198659131152561" calcext:value-type="float">
            <text:p>-0.019865913115256</text:p>
          </table:table-cell>
          <table:table-cell office:value-type="float" office:value="-0.0198475809420654" calcext:value-type="float">
            <text:p>-0.019847580942065</text:p>
          </table:table-cell>
          <table:table-cell office:value-type="float" office:value="-0.0198698156349252" calcext:value-type="float">
            <text:p>-0.019869815634925</text:p>
          </table:table-cell>
          <table:table-cell office:value-type="float" office:value="-0.0198589654979249" calcext:value-type="float">
            <text:p>-0.019858965497925</text:p>
          </table:table-cell>
          <table:table-cell office:value-type="float" office:value="-0.0198604578118048" calcext:value-type="float">
            <text:p>-0.019860457811805</text:p>
          </table:table-cell>
          <table:table-cell office:value-type="float" office:value="-0.0198819895474542" calcext:value-type="float">
            <text:p>-0.019881989547454</text:p>
          </table:table-cell>
          <table:table-cell office:value-type="float" office:value="-0.0198695685412274" calcext:value-type="float">
            <text:p>-0.019869568541227</text:p>
          </table:table-cell>
          <table:table-cell office:value-type="float" office:value="-0.0198792430288845" calcext:value-type="float">
            <text:p>-0.019879243028885</text:p>
          </table:table-cell>
          <table:table-cell office:value-type="float" office:value="-0.0198642704564902" calcext:value-type="float">
            <text:p>-0.01986427045649</text:p>
          </table:table-cell>
          <table:table-cell office:value-type="float" office:value="-0.0198409483874503" calcext:value-type="float">
            <text:p>-0.01984094838745</text:p>
          </table:table-cell>
          <table:table-cell office:value-type="float" office:value="-0.019866294037856" calcext:value-type="float">
            <text:p>-0.019866294037856</text:p>
          </table:table-cell>
          <table:table-cell office:value-type="float" office:value="-0.0198627937514114" calcext:value-type="float">
            <text:p>-0.019862793751411</text:p>
          </table:table-cell>
          <table:table-cell office:value-type="float" office:value="-0.0198630223725381" calcext:value-type="float">
            <text:p>-0.019863022372538</text:p>
          </table:table-cell>
          <table:table-cell office:value-type="float" office:value="-0.0198721489688905" calcext:value-type="float">
            <text:p>-0.019872148968891</text:p>
          </table:table-cell>
          <table:table-cell office:value-type="float" office:value="-0.0198756824772606" calcext:value-type="float">
            <text:p>-0.019875682477261</text:p>
          </table:table-cell>
          <table:table-cell office:value-type="float" office:value="-0.0198552037950632" calcext:value-type="float">
            <text:p>-0.019855203795063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46655225217937" calcext:value-type="float">
            <text:p>0.646655225217937</text:p>
          </table:table-cell>
          <table:table-cell office:value-type="float" office:value="0.643863181578679" calcext:value-type="float">
            <text:p>0.643863181578679</text:p>
          </table:table-cell>
          <table:table-cell office:value-type="float" office:value="0.644748210072191" calcext:value-type="float">
            <text:p>0.644748210072191</text:p>
          </table:table-cell>
          <table:table-cell office:value-type="float" office:value="0.644998420117231" calcext:value-type="float">
            <text:p>0.644998420117231</text:p>
          </table:table-cell>
          <table:table-cell office:value-type="float" office:value="0.644446370367725" calcext:value-type="float">
            <text:p>0.644446370367725</text:p>
          </table:table-cell>
          <table:table-cell office:value-type="float" office:value="0.64509856082862" calcext:value-type="float">
            <text:p>0.64509856082862</text:p>
          </table:table-cell>
          <table:table-cell office:value-type="float" office:value="0.643801430025092" calcext:value-type="float">
            <text:p>0.643801430025092</text:p>
          </table:table-cell>
          <table:table-cell office:value-type="float" office:value="0.644477577335251" calcext:value-type="float">
            <text:p>0.644477577335251</text:p>
          </table:table-cell>
          <table:table-cell office:value-type="float" office:value="0.645826783842524" calcext:value-type="float">
            <text:p>0.645826783842524</text:p>
          </table:table-cell>
          <table:table-cell office:value-type="float" office:value="0.64417250571077" calcext:value-type="float">
            <text:p>0.64417250571077</text:p>
          </table:table-cell>
          <table:table-cell office:value-type="float" office:value="0.643746388949978" calcext:value-type="float">
            <text:p>0.643746388949978</text:p>
          </table:table-cell>
          <table:table-cell office:value-type="float" office:value="0.645640556085781" calcext:value-type="float">
            <text:p>0.645640556085781</text:p>
          </table:table-cell>
          <table:table-cell office:value-type="float" office:value="0.645698711181524" calcext:value-type="float">
            <text:p>0.645698711181524</text:p>
          </table:table-cell>
          <table:table-cell office:value-type="float" office:value="0.645109882539318" calcext:value-type="float">
            <text:p>0.645109882539318</text:p>
          </table:table-cell>
          <table:table-cell office:value-type="float" office:value="0.645051511278591" calcext:value-type="float">
            <text:p>0.645051511278591</text:p>
          </table:table-cell>
          <table:table-cell office:value-type="float" office:value="0.645995994477376" calcext:value-type="float">
            <text:p>0.645995994477376</text:p>
          </table:table-cell>
          <table:table-cell office:value-type="float" office:value="0.644291399292487" calcext:value-type="float">
            <text:p>0.644291399292487</text:p>
          </table:table-cell>
          <table:table-cell office:value-type="float" office:value="0.645619056552207" calcext:value-type="float">
            <text:p>0.645619056552207</text:p>
          </table:table-cell>
          <table:table-cell office:value-type="float" office:value="0.644379846739711" calcext:value-type="float">
            <text:p>0.644379846739711</text:p>
          </table:table-cell>
          <table:table-cell office:value-type="float" office:value="0.64445116854672" calcext:value-type="float">
            <text:p>0.64445116854672</text:p>
          </table:table-cell>
          <table:table-cell office:value-type="float" office:value="0.644369291377781" calcext:value-type="float">
            <text:p>0.644369291377781</text:p>
          </table:table-cell>
          <table:table-cell office:value-type="float" office:value="0.645725876105416" calcext:value-type="float">
            <text:p>0.645725876105416</text:p>
          </table:table-cell>
          <table:table-cell office:value-type="float" office:value="0.644476044807939" calcext:value-type="float">
            <text:p>0.644476044807939</text:p>
          </table:table-cell>
          <table:table-cell office:value-type="float" office:value="0.645965793129692" calcext:value-type="float">
            <text:p>0.645965793129692</text:p>
          </table:table-cell>
          <table:table-cell office:value-type="float" office:value="0.643930903069755" calcext:value-type="float">
            <text:p>0.643930903069755</text:p>
          </table:table-cell>
          <table:table-cell office:value-type="float" office:value="0.646029471982006" calcext:value-type="float">
            <text:p>0.646029471982006</text:p>
          </table:table-cell>
          <table:table-cell office:value-type="float" office:value="0.644740318278279" calcext:value-type="float">
            <text:p>0.644740318278279</text:p>
          </table:table-cell>
          <table:table-cell office:value-type="float" office:value="0.644882514871447" calcext:value-type="float">
            <text:p>0.644882514871447</text:p>
          </table:table-cell>
          <table:table-cell office:value-type="float" office:value="0.644975753246552" calcext:value-type="float">
            <text:p>0.644975753246552</text:p>
          </table:table-cell>
          <table:table-cell office:value-type="float" office:value="0.644226532805737" calcext:value-type="float">
            <text:p>0.644226532805737</text:p>
          </table:table-cell>
          <table:table-cell office:value-type="float" office:value="0.644372999145226" calcext:value-type="float">
            <text:p>0.644372999145226</text:p>
          </table:table-cell>
          <table:table-cell office:value-type="float" office:value="0.644196858536199" calcext:value-type="float">
            <text:p>0.644196858536199</text:p>
          </table:table-cell>
          <table:table-cell office:value-type="float" office:value="0.644365756608828" calcext:value-type="float">
            <text:p>0.644365756608828</text:p>
          </table:table-cell>
          <table:table-cell office:value-type="float" office:value="0.645485687029292" calcext:value-type="float">
            <text:p>0.645485687029292</text:p>
          </table:table-cell>
          <table:table-cell office:value-type="float" office:value="0.645960130847351" calcext:value-type="float">
            <text:p>0.645960130847351</text:p>
          </table:table-cell>
          <table:table-cell office:value-type="float" office:value="0.645538324143786" calcext:value-type="float">
            <text:p>0.645538324143786</text:p>
          </table:table-cell>
          <table:table-cell office:value-type="float" office:value="0.644091583583281" calcext:value-type="float">
            <text:p>0.644091583583281</text:p>
          </table:table-cell>
          <table:table-cell office:value-type="float" office:value="0.646137602517093" calcext:value-type="float">
            <text:p>0.646137602517093</text:p>
          </table:table-cell>
          <table:table-cell office:value-type="float" office:value="0.645877786680645" calcext:value-type="float">
            <text:p>0.645877786680645</text:p>
          </table:table-cell>
          <table:table-cell office:value-type="float" office:value="0.644015186650695" calcext:value-type="float">
            <text:p>0.644015186650695</text:p>
          </table:table-cell>
          <table:table-cell office:value-type="float" office:value="0.644540958652936" calcext:value-type="float">
            <text:p>0.644540958652936</text:p>
          </table:table-cell>
          <table:table-cell office:value-type="float" office:value="0.645456218003986" calcext:value-type="float">
            <text:p>0.645456218003986</text:p>
          </table:table-cell>
          <table:table-cell office:value-type="float" office:value="0.643773090763361" calcext:value-type="float">
            <text:p>0.643773090763361</text:p>
          </table:table-cell>
          <table:table-cell office:value-type="float" office:value="0.645171189239481" calcext:value-type="float">
            <text:p>0.645171189239481</text:p>
          </table:table-cell>
          <table:table-cell office:value-type="float" office:value="0.645674146013267" calcext:value-type="float">
            <text:p>0.645674146013267</text:p>
          </table:table-cell>
          <table:table-cell office:value-type="float" office:value="0.644844294941592" calcext:value-type="float">
            <text:p>0.644844294941592</text:p>
          </table:table-cell>
          <table:table-cell office:value-type="float" office:value="0.645630732787617" calcext:value-type="float">
            <text:p>0.645630732787617</text:p>
          </table:table-cell>
          <table:table-cell office:value-type="float" office:value="0.644340487643" calcext:value-type="float">
            <text:p>0.644340487643</text:p>
          </table:table-cell>
          <table:table-cell office:value-type="float" office:value="0.643971613568221" calcext:value-type="float">
            <text:p>0.643971613568221</text:p>
          </table:table-cell>
          <table:table-cell office:value-type="float" office:value="0.643995933410894" calcext:value-type="float">
            <text:p>0.643995933410894</text:p>
          </table:table-cell>
          <table:table-cell office:value-type="float" office:value="0.644869397149354" calcext:value-type="float">
            <text:p>0.644869397149354</text:p>
          </table:table-cell>
          <table:table-cell office:value-type="float" office:value="0.64387911843191" calcext:value-type="float">
            <text:p>0.64387911843191</text:p>
          </table:table-cell>
          <table:table-cell office:value-type="float" office:value="0.645610445285462" calcext:value-type="float">
            <text:p>0.645610445285462</text:p>
          </table:table-cell>
          <table:table-cell office:value-type="float" office:value="0.645340228420869" calcext:value-type="float">
            <text:p>0.645340228420869</text:p>
          </table:table-cell>
          <table:table-cell office:value-type="float" office:value="0.644190272563111" calcext:value-type="float">
            <text:p>0.644190272563111</text:p>
          </table:table-cell>
          <table:table-cell office:value-type="float" office:value="0.644258008811234" calcext:value-type="float">
            <text:p>0.644258008811234</text:p>
          </table:table-cell>
          <table:table-cell office:value-type="float" office:value="0.644479246095676" calcext:value-type="float">
            <text:p>0.644479246095676</text:p>
          </table:table-cell>
          <table:table-cell office:value-type="float" office:value="0.644137941261692" calcext:value-type="float">
            <text:p>0.644137941261692</text:p>
          </table:table-cell>
          <table:table-cell office:value-type="float" office:value="0.644025134736866" calcext:value-type="float">
            <text:p>0.644025134736866</text:p>
          </table:table-cell>
          <table:table-cell office:value-type="float" office:value="0.645110599535391" calcext:value-type="float">
            <text:p>0.645110599535391</text:p>
          </table:table-cell>
          <table:table-cell office:value-type="float" office:value="0.645963508831358" calcext:value-type="float">
            <text:p>0.645963508831358</text:p>
          </table:table-cell>
          <table:table-cell office:value-type="float" office:value="0.64373883612922" calcext:value-type="float">
            <text:p>0.64373883612922</text:p>
          </table:table-cell>
          <table:table-cell office:value-type="float" office:value="0.643522675274659" calcext:value-type="float">
            <text:p>0.643522675274659</text:p>
          </table:table-cell>
          <table:table-cell office:value-type="float" office:value="0.644336608495365" calcext:value-type="float">
            <text:p>0.644336608495365</text:p>
          </table:table-cell>
          <table:table-cell office:value-type="float" office:value="0.644311500327235" calcext:value-type="float">
            <text:p>0.644311500327235</text:p>
          </table:table-cell>
          <table:table-cell office:value-type="float" office:value="0.644250417572078" calcext:value-type="float">
            <text:p>0.644250417572078</text:p>
          </table:table-cell>
          <table:table-cell office:value-type="float" office:value="0.645805950108162" calcext:value-type="float">
            <text:p>0.645805950108162</text:p>
          </table:table-cell>
          <table:table-cell office:value-type="float" office:value="0.644041249285997" calcext:value-type="float">
            <text:p>0.644041249285997</text:p>
          </table:table-cell>
          <table:table-cell office:value-type="float" office:value="0.644266683271085" calcext:value-type="float">
            <text:p>0.644266683271085</text:p>
          </table:table-cell>
          <table:table-cell office:value-type="float" office:value="0.644242072265085" calcext:value-type="float">
            <text:p>0.644242072265085</text:p>
          </table:table-cell>
          <table:table-cell office:value-type="float" office:value="0.644184652836571" calcext:value-type="float">
            <text:p>0.644184652836571</text:p>
          </table:table-cell>
          <table:table-cell office:value-type="float" office:value="0.643930163244722" calcext:value-type="float">
            <text:p>0.643930163244722</text:p>
          </table:table-cell>
          <table:table-cell office:value-type="float" office:value="0.643287612138471" calcext:value-type="float">
            <text:p>0.643287612138471</text:p>
          </table:table-cell>
          <table:table-cell office:value-type="float" office:value="0.645751782942096" calcext:value-type="float">
            <text:p>0.645751782942096</text:p>
          </table:table-cell>
          <table:table-cell office:value-type="float" office:value="0.644786816456771" calcext:value-type="float">
            <text:p>0.644786816456771</text:p>
          </table:table-cell>
          <table:table-cell office:value-type="float" office:value="0.644053375640794" calcext:value-type="float">
            <text:p>0.644053375640794</text:p>
          </table:table-cell>
          <table:table-cell office:value-type="float" office:value="0.645885312677184" calcext:value-type="float">
            <text:p>0.645885312677184</text:p>
          </table:table-cell>
          <table:table-cell office:value-type="float" office:value="0.645409520802592" calcext:value-type="float">
            <text:p>0.645409520802592</text:p>
          </table:table-cell>
          <table:table-cell office:value-type="float" office:value="0.647132141968648" calcext:value-type="float">
            <text:p>0.647132141968648</text:p>
          </table:table-cell>
          <table:table-cell office:value-type="float" office:value="0.645859554416855" calcext:value-type="float">
            <text:p>0.645859554416855</text:p>
          </table:table-cell>
          <table:table-cell office:value-type="float" office:value="0.648450179404771" calcext:value-type="float">
            <text:p>0.648450179404771</text:p>
          </table:table-cell>
          <table:table-cell office:value-type="float" office:value="0.649106619458099" calcext:value-type="float">
            <text:p>0.649106619458099</text:p>
          </table:table-cell>
          <table:table-cell office:value-type="float" office:value="0.649799765575518" calcext:value-type="float">
            <text:p>0.649799765575518</text:p>
          </table:table-cell>
          <table:table-cell office:value-type="float" office:value="0.649102047297386" calcext:value-type="float">
            <text:p>0.649102047297386</text:p>
          </table:table-cell>
          <table:table-cell office:value-type="float" office:value="0.650568507150771" calcext:value-type="float">
            <text:p>0.650568507150771</text:p>
          </table:table-cell>
          <table:table-cell office:value-type="float" office:value="0.649080420474363" calcext:value-type="float">
            <text:p>0.649080420474363</text:p>
          </table:table-cell>
          <table:table-cell office:value-type="float" office:value="0.647338195951003" calcext:value-type="float">
            <text:p>0.647338195951003</text:p>
          </table:table-cell>
          <table:table-cell office:value-type="float" office:value="0.64762224975829" calcext:value-type="float">
            <text:p>0.64762224975829</text:p>
          </table:table-cell>
          <table:table-cell office:value-type="float" office:value="0.646345249540049" calcext:value-type="float">
            <text:p>0.646345249540049</text:p>
          </table:table-cell>
          <table:table-cell office:value-type="float" office:value="0.650926126507103" calcext:value-type="float">
            <text:p>0.650926126507103</text:p>
          </table:table-cell>
          <table:table-cell office:value-type="float" office:value="0.652520294481823" calcext:value-type="float">
            <text:p>0.652520294481823</text:p>
          </table:table-cell>
          <table:table-cell office:value-type="float" office:value="0.64935377362698" calcext:value-type="float">
            <text:p>0.64935377362698</text:p>
          </table:table-cell>
          <table:table-cell office:value-type="float" office:value="0.647744254375949" calcext:value-type="float">
            <text:p>0.647744254375949</text:p>
          </table:table-cell>
          <table:table-cell office:value-type="float" office:value="0.630539743978047" calcext:value-type="float">
            <text:p>0.630539743978047</text:p>
          </table:table-cell>
          <table:table-cell office:value-type="float" office:value="0.626145060668377" calcext:value-type="float">
            <text:p>0.626145060668377</text:p>
          </table:table-cell>
          <table:table-cell office:value-type="float" office:value="0.621989906401468" calcext:value-type="float">
            <text:p>0.621989906401468</text:p>
          </table:table-cell>
          <table:table-cell office:value-type="float" office:value="0.626113706873902" calcext:value-type="float">
            <text:p>0.626113706873902</text:p>
          </table:table-cell>
          <table:table-cell office:value-type="float" office:value="0.621519192332489" calcext:value-type="float">
            <text:p>0.621519192332489</text:p>
          </table:table-cell>
          <table:table-cell office:value-type="float" office:value="0.620555678219282" calcext:value-type="float">
            <text:p>0.620555678219282</text:p>
          </table:table-cell>
          <table:table-cell office:value-type="float" office:value="0.608282350692413" calcext:value-type="float">
            <text:p>0.608282350692413</text:p>
          </table:table-cell>
          <table:table-cell office:value-type="float" office:value="0.608879272971146" calcext:value-type="float">
            <text:p>0.608879272971146</text:p>
          </table:table-cell>
          <table:table-cell office:value-type="float" office:value="0.604763659056404" calcext:value-type="float">
            <text:p>0.604763659056404</text:p>
          </table:table-cell>
          <table:table-cell office:value-type="float" office:value="0.598741918857971" calcext:value-type="float">
            <text:p>0.598741918857971</text:p>
          </table:table-cell>
          <table:table-cell office:value-type="float" office:value="0.599285398363002" calcext:value-type="float">
            <text:p>0.599285398363002</text:p>
          </table:table-cell>
          <table:table-cell office:value-type="float" office:value="0.602664071342747" calcext:value-type="float">
            <text:p>0.602664071342747</text:p>
          </table:table-cell>
          <table:table-cell office:value-type="float" office:value="0.584516882209378" calcext:value-type="float">
            <text:p>0.584516882209378</text:p>
          </table:table-cell>
          <table:table-cell office:value-type="float" office:value="0.581241665376834" calcext:value-type="float">
            <text:p>0.581241665376834</text:p>
          </table:table-cell>
          <table:table-cell office:value-type="float" office:value="0.575542420360605" calcext:value-type="float">
            <text:p>0.575542420360605</text:p>
          </table:table-cell>
          <table:table-cell office:value-type="float" office:value="0.573407843703108" calcext:value-type="float">
            <text:p>0.573407843703108</text:p>
          </table:table-cell>
          <table:table-cell office:value-type="float" office:value="0.572754092130228" calcext:value-type="float">
            <text:p>0.572754092130228</text:p>
          </table:table-cell>
          <table:table-cell office:value-type="float" office:value="0.575571988488671" calcext:value-type="float">
            <text:p>0.575571988488671</text:p>
          </table:table-cell>
          <table:table-cell office:value-type="float" office:value="0.5748390479305" calcext:value-type="float">
            <text:p>0.5748390479305</text:p>
          </table:table-cell>
          <table:table-cell office:value-type="float" office:value="0.558098710491833" calcext:value-type="float">
            <text:p>0.558098710491833</text:p>
          </table:table-cell>
          <table:table-cell office:value-type="float" office:value="0.552765179200825" calcext:value-type="float">
            <text:p>0.552765179200825</text:p>
          </table:table-cell>
          <table:table-cell office:value-type="float" office:value="0.553384803391126" calcext:value-type="float">
            <text:p>0.553384803391126</text:p>
          </table:table-cell>
          <table:table-cell office:value-type="float" office:value="0.559357104744947" calcext:value-type="float">
            <text:p>0.559357104744947</text:p>
          </table:table-cell>
          <table:table-cell office:value-type="float" office:value="0.533597915889662" calcext:value-type="float">
            <text:p>0.533597915889662</text:p>
          </table:table-cell>
          <table:table-cell office:value-type="float" office:value="0.527569830950291" calcext:value-type="float">
            <text:p>0.527569830950291</text:p>
          </table:table-cell>
          <table:table-cell office:value-type="float" office:value="0.522379751269104" calcext:value-type="float">
            <text:p>0.522379751269104</text:p>
          </table:table-cell>
          <table:table-cell office:value-type="float" office:value="0.533041535602918" calcext:value-type="float">
            <text:p>0.533041535602918</text:p>
          </table:table-cell>
          <table:table-cell office:value-type="float" office:value="0.530167119686062" calcext:value-type="float">
            <text:p>0.530167119686062</text:p>
          </table:table-cell>
          <table:table-cell office:value-type="float" office:value="0.529851573923042" calcext:value-type="float">
            <text:p>0.529851573923042</text:p>
          </table:table-cell>
          <table:table-cell office:value-type="float" office:value="0.518148815466542" calcext:value-type="float">
            <text:p>0.518148815466542</text:p>
          </table:table-cell>
          <table:table-cell office:value-type="float" office:value="0.511979768634838" calcext:value-type="float">
            <text:p>0.511979768634838</text:p>
          </table:table-cell>
          <table:table-cell office:value-type="float" office:value="0.510714236883993" calcext:value-type="float">
            <text:p>0.510714236883993</text:p>
          </table:table-cell>
          <table:table-cell office:value-type="float" office:value="0.506503301465762" calcext:value-type="float">
            <text:p>0.506503301465762</text:p>
          </table:table-cell>
          <table:table-cell office:value-type="float" office:value="0.502791453857241" calcext:value-type="float">
            <text:p>0.502791453857241</text:p>
          </table:table-cell>
          <table:table-cell office:value-type="float" office:value="0.507215937962518" calcext:value-type="float">
            <text:p>0.507215937962518</text:p>
          </table:table-cell>
          <table:table-cell office:value-type="float" office:value="0.509811717070499" calcext:value-type="float">
            <text:p>0.509811717070499</text:p>
          </table:table-cell>
          <table:table-cell office:value-type="float" office:value="0.499219358502622" calcext:value-type="float">
            <text:p>0.499219358502622</text:p>
          </table:table-cell>
          <table:table-cell office:value-type="float" office:value="0.494810932684732" calcext:value-type="float">
            <text:p>0.494810932684732</text:p>
          </table:table-cell>
          <table:table-cell office:value-type="float" office:value="0.493490166360141" calcext:value-type="float">
            <text:p>0.493490166360141</text:p>
          </table:table-cell>
          <table:table-cell office:value-type="float" office:value="0.491312328828504" calcext:value-type="float">
            <text:p>0.491312328828504</text:p>
          </table:table-cell>
          <table:table-cell office:value-type="float" office:value="0.497583335752393" calcext:value-type="float">
            <text:p>0.497583335752393</text:p>
          </table:table-cell>
          <table:table-cell office:value-type="float" office:value="0.496614028529961" calcext:value-type="float">
            <text:p>0.496614028529961</text:p>
          </table:table-cell>
          <table:table-cell office:value-type="float" office:value="0.494546693821522" calcext:value-type="float">
            <text:p>0.494546693821522</text:p>
          </table:table-cell>
          <table:table-cell office:value-type="float" office:value="0.494167042802179" calcext:value-type="float">
            <text:p>0.494167042802179</text:p>
          </table:table-cell>
          <table:table-cell office:value-type="float" office:value="0.484974732073498" calcext:value-type="float">
            <text:p>0.484974732073498</text:p>
          </table:table-cell>
          <table:table-cell office:value-type="float" office:value="0.480937230934558" calcext:value-type="float">
            <text:p>0.480937230934558</text:p>
          </table:table-cell>
          <table:table-cell office:value-type="float" office:value="0.479316728712694" calcext:value-type="float">
            <text:p>0.479316728712694</text:p>
          </table:table-cell>
          <table:table-cell office:value-type="float" office:value="0.487971924383043" calcext:value-type="float">
            <text:p>0.487971924383043</text:p>
          </table:table-cell>
          <table:table-cell office:value-type="float" office:value="0.482266960001227" calcext:value-type="float">
            <text:p>0.482266960001227</text:p>
          </table:table-cell>
          <table:table-cell office:value-type="float" office:value="0.47179340660624" calcext:value-type="float">
            <text:p>0.47179340660624</text:p>
          </table:table-cell>
          <table:table-cell office:value-type="float" office:value="0.469524488760368" calcext:value-type="float">
            <text:p>0.469524488760368</text:p>
          </table:table-cell>
          <table:table-cell office:value-type="float" office:value="0.469301098371818" calcext:value-type="float">
            <text:p>0.469301098371818</text:p>
          </table:table-cell>
          <table:table-cell office:value-type="float" office:value="0.47014099894563" calcext:value-type="float">
            <text:p>0.47014099894563</text:p>
          </table:table-cell>
          <table:table-cell office:value-type="float" office:value="0.470118983441279" calcext:value-type="float">
            <text:p>0.470118983441279</text:p>
          </table:table-cell>
          <table:table-cell office:value-type="float" office:value="0.470663121863362" calcext:value-type="float">
            <text:p>0.470663121863362</text:p>
          </table:table-cell>
          <table:table-cell office:value-type="float" office:value="0.462767269039321" calcext:value-type="float">
            <text:p>0.462767269039321</text:p>
          </table:table-cell>
          <table:table-cell office:value-type="float" office:value="0.459839483766516" calcext:value-type="float">
            <text:p>0.459839483766516</text:p>
          </table:table-cell>
          <table:table-cell office:value-type="float" office:value="0.463459088163943" calcext:value-type="float">
            <text:p>0.463459088163943</text:p>
          </table:table-cell>
          <table:table-cell office:value-type="float" office:value="0.464222575526096" calcext:value-type="float">
            <text:p>0.464222575526096</text:p>
          </table:table-cell>
          <table:table-cell office:value-type="float" office:value="0.453651492734965" calcext:value-type="float">
            <text:p>0.453651492734965</text:p>
          </table:table-cell>
          <table:table-cell office:value-type="float" office:value="0.451490998742121" calcext:value-type="float">
            <text:p>0.451490998742121</text:p>
          </table:table-cell>
          <table:table-cell office:value-type="float" office:value="0.459061592795607" calcext:value-type="float">
            <text:p>0.459061592795607</text:p>
          </table:table-cell>
          <table:table-cell office:value-type="float" office:value="0.456850528739221" calcext:value-type="float">
            <text:p>0.456850528739221</text:p>
          </table:table-cell>
          <table:table-cell office:value-type="float" office:value="0.442003076282687" calcext:value-type="float">
            <text:p>0.442003076282687</text:p>
          </table:table-cell>
          <table:table-cell office:value-type="float" office:value="0.442172714003072" calcext:value-type="float">
            <text:p>0.442172714003072</text:p>
          </table:table-cell>
          <table:table-cell office:value-type="float" office:value="0.442548097036707" calcext:value-type="float">
            <text:p>0.442548097036707</text:p>
          </table:table-cell>
          <table:table-cell office:value-type="float" office:value="0.449657137662838" calcext:value-type="float">
            <text:p>0.449657137662838</text:p>
          </table:table-cell>
          <table:table-cell office:value-type="float" office:value="0.447694904428128" calcext:value-type="float">
            <text:p>0.447694904428128</text:p>
          </table:table-cell>
          <table:table-cell office:value-type="float" office:value="0.44244654089905" calcext:value-type="float">
            <text:p>0.44244654089905</text:p>
          </table:table-cell>
          <table:table-cell office:value-type="float" office:value="0.441988067969548" calcext:value-type="float">
            <text:p>0.441988067969548</text:p>
          </table:table-cell>
          <table:table-cell office:value-type="float" office:value="0.438214008845691" calcext:value-type="float">
            <text:p>0.438214008845691</text:p>
          </table:table-cell>
          <table:table-cell office:value-type="float" office:value="0.441941623912759" calcext:value-type="float">
            <text:p>0.441941623912759</text:p>
          </table:table-cell>
          <table:table-cell office:value-type="float" office:value="0.440358874073988" calcext:value-type="float">
            <text:p>0.440358874073988</text:p>
          </table:table-cell>
          <table:table-cell office:value-type="float" office:value="0.441529376717421" calcext:value-type="float">
            <text:p>0.441529376717421</text:p>
          </table:table-cell>
          <table:table-cell office:value-type="float" office:value="0.436038188076844" calcext:value-type="float">
            <text:p>0.436038188076844</text:p>
          </table:table-cell>
          <table:table-cell office:value-type="float" office:value="0.442132057020657" calcext:value-type="float">
            <text:p>0.442132057020657</text:p>
          </table:table-cell>
          <table:table-cell office:value-type="float" office:value="0.437015793048839" calcext:value-type="float">
            <text:p>0.437015793048839</text:p>
          </table:table-cell>
          <table:table-cell office:value-type="float" office:value="0.436296867965722" calcext:value-type="float">
            <text:p>0.436296867965722</text:p>
          </table:table-cell>
          <table:table-cell office:value-type="float" office:value="0.440777374486436" calcext:value-type="float">
            <text:p>0.440777374486436</text:p>
          </table:table-cell>
          <table:table-cell office:value-type="float" office:value="0.436162749776085" calcext:value-type="float">
            <text:p>0.436162749776085</text:p>
          </table:table-cell>
          <table:table-cell office:value-type="float" office:value="0.436964585402595" calcext:value-type="float">
            <text:p>0.436964585402595</text:p>
          </table:table-cell>
          <table:table-cell office:value-type="float" office:value="0.435731496424495" calcext:value-type="float">
            <text:p>0.435731496424495</text:p>
          </table:table-cell>
          <table:table-cell office:value-type="float" office:value="0.436189776801056" calcext:value-type="float">
            <text:p>0.436189776801056</text:p>
          </table:table-cell>
          <table:table-cell office:value-type="float" office:value="0.434310872502135" calcext:value-type="float">
            <text:p>0.434310872502135</text:p>
          </table:table-cell>
          <table:table-cell office:value-type="float" office:value="0.443376962257143" calcext:value-type="float">
            <text:p>0.443376962257143</text:p>
          </table:table-cell>
          <table:table-cell office:value-type="float" office:value="0.43330496489813" calcext:value-type="float">
            <text:p>0.43330496489813</text:p>
          </table:table-cell>
          <table:table-cell office:value-type="float" office:value="0.43202272317365" calcext:value-type="float">
            <text:p>0.43202272317365</text:p>
          </table:table-cell>
          <table:table-cell office:value-type="float" office:value="0.435053141287651" calcext:value-type="float">
            <text:p>0.435053141287651</text:p>
          </table:table-cell>
          <table:table-cell office:value-type="float" office:value="0.439644233052329" calcext:value-type="float">
            <text:p>0.439644233052329</text:p>
          </table:table-cell>
          <table:table-cell office:value-type="float" office:value="0.432342784515825" calcext:value-type="float">
            <text:p>0.432342784515825</text:p>
          </table:table-cell>
          <table:table-cell office:value-type="float" office:value="0.442798933107087" calcext:value-type="float">
            <text:p>0.442798933107087</text:p>
          </table:table-cell>
          <table:table-cell office:value-type="float" office:value="0.434669030305891" calcext:value-type="float">
            <text:p>0.434669030305891</text:p>
          </table:table-cell>
          <table:table-cell office:value-type="float" office:value="0.431707616768351" calcext:value-type="float">
            <text:p>0.431707616768351</text:p>
          </table:table-cell>
          <table:table-cell office:value-type="float" office:value="0.439028399987741" calcext:value-type="float">
            <text:p>0.439028399987741</text:p>
          </table:table-cell>
          <table:table-cell office:value-type="float" office:value="0.444874850015833" calcext:value-type="float">
            <text:p>0.444874850015833</text:p>
          </table:table-cell>
          <table:table-cell office:value-type="float" office:value="0.449585429597326" calcext:value-type="float">
            <text:p>0.449585429597326</text:p>
          </table:table-cell>
          <table:table-cell office:value-type="float" office:value="0.435958101981773" calcext:value-type="float">
            <text:p>0.435958101981773</text:p>
          </table:table-cell>
          <table:table-cell office:value-type="float" office:value="0.446136709010918" calcext:value-type="float">
            <text:p>0.446136709010918</text:p>
          </table:table-cell>
          <table:table-cell office:value-type="float" office:value="0.447485944243318" calcext:value-type="float">
            <text:p>0.447485944243318</text:p>
          </table:table-cell>
          <table:table-cell office:value-type="float" office:value="0.446565270890377" calcext:value-type="float">
            <text:p>0.446565270890377</text:p>
          </table:table-cell>
          <table:table-cell office:value-type="float" office:value="0.466321310391089" calcext:value-type="float">
            <text:p>0.466321310391089</text:p>
          </table:table-cell>
          <table:table-cell office:value-type="float" office:value="0.46380223048576" calcext:value-type="float">
            <text:p>0.46380223048576</text:p>
          </table:table-cell>
          <table:table-cell office:value-type="float" office:value="0.449525005935751" calcext:value-type="float">
            <text:p>0.449525005935751</text:p>
          </table:table-cell>
          <table:table-cell office:value-type="float" office:value="0.470455241222555" calcext:value-type="float">
            <text:p>0.470455241222555</text:p>
          </table:table-cell>
          <table:table-cell office:value-type="float" office:value="0.482001573287205" calcext:value-type="float">
            <text:p>0.482001573287205</text:p>
          </table:table-cell>
          <table:table-cell office:value-type="float" office:value="0.474199856887891" calcext:value-type="float">
            <text:p>0.474199856887891</text:p>
          </table:table-cell>
          <table:table-cell office:value-type="float" office:value="0.470270523983135" calcext:value-type="float">
            <text:p>0.470270523983135</text:p>
          </table:table-cell>
          <table:table-cell office:value-type="float" office:value="0.474954277808165" calcext:value-type="float">
            <text:p>0.474954277808165</text:p>
          </table:table-cell>
          <table:table-cell office:value-type="float" office:value="0.476735641948704" calcext:value-type="float">
            <text:p>0.476735641948704</text:p>
          </table:table-cell>
          <table:table-cell office:value-type="float" office:value="0.481693817195613" calcext:value-type="float">
            <text:p>0.481693817195613</text:p>
          </table:table-cell>
          <table:table-cell office:value-type="float" office:value="0.484392723470599" calcext:value-type="float">
            <text:p>0.484392723470599</text:p>
          </table:table-cell>
          <table:table-cell office:value-type="float" office:value="0.473934152875125" calcext:value-type="float">
            <text:p>0.473934152875125</text:p>
          </table:table-cell>
          <table:table-cell office:value-type="float" office:value="0.479482589765256" calcext:value-type="float">
            <text:p>0.479482589765256</text:p>
          </table:table-cell>
          <table:table-cell office:value-type="float" office:value="0.478769730812719" calcext:value-type="float">
            <text:p>0.478769730812719</text:p>
          </table:table-cell>
          <table:table-cell office:value-type="float" office:value="0.473697968185418" calcext:value-type="float">
            <text:p>0.473697968185418</text:p>
          </table:table-cell>
          <table:table-cell office:value-type="float" office:value="0.476388076836191" calcext:value-type="float">
            <text:p>0.476388076836191</text:p>
          </table:table-cell>
          <table:table-cell office:value-type="float" office:value="0.494464192423605" calcext:value-type="float">
            <text:p>0.494464192423605</text:p>
          </table:table-cell>
          <table:table-cell office:value-type="float" office:value="0.499555165594004" calcext:value-type="float">
            <text:p>0.499555165594004</text:p>
          </table:table-cell>
          <table:table-cell office:value-type="float" office:value="0.476817416402161" calcext:value-type="float">
            <text:p>0.476817416402161</text:p>
          </table:table-cell>
          <table:table-cell office:value-type="float" office:value="0.47850829492149" calcext:value-type="float">
            <text:p>0.47850829492149</text:p>
          </table:table-cell>
          <table:table-cell office:value-type="float" office:value="0.481785441121792" calcext:value-type="float">
            <text:p>0.481785441121792</text:p>
          </table:table-cell>
          <table:table-cell office:value-type="float" office:value="0.486045645894916" calcext:value-type="float">
            <text:p>0.486045645894916</text:p>
          </table:table-cell>
          <table:table-cell office:value-type="float" office:value="0.483281958259433" calcext:value-type="float">
            <text:p>0.483281958259433</text:p>
          </table:table-cell>
          <table:table-cell office:value-type="float" office:value="0.478678868762323" calcext:value-type="float">
            <text:p>0.478678868762323</text:p>
          </table:table-cell>
          <table:table-cell office:value-type="float" office:value="0.500447499524527" calcext:value-type="float">
            <text:p>0.500447499524527</text:p>
          </table:table-cell>
          <table:table-cell office:value-type="float" office:value="0.501189551804153" calcext:value-type="float">
            <text:p>0.501189551804153</text:p>
          </table:table-cell>
          <table:table-cell office:value-type="float" office:value="0.482745551523852" calcext:value-type="float">
            <text:p>0.482745551523852</text:p>
          </table:table-cell>
          <table:table-cell office:value-type="float" office:value="0.484759970101564" calcext:value-type="float">
            <text:p>0.484759970101564</text:p>
          </table:table-cell>
          <table:table-cell office:value-type="float" office:value="0.487916224693044" calcext:value-type="float">
            <text:p>0.487916224693044</text:p>
          </table:table-cell>
          <table:table-cell office:value-type="float" office:value="0.492494533225907" calcext:value-type="float">
            <text:p>0.492494533225907</text:p>
          </table:table-cell>
          <table:table-cell office:value-type="float" office:value="0.482840772353858" calcext:value-type="float">
            <text:p>0.482840772353858</text:p>
          </table:table-cell>
          <table:table-cell office:value-type="float" office:value="0.505133982586772" calcext:value-type="float">
            <text:p>0.505133982586772</text:p>
          </table:table-cell>
          <table:table-cell office:value-type="float" office:value="0.514947432790622" calcext:value-type="float">
            <text:p>0.514947432790622</text:p>
          </table:table-cell>
          <table:table-cell office:value-type="float" office:value="0.503387448460774" calcext:value-type="float">
            <text:p>0.503387448460774</text:p>
          </table:table-cell>
          <table:table-cell office:value-type="float" office:value="0.486054607732224" calcext:value-type="float">
            <text:p>0.486054607732224</text:p>
          </table:table-cell>
          <table:table-cell office:value-type="float" office:value="0.494172844312528" calcext:value-type="float">
            <text:p>0.494172844312528</text:p>
          </table:table-cell>
          <table:table-cell office:value-type="float" office:value="0.504765817617726" calcext:value-type="float">
            <text:p>0.504765817617726</text:p>
          </table:table-cell>
          <table:table-cell office:value-type="float" office:value="0.500172248338615" calcext:value-type="float">
            <text:p>0.500172248338615</text:p>
          </table:table-cell>
          <table:table-cell office:value-type="float" office:value="0.50136471190449" calcext:value-type="float">
            <text:p>0.50136471190449</text:p>
          </table:table-cell>
          <table:table-cell office:value-type="float" office:value="0.48273543029192" calcext:value-type="float">
            <text:p>0.48273543029192</text:p>
          </table:table-cell>
          <table:table-cell office:value-type="float" office:value="0.513431948879785" calcext:value-type="float">
            <text:p>0.513431948879785</text:p>
          </table:table-cell>
          <table:table-cell office:value-type="float" office:value="0.518390943972714" calcext:value-type="float">
            <text:p>0.518390943972714</text:p>
          </table:table-cell>
          <table:table-cell office:value-type="float" office:value="0.499705532770962" calcext:value-type="float">
            <text:p>0.499705532770962</text:p>
          </table:table-cell>
          <table:table-cell office:value-type="float" office:value="0.497327693770272" calcext:value-type="float">
            <text:p>0.497327693770272</text:p>
          </table:table-cell>
          <table:table-cell office:value-type="float" office:value="0.499344068450035" calcext:value-type="float">
            <text:p>0.499344068450035</text:p>
          </table:table-cell>
          <table:table-cell office:value-type="float" office:value="0.501281777520479" calcext:value-type="float">
            <text:p>0.501281777520479</text:p>
          </table:table-cell>
          <table:table-cell office:value-type="float" office:value="0.495103627043703" calcext:value-type="float">
            <text:p>0.495103627043703</text:p>
          </table:table-cell>
          <table:table-cell office:value-type="float" office:value="0.493223908909489" calcext:value-type="float">
            <text:p>0.493223908909489</text:p>
          </table:table-cell>
          <table:table-cell office:value-type="float" office:value="0.513571447978632" calcext:value-type="float">
            <text:p>0.513571447978632</text:p>
          </table:table-cell>
          <table:table-cell office:value-type="float" office:value="0.513890902830252" calcext:value-type="float">
            <text:p>0.513890902830252</text:p>
          </table:table-cell>
          <table:table-cell office:value-type="float" office:value="0.516429163179648" calcext:value-type="float">
            <text:p>0.516429163179648</text:p>
          </table:table-cell>
          <table:table-cell office:value-type="float" office:value="0.493920020509055" calcext:value-type="float">
            <text:p>0.493920020509055</text:p>
          </table:table-cell>
          <table:table-cell office:value-type="float" office:value="0.50784717110315" calcext:value-type="float">
            <text:p>0.50784717110315</text:p>
          </table:table-cell>
          <table:table-cell office:value-type="float" office:value="0.478438324846402" calcext:value-type="float">
            <text:p>0.478438324846402</text:p>
          </table:table-cell>
          <table:table-cell office:value-type="float" office:value="0.484068948342977" calcext:value-type="float">
            <text:p>0.484068948342977</text:p>
          </table:table-cell>
          <table:table-cell office:value-type="float" office:value="0.489604776091769" calcext:value-type="float">
            <text:p>0.489604776091769</text:p>
          </table:table-cell>
          <table:table-cell office:value-type="float" office:value="0.48922101421235" calcext:value-type="float">
            <text:p>0.48922101421235</text:p>
          </table:table-cell>
          <table:table-cell office:value-type="float" office:value="0.499157649441478" calcext:value-type="float">
            <text:p>0.499157649441478</text:p>
          </table:table-cell>
          <table:table-cell office:value-type="float" office:value="0.485968654895774" calcext:value-type="float">
            <text:p>0.485968654895774</text:p>
          </table:table-cell>
          <table:table-cell office:value-type="float" office:value="0.488179175815666" calcext:value-type="float">
            <text:p>0.488179175815666</text:p>
          </table:table-cell>
          <table:table-cell office:value-type="float" office:value="0.480906066771229" calcext:value-type="float">
            <text:p>0.480906066771229</text:p>
          </table:table-cell>
          <table:table-cell office:value-type="float" office:value="0.479988493243023" calcext:value-type="float">
            <text:p>0.479988493243023</text:p>
          </table:table-cell>
          <table:table-cell office:value-type="float" office:value="0.489258644120752" calcext:value-type="float">
            <text:p>0.489258644120752</text:p>
          </table:table-cell>
          <table:table-cell office:value-type="float" office:value="0.483703423804812" calcext:value-type="float">
            <text:p>0.483703423804812</text:p>
          </table:table-cell>
          <table:table-cell office:value-type="float" office:value="0.500922903528483" calcext:value-type="float">
            <text:p>0.500922903528483</text:p>
          </table:table-cell>
          <table:table-cell office:value-type="float" office:value="0.499432313351174" calcext:value-type="float">
            <text:p>0.499432313351174</text:p>
          </table:table-cell>
          <table:table-cell office:value-type="float" office:value="0.478065848924289" calcext:value-type="float">
            <text:p>0.478065848924289</text:p>
          </table:table-cell>
          <table:table-cell office:value-type="float" office:value="0.493566152751905" calcext:value-type="float">
            <text:p>0.493566152751905</text:p>
          </table:table-cell>
          <table:table-cell office:value-type="float" office:value="0.495837604311889" calcext:value-type="float">
            <text:p>0.495837604311889</text:p>
          </table:table-cell>
          <table:table-cell office:value-type="float" office:value="0.493277562951499" calcext:value-type="float">
            <text:p>0.493277562951499</text:p>
          </table:table-cell>
          <table:table-cell office:value-type="float" office:value="0.48561177960405" calcext:value-type="float">
            <text:p>0.48561177960405</text:p>
          </table:table-cell>
          <table:table-cell office:value-type="float" office:value="0.490193057039871" calcext:value-type="float">
            <text:p>0.490193057039871</text:p>
          </table:table-cell>
          <table:table-cell office:value-type="float" office:value="0.514072091590347" calcext:value-type="float">
            <text:p>0.514072091590347</text:p>
          </table:table-cell>
          <table:table-cell office:value-type="float" office:value="0.485929070878363" calcext:value-type="float">
            <text:p>0.485929070878363</text:p>
          </table:table-cell>
          <table:table-cell office:value-type="float" office:value="0.486794564513419" calcext:value-type="float">
            <text:p>0.486794564513419</text:p>
          </table:table-cell>
          <table:table-cell office:value-type="float" office:value="0.493733427750871" calcext:value-type="float">
            <text:p>0.493733427750871</text:p>
          </table:table-cell>
          <table:table-cell office:value-type="float" office:value="0.499295811096148" calcext:value-type="float">
            <text:p>0.499295811096148</text:p>
          </table:table-cell>
          <table:table-cell office:value-type="float" office:value="0.500273142142107" calcext:value-type="float">
            <text:p>0.500273142142107</text:p>
          </table:table-cell>
          <table:table-cell office:value-type="float" office:value="0.488161569206899" calcext:value-type="float">
            <text:p>0.488161569206899</text:p>
          </table:table-cell>
          <table:table-cell office:value-type="float" office:value="0.487814738293861" calcext:value-type="float">
            <text:p>0.487814738293861</text:p>
          </table:table-cell>
          <table:table-cell office:value-type="float" office:value="0.484428127258567" calcext:value-type="float">
            <text:p>0.484428127258567</text:p>
          </table:table-cell>
          <table:table-cell office:value-type="float" office:value="0.494012895630002" calcext:value-type="float">
            <text:p>0.494012895630002</text:p>
          </table:table-cell>
          <table:table-cell office:value-type="float" office:value="0.495843774479662" calcext:value-type="float">
            <text:p>0.495843774479662</text:p>
          </table:table-cell>
          <table:table-cell office:value-type="float" office:value="0.501520157984575" calcext:value-type="float">
            <text:p>0.501520157984575</text:p>
          </table:table-cell>
          <table:table-cell office:value-type="float" office:value="0.501568867515194" calcext:value-type="float">
            <text:p>0.501568867515194</text:p>
          </table:table-cell>
          <table:table-cell office:value-type="float" office:value="0.506372815025427" calcext:value-type="float">
            <text:p>0.506372815025427</text:p>
          </table:table-cell>
          <table:table-cell office:value-type="float" office:value="0.507484779990542" calcext:value-type="float">
            <text:p>0.507484779990542</text:p>
          </table:table-cell>
          <table:table-cell office:value-type="float" office:value="0.489710043761816" calcext:value-type="float">
            <text:p>0.489710043761816</text:p>
          </table:table-cell>
          <table:table-cell office:value-type="float" office:value="0.51506789966574" calcext:value-type="float">
            <text:p>0.51506789966574</text:p>
          </table:table-cell>
          <table:table-cell office:value-type="float" office:value="0.516329277632099" calcext:value-type="float">
            <text:p>0.516329277632099</text:p>
          </table:table-cell>
          <table:table-cell office:value-type="float" office:value="0.516974296781202" calcext:value-type="float">
            <text:p>0.516974296781202</text:p>
          </table:table-cell>
          <table:table-cell office:value-type="float" office:value="0.494073482507782" calcext:value-type="float">
            <text:p>0.494073482507782</text:p>
          </table:table-cell>
          <table:table-cell office:value-type="float" office:value="0.497678620312306" calcext:value-type="float">
            <text:p>0.497678620312306</text:p>
          </table:table-cell>
          <table:table-cell office:value-type="float" office:value="0.504709868898299" calcext:value-type="float">
            <text:p>0.504709868898299</text:p>
          </table:table-cell>
          <table:table-cell office:value-type="float" office:value="0.506304083706013" calcext:value-type="float">
            <text:p>0.506304083706013</text:p>
          </table:table-cell>
          <table:table-cell office:value-type="float" office:value="0.492722370092134" calcext:value-type="float">
            <text:p>0.492722370092134</text:p>
          </table:table-cell>
          <table:table-cell office:value-type="float" office:value="0.499010182721739" calcext:value-type="float">
            <text:p>0.499010182721739</text:p>
          </table:table-cell>
          <table:table-cell office:value-type="float" office:value="0.505920785169249" calcext:value-type="float">
            <text:p>0.505920785169249</text:p>
          </table:table-cell>
          <table:table-cell office:value-type="float" office:value="0.521860483725705" calcext:value-type="float">
            <text:p>0.521860483725705</text:p>
          </table:table-cell>
          <table:table-cell office:value-type="float" office:value="0.524563748698469" calcext:value-type="float">
            <text:p>0.524563748698469</text:p>
          </table:table-cell>
          <table:table-cell office:value-type="float" office:value="0.501475161635124" calcext:value-type="float">
            <text:p>0.501475161635124</text:p>
          </table:table-cell>
          <table:table-cell office:value-type="float" office:value="0.497619593183395" calcext:value-type="float">
            <text:p>0.497619593183395</text:p>
          </table:table-cell>
          <table:table-cell office:value-type="float" office:value="0.511469209570684" calcext:value-type="float">
            <text:p>0.511469209570684</text:p>
          </table:table-cell>
          <table:table-cell office:value-type="float" office:value="0.511241694198812" calcext:value-type="float">
            <text:p>0.511241694198812</text:p>
          </table:table-cell>
          <table:table-cell office:value-type="float" office:value="0.51300229445808" calcext:value-type="float">
            <text:p>0.51300229445808</text:p>
          </table:table-cell>
          <table:table-cell office:value-type="float" office:value="0.514907290560456" calcext:value-type="float">
            <text:p>0.514907290560456</text:p>
          </table:table-cell>
          <table:table-cell office:value-type="float" office:value="0.495029373241987" calcext:value-type="float">
            <text:p>0.495029373241987</text:p>
          </table:table-cell>
          <table:table-cell office:value-type="float" office:value="0.519277910069887" calcext:value-type="float">
            <text:p>0.519277910069887</text:p>
          </table:table-cell>
          <table:table-cell office:value-type="float" office:value="0.532296991487553" calcext:value-type="float">
            <text:p>0.532296991487553</text:p>
          </table:table-cell>
          <table:table-cell office:value-type="float" office:value="0.502131753868145" calcext:value-type="float">
            <text:p>0.502131753868145</text:p>
          </table:table-cell>
          <table:table-cell office:value-type="float" office:value="0.512794817309278" calcext:value-type="float">
            <text:p>0.512794817309278</text:p>
          </table:table-cell>
          <table:table-cell office:value-type="float" office:value="0.508654114885381" calcext:value-type="float">
            <text:p>0.508654114885381</text:p>
          </table:table-cell>
          <table:table-cell office:value-type="float" office:value="0.5113369395283" calcext:value-type="float">
            <text:p>0.5113369395283</text:p>
          </table:table-cell>
          <table:table-cell office:value-type="float" office:value="0.515025441267628" calcext:value-type="float">
            <text:p>0.515025441267628</text:p>
          </table:table-cell>
          <table:table-cell office:value-type="float" office:value="0.49728420830224" calcext:value-type="float">
            <text:p>0.49728420830224</text:p>
          </table:table-cell>
          <table:table-cell office:value-type="float" office:value="0.521268824380584" calcext:value-type="float">
            <text:p>0.521268824380584</text:p>
          </table:table-cell>
          <table:table-cell office:value-type="float" office:value="0.538282907423643" calcext:value-type="float">
            <text:p>0.538282907423643</text:p>
          </table:table-cell>
          <table:table-cell office:value-type="float" office:value="0.501674115255424" calcext:value-type="float">
            <text:p>0.501674115255424</text:p>
          </table:table-cell>
          <table:table-cell office:value-type="float" office:value="0.510487816614059" calcext:value-type="float">
            <text:p>0.510487816614059</text:p>
          </table:table-cell>
          <table:table-cell office:value-type="float" office:value="0.513777798901136" calcext:value-type="float">
            <text:p>0.513777798901136</text:p>
          </table:table-cell>
          <table:table-cell office:value-type="float" office:value="0.520248453040758" calcext:value-type="float">
            <text:p>0.520248453040758</text:p>
          </table:table-cell>
          <table:table-cell office:value-type="float" office:value="0.501192826546118" calcext:value-type="float">
            <text:p>0.501192826546118</text:p>
          </table:table-cell>
          <table:table-cell office:value-type="float" office:value="0.50789437351178" calcext:value-type="float">
            <text:p>0.50789437351178</text:p>
          </table:table-cell>
          <table:table-cell office:value-type="float" office:value="0.51011185801773" calcext:value-type="float">
            <text:p>0.51011185801773</text:p>
          </table:table-cell>
          <table:table-cell office:value-type="float" office:value="0.53534997377688" calcext:value-type="float">
            <text:p>0.53534997377688</text:p>
          </table:table-cell>
          <table:table-cell office:value-type="float" office:value="0.504176703982001" calcext:value-type="float">
            <text:p>0.504176703982001</text:p>
          </table:table-cell>
          <table:table-cell office:value-type="float" office:value="0.517246735117103" calcext:value-type="float">
            <text:p>0.517246735117103</text:p>
          </table:table-cell>
          <table:table-cell office:value-type="float" office:value="0.514766891718861" calcext:value-type="float">
            <text:p>0.514766891718861</text:p>
          </table:table-cell>
          <table:table-cell office:value-type="float" office:value="0.523460579853534" calcext:value-type="float">
            <text:p>0.523460579853534</text:p>
          </table:table-cell>
          <table:table-cell office:value-type="float" office:value="0.522839515108552" calcext:value-type="float">
            <text:p>0.522839515108552</text:p>
          </table:table-cell>
          <table:table-cell office:value-type="float" office:value="0.519222799996951" calcext:value-type="float">
            <text:p>0.519222799996951</text:p>
          </table:table-cell>
          <table:table-cell office:value-type="float" office:value="0.499935486271969" calcext:value-type="float">
            <text:p>0.499935486271969</text:p>
          </table:table-cell>
          <table:table-cell office:value-type="float" office:value="0.516509734256237" calcext:value-type="float">
            <text:p>0.516509734256237</text:p>
          </table:table-cell>
          <table:table-cell office:value-type="float" office:value="0.499052940487654" calcext:value-type="float">
            <text:p>0.499052940487654</text:p>
          </table:table-cell>
          <table:table-cell office:value-type="float" office:value="0.534747868260707" calcext:value-type="float">
            <text:p>0.534747868260707</text:p>
          </table:table-cell>
          <table:table-cell office:value-type="float" office:value="0.513249922575943" calcext:value-type="float">
            <text:p>0.513249922575943</text:p>
          </table:table-cell>
          <table:table-cell office:value-type="float" office:value="0.517611681171014" calcext:value-type="float">
            <text:p>0.517611681171014</text:p>
          </table:table-cell>
          <table:table-cell office:value-type="float" office:value="0.531448098547781" calcext:value-type="float">
            <text:p>0.531448098547781</text:p>
          </table:table-cell>
          <table:table-cell office:value-type="float" office:value="0.536549370622065" calcext:value-type="float">
            <text:p>0.536549370622065</text:p>
          </table:table-cell>
          <table:table-cell office:value-type="float" office:value="0.543365456691227" calcext:value-type="float">
            <text:p>0.543365456691227</text:p>
          </table:table-cell>
          <table:table-cell office:value-type="float" office:value="0.539607957404387" calcext:value-type="float">
            <text:p>0.539607957404387</text:p>
          </table:table-cell>
          <table:table-cell office:value-type="float" office:value="0.516928932871344" calcext:value-type="float">
            <text:p>0.516928932871344</text:p>
          </table:table-cell>
          <table:table-cell office:value-type="float" office:value="0.553151753868233" calcext:value-type="float">
            <text:p>0.553151753868233</text:p>
          </table:table-cell>
          <table:table-cell office:value-type="float" office:value="0.536830243455233" calcext:value-type="float">
            <text:p>0.536830243455233</text:p>
          </table:table-cell>
          <table:table-cell office:value-type="float" office:value="0.522805691097357" calcext:value-type="float">
            <text:p>0.522805691097357</text:p>
          </table:table-cell>
          <table:table-cell office:value-type="float" office:value="0.521271162972053" calcext:value-type="float">
            <text:p>0.521271162972053</text:p>
          </table:table-cell>
          <table:table-cell office:value-type="float" office:value="0.53140383647782" calcext:value-type="float">
            <text:p>0.53140383647782</text:p>
          </table:table-cell>
          <table:table-cell office:value-type="float" office:value="0.542026232274875" calcext:value-type="float">
            <text:p>0.542026232274875</text:p>
          </table:table-cell>
          <table:table-cell office:value-type="float" office:value="0.535288291256159" calcext:value-type="float">
            <text:p>0.535288291256159</text:p>
          </table:table-cell>
          <table:table-cell office:value-type="float" office:value="0.539190795506509" calcext:value-type="float">
            <text:p>0.539190795506509</text:p>
          </table:table-cell>
          <table:table-cell office:value-type="float" office:value="0.526277344980297" calcext:value-type="float">
            <text:p>0.526277344980297</text:p>
          </table:table-cell>
          <table:table-cell office:value-type="float" office:value="0.518430895497469" calcext:value-type="float">
            <text:p>0.518430895497469</text:p>
          </table:table-cell>
          <table:table-cell office:value-type="float" office:value="0.514897645726176" calcext:value-type="float">
            <text:p>0.514897645726176</text:p>
          </table:table-cell>
          <table:table-cell office:value-type="float" office:value="0.519443365491569" calcext:value-type="float">
            <text:p>0.519443365491569</text:p>
          </table:table-cell>
          <table:table-cell office:value-type="float" office:value="0.52500584076997" calcext:value-type="float">
            <text:p>0.52500584076997</text:p>
          </table:table-cell>
          <table:table-cell office:value-type="float" office:value="0.533872193819855" calcext:value-type="float">
            <text:p>0.533872193819855</text:p>
          </table:table-cell>
          <table:table-cell office:value-type="float" office:value="0.540208546805314" calcext:value-type="float">
            <text:p>0.540208546805314</text:p>
          </table:table-cell>
          <table:table-cell office:value-type="float" office:value="0.517915513539095" calcext:value-type="float">
            <text:p>0.517915513539095</text:p>
          </table:table-cell>
          <table:table-cell office:value-type="float" office:value="0.520789432216295" calcext:value-type="float">
            <text:p>0.520789432216295</text:p>
          </table:table-cell>
          <table:table-cell office:value-type="float" office:value="0.530220932052437" calcext:value-type="float">
            <text:p>0.530220932052437</text:p>
          </table:table-cell>
          <table:table-cell office:value-type="float" office:value="0.524911968546391" calcext:value-type="float">
            <text:p>0.524911968546391</text:p>
          </table:table-cell>
          <table:table-cell office:value-type="float" office:value="0.532518979597865" calcext:value-type="float">
            <text:p>0.532518979597865</text:p>
          </table:table-cell>
          <table:table-cell office:value-type="float" office:value="0.536678645677347" calcext:value-type="float">
            <text:p>0.536678645677347</text:p>
          </table:table-cell>
          <table:table-cell office:value-type="float" office:value="0.546258569886542" calcext:value-type="float">
            <text:p>0.546258569886542</text:p>
          </table:table-cell>
          <table:table-cell office:value-type="float" office:value="0.547232869168473" calcext:value-type="float">
            <text:p>0.547232869168473</text:p>
          </table:table-cell>
          <table:table-cell office:value-type="float" office:value="0.549039801096117" calcext:value-type="float">
            <text:p>0.549039801096117</text:p>
          </table:table-cell>
          <table:table-cell office:value-type="float" office:value="0.541992924394331" calcext:value-type="float">
            <text:p>0.541992924394331</text:p>
          </table:table-cell>
          <table:table-cell office:value-type="float" office:value="0.531682250567433" calcext:value-type="float">
            <text:p>0.531682250567433</text:p>
          </table:table-cell>
          <table:table-cell office:value-type="float" office:value="0.542789005601048" calcext:value-type="float">
            <text:p>0.542789005601048</text:p>
          </table:table-cell>
          <table:table-cell office:value-type="float" office:value="0.550695262536594" calcext:value-type="float">
            <text:p>0.550695262536594</text:p>
          </table:table-cell>
          <table:table-cell office:value-type="float" office:value="0.552565955219569" calcext:value-type="float">
            <text:p>0.552565955219569</text:p>
          </table:table-cell>
          <table:table-cell office:value-type="float" office:value="0.555813163839078" calcext:value-type="float">
            <text:p>0.555813163839078</text:p>
          </table:table-cell>
          <table:table-cell office:value-type="float" office:value="0.558661228937605" calcext:value-type="float">
            <text:p>0.558661228937605</text:p>
          </table:table-cell>
          <table:table-cell office:value-type="float" office:value="0.517603284087199" calcext:value-type="float">
            <text:p>0.517603284087199</text:p>
          </table:table-cell>
          <table:table-cell office:value-type="float" office:value="0.548995716690901" calcext:value-type="float">
            <text:p>0.548995716690901</text:p>
          </table:table-cell>
          <table:table-cell office:value-type="float" office:value="0.531031279450212" calcext:value-type="float">
            <text:p>0.531031279450212</text:p>
          </table:table-cell>
          <table:table-cell office:value-type="float" office:value="0.547986177560061" calcext:value-type="float">
            <text:p>0.547986177560061</text:p>
          </table:table-cell>
          <table:table-cell office:value-type="float" office:value="0.547327857936536" calcext:value-type="float">
            <text:p>0.547327857936536</text:p>
          </table:table-cell>
          <table:table-cell office:value-type="float" office:value="0.518258076775061" calcext:value-type="float">
            <text:p>0.518258076775061</text:p>
          </table:table-cell>
          <table:table-cell office:value-type="float" office:value="0.513854095819439" calcext:value-type="float">
            <text:p>0.513854095819439</text:p>
          </table:table-cell>
          <table:table-cell office:value-type="float" office:value="0.520865038915911" calcext:value-type="float">
            <text:p>0.520865038915911</text:p>
          </table:table-cell>
          <table:table-cell office:value-type="float" office:value="0.532163815807953" calcext:value-type="float">
            <text:p>0.532163815807953</text:p>
          </table:table-cell>
          <table:table-cell office:value-type="float" office:value="0.536747709299658" calcext:value-type="float">
            <text:p>0.536747709299658</text:p>
          </table:table-cell>
          <table:table-cell office:value-type="float" office:value="0.541010048834334" calcext:value-type="float">
            <text:p>0.541010048834334</text:p>
          </table:table-cell>
          <table:table-cell office:value-type="float" office:value="0.556773523729607" calcext:value-type="float">
            <text:p>0.556773523729607</text:p>
          </table:table-cell>
          <table:table-cell office:value-type="float" office:value="0.550230172231152" calcext:value-type="float">
            <text:p>0.550230172231152</text:p>
          </table:table-cell>
          <table:table-cell office:value-type="float" office:value="0.556613676771987" calcext:value-type="float">
            <text:p>0.556613676771987</text:p>
          </table:table-cell>
          <table:table-cell office:value-type="float" office:value="0.553807007234101" calcext:value-type="float">
            <text:p>0.553807007234101</text:p>
          </table:table-cell>
          <table:table-cell office:value-type="float" office:value="0.522316109972331" calcext:value-type="float">
            <text:p>0.522316109972331</text:p>
          </table:table-cell>
          <table:table-cell office:value-type="float" office:value="0.519575361589786" calcext:value-type="float">
            <text:p>0.519575361589786</text:p>
          </table:table-cell>
          <table:table-cell office:value-type="float" office:value="0.528548370577156" calcext:value-type="float">
            <text:p>0.528548370577156</text:p>
          </table:table-cell>
          <table:table-cell office:value-type="float" office:value="0.545184962995178" calcext:value-type="float">
            <text:p>0.545184962995178</text:p>
          </table:table-cell>
          <table:table-cell office:value-type="float" office:value="0.553010910074972" calcext:value-type="float">
            <text:p>0.553010910074972</text:p>
          </table:table-cell>
          <table:table-cell office:value-type="float" office:value="0.538716261836077" calcext:value-type="float">
            <text:p>0.538716261836077</text:p>
          </table:table-cell>
          <table:table-cell office:value-type="float" office:value="0.537444063689994" calcext:value-type="float">
            <text:p>0.537444063689994</text:p>
          </table:table-cell>
          <table:table-cell office:value-type="float" office:value="0.556023450530866" calcext:value-type="float">
            <text:p>0.556023450530866</text:p>
          </table:table-cell>
          <table:table-cell office:value-type="float" office:value="0.551741092557238" calcext:value-type="float">
            <text:p>0.551741092557238</text:p>
          </table:table-cell>
          <table:table-cell office:value-type="float" office:value="0.557172433937203" calcext:value-type="float">
            <text:p>0.557172433937203</text:p>
          </table:table-cell>
          <table:table-cell office:value-type="float" office:value="0.527401087997898" calcext:value-type="float">
            <text:p>0.527401087997898</text:p>
          </table:table-cell>
          <table:table-cell office:value-type="float" office:value="0.52382594867407" calcext:value-type="float">
            <text:p>0.52382594867407</text:p>
          </table:table-cell>
          <table:table-cell office:value-type="float" office:value="0.55536452257176" calcext:value-type="float">
            <text:p>0.55536452257176</text:p>
          </table:table-cell>
          <table:table-cell office:value-type="float" office:value="0.541925822405208" calcext:value-type="float">
            <text:p>0.541925822405208</text:p>
          </table:table-cell>
          <table:table-cell office:value-type="float" office:value="0.544234047628548" calcext:value-type="float">
            <text:p>0.544234047628548</text:p>
          </table:table-cell>
          <table:table-cell office:value-type="float" office:value="0.55247334791508" calcext:value-type="float">
            <text:p>0.55247334791508</text:p>
          </table:table-cell>
          <table:table-cell office:value-type="float" office:value="0.539612784866865" calcext:value-type="float">
            <text:p>0.539612784866865</text:p>
          </table:table-cell>
          <table:table-cell office:value-type="float" office:value="0.529110256084986" calcext:value-type="float">
            <text:p>0.529110256084986</text:p>
          </table:table-cell>
          <table:table-cell office:value-type="float" office:value="0.513206890169993" calcext:value-type="float">
            <text:p>0.513206890169993</text:p>
          </table:table-cell>
          <table:table-cell office:value-type="float" office:value="0.537588033835536" calcext:value-type="float">
            <text:p>0.537588033835536</text:p>
          </table:table-cell>
          <table:table-cell office:value-type="float" office:value="0.533524574848069" calcext:value-type="float">
            <text:p>0.533524574848069</text:p>
          </table:table-cell>
          <table:table-cell office:value-type="float" office:value="0.532531138805041" calcext:value-type="float">
            <text:p>0.532531138805041</text:p>
          </table:table-cell>
          <table:table-cell office:value-type="float" office:value="0.551263556071834" calcext:value-type="float">
            <text:p>0.551263556071834</text:p>
          </table:table-cell>
          <table:table-cell office:value-type="float" office:value="0.540187808343701" calcext:value-type="float">
            <text:p>0.540187808343701</text:p>
          </table:table-cell>
          <table:table-cell office:value-type="float" office:value="0.534395060060906" calcext:value-type="float">
            <text:p>0.534395060060906</text:p>
          </table:table-cell>
          <table:table-cell office:value-type="float" office:value="0.506204964567609" calcext:value-type="float">
            <text:p>0.506204964567609</text:p>
          </table:table-cell>
          <table:table-cell office:value-type="float" office:value="0.509893316314367" calcext:value-type="float">
            <text:p>0.509893316314367</text:p>
          </table:table-cell>
          <table:table-cell office:value-type="float" office:value="0.53108499218498" calcext:value-type="float">
            <text:p>0.53108499218498</text:p>
          </table:table-cell>
          <table:table-cell office:value-type="float" office:value="0.531161689560865" calcext:value-type="float">
            <text:p>0.531161689560865</text:p>
          </table:table-cell>
          <table:table-cell office:value-type="float" office:value="0.518241919011789" calcext:value-type="float">
            <text:p>0.518241919011789</text:p>
          </table:table-cell>
          <table:table-cell office:value-type="float" office:value="0.491302947548333" calcext:value-type="float">
            <text:p>0.491302947548333</text:p>
          </table:table-cell>
          <table:table-cell office:value-type="float" office:value="0.498267729741864" calcext:value-type="float">
            <text:p>0.498267729741864</text:p>
          </table:table-cell>
          <table:table-cell office:value-type="float" office:value="0.518886521707271" calcext:value-type="float">
            <text:p>0.518886521707271</text:p>
          </table:table-cell>
          <table:table-cell office:value-type="float" office:value="0.512129566944433" calcext:value-type="float">
            <text:p>0.512129566944433</text:p>
          </table:table-cell>
          <table:table-cell office:value-type="float" office:value="0.530793726085873" calcext:value-type="float">
            <text:p>0.530793726085873</text:p>
          </table:table-cell>
          <table:table-cell office:value-type="float" office:value="0.540444096186288" calcext:value-type="float">
            <text:p>0.540444096186288</text:p>
          </table:table-cell>
          <table:table-cell office:value-type="float" office:value="0.508741484278197" calcext:value-type="float">
            <text:p>0.508741484278197</text:p>
          </table:table-cell>
          <table:table-cell office:value-type="float" office:value="0.500267085280643" calcext:value-type="float">
            <text:p>0.500267085280643</text:p>
          </table:table-cell>
          <table:table-cell office:value-type="float" office:value="0.516126499570861" calcext:value-type="float">
            <text:p>0.516126499570861</text:p>
          </table:table-cell>
          <table:table-cell office:value-type="float" office:value="0.51747636978533" calcext:value-type="float">
            <text:p>0.51747636978533</text:p>
          </table:table-cell>
          <table:table-cell office:value-type="float" office:value="0.494765137696203" calcext:value-type="float">
            <text:p>0.494765137696203</text:p>
          </table:table-cell>
          <table:table-cell office:value-type="float" office:value="0.493237044111243" calcext:value-type="float">
            <text:p>0.493237044111243</text:p>
          </table:table-cell>
          <table:table-cell office:value-type="float" office:value="0.4995465056459" calcext:value-type="float">
            <text:p>0.4995465056459</text:p>
          </table:table-cell>
          <table:table-cell office:value-type="float" office:value="0.524585923329313" calcext:value-type="float">
            <text:p>0.524585923329313</text:p>
          </table:table-cell>
          <table:table-cell office:value-type="float" office:value="0.51837387225327" calcext:value-type="float">
            <text:p>0.51837387225327</text:p>
          </table:table-cell>
          <table:table-cell office:value-type="float" office:value="0.529134417048985" calcext:value-type="float">
            <text:p>0.529134417048985</text:p>
          </table:table-cell>
          <table:table-cell office:value-type="float" office:value="0.495545406193055" calcext:value-type="float">
            <text:p>0.495545406193055</text:p>
          </table:table-cell>
          <table:table-cell office:value-type="float" office:value="0.502449219056687" calcext:value-type="float">
            <text:p>0.502449219056687</text:p>
          </table:table-cell>
          <table:table-cell office:value-type="float" office:value="0.510934908162378" calcext:value-type="float">
            <text:p>0.510934908162378</text:p>
          </table:table-cell>
          <table:table-cell office:value-type="float" office:value="0.512681873551749" calcext:value-type="float">
            <text:p>0.512681873551749</text:p>
          </table:table-cell>
          <table:table-cell office:value-type="float" office:value="0.515896261041839" calcext:value-type="float">
            <text:p>0.515896261041839</text:p>
          </table:table-cell>
          <table:table-cell office:value-type="float" office:value="0.498591143830683" calcext:value-type="float">
            <text:p>0.498591143830683</text:p>
          </table:table-cell>
          <table:table-cell office:value-type="float" office:value="0.499420574686056" calcext:value-type="float">
            <text:p>0.499420574686056</text:p>
          </table:table-cell>
          <table:table-cell office:value-type="float" office:value="0.529444597173055" calcext:value-type="float">
            <text:p>0.529444597173055</text:p>
          </table:table-cell>
          <table:table-cell office:value-type="float" office:value="0.524411110191963" calcext:value-type="float">
            <text:p>0.524411110191963</text:p>
          </table:table-cell>
          <table:table-cell office:value-type="float" office:value="0.505681600420327" calcext:value-type="float">
            <text:p>0.505681600420327</text:p>
          </table:table-cell>
          <table:table-cell office:value-type="float" office:value="0.514383856929837" calcext:value-type="float">
            <text:p>0.514383856929837</text:p>
          </table:table-cell>
          <table:table-cell office:value-type="float" office:value="0.51746973202846" calcext:value-type="float">
            <text:p>0.51746973202846</text:p>
          </table:table-cell>
          <table:table-cell office:value-type="float" office:value="0.515607026111383" calcext:value-type="float">
            <text:p>0.515607026111383</text:p>
          </table:table-cell>
          <table:table-cell office:value-type="float" office:value="0.501502375926597" calcext:value-type="float">
            <text:p>0.501502375926597</text:p>
          </table:table-cell>
          <table:table-cell office:value-type="float" office:value="0.495883393165102" calcext:value-type="float">
            <text:p>0.495883393165102</text:p>
          </table:table-cell>
          <table:table-cell office:value-type="float" office:value="0.502130737995532" calcext:value-type="float">
            <text:p>0.502130737995532</text:p>
          </table:table-cell>
          <table:table-cell office:value-type="float" office:value="0.530999001992913" calcext:value-type="float">
            <text:p>0.530999001992913</text:p>
          </table:table-cell>
          <table:table-cell office:value-type="float" office:value="0.511006284343638" calcext:value-type="float">
            <text:p>0.511006284343638</text:p>
          </table:table-cell>
          <table:table-cell office:value-type="float" office:value="0.516117370591561" calcext:value-type="float">
            <text:p>0.516117370591561</text:p>
          </table:table-cell>
          <table:table-cell office:value-type="float" office:value="0.518415414341774" calcext:value-type="float">
            <text:p>0.518415414341774</text:p>
          </table:table-cell>
          <table:table-cell office:value-type="float" office:value="0.512942208543843" calcext:value-type="float">
            <text:p>0.512942208543843</text:p>
          </table:table-cell>
          <table:table-cell office:value-type="float" office:value="0.499787793358857" calcext:value-type="float">
            <text:p>0.499787793358857</text:p>
          </table:table-cell>
          <table:table-cell office:value-type="float" office:value="0.506387113132558" calcext:value-type="float">
            <text:p>0.506387113132558</text:p>
          </table:table-cell>
          <table:table-cell office:value-type="float" office:value="0.516077867267202" calcext:value-type="float">
            <text:p>0.516077867267202</text:p>
          </table:table-cell>
          <table:table-cell office:value-type="float" office:value="0.527203495972115" calcext:value-type="float">
            <text:p>0.527203495972115</text:p>
          </table:table-cell>
          <table:table-cell office:value-type="float" office:value="0.524167259346832" calcext:value-type="float">
            <text:p>0.524167259346832</text:p>
          </table:table-cell>
          <table:table-cell office:value-type="float" office:value="0.505431794135443" calcext:value-type="float">
            <text:p>0.505431794135443</text:p>
          </table:table-cell>
          <table:table-cell office:value-type="float" office:value="0.507641590819798" calcext:value-type="float">
            <text:p>0.507641590819798</text:p>
          </table:table-cell>
          <table:table-cell office:value-type="float" office:value="0.534742583542178" calcext:value-type="float">
            <text:p>0.534742583542178</text:p>
          </table:table-cell>
          <table:table-cell office:value-type="float" office:value="0.537667784046548" calcext:value-type="float">
            <text:p>0.537667784046548</text:p>
          </table:table-cell>
          <table:table-cell office:value-type="float" office:value="0.502575991067405" calcext:value-type="float">
            <text:p>0.502575991067405</text:p>
          </table:table-cell>
          <table:table-cell office:value-type="float" office:value="0.508899959867282" calcext:value-type="float">
            <text:p>0.508899959867282</text:p>
          </table:table-cell>
          <table:table-cell office:value-type="float" office:value="0.509758337720909" calcext:value-type="float">
            <text:p>0.509758337720909</text:p>
          </table:table-cell>
          <table:table-cell office:value-type="float" office:value="0.495448172376024" calcext:value-type="float">
            <text:p>0.495448172376024</text:p>
          </table:table-cell>
          <table:table-cell office:value-type="float" office:value="0.517171120961006" calcext:value-type="float">
            <text:p>0.517171120961006</text:p>
          </table:table-cell>
          <table:table-cell office:value-type="float" office:value="0.529348223714996" calcext:value-type="float">
            <text:p>0.529348223714996</text:p>
          </table:table-cell>
          <table:table-cell office:value-type="float" office:value="0.509608948087755" calcext:value-type="float">
            <text:p>0.509608948087755</text:p>
          </table:table-cell>
          <table:table-cell office:value-type="float" office:value="0.522255174056026" calcext:value-type="float">
            <text:p>0.522255174056026</text:p>
          </table:table-cell>
          <table:table-cell office:value-type="float" office:value="0.524187574825409" calcext:value-type="float">
            <text:p>0.524187574825409</text:p>
          </table:table-cell>
          <table:table-cell office:value-type="float" office:value="0.498997733614035" calcext:value-type="float">
            <text:p>0.498997733614035</text:p>
          </table:table-cell>
          <table:table-cell office:value-type="float" office:value="0.517283805133334" calcext:value-type="float">
            <text:p>0.517283805133334</text:p>
          </table:table-cell>
          <table:table-cell office:value-type="float" office:value="0.537468756447101" calcext:value-type="float">
            <text:p>0.537468756447101</text:p>
          </table:table-cell>
          <table:table-cell office:value-type="float" office:value="0.503024387461521" calcext:value-type="float">
            <text:p>0.503024387461521</text:p>
          </table:table-cell>
          <table:table-cell office:value-type="float" office:value="0.512735831368986" calcext:value-type="float">
            <text:p>0.512735831368986</text:p>
          </table:table-cell>
          <table:table-cell office:value-type="float" office:value="0.519050284749392" calcext:value-type="float">
            <text:p>0.519050284749392</text:p>
          </table:table-cell>
          <table:table-cell office:value-type="float" office:value="0.501905745948" calcext:value-type="float">
            <text:p>0.501905745948</text:p>
          </table:table-cell>
          <table:table-cell office:value-type="float" office:value="0.493944402877499" calcext:value-type="float">
            <text:p>0.493944402877499</text:p>
          </table:table-cell>
          <table:table-cell office:value-type="float" office:value="0.504577736704594" calcext:value-type="float">
            <text:p>0.504577736704594</text:p>
          </table:table-cell>
          <table:table-cell office:value-type="float" office:value="0.527421856686969" calcext:value-type="float">
            <text:p>0.527421856686969</text:p>
          </table:table-cell>
          <table:table-cell office:value-type="float" office:value="0.525459083402174" calcext:value-type="float">
            <text:p>0.525459083402174</text:p>
          </table:table-cell>
          <table:table-cell office:value-type="float" office:value="0.493069573466159" calcext:value-type="float">
            <text:p>0.493069573466159</text:p>
          </table:table-cell>
          <table:table-cell office:value-type="float" office:value="0.497992978339259" calcext:value-type="float">
            <text:p>0.497992978339259</text:p>
          </table:table-cell>
          <table:table-cell office:value-type="float" office:value="0.481758565972433" calcext:value-type="float">
            <text:p>0.481758565972433</text:p>
          </table:table-cell>
          <table:table-cell office:value-type="float" office:value="0.50901368042595" calcext:value-type="float">
            <text:p>0.50901368042595</text:p>
          </table:table-cell>
          <table:table-cell office:value-type="float" office:value="0.51766385639329" calcext:value-type="float">
            <text:p>0.51766385639329</text:p>
          </table:table-cell>
          <table:table-cell office:value-type="float" office:value="0.4847116107292" calcext:value-type="float">
            <text:p>0.4847116107292</text:p>
          </table:table-cell>
          <table:table-cell office:value-type="float" office:value="0.495964281514279" calcext:value-type="float">
            <text:p>0.495964281514279</text:p>
          </table:table-cell>
          <table:table-cell office:value-type="float" office:value="0.479672099903215" calcext:value-type="float">
            <text:p>0.479672099903215</text:p>
          </table:table-cell>
          <table:table-cell office:value-type="float" office:value="0.494015769263276" calcext:value-type="float">
            <text:p>0.494015769263276</text:p>
          </table:table-cell>
          <table:table-cell office:value-type="float" office:value="0.507172154606131" calcext:value-type="float">
            <text:p>0.507172154606131</text:p>
          </table:table-cell>
          <table:table-cell office:value-type="float" office:value="0.487085686577479" calcext:value-type="float">
            <text:p>0.487085686577479</text:p>
          </table:table-cell>
          <table:table-cell office:value-type="float" office:value="0.487560272528579" calcext:value-type="float">
            <text:p>0.487560272528579</text:p>
          </table:table-cell>
          <table:table-cell office:value-type="float" office:value="0.499766730705461" calcext:value-type="float">
            <text:p>0.499766730705461</text:p>
          </table:table-cell>
          <table:table-cell office:value-type="float" office:value="0.507407513333992" calcext:value-type="float">
            <text:p>0.507407513333992</text:p>
          </table:table-cell>
          <table:table-cell office:value-type="float" office:value="0.505589302739596" calcext:value-type="float">
            <text:p>0.505589302739596</text:p>
          </table:table-cell>
          <table:table-cell office:value-type="float" office:value="0.488308121659558" calcext:value-type="float">
            <text:p>0.488308121659558</text:p>
          </table:table-cell>
          <table:table-cell office:value-type="float" office:value="0.487904565943543" calcext:value-type="float">
            <text:p>0.487904565943543</text:p>
          </table:table-cell>
          <table:table-cell office:value-type="float" office:value="0.524381572208178" calcext:value-type="float">
            <text:p>0.524381572208178</text:p>
          </table:table-cell>
          <table:table-cell office:value-type="float" office:value="0.496575520210373" calcext:value-type="float">
            <text:p>0.496575520210373</text:p>
          </table:table-cell>
          <table:table-cell office:value-type="float" office:value="0.493181163765689" calcext:value-type="float">
            <text:p>0.493181163765689</text:p>
          </table:table-cell>
          <table:table-cell office:value-type="float" office:value="0.504530051142397" calcext:value-type="float">
            <text:p>0.504530051142397</text:p>
          </table:table-cell>
          <table:table-cell office:value-type="float" office:value="0.514598937962669" calcext:value-type="float">
            <text:p>0.514598937962669</text:p>
          </table:table-cell>
          <table:table-cell office:value-type="float" office:value="0.513556768849658" calcext:value-type="float">
            <text:p>0.513556768849658</text:p>
          </table:table-cell>
          <table:table-cell office:value-type="float" office:value="0.514409893184789" calcext:value-type="float">
            <text:p>0.514409893184789</text:p>
          </table:table-cell>
          <table:table-cell office:value-type="float" office:value="0.504079637038885" calcext:value-type="float">
            <text:p>0.504079637038885</text:p>
          </table:table-cell>
          <table:table-cell office:value-type="float" office:value="0.492588472755803" calcext:value-type="float">
            <text:p>0.492588472755803</text:p>
          </table:table-cell>
          <table:table-cell office:value-type="float" office:value="0.494166824531284" calcext:value-type="float">
            <text:p>0.494166824531284</text:p>
          </table:table-cell>
          <table:table-cell office:value-type="float" office:value="0.530443285324909" calcext:value-type="float">
            <text:p>0.530443285324909</text:p>
          </table:table-cell>
          <table:table-cell office:value-type="float" office:value="0.530419019872939" calcext:value-type="float">
            <text:p>0.530419019872939</text:p>
          </table:table-cell>
          <table:table-cell office:value-type="float" office:value="0.494427885541179" calcext:value-type="float">
            <text:p>0.494427885541179</text:p>
          </table:table-cell>
          <table:table-cell office:value-type="float" office:value="0.505000272210913" calcext:value-type="float">
            <text:p>0.505000272210913</text:p>
          </table:table-cell>
          <table:table-cell office:value-type="float" office:value="0.512138716343436" calcext:value-type="float">
            <text:p>0.512138716343436</text:p>
          </table:table-cell>
          <table:table-cell office:value-type="float" office:value="0.519261590053424" calcext:value-type="float">
            <text:p>0.519261590053424</text:p>
          </table:table-cell>
          <table:table-cell office:value-type="float" office:value="0.518101028825369" calcext:value-type="float">
            <text:p>0.518101028825369</text:p>
          </table:table-cell>
          <table:table-cell office:value-type="float" office:value="0.496046717688916" calcext:value-type="float">
            <text:p>0.496046717688916</text:p>
          </table:table-cell>
          <table:table-cell office:value-type="float" office:value="0.521213200852496" calcext:value-type="float">
            <text:p>0.521213200852496</text:p>
          </table:table-cell>
          <table:table-cell office:value-type="float" office:value="0.535189920807988" calcext:value-type="float">
            <text:p>0.535189920807988</text:p>
          </table:table-cell>
          <table:table-cell office:value-type="float" office:value="0.506561679512762" calcext:value-type="float">
            <text:p>0.506561679512762</text:p>
          </table:table-cell>
          <table:table-cell office:value-type="float" office:value="0.501976436029737" calcext:value-type="float">
            <text:p>0.501976436029737</text:p>
          </table:table-cell>
          <table:table-cell office:value-type="float" office:value="0.505459641170723" calcext:value-type="float">
            <text:p>0.505459641170723</text:p>
          </table:table-cell>
          <table:table-cell office:value-type="float" office:value="0.524054501331174" calcext:value-type="float">
            <text:p>0.524054501331174</text:p>
          </table:table-cell>
          <table:table-cell office:value-type="float" office:value="0.523210425681844" calcext:value-type="float">
            <text:p>0.523210425681844</text:p>
          </table:table-cell>
          <table:table-cell office:value-type="float" office:value="0.50249511151043" calcext:value-type="float">
            <text:p>0.50249511151043</text:p>
          </table:table-cell>
          <table:table-cell office:value-type="float" office:value="0.49878026475471" calcext:value-type="float">
            <text:p>0.49878026475471</text:p>
          </table:table-cell>
          <table:table-cell office:value-type="float" office:value="0.541080937229167" calcext:value-type="float">
            <text:p>0.541080937229167</text:p>
          </table:table-cell>
          <table:table-cell office:value-type="float" office:value="0.543318864423024" calcext:value-type="float">
            <text:p>0.543318864423024</text:p>
          </table:table-cell>
          <table:table-cell office:value-type="float" office:value="0.51170878149741" calcext:value-type="float">
            <text:p>0.51170878149741</text:p>
          </table:table-cell>
          <table:table-cell office:value-type="float" office:value="0.520551620314027" calcext:value-type="float">
            <text:p>0.520551620314027</text:p>
          </table:table-cell>
          <table:table-cell office:value-type="float" office:value="0.530649777967398" calcext:value-type="float">
            <text:p>0.530649777967398</text:p>
          </table:table-cell>
          <table:table-cell office:value-type="float" office:value="0.527082642219181" calcext:value-type="float">
            <text:p>0.527082642219181</text:p>
          </table:table-cell>
          <table:table-cell office:value-type="float" office:value="0.515661074473701" calcext:value-type="float">
            <text:p>0.515661074473701</text:p>
          </table:table-cell>
          <table:table-cell office:value-type="float" office:value="0.506120657539973" calcext:value-type="float">
            <text:p>0.506120657539973</text:p>
          </table:table-cell>
          <table:table-cell office:value-type="float" office:value="0.524945421491963" calcext:value-type="float">
            <text:p>0.524945421491963</text:p>
          </table:table-cell>
          <table:table-cell office:value-type="float" office:value="0.515498757265699" calcext:value-type="float">
            <text:p>0.515498757265699</text:p>
          </table:table-cell>
          <table:table-cell office:value-type="float" office:value="0.511025488690798" calcext:value-type="float">
            <text:p>0.511025488690798</text:p>
          </table:table-cell>
          <table:table-cell office:value-type="float" office:value="0.501769236273809" calcext:value-type="float">
            <text:p>0.501769236273809</text:p>
          </table:table-cell>
          <table:table-cell office:value-type="float" office:value="0.502432567225662" calcext:value-type="float">
            <text:p>0.502432567225662</text:p>
          </table:table-cell>
          <table:table-cell office:value-type="float" office:value="0.501448334488282" calcext:value-type="float">
            <text:p>0.501448334488282</text:p>
          </table:table-cell>
          <table:table-cell office:value-type="float" office:value="0.506996341428809" calcext:value-type="float">
            <text:p>0.506996341428809</text:p>
          </table:table-cell>
          <table:table-cell office:value-type="float" office:value="0.510494524210748" calcext:value-type="float">
            <text:p>0.510494524210748</text:p>
          </table:table-cell>
          <table:table-cell office:value-type="float" office:value="0.497512553150167" calcext:value-type="float">
            <text:p>0.497512553150167</text:p>
          </table:table-cell>
          <table:table-cell office:value-type="float" office:value="0.492383035458728" calcext:value-type="float">
            <text:p>0.492383035458728</text:p>
          </table:table-cell>
          <table:table-cell office:value-type="float" office:value="0.502521198569191" calcext:value-type="float">
            <text:p>0.502521198569191</text:p>
          </table:table-cell>
          <table:table-cell office:value-type="float" office:value="0.506740007108012" calcext:value-type="float">
            <text:p>0.506740007108012</text:p>
          </table:table-cell>
          <table:table-cell office:value-type="float" office:value="0.500134992032475" calcext:value-type="float">
            <text:p>0.500134992032475</text:p>
          </table:table-cell>
          <table:table-cell office:value-type="float" office:value="0.499045649110799" calcext:value-type="float">
            <text:p>0.499045649110799</text:p>
          </table:table-cell>
          <table:table-cell office:value-type="float" office:value="0.493476771415371" calcext:value-type="float">
            <text:p>0.493476771415371</text:p>
          </table:table-cell>
          <table:table-cell office:value-type="float" office:value="0.495042569140354" calcext:value-type="float">
            <text:p>0.495042569140354</text:p>
          </table:table-cell>
          <table:table-cell office:value-type="float" office:value="0.493081384456057" calcext:value-type="float">
            <text:p>0.493081384456057</text:p>
          </table:table-cell>
          <table:table-cell office:value-type="float" office:value="0.498961183672493" calcext:value-type="float">
            <text:p>0.498961183672493</text:p>
          </table:table-cell>
          <table:table-cell office:value-type="float" office:value="0.490551137136911" calcext:value-type="float">
            <text:p>0.490551137136911</text:p>
          </table:table-cell>
          <table:table-cell office:value-type="float" office:value="0.492746086847662" calcext:value-type="float">
            <text:p>0.492746086847662</text:p>
          </table:table-cell>
          <table:table-cell office:value-type="float" office:value="0.511235091710218" calcext:value-type="float">
            <text:p>0.511235091710218</text:p>
          </table:table-cell>
          <table:table-cell office:value-type="float" office:value="0.509726397999562" calcext:value-type="float">
            <text:p>0.509726397999562</text:p>
          </table:table-cell>
          <table:table-cell office:value-type="float" office:value="0.506022416293149" calcext:value-type="float">
            <text:p>0.506022416293149</text:p>
          </table:table-cell>
          <table:table-cell office:value-type="float" office:value="0.486821253560965" calcext:value-type="float">
            <text:p>0.486821253560965</text:p>
          </table:table-cell>
          <table:table-cell office:value-type="float" office:value="0.48524010282971" calcext:value-type="float">
            <text:p>0.48524010282971</text:p>
          </table:table-cell>
          <table:table-cell office:value-type="float" office:value="0.488096541141996" calcext:value-type="float">
            <text:p>0.488096541141996</text:p>
          </table:table-cell>
          <table:table-cell office:value-type="float" office:value="0.491358442187248" calcext:value-type="float">
            <text:p>0.491358442187248</text:p>
          </table:table-cell>
          <table:table-cell office:value-type="float" office:value="0.501711410000606" calcext:value-type="float">
            <text:p>0.501711410000606</text:p>
          </table:table-cell>
          <table:table-cell office:value-type="float" office:value="0.483078879556511" calcext:value-type="float">
            <text:p>0.483078879556511</text:p>
          </table:table-cell>
          <table:table-cell office:value-type="float" office:value="0.490752847429961" calcext:value-type="float">
            <text:p>0.490752847429961</text:p>
          </table:table-cell>
          <table:table-cell office:value-type="float" office:value="0.500851806458285" calcext:value-type="float">
            <text:p>0.500851806458285</text:p>
          </table:table-cell>
          <table:table-cell office:value-type="float" office:value="0.498407871184891" calcext:value-type="float">
            <text:p>0.498407871184891</text:p>
          </table:table-cell>
          <table:table-cell office:value-type="float" office:value="0.50143244894834" calcext:value-type="float">
            <text:p>0.50143244894834</text:p>
          </table:table-cell>
          <table:table-cell office:value-type="float" office:value="0.504148578147789" calcext:value-type="float">
            <text:p>0.504148578147789</text:p>
          </table:table-cell>
          <table:table-cell office:value-type="float" office:value="0.481585877457142" calcext:value-type="float">
            <text:p>0.481585877457142</text:p>
          </table:table-cell>
          <table:table-cell office:value-type="float" office:value="0.480907826980902" calcext:value-type="float">
            <text:p>0.480907826980902</text:p>
          </table:table-cell>
          <table:table-cell office:value-type="float" office:value="0.486159196499631" calcext:value-type="float">
            <text:p>0.486159196499631</text:p>
          </table:table-cell>
          <table:table-cell office:value-type="float" office:value="0.487363524557851" calcext:value-type="float">
            <text:p>0.487363524557851</text:p>
          </table:table-cell>
          <table:table-cell office:value-type="float" office:value="0.498826067836271" calcext:value-type="float">
            <text:p>0.498826067836271</text:p>
          </table:table-cell>
          <table:table-cell office:value-type="float" office:value="0.487493183955077" calcext:value-type="float">
            <text:p>0.487493183955077</text:p>
          </table:table-cell>
          <table:table-cell office:value-type="float" office:value="0.485357362720277" calcext:value-type="float">
            <text:p>0.485357362720277</text:p>
          </table:table-cell>
          <table:table-cell office:value-type="float" office:value="0.497081928043335" calcext:value-type="float">
            <text:p>0.497081928043335</text:p>
          </table:table-cell>
          <table:table-cell office:value-type="float" office:value="0.506420981659792" calcext:value-type="float">
            <text:p>0.506420981659792</text:p>
          </table:table-cell>
          <table:table-cell office:value-type="float" office:value="0.509470970117453" calcext:value-type="float">
            <text:p>0.509470970117453</text:p>
          </table:table-cell>
          <table:table-cell office:value-type="float" office:value="0.484672113348749" calcext:value-type="float">
            <text:p>0.484672113348749</text:p>
          </table:table-cell>
          <table:table-cell office:value-type="float" office:value="0.492922267681464" calcext:value-type="float">
            <text:p>0.492922267681464</text:p>
          </table:table-cell>
          <table:table-cell office:value-type="float" office:value="0.497572587636011" calcext:value-type="float">
            <text:p>0.497572587636011</text:p>
          </table:table-cell>
          <table:table-cell office:value-type="float" office:value="0.500045954844746" calcext:value-type="float">
            <text:p>0.500045954844746</text:p>
          </table:table-cell>
          <table:table-cell office:value-type="float" office:value="0.501829134615961" calcext:value-type="float">
            <text:p>0.501829134615961</text:p>
          </table:table-cell>
          <table:table-cell office:value-type="float" office:value="0.495481981038592" calcext:value-type="float">
            <text:p>0.495481981038592</text:p>
          </table:table-cell>
          <table:table-cell office:value-type="float" office:value="0.502195574219685" calcext:value-type="float">
            <text:p>0.502195574219685</text:p>
          </table:table-cell>
          <table:table-cell office:value-type="float" office:value="0.515358316430336" calcext:value-type="float">
            <text:p>0.515358316430336</text:p>
          </table:table-cell>
          <table:table-cell office:value-type="float" office:value="0.49396819350343" calcext:value-type="float">
            <text:p>0.49396819350343</text:p>
          </table:table-cell>
          <table:table-cell office:value-type="float" office:value="0.493969705977858" calcext:value-type="float">
            <text:p>0.493969705977858</text:p>
          </table:table-cell>
          <table:table-cell office:value-type="float" office:value="0.50403757104815" calcext:value-type="float">
            <text:p>0.50403757104815</text:p>
          </table:table-cell>
          <table:table-cell office:value-type="float" office:value="0.4989033067814" calcext:value-type="float">
            <text:p>0.4989033067814</text:p>
          </table:table-cell>
          <table:table-cell office:value-type="float" office:value="0.501321274613303" calcext:value-type="float">
            <text:p>0.501321274613303</text:p>
          </table:table-cell>
          <table:table-cell office:value-type="float" office:value="0.493385715498853" calcext:value-type="float">
            <text:p>0.493385715498853</text:p>
          </table:table-cell>
          <table:table-cell office:value-type="float" office:value="0.489970940699785" calcext:value-type="float">
            <text:p>0.489970940699785</text:p>
          </table:table-cell>
          <table:table-cell office:value-type="float" office:value="0.495689061245033" calcext:value-type="float">
            <text:p>0.495689061245033</text:p>
          </table:table-cell>
          <table:table-cell office:value-type="float" office:value="0.50550888550533" calcext:value-type="float">
            <text:p>0.50550888550533</text:p>
          </table:table-cell>
          <table:table-cell office:value-type="float" office:value="0.484601669188344" calcext:value-type="float">
            <text:p>0.484601669188344</text:p>
          </table:table-cell>
          <table:table-cell office:value-type="float" office:value="0.48275147618857" calcext:value-type="float">
            <text:p>0.48275147618857</text:p>
          </table:table-cell>
          <table:table-cell office:value-type="float" office:value="0.493805554857346" calcext:value-type="float">
            <text:p>0.493805554857346</text:p>
          </table:table-cell>
          <table:table-cell office:value-type="float" office:value="0.489541056266358" calcext:value-type="float">
            <text:p>0.489541056266358</text:p>
          </table:table-cell>
          <table:table-cell office:value-type="float" office:value="0.493713653270607" calcext:value-type="float">
            <text:p>0.493713653270607</text:p>
          </table:table-cell>
          <table:table-cell office:value-type="float" office:value="0.486486965582621" calcext:value-type="float">
            <text:p>0.486486965582621</text:p>
          </table:table-cell>
          <table:table-cell office:value-type="float" office:value="0.490902881631517" calcext:value-type="float">
            <text:p>0.490902881631517</text:p>
          </table:table-cell>
          <table:table-cell office:value-type="float" office:value="0.503385556341872" calcext:value-type="float">
            <text:p>0.503385556341872</text:p>
          </table:table-cell>
          <table:table-cell office:value-type="float" office:value="0.505547123048579" calcext:value-type="float">
            <text:p>0.505547123048579</text:p>
          </table:table-cell>
          <table:table-cell office:value-type="float" office:value="0.483755499473327" calcext:value-type="float">
            <text:p>0.483755499473327</text:p>
          </table:table-cell>
          <table:table-cell office:value-type="float" office:value="0.482979089095077" calcext:value-type="float">
            <text:p>0.482979089095077</text:p>
          </table:table-cell>
          <table:table-cell office:value-type="float" office:value="0.492851523795851" calcext:value-type="float">
            <text:p>0.492851523795851</text:p>
          </table:table-cell>
          <table:table-cell office:value-type="float" office:value="0.48903672472827" calcext:value-type="float">
            <text:p>0.48903672472827</text:p>
          </table:table-cell>
          <table:table-cell office:value-type="float" office:value="0.490357654347915" calcext:value-type="float">
            <text:p>0.490357654347915</text:p>
          </table:table-cell>
          <table:table-cell office:value-type="float" office:value="0.480682739983993" calcext:value-type="float">
            <text:p>0.480682739983993</text:p>
          </table:table-cell>
          <table:table-cell office:value-type="float" office:value="0.483885633804391" calcext:value-type="float">
            <text:p>0.483885633804391</text:p>
          </table:table-cell>
          <table:table-cell office:value-type="float" office:value="0.473547188700236" calcext:value-type="float">
            <text:p>0.473547188700236</text:p>
          </table:table-cell>
          <table:table-cell office:value-type="float" office:value="0.46846848239644" calcext:value-type="float">
            <text:p>0.46846848239644</text:p>
          </table:table-cell>
          <table:table-cell office:value-type="float" office:value="0.477617639488878" calcext:value-type="float">
            <text:p>0.477617639488878</text:p>
          </table:table-cell>
          <table:table-cell office:value-type="float" office:value="0.468791431685148" calcext:value-type="float">
            <text:p>0.468791431685148</text:p>
          </table:table-cell>
          <table:table-cell office:value-type="float" office:value="0.461871479138505" calcext:value-type="float">
            <text:p>0.461871479138505</text:p>
          </table:table-cell>
          <table:table-cell office:value-type="float" office:value="0.455482870531027" calcext:value-type="float">
            <text:p>0.455482870531027</text:p>
          </table:table-cell>
          <table:table-cell office:value-type="float" office:value="0.46563909696702" calcext:value-type="float">
            <text:p>0.46563909696702</text:p>
          </table:table-cell>
          <table:table-cell office:value-type="float" office:value="0.450569490507202" calcext:value-type="float">
            <text:p>0.450569490507202</text:p>
          </table:table-cell>
          <table:table-cell office:value-type="float" office:value="0.441382470638823" calcext:value-type="float">
            <text:p>0.441382470638823</text:p>
          </table:table-cell>
          <table:table-cell office:value-type="float" office:value="0.442760860840143" calcext:value-type="float">
            <text:p>0.442760860840143</text:p>
          </table:table-cell>
          <table:table-cell office:value-type="float" office:value="0.442655783548594" calcext:value-type="float">
            <text:p>0.442655783548594</text:p>
          </table:table-cell>
          <table:table-cell office:value-type="float" office:value="0.443542818221113" calcext:value-type="float">
            <text:p>0.443542818221113</text:p>
          </table:table-cell>
          <table:table-cell office:value-type="float" office:value="0.438222196500391" calcext:value-type="float">
            <text:p>0.438222196500391</text:p>
          </table:table-cell>
          <table:table-cell office:value-type="float" office:value="0.436593800192487" calcext:value-type="float">
            <text:p>0.436593800192487</text:p>
          </table:table-cell>
          <table:table-cell office:value-type="float" office:value="0.438343148347938" calcext:value-type="float">
            <text:p>0.438343148347938</text:p>
          </table:table-cell>
          <table:table-cell office:value-type="float" office:value="0.436947960496487" calcext:value-type="float">
            <text:p>0.436947960496487</text:p>
          </table:table-cell>
          <table:table-cell office:value-type="float" office:value="0.436551150147814" calcext:value-type="float">
            <text:p>0.436551150147814</text:p>
          </table:table-cell>
          <table:table-cell office:value-type="float" office:value="0.435548648603928" calcext:value-type="float">
            <text:p>0.435548648603928</text:p>
          </table:table-cell>
          <table:table-cell office:value-type="float" office:value="0.435151613596808" calcext:value-type="float">
            <text:p>0.435151613596808</text:p>
          </table:table-cell>
          <table:table-cell office:value-type="float" office:value="0.435070391199224" calcext:value-type="float">
            <text:p>0.435070391199224</text:p>
          </table:table-cell>
          <table:table-cell office:value-type="float" office:value="0.435103050655661" calcext:value-type="float">
            <text:p>0.435103050655661</text:p>
          </table:table-cell>
          <table:table-cell office:value-type="float" office:value="0.435291863563192" calcext:value-type="float">
            <text:p>0.435291863563192</text:p>
          </table:table-cell>
          <table:table-cell office:value-type="float" office:value="0.434975546947566" calcext:value-type="float">
            <text:p>0.434975546947566</text:p>
          </table:table-cell>
          <table:table-cell office:value-type="float" office:value="0.435385084223723" calcext:value-type="float">
            <text:p>0.435385084223723</text:p>
          </table:table-cell>
          <table:table-cell office:value-type="float" office:value="0.435251434962923" calcext:value-type="float">
            <text:p>0.435251434962923</text:p>
          </table:table-cell>
          <table:table-cell office:value-type="float" office:value="0.43515758878385" calcext:value-type="float">
            <text:p>0.43515758878385</text:p>
          </table:table-cell>
          <table:table-cell office:value-type="float" office:value="0.435349845282103" calcext:value-type="float">
            <text:p>0.435349845282103</text:p>
          </table:table-cell>
          <table:table-cell office:value-type="float" office:value="0.435278228768778" calcext:value-type="float">
            <text:p>0.435278228768778</text:p>
          </table:table-cell>
          <table:table-cell office:value-type="float" office:value="0.433879202127159" calcext:value-type="float">
            <text:p>0.433879202127159</text:p>
          </table:table-cell>
          <table:table-cell office:value-type="float" office:value="0.435526027366022" calcext:value-type="float">
            <text:p>0.435526027366022</text:p>
          </table:table-cell>
          <table:table-cell office:value-type="float" office:value="0.434769056497931" calcext:value-type="float">
            <text:p>0.434769056497931</text:p>
          </table:table-cell>
          <table:table-cell office:value-type="float" office:value="0.434566751715" calcext:value-type="float">
            <text:p>0.434566751715</text:p>
          </table:table-cell>
          <table:table-cell office:value-type="float" office:value="0.434949507283572" calcext:value-type="float">
            <text:p>0.434949507283572</text:p>
          </table:table-cell>
          <table:table-cell office:value-type="float" office:value="0.434671708797849" calcext:value-type="float">
            <text:p>0.434671708797849</text:p>
          </table:table-cell>
          <table:table-cell office:value-type="float" office:value="0.435599802179979" calcext:value-type="float">
            <text:p>0.435599802179979</text:p>
          </table:table-cell>
          <table:table-cell office:value-type="float" office:value="0.435213162009134" calcext:value-type="float">
            <text:p>0.435213162009134</text:p>
          </table:table-cell>
          <table:table-cell office:value-type="float" office:value="0.434874653968981" calcext:value-type="float">
            <text:p>0.434874653968981</text:p>
          </table:table-cell>
          <table:table-cell office:value-type="float" office:value="0.434788852696719" calcext:value-type="float">
            <text:p>0.434788852696719</text:p>
          </table:table-cell>
          <table:table-cell office:value-type="float" office:value="0.43410420248096" calcext:value-type="float">
            <text:p>0.43410420248096</text:p>
          </table:table-cell>
          <table:table-cell office:value-type="float" office:value="0.43438138367478" calcext:value-type="float">
            <text:p>0.43438138367478</text:p>
          </table:table-cell>
          <table:table-cell office:value-type="float" office:value="0.43545779833441" calcext:value-type="float">
            <text:p>0.43545779833441</text:p>
          </table:table-cell>
          <table:table-cell office:value-type="float" office:value="0.43437667423307" calcext:value-type="float">
            <text:p>0.43437667423307</text:p>
          </table:table-cell>
          <table:table-cell office:value-type="float" office:value="0.434526601460233" calcext:value-type="float">
            <text:p>0.434526601460233</text:p>
          </table:table-cell>
          <table:table-cell office:value-type="float" office:value="0.435225223194706" calcext:value-type="float">
            <text:p>0.435225223194706</text:p>
          </table:table-cell>
          <table:table-cell office:value-type="float" office:value="0.434708897601368" calcext:value-type="float">
            <text:p>0.434708897601368</text:p>
          </table:table-cell>
          <table:table-cell office:value-type="float" office:value="0.434632781130456" calcext:value-type="float">
            <text:p>0.434632781130456</text:p>
          </table:table-cell>
          <table:table-cell office:value-type="float" office:value="0.434643267565537" calcext:value-type="float">
            <text:p>0.434643267565537</text:p>
          </table:table-cell>
          <table:table-cell office:value-type="float" office:value="0.435110181415009" calcext:value-type="float">
            <text:p>0.435110181415009</text:p>
          </table:table-cell>
          <table:table-cell office:value-type="float" office:value="0.435340299123193" calcext:value-type="float">
            <text:p>0.435340299123193</text:p>
          </table:table-cell>
          <table:table-cell office:value-type="float" office:value="0.434921113922829" calcext:value-type="float">
            <text:p>0.434921113922829</text:p>
          </table:table-cell>
          <table:table-cell office:value-type="float" office:value="0.434712119787822" calcext:value-type="float">
            <text:p>0.434712119787822</text:p>
          </table:table-cell>
          <table:table-cell office:value-type="float" office:value="0.435538696605001" calcext:value-type="float">
            <text:p>0.435538696605001</text:p>
          </table:table-cell>
          <table:table-cell office:value-type="float" office:value="0.435066070786157" calcext:value-type="float">
            <text:p>0.435066070786157</text:p>
          </table:table-cell>
          <table:table-cell office:value-type="float" office:value="0.435450896676835" calcext:value-type="float">
            <text:p>0.435450896676835</text:p>
          </table:table-cell>
          <table:table-cell office:value-type="float" office:value="0.434669636010785" calcext:value-type="float">
            <text:p>0.434669636010785</text:p>
          </table:table-cell>
          <table:table-cell office:value-type="float" office:value="0.434209265852002" calcext:value-type="float">
            <text:p>0.434209265852002</text:p>
          </table:table-cell>
          <table:table-cell office:value-type="float" office:value="0.434240904991992" calcext:value-type="float">
            <text:p>0.434240904991992</text:p>
          </table:table-cell>
          <table:table-cell office:value-type="float" office:value="0.435216344911401" calcext:value-type="float">
            <text:p>0.435216344911401</text:p>
          </table:table-cell>
          <table:table-cell office:value-type="float" office:value="0.434314199760008" calcext:value-type="float">
            <text:p>0.434314199760008</text:p>
          </table:table-cell>
          <table:table-cell office:value-type="float" office:value="0.434960521376246" calcext:value-type="float">
            <text:p>0.434960521376246</text:p>
          </table:table-cell>
          <table:table-cell office:value-type="float" office:value="0.435027357628366" calcext:value-type="float">
            <text:p>0.435027357628366</text:p>
          </table:table-cell>
          <table:table-cell office:value-type="float" office:value="0.435162973249171" calcext:value-type="float">
            <text:p>0.435162973249171</text:p>
          </table:table-cell>
          <table:table-cell office:value-type="float" office:value="0.4343139963251" calcext:value-type="float">
            <text:p>0.4343139963251</text:p>
          </table:table-cell>
          <table:table-cell office:value-type="float" office:value="0.435001770904169" calcext:value-type="float">
            <text:p>0.435001770904169</text:p>
          </table:table-cell>
          <table:table-cell office:value-type="float" office:value="0.434691451014902" calcext:value-type="float">
            <text:p>0.434691451014902</text:p>
          </table:table-cell>
          <table:table-cell office:value-type="float" office:value="0.434553515300261" calcext:value-type="float">
            <text:p>0.434553515300261</text:p>
          </table:table-cell>
          <table:table-cell office:value-type="float" office:value="0.435515907934362" calcext:value-type="float">
            <text:p>0.435515907934362</text:p>
          </table:table-cell>
          <table:table-cell office:value-type="float" office:value="0.435315731406957" calcext:value-type="float">
            <text:p>0.435315731406957</text:p>
          </table:table-cell>
          <table:table-cell office:value-type="float" office:value="0.435277232155867" calcext:value-type="float">
            <text:p>0.435277232155867</text:p>
          </table:table-cell>
          <table:table-cell office:value-type="float" office:value="0.43461694792524" calcext:value-type="float">
            <text:p>0.43461694792524</text:p>
          </table:table-cell>
          <table:table-cell office:value-type="float" office:value="0.434424873059661" calcext:value-type="float">
            <text:p>0.434424873059661</text:p>
          </table:table-cell>
          <table:table-cell office:value-type="float" office:value="0.434742603148969" calcext:value-type="float">
            <text:p>0.434742603148969</text:p>
          </table:table-cell>
          <table:table-cell office:value-type="float" office:value="0.434713148024185" calcext:value-type="float">
            <text:p>0.434713148024185</text:p>
          </table:table-cell>
          <table:table-cell office:value-type="float" office:value="0.434577464018198" calcext:value-type="float">
            <text:p>0.434577464018198</text:p>
          </table:table-cell>
          <table:table-cell office:value-type="float" office:value="0.434762981224107" calcext:value-type="float">
            <text:p>0.434762981224107</text:p>
          </table:table-cell>
          <table:table-cell office:value-type="float" office:value="0.434813150838099" calcext:value-type="float">
            <text:p>0.434813150838099</text:p>
          </table:table-cell>
          <table:table-cell office:value-type="float" office:value="0.434568406885508" calcext:value-type="float">
            <text:p>0.434568406885508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528455449931" calcext:value-type="float">
            <text:p>-0.17528455449931</text:p>
          </table:table-cell>
          <table:table-cell office:value-type="float" office:value="-0.174769521651347" calcext:value-type="float">
            <text:p>-0.174769521651347</text:p>
          </table:table-cell>
          <table:table-cell office:value-type="float" office:value="-0.174935064072222" calcext:value-type="float">
            <text:p>-0.174935064072222</text:p>
          </table:table-cell>
          <table:table-cell office:value-type="float" office:value="-0.174980582408367" calcext:value-type="float">
            <text:p>-0.174980582408367</text:p>
          </table:table-cell>
          <table:table-cell office:value-type="float" office:value="-0.17485977112821" calcext:value-type="float">
            <text:p>-0.17485977112821</text:p>
          </table:table-cell>
          <table:table-cell office:value-type="float" office:value="-0.17500970990567" calcext:value-type="float">
            <text:p>-0.17500970990567</text:p>
          </table:table-cell>
          <table:table-cell office:value-type="float" office:value="-0.174745405786428" calcext:value-type="float">
            <text:p>-0.174745405786428</text:p>
          </table:table-cell>
          <table:table-cell office:value-type="float" office:value="-0.174880702499424" calcext:value-type="float">
            <text:p>-0.174880702499424</text:p>
          </table:table-cell>
          <table:table-cell office:value-type="float" office:value="-0.175139625398451" calcext:value-type="float">
            <text:p>-0.175139625398451</text:p>
          </table:table-cell>
          <table:table-cell office:value-type="float" office:value="-0.174824246366991" calcext:value-type="float">
            <text:p>-0.174824246366991</text:p>
          </table:table-cell>
          <table:table-cell office:value-type="float" office:value="-0.174755351053806" calcext:value-type="float">
            <text:p>-0.174755351053806</text:p>
          </table:table-cell>
          <table:table-cell office:value-type="float" office:value="-0.175085991379231" calcext:value-type="float">
            <text:p>-0.175085991379231</text:p>
          </table:table-cell>
          <table:table-cell office:value-type="float" office:value="-0.175113077541445" calcext:value-type="float">
            <text:p>-0.175113077541445</text:p>
          </table:table-cell>
          <table:table-cell office:value-type="float" office:value="-0.175025860152828" calcext:value-type="float">
            <text:p>-0.175025860152828</text:p>
          </table:table-cell>
          <table:table-cell office:value-type="float" office:value="-0.174975614633788" calcext:value-type="float">
            <text:p>-0.174975614633788</text:p>
          </table:table-cell>
          <table:table-cell office:value-type="float" office:value="-0.175157500542702" calcext:value-type="float">
            <text:p>-0.175157500542702</text:p>
          </table:table-cell>
          <table:table-cell office:value-type="float" office:value="-0.174837638057941" calcext:value-type="float">
            <text:p>-0.174837638057941</text:p>
          </table:table-cell>
          <table:table-cell office:value-type="float" office:value="-0.17511601541271" calcext:value-type="float">
            <text:p>-0.17511601541271</text:p>
          </table:table-cell>
          <table:table-cell office:value-type="float" office:value="-0.174849737854579" calcext:value-type="float">
            <text:p>-0.174849737854579</text:p>
          </table:table-cell>
          <table:table-cell office:value-type="float" office:value="-0.174866492932088" calcext:value-type="float">
            <text:p>-0.174866492932088</text:p>
          </table:table-cell>
          <table:table-cell office:value-type="float" office:value="-0.174865944719408" calcext:value-type="float">
            <text:p>-0.174865944719408</text:p>
          </table:table-cell>
          <table:table-cell office:value-type="float" office:value="-0.175115088853509" calcext:value-type="float">
            <text:p>-0.175115088853509</text:p>
          </table:table-cell>
          <table:table-cell office:value-type="float" office:value="-0.174880783528691" calcext:value-type="float">
            <text:p>-0.174880783528691</text:p>
          </table:table-cell>
          <table:table-cell office:value-type="float" office:value="-0.17514625443372" calcext:value-type="float">
            <text:p>-0.17514625443372</text:p>
          </table:table-cell>
          <table:table-cell office:value-type="float" office:value="-0.174771400750228" calcext:value-type="float">
            <text:p>-0.174771400750228</text:p>
          </table:table-cell>
          <table:table-cell office:value-type="float" office:value="-0.175123115916156" calcext:value-type="float">
            <text:p>-0.175123115916156</text:p>
          </table:table-cell>
          <table:table-cell office:value-type="float" office:value="-0.174878722471917" calcext:value-type="float">
            <text:p>-0.174878722471917</text:p>
          </table:table-cell>
          <table:table-cell office:value-type="float" office:value="-0.174951033593997" calcext:value-type="float">
            <text:p>-0.174951033593997</text:p>
          </table:table-cell>
          <table:table-cell office:value-type="float" office:value="-0.174956806899087" calcext:value-type="float">
            <text:p>-0.174956806899087</text:p>
          </table:table-cell>
          <table:table-cell office:value-type="float" office:value="-0.174816357067258" calcext:value-type="float">
            <text:p>-0.174816357067258</text:p>
          </table:table-cell>
          <table:table-cell office:value-type="float" office:value="-0.174867741119469" calcext:value-type="float">
            <text:p>-0.174867741119469</text:p>
          </table:table-cell>
          <table:table-cell office:value-type="float" office:value="-0.174800733744011" calcext:value-type="float">
            <text:p>-0.174800733744011</text:p>
          </table:table-cell>
          <table:table-cell office:value-type="float" office:value="-0.174848737306343" calcext:value-type="float">
            <text:p>-0.174848737306343</text:p>
          </table:table-cell>
          <table:table-cell office:value-type="float" office:value="-0.175051955790318" calcext:value-type="float">
            <text:p>-0.175051955790318</text:p>
          </table:table-cell>
          <table:table-cell office:value-type="float" office:value="-0.175133331811392" calcext:value-type="float">
            <text:p>-0.175133331811392</text:p>
          </table:table-cell>
          <table:table-cell office:value-type="float" office:value="-0.175058234813881" calcext:value-type="float">
            <text:p>-0.175058234813881</text:p>
          </table:table-cell>
          <table:table-cell office:value-type="float" office:value="-0.174798506161024" calcext:value-type="float">
            <text:p>-0.174798506161024</text:p>
          </table:table-cell>
          <table:table-cell office:value-type="float" office:value="-0.175166458137742" calcext:value-type="float">
            <text:p>-0.175166458137742</text:p>
          </table:table-cell>
          <table:table-cell office:value-type="float" office:value="-0.175139764194569" calcext:value-type="float">
            <text:p>-0.175139764194569</text:p>
          </table:table-cell>
          <table:table-cell office:value-type="float" office:value="-0.174785622565724" calcext:value-type="float">
            <text:p>-0.174785622565724</text:p>
          </table:table-cell>
          <table:table-cell office:value-type="float" office:value="-0.174865520067681" calcext:value-type="float">
            <text:p>-0.174865520067681</text:p>
          </table:table-cell>
          <table:table-cell office:value-type="float" office:value="-0.175059860111631" calcext:value-type="float">
            <text:p>-0.175059860111631</text:p>
          </table:table-cell>
          <table:table-cell office:value-type="float" office:value="-0.174736450121553" calcext:value-type="float">
            <text:p>-0.174736450121553</text:p>
          </table:table-cell>
          <table:table-cell office:value-type="float" office:value="-0.175022668834343" calcext:value-type="float">
            <text:p>-0.175022668834343</text:p>
          </table:table-cell>
          <table:table-cell office:value-type="float" office:value="-0.175104679470436" calcext:value-type="float">
            <text:p>-0.175104679470436</text:p>
          </table:table-cell>
          <table:table-cell office:value-type="float" office:value="-0.174915670432254" calcext:value-type="float">
            <text:p>-0.174915670432254</text:p>
          </table:table-cell>
          <table:table-cell office:value-type="float" office:value="-0.175082759174632" calcext:value-type="float">
            <text:p>-0.175082759174632</text:p>
          </table:table-cell>
          <table:table-cell office:value-type="float" office:value="-0.174840078995251" calcext:value-type="float">
            <text:p>-0.174840078995251</text:p>
          </table:table-cell>
          <table:table-cell office:value-type="float" office:value="-0.174787611666379" calcext:value-type="float">
            <text:p>-0.174787611666379</text:p>
          </table:table-cell>
          <table:table-cell office:value-type="float" office:value="-0.17477803472343" calcext:value-type="float">
            <text:p>-0.17477803472343</text:p>
          </table:table-cell>
          <table:table-cell office:value-type="float" office:value="-0.174938527125191" calcext:value-type="float">
            <text:p>-0.174938527125191</text:p>
          </table:table-cell>
          <table:table-cell office:value-type="float" office:value="-0.174779002474382" calcext:value-type="float">
            <text:p>-0.174779002474382</text:p>
          </table:table-cell>
          <table:table-cell office:value-type="float" office:value="-0.175080943444701" calcext:value-type="float">
            <text:p>-0.175080943444701</text:p>
          </table:table-cell>
          <table:table-cell office:value-type="float" office:value="-0.175034587246482" calcext:value-type="float">
            <text:p>-0.175034587246482</text:p>
          </table:table-cell>
          <table:table-cell office:value-type="float" office:value="-0.174806055417971" calcext:value-type="float">
            <text:p>-0.174806055417971</text:p>
          </table:table-cell>
          <table:table-cell office:value-type="float" office:value="-0.174834101155882" calcext:value-type="float">
            <text:p>-0.174834101155882</text:p>
          </table:table-cell>
          <table:table-cell office:value-type="float" office:value="-0.174859836054387" calcext:value-type="float">
            <text:p>-0.174859836054387</text:p>
          </table:table-cell>
          <table:table-cell office:value-type="float" office:value="-0.17478997231425" calcext:value-type="float">
            <text:p>-0.17478997231425</text:p>
          </table:table-cell>
          <table:table-cell office:value-type="float" office:value="-0.174774695394556" calcext:value-type="float">
            <text:p>-0.174774695394556</text:p>
          </table:table-cell>
          <table:table-cell office:value-type="float" office:value="-0.175015270750627" calcext:value-type="float">
            <text:p>-0.175015270750627</text:p>
          </table:table-cell>
          <table:table-cell office:value-type="float" office:value="-0.175134746338591" calcext:value-type="float">
            <text:p>-0.175134746338591</text:p>
          </table:table-cell>
          <table:table-cell office:value-type="float" office:value="-0.174720307125431" calcext:value-type="float">
            <text:p>-0.174720307125431</text:p>
          </table:table-cell>
          <table:table-cell office:value-type="float" office:value="-0.174676206196659" calcext:value-type="float">
            <text:p>-0.174676206196659</text:p>
          </table:table-cell>
          <table:table-cell office:value-type="float" office:value="-0.174838250584447" calcext:value-type="float">
            <text:p>-0.174838250584447</text:p>
          </table:table-cell>
          <table:table-cell office:value-type="float" office:value="-0.174829079583727" calcext:value-type="float">
            <text:p>-0.174829079583727</text:p>
          </table:table-cell>
          <table:table-cell office:value-type="float" office:value="-0.174811486355039" calcext:value-type="float">
            <text:p>-0.174811486355039</text:p>
          </table:table-cell>
          <table:table-cell office:value-type="float" office:value="-0.175112499004055" calcext:value-type="float">
            <text:p>-0.175112499004055</text:p>
          </table:table-cell>
          <table:table-cell office:value-type="float" office:value="-0.17478385008171" calcext:value-type="float">
            <text:p>-0.17478385008171</text:p>
          </table:table-cell>
          <table:table-cell office:value-type="float" office:value="-0.174813245584563" calcext:value-type="float">
            <text:p>-0.174813245584563</text:p>
          </table:table-cell>
          <table:table-cell office:value-type="float" office:value="-0.174795661220378" calcext:value-type="float">
            <text:p>-0.174795661220378</text:p>
          </table:table-cell>
          <table:table-cell office:value-type="float" office:value="-0.174801277298824" calcext:value-type="float">
            <text:p>-0.174801277298824</text:p>
          </table:table-cell>
          <table:table-cell office:value-type="float" office:value="-0.174766114842767" calcext:value-type="float">
            <text:p>-0.174766114842767</text:p>
          </table:table-cell>
          <table:table-cell office:value-type="float" office:value="-0.174648222361368" calcext:value-type="float">
            <text:p>-0.174648222361368</text:p>
          </table:table-cell>
          <table:table-cell office:value-type="float" office:value="-0.175115032290608" calcext:value-type="float">
            <text:p>-0.175115032290608</text:p>
          </table:table-cell>
          <table:table-cell office:value-type="float" office:value="-0.174954036924351" calcext:value-type="float">
            <text:p>-0.174954036924351</text:p>
          </table:table-cell>
          <table:table-cell office:value-type="float" office:value="-0.174785333258172" calcext:value-type="float">
            <text:p>-0.174785333258172</text:p>
          </table:table-cell>
          <table:table-cell office:value-type="float" office:value="-0.17513797608478" calcext:value-type="float">
            <text:p>-0.17513797608478</text:p>
          </table:table-cell>
          <table:table-cell office:value-type="float" office:value="-0.175108028712589" calcext:value-type="float">
            <text:p>-0.175108028712589</text:p>
          </table:table-cell>
          <table:table-cell office:value-type="float" office:value="-0.178790307676093" calcext:value-type="float">
            <text:p>-0.178790307676093</text:p>
          </table:table-cell>
          <table:table-cell office:value-type="float" office:value="-0.178984757173226" calcext:value-type="float">
            <text:p>-0.178984757173226</text:p>
          </table:table-cell>
          <table:table-cell office:value-type="float" office:value="-0.178702265925872" calcext:value-type="float">
            <text:p>-0.178702265925872</text:p>
          </table:table-cell>
          <table:table-cell office:value-type="float" office:value="-0.179132884919476" calcext:value-type="float">
            <text:p>-0.179132884919476</text:p>
          </table:table-cell>
          <table:table-cell office:value-type="float" office:value="-0.180143963181619" calcext:value-type="float">
            <text:p>-0.180143963181619</text:p>
          </table:table-cell>
          <table:table-cell office:value-type="float" office:value="-0.180123388514323" calcext:value-type="float">
            <text:p>-0.180123388514323</text:p>
          </table:table-cell>
          <table:table-cell office:value-type="float" office:value="-0.179160253191274" calcext:value-type="float">
            <text:p>-0.179160253191274</text:p>
          </table:table-cell>
          <table:table-cell office:value-type="float" office:value="-0.176574262533076" calcext:value-type="float">
            <text:p>-0.176574262533076</text:p>
          </table:table-cell>
          <table:table-cell office:value-type="float" office:value="-0.175869621658309" calcext:value-type="float">
            <text:p>-0.175869621658309</text:p>
          </table:table-cell>
          <table:table-cell office:value-type="float" office:value="-0.17687068487135" calcext:value-type="float">
            <text:p>-0.17687068487135</text:p>
          </table:table-cell>
          <table:table-cell office:value-type="float" office:value="-0.177739115528317" calcext:value-type="float">
            <text:p>-0.177739115528317</text:p>
          </table:table-cell>
          <table:table-cell office:value-type="float" office:value="-0.180724720012974" calcext:value-type="float">
            <text:p>-0.180724720012974</text:p>
          </table:table-cell>
          <table:table-cell office:value-type="float" office:value="-0.184907724718943" calcext:value-type="float">
            <text:p>-0.184907724718943</text:p>
          </table:table-cell>
          <table:table-cell office:value-type="float" office:value="-0.188544473193792" calcext:value-type="float">
            <text:p>-0.188544473193792</text:p>
          </table:table-cell>
          <table:table-cell office:value-type="float" office:value="-0.19319038714049" calcext:value-type="float">
            <text:p>-0.19319038714049</text:p>
          </table:table-cell>
          <table:table-cell office:value-type="float" office:value="-0.198497939824423" calcext:value-type="float">
            <text:p>-0.198497939824423</text:p>
          </table:table-cell>
          <table:table-cell office:value-type="float" office:value="-0.198445296502488" calcext:value-type="float">
            <text:p>-0.198445296502488</text:p>
          </table:table-cell>
          <table:table-cell office:value-type="float" office:value="-0.198245566989055" calcext:value-type="float">
            <text:p>-0.198245566989055</text:p>
          </table:table-cell>
          <table:table-cell office:value-type="float" office:value="-0.199325454784262" calcext:value-type="float">
            <text:p>-0.199325454784262</text:p>
          </table:table-cell>
          <table:table-cell office:value-type="float" office:value="-0.191640570664557" calcext:value-type="float">
            <text:p>-0.191640570664557</text:p>
          </table:table-cell>
          <table:table-cell office:value-type="float" office:value="-0.187265610698682" calcext:value-type="float">
            <text:p>-0.187265610698682</text:p>
          </table:table-cell>
          <table:table-cell office:value-type="float" office:value="-0.182523190208129" calcext:value-type="float">
            <text:p>-0.182523190208129</text:p>
          </table:table-cell>
          <table:table-cell office:value-type="float" office:value="-0.181966954926194" calcext:value-type="float">
            <text:p>-0.181966954926194</text:p>
          </table:table-cell>
          <table:table-cell office:value-type="float" office:value="-0.180710812341058" calcext:value-type="float">
            <text:p>-0.180710812341058</text:p>
          </table:table-cell>
          <table:table-cell office:value-type="float" office:value="-0.178782204920137" calcext:value-type="float">
            <text:p>-0.178782204920137</text:p>
          </table:table-cell>
          <table:table-cell office:value-type="float" office:value="-0.178944338122371" calcext:value-type="float">
            <text:p>-0.178944338122371</text:p>
          </table:table-cell>
          <table:table-cell office:value-type="float" office:value="-0.186694489518062" calcext:value-type="float">
            <text:p>-0.186694489518062</text:p>
          </table:table-cell>
          <table:table-cell office:value-type="float" office:value="-0.202044837007803" calcext:value-type="float">
            <text:p>-0.202044837007803</text:p>
          </table:table-cell>
          <table:table-cell office:value-type="float" office:value="-0.203414063517068" calcext:value-type="float">
            <text:p>-0.203414063517068</text:p>
          </table:table-cell>
          <table:table-cell office:value-type="float" office:value="-0.202814016374898" calcext:value-type="float">
            <text:p>-0.202814016374898</text:p>
          </table:table-cell>
          <table:table-cell office:value-type="float" office:value="-0.203333306091692" calcext:value-type="float">
            <text:p>-0.203333306091692</text:p>
          </table:table-cell>
          <table:table-cell office:value-type="float" office:value="-0.204093944752307" calcext:value-type="float">
            <text:p>-0.204093944752307</text:p>
          </table:table-cell>
          <table:table-cell office:value-type="float" office:value="-0.204415942304393" calcext:value-type="float">
            <text:p>-0.204415942304393</text:p>
          </table:table-cell>
          <table:table-cell office:value-type="float" office:value="-0.192745011384484" calcext:value-type="float">
            <text:p>-0.192745011384484</text:p>
          </table:table-cell>
          <table:table-cell office:value-type="float" office:value="-0.184534381840616" calcext:value-type="float">
            <text:p>-0.184534381840616</text:p>
          </table:table-cell>
          <table:table-cell office:value-type="float" office:value="-0.182022576411242" calcext:value-type="float">
            <text:p>-0.182022576411242</text:p>
          </table:table-cell>
          <table:table-cell office:value-type="float" office:value="-0.183695030738375" calcext:value-type="float">
            <text:p>-0.183695030738375</text:p>
          </table:table-cell>
          <table:table-cell office:value-type="float" office:value="-0.189992634276956" calcext:value-type="float">
            <text:p>-0.189992634276956</text:p>
          </table:table-cell>
          <table:table-cell office:value-type="float" office:value="-0.207265235403204" calcext:value-type="float">
            <text:p>-0.207265235403204</text:p>
          </table:table-cell>
          <table:table-cell office:value-type="float" office:value="-0.206495115580366" calcext:value-type="float">
            <text:p>-0.206495115580366</text:p>
          </table:table-cell>
          <table:table-cell office:value-type="float" office:value="-0.207337607305068" calcext:value-type="float">
            <text:p>-0.207337607305068</text:p>
          </table:table-cell>
          <table:table-cell office:value-type="float" office:value="-0.207605170448756" calcext:value-type="float">
            <text:p>-0.207605170448756</text:p>
          </table:table-cell>
          <table:table-cell office:value-type="float" office:value="-0.202880530672826" calcext:value-type="float">
            <text:p>-0.202880530672826</text:p>
          </table:table-cell>
          <table:table-cell office:value-type="float" office:value="-0.1983126950949" calcext:value-type="float">
            <text:p>-0.1983126950949</text:p>
          </table:table-cell>
          <table:table-cell office:value-type="float" office:value="-0.191405256728547" calcext:value-type="float">
            <text:p>-0.191405256728547</text:p>
          </table:table-cell>
          <table:table-cell office:value-type="float" office:value="-0.188398570509686" calcext:value-type="float">
            <text:p>-0.188398570509686</text:p>
          </table:table-cell>
          <table:table-cell office:value-type="float" office:value="-0.187983565305554" calcext:value-type="float">
            <text:p>-0.187983565305554</text:p>
          </table:table-cell>
          <table:table-cell office:value-type="float" office:value="-0.186585177409425" calcext:value-type="float">
            <text:p>-0.186585177409425</text:p>
          </table:table-cell>
          <table:table-cell office:value-type="float" office:value="-0.184600395758596" calcext:value-type="float">
            <text:p>-0.184600395758596</text:p>
          </table:table-cell>
          <table:table-cell office:value-type="float" office:value="-0.187840866242695" calcext:value-type="float">
            <text:p>-0.187840866242695</text:p>
          </table:table-cell>
          <table:table-cell office:value-type="float" office:value="-0.192187469186695" calcext:value-type="float">
            <text:p>-0.192187469186695</text:p>
          </table:table-cell>
          <table:table-cell office:value-type="float" office:value="-0.205900253529615" calcext:value-type="float">
            <text:p>-0.205900253529615</text:p>
          </table:table-cell>
          <table:table-cell office:value-type="float" office:value="-0.206051705371865" calcext:value-type="float">
            <text:p>-0.206051705371865</text:p>
          </table:table-cell>
          <table:table-cell office:value-type="float" office:value="-0.206494229930303" calcext:value-type="float">
            <text:p>-0.206494229930303</text:p>
          </table:table-cell>
          <table:table-cell office:value-type="float" office:value="-0.208935969895015" calcext:value-type="float">
            <text:p>-0.208935969895015</text:p>
          </table:table-cell>
          <table:table-cell office:value-type="float" office:value="-0.209932990487403" calcext:value-type="float">
            <text:p>-0.209932990487403</text:p>
          </table:table-cell>
          <table:table-cell office:value-type="float" office:value="-0.206544457177464" calcext:value-type="float">
            <text:p>-0.206544457177464</text:p>
          </table:table-cell>
          <table:table-cell office:value-type="float" office:value="-0.202960295247009" calcext:value-type="float">
            <text:p>-0.202960295247009</text:p>
          </table:table-cell>
          <table:table-cell office:value-type="float" office:value="-0.199205781933675" calcext:value-type="float">
            <text:p>-0.199205781933675</text:p>
          </table:table-cell>
          <table:table-cell office:value-type="float" office:value="-0.195523318840537" calcext:value-type="float">
            <text:p>-0.195523318840537</text:p>
          </table:table-cell>
          <table:table-cell office:value-type="float" office:value="-0.194114398520299" calcext:value-type="float">
            <text:p>-0.194114398520299</text:p>
          </table:table-cell>
          <table:table-cell office:value-type="float" office:value="-0.193397847815271" calcext:value-type="float">
            <text:p>-0.193397847815271</text:p>
          </table:table-cell>
          <table:table-cell office:value-type="float" office:value="-0.19909189084697" calcext:value-type="float">
            <text:p>-0.19909189084697</text:p>
          </table:table-cell>
          <table:table-cell office:value-type="float" office:value="-0.214079362904559" calcext:value-type="float">
            <text:p>-0.214079362904559</text:p>
          </table:table-cell>
          <table:table-cell office:value-type="float" office:value="-0.215248790445123" calcext:value-type="float">
            <text:p>-0.215248790445123</text:p>
          </table:table-cell>
          <table:table-cell office:value-type="float" office:value="-0.214917286675834" calcext:value-type="float">
            <text:p>-0.214917286675834</text:p>
          </table:table-cell>
          <table:table-cell office:value-type="float" office:value="-0.215554848680134" calcext:value-type="float">
            <text:p>-0.215554848680134</text:p>
          </table:table-cell>
          <table:table-cell office:value-type="float" office:value="-0.216100470204933" calcext:value-type="float">
            <text:p>-0.216100470204933</text:p>
          </table:table-cell>
          <table:table-cell office:value-type="float" office:value="-0.2122630974255" calcext:value-type="float">
            <text:p>-0.2122630974255</text:p>
          </table:table-cell>
          <table:table-cell office:value-type="float" office:value="-0.205043837512351" calcext:value-type="float">
            <text:p>-0.205043837512351</text:p>
          </table:table-cell>
          <table:table-cell office:value-type="float" office:value="-0.1989241190085" calcext:value-type="float">
            <text:p>-0.1989241190085</text:p>
          </table:table-cell>
          <table:table-cell office:value-type="float" office:value="-0.194664792262171" calcext:value-type="float">
            <text:p>-0.194664792262171</text:p>
          </table:table-cell>
          <table:table-cell office:value-type="float" office:value="-0.195657732539568" calcext:value-type="float">
            <text:p>-0.195657732539568</text:p>
          </table:table-cell>
          <table:table-cell office:value-type="float" office:value="-0.20949166792771" calcext:value-type="float">
            <text:p>-0.20949166792771</text:p>
          </table:table-cell>
          <table:table-cell office:value-type="float" office:value="-0.211840182067856" calcext:value-type="float">
            <text:p>-0.211840182067856</text:p>
          </table:table-cell>
          <table:table-cell office:value-type="float" office:value="-0.212112231145703" calcext:value-type="float">
            <text:p>-0.212112231145703</text:p>
          </table:table-cell>
          <table:table-cell office:value-type="float" office:value="-0.214705013761161" calcext:value-type="float">
            <text:p>-0.214705013761161</text:p>
          </table:table-cell>
          <table:table-cell office:value-type="float" office:value="-0.210016832463987" calcext:value-type="float">
            <text:p>-0.210016832463987</text:p>
          </table:table-cell>
          <table:table-cell office:value-type="float" office:value="-0.201578940484682" calcext:value-type="float">
            <text:p>-0.201578940484682</text:p>
          </table:table-cell>
          <table:table-cell office:value-type="float" office:value="-0.201262711668899" calcext:value-type="float">
            <text:p>-0.201262711668899</text:p>
          </table:table-cell>
          <table:table-cell office:value-type="float" office:value="-0.199608117923868" calcext:value-type="float">
            <text:p>-0.199608117923868</text:p>
          </table:table-cell>
          <table:table-cell office:value-type="float" office:value="-0.205862706755082" calcext:value-type="float">
            <text:p>-0.205862706755082</text:p>
          </table:table-cell>
          <table:table-cell office:value-type="float" office:value="-0.209936527917552" calcext:value-type="float">
            <text:p>-0.209936527917552</text:p>
          </table:table-cell>
          <table:table-cell office:value-type="float" office:value="-0.211542101279183" calcext:value-type="float">
            <text:p>-0.211542101279183</text:p>
          </table:table-cell>
          <table:table-cell office:value-type="float" office:value="-0.211203198592245" calcext:value-type="float">
            <text:p>-0.211203198592245</text:p>
          </table:table-cell>
          <table:table-cell office:value-type="float" office:value="-0.209374932867518" calcext:value-type="float">
            <text:p>-0.209374932867518</text:p>
          </table:table-cell>
          <table:table-cell office:value-type="float" office:value="-0.210482192521189" calcext:value-type="float">
            <text:p>-0.210482192521189</text:p>
          </table:table-cell>
          <table:table-cell office:value-type="float" office:value="-0.207612879491751" calcext:value-type="float">
            <text:p>-0.207612879491751</text:p>
          </table:table-cell>
          <table:table-cell office:value-type="float" office:value="-0.20719113283258" calcext:value-type="float">
            <text:p>-0.20719113283258</text:p>
          </table:table-cell>
          <table:table-cell office:value-type="float" office:value="-0.203010129878749" calcext:value-type="float">
            <text:p>-0.203010129878749</text:p>
          </table:table-cell>
          <table:table-cell office:value-type="float" office:value="-0.205460327651872" calcext:value-type="float">
            <text:p>-0.205460327651872</text:p>
          </table:table-cell>
          <table:table-cell office:value-type="float" office:value="-0.204053474975624" calcext:value-type="float">
            <text:p>-0.204053474975624</text:p>
          </table:table-cell>
          <table:table-cell office:value-type="float" office:value="-0.203624879060695" calcext:value-type="float">
            <text:p>-0.203624879060695</text:p>
          </table:table-cell>
          <table:table-cell office:value-type="float" office:value="-0.206045409762011" calcext:value-type="float">
            <text:p>-0.206045409762011</text:p>
          </table:table-cell>
          <table:table-cell office:value-type="float" office:value="-0.205731607356487" calcext:value-type="float">
            <text:p>-0.205731607356487</text:p>
          </table:table-cell>
          <table:table-cell office:value-type="float" office:value="-0.208349337073329" calcext:value-type="float">
            <text:p>-0.208349337073329</text:p>
          </table:table-cell>
          <table:table-cell office:value-type="float" office:value="-0.210693856327296" calcext:value-type="float">
            <text:p>-0.210693856327296</text:p>
          </table:table-cell>
          <table:table-cell office:value-type="float" office:value="-0.21056523794598" calcext:value-type="float">
            <text:p>-0.21056523794598</text:p>
          </table:table-cell>
          <table:table-cell office:value-type="float" office:value="-0.206158776187802" calcext:value-type="float">
            <text:p>-0.206158776187802</text:p>
          </table:table-cell>
          <table:table-cell office:value-type="float" office:value="-0.206430812508748" calcext:value-type="float">
            <text:p>-0.206430812508748</text:p>
          </table:table-cell>
          <table:table-cell office:value-type="float" office:value="-0.201605182957436" calcext:value-type="float">
            <text:p>-0.201605182957436</text:p>
          </table:table-cell>
          <table:table-cell office:value-type="float" office:value="-0.203353924269154" calcext:value-type="float">
            <text:p>-0.203353924269154</text:p>
          </table:table-cell>
          <table:table-cell office:value-type="float" office:value="-0.205782029581611" calcext:value-type="float">
            <text:p>-0.205782029581611</text:p>
          </table:table-cell>
          <table:table-cell office:value-type="float" office:value="-0.213014504203848" calcext:value-type="float">
            <text:p>-0.213014504203848</text:p>
          </table:table-cell>
          <table:table-cell office:value-type="float" office:value="-0.213343920006255" calcext:value-type="float">
            <text:p>-0.213343920006255</text:p>
          </table:table-cell>
          <table:table-cell office:value-type="float" office:value="-0.218171050663889" calcext:value-type="float">
            <text:p>-0.218171050663889</text:p>
          </table:table-cell>
          <table:table-cell office:value-type="float" office:value="-0.218258608794114" calcext:value-type="float">
            <text:p>-0.218258608794114</text:p>
          </table:table-cell>
          <table:table-cell office:value-type="float" office:value="-0.216645257204153" calcext:value-type="float">
            <text:p>-0.216645257204153</text:p>
          </table:table-cell>
          <table:table-cell office:value-type="float" office:value="-0.215218550071048" calcext:value-type="float">
            <text:p>-0.215218550071048</text:p>
          </table:table-cell>
          <table:table-cell office:value-type="float" office:value="-0.206343492746135" calcext:value-type="float">
            <text:p>-0.206343492746135</text:p>
          </table:table-cell>
          <table:table-cell office:value-type="float" office:value="-0.199375889940998" calcext:value-type="float">
            <text:p>-0.199375889940998</text:p>
          </table:table-cell>
          <table:table-cell office:value-type="float" office:value="-0.194107485168397" calcext:value-type="float">
            <text:p>-0.194107485168397</text:p>
          </table:table-cell>
          <table:table-cell office:value-type="float" office:value="-0.222407822821636" calcext:value-type="float">
            <text:p>-0.222407822821636</text:p>
          </table:table-cell>
          <table:table-cell office:value-type="float" office:value="-0.231035545010726" calcext:value-type="float">
            <text:p>-0.231035545010726</text:p>
          </table:table-cell>
          <table:table-cell office:value-type="float" office:value="-0.235258423370909" calcext:value-type="float">
            <text:p>-0.235258423370909</text:p>
          </table:table-cell>
          <table:table-cell office:value-type="float" office:value="-0.238408386923708" calcext:value-type="float">
            <text:p>-0.238408386923708</text:p>
          </table:table-cell>
          <table:table-cell office:value-type="float" office:value="-0.203609727895485" calcext:value-type="float">
            <text:p>-0.203609727895485</text:p>
          </table:table-cell>
          <table:table-cell office:value-type="float" office:value="-0.198402529374791" calcext:value-type="float">
            <text:p>-0.198402529374791</text:p>
          </table:table-cell>
          <table:table-cell office:value-type="float" office:value="-0.246721283109452" calcext:value-type="float">
            <text:p>-0.246721283109452</text:p>
          </table:table-cell>
          <table:table-cell office:value-type="float" office:value="-0.250583281722264" calcext:value-type="float">
            <text:p>-0.250583281722264</text:p>
          </table:table-cell>
          <table:table-cell office:value-type="float" office:value="-0.189165921028352" calcext:value-type="float">
            <text:p>-0.189165921028352</text:p>
          </table:table-cell>
          <table:table-cell office:value-type="float" office:value="-0.188246574608697" calcext:value-type="float">
            <text:p>-0.188246574608697</text:p>
          </table:table-cell>
          <table:table-cell office:value-type="float" office:value="-0.191517408471442" calcext:value-type="float">
            <text:p>-0.191517408471442</text:p>
          </table:table-cell>
          <table:table-cell office:value-type="float" office:value="-0.197531242434583" calcext:value-type="float">
            <text:p>-0.197531242434583</text:p>
          </table:table-cell>
          <table:table-cell office:value-type="float" office:value="-0.203288104033101" calcext:value-type="float">
            <text:p>-0.203288104033101</text:p>
          </table:table-cell>
          <table:table-cell office:value-type="float" office:value="-0.209049199248253" calcext:value-type="float">
            <text:p>-0.209049199248253</text:p>
          </table:table-cell>
          <table:table-cell office:value-type="float" office:value="-0.209270983999564" calcext:value-type="float">
            <text:p>-0.209270983999564</text:p>
          </table:table-cell>
          <table:table-cell office:value-type="float" office:value="-0.220570371989867" calcext:value-type="float">
            <text:p>-0.220570371989867</text:p>
          </table:table-cell>
          <table:table-cell office:value-type="float" office:value="-0.222759745122879" calcext:value-type="float">
            <text:p>-0.222759745122879</text:p>
          </table:table-cell>
          <table:table-cell office:value-type="float" office:value="-0.222572352411362" calcext:value-type="float">
            <text:p>-0.222572352411362</text:p>
          </table:table-cell>
          <table:table-cell office:value-type="float" office:value="-0.22168998217789" calcext:value-type="float">
            <text:p>-0.22168998217789</text:p>
          </table:table-cell>
          <table:table-cell office:value-type="float" office:value="-0.202600564550368" calcext:value-type="float">
            <text:p>-0.202600564550368</text:p>
          </table:table-cell>
          <table:table-cell office:value-type="float" office:value="-0.193188109463622" calcext:value-type="float">
            <text:p>-0.193188109463622</text:p>
          </table:table-cell>
          <table:table-cell office:value-type="float" office:value="-0.18551375172602" calcext:value-type="float">
            <text:p>-0.18551375172602</text:p>
          </table:table-cell>
          <table:table-cell office:value-type="float" office:value="-0.19341001884296" calcext:value-type="float">
            <text:p>-0.19341001884296</text:p>
          </table:table-cell>
          <table:table-cell office:value-type="float" office:value="-0.201928588756093" calcext:value-type="float">
            <text:p>-0.201928588756093</text:p>
          </table:table-cell>
          <table:table-cell office:value-type="float" office:value="-0.209900055196741" calcext:value-type="float">
            <text:p>-0.209900055196741</text:p>
          </table:table-cell>
          <table:table-cell office:value-type="float" office:value="-0.216510604143181" calcext:value-type="float">
            <text:p>-0.216510604143181</text:p>
          </table:table-cell>
          <table:table-cell office:value-type="float" office:value="-0.214841143911343" calcext:value-type="float">
            <text:p>-0.214841143911343</text:p>
          </table:table-cell>
          <table:table-cell office:value-type="float" office:value="-0.198107952096414" calcext:value-type="float">
            <text:p>-0.198107952096414</text:p>
          </table:table-cell>
          <table:table-cell office:value-type="float" office:value="-0.186525165140965" calcext:value-type="float">
            <text:p>-0.186525165140965</text:p>
          </table:table-cell>
          <table:table-cell office:value-type="float" office:value="-0.179312195896604" calcext:value-type="float">
            <text:p>-0.179312195896604</text:p>
          </table:table-cell>
          <table:table-cell office:value-type="float" office:value="-0.188004387418463" calcext:value-type="float">
            <text:p>-0.188004387418463</text:p>
          </table:table-cell>
          <table:table-cell office:value-type="float" office:value="-0.197231924576464" calcext:value-type="float">
            <text:p>-0.197231924576464</text:p>
          </table:table-cell>
          <table:table-cell office:value-type="float" office:value="-0.205892188034078" calcext:value-type="float">
            <text:p>-0.205892188034078</text:p>
          </table:table-cell>
          <table:table-cell office:value-type="float" office:value="-0.212805280496733" calcext:value-type="float">
            <text:p>-0.212805280496733</text:p>
          </table:table-cell>
          <table:table-cell office:value-type="float" office:value="-0.21579104760913" calcext:value-type="float">
            <text:p>-0.21579104760913</text:p>
          </table:table-cell>
          <table:table-cell office:value-type="float" office:value="-0.185039371999506" calcext:value-type="float">
            <text:p>-0.185039371999506</text:p>
          </table:table-cell>
          <table:table-cell office:value-type="float" office:value="-0.170010842245619" calcext:value-type="float">
            <text:p>-0.170010842245619</text:p>
          </table:table-cell>
          <table:table-cell office:value-type="float" office:value="-0.164911303684752" calcext:value-type="float">
            <text:p>-0.164911303684752</text:p>
          </table:table-cell>
          <table:table-cell office:value-type="float" office:value="-0.17259165715452" calcext:value-type="float">
            <text:p>-0.17259165715452</text:p>
          </table:table-cell>
          <table:table-cell office:value-type="float" office:value="-0.185594745152718" calcext:value-type="float">
            <text:p>-0.185594745152718</text:p>
          </table:table-cell>
          <table:table-cell office:value-type="float" office:value="-0.190506024819678" calcext:value-type="float">
            <text:p>-0.190506024819678</text:p>
          </table:table-cell>
          <table:table-cell office:value-type="float" office:value="-0.208090249960183" calcext:value-type="float">
            <text:p>-0.208090249960183</text:p>
          </table:table-cell>
          <table:table-cell office:value-type="float" office:value="-0.20555754748544" calcext:value-type="float">
            <text:p>-0.20555754748544</text:p>
          </table:table-cell>
          <table:table-cell office:value-type="float" office:value="-0.207506646024268" calcext:value-type="float">
            <text:p>-0.207506646024268</text:p>
          </table:table-cell>
          <table:table-cell office:value-type="float" office:value="-0.187490703724983" calcext:value-type="float">
            <text:p>-0.187490703724983</text:p>
          </table:table-cell>
          <table:table-cell office:value-type="float" office:value="-0.172348219785409" calcext:value-type="float">
            <text:p>-0.172348219785409</text:p>
          </table:table-cell>
          <table:table-cell office:value-type="float" office:value="-0.174352356819376" calcext:value-type="float">
            <text:p>-0.174352356819376</text:p>
          </table:table-cell>
          <table:table-cell office:value-type="float" office:value="-0.193703149326577" calcext:value-type="float">
            <text:p>-0.193703149326577</text:p>
          </table:table-cell>
          <table:table-cell office:value-type="float" office:value="-0.216877153443922" calcext:value-type="float">
            <text:p>-0.216877153443922</text:p>
          </table:table-cell>
          <table:table-cell office:value-type="float" office:value="-0.217723570148302" calcext:value-type="float">
            <text:p>-0.217723570148302</text:p>
          </table:table-cell>
          <table:table-cell office:value-type="float" office:value="-0.216966883174243" calcext:value-type="float">
            <text:p>-0.216966883174243</text:p>
          </table:table-cell>
          <table:table-cell office:value-type="float" office:value="-0.220144633915016" calcext:value-type="float">
            <text:p>-0.220144633915016</text:p>
          </table:table-cell>
          <table:table-cell office:value-type="float" office:value="-0.214656520191561" calcext:value-type="float">
            <text:p>-0.214656520191561</text:p>
          </table:table-cell>
          <table:table-cell office:value-type="float" office:value="-0.209281186046911" calcext:value-type="float">
            <text:p>-0.209281186046911</text:p>
          </table:table-cell>
          <table:table-cell office:value-type="float" office:value="-0.198088137303268" calcext:value-type="float">
            <text:p>-0.198088137303268</text:p>
          </table:table-cell>
          <table:table-cell office:value-type="float" office:value="-0.198109183140806" calcext:value-type="float">
            <text:p>-0.198109183140806</text:p>
          </table:table-cell>
          <table:table-cell office:value-type="float" office:value="-0.184241310239391" calcext:value-type="float">
            <text:p>-0.184241310239391</text:p>
          </table:table-cell>
          <table:table-cell office:value-type="float" office:value="-0.187127147057199" calcext:value-type="float">
            <text:p>-0.187127147057199</text:p>
          </table:table-cell>
          <table:table-cell office:value-type="float" office:value="-0.210603911227291" calcext:value-type="float">
            <text:p>-0.210603911227291</text:p>
          </table:table-cell>
          <table:table-cell office:value-type="float" office:value="-0.220189691916077" calcext:value-type="float">
            <text:p>-0.220189691916077</text:p>
          </table:table-cell>
          <table:table-cell office:value-type="float" office:value="-0.228726224508102" calcext:value-type="float">
            <text:p>-0.228726224508102</text:p>
          </table:table-cell>
          <table:table-cell office:value-type="float" office:value="-0.228552311440139" calcext:value-type="float">
            <text:p>-0.228552311440139</text:p>
          </table:table-cell>
          <table:table-cell office:value-type="float" office:value="-0.229233577397737" calcext:value-type="float">
            <text:p>-0.229233577397737</text:p>
          </table:table-cell>
          <table:table-cell office:value-type="float" office:value="-0.1861316100917" calcext:value-type="float">
            <text:p>-0.1861316100917</text:p>
          </table:table-cell>
          <table:table-cell office:value-type="float" office:value="-0.187935925579932" calcext:value-type="float">
            <text:p>-0.187935925579932</text:p>
          </table:table-cell>
          <table:table-cell office:value-type="float" office:value="-0.211925789024315" calcext:value-type="float">
            <text:p>-0.211925789024315</text:p>
          </table:table-cell>
          <table:table-cell office:value-type="float" office:value="-0.22559963380759" calcext:value-type="float">
            <text:p>-0.22559963380759</text:p>
          </table:table-cell>
          <table:table-cell office:value-type="float" office:value="-0.230117094400589" calcext:value-type="float">
            <text:p>-0.230117094400589</text:p>
          </table:table-cell>
          <table:table-cell office:value-type="float" office:value="-0.1846720923377" calcext:value-type="float">
            <text:p>-0.1846720923377</text:p>
          </table:table-cell>
          <table:table-cell office:value-type="float" office:value="-0.178632393873521" calcext:value-type="float">
            <text:p>-0.178632393873521</text:p>
          </table:table-cell>
          <table:table-cell office:value-type="float" office:value="-0.190929804563979" calcext:value-type="float">
            <text:p>-0.190929804563979</text:p>
          </table:table-cell>
          <table:table-cell office:value-type="float" office:value="-0.20663903886423" calcext:value-type="float">
            <text:p>-0.20663903886423</text:p>
          </table:table-cell>
          <table:table-cell office:value-type="float" office:value="-0.215924957754178" calcext:value-type="float">
            <text:p>-0.215924957754178</text:p>
          </table:table-cell>
          <table:table-cell office:value-type="float" office:value="-0.216317648597773" calcext:value-type="float">
            <text:p>-0.216317648597773</text:p>
          </table:table-cell>
          <table:table-cell office:value-type="float" office:value="-0.217373267090666" calcext:value-type="float">
            <text:p>-0.217373267090666</text:p>
          </table:table-cell>
          <table:table-cell office:value-type="float" office:value="-0.181424015393588" calcext:value-type="float">
            <text:p>-0.181424015393588</text:p>
          </table:table-cell>
          <table:table-cell office:value-type="float" office:value="-0.172490712880636" calcext:value-type="float">
            <text:p>-0.172490712880636</text:p>
          </table:table-cell>
          <table:table-cell office:value-type="float" office:value="-0.173476803044817" calcext:value-type="float">
            <text:p>-0.173476803044817</text:p>
          </table:table-cell>
          <table:table-cell office:value-type="float" office:value="-0.178272171298172" calcext:value-type="float">
            <text:p>-0.178272171298172</text:p>
          </table:table-cell>
          <table:table-cell office:value-type="float" office:value="-0.20185908008779" calcext:value-type="float">
            <text:p>-0.20185908008779</text:p>
          </table:table-cell>
          <table:table-cell office:value-type="float" office:value="-0.217873432000317" calcext:value-type="float">
            <text:p>-0.217873432000317</text:p>
          </table:table-cell>
          <table:table-cell office:value-type="float" office:value="-0.214554044401033" calcext:value-type="float">
            <text:p>-0.214554044401033</text:p>
          </table:table-cell>
          <table:table-cell office:value-type="float" office:value="-0.169411368613928" calcext:value-type="float">
            <text:p>-0.169411368613928</text:p>
          </table:table-cell>
          <table:table-cell office:value-type="float" office:value="-0.169227244036592" calcext:value-type="float">
            <text:p>-0.169227244036592</text:p>
          </table:table-cell>
          <table:table-cell office:value-type="float" office:value="-0.173670846612213" calcext:value-type="float">
            <text:p>-0.173670846612213</text:p>
          </table:table-cell>
          <table:table-cell office:value-type="float" office:value="-0.178606761032358" calcext:value-type="float">
            <text:p>-0.178606761032358</text:p>
          </table:table-cell>
          <table:table-cell office:value-type="float" office:value="-0.184862712905557" calcext:value-type="float">
            <text:p>-0.184862712905557</text:p>
          </table:table-cell>
          <table:table-cell office:value-type="float" office:value="-0.190529432806641" calcext:value-type="float">
            <text:p>-0.190529432806641</text:p>
          </table:table-cell>
          <table:table-cell office:value-type="float" office:value="-0.201236351233313" calcext:value-type="float">
            <text:p>-0.201236351233313</text:p>
          </table:table-cell>
          <table:table-cell office:value-type="float" office:value="-0.206258784374126" calcext:value-type="float">
            <text:p>-0.206258784374126</text:p>
          </table:table-cell>
          <table:table-cell office:value-type="float" office:value="-0.204751627450757" calcext:value-type="float">
            <text:p>-0.204751627450757</text:p>
          </table:table-cell>
          <table:table-cell office:value-type="float" office:value="-0.207774071892104" calcext:value-type="float">
            <text:p>-0.207774071892104</text:p>
          </table:table-cell>
          <table:table-cell office:value-type="float" office:value="-0.188599120503033" calcext:value-type="float">
            <text:p>-0.188599120503033</text:p>
          </table:table-cell>
          <table:table-cell office:value-type="float" office:value="-0.177322237025825" calcext:value-type="float">
            <text:p>-0.177322237025825</text:p>
          </table:table-cell>
          <table:table-cell office:value-type="float" office:value="-0.169359740368921" calcext:value-type="float">
            <text:p>-0.169359740368921</text:p>
          </table:table-cell>
          <table:table-cell office:value-type="float" office:value="-0.178230844951293" calcext:value-type="float">
            <text:p>-0.178230844951293</text:p>
          </table:table-cell>
          <table:table-cell office:value-type="float" office:value="-0.185843136160205" calcext:value-type="float">
            <text:p>-0.185843136160205</text:p>
          </table:table-cell>
          <table:table-cell office:value-type="float" office:value="-0.196174235193731" calcext:value-type="float">
            <text:p>-0.196174235193731</text:p>
          </table:table-cell>
          <table:table-cell office:value-type="float" office:value="-0.206369597641242" calcext:value-type="float">
            <text:p>-0.206369597641242</text:p>
          </table:table-cell>
          <table:table-cell office:value-type="float" office:value="-0.208602564675997" calcext:value-type="float">
            <text:p>-0.208602564675997</text:p>
          </table:table-cell>
          <table:table-cell office:value-type="float" office:value="-0.207336603996879" calcext:value-type="float">
            <text:p>-0.207336603996879</text:p>
          </table:table-cell>
          <table:table-cell office:value-type="float" office:value="-0.19631783308682" calcext:value-type="float">
            <text:p>-0.19631783308682</text:p>
          </table:table-cell>
          <table:table-cell office:value-type="float" office:value="-0.182747094979709" calcext:value-type="float">
            <text:p>-0.182747094979709</text:p>
          </table:table-cell>
          <table:table-cell office:value-type="float" office:value="-0.166590070097558" calcext:value-type="float">
            <text:p>-0.166590070097558</text:p>
          </table:table-cell>
          <table:table-cell office:value-type="float" office:value="-0.167661506885144" calcext:value-type="float">
            <text:p>-0.167661506885144</text:p>
          </table:table-cell>
          <table:table-cell office:value-type="float" office:value="-0.181101455988626" calcext:value-type="float">
            <text:p>-0.181101455988626</text:p>
          </table:table-cell>
          <table:table-cell office:value-type="float" office:value="-0.186083311546445" calcext:value-type="float">
            <text:p>-0.186083311546445</text:p>
          </table:table-cell>
          <table:table-cell office:value-type="float" office:value="-0.197488177072543" calcext:value-type="float">
            <text:p>-0.197488177072543</text:p>
          </table:table-cell>
          <table:table-cell office:value-type="float" office:value="-0.204164823936442" calcext:value-type="float">
            <text:p>-0.204164823936442</text:p>
          </table:table-cell>
          <table:table-cell office:value-type="float" office:value="-0.205426808830688" calcext:value-type="float">
            <text:p>-0.205426808830688</text:p>
          </table:table-cell>
          <table:table-cell office:value-type="float" office:value="-0.210218629578115" calcext:value-type="float">
            <text:p>-0.210218629578115</text:p>
          </table:table-cell>
          <table:table-cell office:value-type="float" office:value="-0.16680799798323" calcext:value-type="float">
            <text:p>-0.16680799798323</text:p>
          </table:table-cell>
          <table:table-cell office:value-type="float" office:value="-0.158573153382976" calcext:value-type="float">
            <text:p>-0.158573153382976</text:p>
          </table:table-cell>
          <table:table-cell office:value-type="float" office:value="-0.163907024165281" calcext:value-type="float">
            <text:p>-0.163907024165281</text:p>
          </table:table-cell>
          <table:table-cell office:value-type="float" office:value="-0.167577149649331" calcext:value-type="float">
            <text:p>-0.167577149649331</text:p>
          </table:table-cell>
          <table:table-cell office:value-type="float" office:value="-0.180089059733935" calcext:value-type="float">
            <text:p>-0.180089059733935</text:p>
          </table:table-cell>
          <table:table-cell office:value-type="float" office:value="-0.192388048569452" calcext:value-type="float">
            <text:p>-0.192388048569452</text:p>
          </table:table-cell>
          <table:table-cell office:value-type="float" office:value="-0.196658577431044" calcext:value-type="float">
            <text:p>-0.196658577431044</text:p>
          </table:table-cell>
          <table:table-cell office:value-type="float" office:value="-0.198809173382096" calcext:value-type="float">
            <text:p>-0.198809173382096</text:p>
          </table:table-cell>
          <table:table-cell office:value-type="float" office:value="-0.161487880935983" calcext:value-type="float">
            <text:p>-0.161487880935983</text:p>
          </table:table-cell>
          <table:table-cell office:value-type="float" office:value="-0.151316296036443" calcext:value-type="float">
            <text:p>-0.151316296036443</text:p>
          </table:table-cell>
          <table:table-cell office:value-type="float" office:value="-0.155177596603996" calcext:value-type="float">
            <text:p>-0.155177596603996</text:p>
          </table:table-cell>
          <table:table-cell office:value-type="float" office:value="-0.160323055593679" calcext:value-type="float">
            <text:p>-0.160323055593679</text:p>
          </table:table-cell>
          <table:table-cell office:value-type="float" office:value="-0.188208598831461" calcext:value-type="float">
            <text:p>-0.188208598831461</text:p>
          </table:table-cell>
          <table:table-cell office:value-type="float" office:value="-0.195215623889111" calcext:value-type="float">
            <text:p>-0.195215623889111</text:p>
          </table:table-cell>
          <table:table-cell office:value-type="float" office:value="-0.198750766312924" calcext:value-type="float">
            <text:p>-0.198750766312924</text:p>
          </table:table-cell>
          <table:table-cell office:value-type="float" office:value="-0.19638501456916" calcext:value-type="float">
            <text:p>-0.19638501456916</text:p>
          </table:table-cell>
          <table:table-cell office:value-type="float" office:value="-0.169138203788344" calcext:value-type="float">
            <text:p>-0.169138203788344</text:p>
          </table:table-cell>
          <table:table-cell office:value-type="float" office:value="-0.151103255138411" calcext:value-type="float">
            <text:p>-0.151103255138411</text:p>
          </table:table-cell>
          <table:table-cell office:value-type="float" office:value="-0.155920178190098" calcext:value-type="float">
            <text:p>-0.155920178190098</text:p>
          </table:table-cell>
          <table:table-cell office:value-type="float" office:value="-0.159469037884315" calcext:value-type="float">
            <text:p>-0.159469037884315</text:p>
          </table:table-cell>
          <table:table-cell office:value-type="float" office:value="-0.168220918310056" calcext:value-type="float">
            <text:p>-0.168220918310056</text:p>
          </table:table-cell>
          <table:table-cell office:value-type="float" office:value="-0.174295087670627" calcext:value-type="float">
            <text:p>-0.174295087670627</text:p>
          </table:table-cell>
          <table:table-cell office:value-type="float" office:value="-0.186258384702982" calcext:value-type="float">
            <text:p>-0.186258384702982</text:p>
          </table:table-cell>
          <table:table-cell office:value-type="float" office:value="-0.193821117885791" calcext:value-type="float">
            <text:p>-0.193821117885791</text:p>
          </table:table-cell>
          <table:table-cell office:value-type="float" office:value="-0.200361440169885" calcext:value-type="float">
            <text:p>-0.200361440169885</text:p>
          </table:table-cell>
          <table:table-cell office:value-type="float" office:value="-0.19293586078601" calcext:value-type="float">
            <text:p>-0.19293586078601</text:p>
          </table:table-cell>
          <table:table-cell office:value-type="float" office:value="-0.186020714450891" calcext:value-type="float">
            <text:p>-0.186020714450891</text:p>
          </table:table-cell>
          <table:table-cell office:value-type="float" office:value="-0.154443136356844" calcext:value-type="float">
            <text:p>-0.154443136356844</text:p>
          </table:table-cell>
          <table:table-cell office:value-type="float" office:value="-0.155946693820755" calcext:value-type="float">
            <text:p>-0.155946693820755</text:p>
          </table:table-cell>
          <table:table-cell office:value-type="float" office:value="-0.168710833896168" calcext:value-type="float">
            <text:p>-0.168710833896168</text:p>
          </table:table-cell>
          <table:table-cell office:value-type="float" office:value="-0.183678422119843" calcext:value-type="float">
            <text:p>-0.183678422119843</text:p>
          </table:table-cell>
          <table:table-cell office:value-type="float" office:value="-0.198711816351236" calcext:value-type="float">
            <text:p>-0.198711816351236</text:p>
          </table:table-cell>
          <table:table-cell office:value-type="float" office:value="-0.202997782548734" calcext:value-type="float">
            <text:p>-0.202997782548734</text:p>
          </table:table-cell>
          <table:table-cell office:value-type="float" office:value="-0.200823316041657" calcext:value-type="float">
            <text:p>-0.200823316041657</text:p>
          </table:table-cell>
          <table:table-cell office:value-type="float" office:value="-0.178420141430863" calcext:value-type="float">
            <text:p>-0.178420141430863</text:p>
          </table:table-cell>
          <table:table-cell office:value-type="float" office:value="-0.161901649867692" calcext:value-type="float">
            <text:p>-0.161901649867692</text:p>
          </table:table-cell>
          <table:table-cell office:value-type="float" office:value="-0.15753968108185" calcext:value-type="float">
            <text:p>-0.15753968108185</text:p>
          </table:table-cell>
          <table:table-cell office:value-type="float" office:value="-0.160449710092565" calcext:value-type="float">
            <text:p>-0.160449710092565</text:p>
          </table:table-cell>
          <table:table-cell office:value-type="float" office:value="-0.171338403667677" calcext:value-type="float">
            <text:p>-0.171338403667677</text:p>
          </table:table-cell>
          <table:table-cell office:value-type="float" office:value="-0.178977960418877" calcext:value-type="float">
            <text:p>-0.178977960418877</text:p>
          </table:table-cell>
          <table:table-cell office:value-type="float" office:value="-0.182896598431251" calcext:value-type="float">
            <text:p>-0.182896598431251</text:p>
          </table:table-cell>
          <table:table-cell office:value-type="float" office:value="-0.189497428932716" calcext:value-type="float">
            <text:p>-0.189497428932716</text:p>
          </table:table-cell>
          <table:table-cell office:value-type="float" office:value="-0.191964026604322" calcext:value-type="float">
            <text:p>-0.191964026604322</text:p>
          </table:table-cell>
          <table:table-cell office:value-type="float" office:value="-0.192773532781044" calcext:value-type="float">
            <text:p>-0.192773532781044</text:p>
          </table:table-cell>
          <table:table-cell office:value-type="float" office:value="-0.191841772992998" calcext:value-type="float">
            <text:p>-0.191841772992998</text:p>
          </table:table-cell>
          <table:table-cell office:value-type="float" office:value="-0.148941262337617" calcext:value-type="float">
            <text:p>-0.148941262337617</text:p>
          </table:table-cell>
          <table:table-cell office:value-type="float" office:value="-0.153398299565285" calcext:value-type="float">
            <text:p>-0.153398299565285</text:p>
          </table:table-cell>
          <table:table-cell office:value-type="float" office:value="-0.164792158059479" calcext:value-type="float">
            <text:p>-0.164792158059479</text:p>
          </table:table-cell>
          <table:table-cell office:value-type="float" office:value="-0.171518609059225" calcext:value-type="float">
            <text:p>-0.171518609059225</text:p>
          </table:table-cell>
          <table:table-cell office:value-type="float" office:value="-0.186558303935232" calcext:value-type="float">
            <text:p>-0.186558303935232</text:p>
          </table:table-cell>
          <table:table-cell office:value-type="float" office:value="-0.185356037439862" calcext:value-type="float">
            <text:p>-0.185356037439862</text:p>
          </table:table-cell>
          <table:table-cell office:value-type="float" office:value="-0.141225330178181" calcext:value-type="float">
            <text:p>-0.141225330178181</text:p>
          </table:table-cell>
          <table:table-cell office:value-type="float" office:value="-0.142233650425118" calcext:value-type="float">
            <text:p>-0.142233650425118</text:p>
          </table:table-cell>
          <table:table-cell office:value-type="float" office:value="-0.155585441851133" calcext:value-type="float">
            <text:p>-0.155585441851133</text:p>
          </table:table-cell>
          <table:table-cell office:value-type="float" office:value="-0.17063382828052" calcext:value-type="float">
            <text:p>-0.17063382828052</text:p>
          </table:table-cell>
          <table:table-cell office:value-type="float" office:value="-0.187054002685533" calcext:value-type="float">
            <text:p>-0.187054002685533</text:p>
          </table:table-cell>
          <table:table-cell office:value-type="float" office:value="-0.192145992835006" calcext:value-type="float">
            <text:p>-0.192145992835006</text:p>
          </table:table-cell>
          <table:table-cell office:value-type="float" office:value="-0.188550770331915" calcext:value-type="float">
            <text:p>-0.188550770331915</text:p>
          </table:table-cell>
          <table:table-cell office:value-type="float" office:value="-0.136754287683233" calcext:value-type="float">
            <text:p>-0.136754287683233</text:p>
          </table:table-cell>
          <table:table-cell office:value-type="float" office:value="-0.133472982994111" calcext:value-type="float">
            <text:p>-0.133472982994111</text:p>
          </table:table-cell>
          <table:table-cell office:value-type="float" office:value="-0.136145981365456" calcext:value-type="float">
            <text:p>-0.136145981365456</text:p>
          </table:table-cell>
          <table:table-cell office:value-type="float" office:value="-0.141909959431879" calcext:value-type="float">
            <text:p>-0.141909959431879</text:p>
          </table:table-cell>
          <table:table-cell office:value-type="float" office:value="-0.148869964368555" calcext:value-type="float">
            <text:p>-0.148869964368555</text:p>
          </table:table-cell>
          <table:table-cell office:value-type="float" office:value="-0.165470256413894" calcext:value-type="float">
            <text:p>-0.165470256413894</text:p>
          </table:table-cell>
          <table:table-cell office:value-type="float" office:value="-0.182303417226174" calcext:value-type="float">
            <text:p>-0.182303417226174</text:p>
          </table:table-cell>
          <table:table-cell office:value-type="float" office:value="-0.181908736562964" calcext:value-type="float">
            <text:p>-0.181908736562964</text:p>
          </table:table-cell>
          <table:table-cell office:value-type="float" office:value="-0.135661065299092" calcext:value-type="float">
            <text:p>-0.135661065299092</text:p>
          </table:table-cell>
          <table:table-cell office:value-type="float" office:value="-0.132320264448444" calcext:value-type="float">
            <text:p>-0.132320264448444</text:p>
          </table:table-cell>
          <table:table-cell office:value-type="float" office:value="-0.144062142714547" calcext:value-type="float">
            <text:p>-0.144062142714547</text:p>
          </table:table-cell>
          <table:table-cell office:value-type="float" office:value="-0.17961146505096" calcext:value-type="float">
            <text:p>-0.17961146505096</text:p>
          </table:table-cell>
          <table:table-cell office:value-type="float" office:value="-0.177594939919317" calcext:value-type="float">
            <text:p>-0.177594939919317</text:p>
          </table:table-cell>
          <table:table-cell office:value-type="float" office:value="-0.176605478072455" calcext:value-type="float">
            <text:p>-0.176605478072455</text:p>
          </table:table-cell>
          <table:table-cell office:value-type="float" office:value="-0.176868419527152" calcext:value-type="float">
            <text:p>-0.176868419527152</text:p>
          </table:table-cell>
          <table:table-cell office:value-type="float" office:value="-0.126902607884173" calcext:value-type="float">
            <text:p>-0.126902607884173</text:p>
          </table:table-cell>
          <table:table-cell office:value-type="float" office:value="-0.128750581160358" calcext:value-type="float">
            <text:p>-0.128750581160358</text:p>
          </table:table-cell>
          <table:table-cell office:value-type="float" office:value="-0.131959915227025" calcext:value-type="float">
            <text:p>-0.131959915227025</text:p>
          </table:table-cell>
          <table:table-cell office:value-type="float" office:value="-0.140015540323201" calcext:value-type="float">
            <text:p>-0.140015540323201</text:p>
          </table:table-cell>
          <table:table-cell office:value-type="float" office:value="-0.144537368553547" calcext:value-type="float">
            <text:p>-0.144537368553547</text:p>
          </table:table-cell>
          <table:table-cell office:value-type="float" office:value="-0.158096234402723" calcext:value-type="float">
            <text:p>-0.158096234402723</text:p>
          </table:table-cell>
          <table:table-cell office:value-type="float" office:value="-0.165021265266762" calcext:value-type="float">
            <text:p>-0.165021265266762</text:p>
          </table:table-cell>
          <table:table-cell office:value-type="float" office:value="-0.161929201313147" calcext:value-type="float">
            <text:p>-0.161929201313147</text:p>
          </table:table-cell>
          <table:table-cell office:value-type="float" office:value="-0.162509692839708" calcext:value-type="float">
            <text:p>-0.162509692839708</text:p>
          </table:table-cell>
          <table:table-cell office:value-type="float" office:value="-0.162035050402176" calcext:value-type="float">
            <text:p>-0.162035050402176</text:p>
          </table:table-cell>
          <table:table-cell office:value-type="float" office:value="-0.134860477853085" calcext:value-type="float">
            <text:p>-0.134860477853085</text:p>
          </table:table-cell>
          <table:table-cell office:value-type="float" office:value="-0.12358218628749" calcext:value-type="float">
            <text:p>-0.12358218628749</text:p>
          </table:table-cell>
          <table:table-cell office:value-type="float" office:value="-0.120828659684335" calcext:value-type="float">
            <text:p>-0.120828659684335</text:p>
          </table:table-cell>
          <table:table-cell office:value-type="float" office:value="-0.120934773916613" calcext:value-type="float">
            <text:p>-0.120934773916613</text:p>
          </table:table-cell>
          <table:table-cell office:value-type="float" office:value="-0.126942385279456" calcext:value-type="float">
            <text:p>-0.126942385279456</text:p>
          </table:table-cell>
          <table:table-cell office:value-type="float" office:value="-0.142138421930894" calcext:value-type="float">
            <text:p>-0.142138421930894</text:p>
          </table:table-cell>
          <table:table-cell office:value-type="float" office:value="-0.156486588091547" calcext:value-type="float">
            <text:p>-0.156486588091547</text:p>
          </table:table-cell>
          <table:table-cell office:value-type="float" office:value="-0.162967198938536" calcext:value-type="float">
            <text:p>-0.162967198938536</text:p>
          </table:table-cell>
          <table:table-cell office:value-type="float" office:value="-0.162808706423872" calcext:value-type="float">
            <text:p>-0.162808706423872</text:p>
          </table:table-cell>
          <table:table-cell office:value-type="float" office:value="-0.1280370446052" calcext:value-type="float">
            <text:p>-0.1280370446052</text:p>
          </table:table-cell>
          <table:table-cell office:value-type="float" office:value="-0.12427980255683" calcext:value-type="float">
            <text:p>-0.12427980255683</text:p>
          </table:table-cell>
          <table:table-cell office:value-type="float" office:value="-0.129596362045288" calcext:value-type="float">
            <text:p>-0.129596362045288</text:p>
          </table:table-cell>
          <table:table-cell office:value-type="float" office:value="-0.139907151585643" calcext:value-type="float">
            <text:p>-0.139907151585643</text:p>
          </table:table-cell>
          <table:table-cell office:value-type="float" office:value="-0.143297319426473" calcext:value-type="float">
            <text:p>-0.143297319426473</text:p>
          </table:table-cell>
          <table:table-cell office:value-type="float" office:value="-0.158884374593794" calcext:value-type="float">
            <text:p>-0.158884374593794</text:p>
          </table:table-cell>
          <table:table-cell office:value-type="float" office:value="-0.157883832235974" calcext:value-type="float">
            <text:p>-0.157883832235974</text:p>
          </table:table-cell>
          <table:table-cell office:value-type="float" office:value="-0.139951724347068" calcext:value-type="float">
            <text:p>-0.139951724347068</text:p>
          </table:table-cell>
          <table:table-cell office:value-type="float" office:value="-0.133873833143249" calcext:value-type="float">
            <text:p>-0.133873833143249</text:p>
          </table:table-cell>
          <table:table-cell office:value-type="float" office:value="-0.128739319108542" calcext:value-type="float">
            <text:p>-0.128739319108542</text:p>
          </table:table-cell>
          <table:table-cell office:value-type="float" office:value="-0.134762027619088" calcext:value-type="float">
            <text:p>-0.134762027619088</text:p>
          </table:table-cell>
          <table:table-cell office:value-type="float" office:value="-0.150584830289565" calcext:value-type="float">
            <text:p>-0.150584830289565</text:p>
          </table:table-cell>
          <table:table-cell office:value-type="float" office:value="-0.163111870341138" calcext:value-type="float">
            <text:p>-0.163111870341138</text:p>
          </table:table-cell>
          <table:table-cell office:value-type="float" office:value="-0.172148642072055" calcext:value-type="float">
            <text:p>-0.172148642072055</text:p>
          </table:table-cell>
          <table:table-cell office:value-type="float" office:value="-0.170635932027877" calcext:value-type="float">
            <text:p>-0.170635932027877</text:p>
          </table:table-cell>
          <table:table-cell office:value-type="float" office:value="-0.141591634128297" calcext:value-type="float">
            <text:p>-0.141591634128297</text:p>
          </table:table-cell>
          <table:table-cell office:value-type="float" office:value="-0.140689068426834" calcext:value-type="float">
            <text:p>-0.140689068426834</text:p>
          </table:table-cell>
          <table:table-cell office:value-type="float" office:value="-0.190972280307884" calcext:value-type="float">
            <text:p>-0.190972280307884</text:p>
          </table:table-cell>
          <table:table-cell office:value-type="float" office:value="-0.189433292765961" calcext:value-type="float">
            <text:p>-0.189433292765961</text:p>
          </table:table-cell>
          <table:table-cell office:value-type="float" office:value="-0.142707418404819" calcext:value-type="float">
            <text:p>-0.142707418404819</text:p>
          </table:table-cell>
          <table:table-cell office:value-type="float" office:value="-0.15289614759662" calcext:value-type="float">
            <text:p>-0.15289614759662</text:p>
          </table:table-cell>
          <table:table-cell office:value-type="float" office:value="-0.206651897891336" calcext:value-type="float">
            <text:p>-0.206651897891336</text:p>
          </table:table-cell>
          <table:table-cell office:value-type="float" office:value="-0.210342564638737" calcext:value-type="float">
            <text:p>-0.210342564638737</text:p>
          </table:table-cell>
          <table:table-cell office:value-type="float" office:value="-0.178948796854042" calcext:value-type="float">
            <text:p>-0.178948796854042</text:p>
          </table:table-cell>
          <table:table-cell office:value-type="float" office:value="-0.160404895055002" calcext:value-type="float">
            <text:p>-0.160404895055002</text:p>
          </table:table-cell>
          <table:table-cell office:value-type="float" office:value="-0.159259987148441" calcext:value-type="float">
            <text:p>-0.159259987148441</text:p>
          </table:table-cell>
          <table:table-cell office:value-type="float" office:value="-0.187441607027285" calcext:value-type="float">
            <text:p>-0.187441607027285</text:p>
          </table:table-cell>
          <table:table-cell office:value-type="float" office:value="-0.200469715327126" calcext:value-type="float">
            <text:p>-0.200469715327126</text:p>
          </table:table-cell>
          <table:table-cell office:value-type="float" office:value="-0.200252361959712" calcext:value-type="float">
            <text:p>-0.200252361959712</text:p>
          </table:table-cell>
          <table:table-cell office:value-type="float" office:value="-0.200696869394426" calcext:value-type="float">
            <text:p>-0.200696869394426</text:p>
          </table:table-cell>
          <table:table-cell office:value-type="float" office:value="-0.200823893648084" calcext:value-type="float">
            <text:p>-0.200823893648084</text:p>
          </table:table-cell>
          <table:table-cell office:value-type="float" office:value="-0.196571979175627" calcext:value-type="float">
            <text:p>-0.196571979175627</text:p>
          </table:table-cell>
          <table:table-cell office:value-type="float" office:value="-0.182877746416082" calcext:value-type="float">
            <text:p>-0.182877746416082</text:p>
          </table:table-cell>
          <table:table-cell office:value-type="float" office:value="-0.179637348841987" calcext:value-type="float">
            <text:p>-0.179637348841987</text:p>
          </table:table-cell>
          <table:table-cell office:value-type="float" office:value="-0.167839623828981" calcext:value-type="float">
            <text:p>-0.167839623828981</text:p>
          </table:table-cell>
          <table:table-cell office:value-type="float" office:value="-0.170401398654347" calcext:value-type="float">
            <text:p>-0.170401398654347</text:p>
          </table:table-cell>
          <table:table-cell office:value-type="float" office:value="-0.180646932942897" calcext:value-type="float">
            <text:p>-0.180646932942897</text:p>
          </table:table-cell>
          <table:table-cell office:value-type="float" office:value="-0.192078088211801" calcext:value-type="float">
            <text:p>-0.192078088211801</text:p>
          </table:table-cell>
          <table:table-cell office:value-type="float" office:value="-0.201927987725762" calcext:value-type="float">
            <text:p>-0.201927987725762</text:p>
          </table:table-cell>
          <table:table-cell office:value-type="float" office:value="-0.202500956842528" calcext:value-type="float">
            <text:p>-0.202500956842528</text:p>
          </table:table-cell>
          <table:table-cell office:value-type="float" office:value="-0.200572147308325" calcext:value-type="float">
            <text:p>-0.200572147308325</text:p>
          </table:table-cell>
          <table:table-cell office:value-type="float" office:value="-0.18223289556305" calcext:value-type="float">
            <text:p>-0.18223289556305</text:p>
          </table:table-cell>
          <table:table-cell office:value-type="float" office:value="-0.169173613876236" calcext:value-type="float">
            <text:p>-0.169173613876236</text:p>
          </table:table-cell>
          <table:table-cell office:value-type="float" office:value="-0.165145179482446" calcext:value-type="float">
            <text:p>-0.165145179482446</text:p>
          </table:table-cell>
          <table:table-cell office:value-type="float" office:value="-0.170587906297953" calcext:value-type="float">
            <text:p>-0.170587906297953</text:p>
          </table:table-cell>
          <table:table-cell office:value-type="float" office:value="-0.197647734226802" calcext:value-type="float">
            <text:p>-0.197647734226802</text:p>
          </table:table-cell>
          <table:table-cell office:value-type="float" office:value="-0.20913787001839" calcext:value-type="float">
            <text:p>-0.20913787001839</text:p>
          </table:table-cell>
          <table:table-cell office:value-type="float" office:value="-0.207991133829473" calcext:value-type="float">
            <text:p>-0.207991133829473</text:p>
          </table:table-cell>
          <table:table-cell office:value-type="float" office:value="-0.207433013973799" calcext:value-type="float">
            <text:p>-0.207433013973799</text:p>
          </table:table-cell>
          <table:table-cell office:value-type="float" office:value="-0.208250418305116" calcext:value-type="float">
            <text:p>-0.208250418305116</text:p>
          </table:table-cell>
          <table:table-cell office:value-type="float" office:value="-0.171809473114161" calcext:value-type="float">
            <text:p>-0.171809473114161</text:p>
          </table:table-cell>
          <table:table-cell office:value-type="float" office:value="-0.16854942337853" calcext:value-type="float">
            <text:p>-0.16854942337853</text:p>
          </table:table-cell>
          <table:table-cell office:value-type="float" office:value="-0.195484422132809" calcext:value-type="float">
            <text:p>-0.195484422132809</text:p>
          </table:table-cell>
          <table:table-cell office:value-type="float" office:value="-0.20910740365234" calcext:value-type="float">
            <text:p>-0.20910740365234</text:p>
          </table:table-cell>
          <table:table-cell office:value-type="float" office:value="-0.211372641314943" calcext:value-type="float">
            <text:p>-0.211372641314943</text:p>
          </table:table-cell>
          <table:table-cell office:value-type="float" office:value="-0.209150331237988" calcext:value-type="float">
            <text:p>-0.209150331237988</text:p>
          </table:table-cell>
          <table:table-cell office:value-type="float" office:value="-0.159857816930831" calcext:value-type="float">
            <text:p>-0.159857816930831</text:p>
          </table:table-cell>
          <table:table-cell office:value-type="float" office:value="-0.164848728982837" calcext:value-type="float">
            <text:p>-0.164848728982837</text:p>
          </table:table-cell>
          <table:table-cell office:value-type="float" office:value="-0.171251890031923" calcext:value-type="float">
            <text:p>-0.171251890031923</text:p>
          </table:table-cell>
          <table:table-cell office:value-type="float" office:value="-0.185430802529197" calcext:value-type="float">
            <text:p>-0.185430802529197</text:p>
          </table:table-cell>
          <table:table-cell office:value-type="float" office:value="-0.191525826647414" calcext:value-type="float">
            <text:p>-0.191525826647414</text:p>
          </table:table-cell>
          <table:table-cell office:value-type="float" office:value="-0.189612382399697" calcext:value-type="float">
            <text:p>-0.189612382399697</text:p>
          </table:table-cell>
          <table:table-cell office:value-type="float" office:value="-0.170744078217243" calcext:value-type="float">
            <text:p>-0.170744078217243</text:p>
          </table:table-cell>
          <table:table-cell office:value-type="float" office:value="-0.166411282187528" calcext:value-type="float">
            <text:p>-0.166411282187528</text:p>
          </table:table-cell>
          <table:table-cell office:value-type="float" office:value="-0.156442700409228" calcext:value-type="float">
            <text:p>-0.156442700409228</text:p>
          </table:table-cell>
          <table:table-cell office:value-type="float" office:value="-0.160084548117666" calcext:value-type="float">
            <text:p>-0.160084548117666</text:p>
          </table:table-cell>
          <table:table-cell office:value-type="float" office:value="-0.163552003988498" calcext:value-type="float">
            <text:p>-0.163552003988498</text:p>
          </table:table-cell>
          <table:table-cell office:value-type="float" office:value="-0.196422683477088" calcext:value-type="float">
            <text:p>-0.196422683477088</text:p>
          </table:table-cell>
          <table:table-cell office:value-type="float" office:value="-0.199695834053472" calcext:value-type="float">
            <text:p>-0.199695834053472</text:p>
          </table:table-cell>
          <table:table-cell office:value-type="float" office:value="-0.156897426657003" calcext:value-type="float">
            <text:p>-0.156897426657003</text:p>
          </table:table-cell>
          <table:table-cell office:value-type="float" office:value="-0.153573577131144" calcext:value-type="float">
            <text:p>-0.153573577131144</text:p>
          </table:table-cell>
          <table:table-cell office:value-type="float" office:value="-0.165942968425178" calcext:value-type="float">
            <text:p>-0.165942968425178</text:p>
          </table:table-cell>
          <table:table-cell office:value-type="float" office:value="-0.179791937087592" calcext:value-type="float">
            <text:p>-0.179791937087592</text:p>
          </table:table-cell>
          <table:table-cell office:value-type="float" office:value="-0.195659056463704" calcext:value-type="float">
            <text:p>-0.195659056463704</text:p>
          </table:table-cell>
          <table:table-cell office:value-type="float" office:value="-0.198832982148457" calcext:value-type="float">
            <text:p>-0.198832982148457</text:p>
          </table:table-cell>
          <table:table-cell office:value-type="float" office:value="-0.173935092202058" calcext:value-type="float">
            <text:p>-0.173935092202058</text:p>
          </table:table-cell>
          <table:table-cell office:value-type="float" office:value="-0.154805571562916" calcext:value-type="float">
            <text:p>-0.154805571562916</text:p>
          </table:table-cell>
          <table:table-cell office:value-type="float" office:value="-0.163609506097486" calcext:value-type="float">
            <text:p>-0.163609506097486</text:p>
          </table:table-cell>
          <table:table-cell office:value-type="float" office:value="-0.177042307807045" calcext:value-type="float">
            <text:p>-0.177042307807045</text:p>
          </table:table-cell>
          <table:table-cell office:value-type="float" office:value="-0.201693662329211" calcext:value-type="float">
            <text:p>-0.201693662329211</text:p>
          </table:table-cell>
          <table:table-cell office:value-type="float" office:value="-0.200769744779451" calcext:value-type="float">
            <text:p>-0.200769744779451</text:p>
          </table:table-cell>
          <table:table-cell office:value-type="float" office:value="-0.202217926241697" calcext:value-type="float">
            <text:p>-0.202217926241697</text:p>
          </table:table-cell>
          <table:table-cell office:value-type="float" office:value="-0.171821335197998" calcext:value-type="float">
            <text:p>-0.171821335197998</text:p>
          </table:table-cell>
          <table:table-cell office:value-type="float" office:value="-0.165421955625137" calcext:value-type="float">
            <text:p>-0.165421955625137</text:p>
          </table:table-cell>
          <table:table-cell office:value-type="float" office:value="-0.157029142018726" calcext:value-type="float">
            <text:p>-0.157029142018726</text:p>
          </table:table-cell>
          <table:table-cell office:value-type="float" office:value="-0.159730373734269" calcext:value-type="float">
            <text:p>-0.159730373734269</text:p>
          </table:table-cell>
          <table:table-cell office:value-type="float" office:value="-0.206130173417285" calcext:value-type="float">
            <text:p>-0.206130173417285</text:p>
          </table:table-cell>
          <table:table-cell office:value-type="float" office:value="-0.208919522839174" calcext:value-type="float">
            <text:p>-0.208919522839174</text:p>
          </table:table-cell>
          <table:table-cell office:value-type="float" office:value="-0.176673703998157" calcext:value-type="float">
            <text:p>-0.176673703998157</text:p>
          </table:table-cell>
          <table:table-cell office:value-type="float" office:value="-0.159944519684804" calcext:value-type="float">
            <text:p>-0.159944519684804</text:p>
          </table:table-cell>
          <table:table-cell office:value-type="float" office:value="-0.167093384425139" calcext:value-type="float">
            <text:p>-0.167093384425139</text:p>
          </table:table-cell>
          <table:table-cell office:value-type="float" office:value="-0.210310179127306" calcext:value-type="float">
            <text:p>-0.210310179127306</text:p>
          </table:table-cell>
          <table:table-cell office:value-type="float" office:value="-0.211621502289241" calcext:value-type="float">
            <text:p>-0.211621502289241</text:p>
          </table:table-cell>
          <table:table-cell office:value-type="float" office:value="-0.162072171275043" calcext:value-type="float">
            <text:p>-0.162072171275043</text:p>
          </table:table-cell>
          <table:table-cell office:value-type="float" office:value="-0.155890791896502" calcext:value-type="float">
            <text:p>-0.155890791896502</text:p>
          </table:table-cell>
          <table:table-cell office:value-type="float" office:value="-0.156586041744457" calcext:value-type="float">
            <text:p>-0.156586041744457</text:p>
          </table:table-cell>
          <table:table-cell office:value-type="float" office:value="-0.162678180083971" calcext:value-type="float">
            <text:p>-0.162678180083971</text:p>
          </table:table-cell>
          <table:table-cell office:value-type="float" office:value="-0.184705272820946" calcext:value-type="float">
            <text:p>-0.184705272820946</text:p>
          </table:table-cell>
          <table:table-cell office:value-type="float" office:value="-0.190083502599496" calcext:value-type="float">
            <text:p>-0.190083502599496</text:p>
          </table:table-cell>
          <table:table-cell office:value-type="float" office:value="-0.199695101182212" calcext:value-type="float">
            <text:p>-0.199695101182212</text:p>
          </table:table-cell>
          <table:table-cell office:value-type="float" office:value="-0.198760218651483" calcext:value-type="float">
            <text:p>-0.198760218651483</text:p>
          </table:table-cell>
          <table:table-cell office:value-type="float" office:value="-0.161734892140785" calcext:value-type="float">
            <text:p>-0.161734892140785</text:p>
          </table:table-cell>
          <table:table-cell office:value-type="float" office:value="-0.153580154478027" calcext:value-type="float">
            <text:p>-0.153580154478027</text:p>
          </table:table-cell>
          <table:table-cell office:value-type="float" office:value="-0.152864699901501" calcext:value-type="float">
            <text:p>-0.152864699901501</text:p>
          </table:table-cell>
          <table:table-cell office:value-type="float" office:value="-0.157179101586654" calcext:value-type="float">
            <text:p>-0.157179101586654</text:p>
          </table:table-cell>
          <table:table-cell office:value-type="float" office:value="-0.164111683115756" calcext:value-type="float">
            <text:p>-0.164111683115756</text:p>
          </table:table-cell>
          <table:table-cell office:value-type="float" office:value="-0.169921976483747" calcext:value-type="float">
            <text:p>-0.169921976483747</text:p>
          </table:table-cell>
          <table:table-cell office:value-type="float" office:value="-0.182194206450135" calcext:value-type="float">
            <text:p>-0.182194206450135</text:p>
          </table:table-cell>
          <table:table-cell office:value-type="float" office:value="-0.191760356082005" calcext:value-type="float">
            <text:p>-0.191760356082005</text:p>
          </table:table-cell>
          <table:table-cell office:value-type="float" office:value="-0.191770872311209" calcext:value-type="float">
            <text:p>-0.191770872311209</text:p>
          </table:table-cell>
          <table:table-cell office:value-type="float" office:value="-0.192825387626305" calcext:value-type="float">
            <text:p>-0.192825387626305</text:p>
          </table:table-cell>
          <table:table-cell office:value-type="float" office:value="-0.166414071610524" calcext:value-type="float">
            <text:p>-0.166414071610524</text:p>
          </table:table-cell>
          <table:table-cell office:value-type="float" office:value="-0.160286746675159" calcext:value-type="float">
            <text:p>-0.160286746675159</text:p>
          </table:table-cell>
          <table:table-cell office:value-type="float" office:value="-0.150112702723948" calcext:value-type="float">
            <text:p>-0.150112702723948</text:p>
          </table:table-cell>
          <table:table-cell office:value-type="float" office:value="-0.158254299292515" calcext:value-type="float">
            <text:p>-0.158254299292515</text:p>
          </table:table-cell>
          <table:table-cell office:value-type="float" office:value="-0.17163096192706" calcext:value-type="float">
            <text:p>-0.17163096192706</text:p>
          </table:table-cell>
          <table:table-cell office:value-type="float" office:value="-0.178807473582006" calcext:value-type="float">
            <text:p>-0.178807473582006</text:p>
          </table:table-cell>
          <table:table-cell office:value-type="float" office:value="-0.184613892091173" calcext:value-type="float">
            <text:p>-0.184613892091173</text:p>
          </table:table-cell>
          <table:table-cell office:value-type="float" office:value="-0.188969553985152" calcext:value-type="float">
            <text:p>-0.188969553985152</text:p>
          </table:table-cell>
          <table:table-cell office:value-type="float" office:value="-0.191214888998159" calcext:value-type="float">
            <text:p>-0.191214888998159</text:p>
          </table:table-cell>
          <table:table-cell office:value-type="float" office:value="-0.163845558543833" calcext:value-type="float">
            <text:p>-0.163845558543833</text:p>
          </table:table-cell>
          <table:table-cell office:value-type="float" office:value="-0.148401615127095" calcext:value-type="float">
            <text:p>-0.148401615127095</text:p>
          </table:table-cell>
          <table:table-cell office:value-type="float" office:value="-0.147541567454319" calcext:value-type="float">
            <text:p>-0.147541567454319</text:p>
          </table:table-cell>
          <table:table-cell office:value-type="float" office:value="-0.149831518684788" calcext:value-type="float">
            <text:p>-0.149831518684788</text:p>
          </table:table-cell>
          <table:table-cell office:value-type="float" office:value="-0.16425485251337" calcext:value-type="float">
            <text:p>-0.16425485251337</text:p>
          </table:table-cell>
          <table:table-cell office:value-type="float" office:value="-0.178723950311007" calcext:value-type="float">
            <text:p>-0.178723950311007</text:p>
          </table:table-cell>
          <table:table-cell office:value-type="float" office:value="-0.19605944568188" calcext:value-type="float">
            <text:p>-0.19605944568188</text:p>
          </table:table-cell>
          <table:table-cell office:value-type="float" office:value="-0.196261085892041" calcext:value-type="float">
            <text:p>-0.196261085892041</text:p>
          </table:table-cell>
          <table:table-cell office:value-type="float" office:value="-0.182484606530987" calcext:value-type="float">
            <text:p>-0.182484606530987</text:p>
          </table:table-cell>
          <table:table-cell office:value-type="float" office:value="-0.170340200634409" calcext:value-type="float">
            <text:p>-0.170340200634409</text:p>
          </table:table-cell>
          <table:table-cell office:value-type="float" office:value="-0.158256584775204" calcext:value-type="float">
            <text:p>-0.158256584775204</text:p>
          </table:table-cell>
          <table:table-cell office:value-type="float" office:value="-0.162338697107352" calcext:value-type="float">
            <text:p>-0.162338697107352</text:p>
          </table:table-cell>
          <table:table-cell office:value-type="float" office:value="-0.173213300954937" calcext:value-type="float">
            <text:p>-0.173213300954937</text:p>
          </table:table-cell>
          <table:table-cell office:value-type="float" office:value="-0.182535853195746" calcext:value-type="float">
            <text:p>-0.182535853195746</text:p>
          </table:table-cell>
          <table:table-cell office:value-type="float" office:value="-0.190580323045713" calcext:value-type="float">
            <text:p>-0.190580323045713</text:p>
          </table:table-cell>
          <table:table-cell office:value-type="float" office:value="-0.190985889758546" calcext:value-type="float">
            <text:p>-0.190985889758546</text:p>
          </table:table-cell>
          <table:table-cell office:value-type="float" office:value="-0.18822436187045" calcext:value-type="float">
            <text:p>-0.18822436187045</text:p>
          </table:table-cell>
          <table:table-cell office:value-type="float" office:value="-0.178347946559254" calcext:value-type="float">
            <text:p>-0.178347946559254</text:p>
          </table:table-cell>
          <table:table-cell office:value-type="float" office:value="-0.17079912981536" calcext:value-type="float">
            <text:p>-0.17079912981536</text:p>
          </table:table-cell>
          <table:table-cell office:value-type="float" office:value="-0.171236861069786" calcext:value-type="float">
            <text:p>-0.171236861069786</text:p>
          </table:table-cell>
          <table:table-cell office:value-type="float" office:value="-0.177252917044407" calcext:value-type="float">
            <text:p>-0.177252917044407</text:p>
          </table:table-cell>
          <table:table-cell office:value-type="float" office:value="-0.184526917786813" calcext:value-type="float">
            <text:p>-0.184526917786813</text:p>
          </table:table-cell>
          <table:table-cell office:value-type="float" office:value="-0.188536999867251" calcext:value-type="float">
            <text:p>-0.188536999867251</text:p>
          </table:table-cell>
          <table:table-cell office:value-type="float" office:value="-0.19367759701101" calcext:value-type="float">
            <text:p>-0.19367759701101</text:p>
          </table:table-cell>
          <table:table-cell office:value-type="float" office:value="-0.19688060965893" calcext:value-type="float">
            <text:p>-0.19688060965893</text:p>
          </table:table-cell>
          <table:table-cell office:value-type="float" office:value="-0.196383080042395" calcext:value-type="float">
            <text:p>-0.196383080042395</text:p>
          </table:table-cell>
          <table:table-cell office:value-type="float" office:value="-0.197138068752726" calcext:value-type="float">
            <text:p>-0.197138068752726</text:p>
          </table:table-cell>
          <table:table-cell office:value-type="float" office:value="-0.193529794550684" calcext:value-type="float">
            <text:p>-0.193529794550684</text:p>
          </table:table-cell>
          <table:table-cell office:value-type="float" office:value="-0.183904308347668" calcext:value-type="float">
            <text:p>-0.183904308347668</text:p>
          </table:table-cell>
          <table:table-cell office:value-type="float" office:value="-0.177020859857865" calcext:value-type="float">
            <text:p>-0.177020859857865</text:p>
          </table:table-cell>
          <table:table-cell office:value-type="float" office:value="-0.177364117919258" calcext:value-type="float">
            <text:p>-0.177364117919258</text:p>
          </table:table-cell>
          <table:table-cell office:value-type="float" office:value="-0.184638869455485" calcext:value-type="float">
            <text:p>-0.184638869455485</text:p>
          </table:table-cell>
          <table:table-cell office:value-type="float" office:value="-0.191741837891783" calcext:value-type="float">
            <text:p>-0.191741837891783</text:p>
          </table:table-cell>
          <table:table-cell office:value-type="float" office:value="-0.199765635863373" calcext:value-type="float">
            <text:p>-0.199765635863373</text:p>
          </table:table-cell>
          <table:table-cell office:value-type="float" office:value="-0.203585051665199" calcext:value-type="float">
            <text:p>-0.203585051665199</text:p>
          </table:table-cell>
          <table:table-cell office:value-type="float" office:value="-0.20400399415457" calcext:value-type="float">
            <text:p>-0.20400399415457</text:p>
          </table:table-cell>
          <table:table-cell office:value-type="float" office:value="-0.201670639240703" calcext:value-type="float">
            <text:p>-0.201670639240703</text:p>
          </table:table-cell>
          <table:table-cell office:value-type="float" office:value="-0.190385129052499" calcext:value-type="float">
            <text:p>-0.190385129052499</text:p>
          </table:table-cell>
          <table:table-cell office:value-type="float" office:value="-0.180769297719223" calcext:value-type="float">
            <text:p>-0.180769297719223</text:p>
          </table:table-cell>
          <table:table-cell office:value-type="float" office:value="-0.176427864031057" calcext:value-type="float">
            <text:p>-0.176427864031057</text:p>
          </table:table-cell>
          <table:table-cell office:value-type="float" office:value="-0.179519658665337" calcext:value-type="float">
            <text:p>-0.179519658665337</text:p>
          </table:table-cell>
          <table:table-cell office:value-type="float" office:value="-0.184571524358636" calcext:value-type="float">
            <text:p>-0.184571524358636</text:p>
          </table:table-cell>
          <table:table-cell office:value-type="float" office:value="-0.193843501910318" calcext:value-type="float">
            <text:p>-0.193843501910318</text:p>
          </table:table-cell>
          <table:table-cell office:value-type="float" office:value="-0.209123376938705" calcext:value-type="float">
            <text:p>-0.209123376938705</text:p>
          </table:table-cell>
          <table:table-cell office:value-type="float" office:value="-0.208053100315848" calcext:value-type="float">
            <text:p>-0.208053100315848</text:p>
          </table:table-cell>
          <table:table-cell office:value-type="float" office:value="-0.20881617717172" calcext:value-type="float">
            <text:p>-0.20881617717172</text:p>
          </table:table-cell>
          <table:table-cell office:value-type="float" office:value="-0.206998095259165" calcext:value-type="float">
            <text:p>-0.206998095259165</text:p>
          </table:table-cell>
          <table:table-cell office:value-type="float" office:value="-0.194581924416426" calcext:value-type="float">
            <text:p>-0.194581924416426</text:p>
          </table:table-cell>
          <table:table-cell office:value-type="float" office:value="-0.190953864408338" calcext:value-type="float">
            <text:p>-0.190953864408338</text:p>
          </table:table-cell>
          <table:table-cell office:value-type="float" office:value="-0.186759609392298" calcext:value-type="float">
            <text:p>-0.186759609392298</text:p>
          </table:table-cell>
          <table:table-cell office:value-type="float" office:value="-0.178607758688529" calcext:value-type="float">
            <text:p>-0.178607758688529</text:p>
          </table:table-cell>
          <table:table-cell office:value-type="float" office:value="-0.179249501966003" calcext:value-type="float">
            <text:p>-0.179249501966003</text:p>
          </table:table-cell>
          <table:table-cell office:value-type="float" office:value="-0.184097305082228" calcext:value-type="float">
            <text:p>-0.184097305082228</text:p>
          </table:table-cell>
          <table:table-cell office:value-type="float" office:value="-0.198880184699511" calcext:value-type="float">
            <text:p>-0.198880184699511</text:p>
          </table:table-cell>
          <table:table-cell office:value-type="float" office:value="-0.206554641950643" calcext:value-type="float">
            <text:p>-0.206554641950643</text:p>
          </table:table-cell>
          <table:table-cell office:value-type="float" office:value="-0.207148893937721" calcext:value-type="float">
            <text:p>-0.207148893937721</text:p>
          </table:table-cell>
          <table:table-cell office:value-type="float" office:value="-0.217244050551404" calcext:value-type="float">
            <text:p>-0.217244050551404</text:p>
          </table:table-cell>
          <table:table-cell office:value-type="float" office:value="-0.218849013401728" calcext:value-type="float">
            <text:p>-0.218849013401728</text:p>
          </table:table-cell>
          <table:table-cell office:value-type="float" office:value="-0.200706106886525" calcext:value-type="float">
            <text:p>-0.200706106886525</text:p>
          </table:table-cell>
          <table:table-cell office:value-type="float" office:value="-0.190400096828448" calcext:value-type="float">
            <text:p>-0.190400096828448</text:p>
          </table:table-cell>
          <table:table-cell office:value-type="float" office:value="-0.180811118190637" calcext:value-type="float">
            <text:p>-0.180811118190637</text:p>
          </table:table-cell>
          <table:table-cell office:value-type="float" office:value="-0.185955584323189" calcext:value-type="float">
            <text:p>-0.185955584323189</text:p>
          </table:table-cell>
          <table:table-cell office:value-type="float" office:value="-0.20667697930076" calcext:value-type="float">
            <text:p>-0.20667697930076</text:p>
          </table:table-cell>
          <table:table-cell office:value-type="float" office:value="-0.216717238862477" calcext:value-type="float">
            <text:p>-0.216717238862477</text:p>
          </table:table-cell>
          <table:table-cell office:value-type="float" office:value="-0.222114400681732" calcext:value-type="float">
            <text:p>-0.222114400681732</text:p>
          </table:table-cell>
          <table:table-cell office:value-type="float" office:value="-0.222139146398371" calcext:value-type="float">
            <text:p>-0.222139146398371</text:p>
          </table:table-cell>
          <table:table-cell office:value-type="float" office:value="-0.224316512340244" calcext:value-type="float">
            <text:p>-0.224316512340244</text:p>
          </table:table-cell>
          <table:table-cell office:value-type="float" office:value="-0.201082380799423" calcext:value-type="float">
            <text:p>-0.201082380799423</text:p>
          </table:table-cell>
          <table:table-cell office:value-type="float" office:value="-0.184939886359587" calcext:value-type="float">
            <text:p>-0.184939886359587</text:p>
          </table:table-cell>
          <table:table-cell office:value-type="float" office:value="-0.190982397388886" calcext:value-type="float">
            <text:p>-0.190982397388886</text:p>
          </table:table-cell>
          <table:table-cell office:value-type="float" office:value="-0.203489858531538" calcext:value-type="float">
            <text:p>-0.203489858531538</text:p>
          </table:table-cell>
          <table:table-cell office:value-type="float" office:value="-0.211373939005556" calcext:value-type="float">
            <text:p>-0.211373939005556</text:p>
          </table:table-cell>
          <table:table-cell office:value-type="float" office:value="-0.221979034575098" calcext:value-type="float">
            <text:p>-0.221979034575098</text:p>
          </table:table-cell>
          <table:table-cell office:value-type="float" office:value="-0.22220970736381" calcext:value-type="float">
            <text:p>-0.22220970736381</text:p>
          </table:table-cell>
          <table:table-cell office:value-type="float" office:value="-0.222696429735835" calcext:value-type="float">
            <text:p>-0.222696429735835</text:p>
          </table:table-cell>
          <table:table-cell office:value-type="float" office:value="-0.221743103421941" calcext:value-type="float">
            <text:p>-0.221743103421941</text:p>
          </table:table-cell>
          <table:table-cell office:value-type="float" office:value="-0.195658478403996" calcext:value-type="float">
            <text:p>-0.195658478403996</text:p>
          </table:table-cell>
          <table:table-cell office:value-type="float" office:value="-0.18296420514847" calcext:value-type="float">
            <text:p>-0.18296420514847</text:p>
          </table:table-cell>
          <table:table-cell office:value-type="float" office:value="-0.186971766612606" calcext:value-type="float">
            <text:p>-0.186971766612606</text:p>
          </table:table-cell>
          <table:table-cell office:value-type="float" office:value="-0.198084656793785" calcext:value-type="float">
            <text:p>-0.198084656793785</text:p>
          </table:table-cell>
          <table:table-cell office:value-type="float" office:value="-0.2057212681118" calcext:value-type="float">
            <text:p>-0.2057212681118</text:p>
          </table:table-cell>
          <table:table-cell office:value-type="float" office:value="-0.216132457819183" calcext:value-type="float">
            <text:p>-0.216132457819183</text:p>
          </table:table-cell>
          <table:table-cell office:value-type="float" office:value="-0.217631875099296" calcext:value-type="float">
            <text:p>-0.217631875099296</text:p>
          </table:table-cell>
          <table:table-cell office:value-type="float" office:value="-0.216136128140874" calcext:value-type="float">
            <text:p>-0.216136128140874</text:p>
          </table:table-cell>
          <table:table-cell office:value-type="float" office:value="-0.199175790804076" calcext:value-type="float">
            <text:p>-0.199175790804076</text:p>
          </table:table-cell>
          <table:table-cell office:value-type="float" office:value="-0.188179519931966" calcext:value-type="float">
            <text:p>-0.188179519931966</text:p>
          </table:table-cell>
          <table:table-cell office:value-type="float" office:value="-0.180830867623861" calcext:value-type="float">
            <text:p>-0.180830867623861</text:p>
          </table:table-cell>
          <table:table-cell office:value-type="float" office:value="-0.18375334984205" calcext:value-type="float">
            <text:p>-0.18375334984205</text:p>
          </table:table-cell>
          <table:table-cell office:value-type="float" office:value="-0.195294051676033" calcext:value-type="float">
            <text:p>-0.195294051676033</text:p>
          </table:table-cell>
          <table:table-cell office:value-type="float" office:value="-0.2050681073038" calcext:value-type="float">
            <text:p>-0.2050681073038</text:p>
          </table:table-cell>
          <table:table-cell office:value-type="float" office:value="-0.216170401003331" calcext:value-type="float">
            <text:p>-0.216170401003331</text:p>
          </table:table-cell>
          <table:table-cell office:value-type="float" office:value="-0.220192790461837" calcext:value-type="float">
            <text:p>-0.220192790461837</text:p>
          </table:table-cell>
          <table:table-cell office:value-type="float" office:value="-0.22127777502525" calcext:value-type="float">
            <text:p>-0.22127777502525</text:p>
          </table:table-cell>
          <table:table-cell office:value-type="float" office:value="-0.181740676027594" calcext:value-type="float">
            <text:p>-0.181740676027594</text:p>
          </table:table-cell>
          <table:table-cell office:value-type="float" office:value="-0.186145109488919" calcext:value-type="float">
            <text:p>-0.186145109488919</text:p>
          </table:table-cell>
          <table:table-cell office:value-type="float" office:value="-0.197512308430261" calcext:value-type="float">
            <text:p>-0.197512308430261</text:p>
          </table:table-cell>
          <table:table-cell office:value-type="float" office:value="-0.203525084020924" calcext:value-type="float">
            <text:p>-0.203525084020924</text:p>
          </table:table-cell>
          <table:table-cell office:value-type="float" office:value="-0.209743573895849" calcext:value-type="float">
            <text:p>-0.209743573895849</text:p>
          </table:table-cell>
          <table:table-cell office:value-type="float" office:value="-0.208190937870667" calcext:value-type="float">
            <text:p>-0.208190937870667</text:p>
          </table:table-cell>
          <table:table-cell office:value-type="float" office:value="-0.205177554486115" calcext:value-type="float">
            <text:p>-0.205177554486115</text:p>
          </table:table-cell>
          <table:table-cell office:value-type="float" office:value="-0.193483139512342" calcext:value-type="float">
            <text:p>-0.193483139512342</text:p>
          </table:table-cell>
          <table:table-cell office:value-type="float" office:value="-0.188731821969994" calcext:value-type="float">
            <text:p>-0.188731821969994</text:p>
          </table:table-cell>
          <table:table-cell office:value-type="float" office:value="-0.190506053605214" calcext:value-type="float">
            <text:p>-0.190506053605214</text:p>
          </table:table-cell>
          <table:table-cell office:value-type="float" office:value="-0.190352955669866" calcext:value-type="float">
            <text:p>-0.190352955669866</text:p>
          </table:table-cell>
          <table:table-cell office:value-type="float" office:value="-0.18738794243739" calcext:value-type="float">
            <text:p>-0.18738794243739</text:p>
          </table:table-cell>
          <table:table-cell office:value-type="float" office:value="-0.184466466019996" calcext:value-type="float">
            <text:p>-0.184466466019996</text:p>
          </table:table-cell>
          <table:table-cell office:value-type="float" office:value="-0.182804882661209" calcext:value-type="float">
            <text:p>-0.182804882661209</text:p>
          </table:table-cell>
          <table:table-cell office:value-type="float" office:value="-0.181846083076037" calcext:value-type="float">
            <text:p>-0.181846083076037</text:p>
          </table:table-cell>
          <table:table-cell office:value-type="float" office:value="-0.180499619175387" calcext:value-type="float">
            <text:p>-0.180499619175387</text:p>
          </table:table-cell>
          <table:table-cell office:value-type="float" office:value="-0.179552317125932" calcext:value-type="float">
            <text:p>-0.179552317125932</text:p>
          </table:table-cell>
          <table:table-cell office:value-type="float" office:value="-0.178963145490114" calcext:value-type="float">
            <text:p>-0.178963145490114</text:p>
          </table:table-cell>
          <table:table-cell office:value-type="float" office:value="-0.17902809728512" calcext:value-type="float">
            <text:p>-0.17902809728512</text:p>
          </table:table-cell>
          <table:table-cell office:value-type="float" office:value="-0.178901387928106" calcext:value-type="float">
            <text:p>-0.178901387928106</text:p>
          </table:table-cell>
          <table:table-cell office:value-type="float" office:value="-0.178590637850346" calcext:value-type="float">
            <text:p>-0.178590637850346</text:p>
          </table:table-cell>
          <table:table-cell office:value-type="float" office:value="-0.178929319515188" calcext:value-type="float">
            <text:p>-0.178929319515188</text:p>
          </table:table-cell>
          <table:table-cell office:value-type="float" office:value="-0.178748631924208" calcext:value-type="float">
            <text:p>-0.178748631924208</text:p>
          </table:table-cell>
          <table:table-cell office:value-type="float" office:value="-0.178681286271101" calcext:value-type="float">
            <text:p>-0.178681286271101</text:p>
          </table:table-cell>
          <table:table-cell office:value-type="float" office:value="-0.178868822131245" calcext:value-type="float">
            <text:p>-0.178868822131245</text:p>
          </table:table-cell>
          <table:table-cell office:value-type="float" office:value="-0.178703674667334" calcext:value-type="float">
            <text:p>-0.178703674667334</text:p>
          </table:table-cell>
          <table:table-cell office:value-type="float" office:value="-0.178789739272637" calcext:value-type="float">
            <text:p>-0.178789739272637</text:p>
          </table:table-cell>
          <table:table-cell office:value-type="float" office:value="-0.17879494657929" calcext:value-type="float">
            <text:p>-0.17879494657929</text:p>
          </table:table-cell>
          <table:table-cell office:value-type="float" office:value="-0.17833446093051" calcext:value-type="float">
            <text:p>-0.17833446093051</text:p>
          </table:table-cell>
          <table:table-cell office:value-type="float" office:value="-0.178852799605668" calcext:value-type="float">
            <text:p>-0.178852799605668</text:p>
          </table:table-cell>
          <table:table-cell office:value-type="float" office:value="-0.178650227458573" calcext:value-type="float">
            <text:p>-0.178650227458573</text:p>
          </table:table-cell>
          <table:table-cell office:value-type="float" office:value="-0.178537524004276" calcext:value-type="float">
            <text:p>-0.178537524004276</text:p>
          </table:table-cell>
          <table:table-cell office:value-type="float" office:value="-0.178714412190033" calcext:value-type="float">
            <text:p>-0.178714412190033</text:p>
          </table:table-cell>
          <table:table-cell office:value-type="float" office:value="-0.178569411427451" calcext:value-type="float">
            <text:p>-0.178569411427451</text:p>
          </table:table-cell>
          <table:table-cell office:value-type="float" office:value="-0.178878856922256" calcext:value-type="float">
            <text:p>-0.178878856922256</text:p>
          </table:table-cell>
          <table:table-cell office:value-type="float" office:value="-0.178759151898269" calcext:value-type="float">
            <text:p>-0.178759151898269</text:p>
          </table:table-cell>
          <table:table-cell office:value-type="float" office:value="-0.178628986484253" calcext:value-type="float">
            <text:p>-0.178628986484253</text:p>
          </table:table-cell>
          <table:table-cell office:value-type="float" office:value="-0.178679688854945" calcext:value-type="float">
            <text:p>-0.178679688854945</text:p>
          </table:table-cell>
          <table:table-cell office:value-type="float" office:value="-0.178455095292357" calcext:value-type="float">
            <text:p>-0.178455095292357</text:p>
          </table:table-cell>
          <table:table-cell office:value-type="float" office:value="-0.178522232643558" calcext:value-type="float">
            <text:p>-0.178522232643558</text:p>
          </table:table-cell>
          <table:table-cell office:value-type="float" office:value="-0.178787223034605" calcext:value-type="float">
            <text:p>-0.178787223034605</text:p>
          </table:table-cell>
          <table:table-cell office:value-type="float" office:value="-0.178535171495602" calcext:value-type="float">
            <text:p>-0.178535171495602</text:p>
          </table:table-cell>
          <table:table-cell office:value-type="float" office:value="-0.178587192374972" calcext:value-type="float">
            <text:p>-0.178587192374972</text:p>
          </table:table-cell>
          <table:table-cell office:value-type="float" office:value="-0.178770952902694" calcext:value-type="float">
            <text:p>-0.178770952902694</text:p>
          </table:table-cell>
          <table:table-cell office:value-type="float" office:value="-0.178578442659582" calcext:value-type="float">
            <text:p>-0.178578442659582</text:p>
          </table:table-cell>
          <table:table-cell office:value-type="float" office:value="-0.178604364741827" calcext:value-type="float">
            <text:p>-0.178604364741827</text:p>
          </table:table-cell>
          <table:table-cell office:value-type="float" office:value="-0.178586190436563" calcext:value-type="float">
            <text:p>-0.178586190436563</text:p>
          </table:table-cell>
          <table:table-cell office:value-type="float" office:value="-0.178718718784473" calcext:value-type="float">
            <text:p>-0.178718718784473</text:p>
          </table:table-cell>
          <table:table-cell office:value-type="float" office:value="-0.17878703986744" calcext:value-type="float">
            <text:p>-0.17878703986744</text:p>
          </table:table-cell>
          <table:table-cell office:value-type="float" office:value="-0.178642777453838" calcext:value-type="float">
            <text:p>-0.178642777453838</text:p>
          </table:table-cell>
          <table:table-cell office:value-type="float" office:value="-0.178624104019412" calcext:value-type="float">
            <text:p>-0.178624104019412</text:p>
          </table:table-cell>
          <table:table-cell office:value-type="float" office:value="-0.178802755649004" calcext:value-type="float">
            <text:p>-0.178802755649004</text:p>
          </table:table-cell>
          <table:table-cell office:value-type="float" office:value="-0.17870321875388" calcext:value-type="float">
            <text:p>-0.17870321875388</text:p>
          </table:table-cell>
          <table:table-cell office:value-type="float" office:value="-0.178794206366349" calcext:value-type="float">
            <text:p>-0.178794206366349</text:p>
          </table:table-cell>
          <table:table-cell office:value-type="float" office:value="-0.178623835657941" calcext:value-type="float">
            <text:p>-0.178623835657941</text:p>
          </table:table-cell>
          <table:table-cell office:value-type="float" office:value="-0.178477249289426" calcext:value-type="float">
            <text:p>-0.178477249289426</text:p>
          </table:table-cell>
          <table:table-cell office:value-type="float" office:value="-0.178481725258932" calcext:value-type="float">
            <text:p>-0.178481725258932</text:p>
          </table:table-cell>
          <table:table-cell office:value-type="float" office:value="-0.178739677251197" calcext:value-type="float">
            <text:p>-0.178739677251197</text:p>
          </table:table-cell>
          <table:table-cell office:value-type="float" office:value="-0.178514556459379" calcext:value-type="float">
            <text:p>-0.178514556459379</text:p>
          </table:table-cell>
          <table:table-cell office:value-type="float" office:value="-0.178675280537656" calcext:value-type="float">
            <text:p>-0.178675280537656</text:p>
          </table:table-cell>
          <table:table-cell office:value-type="float" office:value="-0.178677565418689" calcext:value-type="float">
            <text:p>-0.178677565418689</text:p>
          </table:table-cell>
          <table:table-cell office:value-type="float" office:value="-0.178721943188819" calcext:value-type="float">
            <text:p>-0.178721943188819</text:p>
          </table:table-cell>
          <table:table-cell office:value-type="float" office:value="-0.178488807987056" calcext:value-type="float">
            <text:p>-0.178488807987056</text:p>
          </table:table-cell>
          <table:table-cell office:value-type="float" office:value="-0.178695774084938" calcext:value-type="float">
            <text:p>-0.178695774084938</text:p>
          </table:table-cell>
          <table:table-cell office:value-type="float" office:value="-0.178616093547166" calcext:value-type="float">
            <text:p>-0.178616093547166</text:p>
          </table:table-cell>
          <table:table-cell office:value-type="float" office:value="-0.178545223817865" calcext:value-type="float">
            <text:p>-0.178545223817865</text:p>
          </table:table-cell>
          <table:table-cell office:value-type="float" office:value="-0.178818265485046" calcext:value-type="float">
            <text:p>-0.178818265485046</text:p>
          </table:table-cell>
          <table:table-cell office:value-type="float" office:value="-0.178750024252687" calcext:value-type="float">
            <text:p>-0.178750024252687</text:p>
          </table:table-cell>
          <table:table-cell office:value-type="float" office:value="-0.178763432932847" calcext:value-type="float">
            <text:p>-0.178763432932847</text:p>
          </table:table-cell>
          <table:table-cell office:value-type="float" office:value="-0.178595979417849" calcext:value-type="float">
            <text:p>-0.178595979417849</text:p>
          </table:table-cell>
          <table:table-cell office:value-type="float" office:value="-0.178523949035728" calcext:value-type="float">
            <text:p>-0.178523949035728</text:p>
          </table:table-cell>
          <table:table-cell office:value-type="float" office:value="-0.178603924133234" calcext:value-type="float">
            <text:p>-0.178603924133234</text:p>
          </table:table-cell>
          <table:table-cell office:value-type="float" office:value="-0.178623988876875" calcext:value-type="float">
            <text:p>-0.178623988876875</text:p>
          </table:table-cell>
          <table:table-cell office:value-type="float" office:value="-0.178586687087992" calcext:value-type="float">
            <text:p>-0.178586687087992</text:p>
          </table:table-cell>
          <table:table-cell office:value-type="float" office:value="-0.17861302986011" calcext:value-type="float">
            <text:p>-0.17861302986011</text:p>
          </table:table-cell>
          <table:table-cell office:value-type="float" office:value="-0.178638642575816" calcext:value-type="float">
            <text:p>-0.178638642575816</text:p>
          </table:table-cell>
          <table:table-cell office:value-type="float" office:value="-0.178567476611325" calcext:value-type="float">
            <text:p>-0.178567476611325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357429859765" calcext:value-type="float">
            <text:p>0.297357429859765</text:p>
          </table:table-cell>
          <table:table-cell office:value-type="float" office:value="0.297374335095645" calcext:value-type="float">
            <text:p>0.297374335095645</text:p>
          </table:table-cell>
          <table:table-cell office:value-type="float" office:value="0.297374792016249" calcext:value-type="float">
            <text:p>0.297374792016249</text:p>
          </table:table-cell>
          <table:table-cell office:value-type="float" office:value="0.297340810779911" calcext:value-type="float">
            <text:p>0.297340810779911</text:p>
          </table:table-cell>
          <table:table-cell office:value-type="float" office:value="0.297364449625349" calcext:value-type="float">
            <text:p>0.297364449625349</text:p>
          </table:table-cell>
          <table:table-cell office:value-type="float" office:value="0.297322649381629" calcext:value-type="float">
            <text:p>0.297322649381629</text:p>
          </table:table-cell>
          <table:table-cell office:value-type="float" office:value="0.297368332637076" calcext:value-type="float">
            <text:p>0.297368332637076</text:p>
          </table:table-cell>
          <table:table-cell office:value-type="float" office:value="0.297392031115991" calcext:value-type="float">
            <text:p>0.297392031115991</text:p>
          </table:table-cell>
          <table:table-cell office:value-type="float" office:value="0.297358897918916" calcext:value-type="float">
            <text:p>0.297358897918916</text:p>
          </table:table-cell>
          <table:table-cell office:value-type="float" office:value="0.297381125037753" calcext:value-type="float">
            <text:p>0.297381125037753</text:p>
          </table:table-cell>
          <table:table-cell office:value-type="float" office:value="0.297364294590354" calcext:value-type="float">
            <text:p>0.297364294590354</text:p>
          </table:table-cell>
          <table:table-cell office:value-type="float" office:value="0.297337908295583" calcext:value-type="float">
            <text:p>0.297337908295583</text:p>
          </table:table-cell>
          <table:table-cell office:value-type="float" office:value="0.297333487137097" calcext:value-type="float">
            <text:p>0.297333487137097</text:p>
          </table:table-cell>
          <table:table-cell office:value-type="float" office:value="0.297325690672332" calcext:value-type="float">
            <text:p>0.297325690672332</text:p>
          </table:table-cell>
          <table:table-cell office:value-type="float" office:value="0.297327228223275" calcext:value-type="float">
            <text:p>0.297327228223275</text:p>
          </table:table-cell>
          <table:table-cell office:value-type="float" office:value="0.297349952591224" calcext:value-type="float">
            <text:p>0.297349952591224</text:p>
          </table:table-cell>
          <table:table-cell office:value-type="float" office:value="0.297361151442877" calcext:value-type="float">
            <text:p>0.297361151442877</text:p>
          </table:table-cell>
          <table:table-cell office:value-type="float" office:value="0.297328930047367" calcext:value-type="float">
            <text:p>0.297328930047367</text:p>
          </table:table-cell>
          <table:table-cell office:value-type="float" office:value="0.297373781516315" calcext:value-type="float">
            <text:p>0.297373781516315</text:p>
          </table:table-cell>
          <table:table-cell office:value-type="float" office:value="0.297390360046513" calcext:value-type="float">
            <text:p>0.297390360046513</text:p>
          </table:table-cell>
          <table:table-cell office:value-type="float" office:value="0.297365582110235" calcext:value-type="float">
            <text:p>0.297365582110235</text:p>
          </table:table-cell>
          <table:table-cell office:value-type="float" office:value="0.297336351146072" calcext:value-type="float">
            <text:p>0.297336351146072</text:p>
          </table:table-cell>
          <table:table-cell office:value-type="float" office:value="0.297377494851219" calcext:value-type="float">
            <text:p>0.297377494851219</text:p>
          </table:table-cell>
          <table:table-cell office:value-type="float" office:value="0.297354124105041" calcext:value-type="float">
            <text:p>0.297354124105041</text:p>
          </table:table-cell>
          <table:table-cell office:value-type="float" office:value="0.297350197786849" calcext:value-type="float">
            <text:p>0.297350197786849</text:p>
          </table:table-cell>
          <table:table-cell office:value-type="float" office:value="0.297330703379384" calcext:value-type="float">
            <text:p>0.297330703379384</text:p>
          </table:table-cell>
          <table:table-cell office:value-type="float" office:value="0.297379021958195" calcext:value-type="float">
            <text:p>0.297379021958195</text:p>
          </table:table-cell>
          <table:table-cell office:value-type="float" office:value="0.297384659157427" calcext:value-type="float">
            <text:p>0.297384659157427</text:p>
          </table:table-cell>
          <table:table-cell office:value-type="float" office:value="0.297379658664395" calcext:value-type="float">
            <text:p>0.297379658664395</text:p>
          </table:table-cell>
          <table:table-cell office:value-type="float" office:value="0.297351607213763" calcext:value-type="float">
            <text:p>0.297351607213763</text:p>
          </table:table-cell>
          <table:table-cell office:value-type="float" office:value="0.297376642268235" calcext:value-type="float">
            <text:p>0.297376642268235</text:p>
          </table:table-cell>
          <table:table-cell office:value-type="float" office:value="0.29736153697926" calcext:value-type="float">
            <text:p>0.29736153697926</text:p>
          </table:table-cell>
          <table:table-cell office:value-type="float" office:value="0.297360591329012" calcext:value-type="float">
            <text:p>0.297360591329012</text:p>
          </table:table-cell>
          <table:table-cell office:value-type="float" office:value="0.297325755631321" calcext:value-type="float">
            <text:p>0.297325755631321</text:p>
          </table:table-cell>
          <table:table-cell office:value-type="float" office:value="0.297336184653332" calcext:value-type="float">
            <text:p>0.297336184653332</text:p>
          </table:table-cell>
          <table:table-cell office:value-type="float" office:value="0.297342968324503" calcext:value-type="float">
            <text:p>0.297342968324503</text:p>
          </table:table-cell>
          <table:table-cell office:value-type="float" office:value="0.29736300500507" calcext:value-type="float">
            <text:p>0.29736300500507</text:p>
          </table:table-cell>
          <table:table-cell office:value-type="float" office:value="0.297336598167843" calcext:value-type="float">
            <text:p>0.297336598167843</text:p>
          </table:table-cell>
          <table:table-cell office:value-type="float" office:value="0.297336218462072" calcext:value-type="float">
            <text:p>0.297336218462072</text:p>
          </table:table-cell>
          <table:table-cell office:value-type="float" office:value="0.297372562883162" calcext:value-type="float">
            <text:p>0.297372562883162</text:p>
          </table:table-cell>
          <table:table-cell office:value-type="float" office:value="0.297361758899829" calcext:value-type="float">
            <text:p>0.297361758899829</text:p>
          </table:table-cell>
          <table:table-cell office:value-type="float" office:value="0.29732286844573" calcext:value-type="float">
            <text:p>0.29732286844573</text:p>
          </table:table-cell>
          <table:table-cell office:value-type="float" office:value="0.297356937729355" calcext:value-type="float">
            <text:p>0.297356937729355</text:p>
          </table:table-cell>
          <table:table-cell office:value-type="float" office:value="0.297339155476449" calcext:value-type="float">
            <text:p>0.297339155476449</text:p>
          </table:table-cell>
          <table:table-cell office:value-type="float" office:value="0.297337407244458" calcext:value-type="float">
            <text:p>0.297337407244458</text:p>
          </table:table-cell>
          <table:table-cell office:value-type="float" office:value="0.297369832849657" calcext:value-type="float">
            <text:p>0.297369832849657</text:p>
          </table:table-cell>
          <table:table-cell office:value-type="float" office:value="0.297335759344195" calcext:value-type="float">
            <text:p>0.297335759344195</text:p>
          </table:table-cell>
          <table:table-cell office:value-type="float" office:value="0.297368757493868" calcext:value-type="float">
            <text:p>0.297368757493868</text:p>
          </table:table-cell>
          <table:table-cell office:value-type="float" office:value="0.297369524284043" calcext:value-type="float">
            <text:p>0.297369524284043</text:p>
          </table:table-cell>
          <table:table-cell office:value-type="float" office:value="0.297369018491067" calcext:value-type="float">
            <text:p>0.297369018491067</text:p>
          </table:table-cell>
          <table:table-cell office:value-type="float" office:value="0.297377930782661" calcext:value-type="float">
            <text:p>0.297377930782661</text:p>
          </table:table-cell>
          <table:table-cell office:value-type="float" office:value="0.297353637298005" calcext:value-type="float">
            <text:p>0.297353637298005</text:p>
          </table:table-cell>
          <table:table-cell office:value-type="float" office:value="0.29733794720321" calcext:value-type="float">
            <text:p>0.29733794720321</text:p>
          </table:table-cell>
          <table:table-cell office:value-type="float" office:value="0.297312394452605" calcext:value-type="float">
            <text:p>0.297312394452605</text:p>
          </table:table-cell>
          <table:table-cell office:value-type="float" office:value="0.297373700527347" calcext:value-type="float">
            <text:p>0.297373700527347</text:p>
          </table:table-cell>
          <table:table-cell office:value-type="float" office:value="0.297378021054039" calcext:value-type="float">
            <text:p>0.297378021054039</text:p>
          </table:table-cell>
          <table:table-cell office:value-type="float" office:value="0.297358084505461" calcext:value-type="float">
            <text:p>0.297358084505461</text:p>
          </table:table-cell>
          <table:table-cell office:value-type="float" office:value="0.297352441466652" calcext:value-type="float">
            <text:p>0.297352441466652</text:p>
          </table:table-cell>
          <table:table-cell office:value-type="float" office:value="0.297349370848951" calcext:value-type="float">
            <text:p>0.297349370848951</text:p>
          </table:table-cell>
          <table:table-cell office:value-type="float" office:value="0.297328878236983" calcext:value-type="float">
            <text:p>0.297328878236983</text:p>
          </table:table-cell>
          <table:table-cell office:value-type="float" office:value="0.297325474475376" calcext:value-type="float">
            <text:p>0.297325474475376</text:p>
          </table:table-cell>
          <table:table-cell office:value-type="float" office:value="0.297351480762683" calcext:value-type="float">
            <text:p>0.297351480762683</text:p>
          </table:table-cell>
          <table:table-cell office:value-type="float" office:value="0.297337732972639" calcext:value-type="float">
            <text:p>0.297337732972639</text:p>
          </table:table-cell>
          <table:table-cell office:value-type="float" office:value="0.297350714247965" calcext:value-type="float">
            <text:p>0.297350714247965</text:p>
          </table:table-cell>
          <table:table-cell office:value-type="float" office:value="0.29736251521697" calcext:value-type="float">
            <text:p>0.29736251521697</text:p>
          </table:table-cell>
          <table:table-cell office:value-type="float" office:value="0.297367891101199" calcext:value-type="float">
            <text:p>0.297367891101199</text:p>
          </table:table-cell>
          <table:table-cell office:value-type="float" office:value="0.297339726876676" calcext:value-type="float">
            <text:p>0.297339726876676</text:p>
          </table:table-cell>
          <table:table-cell office:value-type="float" office:value="0.297361649227061" calcext:value-type="float">
            <text:p>0.297361649227061</text:p>
          </table:table-cell>
          <table:table-cell office:value-type="float" office:value="0.297378782817918" calcext:value-type="float">
            <text:p>0.297378782817918</text:p>
          </table:table-cell>
          <table:table-cell office:value-type="float" office:value="0.297362642080337" calcext:value-type="float">
            <text:p>0.297362642080337</text:p>
          </table:table-cell>
          <table:table-cell office:value-type="float" office:value="0.297348980494037" calcext:value-type="float">
            <text:p>0.297348980494037</text:p>
          </table:table-cell>
          <table:table-cell office:value-type="float" office:value="0.297362892603229" calcext:value-type="float">
            <text:p>0.297362892603229</text:p>
          </table:table-cell>
          <table:table-cell office:value-type="float" office:value="0.297353367404239" calcext:value-type="float">
            <text:p>0.297353367404239</text:p>
          </table:table-cell>
          <table:table-cell office:value-type="float" office:value="0.29734450472699" calcext:value-type="float">
            <text:p>0.29734450472699</text:p>
          </table:table-cell>
          <table:table-cell office:value-type="float" office:value="0.297326146403089" calcext:value-type="float">
            <text:p>0.297326146403089</text:p>
          </table:table-cell>
          <table:table-cell office:value-type="float" office:value="0.297365687059898" calcext:value-type="float">
            <text:p>0.297365687059898</text:p>
          </table:table-cell>
          <table:table-cell office:value-type="float" office:value="0.297342003373399" calcext:value-type="float">
            <text:p>0.297342003373399</text:p>
          </table:table-cell>
          <table:table-cell office:value-type="float" office:value="0.297376835229165" calcext:value-type="float">
            <text:p>0.297376835229165</text:p>
          </table:table-cell>
          <table:table-cell office:value-type="float" office:value="0.296924824345623" calcext:value-type="float">
            <text:p>0.296924824345623</text:p>
          </table:table-cell>
          <table:table-cell office:value-type="float" office:value="0.297115053100983" calcext:value-type="float">
            <text:p>0.297115053100983</text:p>
          </table:table-cell>
          <table:table-cell office:value-type="float" office:value="0.298759407004771" calcext:value-type="float">
            <text:p>0.298759407004771</text:p>
          </table:table-cell>
          <table:table-cell office:value-type="float" office:value="0.300960205007428" calcext:value-type="float">
            <text:p>0.300960205007428</text:p>
          </table:table-cell>
          <table:table-cell office:value-type="float" office:value="0.299450759883932" calcext:value-type="float">
            <text:p>0.299450759883932</text:p>
          </table:table-cell>
          <table:table-cell office:value-type="float" office:value="0.297651877146457" calcext:value-type="float">
            <text:p>0.297651877146457</text:p>
          </table:table-cell>
          <table:table-cell office:value-type="float" office:value="0.299022399983809" calcext:value-type="float">
            <text:p>0.299022399983809</text:p>
          </table:table-cell>
          <table:table-cell office:value-type="float" office:value="0.298968029871716" calcext:value-type="float">
            <text:p>0.298968029871716</text:p>
          </table:table-cell>
          <table:table-cell office:value-type="float" office:value="0.302730084775307" calcext:value-type="float">
            <text:p>0.302730084775307</text:p>
          </table:table-cell>
          <table:table-cell office:value-type="float" office:value="0.304835331932503" calcext:value-type="float">
            <text:p>0.304835331932503</text:p>
          </table:table-cell>
          <table:table-cell office:value-type="float" office:value="0.305956472825688" calcext:value-type="float">
            <text:p>0.305956472825688</text:p>
          </table:table-cell>
          <table:table-cell office:value-type="float" office:value="0.304623169213167" calcext:value-type="float">
            <text:p>0.304623169213167</text:p>
          </table:table-cell>
          <table:table-cell office:value-type="float" office:value="0.301515735790495" calcext:value-type="float">
            <text:p>0.301515735790495</text:p>
          </table:table-cell>
          <table:table-cell office:value-type="float" office:value="0.300712749387731" calcext:value-type="float">
            <text:p>0.300712749387731</text:p>
          </table:table-cell>
          <table:table-cell office:value-type="float" office:value="0.300950326776776" calcext:value-type="float">
            <text:p>0.300950326776776</text:p>
          </table:table-cell>
          <table:table-cell office:value-type="float" office:value="0.300042231010853" calcext:value-type="float">
            <text:p>0.300042231010853</text:p>
          </table:table-cell>
          <table:table-cell office:value-type="float" office:value="0.304355106877208" calcext:value-type="float">
            <text:p>0.304355106877208</text:p>
          </table:table-cell>
          <table:table-cell office:value-type="float" office:value="0.305507844870292" calcext:value-type="float">
            <text:p>0.305507844870292</text:p>
          </table:table-cell>
          <table:table-cell office:value-type="float" office:value="0.302392804710762" calcext:value-type="float">
            <text:p>0.302392804710762</text:p>
          </table:table-cell>
          <table:table-cell office:value-type="float" office:value="0.301724597487484" calcext:value-type="float">
            <text:p>0.301724597487484</text:p>
          </table:table-cell>
          <table:table-cell office:value-type="float" office:value="0.301306918786963" calcext:value-type="float">
            <text:p>0.301306918786963</text:p>
          </table:table-cell>
          <table:table-cell office:value-type="float" office:value="0.300976578318952" calcext:value-type="float">
            <text:p>0.300976578318952</text:p>
          </table:table-cell>
          <table:table-cell office:value-type="float" office:value="0.304386936992576" calcext:value-type="float">
            <text:p>0.304386936992576</text:p>
          </table:table-cell>
          <table:table-cell office:value-type="float" office:value="0.306919025882513" calcext:value-type="float">
            <text:p>0.306919025882513</text:p>
          </table:table-cell>
          <table:table-cell office:value-type="float" office:value="0.30810198455113" calcext:value-type="float">
            <text:p>0.30810198455113</text:p>
          </table:table-cell>
          <table:table-cell office:value-type="float" office:value="0.307549142395539" calcext:value-type="float">
            <text:p>0.307549142395539</text:p>
          </table:table-cell>
          <table:table-cell office:value-type="float" office:value="0.303373570627352" calcext:value-type="float">
            <text:p>0.303373570627352</text:p>
          </table:table-cell>
          <table:table-cell office:value-type="float" office:value="0.301297777683169" calcext:value-type="float">
            <text:p>0.301297777683169</text:p>
          </table:table-cell>
          <table:table-cell office:value-type="float" office:value="0.303592124861926" calcext:value-type="float">
            <text:p>0.303592124861926</text:p>
          </table:table-cell>
          <table:table-cell office:value-type="float" office:value="0.305926380354285" calcext:value-type="float">
            <text:p>0.305926380354285</text:p>
          </table:table-cell>
          <table:table-cell office:value-type="float" office:value="0.307333547436087" calcext:value-type="float">
            <text:p>0.307333547436087</text:p>
          </table:table-cell>
          <table:table-cell office:value-type="float" office:value="0.307237378194552" calcext:value-type="float">
            <text:p>0.307237378194552</text:p>
          </table:table-cell>
          <table:table-cell office:value-type="float" office:value="0.305216818446593" calcext:value-type="float">
            <text:p>0.305216818446593</text:p>
          </table:table-cell>
          <table:table-cell office:value-type="float" office:value="0.304204843538787" calcext:value-type="float">
            <text:p>0.304204843538787</text:p>
          </table:table-cell>
          <table:table-cell office:value-type="float" office:value="0.304933147920359" calcext:value-type="float">
            <text:p>0.304933147920359</text:p>
          </table:table-cell>
          <table:table-cell office:value-type="float" office:value="0.309484879599749" calcext:value-type="float">
            <text:p>0.309484879599749</text:p>
          </table:table-cell>
          <table:table-cell office:value-type="float" office:value="0.30765672351628" calcext:value-type="float">
            <text:p>0.30765672351628</text:p>
          </table:table-cell>
          <table:table-cell office:value-type="float" office:value="0.305400403086072" calcext:value-type="float">
            <text:p>0.305400403086072</text:p>
          </table:table-cell>
          <table:table-cell office:value-type="float" office:value="0.304344760025329" calcext:value-type="float">
            <text:p>0.304344760025329</text:p>
          </table:table-cell>
          <table:table-cell office:value-type="float" office:value="0.307055822093382" calcext:value-type="float">
            <text:p>0.307055822093382</text:p>
          </table:table-cell>
          <table:table-cell office:value-type="float" office:value="0.309082832996323" calcext:value-type="float">
            <text:p>0.309082832996323</text:p>
          </table:table-cell>
          <table:table-cell office:value-type="float" office:value="0.305642498841588" calcext:value-type="float">
            <text:p>0.305642498841588</text:p>
          </table:table-cell>
          <table:table-cell office:value-type="float" office:value="0.305704671906753" calcext:value-type="float">
            <text:p>0.305704671906753</text:p>
          </table:table-cell>
          <table:table-cell office:value-type="float" office:value="0.306470685641111" calcext:value-type="float">
            <text:p>0.306470685641111</text:p>
          </table:table-cell>
          <table:table-cell office:value-type="float" office:value="0.304660354020226" calcext:value-type="float">
            <text:p>0.304660354020226</text:p>
          </table:table-cell>
          <table:table-cell office:value-type="float" office:value="0.30530685687606" calcext:value-type="float">
            <text:p>0.30530685687606</text:p>
          </table:table-cell>
          <table:table-cell office:value-type="float" office:value="0.308804042158817" calcext:value-type="float">
            <text:p>0.308804042158817</text:p>
          </table:table-cell>
          <table:table-cell office:value-type="float" office:value="0.310595837413662" calcext:value-type="float">
            <text:p>0.310595837413662</text:p>
          </table:table-cell>
          <table:table-cell office:value-type="float" office:value="0.309562228598957" calcext:value-type="float">
            <text:p>0.309562228598957</text:p>
          </table:table-cell>
          <table:table-cell office:value-type="float" office:value="0.306655908386161" calcext:value-type="float">
            <text:p>0.306655908386161</text:p>
          </table:table-cell>
          <table:table-cell office:value-type="float" office:value="0.306789792131144" calcext:value-type="float">
            <text:p>0.306789792131144</text:p>
          </table:table-cell>
          <table:table-cell office:value-type="float" office:value="0.304846623890861" calcext:value-type="float">
            <text:p>0.304846623890861</text:p>
          </table:table-cell>
          <table:table-cell office:value-type="float" office:value="0.307510351249419" calcext:value-type="float">
            <text:p>0.307510351249419</text:p>
          </table:table-cell>
          <table:table-cell office:value-type="float" office:value="0.309537116052115" calcext:value-type="float">
            <text:p>0.309537116052115</text:p>
          </table:table-cell>
          <table:table-cell office:value-type="float" office:value="0.309084280343487" calcext:value-type="float">
            <text:p>0.309084280343487</text:p>
          </table:table-cell>
          <table:table-cell office:value-type="float" office:value="0.30703971723825" calcext:value-type="float">
            <text:p>0.30703971723825</text:p>
          </table:table-cell>
          <table:table-cell office:value-type="float" office:value="0.306772656956474" calcext:value-type="float">
            <text:p>0.306772656956474</text:p>
          </table:table-cell>
          <table:table-cell office:value-type="float" office:value="0.307489953940712" calcext:value-type="float">
            <text:p>0.307489953940712</text:p>
          </table:table-cell>
          <table:table-cell office:value-type="float" office:value="0.306348837976159" calcext:value-type="float">
            <text:p>0.306348837976159</text:p>
          </table:table-cell>
          <table:table-cell office:value-type="float" office:value="0.305654712953603" calcext:value-type="float">
            <text:p>0.305654712953603</text:p>
          </table:table-cell>
          <table:table-cell office:value-type="float" office:value="0.310900303798765" calcext:value-type="float">
            <text:p>0.310900303798765</text:p>
          </table:table-cell>
          <table:table-cell office:value-type="float" office:value="0.310901544768922" calcext:value-type="float">
            <text:p>0.310901544768922</text:p>
          </table:table-cell>
          <table:table-cell office:value-type="float" office:value="0.308390728384247" calcext:value-type="float">
            <text:p>0.308390728384247</text:p>
          </table:table-cell>
          <table:table-cell office:value-type="float" office:value="0.307482323995899" calcext:value-type="float">
            <text:p>0.307482323995899</text:p>
          </table:table-cell>
          <table:table-cell office:value-type="float" office:value="0.304943528049396" calcext:value-type="float">
            <text:p>0.304943528049396</text:p>
          </table:table-cell>
          <table:table-cell office:value-type="float" office:value="0.309296242698123" calcext:value-type="float">
            <text:p>0.309296242698123</text:p>
          </table:table-cell>
          <table:table-cell office:value-type="float" office:value="0.31032935943583" calcext:value-type="float">
            <text:p>0.31032935943583</text:p>
          </table:table-cell>
          <table:table-cell office:value-type="float" office:value="0.309370269441425" calcext:value-type="float">
            <text:p>0.309370269441425</text:p>
          </table:table-cell>
          <table:table-cell office:value-type="float" office:value="0.306009367801805" calcext:value-type="float">
            <text:p>0.306009367801805</text:p>
          </table:table-cell>
          <table:table-cell office:value-type="float" office:value="0.306376596148943" calcext:value-type="float">
            <text:p>0.306376596148943</text:p>
          </table:table-cell>
          <table:table-cell office:value-type="float" office:value="0.308230376576499" calcext:value-type="float">
            <text:p>0.308230376576499</text:p>
          </table:table-cell>
          <table:table-cell office:value-type="float" office:value="0.3114459083644" calcext:value-type="float">
            <text:p>0.3114459083644</text:p>
          </table:table-cell>
          <table:table-cell office:value-type="float" office:value="0.308621412780639" calcext:value-type="float">
            <text:p>0.308621412780639</text:p>
          </table:table-cell>
          <table:table-cell office:value-type="float" office:value="0.307794500293772" calcext:value-type="float">
            <text:p>0.307794500293772</text:p>
          </table:table-cell>
          <table:table-cell office:value-type="float" office:value="0.305617265872054" calcext:value-type="float">
            <text:p>0.305617265872054</text:p>
          </table:table-cell>
          <table:table-cell office:value-type="float" office:value="0.309370711741475" calcext:value-type="float">
            <text:p>0.309370711741475</text:p>
          </table:table-cell>
          <table:table-cell office:value-type="float" office:value="0.307415853506006" calcext:value-type="float">
            <text:p>0.307415853506006</text:p>
          </table:table-cell>
          <table:table-cell office:value-type="float" office:value="0.306966207474918" calcext:value-type="float">
            <text:p>0.306966207474918</text:p>
          </table:table-cell>
          <table:table-cell office:value-type="float" office:value="0.304414997205631" calcext:value-type="float">
            <text:p>0.304414997205631</text:p>
          </table:table-cell>
          <table:table-cell office:value-type="float" office:value="0.309713388203256" calcext:value-type="float">
            <text:p>0.309713388203256</text:p>
          </table:table-cell>
          <table:table-cell office:value-type="float" office:value="0.310950000481969" calcext:value-type="float">
            <text:p>0.310950000481969</text:p>
          </table:table-cell>
          <table:table-cell office:value-type="float" office:value="0.307574577517474" calcext:value-type="float">
            <text:p>0.307574577517474</text:p>
          </table:table-cell>
          <table:table-cell office:value-type="float" office:value="0.307804826741506" calcext:value-type="float">
            <text:p>0.307804826741506</text:p>
          </table:table-cell>
          <table:table-cell office:value-type="float" office:value="0.305482645508083" calcext:value-type="float">
            <text:p>0.305482645508083</text:p>
          </table:table-cell>
          <table:table-cell office:value-type="float" office:value="0.307251312405841" calcext:value-type="float">
            <text:p>0.307251312405841</text:p>
          </table:table-cell>
          <table:table-cell office:value-type="float" office:value="0.308422285827768" calcext:value-type="float">
            <text:p>0.308422285827768</text:p>
          </table:table-cell>
          <table:table-cell office:value-type="float" office:value="0.308696710555177" calcext:value-type="float">
            <text:p>0.308696710555177</text:p>
          </table:table-cell>
          <table:table-cell office:value-type="float" office:value="0.305356444263049" calcext:value-type="float">
            <text:p>0.305356444263049</text:p>
          </table:table-cell>
          <table:table-cell office:value-type="float" office:value="0.306034553936525" calcext:value-type="float">
            <text:p>0.306034553936525</text:p>
          </table:table-cell>
          <table:table-cell office:value-type="float" office:value="0.304785919728743" calcext:value-type="float">
            <text:p>0.304785919728743</text:p>
          </table:table-cell>
          <table:table-cell office:value-type="float" office:value="0.306316355319997" calcext:value-type="float">
            <text:p>0.306316355319997</text:p>
          </table:table-cell>
          <table:table-cell office:value-type="float" office:value="0.310392269533292" calcext:value-type="float">
            <text:p>0.310392269533292</text:p>
          </table:table-cell>
          <table:table-cell office:value-type="float" office:value="0.310747116202198" calcext:value-type="float">
            <text:p>0.310747116202198</text:p>
          </table:table-cell>
          <table:table-cell office:value-type="float" office:value="0.309194717517769" calcext:value-type="float">
            <text:p>0.309194717517769</text:p>
          </table:table-cell>
          <table:table-cell office:value-type="float" office:value="0.307026066125064" calcext:value-type="float">
            <text:p>0.307026066125064</text:p>
          </table:table-cell>
          <table:table-cell office:value-type="float" office:value="0.307074135030878" calcext:value-type="float">
            <text:p>0.307074135030878</text:p>
          </table:table-cell>
          <table:table-cell office:value-type="float" office:value="0.305069954090603" calcext:value-type="float">
            <text:p>0.305069954090603</text:p>
          </table:table-cell>
          <table:table-cell office:value-type="float" office:value="0.304431574175011" calcext:value-type="float">
            <text:p>0.304431574175011</text:p>
          </table:table-cell>
          <table:table-cell office:value-type="float" office:value="0.307644956923431" calcext:value-type="float">
            <text:p>0.307644956923431</text:p>
          </table:table-cell>
          <table:table-cell office:value-type="float" office:value="0.306674695840537" calcext:value-type="float">
            <text:p>0.306674695840537</text:p>
          </table:table-cell>
          <table:table-cell office:value-type="float" office:value="0.305133163393388" calcext:value-type="float">
            <text:p>0.305133163393388</text:p>
          </table:table-cell>
          <table:table-cell office:value-type="float" office:value="0.306441524771758" calcext:value-type="float">
            <text:p>0.306441524771758</text:p>
          </table:table-cell>
          <table:table-cell office:value-type="float" office:value="0.305957802608416" calcext:value-type="float">
            <text:p>0.305957802608416</text:p>
          </table:table-cell>
          <table:table-cell office:value-type="float" office:value="0.308109565070651" calcext:value-type="float">
            <text:p>0.308109565070651</text:p>
          </table:table-cell>
          <table:table-cell office:value-type="float" office:value="0.310430870243074" calcext:value-type="float">
            <text:p>0.310430870243074</text:p>
          </table:table-cell>
          <table:table-cell office:value-type="float" office:value="0.309647160078072" calcext:value-type="float">
            <text:p>0.309647160078072</text:p>
          </table:table-cell>
          <table:table-cell office:value-type="float" office:value="0.30736634666399" calcext:value-type="float">
            <text:p>0.30736634666399</text:p>
          </table:table-cell>
          <table:table-cell office:value-type="float" office:value="0.306638951489963" calcext:value-type="float">
            <text:p>0.306638951489963</text:p>
          </table:table-cell>
          <table:table-cell office:value-type="float" office:value="0.304772320136702" calcext:value-type="float">
            <text:p>0.304772320136702</text:p>
          </table:table-cell>
          <table:table-cell office:value-type="float" office:value="0.307200761449547" calcext:value-type="float">
            <text:p>0.307200761449547</text:p>
          </table:table-cell>
          <table:table-cell office:value-type="float" office:value="0.306408116351161" calcext:value-type="float">
            <text:p>0.306408116351161</text:p>
          </table:table-cell>
          <table:table-cell office:value-type="float" office:value="0.304775777888086" calcext:value-type="float">
            <text:p>0.304775777888086</text:p>
          </table:table-cell>
          <table:table-cell office:value-type="float" office:value="0.310089679296855" calcext:value-type="float">
            <text:p>0.310089679296855</text:p>
          </table:table-cell>
          <table:table-cell office:value-type="float" office:value="0.30982683547989" calcext:value-type="float">
            <text:p>0.30982683547989</text:p>
          </table:table-cell>
          <table:table-cell office:value-type="float" office:value="0.309170489439521" calcext:value-type="float">
            <text:p>0.309170489439521</text:p>
          </table:table-cell>
          <table:table-cell office:value-type="float" office:value="0.308046695073858" calcext:value-type="float">
            <text:p>0.308046695073858</text:p>
          </table:table-cell>
          <table:table-cell office:value-type="float" office:value="0.306549110791634" calcext:value-type="float">
            <text:p>0.306549110791634</text:p>
          </table:table-cell>
          <table:table-cell office:value-type="float" office:value="0.305682944272112" calcext:value-type="float">
            <text:p>0.305682944272112</text:p>
          </table:table-cell>
          <table:table-cell office:value-type="float" office:value="0.309875158604956" calcext:value-type="float">
            <text:p>0.309875158604956</text:p>
          </table:table-cell>
          <table:table-cell office:value-type="float" office:value="0.309264871198645" calcext:value-type="float">
            <text:p>0.309264871198645</text:p>
          </table:table-cell>
          <table:table-cell office:value-type="float" office:value="0.302926954846403" calcext:value-type="float">
            <text:p>0.302926954846403</text:p>
          </table:table-cell>
          <table:table-cell office:value-type="float" office:value="0.303421704311493" calcext:value-type="float">
            <text:p>0.303421704311493</text:p>
          </table:table-cell>
          <table:table-cell office:value-type="float" office:value="0.30283714880213" calcext:value-type="float">
            <text:p>0.30283714880213</text:p>
          </table:table-cell>
          <table:table-cell office:value-type="float" office:value="0.302985727718802" calcext:value-type="float">
            <text:p>0.302985727718802</text:p>
          </table:table-cell>
          <table:table-cell office:value-type="float" office:value="0.305592911463285" calcext:value-type="float">
            <text:p>0.305592911463285</text:p>
          </table:table-cell>
          <table:table-cell office:value-type="float" office:value="0.308090745251942" calcext:value-type="float">
            <text:p>0.308090745251942</text:p>
          </table:table-cell>
          <table:table-cell office:value-type="float" office:value="0.30884275686534" calcext:value-type="float">
            <text:p>0.30884275686534</text:p>
          </table:table-cell>
          <table:table-cell office:value-type="float" office:value="0.307839558402594" calcext:value-type="float">
            <text:p>0.307839558402594</text:p>
          </table:table-cell>
          <table:table-cell office:value-type="float" office:value="0.307671451020604" calcext:value-type="float">
            <text:p>0.307671451020604</text:p>
          </table:table-cell>
          <table:table-cell office:value-type="float" office:value="0.307537650620817" calcext:value-type="float">
            <text:p>0.307537650620817</text:p>
          </table:table-cell>
          <table:table-cell office:value-type="float" office:value="0.306742508056785" calcext:value-type="float">
            <text:p>0.306742508056785</text:p>
          </table:table-cell>
          <table:table-cell office:value-type="float" office:value="0.306843987739034" calcext:value-type="float">
            <text:p>0.306843987739034</text:p>
          </table:table-cell>
          <table:table-cell office:value-type="float" office:value="0.303596763575127" calcext:value-type="float">
            <text:p>0.303596763575127</text:p>
          </table:table-cell>
          <table:table-cell office:value-type="float" office:value="0.302532110056704" calcext:value-type="float">
            <text:p>0.302532110056704</text:p>
          </table:table-cell>
          <table:table-cell office:value-type="float" office:value="0.301870757657141" calcext:value-type="float">
            <text:p>0.301870757657141</text:p>
          </table:table-cell>
          <table:table-cell office:value-type="float" office:value="0.306385215673393" calcext:value-type="float">
            <text:p>0.306385215673393</text:p>
          </table:table-cell>
          <table:table-cell office:value-type="float" office:value="0.30886989190999" calcext:value-type="float">
            <text:p>0.30886989190999</text:p>
          </table:table-cell>
          <table:table-cell office:value-type="float" office:value="0.306613151266523" calcext:value-type="float">
            <text:p>0.306613151266523</text:p>
          </table:table-cell>
          <table:table-cell office:value-type="float" office:value="0.306249007298002" calcext:value-type="float">
            <text:p>0.306249007298002</text:p>
          </table:table-cell>
          <table:table-cell office:value-type="float" office:value="0.306070843312318" calcext:value-type="float">
            <text:p>0.306070843312318</text:p>
          </table:table-cell>
          <table:table-cell office:value-type="float" office:value="0.303779134087348" calcext:value-type="float">
            <text:p>0.303779134087348</text:p>
          </table:table-cell>
          <table:table-cell office:value-type="float" office:value="0.302387786926615" calcext:value-type="float">
            <text:p>0.302387786926615</text:p>
          </table:table-cell>
          <table:table-cell office:value-type="float" office:value="0.301528936258404" calcext:value-type="float">
            <text:p>0.301528936258404</text:p>
          </table:table-cell>
          <table:table-cell office:value-type="float" office:value="0.305804847379538" calcext:value-type="float">
            <text:p>0.305804847379538</text:p>
          </table:table-cell>
          <table:table-cell office:value-type="float" office:value="0.308896179398873" calcext:value-type="float">
            <text:p>0.308896179398873</text:p>
          </table:table-cell>
          <table:table-cell office:value-type="float" office:value="0.307052831351892" calcext:value-type="float">
            <text:p>0.307052831351892</text:p>
          </table:table-cell>
          <table:table-cell office:value-type="float" office:value="0.305354960523267" calcext:value-type="float">
            <text:p>0.305354960523267</text:p>
          </table:table-cell>
          <table:table-cell office:value-type="float" office:value="0.305413289592656" calcext:value-type="float">
            <text:p>0.305413289592656</text:p>
          </table:table-cell>
          <table:table-cell office:value-type="float" office:value="0.301672610188269" calcext:value-type="float">
            <text:p>0.301672610188269</text:p>
          </table:table-cell>
          <table:table-cell office:value-type="float" office:value="0.301018469432438" calcext:value-type="float">
            <text:p>0.301018469432438</text:p>
          </table:table-cell>
          <table:table-cell office:value-type="float" office:value="0.30072727001317" calcext:value-type="float">
            <text:p>0.30072727001317</text:p>
          </table:table-cell>
          <table:table-cell office:value-type="float" office:value="0.305178022125575" calcext:value-type="float">
            <text:p>0.305178022125575</text:p>
          </table:table-cell>
          <table:table-cell office:value-type="float" office:value="0.307574667315036" calcext:value-type="float">
            <text:p>0.307574667315036</text:p>
          </table:table-cell>
          <table:table-cell office:value-type="float" office:value="0.307838459105136" calcext:value-type="float">
            <text:p>0.307838459105136</text:p>
          </table:table-cell>
          <table:table-cell office:value-type="float" office:value="0.307393303474994" calcext:value-type="float">
            <text:p>0.307393303474994</text:p>
          </table:table-cell>
          <table:table-cell office:value-type="float" office:value="0.303277512425366" calcext:value-type="float">
            <text:p>0.303277512425366</text:p>
          </table:table-cell>
          <table:table-cell office:value-type="float" office:value="0.305657097455342" calcext:value-type="float">
            <text:p>0.305657097455342</text:p>
          </table:table-cell>
          <table:table-cell office:value-type="float" office:value="0.30224997412714" calcext:value-type="float">
            <text:p>0.30224997412714</text:p>
          </table:table-cell>
          <table:table-cell office:value-type="float" office:value="0.3025641262311" calcext:value-type="float">
            <text:p>0.3025641262311</text:p>
          </table:table-cell>
          <table:table-cell office:value-type="float" office:value="0.305514047487448" calcext:value-type="float">
            <text:p>0.305514047487448</text:p>
          </table:table-cell>
          <table:table-cell office:value-type="float" office:value="0.308277869970969" calcext:value-type="float">
            <text:p>0.308277869970969</text:p>
          </table:table-cell>
          <table:table-cell office:value-type="float" office:value="0.308645598064307" calcext:value-type="float">
            <text:p>0.308645598064307</text:p>
          </table:table-cell>
          <table:table-cell office:value-type="float" office:value="0.308882969965229" calcext:value-type="float">
            <text:p>0.308882969965229</text:p>
          </table:table-cell>
          <table:table-cell office:value-type="float" office:value="0.305513528349879" calcext:value-type="float">
            <text:p>0.305513528349879</text:p>
          </table:table-cell>
          <table:table-cell office:value-type="float" office:value="0.303860999085819" calcext:value-type="float">
            <text:p>0.303860999085819</text:p>
          </table:table-cell>
          <table:table-cell office:value-type="float" office:value="0.305559864255851" calcext:value-type="float">
            <text:p>0.305559864255851</text:p>
          </table:table-cell>
          <table:table-cell office:value-type="float" office:value="0.305626844970312" calcext:value-type="float">
            <text:p>0.305626844970312</text:p>
          </table:table-cell>
          <table:table-cell office:value-type="float" office:value="0.305915954107764" calcext:value-type="float">
            <text:p>0.305915954107764</text:p>
          </table:table-cell>
          <table:table-cell office:value-type="float" office:value="0.302621603974162" calcext:value-type="float">
            <text:p>0.302621603974162</text:p>
          </table:table-cell>
          <table:table-cell office:value-type="float" office:value="0.302795431927801" calcext:value-type="float">
            <text:p>0.302795431927801</text:p>
          </table:table-cell>
          <table:table-cell office:value-type="float" office:value="0.308449329863425" calcext:value-type="float">
            <text:p>0.308449329863425</text:p>
          </table:table-cell>
          <table:table-cell office:value-type="float" office:value="0.310000841124569" calcext:value-type="float">
            <text:p>0.310000841124569</text:p>
          </table:table-cell>
          <table:table-cell office:value-type="float" office:value="0.309549029010068" calcext:value-type="float">
            <text:p>0.309549029010068</text:p>
          </table:table-cell>
          <table:table-cell office:value-type="float" office:value="0.309462855835442" calcext:value-type="float">
            <text:p>0.309462855835442</text:p>
          </table:table-cell>
          <table:table-cell office:value-type="float" office:value="0.309408518619773" calcext:value-type="float">
            <text:p>0.309408518619773</text:p>
          </table:table-cell>
          <table:table-cell office:value-type="float" office:value="0.303601547641862" calcext:value-type="float">
            <text:p>0.303601547641862</text:p>
          </table:table-cell>
          <table:table-cell office:value-type="float" office:value="0.303806835313709" calcext:value-type="float">
            <text:p>0.303806835313709</text:p>
          </table:table-cell>
          <table:table-cell office:value-type="float" office:value="0.309812076362358" calcext:value-type="float">
            <text:p>0.309812076362358</text:p>
          </table:table-cell>
          <table:table-cell office:value-type="float" office:value="0.309414083849445" calcext:value-type="float">
            <text:p>0.309414083849445</text:p>
          </table:table-cell>
          <table:table-cell office:value-type="float" office:value="0.308056343608713" calcext:value-type="float">
            <text:p>0.308056343608713</text:p>
          </table:table-cell>
          <table:table-cell office:value-type="float" office:value="0.304022005995802" calcext:value-type="float">
            <text:p>0.304022005995802</text:p>
          </table:table-cell>
          <table:table-cell office:value-type="float" office:value="0.303543479501407" calcext:value-type="float">
            <text:p>0.303543479501407</text:p>
          </table:table-cell>
          <table:table-cell office:value-type="float" office:value="0.304660258360159" calcext:value-type="float">
            <text:p>0.304660258360159</text:p>
          </table:table-cell>
          <table:table-cell office:value-type="float" office:value="0.310194543311424" calcext:value-type="float">
            <text:p>0.310194543311424</text:p>
          </table:table-cell>
          <table:table-cell office:value-type="float" office:value="0.308299376094401" calcext:value-type="float">
            <text:p>0.308299376094401</text:p>
          </table:table-cell>
          <table:table-cell office:value-type="float" office:value="0.308115749757031" calcext:value-type="float">
            <text:p>0.308115749757031</text:p>
          </table:table-cell>
          <table:table-cell office:value-type="float" office:value="0.306765421728542" calcext:value-type="float">
            <text:p>0.306765421728542</text:p>
          </table:table-cell>
          <table:table-cell office:value-type="float" office:value="0.303692707424813" calcext:value-type="float">
            <text:p>0.303692707424813</text:p>
          </table:table-cell>
          <table:table-cell office:value-type="float" office:value="0.3026438437813" calcext:value-type="float">
            <text:p>0.3026438437813</text:p>
          </table:table-cell>
          <table:table-cell office:value-type="float" office:value="0.302614045293522" calcext:value-type="float">
            <text:p>0.302614045293522</text:p>
          </table:table-cell>
          <table:table-cell office:value-type="float" office:value="0.302089360525402" calcext:value-type="float">
            <text:p>0.302089360525402</text:p>
          </table:table-cell>
          <table:table-cell office:value-type="float" office:value="0.309845893629517" calcext:value-type="float">
            <text:p>0.309845893629517</text:p>
          </table:table-cell>
          <table:table-cell office:value-type="float" office:value="0.308268021340056" calcext:value-type="float">
            <text:p>0.308268021340056</text:p>
          </table:table-cell>
          <table:table-cell office:value-type="float" office:value="0.30698445989772" calcext:value-type="float">
            <text:p>0.30698445989772</text:p>
          </table:table-cell>
          <table:table-cell office:value-type="float" office:value="0.302492921171613" calcext:value-type="float">
            <text:p>0.302492921171613</text:p>
          </table:table-cell>
          <table:table-cell office:value-type="float" office:value="0.3023690890171" calcext:value-type="float">
            <text:p>0.3023690890171</text:p>
          </table:table-cell>
          <table:table-cell office:value-type="float" office:value="0.302001270832603" calcext:value-type="float">
            <text:p>0.302001270832603</text:p>
          </table:table-cell>
          <table:table-cell office:value-type="float" office:value="0.303150843352689" calcext:value-type="float">
            <text:p>0.303150843352689</text:p>
          </table:table-cell>
          <table:table-cell office:value-type="float" office:value="0.305633875364531" calcext:value-type="float">
            <text:p>0.305633875364531</text:p>
          </table:table-cell>
          <table:table-cell office:value-type="float" office:value="0.30842589306247" calcext:value-type="float">
            <text:p>0.30842589306247</text:p>
          </table:table-cell>
          <table:table-cell office:value-type="float" office:value="0.309977768744014" calcext:value-type="float">
            <text:p>0.309977768744014</text:p>
          </table:table-cell>
          <table:table-cell office:value-type="float" office:value="0.308924137143847" calcext:value-type="float">
            <text:p>0.308924137143847</text:p>
          </table:table-cell>
          <table:table-cell office:value-type="float" office:value="0.307663366600965" calcext:value-type="float">
            <text:p>0.307663366600965</text:p>
          </table:table-cell>
          <table:table-cell office:value-type="float" office:value="0.304576518548288" calcext:value-type="float">
            <text:p>0.304576518548288</text:p>
          </table:table-cell>
          <table:table-cell office:value-type="float" office:value="0.306917422311746" calcext:value-type="float">
            <text:p>0.306917422311746</text:p>
          </table:table-cell>
          <table:table-cell office:value-type="float" office:value="0.304220187881217" calcext:value-type="float">
            <text:p>0.304220187881217</text:p>
          </table:table-cell>
          <table:table-cell office:value-type="float" office:value="0.303077870473717" calcext:value-type="float">
            <text:p>0.303077870473717</text:p>
          </table:table-cell>
          <table:table-cell office:value-type="float" office:value="0.302686723028403" calcext:value-type="float">
            <text:p>0.302686723028403</text:p>
          </table:table-cell>
          <table:table-cell office:value-type="float" office:value="0.304753051822435" calcext:value-type="float">
            <text:p>0.304753051822435</text:p>
          </table:table-cell>
          <table:table-cell office:value-type="float" office:value="0.309016880817814" calcext:value-type="float">
            <text:p>0.309016880817814</text:p>
          </table:table-cell>
          <table:table-cell office:value-type="float" office:value="0.308135016921677" calcext:value-type="float">
            <text:p>0.308135016921677</text:p>
          </table:table-cell>
          <table:table-cell office:value-type="float" office:value="0.308439438928253" calcext:value-type="float">
            <text:p>0.308439438928253</text:p>
          </table:table-cell>
          <table:table-cell office:value-type="float" office:value="0.305618117811452" calcext:value-type="float">
            <text:p>0.305618117811452</text:p>
          </table:table-cell>
          <table:table-cell office:value-type="float" office:value="0.306194101293876" calcext:value-type="float">
            <text:p>0.306194101293876</text:p>
          </table:table-cell>
          <table:table-cell office:value-type="float" office:value="0.306684031772275" calcext:value-type="float">
            <text:p>0.306684031772275</text:p>
          </table:table-cell>
          <table:table-cell office:value-type="float" office:value="0.302845681769442" calcext:value-type="float">
            <text:p>0.302845681769442</text:p>
          </table:table-cell>
          <table:table-cell office:value-type="float" office:value="0.302519527813661" calcext:value-type="float">
            <text:p>0.302519527813661</text:p>
          </table:table-cell>
          <table:table-cell office:value-type="float" office:value="0.304219898519729" calcext:value-type="float">
            <text:p>0.304219898519729</text:p>
          </table:table-cell>
          <table:table-cell office:value-type="float" office:value="0.307083880275979" calcext:value-type="float">
            <text:p>0.307083880275979</text:p>
          </table:table-cell>
          <table:table-cell office:value-type="float" office:value="0.309462073159898" calcext:value-type="float">
            <text:p>0.309462073159898</text:p>
          </table:table-cell>
          <table:table-cell office:value-type="float" office:value="0.309020696897936" calcext:value-type="float">
            <text:p>0.309020696897936</text:p>
          </table:table-cell>
          <table:table-cell office:value-type="float" office:value="0.3085831757159" calcext:value-type="float">
            <text:p>0.3085831757159</text:p>
          </table:table-cell>
          <table:table-cell office:value-type="float" office:value="0.307113780260893" calcext:value-type="float">
            <text:p>0.307113780260893</text:p>
          </table:table-cell>
          <table:table-cell office:value-type="float" office:value="0.303208158602717" calcext:value-type="float">
            <text:p>0.303208158602717</text:p>
          </table:table-cell>
          <table:table-cell office:value-type="float" office:value="0.301753072779846" calcext:value-type="float">
            <text:p>0.301753072779846</text:p>
          </table:table-cell>
          <table:table-cell office:value-type="float" office:value="0.301572904464856" calcext:value-type="float">
            <text:p>0.301572904464856</text:p>
          </table:table-cell>
          <table:table-cell office:value-type="float" office:value="0.302896897139232" calcext:value-type="float">
            <text:p>0.302896897139232</text:p>
          </table:table-cell>
          <table:table-cell office:value-type="float" office:value="0.307783174100306" calcext:value-type="float">
            <text:p>0.307783174100306</text:p>
          </table:table-cell>
          <table:table-cell office:value-type="float" office:value="0.308858003344168" calcext:value-type="float">
            <text:p>0.308858003344168</text:p>
          </table:table-cell>
          <table:table-cell office:value-type="float" office:value="0.307558261911207" calcext:value-type="float">
            <text:p>0.307558261911207</text:p>
          </table:table-cell>
          <table:table-cell office:value-type="float" office:value="0.304673081024404" calcext:value-type="float">
            <text:p>0.304673081024404</text:p>
          </table:table-cell>
          <table:table-cell office:value-type="float" office:value="0.303480269732958" calcext:value-type="float">
            <text:p>0.303480269732958</text:p>
          </table:table-cell>
          <table:table-cell office:value-type="float" office:value="0.301902228743371" calcext:value-type="float">
            <text:p>0.301902228743371</text:p>
          </table:table-cell>
          <table:table-cell office:value-type="float" office:value="0.301601063373473" calcext:value-type="float">
            <text:p>0.301601063373473</text:p>
          </table:table-cell>
          <table:table-cell office:value-type="float" office:value="0.302099665464088" calcext:value-type="float">
            <text:p>0.302099665464088</text:p>
          </table:table-cell>
          <table:table-cell office:value-type="float" office:value="0.309142285558313" calcext:value-type="float">
            <text:p>0.309142285558313</text:p>
          </table:table-cell>
          <table:table-cell office:value-type="float" office:value="0.307820265469818" calcext:value-type="float">
            <text:p>0.307820265469818</text:p>
          </table:table-cell>
          <table:table-cell office:value-type="float" office:value="0.307108479769227" calcext:value-type="float">
            <text:p>0.307108479769227</text:p>
          </table:table-cell>
          <table:table-cell office:value-type="float" office:value="0.304379111007913" calcext:value-type="float">
            <text:p>0.304379111007913</text:p>
          </table:table-cell>
          <table:table-cell office:value-type="float" office:value="0.306935420728445" calcext:value-type="float">
            <text:p>0.306935420728445</text:p>
          </table:table-cell>
          <table:table-cell office:value-type="float" office:value="0.3016822560249" calcext:value-type="float">
            <text:p>0.3016822560249</text:p>
          </table:table-cell>
          <table:table-cell office:value-type="float" office:value="0.30185957126222" calcext:value-type="float">
            <text:p>0.30185957126222</text:p>
          </table:table-cell>
          <table:table-cell office:value-type="float" office:value="0.301763613647805" calcext:value-type="float">
            <text:p>0.301763613647805</text:p>
          </table:table-cell>
          <table:table-cell office:value-type="float" office:value="0.30438249434624" calcext:value-type="float">
            <text:p>0.30438249434624</text:p>
          </table:table-cell>
          <table:table-cell office:value-type="float" office:value="0.306643072660996" calcext:value-type="float">
            <text:p>0.306643072660996</text:p>
          </table:table-cell>
          <table:table-cell office:value-type="float" office:value="0.30974975931497" calcext:value-type="float">
            <text:p>0.30974975931497</text:p>
          </table:table-cell>
          <table:table-cell office:value-type="float" office:value="0.307268547210173" calcext:value-type="float">
            <text:p>0.307268547210173</text:p>
          </table:table-cell>
          <table:table-cell office:value-type="float" office:value="0.30782667083612" calcext:value-type="float">
            <text:p>0.30782667083612</text:p>
          </table:table-cell>
          <table:table-cell office:value-type="float" office:value="0.303914376659865" calcext:value-type="float">
            <text:p>0.303914376659865</text:p>
          </table:table-cell>
          <table:table-cell office:value-type="float" office:value="0.306357596322332" calcext:value-type="float">
            <text:p>0.306357596322332</text:p>
          </table:table-cell>
          <table:table-cell office:value-type="float" office:value="0.301281407896627" calcext:value-type="float">
            <text:p>0.301281407896627</text:p>
          </table:table-cell>
          <table:table-cell office:value-type="float" office:value="0.301029060583487" calcext:value-type="float">
            <text:p>0.301029060583487</text:p>
          </table:table-cell>
          <table:table-cell office:value-type="float" office:value="0.303376013189958" calcext:value-type="float">
            <text:p>0.303376013189958</text:p>
          </table:table-cell>
          <table:table-cell office:value-type="float" office:value="0.308020328787863" calcext:value-type="float">
            <text:p>0.308020328787863</text:p>
          </table:table-cell>
          <table:table-cell office:value-type="float" office:value="0.30803019448423" calcext:value-type="float">
            <text:p>0.30803019448423</text:p>
          </table:table-cell>
          <table:table-cell office:value-type="float" office:value="0.307215852063301" calcext:value-type="float">
            <text:p>0.307215852063301</text:p>
          </table:table-cell>
          <table:table-cell office:value-type="float" office:value="0.30593486330183" calcext:value-type="float">
            <text:p>0.30593486330183</text:p>
          </table:table-cell>
          <table:table-cell office:value-type="float" office:value="0.306593337073379" calcext:value-type="float">
            <text:p>0.306593337073379</text:p>
          </table:table-cell>
          <table:table-cell office:value-type="float" office:value="0.301488382915613" calcext:value-type="float">
            <text:p>0.301488382915613</text:p>
          </table:table-cell>
          <table:table-cell office:value-type="float" office:value="0.300975588820119" calcext:value-type="float">
            <text:p>0.300975588820119</text:p>
          </table:table-cell>
          <table:table-cell office:value-type="float" office:value="0.300624206285091" calcext:value-type="float">
            <text:p>0.300624206285091</text:p>
          </table:table-cell>
          <table:table-cell office:value-type="float" office:value="0.304906301105231" calcext:value-type="float">
            <text:p>0.304906301105231</text:p>
          </table:table-cell>
          <table:table-cell office:value-type="float" office:value="0.307618621672795" calcext:value-type="float">
            <text:p>0.307618621672795</text:p>
          </table:table-cell>
          <table:table-cell office:value-type="float" office:value="0.308395372541782" calcext:value-type="float">
            <text:p>0.308395372541782</text:p>
          </table:table-cell>
          <table:table-cell office:value-type="float" office:value="0.308198751512665" calcext:value-type="float">
            <text:p>0.308198751512665</text:p>
          </table:table-cell>
          <table:table-cell office:value-type="float" office:value="0.3068328370433" calcext:value-type="float">
            <text:p>0.3068328370433</text:p>
          </table:table-cell>
          <table:table-cell office:value-type="float" office:value="0.306525223976776" calcext:value-type="float">
            <text:p>0.306525223976776</text:p>
          </table:table-cell>
          <table:table-cell office:value-type="float" office:value="0.306158001322395" calcext:value-type="float">
            <text:p>0.306158001322395</text:p>
          </table:table-cell>
          <table:table-cell office:value-type="float" office:value="0.301136497322833" calcext:value-type="float">
            <text:p>0.301136497322833</text:p>
          </table:table-cell>
          <table:table-cell office:value-type="float" office:value="0.300532761678424" calcext:value-type="float">
            <text:p>0.300532761678424</text:p>
          </table:table-cell>
          <table:table-cell office:value-type="float" office:value="0.304920647800181" calcext:value-type="float">
            <text:p>0.304920647800181</text:p>
          </table:table-cell>
          <table:table-cell office:value-type="float" office:value="0.307399353156269" calcext:value-type="float">
            <text:p>0.307399353156269</text:p>
          </table:table-cell>
          <table:table-cell office:value-type="float" office:value="0.307494892756776" calcext:value-type="float">
            <text:p>0.307494892756776</text:p>
          </table:table-cell>
          <table:table-cell office:value-type="float" office:value="0.306380723301751" calcext:value-type="float">
            <text:p>0.306380723301751</text:p>
          </table:table-cell>
          <table:table-cell office:value-type="float" office:value="0.301045839169497" calcext:value-type="float">
            <text:p>0.301045839169497</text:p>
          </table:table-cell>
          <table:table-cell office:value-type="float" office:value="0.301224361292153" calcext:value-type="float">
            <text:p>0.301224361292153</text:p>
          </table:table-cell>
          <table:table-cell office:value-type="float" office:value="0.303508113223173" calcext:value-type="float">
            <text:p>0.303508113223173</text:p>
          </table:table-cell>
          <table:table-cell office:value-type="float" office:value="0.307724511246129" calcext:value-type="float">
            <text:p>0.307724511246129</text:p>
          </table:table-cell>
          <table:table-cell office:value-type="float" office:value="0.308189577013825" calcext:value-type="float">
            <text:p>0.308189577013825</text:p>
          </table:table-cell>
          <table:table-cell office:value-type="float" office:value="0.309092216230184" calcext:value-type="float">
            <text:p>0.309092216230184</text:p>
          </table:table-cell>
          <table:table-cell office:value-type="float" office:value="0.304693747034733" calcext:value-type="float">
            <text:p>0.304693747034733</text:p>
          </table:table-cell>
          <table:table-cell office:value-type="float" office:value="0.300806868958194" calcext:value-type="float">
            <text:p>0.300806868958194</text:p>
          </table:table-cell>
          <table:table-cell office:value-type="float" office:value="0.300767442748257" calcext:value-type="float">
            <text:p>0.300767442748257</text:p>
          </table:table-cell>
          <table:table-cell office:value-type="float" office:value="0.300883191640855" calcext:value-type="float">
            <text:p>0.300883191640855</text:p>
          </table:table-cell>
          <table:table-cell office:value-type="float" office:value="0.300844465477978" calcext:value-type="float">
            <text:p>0.300844465477978</text:p>
          </table:table-cell>
          <table:table-cell office:value-type="float" office:value="0.302968657038578" calcext:value-type="float">
            <text:p>0.302968657038578</text:p>
          </table:table-cell>
          <table:table-cell office:value-type="float" office:value="0.308160619070176" calcext:value-type="float">
            <text:p>0.308160619070176</text:p>
          </table:table-cell>
          <table:table-cell office:value-type="float" office:value="0.308619459318253" calcext:value-type="float">
            <text:p>0.308619459318253</text:p>
          </table:table-cell>
          <table:table-cell office:value-type="float" office:value="0.307673183800476" calcext:value-type="float">
            <text:p>0.307673183800476</text:p>
          </table:table-cell>
          <table:table-cell office:value-type="float" office:value="0.301646708054361" calcext:value-type="float">
            <text:p>0.301646708054361</text:p>
          </table:table-cell>
          <table:table-cell office:value-type="float" office:value="0.301654104374196" calcext:value-type="float">
            <text:p>0.301654104374196</text:p>
          </table:table-cell>
          <table:table-cell office:value-type="float" office:value="0.301856088354894" calcext:value-type="float">
            <text:p>0.301856088354894</text:p>
          </table:table-cell>
          <table:table-cell office:value-type="float" office:value="0.307820104809538" calcext:value-type="float">
            <text:p>0.307820104809538</text:p>
          </table:table-cell>
          <table:table-cell office:value-type="float" office:value="0.306704564224545" calcext:value-type="float">
            <text:p>0.306704564224545</text:p>
          </table:table-cell>
          <table:table-cell office:value-type="float" office:value="0.306340464543945" calcext:value-type="float">
            <text:p>0.306340464543945</text:p>
          </table:table-cell>
          <table:table-cell office:value-type="float" office:value="0.305136373710508" calcext:value-type="float">
            <text:p>0.305136373710508</text:p>
          </table:table-cell>
          <table:table-cell office:value-type="float" office:value="0.301023764948108" calcext:value-type="float">
            <text:p>0.301023764948108</text:p>
          </table:table-cell>
          <table:table-cell office:value-type="float" office:value="0.301309400011103" calcext:value-type="float">
            <text:p>0.301309400011103</text:p>
          </table:table-cell>
          <table:table-cell office:value-type="float" office:value="0.301062468496669" calcext:value-type="float">
            <text:p>0.301062468496669</text:p>
          </table:table-cell>
          <table:table-cell office:value-type="float" office:value="0.303673294284818" calcext:value-type="float">
            <text:p>0.303673294284818</text:p>
          </table:table-cell>
          <table:table-cell office:value-type="float" office:value="0.30643762241211" calcext:value-type="float">
            <text:p>0.30643762241211</text:p>
          </table:table-cell>
          <table:table-cell office:value-type="float" office:value="0.307893446337907" calcext:value-type="float">
            <text:p>0.307893446337907</text:p>
          </table:table-cell>
          <table:table-cell office:value-type="float" office:value="0.307372088090357" calcext:value-type="float">
            <text:p>0.307372088090357</text:p>
          </table:table-cell>
          <table:table-cell office:value-type="float" office:value="0.306084592815153" calcext:value-type="float">
            <text:p>0.306084592815153</text:p>
          </table:table-cell>
          <table:table-cell office:value-type="float" office:value="0.306095377820821" calcext:value-type="float">
            <text:p>0.306095377820821</text:p>
          </table:table-cell>
          <table:table-cell office:value-type="float" office:value="0.304634635626906" calcext:value-type="float">
            <text:p>0.304634635626906</text:p>
          </table:table-cell>
          <table:table-cell office:value-type="float" office:value="0.30581787933757" calcext:value-type="float">
            <text:p>0.30581787933757</text:p>
          </table:table-cell>
          <table:table-cell office:value-type="float" office:value="0.30125207388501" calcext:value-type="float">
            <text:p>0.30125207388501</text:p>
          </table:table-cell>
          <table:table-cell office:value-type="float" office:value="0.299867394314038" calcext:value-type="float">
            <text:p>0.299867394314038</text:p>
          </table:table-cell>
          <table:table-cell office:value-type="float" office:value="0.301808444194172" calcext:value-type="float">
            <text:p>0.301808444194172</text:p>
          </table:table-cell>
          <table:table-cell office:value-type="float" office:value="0.301743918192682" calcext:value-type="float">
            <text:p>0.301743918192682</text:p>
          </table:table-cell>
          <table:table-cell office:value-type="float" office:value="0.305233868239866" calcext:value-type="float">
            <text:p>0.305233868239866</text:p>
          </table:table-cell>
          <table:table-cell office:value-type="float" office:value="0.307379642263003" calcext:value-type="float">
            <text:p>0.307379642263003</text:p>
          </table:table-cell>
          <table:table-cell office:value-type="float" office:value="0.305328856317384" calcext:value-type="float">
            <text:p>0.305328856317384</text:p>
          </table:table-cell>
          <table:table-cell office:value-type="float" office:value="0.303966296887751" calcext:value-type="float">
            <text:p>0.303966296887751</text:p>
          </table:table-cell>
          <table:table-cell office:value-type="float" office:value="0.302727591262052" calcext:value-type="float">
            <text:p>0.302727591262052</text:p>
          </table:table-cell>
          <table:table-cell office:value-type="float" office:value="0.301417419205878" calcext:value-type="float">
            <text:p>0.301417419205878</text:p>
          </table:table-cell>
          <table:table-cell office:value-type="float" office:value="0.301760212185021" calcext:value-type="float">
            <text:p>0.301760212185021</text:p>
          </table:table-cell>
          <table:table-cell office:value-type="float" office:value="0.305140796273649" calcext:value-type="float">
            <text:p>0.305140796273649</text:p>
          </table:table-cell>
          <table:table-cell office:value-type="float" office:value="0.30689735912884" calcext:value-type="float">
            <text:p>0.30689735912884</text:p>
          </table:table-cell>
          <table:table-cell office:value-type="float" office:value="0.306018536304364" calcext:value-type="float">
            <text:p>0.306018536304364</text:p>
          </table:table-cell>
          <table:table-cell office:value-type="float" office:value="0.304724399652328" calcext:value-type="float">
            <text:p>0.304724399652328</text:p>
          </table:table-cell>
          <table:table-cell office:value-type="float" office:value="0.306159500381062" calcext:value-type="float">
            <text:p>0.306159500381062</text:p>
          </table:table-cell>
          <table:table-cell office:value-type="float" office:value="0.305548347214273" calcext:value-type="float">
            <text:p>0.305548347214273</text:p>
          </table:table-cell>
          <table:table-cell office:value-type="float" office:value="0.30194534322974" calcext:value-type="float">
            <text:p>0.30194534322974</text:p>
          </table:table-cell>
          <table:table-cell office:value-type="float" office:value="0.302938024783114" calcext:value-type="float">
            <text:p>0.302938024783114</text:p>
          </table:table-cell>
          <table:table-cell office:value-type="float" office:value="0.305453771220112" calcext:value-type="float">
            <text:p>0.305453771220112</text:p>
          </table:table-cell>
          <table:table-cell office:value-type="float" office:value="0.308737225926872" calcext:value-type="float">
            <text:p>0.308737225926872</text:p>
          </table:table-cell>
          <table:table-cell office:value-type="float" office:value="0.306548518325463" calcext:value-type="float">
            <text:p>0.306548518325463</text:p>
          </table:table-cell>
          <table:table-cell office:value-type="float" office:value="0.304176900470907" calcext:value-type="float">
            <text:p>0.304176900470907</text:p>
          </table:table-cell>
          <table:table-cell office:value-type="float" office:value="0.305382126439146" calcext:value-type="float">
            <text:p>0.305382126439146</text:p>
          </table:table-cell>
          <table:table-cell office:value-type="float" office:value="0.304177739806552" calcext:value-type="float">
            <text:p>0.304177739806552</text:p>
          </table:table-cell>
          <table:table-cell office:value-type="float" office:value="0.309617411901621" calcext:value-type="float">
            <text:p>0.309617411901621</text:p>
          </table:table-cell>
          <table:table-cell office:value-type="float" office:value="0.308891532899651" calcext:value-type="float">
            <text:p>0.308891532899651</text:p>
          </table:table-cell>
          <table:table-cell office:value-type="float" office:value="0.301122749801303" calcext:value-type="float">
            <text:p>0.301122749801303</text:p>
          </table:table-cell>
          <table:table-cell office:value-type="float" office:value="0.302519624213535" calcext:value-type="float">
            <text:p>0.302519624213535</text:p>
          </table:table-cell>
          <table:table-cell office:value-type="float" office:value="0.30941383908258" calcext:value-type="float">
            <text:p>0.30941383908258</text:p>
          </table:table-cell>
          <table:table-cell office:value-type="float" office:value="0.305668463710616" calcext:value-type="float">
            <text:p>0.305668463710616</text:p>
          </table:table-cell>
          <table:table-cell office:value-type="float" office:value="0.306995877926328" calcext:value-type="float">
            <text:p>0.306995877926328</text:p>
          </table:table-cell>
          <table:table-cell office:value-type="float" office:value="0.302730210241597" calcext:value-type="float">
            <text:p>0.302730210241597</text:p>
          </table:table-cell>
          <table:table-cell office:value-type="float" office:value="0.302173370128697" calcext:value-type="float">
            <text:p>0.302173370128697</text:p>
          </table:table-cell>
          <table:table-cell office:value-type="float" office:value="0.308799747608862" calcext:value-type="float">
            <text:p>0.308799747608862</text:p>
          </table:table-cell>
          <table:table-cell office:value-type="float" office:value="0.308096992882718" calcext:value-type="float">
            <text:p>0.308096992882718</text:p>
          </table:table-cell>
          <table:table-cell office:value-type="float" office:value="0.307725836562106" calcext:value-type="float">
            <text:p>0.307725836562106</text:p>
          </table:table-cell>
          <table:table-cell office:value-type="float" office:value="0.307822785022412" calcext:value-type="float">
            <text:p>0.307822785022412</text:p>
          </table:table-cell>
          <table:table-cell office:value-type="float" office:value="0.305686944124833" calcext:value-type="float">
            <text:p>0.305686944124833</text:p>
          </table:table-cell>
          <table:table-cell office:value-type="float" office:value="0.306175275761889" calcext:value-type="float">
            <text:p>0.306175275761889</text:p>
          </table:table-cell>
          <table:table-cell office:value-type="float" office:value="0.306835687387085" calcext:value-type="float">
            <text:p>0.306835687387085</text:p>
          </table:table-cell>
          <table:table-cell office:value-type="float" office:value="0.304957888635678" calcext:value-type="float">
            <text:p>0.304957888635678</text:p>
          </table:table-cell>
          <table:table-cell office:value-type="float" office:value="0.302049407484" calcext:value-type="float">
            <text:p>0.302049407484</text:p>
          </table:table-cell>
          <table:table-cell office:value-type="float" office:value="0.301955469617445" calcext:value-type="float">
            <text:p>0.301955469617445</text:p>
          </table:table-cell>
          <table:table-cell office:value-type="float" office:value="0.304473148296585" calcext:value-type="float">
            <text:p>0.304473148296585</text:p>
          </table:table-cell>
          <table:table-cell office:value-type="float" office:value="0.308616741990789" calcext:value-type="float">
            <text:p>0.308616741990789</text:p>
          </table:table-cell>
          <table:table-cell office:value-type="float" office:value="0.308658479659943" calcext:value-type="float">
            <text:p>0.308658479659943</text:p>
          </table:table-cell>
          <table:table-cell office:value-type="float" office:value="0.306955133982914" calcext:value-type="float">
            <text:p>0.306955133982914</text:p>
          </table:table-cell>
          <table:table-cell office:value-type="float" office:value="0.305223384933175" calcext:value-type="float">
            <text:p>0.305223384933175</text:p>
          </table:table-cell>
          <table:table-cell office:value-type="float" office:value="0.306711816593534" calcext:value-type="float">
            <text:p>0.306711816593534</text:p>
          </table:table-cell>
          <table:table-cell office:value-type="float" office:value="0.302600208357371" calcext:value-type="float">
            <text:p>0.302600208357371</text:p>
          </table:table-cell>
          <table:table-cell office:value-type="float" office:value="0.301832390038832" calcext:value-type="float">
            <text:p>0.301832390038832</text:p>
          </table:table-cell>
          <table:table-cell office:value-type="float" office:value="0.30157949090154" calcext:value-type="float">
            <text:p>0.30157949090154</text:p>
          </table:table-cell>
          <table:table-cell office:value-type="float" office:value="0.3089135790852" calcext:value-type="float">
            <text:p>0.3089135790852</text:p>
          </table:table-cell>
          <table:table-cell office:value-type="float" office:value="0.30805105179675" calcext:value-type="float">
            <text:p>0.30805105179675</text:p>
          </table:table-cell>
          <table:table-cell office:value-type="float" office:value="0.307693574691109" calcext:value-type="float">
            <text:p>0.307693574691109</text:p>
          </table:table-cell>
          <table:table-cell office:value-type="float" office:value="0.30723274758052" calcext:value-type="float">
            <text:p>0.30723274758052</text:p>
          </table:table-cell>
          <table:table-cell office:value-type="float" office:value="0.305680193342062" calcext:value-type="float">
            <text:p>0.305680193342062</text:p>
          </table:table-cell>
          <table:table-cell office:value-type="float" office:value="0.303838947625471" calcext:value-type="float">
            <text:p>0.303838947625471</text:p>
          </table:table-cell>
          <table:table-cell office:value-type="float" office:value="0.302415326026667" calcext:value-type="float">
            <text:p>0.302415326026667</text:p>
          </table:table-cell>
          <table:table-cell office:value-type="float" office:value="0.308841742993298" calcext:value-type="float">
            <text:p>0.308841742993298</text:p>
          </table:table-cell>
          <table:table-cell office:value-type="float" office:value="0.308364647873898" calcext:value-type="float">
            <text:p>0.308364647873898</text:p>
          </table:table-cell>
          <table:table-cell office:value-type="float" office:value="0.308526260594981" calcext:value-type="float">
            <text:p>0.308526260594981</text:p>
          </table:table-cell>
          <table:table-cell office:value-type="float" office:value="0.307507337840727" calcext:value-type="float">
            <text:p>0.307507337840727</text:p>
          </table:table-cell>
          <table:table-cell office:value-type="float" office:value="0.302471170975126" calcext:value-type="float">
            <text:p>0.302471170975126</text:p>
          </table:table-cell>
          <table:table-cell office:value-type="float" office:value="0.301845725972716" calcext:value-type="float">
            <text:p>0.301845725972716</text:p>
          </table:table-cell>
          <table:table-cell office:value-type="float" office:value="0.304171285114717" calcext:value-type="float">
            <text:p>0.304171285114717</text:p>
          </table:table-cell>
          <table:table-cell office:value-type="float" office:value="0.308964273435311" calcext:value-type="float">
            <text:p>0.308964273435311</text:p>
          </table:table-cell>
          <table:table-cell office:value-type="float" office:value="0.30598596564916" calcext:value-type="float">
            <text:p>0.30598596564916</text:p>
          </table:table-cell>
          <table:table-cell office:value-type="float" office:value="0.303647201638507" calcext:value-type="float">
            <text:p>0.303647201638507</text:p>
          </table:table-cell>
          <table:table-cell office:value-type="float" office:value="0.30638869760107" calcext:value-type="float">
            <text:p>0.30638869760107</text:p>
          </table:table-cell>
          <table:table-cell office:value-type="float" office:value="0.30410014690943" calcext:value-type="float">
            <text:p>0.30410014690943</text:p>
          </table:table-cell>
          <table:table-cell office:value-type="float" office:value="0.301794769293623" calcext:value-type="float">
            <text:p>0.301794769293623</text:p>
          </table:table-cell>
          <table:table-cell office:value-type="float" office:value="0.301843488545194" calcext:value-type="float">
            <text:p>0.301843488545194</text:p>
          </table:table-cell>
          <table:table-cell office:value-type="float" office:value="0.301713043162584" calcext:value-type="float">
            <text:p>0.301713043162584</text:p>
          </table:table-cell>
          <table:table-cell office:value-type="float" office:value="0.306670055612216" calcext:value-type="float">
            <text:p>0.306670055612216</text:p>
          </table:table-cell>
          <table:table-cell office:value-type="float" office:value="0.304954475419003" calcext:value-type="float">
            <text:p>0.304954475419003</text:p>
          </table:table-cell>
          <table:table-cell office:value-type="float" office:value="0.30199682977623" calcext:value-type="float">
            <text:p>0.30199682977623</text:p>
          </table:table-cell>
          <table:table-cell office:value-type="float" office:value="0.301002445835014" calcext:value-type="float">
            <text:p>0.301002445835014</text:p>
          </table:table-cell>
          <table:table-cell office:value-type="float" office:value="0.302181269772063" calcext:value-type="float">
            <text:p>0.302181269772063</text:p>
          </table:table-cell>
          <table:table-cell office:value-type="float" office:value="0.307341714803445" calcext:value-type="float">
            <text:p>0.307341714803445</text:p>
          </table:table-cell>
          <table:table-cell office:value-type="float" office:value="0.306546753068343" calcext:value-type="float">
            <text:p>0.306546753068343</text:p>
          </table:table-cell>
          <table:table-cell office:value-type="float" office:value="0.305120226724428" calcext:value-type="float">
            <text:p>0.305120226724428</text:p>
          </table:table-cell>
          <table:table-cell office:value-type="float" office:value="0.305638205063015" calcext:value-type="float">
            <text:p>0.305638205063015</text:p>
          </table:table-cell>
          <table:table-cell office:value-type="float" office:value="0.300624905709073" calcext:value-type="float">
            <text:p>0.300624905709073</text:p>
          </table:table-cell>
          <table:table-cell office:value-type="float" office:value="0.300520026758999" calcext:value-type="float">
            <text:p>0.300520026758999</text:p>
          </table:table-cell>
          <table:table-cell office:value-type="float" office:value="0.303531271229605" calcext:value-type="float">
            <text:p>0.303531271229605</text:p>
          </table:table-cell>
          <table:table-cell office:value-type="float" office:value="0.307559073331889" calcext:value-type="float">
            <text:p>0.307559073331889</text:p>
          </table:table-cell>
          <table:table-cell office:value-type="float" office:value="0.30736071618587" calcext:value-type="float">
            <text:p>0.30736071618587</text:p>
          </table:table-cell>
          <table:table-cell office:value-type="float" office:value="0.306645371796865" calcext:value-type="float">
            <text:p>0.306645371796865</text:p>
          </table:table-cell>
          <table:table-cell office:value-type="float" office:value="0.304198222663939" calcext:value-type="float">
            <text:p>0.304198222663939</text:p>
          </table:table-cell>
          <table:table-cell office:value-type="float" office:value="0.301259606071755" calcext:value-type="float">
            <text:p>0.301259606071755</text:p>
          </table:table-cell>
          <table:table-cell office:value-type="float" office:value="0.300347052142101" calcext:value-type="float">
            <text:p>0.300347052142101</text:p>
          </table:table-cell>
          <table:table-cell office:value-type="float" office:value="0.300984267594688" calcext:value-type="float">
            <text:p>0.300984267594688</text:p>
          </table:table-cell>
          <table:table-cell office:value-type="float" office:value="0.307099441440002" calcext:value-type="float">
            <text:p>0.307099441440002</text:p>
          </table:table-cell>
          <table:table-cell office:value-type="float" office:value="0.304586231136235" calcext:value-type="float">
            <text:p>0.304586231136235</text:p>
          </table:table-cell>
          <table:table-cell office:value-type="float" office:value="0.306554526085899" calcext:value-type="float">
            <text:p>0.306554526085899</text:p>
          </table:table-cell>
          <table:table-cell office:value-type="float" office:value="0.301678791239729" calcext:value-type="float">
            <text:p>0.301678791239729</text:p>
          </table:table-cell>
          <table:table-cell office:value-type="float" office:value="0.302695283823269" calcext:value-type="float">
            <text:p>0.302695283823269</text:p>
          </table:table-cell>
          <table:table-cell office:value-type="float" office:value="0.307771827271534" calcext:value-type="float">
            <text:p>0.307771827271534</text:p>
          </table:table-cell>
          <table:table-cell office:value-type="float" office:value="0.30613807116884" calcext:value-type="float">
            <text:p>0.30613807116884</text:p>
          </table:table-cell>
          <table:table-cell office:value-type="float" office:value="0.302293552539853" calcext:value-type="float">
            <text:p>0.302293552539853</text:p>
          </table:table-cell>
          <table:table-cell office:value-type="float" office:value="0.302164712432539" calcext:value-type="float">
            <text:p>0.302164712432539</text:p>
          </table:table-cell>
          <table:table-cell office:value-type="float" office:value="0.302608195059852" calcext:value-type="float">
            <text:p>0.302608195059852</text:p>
          </table:table-cell>
          <table:table-cell office:value-type="float" office:value="0.302103232043201" calcext:value-type="float">
            <text:p>0.302103232043201</text:p>
          </table:table-cell>
          <table:table-cell office:value-type="float" office:value="0.30834664222682" calcext:value-type="float">
            <text:p>0.30834664222682</text:p>
          </table:table-cell>
          <table:table-cell office:value-type="float" office:value="0.308755590512245" calcext:value-type="float">
            <text:p>0.308755590512245</text:p>
          </table:table-cell>
          <table:table-cell office:value-type="float" office:value="0.30856217550412" calcext:value-type="float">
            <text:p>0.30856217550412</text:p>
          </table:table-cell>
          <table:table-cell office:value-type="float" office:value="0.30706656909886" calcext:value-type="float">
            <text:p>0.30706656909886</text:p>
          </table:table-cell>
          <table:table-cell office:value-type="float" office:value="0.304246736570414" calcext:value-type="float">
            <text:p>0.304246736570414</text:p>
          </table:table-cell>
          <table:table-cell office:value-type="float" office:value="0.30309091030838" calcext:value-type="float">
            <text:p>0.30309091030838</text:p>
          </table:table-cell>
          <table:table-cell office:value-type="float" office:value="0.303609014438376" calcext:value-type="float">
            <text:p>0.303609014438376</text:p>
          </table:table-cell>
          <table:table-cell office:value-type="float" office:value="0.303064663594517" calcext:value-type="float">
            <text:p>0.303064663594517</text:p>
          </table:table-cell>
          <table:table-cell office:value-type="float" office:value="0.304661390559336" calcext:value-type="float">
            <text:p>0.304661390559336</text:p>
          </table:table-cell>
          <table:table-cell office:value-type="float" office:value="0.307359582220367" calcext:value-type="float">
            <text:p>0.307359582220367</text:p>
          </table:table-cell>
          <table:table-cell office:value-type="float" office:value="0.310374401987873" calcext:value-type="float">
            <text:p>0.310374401987873</text:p>
          </table:table-cell>
          <table:table-cell office:value-type="float" office:value="0.308710534757605" calcext:value-type="float">
            <text:p>0.308710534757605</text:p>
          </table:table-cell>
          <table:table-cell office:value-type="float" office:value="0.309241832564542" calcext:value-type="float">
            <text:p>0.309241832564542</text:p>
          </table:table-cell>
          <table:table-cell office:value-type="float" office:value="0.307910525404739" calcext:value-type="float">
            <text:p>0.307910525404739</text:p>
          </table:table-cell>
          <table:table-cell office:value-type="float" office:value="0.307898561351392" calcext:value-type="float">
            <text:p>0.307898561351392</text:p>
          </table:table-cell>
          <table:table-cell office:value-type="float" office:value="0.304605394281523" calcext:value-type="float">
            <text:p>0.304605394281523</text:p>
          </table:table-cell>
          <table:table-cell office:value-type="float" office:value="0.30336162230861" calcext:value-type="float">
            <text:p>0.30336162230861</text:p>
          </table:table-cell>
          <table:table-cell office:value-type="float" office:value="0.303821592505052" calcext:value-type="float">
            <text:p>0.303821592505052</text:p>
          </table:table-cell>
          <table:table-cell office:value-type="float" office:value="0.30860015609589" calcext:value-type="float">
            <text:p>0.30860015609589</text:p>
          </table:table-cell>
          <table:table-cell office:value-type="float" office:value="0.310402047377052" calcext:value-type="float">
            <text:p>0.310402047377052</text:p>
          </table:table-cell>
          <table:table-cell office:value-type="float" office:value="0.310484806748651" calcext:value-type="float">
            <text:p>0.310484806748651</text:p>
          </table:table-cell>
          <table:table-cell office:value-type="float" office:value="0.308648330706696" calcext:value-type="float">
            <text:p>0.308648330706696</text:p>
          </table:table-cell>
          <table:table-cell office:value-type="float" office:value="0.305715907332674" calcext:value-type="float">
            <text:p>0.305715907332674</text:p>
          </table:table-cell>
          <table:table-cell office:value-type="float" office:value="0.30805862590529" calcext:value-type="float">
            <text:p>0.30805862590529</text:p>
          </table:table-cell>
          <table:table-cell office:value-type="float" office:value="0.303175504660464" calcext:value-type="float">
            <text:p>0.303175504660464</text:p>
          </table:table-cell>
          <table:table-cell office:value-type="float" office:value="0.302718683156454" calcext:value-type="float">
            <text:p>0.302718683156454</text:p>
          </table:table-cell>
          <table:table-cell office:value-type="float" office:value="0.302892980344562" calcext:value-type="float">
            <text:p>0.302892980344562</text:p>
          </table:table-cell>
          <table:table-cell office:value-type="float" office:value="0.305366223920737" calcext:value-type="float">
            <text:p>0.305366223920737</text:p>
          </table:table-cell>
          <table:table-cell office:value-type="float" office:value="0.309773167512009" calcext:value-type="float">
            <text:p>0.309773167512009</text:p>
          </table:table-cell>
          <table:table-cell office:value-type="float" office:value="0.307986702222761" calcext:value-type="float">
            <text:p>0.307986702222761</text:p>
          </table:table-cell>
          <table:table-cell office:value-type="float" office:value="0.306879914543575" calcext:value-type="float">
            <text:p>0.306879914543575</text:p>
          </table:table-cell>
          <table:table-cell office:value-type="float" office:value="0.309368963339419" calcext:value-type="float">
            <text:p>0.309368963339419</text:p>
          </table:table-cell>
          <table:table-cell office:value-type="float" office:value="0.305954549920323" calcext:value-type="float">
            <text:p>0.305954549920323</text:p>
          </table:table-cell>
          <table:table-cell office:value-type="float" office:value="0.302732147865131" calcext:value-type="float">
            <text:p>0.302732147865131</text:p>
          </table:table-cell>
          <table:table-cell office:value-type="float" office:value="0.30294444168983" calcext:value-type="float">
            <text:p>0.30294444168983</text:p>
          </table:table-cell>
          <table:table-cell office:value-type="float" office:value="0.307802753854503" calcext:value-type="float">
            <text:p>0.307802753854503</text:p>
          </table:table-cell>
          <table:table-cell office:value-type="float" office:value="0.310212821797473" calcext:value-type="float">
            <text:p>0.310212821797473</text:p>
          </table:table-cell>
          <table:table-cell office:value-type="float" office:value="0.306407131120828" calcext:value-type="float">
            <text:p>0.306407131120828</text:p>
          </table:table-cell>
          <table:table-cell office:value-type="float" office:value="0.303786047759261" calcext:value-type="float">
            <text:p>0.303786047759261</text:p>
          </table:table-cell>
          <table:table-cell office:value-type="float" office:value="0.306095111735393" calcext:value-type="float">
            <text:p>0.306095111735393</text:p>
          </table:table-cell>
          <table:table-cell office:value-type="float" office:value="0.30702743767168" calcext:value-type="float">
            <text:p>0.30702743767168</text:p>
          </table:table-cell>
          <table:table-cell office:value-type="float" office:value="0.303996768164379" calcext:value-type="float">
            <text:p>0.303996768164379</text:p>
          </table:table-cell>
          <table:table-cell office:value-type="float" office:value="0.303920369262148" calcext:value-type="float">
            <text:p>0.303920369262148</text:p>
          </table:table-cell>
          <table:table-cell office:value-type="float" office:value="0.303850231141501" calcext:value-type="float">
            <text:p>0.303850231141501</text:p>
          </table:table-cell>
          <table:table-cell office:value-type="float" office:value="0.308786340311531" calcext:value-type="float">
            <text:p>0.308786340311531</text:p>
          </table:table-cell>
          <table:table-cell office:value-type="float" office:value="0.310408775963383" calcext:value-type="float">
            <text:p>0.310408775963383</text:p>
          </table:table-cell>
          <table:table-cell office:value-type="float" office:value="0.309935829705468" calcext:value-type="float">
            <text:p>0.309935829705468</text:p>
          </table:table-cell>
          <table:table-cell office:value-type="float" office:value="0.306061920882692" calcext:value-type="float">
            <text:p>0.306061920882692</text:p>
          </table:table-cell>
          <table:table-cell office:value-type="float" office:value="0.305876309273158" calcext:value-type="float">
            <text:p>0.305876309273158</text:p>
          </table:table-cell>
          <table:table-cell office:value-type="float" office:value="0.303944335717263" calcext:value-type="float">
            <text:p>0.303944335717263</text:p>
          </table:table-cell>
          <table:table-cell office:value-type="float" office:value="0.305540296389955" calcext:value-type="float">
            <text:p>0.305540296389955</text:p>
          </table:table-cell>
          <table:table-cell office:value-type="float" office:value="0.30715757839796" calcext:value-type="float">
            <text:p>0.30715757839796</text:p>
          </table:table-cell>
          <table:table-cell office:value-type="float" office:value="0.30408484025102" calcext:value-type="float">
            <text:p>0.30408484025102</text:p>
          </table:table-cell>
          <table:table-cell office:value-type="float" office:value="0.303941128834323" calcext:value-type="float">
            <text:p>0.303941128834323</text:p>
          </table:table-cell>
          <table:table-cell office:value-type="float" office:value="0.304500082841343" calcext:value-type="float">
            <text:p>0.304500082841343</text:p>
          </table:table-cell>
          <table:table-cell office:value-type="float" office:value="0.309172612074271" calcext:value-type="float">
            <text:p>0.309172612074271</text:p>
          </table:table-cell>
          <table:table-cell office:value-type="float" office:value="0.310746919764504" calcext:value-type="float">
            <text:p>0.310746919764504</text:p>
          </table:table-cell>
          <table:table-cell office:value-type="float" office:value="0.307662647647177" calcext:value-type="float">
            <text:p>0.307662647647177</text:p>
          </table:table-cell>
          <table:table-cell office:value-type="float" office:value="0.306973534124534" calcext:value-type="float">
            <text:p>0.306973534124534</text:p>
          </table:table-cell>
          <table:table-cell office:value-type="float" office:value="0.306310643715611" calcext:value-type="float">
            <text:p>0.306310643715611</text:p>
          </table:table-cell>
          <table:table-cell office:value-type="float" office:value="0.308371632103819" calcext:value-type="float">
            <text:p>0.308371632103819</text:p>
          </table:table-cell>
          <table:table-cell office:value-type="float" office:value="0.305200413259072" calcext:value-type="float">
            <text:p>0.305200413259072</text:p>
          </table:table-cell>
          <table:table-cell office:value-type="float" office:value="0.304107528285514" calcext:value-type="float">
            <text:p>0.304107528285514</text:p>
          </table:table-cell>
          <table:table-cell office:value-type="float" office:value="0.303848354181177" calcext:value-type="float">
            <text:p>0.303848354181177</text:p>
          </table:table-cell>
          <table:table-cell office:value-type="float" office:value="0.304587215851867" calcext:value-type="float">
            <text:p>0.304587215851867</text:p>
          </table:table-cell>
          <table:table-cell office:value-type="float" office:value="0.309869690334395" calcext:value-type="float">
            <text:p>0.309869690334395</text:p>
          </table:table-cell>
          <table:table-cell office:value-type="float" office:value="0.310276183197386" calcext:value-type="float">
            <text:p>0.310276183197386</text:p>
          </table:table-cell>
          <table:table-cell office:value-type="float" office:value="0.30878301933793" calcext:value-type="float">
            <text:p>0.30878301933793</text:p>
          </table:table-cell>
          <table:table-cell office:value-type="float" office:value="0.305741838647534" calcext:value-type="float">
            <text:p>0.305741838647534</text:p>
          </table:table-cell>
          <table:table-cell office:value-type="float" office:value="0.306226306932841" calcext:value-type="float">
            <text:p>0.306226306932841</text:p>
          </table:table-cell>
          <table:table-cell office:value-type="float" office:value="0.308490900998868" calcext:value-type="float">
            <text:p>0.308490900998868</text:p>
          </table:table-cell>
          <table:table-cell office:value-type="float" office:value="0.308430371411718" calcext:value-type="float">
            <text:p>0.308430371411718</text:p>
          </table:table-cell>
          <table:table-cell office:value-type="float" office:value="0.306457700458211" calcext:value-type="float">
            <text:p>0.306457700458211</text:p>
          </table:table-cell>
          <table:table-cell office:value-type="float" office:value="0.304748979204042" calcext:value-type="float">
            <text:p>0.304748979204042</text:p>
          </table:table-cell>
          <table:table-cell office:value-type="float" office:value="0.304719014215664" calcext:value-type="float">
            <text:p>0.304719014215664</text:p>
          </table:table-cell>
          <table:table-cell office:value-type="float" office:value="0.304443580734988" calcext:value-type="float">
            <text:p>0.304443580734988</text:p>
          </table:table-cell>
          <table:table-cell office:value-type="float" office:value="0.309083591205461" calcext:value-type="float">
            <text:p>0.309083591205461</text:p>
          </table:table-cell>
          <table:table-cell office:value-type="float" office:value="0.311578195295085" calcext:value-type="float">
            <text:p>0.311578195295085</text:p>
          </table:table-cell>
          <table:table-cell office:value-type="float" office:value="0.31178987859442" calcext:value-type="float">
            <text:p>0.31178987859442</text:p>
          </table:table-cell>
          <table:table-cell office:value-type="float" office:value="0.309950862968674" calcext:value-type="float">
            <text:p>0.309950862968674</text:p>
          </table:table-cell>
          <table:table-cell office:value-type="float" office:value="0.307623340163237" calcext:value-type="float">
            <text:p>0.307623340163237</text:p>
          </table:table-cell>
          <table:table-cell office:value-type="float" office:value="0.309619093313741" calcext:value-type="float">
            <text:p>0.309619093313741</text:p>
          </table:table-cell>
          <table:table-cell office:value-type="float" office:value="0.307587951822105" calcext:value-type="float">
            <text:p>0.307587951822105</text:p>
          </table:table-cell>
          <table:table-cell office:value-type="float" office:value="0.305151088460935" calcext:value-type="float">
            <text:p>0.305151088460935</text:p>
          </table:table-cell>
          <table:table-cell office:value-type="float" office:value="0.30477307764055" calcext:value-type="float">
            <text:p>0.30477307764055</text:p>
          </table:table-cell>
          <table:table-cell office:value-type="float" office:value="0.311092647071822" calcext:value-type="float">
            <text:p>0.311092647071822</text:p>
          </table:table-cell>
          <table:table-cell office:value-type="float" office:value="0.310905294256051" calcext:value-type="float">
            <text:p>0.310905294256051</text:p>
          </table:table-cell>
          <table:table-cell office:value-type="float" office:value="0.310220229462055" calcext:value-type="float">
            <text:p>0.310220229462055</text:p>
          </table:table-cell>
          <table:table-cell office:value-type="float" office:value="0.309739827152418" calcext:value-type="float">
            <text:p>0.309739827152418</text:p>
          </table:table-cell>
          <table:table-cell office:value-type="float" office:value="0.307789567743816" calcext:value-type="float">
            <text:p>0.307789567743816</text:p>
          </table:table-cell>
          <table:table-cell office:value-type="float" office:value="0.309781179712231" calcext:value-type="float">
            <text:p>0.309781179712231</text:p>
          </table:table-cell>
          <table:table-cell office:value-type="float" office:value="0.30497769780363" calcext:value-type="float">
            <text:p>0.30497769780363</text:p>
          </table:table-cell>
          <table:table-cell office:value-type="float" office:value="0.304437403115805" calcext:value-type="float">
            <text:p>0.304437403115805</text:p>
          </table:table-cell>
          <table:table-cell office:value-type="float" office:value="0.308574371319218" calcext:value-type="float">
            <text:p>0.308574371319218</text:p>
          </table:table-cell>
          <table:table-cell office:value-type="float" office:value="0.311553821796941" calcext:value-type="float">
            <text:p>0.311553821796941</text:p>
          </table:table-cell>
          <table:table-cell office:value-type="float" office:value="0.309964888566601" calcext:value-type="float">
            <text:p>0.309964888566601</text:p>
          </table:table-cell>
          <table:table-cell office:value-type="float" office:value="0.309365412260204" calcext:value-type="float">
            <text:p>0.309365412260204</text:p>
          </table:table-cell>
          <table:table-cell office:value-type="float" office:value="0.309215637745959" calcext:value-type="float">
            <text:p>0.309215637745959</text:p>
          </table:table-cell>
          <table:table-cell office:value-type="float" office:value="0.30677387080772" calcext:value-type="float">
            <text:p>0.30677387080772</text:p>
          </table:table-cell>
          <table:table-cell office:value-type="float" office:value="0.308938124007757" calcext:value-type="float">
            <text:p>0.308938124007757</text:p>
          </table:table-cell>
          <table:table-cell office:value-type="float" office:value="0.304859111135983" calcext:value-type="float">
            <text:p>0.304859111135983</text:p>
          </table:table-cell>
          <table:table-cell office:value-type="float" office:value="0.304609590015811" calcext:value-type="float">
            <text:p>0.304609590015811</text:p>
          </table:table-cell>
          <table:table-cell office:value-type="float" office:value="0.308111344727364" calcext:value-type="float">
            <text:p>0.308111344727364</text:p>
          </table:table-cell>
          <table:table-cell office:value-type="float" office:value="0.311731538017693" calcext:value-type="float">
            <text:p>0.311731538017693</text:p>
          </table:table-cell>
          <table:table-cell office:value-type="float" office:value="0.310176058059663" calcext:value-type="float">
            <text:p>0.310176058059663</text:p>
          </table:table-cell>
          <table:table-cell office:value-type="float" office:value="0.309050759111388" calcext:value-type="float">
            <text:p>0.309050759111388</text:p>
          </table:table-cell>
          <table:table-cell office:value-type="float" office:value="0.306215821666858" calcext:value-type="float">
            <text:p>0.306215821666858</text:p>
          </table:table-cell>
          <table:table-cell office:value-type="float" office:value="0.309516040658696" calcext:value-type="float">
            <text:p>0.309516040658696</text:p>
          </table:table-cell>
          <table:table-cell office:value-type="float" office:value="0.306443535869324" calcext:value-type="float">
            <text:p>0.306443535869324</text:p>
          </table:table-cell>
          <table:table-cell office:value-type="float" office:value="0.304986540634881" calcext:value-type="float">
            <text:p>0.304986540634881</text:p>
          </table:table-cell>
          <table:table-cell office:value-type="float" office:value="0.304855161385875" calcext:value-type="float">
            <text:p>0.304855161385875</text:p>
          </table:table-cell>
          <table:table-cell office:value-type="float" office:value="0.307422984187214" calcext:value-type="float">
            <text:p>0.307422984187214</text:p>
          </table:table-cell>
          <table:table-cell office:value-type="float" office:value="0.311809044177372" calcext:value-type="float">
            <text:p>0.311809044177372</text:p>
          </table:table-cell>
          <table:table-cell office:value-type="float" office:value="0.310306498566561" calcext:value-type="float">
            <text:p>0.310306498566561</text:p>
          </table:table-cell>
          <table:table-cell office:value-type="float" office:value="0.308264264994938" calcext:value-type="float">
            <text:p>0.308264264994938</text:p>
          </table:table-cell>
          <table:table-cell office:value-type="float" office:value="0.306443441914168" calcext:value-type="float">
            <text:p>0.306443441914168</text:p>
          </table:table-cell>
          <table:table-cell office:value-type="float" office:value="0.305142772675148" calcext:value-type="float">
            <text:p>0.305142772675148</text:p>
          </table:table-cell>
          <table:table-cell office:value-type="float" office:value="0.305365322402493" calcext:value-type="float">
            <text:p>0.305365322402493</text:p>
          </table:table-cell>
          <table:table-cell office:value-type="float" office:value="0.310452655091575" calcext:value-type="float">
            <text:p>0.310452655091575</text:p>
          </table:table-cell>
          <table:table-cell office:value-type="float" office:value="0.312850380398816" calcext:value-type="float">
            <text:p>0.312850380398816</text:p>
          </table:table-cell>
          <table:table-cell office:value-type="float" office:value="0.309216995182914" calcext:value-type="float">
            <text:p>0.309216995182914</text:p>
          </table:table-cell>
          <table:table-cell office:value-type="float" office:value="0.307472633748387" calcext:value-type="float">
            <text:p>0.307472633748387</text:p>
          </table:table-cell>
          <table:table-cell office:value-type="float" office:value="0.30623970926518" calcext:value-type="float">
            <text:p>0.30623970926518</text:p>
          </table:table-cell>
          <table:table-cell office:value-type="float" office:value="0.305766890269384" calcext:value-type="float">
            <text:p>0.305766890269384</text:p>
          </table:table-cell>
          <table:table-cell office:value-type="float" office:value="0.305644979961524" calcext:value-type="float">
            <text:p>0.305644979961524</text:p>
          </table:table-cell>
          <table:table-cell office:value-type="float" office:value="0.30581330773743" calcext:value-type="float">
            <text:p>0.30581330773743</text:p>
          </table:table-cell>
          <table:table-cell office:value-type="float" office:value="0.305808440500582" calcext:value-type="float">
            <text:p>0.305808440500582</text:p>
          </table:table-cell>
          <table:table-cell office:value-type="float" office:value="0.305848883434229" calcext:value-type="float">
            <text:p>0.305848883434229</text:p>
          </table:table-cell>
          <table:table-cell office:value-type="float" office:value="0.305685008751041" calcext:value-type="float">
            <text:p>0.305685008751041</text:p>
          </table:table-cell>
          <table:table-cell office:value-type="float" office:value="0.305707208539942" calcext:value-type="float">
            <text:p>0.305707208539942</text:p>
          </table:table-cell>
          <table:table-cell office:value-type="float" office:value="0.305812963601191" calcext:value-type="float">
            <text:p>0.305812963601191</text:p>
          </table:table-cell>
          <table:table-cell office:value-type="float" office:value="0.305769608753277" calcext:value-type="float">
            <text:p>0.305769608753277</text:p>
          </table:table-cell>
          <table:table-cell office:value-type="float" office:value="0.305722118330304" calcext:value-type="float">
            <text:p>0.305722118330304</text:p>
          </table:table-cell>
          <table:table-cell office:value-type="float" office:value="0.305701959430465" calcext:value-type="float">
            <text:p>0.305701959430465</text:p>
          </table:table-cell>
          <table:table-cell office:value-type="float" office:value="0.305712654312456" calcext:value-type="float">
            <text:p>0.305712654312456</text:p>
          </table:table-cell>
          <table:table-cell office:value-type="float" office:value="0.305700558521533" calcext:value-type="float">
            <text:p>0.305700558521533</text:p>
          </table:table-cell>
          <table:table-cell office:value-type="float" office:value="0.305673383726123" calcext:value-type="float">
            <text:p>0.305673383726123</text:p>
          </table:table-cell>
          <table:table-cell office:value-type="float" office:value="0.305697062909845" calcext:value-type="float">
            <text:p>0.305697062909845</text:p>
          </table:table-cell>
          <table:table-cell office:value-type="float" office:value="0.305668624692963" calcext:value-type="float">
            <text:p>0.305668624692963</text:p>
          </table:table-cell>
          <table:table-cell office:value-type="float" office:value="0.305673506108134" calcext:value-type="float">
            <text:p>0.305673506108134</text:p>
          </table:table-cell>
          <table:table-cell office:value-type="float" office:value="0.305701962933873" calcext:value-type="float">
            <text:p>0.305701962933873</text:p>
          </table:table-cell>
          <table:table-cell office:value-type="float" office:value="0.30568742839192" calcext:value-type="float">
            <text:p>0.30568742839192</text:p>
          </table:table-cell>
          <table:table-cell office:value-type="float" office:value="0.305692009448303" calcext:value-type="float">
            <text:p>0.305692009448303</text:p>
          </table:table-cell>
          <table:table-cell office:value-type="float" office:value="0.305673723733744" calcext:value-type="float">
            <text:p>0.305673723733744</text:p>
          </table:table-cell>
          <table:table-cell office:value-type="float" office:value="0.305628674581607" calcext:value-type="float">
            <text:p>0.305628674581607</text:p>
          </table:table-cell>
          <table:table-cell office:value-type="float" office:value="0.305716061344322" calcext:value-type="float">
            <text:p>0.305716061344322</text:p>
          </table:table-cell>
          <table:table-cell office:value-type="float" office:value="0.305701882754776" calcext:value-type="float">
            <text:p>0.305701882754776</text:p>
          </table:table-cell>
          <table:table-cell office:value-type="float" office:value="0.305656368655362" calcext:value-type="float">
            <text:p>0.305656368655362</text:p>
          </table:table-cell>
          <table:table-cell office:value-type="float" office:value="0.305684290258964" calcext:value-type="float">
            <text:p>0.305684290258964</text:p>
          </table:table-cell>
          <table:table-cell office:value-type="float" office:value="0.305650833734843" calcext:value-type="float">
            <text:p>0.305650833734843</text:p>
          </table:table-cell>
          <table:table-cell office:value-type="float" office:value="0.305706981739583" calcext:value-type="float">
            <text:p>0.305706981739583</text:p>
          </table:table-cell>
          <table:table-cell office:value-type="float" office:value="0.305692284233035" calcext:value-type="float">
            <text:p>0.305692284233035</text:p>
          </table:table-cell>
          <table:table-cell office:value-type="float" office:value="0.305694888376968" calcext:value-type="float">
            <text:p>0.305694888376968</text:p>
          </table:table-cell>
          <table:table-cell office:value-type="float" office:value="0.305681775952212" calcext:value-type="float">
            <text:p>0.305681775952212</text:p>
          </table:table-cell>
          <table:table-cell office:value-type="float" office:value="0.305668104184825" calcext:value-type="float">
            <text:p>0.305668104184825</text:p>
          </table:table-cell>
          <table:table-cell office:value-type="float" office:value="0.305662088154579" calcext:value-type="float">
            <text:p>0.305662088154579</text:p>
          </table:table-cell>
          <table:table-cell office:value-type="float" office:value="0.305690527256255" calcext:value-type="float">
            <text:p>0.305690527256255</text:p>
          </table:table-cell>
          <table:table-cell office:value-type="float" office:value="0.305662876709491" calcext:value-type="float">
            <text:p>0.305662876709491</text:p>
          </table:table-cell>
          <table:table-cell office:value-type="float" office:value="0.305679926881123" calcext:value-type="float">
            <text:p>0.305679926881123</text:p>
          </table:table-cell>
          <table:table-cell office:value-type="float" office:value="0.305701842785773" calcext:value-type="float">
            <text:p>0.305701842785773</text:p>
          </table:table-cell>
          <table:table-cell office:value-type="float" office:value="0.305696166212027" calcext:value-type="float">
            <text:p>0.305696166212027</text:p>
          </table:table-cell>
          <table:table-cell office:value-type="float" office:value="0.305666784932696" calcext:value-type="float">
            <text:p>0.305666784932696</text:p>
          </table:table-cell>
          <table:table-cell office:value-type="float" office:value="0.305688203369554" calcext:value-type="float">
            <text:p>0.305688203369554</text:p>
          </table:table-cell>
          <table:table-cell office:value-type="float" office:value="0.305694208147839" calcext:value-type="float">
            <text:p>0.305694208147839</text:p>
          </table:table-cell>
          <table:table-cell office:value-type="float" office:value="0.305703673481039" calcext:value-type="float">
            <text:p>0.305703673481039</text:p>
          </table:table-cell>
          <table:table-cell office:value-type="float" office:value="0.30570305306204" calcext:value-type="float">
            <text:p>0.30570305306204</text:p>
          </table:table-cell>
          <table:table-cell office:value-type="float" office:value="0.305682955902878" calcext:value-type="float">
            <text:p>0.305682955902878</text:p>
          </table:table-cell>
          <table:table-cell office:value-type="float" office:value="0.305717217419958" calcext:value-type="float">
            <text:p>0.305717217419958</text:p>
          </table:table-cell>
          <table:table-cell office:value-type="float" office:value="0.305684239278139" calcext:value-type="float">
            <text:p>0.305684239278139</text:p>
          </table:table-cell>
          <table:table-cell office:value-type="float" office:value="0.305700982765506" calcext:value-type="float">
            <text:p>0.305700982765506</text:p>
          </table:table-cell>
          <table:table-cell office:value-type="float" office:value="0.305704634415043" calcext:value-type="float">
            <text:p>0.305704634415043</text:p>
          </table:table-cell>
          <table:table-cell office:value-type="float" office:value="0.305677782313827" calcext:value-type="float">
            <text:p>0.305677782313827</text:p>
          </table:table-cell>
          <table:table-cell office:value-type="float" office:value="0.305648327974776" calcext:value-type="float">
            <text:p>0.305648327974776</text:p>
          </table:table-cell>
          <table:table-cell office:value-type="float" office:value="0.305691692644617" calcext:value-type="float">
            <text:p>0.305691692644617</text:p>
          </table:table-cell>
          <table:table-cell office:value-type="float" office:value="0.305679171768867" calcext:value-type="float">
            <text:p>0.305679171768867</text:p>
          </table:table-cell>
          <table:table-cell office:value-type="float" office:value="0.305711102973203" calcext:value-type="float">
            <text:p>0.305711102973203</text:p>
          </table:table-cell>
          <table:table-cell office:value-type="float" office:value="0.305698859393684" calcext:value-type="float">
            <text:p>0.305698859393684</text:p>
          </table:table-cell>
          <table:table-cell office:value-type="float" office:value="0.305701015810019" calcext:value-type="float">
            <text:p>0.305701015810019</text:p>
          </table:table-cell>
          <table:table-cell office:value-type="float" office:value="0.305672998117156" calcext:value-type="float">
            <text:p>0.305672998117156</text:p>
          </table:table-cell>
          <table:table-cell office:value-type="float" office:value="0.305698730260204" calcext:value-type="float">
            <text:p>0.305698730260204</text:p>
          </table:table-cell>
          <table:table-cell office:value-type="float" office:value="0.305689272608687" calcext:value-type="float">
            <text:p>0.305689272608687</text:p>
          </table:table-cell>
          <table:table-cell office:value-type="float" office:value="0.305674631483242" calcext:value-type="float">
            <text:p>0.305674631483242</text:p>
          </table:table-cell>
          <table:table-cell office:value-type="float" office:value="0.305709982972136" calcext:value-type="float">
            <text:p>0.305709982972136</text:p>
          </table:table-cell>
          <table:table-cell office:value-type="float" office:value="0.305693381469684" calcext:value-type="float">
            <text:p>0.305693381469684</text:p>
          </table:table-cell>
          <table:table-cell office:value-type="float" office:value="0.305711665383788" calcext:value-type="float">
            <text:p>0.305711665383788</text:p>
          </table:table-cell>
          <table:table-cell office:value-type="float" office:value="0.305692469267112" calcext:value-type="float">
            <text:p>0.305692469267112</text:p>
          </table:table-cell>
          <table:table-cell office:value-type="float" office:value="0.305663481957066" calcext:value-type="float">
            <text:p>0.305663481957066</text:p>
          </table:table-cell>
          <table:table-cell office:value-type="float" office:value="0.305681157788945" calcext:value-type="float">
            <text:p>0.305681157788945</text:p>
          </table:table-cell>
          <table:table-cell office:value-type="float" office:value="0.305693141164373" calcext:value-type="float">
            <text:p>0.305693141164373</text:p>
          </table:table-cell>
          <table:table-cell office:value-type="float" office:value="0.305696805356162" calcext:value-type="float">
            <text:p>0.305696805356162</text:p>
          </table:table-cell>
          <table:table-cell office:value-type="float" office:value="0.305697071327772" calcext:value-type="float">
            <text:p>0.305697071327772</text:p>
          </table:table-cell>
          <table:table-cell office:value-type="float" office:value="0.305713077692972" calcext:value-type="float">
            <text:p>0.305713077692972</text:p>
          </table:table-cell>
          <table:table-cell office:value-type="float" office:value="0.305682641941455" calcext:value-type="float">
            <text:p>0.305682641941455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44832237001738" calcext:value-type="float">
            <text:p>-0.444832237001738</text:p>
          </table:table-cell>
          <table:table-cell office:value-type="float" office:value="-0.442025161847585" calcext:value-type="float">
            <text:p>-0.442025161847585</text:p>
          </table:table-cell>
          <table:table-cell office:value-type="float" office:value="-0.442953219661994" calcext:value-type="float">
            <text:p>-0.442953219661994</text:p>
          </table:table-cell>
          <table:table-cell office:value-type="float" office:value="-0.443201013703801" calcext:value-type="float">
            <text:p>-0.443201013703801</text:p>
          </table:table-cell>
          <table:table-cell office:value-type="float" office:value="-0.442659602055375" calcext:value-type="float">
            <text:p>-0.442659602055375</text:p>
          </table:table-cell>
          <table:table-cell office:value-type="float" office:value="-0.443313451839861" calcext:value-type="float">
            <text:p>-0.443313451839861</text:p>
          </table:table-cell>
          <table:table-cell office:value-type="float" office:value="-0.442043254742009" calcext:value-type="float">
            <text:p>-0.442043254742009</text:p>
          </table:table-cell>
          <table:table-cell office:value-type="float" office:value="-0.442654249089899" calcext:value-type="float">
            <text:p>-0.442654249089899</text:p>
          </table:table-cell>
          <table:table-cell office:value-type="float" office:value="-0.443994081429039" calcext:value-type="float">
            <text:p>-0.443994081429039</text:p>
          </table:table-cell>
          <table:table-cell office:value-type="float" office:value="-0.442368495164339" calcext:value-type="float">
            <text:p>-0.442368495164339</text:p>
          </table:table-cell>
          <table:table-cell office:value-type="float" office:value="-0.441938166100727" calcext:value-type="float">
            <text:p>-0.441938166100727</text:p>
          </table:table-cell>
          <table:table-cell office:value-type="float" office:value="-0.443881546487624" calcext:value-type="float">
            <text:p>-0.443881546487624</text:p>
          </table:table-cell>
          <table:table-cell office:value-type="float" office:value="-0.443916237417432" calcext:value-type="float">
            <text:p>-0.443916237417432</text:p>
          </table:table-cell>
          <table:table-cell office:value-type="float" office:value="-0.443312619231342" calcext:value-type="float">
            <text:p>-0.443312619231342</text:p>
          </table:table-cell>
          <table:table-cell office:value-type="float" office:value="-0.443263217091105" calcext:value-type="float">
            <text:p>-0.443263217091105</text:p>
          </table:table-cell>
          <table:table-cell office:value-type="float" office:value="-0.444198578920904" calcext:value-type="float">
            <text:p>-0.444198578920904</text:p>
          </table:table-cell>
          <table:table-cell office:value-type="float" office:value="-0.442491146592305" calcext:value-type="float">
            <text:p>-0.442491146592305</text:p>
          </table:table-cell>
          <table:table-cell office:value-type="float" office:value="-0.443782361809634" calcext:value-type="float">
            <text:p>-0.443782361809634</text:p>
          </table:table-cell>
          <table:table-cell office:value-type="float" office:value="-0.442598386190948" calcext:value-type="float">
            <text:p>-0.442598386190948</text:p>
          </table:table-cell>
          <table:table-cell office:value-type="float" office:value="-0.442638343853877" calcext:value-type="float">
            <text:p>-0.442638343853877</text:p>
          </table:table-cell>
          <table:table-cell office:value-type="float" office:value="-0.442528600649866" calcext:value-type="float">
            <text:p>-0.442528600649866</text:p>
          </table:table-cell>
          <table:table-cell office:value-type="float" office:value="-0.443953294219848" calcext:value-type="float">
            <text:p>-0.443953294219848</text:p>
          </table:table-cell>
          <table:table-cell office:value-type="float" office:value="-0.442638807507085" calcext:value-type="float">
            <text:p>-0.442638807507085</text:p>
          </table:table-cell>
          <table:table-cell office:value-type="float" office:value="-0.444158116794531" calcext:value-type="float">
            <text:p>-0.444158116794531</text:p>
          </table:table-cell>
          <table:table-cell office:value-type="float" office:value="-0.442173346752915" calcext:value-type="float">
            <text:p>-0.442173346752915</text:p>
          </table:table-cell>
          <table:table-cell office:value-type="float" office:value="-0.444233678571877" calcext:value-type="float">
            <text:p>-0.444233678571877</text:p>
          </table:table-cell>
          <table:table-cell office:value-type="float" office:value="-0.442951383891961" calcext:value-type="float">
            <text:p>-0.442951383891961</text:p>
          </table:table-cell>
          <table:table-cell office:value-type="float" office:value="-0.443028956828015" calcext:value-type="float">
            <text:p>-0.443028956828015</text:p>
          </table:table-cell>
          <table:table-cell office:value-type="float" office:value="-0.443174243440256" calcext:value-type="float">
            <text:p>-0.443174243440256</text:p>
          </table:table-cell>
          <table:table-cell office:value-type="float" office:value="-0.442453778495915" calcext:value-type="float">
            <text:p>-0.442453778495915</text:p>
          </table:table-cell>
          <table:table-cell office:value-type="float" office:value="-0.442532497176866" calcext:value-type="float">
            <text:p>-0.442532497176866</text:p>
          </table:table-cell>
          <table:table-cell office:value-type="float" office:value="-0.442419550714002" calcext:value-type="float">
            <text:p>-0.442419550714002</text:p>
          </table:table-cell>
          <table:table-cell office:value-type="float" office:value="-0.44258365263773" calcext:value-type="float">
            <text:p>-0.44258365263773</text:p>
          </table:table-cell>
          <table:table-cell office:value-type="float" office:value="-0.443695067542828" calcext:value-type="float">
            <text:p>-0.443695067542828</text:p>
          </table:table-cell>
          <table:table-cell office:value-type="float" office:value="-0.444175348411225" calcext:value-type="float">
            <text:p>-0.444175348411225</text:p>
          </table:table-cell>
          <table:table-cell office:value-type="float" office:value="-0.443704115584447" calcext:value-type="float">
            <text:p>-0.443704115584447</text:p>
          </table:table-cell>
          <table:table-cell office:value-type="float" office:value="-0.442295889754196" calcext:value-type="float">
            <text:p>-0.442295889754196</text:p>
          </table:table-cell>
          <table:table-cell office:value-type="float" office:value="-0.444362140944335" calcext:value-type="float">
            <text:p>-0.444362140944335</text:p>
          </table:table-cell>
          <table:table-cell office:value-type="float" office:value="-0.444070048435877" calcext:value-type="float">
            <text:p>-0.444070048435877</text:p>
          </table:table-cell>
          <table:table-cell office:value-type="float" office:value="-0.442208598741043" calcext:value-type="float">
            <text:p>-0.442208598741043</text:p>
          </table:table-cell>
          <table:table-cell office:value-type="float" office:value="-0.442750903627656" calcext:value-type="float">
            <text:p>-0.442750903627656</text:p>
          </table:table-cell>
          <table:table-cell office:value-type="float" office:value="-0.443687795945404" calcext:value-type="float">
            <text:p>-0.443687795945404</text:p>
          </table:table-cell>
          <table:table-cell office:value-type="float" office:value="-0.441999669936738" calcext:value-type="float">
            <text:p>-0.441999669936738</text:p>
          </table:table-cell>
          <table:table-cell office:value-type="float" office:value="-0.44335400249444" calcext:value-type="float">
            <text:p>-0.44335400249444</text:p>
          </table:table-cell>
          <table:table-cell office:value-type="float" office:value="-0.443873031762902" calcext:value-type="float">
            <text:p>-0.443873031762902</text:p>
          </table:table-cell>
          <table:table-cell office:value-type="float" office:value="-0.443046832971436" calcext:value-type="float">
            <text:p>-0.443046832971436</text:p>
          </table:table-cell>
          <table:table-cell office:value-type="float" office:value="-0.443868153619213" calcext:value-type="float">
            <text:p>-0.443868153619213</text:p>
          </table:table-cell>
          <table:table-cell office:value-type="float" office:value="-0.442533339545288" calcext:value-type="float">
            <text:p>-0.442533339545288</text:p>
          </table:table-cell>
          <table:table-cell office:value-type="float" office:value="-0.442099160967596" calcext:value-type="float">
            <text:p>-0.442099160967596</text:p>
          </table:table-cell>
          <table:table-cell office:value-type="float" office:value="-0.442158097926026" calcext:value-type="float">
            <text:p>-0.442158097926026</text:p>
          </table:table-cell>
          <table:table-cell office:value-type="float" office:value="-0.443028480593387" calcext:value-type="float">
            <text:p>-0.443028480593387</text:p>
          </table:table-cell>
          <table:table-cell office:value-type="float" office:value="-0.442060794940018" calcext:value-type="float">
            <text:p>-0.442060794940018</text:p>
          </table:table-cell>
          <table:table-cell office:value-type="float" office:value="-0.443820753731712" calcext:value-type="float">
            <text:p>-0.443820753731712</text:p>
          </table:table-cell>
          <table:table-cell office:value-type="float" office:value="-0.443589473216455" calcext:value-type="float">
            <text:p>-0.443589473216455</text:p>
          </table:table-cell>
          <table:table-cell office:value-type="float" office:value="-0.442367153140927" calcext:value-type="float">
            <text:p>-0.442367153140927</text:p>
          </table:table-cell>
          <table:table-cell office:value-type="float" office:value="-0.442436677778482" calcext:value-type="float">
            <text:p>-0.442436677778482</text:p>
          </table:table-cell>
          <table:table-cell office:value-type="float" office:value="-0.44266682679029" calcext:value-type="float">
            <text:p>-0.44266682679029</text:p>
          </table:table-cell>
          <table:table-cell office:value-type="float" office:value="-0.442368616010371" calcext:value-type="float">
            <text:p>-0.442368616010371</text:p>
          </table:table-cell>
          <table:table-cell office:value-type="float" office:value="-0.44225195983621" calcext:value-type="float">
            <text:p>-0.44225195983621</text:p>
          </table:table-cell>
          <table:table-cell office:value-type="float" office:value="-0.443281419513061" calcext:value-type="float">
            <text:p>-0.443281419513061</text:p>
          </table:table-cell>
          <table:table-cell office:value-type="float" office:value="-0.444196142689935" calcext:value-type="float">
            <text:p>-0.444196142689935</text:p>
          </table:table-cell>
          <table:table-cell office:value-type="float" office:value="-0.441978894012943" calcext:value-type="float">
            <text:p>-0.441978894012943</text:p>
          </table:table-cell>
          <table:table-cell office:value-type="float" office:value="-0.441788851639284" calcext:value-type="float">
            <text:p>-0.441788851639284</text:p>
          </table:table-cell>
          <table:table-cell office:value-type="float" office:value="-0.442541550105243" calcext:value-type="float">
            <text:p>-0.442541550105243</text:p>
          </table:table-cell>
          <table:table-cell office:value-type="float" office:value="-0.442510805652352" calcext:value-type="float">
            <text:p>-0.442510805652352</text:p>
          </table:table-cell>
          <table:table-cell office:value-type="float" office:value="-0.442428902961308" calcext:value-type="float">
            <text:p>-0.442428902961308</text:p>
          </table:table-cell>
          <table:table-cell office:value-type="float" office:value="-0.444029173332684" calcext:value-type="float">
            <text:p>-0.444029173332684</text:p>
          </table:table-cell>
          <table:table-cell office:value-type="float" office:value="-0.442240936092194" calcext:value-type="float">
            <text:p>-0.442240936092194</text:p>
          </table:table-cell>
          <table:table-cell office:value-type="float" office:value="-0.442472883652224" calcext:value-type="float">
            <text:p>-0.442472883652224</text:p>
          </table:table-cell>
          <table:table-cell office:value-type="float" office:value="-0.442470279636279" calcext:value-type="float">
            <text:p>-0.442470279636279</text:p>
          </table:table-cell>
          <table:table-cell office:value-type="float" office:value="-0.442416917281116" calcext:value-type="float">
            <text:p>-0.442416917281116</text:p>
          </table:table-cell>
          <table:table-cell office:value-type="float" office:value="-0.442114106412739" calcext:value-type="float">
            <text:p>-0.442114106412739</text:p>
          </table:table-cell>
          <table:table-cell office:value-type="float" office:value="-0.44149044914053" calcext:value-type="float">
            <text:p>-0.44149044914053</text:p>
          </table:table-cell>
          <table:table-cell office:value-type="float" office:value="-0.443922361345643" calcext:value-type="float">
            <text:p>-0.443922361345643</text:p>
          </table:table-cell>
          <table:table-cell office:value-type="float" office:value="-0.442955972292608" calcext:value-type="float">
            <text:p>-0.442955972292608</text:p>
          </table:table-cell>
          <table:table-cell office:value-type="float" office:value="-0.44226267210167" calcext:value-type="float">
            <text:p>-0.44226267210167</text:p>
          </table:table-cell>
          <table:table-cell office:value-type="float" office:value="-0.444063193252805" calcext:value-type="float">
            <text:p>-0.444063193252805</text:p>
          </table:table-cell>
          <table:table-cell office:value-type="float" office:value="-0.443605572957568" calcext:value-type="float">
            <text:p>-0.443605572957568</text:p>
          </table:table-cell>
          <table:table-cell office:value-type="float" office:value="-0.445347845602543" calcext:value-type="float">
            <text:p>-0.445347845602543</text:p>
          </table:table-cell>
          <table:table-cell office:value-type="float" office:value="-0.444018097489847" calcext:value-type="float">
            <text:p>-0.444018097489847</text:p>
          </table:table-cell>
          <table:table-cell office:value-type="float" office:value="-0.446627601400745" calcext:value-type="float">
            <text:p>-0.446627601400745</text:p>
          </table:table-cell>
          <table:table-cell office:value-type="float" office:value="-0.447325183371026" calcext:value-type="float">
            <text:p>-0.447325183371026</text:p>
          </table:table-cell>
          <table:table-cell office:value-type="float" office:value="-0.447978936392277" calcext:value-type="float">
            <text:p>-0.447978936392277</text:p>
          </table:table-cell>
          <table:table-cell office:value-type="float" office:value="-0.447322740863094" calcext:value-type="float">
            <text:p>-0.447322740863094</text:p>
          </table:table-cell>
          <table:table-cell office:value-type="float" office:value="-0.44873338255528" calcext:value-type="float">
            <text:p>-0.44873338255528</text:p>
          </table:table-cell>
          <table:table-cell office:value-type="float" office:value="-0.447263367248817" calcext:value-type="float">
            <text:p>-0.447263367248817</text:p>
          </table:table-cell>
          <table:table-cell office:value-type="float" office:value="-0.445503626820936" calcext:value-type="float">
            <text:p>-0.445503626820936</text:p>
          </table:table-cell>
          <table:table-cell office:value-type="float" office:value="-0.445843669497985" calcext:value-type="float">
            <text:p>-0.445843669497985</text:p>
          </table:table-cell>
          <table:table-cell office:value-type="float" office:value="-0.444518722435337" calcext:value-type="float">
            <text:p>-0.444518722435337</text:p>
          </table:table-cell>
          <table:table-cell office:value-type="float" office:value="-0.449103692513598" calcext:value-type="float">
            <text:p>-0.449103692513598</text:p>
          </table:table-cell>
          <table:table-cell office:value-type="float" office:value="-0.450736621465709" calcext:value-type="float">
            <text:p>-0.450736621465709</text:p>
          </table:table-cell>
          <table:table-cell office:value-type="float" office:value="-0.447577518768199" calcext:value-type="float">
            <text:p>-0.447577518768199</text:p>
          </table:table-cell>
          <table:table-cell office:value-type="float" office:value="-0.445969788616287" calcext:value-type="float">
            <text:p>-0.445969788616287</text:p>
          </table:table-cell>
          <table:table-cell office:value-type="float" office:value="-0.428746655264015" calcext:value-type="float">
            <text:p>-0.428746655264015</text:p>
          </table:table-cell>
          <table:table-cell office:value-type="float" office:value="-0.424357279875795" calcext:value-type="float">
            <text:p>-0.424357279875795</text:p>
          </table:table-cell>
          <table:table-cell office:value-type="float" office:value="-0.420174723477222" calcext:value-type="float">
            <text:p>-0.420174723477222</text:p>
          </table:table-cell>
          <table:table-cell office:value-type="float" office:value="-0.424287922247719" calcext:value-type="float">
            <text:p>-0.424287922247719</text:p>
          </table:table-cell>
          <table:table-cell office:value-type="float" office:value="-0.419743769490206" calcext:value-type="float">
            <text:p>-0.419743769490206</text:p>
          </table:table-cell>
          <table:table-cell office:value-type="float" office:value="-0.418790202279432" calcext:value-type="float">
            <text:p>-0.418790202279432</text:p>
          </table:table-cell>
          <table:table-cell office:value-type="float" office:value="-0.406467245658567" calcext:value-type="float">
            <text:p>-0.406467245658567</text:p>
          </table:table-cell>
          <table:table-cell office:value-type="float" office:value="-0.407108566273301" calcext:value-type="float">
            <text:p>-0.407108566273301</text:p>
          </table:table-cell>
          <table:table-cell office:value-type="float" office:value="-0.402963469779618" calcext:value-type="float">
            <text:p>-0.402963469779618</text:p>
          </table:table-cell>
          <table:table-cell office:value-type="float" office:value="-0.396946645646539" calcext:value-type="float">
            <text:p>-0.396946645646539</text:p>
          </table:table-cell>
          <table:table-cell office:value-type="float" office:value="-0.397505703581561" calcext:value-type="float">
            <text:p>-0.397505703581561</text:p>
          </table:table-cell>
          <table:table-cell office:value-type="float" office:value="-0.400854622244386" calcext:value-type="float">
            <text:p>-0.400854622244386</text:p>
          </table:table-cell>
          <table:table-cell office:value-type="float" office:value="-0.382729766069619" calcext:value-type="float">
            <text:p>-0.382729766069619</text:p>
          </table:table-cell>
          <table:table-cell office:value-type="float" office:value="-0.37939421729142" calcext:value-type="float">
            <text:p>-0.37939421729142</text:p>
          </table:table-cell>
          <table:table-cell office:value-type="float" office:value="-0.37372054561657" calcext:value-type="float">
            <text:p>-0.37372054561657</text:p>
          </table:table-cell>
          <table:table-cell office:value-type="float" office:value="-0.371640459201863" calcext:value-type="float">
            <text:p>-0.371640459201863</text:p>
          </table:table-cell>
          <table:table-cell office:value-type="float" office:value="-0.370996037449207" calcext:value-type="float">
            <text:p>-0.370996037449207</text:p>
          </table:table-cell>
          <table:table-cell office:value-type="float" office:value="-0.373744015764822" calcext:value-type="float">
            <text:p>-0.373744015764822</text:p>
          </table:table-cell>
          <table:table-cell office:value-type="float" office:value="-0.373066578255123" calcext:value-type="float">
            <text:p>-0.373066578255123</text:p>
          </table:table-cell>
          <table:table-cell office:value-type="float" office:value="-0.356259742682343" calcext:value-type="float">
            <text:p>-0.356259742682343</text:p>
          </table:table-cell>
          <table:table-cell office:value-type="float" office:value="-0.350983032703258" calcext:value-type="float">
            <text:p>-0.350983032703258</text:p>
          </table:table-cell>
          <table:table-cell office:value-type="float" office:value="-0.351583291906866" calcext:value-type="float">
            <text:p>-0.351583291906866</text:p>
          </table:table-cell>
          <table:table-cell office:value-type="float" office:value="-0.35755448018814" calcext:value-type="float">
            <text:p>-0.35755448018814</text:p>
          </table:table-cell>
          <table:table-cell office:value-type="float" office:value="-0.33174913762439" calcext:value-type="float">
            <text:p>-0.33174913762439</text:p>
          </table:table-cell>
          <table:table-cell office:value-type="float" office:value="-0.325765376074845" calcext:value-type="float">
            <text:p>-0.325765376074845</text:p>
          </table:table-cell>
          <table:table-cell office:value-type="float" office:value="-0.320542451470468" calcext:value-type="float">
            <text:p>-0.320542451470468</text:p>
          </table:table-cell>
          <table:table-cell office:value-type="float" office:value="-0.331234068054534" calcext:value-type="float">
            <text:p>-0.331234068054534</text:p>
          </table:table-cell>
          <table:table-cell office:value-type="float" office:value="-0.328370103683074" calcext:value-type="float">
            <text:p>-0.328370103683074</text:p>
          </table:table-cell>
          <table:table-cell office:value-type="float" office:value="-0.328014142816715" calcext:value-type="float">
            <text:p>-0.328014142816715</text:p>
          </table:table-cell>
          <table:table-cell office:value-type="float" office:value="-0.316395517564973" calcext:value-type="float">
            <text:p>-0.316395517564973</text:p>
          </table:table-cell>
          <table:table-cell office:value-type="float" office:value="-0.310163117315171" calcext:value-type="float">
            <text:p>-0.310163117315171</text:p>
          </table:table-cell>
          <table:table-cell office:value-type="float" office:value="-0.30889019830488" calcext:value-type="float">
            <text:p>-0.30889019830488</text:p>
          </table:table-cell>
          <table:table-cell office:value-type="float" office:value="-0.304730831200602" calcext:value-type="float">
            <text:p>-0.304730831200602</text:p>
          </table:table-cell>
          <table:table-cell office:value-type="float" office:value="-0.301000776468454" calcext:value-type="float">
            <text:p>-0.301000776468454</text:p>
          </table:table-cell>
          <table:table-cell office:value-type="float" office:value="-0.305444908963461" calcext:value-type="float">
            <text:p>-0.305444908963461</text:p>
          </table:table-cell>
          <table:table-cell office:value-type="float" office:value="-0.307969318922762" calcext:value-type="float">
            <text:p>-0.307969318922762</text:p>
          </table:table-cell>
          <table:table-cell office:value-type="float" office:value="-0.297407000606796" calcext:value-type="float">
            <text:p>-0.297407000606796</text:p>
          </table:table-cell>
          <table:table-cell office:value-type="float" office:value="-0.293009168813606" calcext:value-type="float">
            <text:p>-0.293009168813606</text:p>
          </table:table-cell>
          <table:table-cell office:value-type="float" office:value="-0.291728049771853" calcext:value-type="float">
            <text:p>-0.291728049771853</text:p>
          </table:table-cell>
          <table:table-cell office:value-type="float" office:value="-0.289558850913023" calcext:value-type="float">
            <text:p>-0.289558850913023</text:p>
          </table:table-cell>
          <table:table-cell office:value-type="float" office:value="-0.295788736941623" calcext:value-type="float">
            <text:p>-0.295788736941623</text:p>
          </table:table-cell>
          <table:table-cell office:value-type="float" office:value="-0.29483703747377" calcext:value-type="float">
            <text:p>-0.29483703747377</text:p>
          </table:table-cell>
          <table:table-cell office:value-type="float" office:value="-0.292732082175365" calcext:value-type="float">
            <text:p>-0.292732082175365</text:p>
          </table:table-cell>
          <table:table-cell office:value-type="float" office:value="-0.292392004345696" calcext:value-type="float">
            <text:p>-0.292392004345696</text:p>
          </table:table-cell>
          <table:table-cell office:value-type="float" office:value="-0.283176366865989" calcext:value-type="float">
            <text:p>-0.283176366865989</text:p>
          </table:table-cell>
          <table:table-cell office:value-type="float" office:value="-0.279153289505671" calcext:value-type="float">
            <text:p>-0.279153289505671</text:p>
          </table:table-cell>
          <table:table-cell office:value-type="float" office:value="-0.277530885298783" calcext:value-type="float">
            <text:p>-0.277530885298783</text:p>
          </table:table-cell>
          <table:table-cell office:value-type="float" office:value="-0.286161207094577" calcext:value-type="float">
            <text:p>-0.286161207094577</text:p>
          </table:table-cell>
          <table:table-cell office:value-type="float" office:value="-0.280427569194104" calcext:value-type="float">
            <text:p>-0.280427569194104</text:p>
          </table:table-cell>
          <table:table-cell office:value-type="float" office:value="-0.269986252008385" calcext:value-type="float">
            <text:p>-0.269986252008385</text:p>
          </table:table-cell>
          <table:table-cell office:value-type="float" office:value="-0.26775347369751" calcext:value-type="float">
            <text:p>-0.26775347369751</text:p>
          </table:table-cell>
          <table:table-cell office:value-type="float" office:value="-0.267532252283449" calcext:value-type="float">
            <text:p>-0.267532252283449</text:p>
          </table:table-cell>
          <table:table-cell office:value-type="float" office:value="-0.268343897327762" calcext:value-type="float">
            <text:p>-0.268343897327762</text:p>
          </table:table-cell>
          <table:table-cell office:value-type="float" office:value="-0.268291068896889" calcext:value-type="float">
            <text:p>-0.268291068896889</text:p>
          </table:table-cell>
          <table:table-cell office:value-type="float" office:value="-0.268878085973941" calcext:value-type="float">
            <text:p>-0.268878085973941</text:p>
          </table:table-cell>
          <table:table-cell office:value-type="float" office:value="-0.260943950280274" calcext:value-type="float">
            <text:p>-0.260943950280274</text:p>
          </table:table-cell>
          <table:table-cell office:value-type="float" office:value="-0.258019772282233" calcext:value-type="float">
            <text:p>-0.258019772282233</text:p>
          </table:table-cell>
          <table:table-cell office:value-type="float" office:value="-0.261671600697905" calcext:value-type="float">
            <text:p>-0.261671600697905</text:p>
          </table:table-cell>
          <table:table-cell office:value-type="float" office:value="-0.262441905350705" calcext:value-type="float">
            <text:p>-0.262441905350705</text:p>
          </table:table-cell>
          <table:table-cell office:value-type="float" office:value="-0.251857625706679" calcext:value-type="float">
            <text:p>-0.251857625706679</text:p>
          </table:table-cell>
          <table:table-cell office:value-type="float" office:value="-0.249734771592833" calcext:value-type="float">
            <text:p>-0.249734771592833</text:p>
          </table:table-cell>
          <table:table-cell office:value-type="float" office:value="-0.257328797886841" calcext:value-type="float">
            <text:p>-0.257328797886841</text:p>
          </table:table-cell>
          <table:table-cell office:value-type="float" office:value="-0.255122182264084" calcext:value-type="float">
            <text:p>-0.255122182264084</text:p>
          </table:table-cell>
          <table:table-cell office:value-type="float" office:value="-0.240207270424482" calcext:value-type="float">
            <text:p>-0.240207270424482</text:p>
          </table:table-cell>
          <table:table-cell office:value-type="float" office:value="-0.240389966127376" calcext:value-type="float">
            <text:p>-0.240389966127376</text:p>
          </table:table-cell>
          <table:table-cell office:value-type="float" office:value="-0.240769191863052" calcext:value-type="float">
            <text:p>-0.240769191863052</text:p>
          </table:table-cell>
          <table:table-cell office:value-type="float" office:value="-0.247887114985916" calcext:value-type="float">
            <text:p>-0.247887114985916</text:p>
          </table:table-cell>
          <table:table-cell office:value-type="float" office:value="-0.245911508957856" calcext:value-type="float">
            <text:p>-0.245911508957856</text:p>
          </table:table-cell>
          <table:table-cell office:value-type="float" office:value="-0.240693940676552" calcext:value-type="float">
            <text:p>-0.240693940676552</text:p>
          </table:table-cell>
          <table:table-cell office:value-type="float" office:value="-0.24022017044715" calcext:value-type="float">
            <text:p>-0.24022017044715</text:p>
          </table:table-cell>
          <table:table-cell office:value-type="float" office:value="-0.236392818313074" calcext:value-type="float">
            <text:p>-0.236392818313074</text:p>
          </table:table-cell>
          <table:table-cell office:value-type="float" office:value="-0.240140811516057" calcext:value-type="float">
            <text:p>-0.240140811516057</text:p>
          </table:table-cell>
          <table:table-cell office:value-type="float" office:value="-0.238529970106681" calcext:value-type="float">
            <text:p>-0.238529970106681</text:p>
          </table:table-cell>
          <table:table-cell office:value-type="float" office:value="-0.239757064023372" calcext:value-type="float">
            <text:p>-0.239757064023372</text:p>
          </table:table-cell>
          <table:table-cell office:value-type="float" office:value="-0.234310404494226" calcext:value-type="float">
            <text:p>-0.234310404494226</text:p>
          </table:table-cell>
          <table:table-cell office:value-type="float" office:value="-0.24034272564833" calcext:value-type="float">
            <text:p>-0.24034272564833</text:p>
          </table:table-cell>
          <table:table-cell office:value-type="float" office:value="-0.235245126311591" calcext:value-type="float">
            <text:p>-0.235245126311591</text:p>
          </table:table-cell>
          <table:table-cell office:value-type="float" office:value="-0.234562839652597" calcext:value-type="float">
            <text:p>-0.234562839652597</text:p>
          </table:table-cell>
          <table:table-cell office:value-type="float" office:value="-0.238967606943698" calcext:value-type="float">
            <text:p>-0.238967606943698</text:p>
          </table:table-cell>
          <table:table-cell office:value-type="float" office:value="-0.23438631746824" calcext:value-type="float">
            <text:p>-0.23438631746824</text:p>
          </table:table-cell>
          <table:table-cell office:value-type="float" office:value="-0.235200990033095" calcext:value-type="float">
            <text:p>-0.235200990033095</text:p>
          </table:table-cell>
          <table:table-cell office:value-type="float" office:value="-0.233918903135321" calcext:value-type="float">
            <text:p>-0.233918903135321</text:p>
          </table:table-cell>
          <table:table-cell office:value-type="float" office:value="-0.23450870932273" calcext:value-type="float">
            <text:p>-0.23450870932273</text:p>
          </table:table-cell>
          <table:table-cell office:value-type="float" office:value="-0.232547459946556" calcext:value-type="float">
            <text:p>-0.232547459946556</text:p>
          </table:table-cell>
          <table:table-cell office:value-type="float" office:value="-0.241572251457229" calcext:value-type="float">
            <text:p>-0.241572251457229</text:p>
          </table:table-cell>
          <table:table-cell office:value-type="float" office:value="-0.231505379156929" calcext:value-type="float">
            <text:p>-0.231505379156929</text:p>
          </table:table-cell>
          <table:table-cell office:value-type="float" office:value="-0.230232161338353" calcext:value-type="float">
            <text:p>-0.230232161338353</text:p>
          </table:table-cell>
          <table:table-cell office:value-type="float" office:value="-0.23328628717771" calcext:value-type="float">
            <text:p>-0.23328628717771</text:p>
          </table:table-cell>
          <table:table-cell office:value-type="float" office:value="-0.237976207716852" calcext:value-type="float">
            <text:p>-0.237976207716852</text:p>
          </table:table-cell>
          <table:table-cell office:value-type="float" office:value="-0.230627534801537" calcext:value-type="float">
            <text:p>-0.230627534801537</text:p>
          </table:table-cell>
          <table:table-cell office:value-type="float" office:value="-0.241009720572394" calcext:value-type="float">
            <text:p>-0.241009720572394</text:p>
          </table:table-cell>
          <table:table-cell office:value-type="float" office:value="-0.232921330342021" calcext:value-type="float">
            <text:p>-0.232921330342021</text:p>
          </table:table-cell>
          <table:table-cell office:value-type="float" office:value="-0.229919834601889" calcext:value-type="float">
            <text:p>-0.229919834601889</text:p>
          </table:table-cell>
          <table:table-cell office:value-type="float" office:value="-0.237203467957968" calcext:value-type="float">
            <text:p>-0.237203467957968</text:p>
          </table:table-cell>
          <table:table-cell office:value-type="float" office:value="-0.243126955855019" calcext:value-type="float">
            <text:p>-0.243126955855019</text:p>
          </table:table-cell>
          <table:table-cell office:value-type="float" office:value="-0.247802559803487" calcext:value-type="float">
            <text:p>-0.247802559803487</text:p>
          </table:table-cell>
          <table:table-cell office:value-type="float" office:value="-0.2342394905228" calcext:value-type="float">
            <text:p>-0.2342394905228</text:p>
          </table:table-cell>
          <table:table-cell office:value-type="float" office:value="-0.244376091906175" calcext:value-type="float">
            <text:p>-0.244376091906175</text:p>
          </table:table-cell>
          <table:table-cell office:value-type="float" office:value="-0.245766177521625" calcext:value-type="float">
            <text:p>-0.245766177521625</text:p>
          </table:table-cell>
          <table:table-cell office:value-type="float" office:value="-0.244764407815318" calcext:value-type="float">
            <text:p>-0.244764407815318</text:p>
          </table:table-cell>
          <table:table-cell office:value-type="float" office:value="-0.264552246586159" calcext:value-type="float">
            <text:p>-0.264552246586159</text:p>
          </table:table-cell>
          <table:table-cell office:value-type="float" office:value="-0.261990209534061" calcext:value-type="float">
            <text:p>-0.261990209534061</text:p>
          </table:table-cell>
          <table:table-cell office:value-type="float" office:value="-0.247742156582812" calcext:value-type="float">
            <text:p>-0.247742156582812</text:p>
          </table:table-cell>
          <table:table-cell office:value-type="float" office:value="-0.268713770512113" calcext:value-type="float">
            <text:p>-0.268713770512113</text:p>
          </table:table-cell>
          <table:table-cell office:value-type="float" office:value="-0.280238738062987" calcext:value-type="float">
            <text:p>-0.280238738062987</text:p>
          </table:table-cell>
          <table:table-cell office:value-type="float" office:value="-0.272380229699002" calcext:value-type="float">
            <text:p>-0.272380229699002</text:p>
          </table:table-cell>
          <table:table-cell office:value-type="float" office:value="-0.268519856256033" calcext:value-type="float">
            <text:p>-0.268519856256033</text:p>
          </table:table-cell>
          <table:table-cell office:value-type="float" office:value="-0.273176923584739" calcext:value-type="float">
            <text:p>-0.273176923584739</text:p>
          </table:table-cell>
          <table:table-cell office:value-type="float" office:value="-0.275017835177647" calcext:value-type="float">
            <text:p>-0.275017835177647</text:p>
          </table:table-cell>
          <table:table-cell office:value-type="float" office:value="-0.279938569585127" calcext:value-type="float">
            <text:p>-0.279938569585127</text:p>
          </table:table-cell>
          <table:table-cell office:value-type="float" office:value="-0.28260881912875" calcext:value-type="float">
            <text:p>-0.28260881912875</text:p>
          </table:table-cell>
          <table:table-cell office:value-type="float" office:value="-0.272162993204322" calcext:value-type="float">
            <text:p>-0.272162993204322</text:p>
          </table:table-cell>
          <table:table-cell office:value-type="float" office:value="-0.277767201345891" calcext:value-type="float">
            <text:p>-0.277767201345891</text:p>
          </table:table-cell>
          <table:table-cell office:value-type="float" office:value="-0.276963073095929" calcext:value-type="float">
            <text:p>-0.276963073095929</text:p>
          </table:table-cell>
          <table:table-cell office:value-type="float" office:value="-0.271928820000255" calcext:value-type="float">
            <text:p>-0.271928820000255</text:p>
          </table:table-cell>
          <table:table-cell office:value-type="float" office:value="-0.274616607720119" calcext:value-type="float">
            <text:p>-0.274616607720119</text:p>
          </table:table-cell>
          <table:table-cell office:value-type="float" office:value="-0.292665216650264" calcext:value-type="float">
            <text:p>-0.292665216650264</text:p>
          </table:table-cell>
          <table:table-cell office:value-type="float" office:value="-0.29778935765633" calcext:value-type="float">
            <text:p>-0.29778935765633</text:p>
          </table:table-cell>
          <table:table-cell office:value-type="float" office:value="-0.27505346692158" calcext:value-type="float">
            <text:p>-0.27505346692158</text:p>
          </table:table-cell>
          <table:table-cell office:value-type="float" office:value="-0.276766529979956" calcext:value-type="float">
            <text:p>-0.276766529979956</text:p>
          </table:table-cell>
          <table:table-cell office:value-type="float" office:value="-0.28004495583937" calcext:value-type="float">
            <text:p>-0.28004495583937</text:p>
          </table:table-cell>
          <table:table-cell office:value-type="float" office:value="-0.284306737664348" calcext:value-type="float">
            <text:p>-0.284306737664348</text:p>
          </table:table-cell>
          <table:table-cell office:value-type="float" office:value="-0.281497984210378" calcext:value-type="float">
            <text:p>-0.281497984210378</text:p>
          </table:table-cell>
          <table:table-cell office:value-type="float" office:value="-0.276921768000376" calcext:value-type="float">
            <text:p>-0.276921768000376</text:p>
          </table:table-cell>
          <table:table-cell office:value-type="float" office:value="-0.298657330508215" calcext:value-type="float">
            <text:p>-0.298657330508215</text:p>
          </table:table-cell>
          <table:table-cell office:value-type="float" office:value="-0.299467501595803" calcext:value-type="float">
            <text:p>-0.299467501595803</text:p>
          </table:table-cell>
          <table:table-cell office:value-type="float" office:value="-0.281022640229793" calcext:value-type="float">
            <text:p>-0.281022640229793</text:p>
          </table:table-cell>
          <table:table-cell office:value-type="float" office:value="-0.282945541352051" calcext:value-type="float">
            <text:p>-0.282945541352051</text:p>
          </table:table-cell>
          <table:table-cell office:value-type="float" office:value="-0.286094758929429" calcext:value-type="float">
            <text:p>-0.286094758929429</text:p>
          </table:table-cell>
          <table:table-cell office:value-type="float" office:value="-0.290744844685819" calcext:value-type="float">
            <text:p>-0.290744844685819</text:p>
          </table:table-cell>
          <table:table-cell office:value-type="float" office:value="-0.281109065467169" calcext:value-type="float">
            <text:p>-0.281109065467169</text:p>
          </table:table-cell>
          <table:table-cell office:value-type="float" office:value="-0.303379250937049" calcext:value-type="float">
            <text:p>-0.303379250937049</text:p>
          </table:table-cell>
          <table:table-cell office:value-type="float" office:value="-0.313183938569638" calcext:value-type="float">
            <text:p>-0.313183938569638</text:p>
          </table:table-cell>
          <table:table-cell office:value-type="float" office:value="-0.301605228599721" calcext:value-type="float">
            <text:p>-0.301605228599721</text:p>
          </table:table-cell>
          <table:table-cell office:value-type="float" office:value="-0.28432876572276" calcext:value-type="float">
            <text:p>-0.28432876572276</text:p>
          </table:table-cell>
          <table:table-cell office:value-type="float" office:value="-0.292409940645442" calcext:value-type="float">
            <text:p>-0.292409940645442</text:p>
          </table:table-cell>
          <table:table-cell office:value-type="float" office:value="-0.302989252279703" calcext:value-type="float">
            <text:p>-0.302989252279703</text:p>
          </table:table-cell>
          <table:table-cell office:value-type="float" office:value="-0.298412439613427" calcext:value-type="float">
            <text:p>-0.298412439613427</text:p>
          </table:table-cell>
          <table:table-cell office:value-type="float" office:value="-0.299580450719702" calcext:value-type="float">
            <text:p>-0.299580450719702</text:p>
          </table:table-cell>
          <table:table-cell office:value-type="float" office:value="-0.280935397172535" calcext:value-type="float">
            <text:p>-0.280935397172535</text:p>
          </table:table-cell>
          <table:table-cell office:value-type="float" office:value="-0.311698801271337" calcext:value-type="float">
            <text:p>-0.311698801271337</text:p>
          </table:table-cell>
          <table:table-cell office:value-type="float" office:value="-0.316692598030969" calcext:value-type="float">
            <text:p>-0.316692598030969</text:p>
          </table:table-cell>
          <table:table-cell office:value-type="float" office:value="-0.297946873015079" calcext:value-type="float">
            <text:p>-0.297946873015079</text:p>
          </table:table-cell>
          <table:table-cell office:value-type="float" office:value="-0.295619920685167" calcext:value-type="float">
            <text:p>-0.295619920685167</text:p>
          </table:table-cell>
          <table:table-cell office:value-type="float" office:value="-0.297615579293406" calcext:value-type="float">
            <text:p>-0.297615579293406</text:p>
          </table:table-cell>
          <table:table-cell office:value-type="float" office:value="-0.29954811157561" calcext:value-type="float">
            <text:p>-0.29954811157561</text:p>
          </table:table-cell>
          <table:table-cell office:value-type="float" office:value="-0.293364976718897" calcext:value-type="float">
            <text:p>-0.293364976718897</text:p>
          </table:table-cell>
          <table:table-cell office:value-type="float" office:value="-0.291512341239949" calcext:value-type="float">
            <text:p>-0.291512341239949</text:p>
          </table:table-cell>
          <table:table-cell office:value-type="float" office:value="-0.311874725925301" calcext:value-type="float">
            <text:p>-0.311874725925301</text:p>
          </table:table-cell>
          <table:table-cell office:value-type="float" office:value="-0.312159405196312" calcext:value-type="float">
            <text:p>-0.312159405196312</text:p>
          </table:table-cell>
          <table:table-cell office:value-type="float" office:value="-0.314682648279732" calcext:value-type="float">
            <text:p>-0.314682648279732</text:p>
          </table:table-cell>
          <table:table-cell office:value-type="float" office:value="-0.292193935873486" calcext:value-type="float">
            <text:p>-0.292193935873486</text:p>
          </table:table-cell>
          <table:table-cell office:value-type="float" office:value="-0.306130378924637" calcext:value-type="float">
            <text:p>-0.306130378924637</text:p>
          </table:table-cell>
          <table:table-cell office:value-type="float" office:value="-0.276710845284744" calcext:value-type="float">
            <text:p>-0.276710845284744</text:p>
          </table:table-cell>
          <table:table-cell office:value-type="float" office:value="-0.282359787592982" calcext:value-type="float">
            <text:p>-0.282359787592982</text:p>
          </table:table-cell>
          <table:table-cell office:value-type="float" office:value="-0.28784574914758" calcext:value-type="float">
            <text:p>-0.28784574914758</text:p>
          </table:table-cell>
          <table:table-cell office:value-type="float" office:value="-0.287502834411821" calcext:value-type="float">
            <text:p>-0.287502834411821</text:p>
          </table:table-cell>
          <table:table-cell office:value-type="float" office:value="-0.297369967698159" calcext:value-type="float">
            <text:p>-0.297369967698159</text:p>
          </table:table-cell>
          <table:table-cell office:value-type="float" office:value="-0.28426385875667" calcext:value-type="float">
            <text:p>-0.28426385875667</text:p>
          </table:table-cell>
          <table:table-cell office:value-type="float" office:value="-0.286466475686329" calcext:value-type="float">
            <text:p>-0.286466475686329</text:p>
          </table:table-cell>
          <table:table-cell office:value-type="float" office:value="-0.2791854896879" calcext:value-type="float">
            <text:p>-0.2791854896879</text:p>
          </table:table-cell>
          <table:table-cell office:value-type="float" office:value="-0.278198082556577" calcext:value-type="float">
            <text:p>-0.278198082556577</text:p>
          </table:table-cell>
          <table:table-cell office:value-type="float" office:value="-0.287538223665173" calcext:value-type="float">
            <text:p>-0.287538223665173</text:p>
          </table:table-cell>
          <table:table-cell office:value-type="float" office:value="-0.282008077613494" calcext:value-type="float">
            <text:p>-0.282008077613494</text:p>
          </table:table-cell>
          <table:table-cell office:value-type="float" office:value="-0.299212660994978" calcext:value-type="float">
            <text:p>-0.299212660994978</text:p>
          </table:table-cell>
          <table:table-cell office:value-type="float" office:value="-0.297680950632462" calcext:value-type="float">
            <text:p>-0.297680950632462</text:p>
          </table:table-cell>
          <table:table-cell office:value-type="float" office:value="-0.276348296198418" calcext:value-type="float">
            <text:p>-0.276348296198418</text:p>
          </table:table-cell>
          <table:table-cell office:value-type="float" office:value="-0.291794277198799" calcext:value-type="float">
            <text:p>-0.291794277198799</text:p>
          </table:table-cell>
          <table:table-cell office:value-type="float" office:value="-0.29413386464019" calcext:value-type="float">
            <text:p>-0.29413386464019</text:p>
          </table:table-cell>
          <table:table-cell office:value-type="float" office:value="-0.291566407475994" calcext:value-type="float">
            <text:p>-0.291566407475994</text:p>
          </table:table-cell>
          <table:table-cell office:value-type="float" office:value="-0.28393477576545" calcext:value-type="float">
            <text:p>-0.28393477576545</text:p>
          </table:table-cell>
          <table:table-cell office:value-type="float" office:value="-0.288500770972523" calcext:value-type="float">
            <text:p>-0.288500770972523</text:p>
          </table:table-cell>
          <table:table-cell office:value-type="float" office:value="-0.312402104900179" calcext:value-type="float">
            <text:p>-0.312402104900179</text:p>
          </table:table-cell>
          <table:table-cell office:value-type="float" office:value="-0.284226013337787" calcext:value-type="float">
            <text:p>-0.284226013337787</text:p>
          </table:table-cell>
          <table:table-cell office:value-type="float" office:value="-0.285098796225004" calcext:value-type="float">
            <text:p>-0.285098796225004</text:p>
          </table:table-cell>
          <table:table-cell office:value-type="float" office:value="-0.292010137557463" calcext:value-type="float">
            <text:p>-0.292010137557463</text:p>
          </table:table-cell>
          <table:table-cell office:value-type="float" office:value="-0.297592678620535" calcext:value-type="float">
            <text:p>-0.297592678620535</text:p>
          </table:table-cell>
          <table:table-cell office:value-type="float" office:value="-0.298533309388357" calcext:value-type="float">
            <text:p>-0.298533309388357</text:p>
          </table:table-cell>
          <table:table-cell office:value-type="float" office:value="-0.286451211016762" calcext:value-type="float">
            <text:p>-0.286451211016762</text:p>
          </table:table-cell>
          <table:table-cell office:value-type="float" office:value="-0.286105775969008" calcext:value-type="float">
            <text:p>-0.286105775969008</text:p>
          </table:table-cell>
          <table:table-cell office:value-type="float" office:value="-0.282733273023391" calcext:value-type="float">
            <text:p>-0.282733273023391</text:p>
          </table:table-cell>
          <table:table-cell office:value-type="float" office:value="-0.292313942051743" calcext:value-type="float">
            <text:p>-0.292313942051743</text:p>
          </table:table-cell>
          <table:table-cell office:value-type="float" office:value="-0.294155846756961" calcext:value-type="float">
            <text:p>-0.294155846756961</text:p>
          </table:table-cell>
          <table:table-cell office:value-type="float" office:value="-0.299850511124851" calcext:value-type="float">
            <text:p>-0.299850511124851</text:p>
          </table:table-cell>
          <table:table-cell office:value-type="float" office:value="-0.299877993751931" calcext:value-type="float">
            <text:p>-0.299877993751931</text:p>
          </table:table-cell>
          <table:table-cell office:value-type="float" office:value="-0.304688441472196" calcext:value-type="float">
            <text:p>-0.304688441472196</text:p>
          </table:table-cell>
          <table:table-cell office:value-type="float" office:value="-0.305770383458023" calcext:value-type="float">
            <text:p>-0.305770383458023</text:p>
          </table:table-cell>
          <table:table-cell office:value-type="float" office:value="-0.288017945558561" calcext:value-type="float">
            <text:p>-0.288017945558561</text:p>
          </table:table-cell>
          <table:table-cell office:value-type="float" office:value="-0.313337662571677" calcext:value-type="float">
            <text:p>-0.313337662571677</text:p>
          </table:table-cell>
          <table:table-cell office:value-type="float" office:value="-0.314581442087646" calcext:value-type="float">
            <text:p>-0.314581442087646</text:p>
          </table:table-cell>
          <table:table-cell office:value-type="float" office:value="-0.315249397826218" calcext:value-type="float">
            <text:p>-0.315249397826218</text:p>
          </table:table-cell>
          <table:table-cell office:value-type="float" office:value="-0.292340695722032" calcext:value-type="float">
            <text:p>-0.292340695722032</text:p>
          </table:table-cell>
          <table:table-cell office:value-type="float" office:value="-0.295923617221625" calcext:value-type="float">
            <text:p>-0.295923617221625</text:p>
          </table:table-cell>
          <table:table-cell office:value-type="float" office:value="-0.30299225319258" calcext:value-type="float">
            <text:p>-0.30299225319258</text:p>
          </table:table-cell>
          <table:table-cell office:value-type="float" office:value="-0.304597713941763" calcext:value-type="float">
            <text:p>-0.304597713941763</text:p>
          </table:table-cell>
          <table:table-cell office:value-type="float" office:value="-0.29102708532319" calcext:value-type="float">
            <text:p>-0.29102708532319</text:p>
          </table:table-cell>
          <table:table-cell office:value-type="float" office:value="-0.29723078021798" calcext:value-type="float">
            <text:p>-0.29723078021798</text:p>
          </table:table-cell>
          <table:table-cell office:value-type="float" office:value="-0.30417598925732" calcext:value-type="float">
            <text:p>-0.30417598925732</text:p>
          </table:table-cell>
          <table:table-cell office:value-type="float" office:value="-0.320082597858223" calcext:value-type="float">
            <text:p>-0.320082597858223</text:p>
          </table:table-cell>
          <table:table-cell office:value-type="float" office:value="-0.322817713722565" calcext:value-type="float">
            <text:p>-0.322817713722565</text:p>
          </table:table-cell>
          <table:table-cell office:value-type="float" office:value="-0.299718380041172" calcext:value-type="float">
            <text:p>-0.299718380041172</text:p>
          </table:table-cell>
          <table:table-cell office:value-type="float" office:value="-0.295922904080659" calcext:value-type="float">
            <text:p>-0.295922904080659</text:p>
          </table:table-cell>
          <table:table-cell office:value-type="float" office:value="-0.309825061229534" calcext:value-type="float">
            <text:p>-0.309825061229534</text:p>
          </table:table-cell>
          <table:table-cell office:value-type="float" office:value="-0.309504064196116" calcext:value-type="float">
            <text:p>-0.309504064196116</text:p>
          </table:table-cell>
          <table:table-cell office:value-type="float" office:value="-0.311263128975357" calcext:value-type="float">
            <text:p>-0.311263128975357</text:p>
          </table:table-cell>
          <table:table-cell office:value-type="float" office:value="-0.313188703308702" calcext:value-type="float">
            <text:p>-0.313188703308702</text:p>
          </table:table-cell>
          <table:table-cell office:value-type="float" office:value="-0.293319310277771" calcext:value-type="float">
            <text:p>-0.293319310277771</text:p>
          </table:table-cell>
          <table:table-cell office:value-type="float" office:value="-0.317547479294693" calcext:value-type="float">
            <text:p>-0.317547479294693</text:p>
          </table:table-cell>
          <table:table-cell office:value-type="float" office:value="-0.330613531693107" calcext:value-type="float">
            <text:p>-0.330613531693107</text:p>
          </table:table-cell>
          <table:table-cell office:value-type="float" office:value="-0.300435079626799" calcext:value-type="float">
            <text:p>-0.300435079626799</text:p>
          </table:table-cell>
          <table:table-cell office:value-type="float" office:value="-0.311073733648227" calcext:value-type="float">
            <text:p>-0.311073733648227</text:p>
          </table:table-cell>
          <table:table-cell office:value-type="float" office:value="-0.306939510592719" calcext:value-type="float">
            <text:p>-0.306939510592719</text:p>
          </table:table-cell>
          <table:table-cell office:value-type="float" office:value="-0.309599078820733" calcext:value-type="float">
            <text:p>-0.309599078820733</text:p>
          </table:table-cell>
          <table:table-cell office:value-type="float" office:value="-0.313304089628329" calcext:value-type="float">
            <text:p>-0.313304089628329</text:p>
          </table:table-cell>
          <table:table-cell office:value-type="float" office:value="-0.295565813517813" calcext:value-type="float">
            <text:p>-0.295565813517813</text:p>
          </table:table-cell>
          <table:table-cell office:value-type="float" office:value="-0.319536307033545" calcext:value-type="float">
            <text:p>-0.319536307033545</text:p>
          </table:table-cell>
          <table:table-cell office:value-type="float" office:value="-0.336545608871282" calcext:value-type="float">
            <text:p>-0.336545608871282</text:p>
          </table:table-cell>
          <table:table-cell office:value-type="float" office:value="-0.299962570639104" calcext:value-type="float">
            <text:p>-0.299962570639104</text:p>
          </table:table-cell>
          <table:table-cell office:value-type="float" office:value="-0.308827497735123" calcext:value-type="float">
            <text:p>-0.308827497735123</text:p>
          </table:table-cell>
          <table:table-cell office:value-type="float" office:value="-0.312067417532826" calcext:value-type="float">
            <text:p>-0.312067417532826</text:p>
          </table:table-cell>
          <table:table-cell office:value-type="float" office:value="-0.318533589447987" calcext:value-type="float">
            <text:p>-0.318533589447987</text:p>
          </table:table-cell>
          <table:table-cell office:value-type="float" office:value="-0.299508204356355" calcext:value-type="float">
            <text:p>-0.299508204356355</text:p>
          </table:table-cell>
          <table:table-cell office:value-type="float" office:value="-0.306152448597504" calcext:value-type="float">
            <text:p>-0.306152448597504</text:p>
          </table:table-cell>
          <table:table-cell office:value-type="float" office:value="-0.308386997281001" calcext:value-type="float">
            <text:p>-0.308386997281001</text:p>
          </table:table-cell>
          <table:table-cell office:value-type="float" office:value="-0.333601654549974" calcext:value-type="float">
            <text:p>-0.333601654549974</text:p>
          </table:table-cell>
          <table:table-cell office:value-type="float" office:value="-0.30246664558428" calcext:value-type="float">
            <text:p>-0.30246664558428</text:p>
          </table:table-cell>
          <table:table-cell office:value-type="float" office:value="-0.315505992715157" calcext:value-type="float">
            <text:p>-0.315505992715157</text:p>
          </table:table-cell>
          <table:table-cell office:value-type="float" office:value="-0.313047432588509" calcext:value-type="float">
            <text:p>-0.313047432588509</text:p>
          </table:table-cell>
          <table:table-cell office:value-type="float" office:value="-0.32172434668427" calcext:value-type="float">
            <text:p>-0.32172434668427</text:p>
          </table:table-cell>
          <table:table-cell office:value-type="float" office:value="-0.321168338152296" calcext:value-type="float">
            <text:p>-0.321168338152296</text:p>
          </table:table-cell>
          <table:table-cell office:value-type="float" office:value="-0.317551006143372" calcext:value-type="float">
            <text:p>-0.317551006143372</text:p>
          </table:table-cell>
          <table:table-cell office:value-type="float" office:value="-0.298206367381628" calcext:value-type="float">
            <text:p>-0.298206367381628</text:p>
          </table:table-cell>
          <table:table-cell office:value-type="float" office:value="-0.314746850138706" calcext:value-type="float">
            <text:p>-0.314746850138706</text:p>
          </table:table-cell>
          <table:table-cell office:value-type="float" office:value="-0.297275495270366" calcext:value-type="float">
            <text:p>-0.297275495270366</text:p>
          </table:table-cell>
          <table:table-cell office:value-type="float" office:value="-0.332938253677792" calcext:value-type="float">
            <text:p>-0.332938253677792</text:p>
          </table:table-cell>
          <table:table-cell office:value-type="float" office:value="-0.311485848024789" calcext:value-type="float">
            <text:p>-0.311485848024789</text:p>
          </table:table-cell>
          <table:table-cell office:value-type="float" office:value="-0.315883317681181" calcext:value-type="float">
            <text:p>-0.315883317681181</text:p>
          </table:table-cell>
          <table:table-cell office:value-type="float" office:value="-0.329722120119266" calcext:value-type="float">
            <text:p>-0.329722120119266</text:p>
          </table:table-cell>
          <table:table-cell office:value-type="float" office:value="-0.334820342210551" calcext:value-type="float">
            <text:p>-0.334820342210551</text:p>
          </table:table-cell>
          <table:table-cell office:value-type="float" office:value="-0.341665348563883" calcext:value-type="float">
            <text:p>-0.341665348563883</text:p>
          </table:table-cell>
          <table:table-cell office:value-type="float" office:value="-0.337900477645818" calcext:value-type="float">
            <text:p>-0.337900477645818</text:p>
          </table:table-cell>
          <table:table-cell office:value-type="float" office:value="-0.315175709757707" calcext:value-type="float">
            <text:p>-0.315175709757707</text:p>
          </table:table-cell>
          <table:table-cell office:value-type="float" office:value="-0.351391125608662" calcext:value-type="float">
            <text:p>-0.351391125608662</text:p>
          </table:table-cell>
          <table:table-cell office:value-type="float" office:value="-0.335039816109127" calcext:value-type="float">
            <text:p>-0.335039816109127</text:p>
          </table:table-cell>
          <table:table-cell office:value-type="float" office:value="-0.321050107944726" calcext:value-type="float">
            <text:p>-0.321050107944726</text:p>
          </table:table-cell>
          <table:table-cell office:value-type="float" office:value="-0.319582823338807" calcext:value-type="float">
            <text:p>-0.319582823338807</text:p>
          </table:table-cell>
          <table:table-cell office:value-type="float" office:value="-0.329668141147887" calcext:value-type="float">
            <text:p>-0.329668141147887</text:p>
          </table:table-cell>
          <table:table-cell office:value-type="float" office:value="-0.340269579499943" calcext:value-type="float">
            <text:p>-0.340269579499943</text:p>
          </table:table-cell>
          <table:table-cell office:value-type="float" office:value="-0.333550006059526" calcext:value-type="float">
            <text:p>-0.333550006059526</text:p>
          </table:table-cell>
          <table:table-cell office:value-type="float" office:value="-0.337452411989041" calcext:value-type="float">
            <text:p>-0.337452411989041</text:p>
          </table:table-cell>
          <table:table-cell office:value-type="float" office:value="-0.324548182475779" calcext:value-type="float">
            <text:p>-0.324548182475779</text:p>
          </table:table-cell>
          <table:table-cell office:value-type="float" office:value="-0.316718326781328" calcext:value-type="float">
            <text:p>-0.316718326781328</text:p>
          </table:table-cell>
          <table:table-cell office:value-type="float" office:value="-0.313119469455422" calcext:value-type="float">
            <text:p>-0.313119469455422</text:p>
          </table:table-cell>
          <table:table-cell office:value-type="float" office:value="-0.317752598733664" calcext:value-type="float">
            <text:p>-0.317752598733664</text:p>
          </table:table-cell>
          <table:table-cell office:value-type="float" office:value="-0.323316738314577" calcext:value-type="float">
            <text:p>-0.323316738314577</text:p>
          </table:table-cell>
          <table:table-cell office:value-type="float" office:value="-0.332209484976346" calcext:value-type="float">
            <text:p>-0.332209484976346</text:p>
          </table:table-cell>
          <table:table-cell office:value-type="float" office:value="-0.338393501562979" calcext:value-type="float">
            <text:p>-0.338393501562979</text:p>
          </table:table-cell>
          <table:table-cell office:value-type="float" office:value="-0.316139006727614" calcext:value-type="float">
            <text:p>-0.316139006727614</text:p>
          </table:table-cell>
          <table:table-cell office:value-type="float" office:value="-0.319041153571752" calcext:value-type="float">
            <text:p>-0.319041153571752</text:p>
          </table:table-cell>
          <table:table-cell office:value-type="float" office:value="-0.328526029765945" calcext:value-type="float">
            <text:p>-0.328526029765945</text:p>
          </table:table-cell>
          <table:table-cell office:value-type="float" office:value="-0.32313583866127" calcext:value-type="float">
            <text:p>-0.32313583866127</text:p>
          </table:table-cell>
          <table:table-cell office:value-type="float" office:value="-0.330814345146678" calcext:value-type="float">
            <text:p>-0.330814345146678</text:p>
          </table:table-cell>
          <table:table-cell office:value-type="float" office:value="-0.334976064983303" calcext:value-type="float">
            <text:p>-0.334976064983303</text:p>
          </table:table-cell>
          <table:table-cell office:value-type="float" office:value="-0.34453181225754" calcext:value-type="float">
            <text:p>-0.34453181225754</text:p>
          </table:table-cell>
          <table:table-cell office:value-type="float" office:value="-0.345486727837099" calcext:value-type="float">
            <text:p>-0.345486727837099</text:p>
          </table:table-cell>
          <table:table-cell office:value-type="float" office:value="-0.347329338037553" calcext:value-type="float">
            <text:p>-0.347329338037553</text:p>
          </table:table-cell>
          <table:table-cell office:value-type="float" office:value="-0.340341194241644" calcext:value-type="float">
            <text:p>-0.340341194241644</text:p>
          </table:table-cell>
          <table:table-cell office:value-type="float" office:value="-0.329938060993098" calcext:value-type="float">
            <text:p>-0.329938060993098</text:p>
          </table:table-cell>
          <table:table-cell office:value-type="float" office:value="-0.34102677690099" calcext:value-type="float">
            <text:p>-0.34102677690099</text:p>
          </table:table-cell>
          <table:table-cell office:value-type="float" office:value="-0.348947242411241" calcext:value-type="float">
            <text:p>-0.348947242411241</text:p>
          </table:table-cell>
          <table:table-cell office:value-type="float" office:value="-0.350803219668495" calcext:value-type="float">
            <text:p>-0.350803219668495</text:p>
          </table:table-cell>
          <table:table-cell office:value-type="float" office:value="-0.354091681430714" calcext:value-type="float">
            <text:p>-0.354091681430714</text:p>
          </table:table-cell>
          <table:table-cell office:value-type="float" office:value="-0.35693095250978" calcext:value-type="float">
            <text:p>-0.35693095250978</text:p>
          </table:table-cell>
          <table:table-cell office:value-type="float" office:value="-0.315823823106341" calcext:value-type="float">
            <text:p>-0.315823823106341</text:p>
          </table:table-cell>
          <table:table-cell office:value-type="float" office:value="-0.347247281205998" calcext:value-type="float">
            <text:p>-0.347247281205998</text:p>
          </table:table-cell>
          <table:table-cell office:value-type="float" office:value="-0.329372529170992" calcext:value-type="float">
            <text:p>-0.329372529170992</text:p>
          </table:table-cell>
          <table:table-cell office:value-type="float" office:value="-0.346288677383216" calcext:value-type="float">
            <text:p>-0.346288677383216</text:p>
          </table:table-cell>
          <table:table-cell office:value-type="float" office:value="-0.345556350875359" calcext:value-type="float">
            <text:p>-0.345556350875359</text:p>
          </table:table-cell>
          <table:table-cell office:value-type="float" office:value="-0.316529359700576" calcext:value-type="float">
            <text:p>-0.316529359700576</text:p>
          </table:table-cell>
          <table:table-cell office:value-type="float" office:value="-0.312116163889278" calcext:value-type="float">
            <text:p>-0.312116163889278</text:p>
          </table:table-cell>
          <table:table-cell office:value-type="float" office:value="-0.3191218965609" calcext:value-type="float">
            <text:p>-0.3191218965609</text:p>
          </table:table-cell>
          <table:table-cell office:value-type="float" office:value="-0.330494561688917" calcext:value-type="float">
            <text:p>-0.330494561688917</text:p>
          </table:table-cell>
          <table:table-cell office:value-type="float" office:value="-0.335045359192109" calcext:value-type="float">
            <text:p>-0.335045359192109</text:p>
          </table:table-cell>
          <table:table-cell office:value-type="float" office:value="-0.339276224151264" calcext:value-type="float">
            <text:p>-0.339276224151264</text:p>
          </table:table-cell>
          <table:table-cell office:value-type="float" office:value="-0.355061708633984" calcext:value-type="float">
            <text:p>-0.355061708633984</text:p>
          </table:table-cell>
          <table:table-cell office:value-type="float" office:value="-0.348556291900148" calcext:value-type="float">
            <text:p>-0.348556291900148</text:p>
          </table:table-cell>
          <table:table-cell office:value-type="float" office:value="-0.354910989495556" calcext:value-type="float">
            <text:p>-0.354910989495556</text:p>
          </table:table-cell>
          <table:table-cell office:value-type="float" office:value="-0.352085050621374" calcext:value-type="float">
            <text:p>-0.352085050621374</text:p>
          </table:table-cell>
          <table:table-cell office:value-type="float" office:value="-0.320668934961911" calcext:value-type="float">
            <text:p>-0.320668934961911</text:p>
          </table:table-cell>
          <table:table-cell office:value-type="float" office:value="-0.31785838690445" calcext:value-type="float">
            <text:p>-0.31785838690445</text:p>
          </table:table-cell>
          <table:table-cell office:value-type="float" office:value="-0.326790168742979" calcext:value-type="float">
            <text:p>-0.326790168742979</text:p>
          </table:table-cell>
          <table:table-cell office:value-type="float" office:value="-0.343463118391196" calcext:value-type="float">
            <text:p>-0.343463118391196</text:p>
          </table:table-cell>
          <table:table-cell office:value-type="float" office:value="-0.351304795073254" calcext:value-type="float">
            <text:p>-0.351304795073254</text:p>
          </table:table-cell>
          <table:table-cell office:value-type="float" office:value="-0.336951475724932" calcext:value-type="float">
            <text:p>-0.336951475724932</text:p>
          </table:table-cell>
          <table:table-cell office:value-type="float" office:value="-0.33571313916296" calcext:value-type="float">
            <text:p>-0.33571313916296</text:p>
          </table:table-cell>
          <table:table-cell office:value-type="float" office:value="-0.354300106405539" calcext:value-type="float">
            <text:p>-0.354300106405539</text:p>
          </table:table-cell>
          <table:table-cell office:value-type="float" office:value="-0.350021815013859" calcext:value-type="float">
            <text:p>-0.350021815013859</text:p>
          </table:table-cell>
          <table:table-cell office:value-type="float" office:value="-0.355476464581452" calcext:value-type="float">
            <text:p>-0.355476464581452</text:p>
          </table:table-cell>
          <table:table-cell office:value-type="float" office:value="-0.325633901523425" calcext:value-type="float">
            <text:p>-0.325633901523425</text:p>
          </table:table-cell>
          <table:table-cell office:value-type="float" office:value="-0.322074443172201" calcext:value-type="float">
            <text:p>-0.322074443172201</text:p>
          </table:table-cell>
          <table:table-cell office:value-type="float" office:value="-0.353684703630696" calcext:value-type="float">
            <text:p>-0.353684703630696</text:p>
          </table:table-cell>
          <table:table-cell office:value-type="float" office:value="-0.340164420965289" calcext:value-type="float">
            <text:p>-0.340164420965289</text:p>
          </table:table-cell>
          <table:table-cell office:value-type="float" office:value="-0.342468211925387" calcext:value-type="float">
            <text:p>-0.342468211925387</text:p>
          </table:table-cell>
          <table:table-cell office:value-type="float" office:value="-0.350755930358374" calcext:value-type="float">
            <text:p>-0.350755930358374</text:p>
          </table:table-cell>
          <table:table-cell office:value-type="float" office:value="-0.337909174461362" calcext:value-type="float">
            <text:p>-0.337909174461362</text:p>
          </table:table-cell>
          <table:table-cell office:value-type="float" office:value="-0.327395511448542" calcext:value-type="float">
            <text:p>-0.327395511448542</text:p>
          </table:table-cell>
          <table:table-cell office:value-type="float" office:value="-0.311478720701288" calcext:value-type="float">
            <text:p>-0.311478720701288</text:p>
          </table:table-cell>
          <table:table-cell office:value-type="float" office:value="-0.335874838943292" calcext:value-type="float">
            <text:p>-0.335874838943292</text:p>
          </table:table-cell>
          <table:table-cell office:value-type="float" office:value="-0.331824277015646" calcext:value-type="float">
            <text:p>-0.331824277015646</text:p>
          </table:table-cell>
          <table:table-cell office:value-type="float" office:value="-0.330829677728737" calcext:value-type="float">
            <text:p>-0.330829677728737</text:p>
          </table:table-cell>
          <table:table-cell office:value-type="float" office:value="-0.349555671189186" calcext:value-type="float">
            <text:p>-0.349555671189186</text:p>
          </table:table-cell>
          <table:table-cell office:value-type="float" office:value="-0.338464343051929" calcext:value-type="float">
            <text:p>-0.338464343051929</text:p>
          </table:table-cell>
          <table:table-cell office:value-type="float" office:value="-0.332645323591452" calcext:value-type="float">
            <text:p>-0.332645323591452</text:p>
          </table:table-cell>
          <table:table-cell office:value-type="float" office:value="-0.304467515425565" calcext:value-type="float">
            <text:p>-0.304467515425565</text:p>
          </table:table-cell>
          <table:table-cell office:value-type="float" office:value="-0.308143767839667" calcext:value-type="float">
            <text:p>-0.308143767839667</text:p>
          </table:table-cell>
          <table:table-cell office:value-type="float" office:value="-0.32935374540617" calcext:value-type="float">
            <text:p>-0.32935374540617</text:p>
          </table:table-cell>
          <table:table-cell office:value-type="float" office:value="-0.329393566109972" calcext:value-type="float">
            <text:p>-0.329393566109972</text:p>
          </table:table-cell>
          <table:table-cell office:value-type="float" office:value="-0.316472856009449" calcext:value-type="float">
            <text:p>-0.316472856009449</text:p>
          </table:table-cell>
          <table:table-cell office:value-type="float" office:value="-0.28952714595355" calcext:value-type="float">
            <text:p>-0.28952714595355</text:p>
          </table:table-cell>
          <table:table-cell office:value-type="float" office:value="-0.296541379208994" calcext:value-type="float">
            <text:p>-0.296541379208994</text:p>
          </table:table-cell>
          <table:table-cell office:value-type="float" office:value="-0.317127195042359" calcext:value-type="float">
            <text:p>-0.317127195042359</text:p>
          </table:table-cell>
          <table:table-cell office:value-type="float" office:value="-0.310390195725696" calcext:value-type="float">
            <text:p>-0.310390195725696</text:p>
          </table:table-cell>
          <table:table-cell office:value-type="float" office:value="-0.329139274754735" calcext:value-type="float">
            <text:p>-0.329139274754735</text:p>
          </table:table-cell>
          <table:table-cell office:value-type="float" office:value="-0.338745339070159" calcext:value-type="float">
            <text:p>-0.338745339070159</text:p>
          </table:table-cell>
          <table:table-cell office:value-type="float" office:value="-0.307012558670575" calcext:value-type="float">
            <text:p>-0.307012558670575</text:p>
          </table:table-cell>
          <table:table-cell office:value-type="float" office:value="-0.298523080492967" calcext:value-type="float">
            <text:p>-0.298523080492967</text:p>
          </table:table-cell>
          <table:table-cell office:value-type="float" office:value="-0.314402511188216" calcext:value-type="float">
            <text:p>-0.314402511188216</text:p>
          </table:table-cell>
          <table:table-cell office:value-type="float" office:value="-0.315704085234354" calcext:value-type="float">
            <text:p>-0.315704085234354</text:p>
          </table:table-cell>
          <table:table-cell office:value-type="float" office:value="-0.29298745632117" calcext:value-type="float">
            <text:p>-0.29298745632117</text:p>
          </table:table-cell>
          <table:table-cell office:value-type="float" office:value="-0.291462450064036" calcext:value-type="float">
            <text:p>-0.291462450064036</text:p>
          </table:table-cell>
          <table:table-cell office:value-type="float" office:value="-0.297795469839411" calcext:value-type="float">
            <text:p>-0.297795469839411</text:p>
          </table:table-cell>
          <table:table-cell office:value-type="float" office:value="-0.322827218847593" calcext:value-type="float">
            <text:p>-0.322827218847593</text:p>
          </table:table-cell>
          <table:table-cell office:value-type="float" office:value="-0.316605846379237" calcext:value-type="float">
            <text:p>-0.316605846379237</text:p>
          </table:table-cell>
          <table:table-cell office:value-type="float" office:value="-0.327353166447723" calcext:value-type="float">
            <text:p>-0.327353166447723</text:p>
          </table:table-cell>
          <table:table-cell office:value-type="float" office:value="-0.293784718889111" calcext:value-type="float">
            <text:p>-0.293784718889111</text:p>
          </table:table-cell>
          <table:table-cell office:value-type="float" office:value="-0.300702444897379" calcext:value-type="float">
            <text:p>-0.300702444897379</text:p>
          </table:table-cell>
          <table:table-cell office:value-type="float" office:value="-0.309111390672073" calcext:value-type="float">
            <text:p>-0.309111390672073</text:p>
          </table:table-cell>
          <table:table-cell office:value-type="float" office:value="-0.310963880665156" calcext:value-type="float">
            <text:p>-0.310963880665156</text:p>
          </table:table-cell>
          <table:table-cell office:value-type="float" office:value="-0.314120601696486" calcext:value-type="float">
            <text:p>-0.314120601696486</text:p>
          </table:table-cell>
          <table:table-cell office:value-type="float" office:value="-0.296876639670949" calcext:value-type="float">
            <text:p>-0.296876639670949</text:p>
          </table:table-cell>
          <table:table-cell office:value-type="float" office:value="-0.297613115780841" calcext:value-type="float">
            <text:p>-0.297613115780841</text:p>
          </table:table-cell>
          <table:table-cell office:value-type="float" office:value="-0.327717882680439" calcext:value-type="float">
            <text:p>-0.327717882680439</text:p>
          </table:table-cell>
          <table:table-cell office:value-type="float" office:value="-0.322685566952894" calcext:value-type="float">
            <text:p>-0.322685566952894</text:p>
          </table:table-cell>
          <table:table-cell office:value-type="float" office:value="-0.303927225356739" calcext:value-type="float">
            <text:p>-0.303927225356739</text:p>
          </table:table-cell>
          <table:table-cell office:value-type="float" office:value="-0.31265000442669" calcext:value-type="float">
            <text:p>-0.31265000442669</text:p>
          </table:table-cell>
          <table:table-cell office:value-type="float" office:value="-0.315724543373088" calcext:value-type="float">
            <text:p>-0.315724543373088</text:p>
          </table:table-cell>
          <table:table-cell office:value-type="float" office:value="-0.313843957539266" calcext:value-type="float">
            <text:p>-0.313843957539266</text:p>
          </table:table-cell>
          <table:table-cell office:value-type="float" office:value="-0.299743314054353" calcext:value-type="float">
            <text:p>-0.299743314054353</text:p>
          </table:table-cell>
          <table:table-cell office:value-type="float" office:value="-0.294155486345724" calcext:value-type="float">
            <text:p>-0.294155486345724</text:p>
          </table:table-cell>
          <table:table-cell office:value-type="float" office:value="-0.300347526351903" calcext:value-type="float">
            <text:p>-0.300347526351903</text:p>
          </table:table-cell>
          <table:table-cell office:value-type="float" office:value="-0.329231742929814" calcext:value-type="float">
            <text:p>-0.329231742929814</text:p>
          </table:table-cell>
          <table:table-cell office:value-type="float" office:value="-0.309215541471731" calcext:value-type="float">
            <text:p>-0.309215541471731</text:p>
          </table:table-cell>
          <table:table-cell office:value-type="float" office:value="-0.314373688003733" calcext:value-type="float">
            <text:p>-0.314373688003733</text:p>
          </table:table-cell>
          <table:table-cell office:value-type="float" office:value="-0.316669732131932" calcext:value-type="float">
            <text:p>-0.316669732131932</text:p>
          </table:table-cell>
          <table:table-cell office:value-type="float" office:value="-0.311179465146202" calcext:value-type="float">
            <text:p>-0.311179465146202</text:p>
          </table:table-cell>
          <table:table-cell office:value-type="float" office:value="-0.298029897291568" calcext:value-type="float">
            <text:p>-0.298029897291568</text:p>
          </table:table-cell>
          <table:table-cell office:value-type="float" office:value="-0.304619667982672" calcext:value-type="float">
            <text:p>-0.304619667982672</text:p>
          </table:table-cell>
          <table:table-cell office:value-type="float" office:value="-0.314308005076074" calcext:value-type="float">
            <text:p>-0.314308005076074</text:p>
          </table:table-cell>
          <table:table-cell office:value-type="float" office:value="-0.325482699008244" calcext:value-type="float">
            <text:p>-0.325482699008244</text:p>
          </table:table-cell>
          <table:table-cell office:value-type="float" office:value="-0.322465620360502" calcext:value-type="float">
            <text:p>-0.322465620360502</text:p>
          </table:table-cell>
          <table:table-cell office:value-type="float" office:value="-0.30366970691132" calcext:value-type="float">
            <text:p>-0.30366970691132</text:p>
          </table:table-cell>
          <table:table-cell office:value-type="float" office:value="-0.305911516950346" calcext:value-type="float">
            <text:p>-0.305911516950346</text:p>
          </table:table-cell>
          <table:table-cell office:value-type="float" office:value="-0.33302970605731" calcext:value-type="float">
            <text:p>-0.33302970605731</text:p>
          </table:table-cell>
          <table:table-cell office:value-type="float" office:value="-0.335911145176395" calcext:value-type="float">
            <text:p>-0.335911145176395</text:p>
          </table:table-cell>
          <table:table-cell office:value-type="float" office:value="-0.300837711646877" calcext:value-type="float">
            <text:p>-0.300837711646877</text:p>
          </table:table-cell>
          <table:table-cell office:value-type="float" office:value="-0.307155662849016" calcext:value-type="float">
            <text:p>-0.307155662849016</text:p>
          </table:table-cell>
          <table:table-cell office:value-type="float" office:value="-0.308010179830199" calcext:value-type="float">
            <text:p>-0.308010179830199</text:p>
          </table:table-cell>
          <table:table-cell office:value-type="float" office:value="-0.293653569873488" calcext:value-type="float">
            <text:p>-0.293653569873488</text:p>
          </table:table-cell>
          <table:table-cell office:value-type="float" office:value="-0.31543218868289" calcext:value-type="float">
            <text:p>-0.31543218868289</text:p>
          </table:table-cell>
          <table:table-cell office:value-type="float" office:value="-0.327583315104804" calcext:value-type="float">
            <text:p>-0.327583315104804</text:p>
          </table:table-cell>
          <table:table-cell office:value-type="float" office:value="-0.30788205946259" calcext:value-type="float">
            <text:p>-0.30788205946259</text:p>
          </table:table-cell>
          <table:table-cell office:value-type="float" office:value="-0.320551637485573" calcext:value-type="float">
            <text:p>-0.320551637485573</text:p>
          </table:table-cell>
          <table:table-cell office:value-type="float" office:value="-0.322475188401102" calcext:value-type="float">
            <text:p>-0.322475188401102</text:p>
          </table:table-cell>
          <table:table-cell office:value-type="float" office:value="-0.2973246697661" calcext:value-type="float">
            <text:p>-0.2973246697661</text:p>
          </table:table-cell>
          <table:table-cell office:value-type="float" office:value="-0.315579830095959" calcext:value-type="float">
            <text:p>-0.315579830095959</text:p>
          </table:table-cell>
          <table:table-cell office:value-type="float" office:value="-0.335796871883265" calcext:value-type="float">
            <text:p>-0.335796871883265</text:p>
          </table:table-cell>
          <table:table-cell office:value-type="float" office:value="-0.301234555969493" calcext:value-type="float">
            <text:p>-0.301234555969493</text:p>
          </table:table-cell>
          <table:table-cell office:value-type="float" office:value="-0.310993773537303" calcext:value-type="float">
            <text:p>-0.310993773537303</text:p>
          </table:table-cell>
          <table:table-cell office:value-type="float" office:value="-0.317328499495426" calcext:value-type="float">
            <text:p>-0.317328499495426</text:p>
          </table:table-cell>
          <table:table-cell office:value-type="float" office:value="-0.300192985403987" calcext:value-type="float">
            <text:p>-0.300192985403987</text:p>
          </table:table-cell>
          <table:table-cell office:value-type="float" office:value="-0.292236543947425" calcext:value-type="float">
            <text:p>-0.292236543947425</text:p>
          </table:table-cell>
          <table:table-cell office:value-type="float" office:value="-0.302832297693158" calcext:value-type="float">
            <text:p>-0.302832297693158</text:p>
          </table:table-cell>
          <table:table-cell office:value-type="float" office:value="-0.325701974636578" calcext:value-type="float">
            <text:p>-0.325701974636578</text:p>
          </table:table-cell>
          <table:table-cell office:value-type="float" office:value="-0.323706122510667" calcext:value-type="float">
            <text:p>-0.323706122510667</text:p>
          </table:table-cell>
          <table:table-cell office:value-type="float" office:value="-0.2913586919139" calcext:value-type="float">
            <text:p>-0.2913586919139</text:p>
          </table:table-cell>
          <table:table-cell office:value-type="float" office:value="-0.296309984821497" calcext:value-type="float">
            <text:p>-0.296309984821497</text:p>
          </table:table-cell>
          <table:table-cell office:value-type="float" office:value="-0.280035694491786" calcext:value-type="float">
            <text:p>-0.280035694491786</text:p>
          </table:table-cell>
          <table:table-cell office:value-type="float" office:value="-0.30731825299264" calcext:value-type="float">
            <text:p>-0.30731825299264</text:p>
          </table:table-cell>
          <table:table-cell office:value-type="float" office:value="-0.315919537877962" calcext:value-type="float">
            <text:p>-0.315919537877962</text:p>
          </table:table-cell>
          <table:table-cell office:value-type="float" office:value="-0.283027408674974" calcext:value-type="float">
            <text:p>-0.283027408674974</text:p>
          </table:table-cell>
          <table:table-cell office:value-type="float" office:value="-0.294264909504953" calcext:value-type="float">
            <text:p>-0.294264909504953</text:p>
          </table:table-cell>
          <table:table-cell office:value-type="float" office:value="-0.277936238615716" calcext:value-type="float">
            <text:p>-0.277936238615716</text:p>
          </table:table-cell>
          <table:table-cell office:value-type="float" office:value="-0.292336873726877" calcext:value-type="float">
            <text:p>-0.292336873726877</text:p>
          </table:table-cell>
          <table:table-cell office:value-type="float" office:value="-0.305425086793617" calcext:value-type="float">
            <text:p>-0.305425086793617</text:p>
          </table:table-cell>
          <table:table-cell office:value-type="float" office:value="-0.285399339298567" calcext:value-type="float">
            <text:p>-0.285399339298567</text:p>
          </table:table-cell>
          <table:table-cell office:value-type="float" office:value="-0.285846056979225" calcext:value-type="float">
            <text:p>-0.285846056979225</text:p>
          </table:table-cell>
          <table:table-cell office:value-type="float" office:value="-0.298055900686117" calcext:value-type="float">
            <text:p>-0.298055900686117</text:p>
          </table:table-cell>
          <table:table-cell office:value-type="float" office:value="-0.305680082313801" calcext:value-type="float">
            <text:p>-0.305680082313801</text:p>
          </table:table-cell>
          <table:table-cell office:value-type="float" office:value="-0.303892956067939" calcext:value-type="float">
            <text:p>-0.303892956067939</text:p>
          </table:table-cell>
          <table:table-cell office:value-type="float" office:value="-0.286586256424363" calcext:value-type="float">
            <text:p>-0.286586256424363</text:p>
          </table:table-cell>
          <table:table-cell office:value-type="float" office:value="-0.286149037227452" calcext:value-type="float">
            <text:p>-0.286149037227452</text:p>
          </table:table-cell>
          <table:table-cell office:value-type="float" office:value="-0.322647084747355" calcext:value-type="float">
            <text:p>-0.322647084747355</text:p>
          </table:table-cell>
          <table:table-cell office:value-type="float" office:value="-0.294875010929638" calcext:value-type="float">
            <text:p>-0.294875010929638</text:p>
          </table:table-cell>
          <table:table-cell office:value-type="float" office:value="-0.291503964901114" calcext:value-type="float">
            <text:p>-0.291503964901114</text:p>
          </table:table-cell>
          <table:table-cell office:value-type="float" office:value="-0.302817796666537" calcext:value-type="float">
            <text:p>-0.302817796666537</text:p>
          </table:table-cell>
          <table:table-cell office:value-type="float" office:value="-0.312869065746318" calcext:value-type="float">
            <text:p>-0.312869065746318</text:p>
          </table:table-cell>
          <table:table-cell office:value-type="float" office:value="-0.311837974561612" calcext:value-type="float">
            <text:p>-0.311837974561612</text:p>
          </table:table-cell>
          <table:table-cell office:value-type="float" office:value="-0.312741063623219" calcext:value-type="float">
            <text:p>-0.312741063623219</text:p>
          </table:table-cell>
          <table:table-cell office:value-type="float" office:value="-0.302362566121654" calcext:value-type="float">
            <text:p>-0.302362566121654</text:p>
          </table:table-cell>
          <table:table-cell office:value-type="float" office:value="-0.290884812063271" calcext:value-type="float">
            <text:p>-0.290884812063271</text:p>
          </table:table-cell>
          <table:table-cell office:value-type="float" office:value="-0.292451749986829" calcext:value-type="float">
            <text:p>-0.292451749986829</text:p>
          </table:table-cell>
          <table:table-cell office:value-type="float" office:value="-0.328741675862703" calcext:value-type="float">
            <text:p>-0.328741675862703</text:p>
          </table:table-cell>
          <table:table-cell office:value-type="float" office:value="-0.32869207940019" calcext:value-type="float">
            <text:p>-0.32869207940019</text:p>
          </table:table-cell>
          <table:table-cell office:value-type="float" office:value="-0.292758879755518" calcext:value-type="float">
            <text:p>-0.292758879755518</text:p>
          </table:table-cell>
          <table:table-cell office:value-type="float" office:value="-0.303341698183421" calcext:value-type="float">
            <text:p>-0.303341698183421</text:p>
          </table:table-cell>
          <table:table-cell office:value-type="float" office:value="-0.310436210786286" calcext:value-type="float">
            <text:p>-0.310436210786286</text:p>
          </table:table-cell>
          <table:table-cell office:value-type="float" office:value="-0.317480603266014" calcext:value-type="float">
            <text:p>-0.317480603266014</text:p>
          </table:table-cell>
          <table:table-cell office:value-type="float" office:value="-0.316371885412882" calcext:value-type="float">
            <text:p>-0.316371885412882</text:p>
          </table:table-cell>
          <table:table-cell office:value-type="float" office:value="-0.29433503673091" calcext:value-type="float">
            <text:p>-0.29433503673091</text:p>
          </table:table-cell>
          <table:table-cell office:value-type="float" office:value="-0.31945446297927" calcext:value-type="float">
            <text:p>-0.31945446297927</text:p>
          </table:table-cell>
          <table:table-cell office:value-type="float" office:value="-0.333412751785685" calcext:value-type="float">
            <text:p>-0.333412751785685</text:p>
          </table:table-cell>
          <table:table-cell office:value-type="float" office:value="-0.304830220940611" calcext:value-type="float">
            <text:p>-0.304830220940611</text:p>
          </table:table-cell>
          <table:table-cell office:value-type="float" office:value="-0.300314368048081" calcext:value-type="float">
            <text:p>-0.300314368048081</text:p>
          </table:table-cell>
          <table:table-cell office:value-type="float" office:value="-0.303756144529294" calcext:value-type="float">
            <text:p>-0.303756144529294</text:p>
          </table:table-cell>
          <table:table-cell office:value-type="float" office:value="-0.322374590895242" calcext:value-type="float">
            <text:p>-0.322374590895242</text:p>
          </table:table-cell>
          <table:table-cell office:value-type="float" office:value="-0.321527899006617" calcext:value-type="float">
            <text:p>-0.321527899006617</text:p>
          </table:table-cell>
          <table:table-cell office:value-type="float" office:value="-0.300830210859487" calcext:value-type="float">
            <text:p>-0.300830210859487</text:p>
          </table:table-cell>
          <table:table-cell office:value-type="float" office:value="-0.297130597955468" calcext:value-type="float">
            <text:p>-0.297130597955468</text:p>
          </table:table-cell>
          <table:table-cell office:value-type="float" office:value="-0.339370597300392" calcext:value-type="float">
            <text:p>-0.339370597300392</text:p>
          </table:table-cell>
          <table:table-cell office:value-type="float" office:value="-0.341579413542432" calcext:value-type="float">
            <text:p>-0.341579413542432</text:p>
          </table:table-cell>
          <table:table-cell office:value-type="float" office:value="-0.310018135636557" calcext:value-type="float">
            <text:p>-0.310018135636557</text:p>
          </table:table-cell>
          <table:table-cell office:value-type="float" office:value="-0.318868389408404" calcext:value-type="float">
            <text:p>-0.318868389408404</text:p>
          </table:table-cell>
          <table:table-cell office:value-type="float" office:value="-0.328945927419596" calcext:value-type="float">
            <text:p>-0.328945927419596</text:p>
          </table:table-cell>
          <table:table-cell office:value-type="float" office:value="-0.325432248371163" calcext:value-type="float">
            <text:p>-0.325432248371163</text:p>
          </table:table-cell>
          <table:table-cell office:value-type="float" office:value="-0.313925294803215" calcext:value-type="float">
            <text:p>-0.313925294803215</text:p>
          </table:table-cell>
          <table:table-cell office:value-type="float" office:value="-0.304381426183479" calcext:value-type="float">
            <text:p>-0.304381426183479</text:p>
          </table:table-cell>
          <table:table-cell office:value-type="float" office:value="-0.323232697885772" calcext:value-type="float">
            <text:p>-0.323232697885772</text:p>
          </table:table-cell>
          <table:table-cell office:value-type="float" office:value="-0.313788892566558" calcext:value-type="float">
            <text:p>-0.313788892566558</text:p>
          </table:table-cell>
          <table:table-cell office:value-type="float" office:value="-0.309348720828491" calcext:value-type="float">
            <text:p>-0.309348720828491</text:p>
          </table:table-cell>
          <table:table-cell office:value-type="float" office:value="-0.300085226627169" calcext:value-type="float">
            <text:p>-0.300085226627169</text:p>
          </table:table-cell>
          <table:table-cell office:value-type="float" office:value="-0.300739353384489" calcext:value-type="float">
            <text:p>-0.300739353384489</text:p>
          </table:table-cell>
          <table:table-cell office:value-type="float" office:value="-0.299775482868338" calcext:value-type="float">
            <text:p>-0.299775482868338</text:p>
          </table:table-cell>
          <table:table-cell office:value-type="float" office:value="-0.305301024906852" calcext:value-type="float">
            <text:p>-0.305301024906852</text:p>
          </table:table-cell>
          <table:table-cell office:value-type="float" office:value="-0.308800963484214" calcext:value-type="float">
            <text:p>-0.308800963484214</text:p>
          </table:table-cell>
          <table:table-cell office:value-type="float" office:value="-0.295801515901311" calcext:value-type="float">
            <text:p>-0.295801515901311</text:p>
          </table:table-cell>
          <table:table-cell office:value-type="float" office:value="-0.290699298302417" calcext:value-type="float">
            <text:p>-0.290699298302417</text:p>
          </table:table-cell>
          <table:table-cell office:value-type="float" office:value="-0.300837424726354" calcext:value-type="float">
            <text:p>-0.300837424726354</text:p>
          </table:table-cell>
          <table:table-cell office:value-type="float" office:value="-0.305101772944901" calcext:value-type="float">
            <text:p>-0.305101772944901</text:p>
          </table:table-cell>
          <table:table-cell office:value-type="float" office:value="-0.298494023953566" calcext:value-type="float">
            <text:p>-0.298494023953566</text:p>
          </table:table-cell>
          <table:table-cell office:value-type="float" office:value="-0.297369465383971" calcext:value-type="float">
            <text:p>-0.297369465383971</text:p>
          </table:table-cell>
          <table:table-cell office:value-type="float" office:value="-0.291835649647244" calcext:value-type="float">
            <text:p>-0.291835649647244</text:p>
          </table:table-cell>
          <table:table-cell office:value-type="float" office:value="-0.29335878931129" calcext:value-type="float">
            <text:p>-0.29335878931129</text:p>
          </table:table-cell>
          <table:table-cell office:value-type="float" office:value="-0.291441434442679" calcext:value-type="float">
            <text:p>-0.291441434442679</text:p>
          </table:table-cell>
          <table:table-cell office:value-type="float" office:value="-0.297326005811116" calcext:value-type="float">
            <text:p>-0.297326005811116</text:p>
          </table:table-cell>
          <table:table-cell office:value-type="float" office:value="-0.288908849527443" calcext:value-type="float">
            <text:p>-0.288908849527443</text:p>
          </table:table-cell>
          <table:table-cell office:value-type="float" office:value="-0.291143039397471" calcext:value-type="float">
            <text:p>-0.291143039397471</text:p>
          </table:table-cell>
          <table:table-cell office:value-type="float" office:value="-0.309608600785215" calcext:value-type="float">
            <text:p>-0.309608600785215</text:p>
          </table:table-cell>
          <table:table-cell office:value-type="float" office:value="-0.308061389221327" calcext:value-type="float">
            <text:p>-0.308061389221327</text:p>
          </table:table-cell>
          <table:table-cell office:value-type="float" office:value="-0.304393754360595" calcext:value-type="float">
            <text:p>-0.304393754360595</text:p>
          </table:table-cell>
          <table:table-cell office:value-type="float" office:value="-0.285132419137301" calcext:value-type="float">
            <text:p>-0.285132419137301</text:p>
          </table:table-cell>
          <table:table-cell office:value-type="float" office:value="-0.283595360703339" calcext:value-type="float">
            <text:p>-0.283595360703339</text:p>
          </table:table-cell>
          <table:table-cell office:value-type="float" office:value="-0.286451553017109" calcext:value-type="float">
            <text:p>-0.286451553017109</text:p>
          </table:table-cell>
          <table:table-cell office:value-type="float" office:value="-0.289722518300969" calcext:value-type="float">
            <text:p>-0.289722518300969</text:p>
          </table:table-cell>
          <table:table-cell office:value-type="float" office:value="-0.300098525235274" calcext:value-type="float">
            <text:p>-0.300098525235274</text:p>
          </table:table-cell>
          <table:table-cell office:value-type="float" office:value="-0.281450998059238" calcext:value-type="float">
            <text:p>-0.281450998059238</text:p>
          </table:table-cell>
          <table:table-cell office:value-type="float" office:value="-0.289099186912353" calcext:value-type="float">
            <text:p>-0.289099186912353</text:p>
          </table:table-cell>
          <table:table-cell office:value-type="float" office:value="-0.299179417229673" calcext:value-type="float">
            <text:p>-0.299179417229673</text:p>
          </table:table-cell>
          <table:table-cell office:value-type="float" office:value="-0.296796514108035" calcext:value-type="float">
            <text:p>-0.296796514108035</text:p>
          </table:table-cell>
          <table:table-cell office:value-type="float" office:value="-0.29975824354543" calcext:value-type="float">
            <text:p>-0.29975824354543</text:p>
          </table:table-cell>
          <table:table-cell office:value-type="float" office:value="-0.302499471957219" calcext:value-type="float">
            <text:p>-0.302499471957219</text:p>
          </table:table-cell>
          <table:table-cell office:value-type="float" office:value="-0.279942398837809" calcext:value-type="float">
            <text:p>-0.279942398837809</text:p>
          </table:table-cell>
          <table:table-cell office:value-type="float" office:value="-0.279237204849715" calcext:value-type="float">
            <text:p>-0.279237204849715</text:p>
          </table:table-cell>
          <table:table-cell office:value-type="float" office:value="-0.284501233520329" calcext:value-type="float">
            <text:p>-0.284501233520329</text:p>
          </table:table-cell>
          <table:table-cell office:value-type="float" office:value="-0.285706684573599" calcext:value-type="float">
            <text:p>-0.285706684573599</text:p>
          </table:table-cell>
          <table:table-cell office:value-type="float" office:value="-0.297226732763031" calcext:value-type="float">
            <text:p>-0.297226732763031</text:p>
          </table:table-cell>
          <table:table-cell office:value-type="float" office:value="-0.285901920388217" calcext:value-type="float">
            <text:p>-0.285901920388217</text:p>
          </table:table-cell>
          <table:table-cell office:value-type="float" office:value="-0.283776573405665" calcext:value-type="float">
            <text:p>-0.283776573405665</text:p>
          </table:table-cell>
          <table:table-cell office:value-type="float" office:value="-0.295470845696856" calcext:value-type="float">
            <text:p>-0.295470845696856</text:p>
          </table:table-cell>
          <table:table-cell office:value-type="float" office:value="-0.304762358996549" calcext:value-type="float">
            <text:p>-0.304762358996549</text:p>
          </table:table-cell>
          <table:table-cell office:value-type="float" office:value="-0.307843705903683" calcext:value-type="float">
            <text:p>-0.307843705903683</text:p>
          </table:table-cell>
          <table:table-cell office:value-type="float" office:value="-0.282987958504046" calcext:value-type="float">
            <text:p>-0.282987958504046</text:p>
          </table:table-cell>
          <table:table-cell office:value-type="float" office:value="-0.291215280360578" calcext:value-type="float">
            <text:p>-0.291215280360578</text:p>
          </table:table-cell>
          <table:table-cell office:value-type="float" office:value="-0.295936793275203" calcext:value-type="float">
            <text:p>-0.295936793275203</text:p>
          </table:table-cell>
          <table:table-cell office:value-type="float" office:value="-0.2984408727701" calcext:value-type="float">
            <text:p>-0.2984408727701</text:p>
          </table:table-cell>
          <table:table-cell office:value-type="float" office:value="-0.300169445437522" calcext:value-type="float">
            <text:p>-0.300169445437522</text:p>
          </table:table-cell>
          <table:table-cell office:value-type="float" office:value="-0.293817384960178" calcext:value-type="float">
            <text:p>-0.293817384960178</text:p>
          </table:table-cell>
          <table:table-cell office:value-type="float" office:value="-0.300579714766395" calcext:value-type="float">
            <text:p>-0.300579714766395</text:p>
          </table:table-cell>
          <table:table-cell office:value-type="float" office:value="-0.313711310456699" calcext:value-type="float">
            <text:p>-0.313711310456699</text:p>
          </table:table-cell>
          <table:table-cell office:value-type="float" office:value="-0.29229463255794" calcext:value-type="float">
            <text:p>-0.29229463255794</text:p>
          </table:table-cell>
          <table:table-cell office:value-type="float" office:value="-0.292383938291462" calcext:value-type="float">
            <text:p>-0.292383938291462</text:p>
          </table:table-cell>
          <table:table-cell office:value-type="float" office:value="-0.302412803810052" calcext:value-type="float">
            <text:p>-0.302412803810052</text:p>
          </table:table-cell>
          <table:table-cell office:value-type="float" office:value="-0.297273852635376" calcext:value-type="float">
            <text:p>-0.297273852635376</text:p>
          </table:table-cell>
          <table:table-cell office:value-type="float" office:value="-0.299685445324215" calcext:value-type="float">
            <text:p>-0.299685445324215</text:p>
          </table:table-cell>
          <table:table-cell office:value-type="float" office:value="-0.291757313477536" calcext:value-type="float">
            <text:p>-0.291757313477536</text:p>
          </table:table-cell>
          <table:table-cell office:value-type="float" office:value="-0.288307243687118" calcext:value-type="float">
            <text:p>-0.288307243687118</text:p>
          </table:table-cell>
          <table:table-cell office:value-type="float" office:value="-0.294043629458505" calcext:value-type="float">
            <text:p>-0.294043629458505</text:p>
          </table:table-cell>
          <table:table-cell office:value-type="float" office:value="-0.303853878826764" calcext:value-type="float">
            <text:p>-0.303853878826764</text:p>
          </table:table-cell>
          <table:table-cell office:value-type="float" office:value="-0.282918943662988" calcext:value-type="float">
            <text:p>-0.282918943662988</text:p>
          </table:table-cell>
          <table:table-cell office:value-type="float" office:value="-0.281085225855301" calcext:value-type="float">
            <text:p>-0.281085225855301</text:p>
          </table:table-cell>
          <table:table-cell office:value-type="float" office:value="-0.29211157884426" calcext:value-type="float">
            <text:p>-0.29211157884426</text:p>
          </table:table-cell>
          <table:table-cell office:value-type="float" office:value="-0.28790694685692" calcext:value-type="float">
            <text:p>-0.28790694685692</text:p>
          </table:table-cell>
          <table:table-cell office:value-type="float" office:value="-0.292028061598073" calcext:value-type="float">
            <text:p>-0.292028061598073</text:p>
          </table:table-cell>
          <table:table-cell office:value-type="float" office:value="-0.284771326614793" calcext:value-type="float">
            <text:p>-0.284771326614793</text:p>
          </table:table-cell>
          <table:table-cell office:value-type="float" office:value="-0.28930880518576" calcext:value-type="float">
            <text:p>-0.28930880518576</text:p>
          </table:table-cell>
          <table:table-cell office:value-type="float" office:value="-0.301656365356796" calcext:value-type="float">
            <text:p>-0.301656365356796</text:p>
          </table:table-cell>
          <table:table-cell office:value-type="float" office:value="-0.303911275750504" calcext:value-type="float">
            <text:p>-0.303911275750504</text:p>
          </table:table-cell>
          <table:table-cell office:value-type="float" office:value="-0.282113320818439" calcext:value-type="float">
            <text:p>-0.282113320818439</text:p>
          </table:table-cell>
          <table:table-cell office:value-type="float" office:value="-0.281277081761007" calcext:value-type="float">
            <text:p>-0.281277081761007</text:p>
          </table:table-cell>
          <table:table-cell office:value-type="float" office:value="-0.291267280395672" calcext:value-type="float">
            <text:p>-0.291267280395672</text:p>
          </table:table-cell>
          <table:table-cell office:value-type="float" office:value="-0.287494232396119" calcext:value-type="float">
            <text:p>-0.287494232396119</text:p>
          </table:table-cell>
          <table:table-cell office:value-type="float" office:value="-0.288687214682313" calcext:value-type="float">
            <text:p>-0.288687214682313</text:p>
          </table:table-cell>
          <table:table-cell office:value-type="float" office:value="-0.279063606201357" calcext:value-type="float">
            <text:p>-0.279063606201357</text:p>
          </table:table-cell>
          <table:table-cell office:value-type="float" office:value="-0.282274727651878" calcext:value-type="float">
            <text:p>-0.282274727651878</text:p>
          </table:table-cell>
          <table:table-cell office:value-type="float" office:value="-0.271900813977692" calcext:value-type="float">
            <text:p>-0.271900813977692</text:p>
          </table:table-cell>
          <table:table-cell office:value-type="float" office:value="-0.26688603720646" calcext:value-type="float">
            <text:p>-0.26688603720646</text:p>
          </table:table-cell>
          <table:table-cell office:value-type="float" office:value="-0.275978773530217" calcext:value-type="float">
            <text:p>-0.275978773530217</text:p>
          </table:table-cell>
          <table:table-cell office:value-type="float" office:value="-0.267229917349118" calcext:value-type="float">
            <text:p>-0.267229917349118</text:p>
          </table:table-cell>
          <table:table-cell office:value-type="float" office:value="-0.260280491910371" calcext:value-type="float">
            <text:p>-0.260280491910371</text:p>
          </table:table-cell>
          <table:table-cell office:value-type="float" office:value="-0.253889416978391" calcext:value-type="float">
            <text:p>-0.253889416978391</text:p>
          </table:table-cell>
          <table:table-cell office:value-type="float" office:value="-0.263996501591448" calcext:value-type="float">
            <text:p>-0.263996501591448</text:p>
          </table:table-cell>
          <table:table-cell office:value-type="float" office:value="-0.248955188214846" calcext:value-type="float">
            <text:p>-0.248955188214846</text:p>
          </table:table-cell>
          <table:table-cell office:value-type="float" office:value="-0.23973944356723" calcext:value-type="float">
            <text:p>-0.23973944356723</text:p>
          </table:table-cell>
          <table:table-cell office:value-type="float" office:value="-0.241102337146716" calcext:value-type="float">
            <text:p>-0.241102337146716</text:p>
          </table:table-cell>
          <table:table-cell office:value-type="float" office:value="-0.240997059446584" calcext:value-type="float">
            <text:p>-0.240997059446584</text:p>
          </table:table-cell>
          <table:table-cell office:value-type="float" office:value="-0.241877991996299" calcext:value-type="float">
            <text:p>-0.241877991996299</text:p>
          </table:table-cell>
          <table:table-cell office:value-type="float" office:value="-0.23658123431997" calcext:value-type="float">
            <text:p>-0.23658123431997</text:p>
          </table:table-cell>
          <table:table-cell office:value-type="float" office:value="-0.234931478607145" calcext:value-type="float">
            <text:p>-0.234931478607145</text:p>
          </table:table-cell>
          <table:table-cell office:value-type="float" office:value="-0.236737968896354" calcext:value-type="float">
            <text:p>-0.236737968896354</text:p>
          </table:table-cell>
          <table:table-cell office:value-type="float" office:value="-0.23533747859789" calcext:value-type="float">
            <text:p>-0.23533747859789</text:p>
          </table:table-cell>
          <table:table-cell office:value-type="float" office:value="-0.234937158343712" calcext:value-type="float">
            <text:p>-0.234937158343712</text:p>
          </table:table-cell>
          <table:table-cell office:value-type="float" office:value="-0.23391015223258" calcext:value-type="float">
            <text:p>-0.23391015223258</text:p>
          </table:table-cell>
          <table:table-cell office:value-type="float" office:value="-0.233520907811553" calcext:value-type="float">
            <text:p>-0.233520907811553</text:p>
          </table:table-cell>
          <table:table-cell office:value-type="float" office:value="-0.233443034782125" calcext:value-type="float">
            <text:p>-0.233443034782125</text:p>
          </table:table-cell>
          <table:table-cell office:value-type="float" office:value="-0.233466851129475" calcext:value-type="float">
            <text:p>-0.233466851129475</text:p>
          </table:table-cell>
          <table:table-cell office:value-type="float" office:value="-0.233635090038782" calcext:value-type="float">
            <text:p>-0.233635090038782</text:p>
          </table:table-cell>
          <table:table-cell office:value-type="float" office:value="-0.233309303946959" calcext:value-type="float">
            <text:p>-0.233309303946959</text:p>
          </table:table-cell>
          <table:table-cell office:value-type="float" office:value="-0.233744743460735" calcext:value-type="float">
            <text:p>-0.233744743460735</text:p>
          </table:table-cell>
          <table:table-cell office:value-type="float" office:value="-0.233598445160462" calcext:value-type="float">
            <text:p>-0.233598445160462</text:p>
          </table:table-cell>
          <table:table-cell office:value-type="float" office:value="-0.233520831634663" calcext:value-type="float">
            <text:p>-0.233520831634663</text:p>
          </table:table-cell>
          <table:table-cell office:value-type="float" office:value="-0.233727955164009" calcext:value-type="float">
            <text:p>-0.233727955164009</text:p>
          </table:table-cell>
          <table:table-cell office:value-type="float" office:value="-0.233658541976944" calcext:value-type="float">
            <text:p>-0.233658541976944</text:p>
          </table:table-cell>
          <table:table-cell office:value-type="float" office:value="-0.232293620222336" calcext:value-type="float">
            <text:p>-0.232293620222336</text:p>
          </table:table-cell>
          <table:table-cell office:value-type="float" office:value="-0.233832754088484" calcext:value-type="float">
            <text:p>-0.233832754088484</text:p>
          </table:table-cell>
          <table:table-cell office:value-type="float" office:value="-0.233115901553948" calcext:value-type="float">
            <text:p>-0.233115901553948</text:p>
          </table:table-cell>
          <table:table-cell office:value-type="float" office:value="-0.232938691820344" calcext:value-type="float">
            <text:p>-0.232938691820344</text:p>
          </table:table-cell>
          <table:table-cell office:value-type="float" office:value="-0.233348564665235" calcext:value-type="float">
            <text:p>-0.233348564665235</text:p>
          </table:table-cell>
          <table:table-cell office:value-type="float" office:value="-0.233035925087998" calcext:value-type="float">
            <text:p>-0.233035925087998</text:p>
          </table:table-cell>
          <table:table-cell office:value-type="float" office:value="-0.233933271575467" calcext:value-type="float">
            <text:p>-0.233933271575467</text:p>
          </table:table-cell>
          <table:table-cell office:value-type="float" office:value="-0.233555178839349" calcext:value-type="float">
            <text:p>-0.233555178839349</text:p>
          </table:table-cell>
          <table:table-cell office:value-type="float" office:value="-0.233276983732149" calcext:value-type="float">
            <text:p>-0.233276983732149</text:p>
          </table:table-cell>
          <table:table-cell office:value-type="float" office:value="-0.233113987741324" calcext:value-type="float">
            <text:p>-0.233113987741324</text:p>
          </table:table-cell>
          <table:table-cell office:value-type="float" office:value="-0.23245950829382" calcext:value-type="float">
            <text:p>-0.23245950829382</text:p>
          </table:table-cell>
          <table:table-cell office:value-type="float" office:value="-0.232745885771388" calcext:value-type="float">
            <text:p>-0.232745885771388</text:p>
          </table:table-cell>
          <table:table-cell office:value-type="float" office:value="-0.233821379313058" calcext:value-type="float">
            <text:p>-0.233821379313058</text:p>
          </table:table-cell>
          <table:table-cell office:value-type="float" office:value="-0.232740543777868" calcext:value-type="float">
            <text:p>-0.232740543777868</text:p>
          </table:table-cell>
          <table:table-cell office:value-type="float" office:value="-0.2329255969875" calcext:value-type="float">
            <text:p>-0.2329255969875</text:p>
          </table:table-cell>
          <table:table-cell office:value-type="float" office:value="-0.233567943089909" calcext:value-type="float">
            <text:p>-0.233567943089909</text:p>
          </table:table-cell>
          <table:table-cell office:value-type="float" office:value="-0.233096178205723" calcext:value-type="float">
            <text:p>-0.233096178205723</text:p>
          </table:table-cell>
          <table:table-cell office:value-type="float" office:value="-0.233001660687434" calcext:value-type="float">
            <text:p>-0.233001660687434</text:p>
          </table:table-cell>
          <table:table-cell office:value-type="float" office:value="-0.233005960119952" calcext:value-type="float">
            <text:p>-0.233005960119952</text:p>
          </table:table-cell>
          <table:table-cell office:value-type="float" office:value="-0.233490190243997" calcext:value-type="float">
            <text:p>-0.233490190243997</text:p>
          </table:table-cell>
          <table:table-cell office:value-type="float" office:value="-0.233694337481776" calcext:value-type="float">
            <text:p>-0.233694337481776</text:p>
          </table:table-cell>
          <table:table-cell office:value-type="float" office:value="-0.233292309183532" calcext:value-type="float">
            <text:p>-0.233292309183532</text:p>
          </table:table-cell>
          <table:table-cell office:value-type="float" office:value="-0.233053723814284" calcext:value-type="float">
            <text:p>-0.233053723814284</text:p>
          </table:table-cell>
          <table:table-cell office:value-type="float" office:value="-0.233918420877518" calcext:value-type="float">
            <text:p>-0.233918420877518</text:p>
          </table:table-cell>
          <table:table-cell office:value-type="float" office:value="-0.233466923825691" calcext:value-type="float">
            <text:p>-0.233466923825691</text:p>
          </table:table-cell>
          <table:table-cell office:value-type="float" office:value="-0.23381571345941" calcext:value-type="float">
            <text:p>-0.23381571345941</text:p>
          </table:table-cell>
          <table:table-cell office:value-type="float" office:value="-0.232980823466568" calcext:value-type="float">
            <text:p>-0.232980823466568</text:p>
          </table:table-cell>
          <table:table-cell office:value-type="float" office:value="-0.232553466280834" calcext:value-type="float">
            <text:p>-0.232553466280834</text:p>
          </table:table-cell>
          <table:table-cell office:value-type="float" office:value="-0.232601087503283" calcext:value-type="float">
            <text:p>-0.232601087503283</text:p>
          </table:table-cell>
          <table:table-cell office:value-type="float" office:value="-0.23360461525969" calcext:value-type="float">
            <text:p>-0.23360461525969</text:p>
          </table:table-cell>
          <table:table-cell office:value-type="float" office:value="-0.232670949743782" calcext:value-type="float">
            <text:p>-0.232670949743782</text:p>
          </table:table-cell>
          <table:table-cell office:value-type="float" office:value="-0.233326186324323" calcext:value-type="float">
            <text:p>-0.233326186324323</text:p>
          </table:table-cell>
          <table:table-cell office:value-type="float" office:value="-0.233433494272951" calcext:value-type="float">
            <text:p>-0.233433494272951</text:p>
          </table:table-cell>
          <table:table-cell office:value-type="float" office:value="-0.233539782366448" calcext:value-type="float">
            <text:p>-0.233539782366448</text:p>
          </table:table-cell>
          <table:table-cell office:value-type="float" office:value="-0.232708227682443" calcext:value-type="float">
            <text:p>-0.232708227682443</text:p>
          </table:table-cell>
          <table:table-cell office:value-type="float" office:value="-0.233362776529182" calcext:value-type="float">
            <text:p>-0.233362776529182</text:p>
          </table:table-cell>
          <table:table-cell office:value-type="float" office:value="-0.233035834647423" calcext:value-type="float">
            <text:p>-0.233035834647423</text:p>
          </table:table-cell>
          <table:table-cell office:value-type="float" office:value="-0.232989489794231" calcext:value-type="float">
            <text:p>-0.232989489794231</text:p>
          </table:table-cell>
          <table:table-cell office:value-type="float" office:value="-0.233892481542767" calcext:value-type="float">
            <text:p>-0.233892481542767</text:p>
          </table:table-cell>
          <table:table-cell office:value-type="float" office:value="-0.233700037128153" calcext:value-type="float">
            <text:p>-0.233700037128153</text:p>
          </table:table-cell>
          <table:table-cell office:value-type="float" office:value="-0.233607983742016" calcext:value-type="float">
            <text:p>-0.233607983742016</text:p>
          </table:table-cell>
          <table:table-cell office:value-type="float" office:value="-0.232969115774179" calcext:value-type="float">
            <text:p>-0.232969115774179</text:p>
          </table:table-cell>
          <table:table-cell office:value-type="float" office:value="-0.232800446739392" calcext:value-type="float">
            <text:p>-0.232800446739392</text:p>
          </table:table-cell>
          <table:table-cell office:value-type="float" office:value="-0.233154069747654" calcext:value-type="float">
            <text:p>-0.233154069747654</text:p>
          </table:table-cell>
          <table:table-cell office:value-type="float" office:value="-0.233025152553991" calcext:value-type="float">
            <text:p>-0.233025152553991</text:p>
          </table:table-cell>
          <table:table-cell office:value-type="float" office:value="-0.232921143918562" calcext:value-type="float">
            <text:p>-0.232921143918562</text:p>
          </table:table-cell>
          <table:table-cell office:value-type="float" office:value="-0.233136093641223" calcext:value-type="float">
            <text:p>-0.233136093641223</text:p>
          </table:table-cell>
          <table:table-cell office:value-type="float" office:value="-0.233159894245723" calcext:value-type="float">
            <text:p>-0.233159894245723</text:p>
          </table:table-cell>
          <table:table-cell office:value-type="float" office:value="-0.232940020460112" calcext:value-type="float">
            <text:p>-0.232940020460112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29427980857444" calcext:value-type="float">
            <text:p>-3.29427980857444E-05</text:p>
          </table:table-cell>
          <table:table-cell office:value-type="float" office:value="0.0000169052358794941" calcext:value-type="float">
            <text:p>1.69052358794941E-05</text:p>
          </table:table-cell>
          <table:table-cell office:value-type="float" office:value="0.000000456920604574584" calcext:value-type="float">
            <text:p>4.56920604574584E-07</text:p>
          </table:table-cell>
          <table:table-cell office:value-type="float" office:value="-0.000033981236338132" calcext:value-type="float">
            <text:p>-3.3981236338132E-05</text:p>
          </table:table-cell>
          <table:table-cell office:value-type="float" office:value="0.0000236388454379899" calcext:value-type="float">
            <text:p>2.36388454379899E-05</text:p>
          </table:table-cell>
          <table:table-cell office:value-type="float" office:value="-0.000041800243720358" calcext:value-type="float">
            <text:p>-4.1800243720358E-05</text:p>
          </table:table-cell>
          <table:table-cell office:value-type="float" office:value="0.00004568325544696" calcext:value-type="float">
            <text:p>4.568325544696E-05</text:p>
          </table:table-cell>
          <table:table-cell office:value-type="float" office:value="0.0000236984789150352" calcext:value-type="float">
            <text:p>2.36984789150352E-05</text:p>
          </table:table-cell>
          <table:table-cell office:value-type="float" office:value="-0.00003313319707543" calcext:value-type="float">
            <text:p>-3.313319707543E-05</text:p>
          </table:table-cell>
          <table:table-cell office:value-type="float" office:value="0.0000222271188377032" calcext:value-type="float">
            <text:p>2.22271188377032E-05</text:p>
          </table:table-cell>
          <table:table-cell office:value-type="float" office:value="-0.000016830447399252" calcext:value-type="float">
            <text:p>-1.6830447399252E-05</text:p>
          </table:table-cell>
          <table:table-cell office:value-type="float" office:value="-0.0000263862947709192" calcext:value-type="float">
            <text:p>-2.63862947709192E-05</text:p>
          </table:table-cell>
          <table:table-cell office:value-type="float" office:value="-0.00000442115848597879" calcext:value-type="float">
            <text:p>-4.42115848597879E-06</text:p>
          </table:table-cell>
          <table:table-cell office:value-type="float" office:value="-0.0000077964647654527" calcext:value-type="float">
            <text:p>-7.7964647654527E-06</text:p>
          </table:table-cell>
          <table:table-cell office:value-type="float" office:value="0.00000153755094350894" calcext:value-type="float">
            <text:p>1.53755094350894E-06</text:p>
          </table:table-cell>
          <table:table-cell office:value-type="float" office:value="0.00002272436794859" calcext:value-type="float">
            <text:p>2.272436794859E-05</text:p>
          </table:table-cell>
          <table:table-cell office:value-type="float" office:value="0.0000111988516531825" calcext:value-type="float">
            <text:p>1.11988516531825E-05</text:p>
          </table:table-cell>
          <table:table-cell office:value-type="float" office:value="-0.000032221395509735" calcext:value-type="float">
            <text:p>-3.2221395509735E-05</text:p>
          </table:table-cell>
          <table:table-cell office:value-type="float" office:value="0.0000448514689477264" calcext:value-type="float">
            <text:p>4.48514689477264E-05</text:p>
          </table:table-cell>
          <table:table-cell office:value-type="float" office:value="0.0000165785301978194" calcext:value-type="float">
            <text:p>1.65785301978194E-05</text:p>
          </table:table-cell>
          <table:table-cell office:value-type="float" office:value="-0.0000247779362779199" calcext:value-type="float">
            <text:p>-2.47779362779199E-05</text:p>
          </table:table-cell>
          <table:table-cell office:value-type="float" office:value="-0.0000292309641628519" calcext:value-type="float">
            <text:p>-2.92309641628519E-05</text:p>
          </table:table-cell>
          <table:table-cell office:value-type="float" office:value="0.0000411437051471286" calcext:value-type="float">
            <text:p>4.11437051471286E-05</text:p>
          </table:table-cell>
          <table:table-cell office:value-type="float" office:value="-0.0000233707461779198" calcext:value-type="float">
            <text:p>-2.33707461779198E-05</text:p>
          </table:table-cell>
          <table:table-cell office:value-type="float" office:value="-0.0000039263181924043" calcext:value-type="float">
            <text:p>-3.9263181924043E-06</text:p>
          </table:table-cell>
          <table:table-cell office:value-type="float" office:value="-0.0000194944074642933" calcext:value-type="float">
            <text:p>-1.94944074642933E-05</text:p>
          </table:table-cell>
          <table:table-cell office:value-type="float" office:value="0.0000483185788106577" calcext:value-type="float">
            <text:p>4.83185788106577E-05</text:p>
          </table:table-cell>
          <table:table-cell office:value-type="float" office:value="0.00000563719923235562" calcext:value-type="float">
            <text:p>5.63719923235562E-06</text:p>
          </table:table-cell>
          <table:table-cell office:value-type="float" office:value="-0.00000500049303281402" calcext:value-type="float">
            <text:p>-5.00049303281402E-06</text:p>
          </table:table-cell>
          <table:table-cell office:value-type="float" office:value="-0.0000280514506320051" calcext:value-type="float">
            <text:p>-2.80514506320051E-05</text:p>
          </table:table-cell>
          <table:table-cell office:value-type="float" office:value="0.0000250350544725442" calcext:value-type="float">
            <text:p>2.50350544725442E-05</text:p>
          </table:table-cell>
          <table:table-cell office:value-type="float" office:value="-0.0000151052889746928" calcext:value-type="float">
            <text:p>-1.51052889746928E-05</text:p>
          </table:table-cell>
          <table:table-cell office:value-type="float" office:value="-0.000000945650248329599" calcext:value-type="float">
            <text:p>-9.45650248329599E-07</text:p>
          </table:table-cell>
          <table:table-cell office:value-type="float" office:value="-0.0000348356976913045" calcext:value-type="float">
            <text:p>-3.48356976913045E-05</text:p>
          </table:table-cell>
          <table:table-cell office:value-type="float" office:value="0.0000104290220110381" calcext:value-type="float">
            <text:p>1.04290220110381E-05</text:p>
          </table:table-cell>
          <table:table-cell office:value-type="float" office:value="0.0000067836711707403" calcext:value-type="float">
            <text:p>6.7836711707403E-06</text:p>
          </table:table-cell>
          <table:table-cell office:value-type="float" office:value="0.0000200366805677143" calcext:value-type="float">
            <text:p>2.00366805677143E-05</text:p>
          </table:table-cell>
          <table:table-cell office:value-type="float" office:value="-0.0000264068372273218" calcext:value-type="float">
            <text:p>-2.64068372273218E-05</text:p>
          </table:table-cell>
          <table:table-cell office:value-type="float" office:value="-0.000000379705771325067" calcext:value-type="float">
            <text:p>-3.79705771325067E-07</text:p>
          </table:table-cell>
          <table:table-cell office:value-type="float" office:value="0.0000363444210900732" calcext:value-type="float">
            <text:p>3.63444210900732E-05</text:p>
          </table:table-cell>
          <table:table-cell office:value-type="float" office:value="-0.0000108039833324747" calcext:value-type="float">
            <text:p>-1.08039833324747E-05</text:p>
          </table:table-cell>
          <table:table-cell office:value-type="float" office:value="-0.0000388904540993828" calcext:value-type="float">
            <text:p>-3.88904540993828E-05</text:p>
          </table:table-cell>
          <table:table-cell office:value-type="float" office:value="0.0000340692836245937" calcext:value-type="float">
            <text:p>3.40692836245937E-05</text:p>
          </table:table-cell>
          <table:table-cell office:value-type="float" office:value="-0.0000177822529056626" calcext:value-type="float">
            <text:p>-1.77822529056626E-05</text:p>
          </table:table-cell>
          <table:table-cell office:value-type="float" office:value="-0.00000174823199045049" calcext:value-type="float">
            <text:p>-1.74823199045049E-06</text:p>
          </table:table-cell>
          <table:table-cell office:value-type="float" office:value="0.0000324256051987271" calcext:value-type="float">
            <text:p>3.24256051987271E-05</text:p>
          </table:table-cell>
          <table:table-cell office:value-type="float" office:value="-0.000034073505462251" calcext:value-type="float">
            <text:p>-3.4073505462251E-05</text:p>
          </table:table-cell>
          <table:table-cell office:value-type="float" office:value="0.0000329981496735021" calcext:value-type="float">
            <text:p>3.29981496735021E-05</text:p>
          </table:table-cell>
          <table:table-cell office:value-type="float" office:value="0.000000766790174633325" calcext:value-type="float">
            <text:p>7.66790174633325E-07</text:p>
          </table:table-cell>
          <table:table-cell office:value-type="float" office:value="-0.000000505792975835639" calcext:value-type="float">
            <text:p>-5.05792975835639E-07</text:p>
          </table:table-cell>
          <table:table-cell office:value-type="float" office:value="0.00000891229159377671" calcext:value-type="float">
            <text:p>8.91229159377671E-06</text:p>
          </table:table-cell>
          <table:table-cell office:value-type="float" office:value="-0.000024293484655491" calcext:value-type="float">
            <text:p>-2.4293484655491E-05</text:p>
          </table:table-cell>
          <table:table-cell office:value-type="float" office:value="-0.0000156900947950733" calcext:value-type="float">
            <text:p>-1.56900947950733E-05</text:p>
          </table:table-cell>
          <table:table-cell office:value-type="float" office:value="-0.0000255527506058395" calcext:value-type="float">
            <text:p>-2.55527506058395E-05</text:p>
          </table:table-cell>
          <table:table-cell office:value-type="float" office:value="0.0000613060747420291" calcext:value-type="float">
            <text:p>6.13060747420291E-05</text:p>
          </table:table-cell>
          <table:table-cell office:value-type="float" office:value="0.00000432052669269156" calcext:value-type="float">
            <text:p>4.32052669269156E-06</text:p>
          </table:table-cell>
          <table:table-cell office:value-type="float" office:value="-0.00001993654857807" calcext:value-type="float">
            <text:p>-1.993654857807E-05</text:p>
          </table:table-cell>
          <table:table-cell office:value-type="float" office:value="-0.00000564303880917771" calcext:value-type="float">
            <text:p>-5.64303880917771E-06</text:p>
          </table:table-cell>
          <table:table-cell office:value-type="float" office:value="-0.00000307061770077333" calcext:value-type="float">
            <text:p>-3.07061770077333E-06</text:p>
          </table:table-cell>
          <table:table-cell office:value-type="float" office:value="-0.00002049261196857" calcext:value-type="float">
            <text:p>-2.049261196857E-05</text:p>
          </table:table-cell>
          <table:table-cell office:value-type="float" office:value="-0.00000340376160701261" calcext:value-type="float">
            <text:p>-3.40376160701261E-06</text:p>
          </table:table-cell>
          <table:table-cell office:value-type="float" office:value="0.0000260062873069788" calcext:value-type="float">
            <text:p>2.60062873069788E-05</text:p>
          </table:table-cell>
          <table:table-cell office:value-type="float" office:value="-0.0000137477900441496" calcext:value-type="float">
            <text:p>-1.37477900441496E-05</text:p>
          </table:table-cell>
          <table:table-cell office:value-type="float" office:value="0.0000129812753269509" calcext:value-type="float">
            <text:p>1.29812753269509E-05</text:p>
          </table:table-cell>
          <table:table-cell office:value-type="float" office:value="0.0000118009690048271" calcext:value-type="float">
            <text:p>1.18009690048271E-05</text:p>
          </table:table-cell>
          <table:table-cell office:value-type="float" office:value="0.00000537588422866442" calcext:value-type="float">
            <text:p>5.37588422866442E-06</text:p>
          </table:table-cell>
          <table:table-cell office:value-type="float" office:value="-0.0000281642245230085" calcext:value-type="float">
            <text:p>-2.81642245230085E-05</text:p>
          </table:table-cell>
          <table:table-cell office:value-type="float" office:value="0.0000219223503848398" calcext:value-type="float">
            <text:p>2.19223503848398E-05</text:p>
          </table:table-cell>
          <table:table-cell office:value-type="float" office:value="0.0000171335908567549" calcext:value-type="float">
            <text:p>1.71335908567549E-05</text:p>
          </table:table-cell>
          <table:table-cell office:value-type="float" office:value="-0.000016140737580328" calcext:value-type="float">
            <text:p>-1.6140737580328E-05</text:p>
          </table:table-cell>
          <table:table-cell office:value-type="float" office:value="-0.0000136615863000622" calcext:value-type="float">
            <text:p>-1.36615863000622E-05</text:p>
          </table:table-cell>
          <table:table-cell office:value-type="float" office:value="0.0000139121091922712" calcext:value-type="float">
            <text:p>1.39121091922712E-05</text:p>
          </table:table-cell>
          <table:table-cell office:value-type="float" office:value="-0.00000952519899072302" calcext:value-type="float">
            <text:p>-9.52519899072302E-06</text:p>
          </table:table-cell>
          <table:table-cell office:value-type="float" office:value="-0.0000088626772485334" calcext:value-type="float">
            <text:p>-8.8626772485334E-06</text:p>
          </table:table-cell>
          <table:table-cell office:value-type="float" office:value="-0.0000183583239008467" calcext:value-type="float">
            <text:p>-1.83583239008467E-05</text:p>
          </table:table-cell>
          <table:table-cell office:value-type="float" office:value="0.0000395406568086676" calcext:value-type="float">
            <text:p>3.95406568086676E-05</text:p>
          </table:table-cell>
          <table:table-cell office:value-type="float" office:value="-0.0000236836864989653" calcext:value-type="float">
            <text:p>-2.36836864989653E-05</text:p>
          </table:table-cell>
          <table:table-cell office:value-type="float" office:value="0.0000348318557660265" calcext:value-type="float">
            <text:p>3.48318557660265E-05</text:p>
          </table:table-cell>
          <table:table-cell office:value-type="float" office:value="-0.000452010883542131" calcext:value-type="float">
            <text:p>-0.000452010883542</text:p>
          </table:table-cell>
          <table:table-cell office:value-type="float" office:value="0.000190228755360067" calcext:value-type="float">
            <text:p>0.00019022875536</text:p>
          </table:table-cell>
          <table:table-cell office:value-type="float" office:value="0.0016443539037882" calcext:value-type="float">
            <text:p>0.001644353903788</text:p>
          </table:table-cell>
          <table:table-cell office:value-type="float" office:value="0.00220079800265682" calcext:value-type="float">
            <text:p>0.002200798002657</text:p>
          </table:table-cell>
          <table:table-cell office:value-type="float" office:value="-0.0015094451234961" calcext:value-type="float">
            <text:p>-0.001509445123496</text:p>
          </table:table-cell>
          <table:table-cell office:value-type="float" office:value="-0.00179888273747547" calcext:value-type="float">
            <text:p>-0.001798882737475</text:p>
          </table:table-cell>
          <table:table-cell office:value-type="float" office:value="0.00137052283735262" calcext:value-type="float">
            <text:p>0.001370522837353</text:p>
          </table:table-cell>
          <table:table-cell office:value-type="float" office:value="-0.0000543701120933604" calcext:value-type="float">
            <text:p>-5.43701120933604E-05</text:p>
          </table:table-cell>
          <table:table-cell office:value-type="float" office:value="0.00376205490359111" calcext:value-type="float">
            <text:p>0.003762054903591</text:p>
          </table:table-cell>
          <table:table-cell office:value-type="float" office:value="0.00210524715719596" calcext:value-type="float">
            <text:p>0.002105247157196</text:p>
          </table:table-cell>
          <table:table-cell office:value-type="float" office:value="0.00112114089318477" calcext:value-type="float">
            <text:p>0.001121140893185</text:p>
          </table:table-cell>
          <table:table-cell office:value-type="float" office:value="-0.00133330361252015" calcext:value-type="float">
            <text:p>-0.00133330361252</text:p>
          </table:table-cell>
          <table:table-cell office:value-type="float" office:value="-0.00310743342267222" calcext:value-type="float">
            <text:p>-0.003107433422672</text:p>
          </table:table-cell>
          <table:table-cell office:value-type="float" office:value="-0.000802986402763717" calcext:value-type="float">
            <text:p>-0.000802986402764</text:p>
          </table:table-cell>
          <table:table-cell office:value-type="float" office:value="0.000237577389044785" calcext:value-type="float">
            <text:p>0.000237577389045</text:p>
          </table:table-cell>
          <table:table-cell office:value-type="float" office:value="-0.000908095765922989" calcext:value-type="float">
            <text:p>-0.000908095765923</text:p>
          </table:table-cell>
          <table:table-cell office:value-type="float" office:value="0.00431287586635498" calcext:value-type="float">
            <text:p>0.004312875866355</text:p>
          </table:table-cell>
          <table:table-cell office:value-type="float" office:value="0.00115273799308396" calcext:value-type="float">
            <text:p>0.001152737993084</text:p>
          </table:table-cell>
          <table:table-cell office:value-type="float" office:value="-0.00311504015953051" calcext:value-type="float">
            <text:p>-0.003115040159531</text:p>
          </table:table-cell>
          <table:table-cell office:value-type="float" office:value="-0.000668207223277539" calcext:value-type="float">
            <text:p>-0.000668207223278</text:p>
          </table:table-cell>
          <table:table-cell office:value-type="float" office:value="-0.000417678700521007" calcext:value-type="float">
            <text:p>-0.000417678700521</text:p>
          </table:table-cell>
          <table:table-cell office:value-type="float" office:value="-0.000330340468011059" calcext:value-type="float">
            <text:p>-0.000330340468011</text:p>
          </table:table-cell>
          <table:table-cell office:value-type="float" office:value="0.00341035867362394" calcext:value-type="float">
            <text:p>0.003410358673624</text:p>
          </table:table-cell>
          <table:table-cell office:value-type="float" office:value="0.00253208888993656" calcext:value-type="float">
            <text:p>0.002532088889937</text:p>
          </table:table-cell>
          <table:table-cell office:value-type="float" office:value="0.00118295866861717" calcext:value-type="float">
            <text:p>0.001182958668617</text:p>
          </table:table-cell>
          <table:table-cell office:value-type="float" office:value="-0.000552842155590705" calcext:value-type="float">
            <text:p>-0.000552842155591</text:p>
          </table:table-cell>
          <table:table-cell office:value-type="float" office:value="-0.00417557176818706" calcext:value-type="float">
            <text:p>-0.004175571768187</text:p>
          </table:table-cell>
          <table:table-cell office:value-type="float" office:value="-0.00207579294418297" calcext:value-type="float">
            <text:p>-0.002075792944183</text:p>
          </table:table-cell>
          <table:table-cell office:value-type="float" office:value="0.00229434717875715" calcext:value-type="float">
            <text:p>0.002294347178757</text:p>
          </table:table-cell>
          <table:table-cell office:value-type="float" office:value="0.00233425549235872" calcext:value-type="float">
            <text:p>0.002334255492359</text:p>
          </table:table-cell>
          <table:table-cell office:value-type="float" office:value="0.001407167081802" calcext:value-type="float">
            <text:p>0.001407167081802</text:p>
          </table:table-cell>
          <table:table-cell office:value-type="float" office:value="-0.0000961692415344384" calcext:value-type="float">
            <text:p>-9.61692415344384E-05</text:p>
          </table:table-cell>
          <table:table-cell office:value-type="float" office:value="-0.00202055974795973" calcext:value-type="float">
            <text:p>-0.00202055974796</text:p>
          </table:table-cell>
          <table:table-cell office:value-type="float" office:value="-0.00101197490780625" calcext:value-type="float">
            <text:p>-0.001011974907806</text:p>
          </table:table-cell>
          <table:table-cell office:value-type="float" office:value="0.000728304381572009" calcext:value-type="float">
            <text:p>0.000728304381572</text:p>
          </table:table-cell>
          <table:table-cell office:value-type="float" office:value="0.00455173167939088" calcext:value-type="float">
            <text:p>0.004551731679391</text:p>
          </table:table-cell>
          <table:table-cell office:value-type="float" office:value="-0.00182815608346887" calcext:value-type="float">
            <text:p>-0.001828156083469</text:p>
          </table:table-cell>
          <table:table-cell office:value-type="float" office:value="-0.00225632043020885" calcext:value-type="float">
            <text:p>-0.002256320430209</text:p>
          </table:table-cell>
          <table:table-cell office:value-type="float" office:value="-0.00105564306074302" calcext:value-type="float">
            <text:p>-0.001055643060743</text:p>
          </table:table-cell>
          <table:table-cell office:value-type="float" office:value="0.00271106206805322" calcext:value-type="float">
            <text:p>0.002711062068053</text:p>
          </table:table-cell>
          <table:table-cell office:value-type="float" office:value="0.00202701090294111" calcext:value-type="float">
            <text:p>0.002027010902941</text:p>
          </table:table-cell>
          <table:table-cell office:value-type="float" office:value="-0.00344033415473477" calcext:value-type="float">
            <text:p>-0.003440334154735</text:p>
          </table:table-cell>
          <table:table-cell office:value-type="float" office:value="0.0000621730651644836" calcext:value-type="float">
            <text:p>6.21730651644836E-05</text:p>
          </table:table-cell>
          <table:table-cell office:value-type="float" office:value="0.000766013734358029" calcext:value-type="float">
            <text:p>0.000766013734358</text:p>
          </table:table-cell>
          <table:table-cell office:value-type="float" office:value="-0.0018103316208849" calcext:value-type="float">
            <text:p>-0.001810331620885</text:p>
          </table:table-cell>
          <table:table-cell office:value-type="float" office:value="0.000646502855834397" calcext:value-type="float">
            <text:p>0.000646502855834</text:p>
          </table:table-cell>
          <table:table-cell office:value-type="float" office:value="0.00349718528275672" calcext:value-type="float">
            <text:p>0.003497185282757</text:p>
          </table:table-cell>
          <table:table-cell office:value-type="float" office:value="0.00179179525484496" calcext:value-type="float">
            <text:p>0.001791795254845</text:p>
          </table:table-cell>
          <table:table-cell office:value-type="float" office:value="-0.0010336088147046" calcext:value-type="float">
            <text:p>-0.001033608814705</text:p>
          </table:table-cell>
          <table:table-cell office:value-type="float" office:value="-0.00290632021279585" calcext:value-type="float">
            <text:p>-0.002906320212796</text:p>
          </table:table-cell>
          <table:table-cell office:value-type="float" office:value="0.000133883744982355" calcext:value-type="float">
            <text:p>0.000133883744982</text:p>
          </table:table-cell>
          <table:table-cell office:value-type="float" office:value="-0.00194316824028246" calcext:value-type="float">
            <text:p>-0.001943168240282</text:p>
          </table:table-cell>
          <table:table-cell office:value-type="float" office:value="0.00266372735855802" calcext:value-type="float">
            <text:p>0.002663727358558</text:p>
          </table:table-cell>
          <table:table-cell office:value-type="float" office:value="0.00202676480269603" calcext:value-type="float">
            <text:p>0.002026764802696</text:p>
          </table:table-cell>
          <table:table-cell office:value-type="float" office:value="-0.000452835708628363" calcext:value-type="float">
            <text:p>-0.000452835708628</text:p>
          </table:table-cell>
          <table:table-cell office:value-type="float" office:value="-0.00204456310523665" calcext:value-type="float">
            <text:p>-0.002044563105237</text:p>
          </table:table-cell>
          <table:table-cell office:value-type="float" office:value="-0.00026706028177681" calcext:value-type="float">
            <text:p>-0.000267060281777</text:p>
          </table:table-cell>
          <table:table-cell office:value-type="float" office:value="0.000717296984238336" calcext:value-type="float">
            <text:p>0.000717296984238</text:p>
          </table:table-cell>
          <table:table-cell office:value-type="float" office:value="-0.00114111596455335" calcext:value-type="float">
            <text:p>-0.001141115964553</text:p>
          </table:table-cell>
          <table:table-cell office:value-type="float" office:value="-0.000694125022555225" calcext:value-type="float">
            <text:p>-0.000694125022555</text:p>
          </table:table-cell>
          <table:table-cell office:value-type="float" office:value="0.00524559084516191" calcext:value-type="float">
            <text:p>0.005245590845162</text:p>
          </table:table-cell>
          <table:table-cell office:value-type="float" office:value="0.00000124097015713476" calcext:value-type="float">
            <text:p>1.24097015713476E-06</text:p>
          </table:table-cell>
          <table:table-cell office:value-type="float" office:value="-0.00251081638467565" calcext:value-type="float">
            <text:p>-0.002510816384676</text:p>
          </table:table-cell>
          <table:table-cell office:value-type="float" office:value="-0.000908404388347384" calcext:value-type="float">
            <text:p>-0.000908404388347</text:p>
          </table:table-cell>
          <table:table-cell office:value-type="float" office:value="-0.00253879594650347" calcext:value-type="float">
            <text:p>-0.002538795946503</text:p>
          </table:table-cell>
          <table:table-cell office:value-type="float" office:value="0.00435271464872761" calcext:value-type="float">
            <text:p>0.004352714648728</text:p>
          </table:table-cell>
          <table:table-cell office:value-type="float" office:value="0.00103311673770673" calcext:value-type="float">
            <text:p>0.001033116737707</text:p>
          </table:table-cell>
          <table:table-cell office:value-type="float" office:value="-0.00095908999440536" calcext:value-type="float">
            <text:p>-0.000959089994405</text:p>
          </table:table-cell>
          <table:table-cell office:value-type="float" office:value="-0.00336090163961988" calcext:value-type="float">
            <text:p>-0.00336090163962</text:p>
          </table:table-cell>
          <table:table-cell office:value-type="float" office:value="0.00036722834713776" calcext:value-type="float">
            <text:p>0.000367228347138</text:p>
          </table:table-cell>
          <table:table-cell office:value-type="float" office:value="0.00185378042755596" calcext:value-type="float">
            <text:p>0.001853780427556</text:p>
          </table:table-cell>
          <table:table-cell office:value-type="float" office:value="0.00321553178790096" calcext:value-type="float">
            <text:p>0.003215531787901</text:p>
          </table:table-cell>
          <table:table-cell office:value-type="float" office:value="-0.00282449558376041" calcext:value-type="float">
            <text:p>-0.00282449558376</text:p>
          </table:table-cell>
          <table:table-cell office:value-type="float" office:value="-0.000826912486867393" calcext:value-type="float">
            <text:p>-0.000826912486867</text:p>
          </table:table-cell>
          <table:table-cell office:value-type="float" office:value="-0.00217723442171802" calcext:value-type="float">
            <text:p>-0.002177234421718</text:p>
          </table:table-cell>
          <table:table-cell office:value-type="float" office:value="0.00375344586942095" calcext:value-type="float">
            <text:p>0.003753445869421</text:p>
          </table:table-cell>
          <table:table-cell office:value-type="float" office:value="-0.00195485823546832" calcext:value-type="float">
            <text:p>-0.001954858235468</text:p>
          </table:table-cell>
          <table:table-cell office:value-type="float" office:value="-0.000449646031088047" calcext:value-type="float">
            <text:p>-0.000449646031088</text:p>
          </table:table-cell>
          <table:table-cell office:value-type="float" office:value="-0.00255121026928784" calcext:value-type="float">
            <text:p>-0.002551210269288</text:p>
          </table:table-cell>
          <table:table-cell office:value-type="float" office:value="0.00529839099762541" calcext:value-type="float">
            <text:p>0.005298390997625</text:p>
          </table:table-cell>
          <table:table-cell office:value-type="float" office:value="0.00123661227871336" calcext:value-type="float">
            <text:p>0.001236612278713</text:p>
          </table:table-cell>
          <table:table-cell office:value-type="float" office:value="-0.00337542296449495" calcext:value-type="float">
            <text:p>-0.003375422964495</text:p>
          </table:table-cell>
          <table:table-cell office:value-type="float" office:value="0.000230249224031476" calcext:value-type="float">
            <text:p>0.000230249224031</text:p>
          </table:table-cell>
          <table:table-cell office:value-type="float" office:value="-0.00232218123342237" calcext:value-type="float">
            <text:p>-0.002322181233422</text:p>
          </table:table-cell>
          <table:table-cell office:value-type="float" office:value="0.00176866689775718" calcext:value-type="float">
            <text:p>0.001768666897757</text:p>
          </table:table-cell>
          <table:table-cell office:value-type="float" office:value="0.00117097342192785" calcext:value-type="float">
            <text:p>0.001170973421928</text:p>
          </table:table-cell>
          <table:table-cell office:value-type="float" office:value="0.000274424727408185" calcext:value-type="float">
            <text:p>0.000274424727408</text:p>
          </table:table-cell>
          <table:table-cell office:value-type="float" office:value="-0.00334026629212791" calcext:value-type="float">
            <text:p>-0.003340266292128</text:p>
          </table:table-cell>
          <table:table-cell office:value-type="float" office:value="0.000678109673476146" calcext:value-type="float">
            <text:p>0.000678109673476</text:p>
          </table:table-cell>
          <table:table-cell office:value-type="float" office:value="-0.0012486342077816" calcext:value-type="float">
            <text:p>-0.001248634207782</text:p>
          </table:table-cell>
          <table:table-cell office:value-type="float" office:value="0.00153043559125354" calcext:value-type="float">
            <text:p>0.001530435591254</text:p>
          </table:table-cell>
          <table:table-cell office:value-type="float" office:value="0.00407591421329517" calcext:value-type="float">
            <text:p>0.004075914213295</text:p>
          </table:table-cell>
          <table:table-cell office:value-type="float" office:value="0.000354846668905895" calcext:value-type="float">
            <text:p>0.000354846668906</text:p>
          </table:table-cell>
          <table:table-cell office:value-type="float" office:value="-0.00155239868442869" calcext:value-type="float">
            <text:p>-0.001552398684429</text:p>
          </table:table-cell>
          <table:table-cell office:value-type="float" office:value="-0.00216865139270478" calcext:value-type="float">
            <text:p>-0.002168651392705</text:p>
          </table:table-cell>
          <table:table-cell office:value-type="float" office:value="0.000048068905813603" calcext:value-type="float">
            <text:p>4.8068905813603E-05</text:p>
          </table:table-cell>
          <table:table-cell office:value-type="float" office:value="-0.00200418094027494" calcext:value-type="float">
            <text:p>-0.002004180940275</text:p>
          </table:table-cell>
          <table:table-cell office:value-type="float" office:value="-0.000638379915592291" calcext:value-type="float">
            <text:p>-0.000638379915592</text:p>
          </table:table-cell>
          <table:table-cell office:value-type="float" office:value="0.00321338274842003" calcext:value-type="float">
            <text:p>0.00321338274842</text:p>
          </table:table-cell>
          <table:table-cell office:value-type="float" office:value="-0.000970261082893609" calcext:value-type="float">
            <text:p>-0.000970261082894</text:p>
          </table:table-cell>
          <table:table-cell office:value-type="float" office:value="-0.001541532447149" calcext:value-type="float">
            <text:p>-0.001541532447149</text:p>
          </table:table-cell>
          <table:table-cell office:value-type="float" office:value="0.00130836137836943" calcext:value-type="float">
            <text:p>0.001308361378369</text:p>
          </table:table-cell>
          <table:table-cell office:value-type="float" office:value="-0.00048372216334136" calcext:value-type="float">
            <text:p>-0.000483722163341</text:p>
          </table:table-cell>
          <table:table-cell office:value-type="float" office:value="0.00215176246223458" calcext:value-type="float">
            <text:p>0.002151762462235</text:p>
          </table:table-cell>
          <table:table-cell office:value-type="float" office:value="0.00232130517242296" calcext:value-type="float">
            <text:p>0.002321305172423</text:p>
          </table:table-cell>
          <table:table-cell office:value-type="float" office:value="-0.00078371016500195" calcext:value-type="float">
            <text:p>-0.000783710165002</text:p>
          </table:table-cell>
          <table:table-cell office:value-type="float" office:value="-0.00228081341408204" calcext:value-type="float">
            <text:p>-0.002280813414082</text:p>
          </table:table-cell>
          <table:table-cell office:value-type="float" office:value="-0.00072739517402709" calcext:value-type="float">
            <text:p>-0.000727395174027</text:p>
          </table:table-cell>
          <table:table-cell office:value-type="float" office:value="-0.00186663135326082" calcext:value-type="float">
            <text:p>-0.001866631353261</text:p>
          </table:table-cell>
          <table:table-cell office:value-type="float" office:value="0.00242844131284536" calcext:value-type="float">
            <text:p>0.002428441312845</text:p>
          </table:table-cell>
          <table:table-cell office:value-type="float" office:value="-0.000792645098386113" calcext:value-type="float">
            <text:p>-0.000792645098386</text:p>
          </table:table-cell>
          <table:table-cell office:value-type="float" office:value="-0.00163233846307487" calcext:value-type="float">
            <text:p>-0.001632338463075</text:p>
          </table:table-cell>
          <table:table-cell office:value-type="float" office:value="0.0053139014087687" calcext:value-type="float">
            <text:p>0.005313901408769</text:p>
          </table:table-cell>
          <table:table-cell office:value-type="float" office:value="-0.000262843816964842" calcext:value-type="float">
            <text:p>-0.000262843816965</text:p>
          </table:table-cell>
          <table:table-cell office:value-type="float" office:value="-0.000656346040368905" calcext:value-type="float">
            <text:p>-0.000656346040369</text:p>
          </table:table-cell>
          <table:table-cell office:value-type="float" office:value="-0.00112379436566307" calcext:value-type="float">
            <text:p>-0.001123794365663</text:p>
          </table:table-cell>
          <table:table-cell office:value-type="float" office:value="-0.00149758428222452" calcext:value-type="float">
            <text:p>-0.001497584282225</text:p>
          </table:table-cell>
          <table:table-cell office:value-type="float" office:value="-0.000866166519521316" calcext:value-type="float">
            <text:p>-0.000866166519521</text:p>
          </table:table-cell>
          <table:table-cell office:value-type="float" office:value="0.00419221433284395" calcext:value-type="float">
            <text:p>0.004192214332844</text:p>
          </table:table-cell>
          <table:table-cell office:value-type="float" office:value="-0.000610287406311638" calcext:value-type="float">
            <text:p>-0.000610287406312</text:p>
          </table:table-cell>
          <table:table-cell office:value-type="float" office:value="-0.0063379163522414" calcext:value-type="float">
            <text:p>-0.006337916352241</text:p>
          </table:table-cell>
          <table:table-cell office:value-type="float" office:value="0.000494749465089928" calcext:value-type="float">
            <text:p>0.00049474946509</text:p>
          </table:table-cell>
          <table:table-cell office:value-type="float" office:value="-0.000584555509363149" calcext:value-type="float">
            <text:p>-0.000584555509363</text:p>
          </table:table-cell>
          <table:table-cell office:value-type="float" office:value="0.00014857891667186" calcext:value-type="float">
            <text:p>0.000148578916672</text:p>
          </table:table-cell>
          <table:table-cell office:value-type="float" office:value="0.00260718374448277" calcext:value-type="float">
            <text:p>0.002607183744483</text:p>
          </table:table-cell>
          <table:table-cell office:value-type="float" office:value="0.0024978337886572" calcext:value-type="float">
            <text:p>0.002497833788657</text:p>
          </table:table-cell>
          <table:table-cell office:value-type="float" office:value="0.000752011613398163" calcext:value-type="float">
            <text:p>0.000752011613398</text:p>
          </table:table-cell>
          <table:table-cell office:value-type="float" office:value="-0.00100319846274599" calcext:value-type="float">
            <text:p>-0.001003198462746</text:p>
          </table:table-cell>
          <table:table-cell office:value-type="float" office:value="-0.000168107381989857" calcext:value-type="float">
            <text:p>-0.00016810738199</text:p>
          </table:table-cell>
          <table:table-cell office:value-type="float" office:value="-0.000133800399787498" calcext:value-type="float">
            <text:p>-0.000133800399787</text:p>
          </table:table-cell>
          <table:table-cell office:value-type="float" office:value="-0.000795142564031459" calcext:value-type="float">
            <text:p>-0.000795142564031</text:p>
          </table:table-cell>
          <table:table-cell office:value-type="float" office:value="0.000101479682248717" calcext:value-type="float">
            <text:p>0.000101479682249</text:p>
          </table:table-cell>
          <table:table-cell office:value-type="float" office:value="-0.00324722416390688" calcext:value-type="float">
            <text:p>-0.003247224163907</text:p>
          </table:table-cell>
          <table:table-cell office:value-type="float" office:value="-0.001064653518423" calcext:value-type="float">
            <text:p>-0.001064653518423</text:p>
          </table:table-cell>
          <table:table-cell office:value-type="float" office:value="-0.000661352399562998" calcext:value-type="float">
            <text:p>-0.000661352399563</text:p>
          </table:table-cell>
          <table:table-cell office:value-type="float" office:value="0.00451445801625211" calcext:value-type="float">
            <text:p>0.004514458016252</text:p>
          </table:table-cell>
          <table:table-cell office:value-type="float" office:value="0.00248467623659687" calcext:value-type="float">
            <text:p>0.002484676236597</text:p>
          </table:table-cell>
          <table:table-cell office:value-type="float" office:value="-0.00225674064346665" calcext:value-type="float">
            <text:p>-0.002256740643467</text:p>
          </table:table-cell>
          <table:table-cell office:value-type="float" office:value="-0.000364143968521358" calcext:value-type="float">
            <text:p>-0.000364143968521</text:p>
          </table:table-cell>
          <table:table-cell office:value-type="float" office:value="-0.000178163985684487" calcext:value-type="float">
            <text:p>-0.000178163985684</text:p>
          </table:table-cell>
          <table:table-cell office:value-type="float" office:value="-0.00229170922496946" calcext:value-type="float">
            <text:p>-0.002291709224969</text:p>
          </table:table-cell>
          <table:table-cell office:value-type="float" office:value="-0.00139134716073264" calcext:value-type="float">
            <text:p>-0.001391347160733</text:p>
          </table:table-cell>
          <table:table-cell office:value-type="float" office:value="-0.000858850668211453" calcext:value-type="float">
            <text:p>-0.000858850668211</text:p>
          </table:table-cell>
          <table:table-cell office:value-type="float" office:value="0.00427591112113446" calcext:value-type="float">
            <text:p>0.004275911121134</text:p>
          </table:table-cell>
          <table:table-cell office:value-type="float" office:value="0.00309133201933404" calcext:value-type="float">
            <text:p>0.003091332019334</text:p>
          </table:table-cell>
          <table:table-cell office:value-type="float" office:value="-0.00184334804698039" calcext:value-type="float">
            <text:p>-0.00184334804698</text:p>
          </table:table-cell>
          <table:table-cell office:value-type="float" office:value="-0.00169787082862466" calcext:value-type="float">
            <text:p>-0.001697870828625</text:p>
          </table:table-cell>
          <table:table-cell office:value-type="float" office:value="0.0000583290693889627" calcext:value-type="float">
            <text:p>5.83290693889627E-05</text:p>
          </table:table-cell>
          <table:table-cell office:value-type="float" office:value="-0.00374067940438783" calcext:value-type="float">
            <text:p>-0.003740679404388</text:p>
          </table:table-cell>
          <table:table-cell office:value-type="float" office:value="-0.00065414075583059" calcext:value-type="float">
            <text:p>-0.000654140755831</text:p>
          </table:table-cell>
          <table:table-cell office:value-type="float" office:value="-0.000291199419268084" calcext:value-type="float">
            <text:p>-0.000291199419268</text:p>
          </table:table-cell>
          <table:table-cell office:value-type="float" office:value="0.00445075211240509" calcext:value-type="float">
            <text:p>0.004450752112405</text:p>
          </table:table-cell>
          <table:table-cell office:value-type="float" office:value="0.00239664518946137" calcext:value-type="float">
            <text:p>0.002396645189461</text:p>
          </table:table-cell>
          <table:table-cell office:value-type="float" office:value="0.000263791790099888" calcext:value-type="float">
            <text:p>0.0002637917901</text:p>
          </table:table-cell>
          <table:table-cell office:value-type="float" office:value="-0.000445155630142413" calcext:value-type="float">
            <text:p>-0.000445155630142</text:p>
          </table:table-cell>
          <table:table-cell office:value-type="float" office:value="-0.00411579104962812" calcext:value-type="float">
            <text:p>-0.004115791049628</text:p>
          </table:table-cell>
          <table:table-cell office:value-type="float" office:value="0.00237958502997604" calcext:value-type="float">
            <text:p>0.002379585029976</text:p>
          </table:table-cell>
          <table:table-cell office:value-type="float" office:value="-0.00340712332820137" calcext:value-type="float">
            <text:p>-0.003407123328201</text:p>
          </table:table-cell>
          <table:table-cell office:value-type="float" office:value="0.000314152103959964" calcext:value-type="float">
            <text:p>0.00031415210396</text:p>
          </table:table-cell>
          <table:table-cell office:value-type="float" office:value="0.00294992125634747" calcext:value-type="float">
            <text:p>0.002949921256347</text:p>
          </table:table-cell>
          <table:table-cell office:value-type="float" office:value="0.00276382248352086" calcext:value-type="float">
            <text:p>0.002763822483521</text:p>
          </table:table-cell>
          <table:table-cell office:value-type="float" office:value="0.00036772809333796" calcext:value-type="float">
            <text:p>0.000367728093338</text:p>
          </table:table-cell>
          <table:table-cell office:value-type="float" office:value="0.000237371900922267" calcext:value-type="float">
            <text:p>0.000237371900922</text:p>
          </table:table-cell>
          <table:table-cell office:value-type="float" office:value="-0.00336944161534997" calcext:value-type="float">
            <text:p>-0.00336944161535</text:p>
          </table:table-cell>
          <table:table-cell office:value-type="float" office:value="-0.00165252926405962" calcext:value-type="float">
            <text:p>-0.00165252926406</text:p>
          </table:table-cell>
          <table:table-cell office:value-type="float" office:value="0.00169886517003193" calcext:value-type="float">
            <text:p>0.001698865170032</text:p>
          </table:table-cell>
          <table:table-cell office:value-type="float" office:value="0.0000669807144611512" calcext:value-type="float">
            <text:p>6.69807144611512E-05</text:p>
          </table:table-cell>
          <table:table-cell office:value-type="float" office:value="0.000289109137452059" calcext:value-type="float">
            <text:p>0.000289109137452</text:p>
          </table:table-cell>
          <table:table-cell office:value-type="float" office:value="-0.00329435013360235" calcext:value-type="float">
            <text:p>-0.003294350133602</text:p>
          </table:table-cell>
          <table:table-cell office:value-type="float" office:value="0.000173827953638683" calcext:value-type="float">
            <text:p>0.000173827953639</text:p>
          </table:table-cell>
          <table:table-cell office:value-type="float" office:value="0.00565389793562377" calcext:value-type="float">
            <text:p>0.005653897935624</text:p>
          </table:table-cell>
          <table:table-cell office:value-type="float" office:value="0.00155151126114433" calcext:value-type="float">
            <text:p>0.001551511261144</text:p>
          </table:table-cell>
          <table:table-cell office:value-type="float" office:value="-0.000451812114500461" calcext:value-type="float">
            <text:p>-0.0004518121145</text:p>
          </table:table-cell>
          <table:table-cell office:value-type="float" office:value="-0.0000861731746261696" calcext:value-type="float">
            <text:p>-8.61731746261696E-05</text:p>
          </table:table-cell>
          <table:table-cell office:value-type="float" office:value="-0.0000543372156695532" calcext:value-type="float">
            <text:p>-5.43372156695532E-05</text:p>
          </table:table-cell>
          <table:table-cell office:value-type="float" office:value="-0.00580697097791105" calcext:value-type="float">
            <text:p>-0.005806970977911</text:p>
          </table:table-cell>
          <table:table-cell office:value-type="float" office:value="0.000205287671847632" calcext:value-type="float">
            <text:p>0.000205287671848</text:p>
          </table:table-cell>
          <table:table-cell office:value-type="float" office:value="0.00600524104864852" calcext:value-type="float">
            <text:p>0.006005241048649</text:p>
          </table:table-cell>
          <table:table-cell office:value-type="float" office:value="-0.000397992512912726" calcext:value-type="float">
            <text:p>-0.000397992512913</text:p>
          </table:table-cell>
          <table:table-cell office:value-type="float" office:value="-0.00135774024073199" calcext:value-type="float">
            <text:p>-0.001357740240732</text:p>
          </table:table-cell>
          <table:table-cell office:value-type="float" office:value="-0.00403433761291139" calcext:value-type="float">
            <text:p>-0.004034337612911</text:p>
          </table:table-cell>
          <table:table-cell office:value-type="float" office:value="-0.00047852649439506" calcext:value-type="float">
            <text:p>-0.000478526494395</text:p>
          </table:table-cell>
          <table:table-cell office:value-type="float" office:value="0.00111677885875183" calcext:value-type="float">
            <text:p>0.001116778858752</text:p>
          </table:table-cell>
          <table:table-cell office:value-type="float" office:value="0.0055342849512654" calcext:value-type="float">
            <text:p>0.005534284951265</text:p>
          </table:table-cell>
          <table:table-cell office:value-type="float" office:value="-0.00189516721702249" calcext:value-type="float">
            <text:p>-0.001895167217022</text:p>
          </table:table-cell>
          <table:table-cell office:value-type="float" office:value="-0.000183626337370457" calcext:value-type="float">
            <text:p>-0.00018362633737</text:p>
          </table:table-cell>
          <table:table-cell office:value-type="float" office:value="-0.00135032802848861" calcext:value-type="float">
            <text:p>-0.001350328028489</text:p>
          </table:table-cell>
          <table:table-cell office:value-type="float" office:value="-0.00307271430372946" calcext:value-type="float">
            <text:p>-0.003072714303729</text:p>
          </table:table-cell>
          <table:table-cell office:value-type="float" office:value="-0.00104886364351253" calcext:value-type="float">
            <text:p>-0.001048863643513</text:p>
          </table:table-cell>
          <table:table-cell office:value-type="float" office:value="-0.0000297984877787316" calcext:value-type="float">
            <text:p>-2.97984877787316E-05</text:p>
          </table:table-cell>
          <table:table-cell office:value-type="float" office:value="-0.000524684768119732" calcext:value-type="float">
            <text:p>-0.00052468476812</text:p>
          </table:table-cell>
          <table:table-cell office:value-type="float" office:value="0.00775653310411539" calcext:value-type="float">
            <text:p>0.007756533104115</text:p>
          </table:table-cell>
          <table:table-cell office:value-type="float" office:value="-0.00157787228946094" calcext:value-type="float">
            <text:p>-0.001577872289461</text:p>
          </table:table-cell>
          <table:table-cell office:value-type="float" office:value="-0.00128356144233649" calcext:value-type="float">
            <text:p>-0.001283561442336</text:p>
          </table:table-cell>
          <table:table-cell office:value-type="float" office:value="-0.00449153872610702" calcext:value-type="float">
            <text:p>-0.004491538726107</text:p>
          </table:table-cell>
          <table:table-cell office:value-type="float" office:value="-0.000123832154512504" calcext:value-type="float">
            <text:p>-0.000123832154513</text:p>
          </table:table-cell>
          <table:table-cell office:value-type="float" office:value="-0.000367818184497326" calcext:value-type="float">
            <text:p>-0.000367818184497</text:p>
          </table:table-cell>
          <table:table-cell office:value-type="float" office:value="0.00114957252008563" calcext:value-type="float">
            <text:p>0.001149572520086</text:p>
          </table:table-cell>
          <table:table-cell office:value-type="float" office:value="0.00248303201184269" calcext:value-type="float">
            <text:p>0.002483032011843</text:p>
          </table:table-cell>
          <table:table-cell office:value-type="float" office:value="0.00279201769793841" calcext:value-type="float">
            <text:p>0.002792017697938</text:p>
          </table:table-cell>
          <table:table-cell office:value-type="float" office:value="0.0015518756815438" calcext:value-type="float">
            <text:p>0.001551875681544</text:p>
          </table:table-cell>
          <table:table-cell office:value-type="float" office:value="-0.00105363160016619" calcext:value-type="float">
            <text:p>-0.001053631600166</text:p>
          </table:table-cell>
          <table:table-cell office:value-type="float" office:value="-0.00126077054288204" calcext:value-type="float">
            <text:p>-0.001260770542882</text:p>
          </table:table-cell>
          <table:table-cell office:value-type="float" office:value="-0.00308684805267701" calcext:value-type="float">
            <text:p>-0.003086848052677</text:p>
          </table:table-cell>
          <table:table-cell office:value-type="float" office:value="0.00234090376345736" calcext:value-type="float">
            <text:p>0.002340903763457</text:p>
          </table:table-cell>
          <table:table-cell office:value-type="float" office:value="-0.00269723443052861" calcext:value-type="float">
            <text:p>-0.002697234430529</text:p>
          </table:table-cell>
          <table:table-cell office:value-type="float" office:value="-0.00114231740750026" calcext:value-type="float">
            <text:p>-0.0011423174075</text:p>
          </table:table-cell>
          <table:table-cell office:value-type="float" office:value="-0.00039114744531421" calcext:value-type="float">
            <text:p>-0.000391147445314</text:p>
          </table:table-cell>
          <table:table-cell office:value-type="float" office:value="0.00206632879403212" calcext:value-type="float">
            <text:p>0.002066328794032</text:p>
          </table:table-cell>
          <table:table-cell office:value-type="float" office:value="0.00426382899537892" calcext:value-type="float">
            <text:p>0.004263828995379</text:p>
          </table:table-cell>
          <table:table-cell office:value-type="float" office:value="-0.000881863896136592" calcext:value-type="float">
            <text:p>-0.000881863896137</text:p>
          </table:table-cell>
          <table:table-cell office:value-type="float" office:value="0.000304422006576099" calcext:value-type="float">
            <text:p>0.000304422006576</text:p>
          </table:table-cell>
          <table:table-cell office:value-type="float" office:value="-0.00282132111680089" calcext:value-type="float">
            <text:p>-0.002821321116801</text:p>
          </table:table-cell>
          <table:table-cell office:value-type="float" office:value="0.000575983482423881" calcext:value-type="float">
            <text:p>0.000575983482424</text:p>
          </table:table-cell>
          <table:table-cell office:value-type="float" office:value="0.000489930478399292" calcext:value-type="float">
            <text:p>0.000489930478399</text:p>
          </table:table-cell>
          <table:table-cell office:value-type="float" office:value="-0.00383835000283328" calcext:value-type="float">
            <text:p>-0.003838350002833</text:p>
          </table:table-cell>
          <table:table-cell office:value-type="float" office:value="-0.000326153955781117" calcext:value-type="float">
            <text:p>-0.000326153955781</text:p>
          </table:table-cell>
          <table:table-cell office:value-type="float" office:value="0.00170037070606821" calcext:value-type="float">
            <text:p>0.001700370706068</text:p>
          </table:table-cell>
          <table:table-cell office:value-type="float" office:value="0.00286398175624952" calcext:value-type="float">
            <text:p>0.00286398175625</text:p>
          </table:table-cell>
          <table:table-cell office:value-type="float" office:value="0.00237819288391899" calcext:value-type="float">
            <text:p>0.002378192883919</text:p>
          </table:table-cell>
          <table:table-cell office:value-type="float" office:value="-0.000441376261961723" calcext:value-type="float">
            <text:p>-0.000441376261962</text:p>
          </table:table-cell>
          <table:table-cell office:value-type="float" office:value="-0.000437521182036049" calcext:value-type="float">
            <text:p>-0.000437521182036</text:p>
          </table:table-cell>
          <table:table-cell office:value-type="float" office:value="-0.00146939545500663" calcext:value-type="float">
            <text:p>-0.001469395455007</text:p>
          </table:table-cell>
          <table:table-cell office:value-type="float" office:value="-0.00390562165817643" calcext:value-type="float">
            <text:p>-0.003905621658176</text:p>
          </table:table-cell>
          <table:table-cell office:value-type="float" office:value="-0.00145508582287046" calcext:value-type="float">
            <text:p>-0.00145508582287</text:p>
          </table:table-cell>
          <table:table-cell office:value-type="float" office:value="-0.000180168314990403" calcext:value-type="float">
            <text:p>-0.00018016831499</text:p>
          </table:table-cell>
          <table:table-cell office:value-type="float" office:value="0.00132399267437627" calcext:value-type="float">
            <text:p>0.001323992674376</text:p>
          </table:table-cell>
          <table:table-cell office:value-type="float" office:value="0.00488627696107352" calcext:value-type="float">
            <text:p>0.004886276961074</text:p>
          </table:table-cell>
          <table:table-cell office:value-type="float" office:value="0.00107482924386171" calcext:value-type="float">
            <text:p>0.001074829243862</text:p>
          </table:table-cell>
          <table:table-cell office:value-type="float" office:value="-0.00129974143296008" calcext:value-type="float">
            <text:p>-0.00129974143296</text:p>
          </table:table-cell>
          <table:table-cell office:value-type="float" office:value="-0.0028851808868039" calcext:value-type="float">
            <text:p>-0.002885180886804</text:p>
          </table:table-cell>
          <table:table-cell office:value-type="float" office:value="-0.00119281129144594" calcext:value-type="float">
            <text:p>-0.001192811291446</text:p>
          </table:table-cell>
          <table:table-cell office:value-type="float" office:value="-0.00157804098958653" calcext:value-type="float">
            <text:p>-0.001578040989587</text:p>
          </table:table-cell>
          <table:table-cell office:value-type="float" office:value="-0.000301165369897993" calcext:value-type="float">
            <text:p>-0.000301165369898</text:p>
          </table:table-cell>
          <table:table-cell office:value-type="float" office:value="0.000498602090615141" calcext:value-type="float">
            <text:p>0.000498602090615</text:p>
          </table:table-cell>
          <table:table-cell office:value-type="float" office:value="0.00704262009422457" calcext:value-type="float">
            <text:p>0.007042620094225</text:p>
          </table:table-cell>
          <table:table-cell office:value-type="float" office:value="-0.00132202008849469" calcext:value-type="float">
            <text:p>-0.001322020088495</text:p>
          </table:table-cell>
          <table:table-cell office:value-type="float" office:value="-0.000711785700590772" calcext:value-type="float">
            <text:p>-0.000711785700591</text:p>
          </table:table-cell>
          <table:table-cell office:value-type="float" office:value="-0.00272936876131435" calcext:value-type="float">
            <text:p>-0.002729368761314</text:p>
          </table:table-cell>
          <table:table-cell office:value-type="float" office:value="0.0025563097205315" calcext:value-type="float">
            <text:p>0.002556309720532</text:p>
          </table:table-cell>
          <table:table-cell office:value-type="float" office:value="-0.00525316470354403" calcext:value-type="float">
            <text:p>-0.005253164703544</text:p>
          </table:table-cell>
          <table:table-cell office:value-type="float" office:value="0.000177315237319786" calcext:value-type="float">
            <text:p>0.00017731523732</text:p>
          </table:table-cell>
          <table:table-cell office:value-type="float" office:value="-0.0000959576144151653" calcext:value-type="float">
            <text:p>-9.59576144151653E-05</text:p>
          </table:table-cell>
          <table:table-cell office:value-type="float" office:value="0.00261888069843452" calcext:value-type="float">
            <text:p>0.002618880698435</text:p>
          </table:table-cell>
          <table:table-cell office:value-type="float" office:value="0.00226057831475679" calcext:value-type="float">
            <text:p>0.002260578314757</text:p>
          </table:table-cell>
          <table:table-cell office:value-type="float" office:value="0.00310668665397351" calcext:value-type="float">
            <text:p>0.003106686653974</text:p>
          </table:table-cell>
          <table:table-cell office:value-type="float" office:value="-0.00248121210479652" calcext:value-type="float">
            <text:p>-0.002481212104797</text:p>
          </table:table-cell>
          <table:table-cell office:value-type="float" office:value="0.000558123625946982" calcext:value-type="float">
            <text:p>0.000558123625947</text:p>
          </table:table-cell>
          <table:table-cell office:value-type="float" office:value="-0.00391229417625572" calcext:value-type="float">
            <text:p>-0.003912294176256</text:p>
          </table:table-cell>
          <table:table-cell office:value-type="float" office:value="0.00244321966246724" calcext:value-type="float">
            <text:p>0.002443219662467</text:p>
          </table:table-cell>
          <table:table-cell office:value-type="float" office:value="-0.00507618842570462" calcext:value-type="float">
            <text:p>-0.005076188425705</text:p>
          </table:table-cell>
          <table:table-cell office:value-type="float" office:value="-0.000252347313140167" calcext:value-type="float">
            <text:p>-0.00025234731314</text:p>
          </table:table-cell>
          <table:table-cell office:value-type="float" office:value="0.00234695260647128" calcext:value-type="float">
            <text:p>0.002346952606471</text:p>
          </table:table-cell>
          <table:table-cell office:value-type="float" office:value="0.00464431559790451" calcext:value-type="float">
            <text:p>0.004644315597905</text:p>
          </table:table-cell>
          <table:table-cell office:value-type="float" office:value="0.00000986569636679535" calcext:value-type="float">
            <text:p>9.86569636679535E-06</text:p>
          </table:table-cell>
          <table:table-cell office:value-type="float" office:value="-0.000814342420928482" calcext:value-type="float">
            <text:p>-0.000814342420928</text:p>
          </table:table-cell>
          <table:table-cell office:value-type="float" office:value="-0.00128098876147148" calcext:value-type="float">
            <text:p>-0.001280988761471</text:p>
          </table:table-cell>
          <table:table-cell office:value-type="float" office:value="0.000658473771548929" calcext:value-type="float">
            <text:p>0.000658473771549</text:p>
          </table:table-cell>
          <table:table-cell office:value-type="float" office:value="-0.00510495415776596" calcext:value-type="float">
            <text:p>-0.005104954157766</text:p>
          </table:table-cell>
          <table:table-cell office:value-type="float" office:value="-0.000512794095494207" calcext:value-type="float">
            <text:p>-0.000512794095494</text:p>
          </table:table-cell>
          <table:table-cell office:value-type="float" office:value="-0.000351382535027756" calcext:value-type="float">
            <text:p>-0.000351382535028</text:p>
          </table:table-cell>
          <table:table-cell office:value-type="float" office:value="0.00428209482013986" calcext:value-type="float">
            <text:p>0.00428209482014</text:p>
          </table:table-cell>
          <table:table-cell office:value-type="float" office:value="0.00271232056756399" calcext:value-type="float">
            <text:p>0.002712320567564</text:p>
          </table:table-cell>
          <table:table-cell office:value-type="float" office:value="0.00077675086898743" calcext:value-type="float">
            <text:p>0.000776750868987</text:p>
          </table:table-cell>
          <table:table-cell office:value-type="float" office:value="-0.000196621029117272" calcext:value-type="float">
            <text:p>-0.000196621029117</text:p>
          </table:table-cell>
          <table:table-cell office:value-type="float" office:value="-0.0013659144693649" calcext:value-type="float">
            <text:p>-0.001365914469365</text:p>
          </table:table-cell>
          <table:table-cell office:value-type="float" office:value="-0.000307613066523826" calcext:value-type="float">
            <text:p>-0.000307613066524</text:p>
          </table:table-cell>
          <table:table-cell office:value-type="float" office:value="-0.00036722265438055" calcext:value-type="float">
            <text:p>-0.000367222654381</text:p>
          </table:table-cell>
          <table:table-cell office:value-type="float" office:value="-0.00502150399956247" calcext:value-type="float">
            <text:p>-0.005021503999562</text:p>
          </table:table-cell>
          <table:table-cell office:value-type="float" office:value="-0.000603735644408854" calcext:value-type="float">
            <text:p>-0.000603735644409</text:p>
          </table:table-cell>
          <table:table-cell office:value-type="float" office:value="0.00438788612175695" calcext:value-type="float">
            <text:p>0.004387886121757</text:p>
          </table:table-cell>
          <table:table-cell office:value-type="float" office:value="0.00247870535608763" calcext:value-type="float">
            <text:p>0.002478705356088</text:p>
          </table:table-cell>
          <table:table-cell office:value-type="float" office:value="0.0000955396005076215" calcext:value-type="float">
            <text:p>9.55396005076215E-05</text:p>
          </table:table-cell>
          <table:table-cell office:value-type="float" office:value="-0.00111416945502513" calcext:value-type="float">
            <text:p>-0.001114169455025</text:p>
          </table:table-cell>
          <table:table-cell office:value-type="float" office:value="-0.00533488413225447" calcext:value-type="float">
            <text:p>-0.005334884132254</text:p>
          </table:table-cell>
          <table:table-cell office:value-type="float" office:value="0.000178522122655955" calcext:value-type="float">
            <text:p>0.000178522122656</text:p>
          </table:table-cell>
          <table:table-cell office:value-type="float" office:value="0.00228375193101987" calcext:value-type="float">
            <text:p>0.00228375193102</text:p>
          </table:table-cell>
          <table:table-cell office:value-type="float" office:value="0.00421639802295659" calcext:value-type="float">
            <text:p>0.004216398022957</text:p>
          </table:table-cell>
          <table:table-cell office:value-type="float" office:value="0.00046506576769606" calcext:value-type="float">
            <text:p>0.000465065767696</text:p>
          </table:table-cell>
          <table:table-cell office:value-type="float" office:value="0.000902639216359191" calcext:value-type="float">
            <text:p>0.000902639216359</text:p>
          </table:table-cell>
          <table:table-cell office:value-type="float" office:value="-0.00439846919545101" calcext:value-type="float">
            <text:p>-0.004398469195451</text:p>
          </table:table-cell>
          <table:table-cell office:value-type="float" office:value="-0.00388687807653898" calcext:value-type="float">
            <text:p>-0.003886878076539</text:p>
          </table:table-cell>
          <table:table-cell office:value-type="float" office:value="-0.0000394262099374654" calcext:value-type="float">
            <text:p>-3.94262099374654E-05</text:p>
          </table:table-cell>
          <table:table-cell office:value-type="float" office:value="0.000115748892598078" calcext:value-type="float">
            <text:p>0.000115748892598</text:p>
          </table:table-cell>
          <table:table-cell office:value-type="float" office:value="-0.0000387261628773672" calcext:value-type="float">
            <text:p>-3.87261628773672E-05</text:p>
          </table:table-cell>
          <table:table-cell office:value-type="float" office:value="0.0021241915605999" calcext:value-type="float">
            <text:p>0.0021241915606</text:p>
          </table:table-cell>
          <table:table-cell office:value-type="float" office:value="0.00519196203159877" calcext:value-type="float">
            <text:p>0.005191962031599</text:p>
          </table:table-cell>
          <table:table-cell office:value-type="float" office:value="0.000458840248076464" calcext:value-type="float">
            <text:p>0.000458840248076</text:p>
          </table:table-cell>
          <table:table-cell office:value-type="float" office:value="-0.000946275517777317" calcext:value-type="float">
            <text:p>-0.000946275517777</text:p>
          </table:table-cell>
          <table:table-cell office:value-type="float" office:value="-0.00602647574611409" calcext:value-type="float">
            <text:p>-0.006026475746114</text:p>
          </table:table-cell>
          <table:table-cell office:value-type="float" office:value="0.00000739631983492917" calcext:value-type="float">
            <text:p>7.39631983492917E-06</text:p>
          </table:table-cell>
          <table:table-cell office:value-type="float" office:value="0.000201983980697595" calcext:value-type="float">
            <text:p>0.000201983980698</text:p>
          </table:table-cell>
          <table:table-cell office:value-type="float" office:value="0.00596401645464401" calcext:value-type="float">
            <text:p>0.005964016454644</text:p>
          </table:table-cell>
          <table:table-cell office:value-type="float" office:value="-0.00111554058499275" calcext:value-type="float">
            <text:p>-0.001115540584993</text:p>
          </table:table-cell>
          <table:table-cell office:value-type="float" office:value="-0.000364099680600638" calcext:value-type="float">
            <text:p>-0.000364099680601</text:p>
          </table:table-cell>
          <table:table-cell office:value-type="float" office:value="-0.00120409083343637" calcext:value-type="float">
            <text:p>-0.001204090833436</text:p>
          </table:table-cell>
          <table:table-cell office:value-type="float" office:value="-0.00411260876239977" calcext:value-type="float">
            <text:p>-0.0041126087624</text:p>
          </table:table-cell>
          <table:table-cell office:value-type="float" office:value="0.000285635062994061" calcext:value-type="float">
            <text:p>0.000285635062994</text:p>
          </table:table-cell>
          <table:table-cell office:value-type="float" office:value="-0.00024693151443328" calcext:value-type="float">
            <text:p>-0.000246931514433</text:p>
          </table:table-cell>
          <table:table-cell office:value-type="float" office:value="0.00261082578814931" calcext:value-type="float">
            <text:p>0.002610825788149</text:p>
          </table:table-cell>
          <table:table-cell office:value-type="float" office:value="0.00276432812729099" calcext:value-type="float">
            <text:p>0.002764328127291</text:p>
          </table:table-cell>
          <table:table-cell office:value-type="float" office:value="0.00145582392579718" calcext:value-type="float">
            <text:p>0.001455823925797</text:p>
          </table:table-cell>
          <table:table-cell office:value-type="float" office:value="-0.00052135824754973" calcext:value-type="float">
            <text:p>-0.00052135824755</text:p>
          </table:table-cell>
          <table:table-cell office:value-type="float" office:value="-0.00128749527520422" calcext:value-type="float">
            <text:p>-0.001287495275204</text:p>
          </table:table-cell>
          <table:table-cell office:value-type="float" office:value="0.0000107850056678127" calcext:value-type="float">
            <text:p>1.07850056678127E-05</text:p>
          </table:table-cell>
          <table:table-cell office:value-type="float" office:value="-0.00146074219391495" calcext:value-type="float">
            <text:p>-0.001460742193915</text:p>
          </table:table-cell>
          <table:table-cell office:value-type="float" office:value="0.00118324371066414" calcext:value-type="float">
            <text:p>0.001183243710664</text:p>
          </table:table-cell>
          <table:table-cell office:value-type="float" office:value="-0.0045658054525598" calcext:value-type="float">
            <text:p>-0.00456580545256</text:p>
          </table:table-cell>
          <table:table-cell office:value-type="float" office:value="-0.00138467957097238" calcext:value-type="float">
            <text:p>-0.001384679570972</text:p>
          </table:table-cell>
          <table:table-cell office:value-type="float" office:value="0.00194104988013444" calcext:value-type="float">
            <text:p>0.001941049880134</text:p>
          </table:table-cell>
          <table:table-cell office:value-type="float" office:value="-0.0000645260014903171" calcext:value-type="float">
            <text:p>-6.45260014903171E-05</text:p>
          </table:table-cell>
          <table:table-cell office:value-type="float" office:value="0.00348995004718405" calcext:value-type="float">
            <text:p>0.003489950047184</text:p>
          </table:table-cell>
          <table:table-cell office:value-type="float" office:value="0.00214577402313709" calcext:value-type="float">
            <text:p>0.002145774023137</text:p>
          </table:table-cell>
          <table:table-cell office:value-type="float" office:value="-0.00205078594561925" calcext:value-type="float">
            <text:p>-0.002050785945619</text:p>
          </table:table-cell>
          <table:table-cell office:value-type="float" office:value="-0.00136255942963215" calcext:value-type="float">
            <text:p>-0.001362559429632</text:p>
          </table:table-cell>
          <table:table-cell office:value-type="float" office:value="-0.00123870562569972" calcext:value-type="float">
            <text:p>-0.0012387056257</text:p>
          </table:table-cell>
          <table:table-cell office:value-type="float" office:value="-0.00131017205617379" calcext:value-type="float">
            <text:p>-0.001310172056174</text:p>
          </table:table-cell>
          <table:table-cell office:value-type="float" office:value="0.000342792979142525" calcext:value-type="float">
            <text:p>0.000342792979143</text:p>
          </table:table-cell>
          <table:table-cell office:value-type="float" office:value="0.00338058408862812" calcext:value-type="float">
            <text:p>0.003380584088628</text:p>
          </table:table-cell>
          <table:table-cell office:value-type="float" office:value="0.00175656285519105" calcext:value-type="float">
            <text:p>0.001756562855191</text:p>
          </table:table-cell>
          <table:table-cell office:value-type="float" office:value="-0.000878822824475933" calcext:value-type="float">
            <text:p>-0.000878822824476</text:p>
          </table:table-cell>
          <table:table-cell office:value-type="float" office:value="-0.00129413665203526" calcext:value-type="float">
            <text:p>-0.001294136652035</text:p>
          </table:table-cell>
          <table:table-cell office:value-type="float" office:value="0.00143510072873354" calcext:value-type="float">
            <text:p>0.001435100728734</text:p>
          </table:table-cell>
          <table:table-cell office:value-type="float" office:value="-0.000611153166789002" calcext:value-type="float">
            <text:p>-0.000611153166789</text:p>
          </table:table-cell>
          <table:table-cell office:value-type="float" office:value="-0.0036030039845325" calcext:value-type="float">
            <text:p>-0.003603003984533</text:p>
          </table:table-cell>
          <table:table-cell office:value-type="float" office:value="0.000992681553373342" calcext:value-type="float">
            <text:p>0.000992681553373</text:p>
          </table:table-cell>
          <table:table-cell office:value-type="float" office:value="0.00251574643699798" calcext:value-type="float">
            <text:p>0.002515746436998</text:p>
          </table:table-cell>
          <table:table-cell office:value-type="float" office:value="0.00328345470675989" calcext:value-type="float">
            <text:p>0.00328345470676</text:p>
          </table:table-cell>
          <table:table-cell office:value-type="float" office:value="-0.00218870760140877" calcext:value-type="float">
            <text:p>-0.002188707601409</text:p>
          </table:table-cell>
          <table:table-cell office:value-type="float" office:value="-0.00237161785455542" calcext:value-type="float">
            <text:p>-0.002371617854555</text:p>
          </table:table-cell>
          <table:table-cell office:value-type="float" office:value="0.00120522596823885" calcext:value-type="float">
            <text:p>0.001205225968239</text:p>
          </table:table-cell>
          <table:table-cell office:value-type="float" office:value="-0.00120438663259453" calcext:value-type="float">
            <text:p>-0.001204386632595</text:p>
          </table:table-cell>
          <table:table-cell office:value-type="float" office:value="0.00543967209506935" calcext:value-type="float">
            <text:p>0.005439672095069</text:p>
          </table:table-cell>
          <table:table-cell office:value-type="float" office:value="-0.000725879001970297" calcext:value-type="float">
            <text:p>-0.00072587900197</text:p>
          </table:table-cell>
          <table:table-cell office:value-type="float" office:value="-0.00776878309834744" calcext:value-type="float">
            <text:p>-0.007768783098347</text:p>
          </table:table-cell>
          <table:table-cell office:value-type="float" office:value="0.00139687441223152" calcext:value-type="float">
            <text:p>0.001396874412232</text:p>
          </table:table-cell>
          <table:table-cell office:value-type="float" office:value="0.00689421486904518" calcext:value-type="float">
            <text:p>0.006894214869045</text:p>
          </table:table-cell>
          <table:table-cell office:value-type="float" office:value="-0.00374537537196362" calcext:value-type="float">
            <text:p>-0.003745375371964</text:p>
          </table:table-cell>
          <table:table-cell office:value-type="float" office:value="0.00132741421571175" calcext:value-type="float">
            <text:p>0.001327414215712</text:p>
          </table:table-cell>
          <table:table-cell office:value-type="float" office:value="-0.00426566768473152" calcext:value-type="float">
            <text:p>-0.004265667684732</text:p>
          </table:table-cell>
          <table:table-cell office:value-type="float" office:value="-0.000556840112899581" calcext:value-type="float">
            <text:p>-0.0005568401129</text:p>
          </table:table-cell>
          <table:table-cell office:value-type="float" office:value="0.00662637748016515" calcext:value-type="float">
            <text:p>0.006626377480165</text:p>
          </table:table-cell>
          <table:table-cell office:value-type="float" office:value="-0.000702754726144395" calcext:value-type="float">
            <text:p>-0.000702754726144</text:p>
          </table:table-cell>
          <table:table-cell office:value-type="float" office:value="-0.000371156320612187" calcext:value-type="float">
            <text:p>-0.000371156320612</text:p>
          </table:table-cell>
          <table:table-cell office:value-type="float" office:value="0.0000969484603063342" calcext:value-type="float">
            <text:p>9.69484603063342E-05</text:p>
          </table:table-cell>
          <table:table-cell office:value-type="float" office:value="-0.00213584089757934" calcext:value-type="float">
            <text:p>-0.002135840897579</text:p>
          </table:table-cell>
          <table:table-cell office:value-type="float" office:value="0.00048833163705575" calcext:value-type="float">
            <text:p>0.000488331637056</text:p>
          </table:table-cell>
          <table:table-cell office:value-type="float" office:value="0.000660411625196478" calcext:value-type="float">
            <text:p>0.000660411625196</text:p>
          </table:table-cell>
          <table:table-cell office:value-type="float" office:value="-0.00187779875140731" calcext:value-type="float">
            <text:p>-0.001877798751407</text:p>
          </table:table-cell>
          <table:table-cell office:value-type="float" office:value="-0.00290848115167786" calcext:value-type="float">
            <text:p>-0.002908481151678</text:p>
          </table:table-cell>
          <table:table-cell office:value-type="float" office:value="-0.0000939378665548163" calcext:value-type="float">
            <text:p>-9.39378665548163E-05</text:p>
          </table:table-cell>
          <table:table-cell office:value-type="float" office:value="0.00251767867914016" calcext:value-type="float">
            <text:p>0.00251767867914</text:p>
          </table:table-cell>
          <table:table-cell office:value-type="float" office:value="0.00414359369420397" calcext:value-type="float">
            <text:p>0.004143593694204</text:p>
          </table:table-cell>
          <table:table-cell office:value-type="float" office:value="0.0000417376691541627" calcext:value-type="float">
            <text:p>4.17376691541627E-05</text:p>
          </table:table-cell>
          <table:table-cell office:value-type="float" office:value="-0.00170334567702879" calcext:value-type="float">
            <text:p>-0.001703345677029</text:p>
          </table:table-cell>
          <table:table-cell office:value-type="float" office:value="-0.00173174904973999" calcext:value-type="float">
            <text:p>-0.00173174904974</text:p>
          </table:table-cell>
          <table:table-cell office:value-type="float" office:value="0.00148843166035995" calcext:value-type="float">
            <text:p>0.00148843166036</text:p>
          </table:table-cell>
          <table:table-cell office:value-type="float" office:value="-0.00411160823616347" calcext:value-type="float">
            <text:p>-0.004111608236163</text:p>
          </table:table-cell>
          <table:table-cell office:value-type="float" office:value="-0.000767818318538782" calcext:value-type="float">
            <text:p>-0.000767818318539</text:p>
          </table:table-cell>
          <table:table-cell office:value-type="float" office:value="-0.000252899137292484" calcext:value-type="float">
            <text:p>-0.000252899137292</text:p>
          </table:table-cell>
          <table:table-cell office:value-type="float" office:value="0.00733408818366049" calcext:value-type="float">
            <text:p>0.00733408818366</text:p>
          </table:table-cell>
          <table:table-cell office:value-type="float" office:value="-0.000862527288450099" calcext:value-type="float">
            <text:p>-0.00086252728845</text:p>
          </table:table-cell>
          <table:table-cell office:value-type="float" office:value="-0.000357477105641157" calcext:value-type="float">
            <text:p>-0.000357477105641</text:p>
          </table:table-cell>
          <table:table-cell office:value-type="float" office:value="-0.000460827110588702" calcext:value-type="float">
            <text:p>-0.000460827110589</text:p>
          </table:table-cell>
          <table:table-cell office:value-type="float" office:value="-0.00155255423845796" calcext:value-type="float">
            <text:p>-0.001552554238458</text:p>
          </table:table-cell>
          <table:table-cell office:value-type="float" office:value="-0.00184124571659111" calcext:value-type="float">
            <text:p>-0.001841245716591</text:p>
          </table:table-cell>
          <table:table-cell office:value-type="float" office:value="-0.00142362159880455" calcext:value-type="float">
            <text:p>-0.001423621598805</text:p>
          </table:table-cell>
          <table:table-cell office:value-type="float" office:value="0.00642641696663154" calcext:value-type="float">
            <text:p>0.006426416966632</text:p>
          </table:table-cell>
          <table:table-cell office:value-type="float" office:value="-0.00047709511940025" calcext:value-type="float">
            <text:p>-0.0004770951194</text:p>
          </table:table-cell>
          <table:table-cell office:value-type="float" office:value="0.00016161272108306" calcext:value-type="float">
            <text:p>0.000161612721083</text:p>
          </table:table-cell>
          <table:table-cell office:value-type="float" office:value="-0.00101892275425391" calcext:value-type="float">
            <text:p>-0.001018922754254</text:p>
          </table:table-cell>
          <table:table-cell office:value-type="float" office:value="-0.00503616686560054" calcext:value-type="float">
            <text:p>-0.005036166865601</text:p>
          </table:table-cell>
          <table:table-cell office:value-type="float" office:value="-0.000625445002410185" calcext:value-type="float">
            <text:p>-0.00062544500241</text:p>
          </table:table-cell>
          <table:table-cell office:value-type="float" office:value="0.00232555914200067" calcext:value-type="float">
            <text:p>0.002325559142001</text:p>
          </table:table-cell>
          <table:table-cell office:value-type="float" office:value="0.00479298832059361" calcext:value-type="float">
            <text:p>0.004792988320594</text:p>
          </table:table-cell>
          <table:table-cell office:value-type="float" office:value="-0.00297830778615071" calcext:value-type="float">
            <text:p>-0.002978307786151</text:p>
          </table:table-cell>
          <table:table-cell office:value-type="float" office:value="-0.00233876401065319" calcext:value-type="float">
            <text:p>-0.002338764010653</text:p>
          </table:table-cell>
          <table:table-cell office:value-type="float" office:value="0.00274149596256323" calcext:value-type="float">
            <text:p>0.002741495962563</text:p>
          </table:table-cell>
          <table:table-cell office:value-type="float" office:value="-0.0022885506916403" calcext:value-type="float">
            <text:p>-0.00228855069164</text:p>
          </table:table-cell>
          <table:table-cell office:value-type="float" office:value="-0.00230537761580685" calcext:value-type="float">
            <text:p>-0.002305377615807</text:p>
          </table:table-cell>
          <table:table-cell office:value-type="float" office:value="0.0000487192515716273" calcext:value-type="float">
            <text:p>4.87192515716273E-05</text:p>
          </table:table-cell>
          <table:table-cell office:value-type="float" office:value="-0.000130445382610145" calcext:value-type="float">
            <text:p>-0.00013044538261</text:p>
          </table:table-cell>
          <table:table-cell office:value-type="float" office:value="0.00495701244963187" calcext:value-type="float">
            <text:p>0.004957012449632</text:p>
          </table:table-cell>
          <table:table-cell office:value-type="float" office:value="-0.00171558019321283" calcext:value-type="float">
            <text:p>-0.001715580193213</text:p>
          </table:table-cell>
          <table:table-cell office:value-type="float" office:value="-0.0029576456427729" calcext:value-type="float">
            <text:p>-0.002957645642773</text:p>
          </table:table-cell>
          <table:table-cell office:value-type="float" office:value="-0.000994383941216148" calcext:value-type="float">
            <text:p>-0.000994383941216</text:p>
          </table:table-cell>
          <table:table-cell office:value-type="float" office:value="0.00117882393704905" calcext:value-type="float">
            <text:p>0.001178823937049</text:p>
          </table:table-cell>
          <table:table-cell office:value-type="float" office:value="0.00516044503138197" calcext:value-type="float">
            <text:p>0.005160445031382</text:p>
          </table:table-cell>
          <table:table-cell office:value-type="float" office:value="-0.000794961735101796" calcext:value-type="float">
            <text:p>-0.000794961735102</text:p>
          </table:table-cell>
          <table:table-cell office:value-type="float" office:value="-0.00142652634391566" calcext:value-type="float">
            <text:p>-0.001426526343916</text:p>
          </table:table-cell>
          <table:table-cell office:value-type="float" office:value="0.000517978338587632" calcext:value-type="float">
            <text:p>0.000517978338588</text:p>
          </table:table-cell>
          <table:table-cell office:value-type="float" office:value="-0.00501329935394268" calcext:value-type="float">
            <text:p>-0.005013299353943</text:p>
          </table:table-cell>
          <table:table-cell office:value-type="float" office:value="-0.00010487895007405" calcext:value-type="float">
            <text:p>-0.000104878950074</text:p>
          </table:table-cell>
          <table:table-cell office:value-type="float" office:value="0.00301124447060597" calcext:value-type="float">
            <text:p>0.003011244470606</text:p>
          </table:table-cell>
          <table:table-cell office:value-type="float" office:value="0.00402780210228459" calcext:value-type="float">
            <text:p>0.004027802102285</text:p>
          </table:table-cell>
          <table:table-cell office:value-type="float" office:value="-0.000198357146019457" calcext:value-type="float">
            <text:p>-0.000198357146019</text:p>
          </table:table-cell>
          <table:table-cell office:value-type="float" office:value="-0.000715344389004891" calcext:value-type="float">
            <text:p>-0.000715344389005</text:p>
          </table:table-cell>
          <table:table-cell office:value-type="float" office:value="-0.00244714913292549" calcext:value-type="float">
            <text:p>-0.002447149132925</text:p>
          </table:table-cell>
          <table:table-cell office:value-type="float" office:value="-0.00293861659218392" calcext:value-type="float">
            <text:p>-0.002938616592184</text:p>
          </table:table-cell>
          <table:table-cell office:value-type="float" office:value="-0.000912553929654225" calcext:value-type="float">
            <text:p>-0.000912553929654</text:p>
          </table:table-cell>
          <table:table-cell office:value-type="float" office:value="0.000637215452586326" calcext:value-type="float">
            <text:p>0.000637215452586</text:p>
          </table:table-cell>
          <table:table-cell office:value-type="float" office:value="0.00611517384531407" calcext:value-type="float">
            <text:p>0.006115173845314</text:p>
          </table:table-cell>
          <table:table-cell office:value-type="float" office:value="-0.00251321030376617" calcext:value-type="float">
            <text:p>-0.002513210303766</text:p>
          </table:table-cell>
          <table:table-cell office:value-type="float" office:value="0.00196829494966305" calcext:value-type="float">
            <text:p>0.001968294949663</text:p>
          </table:table-cell>
          <table:table-cell office:value-type="float" office:value="-0.00487573484616943" calcext:value-type="float">
            <text:p>-0.004875734846169</text:p>
          </table:table-cell>
          <table:table-cell office:value-type="float" office:value="0.00101649258354036" calcext:value-type="float">
            <text:p>0.00101649258354</text:p>
          </table:table-cell>
          <table:table-cell office:value-type="float" office:value="0.0050765434482648" calcext:value-type="float">
            <text:p>0.005076543448265</text:p>
          </table:table-cell>
          <table:table-cell office:value-type="float" office:value="-0.00163375610269384" calcext:value-type="float">
            <text:p>-0.001633756102694</text:p>
          </table:table-cell>
          <table:table-cell office:value-type="float" office:value="-0.00384451862898777" calcext:value-type="float">
            <text:p>-0.003844518628988</text:p>
          </table:table-cell>
          <table:table-cell office:value-type="float" office:value="-0.000128840107313843" calcext:value-type="float">
            <text:p>-0.000128840107314</text:p>
          </table:table-cell>
          <table:table-cell office:value-type="float" office:value="0.000443482627313585" calcext:value-type="float">
            <text:p>0.000443482627314</text:p>
          </table:table-cell>
          <table:table-cell office:value-type="float" office:value="-0.000504963016651372" calcext:value-type="float">
            <text:p>-0.000504963016651</text:p>
          </table:table-cell>
          <table:table-cell office:value-type="float" office:value="0.00624341018361913" calcext:value-type="float">
            <text:p>0.006243410183619</text:p>
          </table:table-cell>
          <table:table-cell office:value-type="float" office:value="0.000408948285424704" calcext:value-type="float">
            <text:p>0.000408948285425</text:p>
          </table:table-cell>
          <table:table-cell office:value-type="float" office:value="-0.000193415008124975" calcext:value-type="float">
            <text:p>-0.000193415008125</text:p>
          </table:table-cell>
          <table:table-cell office:value-type="float" office:value="-0.00149560640526003" calcext:value-type="float">
            <text:p>-0.00149560640526</text:p>
          </table:table-cell>
          <table:table-cell office:value-type="float" office:value="-0.00281983252844609" calcext:value-type="float">
            <text:p>-0.002819832528446</text:p>
          </table:table-cell>
          <table:table-cell office:value-type="float" office:value="-0.00115582626203359" calcext:value-type="float">
            <text:p>-0.001155826262034</text:p>
          </table:table-cell>
          <table:table-cell office:value-type="float" office:value="0.000518104129995867" calcext:value-type="float">
            <text:p>0.000518104129996</text:p>
          </table:table-cell>
          <table:table-cell office:value-type="float" office:value="-0.000544350843858621" calcext:value-type="float">
            <text:p>-0.000544350843859</text:p>
          </table:table-cell>
          <table:table-cell office:value-type="float" office:value="0.00159672696481822" calcext:value-type="float">
            <text:p>0.001596726964818</text:p>
          </table:table-cell>
          <table:table-cell office:value-type="float" office:value="0.00269819166103097" calcext:value-type="float">
            <text:p>0.002698191661031</text:p>
          </table:table-cell>
          <table:table-cell office:value-type="float" office:value="0.00301481976750678" calcext:value-type="float">
            <text:p>0.003014819767507</text:p>
          </table:table-cell>
          <table:table-cell office:value-type="float" office:value="-0.00166386723026796" calcext:value-type="float">
            <text:p>-0.001663867230268</text:p>
          </table:table-cell>
          <table:table-cell office:value-type="float" office:value="0.000531297806936448" calcext:value-type="float">
            <text:p>0.000531297806936</text:p>
          </table:table-cell>
          <table:table-cell office:value-type="float" office:value="-0.00133130715980317" calcext:value-type="float">
            <text:p>-0.001331307159803</text:p>
          </table:table-cell>
          <table:table-cell office:value-type="float" office:value="-0.0000119640533469134" calcext:value-type="float">
            <text:p>-1.19640533469134E-05</text:p>
          </table:table-cell>
          <table:table-cell office:value-type="float" office:value="-0.0032931670698686" calcext:value-type="float">
            <text:p>-0.003293167069869</text:p>
          </table:table-cell>
          <table:table-cell office:value-type="float" office:value="-0.00124377197291359" calcext:value-type="float">
            <text:p>-0.001243771972914</text:p>
          </table:table-cell>
          <table:table-cell office:value-type="float" office:value="0.00045997019644245" calcext:value-type="float">
            <text:p>0.000459970196442</text:p>
          </table:table-cell>
          <table:table-cell office:value-type="float" office:value="0.00477856359083789" calcext:value-type="float">
            <text:p>0.004778563590838</text:p>
          </table:table-cell>
          <table:table-cell office:value-type="float" office:value="0.00180189128116232" calcext:value-type="float">
            <text:p>0.001801891281162</text:p>
          </table:table-cell>
          <table:table-cell office:value-type="float" office:value="0.0000827593715991282" calcext:value-type="float">
            <text:p>8.27593715991282E-05</text:p>
          </table:table-cell>
          <table:table-cell office:value-type="float" office:value="-0.0018364760419553" calcext:value-type="float">
            <text:p>-0.001836476041955</text:p>
          </table:table-cell>
          <table:table-cell office:value-type="float" office:value="-0.00293242337402239" calcext:value-type="float">
            <text:p>-0.002932423374022</text:p>
          </table:table-cell>
          <table:table-cell office:value-type="float" office:value="0.00234271857261592" calcext:value-type="float">
            <text:p>0.002342718572616</text:p>
          </table:table-cell>
          <table:table-cell office:value-type="float" office:value="-0.00488312124482604" calcext:value-type="float">
            <text:p>-0.004883121244826</text:p>
          </table:table-cell>
          <table:table-cell office:value-type="float" office:value="-0.000456821504009441" calcext:value-type="float">
            <text:p>-0.000456821504009</text:p>
          </table:table-cell>
          <table:table-cell office:value-type="float" office:value="0.00017429718810813" calcext:value-type="float">
            <text:p>0.000174297188108</text:p>
          </table:table-cell>
          <table:table-cell office:value-type="float" office:value="0.00247324357617518" calcext:value-type="float">
            <text:p>0.002473243576175</text:p>
          </table:table-cell>
          <table:table-cell office:value-type="float" office:value="0.00440694359127136" calcext:value-type="float">
            <text:p>0.004406943591271</text:p>
          </table:table-cell>
          <table:table-cell office:value-type="float" office:value="-0.00178646528924786" calcext:value-type="float">
            <text:p>-0.001786465289248</text:p>
          </table:table-cell>
          <table:table-cell office:value-type="float" office:value="-0.00110678767918626" calcext:value-type="float">
            <text:p>-0.001106787679186</text:p>
          </table:table-cell>
          <table:table-cell office:value-type="float" office:value="0.00248904879584416" calcext:value-type="float">
            <text:p>0.002489048795844</text:p>
          </table:table-cell>
          <table:table-cell office:value-type="float" office:value="-0.00341441341909543" calcext:value-type="float">
            <text:p>-0.003414413419095</text:p>
          </table:table-cell>
          <table:table-cell office:value-type="float" office:value="-0.00322240205519264" calcext:value-type="float">
            <text:p>-0.003222402055193</text:p>
          </table:table-cell>
          <table:table-cell office:value-type="float" office:value="0.000212293824699505" calcext:value-type="float">
            <text:p>0.0002122938247</text:p>
          </table:table-cell>
          <table:table-cell office:value-type="float" office:value="0.00485831216467225" calcext:value-type="float">
            <text:p>0.004858312164672</text:p>
          </table:table-cell>
          <table:table-cell office:value-type="float" office:value="0.00241006794297" calcext:value-type="float">
            <text:p>0.00241006794297</text:p>
          </table:table-cell>
          <table:table-cell office:value-type="float" office:value="-0.00380569067664482" calcext:value-type="float">
            <text:p>-0.003805690676645</text:p>
          </table:table-cell>
          <table:table-cell office:value-type="float" office:value="-0.00262108336156691" calcext:value-type="float">
            <text:p>-0.002621083361567</text:p>
          </table:table-cell>
          <table:table-cell office:value-type="float" office:value="0.00230906397613212" calcext:value-type="float">
            <text:p>0.002309063976132</text:p>
          </table:table-cell>
          <table:table-cell office:value-type="float" office:value="0.000932325936286893" calcext:value-type="float">
            <text:p>0.000932325936287</text:p>
          </table:table-cell>
          <table:table-cell office:value-type="float" office:value="-0.00303066950730074" calcext:value-type="float">
            <text:p>-0.003030669507301</text:p>
          </table:table-cell>
          <table:table-cell office:value-type="float" office:value="-0.0000763989022306011" calcext:value-type="float">
            <text:p>-7.63989022306011E-05</text:p>
          </table:table-cell>
          <table:table-cell office:value-type="float" office:value="-0.0000701381206472673" calcext:value-type="float">
            <text:p>-7.01381206472673E-05</text:p>
          </table:table-cell>
          <table:table-cell office:value-type="float" office:value="0.00493610917002985" calcext:value-type="float">
            <text:p>0.00493610917003</text:p>
          </table:table-cell>
          <table:table-cell office:value-type="float" office:value="0.00162243565185211" calcext:value-type="float">
            <text:p>0.001622435651852</text:p>
          </table:table-cell>
          <table:table-cell office:value-type="float" office:value="-0.000472946257915496" calcext:value-type="float">
            <text:p>-0.000472946257915</text:p>
          </table:table-cell>
          <table:table-cell office:value-type="float" office:value="-0.00387390882277577" calcext:value-type="float">
            <text:p>-0.003873908822776</text:p>
          </table:table-cell>
          <table:table-cell office:value-type="float" office:value="-0.000185611609534286" calcext:value-type="float">
            <text:p>-0.000185611609534</text:p>
          </table:table-cell>
          <table:table-cell office:value-type="float" office:value="-0.00193197355589447" calcext:value-type="float">
            <text:p>-0.001931973555894</text:p>
          </table:table-cell>
          <table:table-cell office:value-type="float" office:value="0.00159596067269163" calcext:value-type="float">
            <text:p>0.001595960672692</text:p>
          </table:table-cell>
          <table:table-cell office:value-type="float" office:value="0.00161728200800482" calcext:value-type="float">
            <text:p>0.001617282008005</text:p>
          </table:table-cell>
          <table:table-cell office:value-type="float" office:value="-0.0030727381469392" calcext:value-type="float">
            <text:p>-0.003072738146939</text:p>
          </table:table-cell>
          <table:table-cell office:value-type="float" office:value="-0.00014371141669689" calcext:value-type="float">
            <text:p>-0.000143711416697</text:p>
          </table:table-cell>
          <table:table-cell office:value-type="float" office:value="0.000558954007019441" calcext:value-type="float">
            <text:p>0.000558954007019</text:p>
          </table:table-cell>
          <table:table-cell office:value-type="float" office:value="0.00467252923292844" calcext:value-type="float">
            <text:p>0.004672529232928</text:p>
          </table:table-cell>
          <table:table-cell office:value-type="float" office:value="0.0015743076902327" calcext:value-type="float">
            <text:p>0.001574307690233</text:p>
          </table:table-cell>
          <table:table-cell office:value-type="float" office:value="-0.00308427211732709" calcext:value-type="float">
            <text:p>-0.003084272117327</text:p>
          </table:table-cell>
          <table:table-cell office:value-type="float" office:value="-0.000689113522643448" calcext:value-type="float">
            <text:p>-0.000689113522643</text:p>
          </table:table-cell>
          <table:table-cell office:value-type="float" office:value="-0.000662890408922145" calcext:value-type="float">
            <text:p>-0.000662890408922</text:p>
          </table:table-cell>
          <table:table-cell office:value-type="float" office:value="0.00206098838820717" calcext:value-type="float">
            <text:p>0.002060988388207</text:p>
          </table:table-cell>
          <table:table-cell office:value-type="float" office:value="-0.00317121884474614" calcext:value-type="float">
            <text:p>-0.003171218844746</text:p>
          </table:table-cell>
          <table:table-cell office:value-type="float" office:value="-0.00109288497355808" calcext:value-type="float">
            <text:p>-0.001092884973558</text:p>
          </table:table-cell>
          <table:table-cell office:value-type="float" office:value="-0.000259174104337789" calcext:value-type="float">
            <text:p>-0.000259174104338</text:p>
          </table:table-cell>
          <table:table-cell office:value-type="float" office:value="0.000738861670690261" calcext:value-type="float">
            <text:p>0.00073886167069</text:p>
          </table:table-cell>
          <table:table-cell office:value-type="float" office:value="0.00528247448252833" calcext:value-type="float">
            <text:p>0.005282474482528</text:p>
          </table:table-cell>
          <table:table-cell office:value-type="float" office:value="0.000406492862991103" calcext:value-type="float">
            <text:p>0.000406492862991</text:p>
          </table:table-cell>
          <table:table-cell office:value-type="float" office:value="-0.00149316385945575" calcext:value-type="float">
            <text:p>-0.001493163859456</text:p>
          </table:table-cell>
          <table:table-cell office:value-type="float" office:value="-0.00304118069039605" calcext:value-type="float">
            <text:p>-0.003041180690396</text:p>
          </table:table-cell>
          <table:table-cell office:value-type="float" office:value="0.000484468285306572" calcext:value-type="float">
            <text:p>0.000484468285307</text:p>
          </table:table-cell>
          <table:table-cell office:value-type="float" office:value="0.00226459406602675" calcext:value-type="float">
            <text:p>0.002264594066027</text:p>
          </table:table-cell>
          <table:table-cell office:value-type="float" office:value="-0.000060529587149305" calcext:value-type="float">
            <text:p>-6.0529587149305E-05</text:p>
          </table:table-cell>
          <table:table-cell office:value-type="float" office:value="-0.00197267095350695" calcext:value-type="float">
            <text:p>-0.001972670953507</text:p>
          </table:table-cell>
          <table:table-cell office:value-type="float" office:value="-0.00170872125416943" calcext:value-type="float">
            <text:p>-0.001708721254169</text:p>
          </table:table-cell>
          <table:table-cell office:value-type="float" office:value="-0.0000299649883781505" calcext:value-type="float">
            <text:p>-2.99649883781505E-05</text:p>
          </table:table-cell>
          <table:table-cell office:value-type="float" office:value="-0.000275433480675658" calcext:value-type="float">
            <text:p>-0.000275433480676</text:p>
          </table:table-cell>
          <table:table-cell office:value-type="float" office:value="0.00464001047047258" calcext:value-type="float">
            <text:p>0.004640010470473</text:p>
          </table:table-cell>
          <table:table-cell office:value-type="float" office:value="0.0024946040896241" calcext:value-type="float">
            <text:p>0.002494604089624</text:p>
          </table:table-cell>
          <table:table-cell office:value-type="float" office:value="0.00021168329933513" calcext:value-type="float">
            <text:p>0.000211683299335</text:p>
          </table:table-cell>
          <table:table-cell office:value-type="float" office:value="-0.00183901562574584" calcext:value-type="float">
            <text:p>-0.001839015625746</text:p>
          </table:table-cell>
          <table:table-cell office:value-type="float" office:value="-0.00232752280543735" calcext:value-type="float">
            <text:p>-0.002327522805437</text:p>
          </table:table-cell>
          <table:table-cell office:value-type="float" office:value="0.00199575315050438" calcext:value-type="float">
            <text:p>0.001995753150504</text:p>
          </table:table-cell>
          <table:table-cell office:value-type="float" office:value="-0.00203114149163608" calcext:value-type="float">
            <text:p>-0.002031141491636</text:p>
          </table:table-cell>
          <table:table-cell office:value-type="float" office:value="-0.00243686336117055" calcext:value-type="float">
            <text:p>-0.002436863361171</text:p>
          </table:table-cell>
          <table:table-cell office:value-type="float" office:value="-0.000378010820384356" calcext:value-type="float">
            <text:p>-0.000378010820384</text:p>
          </table:table-cell>
          <table:table-cell office:value-type="float" office:value="0.00631956943127138" calcext:value-type="float">
            <text:p>0.006319569431271</text:p>
          </table:table-cell>
          <table:table-cell office:value-type="float" office:value="-0.000187352815770425" calcext:value-type="float">
            <text:p>-0.00018735281577</text:p>
          </table:table-cell>
          <table:table-cell office:value-type="float" office:value="-0.000685064793996382" calcext:value-type="float">
            <text:p>-0.000685064793996</text:p>
          </table:table-cell>
          <table:table-cell office:value-type="float" office:value="-0.000480402309636696" calcext:value-type="float">
            <text:p>-0.000480402309637</text:p>
          </table:table-cell>
          <table:table-cell office:value-type="float" office:value="-0.00195025940860216" calcext:value-type="float">
            <text:p>-0.001950259408602</text:p>
          </table:table-cell>
          <table:table-cell office:value-type="float" office:value="0.00199161196841496" calcext:value-type="float">
            <text:p>0.001991611968415</text:p>
          </table:table-cell>
          <table:table-cell office:value-type="float" office:value="-0.00480348190860108" calcext:value-type="float">
            <text:p>-0.004803481908601</text:p>
          </table:table-cell>
          <table:table-cell office:value-type="float" office:value="-0.000540294687824627" calcext:value-type="float">
            <text:p>-0.000540294687825</text:p>
          </table:table-cell>
          <table:table-cell office:value-type="float" office:value="0.00413696820341308" calcext:value-type="float">
            <text:p>0.004136968203413</text:p>
          </table:table-cell>
          <table:table-cell office:value-type="float" office:value="0.0029794504777223" calcext:value-type="float">
            <text:p>0.002979450477722</text:p>
          </table:table-cell>
          <table:table-cell office:value-type="float" office:value="-0.00158893323033932" calcext:value-type="float">
            <text:p>-0.001588933230339</text:p>
          </table:table-cell>
          <table:table-cell office:value-type="float" office:value="-0.000599476306397229" calcext:value-type="float">
            <text:p>-0.000599476306397</text:p>
          </table:table-cell>
          <table:table-cell office:value-type="float" office:value="-0.000149774514244916" calcext:value-type="float">
            <text:p>-0.000149774514245</text:p>
          </table:table-cell>
          <table:table-cell office:value-type="float" office:value="-0.002441766938239" calcext:value-type="float">
            <text:p>-0.002441766938239</text:p>
          </table:table-cell>
          <table:table-cell office:value-type="float" office:value="0.00216425320003677" calcext:value-type="float">
            <text:p>0.002164253200037</text:p>
          </table:table-cell>
          <table:table-cell office:value-type="float" office:value="-0.00407901287177376" calcext:value-type="float">
            <text:p>-0.004079012871774</text:p>
          </table:table-cell>
          <table:table-cell office:value-type="float" office:value="-0.000249521120172014" calcext:value-type="float">
            <text:p>-0.000249521120172</text:p>
          </table:table-cell>
          <table:table-cell office:value-type="float" office:value="0.00350175471155334" calcext:value-type="float">
            <text:p>0.003501754711553</text:p>
          </table:table-cell>
          <table:table-cell office:value-type="float" office:value="0.0036201932903287" calcext:value-type="float">
            <text:p>0.003620193290329</text:p>
          </table:table-cell>
          <table:table-cell office:value-type="float" office:value="-0.00155547995803057" calcext:value-type="float">
            <text:p>-0.001555479958031</text:p>
          </table:table-cell>
          <table:table-cell office:value-type="float" office:value="-0.00112529894827457" calcext:value-type="float">
            <text:p>-0.001125298948275</text:p>
          </table:table-cell>
          <table:table-cell office:value-type="float" office:value="-0.00283493744452995" calcext:value-type="float">
            <text:p>-0.00283493744453</text:p>
          </table:table-cell>
          <table:table-cell office:value-type="float" office:value="0.00330021899183774" calcext:value-type="float">
            <text:p>0.003300218991838</text:p>
          </table:table-cell>
          <table:table-cell office:value-type="float" office:value="-0.00307250478937227" calcext:value-type="float">
            <text:p>-0.003072504789372</text:p>
          </table:table-cell>
          <table:table-cell office:value-type="float" office:value="-0.00145699523444237" calcext:value-type="float">
            <text:p>-0.001456995234442</text:p>
          </table:table-cell>
          <table:table-cell office:value-type="float" office:value="-0.000131379249006136" calcext:value-type="float">
            <text:p>-0.000131379249006</text:p>
          </table:table-cell>
          <table:table-cell office:value-type="float" office:value="0.00256782280133916" calcext:value-type="float">
            <text:p>0.002567822801339</text:p>
          </table:table-cell>
          <table:table-cell office:value-type="float" office:value="0.00438605999015751" calcext:value-type="float">
            <text:p>0.004386059990158</text:p>
          </table:table-cell>
          <table:table-cell office:value-type="float" office:value="-0.00150254561081081" calcext:value-type="float">
            <text:p>-0.001502545610811</text:p>
          </table:table-cell>
          <table:table-cell office:value-type="float" office:value="-0.00204223357162281" calcext:value-type="float">
            <text:p>-0.002042233571623</text:p>
          </table:table-cell>
          <table:table-cell office:value-type="float" office:value="-0.00182082308077053" calcext:value-type="float">
            <text:p>-0.001820823080771</text:p>
          </table:table-cell>
          <table:table-cell office:value-type="float" office:value="-0.00130066923901978" calcext:value-type="float">
            <text:p>-0.00130066923902</text:p>
          </table:table-cell>
          <table:table-cell office:value-type="float" office:value="0.000222549727344978" calcext:value-type="float">
            <text:p>0.000222549727345</text:p>
          </table:table-cell>
          <table:table-cell office:value-type="float" office:value="0.00508733268908246" calcext:value-type="float">
            <text:p>0.005087332689082</text:p>
          </table:table-cell>
          <table:table-cell office:value-type="float" office:value="0.00239772530724081" calcext:value-type="float">
            <text:p>0.002397725307241</text:p>
          </table:table-cell>
          <table:table-cell office:value-type="float" office:value="-0.00363338521590167" calcext:value-type="float">
            <text:p>-0.003633385215902</text:p>
          </table:table-cell>
          <table:table-cell office:value-type="float" office:value="-0.00174436143452728" calcext:value-type="float">
            <text:p>-0.001744361434527</text:p>
          </table:table-cell>
          <table:table-cell office:value-type="float" office:value="-0.00123292448320672" calcext:value-type="float">
            <text:p>-0.001232924483207</text:p>
          </table:table-cell>
          <table:table-cell office:value-type="float" office:value="-0.000472818995796431" calcext:value-type="float">
            <text:p>-0.000472818995796</text:p>
          </table:table-cell>
          <table:table-cell office:value-type="float" office:value="-0.00012191030786024" calcext:value-type="float">
            <text:p>-0.00012191030786</text:p>
          </table:table-cell>
          <table:table-cell office:value-type="float" office:value="0.000168327775906751" calcext:value-type="float">
            <text:p>0.000168327775907</text:p>
          </table:table-cell>
          <table:table-cell office:value-type="float" office:value="-0.00000486723684856027" calcext:value-type="float">
            <text:p>-4.86723684856027E-06</text:p>
          </table:table-cell>
          <table:table-cell office:value-type="float" office:value="0.000040442933647411" calcext:value-type="float">
            <text:p>4.0442933647411E-05</text:p>
          </table:table-cell>
          <table:table-cell office:value-type="float" office:value="-0.000163874683188625" calcext:value-type="float">
            <text:p>-0.000163874683189</text:p>
          </table:table-cell>
          <table:table-cell office:value-type="float" office:value="0.0000221997889008341" calcext:value-type="float">
            <text:p>2.21997889008341E-05</text:p>
          </table:table-cell>
          <table:table-cell office:value-type="float" office:value="0.000105755061249491" calcext:value-type="float">
            <text:p>0.000105755061249</text:p>
          </table:table-cell>
          <table:table-cell office:value-type="float" office:value="-0.0000433548479142343" calcext:value-type="float">
            <text:p>-4.33548479142343E-05</text:p>
          </table:table-cell>
          <table:table-cell office:value-type="float" office:value="-0.0000474904229724737" calcext:value-type="float">
            <text:p>-4.74904229724737E-05</text:p>
          </table:table-cell>
          <table:table-cell office:value-type="float" office:value="-0.0000201588998397506" calcext:value-type="float">
            <text:p>-2.01588998397506E-05</text:p>
          </table:table-cell>
          <table:table-cell office:value-type="float" office:value="0.0000106948819911801" calcext:value-type="float">
            <text:p>1.06948819911801E-05</text:p>
          </table:table-cell>
          <table:table-cell office:value-type="float" office:value="-0.0000120957909223174" calcext:value-type="float">
            <text:p>-1.20957909223174E-05</text:p>
          </table:table-cell>
          <table:table-cell office:value-type="float" office:value="-0.0000271747954109225" calcext:value-type="float">
            <text:p>-2.71747954109225E-05</text:p>
          </table:table-cell>
          <table:table-cell office:value-type="float" office:value="0.0000236791837229244" calcext:value-type="float">
            <text:p>2.36791837229244E-05</text:p>
          </table:table-cell>
          <table:table-cell office:value-type="float" office:value="-0.0000284382168819208" calcext:value-type="float">
            <text:p>-2.84382168819208E-05</text:p>
          </table:table-cell>
          <table:table-cell office:value-type="float" office:value="0.0000048814151704657" calcext:value-type="float">
            <text:p>4.8814151704657E-06</text:p>
          </table:table-cell>
          <table:table-cell office:value-type="float" office:value="0.0000284568257389872" calcext:value-type="float">
            <text:p>2.84568257389872E-05</text:p>
          </table:table-cell>
          <table:table-cell office:value-type="float" office:value="-0.000014534541953326" calcext:value-type="float">
            <text:p>-1.4534541953326E-05</text:p>
          </table:table-cell>
          <table:table-cell office:value-type="float" office:value="0.00000458105638329043" calcext:value-type="float">
            <text:p>4.58105638329043E-06</text:p>
          </table:table-cell>
          <table:table-cell office:value-type="float" office:value="-0.0000182857145585302" calcext:value-type="float">
            <text:p>-1.82857145585302E-05</text:p>
          </table:table-cell>
          <table:table-cell office:value-type="float" office:value="-0.0000450491521370444" calcext:value-type="float">
            <text:p>-4.50491521370444E-05</text:p>
          </table:table-cell>
          <table:table-cell office:value-type="float" office:value="0.0000873867627142477" calcext:value-type="float">
            <text:p>8.73867627142477E-05</text:p>
          </table:table-cell>
          <table:table-cell office:value-type="float" office:value="-0.0000141785895457214" calcext:value-type="float">
            <text:p>-1.41785895457214E-05</text:p>
          </table:table-cell>
          <table:table-cell office:value-type="float" office:value="-0.0000455140994134462" calcext:value-type="float">
            <text:p>-4.55140994134462E-05</text:p>
          </table:table-cell>
          <table:table-cell office:value-type="float" office:value="0.0000279216036015995" calcext:value-type="float">
            <text:p>2.79216036015995E-05</text:p>
          </table:table-cell>
          <table:table-cell office:value-type="float" office:value="-0.0000334565241212337" calcext:value-type="float">
            <text:p>-3.34565241212337E-05</text:p>
          </table:table-cell>
          <table:table-cell office:value-type="float" office:value="0.0000561480047406304" calcext:value-type="float">
            <text:p>5.61480047406304E-05</text:p>
          </table:table-cell>
          <table:table-cell office:value-type="float" office:value="-0.0000146975065480337" calcext:value-type="float">
            <text:p>-1.46975065480337E-05</text:p>
          </table:table-cell>
          <table:table-cell office:value-type="float" office:value="0.00000260414393282726" calcext:value-type="float">
            <text:p>2.60414393282726E-06</text:p>
          </table:table-cell>
          <table:table-cell office:value-type="float" office:value="-0.0000131124247558789" calcext:value-type="float">
            <text:p>-1.31124247558789E-05</text:p>
          </table:table-cell>
          <table:table-cell office:value-type="float" office:value="-0.0000136717673868692" calcext:value-type="float">
            <text:p>-1.36717673868692E-05</text:p>
          </table:table-cell>
          <table:table-cell office:value-type="float" office:value="-0.00000601603024685815" calcext:value-type="float">
            <text:p>-6.01603024685815E-06</text:p>
          </table:table-cell>
          <table:table-cell office:value-type="float" office:value="0.0000284391016768248" calcext:value-type="float">
            <text:p>2.84391016768248E-05</text:p>
          </table:table-cell>
          <table:table-cell office:value-type="float" office:value="-0.0000276505467643462" calcext:value-type="float">
            <text:p>-2.76505467643462E-05</text:p>
          </table:table-cell>
          <table:table-cell office:value-type="float" office:value="0.0000170501716321159" calcext:value-type="float">
            <text:p>1.70501716321159E-05</text:p>
          </table:table-cell>
          <table:table-cell office:value-type="float" office:value="0.0000219159046499495" calcext:value-type="float">
            <text:p>2.19159046499495E-05</text:p>
          </table:table-cell>
          <table:table-cell office:value-type="float" office:value="-0.00000567657374639374" calcext:value-type="float">
            <text:p>-5.67657374639374E-06</text:p>
          </table:table-cell>
          <table:table-cell office:value-type="float" office:value="-0.0000293812793311643" calcext:value-type="float">
            <text:p>-2.93812793311643E-05</text:p>
          </table:table-cell>
          <table:table-cell office:value-type="float" office:value="0.0000214184368587111" calcext:value-type="float">
            <text:p>2.14184368587111E-05</text:p>
          </table:table-cell>
          <table:table-cell office:value-type="float" office:value="0.00000600477828455182" calcext:value-type="float">
            <text:p>6.00477828455182E-06</text:p>
          </table:table-cell>
          <table:table-cell office:value-type="float" office:value="0.00000946533320000942" calcext:value-type="float">
            <text:p>9.46533320000942E-06</text:p>
          </table:table-cell>
          <table:table-cell office:value-type="float" office:value="-0.000000620418998786843" calcext:value-type="float">
            <text:p>-6.20418998786843E-07</text:p>
          </table:table-cell>
          <table:table-cell office:value-type="float" office:value="-0.0000200971591619026" calcext:value-type="float">
            <text:p>-2.00971591619026E-05</text:p>
          </table:table-cell>
          <table:table-cell office:value-type="float" office:value="0.0000342615170800808" calcext:value-type="float">
            <text:p>3.42615170800808E-05</text:p>
          </table:table-cell>
          <table:table-cell office:value-type="float" office:value="-0.0000329781418194619" calcext:value-type="float">
            <text:p>-3.29781418194619E-05</text:p>
          </table:table-cell>
          <table:table-cell office:value-type="float" office:value="0.000016743487367521" calcext:value-type="float">
            <text:p>1.6743487367521E-05</text:p>
          </table:table-cell>
          <table:table-cell office:value-type="float" office:value="0.00000365164953641806" calcext:value-type="float">
            <text:p>3.65164953641806E-06</text:p>
          </table:table-cell>
          <table:table-cell office:value-type="float" office:value="-0.00002685210121528" calcext:value-type="float">
            <text:p>-2.685210121528E-05</text:p>
          </table:table-cell>
          <table:table-cell office:value-type="float" office:value="-0.0000294543390509383" calcext:value-type="float">
            <text:p>-2.94543390509383E-05</text:p>
          </table:table-cell>
          <table:table-cell office:value-type="float" office:value="0.0000433646698404511" calcext:value-type="float">
            <text:p>4.33646698404511E-05</text:p>
          </table:table-cell>
          <table:table-cell office:value-type="float" office:value="-0.0000125208757500439" calcext:value-type="float">
            <text:p>-1.25208757500439E-05</text:p>
          </table:table-cell>
          <table:table-cell office:value-type="float" office:value="0.0000319312043357001" calcext:value-type="float">
            <text:p>3.19312043357001E-05</text:p>
          </table:table-cell>
          <table:table-cell office:value-type="float" office:value="-0.0000122435795187892" calcext:value-type="float">
            <text:p>-1.22435795187892E-05</text:p>
          </table:table-cell>
          <table:table-cell office:value-type="float" office:value="0.00000215641633533048" calcext:value-type="float">
            <text:p>2.15641633533048E-06</text:p>
          </table:table-cell>
          <table:table-cell office:value-type="float" office:value="-0.0000280176928632581" calcext:value-type="float">
            <text:p>-2.80176928632581E-05</text:p>
          </table:table-cell>
          <table:table-cell office:value-type="float" office:value="0.000025732143048296" calcext:value-type="float">
            <text:p>2.5732143048296E-05</text:p>
          </table:table-cell>
          <table:table-cell office:value-type="float" office:value="-0.00000945765151683098" calcext:value-type="float">
            <text:p>-9.45765151683098E-06</text:p>
          </table:table-cell>
          <table:table-cell office:value-type="float" office:value="-0.0000146411254458023" calcext:value-type="float">
            <text:p>-1.46411254458023E-05</text:p>
          </table:table-cell>
          <table:table-cell office:value-type="float" office:value="0.0000353514888941087" calcext:value-type="float">
            <text:p>3.53514888941087E-05</text:p>
          </table:table-cell>
          <table:table-cell office:value-type="float" office:value="-0.0000166015024518074" calcext:value-type="float">
            <text:p>-1.66015024518074E-05</text:p>
          </table:table-cell>
          <table:table-cell office:value-type="float" office:value="0.0000182839141044666" calcext:value-type="float">
            <text:p>1.82839141044666E-05</text:p>
          </table:table-cell>
          <table:table-cell office:value-type="float" office:value="-0.0000191961166760568" calcext:value-type="float">
            <text:p>-1.91961166760568E-05</text:p>
          </table:table-cell>
          <table:table-cell office:value-type="float" office:value="-0.0000289873100466909" calcext:value-type="float">
            <text:p>-2.89873100466909E-05</text:p>
          </table:table-cell>
          <table:table-cell office:value-type="float" office:value="0.00001767583187956" calcext:value-type="float">
            <text:p>1.767583187956E-05</text:p>
          </table:table-cell>
          <table:table-cell office:value-type="float" office:value="0.0000119833754275711" calcext:value-type="float">
            <text:p>1.19833754275711E-05</text:p>
          </table:table-cell>
          <table:table-cell office:value-type="float" office:value="0.00000366419178926547" calcext:value-type="float">
            <text:p>3.66419178926547E-06</text:p>
          </table:table-cell>
          <table:table-cell office:value-type="float" office:value="0.000000265971610180493" calcext:value-type="float">
            <text:p>2.65971610180493E-07</text:p>
          </table:table-cell>
          <table:table-cell office:value-type="float" office:value="0.0000160063651998832" calcext:value-type="float">
            <text:p>1.60063651998832E-05</text:p>
          </table:table-cell>
          <table:table-cell office:value-type="float" office:value="-0.0000304357515168996" calcext:value-type="float">
            <text:p>-3.04357515168996E-05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3647461795349" calcext:value-type="float">
            <text:p>1.03647461795349</text:p>
          </table:table-cell>
          <table:table-cell table:formula="of:=[.B9]*9.8" office:value-type="float" office:value="10.1574512559442" calcext:value-type="float">
            <text:p>10.157451255944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417962812272045" calcext:value-type="float">
            <text:p>0.000417962812272</text:p>
          </table:table-cell>
          <table:table-cell table:formula="of:=0.5*[.D12]*(([.D5]-[.C5])/([.D1]-[.C1]))^2" office:value-type="float" office:value="0.0000431816087000135" calcext:value-type="float">
            <text:p>4.31816087000135E-05</text:p>
          </table:table-cell>
          <table:table-cell table:formula="of:=0.5*[.E12]*(([.E5]-[.D5])/([.E1]-[.D1]))^2" office:value-type="float" office:value="0.00000326477285652996" calcext:value-type="float">
            <text:p>3.26477285652996E-06</text:p>
          </table:table-cell>
          <table:table-cell table:formula="of:=0.5*[.F12]*(([.F5]-[.E5])/([.F1]-[.E1]))^2" office:value-type="float" office:value="0.00000574973227518932" calcext:value-type="float">
            <text:p>5.74973227518932E-06</text:p>
          </table:table-cell>
          <table:table-cell table:formula="of:=0.5*[.G12]*(([.G5]-[.F5])/([.G1]-[.F1]))^2" office:value-type="float" office:value="0.0000354268877433731" calcext:value-type="float">
            <text:p>3.54268877433731E-05</text:p>
          </table:table-cell>
          <table:table-cell table:formula="of:=0.5*[.H12]*(([.H5]-[.G5])/([.H1]-[.G1]))^2" office:value-type="float" office:value="0.000110082719030964" calcext:value-type="float">
            <text:p>0.000110082719031</text:p>
          </table:table-cell>
          <table:table-cell table:formula="of:=0.5*[.I12]*(([.I5]-[.H5])/([.I1]-[.H1]))^2" office:value-type="float" office:value="0.0000288464244902203" calcext:value-type="float">
            <text:p>2.88464244902203E-05</text:p>
          </table:table-cell>
          <table:table-cell table:formula="of:=0.5*[.J12]*(([.J5]-[.I5])/([.J1]-[.I1]))^2" office:value-type="float" office:value="0.0000264125819856851" calcext:value-type="float">
            <text:p>2.64125819856851E-05</text:p>
          </table:table-cell>
          <table:table-cell table:formula="of:=0.5*[.K12]*(([.K5]-[.J5])/([.K1]-[.J1]))^2" office:value-type="float" office:value="0.000156747914816575" calcext:value-type="float">
            <text:p>0.000156747914817</text:p>
          </table:table-cell>
          <table:table-cell table:formula="of:=0.5*[.L12]*(([.L5]-[.K5])/([.L1]-[.K1]))^2" office:value-type="float" office:value="0.00000748045351361184" calcext:value-type="float">
            <text:p>7.48045351361184E-06</text:p>
          </table:table-cell>
          <table:table-cell table:formula="of:=0.5*[.M12]*(([.M5]-[.L5])/([.M1]-[.L1]))^2" office:value-type="float" office:value="0.000172292520737564" calcext:value-type="float">
            <text:p>0.000172292520738</text:p>
          </table:table-cell>
          <table:table-cell table:formula="of:=0.5*[.N12]*(([.N5]-[.M5])/([.N1]-[.M1]))^2" office:value-type="float" office:value="0.00000115626119409064" calcext:value-type="float">
            <text:p>1.15626119409064E-06</text:p>
          </table:table-cell>
          <table:table-cell table:formula="of:=0.5*[.O12]*(([.O5]-[.N5])/([.O1]-[.N1]))^2" office:value-type="float" office:value="0.0000119887353536976" calcext:value-type="float">
            <text:p>1.19887353536976E-05</text:p>
          </table:table-cell>
          <table:table-cell table:formula="of:=0.5*[.P12]*(([.P5]-[.O5])/([.P1]-[.O1]))^2" office:value-type="float" office:value="0.0000039790034717556" calcext:value-type="float">
            <text:p>3.9790034717556E-06</text:p>
          </table:table-cell>
          <table:table-cell table:formula="of:=0.5*[.Q12]*(([.Q5]-[.P5])/([.Q1]-[.P1]))^2" office:value-type="float" office:value="0.0000521415537488914" calcext:value-type="float">
            <text:p>5.21415537488914E-05</text:p>
          </table:table-cell>
          <table:table-cell table:formula="of:=0.5*[.R12]*(([.R5]-[.Q5])/([.R1]-[.Q1]))^2" office:value-type="float" office:value="0.000161254733682677" calcext:value-type="float">
            <text:p>0.000161254733683</text:p>
          </table:table-cell>
          <table:table-cell table:formula="of:=0.5*[.S12]*(([.S5]-[.R5])/([.S1]-[.R1]))^2" office:value-type="float" office:value="0.00012214230071688" calcext:value-type="float">
            <text:p>0.000122142300717</text:p>
          </table:table-cell>
          <table:table-cell table:formula="of:=0.5*[.T12]*(([.T5]-[.S5])/([.T1]-[.S1]))^2" office:value-type="float" office:value="0.0000279395790594835" calcext:value-type="float">
            <text:p>2.79395790594835E-05</text:p>
          </table:table-cell>
          <table:table-cell table:formula="of:=0.5*[.U12]*(([.U5]-[.T5])/([.U1]-[.T1]))^2" office:value-type="float" office:value="0.000000442496475824327" calcext:value-type="float">
            <text:p>4.42496475824327E-07</text:p>
          </table:table-cell>
          <table:table-cell table:formula="of:=0.5*[.V12]*(([.V5]-[.U5])/([.V1]-[.U1]))^2" office:value-type="float" office:value="0.000000000473726322383508" calcext:value-type="float">
            <text:p>4.73726322383508E-10</text:p>
          </table:table-cell>
          <table:table-cell table:formula="of:=0.5*[.W12]*(([.W5]-[.V5])/([.W1]-[.V1]))^2" office:value-type="float" office:value="0.0000978432110192021" calcext:value-type="float">
            <text:p>9.78432110192021E-05</text:p>
          </table:table-cell>
          <table:table-cell table:formula="of:=0.5*[.X12]*(([.X5]-[.W5])/([.X1]-[.W1]))^2" office:value-type="float" office:value="0.000021634463003134" calcext:value-type="float">
            <text:p>2.1634463003134E-05</text:p>
          </table:table-cell>
          <table:table-cell table:formula="of:=0.5*[.Y12]*(([.Y5]-[.X5])/([.Y1]-[.X1]))^2" office:value-type="float" office:value="0.0000277735376784693" calcext:value-type="float">
            <text:p>2.77735376784693E-05</text:p>
          </table:table-cell>
          <table:table-cell table:formula="of:=0.5*[.Z12]*(([.Z5]-[.Y5])/([.Z1]-[.Y1]))^2" office:value-type="float" office:value="0.0000553774989384077" calcext:value-type="float">
            <text:p>5.53774989384077E-05</text:p>
          </table:table-cell>
          <table:table-cell table:formula="of:=0.5*[.AA12]*(([.AA5]-[.Z5])/([.AA1]-[.Z1]))^2" office:value-type="float" office:value="0.000194911538127087" calcext:value-type="float">
            <text:p>0.000194911538127</text:p>
          </table:table-cell>
          <table:table-cell table:formula="of:=0.5*[.AB12]*(([.AB5]-[.AA5])/([.AB1]-[.AA1]))^2" office:value-type="float" office:value="0.0000941097157468371" calcext:value-type="float">
            <text:p>9.41097157468371E-05</text:p>
          </table:table-cell>
          <table:table-cell table:formula="of:=0.5*[.AC12]*(([.AC5]-[.AB5])/([.AC1]-[.AB1]))^2" office:value-type="float" office:value="0.00000823906609855482" calcext:value-type="float">
            <text:p>8.23906609855482E-06</text:p>
          </table:table-cell>
          <table:table-cell table:formula="of:=0.5*[.AD12]*(([.AD5]-[.AC5])/([.AD1]-[.AC1]))^2" office:value-type="float" office:value="0.000000052520545766415" calcext:value-type="float">
            <text:p>5.2520545766415E-08</text:p>
          </table:table-cell>
          <table:table-cell table:formula="of:=0.5*[.AE12]*(([.AE5]-[.AD5])/([.AE1]-[.AD1]))^2" office:value-type="float" office:value="0.00000777080080361079" calcext:value-type="float">
            <text:p>7.77080080361079E-06</text:p>
          </table:table-cell>
          <table:table-cell table:formula="of:=0.5*[.AF12]*(([.AF5]-[.AE5])/([.AF1]-[.AE1]))^2" office:value-type="float" office:value="0.000000462292864331095" calcext:value-type="float">
            <text:p>4.62292864331095E-07</text:p>
          </table:table-cell>
          <table:table-cell table:formula="of:=0.5*[.AG12]*(([.AG5]-[.AF5])/([.AG1]-[.AF1]))^2" office:value-type="float" office:value="0.00000176892303562003" calcext:value-type="float">
            <text:p>1.76892303562003E-06</text:p>
          </table:table-cell>
          <table:table-cell table:formula="of:=0.5*[.AH12]*(([.AH5]-[.AG5])/([.AH1]-[.AG1]))^2" office:value-type="float" office:value="0.00000363142318876038" calcext:value-type="float">
            <text:p>3.63142318876038E-06</text:p>
          </table:table-cell>
          <table:table-cell table:formula="of:=0.5*[.AI12]*(([.AI5]-[.AH5])/([.AI1]-[.AH1]))^2" office:value-type="float" office:value="0.0000650831809259694" calcext:value-type="float">
            <text:p>6.50831809259694E-05</text:p>
          </table:table-cell>
          <table:table-cell table:formula="of:=0.5*[.AJ12]*(([.AJ5]-[.AI5])/([.AJ1]-[.AI1]))^2" office:value-type="float" office:value="0.00000260902580358786" calcext:value-type="float">
            <text:p>2.60902580358786E-06</text:p>
          </table:table-cell>
          <table:table-cell table:formula="of:=0.5*[.AK12]*(([.AK5]-[.AJ5])/([.AK1]-[.AJ1]))^2" office:value-type="float" office:value="0.00000222204254875488" calcext:value-type="float">
            <text:p>2.22204254875488E-06</text:p>
          </table:table-cell>
          <table:table-cell table:formula="of:=0.5*[.AL12]*(([.AL5]-[.AK5])/([.AL1]-[.AK1]))^2" office:value-type="float" office:value="0.000026580079252628" calcext:value-type="float">
            <text:p>2.6580079252628E-05</text:p>
          </table:table-cell>
          <table:table-cell table:formula="of:=0.5*[.AM12]*(([.AM5]-[.AL5])/([.AM1]-[.AL1]))^2" office:value-type="float" office:value="0.0000237102421034494" calcext:value-type="float">
            <text:p>2.37102421034494E-05</text:p>
          </table:table-cell>
          <table:table-cell table:formula="of:=0.5*[.AN12]*(([.AN5]-[.AM5])/([.AN1]-[.AM1]))^2" office:value-type="float" office:value="0.00000028078848789403" calcext:value-type="float">
            <text:p>2.8078848789403E-07</text:p>
          </table:table-cell>
          <table:table-cell table:formula="of:=0.5*[.AO12]*(([.AO5]-[.AN5])/([.AO1]-[.AN1]))^2" office:value-type="float" office:value="0.0000494219897103034" calcext:value-type="float">
            <text:p>4.94219897103034E-05</text:p>
          </table:table-cell>
          <table:table-cell table:formula="of:=0.5*[.AP12]*(([.AP5]-[.AO5])/([.AP1]-[.AO1]))^2" office:value-type="float" office:value="0.00000251563833995305" calcext:value-type="float">
            <text:p>2.51563833995305E-06</text:p>
          </table:table-cell>
          <table:table-cell table:formula="of:=0.5*[.AQ12]*(([.AQ5]-[.AP5])/([.AQ1]-[.AP1]))^2" office:value-type="float" office:value="0.0000148838648906568" calcext:value-type="float">
            <text:p>1.48838648906568E-05</text:p>
          </table:table-cell>
          <table:table-cell table:formula="of:=0.5*[.AR12]*(([.AR5]-[.AQ5])/([.AR1]-[.AQ1]))^2" office:value-type="float" office:value="0.0000412001807771302" calcext:value-type="float">
            <text:p>4.12001807771302E-05</text:p>
          </table:table-cell>
          <table:table-cell table:formula="of:=0.5*[.AS12]*(([.AS5]-[.AR5])/([.AS1]-[.AR1]))^2" office:value-type="float" office:value="0.0000322701315480153" calcext:value-type="float">
            <text:p>3.22701315480153E-05</text:p>
          </table:table-cell>
          <table:table-cell table:formula="of:=0.5*[.AT12]*(([.AT5]-[.AS5])/([.AT1]-[.AS1]))^2" office:value-type="float" office:value="0.00000264949857430569" calcext:value-type="float">
            <text:p>2.64949857430569E-06</text:p>
          </table:table-cell>
          <table:table-cell table:formula="of:=0.5*[.AU12]*(([.AU5]-[.AT5])/([.AU1]-[.AT1]))^2" office:value-type="float" office:value="0.0000562934396860615" calcext:value-type="float">
            <text:p>5.62934396860615E-05</text:p>
          </table:table-cell>
          <table:table-cell table:formula="of:=0.5*[.AV12]*(([.AV5]-[.AU5])/([.AV1]-[.AU1]))^2" office:value-type="float" office:value="0.0000439939783269002" calcext:value-type="float">
            <text:p>4.39939783269002E-05</text:p>
          </table:table-cell>
          <table:table-cell table:formula="of:=0.5*[.AW12]*(([.AW5]-[.AV5])/([.AW1]-[.AV1]))^2" office:value-type="float" office:value="0.0000232015393870571" calcext:value-type="float">
            <text:p>2.32015393870571E-05</text:p>
          </table:table-cell>
          <table:table-cell table:formula="of:=0.5*[.AX12]*(([.AX5]-[.AW5])/([.AX1]-[.AW1]))^2" office:value-type="float" office:value="0.00000433812061300963" calcext:value-type="float">
            <text:p>4.33812061300963E-06</text:p>
          </table:table-cell>
          <table:table-cell table:formula="of:=0.5*[.AY12]*(([.AY5]-[.AX5])/([.AY1]-[.AX1]))^2" office:value-type="float" office:value="0.0000000361346403737635" calcext:value-type="float">
            <text:p>3.61346403737635E-08</text:p>
          </table:table-cell>
          <table:table-cell table:formula="of:=0.5*[.AZ12]*(([.AZ5]-[.AY5])/([.AZ1]-[.AY1]))^2" office:value-type="float" office:value="0.0000101483263544009" calcext:value-type="float">
            <text:p>1.01483263544009E-05</text:p>
          </table:table-cell>
          <table:table-cell table:formula="of:=0.5*[.BA12]*(([.BA5]-[.AZ5])/([.BA1]-[.AZ1]))^2" office:value-type="float" office:value="0.0000100266675202178" calcext:value-type="float">
            <text:p>1.00266675202178E-05</text:p>
          </table:table-cell>
          <table:table-cell table:formula="of:=0.5*[.BB12]*(([.BB5]-[.BA5])/([.BB1]-[.BA1]))^2" office:value-type="float" office:value="0.0000359217537168545" calcext:value-type="float">
            <text:p>3.59217537168545E-05</text:p>
          </table:table-cell>
          <table:table-cell table:formula="of:=0.5*[.BC12]*(([.BC5]-[.BB5])/([.BC1]-[.BB1]))^2" office:value-type="float" office:value="0.00000338689303995916" calcext:value-type="float">
            <text:p>3.38689303995916E-06</text:p>
          </table:table-cell>
          <table:table-cell table:formula="of:=0.5*[.BD12]*(([.BD5]-[.BC5])/([.BD1]-[.BC1]))^2" office:value-type="float" office:value="0.0000823162282881188" calcext:value-type="float">
            <text:p>8.23162282881188E-05</text:p>
          </table:table-cell>
          <table:table-cell table:formula="of:=0.5*[.BE12]*(([.BE5]-[.BD5])/([.BE1]-[.BD1]))^2" office:value-type="float" office:value="0.00000123974404609937" calcext:value-type="float">
            <text:p>1.23974404609937E-06</text:p>
          </table:table-cell>
          <table:table-cell table:formula="of:=0.5*[.BF12]*(([.BF5]-[.BE5])/([.BF1]-[.BE1]))^2" office:value-type="float" office:value="0.00000104387722730815" calcext:value-type="float">
            <text:p>1.04387722730815E-06</text:p>
          </table:table-cell>
          <table:table-cell table:formula="of:=0.5*[.BG12]*(([.BG5]-[.BF5])/([.BG1]-[.BF1]))^2" office:value-type="float" office:value="0.00000769333036616711" calcext:value-type="float">
            <text:p>7.69333036616711E-06</text:p>
          </table:table-cell>
          <table:table-cell table:formula="of:=0.5*[.BH12]*(([.BH5]-[.BG5])/([.BH1]-[.BG1]))^2" office:value-type="float" office:value="0.000000367870311591858" calcext:value-type="float">
            <text:p>3.67870311591858E-07</text:p>
          </table:table-cell>
          <table:table-cell table:formula="of:=0.5*[.BI12]*(([.BI5]-[.BH5])/([.BI1]-[.BH1]))^2" office:value-type="float" office:value="0.0000228071829917376" calcext:value-type="float">
            <text:p>2.28071829917376E-05</text:p>
          </table:table-cell>
          <table:table-cell table:formula="of:=0.5*[.BJ12]*(([.BJ5]-[.BI5])/([.BJ1]-[.BI1]))^2" office:value-type="float" office:value="0.00000562526858856811" calcext:value-type="float">
            <text:p>5.62526858856811E-06</text:p>
          </table:table-cell>
          <table:table-cell table:formula="of:=0.5*[.BK12]*(([.BK5]-[.BJ5])/([.BK1]-[.BJ1]))^2" office:value-type="float" office:value="0.00027075463861885" calcext:value-type="float">
            <text:p>0.000270754638619</text:p>
          </table:table-cell>
          <table:table-cell table:formula="of:=0.5*[.BL12]*(([.BL5]-[.BK5])/([.BL1]-[.BK1]))^2" office:value-type="float" office:value="0.000000758266978818761" calcext:value-type="float">
            <text:p>7.58266978818761E-07</text:p>
          </table:table-cell>
          <table:table-cell table:formula="of:=0.5*[.BM12]*(([.BM5]-[.BL5])/([.BM1]-[.BL1]))^2" office:value-type="float" office:value="0.0000102350406780826" calcext:value-type="float">
            <text:p>1.02350406780826E-05</text:p>
          </table:table-cell>
          <table:table-cell table:formula="of:=0.5*[.BN12]*(([.BN5]-[.BM5])/([.BN1]-[.BM1]))^2" office:value-type="float" office:value="0.0000000145661502337072" calcext:value-type="float">
            <text:p>1.45661502337072E-08</text:p>
          </table:table-cell>
          <table:table-cell table:formula="of:=0.5*[.BO12]*(([.BO5]-[.BN5])/([.BO1]-[.BN1]))^2" office:value-type="float" office:value="0.000000482329689567292" calcext:value-type="float">
            <text:p>4.82329689567292E-07</text:p>
          </table:table-cell>
          <table:table-cell table:formula="of:=0.5*[.BP12]*(([.BP5]-[.BO5])/([.BP1]-[.BO1]))^2" office:value-type="float" office:value="0.000141177919064037" calcext:value-type="float">
            <text:p>0.000141177919064</text:p>
          </table:table-cell>
          <table:table-cell table:formula="of:=0.5*[.BQ12]*(([.BQ5]-[.BP5])/([.BQ1]-[.BP1]))^2" office:value-type="float" office:value="0.000168269769038941" calcext:value-type="float">
            <text:p>0.000168269769039</text:p>
          </table:table-cell>
          <table:table-cell table:formula="of:=0.5*[.BR12]*(([.BR5]-[.BQ5])/([.BR1]-[.BQ1]))^2" office:value-type="float" office:value="0.00000134606610654462" calcext:value-type="float">
            <text:p>1.34606610654462E-06</text:p>
          </table:table-cell>
          <table:table-cell table:formula="of:=0.5*[.BS12]*(([.BS5]-[.BR5])/([.BS1]-[.BR1]))^2" office:value-type="float" office:value="0.000000481603882354325" calcext:value-type="float">
            <text:p>4.81603882354325E-07</text:p>
          </table:table-cell>
          <table:table-cell table:formula="of:=0.5*[.BT12]*(([.BT5]-[.BS5])/([.BT1]-[.BS1]))^2" office:value-type="float" office:value="0.0000000122793399567263" calcext:value-type="float">
            <text:p>1.22793399567263E-08</text:p>
          </table:table-cell>
          <table:table-cell table:formula="of:=0.5*[.BU12]*(([.BU5]-[.BT5])/([.BU1]-[.BT1]))^2" office:value-type="float" office:value="0.0000004812404056882" calcext:value-type="float">
            <text:p>4.812404056882E-07</text:p>
          </table:table-cell>
          <table:table-cell table:formula="of:=0.5*[.BV12]*(([.BV5]-[.BU5])/([.BV1]-[.BU1]))^2" office:value-type="float" office:value="0.00000540842606172414" calcext:value-type="float">
            <text:p>5.40842606172414E-06</text:p>
          </table:table-cell>
          <table:table-cell table:formula="of:=0.5*[.BW12]*(([.BW5]-[.BV5])/([.BW1]-[.BV1]))^2" office:value-type="float" office:value="0.0000847767863496208" calcext:value-type="float">
            <text:p>8.47767863496208E-05</text:p>
          </table:table-cell>
          <table:table-cell table:formula="of:=0.5*[.BX12]*(([.BX5]-[.BW5])/([.BX1]-[.BW1]))^2" office:value-type="float" office:value="0.000010081418521695" calcext:value-type="float">
            <text:p>1.0081418521695E-05</text:p>
          </table:table-cell>
          <table:table-cell table:formula="of:=0.5*[.BY12]*(([.BY5]-[.BX5])/([.BY1]-[.BX1]))^2" office:value-type="float" office:value="0.0000110672308754426" calcext:value-type="float">
            <text:p>1.10672308754426E-05</text:p>
          </table:table-cell>
          <table:table-cell table:formula="of:=0.5*[.BZ12]*(([.BZ5]-[.BY5])/([.BZ1]-[.BY1]))^2" office:value-type="float" office:value="0.000021485619293735" calcext:value-type="float">
            <text:p>2.1485619293735E-05</text:p>
          </table:table-cell>
          <table:table-cell table:formula="of:=0.5*[.CA12]*(([.CA5]-[.BZ5])/([.CA1]-[.BZ1]))^2" office:value-type="float" office:value="0.000000348538846500686" calcext:value-type="float">
            <text:p>3.48538846500686E-07</text:p>
          </table:table-cell>
          <table:table-cell table:formula="of:=0.5*[.CB12]*(([.CB5]-[.CA5])/([.CB1]-[.CA1]))^2" office:value-type="float" office:value="0.00530038679744645" calcext:value-type="float">
            <text:p>0.005300386797446</text:p>
          </table:table-cell>
          <table:table-cell table:formula="of:=0.5*[.CC12]*(([.CC5]-[.CB5])/([.CC1]-[.CB1]))^2" office:value-type="float" office:value="0.0000594650210725861" calcext:value-type="float">
            <text:p>5.94650210725861E-05</text:p>
          </table:table-cell>
          <table:table-cell table:formula="of:=0.5*[.CD12]*(([.CD5]-[.CC5])/([.CD1]-[.CC1]))^2" office:value-type="float" office:value="0.000125502308080158" calcext:value-type="float">
            <text:p>0.00012550230808</text:p>
          </table:table-cell>
          <table:table-cell table:formula="of:=0.5*[.CE12]*(([.CE5]-[.CD5])/([.CE1]-[.CD1]))^2" office:value-type="float" office:value="0.0000729073304082548" calcext:value-type="float">
            <text:p>7.29073304082548E-05</text:p>
          </table:table-cell>
          <table:table-cell table:formula="of:=0.5*[.CF12]*(([.CF5]-[.CE5])/([.CF1]-[.CE1]))^2" office:value-type="float" office:value="0.00160770017441604" calcext:value-type="float">
            <text:p>0.001607700174416</text:p>
          </table:table-cell>
          <table:table-cell table:formula="of:=0.5*[.CG12]*(([.CG5]-[.CF5])/([.CG1]-[.CF1]))^2" office:value-type="float" office:value="0.000000166437228500442" calcext:value-type="float">
            <text:p>1.66437228500442E-07</text:p>
          </table:table-cell>
          <table:table-cell table:formula="of:=0.5*[.CH12]*(([.CH5]-[.CG5])/([.CH1]-[.CG1]))^2" office:value-type="float" office:value="0.00145889000960102" calcext:value-type="float">
            <text:p>0.001458890009601</text:p>
          </table:table-cell>
          <table:table-cell table:formula="of:=0.5*[.CI12]*(([.CI5]-[.CH5])/([.CI1]-[.CH1]))^2" office:value-type="float" office:value="0.0105170908055135" calcext:value-type="float">
            <text:p>0.010517090805514</text:p>
          </table:table-cell>
          <table:table-cell table:formula="of:=0.5*[.CJ12]*(([.CJ5]-[.CI5])/([.CJ1]-[.CI1]))^2" office:value-type="float" office:value="0.000195216891556005" calcext:value-type="float">
            <text:p>0.000195216891556</text:p>
          </table:table-cell>
          <table:table-cell table:formula="of:=0.5*[.CK12]*(([.CK5]-[.CJ5])/([.CK1]-[.CJ1]))^2" office:value-type="float" office:value="0.00157603088818346" calcext:value-type="float">
            <text:p>0.001576030888183</text:p>
          </table:table-cell>
          <table:table-cell table:formula="of:=0.5*[.CL12]*(([.CL5]-[.CK5])/([.CL1]-[.CK1]))^2" office:value-type="float" office:value="0.00118607462041745" calcext:value-type="float">
            <text:p>0.001186074620417</text:p>
          </table:table-cell>
          <table:table-cell table:formula="of:=0.5*[.CM12]*(([.CM5]-[.CL5])/([.CM1]-[.CL1]))^2" office:value-type="float" office:value="0.014018652459691" calcext:value-type="float">
            <text:p>0.014018652459691</text:p>
          </table:table-cell>
          <table:table-cell table:formula="of:=0.5*[.CN12]*(([.CN5]-[.CM5])/([.CN1]-[.CM1]))^2" office:value-type="float" office:value="0.0275180988680147" calcext:value-type="float">
            <text:p>0.027518098868015</text:p>
          </table:table-cell>
          <table:table-cell table:formula="of:=0.5*[.CO12]*(([.CO5]-[.CN5])/([.CO1]-[.CN1]))^2" office:value-type="float" office:value="0.0208002354526665" calcext:value-type="float">
            <text:p>0.020800235452667</text:p>
          </table:table-cell>
          <table:table-cell table:formula="of:=0.5*[.CP12]*(([.CP5]-[.CO5])/([.CP1]-[.CO1]))^2" office:value-type="float" office:value="0.0339456432789782" calcext:value-type="float">
            <text:p>0.033945643278978</text:p>
          </table:table-cell>
          <table:table-cell table:formula="of:=0.5*[.CQ12]*(([.CQ5]-[.CP5])/([.CQ1]-[.CP1]))^2" office:value-type="float" office:value="0.0110757580639829" calcext:value-type="float">
            <text:p>0.011075758063983</text:p>
          </table:table-cell>
          <table:table-cell table:formula="of:=0.5*[.CR12]*(([.CR5]-[.CQ5])/([.CR1]-[.CQ1]))^2" office:value-type="float" office:value="0.00000108959524224042" calcext:value-type="float">
            <text:p>1.08959524224042E-06</text:p>
          </table:table-cell>
          <table:table-cell table:formula="of:=0.5*[.CS12]*(([.CS5]-[.CR5])/([.CS1]-[.CR1]))^2" office:value-type="float" office:value="0.0000627373554919721" calcext:value-type="float">
            <text:p>6.27373554919721E-05</text:p>
          </table:table-cell>
          <table:table-cell table:formula="of:=0.5*[.CT12]*(([.CT5]-[.CS5])/([.CT1]-[.CS1]))^2" office:value-type="float" office:value="0.000458499635434953" calcext:value-type="float">
            <text:p>0.000458499635435</text:p>
          </table:table-cell>
          <table:table-cell table:formula="of:=0.5*[.CU12]*(([.CU5]-[.CT5])/([.CU1]-[.CT1]))^2" office:value-type="float" office:value="0.0232196877563033" calcext:value-type="float">
            <text:p>0.023219687756303</text:p>
          </table:table-cell>
          <table:table-cell table:formula="of:=0.5*[.CV12]*(([.CV5]-[.CU5])/([.CV1]-[.CU1]))^2" office:value-type="float" office:value="0.0301016212402281" calcext:value-type="float">
            <text:p>0.030101621240228</text:p>
          </table:table-cell>
          <table:table-cell table:formula="of:=0.5*[.CW12]*(([.CW5]-[.CV5])/([.CW1]-[.CV1]))^2" office:value-type="float" office:value="0.0353705519685363" calcext:value-type="float">
            <text:p>0.035370551968536</text:p>
          </table:table-cell>
          <table:table-cell table:formula="of:=0.5*[.CX12]*(([.CX5]-[.CW5])/([.CX1]-[.CW1]))^2" office:value-type="float" office:value="0.000486578121681792" calcext:value-type="float">
            <text:p>0.000486578121682</text:p>
          </table:table-cell>
          <table:table-cell table:formula="of:=0.5*[.CY12]*(([.CY5]-[.CX5])/([.CY1]-[.CX1]))^2" office:value-type="float" office:value="0.00248181419637094" calcext:value-type="float">
            <text:p>0.002481814196371</text:p>
          </table:table-cell>
          <table:table-cell table:formula="of:=0.5*[.CZ12]*(([.CZ5]-[.CY5])/([.CZ1]-[.CY1]))^2" office:value-type="float" office:value="0.00585031234287167" calcext:value-type="float">
            <text:p>0.005850312342872</text:p>
          </table:table-cell>
          <table:table-cell table:formula="of:=0.5*[.DA12]*(([.DA5]-[.CZ5])/([.DA1]-[.CZ1]))^2" office:value-type="float" office:value="0.0000413455809509479" calcext:value-type="float">
            <text:p>4.13455809509479E-05</text:p>
          </table:table-cell>
          <table:table-cell table:formula="of:=0.5*[.DB12]*(([.DB5]-[.DA5])/([.DB1]-[.DA1]))^2" office:value-type="float" office:value="0.0236184703769608" calcext:value-type="float">
            <text:p>0.023618470376961</text:p>
          </table:table-cell>
          <table:table-cell table:formula="of:=0.5*[.DC12]*(([.DC5]-[.DB5])/([.DC1]-[.DB1]))^2" office:value-type="float" office:value="0.0411797048621182" calcext:value-type="float">
            <text:p>0.041179704862118</text:p>
          </table:table-cell>
          <table:table-cell table:formula="of:=0.5*[.DD12]*(([.DD5]-[.DC5])/([.DD1]-[.DC1]))^2" office:value-type="float" office:value="0.0029487773628599" calcext:value-type="float">
            <text:p>0.00294877736286</text:p>
          </table:table-cell>
          <table:table-cell table:formula="of:=0.5*[.DE12]*(([.DE5]-[.DD5])/([.DE1]-[.DD1]))^2" office:value-type="float" office:value="0.000566320300325712" calcext:value-type="float">
            <text:p>0.000566320300326</text:p>
          </table:table-cell>
          <table:table-cell table:formula="of:=0.5*[.DF12]*(([.DF5]-[.DE5])/([.DF1]-[.DE1]))^2" office:value-type="float" office:value="0.000424141562001161" calcext:value-type="float">
            <text:p>0.000424141562001</text:p>
          </table:table-cell>
          <table:table-cell table:formula="of:=0.5*[.DG12]*(([.DG5]-[.DF5])/([.DG1]-[.DF1]))^2" office:value-type="float" office:value="0.00091001421617546" calcext:value-type="float">
            <text:p>0.000910014216175</text:p>
          </table:table-cell>
          <table:table-cell table:formula="of:=0.5*[.DH12]*(([.DH5]-[.DG5])/([.DH1]-[.DG1]))^2" office:value-type="float" office:value="0.000163078431764295" calcext:value-type="float">
            <text:p>0.000163078431764</text:p>
          </table:table-cell>
          <table:table-cell table:formula="of:=0.5*[.DI12]*(([.DI5]-[.DH5])/([.DI1]-[.DH1]))^2" office:value-type="float" office:value="0.0238045443973962" calcext:value-type="float">
            <text:p>0.023804544397396</text:p>
          </table:table-cell>
          <table:table-cell table:formula="of:=0.5*[.DJ12]*(([.DJ5]-[.DI5])/([.DJ1]-[.DI1]))^2" office:value-type="float" office:value="0.0265086379920499" calcext:value-type="float">
            <text:p>0.02650863799205</text:p>
          </table:table-cell>
          <table:table-cell table:formula="of:=0.5*[.DK12]*(([.DK5]-[.DJ5])/([.DK1]-[.DJ1]))^2" office:value-type="float" office:value="0.00248088417502702" calcext:value-type="float">
            <text:p>0.002480884175027</text:p>
          </table:table-cell>
          <table:table-cell table:formula="of:=0.5*[.DL12]*(([.DL5]-[.DK5])/([.DL1]-[.DK1]))^2" office:value-type="float" office:value="0.00109986638233775" calcext:value-type="float">
            <text:p>0.001099866382338</text:p>
          </table:table-cell>
          <table:table-cell table:formula="of:=0.5*[.DM12]*(([.DM5]-[.DL5])/([.DM1]-[.DL1]))^2" office:value-type="float" office:value="0.0623804103917319" calcext:value-type="float">
            <text:p>0.062380410391732</text:p>
          </table:table-cell>
          <table:table-cell table:formula="of:=0.5*[.DN12]*(([.DN5]-[.DM5])/([.DN1]-[.DM1]))^2" office:value-type="float" office:value="0.0293285097412639" calcext:value-type="float">
            <text:p>0.029328509741264</text:p>
          </table:table-cell>
          <table:table-cell table:formula="of:=0.5*[.DO12]*(([.DO5]-[.DN5])/([.DO1]-[.DN1]))^2" office:value-type="float" office:value="0.00093285511933779" calcext:value-type="float">
            <text:p>0.000932855119338</text:p>
          </table:table-cell>
          <table:table-cell table:formula="of:=0.5*[.DP12]*(([.DP5]-[.DO5])/([.DP1]-[.DO1]))^2" office:value-type="float" office:value="0.00027910382390294" calcext:value-type="float">
            <text:p>0.000279103823903</text:p>
          </table:table-cell>
          <table:table-cell table:formula="of:=0.5*[.DQ12]*(([.DQ5]-[.DP5])/([.DQ1]-[.DP1]))^2" office:value-type="float" office:value="0.0000281489529864216" calcext:value-type="float">
            <text:p>2.81489529864216E-05</text:p>
          </table:table-cell>
          <table:table-cell table:formula="of:=0.5*[.DR12]*(([.DR5]-[.DQ5])/([.DR1]-[.DQ1]))^2" office:value-type="float" office:value="0.0351073257112863" calcext:value-type="float">
            <text:p>0.035107325711286</text:p>
          </table:table-cell>
          <table:table-cell table:formula="of:=0.5*[.DS12]*(([.DS5]-[.DR5])/([.DS1]-[.DR1]))^2" office:value-type="float" office:value="0.0328161386979091" calcext:value-type="float">
            <text:p>0.032816138697909</text:p>
          </table:table-cell>
          <table:table-cell table:formula="of:=0.5*[.DT12]*(([.DT5]-[.DS5])/([.DT1]-[.DS1]))^2" office:value-type="float" office:value="0.0750424143437592" calcext:value-type="float">
            <text:p>0.075042414343759</text:p>
          </table:table-cell>
          <table:table-cell table:formula="of:=0.5*[.DU12]*(([.DU5]-[.DT5])/([.DU1]-[.DT1]))^2" office:value-type="float" office:value="0.0142181393690556" calcext:value-type="float">
            <text:p>0.014218139369056</text:p>
          </table:table-cell>
          <table:table-cell table:formula="of:=0.5*[.DV12]*(([.DV5]-[.DU5])/([.DV1]-[.DU1]))^2" office:value-type="float" office:value="0.000270877940285746" calcext:value-type="float">
            <text:p>0.000270877940286</text:p>
          </table:table-cell>
          <table:table-cell table:formula="of:=0.5*[.DW12]*(([.DW5]-[.DV5])/([.DW1]-[.DV1]))^2" office:value-type="float" office:value="0.00307558740454434" calcext:value-type="float">
            <text:p>0.003075587404544</text:p>
          </table:table-cell>
          <table:table-cell table:formula="of:=0.5*[.DX12]*(([.DX5]-[.DW5])/([.DX1]-[.DW1]))^2" office:value-type="float" office:value="0.00154894193692419" calcext:value-type="float">
            <text:p>0.001548941936924</text:p>
          </table:table-cell>
          <table:table-cell table:formula="of:=0.5*[.DY12]*(([.DY5]-[.DX5])/([.DY1]-[.DX1]))^2" office:value-type="float" office:value="0.016515156481292" calcext:value-type="float">
            <text:p>0.016515156481292</text:p>
          </table:table-cell>
          <table:table-cell table:formula="of:=0.5*[.DZ12]*(([.DZ5]-[.DY5])/([.DZ1]-[.DY1]))^2" office:value-type="float" office:value="0.0297139428933563" calcext:value-type="float">
            <text:p>0.029713942893356</text:p>
          </table:table-cell>
          <table:table-cell table:formula="of:=0.5*[.EA12]*(([.EA5]-[.DZ5])/([.EA1]-[.DZ1]))^2" office:value-type="float" office:value="0.032860901560024" calcext:value-type="float">
            <text:p>0.032860901560024</text:p>
          </table:table-cell>
          <table:table-cell table:formula="of:=0.5*[.EB12]*(([.EB5]-[.EA5])/([.EB1]-[.EA1]))^2" office:value-type="float" office:value="0.0000360757753469719" calcext:value-type="float">
            <text:p>3.60757753469719E-05</text:p>
          </table:table-cell>
          <table:table-cell table:formula="of:=0.5*[.EC12]*(([.EC5]-[.EB5])/([.EC1]-[.EB1]))^2" office:value-type="float" office:value="0.000307997730232486" calcext:value-type="float">
            <text:p>0.000307997730232</text:p>
          </table:table-cell>
          <table:table-cell table:formula="of:=0.5*[.ED12]*(([.ED5]-[.EC5])/([.ED1]-[.EC1]))^2" office:value-type="float" office:value="0.00234427463607059" calcext:value-type="float">
            <text:p>0.002344274636071</text:p>
          </table:table-cell>
          <table:table-cell table:formula="of:=0.5*[.EE12]*(([.EE5]-[.ED5])/([.EE1]-[.ED1]))^2" office:value-type="float" office:value="0.00156341692627623" calcext:value-type="float">
            <text:p>0.001563416926276</text:p>
          </table:table-cell>
          <table:table-cell table:formula="of:=0.5*[.EF12]*(([.EF5]-[.EE5])/([.EF1]-[.EE1]))^2" office:value-type="float" office:value="0.0180588491952154" calcext:value-type="float">
            <text:p>0.018058849195215</text:p>
          </table:table-cell>
          <table:table-cell table:formula="of:=0.5*[.EG12]*(([.EG5]-[.EF5])/([.EG1]-[.EF1]))^2" office:value-type="float" office:value="0.0202042064787949" calcext:value-type="float">
            <text:p>0.020204206478795</text:p>
          </table:table-cell>
          <table:table-cell table:formula="of:=0.5*[.EH12]*(([.EH5]-[.EG5])/([.EH1]-[.EG1]))^2" office:value-type="float" office:value="0.0221707333415811" calcext:value-type="float">
            <text:p>0.022170733341581</text:p>
          </table:table-cell>
          <table:table-cell table:formula="of:=0.5*[.EI12]*(([.EI5]-[.EH5])/([.EI1]-[.EH1]))^2" office:value-type="float" office:value="0.0213276673669196" calcext:value-type="float">
            <text:p>0.02132766736692</text:p>
          </table:table-cell>
          <table:table-cell table:formula="of:=0.5*[.EJ12]*(([.EJ5]-[.EI5])/([.EJ1]-[.EI1]))^2" office:value-type="float" office:value="0.000780522874868235" calcext:value-type="float">
            <text:p>0.000780522874868</text:p>
          </table:table-cell>
          <table:table-cell table:formula="of:=0.5*[.EK12]*(([.EK5]-[.EJ5])/([.EK1]-[.EJ1]))^2" office:value-type="float" office:value="0.000201884753094492" calcext:value-type="float">
            <text:p>0.000201884753094</text:p>
          </table:table-cell>
          <table:table-cell table:formula="of:=0.5*[.EL12]*(([.EL5]-[.EK5])/([.EL1]-[.EK1]))^2" office:value-type="float" office:value="0.050992704093363" calcext:value-type="float">
            <text:p>0.050992704093363</text:p>
          </table:table-cell>
          <table:table-cell table:formula="of:=0.5*[.EM12]*(([.EM5]-[.EL5])/([.EM1]-[.EL1]))^2" office:value-type="float" office:value="0.0392520363000349" calcext:value-type="float">
            <text:p>0.039252036300035</text:p>
          </table:table-cell>
          <table:table-cell table:formula="of:=0.5*[.EN12]*(([.EN5]-[.EM5])/([.EN1]-[.EM1]))^2" office:value-type="float" office:value="0.00215074219359007" calcext:value-type="float">
            <text:p>0.00215074219359</text:p>
          </table:table-cell>
          <table:table-cell table:formula="of:=0.5*[.EO12]*(([.EO5]-[.EN5])/([.EO1]-[.EN1]))^2" office:value-type="float" office:value="0.0000432068358139988" calcext:value-type="float">
            <text:p>4.32068358139988E-05</text:p>
          </table:table-cell>
          <table:table-cell table:formula="of:=0.5*[.EP12]*(([.EP5]-[.EO5])/([.EP1]-[.EO1]))^2" office:value-type="float" office:value="0.000639273312997395" calcext:value-type="float">
            <text:p>0.000639273312997</text:p>
          </table:table-cell>
          <table:table-cell table:formula="of:=0.5*[.EQ12]*(([.EQ5]-[.EP5])/([.EQ1]-[.EP1]))^2" office:value-type="float" office:value="0.00046818608531385" calcext:value-type="float">
            <text:p>0.000468186085314</text:p>
          </table:table-cell>
          <table:table-cell table:formula="of:=0.5*[.ER12]*(([.ER5]-[.EQ5])/([.ER1]-[.EQ1]))^2" office:value-type="float" office:value="0.00578953257759134" calcext:value-type="float">
            <text:p>0.005789532577591</text:p>
          </table:table-cell>
          <table:table-cell table:formula="of:=0.5*[.ES12]*(([.ES5]-[.ER5])/([.ES1]-[.ER1]))^2" office:value-type="float" office:value="0.0204910390398406" calcext:value-type="float">
            <text:p>0.020491039039841</text:p>
          </table:table-cell>
          <table:table-cell table:formula="of:=0.5*[.ET12]*(([.ET5]-[.ES5])/([.ET1]-[.ES1]))^2" office:value-type="float" office:value="0.0147245325574092" calcext:value-type="float">
            <text:p>0.014724532557409</text:p>
          </table:table-cell>
          <table:table-cell table:formula="of:=0.5*[.EU12]*(([.EU5]-[.ET5])/([.EU1]-[.ET1]))^2" office:value-type="float" office:value="0.00713275711813634" calcext:value-type="float">
            <text:p>0.007132757118136</text:p>
          </table:table-cell>
          <table:table-cell table:formula="of:=0.5*[.EV12]*(([.EV5]-[.EU5])/([.EV1]-[.EU1]))^2" office:value-type="float" office:value="0.000387636693400952" calcext:value-type="float">
            <text:p>0.000387636693401</text:p>
          </table:table-cell>
          <table:table-cell table:formula="of:=0.5*[.EW12]*(([.EW5]-[.EV5])/([.EW1]-[.EV1]))^2" office:value-type="float" office:value="0.0334414029409935" calcext:value-type="float">
            <text:p>0.033441402940994</text:p>
          </table:table-cell>
          <table:table-cell table:formula="of:=0.5*[.EX12]*(([.EX5]-[.EW5])/([.EX1]-[.EW1]))^2" office:value-type="float" office:value="0.00216851224926589" calcext:value-type="float">
            <text:p>0.002168512249266</text:p>
          </table:table-cell>
          <table:table-cell table:formula="of:=0.5*[.EY12]*(([.EY5]-[.EX5])/([.EY1]-[.EX1]))^2" office:value-type="float" office:value="0.0000290986701278146" calcext:value-type="float">
            <text:p>2.90986701278146E-05</text:p>
          </table:table-cell>
          <table:table-cell table:formula="of:=0.5*[.EZ12]*(([.EZ5]-[.EY5])/([.EZ1]-[.EY1]))^2" office:value-type="float" office:value="0.00264306432712632" calcext:value-type="float">
            <text:p>0.002643064327126</text:p>
          </table:table-cell>
          <table:table-cell table:formula="of:=0.5*[.FA12]*(([.FA5]-[.EZ5])/([.FA1]-[.EZ1]))^2" office:value-type="float" office:value="0.00864140414576876" calcext:value-type="float">
            <text:p>0.008641404145769</text:p>
          </table:table-cell>
          <table:table-cell table:formula="of:=0.5*[.FB12]*(([.FB5]-[.FA5])/([.FB1]-[.FA1]))^2" office:value-type="float" office:value="0.0279928132988132" calcext:value-type="float">
            <text:p>0.027992813298813</text:p>
          </table:table-cell>
          <table:table-cell table:formula="of:=0.5*[.FC12]*(([.FC5]-[.FB5])/([.FC1]-[.FB1]))^2" office:value-type="float" office:value="0.0000393095166574676" calcext:value-type="float">
            <text:p>3.93095166574676E-05</text:p>
          </table:table-cell>
          <table:table-cell table:formula="of:=0.5*[.FD12]*(([.FD5]-[.FC5])/([.FD1]-[.FC1]))^2" office:value-type="float" office:value="0.0010761695028265" calcext:value-type="float">
            <text:p>0.001076169502827</text:p>
          </table:table-cell>
          <table:table-cell table:formula="of:=0.5*[.FE12]*(([.FE5]-[.FD5])/([.FE1]-[.FD1]))^2" office:value-type="float" office:value="0.00683451597828111" calcext:value-type="float">
            <text:p>0.006834515978281</text:p>
          </table:table-cell>
          <table:table-cell table:formula="of:=0.5*[.FF12]*(([.FF5]-[.FE5])/([.FF1]-[.FE1]))^2" office:value-type="float" office:value="0.0260947129680069" calcext:value-type="float">
            <text:p>0.026094712968007</text:p>
          </table:table-cell>
          <table:table-cell table:formula="of:=0.5*[.FG12]*(([.FG5]-[.FF5])/([.FG1]-[.FF1]))^2" office:value-type="float" office:value="0.00405335946348755" calcext:value-type="float">
            <text:p>0.004053359463488</text:p>
          </table:table-cell>
          <table:table-cell table:formula="of:=0.5*[.FH12]*(([.FH5]-[.FG5])/([.FH1]-[.FG1]))^2" office:value-type="float" office:value="0.0000451480125603534" calcext:value-type="float">
            <text:p>4.51480125603534E-05</text:p>
          </table:table-cell>
          <table:table-cell table:formula="of:=0.5*[.FI12]*(([.FI5]-[.FH5])/([.FI1]-[.FH1]))^2" office:value-type="float" office:value="0.00525565972413401" calcext:value-type="float">
            <text:p>0.005255659724134</text:p>
          </table:table-cell>
          <table:table-cell table:formula="of:=0.5*[.FJ12]*(([.FJ5]-[.FI5])/([.FJ1]-[.FI1]))^2" office:value-type="float" office:value="0.001927763541663" calcext:value-type="float">
            <text:p>0.001927763541663</text:p>
          </table:table-cell>
          <table:table-cell table:formula="of:=0.5*[.FK12]*(([.FK5]-[.FJ5])/([.FK1]-[.FJ1]))^2" office:value-type="float" office:value="0.00323622170658982" calcext:value-type="float">
            <text:p>0.00323622170659</text:p>
          </table:table-cell>
          <table:table-cell table:formula="of:=0.5*[.FL12]*(([.FL5]-[.FK5])/([.FL1]-[.FK1]))^2" office:value-type="float" office:value="0.00027967787672638" calcext:value-type="float">
            <text:p>0.000279677876726</text:p>
          </table:table-cell>
          <table:table-cell table:formula="of:=0.5*[.FM12]*(([.FM5]-[.FL5])/([.FM1]-[.FL1]))^2" office:value-type="float" office:value="0.00687141942176879" calcext:value-type="float">
            <text:p>0.006871419421769</text:p>
          </table:table-cell>
          <table:table-cell table:formula="of:=0.5*[.FN12]*(([.FN5]-[.FM5])/([.FN1]-[.FM1]))^2" office:value-type="float" office:value="0.00943927135809714" calcext:value-type="float">
            <text:p>0.009439271358097</text:p>
          </table:table-cell>
          <table:table-cell table:formula="of:=0.5*[.FO12]*(([.FO5]-[.FN5])/([.FO1]-[.FN1]))^2" office:value-type="float" office:value="0.000778005650988842" calcext:value-type="float">
            <text:p>0.000778005650989</text:p>
          </table:table-cell>
          <table:table-cell table:formula="of:=0.5*[.FP12]*(([.FP5]-[.FO5])/([.FP1]-[.FO1]))^2" office:value-type="float" office:value="0.000288823312323774" calcext:value-type="float">
            <text:p>0.000288823312324</text:p>
          </table:table-cell>
          <table:table-cell table:formula="of:=0.5*[.FQ12]*(([.FQ5]-[.FP5])/([.FQ1]-[.FP1]))^2" office:value-type="float" office:value="0.00921233654666704" calcext:value-type="float">
            <text:p>0.009212336546667</text:p>
          </table:table-cell>
          <table:table-cell table:formula="of:=0.5*[.FR12]*(([.FR5]-[.FQ5])/([.FR1]-[.FQ1]))^2" office:value-type="float" office:value="0.000154827722900035" calcext:value-type="float">
            <text:p>0.0001548277229</text:p>
          </table:table-cell>
          <table:table-cell table:formula="of:=0.5*[.FS12]*(([.FS5]-[.FR5])/([.FS1]-[.FR1]))^2" office:value-type="float" office:value="0.00269357398163559" calcext:value-type="float">
            <text:p>0.002693573981636</text:p>
          </table:table-cell>
          <table:table-cell table:formula="of:=0.5*[.FT12]*(([.FT5]-[.FS5])/([.FT1]-[.FS1]))^2" office:value-type="float" office:value="0.00864258773479529" calcext:value-type="float">
            <text:p>0.008642587734795</text:p>
          </table:table-cell>
          <table:table-cell table:formula="of:=0.5*[.FU12]*(([.FU5]-[.FT5])/([.FU1]-[.FT1]))^2" office:value-type="float" office:value="0.0000260104865526805" calcext:value-type="float">
            <text:p>2.60104865526805E-05</text:p>
          </table:table-cell>
          <table:table-cell table:formula="of:=0.5*[.FV12]*(([.FV5]-[.FU5])/([.FV1]-[.FU1]))^2" office:value-type="float" office:value="0.00763236818956036" calcext:value-type="float">
            <text:p>0.00763236818956</text:p>
          </table:table-cell>
          <table:table-cell table:formula="of:=0.5*[.FW12]*(([.FW5]-[.FV5])/([.FW1]-[.FV1]))^2" office:value-type="float" office:value="0.0000290973969584297" calcext:value-type="float">
            <text:p>2.90973969584297E-05</text:p>
          </table:table-cell>
          <table:table-cell table:formula="of:=0.5*[.FX12]*(([.FX5]-[.FW5])/([.FX1]-[.FW1]))^2" office:value-type="float" office:value="0.036624736748679" calcext:value-type="float">
            <text:p>0.036624736748679</text:p>
          </table:table-cell>
          <table:table-cell table:formula="of:=0.5*[.FY12]*(([.FY5]-[.FX5])/([.FY1]-[.FX1]))^2" office:value-type="float" office:value="0.00120241558612944" calcext:value-type="float">
            <text:p>0.001202415586129</text:p>
          </table:table-cell>
          <table:table-cell table:formula="of:=0.5*[.FZ12]*(([.FZ5]-[.FY5])/([.FZ1]-[.FY1]))^2" office:value-type="float" office:value="0.00927260140034939" calcext:value-type="float">
            <text:p>0.009272601400349</text:p>
          </table:table-cell>
          <table:table-cell table:formula="of:=0.5*[.GA12]*(([.GA5]-[.FZ5])/([.GA1]-[.FZ1]))^2" office:value-type="float" office:value="0.0205673005464551" calcext:value-type="float">
            <text:p>0.020567300546455</text:p>
          </table:table-cell>
          <table:table-cell table:formula="of:=0.5*[.GB12]*(([.GB5]-[.GA5])/([.GB1]-[.GA1]))^2" office:value-type="float" office:value="0.0000426667154167905" calcext:value-type="float">
            <text:p>4.26667154167905E-05</text:p>
          </table:table-cell>
          <table:table-cell table:formula="of:=0.5*[.GC12]*(([.GC5]-[.GB5])/([.GC1]-[.GB1]))^2" office:value-type="float" office:value="0.0366475259720254" calcext:value-type="float">
            <text:p>0.036647525972026</text:p>
          </table:table-cell>
          <table:table-cell table:formula="of:=0.5*[.GD12]*(([.GD5]-[.GC5])/([.GD1]-[.GC1]))^2" office:value-type="float" office:value="0.0000120573898265209" calcext:value-type="float">
            <text:p>1.20573898265209E-05</text:p>
          </table:table-cell>
          <table:table-cell table:formula="of:=0.5*[.GE12]*(([.GE5]-[.GD5])/([.GE1]-[.GD1]))^2" office:value-type="float" office:value="0.00102343791078275" calcext:value-type="float">
            <text:p>0.001023437910783</text:p>
          </table:table-cell>
          <table:table-cell table:formula="of:=0.5*[.GF12]*(([.GF5]-[.GE5])/([.GF1]-[.GE1]))^2" office:value-type="float" office:value="0.000800331699169426" calcext:value-type="float">
            <text:p>0.000800331699169</text:p>
          </table:table-cell>
          <table:table-cell table:formula="of:=0.5*[.GG12]*(([.GG5]-[.GF5])/([.GG1]-[.GF1]))^2" office:value-type="float" office:value="0.0309703270284324" calcext:value-type="float">
            <text:p>0.030970327028432</text:p>
          </table:table-cell>
          <table:table-cell table:formula="of:=0.5*[.GH12]*(([.GH5]-[.GG5])/([.GH1]-[.GG1]))^2" office:value-type="float" office:value="0.0190884308126661" calcext:value-type="float">
            <text:p>0.019088430812666</text:p>
          </table:table-cell>
          <table:table-cell table:formula="of:=0.5*[.GI12]*(([.GI5]-[.GH5])/([.GI1]-[.GH1]))^2" office:value-type="float" office:value="0.0109134415425674" calcext:value-type="float">
            <text:p>0.010913441542568</text:p>
          </table:table-cell>
          <table:table-cell table:formula="of:=0.5*[.GJ12]*(([.GJ5]-[.GI5])/([.GJ1]-[.GI1]))^2" office:value-type="float" office:value="0.0503854117526495" calcext:value-type="float">
            <text:p>0.05038541175265</text:p>
          </table:table-cell>
          <table:table-cell table:formula="of:=0.5*[.GK12]*(([.GK5]-[.GJ5])/([.GK1]-[.GJ1]))^2" office:value-type="float" office:value="0.0292681830413057" calcext:value-type="float">
            <text:p>0.029268183041306</text:p>
          </table:table-cell>
          <table:table-cell table:formula="of:=0.5*[.GL12]*(([.GL5]-[.GK5])/([.GL1]-[.GK1]))^2" office:value-type="float" office:value="0.00701130520504334" calcext:value-type="float">
            <text:p>0.007011305205043</text:p>
          </table:table-cell>
          <table:table-cell table:formula="of:=0.5*[.GM12]*(([.GM5]-[.GL5])/([.GM1]-[.GL1]))^2" office:value-type="float" office:value="0.00390117911467456" calcext:value-type="float">
            <text:p>0.003901179114675</text:p>
          </table:table-cell>
          <table:table-cell table:formula="of:=0.5*[.GN12]*(([.GN5]-[.GM5])/([.GN1]-[.GM1]))^2" office:value-type="float" office:value="0.0761775023042805" calcext:value-type="float">
            <text:p>0.076177502304281</text:p>
          </table:table-cell>
          <table:table-cell table:formula="of:=0.5*[.GO12]*(([.GO5]-[.GN5])/([.GO1]-[.GN1]))^2" office:value-type="float" office:value="0.0047381355522653" calcext:value-type="float">
            <text:p>0.004738135552265</text:p>
          </table:table-cell>
          <table:table-cell table:formula="of:=0.5*[.GP12]*(([.GP5]-[.GO5])/([.GP1]-[.GO1]))^2" office:value-type="float" office:value="0.0749336847100158" calcext:value-type="float">
            <text:p>0.074933684710016</text:p>
          </table:table-cell>
          <table:table-cell table:formula="of:=0.5*[.GQ12]*(([.GQ5]-[.GP5])/([.GQ1]-[.GP1]))^2" office:value-type="float" office:value="0.00260629420137891" calcext:value-type="float">
            <text:p>0.002606294201379</text:p>
          </table:table-cell>
          <table:table-cell table:formula="of:=0.5*[.GR12]*(([.GR5]-[.GQ5])/([.GR1]-[.GQ1]))^2" office:value-type="float" office:value="0.121067354438861" calcext:value-type="float">
            <text:p>0.121067354438861</text:p>
          </table:table-cell>
          <table:table-cell table:formula="of:=0.5*[.GS12]*(([.GS5]-[.GR5])/([.GS1]-[.GR1]))^2" office:value-type="float" office:value="0.00132921088911593" calcext:value-type="float">
            <text:p>0.001329210889116</text:p>
          </table:table-cell>
          <table:table-cell table:formula="of:=0.5*[.GT12]*(([.GT5]-[.GS5])/([.GT1]-[.GS1]))^2" office:value-type="float" office:value="0.0168258617178556" calcext:value-type="float">
            <text:p>0.016825861717856</text:p>
          </table:table-cell>
          <table:table-cell table:formula="of:=0.5*[.GU12]*(([.GU5]-[.GT5])/([.GU1]-[.GT1]))^2" office:value-type="float" office:value="0.0568796615295759" calcext:value-type="float">
            <text:p>0.056879661529576</text:p>
          </table:table-cell>
          <table:table-cell table:formula="of:=0.5*[.GV12]*(([.GV5]-[.GU5])/([.GV1]-[.GU1]))^2" office:value-type="float" office:value="0.052122557107584" calcext:value-type="float">
            <text:p>0.052122557107584</text:p>
          </table:table-cell>
          <table:table-cell table:formula="of:=0.5*[.GW12]*(([.GW5]-[.GV5])/([.GW1]-[.GV1]))^2" office:value-type="float" office:value="0.0521992475267029" calcext:value-type="float">
            <text:p>0.052199247526703</text:p>
          </table:table-cell>
          <table:table-cell table:formula="of:=0.5*[.GX12]*(([.GX5]-[.GW5])/([.GX1]-[.GW1]))^2" office:value-type="float" office:value="0.0000773612914326861" calcext:value-type="float">
            <text:p>7.73612914326861E-05</text:p>
          </table:table-cell>
          <table:table-cell table:formula="of:=0.5*[.GY12]*(([.GY5]-[.GX5])/([.GY1]-[.GX1]))^2" office:value-type="float" office:value="0.0501996725104075" calcext:value-type="float">
            <text:p>0.050199672510408</text:p>
          </table:table-cell>
          <table:table-cell table:formula="of:=0.5*[.GZ12]*(([.GZ5]-[.GY5])/([.GZ1]-[.GY1]))^2" office:value-type="float" office:value="0.00753865216227758" calcext:value-type="float">
            <text:p>0.007538652162278</text:p>
          </table:table-cell>
          <table:table-cell table:formula="of:=0.5*[.HA12]*(([.HA5]-[.GZ5])/([.HA1]-[.GZ1]))^2" office:value-type="float" office:value="0.0000552288163251308" calcext:value-type="float">
            <text:p>5.52288163251308E-05</text:p>
          </table:table-cell>
          <table:table-cell table:formula="of:=0.5*[.HB12]*(([.HB5]-[.HA5])/([.HB1]-[.HA1]))^2" office:value-type="float" office:value="0.00122449166786411" calcext:value-type="float">
            <text:p>0.001224491667864</text:p>
          </table:table-cell>
          <table:table-cell table:formula="of:=0.5*[.HC12]*(([.HC5]-[.HB5])/([.HC1]-[.HB1]))^2" office:value-type="float" office:value="0.0358194994404526" calcext:value-type="float">
            <text:p>0.035819499440453</text:p>
          </table:table-cell>
          <table:table-cell table:formula="of:=0.5*[.HD12]*(([.HD5]-[.HC5])/([.HD1]-[.HC1]))^2" office:value-type="float" office:value="0.034833729820325" calcext:value-type="float">
            <text:p>0.034833729820325</text:p>
          </table:table-cell>
          <table:table-cell table:formula="of:=0.5*[.HE12]*(([.HE5]-[.HD5])/([.HE1]-[.HD1]))^2" office:value-type="float" office:value="0.0231567829429434" calcext:value-type="float">
            <text:p>0.023156782942943</text:p>
          </table:table-cell>
          <table:table-cell table:formula="of:=0.5*[.HF12]*(([.HF5]-[.HE5])/([.HF1]-[.HE1]))^2" office:value-type="float" office:value="0.0245153336264002" calcext:value-type="float">
            <text:p>0.0245153336264</text:p>
          </table:table-cell>
          <table:table-cell table:formula="of:=0.5*[.HG12]*(([.HG5]-[.HF5])/([.HG1]-[.HF1]))^2" office:value-type="float" office:value="0.0285316921445043" calcext:value-type="float">
            <text:p>0.028531692144504</text:p>
          </table:table-cell>
          <table:table-cell table:formula="of:=0.5*[.HH12]*(([.HH5]-[.HG5])/([.HH1]-[.HG1]))^2" office:value-type="float" office:value="0.0249846743641107" calcext:value-type="float">
            <text:p>0.024984674364111</text:p>
          </table:table-cell>
          <table:table-cell table:formula="of:=0.5*[.HI12]*(([.HI5]-[.HH5])/([.HI1]-[.HH1]))^2" office:value-type="float" office:value="0.0171816984093571" calcext:value-type="float">
            <text:p>0.017181698409357</text:p>
          </table:table-cell>
          <table:table-cell table:formula="of:=0.5*[.HJ12]*(([.HJ5]-[.HI5])/([.HJ1]-[.HI1]))^2" office:value-type="float" office:value="0.00109584569459093" calcext:value-type="float">
            <text:p>0.001095845694591</text:p>
          </table:table-cell>
          <table:table-cell table:formula="of:=0.5*[.HK12]*(([.HK5]-[.HJ5])/([.HK1]-[.HJ1]))^2" office:value-type="float" office:value="0.0275216622333549" calcext:value-type="float">
            <text:p>0.027521662233355</text:p>
          </table:table-cell>
          <table:table-cell table:formula="of:=0.5*[.HL12]*(([.HL5]-[.HK5])/([.HL1]-[.HK1]))^2" office:value-type="float" office:value="0.0527452109747065" calcext:value-type="float">
            <text:p>0.052745210974707</text:p>
          </table:table-cell>
          <table:table-cell table:formula="of:=0.5*[.HM12]*(([.HM5]-[.HL5])/([.HM1]-[.HL1]))^2" office:value-type="float" office:value="0.0204546129386393" calcext:value-type="float">
            <text:p>0.020454612938639</text:p>
          </table:table-cell>
          <table:table-cell table:formula="of:=0.5*[.HN12]*(([.HN5]-[.HM5])/([.HN1]-[.HM1]))^2" office:value-type="float" office:value="0.0297040365703113" calcext:value-type="float">
            <text:p>0.029704036570311</text:p>
          </table:table-cell>
          <table:table-cell table:formula="of:=0.5*[.HO12]*(([.HO5]-[.HN5])/([.HO1]-[.HN1]))^2" office:value-type="float" office:value="0.0334758494824375" calcext:value-type="float">
            <text:p>0.033475849482438</text:p>
          </table:table-cell>
          <table:table-cell table:formula="of:=0.5*[.HP12]*(([.HP5]-[.HO5])/([.HP1]-[.HO1]))^2" office:value-type="float" office:value="0.0294862202524753" calcext:value-type="float">
            <text:p>0.029486220252475</text:p>
          </table:table-cell>
          <table:table-cell table:formula="of:=0.5*[.HQ12]*(([.HQ5]-[.HP5])/([.HQ1]-[.HP1]))^2" office:value-type="float" office:value="0.00835066726654152" calcext:value-type="float">
            <text:p>0.008350667266542</text:p>
          </table:table-cell>
          <table:table-cell table:formula="of:=0.5*[.HR12]*(([.HR5]-[.HQ5])/([.HR1]-[.HQ1]))^2" office:value-type="float" office:value="0.00350481947414348" calcext:value-type="float">
            <text:p>0.003504819474143</text:p>
          </table:table-cell>
          <table:table-cell table:formula="of:=0.5*[.HS12]*(([.HS5]-[.HR5])/([.HS1]-[.HR1]))^2" office:value-type="float" office:value="0.0929468070532529" calcext:value-type="float">
            <text:p>0.092946807053253</text:p>
          </table:table-cell>
          <table:table-cell table:formula="of:=0.5*[.HT12]*(([.HT5]-[.HS5])/([.HT1]-[.HS1]))^2" office:value-type="float" office:value="0.0887959160689147" calcext:value-type="float">
            <text:p>0.088795916068915</text:p>
          </table:table-cell>
          <table:table-cell table:formula="of:=0.5*[.HU12]*(([.HU5]-[.HT5])/([.HU1]-[.HT1]))^2" office:value-type="float" office:value="0.0408952098221773" calcext:value-type="float">
            <text:p>0.040895209822177</text:p>
          </table:table-cell>
          <table:table-cell table:formula="of:=0.5*[.HV12]*(([.HV5]-[.HU5])/([.HV1]-[.HU1]))^2" office:value-type="float" office:value="0.0231909912903718" calcext:value-type="float">
            <text:p>0.023190991290372</text:p>
          </table:table-cell>
          <table:table-cell table:formula="of:=0.5*[.HW12]*(([.HW5]-[.HV5])/([.HW1]-[.HV1]))^2" office:value-type="float" office:value="0.066473232196311" calcext:value-type="float">
            <text:p>0.066473232196311</text:p>
          </table:table-cell>
          <table:table-cell table:formula="of:=0.5*[.HX12]*(([.HX5]-[.HW5])/([.HX1]-[.HW1]))^2" office:value-type="float" office:value="0.0379320416593855" calcext:value-type="float">
            <text:p>0.037932041659386</text:p>
          </table:table-cell>
          <table:table-cell table:formula="of:=0.5*[.HY12]*(([.HY5]-[.HX5])/([.HY1]-[.HX1]))^2" office:value-type="float" office:value="0.0540328777509773" calcext:value-type="float">
            <text:p>0.054032877750977</text:p>
          </table:table-cell>
          <table:table-cell table:formula="of:=0.5*[.HZ12]*(([.HZ5]-[.HY5])/([.HZ1]-[.HY1]))^2" office:value-type="float" office:value="0.00252222730807225" calcext:value-type="float">
            <text:p>0.002522227308072</text:p>
          </table:table-cell>
          <table:table-cell table:formula="of:=0.5*[.IA12]*(([.IA5]-[.HZ5])/([.IA1]-[.HZ1]))^2" office:value-type="float" office:value="0.00149375840407716" calcext:value-type="float">
            <text:p>0.001493758404077</text:p>
          </table:table-cell>
          <table:table-cell table:formula="of:=0.5*[.IB12]*(([.IB5]-[.IA5])/([.IB1]-[.IA1]))^2" office:value-type="float" office:value="0.0700142549100874" calcext:value-type="float">
            <text:p>0.070014254910087</text:p>
          </table:table-cell>
          <table:table-cell table:formula="of:=0.5*[.IC12]*(([.IC5]-[.IB5])/([.IC1]-[.IB1]))^2" office:value-type="float" office:value="0.0901592141120921" calcext:value-type="float">
            <text:p>0.090159214112092</text:p>
          </table:table-cell>
          <table:table-cell table:formula="of:=0.5*[.ID12]*(([.ID5]-[.IC5])/([.ID1]-[.IC1]))^2" office:value-type="float" office:value="0.00157932205652711" calcext:value-type="float">
            <text:p>0.001579322056527</text:p>
          </table:table-cell>
          <table:table-cell table:formula="of:=0.5*[.IE12]*(([.IE5]-[.ID5])/([.IE1]-[.ID1]))^2" office:value-type="float" office:value="0.065438284105529" calcext:value-type="float">
            <text:p>0.065438284105529</text:p>
          </table:table-cell>
          <table:table-cell table:formula="of:=0.5*[.IF12]*(([.IF5]-[.IE5])/([.IF1]-[.IE1]))^2" office:value-type="float" office:value="0.0527909642141851" calcext:value-type="float">
            <text:p>0.052790964214185</text:p>
          </table:table-cell>
          <table:table-cell table:formula="of:=0.5*[.IG12]*(([.IG5]-[.IF5])/([.IG1]-[.IF1]))^2" office:value-type="float" office:value="0.00112680151187016" calcext:value-type="float">
            <text:p>0.00112680151187</text:p>
          </table:table-cell>
          <table:table-cell table:formula="of:=0.5*[.IH12]*(([.IH5]-[.IG5])/([.IH1]-[.IG1]))^2" office:value-type="float" office:value="0.000900557578485651" calcext:value-type="float">
            <text:p>0.000900557578486</text:p>
          </table:table-cell>
          <table:table-cell table:formula="of:=0.5*[.II12]*(([.II5]-[.IH5])/([.II1]-[.IH1]))^2" office:value-type="float" office:value="0.00397062283108587" calcext:value-type="float">
            <text:p>0.003970622831086</text:p>
          </table:table-cell>
          <table:table-cell table:formula="of:=0.5*[.IJ12]*(([.IJ5]-[.II5])/([.IJ1]-[.II1]))^2" office:value-type="float" office:value="0.0473716994785307" calcext:value-type="float">
            <text:p>0.047371699478531</text:p>
          </table:table-cell>
          <table:table-cell table:formula="of:=0.5*[.IK12]*(([.IK5]-[.IJ5])/([.IK1]-[.IJ1]))^2" office:value-type="float" office:value="0.045445397045183" calcext:value-type="float">
            <text:p>0.045445397045183</text:p>
          </table:table-cell>
          <table:table-cell table:formula="of:=0.5*[.IL12]*(([.IL5]-[.IK5])/([.IL1]-[.IK1]))^2" office:value-type="float" office:value="0.197049691641652" calcext:value-type="float">
            <text:p>0.197049691641652</text:p>
          </table:table-cell>
          <table:table-cell table:formula="of:=0.5*[.IM12]*(([.IM5]-[.IL5])/([.IM1]-[.IL1]))^2" office:value-type="float" office:value="0.000000696644795052594" calcext:value-type="float">
            <text:p>6.96644795052594E-07</text:p>
          </table:table-cell>
          <table:table-cell table:formula="of:=0.5*[.IN12]*(([.IN5]-[.IM5])/([.IN1]-[.IM1]))^2" office:value-type="float" office:value="0.0756208905924644" calcext:value-type="float">
            <text:p>0.075620890592465</text:p>
          </table:table-cell>
          <table:table-cell table:formula="of:=0.5*[.IO12]*(([.IO5]-[.IN5])/([.IO1]-[.IN1]))^2" office:value-type="float" office:value="0.013099090253974" calcext:value-type="float">
            <text:p>0.013099090253974</text:p>
          </table:table-cell>
          <table:table-cell table:formula="of:=0.5*[.IP12]*(([.IP5]-[.IO5])/([.IP1]-[.IO1]))^2" office:value-type="float" office:value="0.0541820757274176" calcext:value-type="float">
            <text:p>0.054182075727418</text:p>
          </table:table-cell>
          <table:table-cell table:formula="of:=0.5*[.IQ12]*(([.IQ5]-[.IP5])/([.IQ1]-[.IP1]))^2" office:value-type="float" office:value="0.0361323064421495" calcext:value-type="float">
            <text:p>0.03613230644215</text:p>
          </table:table-cell>
          <table:table-cell table:formula="of:=0.5*[.IR12]*(([.IR5]-[.IQ5])/([.IR1]-[.IQ1]))^2" office:value-type="float" office:value="0.114621690337869" calcext:value-type="float">
            <text:p>0.114621690337869</text:p>
          </table:table-cell>
          <table:table-cell table:formula="of:=0.5*[.IS12]*(([.IS5]-[.IR5])/([.IS1]-[.IR1]))^2" office:value-type="float" office:value="0.0000118933757681491" calcext:value-type="float">
            <text:p>1.18933757681491E-05</text:p>
          </table:table-cell>
          <table:table-cell table:formula="of:=0.5*[.IT12]*(([.IT5]-[.IS5])/([.IT1]-[.IS1]))^2" office:value-type="float" office:value="0.000730024069405782" calcext:value-type="float">
            <text:p>0.000730024069406</text:p>
          </table:table-cell>
          <table:table-cell table:formula="of:=0.5*[.IU12]*(([.IU5]-[.IT5])/([.IU1]-[.IT1]))^2" office:value-type="float" office:value="0.0596350941794813" calcext:value-type="float">
            <text:p>0.059635094179481</text:p>
          </table:table-cell>
          <table:table-cell table:formula="of:=0.5*[.IV12]*(([.IV5]-[.IU5])/([.IV1]-[.IU1]))^2" office:value-type="float" office:value="0.00128018245353024" calcext:value-type="float">
            <text:p>0.00128018245353</text:p>
          </table:table-cell>
          <table:table-cell table:formula="of:=0.5*[.IW12]*(([.IW5]-[.IV5])/([.IW1]-[.IV1]))^2" office:value-type="float" office:value="0.0565773336719732" calcext:value-type="float">
            <text:p>0.056577333671973</text:p>
          </table:table-cell>
          <table:table-cell table:formula="of:=0.5*[.IX12]*(([.IX5]-[.IW5])/([.IX1]-[.IW1]))^2" office:value-type="float" office:value="0.0183810268078333" calcext:value-type="float">
            <text:p>0.018381026807833</text:p>
          </table:table-cell>
          <table:table-cell table:formula="of:=0.5*[.IY12]*(([.IY5]-[.IX5])/([.IY1]-[.IX1]))^2" office:value-type="float" office:value="0.00802482668728746" calcext:value-type="float">
            <text:p>0.008024826687287</text:p>
          </table:table-cell>
          <table:table-cell table:formula="of:=0.5*[.IZ12]*(([.IZ5]-[.IY5])/([.IZ1]-[.IY1]))^2" office:value-type="float" office:value="0.0902217973244348" calcext:value-type="float">
            <text:p>0.090221797324435</text:p>
          </table:table-cell>
          <table:table-cell table:formula="of:=0.5*[.JA12]*(([.JA5]-[.IZ5])/([.JA1]-[.IZ1]))^2" office:value-type="float" office:value="0.0143419808551997" calcext:value-type="float">
            <text:p>0.0143419808552</text:p>
          </table:table-cell>
          <table:table-cell table:formula="of:=0.5*[.JB12]*(([.JB5]-[.JA5])/([.JB1]-[.JA1]))^2" office:value-type="float" office:value="0.0594578338930314" calcext:value-type="float">
            <text:p>0.059457833893031</text:p>
          </table:table-cell>
          <table:table-cell table:formula="of:=0.5*[.JC12]*(([.JC5]-[.JB5])/([.JC1]-[.JB1]))^2" office:value-type="float" office:value="0.0431228222086443" calcext:value-type="float">
            <text:p>0.043122822208644</text:p>
          </table:table-cell>
          <table:table-cell table:formula="of:=0.5*[.JD12]*(([.JD5]-[.JC5])/([.JD1]-[.JC1]))^2" office:value-type="float" office:value="0.0339022402161924" calcext:value-type="float">
            <text:p>0.033902240216193</text:p>
          </table:table-cell>
          <table:table-cell table:formula="of:=0.5*[.JE12]*(([.JE5]-[.JD5])/([.JE1]-[.JD1]))^2" office:value-type="float" office:value="0.0000606289678412362" calcext:value-type="float">
            <text:p>6.06289678412362E-05</text:p>
          </table:table-cell>
          <table:table-cell table:formula="of:=0.5*[.JF12]*(([.JF5]-[.JE5])/([.JF1]-[.JE1]))^2" office:value-type="float" office:value="0.00175249061124746" calcext:value-type="float">
            <text:p>0.001752490611247</text:p>
          </table:table-cell>
          <table:table-cell table:formula="of:=0.5*[.JG12]*(([.JG5]-[.JF5])/([.JG1]-[.JF1]))^2" office:value-type="float" office:value="0.0564567436512325" calcext:value-type="float">
            <text:p>0.056456743651233</text:p>
          </table:table-cell>
          <table:table-cell table:formula="of:=0.5*[.JH12]*(([.JH5]-[.JG5])/([.JH1]-[.JG1]))^2" office:value-type="float" office:value="0.125504585648879" calcext:value-type="float">
            <text:p>0.125504585648879</text:p>
          </table:table-cell>
          <table:table-cell table:formula="of:=0.5*[.JI12]*(([.JI5]-[.JH5])/([.JI1]-[.JH1]))^2" office:value-type="float" office:value="0.00152921576335567" calcext:value-type="float">
            <text:p>0.001529215763356</text:p>
          </table:table-cell>
          <table:table-cell table:formula="of:=0.5*[.JJ12]*(([.JJ5]-[.JI5])/([.JJ1]-[.JI1]))^2" office:value-type="float" office:value="0.036164765045768" calcext:value-type="float">
            <text:p>0.036164765045768</text:p>
          </table:table-cell>
          <table:table-cell table:formula="of:=0.5*[.JK12]*(([.JK5]-[.JJ5])/([.JK1]-[.JJ1]))^2" office:value-type="float" office:value="0.0546852247088502" calcext:value-type="float">
            <text:p>0.05468522470885</text:p>
          </table:table-cell>
          <table:table-cell table:formula="of:=0.5*[.JL12]*(([.JL5]-[.JK5])/([.JL1]-[.JK1]))^2" office:value-type="float" office:value="0.0448189217463248" calcext:value-type="float">
            <text:p>0.044818921746325</text:p>
          </table:table-cell>
          <table:table-cell table:formula="of:=0.5*[.JM12]*(([.JM5]-[.JL5])/([.JM1]-[.JL1]))^2" office:value-type="float" office:value="0.00433252543433811" calcext:value-type="float">
            <text:p>0.004332525434338</text:p>
          </table:table-cell>
          <table:table-cell table:formula="of:=0.5*[.JN12]*(([.JN5]-[.JM5])/([.JN1]-[.JM1]))^2" office:value-type="float" office:value="0.0654130772840331" calcext:value-type="float">
            <text:p>0.065413077284033</text:p>
          </table:table-cell>
          <table:table-cell table:formula="of:=0.5*[.JO12]*(([.JO5]-[.JN5])/([.JO1]-[.JN1]))^2" office:value-type="float" office:value="0.0000533222790937854" calcext:value-type="float">
            <text:p>5.33222790937854E-05</text:p>
          </table:table-cell>
          <table:table-cell table:formula="of:=0.5*[.JP12]*(([.JP5]-[.JO5])/([.JP1]-[.JO1]))^2" office:value-type="float" office:value="0.0310567207821554" calcext:value-type="float">
            <text:p>0.031056720782155</text:p>
          </table:table-cell>
          <table:table-cell table:formula="of:=0.5*[.JQ12]*(([.JQ5]-[.JP5])/([.JQ1]-[.JP1]))^2" office:value-type="float" office:value="0.0383200995533322" calcext:value-type="float">
            <text:p>0.038320099553332</text:p>
          </table:table-cell>
          <table:table-cell table:formula="of:=0.5*[.JR12]*(([.JR5]-[.JQ5])/([.JR1]-[.JQ1]))^2" office:value-type="float" office:value="0.0615553446982895" calcext:value-type="float">
            <text:p>0.06155534469829</text:p>
          </table:table-cell>
          <table:table-cell table:formula="of:=0.5*[.JS12]*(([.JS5]-[.JR5])/([.JS1]-[.JR1]))^2" office:value-type="float" office:value="0.0505073844962085" calcext:value-type="float">
            <text:p>0.050507384496209</text:p>
          </table:table-cell>
          <table:table-cell table:formula="of:=0.5*[.JT12]*(([.JT5]-[.JS5])/([.JT1]-[.JS1]))^2" office:value-type="float" office:value="0.045077235998268" calcext:value-type="float">
            <text:p>0.045077235998268</text:p>
          </table:table-cell>
          <table:table-cell table:formula="of:=0.5*[.JU12]*(([.JU5]-[.JT5])/([.JU1]-[.JT1]))^2" office:value-type="float" office:value="0.0396746867085847" calcext:value-type="float">
            <text:p>0.039674686708585</text:p>
          </table:table-cell>
          <table:table-cell table:formula="of:=0.5*[.JV12]*(([.JV5]-[.JU5])/([.JV1]-[.JU1]))^2" office:value-type="float" office:value="0.000893199231453265" calcext:value-type="float">
            <text:p>0.000893199231453</text:p>
          </table:table-cell>
          <table:table-cell table:formula="of:=0.5*[.JW12]*(([.JW5]-[.JV5])/([.JW1]-[.JV1]))^2" office:value-type="float" office:value="0.00359207125872028" calcext:value-type="float">
            <text:p>0.00359207125872</text:p>
          </table:table-cell>
          <table:table-cell table:formula="of:=0.5*[.JX12]*(([.JX5]-[.JW5])/([.JX1]-[.JW1]))^2" office:value-type="float" office:value="0.0642565523615629" calcext:value-type="float">
            <text:p>0.064256552361563</text:p>
          </table:table-cell>
          <table:table-cell table:formula="of:=0.5*[.JY12]*(([.JY5]-[.JX5])/([.JY1]-[.JX1]))^2" office:value-type="float" office:value="0.0500045566182594" calcext:value-type="float">
            <text:p>0.050004556618259</text:p>
          </table:table-cell>
          <table:table-cell table:formula="of:=0.5*[.JZ12]*(([.JZ5]-[.JY5])/([.JZ1]-[.JY1]))^2" office:value-type="float" office:value="0.0249300823189684" calcext:value-type="float">
            <text:p>0.024930082318968</text:p>
          </table:table-cell>
          <table:table-cell table:formula="of:=0.5*[.KA12]*(([.KA5]-[.JZ5])/([.KA1]-[.JZ1]))^2" office:value-type="float" office:value="0.0309442944521478" calcext:value-type="float">
            <text:p>0.030944294452148</text:p>
          </table:table-cell>
          <table:table-cell table:formula="of:=0.5*[.KB12]*(([.KB5]-[.KA5])/([.KB1]-[.KA1]))^2" office:value-type="float" office:value="0.0911414567250996" calcext:value-type="float">
            <text:p>0.0911414567251</text:p>
          </table:table-cell>
          <table:table-cell table:formula="of:=0.5*[.KC12]*(([.KC5]-[.KB5])/([.KC1]-[.KB1]))^2" office:value-type="float" office:value="0.0419679963940184" calcext:value-type="float">
            <text:p>0.041967996394018</text:p>
          </table:table-cell>
          <table:table-cell table:formula="of:=0.5*[.KD12]*(([.KD5]-[.KC5])/([.KD1]-[.KC1]))^2" office:value-type="float" office:value="0.0181656138139256" calcext:value-type="float">
            <text:p>0.018165613813926</text:p>
          </table:table-cell>
          <table:table-cell table:formula="of:=0.5*[.KE12]*(([.KE5]-[.KD5])/([.KE1]-[.KD1]))^2" office:value-type="float" office:value="0.00196061767733713" calcext:value-type="float">
            <text:p>0.001960617677337</text:p>
          </table:table-cell>
          <table:table-cell table:formula="of:=0.5*[.KF12]*(([.KF5]-[.KE5])/([.KF1]-[.KE1]))^2" office:value-type="float" office:value="0.00252072582728077" calcext:value-type="float">
            <text:p>0.002520725827281</text:p>
          </table:table-cell>
          <table:table-cell table:formula="of:=0.5*[.KG12]*(([.KG5]-[.KF5])/([.KG1]-[.KF1]))^2" office:value-type="float" office:value="0.0477409980735934" calcext:value-type="float">
            <text:p>0.047740998073593</text:p>
          </table:table-cell>
          <table:table-cell table:formula="of:=0.5*[.KH12]*(([.KH5]-[.KG5])/([.KH1]-[.KG1]))^2" office:value-type="float" office:value="0.0724161162663262" calcext:value-type="float">
            <text:p>0.072416116266326</text:p>
          </table:table-cell>
          <table:table-cell table:formula="of:=0.5*[.KI12]*(([.KI5]-[.KH5])/([.KI1]-[.KH1]))^2" office:value-type="float" office:value="0.102648138591127" calcext:value-type="float">
            <text:p>0.102648138591127</text:p>
          </table:table-cell>
          <table:table-cell table:formula="of:=0.5*[.KJ12]*(([.KJ5]-[.KI5])/([.KJ1]-[.KI1]))^2" office:value-type="float" office:value="0.00045139983725172" calcext:value-type="float">
            <text:p>0.000451399837252</text:p>
          </table:table-cell>
          <table:table-cell table:formula="of:=0.5*[.KK12]*(([.KK5]-[.KJ5])/([.KK1]-[.KJ1]))^2" office:value-type="float" office:value="0.0710275186878841" calcext:value-type="float">
            <text:p>0.071027518687884</text:p>
          </table:table-cell>
          <table:table-cell table:formula="of:=0.5*[.KL12]*(([.KL5]-[.KK5])/([.KL1]-[.KK1]))^2" office:value-type="float" office:value="0.0390361916089788" calcext:value-type="float">
            <text:p>0.039036191608979</text:p>
          </table:table-cell>
          <table:table-cell table:formula="of:=0.5*[.KM12]*(([.KM5]-[.KL5])/([.KM1]-[.KL1]))^2" office:value-type="float" office:value="0.0511460068845422" calcext:value-type="float">
            <text:p>0.051146006884542</text:p>
          </table:table-cell>
          <table:table-cell table:formula="of:=0.5*[.KN12]*(([.KN5]-[.KM5])/([.KN1]-[.KM1]))^2" office:value-type="float" office:value="0.0701145577743358" calcext:value-type="float">
            <text:p>0.070114557774336</text:p>
          </table:table-cell>
          <table:table-cell table:formula="of:=0.5*[.KO12]*(([.KO5]-[.KN5])/([.KO1]-[.KN1]))^2" office:value-type="float" office:value="0.000626238419556338" calcext:value-type="float">
            <text:p>0.000626238419556</text:p>
          </table:table-cell>
          <table:table-cell table:formula="of:=0.5*[.KP12]*(([.KP5]-[.KO5])/([.KP1]-[.KO1]))^2" office:value-type="float" office:value="0.00902852907983189" calcext:value-type="float">
            <text:p>0.009028529079832</text:p>
          </table:table-cell>
          <table:table-cell table:formula="of:=0.5*[.KQ12]*(([.KQ5]-[.KP5])/([.KQ1]-[.KP1]))^2" office:value-type="float" office:value="0.0823294523662661" calcext:value-type="float">
            <text:p>0.082329452366266</text:p>
          </table:table-cell>
          <table:table-cell table:formula="of:=0.5*[.KR12]*(([.KR5]-[.KQ5])/([.KR1]-[.KQ1]))^2" office:value-type="float" office:value="0.106654054247972" calcext:value-type="float">
            <text:p>0.106654054247972</text:p>
          </table:table-cell>
          <table:table-cell table:formula="of:=0.5*[.KS12]*(([.KS5]-[.KR5])/([.KS1]-[.KR1]))^2" office:value-type="float" office:value="0.011186430847418" calcext:value-type="float">
            <text:p>0.011186430847418</text:p>
          </table:table-cell>
          <table:table-cell table:formula="of:=0.5*[.KT12]*(([.KT5]-[.KS5])/([.KT1]-[.KS1]))^2" office:value-type="float" office:value="0.0211849956709791" calcext:value-type="float">
            <text:p>0.021184995670979</text:p>
          </table:table-cell>
          <table:table-cell table:formula="of:=0.5*[.KU12]*(([.KU5]-[.KT5])/([.KU1]-[.KT1]))^2" office:value-type="float" office:value="0.0615532072533983" calcext:value-type="float">
            <text:p>0.061553207253398</text:p>
          </table:table-cell>
          <table:table-cell table:formula="of:=0.5*[.KV12]*(([.KV5]-[.KU5])/([.KV1]-[.KU1]))^2" office:value-type="float" office:value="0.0594764962188741" calcext:value-type="float">
            <text:p>0.059476496218874</text:p>
          </table:table-cell>
          <table:table-cell table:formula="of:=0.5*[.KW12]*(([.KW5]-[.KV5])/([.KW1]-[.KV1]))^2" office:value-type="float" office:value="0.00717088880789689" calcext:value-type="float">
            <text:p>0.007170888807897</text:p>
          </table:table-cell>
          <table:table-cell table:formula="of:=0.5*[.KX12]*(([.KX5]-[.KW5])/([.KX1]-[.KW1]))^2" office:value-type="float" office:value="0.000808242514559391" calcext:value-type="float">
            <text:p>0.000808242514559</text:p>
          </table:table-cell>
          <table:table-cell table:formula="of:=0.5*[.KY12]*(([.KY5]-[.KX5])/([.KY1]-[.KX1]))^2" office:value-type="float" office:value="0.0876271431189522" calcext:value-type="float">
            <text:p>0.087627143118952</text:p>
          </table:table-cell>
          <table:table-cell table:formula="of:=0.5*[.KZ12]*(([.KZ5]-[.KY5])/([.KZ1]-[.KY1]))^2" office:value-type="float" office:value="0.0406802692192927" calcext:value-type="float">
            <text:p>0.040680269219293</text:p>
          </table:table-cell>
          <table:table-cell table:formula="of:=0.5*[.LA12]*(([.LA5]-[.KZ5])/([.LA1]-[.KZ1]))^2" office:value-type="float" office:value="0.0234495099201161" calcext:value-type="float">
            <text:p>0.023449509920116</text:p>
          </table:table-cell>
          <table:table-cell table:formula="of:=0.5*[.LB12]*(([.LB5]-[.LA5])/([.LB1]-[.LA1]))^2" office:value-type="float" office:value="0.041640985907682" calcext:value-type="float">
            <text:p>0.041640985907682</text:p>
          </table:table-cell>
          <table:table-cell table:formula="of:=0.5*[.LC12]*(([.LC5]-[.LB5])/([.LC1]-[.LB1]))^2" office:value-type="float" office:value="0.0764380228889917" calcext:value-type="float">
            <text:p>0.076438022888992</text:p>
          </table:table-cell>
          <table:table-cell table:formula="of:=0.5*[.LD12]*(([.LD5]-[.LC5])/([.LD1]-[.LC1]))^2" office:value-type="float" office:value="0.0193057340559368" calcext:value-type="float">
            <text:p>0.019305734055937</text:p>
          </table:table-cell>
          <table:table-cell table:formula="of:=0.5*[.LE12]*(([.LE5]-[.LD5])/([.LE1]-[.LD1]))^2" office:value-type="float" office:value="0.00491393836316973" calcext:value-type="float">
            <text:p>0.00491393836317</text:p>
          </table:table-cell>
          <table:table-cell table:formula="of:=0.5*[.LF12]*(([.LF5]-[.LE5])/([.LF1]-[.LE1]))^2" office:value-type="float" office:value="0.00880272850041234" calcext:value-type="float">
            <text:p>0.008802728500412</text:p>
          </table:table-cell>
          <table:table-cell table:formula="of:=0.5*[.LG12]*(([.LG5]-[.LF5])/([.LG1]-[.LF1]))^2" office:value-type="float" office:value="0.0729774671743749" calcext:value-type="float">
            <text:p>0.072977467174375</text:p>
          </table:table-cell>
          <table:table-cell table:formula="of:=0.5*[.LH12]*(([.LH5]-[.LG5])/([.LH1]-[.LG1]))^2" office:value-type="float" office:value="0.0568415981901779" calcext:value-type="float">
            <text:p>0.056841598190178</text:p>
          </table:table-cell>
          <table:table-cell table:formula="of:=0.5*[.LI12]*(([.LI5]-[.LH5])/([.LI1]-[.LH1]))^2" office:value-type="float" office:value="0.0364937411192797" calcext:value-type="float">
            <text:p>0.03649374111928</text:p>
          </table:table-cell>
          <table:table-cell table:formula="of:=0.5*[.LJ12]*(([.LJ5]-[.LI5])/([.LJ1]-[.LI1]))^2" office:value-type="float" office:value="0.0198087298350578" calcext:value-type="float">
            <text:p>0.019808729835058</text:p>
          </table:table-cell>
          <table:table-cell table:formula="of:=0.5*[.LK12]*(([.LK5]-[.LJ5])/([.LK1]-[.LJ1]))^2" office:value-type="float" office:value="0.120470779465806" calcext:value-type="float">
            <text:p>0.120470779465806</text:p>
          </table:table-cell>
          <table:table-cell table:formula="of:=0.5*[.LL12]*(([.LL5]-[.LK5])/([.LL1]-[.LK1]))^2" office:value-type="float" office:value="0.0580300257257809" calcext:value-type="float">
            <text:p>0.058030025725781</text:p>
          </table:table-cell>
          <table:table-cell table:formula="of:=0.5*[.LM12]*(([.LM5]-[.LL5])/([.LM1]-[.LL1]))^2" office:value-type="float" office:value="0.0562760820256709" calcext:value-type="float">
            <text:p>0.056276082025671</text:p>
          </table:table-cell>
          <table:table-cell table:formula="of:=0.5*[.LN12]*(([.LN5]-[.LM5])/([.LN1]-[.LM1]))^2" office:value-type="float" office:value="0.0224893309360804" calcext:value-type="float">
            <text:p>0.022489330936081</text:p>
          </table:table-cell>
          <table:table-cell table:formula="of:=0.5*[.LO12]*(([.LO5]-[.LN5])/([.LO1]-[.LN1]))^2" office:value-type="float" office:value="0.0672796117443953" calcext:value-type="float">
            <text:p>0.067279611744395</text:p>
          </table:table-cell>
          <table:table-cell table:formula="of:=0.5*[.LP12]*(([.LP5]-[.LO5])/([.LP1]-[.LO1]))^2" office:value-type="float" office:value="0.0216810179411448" calcext:value-type="float">
            <text:p>0.021681017941145</text:p>
          </table:table-cell>
          <table:table-cell table:formula="of:=0.5*[.LQ12]*(([.LQ5]-[.LP5])/([.LQ1]-[.LP1]))^2" office:value-type="float" office:value="0.0188027654221104" calcext:value-type="float">
            <text:p>0.01880276542211</text:p>
          </table:table-cell>
          <table:table-cell table:formula="of:=0.5*[.LR12]*(([.LR5]-[.LQ5])/([.LR1]-[.LQ1]))^2" office:value-type="float" office:value="0.0627314637982144" calcext:value-type="float">
            <text:p>0.062731463798214</text:p>
          </table:table-cell>
          <table:table-cell table:formula="of:=0.5*[.LS12]*(([.LS5]-[.LR5])/([.LS1]-[.LR1]))^2" office:value-type="float" office:value="0.00355549773662025" calcext:value-type="float">
            <text:p>0.00355549773662</text:p>
          </table:table-cell>
          <table:table-cell table:formula="of:=0.5*[.LT12]*(([.LT5]-[.LS5])/([.LT1]-[.LS1]))^2" office:value-type="float" office:value="0.0640585742458591" calcext:value-type="float">
            <text:p>0.064058574245859</text:p>
          </table:table-cell>
          <table:table-cell table:formula="of:=0.5*[.LU12]*(([.LU5]-[.LT5])/([.LU1]-[.LT1]))^2" office:value-type="float" office:value="0.0880854154041985" calcext:value-type="float">
            <text:p>0.088085415404199</text:p>
          </table:table-cell>
          <table:table-cell table:formula="of:=0.5*[.LV12]*(([.LV5]-[.LU5])/([.LV1]-[.LU1]))^2" office:value-type="float" office:value="0.0888610298463456" calcext:value-type="float">
            <text:p>0.088861029846346</text:p>
          </table:table-cell>
          <table:table-cell table:formula="of:=0.5*[.LW12]*(([.LW5]-[.LV5])/([.LW1]-[.LV1]))^2" office:value-type="float" office:value="0.0288906842460642" calcext:value-type="float">
            <text:p>0.028890684246064</text:p>
          </table:table-cell>
          <table:table-cell table:formula="of:=0.5*[.LX12]*(([.LX5]-[.LW5])/([.LX1]-[.LW1]))^2" office:value-type="float" office:value="0.00185908647176957" calcext:value-type="float">
            <text:p>0.00185908647177</text:p>
          </table:table-cell>
          <table:table-cell table:formula="of:=0.5*[.LY12]*(([.LY5]-[.LX5])/([.LY1]-[.LX1]))^2" office:value-type="float" office:value="0.0315745362332592" calcext:value-type="float">
            <text:p>0.031574536233259</text:p>
          </table:table-cell>
          <table:table-cell table:formula="of:=0.5*[.LZ12]*(([.LZ5]-[.LY5])/([.LZ1]-[.LY1]))^2" office:value-type="float" office:value="0.107284756791226" calcext:value-type="float">
            <text:p>0.107284756791226</text:p>
          </table:table-cell>
          <table:table-cell table:formula="of:=0.5*[.MA12]*(([.MA5]-[.LZ5])/([.MA1]-[.LZ1]))^2" office:value-type="float" office:value="0.0299239722581801" calcext:value-type="float">
            <text:p>0.02992397225818</text:p>
          </table:table-cell>
          <table:table-cell table:formula="of:=0.5*[.MB12]*(([.MB5]-[.MA5])/([.MB1]-[.MA1]))^2" office:value-type="float" office:value="0.00332962244578248" calcext:value-type="float">
            <text:p>0.003329622445782</text:p>
          </table:table-cell>
          <table:table-cell table:formula="of:=0.5*[.MC12]*(([.MC5]-[.MB5])/([.MC1]-[.MB1]))^2" office:value-type="float" office:value="0.0466171477332593" calcext:value-type="float">
            <text:p>0.046617147733259</text:p>
          </table:table-cell>
          <table:table-cell table:formula="of:=0.5*[.MD12]*(([.MD5]-[.MC5])/([.MD1]-[.MC1]))^2" office:value-type="float" office:value="0.0917889621661366" calcext:value-type="float">
            <text:p>0.091788962166137</text:p>
          </table:table-cell>
          <table:table-cell table:formula="of:=0.5*[.ME12]*(([.ME5]-[.MD5])/([.ME1]-[.MD1]))^2" office:value-type="float" office:value="0.0241507509136588" calcext:value-type="float">
            <text:p>0.024150750913659</text:p>
          </table:table-cell>
          <table:table-cell table:formula="of:=0.5*[.MF12]*(([.MF5]-[.ME5])/([.MF1]-[.ME1]))^2" office:value-type="float" office:value="0.0685263352425046" calcext:value-type="float">
            <text:p>0.068526335242505</text:p>
          </table:table-cell>
          <table:table-cell table:formula="of:=0.5*[.MG12]*(([.MG5]-[.MF5])/([.MG1]-[.MF1]))^2" office:value-type="float" office:value="0.00956865223867491" calcext:value-type="float">
            <text:p>0.009568652238675</text:p>
          </table:table-cell>
          <table:table-cell table:formula="of:=0.5*[.MH12]*(([.MH5]-[.MG5])/([.MH1]-[.MG1]))^2" office:value-type="float" office:value="0.00103062501298885" calcext:value-type="float">
            <text:p>0.001030625012989</text:p>
          </table:table-cell>
          <table:table-cell table:formula="of:=0.5*[.MI12]*(([.MI5]-[.MH5])/([.MI1]-[.MH1]))^2" office:value-type="float" office:value="0.00136550440416351" calcext:value-type="float">
            <text:p>0.001365504404164</text:p>
          </table:table-cell>
          <table:table-cell table:formula="of:=0.5*[.MJ12]*(([.MJ5]-[.MI5])/([.MJ1]-[.MI1]))^2" office:value-type="float" office:value="0.0452302069909919" calcext:value-type="float">
            <text:p>0.045230206990992</text:p>
          </table:table-cell>
          <table:table-cell table:formula="of:=0.5*[.MK12]*(([.MK5]-[.MJ5])/([.MK1]-[.MJ1]))^2" office:value-type="float" office:value="0.00781119913568241" calcext:value-type="float">
            <text:p>0.007811199135682</text:p>
          </table:table-cell>
          <table:table-cell table:formula="of:=0.5*[.ML12]*(([.ML5]-[.MK5])/([.ML1]-[.MK1]))^2" office:value-type="float" office:value="0.0510469658729931" calcext:value-type="float">
            <text:p>0.051046965872993</text:p>
          </table:table-cell>
          <table:table-cell table:formula="of:=0.5*[.MM12]*(([.MM5]-[.ML5])/([.MM1]-[.ML1]))^2" office:value-type="float" office:value="0.0711634744211416" calcext:value-type="float">
            <text:p>0.071163474421142</text:p>
          </table:table-cell>
          <table:table-cell table:formula="of:=0.5*[.MN12]*(([.MN5]-[.MM5])/([.MN1]-[.MM1]))^2" office:value-type="float" office:value="0.0222354718688291" calcext:value-type="float">
            <text:p>0.022235471868829</text:p>
          </table:table-cell>
          <table:table-cell table:formula="of:=0.5*[.MO12]*(([.MO5]-[.MN5])/([.MO1]-[.MN1]))^2" office:value-type="float" office:value="0.000568368210772515" calcext:value-type="float">
            <text:p>0.000568368210773</text:p>
          </table:table-cell>
          <table:table-cell table:formula="of:=0.5*[.MP12]*(([.MP5]-[.MO5])/([.MP1]-[.MO1]))^2" office:value-type="float" office:value="0.0625137149133342" calcext:value-type="float">
            <text:p>0.062513714913334</text:p>
          </table:table-cell>
          <table:table-cell table:formula="of:=0.5*[.MQ12]*(([.MQ5]-[.MP5])/([.MQ1]-[.MP1]))^2" office:value-type="float" office:value="0.000399786726341117" calcext:value-type="float">
            <text:p>0.000399786726341</text:p>
          </table:table-cell>
          <table:table-cell table:formula="of:=0.5*[.MR12]*(([.MR5]-[.MQ5])/([.MR1]-[.MQ1]))^2" office:value-type="float" office:value="0.070097780215191" calcext:value-type="float">
            <text:p>0.070097780215191</text:p>
          </table:table-cell>
          <table:table-cell table:formula="of:=0.5*[.MS12]*(([.MS5]-[.MR5])/([.MS1]-[.MR1]))^2" office:value-type="float" office:value="0.0890434446454026" calcext:value-type="float">
            <text:p>0.089043444645403</text:p>
          </table:table-cell>
          <table:table-cell table:formula="of:=0.5*[.MT12]*(([.MT5]-[.MS5])/([.MT1]-[.MS1]))^2" office:value-type="float" office:value="0.106019028913403" calcext:value-type="float">
            <text:p>0.106019028913403</text:p>
          </table:table-cell>
          <table:table-cell table:formula="of:=0.5*[.MU12]*(([.MU5]-[.MT5])/([.MU1]-[.MT1]))^2" office:value-type="float" office:value="0.0407812269168691" calcext:value-type="float">
            <text:p>0.040781226916869</text:p>
          </table:table-cell>
          <table:table-cell table:formula="of:=0.5*[.MV12]*(([.MV5]-[.MU5])/([.MV1]-[.MU1]))^2" office:value-type="float" office:value="0.00225888548744965" calcext:value-type="float">
            <text:p>0.00225888548745</text:p>
          </table:table-cell>
          <table:table-cell table:formula="of:=0.5*[.MW12]*(([.MW5]-[.MV5])/([.MW1]-[.MV1]))^2" office:value-type="float" office:value="0.117215564833541" calcext:value-type="float">
            <text:p>0.117215564833541</text:p>
          </table:table-cell>
          <table:table-cell table:formula="of:=0.5*[.MX12]*(([.MX5]-[.MW5])/([.MX1]-[.MW1]))^2" office:value-type="float" office:value="0.0169349728434451" calcext:value-type="float">
            <text:p>0.016934972843445</text:p>
          </table:table-cell>
          <table:table-cell table:formula="of:=0.5*[.MY12]*(([.MY5]-[.MX5])/([.MY1]-[.MX1]))^2" office:value-type="float" office:value="0.0112378327977209" calcext:value-type="float">
            <text:p>0.011237832797721</text:p>
          </table:table-cell>
          <table:table-cell table:formula="of:=0.5*[.MZ12]*(([.MZ5]-[.MY5])/([.MZ1]-[.MY1]))^2" office:value-type="float" office:value="0.0522559834277812" calcext:value-type="float">
            <text:p>0.052255983427781</text:p>
          </table:table-cell>
          <table:table-cell table:formula="of:=0.5*[.NA12]*(([.NA5]-[.MZ5])/([.NA1]-[.MZ1]))^2" office:value-type="float" office:value="0.0761921943588554" calcext:value-type="float">
            <text:p>0.076192194358856</text:p>
          </table:table-cell>
          <table:table-cell table:formula="of:=0.5*[.NB12]*(([.NB5]-[.NA5])/([.NB1]-[.NA1]))^2" office:value-type="float" office:value="0.108357692444388" calcext:value-type="float">
            <text:p>0.108357692444388</text:p>
          </table:table-cell>
          <table:table-cell table:formula="of:=0.5*[.NC12]*(([.NC5]-[.NB5])/([.NC1]-[.NB1]))^2" office:value-type="float" office:value="0.111419097289816" calcext:value-type="float">
            <text:p>0.111419097289816</text:p>
          </table:table-cell>
          <table:table-cell table:formula="of:=0.5*[.ND12]*(([.ND5]-[.NC5])/([.ND1]-[.NC1]))^2" office:value-type="float" office:value="0.0000612523976859041" calcext:value-type="float">
            <text:p>6.12523976859041E-05</text:p>
          </table:table-cell>
          <table:table-cell table:formula="of:=0.5*[.NE12]*(([.NE5]-[.ND5])/([.NE1]-[.ND1]))^2" office:value-type="float" office:value="0.0525632989571212" calcext:value-type="float">
            <text:p>0.052563298957121</text:p>
          </table:table-cell>
          <table:table-cell table:formula="of:=0.5*[.NF12]*(([.NF5]-[.NE5])/([.NF1]-[.NE1]))^2" office:value-type="float" office:value="0.00438844683021771" calcext:value-type="float">
            <text:p>0.004388446830218</text:p>
          </table:table-cell>
          <table:table-cell table:formula="of:=0.5*[.NG12]*(([.NG5]-[.NF5])/([.NG1]-[.NF1]))^2" office:value-type="float" office:value="0.0542106747349081" calcext:value-type="float">
            <text:p>0.054210674734908</text:p>
          </table:table-cell>
          <table:table-cell table:formula="of:=0.5*[.NH12]*(([.NH5]-[.NG5])/([.NH1]-[.NG1]))^2" office:value-type="float" office:value="0.0795044944349658" calcext:value-type="float">
            <text:p>0.079504494434966</text:p>
          </table:table-cell>
          <table:table-cell table:formula="of:=0.5*[.NI12]*(([.NI5]-[.NH5])/([.NI1]-[.NH1]))^2" office:value-type="float" office:value="0.00639558152138891" calcext:value-type="float">
            <text:p>0.006395581521389</text:p>
          </table:table-cell>
          <table:table-cell table:formula="of:=0.5*[.NJ12]*(([.NJ5]-[.NI5])/([.NJ1]-[.NI1]))^2" office:value-type="float" office:value="0.00153982322794901" calcext:value-type="float">
            <text:p>0.001539823227949</text:p>
          </table:table-cell>
          <table:table-cell table:formula="of:=0.5*[.NK12]*(([.NK5]-[.NJ5])/([.NK1]-[.NJ1]))^2" office:value-type="float" office:value="0.000108738834939531" calcext:value-type="float">
            <text:p>0.00010873883494</text:p>
          </table:table-cell>
          <table:table-cell table:formula="of:=0.5*[.NL12]*(([.NL5]-[.NK5])/([.NL1]-[.NK1]))^2" office:value-type="float" office:value="0.06135307750348" calcext:value-type="float">
            <text:p>0.06135307750348</text:p>
          </table:table-cell>
          <table:table-cell table:formula="of:=0.5*[.NM12]*(([.NM5]-[.NL5])/([.NM1]-[.NL1]))^2" office:value-type="float" office:value="0.00537103430211532" calcext:value-type="float">
            <text:p>0.005371034302115</text:p>
          </table:table-cell>
          <table:table-cell table:formula="of:=0.5*[.NN12]*(([.NN5]-[.NM5])/([.NN1]-[.NM1]))^2" office:value-type="float" office:value="0.0161995374222879" calcext:value-type="float">
            <text:p>0.016199537422288</text:p>
          </table:table-cell>
          <table:table-cell table:formula="of:=0.5*[.NO12]*(([.NO5]-[.NN5])/([.NO1]-[.NN1]))^2" office:value-type="float" office:value="0.10206368716236" calcext:value-type="float">
            <text:p>0.10206368716236</text:p>
          </table:table-cell>
          <table:table-cell table:formula="of:=0.5*[.NP12]*(([.NP5]-[.NO5])/([.NP1]-[.NO1]))^2" office:value-type="float" office:value="0.0321588776179743" calcext:value-type="float">
            <text:p>0.032158877617974</text:p>
          </table:table-cell>
          <table:table-cell table:formula="of:=0.5*[.NQ12]*(([.NQ5]-[.NP5])/([.NQ1]-[.NP1]))^2" office:value-type="float" office:value="0.0722858495239746" calcext:value-type="float">
            <text:p>0.072285849523975</text:p>
          </table:table-cell>
          <table:table-cell table:formula="of:=0.5*[.NR12]*(([.NR5]-[.NQ5])/([.NR1]-[.NQ1]))^2" office:value-type="float" office:value="0.0754251509281811" calcext:value-type="float">
            <text:p>0.075425150928181</text:p>
          </table:table-cell>
          <table:table-cell table:formula="of:=0.5*[.NS12]*(([.NS5]-[.NR5])/([.NS1]-[.NR1]))^2" office:value-type="float" office:value="0.0150357896082107" calcext:value-type="float">
            <text:p>0.015035789608211</text:p>
          </table:table-cell>
          <table:table-cell table:formula="of:=0.5*[.NT12]*(([.NT5]-[.NS5])/([.NT1]-[.NS1]))^2" office:value-type="float" office:value="0.00052993313297369" calcext:value-type="float">
            <text:p>0.000529933132974</text:p>
          </table:table-cell>
          <table:table-cell table:formula="of:=0.5*[.NU12]*(([.NU5]-[.NT5])/([.NU1]-[.NT1]))^2" office:value-type="float" office:value="0.000354297953369667" calcext:value-type="float">
            <text:p>0.00035429795337</text:p>
          </table:table-cell>
          <table:table-cell table:formula="of:=0.5*[.NV12]*(([.NV5]-[.NU5])/([.NV1]-[.NU1]))^2" office:value-type="float" office:value="0.0725824561722154" calcext:value-type="float">
            <text:p>0.072582456172215</text:p>
          </table:table-cell>
          <table:table-cell table:formula="of:=0.5*[.NW12]*(([.NW5]-[.NV5])/([.NW1]-[.NV1]))^2" office:value-type="float" office:value="0.0500095382327162" calcext:value-type="float">
            <text:p>0.050009538232716</text:p>
          </table:table-cell>
          <table:table-cell table:formula="of:=0.5*[.NX12]*(([.NX5]-[.NW5])/([.NX1]-[.NW1]))^2" office:value-type="float" office:value="0.0119236126143868" calcext:value-type="float">
            <text:p>0.011923612614387</text:p>
          </table:table-cell>
          <table:table-cell table:formula="of:=0.5*[.NY12]*(([.NY5]-[.NX5])/([.NY1]-[.NX1]))^2" office:value-type="float" office:value="0.0000177080348918544" calcext:value-type="float">
            <text:p>1.77080348918544E-05</text:p>
          </table:table-cell>
          <table:table-cell table:formula="of:=0.5*[.NZ12]*(([.NZ5]-[.NY5])/([.NZ1]-[.NY1]))^2" office:value-type="float" office:value="0.0567579572316734" calcext:value-type="float">
            <text:p>0.056757957231674</text:p>
          </table:table-cell>
          <table:table-cell table:formula="of:=0.5*[.OA12]*(([.OA5]-[.NZ5])/([.OA1]-[.NZ1]))^2" office:value-type="float" office:value="0.0403497874759925" calcext:value-type="float">
            <text:p>0.040349787475993</text:p>
          </table:table-cell>
          <table:table-cell table:formula="of:=0.5*[.OB12]*(([.OB5]-[.OA5])/([.OB1]-[.OA1]))^2" office:value-type="float" office:value="0.0809392179497623" calcext:value-type="float">
            <text:p>0.080939217949762</text:p>
          </table:table-cell>
          <table:table-cell table:formula="of:=0.5*[.OC12]*(([.OC5]-[.OB5])/([.OC1]-[.OB1]))^2" office:value-type="float" office:value="0.0165117037421271" calcext:value-type="float">
            <text:p>0.016511703742127</text:p>
          </table:table-cell>
          <table:table-cell table:formula="of:=0.5*[.OD12]*(([.OD5]-[.OC5])/([.OD1]-[.OC1]))^2" office:value-type="float" office:value="0.00000987591885961276" calcext:value-type="float">
            <text:p>9.87591885961276E-06</text:p>
          </table:table-cell>
          <table:table-cell table:formula="of:=0.5*[.OE12]*(([.OE5]-[.OD5])/([.OE1]-[.OD1]))^2" office:value-type="float" office:value="0.0528162242815186" calcext:value-type="float">
            <text:p>0.052816224281519</text:p>
          </table:table-cell>
          <table:table-cell table:formula="of:=0.5*[.OF12]*(([.OF5]-[.OE5])/([.OF1]-[.OE1]))^2" office:value-type="float" office:value="0.00554998924036735" calcext:value-type="float">
            <text:p>0.005549989240367</text:p>
          </table:table-cell>
          <table:table-cell table:formula="of:=0.5*[.OG12]*(([.OG5]-[.OF5])/([.OG1]-[.OF1]))^2" office:value-type="float" office:value="0.0111136189097554" calcext:value-type="float">
            <text:p>0.011113618909755</text:p>
          </table:table-cell>
          <table:table-cell table:formula="of:=0.5*[.OH12]*(([.OH5]-[.OG5])/([.OH1]-[.OG1]))^2" office:value-type="float" office:value="0.0418031521823864" calcext:value-type="float">
            <text:p>0.041803152182386</text:p>
          </table:table-cell>
          <table:table-cell table:formula="of:=0.5*[.OI12]*(([.OI5]-[.OH5])/([.OI1]-[.OH1]))^2" office:value-type="float" office:value="0.0180770507611447" calcext:value-type="float">
            <text:p>0.018077050761145</text:p>
          </table:table-cell>
          <table:table-cell table:formula="of:=0.5*[.OJ12]*(([.OJ5]-[.OI5])/([.OJ1]-[.OI1]))^2" office:value-type="float" office:value="0.0424591028548299" calcext:value-type="float">
            <text:p>0.04245910285483</text:p>
          </table:table-cell>
          <table:table-cell table:formula="of:=0.5*[.OK12]*(([.OK5]-[.OJ5])/([.OK1]-[.OJ1]))^2" office:value-type="float" office:value="0.000393637209887154" calcext:value-type="float">
            <text:p>0.000393637209887</text:p>
          </table:table-cell>
          <table:table-cell table:formula="of:=0.5*[.OL12]*(([.OL5]-[.OK5])/([.OL1]-[.OK1]))^2" office:value-type="float" office:value="0.0316103593950123" calcext:value-type="float">
            <text:p>0.031610359395012</text:p>
          </table:table-cell>
          <table:table-cell table:formula="of:=0.5*[.OM12]*(([.OM5]-[.OL5])/([.OM1]-[.OL1]))^2" office:value-type="float" office:value="0.0581028224939379" calcext:value-type="float">
            <text:p>0.058102822493938</text:p>
          </table:table-cell>
          <table:table-cell table:formula="of:=0.5*[.ON12]*(([.ON5]-[.OM5])/([.ON1]-[.OM1]))^2" office:value-type="float" office:value="0.0046072675017979" calcext:value-type="float">
            <text:p>0.004607267501798</text:p>
          </table:table-cell>
          <table:table-cell table:formula="of:=0.5*[.OO12]*(([.OO5]-[.ON5])/([.OO1]-[.ON1]))^2" office:value-type="float" office:value="0.0570525519772212" calcext:value-type="float">
            <text:p>0.057052551977221</text:p>
          </table:table-cell>
          <table:table-cell table:formula="of:=0.5*[.OP12]*(([.OP5]-[.OO5])/([.OP1]-[.OO1]))^2" office:value-type="float" office:value="0.0437535837909062" calcext:value-type="float">
            <text:p>0.043753583790906</text:p>
          </table:table-cell>
          <table:table-cell table:formula="of:=0.5*[.OQ12]*(([.OQ5]-[.OP5])/([.OQ1]-[.OP1]))^2" office:value-type="float" office:value="0.0617056913692922" calcext:value-type="float">
            <text:p>0.061705691369292</text:p>
          </table:table-cell>
          <table:table-cell table:formula="of:=0.5*[.OR12]*(([.OR5]-[.OQ5])/([.OR1]-[.OQ1]))^2" office:value-type="float" office:value="0.0142716932007703" calcext:value-type="float">
            <text:p>0.01427169320077</text:p>
          </table:table-cell>
          <table:table-cell table:formula="of:=0.5*[.OS12]*(([.OS5]-[.OR5])/([.OS1]-[.OR1]))^2" office:value-type="float" office:value="0.000899793343590121" calcext:value-type="float">
            <text:p>0.00089979334359</text:p>
          </table:table-cell>
          <table:table-cell table:formula="of:=0.5*[.OT12]*(([.OT5]-[.OS5])/([.OT1]-[.OS1]))^2" office:value-type="float" office:value="0.0530702083531387" calcext:value-type="float">
            <text:p>0.053070208353139</text:p>
          </table:table-cell>
          <table:table-cell table:formula="of:=0.5*[.OU12]*(([.OU5]-[.OT5])/([.OU1]-[.OT1]))^2" office:value-type="float" office:value="0.000142354548454994" calcext:value-type="float">
            <text:p>0.000142354548455</text:p>
          </table:table-cell>
          <table:table-cell table:formula="of:=0.5*[.OV12]*(([.OV5]-[.OU5])/([.OV1]-[.OU1]))^2" office:value-type="float" office:value="0.0811530721113677" calcext:value-type="float">
            <text:p>0.081153072111368</text:p>
          </table:table-cell>
          <table:table-cell table:formula="of:=0.5*[.OW12]*(([.OW5]-[.OV5])/([.OW1]-[.OV1]))^2" office:value-type="float" office:value="0.000931239201175214" calcext:value-type="float">
            <text:p>0.000931239201175</text:p>
          </table:table-cell>
          <table:table-cell table:formula="of:=0.5*[.OX12]*(([.OX5]-[.OW5])/([.OX1]-[.OW1]))^2" office:value-type="float" office:value="0.0536523854939314" calcext:value-type="float">
            <text:p>0.053652385493931</text:p>
          </table:table-cell>
          <table:table-cell table:formula="of:=0.5*[.OY12]*(([.OY5]-[.OX5])/([.OY1]-[.OX1]))^2" office:value-type="float" office:value="0.0408163517158711" calcext:value-type="float">
            <text:p>0.040816351715871</text:p>
          </table:table-cell>
          <table:table-cell table:formula="of:=0.5*[.OZ12]*(([.OZ5]-[.OY5])/([.OZ1]-[.OY1]))^2" office:value-type="float" office:value="0.0927494749609153" calcext:value-type="float">
            <text:p>0.092749474960915</text:p>
          </table:table-cell>
          <table:table-cell table:formula="of:=0.5*[.PA12]*(([.PA5]-[.OZ5])/([.PA1]-[.OZ1]))^2" office:value-type="float" office:value="0.00238032236247456" calcext:value-type="float">
            <text:p>0.002380322362475</text:p>
          </table:table-cell>
          <table:table-cell table:formula="of:=0.5*[.PB12]*(([.PB5]-[.PA5])/([.PB1]-[.PA1]))^2" office:value-type="float" office:value="0.0968801952521989" calcext:value-type="float">
            <text:p>0.096880195252199</text:p>
          </table:table-cell>
          <table:table-cell table:formula="of:=0.5*[.PC12]*(([.PC5]-[.PB5])/([.PC1]-[.PB1]))^2" office:value-type="float" office:value="0.135210962178712" calcext:value-type="float">
            <text:p>0.135210962178712</text:p>
          </table:table-cell>
          <table:table-cell table:formula="of:=0.5*[.PD12]*(([.PD5]-[.PC5])/([.PD1]-[.PC1]))^2" office:value-type="float" office:value="0.000515403864676508" calcext:value-type="float">
            <text:p>0.000515403864677</text:p>
          </table:table-cell>
          <table:table-cell table:formula="of:=0.5*[.PE12]*(([.PE5]-[.PD5])/([.PE1]-[.PD1]))^2" office:value-type="float" office:value="0.0780695327081974" calcext:value-type="float">
            <text:p>0.078069532708197</text:p>
          </table:table-cell>
          <table:table-cell table:formula="of:=0.5*[.PF12]*(([.PF5]-[.PE5])/([.PF1]-[.PE1]))^2" office:value-type="float" office:value="0.0667378768094134" calcext:value-type="float">
            <text:p>0.066737876809414</text:p>
          </table:table-cell>
          <table:table-cell table:formula="of:=0.5*[.PG12]*(([.PG5]-[.PF5])/([.PG1]-[.PF1]))^2" office:value-type="float" office:value="0.0000185755812324658" calcext:value-type="float">
            <text:p>1.85755812324658E-05</text:p>
          </table:table-cell>
          <table:table-cell table:formula="of:=0.5*[.PH12]*(([.PH5]-[.PG5])/([.PH1]-[.PG1]))^2" office:value-type="float" office:value="0.000310759641286062" calcext:value-type="float">
            <text:p>0.000310759641286</text:p>
          </table:table-cell>
          <table:table-cell table:formula="of:=0.5*[.PI12]*(([.PI5]-[.PH5])/([.PI1]-[.PH1]))^2" office:value-type="float" office:value="0.0000253773380491039" calcext:value-type="float">
            <text:p>2.53773380491039E-05</text:p>
          </table:table-cell>
          <table:table-cell table:formula="of:=0.5*[.PJ12]*(([.PJ5]-[.PI5])/([.PJ1]-[.PI1]))^2" office:value-type="float" office:value="0.0071085120818015" calcext:value-type="float">
            <text:p>0.007108512081802</text:p>
          </table:table-cell>
          <table:table-cell table:formula="of:=0.5*[.PK12]*(([.PK5]-[.PJ5])/([.PK1]-[.PJ1]))^2" office:value-type="float" office:value="0.0737369341147386" calcext:value-type="float">
            <text:p>0.073736934114739</text:p>
          </table:table-cell>
          <table:table-cell table:formula="of:=0.5*[.PL12]*(([.PL5]-[.PK5])/([.PL1]-[.PK1]))^2" office:value-type="float" office:value="0.0165144133135589" calcext:value-type="float">
            <text:p>0.016514413313559</text:p>
          </table:table-cell>
          <table:table-cell table:formula="of:=0.5*[.PM12]*(([.PM5]-[.PL5])/([.PM1]-[.PL1]))^2" office:value-type="float" office:value="0.218911864345679" calcext:value-type="float">
            <text:p>0.218911864345679</text:p>
          </table:table-cell>
          <table:table-cell table:formula="of:=0.5*[.PN12]*(([.PN5]-[.PM5])/([.PN1]-[.PM1]))^2" office:value-type="float" office:value="0.00258031631373945" calcext:value-type="float">
            <text:p>0.002580316313739</text:p>
          </table:table-cell>
          <table:table-cell table:formula="of:=0.5*[.PO12]*(([.PO5]-[.PN5])/([.PO1]-[.PN1]))^2" office:value-type="float" office:value="0.0412709763532861" calcext:value-type="float">
            <text:p>0.041270976353286</text:p>
          </table:table-cell>
          <table:table-cell table:formula="of:=0.5*[.PP12]*(([.PP5]-[.PO5])/([.PP1]-[.PO1]))^2" office:value-type="float" office:value="0.0513754653356879" calcext:value-type="float">
            <text:p>0.051375465335688</text:p>
          </table:table-cell>
          <table:table-cell table:formula="of:=0.5*[.PQ12]*(([.PQ5]-[.PP5])/([.PQ1]-[.PP1]))^2" office:value-type="float" office:value="0.0381451318935941" calcext:value-type="float">
            <text:p>0.038145131893594</text:p>
          </table:table-cell>
          <table:table-cell table:formula="of:=0.5*[.PR12]*(([.PR5]-[.PQ5])/([.PR1]-[.PQ1]))^2" office:value-type="float" office:value="0.000129073756253848" calcext:value-type="float">
            <text:p>0.000129073756254</text:p>
          </table:table-cell>
          <table:table-cell table:formula="of:=0.5*[.PS12]*(([.PS5]-[.PR5])/([.PS1]-[.PR1]))^2" office:value-type="float" office:value="0.0014626755478946" calcext:value-type="float">
            <text:p>0.001462675547895</text:p>
          </table:table-cell>
          <table:table-cell table:formula="of:=0.5*[.PT12]*(([.PT5]-[.PS5])/([.PT1]-[.PS1]))^2" office:value-type="float" office:value="0.0330579295615633" calcext:value-type="float">
            <text:p>0.033057929561563</text:p>
          </table:table-cell>
          <table:table-cell table:formula="of:=0.5*[.PU12]*(([.PU5]-[.PT5])/([.PU1]-[.PT1]))^2" office:value-type="float" office:value="0.0670518857345538" calcext:value-type="float">
            <text:p>0.067051885734554</text:p>
          </table:table-cell>
          <table:table-cell table:formula="of:=0.5*[.PV12]*(([.PV5]-[.PU5])/([.PV1]-[.PU1]))^2" office:value-type="float" office:value="0.00638031180833621" calcext:value-type="float">
            <text:p>0.006380311808336</text:p>
          </table:table-cell>
          <table:table-cell table:formula="of:=0.5*[.PW12]*(([.PW5]-[.PV5])/([.PW1]-[.PV1]))^2" office:value-type="float" office:value="0.0465867460505269" calcext:value-type="float">
            <text:p>0.046586746050527</text:p>
          </table:table-cell>
          <table:table-cell table:formula="of:=0.5*[.PX12]*(([.PX5]-[.PW5])/([.PX1]-[.PW1]))^2" office:value-type="float" office:value="0.0719713058952281" calcext:value-type="float">
            <text:p>0.071971305895228</text:p>
          </table:table-cell>
          <table:table-cell table:formula="of:=0.5*[.PY12]*(([.PY5]-[.PX5])/([.PY1]-[.PX1]))^2" office:value-type="float" office:value="0.0519058767870689" calcext:value-type="float">
            <text:p>0.051905876787069</text:p>
          </table:table-cell>
          <table:table-cell table:formula="of:=0.5*[.PZ12]*(([.PZ5]-[.PY5])/([.PZ1]-[.PY1]))^2" office:value-type="float" office:value="0.00206802764881721" calcext:value-type="float">
            <text:p>0.002068027648817</text:p>
          </table:table-cell>
          <table:table-cell table:formula="of:=0.5*[.QA12]*(([.QA5]-[.PZ5])/([.QA1]-[.PZ1]))^2" office:value-type="float" office:value="0.000489873843040816" calcext:value-type="float">
            <text:p>0.000489873843041</text:p>
          </table:table-cell>
          <table:table-cell table:formula="of:=0.5*[.QB12]*(([.QB5]-[.QA5])/([.QB1]-[.QA1]))^2" office:value-type="float" office:value="0.00105074411341236" calcext:value-type="float">
            <text:p>0.001050744113412</text:p>
          </table:table-cell>
          <table:table-cell table:formula="of:=0.5*[.QC12]*(([.QC5]-[.QB5])/([.QC1]-[.QB1]))^2" office:value-type="float" office:value="0.0580145743195763" calcext:value-type="float">
            <text:p>0.058014574319576</text:p>
          </table:table-cell>
          <table:table-cell table:formula="of:=0.5*[.QD12]*(([.QD5]-[.QC5])/([.QD1]-[.QC1]))^2" office:value-type="float" office:value="0.00185725025052293" calcext:value-type="float">
            <text:p>0.001857250250523</text:p>
          </table:table-cell>
          <table:table-cell table:formula="of:=0.5*[.QE12]*(([.QE5]-[.QD5])/([.QE1]-[.QD1]))^2" office:value-type="float" office:value="0.0713149348639338" calcext:value-type="float">
            <text:p>0.071314934863934</text:p>
          </table:table-cell>
          <table:table-cell table:formula="of:=0.5*[.QF12]*(([.QF5]-[.QE5])/([.QF1]-[.QE1]))^2" office:value-type="float" office:value="0.0729705790296454" calcext:value-type="float">
            <text:p>0.072970579029645</text:p>
          </table:table-cell>
          <table:table-cell table:formula="of:=0.5*[.QG12]*(([.QG5]-[.QF5])/([.QG1]-[.QF1]))^2" office:value-type="float" office:value="0.00807038215804355" calcext:value-type="float">
            <text:p>0.008070382158044</text:p>
          </table:table-cell>
          <table:table-cell table:formula="of:=0.5*[.QH12]*(([.QH5]-[.QG5])/([.QH1]-[.QG1]))^2" office:value-type="float" office:value="0.00194185086446789" calcext:value-type="float">
            <text:p>0.001941850864468</text:p>
          </table:table-cell>
          <table:table-cell table:formula="of:=0.5*[.QI12]*(([.QI5]-[.QH5])/([.QI1]-[.QH1]))^2" office:value-type="float" office:value="0.0597099859825143" calcext:value-type="float">
            <text:p>0.059709985982514</text:p>
          </table:table-cell>
          <table:table-cell table:formula="of:=0.5*[.QJ12]*(([.QJ5]-[.QI5])/([.QJ1]-[.QI1]))^2" office:value-type="float" office:value="0.00979414198192947" calcext:value-type="float">
            <text:p>0.009794141981929</text:p>
          </table:table-cell>
          <table:table-cell table:formula="of:=0.5*[.QK12]*(([.QK5]-[.QJ5])/([.QK1]-[.QJ1]))^2" office:value-type="float" office:value="0.0644845098627309" calcext:value-type="float">
            <text:p>0.064484509862731</text:p>
          </table:table-cell>
          <table:table-cell table:formula="of:=0.5*[.QL12]*(([.QL5]-[.QK5])/([.QL1]-[.QK1]))^2" office:value-type="float" office:value="0.0351327348145245" calcext:value-type="float">
            <text:p>0.035132734814525</text:p>
          </table:table-cell>
          <table:table-cell table:formula="of:=0.5*[.QM12]*(([.QM5]-[.QL5])/([.QM1]-[.QL1]))^2" office:value-type="float" office:value="0.00649206976438228" calcext:value-type="float">
            <text:p>0.006492069764382</text:p>
          </table:table-cell>
          <table:table-cell table:formula="of:=0.5*[.QN12]*(([.QN5]-[.QM5])/([.QN1]-[.QM1]))^2" office:value-type="float" office:value="0.00143961876634371" calcext:value-type="float">
            <text:p>0.001439618766344</text:p>
          </table:table-cell>
          <table:table-cell table:formula="of:=0.5*[.QO12]*(([.QO5]-[.QN5])/([.QO1]-[.QN1]))^2" office:value-type="float" office:value="0.0349961338334063" calcext:value-type="float">
            <text:p>0.034996133833406</text:p>
          </table:table-cell>
          <table:table-cell table:formula="of:=0.5*[.QP12]*(([.QP5]-[.QO5])/([.QP1]-[.QO1]))^2" office:value-type="float" office:value="0.0295267372178927" calcext:value-type="float">
            <text:p>0.029526737217893</text:p>
          </table:table-cell>
          <table:table-cell table:formula="of:=0.5*[.QQ12]*(([.QQ5]-[.QP5])/([.QQ1]-[.QP1]))^2" office:value-type="float" office:value="0.0390732487210993" calcext:value-type="float">
            <text:p>0.039073248721099</text:p>
          </table:table-cell>
          <table:table-cell table:formula="of:=0.5*[.QR12]*(([.QR5]-[.QQ5])/([.QR1]-[.QQ1]))^2" office:value-type="float" office:value="0.0208603951728629" calcext:value-type="float">
            <text:p>0.020860395172863</text:p>
          </table:table-cell>
          <table:table-cell table:formula="of:=0.5*[.QS12]*(([.QS5]-[.QR5])/([.QS1]-[.QR1]))^2" office:value-type="float" office:value="0.0189101357498777" calcext:value-type="float">
            <text:p>0.018910135749878</text:p>
          </table:table-cell>
          <table:table-cell table:formula="of:=0.5*[.QT12]*(([.QT5]-[.QS5])/([.QT1]-[.QS1]))^2" office:value-type="float" office:value="0.034681548422519" calcext:value-type="float">
            <text:p>0.034681548422519</text:p>
          </table:table-cell>
          <table:table-cell table:formula="of:=0.5*[.QU12]*(([.QU5]-[.QT5])/([.QU1]-[.QT1]))^2" office:value-type="float" office:value="0.00421260702693732" calcext:value-type="float">
            <text:p>0.004212607026937</text:p>
          </table:table-cell>
          <table:table-cell table:formula="of:=0.5*[.QV12]*(([.QV5]-[.QU5])/([.QV1]-[.QU1]))^2" office:value-type="float" office:value="0.0800259154533465" calcext:value-type="float">
            <text:p>0.080025915453347</text:p>
          </table:table-cell>
          <table:table-cell table:formula="of:=0.5*[.QW12]*(([.QW5]-[.QV5])/([.QW1]-[.QV1]))^2" office:value-type="float" office:value="0.00434362198023264" calcext:value-type="float">
            <text:p>0.004343621980233</text:p>
          </table:table-cell>
          <table:table-cell table:formula="of:=0.5*[.QX12]*(([.QX5]-[.QW5])/([.QX1]-[.QW1]))^2" office:value-type="float" office:value="0.0601542019404908" calcext:value-type="float">
            <text:p>0.060154201940491</text:p>
          </table:table-cell>
          <table:table-cell table:formula="of:=0.5*[.QY12]*(([.QY5]-[.QX5])/([.QY1]-[.QX1]))^2" office:value-type="float" office:value="0.0754057003699636" calcext:value-type="float">
            <text:p>0.075405700369964</text:p>
          </table:table-cell>
          <table:table-cell table:formula="of:=0.5*[.QZ12]*(([.QZ5]-[.QY5])/([.QZ1]-[.QY1]))^2" office:value-type="float" office:value="0.0247460279977005" calcext:value-type="float">
            <text:p>0.024746027997701</text:p>
          </table:table-cell>
          <table:table-cell table:formula="of:=0.5*[.RA12]*(([.RA5]-[.QZ5])/([.RA1]-[.QZ1]))^2" office:value-type="float" office:value="0.0039605884501395" calcext:value-type="float">
            <text:p>0.00396058845014</text:p>
          </table:table-cell>
          <table:table-cell table:formula="of:=0.5*[.RB12]*(([.RB5]-[.RA5])/([.RB1]-[.RA1]))^2" office:value-type="float" office:value="0.060930017593758" calcext:value-type="float">
            <text:p>0.060930017593758</text:p>
          </table:table-cell>
          <table:table-cell table:formula="of:=0.5*[.RC12]*(([.RC5]-[.RB5])/([.RC1]-[.RB1]))^2" office:value-type="float" office:value="0.063942679429289" calcext:value-type="float">
            <text:p>0.063942679429289</text:p>
          </table:table-cell>
          <table:table-cell table:formula="of:=0.5*[.RD12]*(([.RD5]-[.RC5])/([.RD1]-[.RC1]))^2" office:value-type="float" office:value="0.0304733232126295" calcext:value-type="float">
            <text:p>0.03047332321263</text:p>
          </table:table-cell>
          <table:table-cell table:formula="of:=0.5*[.RE12]*(([.RE5]-[.RD5])/([.RE1]-[.RD1]))^2" office:value-type="float" office:value="0.0709408377457884" calcext:value-type="float">
            <text:p>0.070940837745788</text:p>
          </table:table-cell>
          <table:table-cell table:formula="of:=0.5*[.RF12]*(([.RF5]-[.RE5])/([.RF1]-[.RE1]))^2" office:value-type="float" office:value="0.0382266204328217" calcext:value-type="float">
            <text:p>0.038226620432822</text:p>
          </table:table-cell>
          <table:table-cell table:formula="of:=0.5*[.RG12]*(([.RG5]-[.RF5])/([.RG1]-[.RF1]))^2" office:value-type="float" office:value="0.0013424234485219" calcext:value-type="float">
            <text:p>0.001342423448522</text:p>
          </table:table-cell>
          <table:table-cell table:formula="of:=0.5*[.RH12]*(([.RH5]-[.RG5])/([.RH1]-[.RG1]))^2" office:value-type="float" office:value="0.0032981398285925" calcext:value-type="float">
            <text:p>0.003298139828593</text:p>
          </table:table-cell>
          <table:table-cell table:formula="of:=0.5*[.RI12]*(([.RI5]-[.RH5])/([.RI1]-[.RH1]))^2" office:value-type="float" office:value="0.0581239603095667" calcext:value-type="float">
            <text:p>0.058123960309567</text:p>
          </table:table-cell>
          <table:table-cell table:formula="of:=0.5*[.RJ12]*(([.RJ5]-[.RI5])/([.RJ1]-[.RI1]))^2" office:value-type="float" office:value="0.0644056058310706" calcext:value-type="float">
            <text:p>0.064405605831071</text:p>
          </table:table-cell>
          <table:table-cell table:formula="of:=0.5*[.RK12]*(([.RK5]-[.RJ5])/([.RK1]-[.RJ1]))^2" office:value-type="float" office:value="0.110780439708165" calcext:value-type="float">
            <text:p>0.110780439708165</text:p>
          </table:table-cell>
          <table:table-cell table:formula="of:=0.5*[.RL12]*(([.RL5]-[.RK5])/([.RL1]-[.RK1]))^2" office:value-type="float" office:value="0.0114753357381352" calcext:value-type="float">
            <text:p>0.011475335738135</text:p>
          </table:table-cell>
          <table:table-cell table:formula="of:=0.5*[.RM12]*(([.RM5]-[.RL5])/([.RM1]-[.RL1]))^2" office:value-type="float" office:value="0.0418016140766432" calcext:value-type="float">
            <text:p>0.041801614076643</text:p>
          </table:table-cell>
          <table:table-cell table:formula="of:=0.5*[.RN12]*(([.RN5]-[.RM5])/([.RN1]-[.RM1]))^2" office:value-type="float" office:value="0.00305905702225534" calcext:value-type="float">
            <text:p>0.003059057022255</text:p>
          </table:table-cell>
          <table:table-cell table:formula="of:=0.5*[.RO12]*(([.RO5]-[.RN5])/([.RO1]-[.RN1]))^2" office:value-type="float" office:value="0.102205251972616" calcext:value-type="float">
            <text:p>0.102205251972616</text:p>
          </table:table-cell>
          <table:table-cell table:formula="of:=0.5*[.RP12]*(([.RP5]-[.RO5])/([.RP1]-[.RO1]))^2" office:value-type="float" office:value="0.110035104701958" calcext:value-type="float">
            <text:p>0.110035104701958</text:p>
          </table:table-cell>
          <table:table-cell table:formula="of:=0.5*[.RQ12]*(([.RQ5]-[.RP5])/([.RQ1]-[.RP1]))^2" office:value-type="float" office:value="0.0200936574019008" calcext:value-type="float">
            <text:p>0.020093657401901</text:p>
          </table:table-cell>
          <table:table-cell table:formula="of:=0.5*[.RR12]*(([.RR5]-[.RQ5])/([.RR1]-[.RQ1]))^2" office:value-type="float" office:value="0.0458957302674434" calcext:value-type="float">
            <text:p>0.045895730267443</text:p>
          </table:table-cell>
          <table:table-cell table:formula="of:=0.5*[.RS12]*(([.RS5]-[.RR5])/([.RS1]-[.RR1]))^2" office:value-type="float" office:value="0.000676099330077558" calcext:value-type="float">
            <text:p>0.000676099330078</text:p>
          </table:table-cell>
          <table:table-cell table:formula="of:=0.5*[.RT12]*(([.RT5]-[.RS5])/([.RT1]-[.RS1]))^2" office:value-type="float" office:value="0.107256368274659" calcext:value-type="float">
            <text:p>0.107256368274659</text:p>
          </table:table-cell>
          <table:table-cell table:formula="of:=0.5*[.RU12]*(([.RU5]-[.RT5])/([.RU1]-[.RT1]))^2" office:value-type="float" office:value="0.0600922861155553" calcext:value-type="float">
            <text:p>0.060092286115555</text:p>
          </table:table-cell>
          <table:table-cell table:formula="of:=0.5*[.RV12]*(([.RV5]-[.RU5])/([.RV1]-[.RU1]))^2" office:value-type="float" office:value="0.000760192403507649" calcext:value-type="float">
            <text:p>0.000760192403508</text:p>
          </table:table-cell>
          <table:table-cell table:formula="of:=0.5*[.RW12]*(([.RW5]-[.RV5])/([.RW1]-[.RV1]))^2" office:value-type="float" office:value="0.0583705317763139" calcext:value-type="float">
            <text:p>0.058370531776314</text:p>
          </table:table-cell>
          <table:table-cell table:formula="of:=0.5*[.RX12]*(([.RX5]-[.RW5])/([.RX1]-[.RW1]))^2" office:value-type="float" office:value="0.0847855513780885" calcext:value-type="float">
            <text:p>0.084785551378089</text:p>
          </table:table-cell>
          <table:table-cell table:formula="of:=0.5*[.RY12]*(([.RY5]-[.RX5])/([.RY1]-[.RX1]))^2" office:value-type="float" office:value="0.0454904702541478" calcext:value-type="float">
            <text:p>0.045490470254148</text:p>
          </table:table-cell>
          <table:table-cell table:formula="of:=0.5*[.RZ12]*(([.RZ5]-[.RY5])/([.RZ1]-[.RY1]))^2" office:value-type="float" office:value="0.0161435386481947" calcext:value-type="float">
            <text:p>0.016143538648195</text:p>
          </table:table-cell>
          <table:table-cell table:formula="of:=0.5*[.SA12]*(([.SA5]-[.RZ5])/([.SA1]-[.RZ1]))^2" office:value-type="float" office:value="0.000343641123583795" calcext:value-type="float">
            <text:p>0.000343641123584</text:p>
          </table:table-cell>
          <table:table-cell table:formula="of:=0.5*[.SB12]*(([.SB5]-[.SA5])/([.SB1]-[.SA1]))^2" office:value-type="float" office:value="0.0598890412383544" calcext:value-type="float">
            <text:p>0.059889041238354</text:p>
          </table:table-cell>
          <table:table-cell table:formula="of:=0.5*[.SC12]*(([.SC5]-[.SB5])/([.SC1]-[.SB1]))^2" office:value-type="float" office:value="0.104587632811496" calcext:value-type="float">
            <text:p>0.104587632811496</text:p>
          </table:table-cell>
          <table:table-cell table:formula="of:=0.5*[.SD12]*(([.SD5]-[.SC5])/([.SD1]-[.SC1]))^2" office:value-type="float" office:value="0.000805053007629929" calcext:value-type="float">
            <text:p>0.00080505300763</text:p>
          </table:table-cell>
          <table:table-cell table:formula="of:=0.5*[.SE12]*(([.SE5]-[.SD5])/([.SE1]-[.SD1]))^2" office:value-type="float" office:value="0.0292757282207693" calcext:value-type="float">
            <text:p>0.029275728220769</text:p>
          </table:table-cell>
          <table:table-cell table:formula="of:=0.5*[.SF12]*(([.SF5]-[.SE5])/([.SF1]-[.SE1]))^2" office:value-type="float" office:value="0.0755886387499587" calcext:value-type="float">
            <text:p>0.075588638749959</text:p>
          </table:table-cell>
          <table:table-cell table:formula="of:=0.5*[.SG12]*(([.SG5]-[.SF5])/([.SG1]-[.SF1]))^2" office:value-type="float" office:value="0.0530961063878811" calcext:value-type="float">
            <text:p>0.053096106387881</text:p>
          </table:table-cell>
          <table:table-cell table:formula="of:=0.5*[.SH12]*(([.SH5]-[.SG5])/([.SH1]-[.SG1]))^2" office:value-type="float" office:value="0.0592179721298819" calcext:value-type="float">
            <text:p>0.059217972129882</text:p>
          </table:table-cell>
          <table:table-cell table:formula="of:=0.5*[.SI12]*(([.SI5]-[.SH5])/([.SI1]-[.SH1]))^2" office:value-type="float" office:value="0.0359813784322551" calcext:value-type="float">
            <text:p>0.035981378432255</text:p>
          </table:table-cell>
          <table:table-cell table:formula="of:=0.5*[.SJ12]*(([.SJ5]-[.SI5])/([.SJ1]-[.SI1]))^2" office:value-type="float" office:value="0.000000173934862874791" calcext:value-type="float">
            <text:p>1.73934862874791E-07</text:p>
          </table:table-cell>
          <table:table-cell table:formula="of:=0.5*[.SK12]*(([.SK5]-[.SJ5])/([.SK1]-[.SJ1]))^2" office:value-type="float" office:value="0.000437232407968409" calcext:value-type="float">
            <text:p>0.000437232407968</text:p>
          </table:table-cell>
          <table:table-cell table:formula="of:=0.5*[.SL12]*(([.SL5]-[.SK5])/([.SL1]-[.SK1]))^2" office:value-type="float" office:value="0.0438839170952369" calcext:value-type="float">
            <text:p>0.043883917095237</text:p>
          </table:table-cell>
          <table:table-cell table:formula="of:=0.5*[.SM12]*(([.SM5]-[.SL5])/([.SM1]-[.SL1]))^2" office:value-type="float" office:value="0.059048432942051" calcext:value-type="float">
            <text:p>0.059048432942051</text:p>
          </table:table-cell>
          <table:table-cell table:formula="of:=0.5*[.SN12]*(([.SN5]-[.SM5])/([.SN1]-[.SM1]))^2" office:value-type="float" office:value="0.0406999410750433" calcext:value-type="float">
            <text:p>0.040699941075043</text:p>
          </table:table-cell>
          <table:table-cell table:formula="of:=0.5*[.SO12]*(([.SO5]-[.SN5])/([.SO1]-[.SN1]))^2" office:value-type="float" office:value="0.0260630788875564" calcext:value-type="float">
            <text:p>0.026063078887557</text:p>
          </table:table-cell>
          <table:table-cell table:formula="of:=0.5*[.SP12]*(([.SP5]-[.SO5])/([.SP1]-[.SO1]))^2" office:value-type="float" office:value="0.070356157074284" calcext:value-type="float">
            <text:p>0.070356157074284</text:p>
          </table:table-cell>
          <table:table-cell table:formula="of:=0.5*[.SQ12]*(([.SQ5]-[.SP5])/([.SQ1]-[.SP1]))^2" office:value-type="float" office:value="0.0810003944390571" calcext:value-type="float">
            <text:p>0.081000394439057</text:p>
          </table:table-cell>
          <table:table-cell table:formula="of:=0.5*[.SR12]*(([.SR5]-[.SQ5])/([.SR1]-[.SQ1]))^2" office:value-type="float" office:value="0.0530253108876153" calcext:value-type="float">
            <text:p>0.053025310887615</text:p>
          </table:table-cell>
          <table:table-cell table:formula="of:=0.5*[.SS12]*(([.SS5]-[.SR5])/([.SS1]-[.SR1]))^2" office:value-type="float" office:value="0.00745958870385911" calcext:value-type="float">
            <text:p>0.007459588703859</text:p>
          </table:table-cell>
          <table:table-cell table:formula="of:=0.5*[.ST12]*(([.ST5]-[.SS5])/([.ST1]-[.SS1]))^2" office:value-type="float" office:value="0.000880991777449425" calcext:value-type="float">
            <text:p>0.000880991777449</text:p>
          </table:table-cell>
          <table:table-cell table:formula="of:=0.5*[.SU12]*(([.SU5]-[.ST5])/([.SU1]-[.ST1]))^2" office:value-type="float" office:value="0.0736289372770471" calcext:value-type="float">
            <text:p>0.073628937277047</text:p>
          </table:table-cell>
          <table:table-cell table:formula="of:=0.5*[.SV12]*(([.SV5]-[.SU5])/([.SV1]-[.SU1]))^2" office:value-type="float" office:value="0.0937767178577277" calcext:value-type="float">
            <text:p>0.093776717857728</text:p>
          </table:table-cell>
          <table:table-cell table:formula="of:=0.5*[.SW12]*(([.SW5]-[.SV5])/([.SW1]-[.SV1]))^2" office:value-type="float" office:value="0.0011632867203304" calcext:value-type="float">
            <text:p>0.00116328672033</text:p>
          </table:table-cell>
          <table:table-cell table:formula="of:=0.5*[.SX12]*(([.SX5]-[.SW5])/([.SX1]-[.SW1]))^2" office:value-type="float" office:value="0.00824696566976991" calcext:value-type="float">
            <text:p>0.00824696566977</text:p>
          </table:table-cell>
          <table:table-cell table:formula="of:=0.5*[.SY12]*(([.SY5]-[.SX5])/([.SY1]-[.SX1]))^2" office:value-type="float" office:value="0.0817918319971721" calcext:value-type="float">
            <text:p>0.081791831997172</text:p>
          </table:table-cell>
          <table:table-cell table:formula="of:=0.5*[.SZ12]*(([.SZ5]-[.SY5])/([.SZ1]-[.SY1]))^2" office:value-type="float" office:value="0.082312280304742" calcext:value-type="float">
            <text:p>0.082312280304742</text:p>
          </table:table-cell>
          <table:table-cell table:formula="of:=0.5*[.TA12]*(([.TA5]-[.SZ5])/([.TA1]-[.SZ1]))^2" office:value-type="float" office:value="0.0295386842407566" calcext:value-type="float">
            <text:p>0.029538684240757</text:p>
          </table:table-cell>
          <table:table-cell table:formula="of:=0.5*[.TB12]*(([.TB5]-[.TA5])/([.TB1]-[.TA1]))^2" office:value-type="float" office:value="0.0000639434409732853" calcext:value-type="float">
            <text:p>6.39434409732853E-05</text:p>
          </table:table-cell>
          <table:table-cell table:formula="of:=0.5*[.TC12]*(([.TC5]-[.TB5])/([.TC1]-[.TB1]))^2" office:value-type="float" office:value="0.0186549945060025" calcext:value-type="float">
            <text:p>0.018654994506003</text:p>
          </table:table-cell>
          <table:table-cell table:formula="of:=0.5*[.TD12]*(([.TD5]-[.TC5])/([.TD1]-[.TC1]))^2" office:value-type="float" office:value="0.0579870710596048" calcext:value-type="float">
            <text:p>0.057987071059605</text:p>
          </table:table-cell>
          <table:table-cell table:formula="of:=0.5*[.TE12]*(([.TE5]-[.TD5])/([.TE1]-[.TD1]))^2" office:value-type="float" office:value="0.0574080038269394" calcext:value-type="float">
            <text:p>0.05740800382694</text:p>
          </table:table-cell>
          <table:table-cell table:formula="of:=0.5*[.TF12]*(([.TF5]-[.TE5])/([.TF1]-[.TE1]))^2" office:value-type="float" office:value="0.00655161740546975" calcext:value-type="float">
            <text:p>0.00655161740547</text:p>
          </table:table-cell>
          <table:table-cell table:formula="of:=0.5*[.TG12]*(([.TG5]-[.TF5])/([.TG1]-[.TF1]))^2" office:value-type="float" office:value="0.0464952533909835" calcext:value-type="float">
            <text:p>0.046495253390984</text:p>
          </table:table-cell>
          <table:table-cell table:formula="of:=0.5*[.TH12]*(([.TH5]-[.TG5])/([.TH1]-[.TG1]))^2" office:value-type="float" office:value="0.034170992135712" calcext:value-type="float">
            <text:p>0.034170992135712</text:p>
          </table:table-cell>
          <table:table-cell table:formula="of:=0.5*[.TI12]*(([.TI5]-[.TH5])/([.TI1]-[.TH1]))^2" office:value-type="float" office:value="0.0254440299310177" calcext:value-type="float">
            <text:p>0.025444029931018</text:p>
          </table:table-cell>
          <table:table-cell table:formula="of:=0.5*[.TJ12]*(([.TJ5]-[.TI5])/([.TJ1]-[.TI1]))^2" office:value-type="float" office:value="0.0000287427260201104" calcext:value-type="float">
            <text:p>2.87427260201104E-05</text:p>
          </table:table-cell>
          <table:table-cell table:formula="of:=0.5*[.TK12]*(([.TK5]-[.TJ5])/([.TK1]-[.TJ1]))^2" office:value-type="float" office:value="0.00299840233910069" calcext:value-type="float">
            <text:p>0.002998402339101</text:p>
          </table:table-cell>
          <table:table-cell table:formula="of:=0.5*[.TL12]*(([.TL5]-[.TK5])/([.TL1]-[.TK1]))^2" office:value-type="float" office:value="0.0383516030100465" calcext:value-type="float">
            <text:p>0.038351603010047</text:p>
          </table:table-cell>
          <table:table-cell table:formula="of:=0.5*[.TM12]*(([.TM5]-[.TL5])/([.TM1]-[.TL1]))^2" office:value-type="float" office:value="0.022405038890711" calcext:value-type="float">
            <text:p>0.022405038890711</text:p>
          </table:table-cell>
          <table:table-cell table:formula="of:=0.5*[.TN12]*(([.TN5]-[.TM5])/([.TN1]-[.TM1]))^2" office:value-type="float" office:value="0.0000753355471017789" calcext:value-type="float">
            <text:p>7.53355471017789E-05</text:p>
          </table:table-cell>
          <table:table-cell table:formula="of:=0.5*[.TO12]*(([.TO5]-[.TN5])/([.TO1]-[.TN1]))^2" office:value-type="float" office:value="0.0142302219485239" calcext:value-type="float">
            <text:p>0.014230221948524</text:p>
          </table:table-cell>
          <table:table-cell table:formula="of:=0.5*[.TP12]*(([.TP5]-[.TO5])/([.TP1]-[.TO1]))^2" office:value-type="float" office:value="0.0208034143498103" calcext:value-type="float">
            <text:p>0.02080341434981</text:p>
          </table:table-cell>
          <table:table-cell table:formula="of:=0.5*[.TQ12]*(([.TQ5]-[.TP5])/([.TQ1]-[.TP1]))^2" office:value-type="float" office:value="0.0252899659419023" calcext:value-type="float">
            <text:p>0.025289965941902</text:p>
          </table:table-cell>
          <table:table-cell table:formula="of:=0.5*[.TR12]*(([.TR5]-[.TQ5])/([.TR1]-[.TQ1]))^2" office:value-type="float" office:value="0.0415599550900726" calcext:value-type="float">
            <text:p>0.041559955090073</text:p>
          </table:table-cell>
          <table:table-cell table:formula="of:=0.5*[.TS12]*(([.TS5]-[.TR5])/([.TS1]-[.TR1]))^2" office:value-type="float" office:value="0.00403371531721563" calcext:value-type="float">
            <text:p>0.004033715317216</text:p>
          </table:table-cell>
          <table:table-cell table:formula="of:=0.5*[.TT12]*(([.TT5]-[.TS5])/([.TT1]-[.TS1]))^2" office:value-type="float" office:value="0.000389301255896451" calcext:value-type="float">
            <text:p>0.000389301255896</text:p>
          </table:table-cell>
          <table:table-cell table:formula="of:=0.5*[.TU12]*(([.TU5]-[.TT5])/([.TU1]-[.TT1]))^2" office:value-type="float" office:value="0.000224112328562643" calcext:value-type="float">
            <text:p>0.000224112328563</text:p>
          </table:table-cell>
          <table:table-cell table:formula="of:=0.5*[.TV12]*(([.TV5]-[.TU5])/([.TV1]-[.TU1]))^2" office:value-type="float" office:value="0.0204760883595357" calcext:value-type="float">
            <text:p>0.020476088359536</text:p>
          </table:table-cell>
          <table:table-cell table:formula="of:=0.5*[.TW12]*(([.TW5]-[.TV5])/([.TW1]-[.TV1]))^2" office:value-type="float" office:value="0.0364278289600849" calcext:value-type="float">
            <text:p>0.036427828960085</text:p>
          </table:table-cell>
          <table:table-cell table:formula="of:=0.5*[.TX12]*(([.TX5]-[.TW5])/([.TX1]-[.TW1]))^2" office:value-type="float" office:value="0.0186289190127117" calcext:value-type="float">
            <text:p>0.018628919012712</text:p>
          </table:table-cell>
          <table:table-cell table:formula="of:=0.5*[.TY12]*(([.TY5]-[.TX5])/([.TY1]-[.TX1]))^2" office:value-type="float" office:value="0.0000463258311395476" calcext:value-type="float">
            <text:p>4.63258311395476E-05</text:p>
          </table:table-cell>
          <table:table-cell table:formula="of:=0.5*[.TZ12]*(([.TZ5]-[.TY5])/([.TZ1]-[.TY1]))^2" office:value-type="float" office:value="0.0208072629122842" calcext:value-type="float">
            <text:p>0.020807262912284</text:p>
          </table:table-cell>
          <table:table-cell table:formula="of:=0.5*[.UA12]*(([.UA5]-[.TZ5])/([.UA1]-[.TZ1]))^2" office:value-type="float" office:value="0.0198361961678299" calcext:value-type="float">
            <text:p>0.01983619616783</text:p>
          </table:table-cell>
          <table:table-cell table:formula="of:=0.5*[.UB12]*(([.UB5]-[.UA5])/([.UB1]-[.UA1]))^2" office:value-type="float" office:value="0.0253128881080972" calcext:value-type="float">
            <text:p>0.025312888108097</text:p>
          </table:table-cell>
          <table:table-cell table:formula="of:=0.5*[.UC12]*(([.UC5]-[.UB5])/([.UC1]-[.UB1]))^2" office:value-type="float" office:value="0.00573547514473764" calcext:value-type="float">
            <text:p>0.005735475144738</text:p>
          </table:table-cell>
          <table:table-cell table:formula="of:=0.5*[.UD12]*(([.UD5]-[.UC5])/([.UD1]-[.UC1]))^2" office:value-type="float" office:value="0.0000690060936010003" calcext:value-type="float">
            <text:p>6.90060936010003E-05</text:p>
          </table:table-cell>
          <table:table-cell table:formula="of:=0.5*[.UE12]*(([.UE5]-[.UD5])/([.UE1]-[.UD1]))^2" office:value-type="float" office:value="0.00214062320466016" calcext:value-type="float">
            <text:p>0.00214062320466</text:p>
          </table:table-cell>
          <table:table-cell table:formula="of:=0.5*[.UF12]*(([.UF5]-[.UE5])/([.UF1]-[.UE1]))^2" office:value-type="float" office:value="0.0500750070727205" calcext:value-type="float">
            <text:p>0.050075007072721</text:p>
          </table:table-cell>
          <table:table-cell table:formula="of:=0.5*[.UG12]*(([.UG5]-[.UF5])/([.UG1]-[.UF1]))^2" office:value-type="float" office:value="0.0363537482084502" calcext:value-type="float">
            <text:p>0.03635374820845</text:p>
          </table:table-cell>
          <table:table-cell table:formula="of:=0.5*[.UH12]*(([.UH5]-[.UG5])/([.UH1]-[.UG1]))^2" office:value-type="float" office:value="0.00741045661146627" calcext:value-type="float">
            <text:p>0.007410456611466</text:p>
          </table:table-cell>
          <table:table-cell table:formula="of:=0.5*[.UI12]*(([.UI5]-[.UH5])/([.UI1]-[.UH1]))^2" office:value-type="float" office:value="0.0150333853746144" calcext:value-type="float">
            <text:p>0.015033385374614</text:p>
          </table:table-cell>
          <table:table-cell table:formula="of:=0.5*[.UJ12]*(([.UJ5]-[.UI5])/([.UJ1]-[.UI1]))^2" office:value-type="float" office:value="0.0401364636020294" calcext:value-type="float">
            <text:p>0.040136463602029</text:p>
          </table:table-cell>
          <table:table-cell table:formula="of:=0.5*[.UK12]*(([.UK5]-[.UJ5])/([.UK1]-[.UJ1]))^2" office:value-type="float" office:value="0.0338002773511716" calcext:value-type="float">
            <text:p>0.033800277351172</text:p>
          </table:table-cell>
          <table:table-cell table:formula="of:=0.5*[.UL12]*(([.UL5]-[.UK5])/([.UL1]-[.UK1]))^2" office:value-type="float" office:value="0.0407974113409612" calcext:value-type="float">
            <text:p>0.040797411340961</text:p>
          </table:table-cell>
          <table:table-cell table:formula="of:=0.5*[.UM12]*(([.UM5]-[.UL5])/([.UM1]-[.UL1]))^2" office:value-type="float" office:value="0.000450387391909282" calcext:value-type="float">
            <text:p>0.000450387391909</text:p>
          </table:table-cell>
          <table:table-cell table:formula="of:=0.5*[.UN12]*(([.UN5]-[.UM5])/([.UN1]-[.UM1]))^2" office:value-type="float" office:value="0.000228954578688278" calcext:value-type="float">
            <text:p>0.000228954578688</text:p>
          </table:table-cell>
          <table:table-cell table:formula="of:=0.5*[.UO12]*(([.UO5]-[.UN5])/([.UO1]-[.UN1]))^2" office:value-type="float" office:value="0.00519868430544053" calcext:value-type="float">
            <text:p>0.005198684305441</text:p>
          </table:table-cell>
          <table:table-cell table:formula="of:=0.5*[.UP12]*(([.UP5]-[.UO5])/([.UP1]-[.UO1]))^2" office:value-type="float" office:value="0.0606156860901526" calcext:value-type="float">
            <text:p>0.060615686090153</text:p>
          </table:table-cell>
          <table:table-cell table:formula="of:=0.5*[.UQ12]*(([.UQ5]-[.UP5])/([.UQ1]-[.UP1]))^2" office:value-type="float" office:value="0.0207024471462746" calcext:value-type="float">
            <text:p>0.020702447146275</text:p>
          </table:table-cell>
          <table:table-cell table:formula="of:=0.5*[.UR12]*(([.UR5]-[.UQ5])/([.UR1]-[.UQ1]))^2" office:value-type="float" office:value="0.027667901323761" calcext:value-type="float">
            <text:p>0.027667901323761</text:p>
          </table:table-cell>
          <table:table-cell table:formula="of:=0.5*[.US12]*(([.US5]-[.UR5])/([.US1]-[.UR1]))^2" office:value-type="float" office:value="0.104516581298739" calcext:value-type="float">
            <text:p>0.104516581298739</text:p>
          </table:table-cell>
          <table:table-cell table:formula="of:=0.5*[.UT12]*(([.UT5]-[.US5])/([.UT1]-[.US1]))^2" office:value-type="float" office:value="0.000647732095469653" calcext:value-type="float">
            <text:p>0.00064773209547</text:p>
          </table:table-cell>
          <table:table-cell table:formula="of:=0.5*[.UU12]*(([.UU5]-[.UT5])/([.UU1]-[.UT1]))^2" office:value-type="float" office:value="0.0369626166603952" calcext:value-type="float">
            <text:p>0.036962616660395</text:p>
          </table:table-cell>
          <table:table-cell table:formula="of:=0.5*[.UV12]*(([.UV5]-[.UU5])/([.UV1]-[.UU1]))^2" office:value-type="float" office:value="0.0381897014192832" calcext:value-type="float">
            <text:p>0.038189701419283</text:p>
          </table:table-cell>
          <table:table-cell table:formula="of:=0.5*[.UW12]*(([.UW5]-[.UV5])/([.UW1]-[.UV1]))^2" office:value-type="float" office:value="0.0926321822812595" calcext:value-type="float">
            <text:p>0.09263218228126</text:p>
          </table:table-cell>
          <table:table-cell table:formula="of:=0.5*[.UX12]*(([.UX5]-[.UW5])/([.UX1]-[.UW1]))^2" office:value-type="float" office:value="0.000555410449639756" calcext:value-type="float">
            <text:p>0.00055541044964</text:p>
          </table:table-cell>
          <table:table-cell table:formula="of:=0.5*[.UY12]*(([.UY5]-[.UX5])/([.UY1]-[.UX1]))^2" office:value-type="float" office:value="0.0178096905498577" calcext:value-type="float">
            <text:p>0.017809690549858</text:p>
          </table:table-cell>
          <table:table-cell table:formula="of:=0.5*[.UZ12]*(([.UZ5]-[.UY5])/([.UZ1]-[.UY1]))^2" office:value-type="float" office:value="0.00101283717781052" calcext:value-type="float">
            <text:p>0.001012837177811</text:p>
          </table:table-cell>
          <table:table-cell table:formula="of:=0.5*[.VA12]*(([.VA5]-[.UZ5])/([.VA1]-[.UZ1]))^2" office:value-type="float" office:value="0.0575233244541025" calcext:value-type="float">
            <text:p>0.057523324454103</text:p>
          </table:table-cell>
          <table:table-cell table:formula="of:=0.5*[.VB12]*(([.VB5]-[.VA5])/([.VB1]-[.VA1]))^2" office:value-type="float" office:value="0.0417629135971609" calcext:value-type="float">
            <text:p>0.041762913597161</text:p>
          </table:table-cell>
          <table:table-cell table:formula="of:=0.5*[.VC12]*(([.VC5]-[.VB5])/([.VC1]-[.VB1]))^2" office:value-type="float" office:value="0.144616372422701" calcext:value-type="float">
            <text:p>0.144616372422701</text:p>
          </table:table-cell>
          <table:table-cell table:formula="of:=0.5*[.VD12]*(([.VD5]-[.VC5])/([.VD1]-[.VC1]))^2" office:value-type="float" office:value="0.0104062293852715" calcext:value-type="float">
            <text:p>0.010406229385272</text:p>
          </table:table-cell>
          <table:table-cell table:formula="of:=0.5*[.VE12]*(([.VE5]-[.VD5])/([.VE1]-[.VD1]))^2" office:value-type="float" office:value="0.042207609576512" calcext:value-type="float">
            <text:p>0.042207609576512</text:p>
          </table:table-cell>
          <table:table-cell table:formula="of:=0.5*[.VF12]*(([.VF5]-[.VE5])/([.VF1]-[.VE1]))^2" office:value-type="float" office:value="0.0396368877243325" calcext:value-type="float">
            <text:p>0.039636887724333</text:p>
          </table:table-cell>
          <table:table-cell table:formula="of:=0.5*[.VG12]*(([.VG5]-[.VF5])/([.VG1]-[.VF1]))^2" office:value-type="float" office:value="0.0458145726616539" calcext:value-type="float">
            <text:p>0.045814572661654</text:p>
          </table:table-cell>
          <table:table-cell table:formula="of:=0.5*[.VH12]*(([.VH5]-[.VG5])/([.VH1]-[.VG1]))^2" office:value-type="float" office:value="0.00000096310321432224" calcext:value-type="float">
            <text:p>9.6310321432224E-07</text:p>
          </table:table-cell>
          <table:table-cell table:formula="of:=0.5*[.VI12]*(([.VI5]-[.VH5])/([.VI1]-[.VH1]))^2" office:value-type="float" office:value="0.00186414085609377" calcext:value-type="float">
            <text:p>0.001864140856094</text:p>
          </table:table-cell>
          <table:table-cell table:formula="of:=0.5*[.VJ12]*(([.VJ5]-[.VI5])/([.VJ1]-[.VI1]))^2" office:value-type="float" office:value="0.0530646942391785" calcext:value-type="float">
            <text:p>0.053064694239179</text:p>
          </table:table-cell>
          <table:table-cell table:formula="of:=0.5*[.VK12]*(([.VK5]-[.VJ5])/([.VK1]-[.VJ1]))^2" office:value-type="float" office:value="0.0455377472978742" calcext:value-type="float">
            <text:p>0.045537747297874</text:p>
          </table:table-cell>
          <table:table-cell table:formula="of:=0.5*[.VL12]*(([.VL5]-[.VK5])/([.VL1]-[.VK1]))^2" office:value-type="float" office:value="0.0143564701883061" calcext:value-type="float">
            <text:p>0.014356470188306</text:p>
          </table:table-cell>
          <table:table-cell table:formula="of:=0.5*[.VM12]*(([.VM5]-[.VL5])/([.VM1]-[.VL1]))^2" office:value-type="float" office:value="0.0615111998674781" calcext:value-type="float">
            <text:p>0.061511199867478</text:p>
          </table:table-cell>
          <table:table-cell table:formula="of:=0.5*[.VN12]*(([.VN5]-[.VM5])/([.VN1]-[.VM1]))^2" office:value-type="float" office:value="0.0244409437268769" calcext:value-type="float">
            <text:p>0.024440943726877</text:p>
          </table:table-cell>
          <table:table-cell table:formula="of:=0.5*[.VO12]*(([.VO5]-[.VN5])/([.VO1]-[.VN1]))^2" office:value-type="float" office:value="0.0442223627837623" calcext:value-type="float">
            <text:p>0.044222362783762</text:p>
          </table:table-cell>
          <table:table-cell table:formula="of:=0.5*[.VP12]*(([.VP5]-[.VO5])/([.VP1]-[.VO1]))^2" office:value-type="float" office:value="0.0000836896403673116" calcext:value-type="float">
            <text:p>8.36896403673116E-05</text:p>
          </table:table-cell>
          <table:table-cell table:formula="of:=0.5*[.VQ12]*(([.VQ5]-[.VP5])/([.VQ1]-[.VP1]))^2" office:value-type="float" office:value="0.000372593589881696" calcext:value-type="float">
            <text:p>0.000372593589882</text:p>
          </table:table-cell>
          <table:table-cell table:formula="of:=0.5*[.VR12]*(([.VR5]-[.VQ5])/([.VR1]-[.VQ1]))^2" office:value-type="float" office:value="0.000357351764784733" calcext:value-type="float">
            <text:p>0.000357351764785</text:p>
          </table:table-cell>
          <table:table-cell table:formula="of:=0.5*[.VS12]*(([.VS5]-[.VR5])/([.VS1]-[.VR1]))^2" office:value-type="float" office:value="0.0668839593525382" calcext:value-type="float">
            <text:p>0.066883959352538</text:p>
          </table:table-cell>
          <table:table-cell table:formula="of:=0.5*[.VT12]*(([.VT5]-[.VS5])/([.VT1]-[.VS1]))^2" office:value-type="float" office:value="0.0633614855554161" calcext:value-type="float">
            <text:p>0.063361485555416</text:p>
          </table:table-cell>
          <table:table-cell table:formula="of:=0.5*[.VU12]*(([.VU5]-[.VT5])/([.VU1]-[.VT1]))^2" office:value-type="float" office:value="0.00631499707331026" calcext:value-type="float">
            <text:p>0.00631499707331</text:p>
          </table:table-cell>
          <table:table-cell table:formula="of:=0.5*[.VV12]*(([.VV5]-[.VU5])/([.VV1]-[.VU1]))^2" office:value-type="float" office:value="0.048557979436149" calcext:value-type="float">
            <text:p>0.048557979436149</text:p>
          </table:table-cell>
          <table:table-cell table:formula="of:=0.5*[.VW12]*(([.VW5]-[.VV5])/([.VW1]-[.VV1]))^2" office:value-type="float" office:value="0.0229305326746683" calcext:value-type="float">
            <text:p>0.022930532674668</text:p>
          </table:table-cell>
          <table:table-cell table:formula="of:=0.5*[.VX12]*(([.VX5]-[.VW5])/([.VX1]-[.VW1]))^2" office:value-type="float" office:value="0.0426196997480419" calcext:value-type="float">
            <text:p>0.042619699748042</text:p>
          </table:table-cell>
          <table:table-cell table:formula="of:=0.5*[.VY12]*(([.VY5]-[.VX5])/([.VY1]-[.VX1]))^2" office:value-type="float" office:value="0.000884011252316412" calcext:value-type="float">
            <text:p>0.000884011252316</text:p>
          </table:table-cell>
          <table:table-cell table:formula="of:=0.5*[.VZ12]*(([.VZ5]-[.VY5])/([.VZ1]-[.VY1]))^2" office:value-type="float" office:value="0.00087968243944622" calcext:value-type="float">
            <text:p>0.000879682439446</text:p>
          </table:table-cell>
          <table:table-cell table:formula="of:=0.5*[.WA12]*(([.WA5]-[.VZ5])/([.WA1]-[.VZ1]))^2" office:value-type="float" office:value="0.0502686421598867" calcext:value-type="float">
            <text:p>0.050268642159887</text:p>
          </table:table-cell>
          <table:table-cell table:formula="of:=0.5*[.WB12]*(([.WB5]-[.WA5])/([.WB1]-[.WA1]))^2" office:value-type="float" office:value="0.0475448660861544" calcext:value-type="float">
            <text:p>0.047544866086154</text:p>
          </table:table-cell>
          <table:table-cell table:formula="of:=0.5*[.WC12]*(([.WC5]-[.WB5])/([.WC1]-[.WB1]))^2" office:value-type="float" office:value="0.0212336700864928" calcext:value-type="float">
            <text:p>0.021233670086493</text:p>
          </table:table-cell>
          <table:table-cell table:formula="of:=0.5*[.WD12]*(([.WD5]-[.WC5])/([.WD1]-[.WC1]))^2" office:value-type="float" office:value="0.0134331082952827" calcext:value-type="float">
            <text:p>0.013433108295283</text:p>
          </table:table-cell>
          <table:table-cell table:formula="of:=0.5*[.WE12]*(([.WE5]-[.WD5])/([.WE1]-[.WD1]))^2" office:value-type="float" office:value="0.0523693533498945" calcext:value-type="float">
            <text:p>0.052369353349895</text:p>
          </table:table-cell>
          <table:table-cell table:formula="of:=0.5*[.WF12]*(([.WF5]-[.WE5])/([.WF1]-[.WE1]))^2" office:value-type="float" office:value="0.0375629142288256" calcext:value-type="float">
            <text:p>0.037562914228826</text:p>
          </table:table-cell>
          <table:table-cell table:formula="of:=0.5*[.WG12]*(([.WG5]-[.WF5])/([.WG1]-[.WF1]))^2" office:value-type="float" office:value="0.0484661133614652" calcext:value-type="float">
            <text:p>0.048466113361465</text:p>
          </table:table-cell>
          <table:table-cell table:formula="of:=0.5*[.WH12]*(([.WH5]-[.WG5])/([.WH1]-[.WG1]))^2" office:value-type="float" office:value="0.00636195097401586" calcext:value-type="float">
            <text:p>0.006361950974016</text:p>
          </table:table-cell>
          <table:table-cell table:formula="of:=0.5*[.WI12]*(([.WI5]-[.WH5])/([.WI1]-[.WH1]))^2" office:value-type="float" office:value="0.000462880836333573" calcext:value-type="float">
            <text:p>0.000462880836334</text:p>
          </table:table-cell>
          <table:table-cell table:formula="of:=0.5*[.WJ12]*(([.WJ5]-[.WI5])/([.WJ1]-[.WI1]))^2" office:value-type="float" office:value="0.0501758976159359" calcext:value-type="float">
            <text:p>0.050175897615936</text:p>
          </table:table-cell>
          <table:table-cell table:formula="of:=0.5*[.WK12]*(([.WK5]-[.WJ5])/([.WK1]-[.WJ1]))^2" office:value-type="float" office:value="0.00762779626956534" calcext:value-type="float">
            <text:p>0.007627796269565</text:p>
          </table:table-cell>
          <table:table-cell table:formula="of:=0.5*[.WL12]*(([.WL5]-[.WK5])/([.WL1]-[.WK1]))^2" office:value-type="float" office:value="0.0508080009839223" calcext:value-type="float">
            <text:p>0.050808000983922</text:p>
          </table:table-cell>
          <table:table-cell table:formula="of:=0.5*[.WM12]*(([.WM5]-[.WL5])/([.WM1]-[.WL1]))^2" office:value-type="float" office:value="0.0142158251483622" calcext:value-type="float">
            <text:p>0.014215825148362</text:p>
          </table:table-cell>
          <table:table-cell table:formula="of:=0.5*[.WN12]*(([.WN5]-[.WM5])/([.WN1]-[.WM1]))^2" office:value-type="float" office:value="0.0152053019758651" calcext:value-type="float">
            <text:p>0.015205301975865</text:p>
          </table:table-cell>
          <table:table-cell table:formula="of:=0.5*[.WO12]*(([.WO5]-[.WN5])/([.WO1]-[.WN1]))^2" office:value-type="float" office:value="0.000947904323073537" calcext:value-type="float">
            <text:p>0.000947904323074</text:p>
          </table:table-cell>
          <table:table-cell table:formula="of:=0.5*[.WP12]*(([.WP5]-[.WO5])/([.WP1]-[.WO1]))^2" office:value-type="float" office:value="0.0035705149919589" calcext:value-type="float">
            <text:p>0.003570514991959</text:p>
          </table:table-cell>
          <table:table-cell table:formula="of:=0.5*[.WQ12]*(([.WQ5]-[.WP5])/([.WQ1]-[.WP1]))^2" office:value-type="float" office:value="0.0537752190059037" calcext:value-type="float">
            <text:p>0.053775219005904</text:p>
          </table:table-cell>
          <table:table-cell table:formula="of:=0.5*[.WR12]*(([.WR5]-[.WQ5])/([.WR1]-[.WQ1]))^2" office:value-type="float" office:value="0.00887673590613819" calcext:value-type="float">
            <text:p>0.008876735906138</text:p>
          </table:table-cell>
          <table:table-cell table:formula="of:=0.5*[.WS12]*(([.WS5]-[.WR5])/([.WS1]-[.WR1]))^2" office:value-type="float" office:value="0.00123779558115659" calcext:value-type="float">
            <text:p>0.001237795581157</text:p>
          </table:table-cell>
          <table:table-cell table:formula="of:=0.5*[.WT12]*(([.WT5]-[.WS5])/([.WT1]-[.WS1]))^2" office:value-type="float" office:value="0.00000921612451277196" calcext:value-type="float">
            <text:p>9.21612451277196E-06</text:p>
          </table:table-cell>
          <table:table-cell table:formula="of:=0.5*[.WU12]*(([.WU5]-[.WT5])/([.WU1]-[.WT1]))^2" office:value-type="float" office:value="0.0034566358129686" calcext:value-type="float">
            <text:p>0.003456635812969</text:p>
          </table:table-cell>
          <table:table-cell table:formula="of:=0.5*[.WV12]*(([.WV5]-[.WU5])/([.WV1]-[.WU1]))^2" office:value-type="float" office:value="0.0134234798326863" calcext:value-type="float">
            <text:p>0.013423479832686</text:p>
          </table:table-cell>
          <table:table-cell table:formula="of:=0.5*[.WW12]*(([.WW5]-[.WV5])/([.WW1]-[.WV1]))^2" office:value-type="float" office:value="0.00108553697644122" calcext:value-type="float">
            <text:p>0.001085536976441</text:p>
          </table:table-cell>
          <table:table-cell table:formula="of:=0.5*[.WX12]*(([.WX5]-[.WW5])/([.WX1]-[.WW1]))^2" office:value-type="float" office:value="0.000361456491122518" calcext:value-type="float">
            <text:p>0.000361456491123</text:p>
          </table:table-cell>
          <table:table-cell table:formula="of:=0.5*[.WY12]*(([.WY5]-[.WX5])/([.WY1]-[.WX1]))^2" office:value-type="float" office:value="0.00285134503319842" calcext:value-type="float">
            <text:p>0.002851345033198</text:p>
          </table:table-cell>
          <table:table-cell table:formula="of:=0.5*[.WZ12]*(([.WZ5]-[.WY5])/([.WZ1]-[.WY1]))^2" office:value-type="float" office:value="0.0014113583548368" calcext:value-type="float">
            <text:p>0.001411358354837</text:p>
          </table:table-cell>
          <table:table-cell table:formula="of:=0.5*[.XA12]*(([.XA5]-[.WZ5])/([.XA1]-[.WZ1]))^2" office:value-type="float" office:value="0.000545938856856167" calcext:value-type="float">
            <text:p>0.000545938856856</text:p>
          </table:table-cell>
          <table:table-cell table:formula="of:=0.5*[.XB12]*(([.XB5]-[.XA5])/([.XB1]-[.XA1]))^2" office:value-type="float" office:value="0.00000165875661894124" calcext:value-type="float">
            <text:p>1.65875661894124E-06</text:p>
          </table:table-cell>
          <table:table-cell table:formula="of:=0.5*[.XC12]*(([.XC5]-[.XB5])/([.XC1]-[.XB1]))^2" office:value-type="float" office:value="0.0000252509498241403" calcext:value-type="float">
            <text:p>2.52509498241403E-05</text:p>
          </table:table-cell>
          <table:table-cell table:formula="of:=0.5*[.XD12]*(([.XD5]-[.XC5])/([.XD1]-[.XC1]))^2" office:value-type="float" office:value="0.0000168748657819712" calcext:value-type="float">
            <text:p>1.68748657819712E-05</text:p>
          </table:table-cell>
          <table:table-cell table:formula="of:=0.5*[.XE12]*(([.XE5]-[.XD5])/([.XE1]-[.XD1]))^2" office:value-type="float" office:value="0.0000451007459785045" calcext:value-type="float">
            <text:p>4.51007459785045E-05</text:p>
          </table:table-cell>
          <table:table-cell table:formula="of:=0.5*[.XF12]*(([.XF5]-[.XE5])/([.XF1]-[.XE1]))^2" office:value-type="float" office:value="0.0000513472276562437" calcext:value-type="float">
            <text:p>5.13472276562437E-05</text:p>
          </table:table-cell>
          <table:table-cell table:formula="of:=0.5*[.XG12]*(([.XG5]-[.XF5])/([.XG1]-[.XF1]))^2" office:value-type="float" office:value="0.00000178329255097051" calcext:value-type="float">
            <text:p>1.78329255097051E-06</text:p>
          </table:table-cell>
          <table:table-cell table:formula="of:=0.5*[.XH12]*(([.XH5]-[.XG5])/([.XH1]-[.XG1]))^2" office:value-type="float" office:value="0.0000138282078500246" calcext:value-type="float">
            <text:p>1.38282078500246E-05</text:p>
          </table:table-cell>
          <table:table-cell table:formula="of:=0.5*[.XI12]*(([.XI5]-[.XH5])/([.XI1]-[.XH1]))^2" office:value-type="float" office:value="0.0000107236880277888" calcext:value-type="float">
            <text:p>1.07236880277888E-05</text:p>
          </table:table-cell>
          <table:table-cell table:formula="of:=0.5*[.XJ12]*(([.XJ5]-[.XI5])/([.XJ1]-[.XI1]))^2" office:value-type="float" office:value="0.00000291241071567071" calcext:value-type="float">
            <text:p>2.91241071567071E-06</text:p>
          </table:table-cell>
          <table:table-cell table:formula="of:=0.5*[.XK12]*(([.XK5]-[.XJ5])/([.XK1]-[.XJ1]))^2" office:value-type="float" office:value="0.0000000106616287658469" calcext:value-type="float">
            <text:p>1.06616287658469E-08</text:p>
          </table:table-cell>
          <table:table-cell table:formula="of:=0.5*[.XL12]*(([.XL5]-[.XK5])/([.XL1]-[.XK1]))^2" office:value-type="float" office:value="0.0000833761554046271" calcext:value-type="float">
            <text:p>8.33761554046271E-05</text:p>
          </table:table-cell>
          <table:table-cell table:formula="of:=0.5*[.XM12]*(([.XM5]-[.XL5])/([.XM1]-[.XL1]))^2" office:value-type="float" office:value="0.000422571292619133" calcext:value-type="float">
            <text:p>0.000422571292619</text:p>
          </table:table-cell>
          <table:table-cell table:formula="of:=0.5*[.XN12]*(([.XN5]-[.XM5])/([.XN1]-[.XM1]))^2" office:value-type="float" office:value="0.0000161351212167337" calcext:value-type="float">
            <text:p>1.61351212167337E-05</text:p>
          </table:table-cell>
          <table:table-cell table:formula="of:=0.5*[.XO12]*(([.XO5]-[.XN5])/([.XO1]-[.XN1]))^2" office:value-type="float" office:value="0.00000499440917791009" calcext:value-type="float">
            <text:p>4.99440917791009E-06</text:p>
          </table:table-cell>
          <table:table-cell table:formula="of:=0.5*[.XP12]*(([.XP5]-[.XO5])/([.XP1]-[.XO1]))^2" office:value-type="float" office:value="0.0000123028950996848" calcext:value-type="float">
            <text:p>1.23028950996848E-05</text:p>
          </table:table-cell>
          <table:table-cell table:formula="of:=0.5*[.XQ12]*(([.XQ5]-[.XP5])/([.XQ1]-[.XP1]))^2" office:value-type="float" office:value="0.00000826710288313316" calcext:value-type="float">
            <text:p>8.26710288313316E-06</text:p>
          </table:table-cell>
          <table:table-cell table:formula="of:=0.5*[.XR12]*(([.XR5]-[.XQ5])/([.XR1]-[.XQ1]))^2" office:value-type="float" office:value="0.0000376511281986153" calcext:value-type="float">
            <text:p>3.76511281986153E-05</text:p>
          </table:table-cell>
          <table:table-cell table:formula="of:=0.5*[.XS12]*(([.XS5]-[.XR5])/([.XS1]-[.XR1]))^2" office:value-type="float" office:value="0.0000056342683252571" calcext:value-type="float">
            <text:p>5.6342683252571E-06</text:p>
          </table:table-cell>
          <table:table-cell table:formula="of:=0.5*[.XT12]*(([.XT5]-[.XS5])/([.XT1]-[.XS1]))^2" office:value-type="float" office:value="0.00000666199002387304" calcext:value-type="float">
            <text:p>6.66199002387304E-06</text:p>
          </table:table-cell>
          <table:table-cell table:formula="of:=0.5*[.XU12]*(([.XU5]-[.XT5])/([.XU1]-[.XT1]))^2" office:value-type="float" office:value="0.0000040432378807022" calcext:value-type="float">
            <text:p>4.0432378807022E-06</text:p>
          </table:table-cell>
          <table:table-cell table:formula="of:=0.5*[.XV12]*(([.XV5]-[.XU5])/([.XV1]-[.XU1]))^2" office:value-type="float" office:value="0.0000198337243921998" calcext:value-type="float">
            <text:p>1.98337243921998E-05</text:p>
          </table:table-cell>
          <table:table-cell table:formula="of:=0.5*[.XW12]*(([.XW5]-[.XV5])/([.XW1]-[.XV1]))^2" office:value-type="float" office:value="0.00000177231607086539" calcext:value-type="float">
            <text:p>1.77231607086539E-06</text:p>
          </table:table-cell>
          <table:table-cell table:formula="of:=0.5*[.XX12]*(([.XX5]-[.XW5])/([.XX1]-[.XW1]))^2" office:value-type="float" office:value="0.0000122712980305454" calcext:value-type="float">
            <text:p>1.22712980305454E-05</text:p>
          </table:table-cell>
          <table:table-cell table:formula="of:=0.5*[.XY12]*(([.XY5]-[.XX5])/([.XY1]-[.XX1]))^2" office:value-type="float" office:value="0.0000249799449505006" calcext:value-type="float">
            <text:p>2.49799449505006E-05</text:p>
          </table:table-cell>
          <table:table-cell table:formula="of:=0.5*[.XZ12]*(([.XZ5]-[.XY5])/([.XZ1]-[.XY1]))^2" office:value-type="float" office:value="0.00000425632074834885" calcext:value-type="float">
            <text:p>4.25632074834885E-06</text:p>
          </table:table-cell>
          <table:table-cell table:formula="of:=0.5*[.YA12]*(([.YA5]-[.XZ5])/([.YA1]-[.XZ1]))^2" office:value-type="float" office:value="0.0000531101123321418" calcext:value-type="float">
            <text:p>5.31101123321418E-05</text:p>
          </table:table-cell>
          <table:table-cell table:formula="of:=0.5*[.YB12]*(([.YB5]-[.YA5])/([.YB1]-[.YA1]))^2" office:value-type="float" office:value="0.0000145708977269988" calcext:value-type="float">
            <text:p>1.45708977269988E-05</text:p>
          </table:table-cell>
          <table:table-cell table:formula="of:=0.5*[.YC12]*(([.YC5]-[.YB5])/([.YC1]-[.YB1]))^2" office:value-type="float" office:value="0.00000105671204267646" calcext:value-type="float">
            <text:p>1.05671204267646E-06</text:p>
          </table:table-cell>
          <table:table-cell table:formula="of:=0.5*[.YD12]*(([.YD5]-[.YC5])/([.YD1]-[.YC1]))^2" office:value-type="float" office:value="0.0000000577143498741845" calcext:value-type="float">
            <text:p>5.77143498741845E-08</text:p>
          </table:table-cell>
          <table:table-cell table:formula="of:=0.5*[.YE12]*(([.YE5]-[.YD5])/([.YE1]-[.YD1]))^2" office:value-type="float" office:value="0.00000690507273266363" calcext:value-type="float">
            <text:p>6.90507273266363E-06</text:p>
          </table:table-cell>
          <table:table-cell table:formula="of:=0.5*[.YF12]*(([.YF5]-[.YE5])/([.YF1]-[.YE1]))^2" office:value-type="float" office:value="0.00000183510184910233" calcext:value-type="float">
            <text:p>1.83510184910233E-06</text:p>
          </table:table-cell>
          <table:table-cell table:formula="of:=0.5*[.YG12]*(([.YG5]-[.YF5])/([.YG1]-[.YF1]))^2" office:value-type="float" office:value="0.00000818189634483676" calcext:value-type="float">
            <text:p>8.18189634483676E-06</text:p>
          </table:table-cell>
          <table:table-cell table:formula="of:=0.5*[.YH12]*(([.YH5]-[.YG5])/([.YH1]-[.YG1]))^2" office:value-type="float" office:value="0.000000137086909939646" calcext:value-type="float">
            <text:p>1.37086909939646E-07</text:p>
          </table:table-cell>
          <table:table-cell table:formula="of:=0.5*[.YI12]*(([.YI5]-[.YH5])/([.YI1]-[.YH1]))^2" office:value-type="float" office:value="0.0000125476255352617" calcext:value-type="float">
            <text:p>1.25476255352617E-05</text:p>
          </table:table-cell>
          <table:table-cell table:formula="of:=0.5*[.YJ12]*(([.YJ5]-[.YI5])/([.YJ1]-[.YI1]))^2" office:value-type="float" office:value="0.00000173114008112094" calcext:value-type="float">
            <text:p>1.73114008112094E-06</text:p>
          </table:table-cell>
          <table:table-cell table:formula="of:=0.5*[.YK12]*(([.YK5]-[.YJ5])/([.YK1]-[.YJ1]))^2" office:value-type="float" office:value="0.00000325473195359822" calcext:value-type="float">
            <text:p>3.25473195359822E-06</text:p>
          </table:table-cell>
          <table:table-cell table:formula="of:=0.5*[.YL12]*(([.YL5]-[.YK5])/([.YL1]-[.YK1]))^2" office:value-type="float" office:value="0.0000114112794222377" calcext:value-type="float">
            <text:p>1.14112794222377E-05</text:p>
          </table:table-cell>
          <table:table-cell table:formula="of:=0.5*[.YM12]*(([.YM5]-[.YL5])/([.YM1]-[.YL1]))^2" office:value-type="float" office:value="0.00000844756716019441" calcext:value-type="float">
            <text:p>8.44756716019441E-06</text:p>
          </table:table-cell>
          <table:table-cell table:formula="of:=0.5*[.YN12]*(([.YN5]-[.YM5])/([.YN1]-[.YM1]))^2" office:value-type="float" office:value="0.0000000315049439225234" calcext:value-type="float">
            <text:p>3.15049439225234E-08</text:p>
          </table:table-cell>
          <table:table-cell table:formula="of:=0.5*[.YO12]*(([.YO5]-[.YN5])/([.YO1]-[.YN1]))^2" office:value-type="float" office:value="0.000104637764673782" calcext:value-type="float">
            <text:p>0.000104637764674</text:p>
          </table:table-cell>
          <table:table-cell table:formula="of:=0.5*[.YP12]*(([.YP5]-[.YO5])/([.YP1]-[.YO1]))^2" office:value-type="float" office:value="0.0000796947073606963" calcext:value-type="float">
            <text:p>7.96947073606963E-05</text:p>
          </table:table-cell>
          <table:table-cell table:formula="of:=0.5*[.YQ12]*(([.YQ5]-[.YP5])/([.YQ1]-[.YP1]))^2" office:value-type="float" office:value="0.0000406224731615224" calcext:value-type="float">
            <text:p>4.06224731615224E-05</text:p>
          </table:table-cell>
          <table:table-cell table:formula="of:=0.5*[.YR12]*(([.YR5]-[.YQ5])/([.YR1]-[.YQ1]))^2" office:value-type="float" office:value="0.00000000205244565458593" calcext:value-type="float">
            <text:p>2.05244565458593E-09</text:p>
          </table:table-cell>
          <table:table-cell table:formula="of:=0.5*[.YS12]*(([.YS5]-[.YR5])/([.YS1]-[.YR1]))^2" office:value-type="float" office:value="0.000000774272897391999" calcext:value-type="float">
            <text:p>7.74272897391999E-07</text:p>
          </table:table-cell>
          <table:table-cell table:formula="of:=0.5*[.YT12]*(([.YT5]-[.YS5])/([.YT1]-[.YS1]))^2" office:value-type="float" office:value="0.00002136873497246" calcext:value-type="float">
            <text:p>2.136873497246E-05</text:p>
          </table:table-cell>
          <table:table-cell table:formula="of:=0.5*[.YU12]*(([.YU5]-[.YT5])/([.YU1]-[.YT1]))^2" office:value-type="float" office:value="0.0000168407538535114" calcext:value-type="float">
            <text:p>1.68407538535114E-05</text:p>
          </table:table-cell>
          <table:table-cell table:formula="of:=0.5*[.YV12]*(([.YV5]-[.YU5])/([.YV1]-[.YU1]))^2" office:value-type="float" office:value="0.00000249611456305907" calcext:value-type="float">
            <text:p>2.49611456305907E-06</text:p>
          </table:table-cell>
          <table:table-cell table:formula="of:=0.5*[.YW12]*(([.YW5]-[.YV5])/([.YW1]-[.YV1]))^2" office:value-type="float" office:value="0.00000789850039386476" calcext:value-type="float">
            <text:p>7.89850039386476E-06</text:p>
          </table:table-cell>
          <table:table-cell table:formula="of:=0.5*[.YX12]*(([.YX5]-[.YW5])/([.YX1]-[.YW1]))^2" office:value-type="float" office:value="0.0000293101374566905" calcext:value-type="float">
            <text:p>2.93101374566905E-05</text:p>
          </table:table-cell>
          <table:table-cell table:formula="of:=0.5*[.YY12]*(([.YY5]-[.YX5])/([.YY1]-[.YX1]))^2" office:value-type="float" office:value="0.00000732346851059315" calcext:value-type="float">
            <text:p>7.32346851059315E-06</text:p>
          </table:table-cell>
          <table:table-cell table:formula="of:=0.5*[.YZ12]*(([.YZ5]-[.YY5])/([.YZ1]-[.YY1]))^2" office:value-type="float" office:value="0.0000000706857815494563" calcext:value-type="float">
            <text:p>7.06857815494563E-08</text:p>
          </table:table-cell>
          <table:table-cell table:formula="of:=0.5*[.ZA12]*(([.ZA5]-[.YZ5])/([.ZA1]-[.YZ1]))^2" office:value-type="float" office:value="0.0000110242369054836" calcext:value-type="float">
            <text:p>1.10242369054836E-05</text:p>
          </table:table-cell>
          <table:table-cell table:formula="of:=0.5*[.ZB12]*(([.ZB5]-[.ZA5])/([.ZB1]-[.ZA1]))^2" office:value-type="float" office:value="0.00000815921403551043" calcext:value-type="float">
            <text:p>8.15921403551043E-06</text:p>
          </table:table-cell>
          <table:table-cell table:formula="of:=0.5*[.ZC12]*(([.ZC5]-[.ZB5])/([.ZC1]-[.ZB1]))^2" office:value-type="float" office:value="0.0000025146217145522" calcext:value-type="float">
            <text:p>2.5146217145522E-06</text:p>
          </table:table-cell>
          <table:table-cell table:formula="of:=0.5*[.ZD12]*(([.ZD5]-[.ZC5])/([.ZD1]-[.ZC1]))^2" office:value-type="float" office:value="0.000000633108160108373" calcext:value-type="float">
            <text:p>6.33108160108373E-07</text:p>
          </table:table-cell>
          <table:table-cell table:formula="of:=0.5*[.ZE12]*(([.ZE5]-[.ZD5])/([.ZE1]-[.ZD1]))^2" office:value-type="float" office:value="0.00000218817683401216" calcext:value-type="float">
            <text:p>2.18817683401216E-06</text:p>
          </table:table-cell>
          <table:table-cell table:formula="of:=0.5*[.ZF12]*(([.ZF5]-[.ZE5])/([.ZF1]-[.ZE1]))^2" office:value-type="float" office:value="0.0000010913047518614" calcext:value-type="float">
            <text:p>1.0913047518614E-06</text:p>
          </table:table-cell>
          <table:table-cell table:formula="of:=0.5*[.ZG12]*(([.ZG5]-[.ZF5])/([.ZG1]-[.ZF1]))^2" office:value-type="float" office:value="0.00000103163993728571" calcext:value-type="float">
            <text:p>1.03163993728571E-06</text:p>
          </table:table-cell>
          <table:table-cell table:formula="of:=0.5*[.ZH12]*(([.ZH5]-[.ZG5])/([.ZH1]-[.ZG1]))^2" office:value-type="float" office:value="0.00000199113898811553" calcext:value-type="float">
            <text:p>1.99113898811553E-06</text:p>
          </table:table-cell>
          <table:table-cell table:formula="of:=0.5*[.ZI12]*(([.ZI5]-[.ZH5])/([.ZI1]-[.ZH1]))^2" office:value-type="float" office:value="0.0000265614151183081" calcext:value-type="float">
            <text:p>2.65614151183081E-05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450308614718525" calcext:value-type="float">
            <text:p>4.50308614718525E-07</text:p>
          </table:table-cell>
          <table:table-cell table:formula="of:=0.5*[.D12]*(([.D6]-[.C6])/([.D1]-[.C1]))^2" office:value-type="float" office:value="0.000000000328974092843828" calcext:value-type="float">
            <text:p>3.28974092843828E-10</text:p>
          </table:table-cell>
          <table:table-cell table:formula="of:=0.5*[.E12]*(([.E6]-[.D6])/([.E1]-[.D1]))^2" office:value-type="float" office:value="0.00000181952725414864" calcext:value-type="float">
            <text:p>1.81952725414864E-06</text:p>
          </table:table-cell>
          <table:table-cell table:formula="of:=0.5*[.F12]*(([.F6]-[.E6])/([.F1]-[.E1]))^2" office:value-type="float" office:value="0.000000220133010321708" calcext:value-type="float">
            <text:p>2.20133010321708E-07</text:p>
          </table:table-cell>
          <table:table-cell table:formula="of:=0.5*[.G12]*(([.G6]-[.F6])/([.G1]-[.F1]))^2" office:value-type="float" office:value="0.00000275335809413969" calcext:value-type="float">
            <text:p>2.75335809413969E-06</text:p>
          </table:table-cell>
          <table:table-cell table:formula="of:=0.5*[.H12]*(([.H6]-[.G6])/([.H1]-[.G1]))^2" office:value-type="float" office:value="0.00000328870844820739" calcext:value-type="float">
            <text:p>3.28870844820739E-06</text:p>
          </table:table-cell>
          <table:table-cell table:formula="of:=0.5*[.I12]*(([.I6]-[.H6])/([.I1]-[.H1]))^2" office:value-type="float" office:value="0.000000885030917079504" calcext:value-type="float">
            <text:p>8.85030917079504E-07</text:p>
          </table:table-cell>
          <table:table-cell table:formula="of:=0.5*[.J12]*(([.J6]-[.I6])/([.J1]-[.I1]))^2" office:value-type="float" office:value="0.000000432510468470493" calcext:value-type="float">
            <text:p>4.32510468470493E-07</text:p>
          </table:table-cell>
          <table:table-cell table:formula="of:=0.5*[.K12]*(([.K6]-[.J6])/([.K1]-[.J1]))^2" office:value-type="float" office:value="0.000000778578640134758" calcext:value-type="float">
            <text:p>7.78578640134758E-07</text:p>
          </table:table-cell>
          <table:table-cell table:formula="of:=0.5*[.L12]*(([.L6]-[.K6])/([.L1]-[.K1]))^2" office:value-type="float" office:value="0.000000446416144901798" calcext:value-type="float">
            <text:p>4.46416144901798E-07</text:p>
          </table:table-cell>
          <table:table-cell table:formula="of:=0.5*[.M12]*(([.M6]-[.L6])/([.M1]-[.L1]))^2" office:value-type="float" office:value="0.00000109726519872312" calcext:value-type="float">
            <text:p>1.09726519872312E-06</text:p>
          </table:table-cell>
          <table:table-cell table:formula="of:=0.5*[.N12]*(([.N6]-[.M6])/([.N1]-[.M1]))^2" office:value-type="float" office:value="0.0000000308058479155191" calcext:value-type="float">
            <text:p>3.08058479155191E-08</text:p>
          </table:table-cell>
          <table:table-cell table:formula="of:=0.5*[.O12]*(([.O6]-[.N6])/([.O1]-[.N1]))^2" office:value-type="float" office:value="0.0000000957993706179999" calcext:value-type="float">
            <text:p>9.57993706179999E-08</text:p>
          </table:table-cell>
          <table:table-cell table:formula="of:=0.5*[.P12]*(([.P6]-[.O6])/([.P1]-[.O1]))^2" office:value-type="float" office:value="0.00000000372596415283549" calcext:value-type="float">
            <text:p>3.72596415283549E-09</text:p>
          </table:table-cell>
          <table:table-cell table:formula="of:=0.5*[.Q12]*(([.Q6]-[.P6])/([.Q1]-[.P1]))^2" office:value-type="float" office:value="0.000000813897068950292" calcext:value-type="float">
            <text:p>8.13897068950292E-07</text:p>
          </table:table-cell>
          <table:table-cell table:formula="of:=0.5*[.R12]*(([.R6]-[.Q6])/([.R1]-[.Q1]))^2" office:value-type="float" office:value="0.000000197666395382775" calcext:value-type="float">
            <text:p>1.97666395382775E-07</text:p>
          </table:table-cell>
          <table:table-cell table:formula="of:=0.5*[.S12]*(([.S6]-[.R6])/([.S1]-[.R1]))^2" office:value-type="float" office:value="0.00000163639061637305" calcext:value-type="float">
            <text:p>1.63639061637305E-06</text:p>
          </table:table-cell>
          <table:table-cell table:formula="of:=0.5*[.T12]*(([.T6]-[.S6])/([.T1]-[.S1]))^2" office:value-type="float" office:value="0.000000792691260590767" calcext:value-type="float">
            <text:p>7.92691260590767E-07</text:p>
          </table:table-cell>
          <table:table-cell table:formula="of:=0.5*[.U12]*(([.U6]-[.T6])/([.U1]-[.T1]))^2" office:value-type="float" office:value="0.000000433220483919465" calcext:value-type="float">
            <text:p>4.33220483919465E-07</text:p>
          </table:table-cell>
          <table:table-cell table:formula="of:=0.5*[.V12]*(([.V6]-[.U6])/([.V1]-[.U1]))^2" office:value-type="float" office:value="0.000000967742083630761" calcext:value-type="float">
            <text:p>9.67742083630761E-07</text:p>
          </table:table-cell>
          <table:table-cell table:formula="of:=0.5*[.W12]*(([.W6]-[.V6])/([.W1]-[.V1]))^2" office:value-type="float" office:value="0.00000134683887991246" calcext:value-type="float">
            <text:p>1.34683887991246E-06</text:p>
          </table:table-cell>
          <table:table-cell table:formula="of:=0.5*[.X12]*(([.X6]-[.W6])/([.X1]-[.W1]))^2" office:value-type="float" office:value="0.000000667096406037522" calcext:value-type="float">
            <text:p>6.67096406037522E-07</text:p>
          </table:table-cell>
          <table:table-cell table:formula="of:=0.5*[.Y12]*(([.Y6]-[.X6])/([.Y1]-[.X1]))^2" office:value-type="float" office:value="0.000000215249672093278" calcext:value-type="float">
            <text:p>2.15249672093278E-07</text:p>
          </table:table-cell>
          <table:table-cell table:formula="of:=0.5*[.Z12]*(([.Z6]-[.Y6])/([.Z1]-[.Y1]))^2" office:value-type="float" office:value="0.00000000607548225024772" calcext:value-type="float">
            <text:p>6.07548225024772E-09</text:p>
          </table:table-cell>
          <table:table-cell table:formula="of:=0.5*[.AA12]*(([.AA6]-[.Z6])/([.AA1]-[.Z1]))^2" office:value-type="float" office:value="0.000000598791237422614" calcext:value-type="float">
            <text:p>5.98791237422614E-07</text:p>
          </table:table-cell>
          <table:table-cell table:formula="of:=0.5*[.AB12]*(([.AB6]-[.AA6])/([.AB1]-[.AA1]))^2" office:value-type="float" office:value="0.00000367860927626995" calcext:value-type="float">
            <text:p>3.67860927626995E-06</text:p>
          </table:table-cell>
          <table:table-cell table:formula="of:=0.5*[.AC12]*(([.AC6]-[.AB6])/([.AC1]-[.AB1]))^2" office:value-type="float" office:value="0.0000000500719556406867" calcext:value-type="float">
            <text:p>5.00719556406867E-08</text:p>
          </table:table-cell>
          <table:table-cell table:formula="of:=0.5*[.AD12]*(([.AD6]-[.AC6])/([.AD1]-[.AC1]))^2" office:value-type="float" office:value="0.0000000394008749956461" calcext:value-type="float">
            <text:p>3.94008749956461E-08</text:p>
          </table:table-cell>
          <table:table-cell table:formula="of:=0.5*[.AE12]*(([.AE6]-[.AD6])/([.AE1]-[.AD1]))^2" office:value-type="float" office:value="0.000000309980217944263" calcext:value-type="float">
            <text:p>3.09980217944263E-07</text:p>
          </table:table-cell>
          <table:table-cell table:formula="of:=0.5*[.AF12]*(([.AF6]-[.AE6])/([.AF1]-[.AE1]))^2" office:value-type="float" office:value="0.000000109738133911654" calcext:value-type="float">
            <text:p>1.09738133911654E-07</text:p>
          </table:table-cell>
          <table:table-cell table:formula="of:=0.5*[.AG12]*(([.AG6]-[.AF6])/([.AG1]-[.AF1]))^2" office:value-type="float" office:value="0.0000000898921562385213" calcext:value-type="float">
            <text:p>8.98921562385213E-08</text:p>
          </table:table-cell>
          <table:table-cell table:formula="of:=0.5*[.AH12]*(([.AH6]-[.AG6])/([.AH1]-[.AG1]))^2" office:value-type="float" office:value="0.00000000140925962315362" calcext:value-type="float">
            <text:p>1.40925962315362E-09</text:p>
          </table:table-cell>
          <table:table-cell table:formula="of:=0.5*[.AI12]*(([.AI6]-[.AH6])/([.AI1]-[.AH1]))^2" office:value-type="float" office:value="0.00000191245569370766" calcext:value-type="float">
            <text:p>1.91245569370766E-06</text:p>
          </table:table-cell>
          <table:table-cell table:formula="of:=0.5*[.AJ12]*(([.AJ6]-[.AI6])/([.AJ1]-[.AI1]))^2" office:value-type="float" office:value="0.0000000428521523765345" calcext:value-type="float">
            <text:p>4.28521523765345E-08</text:p>
          </table:table-cell>
          <table:table-cell table:formula="of:=0.5*[.AK12]*(([.AK6]-[.AJ6])/([.AK1]-[.AJ1]))^2" office:value-type="float" office:value="0.0000000181316279666226" calcext:value-type="float">
            <text:p>1.81316279666226E-08</text:p>
          </table:table-cell>
          <table:table-cell table:formula="of:=0.5*[.AL12]*(([.AL6]-[.AK6])/([.AL1]-[.AK1]))^2" office:value-type="float" office:value="0.000000158186018345118" calcext:value-type="float">
            <text:p>1.58186018345118E-07</text:p>
          </table:table-cell>
          <table:table-cell table:formula="of:=0.5*[.AM12]*(([.AM6]-[.AL6])/([.AM1]-[.AL1]))^2" office:value-type="float" office:value="0.000000122119912555134" calcext:value-type="float">
            <text:p>1.22119912555134E-07</text:p>
          </table:table-cell>
          <table:table-cell table:formula="of:=0.5*[.AN12]*(([.AN6]-[.AM6])/([.AN1]-[.AM1]))^2" office:value-type="float" office:value="0.0000000000568130664409934" calcext:value-type="float">
            <text:p>5.68130664409934E-11</text:p>
          </table:table-cell>
          <table:table-cell table:formula="of:=0.5*[.AO12]*(([.AO6]-[.AN6])/([.AO1]-[.AN1]))^2" office:value-type="float" office:value="0.000000520525219849165" calcext:value-type="float">
            <text:p>5.20525219849165E-07</text:p>
          </table:table-cell>
          <table:table-cell table:formula="of:=0.5*[.AP12]*(([.AP6]-[.AO6])/([.AP1]-[.AO1]))^2" office:value-type="float" office:value="0.0000000459991296025352" calcext:value-type="float">
            <text:p>4.59991296025352E-08</text:p>
          </table:table-cell>
          <table:table-cell table:formula="of:=0.5*[.AQ12]*(([.AQ6]-[.AP6])/([.AQ1]-[.AP1]))^2" office:value-type="float" office:value="0.000000596042399126006" calcext:value-type="float">
            <text:p>5.96042399126006E-07</text:p>
          </table:table-cell>
          <table:table-cell table:formula="of:=0.5*[.AR12]*(([.AR6]-[.AQ6])/([.AR1]-[.AQ1]))^2" office:value-type="float" office:value="0.000000457212676543212" calcext:value-type="float">
            <text:p>4.57212676543212E-07</text:p>
          </table:table-cell>
          <table:table-cell table:formula="of:=0.5*[.AS12]*(([.AS6]-[.AR6])/([.AS1]-[.AR1]))^2" office:value-type="float" office:value="0.000000124559900496648" calcext:value-type="float">
            <text:p>1.24559900496648E-07</text:p>
          </table:table-cell>
          <table:table-cell table:formula="of:=0.5*[.AT12]*(([.AT6]-[.AS6])/([.AT1]-[.AS1]))^2" office:value-type="float" office:value="0.00000000120398605189224" calcext:value-type="float">
            <text:p>1.20398605189224E-09</text:p>
          </table:table-cell>
          <table:table-cell table:formula="of:=0.5*[.AU12]*(([.AU6]-[.AT6])/([.AU1]-[.AT1]))^2" office:value-type="float" office:value="0.00000165679518249171" calcext:value-type="float">
            <text:p>1.65679518249171E-06</text:p>
          </table:table-cell>
          <table:table-cell table:formula="of:=0.5*[.AV12]*(([.AV6]-[.AU6])/([.AV1]-[.AU1]))^2" office:value-type="float" office:value="0.00000182950031116675" calcext:value-type="float">
            <text:p>1.82950031116675E-06</text:p>
          </table:table-cell>
          <table:table-cell table:formula="of:=0.5*[.AW12]*(([.AW6]-[.AV6])/([.AW1]-[.AV1]))^2" office:value-type="float" office:value="0.000000428970435923037" calcext:value-type="float">
            <text:p>4.28970435923037E-07</text:p>
          </table:table-cell>
          <table:table-cell table:formula="of:=0.5*[.AX12]*(([.AX6]-[.AW6])/([.AX1]-[.AW1]))^2" office:value-type="float" office:value="0.000000000926566922462162" calcext:value-type="float">
            <text:p>9.26566922462162E-10</text:p>
          </table:table-cell>
          <table:table-cell table:formula="of:=0.5*[.AY12]*(([.AY6]-[.AX6])/([.AY1]-[.AX1]))^2" office:value-type="float" office:value="0.000000000100789554169324" calcext:value-type="float">
            <text:p>1.00789554169324E-10</text:p>
          </table:table-cell>
          <table:table-cell table:formula="of:=0.5*[.AZ12]*(([.AZ6]-[.AY6])/([.AZ1]-[.AY1]))^2" office:value-type="float" office:value="0.0000000312942283474547" calcext:value-type="float">
            <text:p>3.12942283474547E-08</text:p>
          </table:table-cell>
          <table:table-cell table:formula="of:=0.5*[.BA12]*(([.BA6]-[.AZ6])/([.BA1]-[.AZ1]))^2" office:value-type="float" office:value="0.000000232530881390044" calcext:value-type="float">
            <text:p>2.32530881390044E-07</text:p>
          </table:table-cell>
          <table:table-cell table:formula="of:=0.5*[.BB12]*(([.BB6]-[.BA6])/([.BB1]-[.BA1]))^2" office:value-type="float" office:value="0.0000000969984005823396" calcext:value-type="float">
            <text:p>9.69984005823396E-08</text:p>
          </table:table-cell>
          <table:table-cell table:formula="of:=0.5*[.BC12]*(([.BC6]-[.BB6])/([.BC1]-[.BB1]))^2" office:value-type="float" office:value="0.00000102910851500508" calcext:value-type="float">
            <text:p>1.02910851500508E-06</text:p>
          </table:table-cell>
          <table:table-cell table:formula="of:=0.5*[.BD12]*(([.BD6]-[.BC6])/([.BD1]-[.BC1]))^2" office:value-type="float" office:value="0.00000592378236678275" calcext:value-type="float">
            <text:p>5.92378236678275E-06</text:p>
          </table:table-cell>
          <table:table-cell table:formula="of:=0.5*[.BE12]*(([.BE6]-[.BD6])/([.BE1]-[.BD1]))^2" office:value-type="float" office:value="0.0000000294219649582299" calcext:value-type="float">
            <text:p>2.94219649582299E-08</text:p>
          </table:table-cell>
          <table:table-cell table:formula="of:=0.5*[.BF12]*(([.BF6]-[.BE6])/([.BF1]-[.BE1]))^2" office:value-type="float" office:value="0.000000626476023488468" calcext:value-type="float">
            <text:p>6.26476023488468E-07</text:p>
          </table:table-cell>
          <table:table-cell table:formula="of:=0.5*[.BG12]*(([.BG6]-[.BF6])/([.BG1]-[.BF1]))^2" office:value-type="float" office:value="0.000000050192264833634" calcext:value-type="float">
            <text:p>5.0192264833634E-08</text:p>
          </table:table-cell>
          <table:table-cell table:formula="of:=0.5*[.BH12]*(([.BH6]-[.BG6])/([.BH1]-[.BG1]))^2" office:value-type="float" office:value="0.0000000148619106877059" calcext:value-type="float">
            <text:p>1.48619106877059E-08</text:p>
          </table:table-cell>
          <table:table-cell table:formula="of:=0.5*[.BI12]*(([.BI6]-[.BH6])/([.BI1]-[.BH1]))^2" office:value-type="float" office:value="0.000000165487046842591" calcext:value-type="float">
            <text:p>1.65487046842591E-07</text:p>
          </table:table-cell>
          <table:table-cell table:formula="of:=0.5*[.BJ12]*(([.BJ6]-[.BI6])/([.BJ1]-[.BI1]))^2" office:value-type="float" office:value="0.00000000456565594494735" calcext:value-type="float">
            <text:p>4.56565594494735E-09</text:p>
          </table:table-cell>
          <table:table-cell table:formula="of:=0.5*[.BK12]*(([.BK6]-[.BJ6])/([.BK1]-[.BJ1]))^2" office:value-type="float" office:value="0.00000106613189730861" calcext:value-type="float">
            <text:p>1.06613189730861E-06</text:p>
          </table:table-cell>
          <table:table-cell table:formula="of:=0.5*[.BL12]*(([.BL6]-[.BK6])/([.BL1]-[.BK1]))^2" office:value-type="float" office:value="0.0000000736872677914126" calcext:value-type="float">
            <text:p>7.36872677914126E-08</text:p>
          </table:table-cell>
          <table:table-cell table:formula="of:=0.5*[.BM12]*(([.BM6]-[.BL6])/([.BM1]-[.BL1]))^2" office:value-type="float" office:value="0.0000000656835030558159" calcext:value-type="float">
            <text:p>6.56835030558159E-08</text:p>
          </table:table-cell>
          <table:table-cell table:formula="of:=0.5*[.BN12]*(([.BN6]-[.BM6])/([.BN1]-[.BM1]))^2" office:value-type="float" office:value="0.0000000241182986845195" calcext:value-type="float">
            <text:p>2.41182986845195E-08</text:p>
          </table:table-cell>
          <table:table-cell table:formula="of:=0.5*[.BO12]*(([.BO6]-[.BN6])/([.BO1]-[.BN1]))^2" office:value-type="float" office:value="0.0000000450352641722624" calcext:value-type="float">
            <text:p>4.50352641722624E-08</text:p>
          </table:table-cell>
          <table:table-cell table:formula="of:=0.5*[.BP12]*(([.BP6]-[.BO6])/([.BP1]-[.BO1]))^2" office:value-type="float" office:value="0.00000123592717220614" calcext:value-type="float">
            <text:p>1.23592717220614E-06</text:p>
          </table:table-cell>
          <table:table-cell table:formula="of:=0.5*[.BQ12]*(([.BQ6]-[.BP6])/([.BQ1]-[.BP1]))^2" office:value-type="float" office:value="0.000000748713912384905" calcext:value-type="float">
            <text:p>7.48713912384905E-07</text:p>
          </table:table-cell>
          <table:table-cell table:formula="of:=0.5*[.BR12]*(([.BR6]-[.BQ6])/([.BR1]-[.BQ1]))^2" office:value-type="float" office:value="0.00000045730019354271" calcext:value-type="float">
            <text:p>4.5730019354271E-07</text:p>
          </table:table-cell>
          <table:table-cell table:formula="of:=0.5*[.BS12]*(([.BS6]-[.BR6])/([.BS1]-[.BR1]))^2" office:value-type="float" office:value="0.000000405773231156085" calcext:value-type="float">
            <text:p>4.05773231156085E-07</text:p>
          </table:table-cell>
          <table:table-cell table:formula="of:=0.5*[.BT12]*(([.BT6]-[.BS6])/([.BT1]-[.BS1]))^2" office:value-type="float" office:value="0.0000000726626030709911" calcext:value-type="float">
            <text:p>7.26626030709911E-08</text:p>
          </table:table-cell>
          <table:table-cell table:formula="of:=0.5*[.BU12]*(([.BU6]-[.BT6])/([.BU1]-[.BT1]))^2" office:value-type="float" office:value="0.0000000753337583598561" calcext:value-type="float">
            <text:p>7.53337583598561E-08</text:p>
          </table:table-cell>
          <table:table-cell table:formula="of:=0.5*[.BV12]*(([.BV6]-[.BU6])/([.BV1]-[.BU1]))^2" office:value-type="float" office:value="0.0000000353058599167878" calcext:value-type="float">
            <text:p>3.53058599167878E-08</text:p>
          </table:table-cell>
          <table:table-cell table:formula="of:=0.5*[.BW12]*(([.BW6]-[.BV6])/([.BW1]-[.BV1]))^2" office:value-type="float" office:value="0.0000000305581210799616" calcext:value-type="float">
            <text:p>3.05581210799616E-08</text:p>
          </table:table-cell>
          <table:table-cell table:formula="of:=0.5*[.BX12]*(([.BX6]-[.BW6])/([.BX1]-[.BW1]))^2" office:value-type="float" office:value="0.000000131087399359177" calcext:value-type="float">
            <text:p>1.31087399359177E-07</text:p>
          </table:table-cell>
          <table:table-cell table:formula="of:=0.5*[.BY12]*(([.BY6]-[.BX6])/([.BY1]-[.BX1]))^2" office:value-type="float" office:value="0.000000607963752661214" calcext:value-type="float">
            <text:p>6.07963752661214E-07</text:p>
          </table:table-cell>
          <table:table-cell table:formula="of:=0.5*[.BZ12]*(([.BZ6]-[.BY6])/([.BZ1]-[.BY1]))^2" office:value-type="float" office:value="0.0000000969117365380795" calcext:value-type="float">
            <text:p>9.69117365380795E-08</text:p>
          </table:table-cell>
          <table:table-cell table:formula="of:=0.5*[.CA12]*(([.CA6]-[.BZ6])/([.CA1]-[.BZ1]))^2" office:value-type="float" office:value="0.000000471505731221022" calcext:value-type="float">
            <text:p>4.71505731221022E-07</text:p>
          </table:table-cell>
          <table:table-cell table:formula="of:=0.5*[.CB12]*(([.CB6]-[.CA6])/([.CB1]-[.CA1]))^2" office:value-type="float" office:value="0.0000798678463228794" calcext:value-type="float">
            <text:p>7.98678463228794E-05</text:p>
          </table:table-cell>
          <table:table-cell table:formula="of:=0.5*[.CC12]*(([.CC6]-[.CB6])/([.CC1]-[.CB1]))^2" office:value-type="float" office:value="0.0000569115299901286" calcext:value-type="float">
            <text:p>5.69115299901286E-05</text:p>
          </table:table-cell>
          <table:table-cell table:formula="of:=0.5*[.CD12]*(([.CD6]-[.CC6])/([.CD1]-[.CC1]))^2" office:value-type="float" office:value="0.00425238235799205" calcext:value-type="float">
            <text:p>0.004252382357992</text:p>
          </table:table-cell>
          <table:table-cell table:formula="of:=0.5*[.CE12]*(([.CE6]-[.CD6])/([.CE1]-[.CD1]))^2" office:value-type="float" office:value="0.00190434311239796" calcext:value-type="float">
            <text:p>0.001904343112398</text:p>
          </table:table-cell>
          <table:table-cell table:formula="of:=0.5*[.CF12]*(([.CF6]-[.CE6])/([.CF1]-[.CE1]))^2" office:value-type="float" office:value="0.00358319274133269" calcext:value-type="float">
            <text:p>0.003583192741333</text:p>
          </table:table-cell>
          <table:table-cell table:formula="of:=0.5*[.CG12]*(([.CG6]-[.CF6])/([.CG1]-[.CF1]))^2" office:value-type="float" office:value="0.00127230297143282" calcext:value-type="float">
            <text:p>0.001272302971433</text:p>
          </table:table-cell>
          <table:table-cell table:formula="of:=0.5*[.CH12]*(([.CH6]-[.CG6])/([.CH1]-[.CG1]))^2" office:value-type="float" office:value="0.00295406795667748" calcext:value-type="float">
            <text:p>0.002954067956677</text:p>
          </table:table-cell>
          <table:table-cell table:formula="of:=0.5*[.CI12]*(([.CI6]-[.CH6])/([.CI1]-[.CH1]))^2" office:value-type="float" office:value="0.00000464902816301196" calcext:value-type="float">
            <text:p>4.64902816301196E-06</text:p>
          </table:table-cell>
          <table:table-cell table:formula="of:=0.5*[.CJ12]*(([.CJ6]-[.CI6])/([.CJ1]-[.CI1]))^2" office:value-type="float" office:value="0.00556457483963355" calcext:value-type="float">
            <text:p>0.005564574839634</text:p>
          </table:table-cell>
          <table:table-cell table:formula="of:=0.5*[.CK12]*(([.CK6]-[.CJ6])/([.CK1]-[.CJ1]))^2" office:value-type="float" office:value="0.00697024268767263" calcext:value-type="float">
            <text:p>0.006970242687673</text:p>
          </table:table-cell>
          <table:table-cell table:formula="of:=0.5*[.CL12]*(([.CL6]-[.CK6])/([.CL1]-[.CK1]))^2" office:value-type="float" office:value="0.00197679715560768" calcext:value-type="float">
            <text:p>0.001976797155608</text:p>
          </table:table-cell>
          <table:table-cell table:formula="of:=0.5*[.CM12]*(([.CM6]-[.CL6])/([.CM1]-[.CL1]))^2" office:value-type="float" office:value="0.00279575964576459" calcext:value-type="float">
            <text:p>0.002795759645765</text:p>
          </table:table-cell>
          <table:table-cell table:formula="of:=0.5*[.CN12]*(([.CN6]-[.CM6])/([.CN1]-[.CM1]))^2" office:value-type="float" office:value="0.015186069582302" calcext:value-type="float">
            <text:p>0.015186069582302</text:p>
          </table:table-cell>
          <table:table-cell table:formula="of:=0.5*[.CO12]*(([.CO6]-[.CN6])/([.CO1]-[.CN1]))^2" office:value-type="float" office:value="0.00101404704284845" calcext:value-type="float">
            <text:p>0.001014047042848</text:p>
          </table:table-cell>
          <table:table-cell table:formula="of:=0.5*[.CP12]*(([.CP6]-[.CO6])/([.CP1]-[.CO1]))^2" office:value-type="float" office:value="0.0000887670793231893" calcext:value-type="float">
            <text:p>8.87670793231893E-05</text:p>
          </table:table-cell>
          <table:table-cell table:formula="of:=0.5*[.CQ12]*(([.CQ6]-[.CP6])/([.CQ1]-[.CP1]))^2" office:value-type="float" office:value="0.000324226221068616" calcext:value-type="float">
            <text:p>0.000324226221069</text:p>
          </table:table-cell>
          <table:table-cell table:formula="of:=0.5*[.CR12]*(([.CR6]-[.CQ6])/([.CR1]-[.CQ1]))^2" office:value-type="float" office:value="0.00731328573282969" calcext:value-type="float">
            <text:p>0.00731328573283</text:p>
          </table:table-cell>
          <table:table-cell table:formula="of:=0.5*[.CS12]*(([.CS6]-[.CR6])/([.CS1]-[.CR1]))^2" office:value-type="float" office:value="0.00208979138709372" calcext:value-type="float">
            <text:p>0.002089791387094</text:p>
          </table:table-cell>
          <table:table-cell table:formula="of:=0.5*[.CT12]*(([.CT6]-[.CS6])/([.CT1]-[.CS1]))^2" office:value-type="float" office:value="0.00381512725888963" calcext:value-type="float">
            <text:p>0.00381512725889</text:p>
          </table:table-cell>
          <table:table-cell table:formula="of:=0.5*[.CU12]*(([.CU6]-[.CT6])/([.CU1]-[.CT1]))^2" office:value-type="float" office:value="0.000175551304517579" calcext:value-type="float">
            <text:p>0.000175551304518</text:p>
          </table:table-cell>
          <table:table-cell table:formula="of:=0.5*[.CV12]*(([.CV6]-[.CU6])/([.CV1]-[.CU1]))^2" office:value-type="float" office:value="0.000274363527771022" calcext:value-type="float">
            <text:p>0.000274363527771</text:p>
          </table:table-cell>
          <table:table-cell table:formula="of:=0.5*[.CW12]*(([.CW6]-[.CV6])/([.CW1]-[.CV1]))^2" office:value-type="float" office:value="0.000171618965515152" calcext:value-type="float">
            <text:p>0.000171618965515</text:p>
          </table:table-cell>
          <table:table-cell table:formula="of:=0.5*[.CX12]*(([.CX6]-[.CW6])/([.CX1]-[.CW1]))^2" office:value-type="float" office:value="0.0182909231968772" calcext:value-type="float">
            <text:p>0.018290923196877</text:p>
          </table:table-cell>
          <table:table-cell table:formula="of:=0.5*[.CY12]*(([.CY6]-[.CX6])/([.CY1]-[.CX1]))^2" office:value-type="float" office:value="0.0100843818394937" calcext:value-type="float">
            <text:p>0.010084381839494</text:p>
          </table:table-cell>
          <table:table-cell table:formula="of:=0.5*[.CZ12]*(([.CZ6]-[.CY6])/([.CZ1]-[.CY1]))^2" office:value-type="float" office:value="0.00220105314294712" calcext:value-type="float">
            <text:p>0.002201053142947</text:p>
          </table:table-cell>
          <table:table-cell table:formula="of:=0.5*[.DA12]*(([.DA6]-[.CZ6])/([.DA1]-[.CZ1]))^2" office:value-type="float" office:value="0.000480714786746155" calcext:value-type="float">
            <text:p>0.000480714786746</text:p>
          </table:table-cell>
          <table:table-cell table:formula="of:=0.5*[.DB12]*(([.DB6]-[.DA6])/([.DB1]-[.DA1]))^2" office:value-type="float" office:value="0.00685588146282391" calcext:value-type="float">
            <text:p>0.006855881462824</text:p>
          </table:table-cell>
          <table:table-cell table:formula="of:=0.5*[.DC12]*(([.DC6]-[.DB6])/([.DC1]-[.DB1]))^2" office:value-type="float" office:value="0.000753034493887304" calcext:value-type="float">
            <text:p>0.000753034493887</text:p>
          </table:table-cell>
          <table:table-cell table:formula="of:=0.5*[.DD12]*(([.DD6]-[.DC6])/([.DD1]-[.DC1]))^2" office:value-type="float" office:value="0.00827960575081335" calcext:value-type="float">
            <text:p>0.008279605750813</text:p>
          </table:table-cell>
          <table:table-cell table:formula="of:=0.5*[.DE12]*(([.DE6]-[.DD6])/([.DE1]-[.DD1]))^2" office:value-type="float" office:value="0.00857014490251981" calcext:value-type="float">
            <text:p>0.00857014490252</text:p>
          </table:table-cell>
          <table:table-cell table:formula="of:=0.5*[.DF12]*(([.DF6]-[.DE6])/([.DF1]-[.DE1]))^2" office:value-type="float" office:value="0.00311445973341602" calcext:value-type="float">
            <text:p>0.003114459733416</text:p>
          </table:table-cell>
          <table:table-cell table:formula="of:=0.5*[.DG12]*(([.DG6]-[.DF6])/([.DG1]-[.DF1]))^2" office:value-type="float" office:value="0.0000145466760728124" calcext:value-type="float">
            <text:p>1.45466760728124E-05</text:p>
          </table:table-cell>
          <table:table-cell table:formula="of:=0.5*[.DH12]*(([.DH6]-[.DG6])/([.DH1]-[.DG1]))^2" office:value-type="float" office:value="0.00642147476750899" calcext:value-type="float">
            <text:p>0.006421474767509</text:p>
          </table:table-cell>
          <table:table-cell table:formula="of:=0.5*[.DI12]*(([.DI6]-[.DH6])/([.DI1]-[.DH1]))^2" office:value-type="float" office:value="0.000178973349159402" calcext:value-type="float">
            <text:p>0.000178973349159</text:p>
          </table:table-cell>
          <table:table-cell table:formula="of:=0.5*[.DJ12]*(([.DJ6]-[.DI6])/([.DJ1]-[.DI1]))^2" office:value-type="float" office:value="0.000208574083836657" calcext:value-type="float">
            <text:p>0.000208574083837</text:p>
          </table:table-cell>
          <table:table-cell table:formula="of:=0.5*[.DK12]*(([.DK6]-[.DJ6])/([.DK1]-[.DJ1]))^2" office:value-type="float" office:value="0.00814681407188125" calcext:value-type="float">
            <text:p>0.008146814071881</text:p>
          </table:table-cell>
          <table:table-cell table:formula="of:=0.5*[.DL12]*(([.DL6]-[.DK6])/([.DL1]-[.DK1]))^2" office:value-type="float" office:value="0.00131418933631523" calcext:value-type="float">
            <text:p>0.001314189336315</text:p>
          </table:table-cell>
          <table:table-cell table:formula="of:=0.5*[.DM12]*(([.DM6]-[.DL6])/([.DM1]-[.DL1]))^2" office:value-type="float" office:value="0.0080075405447232" calcext:value-type="float">
            <text:p>0.008007540544723</text:p>
          </table:table-cell>
          <table:table-cell table:formula="of:=0.5*[.DN12]*(([.DN6]-[.DM6])/([.DN1]-[.DM1]))^2" office:value-type="float" office:value="0.000109549071822371" calcext:value-type="float">
            <text:p>0.000109549071822</text:p>
          </table:table-cell>
          <table:table-cell table:formula="of:=0.5*[.DO12]*(([.DO6]-[.DN6])/([.DO1]-[.DN1]))^2" office:value-type="float" office:value="0.0115604972808358" calcext:value-type="float">
            <text:p>0.011560497280836</text:p>
          </table:table-cell>
          <table:table-cell table:formula="of:=0.5*[.DP12]*(([.DP6]-[.DO6])/([.DP1]-[.DO1]))^2" office:value-type="float" office:value="0.00161564770686578" calcext:value-type="float">
            <text:p>0.001615647706866</text:p>
          </table:table-cell>
          <table:table-cell table:formula="of:=0.5*[.DQ12]*(([.DQ6]-[.DP6])/([.DQ1]-[.DP1]))^2" office:value-type="float" office:value="0.00465383433893722" calcext:value-type="float">
            <text:p>0.004653834338937</text:p>
          </table:table-cell>
          <table:table-cell table:formula="of:=0.5*[.DR12]*(([.DR6]-[.DQ6])/([.DR1]-[.DQ1]))^2" office:value-type="float" office:value="0.00000607945855893756" calcext:value-type="float">
            <text:p>6.07945855893756E-06</text:p>
          </table:table-cell>
          <table:table-cell table:formula="of:=0.5*[.DS12]*(([.DS6]-[.DR6])/([.DS1]-[.DR1]))^2" office:value-type="float" office:value="0.000922868166903705" calcext:value-type="float">
            <text:p>0.000922868166904</text:p>
          </table:table-cell>
          <table:table-cell table:formula="of:=0.5*[.DT12]*(([.DT6]-[.DS6])/([.DT1]-[.DS1]))^2" office:value-type="float" office:value="0.0051545295740393" calcext:value-type="float">
            <text:p>0.005154529574039</text:p>
          </table:table-cell>
          <table:table-cell table:formula="of:=0.5*[.DU12]*(([.DU6]-[.DT6])/([.DU1]-[.DT1]))^2" office:value-type="float" office:value="0.000657366318340517" calcext:value-type="float">
            <text:p>0.000657366318341</text:p>
          </table:table-cell>
          <table:table-cell table:formula="of:=0.5*[.DV12]*(([.DV6]-[.DU6])/([.DV1]-[.DU1]))^2" office:value-type="float" office:value="0.0192355158306032" calcext:value-type="float">
            <text:p>0.019235515830603</text:p>
          </table:table-cell>
          <table:table-cell table:formula="of:=0.5*[.DW12]*(([.DW6]-[.DV6])/([.DW1]-[.DV1]))^2" office:value-type="float" office:value="0.00504951335845259" calcext:value-type="float">
            <text:p>0.005049513358453</text:p>
          </table:table-cell>
          <table:table-cell table:formula="of:=0.5*[.DX12]*(([.DX6]-[.DW6])/([.DX1]-[.DW1]))^2" office:value-type="float" office:value="0.000420070394340856" calcext:value-type="float">
            <text:p>0.000420070394341</text:p>
          </table:table-cell>
          <table:table-cell table:formula="of:=0.5*[.DY12]*(([.DY6]-[.DX6])/([.DY1]-[.DX1]))^2" office:value-type="float" office:value="0.0132847528014781" calcext:value-type="float">
            <text:p>0.013284752801478</text:p>
          </table:table-cell>
          <table:table-cell table:formula="of:=0.5*[.DZ12]*(([.DZ6]-[.DY6])/([.DZ1]-[.DY1]))^2" office:value-type="float" office:value="0.0000281913613646488" calcext:value-type="float">
            <text:p>2.81913613646488E-05</text:p>
          </table:table-cell>
          <table:table-cell table:formula="of:=0.5*[.EA12]*(([.EA6]-[.DZ6])/([.EA1]-[.DZ1]))^2" office:value-type="float" office:value="0.000659855725799143" calcext:value-type="float">
            <text:p>0.000659855725799</text:p>
          </table:table-cell>
          <table:table-cell table:formula="of:=0.5*[.EB12]*(([.EB6]-[.EA6])/([.EB1]-[.EA1]))^2" office:value-type="float" office:value="0.0111595349195059" calcext:value-type="float">
            <text:p>0.011159534919506</text:p>
          </table:table-cell>
          <table:table-cell table:formula="of:=0.5*[.EC12]*(([.EC6]-[.EB6])/([.EC1]-[.EB1]))^2" office:value-type="float" office:value="0.00646069841151894" calcext:value-type="float">
            <text:p>0.006460698411519</text:p>
          </table:table-cell>
          <table:table-cell table:formula="of:=0.5*[.ED12]*(([.ED6]-[.EC6])/([.ED1]-[.EC1]))^2" office:value-type="float" office:value="0.00008062894883267" calcext:value-type="float">
            <text:p>8.062894883267E-05</text:p>
          </table:table-cell>
          <table:table-cell table:formula="of:=0.5*[.EE12]*(([.EE6]-[.ED6])/([.EE1]-[.ED1]))^2" office:value-type="float" office:value="0.00657457360815469" calcext:value-type="float">
            <text:p>0.006574573608155</text:p>
          </table:table-cell>
          <table:table-cell table:formula="of:=0.5*[.EF12]*(([.EF6]-[.EE6])/([.EF1]-[.EE1]))^2" office:value-type="float" office:value="0.000112172179615481" calcext:value-type="float">
            <text:p>0.000112172179615</text:p>
          </table:table-cell>
          <table:table-cell table:formula="of:=0.5*[.EG12]*(([.EG6]-[.EF6])/([.EG1]-[.EF1]))^2" office:value-type="float" office:value="0.000809216189351752" calcext:value-type="float">
            <text:p>0.000809216189352</text:p>
          </table:table-cell>
          <table:table-cell table:formula="of:=0.5*[.EH12]*(([.EH6]-[.EG6])/([.EH1]-[.EG1]))^2" office:value-type="float" office:value="0.00204801118350502" calcext:value-type="float">
            <text:p>0.002048011183505</text:p>
          </table:table-cell>
          <table:table-cell table:formula="of:=0.5*[.EI12]*(([.EI6]-[.EH6])/([.EI1]-[.EH1]))^2" office:value-type="float" office:value="0.000757777932911971" calcext:value-type="float">
            <text:p>0.000757777932912</text:p>
          </table:table-cell>
          <table:table-cell table:formula="of:=0.5*[.EJ12]*(([.EJ6]-[.EI6])/([.EJ1]-[.EI1]))^2" office:value-type="float" office:value="0.0108193605899918" calcext:value-type="float">
            <text:p>0.010819360589992</text:p>
          </table:table-cell>
          <table:table-cell table:formula="of:=0.5*[.EK12]*(([.EK6]-[.EJ6])/([.EK1]-[.EJ1]))^2" office:value-type="float" office:value="0.000000000605525366262445" calcext:value-type="float">
            <text:p>6.05525366262445E-10</text:p>
          </table:table-cell>
          <table:table-cell table:formula="of:=0.5*[.EL12]*(([.EL6]-[.EK6])/([.EL1]-[.EK1]))^2" office:value-type="float" office:value="0.00991508544146754" calcext:value-type="float">
            <text:p>0.009915085441468</text:p>
          </table:table-cell>
          <table:table-cell table:formula="of:=0.5*[.EM12]*(([.EM6]-[.EL6])/([.EM1]-[.EL1]))^2" office:value-type="float" office:value="0.00014419953704832" calcext:value-type="float">
            <text:p>0.000144199537048</text:p>
          </table:table-cell>
          <table:table-cell table:formula="of:=0.5*[.EN12]*(([.EN6]-[.EM6])/([.EN1]-[.EM1]))^2" office:value-type="float" office:value="0.0101367167877655" calcext:value-type="float">
            <text:p>0.010136716787766</text:p>
          </table:table-cell>
          <table:table-cell table:formula="of:=0.5*[.EO12]*(([.EO6]-[.EN6])/([.EO1]-[.EN1]))^2" office:value-type="float" office:value="0.00744896467913918" calcext:value-type="float">
            <text:p>0.007448964679139</text:p>
          </table:table-cell>
          <table:table-cell table:formula="of:=0.5*[.EP12]*(([.EP6]-[.EO6])/([.EP1]-[.EO1]))^2" office:value-type="float" office:value="0.0016785740919832" calcext:value-type="float">
            <text:p>0.001678574091983</text:p>
          </table:table-cell>
          <table:table-cell table:formula="of:=0.5*[.EQ12]*(([.EQ6]-[.EP6])/([.EQ1]-[.EP1]))^2" office:value-type="float" office:value="0.00144661922652662" calcext:value-type="float">
            <text:p>0.001446619226527</text:p>
          </table:table-cell>
          <table:table-cell table:formula="of:=0.5*[.ER12]*(([.ER6]-[.EQ6])/([.ER1]-[.EQ1]))^2" office:value-type="float" office:value="0.00444106496392201" calcext:value-type="float">
            <text:p>0.004441064963922</text:p>
          </table:table-cell>
          <table:table-cell table:formula="of:=0.5*[.ES12]*(([.ES6]-[.ER6])/([.ES1]-[.ER1]))^2" office:value-type="float" office:value="0.0000530213792454998" calcext:value-type="float">
            <text:p>5.30213792454998E-05</text:p>
          </table:table-cell>
          <table:table-cell table:formula="of:=0.5*[.ET12]*(([.ET6]-[.ES6])/([.ET1]-[.ES1]))^2" office:value-type="float" office:value="0.00135112400490587" calcext:value-type="float">
            <text:p>0.001351124004906</text:p>
          </table:table-cell>
          <table:table-cell table:formula="of:=0.5*[.EU12]*(([.EU6]-[.ET6])/([.EU1]-[.ET1]))^2" office:value-type="float" office:value="0.00406519268546665" calcext:value-type="float">
            <text:p>0.004065192685467</text:p>
          </table:table-cell>
          <table:table-cell table:formula="of:=0.5*[.EV12]*(([.EV6]-[.EU6])/([.EV1]-[.EU1]))^2" office:value-type="float" office:value="0.00313660929448112" calcext:value-type="float">
            <text:p>0.003136609294481</text:p>
          </table:table-cell>
          <table:table-cell table:formula="of:=0.5*[.EW12]*(([.EW6]-[.EV6])/([.EW1]-[.EV1]))^2" office:value-type="float" office:value="0.000119484646492802" calcext:value-type="float">
            <text:p>0.000119484646493</text:p>
          </table:table-cell>
          <table:table-cell table:formula="of:=0.5*[.EX12]*(([.EX6]-[.EW6])/([.EX1]-[.EW1]))^2" office:value-type="float" office:value="0.00186374248201711" calcext:value-type="float">
            <text:p>0.001863742482017</text:p>
          </table:table-cell>
          <table:table-cell table:formula="of:=0.5*[.EY12]*(([.EY6]-[.EX6])/([.EY1]-[.EX1]))^2" office:value-type="float" office:value="0.00553909659855967" calcext:value-type="float">
            <text:p>0.00553909659856</text:p>
          </table:table-cell>
          <table:table-cell table:formula="of:=0.5*[.EZ12]*(([.EZ6]-[.EY6])/([.EZ1]-[.EY1]))^2" office:value-type="float" office:value="0.00150247085892546" calcext:value-type="float">
            <text:p>0.001502470858925</text:p>
          </table:table-cell>
          <table:table-cell table:formula="of:=0.5*[.FA12]*(([.FA6]-[.EZ6])/([.FA1]-[.EZ1]))^2" office:value-type="float" office:value="0.0000794908332944567" calcext:value-type="float">
            <text:p>7.94908332944567E-05</text:p>
          </table:table-cell>
          <table:table-cell table:formula="of:=0.5*[.FB12]*(([.FB6]-[.FA6])/([.FB1]-[.FA1]))^2" office:value-type="float" office:value="0.00255900499585482" calcext:value-type="float">
            <text:p>0.002559004995855</text:p>
          </table:table-cell>
          <table:table-cell table:formula="of:=0.5*[.FC12]*(([.FC6]-[.FB6])/([.FC1]-[.FB1]))^2" office:value-type="float" office:value="0.0110352665749472" calcext:value-type="float">
            <text:p>0.011035266574947</text:p>
          </table:table-cell>
          <table:table-cell table:formula="of:=0.5*[.FD12]*(([.FD6]-[.FC6])/([.FD1]-[.FC1]))^2" office:value-type="float" office:value="0.000601125336273871" calcext:value-type="float">
            <text:p>0.000601125336274</text:p>
          </table:table-cell>
          <table:table-cell table:formula="of:=0.5*[.FE12]*(([.FE6]-[.FD6])/([.FE1]-[.FD1]))^2" office:value-type="float" office:value="0.00199052040855494" calcext:value-type="float">
            <text:p>0.001990520408555</text:p>
          </table:table-cell>
          <table:table-cell table:formula="of:=0.5*[.FF12]*(([.FF6]-[.FE6])/([.FF1]-[.FE1]))^2" office:value-type="float" office:value="0.0000833575525419172" calcext:value-type="float">
            <text:p>8.33575525419172E-05</text:p>
          </table:table-cell>
          <table:table-cell table:formula="of:=0.5*[.FG12]*(([.FG6]-[.FF6])/([.FG1]-[.FF1]))^2" office:value-type="float" office:value="0.00847904682804251" calcext:value-type="float">
            <text:p>0.008479046828043</text:p>
          </table:table-cell>
          <table:table-cell table:formula="of:=0.5*[.FH12]*(([.FH6]-[.FG6])/([.FH1]-[.FG1]))^2" office:value-type="float" office:value="0.00122964771858704" calcext:value-type="float">
            <text:p>0.001229647718587</text:p>
          </table:table-cell>
          <table:table-cell table:formula="of:=0.5*[.FI12]*(([.FI6]-[.FH6])/([.FI1]-[.FH1]))^2" office:value-type="float" office:value="0.00215596983406523" calcext:value-type="float">
            <text:p>0.002155969834065</text:p>
          </table:table-cell>
          <table:table-cell table:formula="of:=0.5*[.FJ12]*(([.FJ6]-[.FI6])/([.FJ1]-[.FI1]))^2" office:value-type="float" office:value="0.000118413520940478" calcext:value-type="float">
            <text:p>0.00011841352094</text:p>
          </table:table-cell>
          <table:table-cell table:formula="of:=0.5*[.FK12]*(([.FK6]-[.FJ6])/([.FK1]-[.FJ1]))^2" office:value-type="float" office:value="0.00438575722527158" calcext:value-type="float">
            <text:p>0.004385757225272</text:p>
          </table:table-cell>
          <table:table-cell table:formula="of:=0.5*[.FL12]*(([.FL6]-[.FK6])/([.FL1]-[.FK1]))^2" office:value-type="float" office:value="0.000723027292816027" calcext:value-type="float">
            <text:p>0.000723027292816</text:p>
          </table:table-cell>
          <table:table-cell table:formula="of:=0.5*[.FM12]*(([.FM6]-[.FL6])/([.FM1]-[.FL1]))^2" office:value-type="float" office:value="0.000612852506765871" calcext:value-type="float">
            <text:p>0.000612852506766</text:p>
          </table:table-cell>
          <table:table-cell table:formula="of:=0.5*[.FN12]*(([.FN6]-[.FM6])/([.FN1]-[.FM1]))^2" office:value-type="float" office:value="0.00368269967512483" calcext:value-type="float">
            <text:p>0.003682699675125</text:p>
          </table:table-cell>
          <table:table-cell table:formula="of:=0.5*[.FO12]*(([.FO6]-[.FN6])/([.FO1]-[.FN1]))^2" office:value-type="float" office:value="0.0065303367751005" calcext:value-type="float">
            <text:p>0.006530336775101</text:p>
          </table:table-cell>
          <table:table-cell table:formula="of:=0.5*[.FP12]*(([.FP6]-[.FO6])/([.FP1]-[.FO1]))^2" office:value-type="float" office:value="0.000197978329295771" calcext:value-type="float">
            <text:p>0.000197978329296</text:p>
          </table:table-cell>
          <table:table-cell table:formula="of:=0.5*[.FQ12]*(([.FQ6]-[.FP6])/([.FQ1]-[.FP1]))^2" office:value-type="float" office:value="0.00378926637802625" calcext:value-type="float">
            <text:p>0.003789266378026</text:p>
          </table:table-cell>
          <table:table-cell table:formula="of:=0.5*[.FR12]*(([.FR6]-[.FQ6])/([.FR1]-[.FQ1]))^2" office:value-type="float" office:value="0.00739461692678281" calcext:value-type="float">
            <text:p>0.007394616926783</text:p>
          </table:table-cell>
          <table:table-cell table:formula="of:=0.5*[.FS12]*(([.FS6]-[.FR6])/([.FS1]-[.FR1]))^2" office:value-type="float" office:value="0.000000908254952987582" calcext:value-type="float">
            <text:p>9.08254952987582E-07</text:p>
          </table:table-cell>
          <table:table-cell table:formula="of:=0.5*[.FT12]*(([.FT6]-[.FS6])/([.FT1]-[.FS1]))^2" office:value-type="float" office:value="0.00631553352699381" calcext:value-type="float">
            <text:p>0.006315533526994</text:p>
          </table:table-cell>
          <table:table-cell table:formula="of:=0.5*[.FU12]*(([.FU6]-[.FT6])/([.FU1]-[.FT1]))^2" office:value-type="float" office:value="0.000640768017746052" calcext:value-type="float">
            <text:p>0.000640768017746</text:p>
          </table:table-cell>
          <table:table-cell table:formula="of:=0.5*[.FV12]*(([.FV6]-[.FU6])/([.FV1]-[.FU1]))^2" office:value-type="float" office:value="0.00405886136279103" calcext:value-type="float">
            <text:p>0.004058861362791</text:p>
          </table:table-cell>
          <table:table-cell table:formula="of:=0.5*[.FW12]*(([.FW6]-[.FV6])/([.FW1]-[.FV1]))^2" office:value-type="float" office:value="0.000370149850071665" calcext:value-type="float">
            <text:p>0.000370149850072</text:p>
          </table:table-cell>
          <table:table-cell table:formula="of:=0.5*[.FX12]*(([.FX6]-[.FW6])/([.FX1]-[.FW1]))^2" office:value-type="float" office:value="0.00373741990163354" calcext:value-type="float">
            <text:p>0.003737419901634</text:p>
          </table:table-cell>
          <table:table-cell table:formula="of:=0.5*[.FY12]*(([.FY6]-[.FX6])/([.FY1]-[.FX1]))^2" office:value-type="float" office:value="0.000673067915779291" calcext:value-type="float">
            <text:p>0.000673067915779</text:p>
          </table:table-cell>
          <table:table-cell table:formula="of:=0.5*[.FZ12]*(([.FZ6]-[.FY6])/([.FZ1]-[.FY1]))^2" office:value-type="float" office:value="0.00036800907291579" calcext:value-type="float">
            <text:p>0.000368009072916</text:p>
          </table:table-cell>
          <table:table-cell table:formula="of:=0.5*[.GA12]*(([.GA6]-[.FZ6])/([.GA1]-[.FZ1]))^2" office:value-type="float" office:value="0.00182050598628252" calcext:value-type="float">
            <text:p>0.001820505986283</text:p>
          </table:table-cell>
          <table:table-cell table:formula="of:=0.5*[.GB12]*(([.GB6]-[.GA6])/([.GB1]-[.GA1]))^2" office:value-type="float" office:value="0.00211867738849389" calcext:value-type="float">
            <text:p>0.002118677388494</text:p>
          </table:table-cell>
          <table:table-cell table:formula="of:=0.5*[.GC12]*(([.GC6]-[.GB6])/([.GC1]-[.GB1]))^2" office:value-type="float" office:value="0.000966000858677795" calcext:value-type="float">
            <text:p>0.000966000858678</text:p>
          </table:table-cell>
          <table:table-cell table:formula="of:=0.5*[.GD12]*(([.GD6]-[.GC6])/([.GD1]-[.GC1]))^2" office:value-type="float" office:value="0.00818163049644642" calcext:value-type="float">
            <text:p>0.008181630496446</text:p>
          </table:table-cell>
          <table:table-cell table:formula="of:=0.5*[.GE12]*(([.GE6]-[.GD6])/([.GE1]-[.GD1]))^2" office:value-type="float" office:value="0.000208038775178949" calcext:value-type="float">
            <text:p>0.000208038775179</text:p>
          </table:table-cell>
          <table:table-cell table:formula="of:=0.5*[.GF12]*(([.GF6]-[.GE6])/([.GF1]-[.GE1]))^2" office:value-type="float" office:value="0.0013699902171013" calcext:value-type="float">
            <text:p>0.001369990217101</text:p>
          </table:table-cell>
          <table:table-cell table:formula="of:=0.5*[.GG12]*(([.GG6]-[.GF6])/([.GG1]-[.GF1]))^2" office:value-type="float" office:value="0.0023187753907088" calcext:value-type="float">
            <text:p>0.002318775390709</text:p>
          </table:table-cell>
          <table:table-cell table:formula="of:=0.5*[.GH12]*(([.GH6]-[.GG6])/([.GH1]-[.GG1]))^2" office:value-type="float" office:value="0.000247036436607057" calcext:value-type="float">
            <text:p>0.000247036436607</text:p>
          </table:table-cell>
          <table:table-cell table:formula="of:=0.5*[.GI12]*(([.GI6]-[.GH6])/([.GI1]-[.GH1]))^2" office:value-type="float" office:value="0.00104766849861017" calcext:value-type="float">
            <text:p>0.00104766849861</text:p>
          </table:table-cell>
          <table:table-cell table:formula="of:=0.5*[.GJ12]*(([.GJ6]-[.GI6])/([.GJ1]-[.GI1]))^2" office:value-type="float" office:value="0.00177643189719043" calcext:value-type="float">
            <text:p>0.00177643189719</text:p>
          </table:table-cell>
          <table:table-cell table:formula="of:=0.5*[.GK12]*(([.GK6]-[.GJ6])/([.GK1]-[.GJ1]))^2" office:value-type="float" office:value="0.0000271643293957974" calcext:value-type="float">
            <text:p>2.71643293957974E-05</text:p>
          </table:table-cell>
          <table:table-cell table:formula="of:=0.5*[.GL12]*(([.GL6]-[.GK6])/([.GL1]-[.GK1]))^2" office:value-type="float" office:value="0.000169374282360073" calcext:value-type="float">
            <text:p>0.00016937428236</text:p>
          </table:table-cell>
          <table:table-cell table:formula="of:=0.5*[.GM12]*(([.GM6]-[.GL6])/([.GM1]-[.GL1]))^2" office:value-type="float" office:value="0.000496544909286485" calcext:value-type="float">
            <text:p>0.000496544909286</text:p>
          </table:table-cell>
          <table:table-cell table:formula="of:=0.5*[.GN12]*(([.GN6]-[.GM6])/([.GN1]-[.GM1]))^2" office:value-type="float" office:value="0.000141086109655695" calcext:value-type="float">
            <text:p>0.000141086109656</text:p>
          </table:table-cell>
          <table:table-cell table:formula="of:=0.5*[.GO12]*(([.GO6]-[.GN6])/([.GO1]-[.GN1]))^2" office:value-type="float" office:value="0.000131099790056207" calcext:value-type="float">
            <text:p>0.000131099790056</text:p>
          </table:table-cell>
          <table:table-cell table:formula="of:=0.5*[.GP12]*(([.GP6]-[.GO6])/([.GP1]-[.GO1]))^2" office:value-type="float" office:value="0.000564069473691011" calcext:value-type="float">
            <text:p>0.000564069473691</text:p>
          </table:table-cell>
          <table:table-cell table:formula="of:=0.5*[.GQ12]*(([.GQ6]-[.GP6])/([.GQ1]-[.GP1]))^2" office:value-type="float" office:value="0.0000650830694666984" calcext:value-type="float">
            <text:p>6.50830694666984E-05</text:p>
          </table:table-cell>
          <table:table-cell table:formula="of:=0.5*[.GR12]*(([.GR6]-[.GQ6])/([.GR1]-[.GQ1]))^2" office:value-type="float" office:value="0.00128925183908043" calcext:value-type="float">
            <text:p>0.00128925183908</text:p>
          </table:table-cell>
          <table:table-cell table:formula="of:=0.5*[.GS12]*(([.GS6]-[.GR6])/([.GS1]-[.GR1]))^2" office:value-type="float" office:value="0.00038495164422211" calcext:value-type="float">
            <text:p>0.000384951644222</text:p>
          </table:table-cell>
          <table:table-cell table:formula="of:=0.5*[.GT12]*(([.GT6]-[.GS6])/([.GT1]-[.GS1]))^2" office:value-type="float" office:value="0.000537417569891614" calcext:value-type="float">
            <text:p>0.000537417569892</text:p>
          </table:table-cell>
          <table:table-cell table:formula="of:=0.5*[.GU12]*(([.GU6]-[.GT6])/([.GU1]-[.GT1]))^2" office:value-type="float" office:value="0.0000347191042175757" calcext:value-type="float">
            <text:p>3.47191042175757E-05</text:p>
          </table:table-cell>
          <table:table-cell table:formula="of:=0.5*[.GV12]*(([.GV6]-[.GU6])/([.GV1]-[.GU1]))^2" office:value-type="float" office:value="0.0106904851828224" calcext:value-type="float">
            <text:p>0.010690485182822</text:p>
          </table:table-cell>
          <table:table-cell table:formula="of:=0.5*[.GW12]*(([.GW6]-[.GV6])/([.GW1]-[.GV1]))^2" office:value-type="float" office:value="0.00981253477181408" calcext:value-type="float">
            <text:p>0.009812534771814</text:p>
          </table:table-cell>
          <table:table-cell table:formula="of:=0.5*[.GX12]*(([.GX6]-[.GW6])/([.GX1]-[.GW1]))^2" office:value-type="float" office:value="0.000889425219681859" calcext:value-type="float">
            <text:p>0.000889425219682</text:p>
          </table:table-cell>
          <table:table-cell table:formula="of:=0.5*[.GY12]*(([.GY6]-[.GX6])/([.GY1]-[.GX1]))^2" office:value-type="float" office:value="0.000395698821787992" calcext:value-type="float">
            <text:p>0.000395698821788</text:p>
          </table:table-cell>
          <table:table-cell table:formula="of:=0.5*[.GZ12]*(([.GZ6]-[.GY6])/([.GZ1]-[.GY1]))^2" office:value-type="float" office:value="0.0000444454907671475" calcext:value-type="float">
            <text:p>4.44454907671475E-05</text:p>
          </table:table-cell>
          <table:table-cell table:formula="of:=0.5*[.HA12]*(([.HA6]-[.GZ6])/([.HA1]-[.GZ1]))^2" office:value-type="float" office:value="0.0000281562729646456" calcext:value-type="float">
            <text:p>2.81562729646456E-05</text:p>
          </table:table-cell>
          <table:table-cell table:formula="of:=0.5*[.HB12]*(([.HB6]-[.HA6])/([.HB1]-[.HA1]))^2" office:value-type="float" office:value="0.000994361132564242" calcext:value-type="float">
            <text:p>0.000994361132564</text:p>
          </table:table-cell>
          <table:table-cell table:formula="of:=0.5*[.HC12]*(([.HC6]-[.HB6])/([.HC1]-[.HB1]))^2" office:value-type="float" office:value="0.00000101226064208815" calcext:value-type="float">
            <text:p>1.01226064208815E-06</text:p>
          </table:table-cell>
          <table:table-cell table:formula="of:=0.5*[.HD12]*(([.HD6]-[.HC6])/([.HD1]-[.HC1]))^2" office:value-type="float" office:value="0.00414589868999748" calcext:value-type="float">
            <text:p>0.004145898689997</text:p>
          </table:table-cell>
          <table:table-cell table:formula="of:=0.5*[.HE12]*(([.HE6]-[.HD6])/([.HE1]-[.HD1]))^2" office:value-type="float" office:value="0.000445667261872488" calcext:value-type="float">
            <text:p>0.000445667261872</text:p>
          </table:table-cell>
          <table:table-cell table:formula="of:=0.5*[.HF12]*(([.HF6]-[.HE6])/([.HF1]-[.HE1]))^2" office:value-type="float" office:value="0.000171972899039352" calcext:value-type="float">
            <text:p>0.000171972899039</text:p>
          </table:table-cell>
          <table:table-cell table:formula="of:=0.5*[.HG12]*(([.HG6]-[.HF6])/([.HG1]-[.HF1]))^2" office:value-type="float" office:value="0.00801318892712283" calcext:value-type="float">
            <text:p>0.008013188927123</text:p>
          </table:table-cell>
          <table:table-cell table:formula="of:=0.5*[.HH12]*(([.HH6]-[.HG6])/([.HH1]-[.HG1]))^2" office:value-type="float" office:value="0.0024273749295538" calcext:value-type="float">
            <text:p>0.002427374929554</text:p>
          </table:table-cell>
          <table:table-cell table:formula="of:=0.5*[.HI12]*(([.HI6]-[.HH6])/([.HI1]-[.HH1]))^2" office:value-type="float" office:value="0.00200241616338609" calcext:value-type="float">
            <text:p>0.002002416163386</text:p>
          </table:table-cell>
          <table:table-cell table:formula="of:=0.5*[.HJ12]*(([.HJ6]-[.HI6])/([.HJ1]-[.HI1]))^2" office:value-type="float" office:value="0.0000521366942618892" calcext:value-type="float">
            <text:p>5.21366942618892E-05</text:p>
          </table:table-cell>
          <table:table-cell table:formula="of:=0.5*[.HK12]*(([.HK6]-[.HJ6])/([.HK1]-[.HJ1]))^2" office:value-type="float" office:value="0.00000312001671721472" calcext:value-type="float">
            <text:p>3.12001671721472E-06</text:p>
          </table:table-cell>
          <table:table-cell table:formula="of:=0.5*[.HL12]*(([.HL6]-[.HK6])/([.HL1]-[.HK1]))^2" office:value-type="float" office:value="0.0020647901653531" calcext:value-type="float">
            <text:p>0.002064790165353</text:p>
          </table:table-cell>
          <table:table-cell table:formula="of:=0.5*[.HM12]*(([.HM6]-[.HL6])/([.HM1]-[.HL1]))^2" office:value-type="float" office:value="0.000761086672867862" calcext:value-type="float">
            <text:p>0.000761086672868</text:p>
          </table:table-cell>
          <table:table-cell table:formula="of:=0.5*[.HN12]*(([.HN6]-[.HM6])/([.HN1]-[.HM1]))^2" office:value-type="float" office:value="0.000289996137067722" calcext:value-type="float">
            <text:p>0.000289996137068</text:p>
          </table:table-cell>
          <table:table-cell table:formula="of:=0.5*[.HO12]*(([.HO6]-[.HN6])/([.HO1]-[.HN1]))^2" office:value-type="float" office:value="0.00718815345277087" calcext:value-type="float">
            <text:p>0.007188153452771</text:p>
          </table:table-cell>
          <table:table-cell table:formula="of:=0.5*[.HP12]*(([.HP6]-[.HO6])/([.HP1]-[.HO1]))^2" office:value-type="float" office:value="0.00375706061249058" calcext:value-type="float">
            <text:p>0.003757060612491</text:p>
          </table:table-cell>
          <table:table-cell table:formula="of:=0.5*[.HQ12]*(([.HQ6]-[.HP6])/([.HQ1]-[.HP1]))^2" office:value-type="float" office:value="0.000593732927076706" calcext:value-type="float">
            <text:p>0.000593732927077</text:p>
          </table:table-cell>
          <table:table-cell table:formula="of:=0.5*[.HR12]*(([.HR6]-[.HQ6])/([.HR1]-[.HQ1]))^2" office:value-type="float" office:value="0.00113334748856163" calcext:value-type="float">
            <text:p>0.001133347488562</text:p>
          </table:table-cell>
          <table:table-cell table:formula="of:=0.5*[.HS12]*(([.HS6]-[.HR6])/([.HS1]-[.HR1]))^2" office:value-type="float" office:value="0.000000334400563682241" calcext:value-type="float">
            <text:p>3.34400563682241E-07</text:p>
          </table:table-cell>
          <table:table-cell table:formula="of:=0.5*[.HT12]*(([.HT6]-[.HS6])/([.HT1]-[.HS1]))^2" office:value-type="float" office:value="0.0055012448885992" calcext:value-type="float">
            <text:p>0.005501244888599</text:p>
          </table:table-cell>
          <table:table-cell table:formula="of:=0.5*[.HU12]*(([.HU6]-[.HT6])/([.HU1]-[.HT1]))^2" office:value-type="float" office:value="0.000672903980596525" calcext:value-type="float">
            <text:p>0.000672903980597</text:p>
          </table:table-cell>
          <table:table-cell table:formula="of:=0.5*[.HV12]*(([.HV6]-[.HU6])/([.HV1]-[.HU1]))^2" office:value-type="float" office:value="0.0000333378744088862" calcext:value-type="float">
            <text:p>3.33378744088862E-05</text:p>
          </table:table-cell>
          <table:table-cell table:formula="of:=0.5*[.HW12]*(([.HW6]-[.HV6])/([.HW1]-[.HV1]))^2" office:value-type="float" office:value="0.00778790430508167" calcext:value-type="float">
            <text:p>0.007787904305082</text:p>
          </table:table-cell>
          <table:table-cell table:formula="of:=0.5*[.HX12]*(([.HX6]-[.HW6])/([.HX1]-[.HW1]))^2" office:value-type="float" office:value="0.00903284121600918" calcext:value-type="float">
            <text:p>0.009032841216009</text:p>
          </table:table-cell>
          <table:table-cell table:formula="of:=0.5*[.HY12]*(([.HY6]-[.HX6])/([.HY1]-[.HX1]))^2" office:value-type="float" office:value="0.0000121600168617661" calcext:value-type="float">
            <text:p>1.21600168617661E-05</text:p>
          </table:table-cell>
          <table:table-cell table:formula="of:=0.5*[.HZ12]*(([.HZ6]-[.HY6])/([.HZ1]-[.HY1]))^2" office:value-type="float" office:value="0.0000779183262683759" calcext:value-type="float">
            <text:p>7.79183262683759E-05</text:p>
          </table:table-cell>
          <table:table-cell table:formula="of:=0.5*[.IA12]*(([.IA6]-[.HZ6])/([.IA1]-[.HZ1]))^2" office:value-type="float" office:value="0.00666069284286201" calcext:value-type="float">
            <text:p>0.006660692842862</text:p>
          </table:table-cell>
          <table:table-cell table:formula="of:=0.5*[.IB12]*(([.IB6]-[.IA6])/([.IB1]-[.IA1]))^2" office:value-type="float" office:value="0.000989547957779015" calcext:value-type="float">
            <text:p>0.000989547957779</text:p>
          </table:table-cell>
          <table:table-cell table:formula="of:=0.5*[.IC12]*(([.IC6]-[.IB6])/([.IC1]-[.IB1]))^2" office:value-type="float" office:value="0.00456448287662262" calcext:value-type="float">
            <text:p>0.004564482876623</text:p>
          </table:table-cell>
          <table:table-cell table:formula="of:=0.5*[.ID12]*(([.ID6]-[.IC6])/([.ID1]-[.IC1]))^2" office:value-type="float" office:value="0.0000388057265753525" calcext:value-type="float">
            <text:p>3.88057265753525E-05</text:p>
          </table:table-cell>
          <table:table-cell table:formula="of:=0.5*[.IE12]*(([.IE6]-[.ID6])/([.IE1]-[.ID1]))^2" office:value-type="float" office:value="0.00152074093810852" calcext:value-type="float">
            <text:p>0.001520740938109</text:p>
          </table:table-cell>
          <table:table-cell table:formula="of:=0.5*[.IF12]*(([.IF6]-[.IE6])/([.IF1]-[.IE1]))^2" office:value-type="float" office:value="0.000750892429358655" calcext:value-type="float">
            <text:p>0.000750892429359</text:p>
          </table:table-cell>
          <table:table-cell table:formula="of:=0.5*[.IG12]*(([.IG6]-[.IF6])/([.IG1]-[.IF1]))^2" office:value-type="float" office:value="0.00021268290782746" calcext:value-type="float">
            <text:p>0.000212682907827</text:p>
          </table:table-cell>
          <table:table-cell table:formula="of:=0.5*[.IH12]*(([.IH6]-[.IG6])/([.IH1]-[.IG1]))^2" office:value-type="float" office:value="0.0000886211915397606" calcext:value-type="float">
            <text:p>8.86211915397606E-05</text:p>
          </table:table-cell>
          <table:table-cell table:formula="of:=0.5*[.II12]*(([.II6]-[.IH6])/([.II1]-[.IH1]))^2" office:value-type="float" office:value="0.00446410960518704" calcext:value-type="float">
            <text:p>0.004464109605187</text:p>
          </table:table-cell>
          <table:table-cell table:formula="of:=0.5*[.IJ12]*(([.IJ6]-[.II6])/([.IJ1]-[.II1]))^2" office:value-type="float" office:value="0.00429507823762813" calcext:value-type="float">
            <text:p>0.004295078237628</text:p>
          </table:table-cell>
          <table:table-cell table:formula="of:=0.5*[.IK12]*(([.IK6]-[.IJ6])/([.IK1]-[.IJ1]))^2" office:value-type="float" office:value="0.00453938266317017" calcext:value-type="float">
            <text:p>0.00453938266317</text:p>
          </table:table-cell>
          <table:table-cell table:formula="of:=0.5*[.IL12]*(([.IL6]-[.IK6])/([.IL1]-[.IK1]))^2" office:value-type="float" office:value="0.00000705632411632872" calcext:value-type="float">
            <text:p>7.05632411632872E-06</text:p>
          </table:table-cell>
          <table:table-cell table:formula="of:=0.5*[.IM12]*(([.IM6]-[.IL6])/([.IM1]-[.IL1]))^2" office:value-type="float" office:value="0.000131462717520348" calcext:value-type="float">
            <text:p>0.00013146271752</text:p>
          </table:table-cell>
          <table:table-cell table:formula="of:=0.5*[.IN12]*(([.IN6]-[.IM6])/([.IN1]-[.IM1]))^2" office:value-type="float" office:value="0.00426738270953954" calcext:value-type="float">
            <text:p>0.00426738270954</text:p>
          </table:table-cell>
          <table:table-cell table:formula="of:=0.5*[.IO12]*(([.IO6]-[.IN6])/([.IO1]-[.IN1]))^2" office:value-type="float" office:value="0.0000475266091181086" calcext:value-type="float">
            <text:p>4.75266091181086E-05</text:p>
          </table:table-cell>
          <table:table-cell table:formula="of:=0.5*[.IP12]*(([.IP6]-[.IO6])/([.IP1]-[.IO1]))^2" office:value-type="float" office:value="0.00314249859955618" calcext:value-type="float">
            <text:p>0.003142498599556</text:p>
          </table:table-cell>
          <table:table-cell table:formula="of:=0.5*[.IQ12]*(([.IQ6]-[.IP6])/([.IQ1]-[.IP1]))^2" office:value-type="float" office:value="0.000946565282925957" calcext:value-type="float">
            <text:p>0.000946565282926</text:p>
          </table:table-cell>
          <table:table-cell table:formula="of:=0.5*[.IR12]*(([.IR6]-[.IQ6])/([.IR1]-[.IQ1]))^2" office:value-type="float" office:value="0.000321084651772844" calcext:value-type="float">
            <text:p>0.000321084651773</text:p>
          </table:table-cell>
          <table:table-cell table:formula="of:=0.5*[.IS12]*(([.IS6]-[.IR6])/([.IS1]-[.IR1]))^2" office:value-type="float" office:value="0.00000292001372634596" calcext:value-type="float">
            <text:p>2.92001372634596E-06</text:p>
          </table:table-cell>
          <table:table-cell table:formula="of:=0.5*[.IT12]*(([.IT6]-[.IS6])/([.IT1]-[.IS1]))^2" office:value-type="float" office:value="0.0000046440679393596" calcext:value-type="float">
            <text:p>4.6440679393596E-06</text:p>
          </table:table-cell>
          <table:table-cell table:formula="of:=0.5*[.IU12]*(([.IU6]-[.IT6])/([.IU1]-[.IT1]))^2" office:value-type="float" office:value="0.00108244797972318" calcext:value-type="float">
            <text:p>0.001082447979723</text:p>
          </table:table-cell>
          <table:table-cell table:formula="of:=0.5*[.IV12]*(([.IV6]-[.IU6])/([.IV1]-[.IU1]))^2" office:value-type="float" office:value="0.0000165719133950636" calcext:value-type="float">
            <text:p>1.65719133950636E-05</text:p>
          </table:table-cell>
          <table:table-cell table:formula="of:=0.5*[.IW12]*(([.IW6]-[.IV6])/([.IW1]-[.IV1]))^2" office:value-type="float" office:value="0.00354525774031826" calcext:value-type="float">
            <text:p>0.003545257740318</text:p>
          </table:table-cell>
          <table:table-cell table:formula="of:=0.5*[.IX12]*(([.IX6]-[.IW6])/([.IX1]-[.IW1]))^2" office:value-type="float" office:value="0.0000155717807851941" calcext:value-type="float">
            <text:p>1.55717807851941E-05</text:p>
          </table:table-cell>
          <table:table-cell table:formula="of:=0.5*[.IY12]*(([.IY6]-[.IX6])/([.IY1]-[.IX1]))^2" office:value-type="float" office:value="0.000724903665471712" calcext:value-type="float">
            <text:p>0.000724903665472</text:p>
          </table:table-cell>
          <table:table-cell table:formula="of:=0.5*[.IZ12]*(([.IZ6]-[.IY6])/([.IZ1]-[.IY1]))^2" office:value-type="float" office:value="0.000711023079691675" calcext:value-type="float">
            <text:p>0.000711023079692</text:p>
          </table:table-cell>
          <table:table-cell table:formula="of:=0.5*[.JA12]*(([.JA6]-[.IZ6])/([.JA1]-[.IZ1]))^2" office:value-type="float" office:value="0.0000900306947165688" calcext:value-type="float">
            <text:p>9.00306947165688E-05</text:p>
          </table:table-cell>
          <table:table-cell table:formula="of:=0.5*[.JB12]*(([.JB6]-[.JA6])/([.JB1]-[.JA1]))^2" office:value-type="float" office:value="0.000490361197368137" calcext:value-type="float">
            <text:p>0.000490361197368</text:p>
          </table:table-cell>
          <table:table-cell table:formula="of:=0.5*[.JC12]*(([.JC6]-[.JB6])/([.JC1]-[.JB1]))^2" office:value-type="float" office:value="0.00535205015364403" calcext:value-type="float">
            <text:p>0.005352050153644</text:p>
          </table:table-cell>
          <table:table-cell table:formula="of:=0.5*[.JD12]*(([.JD6]-[.JC6])/([.JD1]-[.JC1]))^2" office:value-type="float" office:value="0.0014121268005187" calcext:value-type="float">
            <text:p>0.001412126800519</text:p>
          </table:table-cell>
          <table:table-cell table:formula="of:=0.5*[.JE12]*(([.JE6]-[.JD6])/([.JE1]-[.JD1]))^2" office:value-type="float" office:value="0.0000132571011106374" calcext:value-type="float">
            <text:p>1.32571011106374E-05</text:p>
          </table:table-cell>
          <table:table-cell table:formula="of:=0.5*[.JF12]*(([.JF6]-[.JE6])/([.JF1]-[.JE1]))^2" office:value-type="float" office:value="0.00286761131239139" calcext:value-type="float">
            <text:p>0.002867611312391</text:p>
          </table:table-cell>
          <table:table-cell table:formula="of:=0.5*[.JG12]*(([.JG6]-[.JF6])/([.JG1]-[.JF1]))^2" office:value-type="float" office:value="0.000412458710549672" calcext:value-type="float">
            <text:p>0.00041245871055</text:p>
          </table:table-cell>
          <table:table-cell table:formula="of:=0.5*[.JH12]*(([.JH6]-[.JG6])/([.JH1]-[.JG1]))^2" office:value-type="float" office:value="0.00173010944070668" calcext:value-type="float">
            <text:p>0.001730109440707</text:p>
          </table:table-cell>
          <table:table-cell table:formula="of:=0.5*[.JI12]*(([.JI6]-[.JH6])/([.JI1]-[.JH1]))^2" office:value-type="float" office:value="0.00000139644540767708" calcext:value-type="float">
            <text:p>1.39644540767708E-06</text:p>
          </table:table-cell>
          <table:table-cell table:formula="of:=0.5*[.JJ12]*(([.JJ6]-[.JI6])/([.JJ1]-[.JI1]))^2" office:value-type="float" office:value="0.000432950886752223" calcext:value-type="float">
            <text:p>0.000432950886752</text:p>
          </table:table-cell>
          <table:table-cell table:formula="of:=0.5*[.JK12]*(([.JK6]-[.JJ6])/([.JK1]-[.JJ1]))^2" office:value-type="float" office:value="0.00591375388648771" calcext:value-type="float">
            <text:p>0.005913753886488</text:p>
          </table:table-cell>
          <table:table-cell table:formula="of:=0.5*[.JL12]*(([.JL6]-[.JK6])/([.JL1]-[.JK1]))^2" office:value-type="float" office:value="0.000435097278451645" calcext:value-type="float">
            <text:p>0.000435097278452</text:p>
          </table:table-cell>
          <table:table-cell table:formula="of:=0.5*[.JM12]*(([.JM6]-[.JL6])/([.JM1]-[.JL1]))^2" office:value-type="float" office:value="0.000647826205280901" calcext:value-type="float">
            <text:p>0.000647826205281</text:p>
          </table:table-cell>
          <table:table-cell table:formula="of:=0.5*[.JN12]*(([.JN6]-[.JM6])/([.JN1]-[.JM1]))^2" office:value-type="float" office:value="0.00064756039872302" calcext:value-type="float">
            <text:p>0.000647560398723</text:p>
          </table:table-cell>
          <table:table-cell table:formula="of:=0.5*[.JO12]*(([.JO6]-[.JN6])/([.JO1]-[.JN1]))^2" office:value-type="float" office:value="0.0000241185967342708" calcext:value-type="float">
            <text:p>2.41185967342708E-05</text:p>
          </table:table-cell>
          <table:table-cell table:formula="of:=0.5*[.JP12]*(([.JP6]-[.JO6])/([.JP1]-[.JO1]))^2" office:value-type="float" office:value="0.000212790174515231" calcext:value-type="float">
            <text:p>0.000212790174515</text:p>
          </table:table-cell>
          <table:table-cell table:formula="of:=0.5*[.JQ12]*(([.JQ6]-[.JP6])/([.JQ1]-[.JP1]))^2" office:value-type="float" office:value="0.00207856750544026" calcext:value-type="float">
            <text:p>0.00207856750544</text:p>
          </table:table-cell>
          <table:table-cell table:formula="of:=0.5*[.JR12]*(([.JR6]-[.JQ6])/([.JR1]-[.JQ1]))^2" office:value-type="float" office:value="0.00969713868437274" calcext:value-type="float">
            <text:p>0.009697138684373</text:p>
          </table:table-cell>
          <table:table-cell table:formula="of:=0.5*[.JS12]*(([.JS6]-[.JR6])/([.JS1]-[.JR1]))^2" office:value-type="float" office:value="0.0122610515950032" calcext:value-type="float">
            <text:p>0.012261051595003</text:p>
          </table:table-cell>
          <table:table-cell table:formula="of:=0.5*[.JT12]*(([.JT6]-[.JS6])/([.JT1]-[.JS1]))^2" office:value-type="float" office:value="0.000946982919897709" calcext:value-type="float">
            <text:p>0.000946982919898</text:p>
          </table:table-cell>
          <table:table-cell table:formula="of:=0.5*[.JU12]*(([.JU6]-[.JT6])/([.JU1]-[.JT1]))^2" office:value-type="float" office:value="0.00174607443055606" calcext:value-type="float">
            <text:p>0.001746074430556</text:p>
          </table:table-cell>
          <table:table-cell table:formula="of:=0.5*[.JV12]*(([.JV6]-[.JU6])/([.JV1]-[.JU1]))^2" office:value-type="float" office:value="0.000625033797222544" calcext:value-type="float">
            <text:p>0.000625033797223</text:p>
          </table:table-cell>
          <table:table-cell table:formula="of:=0.5*[.JW12]*(([.JW6]-[.JV6])/([.JW1]-[.JV1]))^2" office:value-type="float" office:value="0.0037467851927668" calcext:value-type="float">
            <text:p>0.003746785192767</text:p>
          </table:table-cell>
          <table:table-cell table:formula="of:=0.5*[.JX12]*(([.JX6]-[.JW6])/([.JX1]-[.JW1]))^2" office:value-type="float" office:value="0.00095767025052686" calcext:value-type="float">
            <text:p>0.000957670250527</text:p>
          </table:table-cell>
          <table:table-cell table:formula="of:=0.5*[.JY12]*(([.JY6]-[.JX6])/([.JY1]-[.JX1]))^2" office:value-type="float" office:value="0.00286067673931277" calcext:value-type="float">
            <text:p>0.002860676739313</text:p>
          </table:table-cell>
          <table:table-cell table:formula="of:=0.5*[.JZ12]*(([.JZ6]-[.JY6])/([.JZ1]-[.JY1]))^2" office:value-type="float" office:value="0.000513096174211684" calcext:value-type="float">
            <text:p>0.000513096174212</text:p>
          </table:table-cell>
          <table:table-cell table:formula="of:=0.5*[.KA12]*(([.KA6]-[.JZ6])/([.KA1]-[.JZ1]))^2" office:value-type="float" office:value="0.0000601597721509025" calcext:value-type="float">
            <text:p>6.01597721509025E-05</text:p>
          </table:table-cell>
          <table:table-cell table:formula="of:=0.5*[.KB12]*(([.KB6]-[.KA6])/([.KB1]-[.KA1]))^2" office:value-type="float" office:value="0.0067155878239935" calcext:value-type="float">
            <text:p>0.006715587823994</text:p>
          </table:table-cell>
          <table:table-cell table:formula="of:=0.5*[.KC12]*(([.KC6]-[.KB6])/([.KC1]-[.KB1]))^2" office:value-type="float" office:value="0.00714866167613869" calcext:value-type="float">
            <text:p>0.007148661676139</text:p>
          </table:table-cell>
          <table:table-cell table:formula="of:=0.5*[.KD12]*(([.KD6]-[.KC6])/([.KD1]-[.KC1]))^2" office:value-type="float" office:value="0.000135908889355057" calcext:value-type="float">
            <text:p>0.000135908889355</text:p>
          </table:table-cell>
          <table:table-cell table:formula="of:=0.5*[.KE12]*(([.KE6]-[.KD6])/([.KE1]-[.KD1]))^2" office:value-type="float" office:value="0.0000364401687302909" calcext:value-type="float">
            <text:p>3.64401687302909E-05</text:p>
          </table:table-cell>
          <table:table-cell table:formula="of:=0.5*[.KF12]*(([.KF6]-[.KE6])/([.KF1]-[.KE1]))^2" office:value-type="float" office:value="0.0125195931774763" calcext:value-type="float">
            <text:p>0.012519593177476</text:p>
          </table:table-cell>
          <table:table-cell table:formula="of:=0.5*[.KG12]*(([.KG6]-[.KF6])/([.KG1]-[.KF1]))^2" office:value-type="float" office:value="0.000130450348923078" calcext:value-type="float">
            <text:p>0.000130450348923</text:p>
          </table:table-cell>
          <table:table-cell table:formula="of:=0.5*[.KH12]*(([.KH6]-[.KG6])/([.KH1]-[.KG1]))^2" office:value-type="float" office:value="0.0000943837450989437" calcext:value-type="float">
            <text:p>9.43837450989437E-05</text:p>
          </table:table-cell>
          <table:table-cell table:formula="of:=0.5*[.KI12]*(([.KI6]-[.KH6])/([.KI1]-[.KH1]))^2" office:value-type="float" office:value="0.005793185541144" calcext:value-type="float">
            <text:p>0.005793185541144</text:p>
          </table:table-cell>
          <table:table-cell table:formula="of:=0.5*[.KJ12]*(([.KJ6]-[.KI6])/([.KJ1]-[.KI1]))^2" office:value-type="float" office:value="0.0000418286252567351" calcext:value-type="float">
            <text:p>4.18286252567351E-05</text:p>
          </table:table-cell>
          <table:table-cell table:formula="of:=0.5*[.KK12]*(([.KK6]-[.KJ6])/([.KK1]-[.KJ1]))^2" office:value-type="float" office:value="0.00113689046375241" calcext:value-type="float">
            <text:p>0.001136890463752</text:p>
          </table:table-cell>
          <table:table-cell table:formula="of:=0.5*[.KL12]*(([.KL6]-[.KK6])/([.KL1]-[.KK1]))^2" office:value-type="float" office:value="0.0129010682326996" calcext:value-type="float">
            <text:p>0.0129010682327</text:p>
          </table:table-cell>
          <table:table-cell table:formula="of:=0.5*[.KM12]*(([.KM6]-[.KL6])/([.KM1]-[.KL1]))^2" office:value-type="float" office:value="0.00222395269609515" calcext:value-type="float">
            <text:p>0.002223952696095</text:p>
          </table:table-cell>
          <table:table-cell table:formula="of:=0.5*[.KN12]*(([.KN6]-[.KM6])/([.KN1]-[.KM1]))^2" office:value-type="float" office:value="0.000306414512640947" calcext:value-type="float">
            <text:p>0.000306414512641</text:p>
          </table:table-cell>
          <table:table-cell table:formula="of:=0.5*[.KO12]*(([.KO6]-[.KN6])/([.KO1]-[.KN1]))^2" office:value-type="float" office:value="0.000075271325230383" calcext:value-type="float">
            <text:p>7.5271325230383E-05</text:p>
          </table:table-cell>
          <table:table-cell table:formula="of:=0.5*[.KP12]*(([.KP6]-[.KO6])/([.KP1]-[.KO1]))^2" office:value-type="float" office:value="0.000848971787753642" calcext:value-type="float">
            <text:p>0.000848971787754</text:p>
          </table:table-cell>
          <table:table-cell table:formula="of:=0.5*[.KQ12]*(([.KQ6]-[.KP6])/([.KQ1]-[.KP1]))^2" office:value-type="float" office:value="0.000666412843237122" calcext:value-type="float">
            <text:p>0.000666412843237</text:p>
          </table:table-cell>
          <table:table-cell table:formula="of:=0.5*[.KR12]*(([.KR6]-[.KQ6])/([.KR1]-[.KQ1]))^2" office:value-type="float" office:value="0.00332999645838068" calcext:value-type="float">
            <text:p>0.003329996458381</text:p>
          </table:table-cell>
          <table:table-cell table:formula="of:=0.5*[.KS12]*(([.KS6]-[.KR6])/([.KS1]-[.KR1]))^2" office:value-type="float" office:value="0.0000127633122823554" calcext:value-type="float">
            <text:p>1.27633122823554E-05</text:p>
          </table:table-cell>
          <table:table-cell table:formula="of:=0.5*[.KT12]*(([.KT6]-[.KS6])/([.KT1]-[.KS1]))^2" office:value-type="float" office:value="0.00275700603825711" calcext:value-type="float">
            <text:p>0.002757006038257</text:p>
          </table:table-cell>
          <table:table-cell table:formula="of:=0.5*[.KU12]*(([.KU6]-[.KT6])/([.KU1]-[.KT1]))^2" office:value-type="float" office:value="0.00938770895960774" calcext:value-type="float">
            <text:p>0.009387708959608</text:p>
          </table:table-cell>
          <table:table-cell table:formula="of:=0.5*[.KV12]*(([.KV6]-[.KU6])/([.KV1]-[.KU1]))^2" office:value-type="float" office:value="0.000454240140957183" calcext:value-type="float">
            <text:p>0.000454240140957</text:p>
          </table:table-cell>
          <table:table-cell table:formula="of:=0.5*[.KW12]*(([.KW6]-[.KV6])/([.KW1]-[.KV1]))^2" office:value-type="float" office:value="0.000664237809633747" calcext:value-type="float">
            <text:p>0.000664237809634</text:p>
          </table:table-cell>
          <table:table-cell table:formula="of:=0.5*[.KX12]*(([.KX6]-[.KW6])/([.KX1]-[.KW1]))^2" office:value-type="float" office:value="0.00145468893861436" calcext:value-type="float">
            <text:p>0.001454688938614</text:p>
          </table:table-cell>
          <table:table-cell table:formula="of:=0.5*[.KY12]*(([.KY6]-[.KX6])/([.KY1]-[.KX1]))^2" office:value-type="float" office:value="0.0000895094288244411" calcext:value-type="float">
            <text:p>8.95094288244411E-05</text:p>
          </table:table-cell>
          <table:table-cell table:formula="of:=0.5*[.KZ12]*(([.KZ6]-[.KY6])/([.KZ1]-[.KY1]))^2" office:value-type="float" office:value="0.000979136231366639" calcext:value-type="float">
            <text:p>0.000979136231367</text:p>
          </table:table-cell>
          <table:table-cell table:formula="of:=0.5*[.LA12]*(([.LA6]-[.KZ6])/([.LA1]-[.KZ1]))^2" office:value-type="float" office:value="0.00014265159020342" calcext:value-type="float">
            <text:p>0.000142651590203</text:p>
          </table:table-cell>
          <table:table-cell table:formula="of:=0.5*[.LB12]*(([.LB6]-[.LA6])/([.LB1]-[.LA1]))^2" office:value-type="float" office:value="0.000391003776014337" calcext:value-type="float">
            <text:p>0.000391003776014</text:p>
          </table:table-cell>
          <table:table-cell table:formula="of:=0.5*[.LC12]*(([.LC6]-[.LB6])/([.LC1]-[.LB1]))^2" office:value-type="float" office:value="0.00487550660949803" calcext:value-type="float">
            <text:p>0.004875506609498</text:p>
          </table:table-cell>
          <table:table-cell table:formula="of:=0.5*[.LD12]*(([.LD6]-[.LC6])/([.LD1]-[.LC1]))^2" office:value-type="float" office:value="0.000687218887398515" calcext:value-type="float">
            <text:p>0.000687218887399</text:p>
          </table:table-cell>
          <table:table-cell table:formula="of:=0.5*[.LE12]*(([.LE6]-[.LD6])/([.LE1]-[.LD1]))^2" office:value-type="float" office:value="0.000199211493782371" calcext:value-type="float">
            <text:p>0.000199211493782</text:p>
          </table:table-cell>
          <table:table-cell table:formula="of:=0.5*[.LF12]*(([.LF6]-[.LE6])/([.LF1]-[.LE1]))^2" office:value-type="float" office:value="0.0117166485376498" calcext:value-type="float">
            <text:p>0.01171664853765</text:p>
          </table:table-cell>
          <table:table-cell table:formula="of:=0.5*[.LG12]*(([.LG6]-[.LF6])/([.LG1]-[.LF1]))^2" office:value-type="float" office:value="0.000642368709330375" calcext:value-type="float">
            <text:p>0.00064236870933</text:p>
          </table:table-cell>
          <table:table-cell table:formula="of:=0.5*[.LH12]*(([.LH6]-[.LG6])/([.LH1]-[.LG1]))^2" office:value-type="float" office:value="0.00482256949999947" calcext:value-type="float">
            <text:p>0.004822569499999</text:p>
          </table:table-cell>
          <table:table-cell table:formula="of:=0.5*[.LI12]*(([.LI6]-[.LH6])/([.LI1]-[.LH1]))^2" office:value-type="float" office:value="0.0000494505452788444" calcext:value-type="float">
            <text:p>4.94505452788444E-05</text:p>
          </table:table-cell>
          <table:table-cell table:formula="of:=0.5*[.LJ12]*(([.LJ6]-[.LI6])/([.LJ1]-[.LI1]))^2" office:value-type="float" office:value="0.0000144823105015076" calcext:value-type="float">
            <text:p>1.44823105015076E-05</text:p>
          </table:table-cell>
          <table:table-cell table:formula="of:=0.5*[.LK12]*(([.LK6]-[.LJ6])/([.LK1]-[.LJ1]))^2" office:value-type="float" office:value="0.0107872414396929" calcext:value-type="float">
            <text:p>0.010787241439693</text:p>
          </table:table-cell>
          <table:table-cell table:formula="of:=0.5*[.LL12]*(([.LL6]-[.LK6])/([.LL1]-[.LK1]))^2" office:value-type="float" office:value="0.00803744629208169" calcext:value-type="float">
            <text:p>0.008037446292082</text:p>
          </table:table-cell>
          <table:table-cell table:formula="of:=0.5*[.LM12]*(([.LM6]-[.LL6])/([.LM1]-[.LL1]))^2" office:value-type="float" office:value="0.00379504548844088" calcext:value-type="float">
            <text:p>0.003795045488441</text:p>
          </table:table-cell>
          <table:table-cell table:formula="of:=0.5*[.LN12]*(([.LN6]-[.LM6])/([.LN1]-[.LM1]))^2" office:value-type="float" office:value="0.00242073227557691" calcext:value-type="float">
            <text:p>0.002420732275577</text:p>
          </table:table-cell>
          <table:table-cell table:formula="of:=0.5*[.LO12]*(([.LO6]-[.LN6])/([.LO1]-[.LN1]))^2" office:value-type="float" office:value="0.000489943490538689" calcext:value-type="float">
            <text:p>0.000489943490539</text:p>
          </table:table-cell>
          <table:table-cell table:formula="of:=0.5*[.LP12]*(([.LP6]-[.LO6])/([.LP1]-[.LO1]))^2" office:value-type="float" office:value="0.00601841296649759" calcext:value-type="float">
            <text:p>0.006018412966498</text:p>
          </table:table-cell>
          <table:table-cell table:formula="of:=0.5*[.LQ12]*(([.LQ6]-[.LP6])/([.LQ1]-[.LP1]))^2" office:value-type="float" office:value="0.00234716709329813" calcext:value-type="float">
            <text:p>0.002347167093298</text:p>
          </table:table-cell>
          <table:table-cell table:formula="of:=0.5*[.LR12]*(([.LR6]-[.LQ6])/([.LR1]-[.LQ1]))^2" office:value-type="float" office:value="0.00162107554782655" calcext:value-type="float">
            <text:p>0.001621075547827</text:p>
          </table:table-cell>
          <table:table-cell table:formula="of:=0.5*[.LS12]*(([.LS6]-[.LR6])/([.LS1]-[.LR1]))^2" office:value-type="float" office:value="0.000100151559126453" calcext:value-type="float">
            <text:p>0.000100151559126</text:p>
          </table:table-cell>
          <table:table-cell table:formula="of:=0.5*[.LT12]*(([.LT6]-[.LS6])/([.LT1]-[.LS1]))^2" office:value-type="float" office:value="0.00216572238086835" calcext:value-type="float">
            <text:p>0.002165722380868</text:p>
          </table:table-cell>
          <table:table-cell table:formula="of:=0.5*[.LU12]*(([.LU6]-[.LT6])/([.LU1]-[.LT1]))^2" office:value-type="float" office:value="0.00848093630029837" calcext:value-type="float">
            <text:p>0.008480936300298</text:p>
          </table:table-cell>
          <table:table-cell table:formula="of:=0.5*[.LV12]*(([.LV6]-[.LU6])/([.LV1]-[.LU1]))^2" office:value-type="float" office:value="0.0000000382694957359793" calcext:value-type="float">
            <text:p>3.82694957359793E-08</text:p>
          </table:table-cell>
          <table:table-cell table:formula="of:=0.5*[.LW12]*(([.LW6]-[.LV6])/([.LW1]-[.LV1]))^2" office:value-type="float" office:value="0.00104297635369871" calcext:value-type="float">
            <text:p>0.001042976353699</text:p>
          </table:table-cell>
          <table:table-cell table:formula="of:=0.5*[.LX12]*(([.LX6]-[.LW6])/([.LX1]-[.LW1]))^2" office:value-type="float" office:value="0.00064518577617583" calcext:value-type="float">
            <text:p>0.000645185776176</text:p>
          </table:table-cell>
          <table:table-cell table:formula="of:=0.5*[.LY12]*(([.LY6]-[.LX6])/([.LY1]-[.LX1]))^2" office:value-type="float" office:value="0.0000272768876096402" calcext:value-type="float">
            <text:p>2.72768876096402E-05</text:p>
          </table:table-cell>
          <table:table-cell table:formula="of:=0.5*[.LZ12]*(([.LZ6]-[.LY6])/([.LZ1]-[.LY1]))^2" office:value-type="float" office:value="0.0102466273558945" calcext:value-type="float">
            <text:p>0.010246627355895</text:p>
          </table:table-cell>
          <table:table-cell table:formula="of:=0.5*[.MA12]*(([.MA6]-[.LZ6])/([.MA1]-[.LZ1]))^2" office:value-type="float" office:value="0.000413561563328931" calcext:value-type="float">
            <text:p>0.000413561563329</text:p>
          </table:table-cell>
          <table:table-cell table:formula="of:=0.5*[.MB12]*(([.MB6]-[.MA6])/([.MB1]-[.MA1]))^2" office:value-type="float" office:value="0.0000485468098892485" calcext:value-type="float">
            <text:p>4.85468098892485E-05</text:p>
          </table:table-cell>
          <table:table-cell table:formula="of:=0.5*[.MC12]*(([.MC6]-[.MB6])/([.MC1]-[.MB1]))^2" office:value-type="float" office:value="0.00720952587513475" calcext:value-type="float">
            <text:p>0.007209525875135</text:p>
          </table:table-cell>
          <table:table-cell table:formula="of:=0.5*[.MD12]*(([.MD6]-[.MC6])/([.MD1]-[.MC1]))^2" office:value-type="float" office:value="0.0115700749162243" calcext:value-type="float">
            <text:p>0.011570074916224</text:p>
          </table:table-cell>
          <table:table-cell table:formula="of:=0.5*[.ME12]*(([.ME6]-[.MD6])/([.ME1]-[.MD1]))^2" office:value-type="float" office:value="0.000948907414936713" calcext:value-type="float">
            <text:p>0.000948907414937</text:p>
          </table:table-cell>
          <table:table-cell table:formula="of:=0.5*[.MF12]*(([.MF6]-[.ME6])/([.MF1]-[.ME1]))^2" office:value-type="float" office:value="0.0000608023373253732" calcext:value-type="float">
            <text:p>6.08023373253732E-05</text:p>
          </table:table-cell>
          <table:table-cell table:formula="of:=0.5*[.MG12]*(([.MG6]-[.MF6])/([.MG1]-[.MF1]))^2" office:value-type="float" office:value="0.00293427725869562" calcext:value-type="float">
            <text:p>0.002934277258696</text:p>
          </table:table-cell>
          <table:table-cell table:formula="of:=0.5*[.MH12]*(([.MH6]-[.MG6])/([.MH1]-[.MG1]))^2" office:value-type="float" office:value="0.000148822947935652" calcext:value-type="float">
            <text:p>0.000148822947936</text:p>
          </table:table-cell>
          <table:table-cell table:formula="of:=0.5*[.MI12]*(([.MI6]-[.MH6])/([.MI1]-[.MH1]))^2" office:value-type="float" office:value="0.000212101680173029" calcext:value-type="float">
            <text:p>0.000212101680173</text:p>
          </table:table-cell>
          <table:table-cell table:formula="of:=0.5*[.MJ12]*(([.MJ6]-[.MI6])/([.MJ1]-[.MI1]))^2" office:value-type="float" office:value="0.000619685419297079" calcext:value-type="float">
            <text:p>0.000619685419297</text:p>
          </table:table-cell>
          <table:table-cell table:formula="of:=0.5*[.MK12]*(([.MK6]-[.MJ6])/([.MK1]-[.MJ1]))^2" office:value-type="float" office:value="0.000143323967244905" calcext:value-type="float">
            <text:p>0.000143323967245</text:p>
          </table:table-cell>
          <table:table-cell table:formula="of:=0.5*[.ML12]*(([.ML6]-[.MK6])/([.ML1]-[.MK1]))^2" office:value-type="float" office:value="0.00757075141600396" calcext:value-type="float">
            <text:p>0.007570751416004</text:p>
          </table:table-cell>
          <table:table-cell table:formula="of:=0.5*[.MM12]*(([.MM6]-[.ML6])/([.MM1]-[.ML1]))^2" office:value-type="float" office:value="0.00966351195562641" calcext:value-type="float">
            <text:p>0.009663511955626</text:p>
          </table:table-cell>
          <table:table-cell table:formula="of:=0.5*[.MN12]*(([.MN6]-[.MM6])/([.MN1]-[.MM1]))^2" office:value-type="float" office:value="0.000000897294780204871" calcext:value-type="float">
            <text:p>8.97294780204871E-07</text:p>
          </table:table-cell>
          <table:table-cell table:formula="of:=0.5*[.MO12]*(([.MO6]-[.MN6])/([.MO1]-[.MN1]))^2" office:value-type="float" office:value="0.00048812470294281" calcext:value-type="float">
            <text:p>0.000488124702943</text:p>
          </table:table-cell>
          <table:table-cell table:formula="of:=0.5*[.MP12]*(([.MP6]-[.MO6])/([.MP1]-[.MO1]))^2" office:value-type="float" office:value="0.00091357354591406" calcext:value-type="float">
            <text:p>0.000913573545914</text:p>
          </table:table-cell>
          <table:table-cell table:formula="of:=0.5*[.MQ12]*(([.MQ6]-[.MP6])/([.MQ1]-[.MP1]))^2" office:value-type="float" office:value="0.0000125318583981963" calcext:value-type="float">
            <text:p>1.25318583981963E-05</text:p>
          </table:table-cell>
          <table:table-cell table:formula="of:=0.5*[.MR12]*(([.MR6]-[.MQ6])/([.MR1]-[.MQ1]))^2" office:value-type="float" office:value="0.00205079873883207" calcext:value-type="float">
            <text:p>0.002050798738832</text:p>
          </table:table-cell>
          <table:table-cell table:formula="of:=0.5*[.MS12]*(([.MS6]-[.MR6])/([.MS1]-[.MR1]))^2" office:value-type="float" office:value="0.00699045242541391" calcext:value-type="float">
            <text:p>0.006990452425414</text:p>
          </table:table-cell>
          <table:table-cell table:formula="of:=0.5*[.MT12]*(([.MT6]-[.MS6])/([.MT1]-[.MS1]))^2" office:value-type="float" office:value="0.0000850466159513989" calcext:value-type="float">
            <text:p>8.50466159513989E-05</text:p>
          </table:table-cell>
          <table:table-cell table:formula="of:=0.5*[.MU12]*(([.MU6]-[.MT6])/([.MU1]-[.MT1]))^2" office:value-type="float" office:value="0.00128148513867177" calcext:value-type="float">
            <text:p>0.001281485138672</text:p>
          </table:table-cell>
          <table:table-cell table:formula="of:=0.5*[.MV12]*(([.MV6]-[.MU6])/([.MV1]-[.MU1]))^2" office:value-type="float" office:value="0.00338100472676793" calcext:value-type="float">
            <text:p>0.003381004726768</text:p>
          </table:table-cell>
          <table:table-cell table:formula="of:=0.5*[.MW12]*(([.MW6]-[.MV6])/([.MW1]-[.MV1]))^2" office:value-type="float" office:value="0.000660064813845832" calcext:value-type="float">
            <text:p>0.000660064813846</text:p>
          </table:table-cell>
          <table:table-cell table:formula="of:=0.5*[.MX12]*(([.MX6]-[.MW6])/([.MX1]-[.MW1]))^2" office:value-type="float" office:value="0.00000244490194758121" calcext:value-type="float">
            <text:p>2.44490194758121E-06</text:p>
          </table:table-cell>
          <table:table-cell table:formula="of:=0.5*[.MY12]*(([.MY6]-[.MX6])/([.MY1]-[.MX1]))^2" office:value-type="float" office:value="0.0000210726360900648" calcext:value-type="float">
            <text:p>2.10726360900648E-05</text:p>
          </table:table-cell>
          <table:table-cell table:formula="of:=0.5*[.MZ12]*(([.MZ6]-[.MY6])/([.MZ1]-[.MY1]))^2" office:value-type="float" office:value="0.00000235884998283588" calcext:value-type="float">
            <text:p>2.35884998283588E-06</text:p>
          </table:table-cell>
          <table:table-cell table:formula="of:=0.5*[.NA12]*(([.NA6]-[.MZ6])/([.NA1]-[.MZ1]))^2" office:value-type="float" office:value="0.00709706437170574" calcext:value-type="float">
            <text:p>0.007097064371706</text:p>
          </table:table-cell>
          <table:table-cell table:formula="of:=0.5*[.NB12]*(([.NB6]-[.NA6])/([.NB1]-[.NA1]))^2" office:value-type="float" office:value="0.0105996446623386" calcext:value-type="float">
            <text:p>0.010599644662339</text:p>
          </table:table-cell>
          <table:table-cell table:formula="of:=0.5*[.NC12]*(([.NC6]-[.NB6])/([.NC1]-[.NB1]))^2" office:value-type="float" office:value="0.00008278493316998" calcext:value-type="float">
            <text:p>8.278493316998E-05</text:p>
          </table:table-cell>
          <table:table-cell table:formula="of:=0.5*[.ND12]*(([.ND6]-[.NC6])/([.ND1]-[.NC1]))^2" office:value-type="float" office:value="0.000352100468637758" calcext:value-type="float">
            <text:p>0.000352100468638</text:p>
          </table:table-cell>
          <table:table-cell table:formula="of:=0.5*[.NE12]*(([.NE6]-[.ND6])/([.NE1]-[.ND1]))^2" office:value-type="float" office:value="0.000892544137716111" calcext:value-type="float">
            <text:p>0.000892544137716</text:p>
          </table:table-cell>
          <table:table-cell table:formula="of:=0.5*[.NF12]*(([.NF6]-[.NE6])/([.NF1]-[.NE1]))^2" office:value-type="float" office:value="0.0000000215100307602331" calcext:value-type="float">
            <text:p>2.15100307602331E-08</text:p>
          </table:table-cell>
          <table:table-cell table:formula="of:=0.5*[.NG12]*(([.NG6]-[.NF6])/([.NG1]-[.NF1]))^2" office:value-type="float" office:value="0.0000160414462256258" calcext:value-type="float">
            <text:p>1.60414462256258E-05</text:p>
          </table:table-cell>
          <table:table-cell table:formula="of:=0.5*[.NH12]*(([.NH6]-[.NG6])/([.NH1]-[.NG1]))^2" office:value-type="float" office:value="0.00223772489538704" calcext:value-type="float">
            <text:p>0.002237724895387</text:p>
          </table:table-cell>
          <table:table-cell table:formula="of:=0.5*[.NI12]*(([.NI6]-[.NH6])/([.NI1]-[.NH1]))^2" office:value-type="float" office:value="0.00195723742541316" calcext:value-type="float">
            <text:p>0.001957237425413</text:p>
          </table:table-cell>
          <table:table-cell table:formula="of:=0.5*[.NJ12]*(([.NJ6]-[.NI6])/([.NJ1]-[.NI1]))^2" office:value-type="float" office:value="0.000208503503627666" calcext:value-type="float">
            <text:p>0.000208503503628</text:p>
          </table:table-cell>
          <table:table-cell table:formula="of:=0.5*[.NK12]*(([.NK6]-[.NJ6])/([.NK1]-[.NJ1]))^2" office:value-type="float" office:value="0.00228026359307647" calcext:value-type="float">
            <text:p>0.002280263593076</text:p>
          </table:table-cell>
          <table:table-cell table:formula="of:=0.5*[.NL12]*(([.NL6]-[.NK6])/([.NL1]-[.NK1]))^2" office:value-type="float" office:value="0.000415647576013984" calcext:value-type="float">
            <text:p>0.000415647576014</text:p>
          </table:table-cell>
          <table:table-cell table:formula="of:=0.5*[.NM12]*(([.NM6]-[.NL6])/([.NM1]-[.NL1]))^2" office:value-type="float" office:value="0.000128318592983088" calcext:value-type="float">
            <text:p>0.000128318592983</text:p>
          </table:table-cell>
          <table:table-cell table:formula="of:=0.5*[.NN12]*(([.NN6]-[.NM6])/([.NN1]-[.NM1]))^2" office:value-type="float" office:value="0.000095901588562208" calcext:value-type="float">
            <text:p>9.5901588562208E-05</text:p>
          </table:table-cell>
          <table:table-cell table:formula="of:=0.5*[.NO12]*(([.NO6]-[.NN6])/([.NO1]-[.NN1]))^2" office:value-type="float" office:value="0.0107208334367866" calcext:value-type="float">
            <text:p>0.010720833436787</text:p>
          </table:table-cell>
          <table:table-cell table:formula="of:=0.5*[.NP12]*(([.NP6]-[.NO6])/([.NP1]-[.NO1]))^2" office:value-type="float" office:value="0.0120185464619593" calcext:value-type="float">
            <text:p>0.012018546461959</text:p>
          </table:table-cell>
          <table:table-cell table:formula="of:=0.5*[.NQ12]*(([.NQ6]-[.NP6])/([.NQ1]-[.NP1]))^2" office:value-type="float" office:value="0.000833343911332378" calcext:value-type="float">
            <text:p>0.000833343911332</text:p>
          </table:table-cell>
          <table:table-cell table:formula="of:=0.5*[.NR12]*(([.NR6]-[.NQ6])/([.NR1]-[.NQ1]))^2" office:value-type="float" office:value="0.000427508995643174" calcext:value-type="float">
            <text:p>0.000427508995643</text:p>
          </table:table-cell>
          <table:table-cell table:formula="of:=0.5*[.NS12]*(([.NS6]-[.NR6])/([.NS1]-[.NR1]))^2" office:value-type="float" office:value="0.00260687731108333" calcext:value-type="float">
            <text:p>0.002606877311083</text:p>
          </table:table-cell>
          <table:table-cell table:formula="of:=0.5*[.NT12]*(([.NT6]-[.NS6])/([.NT1]-[.NS1]))^2" office:value-type="float" office:value="0.000000182923734692265" calcext:value-type="float">
            <text:p>1.82923734692265E-07</text:p>
          </table:table-cell>
          <table:table-cell table:formula="of:=0.5*[.NU12]*(([.NU6]-[.NT6])/([.NU1]-[.NT1]))^2" office:value-type="float" office:value="0.00335569638914415" calcext:value-type="float">
            <text:p>0.003355696389144</text:p>
          </table:table-cell>
          <table:table-cell table:formula="of:=0.5*[.NV12]*(([.NV6]-[.NU6])/([.NV1]-[.NU1]))^2" office:value-type="float" office:value="0.000137611467775672" calcext:value-type="float">
            <text:p>0.000137611467776</text:p>
          </table:table-cell>
          <table:table-cell table:formula="of:=0.5*[.NW12]*(([.NW6]-[.NV6])/([.NW1]-[.NV1]))^2" office:value-type="float" office:value="0.0081959823369581" calcext:value-type="float">
            <text:p>0.008195982336958</text:p>
          </table:table-cell>
          <table:table-cell table:formula="of:=0.5*[.NX12]*(([.NX6]-[.NW6])/([.NX1]-[.NW1]))^2" office:value-type="float" office:value="0.00301528157513647" calcext:value-type="float">
            <text:p>0.003015281575136</text:p>
          </table:table-cell>
          <table:table-cell table:formula="of:=0.5*[.NY12]*(([.NY6]-[.NX6])/([.NY1]-[.NX1]))^2" office:value-type="float" office:value="0.00592511096188141" calcext:value-type="float">
            <text:p>0.005925110961881</text:p>
          </table:table-cell>
          <table:table-cell table:formula="of:=0.5*[.NZ12]*(([.NZ6]-[.NY6])/([.NZ1]-[.NY1]))^2" office:value-type="float" office:value="0.00000654775776088849" calcext:value-type="float">
            <text:p>6.54775776088849E-06</text:p>
          </table:table-cell>
          <table:table-cell table:formula="of:=0.5*[.OA12]*(([.OA6]-[.NZ6])/([.OA1]-[.NZ1]))^2" office:value-type="float" office:value="0.00212823219386326" calcext:value-type="float">
            <text:p>0.002128232193863</text:p>
          </table:table-cell>
          <table:table-cell table:formula="of:=0.5*[.OB12]*(([.OB6]-[.OA6])/([.OB1]-[.OA1]))^2" office:value-type="float" office:value="0.00181023174150498" calcext:value-type="float">
            <text:p>0.001810231741505</text:p>
          </table:table-cell>
          <table:table-cell table:formula="of:=0.5*[.OC12]*(([.OC6]-[.OB6])/([.OC1]-[.OB1]))^2" office:value-type="float" office:value="0.00165348654788299" calcext:value-type="float">
            <text:p>0.001653486547883</text:p>
          </table:table-cell>
          <table:table-cell table:formula="of:=0.5*[.OD12]*(([.OD6]-[.OC6])/([.OD1]-[.OC1]))^2" office:value-type="float" office:value="0.000729912680072747" calcext:value-type="float">
            <text:p>0.000729912680073</text:p>
          </table:table-cell>
          <table:table-cell table:formula="of:=0.5*[.OE12]*(([.OE6]-[.OD6])/([.OE1]-[.OD1]))^2" office:value-type="float" office:value="0.0000670274468470698" calcext:value-type="float">
            <text:p>6.70274468470698E-05</text:p>
          </table:table-cell>
          <table:table-cell table:formula="of:=0.5*[.OF12]*(([.OF6]-[.OE6])/([.OF1]-[.OE1]))^2" office:value-type="float" office:value="0.000674854981421099" calcext:value-type="float">
            <text:p>0.000674854981421</text:p>
          </table:table-cell>
          <table:table-cell table:formula="of:=0.5*[.OG12]*(([.OG6]-[.OF6])/([.OG1]-[.OF1]))^2" office:value-type="float" office:value="0.0000462017027923148" calcext:value-type="float">
            <text:p>4.62017027923148E-05</text:p>
          </table:table-cell>
          <table:table-cell table:formula="of:=0.5*[.OH12]*(([.OH6]-[.OG6])/([.OH1]-[.OG1]))^2" office:value-type="float" office:value="0.00449374756737482" calcext:value-type="float">
            <text:p>0.004493747567375</text:p>
          </table:table-cell>
          <table:table-cell table:formula="of:=0.5*[.OI12]*(([.OI6]-[.OH6])/([.OI1]-[.OH1]))^2" office:value-type="float" office:value="0.00485302543458793" calcext:value-type="float">
            <text:p>0.004853025434588</text:p>
          </table:table-cell>
          <table:table-cell table:formula="of:=0.5*[.OJ12]*(([.OJ6]-[.OI6])/([.OJ1]-[.OI1]))^2" office:value-type="float" office:value="0.000134972509887587" calcext:value-type="float">
            <text:p>0.000134972509888</text:p>
          </table:table-cell>
          <table:table-cell table:formula="of:=0.5*[.OK12]*(([.OK6]-[.OJ6])/([.OK1]-[.OJ1]))^2" office:value-type="float" office:value="0.000658545006696756" calcext:value-type="float">
            <text:p>0.000658545006697</text:p>
          </table:table-cell>
          <table:table-cell table:formula="of:=0.5*[.OL12]*(([.OL6]-[.OK6])/([.OL1]-[.OK1]))^2" office:value-type="float" office:value="0.000202456403319345" calcext:value-type="float">
            <text:p>0.000202456403319</text:p>
          </table:table-cell>
          <table:table-cell table:formula="of:=0.5*[.OM12]*(([.OM6]-[.OL6])/([.OM1]-[.OL1]))^2" office:value-type="float" office:value="0.000587477880294963" calcext:value-type="float">
            <text:p>0.000587477880295</text:p>
          </table:table-cell>
          <table:table-cell table:formula="of:=0.5*[.ON12]*(([.ON6]-[.OM6])/([.ON1]-[.OM1]))^2" office:value-type="float" office:value="0.0022686851206448" calcext:value-type="float">
            <text:p>0.002268685120645</text:p>
          </table:table-cell>
          <table:table-cell table:formula="of:=0.5*[.OO12]*(([.OO6]-[.ON6])/([.OO1]-[.ON1]))^2" office:value-type="float" office:value="0.00154992716307362" calcext:value-type="float">
            <text:p>0.001549927163074</text:p>
          </table:table-cell>
          <table:table-cell table:formula="of:=0.5*[.OP12]*(([.OP6]-[.OO6])/([.OP1]-[.OO1]))^2" office:value-type="float" office:value="0.00110606472000087" calcext:value-type="float">
            <text:p>0.001106064720001</text:p>
          </table:table-cell>
          <table:table-cell table:formula="of:=0.5*[.OQ12]*(([.OQ6]-[.OP6])/([.OQ1]-[.OP1]))^2" office:value-type="float" office:value="0.00423926290018362" calcext:value-type="float">
            <text:p>0.004239262900184</text:p>
          </table:table-cell>
          <table:table-cell table:formula="of:=0.5*[.OR12]*(([.OR6]-[.OQ6])/([.OR1]-[.OQ1]))^2" office:value-type="float" office:value="0.000837190649851053" calcext:value-type="float">
            <text:p>0.000837190649851</text:p>
          </table:table-cell>
          <table:table-cell table:formula="of:=0.5*[.OS12]*(([.OS6]-[.OR6])/([.OS1]-[.OR1]))^2" office:value-type="float" office:value="0.00221167249732063" calcext:value-type="float">
            <text:p>0.002211672497321</text:p>
          </table:table-cell>
          <table:table-cell table:formula="of:=0.5*[.OT12]*(([.OT6]-[.OS6])/([.OT1]-[.OS1]))^2" office:value-type="float" office:value="0.0000913831214865427" calcext:value-type="float">
            <text:p>9.13831214865427E-05</text:p>
          </table:table-cell>
          <table:table-cell table:formula="of:=0.5*[.OU12]*(([.OU6]-[.OT6])/([.OU1]-[.OT1]))^2" office:value-type="float" office:value="0.000253481080568198" calcext:value-type="float">
            <text:p>0.000253481080568</text:p>
          </table:table-cell>
          <table:table-cell table:formula="of:=0.5*[.OV12]*(([.OV6]-[.OU6])/([.OV1]-[.OU1]))^2" office:value-type="float" office:value="0.000949739247961389" calcext:value-type="float">
            <text:p>0.000949739247961</text:p>
          </table:table-cell>
          <table:table-cell table:formula="of:=0.5*[.OW12]*(([.OW6]-[.OV6])/([.OW1]-[.OV1]))^2" office:value-type="float" office:value="0.000207166490051989" calcext:value-type="float">
            <text:p>0.000207166490052</text:p>
          </table:table-cell>
          <table:table-cell table:formula="of:=0.5*[.OX12]*(([.OX6]-[.OW6])/([.OX1]-[.OW1]))^2" office:value-type="float" office:value="0.00148313319450339" calcext:value-type="float">
            <text:p>0.001483133194503</text:p>
          </table:table-cell>
          <table:table-cell table:formula="of:=0.5*[.OY12]*(([.OY6]-[.OX6])/([.OY1]-[.OX1]))^2" office:value-type="float" office:value="0.000767200486152159" calcext:value-type="float">
            <text:p>0.000767200486152</text:p>
          </table:table-cell>
          <table:table-cell table:formula="of:=0.5*[.OZ12]*(([.OZ6]-[.OY6])/([.OZ1]-[.OY1]))^2" office:value-type="float" office:value="0.00152556681649824" calcext:value-type="float">
            <text:p>0.001525566816498</text:p>
          </table:table-cell>
          <table:table-cell table:formula="of:=0.5*[.PA12]*(([.PA6]-[.OZ6])/([.PA1]-[.OZ1]))^2" office:value-type="float" office:value="0.00245141485650988" calcext:value-type="float">
            <text:p>0.00245141485651</text:p>
          </table:table-cell>
          <table:table-cell table:formula="of:=0.5*[.PB12]*(([.PB6]-[.PA6])/([.PB1]-[.PA1]))^2" office:value-type="float" office:value="0.000173205249717027" calcext:value-type="float">
            <text:p>0.000173205249717</text:p>
          </table:table-cell>
          <table:table-cell table:formula="of:=0.5*[.PC12]*(([.PC6]-[.PB6])/([.PC1]-[.PB1]))^2" office:value-type="float" office:value="0.0071545727403753" calcext:value-type="float">
            <text:p>0.007154572740375</text:p>
          </table:table-cell>
          <table:table-cell table:formula="of:=0.5*[.PD12]*(([.PD6]-[.PC6])/([.PD1]-[.PC1]))^2" office:value-type="float" office:value="0.000121917931960763" calcext:value-type="float">
            <text:p>0.000121917931961</text:p>
          </table:table-cell>
          <table:table-cell table:formula="of:=0.5*[.PE12]*(([.PE6]-[.PD6])/([.PE1]-[.PD1]))^2" office:value-type="float" office:value="0.00431620455976643" calcext:value-type="float">
            <text:p>0.004316204559766</text:p>
          </table:table-cell>
          <table:table-cell table:formula="of:=0.5*[.PF12]*(([.PF6]-[.PE6])/([.PF1]-[.PE1]))^2" office:value-type="float" office:value="0.00019418568693981" calcext:value-type="float">
            <text:p>0.00019418568694</text:p>
          </table:table-cell>
          <table:table-cell table:formula="of:=0.5*[.PG12]*(([.PG6]-[.PF6])/([.PG1]-[.PF1]))^2" office:value-type="float" office:value="0.0000541655786777324" calcext:value-type="float">
            <text:p>5.41655786777324E-05</text:p>
          </table:table-cell>
          <table:table-cell table:formula="of:=0.5*[.PH12]*(([.PH6]-[.PG6])/([.PH1]-[.PG1]))^2" office:value-type="float" office:value="0.000014782516939008" calcext:value-type="float">
            <text:p>1.4782516939008E-05</text:p>
          </table:table-cell>
          <table:table-cell table:formula="of:=0.5*[.PI12]*(([.PI6]-[.PH6])/([.PI1]-[.PH1]))^2" office:value-type="float" office:value="0.0071748125257427" calcext:value-type="float">
            <text:p>0.007174812525743</text:p>
          </table:table-cell>
          <table:table-cell table:formula="of:=0.5*[.PJ12]*(([.PJ6]-[.PI6])/([.PJ1]-[.PI1]))^2" office:value-type="float" office:value="0.0000937647043404686" calcext:value-type="float">
            <text:p>9.37647043404686E-05</text:p>
          </table:table-cell>
          <table:table-cell table:formula="of:=0.5*[.PK12]*(([.PK6]-[.PJ6])/([.PK1]-[.PJ1]))^2" office:value-type="float" office:value="0.000171490112316931" calcext:value-type="float">
            <text:p>0.000171490112317</text:p>
          </table:table-cell>
          <table:table-cell table:formula="of:=0.5*[.PL12]*(([.PL6]-[.PK6])/([.PL1]-[.PK1]))^2" office:value-type="float" office:value="0.00554580563682669" calcext:value-type="float">
            <text:p>0.005545805636827</text:p>
          </table:table-cell>
          <table:table-cell table:formula="of:=0.5*[.PM12]*(([.PM6]-[.PL6])/([.PM1]-[.PL1]))^2" office:value-type="float" office:value="0.0133047055843969" calcext:value-type="float">
            <text:p>0.013304705584397</text:p>
          </table:table-cell>
          <table:table-cell table:formula="of:=0.5*[.PN12]*(([.PN6]-[.PM6])/([.PN1]-[.PM1]))^2" office:value-type="float" office:value="0.00000346954421446658" calcext:value-type="float">
            <text:p>3.46954421446658E-06</text:p>
          </table:table-cell>
          <table:table-cell table:formula="of:=0.5*[.PO12]*(([.PO6]-[.PN6])/([.PO1]-[.PN1]))^2" office:value-type="float" office:value="0.00249216117068223" calcext:value-type="float">
            <text:p>0.002492161170682</text:p>
          </table:table-cell>
          <table:table-cell table:formula="of:=0.5*[.PP12]*(([.PP6]-[.PO6])/([.PP1]-[.PO1]))^2" office:value-type="float" office:value="0.00675040528285129" calcext:value-type="float">
            <text:p>0.006750405282851</text:p>
          </table:table-cell>
          <table:table-cell table:formula="of:=0.5*[.PQ12]*(([.PQ6]-[.PP6])/([.PQ1]-[.PP1]))^2" office:value-type="float" office:value="0.000000684907473772801" calcext:value-type="float">
            <text:p>6.84907473772801E-07</text:p>
          </table:table-cell>
          <table:table-cell table:formula="of:=0.5*[.PR12]*(([.PR6]-[.PQ6])/([.PR1]-[.PQ1]))^2" office:value-type="float" office:value="0.00114072538517625" calcext:value-type="float">
            <text:p>0.001140725385176</text:p>
          </table:table-cell>
          <table:table-cell table:formula="of:=0.5*[.PS12]*(([.PS6]-[.PR6])/([.PS1]-[.PR1]))^2" office:value-type="float" office:value="0.00117906902138992" calcext:value-type="float">
            <text:p>0.00117906902139</text:p>
          </table:table-cell>
          <table:table-cell table:formula="of:=0.5*[.PT12]*(([.PT6]-[.PS6])/([.PT1]-[.PS1]))^2" office:value-type="float" office:value="0.000217756047099742" calcext:value-type="float">
            <text:p>0.0002177560471</text:p>
          </table:table-cell>
          <table:table-cell table:formula="of:=0.5*[.PU12]*(([.PU6]-[.PT6])/([.PU1]-[.PT1]))^2" office:value-type="float" office:value="0.00664654380904058" calcext:value-type="float">
            <text:p>0.006646543809041</text:p>
          </table:table-cell>
          <table:table-cell table:formula="of:=0.5*[.PV12]*(([.PV6]-[.PU6])/([.PV1]-[.PU1]))^2" office:value-type="float" office:value="0.00023178549334486" calcext:value-type="float">
            <text:p>0.000231785493345</text:p>
          </table:table-cell>
          <table:table-cell table:formula="of:=0.5*[.PW12]*(([.PW6]-[.PV6])/([.PW1]-[.PV1]))^2" office:value-type="float" office:value="0.0001005828645577" calcext:value-type="float">
            <text:p>0.000100582864558</text:p>
          </table:table-cell>
          <table:table-cell table:formula="of:=0.5*[.PX12]*(([.PX6]-[.PW6])/([.PX1]-[.PW1]))^2" office:value-type="float" office:value="0.00528690585235949" calcext:value-type="float">
            <text:p>0.005286905852359</text:p>
          </table:table-cell>
          <table:table-cell table:formula="of:=0.5*[.PY12]*(([.PY6]-[.PX6])/([.PY1]-[.PX1]))^2" office:value-type="float" office:value="0.000292490589054777" calcext:value-type="float">
            <text:p>0.000292490589055</text:p>
          </table:table-cell>
          <table:table-cell table:formula="of:=0.5*[.PZ12]*(([.PZ6]-[.PY6])/([.PZ1]-[.PY1]))^2" office:value-type="float" office:value="0.000200967472327747" calcext:value-type="float">
            <text:p>0.000200967472328</text:p>
          </table:table-cell>
          <table:table-cell table:formula="of:=0.5*[.QA12]*(([.QA6]-[.PZ6])/([.QA1]-[.PZ1]))^2" office:value-type="float" office:value="0.000333968376949" calcext:value-type="float">
            <text:p>0.000333968376949</text:p>
          </table:table-cell>
          <table:table-cell table:formula="of:=0.5*[.QB12]*(([.QB6]-[.QA6])/([.QB1]-[.QA1]))^2" office:value-type="float" office:value="0.00379067593969484" calcext:value-type="float">
            <text:p>0.003790675939695</text:p>
          </table:table-cell>
          <table:table-cell table:formula="of:=0.5*[.QC12]*(([.QC6]-[.QB6])/([.QC1]-[.QB1]))^2" office:value-type="float" office:value="0.000148108963617051" calcext:value-type="float">
            <text:p>0.000148108963617</text:p>
          </table:table-cell>
          <table:table-cell table:formula="of:=0.5*[.QD12]*(([.QD6]-[.QC6])/([.QD1]-[.QC1]))^2" office:value-type="float" office:value="0.000354169461268428" calcext:value-type="float">
            <text:p>0.000354169461268</text:p>
          </table:table-cell>
          <table:table-cell table:formula="of:=0.5*[.QE12]*(([.QE6]-[.QD6])/([.QE1]-[.QD1]))^2" office:value-type="float" office:value="0.00405961053994318" calcext:value-type="float">
            <text:p>0.004059610539943</text:p>
          </table:table-cell>
          <table:table-cell table:formula="of:=0.5*[.QF12]*(([.QF6]-[.QE6])/([.QF1]-[.QE1]))^2" office:value-type="float" office:value="0.0000894980154235721" calcext:value-type="float">
            <text:p>8.94980154235721E-05</text:p>
          </table:table-cell>
          <table:table-cell table:formula="of:=0.5*[.QG12]*(([.QG6]-[.QF6])/([.QG1]-[.QF1]))^2" office:value-type="float" office:value="0.0000410787895616844" calcext:value-type="float">
            <text:p>4.10787895616844E-05</text:p>
          </table:table-cell>
          <table:table-cell table:formula="of:=0.5*[.QH12]*(([.QH6]-[.QG6])/([.QH1]-[.QG1]))^2" office:value-type="float" office:value="0.000408215116917025" calcext:value-type="float">
            <text:p>0.000408215116917</text:p>
          </table:table-cell>
          <table:table-cell table:formula="of:=0.5*[.QI12]*(([.QI6]-[.QH6])/([.QI1]-[.QH1]))^2" office:value-type="float" office:value="0.000623282953924954" calcext:value-type="float">
            <text:p>0.000623282953925</text:p>
          </table:table-cell>
          <table:table-cell table:formula="of:=0.5*[.QJ12]*(([.QJ6]-[.QI6])/([.QJ1]-[.QI1]))^2" office:value-type="float" office:value="0.000153810085980211" calcext:value-type="float">
            <text:p>0.00015381008598</text:p>
          </table:table-cell>
          <table:table-cell table:formula="of:=0.5*[.QK12]*(([.QK6]-[.QJ6])/([.QK1]-[.QJ1]))^2" office:value-type="float" office:value="0.00850592071491733" calcext:value-type="float">
            <text:p>0.008505920714917</text:p>
          </table:table-cell>
          <table:table-cell table:formula="of:=0.5*[.QL12]*(([.QL6]-[.QK6])/([.QL1]-[.QK1]))^2" office:value-type="float" office:value="0.00401456833115454" calcext:value-type="float">
            <text:p>0.004014568331155</text:p>
          </table:table-cell>
          <table:table-cell table:formula="of:=0.5*[.QM12]*(([.QM6]-[.QL6])/([.QM1]-[.QL1]))^2" office:value-type="float" office:value="0.00155014197004019" calcext:value-type="float">
            <text:p>0.00155014197004</text:p>
          </table:table-cell>
          <table:table-cell table:formula="of:=0.5*[.QN12]*(([.QN6]-[.QM6])/([.QN1]-[.QM1]))^2" office:value-type="float" office:value="0.00215074379417006" calcext:value-type="float">
            <text:p>0.00215074379417</text:p>
          </table:table-cell>
          <table:table-cell table:formula="of:=0.5*[.QO12]*(([.QO6]-[.QN6])/([.QO1]-[.QN1]))^2" office:value-type="float" office:value="0.000738804533768764" calcext:value-type="float">
            <text:p>0.000738804533769</text:p>
          </table:table-cell>
          <table:table-cell table:formula="of:=0.5*[.QP12]*(([.QP6]-[.QO6])/([.QP1]-[.QO1]))^2" office:value-type="float" office:value="0.00823758753545196" calcext:value-type="float">
            <text:p>0.008237587535452</text:p>
          </table:table-cell>
          <table:table-cell table:formula="of:=0.5*[.QQ12]*(([.QQ6]-[.QP6])/([.QQ1]-[.QP1]))^2" office:value-type="float" office:value="0.00208976241478729" calcext:value-type="float">
            <text:p>0.002089762414787</text:p>
          </table:table-cell>
          <table:table-cell table:formula="of:=0.5*[.QR12]*(([.QR6]-[.QQ6])/([.QR1]-[.QQ1]))^2" office:value-type="float" office:value="0.00000373319078834577" calcext:value-type="float">
            <text:p>3.73319078834577E-06</text:p>
          </table:table-cell>
          <table:table-cell table:formula="of:=0.5*[.QS12]*(([.QS6]-[.QR6])/([.QS1]-[.QR1]))^2" office:value-type="float" office:value="0.0000267627158521781" calcext:value-type="float">
            <text:p>2.67627158521781E-05</text:p>
          </table:table-cell>
          <table:table-cell table:formula="of:=0.5*[.QT12]*(([.QT6]-[.QS6])/([.QT1]-[.QS1]))^2" office:value-type="float" office:value="0.000788716878798394" calcext:value-type="float">
            <text:p>0.000788716878798</text:p>
          </table:table-cell>
          <table:table-cell table:formula="of:=0.5*[.QU12]*(([.QU6]-[.QT6])/([.QU1]-[.QT1]))^2" office:value-type="float" office:value="0.00115728686852559" calcext:value-type="float">
            <text:p>0.001157286868526</text:p>
          </table:table-cell>
          <table:table-cell table:formula="of:=0.5*[.QV12]*(([.QV6]-[.QU6])/([.QV1]-[.QU1]))^2" office:value-type="float" office:value="0.000382179786462957" calcext:value-type="float">
            <text:p>0.000382179786463</text:p>
          </table:table-cell>
          <table:table-cell table:formula="of:=0.5*[.QW12]*(([.QW6]-[.QV6])/([.QW1]-[.QV1]))^2" office:value-type="float" office:value="0.00038875636894001" calcext:value-type="float">
            <text:p>0.00038875636894</text:p>
          </table:table-cell>
          <table:table-cell table:formula="of:=0.5*[.QX12]*(([.QX6]-[.QW6])/([.QX1]-[.QW1]))^2" office:value-type="float" office:value="0.000546345291938225" calcext:value-type="float">
            <text:p>0.000546345291938</text:p>
          </table:table-cell>
          <table:table-cell table:formula="of:=0.5*[.QY12]*(([.QY6]-[.QX6])/([.QY1]-[.QX1]))^2" office:value-type="float" office:value="0.0104699263252146" calcext:value-type="float">
            <text:p>0.010469926325215</text:p>
          </table:table-cell>
          <table:table-cell table:formula="of:=0.5*[.QZ12]*(([.QZ6]-[.QY6])/([.QZ1]-[.QY1]))^2" office:value-type="float" office:value="0.000062115755391555" calcext:value-type="float">
            <text:p>6.2115755391555E-05</text:p>
          </table:table-cell>
          <table:table-cell table:formula="of:=0.5*[.RA12]*(([.RA6]-[.QZ6])/([.RA1]-[.QZ1]))^2" office:value-type="float" office:value="0.00080006597547409" calcext:value-type="float">
            <text:p>0.000800065975474</text:p>
          </table:table-cell>
          <table:table-cell table:formula="of:=0.5*[.RB12]*(([.RB6]-[.RA6])/([.RB1]-[.RA1]))^2" office:value-type="float" office:value="0.0000263711709619778" calcext:value-type="float">
            <text:p>2.63711709619778E-05</text:p>
          </table:table-cell>
          <table:table-cell table:formula="of:=0.5*[.RC12]*(([.RC6]-[.RB6])/([.RC1]-[.RB1]))^2" office:value-type="float" office:value="0.00439167235948981" calcext:value-type="float">
            <text:p>0.00439167235949</text:p>
          </table:table-cell>
          <table:table-cell table:formula="of:=0.5*[.RD12]*(([.RD6]-[.RC6])/([.RD1]-[.RC1]))^2" office:value-type="float" office:value="0.00000432456940093007" calcext:value-type="float">
            <text:p>4.32456940093007E-06</text:p>
          </table:table-cell>
          <table:table-cell table:formula="of:=0.5*[.RE12]*(([.RE6]-[.RD6])/([.RE1]-[.RD1]))^2" office:value-type="float" office:value="0.00356496389729954" calcext:value-type="float">
            <text:p>0.0035649638973</text:p>
          </table:table-cell>
          <table:table-cell table:formula="of:=0.5*[.RF12]*(([.RF6]-[.RE6])/([.RF1]-[.RE1]))^2" office:value-type="float" office:value="0.00102051778496381" calcext:value-type="float">
            <text:p>0.001020517784964</text:p>
          </table:table-cell>
          <table:table-cell table:formula="of:=0.5*[.RG12]*(([.RG6]-[.RF6])/([.RG1]-[.RF1]))^2" office:value-type="float" office:value="0.0000618755109627164" calcext:value-type="float">
            <text:p>6.18755109627164E-05</text:p>
          </table:table-cell>
          <table:table-cell table:formula="of:=0.5*[.RH12]*(([.RH6]-[.RG6])/([.RH1]-[.RG1]))^2" office:value-type="float" office:value="0.000804736030257341" calcext:value-type="float">
            <text:p>0.000804736030257</text:p>
          </table:table-cell>
          <table:table-cell table:formula="of:=0.5*[.RI12]*(([.RI6]-[.RH6])/([.RI1]-[.RH1]))^2" office:value-type="float" office:value="0.00037672662071017" calcext:value-type="float">
            <text:p>0.00037672662071</text:p>
          </table:table-cell>
          <table:table-cell table:formula="of:=0.5*[.RJ12]*(([.RJ6]-[.RI6])/([.RJ1]-[.RI1]))^2" office:value-type="float" office:value="0.0135810635440081" calcext:value-type="float">
            <text:p>0.013581063544008</text:p>
          </table:table-cell>
          <table:table-cell table:formula="of:=0.5*[.RK12]*(([.RK6]-[.RJ6])/([.RK1]-[.RJ1]))^2" office:value-type="float" office:value="0.0013096794334377" calcext:value-type="float">
            <text:p>0.001309679433438</text:p>
          </table:table-cell>
          <table:table-cell table:formula="of:=0.5*[.RL12]*(([.RL6]-[.RK6])/([.RL1]-[.RK1]))^2" office:value-type="float" office:value="0.000638578538059469" calcext:value-type="float">
            <text:p>0.000638578538059</text:p>
          </table:table-cell>
          <table:table-cell table:formula="of:=0.5*[.RM12]*(([.RM6]-[.RL6])/([.RM1]-[.RL1]))^2" office:value-type="float" office:value="0.000726069938397167" calcext:value-type="float">
            <text:p>0.000726069938397</text:p>
          </table:table-cell>
          <table:table-cell table:formula="of:=0.5*[.RN12]*(([.RN6]-[.RM6])/([.RN1]-[.RM1]))^2" office:value-type="float" office:value="0.00248335834518555" calcext:value-type="float">
            <text:p>0.002483358345186</text:p>
          </table:table-cell>
          <table:table-cell table:formula="of:=0.5*[.RO12]*(([.RO6]-[.RN6])/([.RO1]-[.RN1]))^2" office:value-type="float" office:value="0.000380808602018969" calcext:value-type="float">
            <text:p>0.000380808602019</text:p>
          </table:table-cell>
          <table:table-cell table:formula="of:=0.5*[.RP12]*(([.RP6]-[.RO6])/([.RP1]-[.RO1]))^2" office:value-type="float" office:value="0.0093467771523988" calcext:value-type="float">
            <text:p>0.009346777152399</text:p>
          </table:table-cell>
          <table:table-cell table:formula="of:=0.5*[.RQ12]*(([.RQ6]-[.RP6])/([.RQ1]-[.RP1]))^2" office:value-type="float" office:value="0.000406249894937245" calcext:value-type="float">
            <text:p>0.000406249894937</text:p>
          </table:table-cell>
          <table:table-cell table:formula="of:=0.5*[.RR12]*(([.RR6]-[.RQ6])/([.RR1]-[.RQ1]))^2" office:value-type="float" office:value="0.000633291112742079" calcext:value-type="float">
            <text:p>0.000633291112742</text:p>
          </table:table-cell>
          <table:table-cell table:formula="of:=0.5*[.RS12]*(([.RS6]-[.RR6])/([.RS1]-[.RR1]))^2" office:value-type="float" office:value="0.00104945902535774" calcext:value-type="float">
            <text:p>0.001049459025358</text:p>
          </table:table-cell>
          <table:table-cell table:formula="of:=0.5*[.RT12]*(([.RT6]-[.RS6])/([.RT1]-[.RS1]))^2" office:value-type="float" office:value="0.000645700966309494" calcext:value-type="float">
            <text:p>0.000645700966309</text:p>
          </table:table-cell>
          <table:table-cell table:formula="of:=0.5*[.RU12]*(([.RU6]-[.RT6])/([.RU1]-[.RT1]))^2" office:value-type="float" office:value="0.0000261065861216821" calcext:value-type="float">
            <text:p>2.61065861216821E-05</text:p>
          </table:table-cell>
          <table:table-cell table:formula="of:=0.5*[.RV12]*(([.RV6]-[.RU6])/([.RV1]-[.RU1]))^2" office:value-type="float" office:value="0.000309310699987626" calcext:value-type="float">
            <text:p>0.000309310699988</text:p>
          </table:table-cell>
          <table:table-cell table:formula="of:=0.5*[.RW12]*(([.RW6]-[.RV6])/([.RW1]-[.RV1]))^2" office:value-type="float" office:value="0.000401026692038545" calcext:value-type="float">
            <text:p>0.000401026692039</text:p>
          </table:table-cell>
          <table:table-cell table:formula="of:=0.5*[.RX12]*(([.RX6]-[.RW6])/([.RX1]-[.RW1]))^2" office:value-type="float" office:value="0.00681163275506682" calcext:value-type="float">
            <text:p>0.006811632755067</text:p>
          </table:table-cell>
          <table:table-cell table:formula="of:=0.5*[.RY12]*(([.RY6]-[.RX6])/([.RY1]-[.RX1]))^2" office:value-type="float" office:value="0.000263013780460805" calcext:value-type="float">
            <text:p>0.000263013780461</text:p>
          </table:table-cell>
          <table:table-cell table:formula="of:=0.5*[.RZ12]*(([.RZ6]-[.RY6])/([.RZ1]-[.RY1]))^2" office:value-type="float" office:value="0.00000653714064803284" calcext:value-type="float">
            <text:p>6.53714064803284E-06</text:p>
          </table:table-cell>
          <table:table-cell table:formula="of:=0.5*[.SA12]*(([.SA6]-[.RZ6])/([.SA1]-[.RZ1]))^2" office:value-type="float" office:value="0.00087947940523277" calcext:value-type="float">
            <text:p>0.000879479405233</text:p>
          </table:table-cell>
          <table:table-cell table:formula="of:=0.5*[.SB12]*(([.SB6]-[.SA6])/([.SB1]-[.SA1]))^2" office:value-type="float" office:value="0.00034737311134086" calcext:value-type="float">
            <text:p>0.000347373111341</text:p>
          </table:table-cell>
          <table:table-cell table:formula="of:=0.5*[.SC12]*(([.SC6]-[.SB6])/([.SC1]-[.SB1]))^2" office:value-type="float" office:value="0.00210109389466917" calcext:value-type="float">
            <text:p>0.002101093894669</text:p>
          </table:table-cell>
          <table:table-cell table:formula="of:=0.5*[.SD12]*(([.SD6]-[.SC6])/([.SD1]-[.SC1]))^2" office:value-type="float" office:value="0.00042217688694353" calcext:value-type="float">
            <text:p>0.000422176886944</text:p>
          </table:table-cell>
          <table:table-cell table:formula="of:=0.5*[.SE12]*(([.SE6]-[.SD6])/([.SE1]-[.SD1]))^2" office:value-type="float" office:value="0.000466041245185331" calcext:value-type="float">
            <text:p>0.000466041245185</text:p>
          </table:table-cell>
          <table:table-cell table:formula="of:=0.5*[.SF12]*(([.SF6]-[.SE6])/([.SF1]-[.SE1]))^2" office:value-type="float" office:value="0.00400984764656093" calcext:value-type="float">
            <text:p>0.004009847646561</text:p>
          </table:table-cell>
          <table:table-cell table:formula="of:=0.5*[.SG12]*(([.SG6]-[.SF6])/([.SG1]-[.SF1]))^2" office:value-type="float" office:value="0.0114501755297652" calcext:value-type="float">
            <text:p>0.011450175529765</text:p>
          </table:table-cell>
          <table:table-cell table:formula="of:=0.5*[.SH12]*(([.SH6]-[.SG6])/([.SH1]-[.SG1]))^2" office:value-type="float" office:value="0.00357379198069365" calcext:value-type="float">
            <text:p>0.003573791980694</text:p>
          </table:table-cell>
          <table:table-cell table:formula="of:=0.5*[.SI12]*(([.SI6]-[.SH6])/([.SI1]-[.SH1]))^2" office:value-type="float" office:value="0.00108853098156274" calcext:value-type="float">
            <text:p>0.001088530981563</text:p>
          </table:table-cell>
          <table:table-cell table:formula="of:=0.5*[.SJ12]*(([.SJ6]-[.SI6])/([.SJ1]-[.SI1]))^2" office:value-type="float" office:value="0.000443958729061149" calcext:value-type="float">
            <text:p>0.000443958729061</text:p>
          </table:table-cell>
          <table:table-cell table:formula="of:=0.5*[.SK12]*(([.SK6]-[.SJ6])/([.SK1]-[.SJ1]))^2" office:value-type="float" office:value="0.00069688817754047" calcext:value-type="float">
            <text:p>0.00069688817754</text:p>
          </table:table-cell>
          <table:table-cell table:formula="of:=0.5*[.SL12]*(([.SL6]-[.SK6])/([.SL1]-[.SK1]))^2" office:value-type="float" office:value="0.00000000900496407035926" calcext:value-type="float">
            <text:p>9.00496407035926E-09</text:p>
          </table:table-cell>
          <table:table-cell table:formula="of:=0.5*[.SM12]*(([.SM6]-[.SL6])/([.SM1]-[.SL1]))^2" office:value-type="float" office:value="0.0170566634747323" calcext:value-type="float">
            <text:p>0.017056663474732</text:p>
          </table:table-cell>
          <table:table-cell table:formula="of:=0.5*[.SN12]*(([.SN6]-[.SM6])/([.SN1]-[.SM1]))^2" office:value-type="float" office:value="0.000608258370359014" calcext:value-type="float">
            <text:p>0.000608258370359</text:p>
          </table:table-cell>
          <table:table-cell table:formula="of:=0.5*[.SO12]*(([.SO6]-[.SN6])/([.SO1]-[.SN1]))^2" office:value-type="float" office:value="0.0000831890082792869" calcext:value-type="float">
            <text:p>8.31890082792869E-05</text:p>
          </table:table-cell>
          <table:table-cell table:formula="of:=0.5*[.SP12]*(([.SP6]-[.SO6])/([.SP1]-[.SO1]))^2" office:value-type="float" office:value="0.00897844860845145" calcext:value-type="float">
            <text:p>0.008978448608451</text:p>
          </table:table-cell>
          <table:table-cell table:formula="of:=0.5*[.SQ12]*(([.SQ6]-[.SP6])/([.SQ1]-[.SP1]))^2" office:value-type="float" office:value="0.00510643152329158" calcext:value-type="float">
            <text:p>0.005106431523292</text:p>
          </table:table-cell>
          <table:table-cell table:formula="of:=0.5*[.SR12]*(([.SR6]-[.SQ6])/([.SR1]-[.SQ1]))^2" office:value-type="float" office:value="0.0000107721135240563" calcext:value-type="float">
            <text:p>1.07721135240563E-05</text:p>
          </table:table-cell>
          <table:table-cell table:formula="of:=0.5*[.SS12]*(([.SS6]-[.SR6])/([.SS1]-[.SR1]))^2" office:value-type="float" office:value="0.00132610250589814" calcext:value-type="float">
            <text:p>0.001326102505898</text:p>
          </table:table-cell>
          <table:table-cell table:formula="of:=0.5*[.ST12]*(([.ST6]-[.SS6])/([.ST1]-[.SS1]))^2" office:value-type="float" office:value="0.00150266753233292" calcext:value-type="float">
            <text:p>0.001502667532333</text:p>
          </table:table-cell>
          <table:table-cell table:formula="of:=0.5*[.SU12]*(([.SU6]-[.ST6])/([.SU1]-[.ST1]))^2" office:value-type="float" office:value="0.000539461464170233" calcext:value-type="float">
            <text:p>0.00053946146417</text:p>
          </table:table-cell>
          <table:table-cell table:formula="of:=0.5*[.SV12]*(([.SV6]-[.SU6])/([.SV1]-[.SU1]))^2" office:value-type="float" office:value="0.00937505102957554" calcext:value-type="float">
            <text:p>0.009375051029576</text:p>
          </table:table-cell>
          <table:table-cell table:formula="of:=0.5*[.SW12]*(([.SW6]-[.SV6])/([.SW1]-[.SV1]))^2" office:value-type="float" office:value="0.000328197145120979" calcext:value-type="float">
            <text:p>0.000328197145121</text:p>
          </table:table-cell>
          <table:table-cell table:formula="of:=0.5*[.SX12]*(([.SX6]-[.SW6])/([.SX1]-[.SW1]))^2" office:value-type="float" office:value="0.0000477773966739708" calcext:value-type="float">
            <text:p>4.77773966739708E-05</text:p>
          </table:table-cell>
          <table:table-cell table:formula="of:=0.5*[.SY12]*(([.SY6]-[.SX6])/([.SY1]-[.SX1]))^2" office:value-type="float" office:value="0.00240498517974385" calcext:value-type="float">
            <text:p>0.002404985179744</text:p>
          </table:table-cell>
          <table:table-cell table:formula="of:=0.5*[.SZ12]*(([.SZ6]-[.SY6])/([.SZ1]-[.SY1]))^2" office:value-type="float" office:value="0.00763583810977068" calcext:value-type="float">
            <text:p>0.007635838109771</text:p>
          </table:table-cell>
          <table:table-cell table:formula="of:=0.5*[.TA12]*(([.TA6]-[.SZ6])/([.TA1]-[.SZ1]))^2" office:value-type="float" office:value="0.000313695145776349" calcext:value-type="float">
            <text:p>0.000313695145776</text:p>
          </table:table-cell>
          <table:table-cell table:formula="of:=0.5*[.TB12]*(([.TB6]-[.TA6])/([.TB1]-[.TA1]))^2" office:value-type="float" office:value="0.00192650593880153" calcext:value-type="float">
            <text:p>0.001926505938802</text:p>
          </table:table-cell>
          <table:table-cell table:formula="of:=0.5*[.TC12]*(([.TC6]-[.TB6])/([.TC1]-[.TB1]))^2" office:value-type="float" office:value="0.000608955356585281" calcext:value-type="float">
            <text:p>0.000608955356585</text:p>
          </table:table-cell>
          <table:table-cell table:formula="of:=0.5*[.TD12]*(([.TD6]-[.TC6])/([.TD1]-[.TC1]))^2" office:value-type="float" office:value="0.00458364351892419" calcext:value-type="float">
            <text:p>0.004583643518924</text:p>
          </table:table-cell>
          <table:table-cell table:formula="of:=0.5*[.TE12]*(([.TE6]-[.TD6])/([.TE1]-[.TD1]))^2" office:value-type="float" office:value="0.00408261170797286" calcext:value-type="float">
            <text:p>0.004082611707973</text:p>
          </table:table-cell>
          <table:table-cell table:formula="of:=0.5*[.TF12]*(([.TF6]-[.TE6])/([.TF1]-[.TE1]))^2" office:value-type="float" office:value="0.000017719576898581" calcext:value-type="float">
            <text:p>1.7719576898581E-05</text:p>
          </table:table-cell>
          <table:table-cell table:formula="of:=0.5*[.TG12]*(([.TG6]-[.TF6])/([.TG1]-[.TF1]))^2" office:value-type="float" office:value="0.00928009798536785" calcext:value-type="float">
            <text:p>0.009280097985368</text:p>
          </table:table-cell>
          <table:table-cell table:formula="of:=0.5*[.TH12]*(([.TH6]-[.TG6])/([.TH1]-[.TG1]))^2" office:value-type="float" office:value="0.00228373921415077" calcext:value-type="float">
            <text:p>0.002283739214151</text:p>
          </table:table-cell>
          <table:table-cell table:formula="of:=0.5*[.TI12]*(([.TI6]-[.TH6])/([.TI1]-[.TH1]))^2" office:value-type="float" office:value="0.00569453168467337" calcext:value-type="float">
            <text:p>0.005694531684673</text:p>
          </table:table-cell>
          <table:table-cell table:formula="of:=0.5*[.TJ12]*(([.TJ6]-[.TI6])/([.TJ1]-[.TI1]))^2" office:value-type="float" office:value="0.00120050788467024" calcext:value-type="float">
            <text:p>0.00120050788467</text:p>
          </table:table-cell>
          <table:table-cell table:formula="of:=0.5*[.TK12]*(([.TK6]-[.TJ6])/([.TK1]-[.TJ1]))^2" office:value-type="float" office:value="0.00209634604226012" calcext:value-type="float">
            <text:p>0.00209634604226</text:p>
          </table:table-cell>
          <table:table-cell table:formula="of:=0.5*[.TL12]*(([.TL6]-[.TK6])/([.TL1]-[.TK1]))^2" office:value-type="float" office:value="0.000341759318515851" calcext:value-type="float">
            <text:p>0.000341759318516</text:p>
          </table:table-cell>
          <table:table-cell table:formula="of:=0.5*[.TM12]*(([.TM6]-[.TL6])/([.TM1]-[.TL1]))^2" office:value-type="float" office:value="0.00361131270574501" calcext:value-type="float">
            <text:p>0.003611312705745</text:p>
          </table:table-cell>
          <table:table-cell table:formula="of:=0.5*[.TN12]*(([.TN6]-[.TM6])/([.TN1]-[.TM1]))^2" office:value-type="float" office:value="0.00000229487518364784" calcext:value-type="float">
            <text:p>2.29487518364784E-06</text:p>
          </table:table-cell>
          <table:table-cell table:formula="of:=0.5*[.TO12]*(([.TO6]-[.TN6])/([.TO1]-[.TN1]))^2" office:value-type="float" office:value="0.00000193417687525918" calcext:value-type="float">
            <text:p>1.93417687525918E-06</text:p>
          </table:table-cell>
          <table:table-cell table:formula="of:=0.5*[.TP12]*(([.TP6]-[.TO6])/([.TP1]-[.TO1]))^2" office:value-type="float" office:value="0.00957982221943646" calcext:value-type="float">
            <text:p>0.009579822219436</text:p>
          </table:table-cell>
          <table:table-cell table:formula="of:=0.5*[.TQ12]*(([.TQ6]-[.TP6])/([.TQ1]-[.TP1]))^2" office:value-type="float" office:value="0.00413977447516157" calcext:value-type="float">
            <text:p>0.004139774475162</text:p>
          </table:table-cell>
          <table:table-cell table:formula="of:=0.5*[.TR12]*(([.TR6]-[.TQ6])/([.TR1]-[.TQ1]))^2" office:value-type="float" office:value="0.000351780300475606" calcext:value-type="float">
            <text:p>0.000351780300476</text:p>
          </table:table-cell>
          <table:table-cell table:formula="of:=0.5*[.TS12]*(([.TS6]-[.TR6])/([.TS1]-[.TR1]))^2" office:value-type="float" office:value="0.005900471632739" calcext:value-type="float">
            <text:p>0.005900471632739</text:p>
          </table:table-cell>
          <table:table-cell table:formula="of:=0.5*[.TT12]*(([.TT6]-[.TS6])/([.TT1]-[.TS1]))^2" office:value-type="float" office:value="0.0000541823954818722" calcext:value-type="float">
            <text:p>5.41823954818722E-05</text:p>
          </table:table-cell>
          <table:table-cell table:formula="of:=0.5*[.TU12]*(([.TU6]-[.TT6])/([.TU1]-[.TT1]))^2" office:value-type="float" office:value="0.00146753067679241" calcext:value-type="float">
            <text:p>0.001467530676792</text:p>
          </table:table-cell>
          <table:table-cell table:formula="of:=0.5*[.TV12]*(([.TV6]-[.TU6])/([.TV1]-[.TU1]))^2" office:value-type="float" office:value="0.00400582801169116" calcext:value-type="float">
            <text:p>0.004005828011691</text:p>
          </table:table-cell>
          <table:table-cell table:formula="of:=0.5*[.TW12]*(([.TW6]-[.TV6])/([.TW1]-[.TV1]))^2" office:value-type="float" office:value="0.00102839379439119" calcext:value-type="float">
            <text:p>0.001028393794391</text:p>
          </table:table-cell>
          <table:table-cell table:formula="of:=0.5*[.TX12]*(([.TX6]-[.TW6])/([.TX1]-[.TW1]))^2" office:value-type="float" office:value="0.00371215947298986" calcext:value-type="float">
            <text:p>0.00371215947299</text:p>
          </table:table-cell>
          <table:table-cell table:formula="of:=0.5*[.TY12]*(([.TY6]-[.TX6])/([.TY1]-[.TX1]))^2" office:value-type="float" office:value="0.00000812015408446603" calcext:value-type="float">
            <text:p>8.12015408446603E-06</text:p>
          </table:table-cell>
          <table:table-cell table:formula="of:=0.5*[.TZ12]*(([.TZ6]-[.TY6])/([.TZ1]-[.TY1]))^2" office:value-type="float" office:value="0.000122837444459838" calcext:value-type="float">
            <text:p>0.00012283744446</text:p>
          </table:table-cell>
          <table:table-cell table:formula="of:=0.5*[.UA12]*(([.UA6]-[.TZ6])/([.UA1]-[.TZ1]))^2" office:value-type="float" office:value="0.00858386105676206" calcext:value-type="float">
            <text:p>0.008583861056762</text:p>
          </table:table-cell>
          <table:table-cell table:formula="of:=0.5*[.UB12]*(([.UB6]-[.UA6])/([.UB1]-[.UA1]))^2" office:value-type="float" office:value="0.000974453147720537" calcext:value-type="float">
            <text:p>0.000974453147721</text:p>
          </table:table-cell>
          <table:table-cell table:formula="of:=0.5*[.UC12]*(([.UC6]-[.UB6])/([.UC1]-[.UB1]))^2" office:value-type="float" office:value="0.00374008003981281" calcext:value-type="float">
            <text:p>0.003740080039813</text:p>
          </table:table-cell>
          <table:table-cell table:formula="of:=0.5*[.UD12]*(([.UD6]-[.UC6])/([.UD1]-[.UC1]))^2" office:value-type="float" office:value="0.00018670681458988" calcext:value-type="float">
            <text:p>0.00018670681459</text:p>
          </table:table-cell>
          <table:table-cell table:formula="of:=0.5*[.UE12]*(([.UE6]-[.UD6])/([.UE1]-[.UD1]))^2" office:value-type="float" office:value="0.000172767518673175" calcext:value-type="float">
            <text:p>0.000172767518673</text:p>
          </table:table-cell>
          <table:table-cell table:formula="of:=0.5*[.UF12]*(([.UF6]-[.UE6])/([.UF1]-[.UE1]))^2" office:value-type="float" office:value="0.00167005092695695" calcext:value-type="float">
            <text:p>0.001670050926957</text:p>
          </table:table-cell>
          <table:table-cell table:formula="of:=0.5*[.UG12]*(([.UG6]-[.UF6])/([.UG1]-[.UF1]))^2" office:value-type="float" office:value="0.00395392063877284" calcext:value-type="float">
            <text:p>0.003953920638773</text:p>
          </table:table-cell>
          <table:table-cell table:formula="of:=0.5*[.UH12]*(([.UH6]-[.UG6])/([.UH1]-[.UG1]))^2" office:value-type="float" office:value="0.000469599401196855" calcext:value-type="float">
            <text:p>0.000469599401197</text:p>
          </table:table-cell>
          <table:table-cell table:formula="of:=0.5*[.UI12]*(([.UI6]-[.UH6])/([.UI1]-[.UH1]))^2" office:value-type="float" office:value="0.00010563764844684" calcext:value-type="float">
            <text:p>0.000105637648447</text:p>
          </table:table-cell>
          <table:table-cell table:formula="of:=0.5*[.UJ12]*(([.UJ6]-[.UI6])/([.UJ1]-[.UI1]))^2" office:value-type="float" office:value="0.000858542477887656" calcext:value-type="float">
            <text:p>0.000858542477888</text:p>
          </table:table-cell>
          <table:table-cell table:formula="of:=0.5*[.UK12]*(([.UK6]-[.UJ6])/([.UK1]-[.UJ1]))^2" office:value-type="float" office:value="0.0109711041179046" calcext:value-type="float">
            <text:p>0.010971104117905</text:p>
          </table:table-cell>
          <table:table-cell table:formula="of:=0.5*[.UL12]*(([.UL6]-[.UK6])/([.UL1]-[.UK1]))^2" office:value-type="float" office:value="0.0000288734615062247" calcext:value-type="float">
            <text:p>2.88734615062247E-05</text:p>
          </table:table-cell>
          <table:table-cell table:formula="of:=0.5*[.UM12]*(([.UM6]-[.UL6])/([.UM1]-[.UL1]))^2" office:value-type="float" office:value="0.000876615377324241" calcext:value-type="float">
            <text:p>0.000876615377324</text:p>
          </table:table-cell>
          <table:table-cell table:formula="of:=0.5*[.UN12]*(([.UN6]-[.UM6])/([.UN1]-[.UM1]))^2" office:value-type="float" office:value="0.00363661410224418" calcext:value-type="float">
            <text:p>0.003636614102244</text:p>
          </table:table-cell>
          <table:table-cell table:formula="of:=0.5*[.UO12]*(([.UO6]-[.UN6])/([.UO1]-[.UN1]))^2" office:value-type="float" office:value="0.000369145226836481" calcext:value-type="float">
            <text:p>0.000369145226836</text:p>
          </table:table-cell>
          <table:table-cell table:formula="of:=0.5*[.UP12]*(([.UP6]-[.UO6])/([.UP1]-[.UO1]))^2" office:value-type="float" office:value="0.00201646364144071" calcext:value-type="float">
            <text:p>0.002016463641441</text:p>
          </table:table-cell>
          <table:table-cell table:formula="of:=0.5*[.UQ12]*(([.UQ6]-[.UP6])/([.UQ1]-[.UP1]))^2" office:value-type="float" office:value="0.0000057624634625814" calcext:value-type="float">
            <text:p>5.7624634625814E-06</text:p>
          </table:table-cell>
          <table:table-cell table:formula="of:=0.5*[.UR12]*(([.UR6]-[.UQ6])/([.UR1]-[.UQ1]))^2" office:value-type="float" office:value="0.00612034428062752" calcext:value-type="float">
            <text:p>0.006120344280628</text:p>
          </table:table-cell>
          <table:table-cell table:formula="of:=0.5*[.US12]*(([.US6]-[.UR6])/([.US1]-[.UR1]))^2" office:value-type="float" office:value="0.00459214089166913" calcext:value-type="float">
            <text:p>0.004592140891669</text:p>
          </table:table-cell>
          <table:table-cell table:formula="of:=0.5*[.UT12]*(([.UT6]-[.US6])/([.UT1]-[.US1]))^2" office:value-type="float" office:value="0.00000141221554724959" calcext:value-type="float">
            <text:p>1.41221554724959E-06</text:p>
          </table:table-cell>
          <table:table-cell table:formula="of:=0.5*[.UU12]*(([.UU6]-[.UT6])/([.UU1]-[.UT1]))^2" office:value-type="float" office:value="0.000119318070551182" calcext:value-type="float">
            <text:p>0.000119318070551</text:p>
          </table:table-cell>
          <table:table-cell table:formula="of:=0.5*[.UV12]*(([.UV6]-[.UU6])/([.UV1]-[.UU1]))^2" office:value-type="float" office:value="0.00376240985651998" calcext:value-type="float">
            <text:p>0.00376240985652</text:p>
          </table:table-cell>
          <table:table-cell table:formula="of:=0.5*[.UW12]*(([.UW6]-[.UV6])/([.UW1]-[.UV1]))^2" office:value-type="float" office:value="0.00978745577991199" calcext:value-type="float">
            <text:p>0.009787455779912</text:p>
          </table:table-cell>
          <table:table-cell table:formula="of:=0.5*[.UX12]*(([.UX6]-[.UW6])/([.UX1]-[.UW1]))^2" office:value-type="float" office:value="0.0000704767636947037" calcext:value-type="float">
            <text:p>7.04767636947037E-05</text:p>
          </table:table-cell>
          <table:table-cell table:formula="of:=0.5*[.UY12]*(([.UY6]-[.UX6])/([.UY1]-[.UX1]))^2" office:value-type="float" office:value="0.000591018520636298" calcext:value-type="float">
            <text:p>0.000591018520636</text:p>
          </table:table-cell>
          <table:table-cell table:formula="of:=0.5*[.UZ12]*(([.UZ6]-[.UY6])/([.UZ1]-[.UY1]))^2" office:value-type="float" office:value="0.00213008804859748" calcext:value-type="float">
            <text:p>0.002130088048597</text:p>
          </table:table-cell>
          <table:table-cell table:formula="of:=0.5*[.VA12]*(([.VA6]-[.UZ6])/([.VA1]-[.UZ1]))^2" office:value-type="float" office:value="0.000696055547024396" calcext:value-type="float">
            <text:p>0.000696055547024</text:p>
          </table:table-cell>
          <table:table-cell table:formula="of:=0.5*[.VB12]*(([.VB6]-[.VA6])/([.VB1]-[.VA1]))^2" office:value-type="float" office:value="0.00162214630471936" calcext:value-type="float">
            <text:p>0.001622146304719</text:p>
          </table:table-cell>
          <table:table-cell table:formula="of:=0.5*[.VC12]*(([.VC6]-[.VB6])/([.VC1]-[.VB1]))^2" office:value-type="float" office:value="0.00933974712415844" calcext:value-type="float">
            <text:p>0.009339747124158</text:p>
          </table:table-cell>
          <table:table-cell table:formula="of:=0.5*[.VD12]*(([.VD6]-[.VC6])/([.VD1]-[.VC1]))^2" office:value-type="float" office:value="0.0000561851096631226" calcext:value-type="float">
            <text:p>5.61851096631226E-05</text:p>
          </table:table-cell>
          <table:table-cell table:formula="of:=0.5*[.VE12]*(([.VE6]-[.VD6])/([.VE1]-[.VD1]))^2" office:value-type="float" office:value="0.00392579626867489" calcext:value-type="float">
            <text:p>0.003925796268675</text:p>
          </table:table-cell>
          <table:table-cell table:formula="of:=0.5*[.VF12]*(([.VF6]-[.VE6])/([.VF1]-[.VE1]))^2" office:value-type="float" office:value="0.0000138016215612102" calcext:value-type="float">
            <text:p>1.38016215612102E-05</text:p>
          </table:table-cell>
          <table:table-cell table:formula="of:=0.5*[.VG12]*(([.VG6]-[.VF6])/([.VG1]-[.VF1]))^2" office:value-type="float" office:value="0.00073813544405933" calcext:value-type="float">
            <text:p>0.000738135444059</text:p>
          </table:table-cell>
          <table:table-cell table:formula="of:=0.5*[.VH12]*(([.VH6]-[.VG6])/([.VH1]-[.VG1]))^2" office:value-type="float" office:value="0.000362980199166131" calcext:value-type="float">
            <text:p>0.000362980199166</text:p>
          </table:table-cell>
          <table:table-cell table:formula="of:=0.5*[.VI12]*(([.VI6]-[.VH6])/([.VI1]-[.VH1]))^2" office:value-type="float" office:value="0.00149554896806006" calcext:value-type="float">
            <text:p>0.00149554896806</text:p>
          </table:table-cell>
          <table:table-cell table:formula="of:=0.5*[.VJ12]*(([.VJ6]-[.VI6])/([.VJ1]-[.VI1]))^2" office:value-type="float" office:value="0.000389908078551645" calcext:value-type="float">
            <text:p>0.000389908078552</text:p>
          </table:table-cell>
          <table:table-cell table:formula="of:=0.5*[.VK12]*(([.VK6]-[.VJ6])/([.VK1]-[.VJ1]))^2" office:value-type="float" office:value="0.00403220469036977" calcext:value-type="float">
            <text:p>0.00403220469037</text:p>
          </table:table-cell>
          <table:table-cell table:formula="of:=0.5*[.VL12]*(([.VL6]-[.VK6])/([.VL1]-[.VK1]))^2" office:value-type="float" office:value="0.000114782099709368" calcext:value-type="float">
            <text:p>0.000114782099709</text:p>
          </table:table-cell>
          <table:table-cell table:formula="of:=0.5*[.VM12]*(([.VM6]-[.VL6])/([.VM1]-[.VL1]))^2" office:value-type="float" office:value="0.0067294603700513" calcext:value-type="float">
            <text:p>0.006729460370051</text:p>
          </table:table-cell>
          <table:table-cell table:formula="of:=0.5*[.VN12]*(([.VN6]-[.VM6])/([.VN1]-[.VM1]))^2" office:value-type="float" office:value="0.00349050461547616" calcext:value-type="float">
            <text:p>0.003490504615476</text:p>
          </table:table-cell>
          <table:table-cell table:formula="of:=0.5*[.VO12]*(([.VO6]-[.VN6])/([.VO1]-[.VN1]))^2" office:value-type="float" office:value="0.000992713814421838" calcext:value-type="float">
            <text:p>0.000992713814422</text:p>
          </table:table-cell>
          <table:table-cell table:formula="of:=0.5*[.VP12]*(([.VP6]-[.VO6])/([.VP1]-[.VO1]))^2" office:value-type="float" office:value="0.000565227150790637" calcext:value-type="float">
            <text:p>0.000565227150791</text:p>
          </table:table-cell>
          <table:table-cell table:formula="of:=0.5*[.VQ12]*(([.VQ6]-[.VP6])/([.VQ1]-[.VP1]))^2" office:value-type="float" office:value="0.0000352816267099926" calcext:value-type="float">
            <text:p>3.52816267099926E-05</text:p>
          </table:table-cell>
          <table:table-cell table:formula="of:=0.5*[.VR12]*(([.VR6]-[.VQ6])/([.VR1]-[.VQ1]))^2" office:value-type="float" office:value="0.0023443431862704" calcext:value-type="float">
            <text:p>0.00234434318627</text:p>
          </table:table-cell>
          <table:table-cell table:formula="of:=0.5*[.VS12]*(([.VS6]-[.VR6])/([.VS1]-[.VR1]))^2" office:value-type="float" office:value="0.000460435621350266" calcext:value-type="float">
            <text:p>0.00046043562135</text:p>
          </table:table-cell>
          <table:table-cell table:formula="of:=0.5*[.VT12]*(([.VT6]-[.VS6])/([.VT1]-[.VS1]))^2" office:value-type="float" office:value="0.00654213975346762" calcext:value-type="float">
            <text:p>0.006542139753468</text:p>
          </table:table-cell>
          <table:table-cell table:formula="of:=0.5*[.VU12]*(([.VU6]-[.VT6])/([.VU1]-[.VT1]))^2" office:value-type="float" office:value="0.0000244809007238611" calcext:value-type="float">
            <text:p>2.44809007238611E-05</text:p>
          </table:table-cell>
          <table:table-cell table:formula="of:=0.5*[.VV12]*(([.VV6]-[.VU6])/([.VV1]-[.VU1]))^2" office:value-type="float" office:value="0.00482145374778458" calcext:value-type="float">
            <text:p>0.004821453747785</text:p>
          </table:table-cell>
          <table:table-cell table:formula="of:=0.5*[.VW12]*(([.VW6]-[.VV6])/([.VW1]-[.VV1]))^2" office:value-type="float" office:value="0.00515319157531843" calcext:value-type="float">
            <text:p>0.005153191575318</text:p>
          </table:table-cell>
          <table:table-cell table:formula="of:=0.5*[.VX12]*(([.VX6]-[.VW6])/([.VX1]-[.VW1]))^2" office:value-type="float" office:value="0.00095134601895331" calcext:value-type="float">
            <text:p>0.000951346018953</text:p>
          </table:table-cell>
          <table:table-cell table:formula="of:=0.5*[.VY12]*(([.VY6]-[.VX6])/([.VY1]-[.VX1]))^2" office:value-type="float" office:value="0.000497907417109171" calcext:value-type="float">
            <text:p>0.000497907417109</text:p>
          </table:table-cell>
          <table:table-cell table:formula="of:=0.5*[.VZ12]*(([.VZ6]-[.VY6])/([.VZ1]-[.VY1]))^2" office:value-type="float" office:value="0.00316006944149907" calcext:value-type="float">
            <text:p>0.003160069441499</text:p>
          </table:table-cell>
          <table:table-cell table:formula="of:=0.5*[.WA12]*(([.WA6]-[.VZ6])/([.WA1]-[.VZ1]))^2" office:value-type="float" office:value="0.00190332828122596" calcext:value-type="float">
            <text:p>0.001903328281226</text:p>
          </table:table-cell>
          <table:table-cell table:formula="of:=0.5*[.WB12]*(([.WB6]-[.WA6])/([.WB1]-[.WA1]))^2" office:value-type="float" office:value="0.00371191401099701" calcext:value-type="float">
            <text:p>0.003711914010997</text:p>
          </table:table-cell>
          <table:table-cell table:formula="of:=0.5*[.WC12]*(([.WC6]-[.WB6])/([.WC1]-[.WB1]))^2" office:value-type="float" office:value="0.000834691379620165" calcext:value-type="float">
            <text:p>0.00083469137962</text:p>
          </table:table-cell>
          <table:table-cell table:formula="of:=0.5*[.WD12]*(([.WD6]-[.WC6])/([.WD1]-[.WC1]))^2" office:value-type="float" office:value="0.0000271472793067826" calcext:value-type="float">
            <text:p>2.71472793067826E-05</text:p>
          </table:table-cell>
          <table:table-cell table:formula="of:=0.5*[.WE12]*(([.WE6]-[.WD6])/([.WE1]-[.WD1]))^2" office:value-type="float" office:value="0.00259264390747957" calcext:value-type="float">
            <text:p>0.00259264390748</text:p>
          </table:table-cell>
          <table:table-cell table:formula="of:=0.5*[.WF12]*(([.WF6]-[.WE6])/([.WF1]-[.WE1]))^2" office:value-type="float" office:value="0.00756412680237108" calcext:value-type="float">
            <text:p>0.007564126802371</text:p>
          </table:table-cell>
          <table:table-cell table:formula="of:=0.5*[.WG12]*(([.WG6]-[.WF6])/([.WG1]-[.WF1]))^2" office:value-type="float" office:value="0.000887703839394949" calcext:value-type="float">
            <text:p>0.000887703839395</text:p>
          </table:table-cell>
          <table:table-cell table:formula="of:=0.5*[.WH12]*(([.WH6]-[.WG6])/([.WH1]-[.WG1]))^2" office:value-type="float" office:value="0.00163995867560141" calcext:value-type="float">
            <text:p>0.001639958675601</text:p>
          </table:table-cell>
          <table:table-cell table:formula="of:=0.5*[.WI12]*(([.WI6]-[.WH6])/([.WI1]-[.WH1]))^2" office:value-type="float" office:value="0.00130363971334709" calcext:value-type="float">
            <text:p>0.001303639713347</text:p>
          </table:table-cell>
          <table:table-cell table:formula="of:=0.5*[.WJ12]*(([.WJ6]-[.WI6])/([.WJ1]-[.WI1]))^2" office:value-type="float" office:value="0.0000543024330348177" calcext:value-type="float">
            <text:p>5.43024330348177E-05</text:p>
          </table:table-cell>
          <table:table-cell table:formula="of:=0.5*[.WK12]*(([.WK6]-[.WJ6])/([.WK1]-[.WJ1]))^2" office:value-type="float" office:value="0.0000194748047074573" calcext:value-type="float">
            <text:p>1.94748047074573E-05</text:p>
          </table:table-cell>
          <table:table-cell table:formula="of:=0.5*[.WL12]*(([.WL6]-[.WK6])/([.WL1]-[.WK1]))^2" office:value-type="float" office:value="0.010176664697395" calcext:value-type="float">
            <text:p>0.010176664697395</text:p>
          </table:table-cell>
          <table:table-cell table:formula="of:=0.5*[.WM12]*(([.WM6]-[.WL6])/([.WM1]-[.WL1]))^2" office:value-type="float" office:value="0.00226058549506477" calcext:value-type="float">
            <text:p>0.002260585495065</text:p>
          </table:table-cell>
          <table:table-cell table:formula="of:=0.5*[.WN12]*(([.WN6]-[.WM6])/([.WN1]-[.WM1]))^2" office:value-type="float" office:value="0.00519096470518839" calcext:value-type="float">
            <text:p>0.005190964705188</text:p>
          </table:table-cell>
          <table:table-cell table:formula="of:=0.5*[.WO12]*(([.WO6]-[.WN6])/([.WO1]-[.WN1]))^2" office:value-type="float" office:value="0.00119645987753786" calcext:value-type="float">
            <text:p>0.001196459877538</text:p>
          </table:table-cell>
          <table:table-cell table:formula="of:=0.5*[.WP12]*(([.WP6]-[.WO6])/([.WP1]-[.WO1]))^2" office:value-type="float" office:value="0.000597716212713764" calcext:value-type="float">
            <text:p>0.000597716212714</text:p>
          </table:table-cell>
          <table:table-cell table:formula="of:=0.5*[.WQ12]*(([.WQ6]-[.WP6])/([.WQ1]-[.WP1]))^2" office:value-type="float" office:value="0.0000879052916348154" calcext:value-type="float">
            <text:p>8.79052916348154E-05</text:p>
          </table:table-cell>
          <table:table-cell table:formula="of:=0.5*[.WR12]*(([.WR6]-[.WQ6])/([.WR1]-[.WQ1]))^2" office:value-type="float" office:value="0.00000584394395829362" calcext:value-type="float">
            <text:p>5.84394395829362E-06</text:p>
          </table:table-cell>
          <table:table-cell table:formula="of:=0.5*[.WS12]*(([.WS6]-[.WR6])/([.WS1]-[.WR1]))^2" office:value-type="float" office:value="0.0000111414024240104" calcext:value-type="float">
            <text:p>1.11414024240104E-05</text:p>
          </table:table-cell>
          <table:table-cell table:formula="of:=0.5*[.WT12]*(([.WT6]-[.WS6])/([.WT1]-[.WS1]))^2" office:value-type="float" office:value="0.00000000931482341604969" calcext:value-type="float">
            <text:p>9.31482341604969E-09</text:p>
          </table:table-cell>
          <table:table-cell table:formula="of:=0.5*[.WU12]*(([.WU6]-[.WT6])/([.WU1]-[.WT1]))^2" office:value-type="float" office:value="0.000000643110581214412" calcext:value-type="float">
            <text:p>6.43110581214412E-07</text:p>
          </table:table-cell>
          <table:table-cell table:formula="of:=0.5*[.WV12]*(([.WV6]-[.WU6])/([.WV1]-[.WU1]))^2" office:value-type="float" office:value="0.0000422361258155418" calcext:value-type="float">
            <text:p>4.22361258155418E-05</text:p>
          </table:table-cell>
          <table:table-cell table:formula="of:=0.5*[.WW12]*(([.WW6]-[.WV6])/([.WW1]-[.WV1]))^2" office:value-type="float" office:value="0.000000193775132655877" calcext:value-type="float">
            <text:p>1.93775132655877E-07</text:p>
          </table:table-cell>
          <table:table-cell table:formula="of:=0.5*[.WX12]*(([.WX6]-[.WW6])/([.WX1]-[.WW1]))^2" office:value-type="float" office:value="0.00000439746787632679" calcext:value-type="float">
            <text:p>4.39746787632679E-06</text:p>
          </table:table-cell>
          <table:table-cell table:formula="of:=0.5*[.WY12]*(([.WY6]-[.WX6])/([.WY1]-[.WX1]))^2" office:value-type="float" office:value="0.00000295621270328822" calcext:value-type="float">
            <text:p>2.95621270328822E-06</text:p>
          </table:table-cell>
          <table:table-cell table:formula="of:=0.5*[.WZ12]*(([.WZ6]-[.WY6])/([.WZ1]-[.WY1]))^2" office:value-type="float" office:value="0.00000354709173208056" calcext:value-type="float">
            <text:p>3.54709173208056E-06</text:p>
          </table:table-cell>
          <table:table-cell table:formula="of:=0.5*[.XA12]*(([.XA6]-[.WZ6])/([.XA1]-[.WZ1]))^2" office:value-type="float" office:value="0.000000639137057341558" calcext:value-type="float">
            <text:p>6.39137057341558E-07</text:p>
          </table:table-cell>
          <table:table-cell table:formula="of:=0.5*[.XB12]*(([.XB6]-[.XA6])/([.XB1]-[.XA1]))^2" office:value-type="float" office:value="0.0000000449730505586015" calcext:value-type="float">
            <text:p>4.49730505586015E-08</text:p>
          </table:table-cell>
          <table:table-cell table:formula="of:=0.5*[.XC12]*(([.XC6]-[.XB6])/([.XC1]-[.XB1]))^2" office:value-type="float" office:value="0.000000230106500430157" calcext:value-type="float">
            <text:p>2.30106500430157E-07</text:p>
          </table:table-cell>
          <table:table-cell table:formula="of:=0.5*[.XD12]*(([.XD6]-[.XC6])/([.XD1]-[.XC1]))^2" office:value-type="float" office:value="0.00000012904773949922" calcext:value-type="float">
            <text:p>1.2904773949922E-07</text:p>
          </table:table-cell>
          <table:table-cell table:formula="of:=0.5*[.XE12]*(([.XE6]-[.XD6])/([.XE1]-[.XD1]))^2" office:value-type="float" office:value="0.000000220462032854321" calcext:value-type="float">
            <text:p>2.20462032854321E-07</text:p>
          </table:table-cell>
          <table:table-cell table:formula="of:=0.5*[.XF12]*(([.XF6]-[.XE6])/([.XF1]-[.XE1]))^2" office:value-type="float" office:value="0.00000127193544140054" calcext:value-type="float">
            <text:p>1.27193544140054E-06</text:p>
          </table:table-cell>
          <table:table-cell table:formula="of:=0.5*[.XG12]*(([.XG6]-[.XF6])/([.XG1]-[.XF1]))^2" office:value-type="float" office:value="0.00000000936903692597859" calcext:value-type="float">
            <text:p>9.36903692597859E-09</text:p>
          </table:table-cell>
          <table:table-cell table:formula="of:=0.5*[.XH12]*(([.XH6]-[.XG6])/([.XH1]-[.XG1]))^2" office:value-type="float" office:value="0.00000031839787317531" calcext:value-type="float">
            <text:p>3.1839787317531E-07</text:p>
          </table:table-cell>
          <table:table-cell table:formula="of:=0.5*[.XI12]*(([.XI6]-[.XH6])/([.XI1]-[.XH1]))^2" office:value-type="float" office:value="0.0000000830621279485385" calcext:value-type="float">
            <text:p>8.30621279485385E-08</text:p>
          </table:table-cell>
          <table:table-cell table:formula="of:=0.5*[.XJ12]*(([.XJ6]-[.XI6])/([.XJ1]-[.XI1]))^2" office:value-type="float" office:value="0.00000000825153472395493" calcext:value-type="float">
            <text:p>8.25153472395493E-09</text:p>
          </table:table-cell>
          <table:table-cell table:formula="of:=0.5*[.XK12]*(([.XK6]-[.XJ6])/([.XK1]-[.XJ1]))^2" office:value-type="float" office:value="0.000000131468322517989" calcext:value-type="float">
            <text:p>1.31468322517989E-07</text:p>
          </table:table-cell>
          <table:table-cell table:formula="of:=0.5*[.XL12]*(([.XL6]-[.XK6])/([.XL1]-[.XK1]))^2" office:value-type="float" office:value="0.000000797963283920226" calcext:value-type="float">
            <text:p>7.97963283920226E-07</text:p>
          </table:table-cell>
          <table:table-cell table:formula="of:=0.5*[.XM12]*(([.XM6]-[.XL6])/([.XM1]-[.XL1]))^2" office:value-type="float" office:value="0.0000120105822919617" calcext:value-type="float">
            <text:p>1.20105822919617E-05</text:p>
          </table:table-cell>
          <table:table-cell table:formula="of:=0.5*[.XN12]*(([.XN6]-[.XM6])/([.XN1]-[.XM1]))^2" office:value-type="float" office:value="0.000000079045805718396" calcext:value-type="float">
            <text:p>7.9045805718396E-08</text:p>
          </table:table-cell>
          <table:table-cell table:formula="of:=0.5*[.XO12]*(([.XO6]-[.XN6])/([.XO1]-[.XN1]))^2" office:value-type="float" office:value="0.000000814519663748304" calcext:value-type="float">
            <text:p>8.14519663748304E-07</text:p>
          </table:table-cell>
          <table:table-cell table:formula="of:=0.5*[.XP12]*(([.XP6]-[.XO6])/([.XP1]-[.XO1]))^2" office:value-type="float" office:value="0.000000306542277788088" calcext:value-type="float">
            <text:p>3.06542277788088E-07</text:p>
          </table:table-cell>
          <table:table-cell table:formula="of:=0.5*[.XQ12]*(([.XQ6]-[.XP6])/([.XQ1]-[.XP1]))^2" office:value-type="float" office:value="0.00000044012334805499" calcext:value-type="float">
            <text:p>4.4012334805499E-07</text:p>
          </table:table-cell>
          <table:table-cell table:formula="of:=0.5*[.XR12]*(([.XR6]-[.XQ6])/([.XR1]-[.XQ1]))^2" office:value-type="float" office:value="0.00000123959073496641" calcext:value-type="float">
            <text:p>1.23959073496641E-06</text:p>
          </table:table-cell>
          <table:table-cell table:formula="of:=0.5*[.XS12]*(([.XS6]-[.XR6])/([.XS1]-[.XR1]))^2" office:value-type="float" office:value="0.0000000849376213541525" calcext:value-type="float">
            <text:p>8.49376213541525E-08</text:p>
          </table:table-cell>
          <table:table-cell table:formula="of:=0.5*[.XT12]*(([.XT6]-[.XS6])/([.XT1]-[.XS1]))^2" office:value-type="float" office:value="0.0000000026665070641574" calcext:value-type="float">
            <text:p>2.6665070641574E-09</text:p>
          </table:table-cell>
          <table:table-cell table:formula="of:=0.5*[.XU12]*(([.XU6]-[.XT6])/([.XU1]-[.XT1]))^2" office:value-type="float" office:value="0.000000270419981867814" calcext:value-type="float">
            <text:p>2.70419981867814E-07</text:p>
          </table:table-cell>
          <table:table-cell table:formula="of:=0.5*[.XV12]*(([.XV6]-[.XU6])/([.XV1]-[.XU1]))^2" office:value-type="float" office:value="0.0000000734952018527155" calcext:value-type="float">
            <text:p>7.34952018527155E-08</text:p>
          </table:table-cell>
          <table:table-cell table:formula="of:=0.5*[.XW12]*(([.XW6]-[.XV6])/([.XW1]-[.XV1]))^2" office:value-type="float" office:value="0.0000000142309139281935" calcext:value-type="float">
            <text:p>1.42309139281935E-08</text:p>
          </table:table-cell>
          <table:table-cell table:formula="of:=0.5*[.XX12]*(([.XX6]-[.XW6])/([.XX1]-[.XW1]))^2" office:value-type="float" office:value="0.000000141338995237957" calcext:value-type="float">
            <text:p>1.41338995237957E-07</text:p>
          </table:table-cell>
          <table:table-cell table:formula="of:=0.5*[.XY12]*(([.XY6]-[.XX6])/([.XY1]-[.XX1]))^2" office:value-type="float" office:value="0.000000300621624193635" calcext:value-type="float">
            <text:p>3.00621624193635E-07</text:p>
          </table:table-cell>
          <table:table-cell table:formula="of:=0.5*[.XZ12]*(([.XZ6]-[.XY6])/([.XZ1]-[.XY1]))^2" office:value-type="float" office:value="0.000000457231854932497" calcext:value-type="float">
            <text:p>4.57231854932497E-07</text:p>
          </table:table-cell>
          <table:table-cell table:formula="of:=0.5*[.YA12]*(([.YA6]-[.XZ6])/([.YA1]-[.XZ1]))^2" office:value-type="float" office:value="0.000000755425369624771" calcext:value-type="float">
            <text:p>7.55425369624771E-07</text:p>
          </table:table-cell>
          <table:table-cell table:formula="of:=0.5*[.YB12]*(([.YB6]-[.YA6])/([.YB1]-[.YA1]))^2" office:value-type="float" office:value="0.0000000126692583849909" calcext:value-type="float">
            <text:p>1.26692583849909E-08</text:p>
          </table:table-cell>
          <table:table-cell table:formula="of:=0.5*[.YC12]*(([.YC6]-[.YB6])/([.YC1]-[.YB1]))^2" office:value-type="float" office:value="0.00000135755768501228" calcext:value-type="float">
            <text:p>1.35755768501228E-06</text:p>
          </table:table-cell>
          <table:table-cell table:formula="of:=0.5*[.YD12]*(([.YD6]-[.YC6])/([.YD1]-[.YC1]))^2" office:value-type="float" office:value="0.0000000801574173333353" calcext:value-type="float">
            <text:p>8.01574173333353E-08</text:p>
          </table:table-cell>
          <table:table-cell table:formula="of:=0.5*[.YE12]*(([.YE6]-[.YD6])/([.YE1]-[.YD1]))^2" office:value-type="float" office:value="0.0000000141757041985401" calcext:value-type="float">
            <text:p>1.41757041985401E-08</text:p>
          </table:table-cell>
          <table:table-cell table:formula="of:=0.5*[.YF12]*(([.YF6]-[.YE6])/([.YF1]-[.YE1]))^2" office:value-type="float" office:value="0.0000000352226885450842" calcext:value-type="float">
            <text:p>3.52226885450842E-08</text:p>
          </table:table-cell>
          <table:table-cell table:formula="of:=0.5*[.YG12]*(([.YG6]-[.YF6])/([.YG1]-[.YF1]))^2" office:value-type="float" office:value="0.000000000151327467029163" calcext:value-type="float">
            <text:p>1.51327467029163E-10</text:p>
          </table:table-cell>
          <table:table-cell table:formula="of:=0.5*[.YH12]*(([.YH6]-[.YG6])/([.YH1]-[.YG1]))^2" office:value-type="float" office:value="0.000000158787726014569" calcext:value-type="float">
            <text:p>1.58787726014569E-07</text:p>
          </table:table-cell>
          <table:table-cell table:formula="of:=0.5*[.YI12]*(([.YI6]-[.YH6])/([.YI1]-[.YH1]))^2" office:value-type="float" office:value="0.00000046148837342211" calcext:value-type="float">
            <text:p>4.6148837342211E-07</text:p>
          </table:table-cell>
          <table:table-cell table:formula="of:=0.5*[.YJ12]*(([.YJ6]-[.YI6])/([.YJ1]-[.YI1]))^2" office:value-type="float" office:value="0.00000019002747390991" calcext:value-type="float">
            <text:p>1.9002747390991E-07</text:p>
          </table:table-cell>
          <table:table-cell table:formula="of:=0.5*[.YK12]*(([.YK6]-[.YJ6])/([.YK1]-[.YJ1]))^2" office:value-type="float" office:value="0.000000110215462347068" calcext:value-type="float">
            <text:p>1.10215462347068E-07</text:p>
          </table:table-cell>
          <table:table-cell table:formula="of:=0.5*[.YL12]*(([.YL6]-[.YK6])/([.YL1]-[.YK1]))^2" office:value-type="float" office:value="0.00000000524230954418737" calcext:value-type="float">
            <text:p>5.24230954418737E-09</text:p>
          </table:table-cell>
          <table:table-cell table:formula="of:=0.5*[.YM12]*(([.YM6]-[.YL6])/([.YM1]-[.YL1]))^2" office:value-type="float" office:value="0.000000283466037259271" calcext:value-type="float">
            <text:p>2.83466037259271E-07</text:p>
          </table:table-cell>
          <table:table-cell table:formula="of:=0.5*[.YN12]*(([.YN6]-[.YM6])/([.YN1]-[.YM1]))^2" office:value-type="float" office:value="0.00000136427850351374" calcext:value-type="float">
            <text:p>1.36427850351374E-06</text:p>
          </table:table-cell>
          <table:table-cell table:formula="of:=0.5*[.YO12]*(([.YO6]-[.YN6])/([.YO1]-[.YN1]))^2" office:value-type="float" office:value="0.00000295721410505653" calcext:value-type="float">
            <text:p>2.95721410505653E-06</text:p>
          </table:table-cell>
          <table:table-cell table:formula="of:=0.5*[.YP12]*(([.YP6]-[.YO6])/([.YP1]-[.YO1]))^2" office:value-type="float" office:value="0.000000246528808498402" calcext:value-type="float">
            <text:p>2.46528808498402E-07</text:p>
          </table:table-cell>
          <table:table-cell table:formula="of:=0.5*[.YQ12]*(([.YQ6]-[.YP6])/([.YQ1]-[.YP1]))^2" office:value-type="float" office:value="0.00000160337486302236" calcext:value-type="float">
            <text:p>1.60337486302236E-06</text:p>
          </table:table-cell>
          <table:table-cell table:formula="of:=0.5*[.YR12]*(([.YR6]-[.YQ6])/([.YR1]-[.YQ1]))^2" office:value-type="float" office:value="0.000000058933372398672" calcext:value-type="float">
            <text:p>5.8933372398672E-08</text:p>
          </table:table-cell>
          <table:table-cell table:formula="of:=0.5*[.YS12]*(([.YS6]-[.YR6])/([.YS1]-[.YR1]))^2" office:value-type="float" office:value="0.00000000182821947514586" calcext:value-type="float">
            <text:p>1.82821947514586E-09</text:p>
          </table:table-cell>
          <table:table-cell table:formula="of:=0.5*[.YT12]*(([.YT6]-[.YS6])/([.YT1]-[.YS1]))^2" office:value-type="float" office:value="0.00000030862268499047" calcext:value-type="float">
            <text:p>3.0862268499047E-07</text:p>
          </table:table-cell>
          <table:table-cell table:formula="of:=0.5*[.YU12]*(([.YU6]-[.YT6])/([.YU1]-[.YT1]))^2" office:value-type="float" office:value="0.000000260324485696635" calcext:value-type="float">
            <text:p>2.60324485696635E-07</text:p>
          </table:table-cell>
          <table:table-cell table:formula="of:=0.5*[.YV12]*(([.YV6]-[.YU6])/([.YV1]-[.YU1]))^2" office:value-type="float" office:value="0.0000000351662951152948" calcext:value-type="float">
            <text:p>3.51662951152948E-08</text:p>
          </table:table-cell>
          <table:table-cell table:formula="of:=0.5*[.YW12]*(([.YW6]-[.YV6])/([.YW1]-[.YV1]))^2" office:value-type="float" office:value="0.000000337110298153065" calcext:value-type="float">
            <text:p>3.37110298153065E-07</text:p>
          </table:table-cell>
          <table:table-cell table:formula="of:=0.5*[.YX12]*(([.YX6]-[.YW6])/([.YX1]-[.YW1]))^2" office:value-type="float" office:value="0.000000491332418673755" calcext:value-type="float">
            <text:p>4.91332418673755E-07</text:p>
          </table:table-cell>
          <table:table-cell table:formula="of:=0.5*[.YY12]*(([.YY6]-[.YX6])/([.YY1]-[.YX1]))^2" office:value-type="float" office:value="0.00000043342891841167" calcext:value-type="float">
            <text:p>4.3342891841167E-07</text:p>
          </table:table-cell>
          <table:table-cell table:formula="of:=0.5*[.YZ12]*(([.YZ6]-[.YY6])/([.YZ1]-[.YY1]))^2" office:value-type="float" office:value="0.000000131431161447705" calcext:value-type="float">
            <text:p>1.31431161447705E-07</text:p>
          </table:table-cell>
          <table:table-cell table:formula="of:=0.5*[.ZA12]*(([.ZA6]-[.YZ6])/([.ZA1]-[.YZ1]))^2" office:value-type="float" office:value="0.000000144872769648866" calcext:value-type="float">
            <text:p>1.44872769648866E-07</text:p>
          </table:table-cell>
          <table:table-cell table:formula="of:=0.5*[.ZB12]*(([.ZB6]-[.ZA6])/([.ZB1]-[.ZA1]))^2" office:value-type="float" office:value="0.0000013213951847175" calcext:value-type="float">
            <text:p>1.3213951847175E-06</text:p>
          </table:table-cell>
          <table:table-cell table:formula="of:=0.5*[.ZC12]*(([.ZC6]-[.ZB6])/([.ZC1]-[.ZB1]))^2" office:value-type="float" office:value="0.000000122835197760958" calcext:value-type="float">
            <text:p>1.22835197760958E-07</text:p>
          </table:table-cell>
          <table:table-cell table:formula="of:=0.5*[.ZD12]*(([.ZD6]-[.ZC6])/([.ZD1]-[.ZC1]))^2" office:value-type="float" office:value="0.00000022582343631724" calcext:value-type="float">
            <text:p>2.2582343631724E-07</text:p>
          </table:table-cell>
          <table:table-cell table:formula="of:=0.5*[.ZE12]*(([.ZE6]-[.ZD6])/([.ZE1]-[.ZD1]))^2" office:value-type="float" office:value="0.0000000211144362657632" calcext:value-type="float">
            <text:p>2.11144362657632E-08</text:p>
          </table:table-cell>
          <table:table-cell table:formula="of:=0.5*[.ZF12]*(([.ZF6]-[.ZE6])/([.ZF1]-[.ZE1]))^2" office:value-type="float" office:value="0.000000000111248371106298" calcext:value-type="float">
            <text:p>1.11248371106298E-10</text:p>
          </table:table-cell>
          <table:table-cell table:formula="of:=0.5*[.ZG12]*(([.ZG6]-[.ZF6])/([.ZG1]-[.ZF1]))^2" office:value-type="float" office:value="0.000000402904697992088" calcext:value-type="float">
            <text:p>4.02904697992088E-07</text:p>
          </table:table-cell>
          <table:table-cell table:formula="of:=0.5*[.ZH12]*(([.ZH6]-[.ZG6])/([.ZH1]-[.ZG1]))^2" office:value-type="float" office:value="0.000000364187433944471" calcext:value-type="float">
            <text:p>3.64187433944471E-07</text:p>
          </table:table-cell>
          <table:table-cell table:formula="of:=0.5*[.ZI12]*(([.ZI6]-[.ZH6])/([.ZI1]-[.ZH1]))^2" office:value-type="float" office:value="0.0000778373501534844" calcext:value-type="float">
            <text:p>7.78373501534844E-05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ZH13])" office:value-type="float" office:value="16.9720238792187" calcext:value-type="float">
            <text:p>16.972023879218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ZH14])" office:value-type="float" office:value="1.37000896874512" calcext:value-type="float">
            <text:p>1.3700089687451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18.3420328479638" calcext:value-type="float">
            <text:p>18.3420328479638</text:p>
          </table:table-cell>
          <table:table-cell table:formula="of:=[.B17]+[.C9]" office:value-type="float" office:value="28.499484103908" calcext:value-type="float">
            <text:p>28.49948410390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8:48.18778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9:00.395833377</dc:date>
    <meta:editing-duration>PT22H56M57S</meta:editing-duration>
    <meta:editing-cycles>3</meta:editing-cycles>
    <meta:generator>LibreOffice/6.4.7.2$Linux_X86_64 LibreOffice_project/40$Build-2</meta:generator>
    <meta:document-statistic meta:table-count="1" meta:cell-count="80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2cm" svg:height="11.528cm" xlink:href=".." xlink:type="simple" chart:class="chart:scatter" chart:row-mapping="0 1" chart:style-name="ch1">
        <chart:legend chart:legend-position="end" svg:x="17.245cm" svg:y="5.216cm" style:legend-expansion="high" chart:style-name="ch2"/>
        <chart:plot-area chart:style-name="ch3" table:cell-range-address="flat5.B1:flat5.ZH1 flat5.A6:flat5.ZH6 flat5.A8:flat5.ZH8" chart:data-source-has-labels="both" svg:x="0.41cm" svg:y="0.23cm" svg:width="16.425cm" svg:height="11.068cm">
          <chartooo:coordinate-region svg:x="1.428cm" svg:y="0.429cm" svg:width="15.22cm" svg:height="10.67cm"/>
          <chart:axis chart:dimension="x" chart:name="primary-x" chart:style-name="ch4" chartooo:axis-type="auto">
            <chart:categories table:cell-range-address="flat5.B1:flat5.Z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5.B6:flat5.ZH6" chart:label-cell-address="flat5.A6:flat5.A6" chart:class="chart:scatter">
            <chart:domain table:cell-range-address="flat5.B1:flat5.ZH1"/>
            <chart:data-point chart:repeated="683"/>
          </chart:series>
          <chart:series chart:style-name="ch7" chart:values-cell-range-address="flat5.B8:flat5.ZH8" chart:label-cell-address="flat5.A8:flat5.A8" chart:class="chart:scatter">
            <chart:data-point chart:repeated="6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5.B1:flat5.ZH1</svg:desc>
                </draw:g>
              </table:table-cell>
              <table:table-cell office:value-type="float" office:value="0.0333261489868164">
                <text:p>0.0333261489868164</text:p>
              </table:table-cell>
              <table:table-cell office:value-type="float" office:value="0.0666518211364746">
                <text:p>0.0666518211364746</text:p>
              </table:table-cell>
              <table:table-cell office:value-type="float" office:value="0.0999774932861328">
                <text:p>0.0999774932861328</text:p>
              </table:table-cell>
              <table:table-cell office:value-type="float" office:value="0.166627883911133">
                <text:p>0.166627883911133</text:p>
              </table:table-cell>
              <table:table-cell office:value-type="float" office:value="0.199952602386475">
                <text:p>0.199952602386475</text:p>
              </table:table-cell>
              <table:table-cell office:value-type="float" office:value="0.233277082443237">
                <text:p>0.233277082443237</text:p>
              </table:table-cell>
              <table:table-cell office:value-type="float" office:value="0.266601324081421">
                <text:p>0.266601324081421</text:p>
              </table:table-cell>
              <table:table-cell office:value-type="float" office:value="0.333248853683472">
                <text:p>0.333248853683472</text:p>
              </table:table-cell>
              <table:table-cell office:value-type="float" office:value="0.366572380065918">
                <text:p>0.366572380065918</text:p>
              </table:table-cell>
              <table:table-cell office:value-type="float" office:value="0.399895429611206">
                <text:p>0.399895429611206</text:p>
              </table:table-cell>
              <table:table-cell office:value-type="float" office:value="0.433218240737915">
                <text:p>0.433218240737915</text:p>
              </table:table-cell>
              <table:table-cell office:value-type="float" office:value="0.466540813446045">
                <text:p>0.466540813446045</text:p>
              </table:table-cell>
              <table:table-cell office:value-type="float" office:value="0.499863147735596">
                <text:p>0.499863147735596</text:p>
              </table:table-cell>
              <table:table-cell office:value-type="float" office:value="0.533185005187988">
                <text:p>0.533185005187988</text:p>
              </table:table-cell>
              <table:table-cell office:value-type="float" office:value="0.566506624221802">
                <text:p>0.566506624221802</text:p>
              </table:table-cell>
              <table:table-cell office:value-type="float" office:value="0.599828243255615">
                <text:p>0.599828243255615</text:p>
              </table:table-cell>
              <table:table-cell office:value-type="float" office:value="0.633149385452271">
                <text:p>0.633149385452271</text:p>
              </table:table-cell>
              <table:table-cell office:value-type="float" office:value="0.699790716171265">
                <text:p>0.699790716171265</text:p>
              </table:table-cell>
              <table:table-cell office:value-type="float" office:value="0.733111143112183">
                <text:p>0.733111143112183</text:p>
              </table:table-cell>
              <table:table-cell office:value-type="float" office:value="0.766431093215942">
                <text:p>0.766431093215942</text:p>
              </table:table-cell>
              <table:table-cell office:value-type="float" office:value="0.799751043319702">
                <text:p>0.799751043319702</text:p>
              </table:table-cell>
              <table:table-cell office:value-type="float" office:value="0.866389989852905">
                <text:p>0.866389989852905</text:p>
              </table:table-cell>
              <table:table-cell office:value-type="float" office:value="0.933027744293213">
                <text:p>0.933027744293213</text:p>
              </table:table-cell>
              <table:table-cell office:value-type="float" office:value="0.999664545059204">
                <text:p>0.999664545059204</text:p>
              </table:table-cell>
              <table:table-cell office:value-type="float" office:value="1.03299117088318">
                <text:p>1.03299117088318</text:p>
              </table:table-cell>
              <table:table-cell office:value-type="float" office:value="1.06631779670715">
                <text:p>1.06631779670715</text:p>
              </table:table-cell>
              <table:table-cell office:value-type="float" office:value="1.09964394569397">
                <text:p>1.09964394569397</text:p>
              </table:table-cell>
              <table:table-cell office:value-type="float" office:value="1.13296961784363">
                <text:p>1.13296961784363</text:p>
              </table:table-cell>
              <table:table-cell office:value-type="float" office:value="1.19962072372437">
                <text:p>1.19962072372437</text:p>
              </table:table-cell>
              <table:table-cell office:value-type="float" office:value="1.29959511756897">
                <text:p>1.29959511756897</text:p>
              </table:table-cell>
              <table:table-cell office:value-type="float" office:value="1.36624312400818">
                <text:p>1.36624312400818</text:p>
              </table:table-cell>
              <table:table-cell office:value-type="float" office:value="1.3995668888092">
                <text:p>1.3995668888092</text:p>
              </table:table-cell>
              <table:table-cell office:value-type="float" office:value="1.43289017677307">
                <text:p>1.43289017677307</text:p>
              </table:table-cell>
              <table:table-cell office:value-type="float" office:value="1.49953651428223">
                <text:p>1.49953651428223</text:p>
              </table:table-cell>
              <table:table-cell office:value-type="float" office:value="1.56618118286133">
                <text:p>1.56618118286133</text:p>
              </table:table-cell>
              <table:table-cell office:value-type="float" office:value="1.63282513618469">
                <text:p>1.63282513618469</text:p>
              </table:table-cell>
              <table:table-cell office:value-type="float" office:value="1.73278880119324">
                <text:p>1.73278880119324</text:p>
              </table:table-cell>
              <table:table-cell office:value-type="float" office:value="1.79942989349365">
                <text:p>1.79942989349365</text:p>
              </table:table-cell>
              <table:table-cell office:value-type="float" office:value="1.86607003211975">
                <text:p>1.86607003211975</text:p>
              </table:table-cell>
              <table:table-cell office:value-type="float" office:value="1.93270897865295">
                <text:p>1.93270897865295</text:p>
              </table:table-cell>
              <table:table-cell office:value-type="float" office:value="1.99934720993042">
                <text:p>1.99934720993042</text:p>
              </table:table-cell>
              <table:table-cell office:value-type="float" office:value="2.06600069999695">
                <text:p>2.06600069999695</text:p>
              </table:table-cell>
              <table:table-cell office:value-type="float" office:value="2.13265323638916">
                <text:p>2.13265323638916</text:p>
              </table:table-cell>
              <table:table-cell office:value-type="float" office:value="2.1993043422699">
                <text:p>2.1993043422699</text:p>
              </table:table-cell>
              <table:table-cell office:value-type="float" office:value="2.2326295375824">
                <text:p>2.2326295375824</text:p>
              </table:table-cell>
              <table:table-cell office:value-type="float" office:value="2.26595449447632">
                <text:p>2.26595449447632</text:p>
              </table:table-cell>
              <table:table-cell office:value-type="float" office:value="2.33260369300842">
                <text:p>2.33260369300842</text:p>
              </table:table-cell>
              <table:table-cell office:value-type="float" office:value="2.36592769622803">
                <text:p>2.36592769622803</text:p>
              </table:table-cell>
              <table:table-cell office:value-type="float" office:value="2.43257522583008">
                <text:p>2.43257522583008</text:p>
              </table:table-cell>
              <table:table-cell office:value-type="float" office:value="2.49922156333923">
                <text:p>2.49922156333923</text:p>
              </table:table-cell>
              <table:table-cell office:value-type="float" office:value="2.56586670875549">
                <text:p>2.56586670875549</text:p>
              </table:table-cell>
              <table:table-cell office:value-type="float" office:value="2.63251090049744">
                <text:p>2.63251090049744</text:p>
              </table:table-cell>
              <table:table-cell office:value-type="float" office:value="2.66583251953125">
                <text:p>2.66583251953125</text:p>
              </table:table-cell>
              <table:table-cell office:value-type="float" office:value="2.69915390014648">
                <text:p>2.69915390014648</text:p>
              </table:table-cell>
              <table:table-cell office:value-type="float" office:value="2.73247504234314">
                <text:p>2.73247504234314</text:p>
              </table:table-cell>
              <table:table-cell office:value-type="float" office:value="2.76579594612122">
                <text:p>2.76579594612122</text:p>
              </table:table-cell>
              <table:table-cell office:value-type="float" office:value="2.79911661148071">
                <text:p>2.79911661148071</text:p>
              </table:table-cell>
              <table:table-cell office:value-type="float" office:value="2.83243680000305">
                <text:p>2.83243680000305</text:p>
              </table:table-cell>
              <table:table-cell office:value-type="float" office:value="2.89907670021057">
                <text:p>2.89907670021057</text:p>
              </table:table-cell>
              <table:table-cell office:value-type="float" office:value="2.9657154083252">
                <text:p>2.9657154083252</text:p>
              </table:table-cell>
              <table:table-cell office:value-type="float" office:value="2.99903440475464">
                <text:p>2.99903440475464</text:p>
              </table:table-cell>
              <table:table-cell office:value-type="float" office:value="3.06603145599365">
                <text:p>3.06603145599365</text:p>
              </table:table-cell>
              <table:table-cell office:value-type="float" office:value="3.13303661346436">
                <text:p>3.13303661346436</text:p>
              </table:table-cell>
              <table:table-cell office:value-type="float" office:value="3.23355913162231">
                <text:p>3.23355913162231</text:p>
              </table:table-cell>
              <table:table-cell office:value-type="float" office:value="3.26707053184509">
                <text:p>3.26707053184509</text:p>
              </table:table-cell>
              <table:table-cell office:value-type="float" office:value="3.30058407783508">
                <text:p>3.30058407783508</text:p>
              </table:table-cell>
              <table:table-cell office:value-type="float" office:value="3.33409976959229">
                <text:p>3.33409976959229</text:p>
              </table:table-cell>
              <table:table-cell office:value-type="float" office:value="3.36761689186096">
                <text:p>3.36761689186096</text:p>
              </table:table-cell>
              <table:table-cell office:value-type="float" office:value="3.40113663673401">
                <text:p>3.40113663673401</text:p>
              </table:table-cell>
              <table:table-cell office:value-type="float" office:value="3.46818137168884">
                <text:p>3.46818137168884</text:p>
              </table:table-cell>
              <table:table-cell office:value-type="float" office:value="3.53523421287537">
                <text:p>3.53523421287537</text:p>
              </table:table-cell>
              <table:table-cell office:value-type="float" office:value="3.60229516029358">
                <text:p>3.60229516029358</text:p>
              </table:table-cell>
              <table:table-cell office:value-type="float" office:value="3.6693639755249">
                <text:p>3.6693639755249</text:p>
              </table:table-cell>
              <table:table-cell office:value-type="float" office:value="3.73644065856934">
                <text:p>3.73644065856934</text:p>
              </table:table-cell>
              <table:table-cell office:value-type="float" office:value="3.80352544784546">
                <text:p>3.80352544784546</text:p>
              </table:table-cell>
              <table:table-cell office:value-type="float" office:value="3.90416765213013">
                <text:p>3.90416765213013</text:p>
              </table:table-cell>
              <table:table-cell office:value-type="float" office:value="3.97127223014832">
                <text:p>3.97127223014832</text:p>
              </table:table-cell>
              <table:table-cell office:value-type="float" office:value="4.03818082809448">
                <text:p>4.03818082809448</text:p>
              </table:table-cell>
              <table:table-cell office:value-type="float" office:value="4.07153844833374">
                <text:p>4.07153844833374</text:p>
              </table:table-cell>
              <table:table-cell office:value-type="float" office:value="4.10489630699158">
                <text:p>4.10489630699158</text:p>
              </table:table-cell>
              <table:table-cell office:value-type="float" office:value="4.17161178588867">
                <text:p>4.17161178588867</text:p>
              </table:table-cell>
              <table:table-cell office:value-type="float" office:value="4.20496988296509">
                <text:p>4.20496988296509</text:p>
              </table:table-cell>
              <table:table-cell office:value-type="float" office:value="4.27168536186218">
                <text:p>4.27168536186218</text:p>
              </table:table-cell>
              <table:table-cell office:value-type="float" office:value="4.30504298210144">
                <text:p>4.30504298210144</text:p>
              </table:table-cell>
              <table:table-cell office:value-type="float" office:value="4.33840084075928">
                <text:p>4.33840084075928</text:p>
              </table:table-cell>
              <table:table-cell office:value-type="float" office:value="4.40511655807495">
                <text:p>4.40511655807495</text:p>
              </table:table-cell>
              <table:table-cell office:value-type="float" office:value="4.43847441673279">
                <text:p>4.43847441673279</text:p>
              </table:table-cell>
              <table:table-cell office:value-type="float" office:value="4.47183227539063">
                <text:p>4.47183227539063</text:p>
              </table:table-cell>
              <table:table-cell office:value-type="float" office:value="4.50519013404846">
                <text:p>4.50519013404846</text:p>
              </table:table-cell>
              <table:table-cell office:value-type="float" office:value="4.5385479927063">
                <text:p>4.5385479927063</text:p>
              </table:table-cell>
              <table:table-cell office:value-type="float" office:value="4.57190585136414">
                <text:p>4.57190585136414</text:p>
              </table:table-cell>
              <table:table-cell office:value-type="float" office:value="4.60526371002197">
                <text:p>4.60526371002197</text:p>
              </table:table-cell>
              <table:table-cell office:value-type="float" office:value="4.67197918891907">
                <text:p>4.67197918891907</text:p>
              </table:table-cell>
              <table:table-cell office:value-type="float" office:value="4.73869514465332">
                <text:p>4.73869514465332</text:p>
              </table:table-cell>
              <table:table-cell office:value-type="float" office:value="4.77205300331116">
                <text:p>4.77205300331116</text:p>
              </table:table-cell>
              <table:table-cell office:value-type="float" office:value="4.83876872062683">
                <text:p>4.83876872062683</text:p>
              </table:table-cell>
              <table:table-cell office:value-type="float" office:value="4.90548443794251">
                <text:p>4.90548443794251</text:p>
              </table:table-cell>
              <table:table-cell office:value-type="float" office:value="4.93884229660034">
                <text:p>4.93884229660034</text:p>
              </table:table-cell>
              <table:table-cell office:value-type="float" office:value="4.97220015525818">
                <text:p>4.97220015525818</text:p>
              </table:table-cell>
              <table:table-cell office:value-type="float" office:value="5.0055582523346">
                <text:p>5.0055582523346</text:p>
              </table:table-cell>
              <table:table-cell office:value-type="float" office:value="5.0389142036438">
                <text:p>5.0389142036438</text:p>
              </table:table-cell>
              <table:table-cell office:value-type="float" office:value="5.072270154953">
                <text:p>5.072270154953</text:p>
              </table:table-cell>
              <table:table-cell office:value-type="float" office:value="5.10562634468079">
                <text:p>5.10562634468079</text:p>
              </table:table-cell>
              <table:table-cell office:value-type="float" office:value="5.17233824729919">
                <text:p>5.17233824729919</text:p>
              </table:table-cell>
              <table:table-cell office:value-type="float" office:value="5.27240633964539">
                <text:p>5.27240633964539</text:p>
              </table:table-cell>
              <table:table-cell office:value-type="float" office:value="5.30576229095459">
                <text:p>5.30576229095459</text:p>
              </table:table-cell>
              <table:table-cell office:value-type="float" office:value="5.33911824226379">
                <text:p>5.33911824226379</text:p>
              </table:table-cell>
              <table:table-cell office:value-type="float" office:value="5.372474193573">
                <text:p>5.372474193573</text:p>
              </table:table-cell>
              <table:table-cell office:value-type="float" office:value="5.4058301448822">
                <text:p>5.4058301448822</text:p>
              </table:table-cell>
              <table:table-cell office:value-type="float" office:value="5.43918609619141">
                <text:p>5.43918609619141</text:p>
              </table:table-cell>
              <table:table-cell office:value-type="float" office:value="5.53925395011902">
                <text:p>5.53925395011902</text:p>
              </table:table-cell>
              <table:table-cell office:value-type="float" office:value="5.60596561431885">
                <text:p>5.60596561431885</text:p>
              </table:table-cell>
              <table:table-cell office:value-type="float" office:value="5.67267727851868">
                <text:p>5.67267727851868</text:p>
              </table:table-cell>
              <table:table-cell office:value-type="float" office:value="5.73938918113709">
                <text:p>5.73938918113709</text:p>
              </table:table-cell>
              <table:table-cell office:value-type="float" office:value="5.77274489402771">
                <text:p>5.77274489402771</text:p>
              </table:table-cell>
              <table:table-cell office:value-type="float" office:value="5.90616822242737">
                <text:p>5.90616822242737</text:p>
              </table:table-cell>
              <table:table-cell office:value-type="float" office:value="5.93952393531799">
                <text:p>5.93952393531799</text:p>
              </table:table-cell>
              <table:table-cell office:value-type="float" office:value="6.00623559951782">
                <text:p>6.00623559951782</text:p>
              </table:table-cell>
              <table:table-cell office:value-type="float" office:value="6.07294917106628">
                <text:p>6.07294917106628</text:p>
              </table:table-cell>
              <table:table-cell office:value-type="float" office:value="6.10630631446838">
                <text:p>6.10630631446838</text:p>
              </table:table-cell>
              <table:table-cell office:value-type="float" office:value="6.1396632194519">
                <text:p>6.1396632194519</text:p>
              </table:table-cell>
              <table:table-cell office:value-type="float" office:value="6.17301988601685">
                <text:p>6.17301988601685</text:p>
              </table:table-cell>
              <table:table-cell office:value-type="float" office:value="6.20637679100037">
                <text:p>6.20637679100037</text:p>
              </table:table-cell>
              <table:table-cell office:value-type="float" office:value="6.23973369598389">
                <text:p>6.23973369598389</text:p>
              </table:table-cell>
              <table:table-cell office:value-type="float" office:value="6.27309036254883">
                <text:p>6.27309036254883</text:p>
              </table:table-cell>
              <table:table-cell office:value-type="float" office:value="6.33980393409729">
                <text:p>6.33980393409729</text:p>
              </table:table-cell>
              <table:table-cell office:value-type="float" office:value="6.37316083908081">
                <text:p>6.37316083908081</text:p>
              </table:table-cell>
              <table:table-cell office:value-type="float" office:value="6.40651798248291">
                <text:p>6.40651798248291</text:p>
              </table:table-cell>
              <table:table-cell office:value-type="float" office:value="6.50658822059631">
                <text:p>6.50658822059631</text:p>
              </table:table-cell>
              <table:table-cell office:value-type="float" office:value="6.53994512557983">
                <text:p>6.53994512557983</text:p>
              </table:table-cell>
              <table:table-cell office:value-type="float" office:value="6.57330179214478">
                <text:p>6.57330179214478</text:p>
              </table:table-cell>
              <table:table-cell office:value-type="float" office:value="6.64001536369324">
                <text:p>6.64001536369324</text:p>
              </table:table-cell>
              <table:table-cell office:value-type="float" office:value="6.67337226867676">
                <text:p>6.67337226867676</text:p>
              </table:table-cell>
              <table:table-cell office:value-type="float" office:value="6.70672917366028">
                <text:p>6.70672917366028</text:p>
              </table:table-cell>
              <table:table-cell office:value-type="float" office:value="6.7400860786438">
                <text:p>6.7400860786438</text:p>
              </table:table-cell>
              <table:table-cell office:value-type="float" office:value="6.77344274520874">
                <text:p>6.77344274520874</text:p>
              </table:table-cell>
              <table:table-cell office:value-type="float" office:value="6.80679965019226">
                <text:p>6.80679965019226</text:p>
              </table:table-cell>
              <table:table-cell office:value-type="float" office:value="6.87351298332214">
                <text:p>6.87351298332214</text:p>
              </table:table-cell>
              <table:table-cell office:value-type="float" office:value="6.94022655487061">
                <text:p>6.94022655487061</text:p>
              </table:table-cell>
              <table:table-cell office:value-type="float" office:value="6.97358345985413">
                <text:p>6.97358345985413</text:p>
              </table:table-cell>
              <table:table-cell office:value-type="float" office:value="7.0736563205719">
                <text:p>7.0736563205719</text:p>
              </table:table-cell>
              <table:table-cell office:value-type="float" office:value="7.10701417922974">
                <text:p>7.10701417922974</text:p>
              </table:table-cell>
              <table:table-cell office:value-type="float" office:value="7.17373037338257">
                <text:p>7.17373037338257</text:p>
              </table:table-cell>
              <table:table-cell office:value-type="float" office:value="7.20708823204041">
                <text:p>7.20708823204041</text:p>
              </table:table-cell>
              <table:table-cell office:value-type="float" office:value="7.24044632911682">
                <text:p>7.24044632911682</text:p>
              </table:table-cell>
              <table:table-cell office:value-type="float" office:value="7.30716252326965">
                <text:p>7.30716252326965</text:p>
              </table:table-cell>
              <table:table-cell office:value-type="float" office:value="7.37387847900391">
                <text:p>7.37387847900391</text:p>
              </table:table-cell>
              <table:table-cell office:value-type="float" office:value="7.44059443473816">
                <text:p>7.44059443473816</text:p>
              </table:table-cell>
              <table:table-cell office:value-type="float" office:value="7.50731062889099">
                <text:p>7.50731062889099</text:p>
              </table:table-cell>
              <table:table-cell office:value-type="float" office:value="7.57402658462524">
                <text:p>7.57402658462524</text:p>
              </table:table-cell>
              <table:table-cell office:value-type="float" office:value="7.67410087585449">
                <text:p>7.67410087585449</text:p>
              </table:table-cell>
              <table:table-cell office:value-type="float" office:value="7.74081707000732">
                <text:p>7.74081707000732</text:p>
              </table:table-cell>
              <table:table-cell office:value-type="float" office:value="7.80753302574158">
                <text:p>7.80753302574158</text:p>
              </table:table-cell>
              <table:table-cell office:value-type="float" office:value="7.87424921989441">
                <text:p>7.87424921989441</text:p>
              </table:table-cell>
              <table:table-cell office:value-type="float" office:value="7.94096541404724">
                <text:p>7.94096541404724</text:p>
              </table:table-cell>
              <table:table-cell office:value-type="float" office:value="8.00768136978149">
                <text:p>8.00768136978149</text:p>
              </table:table-cell>
              <table:table-cell office:value-type="float" office:value="8.07440376281738">
                <text:p>8.07440376281738</text:p>
              </table:table-cell>
              <table:table-cell office:value-type="float" office:value="8.14112591743469">
                <text:p>8.14112591743469</text:p>
              </table:table-cell>
              <table:table-cell office:value-type="float" office:value="8.2412097454071">
                <text:p>8.2412097454071</text:p>
              </table:table-cell>
              <table:table-cell office:value-type="float" office:value="8.27457118034363">
                <text:p>8.27457118034363</text:p>
              </table:table-cell>
              <table:table-cell office:value-type="float" office:value="8.30793237686157">
                <text:p>8.30793237686157</text:p>
              </table:table-cell>
              <table:table-cell office:value-type="float" office:value="8.37465524673462">
                <text:p>8.37465524673462</text:p>
              </table:table-cell>
              <table:table-cell office:value-type="float" office:value="8.40801668167114">
                <text:p>8.40801668167114</text:p>
              </table:table-cell>
              <table:table-cell office:value-type="float" office:value="8.44137787818909">
                <text:p>8.44137787818909</text:p>
              </table:table-cell>
              <table:table-cell office:value-type="float" office:value="8.50810122489929">
                <text:p>8.50810122489929</text:p>
              </table:table-cell>
              <table:table-cell office:value-type="float" office:value="8.54146242141724">
                <text:p>8.54146242141724</text:p>
              </table:table-cell>
              <table:table-cell office:value-type="float" office:value="8.60818552970886">
                <text:p>8.60818552970886</text:p>
              </table:table-cell>
              <table:table-cell office:value-type="float" office:value="8.64154744148254">
                <text:p>8.64154744148254</text:p>
              </table:table-cell>
              <table:table-cell office:value-type="float" office:value="8.70827054977417">
                <text:p>8.70827054977417</text:p>
              </table:table-cell>
              <table:table-cell office:value-type="float" office:value="8.74163246154785">
                <text:p>8.74163246154785</text:p>
              </table:table-cell>
              <table:table-cell office:value-type="float" office:value="8.77499389648438">
                <text:p>8.77499389648438</text:p>
              </table:table-cell>
              <table:table-cell office:value-type="float" office:value="8.80835580825806">
                <text:p>8.80835580825806</text:p>
              </table:table-cell>
              <table:table-cell office:value-type="float" office:value="8.87507939338684">
                <text:p>8.87507939338684</text:p>
              </table:table-cell>
              <table:table-cell office:value-type="float" office:value="8.90844130516052">
                <text:p>8.90844130516052</text:p>
              </table:table-cell>
              <table:table-cell office:value-type="float" office:value="8.94180297851563">
                <text:p>8.94180297851563</text:p>
              </table:table-cell>
              <table:table-cell office:value-type="float" office:value="9.00852656364441">
                <text:p>9.00852656364441</text:p>
              </table:table-cell>
              <table:table-cell office:value-type="float" office:value="9.07524085044861">
                <text:p>9.07524085044861</text:p>
              </table:table-cell>
              <table:table-cell office:value-type="float" office:value="9.10859775543213">
                <text:p>9.10859775543213</text:p>
              </table:table-cell>
              <table:table-cell office:value-type="float" office:value="9.17531180381775">
                <text:p>9.17531180381775</text:p>
              </table:table-cell>
              <table:table-cell office:value-type="float" office:value="9.20866870880127">
                <text:p>9.20866870880127</text:p>
              </table:table-cell>
              <table:table-cell office:value-type="float" office:value="9.27538275718689">
                <text:p>9.27538275718689</text:p>
              </table:table-cell>
              <table:table-cell office:value-type="float" office:value="9.34209704399109">
                <text:p>9.34209704399109</text:p>
              </table:table-cell>
              <table:table-cell office:value-type="float" office:value="9.37545394897461">
                <text:p>9.37545394897461</text:p>
              </table:table-cell>
              <table:table-cell office:value-type="float" office:value="9.40881109237671">
                <text:p>9.40881109237671</text:p>
              </table:table-cell>
              <table:table-cell office:value-type="float" office:value="9.47552514076233">
                <text:p>9.47552514076233</text:p>
              </table:table-cell>
              <table:table-cell office:value-type="float" office:value="9.54223942756653">
                <text:p>9.54223942756653</text:p>
              </table:table-cell>
              <table:table-cell office:value-type="float" office:value="9.60895347595215">
                <text:p>9.60895347595215</text:p>
              </table:table-cell>
              <table:table-cell office:value-type="float" office:value="9.67566752433777">
                <text:p>9.67566752433777</text:p>
              </table:table-cell>
              <table:table-cell office:value-type="float" office:value="9.74238157272339">
                <text:p>9.74238157272339</text:p>
              </table:table-cell>
              <table:table-cell office:value-type="float" office:value="9.90916705131531">
                <text:p>9.90916705131531</text:p>
              </table:table-cell>
              <table:table-cell office:value-type="float" office:value="9.97588109970093">
                <text:p>9.97588109970093</text:p>
              </table:table-cell>
              <table:table-cell office:value-type="float" office:value="10.0425968170166">
                <text:p>10.0425968170166</text:p>
              </table:table-cell>
              <table:table-cell office:value-type="float" office:value="10.1093122959137">
                <text:p>10.1093122959137</text:p>
              </table:table-cell>
              <table:table-cell office:value-type="float" office:value="10.2761015892029">
                <text:p>10.2761015892029</text:p>
              </table:table-cell>
              <table:table-cell office:value-type="float" office:value="10.3761751651764">
                <text:p>10.3761751651764</text:p>
              </table:table-cell>
              <table:table-cell office:value-type="float" office:value="10.6096801757813">
                <text:p>10.6096801757813</text:p>
              </table:table-cell>
              <table:table-cell office:value-type="float" office:value="10.7097537517548">
                <text:p>10.7097537517548</text:p>
              </table:table-cell>
              <table:table-cell office:value-type="float" office:value="10.9432590007782">
                <text:p>10.9432590007782</text:p>
              </table:table-cell>
              <table:table-cell office:value-type="float" office:value="10.9766170978546">
                <text:p>10.9766170978546</text:p>
              </table:table-cell>
              <table:table-cell office:value-type="float" office:value="11.0099742412567">
                <text:p>11.0099742412567</text:p>
              </table:table-cell>
              <table:table-cell office:value-type="float" office:value="11.0433316230774">
                <text:p>11.0433316230774</text:p>
              </table:table-cell>
              <table:table-cell office:value-type="float" office:value="11.0766890048981">
                <text:p>11.0766890048981</text:p>
              </table:table-cell>
              <table:table-cell office:value-type="float" office:value="11.1100463867188">
                <text:p>11.1100463867188</text:p>
              </table:table-cell>
              <table:table-cell office:value-type="float" office:value="11.1434035301209">
                <text:p>11.1434035301209</text:p>
              </table:table-cell>
              <table:table-cell office:value-type="float" office:value="11.2101185321808">
                <text:p>11.2101185321808</text:p>
              </table:table-cell>
              <table:table-cell office:value-type="float" office:value="11.2434759140015">
                <text:p>11.2434759140015</text:p>
              </table:table-cell>
              <table:table-cell office:value-type="float" office:value="11.2768330574036">
                <text:p>11.2768330574036</text:p>
              </table:table-cell>
              <table:table-cell office:value-type="float" office:value="11.3101904392242">
                <text:p>11.3101904392242</text:p>
              </table:table-cell>
              <table:table-cell office:value-type="float" office:value="11.443619966507">
                <text:p>11.443619966507</text:p>
              </table:table-cell>
              <table:table-cell office:value-type="float" office:value="11.5103347301483">
                <text:p>11.5103347301483</text:p>
              </table:table-cell>
              <table:table-cell office:value-type="float" office:value="11.5770494937897">
                <text:p>11.5770494937897</text:p>
              </table:table-cell>
              <table:table-cell office:value-type="float" office:value="11.643764257431">
                <text:p>11.643764257431</text:p>
              </table:table-cell>
              <table:table-cell office:value-type="float" office:value="11.7104790210724">
                <text:p>11.7104790210724</text:p>
              </table:table-cell>
              <table:table-cell office:value-type="float" office:value="11.7771935462952">
                <text:p>11.7771935462952</text:p>
              </table:table-cell>
              <table:table-cell office:value-type="float" office:value="11.8439085483551">
                <text:p>11.8439085483551</text:p>
              </table:table-cell>
              <table:table-cell office:value-type="float" office:value="11.9106230735779">
                <text:p>11.9106230735779</text:p>
              </table:table-cell>
              <table:table-cell office:value-type="float" office:value="12.044055223465">
                <text:p>12.044055223465</text:p>
              </table:table-cell>
              <table:table-cell office:value-type="float" office:value="12.1107728481293">
                <text:p>12.1107728481293</text:p>
              </table:table-cell>
              <table:table-cell office:value-type="float" office:value="12.1774899959564">
                <text:p>12.1774899959564</text:p>
              </table:table-cell>
              <table:table-cell office:value-type="float" office:value="12.2442076206207">
                <text:p>12.2442076206207</text:p>
              </table:table-cell>
              <table:table-cell office:value-type="float" office:value="12.3109250068665">
                <text:p>12.3109250068665</text:p>
              </table:table-cell>
              <table:table-cell office:value-type="float" office:value="12.3776426315308">
                <text:p>12.3776426315308</text:p>
              </table:table-cell>
              <table:table-cell office:value-type="float" office:value="12.4777188301086">
                <text:p>12.4777188301086</text:p>
              </table:table-cell>
              <table:table-cell office:value-type="float" office:value="12.5444366931915">
                <text:p>12.5444366931915</text:p>
              </table:table-cell>
              <table:table-cell office:value-type="float" office:value="12.6778719425201">
                <text:p>12.6778719425201</text:p>
              </table:table-cell>
              <table:table-cell office:value-type="float" office:value="12.7445893287659">
                <text:p>12.7445893287659</text:p>
              </table:table-cell>
              <table:table-cell office:value-type="float" office:value="12.7779483795166">
                <text:p>12.7779483795166</text:p>
              </table:table-cell>
              <table:table-cell office:value-type="float" office:value="12.8446660041809">
                <text:p>12.8446660041809</text:p>
              </table:table-cell>
              <table:table-cell office:value-type="float" office:value="12.9113838672638">
                <text:p>12.9113838672638</text:p>
              </table:table-cell>
              <table:table-cell office:value-type="float" office:value="12.9447426795959">
                <text:p>12.9447426795959</text:p>
              </table:table-cell>
              <table:table-cell office:value-type="float" office:value="13.044814825058">
                <text:p>13.044814825058</text:p>
              </table:table-cell>
              <table:table-cell office:value-type="float" office:value="13.1115279197693">
                <text:p>13.1115279197693</text:p>
              </table:table-cell>
              <table:table-cell office:value-type="float" office:value="13.1782412528992">
                <text:p>13.1782412528992</text:p>
              </table:table-cell>
              <table:table-cell office:value-type="float" office:value="13.2783107757568">
                <text:p>13.2783107757568</text:p>
              </table:table-cell>
              <table:table-cell office:value-type="float" office:value="13.3450238704681">
                <text:p>13.3450238704681</text:p>
              </table:table-cell>
              <table:table-cell office:value-type="float" office:value="13.4117369651794">
                <text:p>13.4117369651794</text:p>
              </table:table-cell>
              <table:table-cell office:value-type="float" office:value="13.5118064880371">
                <text:p>13.5118064880371</text:p>
              </table:table-cell>
              <table:table-cell office:value-type="float" office:value="13.6452324390411">
                <text:p>13.6452324390411</text:p>
              </table:table-cell>
              <table:table-cell office:value-type="float" office:value="13.6785888671875">
                <text:p>13.6785888671875</text:p>
              </table:table-cell>
              <table:table-cell office:value-type="float" office:value="13.7119452953339">
                <text:p>13.7119452953339</text:p>
              </table:table-cell>
              <table:table-cell office:value-type="float" office:value="13.7786581516266">
                <text:p>13.7786581516266</text:p>
              </table:table-cell>
              <table:table-cell office:value-type="float" office:value="13.8120148181915">
                <text:p>13.8120148181915</text:p>
              </table:table-cell>
              <table:table-cell office:value-type="float" office:value="13.8453712463379">
                <text:p>13.8453712463379</text:p>
              </table:table-cell>
              <table:table-cell office:value-type="float" office:value="13.8787276744843">
                <text:p>13.8787276744843</text:p>
              </table:table-cell>
              <table:table-cell office:value-type="float" office:value="13.9120841026306">
                <text:p>13.9120841026306</text:p>
              </table:table-cell>
              <table:table-cell office:value-type="float" office:value="13.9787967205048">
                <text:p>13.9787967205048</text:p>
              </table:table-cell>
              <table:table-cell office:value-type="float" office:value="14.0121524333954">
                <text:p>14.0121524333954</text:p>
              </table:table-cell>
              <table:table-cell office:value-type="float" office:value="14.1455750465393">
                <text:p>14.1455750465393</text:p>
              </table:table-cell>
              <table:table-cell office:value-type="float" office:value="14.212286233902">
                <text:p>14.212286233902</text:p>
              </table:table-cell>
              <table:table-cell office:value-type="float" office:value="14.245641708374">
                <text:p>14.245641708374</text:p>
              </table:table-cell>
              <table:table-cell office:value-type="float" office:value="14.3123528957367">
                <text:p>14.3123528957367</text:p>
              </table:table-cell>
              <table:table-cell office:value-type="float" office:value="14.3457083702087">
                <text:p>14.3457083702087</text:p>
              </table:table-cell>
              <table:table-cell office:value-type="float" office:value="14.5791966915131">
                <text:p>14.5791966915131</text:p>
              </table:table-cell>
              <table:table-cell office:value-type="float" office:value="14.6459074020386">
                <text:p>14.6459074020386</text:p>
              </table:table-cell>
              <table:table-cell office:value-type="float" office:value="14.7793288230896">
                <text:p>14.7793288230896</text:p>
              </table:table-cell>
              <table:table-cell office:value-type="float" office:value="14.912750005722">
                <text:p>14.912750005722</text:p>
              </table:table-cell>
              <table:table-cell office:value-type="float" office:value="14.9794607162476">
                <text:p>14.9794607162476</text:p>
              </table:table-cell>
              <table:table-cell office:value-type="float" office:value="15.1796078681946">
                <text:p>15.1796078681946</text:p>
              </table:table-cell>
              <table:table-cell office:value-type="float" office:value="15.2463238239288">
                <text:p>15.2463238239288</text:p>
              </table:table-cell>
              <table:table-cell office:value-type="float" office:value="15.3130395412445">
                <text:p>15.3130395412445</text:p>
              </table:table-cell>
              <table:table-cell office:value-type="float" office:value="15.4131133556366">
                <text:p>15.4131133556366</text:p>
              </table:table-cell>
              <table:table-cell office:value-type="float" office:value="15.4798293113709">
                <text:p>15.4798293113709</text:p>
              </table:table-cell>
              <table:table-cell office:value-type="float" office:value="15.5465452671051">
                <text:p>15.5465452671051</text:p>
              </table:table-cell>
              <table:table-cell office:value-type="float" office:value="15.5799031257629">
                <text:p>15.5799031257629</text:p>
              </table:table-cell>
              <table:table-cell office:value-type="float" office:value="15.7800509929657">
                <text:p>15.7800509929657</text:p>
              </table:table-cell>
              <table:table-cell office:value-type="float" office:value="15.8134090900421">
                <text:p>15.8134090900421</text:p>
              </table:table-cell>
              <table:table-cell office:value-type="float" office:value="15.8467671871185">
                <text:p>15.8467671871185</text:p>
              </table:table-cell>
              <table:table-cell office:value-type="float" office:value="15.8801250457764">
                <text:p>15.8801250457764</text:p>
              </table:table-cell>
              <table:table-cell office:value-type="float" office:value="16.0135555267334">
                <text:p>16.0135555267334</text:p>
              </table:table-cell>
              <table:table-cell office:value-type="float" office:value="16.1136240959167">
                <text:p>16.1136240959167</text:p>
              </table:table-cell>
              <table:table-cell office:value-type="float" office:value="16.1803364753723">
                <text:p>16.1803364753723</text:p>
              </table:table-cell>
              <table:table-cell office:value-type="float" office:value="16.4138295650482">
                <text:p>16.4138295650482</text:p>
              </table:table-cell>
              <table:table-cell office:value-type="float" office:value="16.447185754776">
                <text:p>16.447185754776</text:p>
              </table:table-cell>
              <table:table-cell office:value-type="float" office:value="16.4805419445038">
                <text:p>16.4805419445038</text:p>
              </table:table-cell>
              <table:table-cell office:value-type="float" office:value="16.513897895813">
                <text:p>16.513897895813</text:p>
              </table:table-cell>
              <table:table-cell office:value-type="float" office:value="16.5472543239594">
                <text:p>16.5472543239594</text:p>
              </table:table-cell>
              <table:table-cell office:value-type="float" office:value="16.5806102752686">
                <text:p>16.5806102752686</text:p>
              </table:table-cell>
              <table:table-cell office:value-type="float" office:value="16.6473224163055">
                <text:p>16.6473224163055</text:p>
              </table:table-cell>
              <table:table-cell office:value-type="float" office:value="16.6806786060333">
                <text:p>16.6806786060333</text:p>
              </table:table-cell>
              <table:table-cell office:value-type="float" office:value="16.7473905086517">
                <text:p>16.7473905086517</text:p>
              </table:table-cell>
              <table:table-cell office:value-type="float" office:value="16.8141026496887">
                <text:p>16.8141026496887</text:p>
              </table:table-cell>
              <table:table-cell office:value-type="float" office:value="16.9141705036163">
                <text:p>16.9141705036163</text:p>
              </table:table-cell>
              <table:table-cell office:value-type="float" office:value="16.9808824062347">
                <text:p>16.9808824062347</text:p>
              </table:table-cell>
              <table:table-cell office:value-type="float" office:value="17.0475947856903">
                <text:p>17.0475947856903</text:p>
              </table:table-cell>
              <table:table-cell office:value-type="float" office:value="17.1143071651459">
                <text:p>17.1143071651459</text:p>
              </table:table-cell>
              <table:table-cell office:value-type="float" office:value="17.1476633548737">
                <text:p>17.1476633548737</text:p>
              </table:table-cell>
              <table:table-cell office:value-type="float" office:value="17.2143757343292">
                <text:p>17.2143757343292</text:p>
              </table:table-cell>
              <table:table-cell office:value-type="float" office:value="17.314444065094">
                <text:p>17.314444065094</text:p>
              </table:table-cell>
              <table:table-cell office:value-type="float" office:value="17.381156206131">
                <text:p>17.381156206131</text:p>
              </table:table-cell>
              <table:table-cell office:value-type="float" office:value="17.4145123958588">
                <text:p>17.4145123958588</text:p>
              </table:table-cell>
              <table:table-cell office:value-type="float" office:value="17.4812247753143">
                <text:p>17.4812247753143</text:p>
              </table:table-cell>
              <table:table-cell office:value-type="float" office:value="17.5479369163513">
                <text:p>17.5479369163513</text:p>
              </table:table-cell>
              <table:table-cell office:value-type="float" office:value="17.6146490573883">
                <text:p>17.6146490573883</text:p>
              </table:table-cell>
              <table:table-cell office:value-type="float" office:value="17.6813611984253">
                <text:p>17.6813611984253</text:p>
              </table:table-cell>
              <table:table-cell office:value-type="float" office:value="17.7480731010437">
                <text:p>17.7480731010437</text:p>
              </table:table-cell>
              <table:table-cell office:value-type="float" office:value="17.7814292907715">
                <text:p>17.7814292907715</text:p>
              </table:table-cell>
              <table:table-cell office:value-type="float" office:value="17.8481411933899">
                <text:p>17.8481411933899</text:p>
              </table:table-cell>
              <table:table-cell office:value-type="float" office:value="17.8814971446991">
                <text:p>17.8814971446991</text:p>
              </table:table-cell>
              <table:table-cell office:value-type="float" office:value="17.9482090473175">
                <text:p>17.9482090473175</text:p>
              </table:table-cell>
              <table:table-cell office:value-type="float" office:value="18.0149221420288">
                <text:p>18.0149221420288</text:p>
              </table:table-cell>
              <table:table-cell office:value-type="float" office:value="18.2150638103485">
                <text:p>18.2150638103485</text:p>
              </table:table-cell>
              <table:table-cell office:value-type="float" office:value="18.248420715332">
                <text:p>18.248420715332</text:p>
              </table:table-cell>
              <table:table-cell office:value-type="float" office:value="18.3151345252991">
                <text:p>18.3151345252991</text:p>
              </table:table-cell>
              <table:table-cell office:value-type="float" office:value="18.3484914302826">
                <text:p>18.3484914302826</text:p>
              </table:table-cell>
              <table:table-cell office:value-type="float" office:value="18.4152054786682">
                <text:p>18.4152054786682</text:p>
              </table:table-cell>
              <table:table-cell office:value-type="float" office:value="18.4819192886353">
                <text:p>18.4819192886353</text:p>
              </table:table-cell>
              <table:table-cell office:value-type="float" office:value="18.5486328601837">
                <text:p>18.5486328601837</text:p>
              </table:table-cell>
              <table:table-cell office:value-type="float" office:value="18.6487035751343">
                <text:p>18.6487035751343</text:p>
              </table:table-cell>
              <table:table-cell office:value-type="float" office:value="18.8154883384705">
                <text:p>18.8154883384705</text:p>
              </table:table-cell>
              <table:table-cell office:value-type="float" office:value="18.8822021484375">
                <text:p>18.8822021484375</text:p>
              </table:table-cell>
              <table:table-cell office:value-type="float" office:value="18.915559053421">
                <text:p>18.915559053421</text:p>
              </table:table-cell>
              <table:table-cell office:value-type="float" office:value="18.948915719986">
                <text:p>18.948915719986</text:p>
              </table:table-cell>
              <table:table-cell office:value-type="float" office:value="19.0823426246643">
                <text:p>19.0823426246643</text:p>
              </table:table-cell>
              <table:table-cell office:value-type="float" office:value="19.149055480957">
                <text:p>19.149055480957</text:p>
              </table:table-cell>
              <table:table-cell office:value-type="float" office:value="19.2157685756683">
                <text:p>19.2157685756683</text:p>
              </table:table-cell>
              <table:table-cell office:value-type="float" office:value="19.2491250038147">
                <text:p>19.2491250038147</text:p>
              </table:table-cell>
              <table:table-cell office:value-type="float" office:value="19.3825509548187">
                <text:p>19.3825509548187</text:p>
              </table:table-cell>
              <table:table-cell office:value-type="float" office:value="19.4826202392578">
                <text:p>19.4826202392578</text:p>
              </table:table-cell>
              <table:table-cell office:value-type="float" office:value="19.5159766674042">
                <text:p>19.5159766674042</text:p>
              </table:table-cell>
              <table:table-cell office:value-type="float" office:value="19.5493330955505">
                <text:p>19.5493330955505</text:p>
              </table:table-cell>
              <table:table-cell office:value-type="float" office:value="19.5826895236969">
                <text:p>19.5826895236969</text:p>
              </table:table-cell>
              <table:table-cell office:value-type="float" office:value="19.6160459518433">
                <text:p>19.6160459518433</text:p>
              </table:table-cell>
              <table:table-cell office:value-type="float" office:value="19.6827585697174">
                <text:p>19.6827585697174</text:p>
              </table:table-cell>
              <table:table-cell office:value-type="float" office:value="19.7494714260101">
                <text:p>19.7494714260101</text:p>
              </table:table-cell>
              <table:table-cell office:value-type="float" office:value="19.7828276157379">
                <text:p>19.7828276157379</text:p>
              </table:table-cell>
              <table:table-cell office:value-type="float" office:value="19.8495404720306">
                <text:p>19.8495404720306</text:p>
              </table:table-cell>
              <table:table-cell office:value-type="float" office:value="19.9162533283234">
                <text:p>19.9162533283234</text:p>
              </table:table-cell>
              <table:table-cell office:value-type="float" office:value="20.0830376148224">
                <text:p>20.0830376148224</text:p>
              </table:table-cell>
              <table:table-cell office:value-type="float" office:value="20.1163947582245">
                <text:p>20.1163947582245</text:p>
              </table:table-cell>
              <table:table-cell office:value-type="float" office:value="20.1831095218658">
                <text:p>20.1831095218658</text:p>
              </table:table-cell>
              <table:table-cell office:value-type="float" office:value="20.24982380867">
                <text:p>20.24982380867</text:p>
              </table:table-cell>
              <table:table-cell office:value-type="float" office:value="20.3165383338928">
                <text:p>20.3165383338928</text:p>
              </table:table-cell>
              <table:table-cell office:value-type="float" office:value="20.3498954772949">
                <text:p>20.3498954772949</text:p>
              </table:table-cell>
              <table:table-cell office:value-type="float" office:value="20.4166102409363">
                <text:p>20.4166102409363</text:p>
              </table:table-cell>
              <table:table-cell office:value-type="float" office:value="20.5833964347839">
                <text:p>20.5833964347839</text:p>
              </table:table-cell>
              <table:table-cell office:value-type="float" office:value="20.6501109600067">
                <text:p>20.6501109600067</text:p>
              </table:table-cell>
              <table:table-cell office:value-type="float" office:value="20.6834683418274">
                <text:p>20.6834683418274</text:p>
              </table:table-cell>
              <table:table-cell office:value-type="float" office:value="20.7501826286316">
                <text:p>20.7501826286316</text:p>
              </table:table-cell>
              <table:table-cell office:value-type="float" office:value="20.8168973922729">
                <text:p>20.8168973922729</text:p>
              </table:table-cell>
              <table:table-cell office:value-type="float" office:value="20.8502547740936">
                <text:p>20.8502547740936</text:p>
              </table:table-cell>
              <table:table-cell office:value-type="float" office:value="20.8836119174957">
                <text:p>20.8836119174957</text:p>
              </table:table-cell>
              <table:table-cell office:value-type="float" office:value="20.9169690608978">
                <text:p>20.9169690608978</text:p>
              </table:table-cell>
              <table:table-cell office:value-type="float" office:value="20.9503264427185">
                <text:p>20.9503264427185</text:p>
              </table:table-cell>
              <table:table-cell office:value-type="float" office:value="20.9836835861206">
                <text:p>20.9836835861206</text:p>
              </table:table-cell>
              <table:table-cell office:value-type="float" office:value="21.0170397758484">
                <text:p>21.0170397758484</text:p>
              </table:table-cell>
              <table:table-cell office:value-type="float" office:value="21.2838897705078">
                <text:p>21.2838897705078</text:p>
              </table:table-cell>
              <table:table-cell office:value-type="float" office:value="21.3506021499634">
                <text:p>21.3506021499634</text:p>
              </table:table-cell>
              <table:table-cell office:value-type="float" office:value="21.4173142910004">
                <text:p>21.4173142910004</text:p>
              </table:table-cell>
              <table:table-cell office:value-type="float" office:value="21.4506704807282">
                <text:p>21.4506704807282</text:p>
              </table:table-cell>
              <table:table-cell office:value-type="float" office:value="21.5840947628021">
                <text:p>21.5840947628021</text:p>
              </table:table-cell>
              <table:table-cell office:value-type="float" office:value="21.6508069038391">
                <text:p>21.6508069038391</text:p>
              </table:table-cell>
              <table:table-cell office:value-type="float" office:value="21.8842990398407">
                <text:p>21.8842990398407</text:p>
              </table:table-cell>
              <table:table-cell office:value-type="float" office:value="21.9510109424591">
                <text:p>21.9510109424591</text:p>
              </table:table-cell>
              <table:table-cell office:value-type="float" office:value="22.0177233219147">
                <text:p>22.0177233219147</text:p>
              </table:table-cell>
              <table:table-cell office:value-type="float" office:value="22.0844359397888">
                <text:p>22.0844359397888</text:p>
              </table:table-cell>
              <table:table-cell office:value-type="float" office:value="22.1511480808258">
                <text:p>22.1511480808258</text:p>
              </table:table-cell>
              <table:table-cell office:value-type="float" office:value="22.1845042705536">
                <text:p>22.1845042705536</text:p>
              </table:table-cell>
              <table:table-cell office:value-type="float" office:value="22.2845728397369">
                <text:p>22.2845728397369</text:p>
              </table:table-cell>
              <table:table-cell office:value-type="float" office:value="22.4847095012665">
                <text:p>22.4847095012665</text:p>
              </table:table-cell>
              <table:table-cell office:value-type="float" office:value="22.5180654525757">
                <text:p>22.5180654525757</text:p>
              </table:table-cell>
              <table:table-cell office:value-type="float" office:value="22.5514216423035">
                <text:p>22.5514216423035</text:p>
              </table:table-cell>
              <table:table-cell office:value-type="float" office:value="22.5847775936127">
                <text:p>22.5847775936127</text:p>
              </table:table-cell>
              <table:table-cell office:value-type="float" office:value="22.6181335449219">
                <text:p>22.6181335449219</text:p>
              </table:table-cell>
              <table:table-cell office:value-type="float" office:value="22.6848456859589">
                <text:p>22.6848456859589</text:p>
              </table:table-cell>
              <table:table-cell office:value-type="float" office:value="22.7515578269958">
                <text:p>22.7515578269958</text:p>
              </table:table-cell>
              <table:table-cell office:value-type="float" office:value="22.8182697296143">
                <text:p>22.8182697296143</text:p>
              </table:table-cell>
              <table:table-cell office:value-type="float" office:value="23.0851199626923">
                <text:p>23.0851199626923</text:p>
              </table:table-cell>
              <table:table-cell office:value-type="float" office:value="23.1518335342407">
                <text:p>23.1518335342407</text:p>
              </table:table-cell>
              <table:table-cell office:value-type="float" office:value="23.2185471057892">
                <text:p>23.2185471057892</text:p>
              </table:table-cell>
              <table:table-cell office:value-type="float" office:value="23.3853311538696">
                <text:p>23.3853311538696</text:p>
              </table:table-cell>
              <table:table-cell office:value-type="float" office:value="23.4186878204346">
                <text:p>23.4186878204346</text:p>
              </table:table-cell>
              <table:table-cell office:value-type="float" office:value="23.4520444869995">
                <text:p>23.4520444869995</text:p>
              </table:table-cell>
              <table:table-cell office:value-type="float" office:value="23.485401391983">
                <text:p>23.485401391983</text:p>
              </table:table-cell>
              <table:table-cell office:value-type="float" office:value="23.7522554397583">
                <text:p>23.7522554397583</text:p>
              </table:table-cell>
              <table:table-cell office:value-type="float" office:value="23.7856123447418">
                <text:p>23.7856123447418</text:p>
              </table:table-cell>
              <table:table-cell office:value-type="float" office:value="23.8189690113068">
                <text:p>23.8189690113068</text:p>
              </table:table-cell>
              <table:table-cell office:value-type="float" office:value="23.8523256778717">
                <text:p>23.8523256778717</text:p>
              </table:table-cell>
              <table:table-cell office:value-type="float" office:value="23.8856823444366">
                <text:p>23.8856823444366</text:p>
              </table:table-cell>
              <table:table-cell office:value-type="float" office:value="23.9523961544037">
                <text:p>23.9523961544037</text:p>
              </table:table-cell>
              <table:table-cell office:value-type="float" office:value="23.9857528209686">
                <text:p>23.9857528209686</text:p>
              </table:table-cell>
              <table:table-cell office:value-type="float" office:value="24.0191111564636">
                <text:p>24.0191111564636</text:p>
              </table:table-cell>
              <table:table-cell office:value-type="float" office:value="24.0524694919586">
                <text:p>24.0524694919586</text:p>
              </table:table-cell>
              <table:table-cell office:value-type="float" office:value="24.085827589035">
                <text:p>24.085827589035</text:p>
              </table:table-cell>
              <table:table-cell office:value-type="float" office:value="24.2192614078522">
                <text:p>24.2192614078522</text:p>
              </table:table-cell>
              <table:table-cell office:value-type="float" office:value="24.2859783172607">
                <text:p>24.2859783172607</text:p>
              </table:table-cell>
              <table:table-cell office:value-type="float" office:value="24.3193366527557">
                <text:p>24.3193366527557</text:p>
              </table:table-cell>
              <table:table-cell office:value-type="float" office:value="24.3526952266693">
                <text:p>24.3526952266693</text:p>
              </table:table-cell>
              <table:table-cell office:value-type="float" office:value="24.3860538005829">
                <text:p>24.3860538005829</text:p>
              </table:table-cell>
              <table:table-cell office:value-type="float" office:value="24.4861295223236">
                <text:p>24.4861295223236</text:p>
              </table:table-cell>
              <table:table-cell office:value-type="float" office:value="24.5528464317322">
                <text:p>24.5528464317322</text:p>
              </table:table-cell>
              <table:table-cell office:value-type="float" office:value="24.6195638179779">
                <text:p>24.6195638179779</text:p>
              </table:table-cell>
              <table:table-cell office:value-type="float" office:value="24.6862812042236">
                <text:p>24.6862812042236</text:p>
              </table:table-cell>
              <table:table-cell office:value-type="float" office:value="24.8864336013794">
                <text:p>24.8864336013794</text:p>
              </table:table-cell>
              <table:table-cell office:value-type="float" office:value="24.9531514644623">
                <text:p>24.9531514644623</text:p>
              </table:table-cell>
              <table:table-cell office:value-type="float" office:value="25.0198662281036">
                <text:p>25.0198662281036</text:p>
              </table:table-cell>
              <table:table-cell office:value-type="float" office:value="25.0865786075592">
                <text:p>25.0865786075592</text:p>
              </table:table-cell>
              <table:table-cell office:value-type="float" office:value="25.119934797287">
                <text:p>25.119934797287</text:p>
              </table:table-cell>
              <table:table-cell office:value-type="float" office:value="25.2200033664703">
                <text:p>25.2200033664703</text:p>
              </table:table-cell>
              <table:table-cell office:value-type="float" office:value="25.2867157459259">
                <text:p>25.2867157459259</text:p>
              </table:table-cell>
              <table:table-cell office:value-type="float" office:value="25.4201402664185">
                <text:p>25.4201402664185</text:p>
              </table:table-cell>
              <table:table-cell office:value-type="float" office:value="25.4534962177277">
                <text:p>25.4534962177277</text:p>
              </table:table-cell>
              <table:table-cell office:value-type="float" office:value="25.5535645484924">
                <text:p>25.5535645484924</text:p>
              </table:table-cell>
              <table:table-cell office:value-type="float" office:value="25.5869204998016">
                <text:p>25.5869204998016</text:p>
              </table:table-cell>
              <table:table-cell office:value-type="float" office:value="25.6869885921478">
                <text:p>25.6869885921478</text:p>
              </table:table-cell>
              <table:table-cell office:value-type="float" office:value="25.7537007331848">
                <text:p>25.7537007331848</text:p>
              </table:table-cell>
              <table:table-cell office:value-type="float" office:value="25.8537685871124">
                <text:p>25.8537685871124</text:p>
              </table:table-cell>
              <table:table-cell office:value-type="float" office:value="25.9204804897308">
                <text:p>25.9204804897308</text:p>
              </table:table-cell>
              <table:table-cell office:value-type="float" office:value="26.0872645378113">
                <text:p>26.0872645378113</text:p>
              </table:table-cell>
              <table:table-cell office:value-type="float" office:value="26.1873364448547">
                <text:p>26.1873364448547</text:p>
              </table:table-cell>
              <table:table-cell office:value-type="float" office:value="26.4208378791809">
                <text:p>26.4208378791809</text:p>
              </table:table-cell>
              <table:table-cell office:value-type="float" office:value="26.4875528812408">
                <text:p>26.4875528812408</text:p>
              </table:table-cell>
              <table:table-cell office:value-type="float" office:value="26.7544119358063">
                <text:p>26.7544119358063</text:p>
              </table:table-cell>
              <table:table-cell office:value-type="float" office:value="26.8211266994476">
                <text:p>26.8211266994476</text:p>
              </table:table-cell>
              <table:table-cell office:value-type="float" office:value="27.0546274185181">
                <text:p>27.0546274185181</text:p>
              </table:table-cell>
              <table:table-cell office:value-type="float" office:value="27.15469789505">
                <text:p>27.15469789505</text:p>
              </table:table-cell>
              <table:table-cell office:value-type="float" office:value="27.2881252765656">
                <text:p>27.2881252765656</text:p>
              </table:table-cell>
              <table:table-cell office:value-type="float" office:value="27.354838848114">
                <text:p>27.354838848114</text:p>
              </table:table-cell>
              <table:table-cell office:value-type="float" office:value="27.4215526580811">
                <text:p>27.4215526580811</text:p>
              </table:table-cell>
              <table:table-cell office:value-type="float" office:value="27.554979801178">
                <text:p>27.554979801178</text:p>
              </table:table-cell>
              <table:table-cell office:value-type="float" office:value="27.6216933727264">
                <text:p>27.6216933727264</text:p>
              </table:table-cell>
              <table:table-cell office:value-type="float" office:value="27.6884069442749">
                <text:p>27.6884069442749</text:p>
              </table:table-cell>
              <table:table-cell office:value-type="float" office:value="27.7217638492584">
                <text:p>27.7217638492584</text:p>
              </table:table-cell>
              <table:table-cell office:value-type="float" office:value="27.7551205158234">
                <text:p>27.7551205158234</text:p>
              </table:table-cell>
              <table:table-cell office:value-type="float" office:value="27.8218340873718">
                <text:p>27.8218340873718</text:p>
              </table:table-cell>
              <table:table-cell office:value-type="float" office:value="27.8885476589203">
                <text:p>27.8885476589203</text:p>
              </table:table-cell>
              <table:table-cell office:value-type="float" office:value="27.9219045639038">
                <text:p>27.9219045639038</text:p>
              </table:table-cell>
              <table:table-cell office:value-type="float" office:value="27.9552612304687">
                <text:p>27.9552612304687</text:p>
              </table:table-cell>
              <table:table-cell office:value-type="float" office:value="28.0219762325287">
                <text:p>28.0219762325287</text:p>
              </table:table-cell>
              <table:table-cell office:value-type="float" office:value="28.0886924266815">
                <text:p>28.0886924266815</text:p>
              </table:table-cell>
              <table:table-cell office:value-type="float" office:value="28.1554086208344">
                <text:p>28.1554086208344</text:p>
              </table:table-cell>
              <table:table-cell office:value-type="float" office:value="28.2221248149872">
                <text:p>28.2221248149872</text:p>
              </table:table-cell>
              <table:table-cell office:value-type="float" office:value="28.28884100914">
                <text:p>28.28884100914</text:p>
              </table:table-cell>
              <table:table-cell office:value-type="float" office:value="28.35555768013">
                <text:p>28.35555768013</text:p>
              </table:table-cell>
              <table:table-cell office:value-type="float" office:value="28.4889905452728">
                <text:p>28.4889905452728</text:p>
              </table:table-cell>
              <table:table-cell office:value-type="float" office:value="28.5557069778442">
                <text:p>28.5557069778442</text:p>
              </table:table-cell>
              <table:table-cell office:value-type="float" office:value="28.6224236488342">
                <text:p>28.6224236488342</text:p>
              </table:table-cell>
              <table:table-cell office:value-type="float" office:value="28.6557819843292">
                <text:p>28.6557819843292</text:p>
              </table:table-cell>
              <table:table-cell office:value-type="float" office:value="28.7892153263092">
                <text:p>28.7892153263092</text:p>
              </table:table-cell>
              <table:table-cell office:value-type="float" office:value="28.8559322357178">
                <text:p>28.8559322357178</text:p>
              </table:table-cell>
              <table:table-cell office:value-type="float" office:value="28.8892905712128">
                <text:p>28.8892905712128</text:p>
              </table:table-cell>
              <table:table-cell office:value-type="float" office:value="28.9226489067078">
                <text:p>28.9226489067078</text:p>
              </table:table-cell>
              <table:table-cell office:value-type="float" office:value="28.9560074806213">
                <text:p>28.9560074806213</text:p>
              </table:table-cell>
              <table:table-cell office:value-type="float" office:value="29.1561503410339">
                <text:p>29.1561503410339</text:p>
              </table:table-cell>
              <table:table-cell office:value-type="float" office:value="29.2562212944031">
                <text:p>29.2562212944031</text:p>
              </table:table-cell>
              <table:table-cell office:value-type="float" office:value="29.3896489143372">
                <text:p>29.3896489143372</text:p>
              </table:table-cell>
              <table:table-cell office:value-type="float" office:value="29.4563629627228">
                <text:p>29.4563629627228</text:p>
              </table:table-cell>
              <table:table-cell office:value-type="float" office:value="29.4897198677063">
                <text:p>29.4897198677063</text:p>
              </table:table-cell>
              <table:table-cell office:value-type="float" office:value="29.5564336776733">
                <text:p>29.5564336776733</text:p>
              </table:table-cell>
              <table:table-cell office:value-type="float" office:value="29.8232893943787">
                <text:p>29.8232893943787</text:p>
              </table:table-cell>
              <table:table-cell office:value-type="float" office:value="29.8900032043457">
                <text:p>29.8900032043457</text:p>
              </table:table-cell>
              <table:table-cell office:value-type="float" office:value="29.9233601093292">
                <text:p>29.9233601093292</text:p>
              </table:table-cell>
              <table:table-cell office:value-type="float" office:value="30.0234305858612">
                <text:p>30.0234305858612</text:p>
              </table:table-cell>
              <table:table-cell office:value-type="float" office:value="30.1235003471375">
                <text:p>30.1235003471375</text:p>
              </table:table-cell>
              <table:table-cell office:value-type="float" office:value="30.1902134418488">
                <text:p>30.1902134418488</text:p>
              </table:table-cell>
              <table:table-cell office:value-type="float" office:value="30.3236398696899">
                <text:p>30.3236398696899</text:p>
              </table:table-cell>
              <table:table-cell office:value-type="float" office:value="30.3569962978363">
                <text:p>30.3569962978363</text:p>
              </table:table-cell>
              <table:table-cell office:value-type="float" office:value="30.4237096309662">
                <text:p>30.4237096309662</text:p>
              </table:table-cell>
              <table:table-cell office:value-type="float" office:value="30.4570660591125">
                <text:p>30.4570660591125</text:p>
              </table:table-cell>
              <table:table-cell office:value-type="float" office:value="30.4904227256775">
                <text:p>30.4904227256775</text:p>
              </table:table-cell>
              <table:table-cell office:value-type="float" office:value="30.7239181995392">
                <text:p>30.7239181995392</text:p>
              </table:table-cell>
              <table:table-cell office:value-type="float" office:value="30.7906310558319">
                <text:p>30.7906310558319</text:p>
              </table:table-cell>
              <table:table-cell office:value-type="float" office:value="30.9907698631287">
                <text:p>30.9907698631287</text:p>
              </table:table-cell>
              <table:table-cell office:value-type="float" office:value="31.0574865341187">
                <text:p>31.0574865341187</text:p>
              </table:table-cell>
              <table:table-cell office:value-type="float" office:value="31.1242032051086">
                <text:p>31.1242032051086</text:p>
              </table:table-cell>
              <table:table-cell office:value-type="float" office:value="31.1909198760986">
                <text:p>31.1909198760986</text:p>
              </table:table-cell>
              <table:table-cell office:value-type="float" office:value="31.3243532180786">
                <text:p>31.3243532180786</text:p>
              </table:table-cell>
              <table:table-cell office:value-type="float" office:value="31.3910701274872">
                <text:p>31.3910701274872</text:p>
              </table:table-cell>
              <table:table-cell office:value-type="float" office:value="31.5245039463043">
                <text:p>31.5245039463043</text:p>
              </table:table-cell>
              <table:table-cell office:value-type="float" office:value="31.6245794296265">
                <text:p>31.6245794296265</text:p>
              </table:table-cell>
              <table:table-cell office:value-type="float" office:value="31.691296339035">
                <text:p>31.691296339035</text:p>
              </table:table-cell>
              <table:table-cell office:value-type="float" office:value="31.7580134868622">
                <text:p>31.7580134868622</text:p>
              </table:table-cell>
              <table:table-cell office:value-type="float" office:value="31.9248061180115">
                <text:p>31.9248061180115</text:p>
              </table:table-cell>
              <table:table-cell office:value-type="float" office:value="31.958164691925">
                <text:p>31.958164691925</text:p>
              </table:table-cell>
              <table:table-cell office:value-type="float" office:value="31.9915232658386">
                <text:p>31.9915232658386</text:p>
              </table:table-cell>
              <table:table-cell office:value-type="float" office:value="32.1583118438721">
                <text:p>32.1583118438721</text:p>
              </table:table-cell>
              <table:table-cell office:value-type="float" office:value="32.1916694641113">
                <text:p>32.1916694641113</text:p>
              </table:table-cell>
              <table:table-cell office:value-type="float" office:value="32.2250270843506">
                <text:p>32.2250270843506</text:p>
              </table:table-cell>
              <table:table-cell office:value-type="float" office:value="32.2583849430084">
                <text:p>32.2583849430084</text:p>
              </table:table-cell>
              <table:table-cell office:value-type="float" office:value="32.5586042404175">
                <text:p>32.5586042404175</text:p>
              </table:table-cell>
              <table:table-cell office:value-type="float" office:value="32.6253199577332">
                <text:p>32.6253199577332</text:p>
              </table:table-cell>
              <table:table-cell office:value-type="float" office:value="32.7587506771088">
                <text:p>32.7587506771088</text:p>
              </table:table-cell>
              <table:table-cell office:value-type="float" office:value="32.8254663944244">
                <text:p>32.8254663944244</text:p>
              </table:table-cell>
              <table:table-cell office:value-type="float" office:value="32.8921818733215">
                <text:p>32.8921818733215</text:p>
              </table:table-cell>
              <table:table-cell office:value-type="float" office:value="33.1590430736542">
                <text:p>33.1590430736542</text:p>
              </table:table-cell>
              <table:table-cell office:value-type="float" office:value="33.2257580757141">
                <text:p>33.2257580757141</text:p>
              </table:table-cell>
              <table:table-cell office:value-type="float" office:value="33.4259033203125">
                <text:p>33.4259033203125</text:p>
              </table:table-cell>
              <table:table-cell office:value-type="float" office:value="33.4592609405518">
                <text:p>33.4592609405518</text:p>
              </table:table-cell>
              <table:table-cell office:value-type="float" office:value="33.4926187992096">
                <text:p>33.4926187992096</text:p>
              </table:table-cell>
              <table:table-cell office:value-type="float" office:value="33.5259761810303">
                <text:p>33.5259761810303</text:p>
              </table:table-cell>
              <table:table-cell office:value-type="float" office:value="33.6260488033295">
                <text:p>33.6260488033295</text:p>
              </table:table-cell>
              <table:table-cell office:value-type="float" office:value="33.6594066619873">
                <text:p>33.6594066619873</text:p>
              </table:table-cell>
              <table:table-cell office:value-type="float" office:value="33.7594792842865">
                <text:p>33.7594792842865</text:p>
              </table:table-cell>
              <table:table-cell office:value-type="float" office:value="33.8261942863464">
                <text:p>33.8261942863464</text:p>
              </table:table-cell>
              <table:table-cell office:value-type="float" office:value="34.0263390541077">
                <text:p>34.0263390541077</text:p>
              </table:table-cell>
              <table:table-cell office:value-type="float" office:value="34.0596961975098">
                <text:p>34.0596961975098</text:p>
              </table:table-cell>
              <table:table-cell office:value-type="float" office:value="34.0930533409119">
                <text:p>34.0930533409119</text:p>
              </table:table-cell>
              <table:table-cell office:value-type="float" office:value="34.1264102458954">
                <text:p>34.1264102458954</text:p>
              </table:table-cell>
              <table:table-cell office:value-type="float" office:value="34.1597671508789">
                <text:p>34.1597671508789</text:p>
              </table:table-cell>
              <table:table-cell office:value-type="float" office:value="34.1931240558624">
                <text:p>34.1931240558624</text:p>
              </table:table-cell>
              <table:table-cell office:value-type="float" office:value="34.2598378658295">
                <text:p>34.2598378658295</text:p>
              </table:table-cell>
              <table:table-cell office:value-type="float" office:value="34.3265519142151">
                <text:p>34.3265519142151</text:p>
              </table:table-cell>
              <table:table-cell office:value-type="float" office:value="34.3599088191986">
                <text:p>34.3599088191986</text:p>
              </table:table-cell>
              <table:table-cell office:value-type="float" office:value="34.4266226291656">
                <text:p>34.4266226291656</text:p>
              </table:table-cell>
              <table:table-cell office:value-type="float" office:value="34.5934073925018">
                <text:p>34.5934073925018</text:p>
              </table:table-cell>
              <table:table-cell office:value-type="float" office:value="34.6267642974853">
                <text:p>34.6267642974853</text:p>
              </table:table-cell>
              <table:table-cell office:value-type="float" office:value="34.6934781074524">
                <text:p>34.6934781074524</text:p>
              </table:table-cell>
              <table:table-cell office:value-type="float" office:value="34.7601919174194">
                <text:p>34.7601919174194</text:p>
              </table:table-cell>
              <table:table-cell office:value-type="float" office:value="34.8269057273865">
                <text:p>34.8269057273865</text:p>
              </table:table-cell>
              <table:table-cell office:value-type="float" office:value="34.8602628707886">
                <text:p>34.8602628707886</text:p>
              </table:table-cell>
              <table:table-cell office:value-type="float" office:value="34.8936197757721">
                <text:p>34.8936197757721</text:p>
              </table:table-cell>
              <table:table-cell office:value-type="float" office:value="34.9603335857391">
                <text:p>34.9603335857391</text:p>
              </table:table-cell>
              <table:table-cell office:value-type="float" office:value="35.0604059696197">
                <text:p>35.0604059696197</text:p>
              </table:table-cell>
              <table:table-cell office:value-type="float" office:value="35.1938376426697">
                <text:p>35.1938376426697</text:p>
              </table:table-cell>
              <table:table-cell office:value-type="float" office:value="35.2605535984039">
                <text:p>35.2605535984039</text:p>
              </table:table-cell>
              <table:table-cell office:value-type="float" office:value="35.2939114570618">
                <text:p>35.2939114570618</text:p>
              </table:table-cell>
              <table:table-cell office:value-type="float" office:value="35.3272693157196">
                <text:p>35.3272693157196</text:p>
              </table:table-cell>
              <table:table-cell office:value-type="float" office:value="35.3939852714539">
                <text:p>35.3939852714539</text:p>
              </table:table-cell>
              <table:table-cell office:value-type="float" office:value="35.4607009887695">
                <text:p>35.4607009887695</text:p>
              </table:table-cell>
              <table:table-cell office:value-type="float" office:value="35.594132900238">
                <text:p>35.594132900238</text:p>
              </table:table-cell>
              <table:table-cell office:value-type="float" office:value="35.6274907588959">
                <text:p>35.6274907588959</text:p>
              </table:table-cell>
              <table:table-cell office:value-type="float" office:value="35.7609226703644">
                <text:p>35.7609226703644</text:p>
              </table:table-cell>
              <table:table-cell office:value-type="float" office:value="35.8276386260986">
                <text:p>35.8276386260986</text:p>
              </table:table-cell>
              <table:table-cell office:value-type="float" office:value="35.8943545818329">
                <text:p>35.8943545818329</text:p>
              </table:table-cell>
              <table:table-cell office:value-type="float" office:value="35.9610705375671">
                <text:p>35.9610705375671</text:p>
              </table:table-cell>
              <table:table-cell office:value-type="float" office:value="36.0277862548828">
                <text:p>36.0277862548828</text:p>
              </table:table-cell>
              <table:table-cell office:value-type="float" office:value="36.0945014953613">
                <text:p>36.0945014953613</text:p>
              </table:table-cell>
              <table:table-cell office:value-type="float" office:value="36.1612164974213">
                <text:p>36.1612164974213</text:p>
              </table:table-cell>
              <table:table-cell office:value-type="float" office:value="36.2612895965576">
                <text:p>36.2612895965576</text:p>
              </table:table-cell>
              <table:table-cell office:value-type="float" office:value="36.3280045986176">
                <text:p>36.3280045986176</text:p>
              </table:table-cell>
              <table:table-cell office:value-type="float" office:value="36.3947200775146">
                <text:p>36.3947200775146</text:p>
              </table:table-cell>
              <table:table-cell office:value-type="float" office:value="36.4614353179932">
                <text:p>36.4614353179932</text:p>
              </table:table-cell>
              <table:table-cell office:value-type="float" office:value="36.5281507968903">
                <text:p>36.5281507968903</text:p>
              </table:table-cell>
              <table:table-cell office:value-type="float" office:value="36.5948660373688">
                <text:p>36.5948660373688</text:p>
              </table:table-cell>
              <table:table-cell office:value-type="float" office:value="36.6615812778473">
                <text:p>36.6615812778473</text:p>
              </table:table-cell>
              <table:table-cell office:value-type="float" office:value="36.6949391365051">
                <text:p>36.6949391365051</text:p>
              </table:table-cell>
              <table:table-cell office:value-type="float" office:value="36.7282967567444">
                <text:p>36.7282967567444</text:p>
              </table:table-cell>
              <table:table-cell office:value-type="float" office:value="36.7950119972229">
                <text:p>36.7950119972229</text:p>
              </table:table-cell>
              <table:table-cell office:value-type="float" office:value="36.8283696174622">
                <text:p>36.8283696174622</text:p>
              </table:table-cell>
              <table:table-cell office:value-type="float" office:value="36.8950850963593">
                <text:p>36.8950850963593</text:p>
              </table:table-cell>
              <table:table-cell office:value-type="float" office:value="36.9284427165985">
                <text:p>36.9284427165985</text:p>
              </table:table-cell>
              <table:table-cell office:value-type="float" office:value="36.995157957077">
                <text:p>36.995157957077</text:p>
              </table:table-cell>
              <table:table-cell office:value-type="float" office:value="37.0618741512299">
                <text:p>37.0618741512299</text:p>
              </table:table-cell>
              <table:table-cell office:value-type="float" office:value="37.1285898685455">
                <text:p>37.1285898685455</text:p>
              </table:table-cell>
              <table:table-cell office:value-type="float" office:value="37.1953058242798">
                <text:p>37.1953058242798</text:p>
              </table:table-cell>
              <table:table-cell office:value-type="float" office:value="37.262021780014">
                <text:p>37.262021780014</text:p>
              </table:table-cell>
              <table:table-cell office:value-type="float" office:value="37.3287374973297">
                <text:p>37.3287374973297</text:p>
              </table:table-cell>
              <table:table-cell office:value-type="float" office:value="37.3954536914825">
                <text:p>37.3954536914825</text:p>
              </table:table-cell>
              <table:table-cell office:value-type="float" office:value="37.4621696472168">
                <text:p>37.4621696472168</text:p>
              </table:table-cell>
              <table:table-cell office:value-type="float" office:value="37.528885602951">
                <text:p>37.528885602951</text:p>
              </table:table-cell>
              <table:table-cell office:value-type="float" office:value="37.5956015586853">
                <text:p>37.5956015586853</text:p>
              </table:table-cell>
              <table:table-cell office:value-type="float" office:value="37.6623177528381">
                <text:p>37.6623177528381</text:p>
              </table:table-cell>
              <table:table-cell office:value-type="float" office:value="37.7290337085724">
                <text:p>37.7290337085724</text:p>
              </table:table-cell>
              <table:table-cell office:value-type="float" office:value="37.7623918056488">
                <text:p>37.7623918056488</text:p>
              </table:table-cell>
              <table:table-cell office:value-type="float" office:value="37.7957499027252">
                <text:p>37.7957499027252</text:p>
              </table:table-cell>
              <table:table-cell office:value-type="float" office:value="37.8624660968781">
                <text:p>37.8624660968781</text:p>
              </table:table-cell>
              <table:table-cell office:value-type="float" office:value="37.9625403881073">
                <text:p>37.9625403881073</text:p>
              </table:table-cell>
              <table:table-cell office:value-type="float" office:value="38.0292551517487">
                <text:p>38.0292551517487</text:p>
              </table:table-cell>
              <table:table-cell office:value-type="float" office:value="38.0959684848785">
                <text:p>38.0959684848785</text:p>
              </table:table-cell>
              <table:table-cell office:value-type="float" office:value="38.1293253898621">
                <text:p>38.1293253898621</text:p>
              </table:table-cell>
              <table:table-cell office:value-type="float" office:value="38.1960389614105">
                <text:p>38.1960389614105</text:p>
              </table:table-cell>
              <table:table-cell office:value-type="float" office:value="38.2293956279755">
                <text:p>38.2293956279755</text:p>
              </table:table-cell>
              <table:table-cell office:value-type="float" office:value="38.262752532959">
                <text:p>38.262752532959</text:p>
              </table:table-cell>
              <table:table-cell office:value-type="float" office:value="38.2961091995239">
                <text:p>38.2961091995239</text:p>
              </table:table-cell>
              <table:table-cell office:value-type="float" office:value="38.3294658660889">
                <text:p>38.3294658660889</text:p>
              </table:table-cell>
              <table:table-cell office:value-type="float" office:value="38.3628225326538">
                <text:p>38.3628225326538</text:p>
              </table:table-cell>
              <table:table-cell office:value-type="float" office:value="38.4628927707672">
                <text:p>38.4628927707672</text:p>
              </table:table-cell>
              <table:table-cell office:value-type="float" office:value="38.4962496757507">
                <text:p>38.4962496757507</text:p>
              </table:table-cell>
              <table:table-cell office:value-type="float" office:value="38.5296063423157">
                <text:p>38.5296063423157</text:p>
              </table:table-cell>
              <table:table-cell office:value-type="float" office:value="38.6296763420105">
                <text:p>38.6296763420105</text:p>
              </table:table-cell>
              <table:table-cell office:value-type="float" office:value="38.696389913559">
                <text:p>38.696389913559</text:p>
              </table:table-cell>
              <table:table-cell office:value-type="float" office:value="38.7964599132538">
                <text:p>38.7964599132538</text:p>
              </table:table-cell>
              <table:table-cell office:value-type="float" office:value="38.8631734848022">
                <text:p>38.8631734848022</text:p>
              </table:table-cell>
              <table:table-cell office:value-type="float" office:value="38.8965301513672">
                <text:p>38.8965301513672</text:p>
              </table:table-cell>
              <table:table-cell office:value-type="float" office:value="38.9632434844971">
                <text:p>38.9632434844971</text:p>
              </table:table-cell>
              <table:table-cell office:value-type="float" office:value="39.0966701507568">
                <text:p>39.0966701507568</text:p>
              </table:table-cell>
              <table:table-cell office:value-type="float" office:value="39.1633837223053">
                <text:p>39.1633837223053</text:p>
              </table:table-cell>
              <table:table-cell office:value-type="float" office:value="39.1967403888702">
                <text:p>39.1967403888702</text:p>
              </table:table-cell>
              <table:table-cell office:value-type="float" office:value="39.2300970554352">
                <text:p>39.2300970554352</text:p>
              </table:table-cell>
              <table:table-cell office:value-type="float" office:value="39.2968101501465">
                <text:p>39.2968101501465</text:p>
              </table:table-cell>
              <table:table-cell office:value-type="float" office:value="39.4302368164062">
                <text:p>39.4302368164062</text:p>
              </table:table-cell>
              <table:table-cell office:value-type="float" office:value="39.5303068161011">
                <text:p>39.5303068161011</text:p>
              </table:table-cell>
              <table:table-cell office:value-type="float" office:value="39.597020149231">
                <text:p>39.597020149231</text:p>
              </table:table-cell>
              <table:table-cell office:value-type="float" office:value="39.6637332439423">
                <text:p>39.6637332439423</text:p>
              </table:table-cell>
              <table:table-cell office:value-type="float" office:value="39.7304463386536">
                <text:p>39.7304463386536</text:p>
              </table:table-cell>
              <table:table-cell office:value-type="float" office:value="39.7971596717834">
                <text:p>39.7971596717834</text:p>
              </table:table-cell>
              <table:table-cell office:value-type="float" office:value="39.8305160999298">
                <text:p>39.8305160999298</text:p>
              </table:table-cell>
              <table:table-cell office:value-type="float" office:value="39.8638727664947">
                <text:p>39.8638727664947</text:p>
              </table:table-cell>
              <table:table-cell office:value-type="float" office:value="39.9305860996246">
                <text:p>39.9305860996246</text:p>
              </table:table-cell>
              <table:table-cell office:value-type="float" office:value="40.0640127658844">
                <text:p>40.0640127658844</text:p>
              </table:table-cell>
              <table:table-cell office:value-type="float" office:value="40.1307263374329">
                <text:p>40.1307263374329</text:p>
              </table:table-cell>
              <table:table-cell office:value-type="float" office:value="40.1974396705627">
                <text:p>40.1974396705627</text:p>
              </table:table-cell>
              <table:table-cell office:value-type="float" office:value="40.2641534805298">
                <text:p>40.2641534805298</text:p>
              </table:table-cell>
              <table:table-cell office:value-type="float" office:value="40.3308668136597">
                <text:p>40.3308668136597</text:p>
              </table:table-cell>
              <table:table-cell office:value-type="float" office:value="40.3975803852081">
                <text:p>40.3975803852081</text:p>
              </table:table-cell>
              <table:table-cell office:value-type="float" office:value="40.464293718338">
                <text:p>40.464293718338</text:p>
              </table:table-cell>
              <table:table-cell office:value-type="float" office:value="40.5310072898865">
                <text:p>40.5310072898865</text:p>
              </table:table-cell>
              <table:table-cell office:value-type="float" office:value="40.6310775279999">
                <text:p>40.6310775279999</text:p>
              </table:table-cell>
              <table:table-cell office:value-type="float" office:value="40.6977908611298">
                <text:p>40.6977908611298</text:p>
              </table:table-cell>
              <table:table-cell office:value-type="float" office:value="40.7645044326782">
                <text:p>40.7645044326782</text:p>
              </table:table-cell>
              <table:table-cell office:value-type="float" office:value="40.7978610992432">
                <text:p>40.7978610992432</text:p>
              </table:table-cell>
              <table:table-cell office:value-type="float" office:value="40.8645744323731">
                <text:p>40.8645744323731</text:p>
              </table:table-cell>
              <table:table-cell office:value-type="float" office:value="40.9312880039215">
                <text:p>40.9312880039215</text:p>
              </table:table-cell>
              <table:table-cell office:value-type="float" office:value="40.9980013370514">
                <text:p>40.9980013370514</text:p>
              </table:table-cell>
              <table:table-cell office:value-type="float" office:value="41.0647139549255">
                <text:p>41.0647139549255</text:p>
              </table:table-cell>
              <table:table-cell office:value-type="float" office:value="41.1314265727997">
                <text:p>41.1314265727997</text:p>
              </table:table-cell>
              <table:table-cell office:value-type="float" office:value="41.3649208545685">
                <text:p>41.3649208545685</text:p>
              </table:table-cell>
              <table:table-cell office:value-type="float" office:value="41.4316337108612">
                <text:p>41.4316337108612</text:p>
              </table:table-cell>
              <table:table-cell office:value-type="float" office:value="41.4983460903168">
                <text:p>41.4983460903168</text:p>
              </table:table-cell>
              <table:table-cell office:value-type="float" office:value="41.5650587081909">
                <text:p>41.5650587081909</text:p>
              </table:table-cell>
              <table:table-cell office:value-type="float" office:value="41.6317710876465">
                <text:p>41.6317710876465</text:p>
              </table:table-cell>
              <table:table-cell office:value-type="float" office:value="41.6984834671021">
                <text:p>41.6984834671021</text:p>
              </table:table-cell>
              <table:table-cell office:value-type="float" office:value="41.7651960849762">
                <text:p>41.7651960849762</text:p>
              </table:table-cell>
              <table:table-cell office:value-type="float" office:value="41.8319084644318">
                <text:p>41.8319084644318</text:p>
              </table:table-cell>
              <table:table-cell office:value-type="float" office:value="41.8986208438873">
                <text:p>41.8986208438873</text:p>
              </table:table-cell>
              <table:table-cell office:value-type="float" office:value="41.9653329849243">
                <text:p>41.9653329849243</text:p>
              </table:table-cell>
              <table:table-cell office:value-type="float" office:value="42.0320465564728">
                <text:p>42.0320465564728</text:p>
              </table:table-cell>
              <table:table-cell office:value-type="float" office:value="42.098760843277">
                <text:p>42.098760843277</text:p>
              </table:table-cell>
              <table:table-cell office:value-type="float" office:value="42.1321179866791">
                <text:p>42.1321179866791</text:p>
              </table:table-cell>
              <table:table-cell office:value-type="float" office:value="42.1988322734833">
                <text:p>42.1988322734833</text:p>
              </table:table-cell>
              <table:table-cell office:value-type="float" office:value="42.2655465602875">
                <text:p>42.2655465602875</text:p>
              </table:table-cell>
              <table:table-cell office:value-type="float" office:value="42.2989037036896">
                <text:p>42.2989037036896</text:p>
              </table:table-cell>
              <table:table-cell office:value-type="float" office:value="42.3322608470917">
                <text:p>42.3322608470917</text:p>
              </table:table-cell>
              <table:table-cell office:value-type="float" office:value="42.3656179904938">
                <text:p>42.3656179904938</text:p>
              </table:table-cell>
              <table:table-cell office:value-type="float" office:value="42.432332277298">
                <text:p>42.432332277298</text:p>
              </table:table-cell>
              <table:table-cell office:value-type="float" office:value="42.4656894207001">
                <text:p>42.4656894207001</text:p>
              </table:table-cell>
              <table:table-cell office:value-type="float" office:value="42.5657608509064">
                <text:p>42.5657608509064</text:p>
              </table:table-cell>
              <table:table-cell office:value-type="float" office:value="42.6324751377106">
                <text:p>42.6324751377106</text:p>
              </table:table-cell>
              <table:table-cell office:value-type="float" office:value="42.6658322811127">
                <text:p>42.6658322811127</text:p>
              </table:table-cell>
              <table:table-cell office:value-type="float" office:value="42.7325463294983">
                <text:p>42.7325463294983</text:p>
              </table:table-cell>
              <table:table-cell office:value-type="float" office:value="42.7992608547211">
                <text:p>42.7992608547211</text:p>
              </table:table-cell>
              <table:table-cell office:value-type="float" office:value="42.8659751415253">
                <text:p>42.8659751415253</text:p>
              </table:table-cell>
              <table:table-cell office:value-type="float" office:value="42.9326891899109">
                <text:p>42.9326891899109</text:p>
              </table:table-cell>
              <table:table-cell office:value-type="float" office:value="42.9994037151337">
                <text:p>42.9994037151337</text:p>
              </table:table-cell>
              <table:table-cell office:value-type="float" office:value="43.0661172866821">
                <text:p>43.0661172866821</text:p>
              </table:table-cell>
              <table:table-cell office:value-type="float" office:value="43.0994739532471">
                <text:p>43.0994739532471</text:p>
              </table:table-cell>
              <table:table-cell office:value-type="float" office:value="43.166187286377">
                <text:p>43.166187286377</text:p>
              </table:table-cell>
              <table:table-cell office:value-type="float" office:value="43.2329008579254">
                <text:p>43.2329008579254</text:p>
              </table:table-cell>
              <table:table-cell office:value-type="float" office:value="43.2996144294739">
                <text:p>43.2996144294739</text:p>
              </table:table-cell>
              <table:table-cell office:value-type="float" office:value="43.3663277626038">
                <text:p>43.3663277626038</text:p>
              </table:table-cell>
              <table:table-cell office:value-type="float" office:value="43.4330413341522">
                <text:p>43.4330413341522</text:p>
              </table:table-cell>
              <table:table-cell office:value-type="float" office:value="43.4997546672821">
                <text:p>43.4997546672821</text:p>
              </table:table-cell>
              <table:table-cell office:value-type="float" office:value="43.566468000412">
                <text:p>43.566468000412</text:p>
              </table:table-cell>
              <table:table-cell office:value-type="float" office:value="43.5998246669769">
                <text:p>43.5998246669769</text:p>
              </table:table-cell>
              <table:table-cell office:value-type="float" office:value="43.6665382385254">
                <text:p>43.6665382385254</text:p>
              </table:table-cell>
              <table:table-cell office:value-type="float" office:value="43.7332515716553">
                <text:p>43.7332515716553</text:p>
              </table:table-cell>
              <table:table-cell office:value-type="float" office:value="43.8333215713501">
                <text:p>43.8333215713501</text:p>
              </table:table-cell>
              <table:table-cell office:value-type="float" office:value="43.90003490448">
                <text:p>43.90003490448</text:p>
              </table:table-cell>
              <table:table-cell office:value-type="float" office:value="43.9333913326263">
                <text:p>43.9333913326263</text:p>
              </table:table-cell>
              <table:table-cell office:value-type="float" office:value="43.9667479991913">
                <text:p>43.9667479991913</text:p>
              </table:table-cell>
              <table:table-cell office:value-type="float" office:value="44.0334639549255">
                <text:p>44.0334639549255</text:p>
              </table:table-cell>
              <table:table-cell office:value-type="float" office:value="44.0668227672577">
                <text:p>44.0668227672577</text:p>
              </table:table-cell>
              <table:table-cell office:value-type="float" office:value="44.1668999195099">
                <text:p>44.1668999195099</text:p>
              </table:table-cell>
              <table:table-cell office:value-type="float" office:value="44.2336180210114">
                <text:p>44.2336180210114</text:p>
              </table:table-cell>
              <table:table-cell office:value-type="float" office:value="44.3003361225128">
                <text:p>44.3003361225128</text:p>
              </table:table-cell>
              <table:table-cell office:value-type="float" office:value="44.3670544624329">
                <text:p>44.3670544624329</text:p>
              </table:table-cell>
              <table:table-cell office:value-type="float" office:value="44.4337728023529">
                <text:p>44.4337728023529</text:p>
              </table:table-cell>
              <table:table-cell office:value-type="float" office:value="44.500491142273">
                <text:p>44.500491142273</text:p>
              </table:table-cell>
              <table:table-cell office:value-type="float" office:value="44.6005687713623">
                <text:p>44.6005687713623</text:p>
              </table:table-cell>
              <table:table-cell office:value-type="float" office:value="44.6672868728638">
                <text:p>44.6672868728638</text:p>
              </table:table-cell>
              <table:table-cell office:value-type="float" office:value="44.7340054512024">
                <text:p>44.7340054512024</text:p>
              </table:table-cell>
              <table:table-cell office:value-type="float" office:value="44.800724029541">
                <text:p>44.800724029541</text:p>
              </table:table-cell>
              <table:table-cell office:value-type="float" office:value="44.8340833187103">
                <text:p>44.8340833187103</text:p>
              </table:table-cell>
              <table:table-cell office:value-type="float" office:value="44.8674423694611">
                <text:p>44.8674423694611</text:p>
              </table:table-cell>
              <table:table-cell office:value-type="float" office:value="44.900801897049">
                <text:p>44.900801897049</text:p>
              </table:table-cell>
              <table:table-cell office:value-type="float" office:value="44.9341611862183">
                <text:p>44.9341611862183</text:p>
              </table:table-cell>
              <table:table-cell office:value-type="float" office:value="45.0008797645569">
                <text:p>45.0008797645569</text:p>
              </table:table-cell>
              <table:table-cell office:value-type="float" office:value="45.067596912384">
                <text:p>45.067596912384</text:p>
              </table:table-cell>
              <table:table-cell office:value-type="float" office:value="45.1343140602112">
                <text:p>45.1343140602112</text:p>
              </table:table-cell>
              <table:table-cell office:value-type="float" office:value="45.2010312080383">
                <text:p>45.2010312080383</text:p>
              </table:table-cell>
              <table:table-cell office:value-type="float" office:value="45.2677485942841">
                <text:p>45.2677485942841</text:p>
              </table:table-cell>
              <table:table-cell office:value-type="float" office:value="45.3011071681976">
                <text:p>45.3011071681976</text:p>
              </table:table-cell>
              <table:table-cell office:value-type="float" office:value="45.3678245544434">
                <text:p>45.3678245544434</text:p>
              </table:table-cell>
              <table:table-cell office:value-type="float" office:value="45.4011831283569">
                <text:p>45.4011831283569</text:p>
              </table:table-cell>
              <table:table-cell office:value-type="float" office:value="45.4679005146027">
                <text:p>45.4679005146027</text:p>
              </table:table-cell>
              <table:table-cell office:value-type="float" office:value="45.5346179008484">
                <text:p>45.5346179008484</text:p>
              </table:table-cell>
              <table:table-cell office:value-type="float" office:value="45.5679767131805">
                <text:p>45.5679767131805</text:p>
              </table:table-cell>
              <table:table-cell office:value-type="float" office:value="45.6346938610077">
                <text:p>45.6346938610077</text:p>
              </table:table-cell>
              <table:table-cell office:value-type="float" office:value="45.6680529117584">
                <text:p>45.6680529117584</text:p>
              </table:table-cell>
              <table:table-cell office:value-type="float" office:value="45.701411485672">
                <text:p>45.701411485672</text:p>
              </table:table-cell>
              <table:table-cell office:value-type="float" office:value="45.7347700595856">
                <text:p>45.7347700595856</text:p>
              </table:table-cell>
              <table:table-cell office:value-type="float" office:value="45.7681288719177">
                <text:p>45.7681288719177</text:p>
              </table:table-cell>
              <table:table-cell office:value-type="float" office:value="45.834846496582">
                <text:p>45.83484649658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5.B1:flat5.ZH1</svg:desc>
                </draw:g>
              </table:table-cell>
              <table:table-cell office:value-type="float" office:value="0.0333261489868164">
                <text:p>0.0333261489868164</text:p>
              </table:table-cell>
              <table:table-cell office:value-type="float" office:value="0.0666518211364746">
                <text:p>0.0666518211364746</text:p>
              </table:table-cell>
              <table:table-cell office:value-type="float" office:value="0.0999774932861328">
                <text:p>0.0999774932861328</text:p>
              </table:table-cell>
              <table:table-cell office:value-type="float" office:value="0.166627883911133">
                <text:p>0.166627883911133</text:p>
              </table:table-cell>
              <table:table-cell office:value-type="float" office:value="0.199952602386475">
                <text:p>0.199952602386475</text:p>
              </table:table-cell>
              <table:table-cell office:value-type="float" office:value="0.233277082443237">
                <text:p>0.233277082443237</text:p>
              </table:table-cell>
              <table:table-cell office:value-type="float" office:value="0.266601324081421">
                <text:p>0.266601324081421</text:p>
              </table:table-cell>
              <table:table-cell office:value-type="float" office:value="0.333248853683472">
                <text:p>0.333248853683472</text:p>
              </table:table-cell>
              <table:table-cell office:value-type="float" office:value="0.366572380065918">
                <text:p>0.366572380065918</text:p>
              </table:table-cell>
              <table:table-cell office:value-type="float" office:value="0.399895429611206">
                <text:p>0.399895429611206</text:p>
              </table:table-cell>
              <table:table-cell office:value-type="float" office:value="0.433218240737915">
                <text:p>0.433218240737915</text:p>
              </table:table-cell>
              <table:table-cell office:value-type="float" office:value="0.466540813446045">
                <text:p>0.466540813446045</text:p>
              </table:table-cell>
              <table:table-cell office:value-type="float" office:value="0.499863147735596">
                <text:p>0.499863147735596</text:p>
              </table:table-cell>
              <table:table-cell office:value-type="float" office:value="0.533185005187988">
                <text:p>0.533185005187988</text:p>
              </table:table-cell>
              <table:table-cell office:value-type="float" office:value="0.566506624221802">
                <text:p>0.566506624221802</text:p>
              </table:table-cell>
              <table:table-cell office:value-type="float" office:value="0.599828243255615">
                <text:p>0.599828243255615</text:p>
              </table:table-cell>
              <table:table-cell office:value-type="float" office:value="0.633149385452271">
                <text:p>0.633149385452271</text:p>
              </table:table-cell>
              <table:table-cell office:value-type="float" office:value="0.699790716171265">
                <text:p>0.699790716171265</text:p>
              </table:table-cell>
              <table:table-cell office:value-type="float" office:value="0.733111143112183">
                <text:p>0.733111143112183</text:p>
              </table:table-cell>
              <table:table-cell office:value-type="float" office:value="0.766431093215942">
                <text:p>0.766431093215942</text:p>
              </table:table-cell>
              <table:table-cell office:value-type="float" office:value="0.799751043319702">
                <text:p>0.799751043319702</text:p>
              </table:table-cell>
              <table:table-cell office:value-type="float" office:value="0.866389989852905">
                <text:p>0.866389989852905</text:p>
              </table:table-cell>
              <table:table-cell office:value-type="float" office:value="0.933027744293213">
                <text:p>0.933027744293213</text:p>
              </table:table-cell>
              <table:table-cell office:value-type="float" office:value="0.999664545059204">
                <text:p>0.999664545059204</text:p>
              </table:table-cell>
              <table:table-cell office:value-type="float" office:value="1.03299117088318">
                <text:p>1.03299117088318</text:p>
              </table:table-cell>
              <table:table-cell office:value-type="float" office:value="1.06631779670715">
                <text:p>1.06631779670715</text:p>
              </table:table-cell>
              <table:table-cell office:value-type="float" office:value="1.09964394569397">
                <text:p>1.09964394569397</text:p>
              </table:table-cell>
              <table:table-cell office:value-type="float" office:value="1.13296961784363">
                <text:p>1.13296961784363</text:p>
              </table:table-cell>
              <table:table-cell office:value-type="float" office:value="1.19962072372437">
                <text:p>1.19962072372437</text:p>
              </table:table-cell>
              <table:table-cell office:value-type="float" office:value="1.29959511756897">
                <text:p>1.29959511756897</text:p>
              </table:table-cell>
              <table:table-cell office:value-type="float" office:value="1.36624312400818">
                <text:p>1.36624312400818</text:p>
              </table:table-cell>
              <table:table-cell office:value-type="float" office:value="1.3995668888092">
                <text:p>1.3995668888092</text:p>
              </table:table-cell>
              <table:table-cell office:value-type="float" office:value="1.43289017677307">
                <text:p>1.43289017677307</text:p>
              </table:table-cell>
              <table:table-cell office:value-type="float" office:value="1.49953651428223">
                <text:p>1.49953651428223</text:p>
              </table:table-cell>
              <table:table-cell office:value-type="float" office:value="1.56618118286133">
                <text:p>1.56618118286133</text:p>
              </table:table-cell>
              <table:table-cell office:value-type="float" office:value="1.63282513618469">
                <text:p>1.63282513618469</text:p>
              </table:table-cell>
              <table:table-cell office:value-type="float" office:value="1.73278880119324">
                <text:p>1.73278880119324</text:p>
              </table:table-cell>
              <table:table-cell office:value-type="float" office:value="1.79942989349365">
                <text:p>1.79942989349365</text:p>
              </table:table-cell>
              <table:table-cell office:value-type="float" office:value="1.86607003211975">
                <text:p>1.86607003211975</text:p>
              </table:table-cell>
              <table:table-cell office:value-type="float" office:value="1.93270897865295">
                <text:p>1.93270897865295</text:p>
              </table:table-cell>
              <table:table-cell office:value-type="float" office:value="1.99934720993042">
                <text:p>1.99934720993042</text:p>
              </table:table-cell>
              <table:table-cell office:value-type="float" office:value="2.06600069999695">
                <text:p>2.06600069999695</text:p>
              </table:table-cell>
              <table:table-cell office:value-type="float" office:value="2.13265323638916">
                <text:p>2.13265323638916</text:p>
              </table:table-cell>
              <table:table-cell office:value-type="float" office:value="2.1993043422699">
                <text:p>2.1993043422699</text:p>
              </table:table-cell>
              <table:table-cell office:value-type="float" office:value="2.2326295375824">
                <text:p>2.2326295375824</text:p>
              </table:table-cell>
              <table:table-cell office:value-type="float" office:value="2.26595449447632">
                <text:p>2.26595449447632</text:p>
              </table:table-cell>
              <table:table-cell office:value-type="float" office:value="2.33260369300842">
                <text:p>2.33260369300842</text:p>
              </table:table-cell>
              <table:table-cell office:value-type="float" office:value="2.36592769622803">
                <text:p>2.36592769622803</text:p>
              </table:table-cell>
              <table:table-cell office:value-type="float" office:value="2.43257522583008">
                <text:p>2.43257522583008</text:p>
              </table:table-cell>
              <table:table-cell office:value-type="float" office:value="2.49922156333923">
                <text:p>2.49922156333923</text:p>
              </table:table-cell>
              <table:table-cell office:value-type="float" office:value="2.56586670875549">
                <text:p>2.56586670875549</text:p>
              </table:table-cell>
              <table:table-cell office:value-type="float" office:value="2.63251090049744">
                <text:p>2.63251090049744</text:p>
              </table:table-cell>
              <table:table-cell office:value-type="float" office:value="2.66583251953125">
                <text:p>2.66583251953125</text:p>
              </table:table-cell>
              <table:table-cell office:value-type="float" office:value="2.69915390014648">
                <text:p>2.69915390014648</text:p>
              </table:table-cell>
              <table:table-cell office:value-type="float" office:value="2.73247504234314">
                <text:p>2.73247504234314</text:p>
              </table:table-cell>
              <table:table-cell office:value-type="float" office:value="2.76579594612122">
                <text:p>2.76579594612122</text:p>
              </table:table-cell>
              <table:table-cell office:value-type="float" office:value="2.79911661148071">
                <text:p>2.79911661148071</text:p>
              </table:table-cell>
              <table:table-cell office:value-type="float" office:value="2.83243680000305">
                <text:p>2.83243680000305</text:p>
              </table:table-cell>
              <table:table-cell office:value-type="float" office:value="2.89907670021057">
                <text:p>2.89907670021057</text:p>
              </table:table-cell>
              <table:table-cell office:value-type="float" office:value="2.9657154083252">
                <text:p>2.9657154083252</text:p>
              </table:table-cell>
              <table:table-cell office:value-type="float" office:value="2.99903440475464">
                <text:p>2.99903440475464</text:p>
              </table:table-cell>
              <table:table-cell office:value-type="float" office:value="3.06603145599365">
                <text:p>3.06603145599365</text:p>
              </table:table-cell>
              <table:table-cell office:value-type="float" office:value="3.13303661346436">
                <text:p>3.13303661346436</text:p>
              </table:table-cell>
              <table:table-cell office:value-type="float" office:value="3.23355913162231">
                <text:p>3.23355913162231</text:p>
              </table:table-cell>
              <table:table-cell office:value-type="float" office:value="3.26707053184509">
                <text:p>3.26707053184509</text:p>
              </table:table-cell>
              <table:table-cell office:value-type="float" office:value="3.30058407783508">
                <text:p>3.30058407783508</text:p>
              </table:table-cell>
              <table:table-cell office:value-type="float" office:value="3.33409976959229">
                <text:p>3.33409976959229</text:p>
              </table:table-cell>
              <table:table-cell office:value-type="float" office:value="3.36761689186096">
                <text:p>3.36761689186096</text:p>
              </table:table-cell>
              <table:table-cell office:value-type="float" office:value="3.40113663673401">
                <text:p>3.40113663673401</text:p>
              </table:table-cell>
              <table:table-cell office:value-type="float" office:value="3.46818137168884">
                <text:p>3.46818137168884</text:p>
              </table:table-cell>
              <table:table-cell office:value-type="float" office:value="3.53523421287537">
                <text:p>3.53523421287537</text:p>
              </table:table-cell>
              <table:table-cell office:value-type="float" office:value="3.60229516029358">
                <text:p>3.60229516029358</text:p>
              </table:table-cell>
              <table:table-cell office:value-type="float" office:value="3.6693639755249">
                <text:p>3.6693639755249</text:p>
              </table:table-cell>
              <table:table-cell office:value-type="float" office:value="3.73644065856934">
                <text:p>3.73644065856934</text:p>
              </table:table-cell>
              <table:table-cell office:value-type="float" office:value="3.80352544784546">
                <text:p>3.80352544784546</text:p>
              </table:table-cell>
              <table:table-cell office:value-type="float" office:value="3.90416765213013">
                <text:p>3.90416765213013</text:p>
              </table:table-cell>
              <table:table-cell office:value-type="float" office:value="3.97127223014832">
                <text:p>3.97127223014832</text:p>
              </table:table-cell>
              <table:table-cell office:value-type="float" office:value="4.03818082809448">
                <text:p>4.03818082809448</text:p>
              </table:table-cell>
              <table:table-cell office:value-type="float" office:value="4.07153844833374">
                <text:p>4.07153844833374</text:p>
              </table:table-cell>
              <table:table-cell office:value-type="float" office:value="4.10489630699158">
                <text:p>4.10489630699158</text:p>
              </table:table-cell>
              <table:table-cell office:value-type="float" office:value="4.17161178588867">
                <text:p>4.17161178588867</text:p>
              </table:table-cell>
              <table:table-cell office:value-type="float" office:value="4.20496988296509">
                <text:p>4.20496988296509</text:p>
              </table:table-cell>
              <table:table-cell office:value-type="float" office:value="4.27168536186218">
                <text:p>4.27168536186218</text:p>
              </table:table-cell>
              <table:table-cell office:value-type="float" office:value="4.30504298210144">
                <text:p>4.30504298210144</text:p>
              </table:table-cell>
              <table:table-cell office:value-type="float" office:value="4.33840084075928">
                <text:p>4.33840084075928</text:p>
              </table:table-cell>
              <table:table-cell office:value-type="float" office:value="4.40511655807495">
                <text:p>4.40511655807495</text:p>
              </table:table-cell>
              <table:table-cell office:value-type="float" office:value="4.43847441673279">
                <text:p>4.43847441673279</text:p>
              </table:table-cell>
              <table:table-cell office:value-type="float" office:value="4.47183227539063">
                <text:p>4.47183227539063</text:p>
              </table:table-cell>
              <table:table-cell office:value-type="float" office:value="4.50519013404846">
                <text:p>4.50519013404846</text:p>
              </table:table-cell>
              <table:table-cell office:value-type="float" office:value="4.5385479927063">
                <text:p>4.5385479927063</text:p>
              </table:table-cell>
              <table:table-cell office:value-type="float" office:value="4.57190585136414">
                <text:p>4.57190585136414</text:p>
              </table:table-cell>
              <table:table-cell office:value-type="float" office:value="4.60526371002197">
                <text:p>4.60526371002197</text:p>
              </table:table-cell>
              <table:table-cell office:value-type="float" office:value="4.67197918891907">
                <text:p>4.67197918891907</text:p>
              </table:table-cell>
              <table:table-cell office:value-type="float" office:value="4.73869514465332">
                <text:p>4.73869514465332</text:p>
              </table:table-cell>
              <table:table-cell office:value-type="float" office:value="4.77205300331116">
                <text:p>4.77205300331116</text:p>
              </table:table-cell>
              <table:table-cell office:value-type="float" office:value="4.83876872062683">
                <text:p>4.83876872062683</text:p>
              </table:table-cell>
              <table:table-cell office:value-type="float" office:value="4.90548443794251">
                <text:p>4.90548443794251</text:p>
              </table:table-cell>
              <table:table-cell office:value-type="float" office:value="4.93884229660034">
                <text:p>4.93884229660034</text:p>
              </table:table-cell>
              <table:table-cell office:value-type="float" office:value="4.97220015525818">
                <text:p>4.97220015525818</text:p>
              </table:table-cell>
              <table:table-cell office:value-type="float" office:value="5.0055582523346">
                <text:p>5.0055582523346</text:p>
              </table:table-cell>
              <table:table-cell office:value-type="float" office:value="5.0389142036438">
                <text:p>5.0389142036438</text:p>
              </table:table-cell>
              <table:table-cell office:value-type="float" office:value="5.072270154953">
                <text:p>5.072270154953</text:p>
              </table:table-cell>
              <table:table-cell office:value-type="float" office:value="5.10562634468079">
                <text:p>5.10562634468079</text:p>
              </table:table-cell>
              <table:table-cell office:value-type="float" office:value="5.17233824729919">
                <text:p>5.17233824729919</text:p>
              </table:table-cell>
              <table:table-cell office:value-type="float" office:value="5.27240633964539">
                <text:p>5.27240633964539</text:p>
              </table:table-cell>
              <table:table-cell office:value-type="float" office:value="5.30576229095459">
                <text:p>5.30576229095459</text:p>
              </table:table-cell>
              <table:table-cell office:value-type="float" office:value="5.33911824226379">
                <text:p>5.33911824226379</text:p>
              </table:table-cell>
              <table:table-cell office:value-type="float" office:value="5.372474193573">
                <text:p>5.372474193573</text:p>
              </table:table-cell>
              <table:table-cell office:value-type="float" office:value="5.4058301448822">
                <text:p>5.4058301448822</text:p>
              </table:table-cell>
              <table:table-cell office:value-type="float" office:value="5.43918609619141">
                <text:p>5.43918609619141</text:p>
              </table:table-cell>
              <table:table-cell office:value-type="float" office:value="5.53925395011902">
                <text:p>5.53925395011902</text:p>
              </table:table-cell>
              <table:table-cell office:value-type="float" office:value="5.60596561431885">
                <text:p>5.60596561431885</text:p>
              </table:table-cell>
              <table:table-cell office:value-type="float" office:value="5.67267727851868">
                <text:p>5.67267727851868</text:p>
              </table:table-cell>
              <table:table-cell office:value-type="float" office:value="5.73938918113709">
                <text:p>5.73938918113709</text:p>
              </table:table-cell>
              <table:table-cell office:value-type="float" office:value="5.77274489402771">
                <text:p>5.77274489402771</text:p>
              </table:table-cell>
              <table:table-cell office:value-type="float" office:value="5.90616822242737">
                <text:p>5.90616822242737</text:p>
              </table:table-cell>
              <table:table-cell office:value-type="float" office:value="5.93952393531799">
                <text:p>5.93952393531799</text:p>
              </table:table-cell>
              <table:table-cell office:value-type="float" office:value="6.00623559951782">
                <text:p>6.00623559951782</text:p>
              </table:table-cell>
              <table:table-cell office:value-type="float" office:value="6.07294917106628">
                <text:p>6.07294917106628</text:p>
              </table:table-cell>
              <table:table-cell office:value-type="float" office:value="6.10630631446838">
                <text:p>6.10630631446838</text:p>
              </table:table-cell>
              <table:table-cell office:value-type="float" office:value="6.1396632194519">
                <text:p>6.1396632194519</text:p>
              </table:table-cell>
              <table:table-cell office:value-type="float" office:value="6.17301988601685">
                <text:p>6.17301988601685</text:p>
              </table:table-cell>
              <table:table-cell office:value-type="float" office:value="6.20637679100037">
                <text:p>6.20637679100037</text:p>
              </table:table-cell>
              <table:table-cell office:value-type="float" office:value="6.23973369598389">
                <text:p>6.23973369598389</text:p>
              </table:table-cell>
              <table:table-cell office:value-type="float" office:value="6.27309036254883">
                <text:p>6.27309036254883</text:p>
              </table:table-cell>
              <table:table-cell office:value-type="float" office:value="6.33980393409729">
                <text:p>6.33980393409729</text:p>
              </table:table-cell>
              <table:table-cell office:value-type="float" office:value="6.37316083908081">
                <text:p>6.37316083908081</text:p>
              </table:table-cell>
              <table:table-cell office:value-type="float" office:value="6.40651798248291">
                <text:p>6.40651798248291</text:p>
              </table:table-cell>
              <table:table-cell office:value-type="float" office:value="6.50658822059631">
                <text:p>6.50658822059631</text:p>
              </table:table-cell>
              <table:table-cell office:value-type="float" office:value="6.53994512557983">
                <text:p>6.53994512557983</text:p>
              </table:table-cell>
              <table:table-cell office:value-type="float" office:value="6.57330179214478">
                <text:p>6.57330179214478</text:p>
              </table:table-cell>
              <table:table-cell office:value-type="float" office:value="6.64001536369324">
                <text:p>6.64001536369324</text:p>
              </table:table-cell>
              <table:table-cell office:value-type="float" office:value="6.67337226867676">
                <text:p>6.67337226867676</text:p>
              </table:table-cell>
              <table:table-cell office:value-type="float" office:value="6.70672917366028">
                <text:p>6.70672917366028</text:p>
              </table:table-cell>
              <table:table-cell office:value-type="float" office:value="6.7400860786438">
                <text:p>6.7400860786438</text:p>
              </table:table-cell>
              <table:table-cell office:value-type="float" office:value="6.77344274520874">
                <text:p>6.77344274520874</text:p>
              </table:table-cell>
              <table:table-cell office:value-type="float" office:value="6.80679965019226">
                <text:p>6.80679965019226</text:p>
              </table:table-cell>
              <table:table-cell office:value-type="float" office:value="6.87351298332214">
                <text:p>6.87351298332214</text:p>
              </table:table-cell>
              <table:table-cell office:value-type="float" office:value="6.94022655487061">
                <text:p>6.94022655487061</text:p>
              </table:table-cell>
              <table:table-cell office:value-type="float" office:value="6.97358345985413">
                <text:p>6.97358345985413</text:p>
              </table:table-cell>
              <table:table-cell office:value-type="float" office:value="7.0736563205719">
                <text:p>7.0736563205719</text:p>
              </table:table-cell>
              <table:table-cell office:value-type="float" office:value="7.10701417922974">
                <text:p>7.10701417922974</text:p>
              </table:table-cell>
              <table:table-cell office:value-type="float" office:value="7.17373037338257">
                <text:p>7.17373037338257</text:p>
              </table:table-cell>
              <table:table-cell office:value-type="float" office:value="7.20708823204041">
                <text:p>7.20708823204041</text:p>
              </table:table-cell>
              <table:table-cell office:value-type="float" office:value="7.24044632911682">
                <text:p>7.24044632911682</text:p>
              </table:table-cell>
              <table:table-cell office:value-type="float" office:value="7.30716252326965">
                <text:p>7.30716252326965</text:p>
              </table:table-cell>
              <table:table-cell office:value-type="float" office:value="7.37387847900391">
                <text:p>7.37387847900391</text:p>
              </table:table-cell>
              <table:table-cell office:value-type="float" office:value="7.44059443473816">
                <text:p>7.44059443473816</text:p>
              </table:table-cell>
              <table:table-cell office:value-type="float" office:value="7.50731062889099">
                <text:p>7.50731062889099</text:p>
              </table:table-cell>
              <table:table-cell office:value-type="float" office:value="7.57402658462524">
                <text:p>7.57402658462524</text:p>
              </table:table-cell>
              <table:table-cell office:value-type="float" office:value="7.67410087585449">
                <text:p>7.67410087585449</text:p>
              </table:table-cell>
              <table:table-cell office:value-type="float" office:value="7.74081707000732">
                <text:p>7.74081707000732</text:p>
              </table:table-cell>
              <table:table-cell office:value-type="float" office:value="7.80753302574158">
                <text:p>7.80753302574158</text:p>
              </table:table-cell>
              <table:table-cell office:value-type="float" office:value="7.87424921989441">
                <text:p>7.87424921989441</text:p>
              </table:table-cell>
              <table:table-cell office:value-type="float" office:value="7.94096541404724">
                <text:p>7.94096541404724</text:p>
              </table:table-cell>
              <table:table-cell office:value-type="float" office:value="8.00768136978149">
                <text:p>8.00768136978149</text:p>
              </table:table-cell>
              <table:table-cell office:value-type="float" office:value="8.07440376281738">
                <text:p>8.07440376281738</text:p>
              </table:table-cell>
              <table:table-cell office:value-type="float" office:value="8.14112591743469">
                <text:p>8.14112591743469</text:p>
              </table:table-cell>
              <table:table-cell office:value-type="float" office:value="8.2412097454071">
                <text:p>8.2412097454071</text:p>
              </table:table-cell>
              <table:table-cell office:value-type="float" office:value="8.27457118034363">
                <text:p>8.27457118034363</text:p>
              </table:table-cell>
              <table:table-cell office:value-type="float" office:value="8.30793237686157">
                <text:p>8.30793237686157</text:p>
              </table:table-cell>
              <table:table-cell office:value-type="float" office:value="8.37465524673462">
                <text:p>8.37465524673462</text:p>
              </table:table-cell>
              <table:table-cell office:value-type="float" office:value="8.40801668167114">
                <text:p>8.40801668167114</text:p>
              </table:table-cell>
              <table:table-cell office:value-type="float" office:value="8.44137787818909">
                <text:p>8.44137787818909</text:p>
              </table:table-cell>
              <table:table-cell office:value-type="float" office:value="8.50810122489929">
                <text:p>8.50810122489929</text:p>
              </table:table-cell>
              <table:table-cell office:value-type="float" office:value="8.54146242141724">
                <text:p>8.54146242141724</text:p>
              </table:table-cell>
              <table:table-cell office:value-type="float" office:value="8.60818552970886">
                <text:p>8.60818552970886</text:p>
              </table:table-cell>
              <table:table-cell office:value-type="float" office:value="8.64154744148254">
                <text:p>8.64154744148254</text:p>
              </table:table-cell>
              <table:table-cell office:value-type="float" office:value="8.70827054977417">
                <text:p>8.70827054977417</text:p>
              </table:table-cell>
              <table:table-cell office:value-type="float" office:value="8.74163246154785">
                <text:p>8.74163246154785</text:p>
              </table:table-cell>
              <table:table-cell office:value-type="float" office:value="8.77499389648438">
                <text:p>8.77499389648438</text:p>
              </table:table-cell>
              <table:table-cell office:value-type="float" office:value="8.80835580825806">
                <text:p>8.80835580825806</text:p>
              </table:table-cell>
              <table:table-cell office:value-type="float" office:value="8.87507939338684">
                <text:p>8.87507939338684</text:p>
              </table:table-cell>
              <table:table-cell office:value-type="float" office:value="8.90844130516052">
                <text:p>8.90844130516052</text:p>
              </table:table-cell>
              <table:table-cell office:value-type="float" office:value="8.94180297851563">
                <text:p>8.94180297851563</text:p>
              </table:table-cell>
              <table:table-cell office:value-type="float" office:value="9.00852656364441">
                <text:p>9.00852656364441</text:p>
              </table:table-cell>
              <table:table-cell office:value-type="float" office:value="9.07524085044861">
                <text:p>9.07524085044861</text:p>
              </table:table-cell>
              <table:table-cell office:value-type="float" office:value="9.10859775543213">
                <text:p>9.10859775543213</text:p>
              </table:table-cell>
              <table:table-cell office:value-type="float" office:value="9.17531180381775">
                <text:p>9.17531180381775</text:p>
              </table:table-cell>
              <table:table-cell office:value-type="float" office:value="9.20866870880127">
                <text:p>9.20866870880127</text:p>
              </table:table-cell>
              <table:table-cell office:value-type="float" office:value="9.27538275718689">
                <text:p>9.27538275718689</text:p>
              </table:table-cell>
              <table:table-cell office:value-type="float" office:value="9.34209704399109">
                <text:p>9.34209704399109</text:p>
              </table:table-cell>
              <table:table-cell office:value-type="float" office:value="9.37545394897461">
                <text:p>9.37545394897461</text:p>
              </table:table-cell>
              <table:table-cell office:value-type="float" office:value="9.40881109237671">
                <text:p>9.40881109237671</text:p>
              </table:table-cell>
              <table:table-cell office:value-type="float" office:value="9.47552514076233">
                <text:p>9.47552514076233</text:p>
              </table:table-cell>
              <table:table-cell office:value-type="float" office:value="9.54223942756653">
                <text:p>9.54223942756653</text:p>
              </table:table-cell>
              <table:table-cell office:value-type="float" office:value="9.60895347595215">
                <text:p>9.60895347595215</text:p>
              </table:table-cell>
              <table:table-cell office:value-type="float" office:value="9.67566752433777">
                <text:p>9.67566752433777</text:p>
              </table:table-cell>
              <table:table-cell office:value-type="float" office:value="9.74238157272339">
                <text:p>9.74238157272339</text:p>
              </table:table-cell>
              <table:table-cell office:value-type="float" office:value="9.90916705131531">
                <text:p>9.90916705131531</text:p>
              </table:table-cell>
              <table:table-cell office:value-type="float" office:value="9.97588109970093">
                <text:p>9.97588109970093</text:p>
              </table:table-cell>
              <table:table-cell office:value-type="float" office:value="10.0425968170166">
                <text:p>10.0425968170166</text:p>
              </table:table-cell>
              <table:table-cell office:value-type="float" office:value="10.1093122959137">
                <text:p>10.1093122959137</text:p>
              </table:table-cell>
              <table:table-cell office:value-type="float" office:value="10.2761015892029">
                <text:p>10.2761015892029</text:p>
              </table:table-cell>
              <table:table-cell office:value-type="float" office:value="10.3761751651764">
                <text:p>10.3761751651764</text:p>
              </table:table-cell>
              <table:table-cell office:value-type="float" office:value="10.6096801757813">
                <text:p>10.6096801757813</text:p>
              </table:table-cell>
              <table:table-cell office:value-type="float" office:value="10.7097537517548">
                <text:p>10.7097537517548</text:p>
              </table:table-cell>
              <table:table-cell office:value-type="float" office:value="10.9432590007782">
                <text:p>10.9432590007782</text:p>
              </table:table-cell>
              <table:table-cell office:value-type="float" office:value="10.9766170978546">
                <text:p>10.9766170978546</text:p>
              </table:table-cell>
              <table:table-cell office:value-type="float" office:value="11.0099742412567">
                <text:p>11.0099742412567</text:p>
              </table:table-cell>
              <table:table-cell office:value-type="float" office:value="11.0433316230774">
                <text:p>11.0433316230774</text:p>
              </table:table-cell>
              <table:table-cell office:value-type="float" office:value="11.0766890048981">
                <text:p>11.0766890048981</text:p>
              </table:table-cell>
              <table:table-cell office:value-type="float" office:value="11.1100463867188">
                <text:p>11.1100463867188</text:p>
              </table:table-cell>
              <table:table-cell office:value-type="float" office:value="11.1434035301209">
                <text:p>11.1434035301209</text:p>
              </table:table-cell>
              <table:table-cell office:value-type="float" office:value="11.2101185321808">
                <text:p>11.2101185321808</text:p>
              </table:table-cell>
              <table:table-cell office:value-type="float" office:value="11.2434759140015">
                <text:p>11.2434759140015</text:p>
              </table:table-cell>
              <table:table-cell office:value-type="float" office:value="11.2768330574036">
                <text:p>11.2768330574036</text:p>
              </table:table-cell>
              <table:table-cell office:value-type="float" office:value="11.3101904392242">
                <text:p>11.3101904392242</text:p>
              </table:table-cell>
              <table:table-cell office:value-type="float" office:value="11.443619966507">
                <text:p>11.443619966507</text:p>
              </table:table-cell>
              <table:table-cell office:value-type="float" office:value="11.5103347301483">
                <text:p>11.5103347301483</text:p>
              </table:table-cell>
              <table:table-cell office:value-type="float" office:value="11.5770494937897">
                <text:p>11.5770494937897</text:p>
              </table:table-cell>
              <table:table-cell office:value-type="float" office:value="11.643764257431">
                <text:p>11.643764257431</text:p>
              </table:table-cell>
              <table:table-cell office:value-type="float" office:value="11.7104790210724">
                <text:p>11.7104790210724</text:p>
              </table:table-cell>
              <table:table-cell office:value-type="float" office:value="11.7771935462952">
                <text:p>11.7771935462952</text:p>
              </table:table-cell>
              <table:table-cell office:value-type="float" office:value="11.8439085483551">
                <text:p>11.8439085483551</text:p>
              </table:table-cell>
              <table:table-cell office:value-type="float" office:value="11.9106230735779">
                <text:p>11.9106230735779</text:p>
              </table:table-cell>
              <table:table-cell office:value-type="float" office:value="12.044055223465">
                <text:p>12.044055223465</text:p>
              </table:table-cell>
              <table:table-cell office:value-type="float" office:value="12.1107728481293">
                <text:p>12.1107728481293</text:p>
              </table:table-cell>
              <table:table-cell office:value-type="float" office:value="12.1774899959564">
                <text:p>12.1774899959564</text:p>
              </table:table-cell>
              <table:table-cell office:value-type="float" office:value="12.2442076206207">
                <text:p>12.2442076206207</text:p>
              </table:table-cell>
              <table:table-cell office:value-type="float" office:value="12.3109250068665">
                <text:p>12.3109250068665</text:p>
              </table:table-cell>
              <table:table-cell office:value-type="float" office:value="12.3776426315308">
                <text:p>12.3776426315308</text:p>
              </table:table-cell>
              <table:table-cell office:value-type="float" office:value="12.4777188301086">
                <text:p>12.4777188301086</text:p>
              </table:table-cell>
              <table:table-cell office:value-type="float" office:value="12.5444366931915">
                <text:p>12.5444366931915</text:p>
              </table:table-cell>
              <table:table-cell office:value-type="float" office:value="12.6778719425201">
                <text:p>12.6778719425201</text:p>
              </table:table-cell>
              <table:table-cell office:value-type="float" office:value="12.7445893287659">
                <text:p>12.7445893287659</text:p>
              </table:table-cell>
              <table:table-cell office:value-type="float" office:value="12.7779483795166">
                <text:p>12.7779483795166</text:p>
              </table:table-cell>
              <table:table-cell office:value-type="float" office:value="12.8446660041809">
                <text:p>12.8446660041809</text:p>
              </table:table-cell>
              <table:table-cell office:value-type="float" office:value="12.9113838672638">
                <text:p>12.9113838672638</text:p>
              </table:table-cell>
              <table:table-cell office:value-type="float" office:value="12.9447426795959">
                <text:p>12.9447426795959</text:p>
              </table:table-cell>
              <table:table-cell office:value-type="float" office:value="13.044814825058">
                <text:p>13.044814825058</text:p>
              </table:table-cell>
              <table:table-cell office:value-type="float" office:value="13.1115279197693">
                <text:p>13.1115279197693</text:p>
              </table:table-cell>
              <table:table-cell office:value-type="float" office:value="13.1782412528992">
                <text:p>13.1782412528992</text:p>
              </table:table-cell>
              <table:table-cell office:value-type="float" office:value="13.2783107757568">
                <text:p>13.2783107757568</text:p>
              </table:table-cell>
              <table:table-cell office:value-type="float" office:value="13.3450238704681">
                <text:p>13.3450238704681</text:p>
              </table:table-cell>
              <table:table-cell office:value-type="float" office:value="13.4117369651794">
                <text:p>13.4117369651794</text:p>
              </table:table-cell>
              <table:table-cell office:value-type="float" office:value="13.5118064880371">
                <text:p>13.5118064880371</text:p>
              </table:table-cell>
              <table:table-cell office:value-type="float" office:value="13.6452324390411">
                <text:p>13.6452324390411</text:p>
              </table:table-cell>
              <table:table-cell office:value-type="float" office:value="13.6785888671875">
                <text:p>13.6785888671875</text:p>
              </table:table-cell>
              <table:table-cell office:value-type="float" office:value="13.7119452953339">
                <text:p>13.7119452953339</text:p>
              </table:table-cell>
              <table:table-cell office:value-type="float" office:value="13.7786581516266">
                <text:p>13.7786581516266</text:p>
              </table:table-cell>
              <table:table-cell office:value-type="float" office:value="13.8120148181915">
                <text:p>13.8120148181915</text:p>
              </table:table-cell>
              <table:table-cell office:value-type="float" office:value="13.8453712463379">
                <text:p>13.8453712463379</text:p>
              </table:table-cell>
              <table:table-cell office:value-type="float" office:value="13.8787276744843">
                <text:p>13.8787276744843</text:p>
              </table:table-cell>
              <table:table-cell office:value-type="float" office:value="13.9120841026306">
                <text:p>13.9120841026306</text:p>
              </table:table-cell>
              <table:table-cell office:value-type="float" office:value="13.9787967205048">
                <text:p>13.9787967205048</text:p>
              </table:table-cell>
              <table:table-cell office:value-type="float" office:value="14.0121524333954">
                <text:p>14.0121524333954</text:p>
              </table:table-cell>
              <table:table-cell office:value-type="float" office:value="14.1455750465393">
                <text:p>14.1455750465393</text:p>
              </table:table-cell>
              <table:table-cell office:value-type="float" office:value="14.212286233902">
                <text:p>14.212286233902</text:p>
              </table:table-cell>
              <table:table-cell office:value-type="float" office:value="14.245641708374">
                <text:p>14.245641708374</text:p>
              </table:table-cell>
              <table:table-cell office:value-type="float" office:value="14.3123528957367">
                <text:p>14.3123528957367</text:p>
              </table:table-cell>
              <table:table-cell office:value-type="float" office:value="14.3457083702087">
                <text:p>14.3457083702087</text:p>
              </table:table-cell>
              <table:table-cell office:value-type="float" office:value="14.5791966915131">
                <text:p>14.5791966915131</text:p>
              </table:table-cell>
              <table:table-cell office:value-type="float" office:value="14.6459074020386">
                <text:p>14.6459074020386</text:p>
              </table:table-cell>
              <table:table-cell office:value-type="float" office:value="14.7793288230896">
                <text:p>14.7793288230896</text:p>
              </table:table-cell>
              <table:table-cell office:value-type="float" office:value="14.912750005722">
                <text:p>14.912750005722</text:p>
              </table:table-cell>
              <table:table-cell office:value-type="float" office:value="14.9794607162476">
                <text:p>14.9794607162476</text:p>
              </table:table-cell>
              <table:table-cell office:value-type="float" office:value="15.1796078681946">
                <text:p>15.1796078681946</text:p>
              </table:table-cell>
              <table:table-cell office:value-type="float" office:value="15.2463238239288">
                <text:p>15.2463238239288</text:p>
              </table:table-cell>
              <table:table-cell office:value-type="float" office:value="15.3130395412445">
                <text:p>15.3130395412445</text:p>
              </table:table-cell>
              <table:table-cell office:value-type="float" office:value="15.4131133556366">
                <text:p>15.4131133556366</text:p>
              </table:table-cell>
              <table:table-cell office:value-type="float" office:value="15.4798293113709">
                <text:p>15.4798293113709</text:p>
              </table:table-cell>
              <table:table-cell office:value-type="float" office:value="15.5465452671051">
                <text:p>15.5465452671051</text:p>
              </table:table-cell>
              <table:table-cell office:value-type="float" office:value="15.5799031257629">
                <text:p>15.5799031257629</text:p>
              </table:table-cell>
              <table:table-cell office:value-type="float" office:value="15.7800509929657">
                <text:p>15.7800509929657</text:p>
              </table:table-cell>
              <table:table-cell office:value-type="float" office:value="15.8134090900421">
                <text:p>15.8134090900421</text:p>
              </table:table-cell>
              <table:table-cell office:value-type="float" office:value="15.8467671871185">
                <text:p>15.8467671871185</text:p>
              </table:table-cell>
              <table:table-cell office:value-type="float" office:value="15.8801250457764">
                <text:p>15.8801250457764</text:p>
              </table:table-cell>
              <table:table-cell office:value-type="float" office:value="16.0135555267334">
                <text:p>16.0135555267334</text:p>
              </table:table-cell>
              <table:table-cell office:value-type="float" office:value="16.1136240959167">
                <text:p>16.1136240959167</text:p>
              </table:table-cell>
              <table:table-cell office:value-type="float" office:value="16.1803364753723">
                <text:p>16.1803364753723</text:p>
              </table:table-cell>
              <table:table-cell office:value-type="float" office:value="16.4138295650482">
                <text:p>16.4138295650482</text:p>
              </table:table-cell>
              <table:table-cell office:value-type="float" office:value="16.447185754776">
                <text:p>16.447185754776</text:p>
              </table:table-cell>
              <table:table-cell office:value-type="float" office:value="16.4805419445038">
                <text:p>16.4805419445038</text:p>
              </table:table-cell>
              <table:table-cell office:value-type="float" office:value="16.513897895813">
                <text:p>16.513897895813</text:p>
              </table:table-cell>
              <table:table-cell office:value-type="float" office:value="16.5472543239594">
                <text:p>16.5472543239594</text:p>
              </table:table-cell>
              <table:table-cell office:value-type="float" office:value="16.5806102752686">
                <text:p>16.5806102752686</text:p>
              </table:table-cell>
              <table:table-cell office:value-type="float" office:value="16.6473224163055">
                <text:p>16.6473224163055</text:p>
              </table:table-cell>
              <table:table-cell office:value-type="float" office:value="16.6806786060333">
                <text:p>16.6806786060333</text:p>
              </table:table-cell>
              <table:table-cell office:value-type="float" office:value="16.7473905086517">
                <text:p>16.7473905086517</text:p>
              </table:table-cell>
              <table:table-cell office:value-type="float" office:value="16.8141026496887">
                <text:p>16.8141026496887</text:p>
              </table:table-cell>
              <table:table-cell office:value-type="float" office:value="16.9141705036163">
                <text:p>16.9141705036163</text:p>
              </table:table-cell>
              <table:table-cell office:value-type="float" office:value="16.9808824062347">
                <text:p>16.9808824062347</text:p>
              </table:table-cell>
              <table:table-cell office:value-type="float" office:value="17.0475947856903">
                <text:p>17.0475947856903</text:p>
              </table:table-cell>
              <table:table-cell office:value-type="float" office:value="17.1143071651459">
                <text:p>17.1143071651459</text:p>
              </table:table-cell>
              <table:table-cell office:value-type="float" office:value="17.1476633548737">
                <text:p>17.1476633548737</text:p>
              </table:table-cell>
              <table:table-cell office:value-type="float" office:value="17.2143757343292">
                <text:p>17.2143757343292</text:p>
              </table:table-cell>
              <table:table-cell office:value-type="float" office:value="17.314444065094">
                <text:p>17.314444065094</text:p>
              </table:table-cell>
              <table:table-cell office:value-type="float" office:value="17.381156206131">
                <text:p>17.381156206131</text:p>
              </table:table-cell>
              <table:table-cell office:value-type="float" office:value="17.4145123958588">
                <text:p>17.4145123958588</text:p>
              </table:table-cell>
              <table:table-cell office:value-type="float" office:value="17.4812247753143">
                <text:p>17.4812247753143</text:p>
              </table:table-cell>
              <table:table-cell office:value-type="float" office:value="17.5479369163513">
                <text:p>17.5479369163513</text:p>
              </table:table-cell>
              <table:table-cell office:value-type="float" office:value="17.6146490573883">
                <text:p>17.6146490573883</text:p>
              </table:table-cell>
              <table:table-cell office:value-type="float" office:value="17.6813611984253">
                <text:p>17.6813611984253</text:p>
              </table:table-cell>
              <table:table-cell office:value-type="float" office:value="17.7480731010437">
                <text:p>17.7480731010437</text:p>
              </table:table-cell>
              <table:table-cell office:value-type="float" office:value="17.7814292907715">
                <text:p>17.7814292907715</text:p>
              </table:table-cell>
              <table:table-cell office:value-type="float" office:value="17.8481411933899">
                <text:p>17.8481411933899</text:p>
              </table:table-cell>
              <table:table-cell office:value-type="float" office:value="17.8814971446991">
                <text:p>17.8814971446991</text:p>
              </table:table-cell>
              <table:table-cell office:value-type="float" office:value="17.9482090473175">
                <text:p>17.9482090473175</text:p>
              </table:table-cell>
              <table:table-cell office:value-type="float" office:value="18.0149221420288">
                <text:p>18.0149221420288</text:p>
              </table:table-cell>
              <table:table-cell office:value-type="float" office:value="18.2150638103485">
                <text:p>18.2150638103485</text:p>
              </table:table-cell>
              <table:table-cell office:value-type="float" office:value="18.248420715332">
                <text:p>18.248420715332</text:p>
              </table:table-cell>
              <table:table-cell office:value-type="float" office:value="18.3151345252991">
                <text:p>18.3151345252991</text:p>
              </table:table-cell>
              <table:table-cell office:value-type="float" office:value="18.3484914302826">
                <text:p>18.3484914302826</text:p>
              </table:table-cell>
              <table:table-cell office:value-type="float" office:value="18.4152054786682">
                <text:p>18.4152054786682</text:p>
              </table:table-cell>
              <table:table-cell office:value-type="float" office:value="18.4819192886353">
                <text:p>18.4819192886353</text:p>
              </table:table-cell>
              <table:table-cell office:value-type="float" office:value="18.5486328601837">
                <text:p>18.5486328601837</text:p>
              </table:table-cell>
              <table:table-cell office:value-type="float" office:value="18.6487035751343">
                <text:p>18.6487035751343</text:p>
              </table:table-cell>
              <table:table-cell office:value-type="float" office:value="18.8154883384705">
                <text:p>18.8154883384705</text:p>
              </table:table-cell>
              <table:table-cell office:value-type="float" office:value="18.8822021484375">
                <text:p>18.8822021484375</text:p>
              </table:table-cell>
              <table:table-cell office:value-type="float" office:value="18.915559053421">
                <text:p>18.915559053421</text:p>
              </table:table-cell>
              <table:table-cell office:value-type="float" office:value="18.948915719986">
                <text:p>18.948915719986</text:p>
              </table:table-cell>
              <table:table-cell office:value-type="float" office:value="19.0823426246643">
                <text:p>19.0823426246643</text:p>
              </table:table-cell>
              <table:table-cell office:value-type="float" office:value="19.149055480957">
                <text:p>19.149055480957</text:p>
              </table:table-cell>
              <table:table-cell office:value-type="float" office:value="19.2157685756683">
                <text:p>19.2157685756683</text:p>
              </table:table-cell>
              <table:table-cell office:value-type="float" office:value="19.2491250038147">
                <text:p>19.2491250038147</text:p>
              </table:table-cell>
              <table:table-cell office:value-type="float" office:value="19.3825509548187">
                <text:p>19.3825509548187</text:p>
              </table:table-cell>
              <table:table-cell office:value-type="float" office:value="19.4826202392578">
                <text:p>19.4826202392578</text:p>
              </table:table-cell>
              <table:table-cell office:value-type="float" office:value="19.5159766674042">
                <text:p>19.5159766674042</text:p>
              </table:table-cell>
              <table:table-cell office:value-type="float" office:value="19.5493330955505">
                <text:p>19.5493330955505</text:p>
              </table:table-cell>
              <table:table-cell office:value-type="float" office:value="19.5826895236969">
                <text:p>19.5826895236969</text:p>
              </table:table-cell>
              <table:table-cell office:value-type="float" office:value="19.6160459518433">
                <text:p>19.6160459518433</text:p>
              </table:table-cell>
              <table:table-cell office:value-type="float" office:value="19.6827585697174">
                <text:p>19.6827585697174</text:p>
              </table:table-cell>
              <table:table-cell office:value-type="float" office:value="19.7494714260101">
                <text:p>19.7494714260101</text:p>
              </table:table-cell>
              <table:table-cell office:value-type="float" office:value="19.7828276157379">
                <text:p>19.7828276157379</text:p>
              </table:table-cell>
              <table:table-cell office:value-type="float" office:value="19.8495404720306">
                <text:p>19.8495404720306</text:p>
              </table:table-cell>
              <table:table-cell office:value-type="float" office:value="19.9162533283234">
                <text:p>19.9162533283234</text:p>
              </table:table-cell>
              <table:table-cell office:value-type="float" office:value="20.0830376148224">
                <text:p>20.0830376148224</text:p>
              </table:table-cell>
              <table:table-cell office:value-type="float" office:value="20.1163947582245">
                <text:p>20.1163947582245</text:p>
              </table:table-cell>
              <table:table-cell office:value-type="float" office:value="20.1831095218658">
                <text:p>20.1831095218658</text:p>
              </table:table-cell>
              <table:table-cell office:value-type="float" office:value="20.24982380867">
                <text:p>20.24982380867</text:p>
              </table:table-cell>
              <table:table-cell office:value-type="float" office:value="20.3165383338928">
                <text:p>20.3165383338928</text:p>
              </table:table-cell>
              <table:table-cell office:value-type="float" office:value="20.3498954772949">
                <text:p>20.3498954772949</text:p>
              </table:table-cell>
              <table:table-cell office:value-type="float" office:value="20.4166102409363">
                <text:p>20.4166102409363</text:p>
              </table:table-cell>
              <table:table-cell office:value-type="float" office:value="20.5833964347839">
                <text:p>20.5833964347839</text:p>
              </table:table-cell>
              <table:table-cell office:value-type="float" office:value="20.6501109600067">
                <text:p>20.6501109600067</text:p>
              </table:table-cell>
              <table:table-cell office:value-type="float" office:value="20.6834683418274">
                <text:p>20.6834683418274</text:p>
              </table:table-cell>
              <table:table-cell office:value-type="float" office:value="20.7501826286316">
                <text:p>20.7501826286316</text:p>
              </table:table-cell>
              <table:table-cell office:value-type="float" office:value="20.8168973922729">
                <text:p>20.8168973922729</text:p>
              </table:table-cell>
              <table:table-cell office:value-type="float" office:value="20.8502547740936">
                <text:p>20.8502547740936</text:p>
              </table:table-cell>
              <table:table-cell office:value-type="float" office:value="20.8836119174957">
                <text:p>20.8836119174957</text:p>
              </table:table-cell>
              <table:table-cell office:value-type="float" office:value="20.9169690608978">
                <text:p>20.9169690608978</text:p>
              </table:table-cell>
              <table:table-cell office:value-type="float" office:value="20.9503264427185">
                <text:p>20.9503264427185</text:p>
              </table:table-cell>
              <table:table-cell office:value-type="float" office:value="20.9836835861206">
                <text:p>20.9836835861206</text:p>
              </table:table-cell>
              <table:table-cell office:value-type="float" office:value="21.0170397758484">
                <text:p>21.0170397758484</text:p>
              </table:table-cell>
              <table:table-cell office:value-type="float" office:value="21.2838897705078">
                <text:p>21.2838897705078</text:p>
              </table:table-cell>
              <table:table-cell office:value-type="float" office:value="21.3506021499634">
                <text:p>21.3506021499634</text:p>
              </table:table-cell>
              <table:table-cell office:value-type="float" office:value="21.4173142910004">
                <text:p>21.4173142910004</text:p>
              </table:table-cell>
              <table:table-cell office:value-type="float" office:value="21.4506704807282">
                <text:p>21.4506704807282</text:p>
              </table:table-cell>
              <table:table-cell office:value-type="float" office:value="21.5840947628021">
                <text:p>21.5840947628021</text:p>
              </table:table-cell>
              <table:table-cell office:value-type="float" office:value="21.6508069038391">
                <text:p>21.6508069038391</text:p>
              </table:table-cell>
              <table:table-cell office:value-type="float" office:value="21.8842990398407">
                <text:p>21.8842990398407</text:p>
              </table:table-cell>
              <table:table-cell office:value-type="float" office:value="21.9510109424591">
                <text:p>21.9510109424591</text:p>
              </table:table-cell>
              <table:table-cell office:value-type="float" office:value="22.0177233219147">
                <text:p>22.0177233219147</text:p>
              </table:table-cell>
              <table:table-cell office:value-type="float" office:value="22.0844359397888">
                <text:p>22.0844359397888</text:p>
              </table:table-cell>
              <table:table-cell office:value-type="float" office:value="22.1511480808258">
                <text:p>22.1511480808258</text:p>
              </table:table-cell>
              <table:table-cell office:value-type="float" office:value="22.1845042705536">
                <text:p>22.1845042705536</text:p>
              </table:table-cell>
              <table:table-cell office:value-type="float" office:value="22.2845728397369">
                <text:p>22.2845728397369</text:p>
              </table:table-cell>
              <table:table-cell office:value-type="float" office:value="22.4847095012665">
                <text:p>22.4847095012665</text:p>
              </table:table-cell>
              <table:table-cell office:value-type="float" office:value="22.5180654525757">
                <text:p>22.5180654525757</text:p>
              </table:table-cell>
              <table:table-cell office:value-type="float" office:value="22.5514216423035">
                <text:p>22.5514216423035</text:p>
              </table:table-cell>
              <table:table-cell office:value-type="float" office:value="22.5847775936127">
                <text:p>22.5847775936127</text:p>
              </table:table-cell>
              <table:table-cell office:value-type="float" office:value="22.6181335449219">
                <text:p>22.6181335449219</text:p>
              </table:table-cell>
              <table:table-cell office:value-type="float" office:value="22.6848456859589">
                <text:p>22.6848456859589</text:p>
              </table:table-cell>
              <table:table-cell office:value-type="float" office:value="22.7515578269958">
                <text:p>22.7515578269958</text:p>
              </table:table-cell>
              <table:table-cell office:value-type="float" office:value="22.8182697296143">
                <text:p>22.8182697296143</text:p>
              </table:table-cell>
              <table:table-cell office:value-type="float" office:value="23.0851199626923">
                <text:p>23.0851199626923</text:p>
              </table:table-cell>
              <table:table-cell office:value-type="float" office:value="23.1518335342407">
                <text:p>23.1518335342407</text:p>
              </table:table-cell>
              <table:table-cell office:value-type="float" office:value="23.2185471057892">
                <text:p>23.2185471057892</text:p>
              </table:table-cell>
              <table:table-cell office:value-type="float" office:value="23.3853311538696">
                <text:p>23.3853311538696</text:p>
              </table:table-cell>
              <table:table-cell office:value-type="float" office:value="23.4186878204346">
                <text:p>23.4186878204346</text:p>
              </table:table-cell>
              <table:table-cell office:value-type="float" office:value="23.4520444869995">
                <text:p>23.4520444869995</text:p>
              </table:table-cell>
              <table:table-cell office:value-type="float" office:value="23.485401391983">
                <text:p>23.485401391983</text:p>
              </table:table-cell>
              <table:table-cell office:value-type="float" office:value="23.7522554397583">
                <text:p>23.7522554397583</text:p>
              </table:table-cell>
              <table:table-cell office:value-type="float" office:value="23.7856123447418">
                <text:p>23.7856123447418</text:p>
              </table:table-cell>
              <table:table-cell office:value-type="float" office:value="23.8189690113068">
                <text:p>23.8189690113068</text:p>
              </table:table-cell>
              <table:table-cell office:value-type="float" office:value="23.8523256778717">
                <text:p>23.8523256778717</text:p>
              </table:table-cell>
              <table:table-cell office:value-type="float" office:value="23.8856823444366">
                <text:p>23.8856823444366</text:p>
              </table:table-cell>
              <table:table-cell office:value-type="float" office:value="23.9523961544037">
                <text:p>23.9523961544037</text:p>
              </table:table-cell>
              <table:table-cell office:value-type="float" office:value="23.9857528209686">
                <text:p>23.9857528209686</text:p>
              </table:table-cell>
              <table:table-cell office:value-type="float" office:value="24.0191111564636">
                <text:p>24.0191111564636</text:p>
              </table:table-cell>
              <table:table-cell office:value-type="float" office:value="24.0524694919586">
                <text:p>24.0524694919586</text:p>
              </table:table-cell>
              <table:table-cell office:value-type="float" office:value="24.085827589035">
                <text:p>24.085827589035</text:p>
              </table:table-cell>
              <table:table-cell office:value-type="float" office:value="24.2192614078522">
                <text:p>24.2192614078522</text:p>
              </table:table-cell>
              <table:table-cell office:value-type="float" office:value="24.2859783172607">
                <text:p>24.2859783172607</text:p>
              </table:table-cell>
              <table:table-cell office:value-type="float" office:value="24.3193366527557">
                <text:p>24.3193366527557</text:p>
              </table:table-cell>
              <table:table-cell office:value-type="float" office:value="24.3526952266693">
                <text:p>24.3526952266693</text:p>
              </table:table-cell>
              <table:table-cell office:value-type="float" office:value="24.3860538005829">
                <text:p>24.3860538005829</text:p>
              </table:table-cell>
              <table:table-cell office:value-type="float" office:value="24.4861295223236">
                <text:p>24.4861295223236</text:p>
              </table:table-cell>
              <table:table-cell office:value-type="float" office:value="24.5528464317322">
                <text:p>24.5528464317322</text:p>
              </table:table-cell>
              <table:table-cell office:value-type="float" office:value="24.6195638179779">
                <text:p>24.6195638179779</text:p>
              </table:table-cell>
              <table:table-cell office:value-type="float" office:value="24.6862812042236">
                <text:p>24.6862812042236</text:p>
              </table:table-cell>
              <table:table-cell office:value-type="float" office:value="24.8864336013794">
                <text:p>24.8864336013794</text:p>
              </table:table-cell>
              <table:table-cell office:value-type="float" office:value="24.9531514644623">
                <text:p>24.9531514644623</text:p>
              </table:table-cell>
              <table:table-cell office:value-type="float" office:value="25.0198662281036">
                <text:p>25.0198662281036</text:p>
              </table:table-cell>
              <table:table-cell office:value-type="float" office:value="25.0865786075592">
                <text:p>25.0865786075592</text:p>
              </table:table-cell>
              <table:table-cell office:value-type="float" office:value="25.119934797287">
                <text:p>25.119934797287</text:p>
              </table:table-cell>
              <table:table-cell office:value-type="float" office:value="25.2200033664703">
                <text:p>25.2200033664703</text:p>
              </table:table-cell>
              <table:table-cell office:value-type="float" office:value="25.2867157459259">
                <text:p>25.2867157459259</text:p>
              </table:table-cell>
              <table:table-cell office:value-type="float" office:value="25.4201402664185">
                <text:p>25.4201402664185</text:p>
              </table:table-cell>
              <table:table-cell office:value-type="float" office:value="25.4534962177277">
                <text:p>25.4534962177277</text:p>
              </table:table-cell>
              <table:table-cell office:value-type="float" office:value="25.5535645484924">
                <text:p>25.5535645484924</text:p>
              </table:table-cell>
              <table:table-cell office:value-type="float" office:value="25.5869204998016">
                <text:p>25.5869204998016</text:p>
              </table:table-cell>
              <table:table-cell office:value-type="float" office:value="25.6869885921478">
                <text:p>25.6869885921478</text:p>
              </table:table-cell>
              <table:table-cell office:value-type="float" office:value="25.7537007331848">
                <text:p>25.7537007331848</text:p>
              </table:table-cell>
              <table:table-cell office:value-type="float" office:value="25.8537685871124">
                <text:p>25.8537685871124</text:p>
              </table:table-cell>
              <table:table-cell office:value-type="float" office:value="25.9204804897308">
                <text:p>25.9204804897308</text:p>
              </table:table-cell>
              <table:table-cell office:value-type="float" office:value="26.0872645378113">
                <text:p>26.0872645378113</text:p>
              </table:table-cell>
              <table:table-cell office:value-type="float" office:value="26.1873364448547">
                <text:p>26.1873364448547</text:p>
              </table:table-cell>
              <table:table-cell office:value-type="float" office:value="26.4208378791809">
                <text:p>26.4208378791809</text:p>
              </table:table-cell>
              <table:table-cell office:value-type="float" office:value="26.4875528812408">
                <text:p>26.4875528812408</text:p>
              </table:table-cell>
              <table:table-cell office:value-type="float" office:value="26.7544119358063">
                <text:p>26.7544119358063</text:p>
              </table:table-cell>
              <table:table-cell office:value-type="float" office:value="26.8211266994476">
                <text:p>26.8211266994476</text:p>
              </table:table-cell>
              <table:table-cell office:value-type="float" office:value="27.0546274185181">
                <text:p>27.0546274185181</text:p>
              </table:table-cell>
              <table:table-cell office:value-type="float" office:value="27.15469789505">
                <text:p>27.15469789505</text:p>
              </table:table-cell>
              <table:table-cell office:value-type="float" office:value="27.2881252765656">
                <text:p>27.2881252765656</text:p>
              </table:table-cell>
              <table:table-cell office:value-type="float" office:value="27.354838848114">
                <text:p>27.354838848114</text:p>
              </table:table-cell>
              <table:table-cell office:value-type="float" office:value="27.4215526580811">
                <text:p>27.4215526580811</text:p>
              </table:table-cell>
              <table:table-cell office:value-type="float" office:value="27.554979801178">
                <text:p>27.554979801178</text:p>
              </table:table-cell>
              <table:table-cell office:value-type="float" office:value="27.6216933727264">
                <text:p>27.6216933727264</text:p>
              </table:table-cell>
              <table:table-cell office:value-type="float" office:value="27.6884069442749">
                <text:p>27.6884069442749</text:p>
              </table:table-cell>
              <table:table-cell office:value-type="float" office:value="27.7217638492584">
                <text:p>27.7217638492584</text:p>
              </table:table-cell>
              <table:table-cell office:value-type="float" office:value="27.7551205158234">
                <text:p>27.7551205158234</text:p>
              </table:table-cell>
              <table:table-cell office:value-type="float" office:value="27.8218340873718">
                <text:p>27.8218340873718</text:p>
              </table:table-cell>
              <table:table-cell office:value-type="float" office:value="27.8885476589203">
                <text:p>27.8885476589203</text:p>
              </table:table-cell>
              <table:table-cell office:value-type="float" office:value="27.9219045639038">
                <text:p>27.9219045639038</text:p>
              </table:table-cell>
              <table:table-cell office:value-type="float" office:value="27.9552612304687">
                <text:p>27.9552612304687</text:p>
              </table:table-cell>
              <table:table-cell office:value-type="float" office:value="28.0219762325287">
                <text:p>28.0219762325287</text:p>
              </table:table-cell>
              <table:table-cell office:value-type="float" office:value="28.0886924266815">
                <text:p>28.0886924266815</text:p>
              </table:table-cell>
              <table:table-cell office:value-type="float" office:value="28.1554086208344">
                <text:p>28.1554086208344</text:p>
              </table:table-cell>
              <table:table-cell office:value-type="float" office:value="28.2221248149872">
                <text:p>28.2221248149872</text:p>
              </table:table-cell>
              <table:table-cell office:value-type="float" office:value="28.28884100914">
                <text:p>28.28884100914</text:p>
              </table:table-cell>
              <table:table-cell office:value-type="float" office:value="28.35555768013">
                <text:p>28.35555768013</text:p>
              </table:table-cell>
              <table:table-cell office:value-type="float" office:value="28.4889905452728">
                <text:p>28.4889905452728</text:p>
              </table:table-cell>
              <table:table-cell office:value-type="float" office:value="28.5557069778442">
                <text:p>28.5557069778442</text:p>
              </table:table-cell>
              <table:table-cell office:value-type="float" office:value="28.6224236488342">
                <text:p>28.6224236488342</text:p>
              </table:table-cell>
              <table:table-cell office:value-type="float" office:value="28.6557819843292">
                <text:p>28.6557819843292</text:p>
              </table:table-cell>
              <table:table-cell office:value-type="float" office:value="28.7892153263092">
                <text:p>28.7892153263092</text:p>
              </table:table-cell>
              <table:table-cell office:value-type="float" office:value="28.8559322357178">
                <text:p>28.8559322357178</text:p>
              </table:table-cell>
              <table:table-cell office:value-type="float" office:value="28.8892905712128">
                <text:p>28.8892905712128</text:p>
              </table:table-cell>
              <table:table-cell office:value-type="float" office:value="28.9226489067078">
                <text:p>28.9226489067078</text:p>
              </table:table-cell>
              <table:table-cell office:value-type="float" office:value="28.9560074806213">
                <text:p>28.9560074806213</text:p>
              </table:table-cell>
              <table:table-cell office:value-type="float" office:value="29.1561503410339">
                <text:p>29.1561503410339</text:p>
              </table:table-cell>
              <table:table-cell office:value-type="float" office:value="29.2562212944031">
                <text:p>29.2562212944031</text:p>
              </table:table-cell>
              <table:table-cell office:value-type="float" office:value="29.3896489143372">
                <text:p>29.3896489143372</text:p>
              </table:table-cell>
              <table:table-cell office:value-type="float" office:value="29.4563629627228">
                <text:p>29.4563629627228</text:p>
              </table:table-cell>
              <table:table-cell office:value-type="float" office:value="29.4897198677063">
                <text:p>29.4897198677063</text:p>
              </table:table-cell>
              <table:table-cell office:value-type="float" office:value="29.5564336776733">
                <text:p>29.5564336776733</text:p>
              </table:table-cell>
              <table:table-cell office:value-type="float" office:value="29.8232893943787">
                <text:p>29.8232893943787</text:p>
              </table:table-cell>
              <table:table-cell office:value-type="float" office:value="29.8900032043457">
                <text:p>29.8900032043457</text:p>
              </table:table-cell>
              <table:table-cell office:value-type="float" office:value="29.9233601093292">
                <text:p>29.9233601093292</text:p>
              </table:table-cell>
              <table:table-cell office:value-type="float" office:value="30.0234305858612">
                <text:p>30.0234305858612</text:p>
              </table:table-cell>
              <table:table-cell office:value-type="float" office:value="30.1235003471375">
                <text:p>30.1235003471375</text:p>
              </table:table-cell>
              <table:table-cell office:value-type="float" office:value="30.1902134418488">
                <text:p>30.1902134418488</text:p>
              </table:table-cell>
              <table:table-cell office:value-type="float" office:value="30.3236398696899">
                <text:p>30.3236398696899</text:p>
              </table:table-cell>
              <table:table-cell office:value-type="float" office:value="30.3569962978363">
                <text:p>30.3569962978363</text:p>
              </table:table-cell>
              <table:table-cell office:value-type="float" office:value="30.4237096309662">
                <text:p>30.4237096309662</text:p>
              </table:table-cell>
              <table:table-cell office:value-type="float" office:value="30.4570660591125">
                <text:p>30.4570660591125</text:p>
              </table:table-cell>
              <table:table-cell office:value-type="float" office:value="30.4904227256775">
                <text:p>30.4904227256775</text:p>
              </table:table-cell>
              <table:table-cell office:value-type="float" office:value="30.7239181995392">
                <text:p>30.7239181995392</text:p>
              </table:table-cell>
              <table:table-cell office:value-type="float" office:value="30.7906310558319">
                <text:p>30.7906310558319</text:p>
              </table:table-cell>
              <table:table-cell office:value-type="float" office:value="30.9907698631287">
                <text:p>30.9907698631287</text:p>
              </table:table-cell>
              <table:table-cell office:value-type="float" office:value="31.0574865341187">
                <text:p>31.0574865341187</text:p>
              </table:table-cell>
              <table:table-cell office:value-type="float" office:value="31.1242032051086">
                <text:p>31.1242032051086</text:p>
              </table:table-cell>
              <table:table-cell office:value-type="float" office:value="31.1909198760986">
                <text:p>31.1909198760986</text:p>
              </table:table-cell>
              <table:table-cell office:value-type="float" office:value="31.3243532180786">
                <text:p>31.3243532180786</text:p>
              </table:table-cell>
              <table:table-cell office:value-type="float" office:value="31.3910701274872">
                <text:p>31.3910701274872</text:p>
              </table:table-cell>
              <table:table-cell office:value-type="float" office:value="31.5245039463043">
                <text:p>31.5245039463043</text:p>
              </table:table-cell>
              <table:table-cell office:value-type="float" office:value="31.6245794296265">
                <text:p>31.6245794296265</text:p>
              </table:table-cell>
              <table:table-cell office:value-type="float" office:value="31.691296339035">
                <text:p>31.691296339035</text:p>
              </table:table-cell>
              <table:table-cell office:value-type="float" office:value="31.7580134868622">
                <text:p>31.7580134868622</text:p>
              </table:table-cell>
              <table:table-cell office:value-type="float" office:value="31.9248061180115">
                <text:p>31.9248061180115</text:p>
              </table:table-cell>
              <table:table-cell office:value-type="float" office:value="31.958164691925">
                <text:p>31.958164691925</text:p>
              </table:table-cell>
              <table:table-cell office:value-type="float" office:value="31.9915232658386">
                <text:p>31.9915232658386</text:p>
              </table:table-cell>
              <table:table-cell office:value-type="float" office:value="32.1583118438721">
                <text:p>32.1583118438721</text:p>
              </table:table-cell>
              <table:table-cell office:value-type="float" office:value="32.1916694641113">
                <text:p>32.1916694641113</text:p>
              </table:table-cell>
              <table:table-cell office:value-type="float" office:value="32.2250270843506">
                <text:p>32.2250270843506</text:p>
              </table:table-cell>
              <table:table-cell office:value-type="float" office:value="32.2583849430084">
                <text:p>32.2583849430084</text:p>
              </table:table-cell>
              <table:table-cell office:value-type="float" office:value="32.5586042404175">
                <text:p>32.5586042404175</text:p>
              </table:table-cell>
              <table:table-cell office:value-type="float" office:value="32.6253199577332">
                <text:p>32.6253199577332</text:p>
              </table:table-cell>
              <table:table-cell office:value-type="float" office:value="32.7587506771088">
                <text:p>32.7587506771088</text:p>
              </table:table-cell>
              <table:table-cell office:value-type="float" office:value="32.8254663944244">
                <text:p>32.8254663944244</text:p>
              </table:table-cell>
              <table:table-cell office:value-type="float" office:value="32.8921818733215">
                <text:p>32.8921818733215</text:p>
              </table:table-cell>
              <table:table-cell office:value-type="float" office:value="33.1590430736542">
                <text:p>33.1590430736542</text:p>
              </table:table-cell>
              <table:table-cell office:value-type="float" office:value="33.2257580757141">
                <text:p>33.2257580757141</text:p>
              </table:table-cell>
              <table:table-cell office:value-type="float" office:value="33.4259033203125">
                <text:p>33.4259033203125</text:p>
              </table:table-cell>
              <table:table-cell office:value-type="float" office:value="33.4592609405518">
                <text:p>33.4592609405518</text:p>
              </table:table-cell>
              <table:table-cell office:value-type="float" office:value="33.4926187992096">
                <text:p>33.4926187992096</text:p>
              </table:table-cell>
              <table:table-cell office:value-type="float" office:value="33.5259761810303">
                <text:p>33.5259761810303</text:p>
              </table:table-cell>
              <table:table-cell office:value-type="float" office:value="33.6260488033295">
                <text:p>33.6260488033295</text:p>
              </table:table-cell>
              <table:table-cell office:value-type="float" office:value="33.6594066619873">
                <text:p>33.6594066619873</text:p>
              </table:table-cell>
              <table:table-cell office:value-type="float" office:value="33.7594792842865">
                <text:p>33.7594792842865</text:p>
              </table:table-cell>
              <table:table-cell office:value-type="float" office:value="33.8261942863464">
                <text:p>33.8261942863464</text:p>
              </table:table-cell>
              <table:table-cell office:value-type="float" office:value="34.0263390541077">
                <text:p>34.0263390541077</text:p>
              </table:table-cell>
              <table:table-cell office:value-type="float" office:value="34.0596961975098">
                <text:p>34.0596961975098</text:p>
              </table:table-cell>
              <table:table-cell office:value-type="float" office:value="34.0930533409119">
                <text:p>34.0930533409119</text:p>
              </table:table-cell>
              <table:table-cell office:value-type="float" office:value="34.1264102458954">
                <text:p>34.1264102458954</text:p>
              </table:table-cell>
              <table:table-cell office:value-type="float" office:value="34.1597671508789">
                <text:p>34.1597671508789</text:p>
              </table:table-cell>
              <table:table-cell office:value-type="float" office:value="34.1931240558624">
                <text:p>34.1931240558624</text:p>
              </table:table-cell>
              <table:table-cell office:value-type="float" office:value="34.2598378658295">
                <text:p>34.2598378658295</text:p>
              </table:table-cell>
              <table:table-cell office:value-type="float" office:value="34.3265519142151">
                <text:p>34.3265519142151</text:p>
              </table:table-cell>
              <table:table-cell office:value-type="float" office:value="34.3599088191986">
                <text:p>34.3599088191986</text:p>
              </table:table-cell>
              <table:table-cell office:value-type="float" office:value="34.4266226291656">
                <text:p>34.4266226291656</text:p>
              </table:table-cell>
              <table:table-cell office:value-type="float" office:value="34.5934073925018">
                <text:p>34.5934073925018</text:p>
              </table:table-cell>
              <table:table-cell office:value-type="float" office:value="34.6267642974853">
                <text:p>34.6267642974853</text:p>
              </table:table-cell>
              <table:table-cell office:value-type="float" office:value="34.6934781074524">
                <text:p>34.6934781074524</text:p>
              </table:table-cell>
              <table:table-cell office:value-type="float" office:value="34.7601919174194">
                <text:p>34.7601919174194</text:p>
              </table:table-cell>
              <table:table-cell office:value-type="float" office:value="34.8269057273865">
                <text:p>34.8269057273865</text:p>
              </table:table-cell>
              <table:table-cell office:value-type="float" office:value="34.8602628707886">
                <text:p>34.8602628707886</text:p>
              </table:table-cell>
              <table:table-cell office:value-type="float" office:value="34.8936197757721">
                <text:p>34.8936197757721</text:p>
              </table:table-cell>
              <table:table-cell office:value-type="float" office:value="34.9603335857391">
                <text:p>34.9603335857391</text:p>
              </table:table-cell>
              <table:table-cell office:value-type="float" office:value="35.0604059696197">
                <text:p>35.0604059696197</text:p>
              </table:table-cell>
              <table:table-cell office:value-type="float" office:value="35.1938376426697">
                <text:p>35.1938376426697</text:p>
              </table:table-cell>
              <table:table-cell office:value-type="float" office:value="35.2605535984039">
                <text:p>35.2605535984039</text:p>
              </table:table-cell>
              <table:table-cell office:value-type="float" office:value="35.2939114570618">
                <text:p>35.2939114570618</text:p>
              </table:table-cell>
              <table:table-cell office:value-type="float" office:value="35.3272693157196">
                <text:p>35.3272693157196</text:p>
              </table:table-cell>
              <table:table-cell office:value-type="float" office:value="35.3939852714539">
                <text:p>35.3939852714539</text:p>
              </table:table-cell>
              <table:table-cell office:value-type="float" office:value="35.4607009887695">
                <text:p>35.4607009887695</text:p>
              </table:table-cell>
              <table:table-cell office:value-type="float" office:value="35.594132900238">
                <text:p>35.594132900238</text:p>
              </table:table-cell>
              <table:table-cell office:value-type="float" office:value="35.6274907588959">
                <text:p>35.6274907588959</text:p>
              </table:table-cell>
              <table:table-cell office:value-type="float" office:value="35.7609226703644">
                <text:p>35.7609226703644</text:p>
              </table:table-cell>
              <table:table-cell office:value-type="float" office:value="35.8276386260986">
                <text:p>35.8276386260986</text:p>
              </table:table-cell>
              <table:table-cell office:value-type="float" office:value="35.8943545818329">
                <text:p>35.8943545818329</text:p>
              </table:table-cell>
              <table:table-cell office:value-type="float" office:value="35.9610705375671">
                <text:p>35.9610705375671</text:p>
              </table:table-cell>
              <table:table-cell office:value-type="float" office:value="36.0277862548828">
                <text:p>36.0277862548828</text:p>
              </table:table-cell>
              <table:table-cell office:value-type="float" office:value="36.0945014953613">
                <text:p>36.0945014953613</text:p>
              </table:table-cell>
              <table:table-cell office:value-type="float" office:value="36.1612164974213">
                <text:p>36.1612164974213</text:p>
              </table:table-cell>
              <table:table-cell office:value-type="float" office:value="36.2612895965576">
                <text:p>36.2612895965576</text:p>
              </table:table-cell>
              <table:table-cell office:value-type="float" office:value="36.3280045986176">
                <text:p>36.3280045986176</text:p>
              </table:table-cell>
              <table:table-cell office:value-type="float" office:value="36.3947200775146">
                <text:p>36.3947200775146</text:p>
              </table:table-cell>
              <table:table-cell office:value-type="float" office:value="36.4614353179932">
                <text:p>36.4614353179932</text:p>
              </table:table-cell>
              <table:table-cell office:value-type="float" office:value="36.5281507968903">
                <text:p>36.5281507968903</text:p>
              </table:table-cell>
              <table:table-cell office:value-type="float" office:value="36.5948660373688">
                <text:p>36.5948660373688</text:p>
              </table:table-cell>
              <table:table-cell office:value-type="float" office:value="36.6615812778473">
                <text:p>36.6615812778473</text:p>
              </table:table-cell>
              <table:table-cell office:value-type="float" office:value="36.6949391365051">
                <text:p>36.6949391365051</text:p>
              </table:table-cell>
              <table:table-cell office:value-type="float" office:value="36.7282967567444">
                <text:p>36.7282967567444</text:p>
              </table:table-cell>
              <table:table-cell office:value-type="float" office:value="36.7950119972229">
                <text:p>36.7950119972229</text:p>
              </table:table-cell>
              <table:table-cell office:value-type="float" office:value="36.8283696174622">
                <text:p>36.8283696174622</text:p>
              </table:table-cell>
              <table:table-cell office:value-type="float" office:value="36.8950850963593">
                <text:p>36.8950850963593</text:p>
              </table:table-cell>
              <table:table-cell office:value-type="float" office:value="36.9284427165985">
                <text:p>36.9284427165985</text:p>
              </table:table-cell>
              <table:table-cell office:value-type="float" office:value="36.995157957077">
                <text:p>36.995157957077</text:p>
              </table:table-cell>
              <table:table-cell office:value-type="float" office:value="37.0618741512299">
                <text:p>37.0618741512299</text:p>
              </table:table-cell>
              <table:table-cell office:value-type="float" office:value="37.1285898685455">
                <text:p>37.1285898685455</text:p>
              </table:table-cell>
              <table:table-cell office:value-type="float" office:value="37.1953058242798">
                <text:p>37.1953058242798</text:p>
              </table:table-cell>
              <table:table-cell office:value-type="float" office:value="37.262021780014">
                <text:p>37.262021780014</text:p>
              </table:table-cell>
              <table:table-cell office:value-type="float" office:value="37.3287374973297">
                <text:p>37.3287374973297</text:p>
              </table:table-cell>
              <table:table-cell office:value-type="float" office:value="37.3954536914825">
                <text:p>37.3954536914825</text:p>
              </table:table-cell>
              <table:table-cell office:value-type="float" office:value="37.4621696472168">
                <text:p>37.4621696472168</text:p>
              </table:table-cell>
              <table:table-cell office:value-type="float" office:value="37.528885602951">
                <text:p>37.528885602951</text:p>
              </table:table-cell>
              <table:table-cell office:value-type="float" office:value="37.5956015586853">
                <text:p>37.5956015586853</text:p>
              </table:table-cell>
              <table:table-cell office:value-type="float" office:value="37.6623177528381">
                <text:p>37.6623177528381</text:p>
              </table:table-cell>
              <table:table-cell office:value-type="float" office:value="37.7290337085724">
                <text:p>37.7290337085724</text:p>
              </table:table-cell>
              <table:table-cell office:value-type="float" office:value="37.7623918056488">
                <text:p>37.7623918056488</text:p>
              </table:table-cell>
              <table:table-cell office:value-type="float" office:value="37.7957499027252">
                <text:p>37.7957499027252</text:p>
              </table:table-cell>
              <table:table-cell office:value-type="float" office:value="37.8624660968781">
                <text:p>37.8624660968781</text:p>
              </table:table-cell>
              <table:table-cell office:value-type="float" office:value="37.9625403881073">
                <text:p>37.9625403881073</text:p>
              </table:table-cell>
              <table:table-cell office:value-type="float" office:value="38.0292551517487">
                <text:p>38.0292551517487</text:p>
              </table:table-cell>
              <table:table-cell office:value-type="float" office:value="38.0959684848785">
                <text:p>38.0959684848785</text:p>
              </table:table-cell>
              <table:table-cell office:value-type="float" office:value="38.1293253898621">
                <text:p>38.1293253898621</text:p>
              </table:table-cell>
              <table:table-cell office:value-type="float" office:value="38.1960389614105">
                <text:p>38.1960389614105</text:p>
              </table:table-cell>
              <table:table-cell office:value-type="float" office:value="38.2293956279755">
                <text:p>38.2293956279755</text:p>
              </table:table-cell>
              <table:table-cell office:value-type="float" office:value="38.262752532959">
                <text:p>38.262752532959</text:p>
              </table:table-cell>
              <table:table-cell office:value-type="float" office:value="38.2961091995239">
                <text:p>38.2961091995239</text:p>
              </table:table-cell>
              <table:table-cell office:value-type="float" office:value="38.3294658660889">
                <text:p>38.3294658660889</text:p>
              </table:table-cell>
              <table:table-cell office:value-type="float" office:value="38.3628225326538">
                <text:p>38.3628225326538</text:p>
              </table:table-cell>
              <table:table-cell office:value-type="float" office:value="38.4628927707672">
                <text:p>38.4628927707672</text:p>
              </table:table-cell>
              <table:table-cell office:value-type="float" office:value="38.4962496757507">
                <text:p>38.4962496757507</text:p>
              </table:table-cell>
              <table:table-cell office:value-type="float" office:value="38.5296063423157">
                <text:p>38.5296063423157</text:p>
              </table:table-cell>
              <table:table-cell office:value-type="float" office:value="38.6296763420105">
                <text:p>38.6296763420105</text:p>
              </table:table-cell>
              <table:table-cell office:value-type="float" office:value="38.696389913559">
                <text:p>38.696389913559</text:p>
              </table:table-cell>
              <table:table-cell office:value-type="float" office:value="38.7964599132538">
                <text:p>38.7964599132538</text:p>
              </table:table-cell>
              <table:table-cell office:value-type="float" office:value="38.8631734848022">
                <text:p>38.8631734848022</text:p>
              </table:table-cell>
              <table:table-cell office:value-type="float" office:value="38.8965301513672">
                <text:p>38.8965301513672</text:p>
              </table:table-cell>
              <table:table-cell office:value-type="float" office:value="38.9632434844971">
                <text:p>38.9632434844971</text:p>
              </table:table-cell>
              <table:table-cell office:value-type="float" office:value="39.0966701507568">
                <text:p>39.0966701507568</text:p>
              </table:table-cell>
              <table:table-cell office:value-type="float" office:value="39.1633837223053">
                <text:p>39.1633837223053</text:p>
              </table:table-cell>
              <table:table-cell office:value-type="float" office:value="39.1967403888702">
                <text:p>39.1967403888702</text:p>
              </table:table-cell>
              <table:table-cell office:value-type="float" office:value="39.2300970554352">
                <text:p>39.2300970554352</text:p>
              </table:table-cell>
              <table:table-cell office:value-type="float" office:value="39.2968101501465">
                <text:p>39.2968101501465</text:p>
              </table:table-cell>
              <table:table-cell office:value-type="float" office:value="39.4302368164062">
                <text:p>39.4302368164062</text:p>
              </table:table-cell>
              <table:table-cell office:value-type="float" office:value="39.5303068161011">
                <text:p>39.5303068161011</text:p>
              </table:table-cell>
              <table:table-cell office:value-type="float" office:value="39.597020149231">
                <text:p>39.597020149231</text:p>
              </table:table-cell>
              <table:table-cell office:value-type="float" office:value="39.6637332439423">
                <text:p>39.6637332439423</text:p>
              </table:table-cell>
              <table:table-cell office:value-type="float" office:value="39.7304463386536">
                <text:p>39.7304463386536</text:p>
              </table:table-cell>
              <table:table-cell office:value-type="float" office:value="39.7971596717834">
                <text:p>39.7971596717834</text:p>
              </table:table-cell>
              <table:table-cell office:value-type="float" office:value="39.8305160999298">
                <text:p>39.8305160999298</text:p>
              </table:table-cell>
              <table:table-cell office:value-type="float" office:value="39.8638727664947">
                <text:p>39.8638727664947</text:p>
              </table:table-cell>
              <table:table-cell office:value-type="float" office:value="39.9305860996246">
                <text:p>39.9305860996246</text:p>
              </table:table-cell>
              <table:table-cell office:value-type="float" office:value="40.0640127658844">
                <text:p>40.0640127658844</text:p>
              </table:table-cell>
              <table:table-cell office:value-type="float" office:value="40.1307263374329">
                <text:p>40.1307263374329</text:p>
              </table:table-cell>
              <table:table-cell office:value-type="float" office:value="40.1974396705627">
                <text:p>40.1974396705627</text:p>
              </table:table-cell>
              <table:table-cell office:value-type="float" office:value="40.2641534805298">
                <text:p>40.2641534805298</text:p>
              </table:table-cell>
              <table:table-cell office:value-type="float" office:value="40.3308668136597">
                <text:p>40.3308668136597</text:p>
              </table:table-cell>
              <table:table-cell office:value-type="float" office:value="40.3975803852081">
                <text:p>40.3975803852081</text:p>
              </table:table-cell>
              <table:table-cell office:value-type="float" office:value="40.464293718338">
                <text:p>40.464293718338</text:p>
              </table:table-cell>
              <table:table-cell office:value-type="float" office:value="40.5310072898865">
                <text:p>40.5310072898865</text:p>
              </table:table-cell>
              <table:table-cell office:value-type="float" office:value="40.6310775279999">
                <text:p>40.6310775279999</text:p>
              </table:table-cell>
              <table:table-cell office:value-type="float" office:value="40.6977908611298">
                <text:p>40.6977908611298</text:p>
              </table:table-cell>
              <table:table-cell office:value-type="float" office:value="40.7645044326782">
                <text:p>40.7645044326782</text:p>
              </table:table-cell>
              <table:table-cell office:value-type="float" office:value="40.7978610992432">
                <text:p>40.7978610992432</text:p>
              </table:table-cell>
              <table:table-cell office:value-type="float" office:value="40.8645744323731">
                <text:p>40.8645744323731</text:p>
              </table:table-cell>
              <table:table-cell office:value-type="float" office:value="40.9312880039215">
                <text:p>40.9312880039215</text:p>
              </table:table-cell>
              <table:table-cell office:value-type="float" office:value="40.9980013370514">
                <text:p>40.9980013370514</text:p>
              </table:table-cell>
              <table:table-cell office:value-type="float" office:value="41.0647139549255">
                <text:p>41.0647139549255</text:p>
              </table:table-cell>
              <table:table-cell office:value-type="float" office:value="41.1314265727997">
                <text:p>41.1314265727997</text:p>
              </table:table-cell>
              <table:table-cell office:value-type="float" office:value="41.3649208545685">
                <text:p>41.3649208545685</text:p>
              </table:table-cell>
              <table:table-cell office:value-type="float" office:value="41.4316337108612">
                <text:p>41.4316337108612</text:p>
              </table:table-cell>
              <table:table-cell office:value-type="float" office:value="41.4983460903168">
                <text:p>41.4983460903168</text:p>
              </table:table-cell>
              <table:table-cell office:value-type="float" office:value="41.5650587081909">
                <text:p>41.5650587081909</text:p>
              </table:table-cell>
              <table:table-cell office:value-type="float" office:value="41.6317710876465">
                <text:p>41.6317710876465</text:p>
              </table:table-cell>
              <table:table-cell office:value-type="float" office:value="41.6984834671021">
                <text:p>41.6984834671021</text:p>
              </table:table-cell>
              <table:table-cell office:value-type="float" office:value="41.7651960849762">
                <text:p>41.7651960849762</text:p>
              </table:table-cell>
              <table:table-cell office:value-type="float" office:value="41.8319084644318">
                <text:p>41.8319084644318</text:p>
              </table:table-cell>
              <table:table-cell office:value-type="float" office:value="41.8986208438873">
                <text:p>41.8986208438873</text:p>
              </table:table-cell>
              <table:table-cell office:value-type="float" office:value="41.9653329849243">
                <text:p>41.9653329849243</text:p>
              </table:table-cell>
              <table:table-cell office:value-type="float" office:value="42.0320465564728">
                <text:p>42.0320465564728</text:p>
              </table:table-cell>
              <table:table-cell office:value-type="float" office:value="42.098760843277">
                <text:p>42.098760843277</text:p>
              </table:table-cell>
              <table:table-cell office:value-type="float" office:value="42.1321179866791">
                <text:p>42.1321179866791</text:p>
              </table:table-cell>
              <table:table-cell office:value-type="float" office:value="42.1988322734833">
                <text:p>42.1988322734833</text:p>
              </table:table-cell>
              <table:table-cell office:value-type="float" office:value="42.2655465602875">
                <text:p>42.2655465602875</text:p>
              </table:table-cell>
              <table:table-cell office:value-type="float" office:value="42.2989037036896">
                <text:p>42.2989037036896</text:p>
              </table:table-cell>
              <table:table-cell office:value-type="float" office:value="42.3322608470917">
                <text:p>42.3322608470917</text:p>
              </table:table-cell>
              <table:table-cell office:value-type="float" office:value="42.3656179904938">
                <text:p>42.3656179904938</text:p>
              </table:table-cell>
              <table:table-cell office:value-type="float" office:value="42.432332277298">
                <text:p>42.432332277298</text:p>
              </table:table-cell>
              <table:table-cell office:value-type="float" office:value="42.4656894207001">
                <text:p>42.4656894207001</text:p>
              </table:table-cell>
              <table:table-cell office:value-type="float" office:value="42.5657608509064">
                <text:p>42.5657608509064</text:p>
              </table:table-cell>
              <table:table-cell office:value-type="float" office:value="42.6324751377106">
                <text:p>42.6324751377106</text:p>
              </table:table-cell>
              <table:table-cell office:value-type="float" office:value="42.6658322811127">
                <text:p>42.6658322811127</text:p>
              </table:table-cell>
              <table:table-cell office:value-type="float" office:value="42.7325463294983">
                <text:p>42.7325463294983</text:p>
              </table:table-cell>
              <table:table-cell office:value-type="float" office:value="42.7992608547211">
                <text:p>42.7992608547211</text:p>
              </table:table-cell>
              <table:table-cell office:value-type="float" office:value="42.8659751415253">
                <text:p>42.8659751415253</text:p>
              </table:table-cell>
              <table:table-cell office:value-type="float" office:value="42.9326891899109">
                <text:p>42.9326891899109</text:p>
              </table:table-cell>
              <table:table-cell office:value-type="float" office:value="42.9994037151337">
                <text:p>42.9994037151337</text:p>
              </table:table-cell>
              <table:table-cell office:value-type="float" office:value="43.0661172866821">
                <text:p>43.0661172866821</text:p>
              </table:table-cell>
              <table:table-cell office:value-type="float" office:value="43.0994739532471">
                <text:p>43.0994739532471</text:p>
              </table:table-cell>
              <table:table-cell office:value-type="float" office:value="43.166187286377">
                <text:p>43.166187286377</text:p>
              </table:table-cell>
              <table:table-cell office:value-type="float" office:value="43.2329008579254">
                <text:p>43.2329008579254</text:p>
              </table:table-cell>
              <table:table-cell office:value-type="float" office:value="43.2996144294739">
                <text:p>43.2996144294739</text:p>
              </table:table-cell>
              <table:table-cell office:value-type="float" office:value="43.3663277626038">
                <text:p>43.3663277626038</text:p>
              </table:table-cell>
              <table:table-cell office:value-type="float" office:value="43.4330413341522">
                <text:p>43.4330413341522</text:p>
              </table:table-cell>
              <table:table-cell office:value-type="float" office:value="43.4997546672821">
                <text:p>43.4997546672821</text:p>
              </table:table-cell>
              <table:table-cell office:value-type="float" office:value="43.566468000412">
                <text:p>43.566468000412</text:p>
              </table:table-cell>
              <table:table-cell office:value-type="float" office:value="43.5998246669769">
                <text:p>43.5998246669769</text:p>
              </table:table-cell>
              <table:table-cell office:value-type="float" office:value="43.6665382385254">
                <text:p>43.6665382385254</text:p>
              </table:table-cell>
              <table:table-cell office:value-type="float" office:value="43.7332515716553">
                <text:p>43.7332515716553</text:p>
              </table:table-cell>
              <table:table-cell office:value-type="float" office:value="43.8333215713501">
                <text:p>43.8333215713501</text:p>
              </table:table-cell>
              <table:table-cell office:value-type="float" office:value="43.90003490448">
                <text:p>43.90003490448</text:p>
              </table:table-cell>
              <table:table-cell office:value-type="float" office:value="43.9333913326263">
                <text:p>43.9333913326263</text:p>
              </table:table-cell>
              <table:table-cell office:value-type="float" office:value="43.9667479991913">
                <text:p>43.9667479991913</text:p>
              </table:table-cell>
              <table:table-cell office:value-type="float" office:value="44.0334639549255">
                <text:p>44.0334639549255</text:p>
              </table:table-cell>
              <table:table-cell office:value-type="float" office:value="44.0668227672577">
                <text:p>44.0668227672577</text:p>
              </table:table-cell>
              <table:table-cell office:value-type="float" office:value="44.1668999195099">
                <text:p>44.1668999195099</text:p>
              </table:table-cell>
              <table:table-cell office:value-type="float" office:value="44.2336180210114">
                <text:p>44.2336180210114</text:p>
              </table:table-cell>
              <table:table-cell office:value-type="float" office:value="44.3003361225128">
                <text:p>44.3003361225128</text:p>
              </table:table-cell>
              <table:table-cell office:value-type="float" office:value="44.3670544624329">
                <text:p>44.3670544624329</text:p>
              </table:table-cell>
              <table:table-cell office:value-type="float" office:value="44.4337728023529">
                <text:p>44.4337728023529</text:p>
              </table:table-cell>
              <table:table-cell office:value-type="float" office:value="44.500491142273">
                <text:p>44.500491142273</text:p>
              </table:table-cell>
              <table:table-cell office:value-type="float" office:value="44.6005687713623">
                <text:p>44.6005687713623</text:p>
              </table:table-cell>
              <table:table-cell office:value-type="float" office:value="44.6672868728638">
                <text:p>44.6672868728638</text:p>
              </table:table-cell>
              <table:table-cell office:value-type="float" office:value="44.7340054512024">
                <text:p>44.7340054512024</text:p>
              </table:table-cell>
              <table:table-cell office:value-type="float" office:value="44.800724029541">
                <text:p>44.800724029541</text:p>
              </table:table-cell>
              <table:table-cell office:value-type="float" office:value="44.8340833187103">
                <text:p>44.8340833187103</text:p>
              </table:table-cell>
              <table:table-cell office:value-type="float" office:value="44.8674423694611">
                <text:p>44.8674423694611</text:p>
              </table:table-cell>
              <table:table-cell office:value-type="float" office:value="44.900801897049">
                <text:p>44.900801897049</text:p>
              </table:table-cell>
              <table:table-cell office:value-type="float" office:value="44.9341611862183">
                <text:p>44.9341611862183</text:p>
              </table:table-cell>
              <table:table-cell office:value-type="float" office:value="45.0008797645569">
                <text:p>45.0008797645569</text:p>
              </table:table-cell>
              <table:table-cell office:value-type="float" office:value="45.067596912384">
                <text:p>45.067596912384</text:p>
              </table:table-cell>
              <table:table-cell office:value-type="float" office:value="45.1343140602112">
                <text:p>45.1343140602112</text:p>
              </table:table-cell>
              <table:table-cell office:value-type="float" office:value="45.2010312080383">
                <text:p>45.2010312080383</text:p>
              </table:table-cell>
              <table:table-cell office:value-type="float" office:value="45.2677485942841">
                <text:p>45.2677485942841</text:p>
              </table:table-cell>
              <table:table-cell office:value-type="float" office:value="45.3011071681976">
                <text:p>45.3011071681976</text:p>
              </table:table-cell>
              <table:table-cell office:value-type="float" office:value="45.3678245544434">
                <text:p>45.3678245544434</text:p>
              </table:table-cell>
              <table:table-cell office:value-type="float" office:value="45.4011831283569">
                <text:p>45.4011831283569</text:p>
              </table:table-cell>
              <table:table-cell office:value-type="float" office:value="45.4679005146027">
                <text:p>45.4679005146027</text:p>
              </table:table-cell>
              <table:table-cell office:value-type="float" office:value="45.5346179008484">
                <text:p>45.5346179008484</text:p>
              </table:table-cell>
              <table:table-cell office:value-type="float" office:value="45.5679767131805">
                <text:p>45.5679767131805</text:p>
              </table:table-cell>
              <table:table-cell office:value-type="float" office:value="45.6346938610077">
                <text:p>45.6346938610077</text:p>
              </table:table-cell>
              <table:table-cell office:value-type="float" office:value="45.6680529117584">
                <text:p>45.6680529117584</text:p>
              </table:table-cell>
              <table:table-cell office:value-type="float" office:value="45.701411485672">
                <text:p>45.701411485672</text:p>
              </table:table-cell>
              <table:table-cell office:value-type="float" office:value="45.7347700595856">
                <text:p>45.7347700595856</text:p>
              </table:table-cell>
              <table:table-cell office:value-type="float" office:value="45.7681288719177">
                <text:p>45.7681288719177</text:p>
              </table:table-cell>
              <table:table-cell office:value-type="float" office:value="45.834846496582">
                <text:p>45.834846496582</text:p>
              </table:table-cell>
            </table:table-row>
            <table:table-row>
              <table:table-cell office:value-type="string">
                <text:p>y_disp-axis</text:p>
                <draw:g>
                  <svg:desc>flat5.A6:flat5.A6</svg:desc>
                </draw:g>
              </table:table-cell>
              <table:table-cell office:value-type="float" office:value="0.297357429859765">
                <text:p>0.297357429859765</text:p>
                <draw:g>
                  <svg:desc>flat5.B6:flat5.ZH6</svg:desc>
                </draw:g>
              </table:table-cell>
              <table:table-cell office:value-type="float" office:value="0.297374335095645">
                <text:p>0.297374335095645</text:p>
              </table:table-cell>
              <table:table-cell office:value-type="float" office:value="0.297374792016249">
                <text:p>0.297374792016249</text:p>
              </table:table-cell>
              <table:table-cell office:value-type="float" office:value="0.297340810779911">
                <text:p>0.297340810779911</text:p>
              </table:table-cell>
              <table:table-cell office:value-type="float" office:value="0.297364449625349">
                <text:p>0.297364449625349</text:p>
              </table:table-cell>
              <table:table-cell office:value-type="float" office:value="0.297322649381629">
                <text:p>0.297322649381629</text:p>
              </table:table-cell>
              <table:table-cell office:value-type="float" office:value="0.297368332637076">
                <text:p>0.297368332637076</text:p>
              </table:table-cell>
              <table:table-cell office:value-type="float" office:value="0.297392031115991">
                <text:p>0.297392031115991</text:p>
              </table:table-cell>
              <table:table-cell office:value-type="float" office:value="0.297358897918916">
                <text:p>0.297358897918916</text:p>
              </table:table-cell>
              <table:table-cell office:value-type="float" office:value="0.297381125037753">
                <text:p>0.297381125037753</text:p>
              </table:table-cell>
              <table:table-cell office:value-type="float" office:value="0.297364294590354">
                <text:p>0.297364294590354</text:p>
              </table:table-cell>
              <table:table-cell office:value-type="float" office:value="0.297337908295583">
                <text:p>0.297337908295583</text:p>
              </table:table-cell>
              <table:table-cell office:value-type="float" office:value="0.297333487137097">
                <text:p>0.297333487137097</text:p>
              </table:table-cell>
              <table:table-cell office:value-type="float" office:value="0.297325690672332">
                <text:p>0.297325690672332</text:p>
              </table:table-cell>
              <table:table-cell office:value-type="float" office:value="0.297327228223275">
                <text:p>0.297327228223275</text:p>
              </table:table-cell>
              <table:table-cell office:value-type="float" office:value="0.297349952591224">
                <text:p>0.297349952591224</text:p>
              </table:table-cell>
              <table:table-cell office:value-type="float" office:value="0.297361151442877">
                <text:p>0.297361151442877</text:p>
              </table:table-cell>
              <table:table-cell office:value-type="float" office:value="0.297328930047367">
                <text:p>0.297328930047367</text:p>
              </table:table-cell>
              <table:table-cell office:value-type="float" office:value="0.297373781516315">
                <text:p>0.297373781516315</text:p>
              </table:table-cell>
              <table:table-cell office:value-type="float" office:value="0.297390360046513">
                <text:p>0.297390360046513</text:p>
              </table:table-cell>
              <table:table-cell office:value-type="float" office:value="0.297365582110235">
                <text:p>0.297365582110235</text:p>
              </table:table-cell>
              <table:table-cell office:value-type="float" office:value="0.297336351146072">
                <text:p>0.297336351146072</text:p>
              </table:table-cell>
              <table:table-cell office:value-type="float" office:value="0.297377494851219">
                <text:p>0.297377494851219</text:p>
              </table:table-cell>
              <table:table-cell office:value-type="float" office:value="0.297354124105041">
                <text:p>0.297354124105041</text:p>
              </table:table-cell>
              <table:table-cell office:value-type="float" office:value="0.297350197786849">
                <text:p>0.297350197786849</text:p>
              </table:table-cell>
              <table:table-cell office:value-type="float" office:value="0.297330703379384">
                <text:p>0.297330703379384</text:p>
              </table:table-cell>
              <table:table-cell office:value-type="float" office:value="0.297379021958195">
                <text:p>0.297379021958195</text:p>
              </table:table-cell>
              <table:table-cell office:value-type="float" office:value="0.297384659157427">
                <text:p>0.297384659157427</text:p>
              </table:table-cell>
              <table:table-cell office:value-type="float" office:value="0.297379658664395">
                <text:p>0.297379658664395</text:p>
              </table:table-cell>
              <table:table-cell office:value-type="float" office:value="0.297351607213763">
                <text:p>0.297351607213763</text:p>
              </table:table-cell>
              <table:table-cell office:value-type="float" office:value="0.297376642268235">
                <text:p>0.297376642268235</text:p>
              </table:table-cell>
              <table:table-cell office:value-type="float" office:value="0.29736153697926">
                <text:p>0.29736153697926</text:p>
              </table:table-cell>
              <table:table-cell office:value-type="float" office:value="0.297360591329012">
                <text:p>0.297360591329012</text:p>
              </table:table-cell>
              <table:table-cell office:value-type="float" office:value="0.297325755631321">
                <text:p>0.297325755631321</text:p>
              </table:table-cell>
              <table:table-cell office:value-type="float" office:value="0.297336184653332">
                <text:p>0.297336184653332</text:p>
              </table:table-cell>
              <table:table-cell office:value-type="float" office:value="0.297342968324503">
                <text:p>0.297342968324503</text:p>
              </table:table-cell>
              <table:table-cell office:value-type="float" office:value="0.29736300500507">
                <text:p>0.29736300500507</text:p>
              </table:table-cell>
              <table:table-cell office:value-type="float" office:value="0.297336598167843">
                <text:p>0.297336598167843</text:p>
              </table:table-cell>
              <table:table-cell office:value-type="float" office:value="0.297336218462072">
                <text:p>0.297336218462072</text:p>
              </table:table-cell>
              <table:table-cell office:value-type="float" office:value="0.297372562883162">
                <text:p>0.297372562883162</text:p>
              </table:table-cell>
              <table:table-cell office:value-type="float" office:value="0.297361758899829">
                <text:p>0.297361758899829</text:p>
              </table:table-cell>
              <table:table-cell office:value-type="float" office:value="0.29732286844573">
                <text:p>0.29732286844573</text:p>
              </table:table-cell>
              <table:table-cell office:value-type="float" office:value="0.297356937729355">
                <text:p>0.297356937729355</text:p>
              </table:table-cell>
              <table:table-cell office:value-type="float" office:value="0.297339155476449">
                <text:p>0.297339155476449</text:p>
              </table:table-cell>
              <table:table-cell office:value-type="float" office:value="0.297337407244458">
                <text:p>0.297337407244458</text:p>
              </table:table-cell>
              <table:table-cell office:value-type="float" office:value="0.297369832849657">
                <text:p>0.297369832849657</text:p>
              </table:table-cell>
              <table:table-cell office:value-type="float" office:value="0.297335759344195">
                <text:p>0.297335759344195</text:p>
              </table:table-cell>
              <table:table-cell office:value-type="float" office:value="0.297368757493868">
                <text:p>0.297368757493868</text:p>
              </table:table-cell>
              <table:table-cell office:value-type="float" office:value="0.297369524284043">
                <text:p>0.297369524284043</text:p>
              </table:table-cell>
              <table:table-cell office:value-type="float" office:value="0.297369018491067">
                <text:p>0.297369018491067</text:p>
              </table:table-cell>
              <table:table-cell office:value-type="float" office:value="0.297377930782661">
                <text:p>0.297377930782661</text:p>
              </table:table-cell>
              <table:table-cell office:value-type="float" office:value="0.297353637298005">
                <text:p>0.297353637298005</text:p>
              </table:table-cell>
              <table:table-cell office:value-type="float" office:value="0.29733794720321">
                <text:p>0.29733794720321</text:p>
              </table:table-cell>
              <table:table-cell office:value-type="float" office:value="0.297312394452605">
                <text:p>0.297312394452605</text:p>
              </table:table-cell>
              <table:table-cell office:value-type="float" office:value="0.297373700527347">
                <text:p>0.297373700527347</text:p>
              </table:table-cell>
              <table:table-cell office:value-type="float" office:value="0.297378021054039">
                <text:p>0.297378021054039</text:p>
              </table:table-cell>
              <table:table-cell office:value-type="float" office:value="0.297358084505461">
                <text:p>0.297358084505461</text:p>
              </table:table-cell>
              <table:table-cell office:value-type="float" office:value="0.297352441466652">
                <text:p>0.297352441466652</text:p>
              </table:table-cell>
              <table:table-cell office:value-type="float" office:value="0.297349370848951">
                <text:p>0.297349370848951</text:p>
              </table:table-cell>
              <table:table-cell office:value-type="float" office:value="0.297328878236983">
                <text:p>0.297328878236983</text:p>
              </table:table-cell>
              <table:table-cell office:value-type="float" office:value="0.297325474475376">
                <text:p>0.297325474475376</text:p>
              </table:table-cell>
              <table:table-cell office:value-type="float" office:value="0.297351480762683">
                <text:p>0.297351480762683</text:p>
              </table:table-cell>
              <table:table-cell office:value-type="float" office:value="0.297337732972639">
                <text:p>0.297337732972639</text:p>
              </table:table-cell>
              <table:table-cell office:value-type="float" office:value="0.297350714247965">
                <text:p>0.297350714247965</text:p>
              </table:table-cell>
              <table:table-cell office:value-type="float" office:value="0.29736251521697">
                <text:p>0.29736251521697</text:p>
              </table:table-cell>
              <table:table-cell office:value-type="float" office:value="0.297367891101199">
                <text:p>0.297367891101199</text:p>
              </table:table-cell>
              <table:table-cell office:value-type="float" office:value="0.297339726876676">
                <text:p>0.297339726876676</text:p>
              </table:table-cell>
              <table:table-cell office:value-type="float" office:value="0.297361649227061">
                <text:p>0.297361649227061</text:p>
              </table:table-cell>
              <table:table-cell office:value-type="float" office:value="0.297378782817918">
                <text:p>0.297378782817918</text:p>
              </table:table-cell>
              <table:table-cell office:value-type="float" office:value="0.297362642080337">
                <text:p>0.297362642080337</text:p>
              </table:table-cell>
              <table:table-cell office:value-type="float" office:value="0.297348980494037">
                <text:p>0.297348980494037</text:p>
              </table:table-cell>
              <table:table-cell office:value-type="float" office:value="0.297362892603229">
                <text:p>0.297362892603229</text:p>
              </table:table-cell>
              <table:table-cell office:value-type="float" office:value="0.297353367404239">
                <text:p>0.297353367404239</text:p>
              </table:table-cell>
              <table:table-cell office:value-type="float" office:value="0.29734450472699">
                <text:p>0.29734450472699</text:p>
              </table:table-cell>
              <table:table-cell office:value-type="float" office:value="0.297326146403089">
                <text:p>0.297326146403089</text:p>
              </table:table-cell>
              <table:table-cell office:value-type="float" office:value="0.297365687059898">
                <text:p>0.297365687059898</text:p>
              </table:table-cell>
              <table:table-cell office:value-type="float" office:value="0.297342003373399">
                <text:p>0.297342003373399</text:p>
              </table:table-cell>
              <table:table-cell office:value-type="float" office:value="0.297376835229165">
                <text:p>0.297376835229165</text:p>
              </table:table-cell>
              <table:table-cell office:value-type="float" office:value="0.296924824345623">
                <text:p>0.296924824345623</text:p>
              </table:table-cell>
              <table:table-cell office:value-type="float" office:value="0.297115053100983">
                <text:p>0.297115053100983</text:p>
              </table:table-cell>
              <table:table-cell office:value-type="float" office:value="0.298759407004771">
                <text:p>0.298759407004771</text:p>
              </table:table-cell>
              <table:table-cell office:value-type="float" office:value="0.300960205007428">
                <text:p>0.300960205007428</text:p>
              </table:table-cell>
              <table:table-cell office:value-type="float" office:value="0.299450759883932">
                <text:p>0.299450759883932</text:p>
              </table:table-cell>
              <table:table-cell office:value-type="float" office:value="0.297651877146457">
                <text:p>0.297651877146457</text:p>
              </table:table-cell>
              <table:table-cell office:value-type="float" office:value="0.299022399983809">
                <text:p>0.299022399983809</text:p>
              </table:table-cell>
              <table:table-cell office:value-type="float" office:value="0.298968029871716">
                <text:p>0.298968029871716</text:p>
              </table:table-cell>
              <table:table-cell office:value-type="float" office:value="0.302730084775307">
                <text:p>0.302730084775307</text:p>
              </table:table-cell>
              <table:table-cell office:value-type="float" office:value="0.304835331932503">
                <text:p>0.304835331932503</text:p>
              </table:table-cell>
              <table:table-cell office:value-type="float" office:value="0.305956472825688">
                <text:p>0.305956472825688</text:p>
              </table:table-cell>
              <table:table-cell office:value-type="float" office:value="0.304623169213167">
                <text:p>0.304623169213167</text:p>
              </table:table-cell>
              <table:table-cell office:value-type="float" office:value="0.301515735790495">
                <text:p>0.301515735790495</text:p>
              </table:table-cell>
              <table:table-cell office:value-type="float" office:value="0.300712749387731">
                <text:p>0.300712749387731</text:p>
              </table:table-cell>
              <table:table-cell office:value-type="float" office:value="0.300950326776776">
                <text:p>0.300950326776776</text:p>
              </table:table-cell>
              <table:table-cell office:value-type="float" office:value="0.300042231010853">
                <text:p>0.300042231010853</text:p>
              </table:table-cell>
              <table:table-cell office:value-type="float" office:value="0.304355106877208">
                <text:p>0.304355106877208</text:p>
              </table:table-cell>
              <table:table-cell office:value-type="float" office:value="0.305507844870292">
                <text:p>0.305507844870292</text:p>
              </table:table-cell>
              <table:table-cell office:value-type="float" office:value="0.302392804710762">
                <text:p>0.302392804710762</text:p>
              </table:table-cell>
              <table:table-cell office:value-type="float" office:value="0.301724597487484">
                <text:p>0.301724597487484</text:p>
              </table:table-cell>
              <table:table-cell office:value-type="float" office:value="0.301306918786963">
                <text:p>0.301306918786963</text:p>
              </table:table-cell>
              <table:table-cell office:value-type="float" office:value="0.300976578318952">
                <text:p>0.300976578318952</text:p>
              </table:table-cell>
              <table:table-cell office:value-type="float" office:value="0.304386936992576">
                <text:p>0.304386936992576</text:p>
              </table:table-cell>
              <table:table-cell office:value-type="float" office:value="0.306919025882513">
                <text:p>0.306919025882513</text:p>
              </table:table-cell>
              <table:table-cell office:value-type="float" office:value="0.30810198455113">
                <text:p>0.30810198455113</text:p>
              </table:table-cell>
              <table:table-cell office:value-type="float" office:value="0.307549142395539">
                <text:p>0.307549142395539</text:p>
              </table:table-cell>
              <table:table-cell office:value-type="float" office:value="0.303373570627352">
                <text:p>0.303373570627352</text:p>
              </table:table-cell>
              <table:table-cell office:value-type="float" office:value="0.301297777683169">
                <text:p>0.301297777683169</text:p>
              </table:table-cell>
              <table:table-cell office:value-type="float" office:value="0.303592124861926">
                <text:p>0.303592124861926</text:p>
              </table:table-cell>
              <table:table-cell office:value-type="float" office:value="0.305926380354285">
                <text:p>0.305926380354285</text:p>
              </table:table-cell>
              <table:table-cell office:value-type="float" office:value="0.307333547436087">
                <text:p>0.307333547436087</text:p>
              </table:table-cell>
              <table:table-cell office:value-type="float" office:value="0.307237378194552">
                <text:p>0.307237378194552</text:p>
              </table:table-cell>
              <table:table-cell office:value-type="float" office:value="0.305216818446593">
                <text:p>0.305216818446593</text:p>
              </table:table-cell>
              <table:table-cell office:value-type="float" office:value="0.304204843538787">
                <text:p>0.304204843538787</text:p>
              </table:table-cell>
              <table:table-cell office:value-type="float" office:value="0.304933147920359">
                <text:p>0.304933147920359</text:p>
              </table:table-cell>
              <table:table-cell office:value-type="float" office:value="0.309484879599749">
                <text:p>0.309484879599749</text:p>
              </table:table-cell>
              <table:table-cell office:value-type="float" office:value="0.30765672351628">
                <text:p>0.30765672351628</text:p>
              </table:table-cell>
              <table:table-cell office:value-type="float" office:value="0.305400403086072">
                <text:p>0.305400403086072</text:p>
              </table:table-cell>
              <table:table-cell office:value-type="float" office:value="0.304344760025329">
                <text:p>0.304344760025329</text:p>
              </table:table-cell>
              <table:table-cell office:value-type="float" office:value="0.307055822093382">
                <text:p>0.307055822093382</text:p>
              </table:table-cell>
              <table:table-cell office:value-type="float" office:value="0.309082832996323">
                <text:p>0.309082832996323</text:p>
              </table:table-cell>
              <table:table-cell office:value-type="float" office:value="0.305642498841588">
                <text:p>0.305642498841588</text:p>
              </table:table-cell>
              <table:table-cell office:value-type="float" office:value="0.305704671906753">
                <text:p>0.305704671906753</text:p>
              </table:table-cell>
              <table:table-cell office:value-type="float" office:value="0.306470685641111">
                <text:p>0.306470685641111</text:p>
              </table:table-cell>
              <table:table-cell office:value-type="float" office:value="0.304660354020226">
                <text:p>0.304660354020226</text:p>
              </table:table-cell>
              <table:table-cell office:value-type="float" office:value="0.30530685687606">
                <text:p>0.30530685687606</text:p>
              </table:table-cell>
              <table:table-cell office:value-type="float" office:value="0.308804042158817">
                <text:p>0.308804042158817</text:p>
              </table:table-cell>
              <table:table-cell office:value-type="float" office:value="0.310595837413662">
                <text:p>0.310595837413662</text:p>
              </table:table-cell>
              <table:table-cell office:value-type="float" office:value="0.309562228598957">
                <text:p>0.309562228598957</text:p>
              </table:table-cell>
              <table:table-cell office:value-type="float" office:value="0.306655908386161">
                <text:p>0.306655908386161</text:p>
              </table:table-cell>
              <table:table-cell office:value-type="float" office:value="0.306789792131144">
                <text:p>0.306789792131144</text:p>
              </table:table-cell>
              <table:table-cell office:value-type="float" office:value="0.304846623890861">
                <text:p>0.304846623890861</text:p>
              </table:table-cell>
              <table:table-cell office:value-type="float" office:value="0.307510351249419">
                <text:p>0.307510351249419</text:p>
              </table:table-cell>
              <table:table-cell office:value-type="float" office:value="0.309537116052115">
                <text:p>0.309537116052115</text:p>
              </table:table-cell>
              <table:table-cell office:value-type="float" office:value="0.309084280343487">
                <text:p>0.309084280343487</text:p>
              </table:table-cell>
              <table:table-cell office:value-type="float" office:value="0.30703971723825">
                <text:p>0.30703971723825</text:p>
              </table:table-cell>
              <table:table-cell office:value-type="float" office:value="0.306772656956474">
                <text:p>0.306772656956474</text:p>
              </table:table-cell>
              <table:table-cell office:value-type="float" office:value="0.307489953940712">
                <text:p>0.307489953940712</text:p>
              </table:table-cell>
              <table:table-cell office:value-type="float" office:value="0.306348837976159">
                <text:p>0.306348837976159</text:p>
              </table:table-cell>
              <table:table-cell office:value-type="float" office:value="0.305654712953603">
                <text:p>0.305654712953603</text:p>
              </table:table-cell>
              <table:table-cell office:value-type="float" office:value="0.310900303798765">
                <text:p>0.310900303798765</text:p>
              </table:table-cell>
              <table:table-cell office:value-type="float" office:value="0.310901544768922">
                <text:p>0.310901544768922</text:p>
              </table:table-cell>
              <table:table-cell office:value-type="float" office:value="0.308390728384247">
                <text:p>0.308390728384247</text:p>
              </table:table-cell>
              <table:table-cell office:value-type="float" office:value="0.307482323995899">
                <text:p>0.307482323995899</text:p>
              </table:table-cell>
              <table:table-cell office:value-type="float" office:value="0.304943528049396">
                <text:p>0.304943528049396</text:p>
              </table:table-cell>
              <table:table-cell office:value-type="float" office:value="0.309296242698123">
                <text:p>0.309296242698123</text:p>
              </table:table-cell>
              <table:table-cell office:value-type="float" office:value="0.31032935943583">
                <text:p>0.31032935943583</text:p>
              </table:table-cell>
              <table:table-cell office:value-type="float" office:value="0.309370269441425">
                <text:p>0.309370269441425</text:p>
              </table:table-cell>
              <table:table-cell office:value-type="float" office:value="0.306009367801805">
                <text:p>0.306009367801805</text:p>
              </table:table-cell>
              <table:table-cell office:value-type="float" office:value="0.306376596148943">
                <text:p>0.306376596148943</text:p>
              </table:table-cell>
              <table:table-cell office:value-type="float" office:value="0.308230376576499">
                <text:p>0.308230376576499</text:p>
              </table:table-cell>
              <table:table-cell office:value-type="float" office:value="0.3114459083644">
                <text:p>0.3114459083644</text:p>
              </table:table-cell>
              <table:table-cell office:value-type="float" office:value="0.308621412780639">
                <text:p>0.308621412780639</text:p>
              </table:table-cell>
              <table:table-cell office:value-type="float" office:value="0.307794500293772">
                <text:p>0.307794500293772</text:p>
              </table:table-cell>
              <table:table-cell office:value-type="float" office:value="0.305617265872054">
                <text:p>0.305617265872054</text:p>
              </table:table-cell>
              <table:table-cell office:value-type="float" office:value="0.309370711741475">
                <text:p>0.309370711741475</text:p>
              </table:table-cell>
              <table:table-cell office:value-type="float" office:value="0.307415853506006">
                <text:p>0.307415853506006</text:p>
              </table:table-cell>
              <table:table-cell office:value-type="float" office:value="0.306966207474918">
                <text:p>0.306966207474918</text:p>
              </table:table-cell>
              <table:table-cell office:value-type="float" office:value="0.304414997205631">
                <text:p>0.304414997205631</text:p>
              </table:table-cell>
              <table:table-cell office:value-type="float" office:value="0.309713388203256">
                <text:p>0.309713388203256</text:p>
              </table:table-cell>
              <table:table-cell office:value-type="float" office:value="0.310950000481969">
                <text:p>0.310950000481969</text:p>
              </table:table-cell>
              <table:table-cell office:value-type="float" office:value="0.307574577517474">
                <text:p>0.307574577517474</text:p>
              </table:table-cell>
              <table:table-cell office:value-type="float" office:value="0.307804826741506">
                <text:p>0.307804826741506</text:p>
              </table:table-cell>
              <table:table-cell office:value-type="float" office:value="0.305482645508083">
                <text:p>0.305482645508083</text:p>
              </table:table-cell>
              <table:table-cell office:value-type="float" office:value="0.307251312405841">
                <text:p>0.307251312405841</text:p>
              </table:table-cell>
              <table:table-cell office:value-type="float" office:value="0.308422285827768">
                <text:p>0.308422285827768</text:p>
              </table:table-cell>
              <table:table-cell office:value-type="float" office:value="0.308696710555177">
                <text:p>0.308696710555177</text:p>
              </table:table-cell>
              <table:table-cell office:value-type="float" office:value="0.305356444263049">
                <text:p>0.305356444263049</text:p>
              </table:table-cell>
              <table:table-cell office:value-type="float" office:value="0.306034553936525">
                <text:p>0.306034553936525</text:p>
              </table:table-cell>
              <table:table-cell office:value-type="float" office:value="0.304785919728743">
                <text:p>0.304785919728743</text:p>
              </table:table-cell>
              <table:table-cell office:value-type="float" office:value="0.306316355319997">
                <text:p>0.306316355319997</text:p>
              </table:table-cell>
              <table:table-cell office:value-type="float" office:value="0.310392269533292">
                <text:p>0.310392269533292</text:p>
              </table:table-cell>
              <table:table-cell office:value-type="float" office:value="0.310747116202198">
                <text:p>0.310747116202198</text:p>
              </table:table-cell>
              <table:table-cell office:value-type="float" office:value="0.309194717517769">
                <text:p>0.309194717517769</text:p>
              </table:table-cell>
              <table:table-cell office:value-type="float" office:value="0.307026066125064">
                <text:p>0.307026066125064</text:p>
              </table:table-cell>
              <table:table-cell office:value-type="float" office:value="0.307074135030878">
                <text:p>0.307074135030878</text:p>
              </table:table-cell>
              <table:table-cell office:value-type="float" office:value="0.305069954090603">
                <text:p>0.305069954090603</text:p>
              </table:table-cell>
              <table:table-cell office:value-type="float" office:value="0.304431574175011">
                <text:p>0.304431574175011</text:p>
              </table:table-cell>
              <table:table-cell office:value-type="float" office:value="0.307644956923431">
                <text:p>0.307644956923431</text:p>
              </table:table-cell>
              <table:table-cell office:value-type="float" office:value="0.306674695840537">
                <text:p>0.306674695840537</text:p>
              </table:table-cell>
              <table:table-cell office:value-type="float" office:value="0.305133163393388">
                <text:p>0.305133163393388</text:p>
              </table:table-cell>
              <table:table-cell office:value-type="float" office:value="0.306441524771758">
                <text:p>0.306441524771758</text:p>
              </table:table-cell>
              <table:table-cell office:value-type="float" office:value="0.305957802608416">
                <text:p>0.305957802608416</text:p>
              </table:table-cell>
              <table:table-cell office:value-type="float" office:value="0.308109565070651">
                <text:p>0.308109565070651</text:p>
              </table:table-cell>
              <table:table-cell office:value-type="float" office:value="0.310430870243074">
                <text:p>0.310430870243074</text:p>
              </table:table-cell>
              <table:table-cell office:value-type="float" office:value="0.309647160078072">
                <text:p>0.309647160078072</text:p>
              </table:table-cell>
              <table:table-cell office:value-type="float" office:value="0.30736634666399">
                <text:p>0.30736634666399</text:p>
              </table:table-cell>
              <table:table-cell office:value-type="float" office:value="0.306638951489963">
                <text:p>0.306638951489963</text:p>
              </table:table-cell>
              <table:table-cell office:value-type="float" office:value="0.304772320136702">
                <text:p>0.304772320136702</text:p>
              </table:table-cell>
              <table:table-cell office:value-type="float" office:value="0.307200761449547">
                <text:p>0.307200761449547</text:p>
              </table:table-cell>
              <table:table-cell office:value-type="float" office:value="0.306408116351161">
                <text:p>0.306408116351161</text:p>
              </table:table-cell>
              <table:table-cell office:value-type="float" office:value="0.304775777888086">
                <text:p>0.304775777888086</text:p>
              </table:table-cell>
              <table:table-cell office:value-type="float" office:value="0.310089679296855">
                <text:p>0.310089679296855</text:p>
              </table:table-cell>
              <table:table-cell office:value-type="float" office:value="0.30982683547989">
                <text:p>0.30982683547989</text:p>
              </table:table-cell>
              <table:table-cell office:value-type="float" office:value="0.309170489439521">
                <text:p>0.309170489439521</text:p>
              </table:table-cell>
              <table:table-cell office:value-type="float" office:value="0.308046695073858">
                <text:p>0.308046695073858</text:p>
              </table:table-cell>
              <table:table-cell office:value-type="float" office:value="0.306549110791634">
                <text:p>0.306549110791634</text:p>
              </table:table-cell>
              <table:table-cell office:value-type="float" office:value="0.305682944272112">
                <text:p>0.305682944272112</text:p>
              </table:table-cell>
              <table:table-cell office:value-type="float" office:value="0.309875158604956">
                <text:p>0.309875158604956</text:p>
              </table:table-cell>
              <table:table-cell office:value-type="float" office:value="0.309264871198645">
                <text:p>0.309264871198645</text:p>
              </table:table-cell>
              <table:table-cell office:value-type="float" office:value="0.302926954846403">
                <text:p>0.302926954846403</text:p>
              </table:table-cell>
              <table:table-cell office:value-type="float" office:value="0.303421704311493">
                <text:p>0.303421704311493</text:p>
              </table:table-cell>
              <table:table-cell office:value-type="float" office:value="0.30283714880213">
                <text:p>0.30283714880213</text:p>
              </table:table-cell>
              <table:table-cell office:value-type="float" office:value="0.302985727718802">
                <text:p>0.302985727718802</text:p>
              </table:table-cell>
              <table:table-cell office:value-type="float" office:value="0.305592911463285">
                <text:p>0.305592911463285</text:p>
              </table:table-cell>
              <table:table-cell office:value-type="float" office:value="0.308090745251942">
                <text:p>0.308090745251942</text:p>
              </table:table-cell>
              <table:table-cell office:value-type="float" office:value="0.30884275686534">
                <text:p>0.30884275686534</text:p>
              </table:table-cell>
              <table:table-cell office:value-type="float" office:value="0.307839558402594">
                <text:p>0.307839558402594</text:p>
              </table:table-cell>
              <table:table-cell office:value-type="float" office:value="0.307671451020604">
                <text:p>0.307671451020604</text:p>
              </table:table-cell>
              <table:table-cell office:value-type="float" office:value="0.307537650620817">
                <text:p>0.307537650620817</text:p>
              </table:table-cell>
              <table:table-cell office:value-type="float" office:value="0.306742508056785">
                <text:p>0.306742508056785</text:p>
              </table:table-cell>
              <table:table-cell office:value-type="float" office:value="0.306843987739034">
                <text:p>0.306843987739034</text:p>
              </table:table-cell>
              <table:table-cell office:value-type="float" office:value="0.303596763575127">
                <text:p>0.303596763575127</text:p>
              </table:table-cell>
              <table:table-cell office:value-type="float" office:value="0.302532110056704">
                <text:p>0.302532110056704</text:p>
              </table:table-cell>
              <table:table-cell office:value-type="float" office:value="0.301870757657141">
                <text:p>0.301870757657141</text:p>
              </table:table-cell>
              <table:table-cell office:value-type="float" office:value="0.306385215673393">
                <text:p>0.306385215673393</text:p>
              </table:table-cell>
              <table:table-cell office:value-type="float" office:value="0.30886989190999">
                <text:p>0.30886989190999</text:p>
              </table:table-cell>
              <table:table-cell office:value-type="float" office:value="0.306613151266523">
                <text:p>0.306613151266523</text:p>
              </table:table-cell>
              <table:table-cell office:value-type="float" office:value="0.306249007298002">
                <text:p>0.306249007298002</text:p>
              </table:table-cell>
              <table:table-cell office:value-type="float" office:value="0.306070843312318">
                <text:p>0.306070843312318</text:p>
              </table:table-cell>
              <table:table-cell office:value-type="float" office:value="0.303779134087348">
                <text:p>0.303779134087348</text:p>
              </table:table-cell>
              <table:table-cell office:value-type="float" office:value="0.302387786926615">
                <text:p>0.302387786926615</text:p>
              </table:table-cell>
              <table:table-cell office:value-type="float" office:value="0.301528936258404">
                <text:p>0.301528936258404</text:p>
              </table:table-cell>
              <table:table-cell office:value-type="float" office:value="0.305804847379538">
                <text:p>0.305804847379538</text:p>
              </table:table-cell>
              <table:table-cell office:value-type="float" office:value="0.308896179398873">
                <text:p>0.308896179398873</text:p>
              </table:table-cell>
              <table:table-cell office:value-type="float" office:value="0.307052831351892">
                <text:p>0.307052831351892</text:p>
              </table:table-cell>
              <table:table-cell office:value-type="float" office:value="0.305354960523267">
                <text:p>0.305354960523267</text:p>
              </table:table-cell>
              <table:table-cell office:value-type="float" office:value="0.305413289592656">
                <text:p>0.305413289592656</text:p>
              </table:table-cell>
              <table:table-cell office:value-type="float" office:value="0.301672610188269">
                <text:p>0.301672610188269</text:p>
              </table:table-cell>
              <table:table-cell office:value-type="float" office:value="0.301018469432438">
                <text:p>0.301018469432438</text:p>
              </table:table-cell>
              <table:table-cell office:value-type="float" office:value="0.30072727001317">
                <text:p>0.30072727001317</text:p>
              </table:table-cell>
              <table:table-cell office:value-type="float" office:value="0.305178022125575">
                <text:p>0.305178022125575</text:p>
              </table:table-cell>
              <table:table-cell office:value-type="float" office:value="0.307574667315036">
                <text:p>0.307574667315036</text:p>
              </table:table-cell>
              <table:table-cell office:value-type="float" office:value="0.307838459105136">
                <text:p>0.307838459105136</text:p>
              </table:table-cell>
              <table:table-cell office:value-type="float" office:value="0.307393303474994">
                <text:p>0.307393303474994</text:p>
              </table:table-cell>
              <table:table-cell office:value-type="float" office:value="0.303277512425366">
                <text:p>0.303277512425366</text:p>
              </table:table-cell>
              <table:table-cell office:value-type="float" office:value="0.305657097455342">
                <text:p>0.305657097455342</text:p>
              </table:table-cell>
              <table:table-cell office:value-type="float" office:value="0.30224997412714">
                <text:p>0.30224997412714</text:p>
              </table:table-cell>
              <table:table-cell office:value-type="float" office:value="0.3025641262311">
                <text:p>0.3025641262311</text:p>
              </table:table-cell>
              <table:table-cell office:value-type="float" office:value="0.305514047487448">
                <text:p>0.305514047487448</text:p>
              </table:table-cell>
              <table:table-cell office:value-type="float" office:value="0.308277869970969">
                <text:p>0.308277869970969</text:p>
              </table:table-cell>
              <table:table-cell office:value-type="float" office:value="0.308645598064307">
                <text:p>0.308645598064307</text:p>
              </table:table-cell>
              <table:table-cell office:value-type="float" office:value="0.308882969965229">
                <text:p>0.308882969965229</text:p>
              </table:table-cell>
              <table:table-cell office:value-type="float" office:value="0.305513528349879">
                <text:p>0.305513528349879</text:p>
              </table:table-cell>
              <table:table-cell office:value-type="float" office:value="0.303860999085819">
                <text:p>0.303860999085819</text:p>
              </table:table-cell>
              <table:table-cell office:value-type="float" office:value="0.305559864255851">
                <text:p>0.305559864255851</text:p>
              </table:table-cell>
              <table:table-cell office:value-type="float" office:value="0.305626844970312">
                <text:p>0.305626844970312</text:p>
              </table:table-cell>
              <table:table-cell office:value-type="float" office:value="0.305915954107764">
                <text:p>0.305915954107764</text:p>
              </table:table-cell>
              <table:table-cell office:value-type="float" office:value="0.302621603974162">
                <text:p>0.302621603974162</text:p>
              </table:table-cell>
              <table:table-cell office:value-type="float" office:value="0.302795431927801">
                <text:p>0.302795431927801</text:p>
              </table:table-cell>
              <table:table-cell office:value-type="float" office:value="0.308449329863425">
                <text:p>0.308449329863425</text:p>
              </table:table-cell>
              <table:table-cell office:value-type="float" office:value="0.310000841124569">
                <text:p>0.310000841124569</text:p>
              </table:table-cell>
              <table:table-cell office:value-type="float" office:value="0.309549029010068">
                <text:p>0.309549029010068</text:p>
              </table:table-cell>
              <table:table-cell office:value-type="float" office:value="0.309462855835442">
                <text:p>0.309462855835442</text:p>
              </table:table-cell>
              <table:table-cell office:value-type="float" office:value="0.309408518619773">
                <text:p>0.309408518619773</text:p>
              </table:table-cell>
              <table:table-cell office:value-type="float" office:value="0.303601547641862">
                <text:p>0.303601547641862</text:p>
              </table:table-cell>
              <table:table-cell office:value-type="float" office:value="0.303806835313709">
                <text:p>0.303806835313709</text:p>
              </table:table-cell>
              <table:table-cell office:value-type="float" office:value="0.309812076362358">
                <text:p>0.309812076362358</text:p>
              </table:table-cell>
              <table:table-cell office:value-type="float" office:value="0.309414083849445">
                <text:p>0.309414083849445</text:p>
              </table:table-cell>
              <table:table-cell office:value-type="float" office:value="0.308056343608713">
                <text:p>0.308056343608713</text:p>
              </table:table-cell>
              <table:table-cell office:value-type="float" office:value="0.304022005995802">
                <text:p>0.304022005995802</text:p>
              </table:table-cell>
              <table:table-cell office:value-type="float" office:value="0.303543479501407">
                <text:p>0.303543479501407</text:p>
              </table:table-cell>
              <table:table-cell office:value-type="float" office:value="0.304660258360159">
                <text:p>0.304660258360159</text:p>
              </table:table-cell>
              <table:table-cell office:value-type="float" office:value="0.310194543311424">
                <text:p>0.310194543311424</text:p>
              </table:table-cell>
              <table:table-cell office:value-type="float" office:value="0.308299376094401">
                <text:p>0.308299376094401</text:p>
              </table:table-cell>
              <table:table-cell office:value-type="float" office:value="0.308115749757031">
                <text:p>0.308115749757031</text:p>
              </table:table-cell>
              <table:table-cell office:value-type="float" office:value="0.306765421728542">
                <text:p>0.306765421728542</text:p>
              </table:table-cell>
              <table:table-cell office:value-type="float" office:value="0.303692707424813">
                <text:p>0.303692707424813</text:p>
              </table:table-cell>
              <table:table-cell office:value-type="float" office:value="0.3026438437813">
                <text:p>0.3026438437813</text:p>
              </table:table-cell>
              <table:table-cell office:value-type="float" office:value="0.302614045293522">
                <text:p>0.302614045293522</text:p>
              </table:table-cell>
              <table:table-cell office:value-type="float" office:value="0.302089360525402">
                <text:p>0.302089360525402</text:p>
              </table:table-cell>
              <table:table-cell office:value-type="float" office:value="0.309845893629517">
                <text:p>0.309845893629517</text:p>
              </table:table-cell>
              <table:table-cell office:value-type="float" office:value="0.308268021340056">
                <text:p>0.308268021340056</text:p>
              </table:table-cell>
              <table:table-cell office:value-type="float" office:value="0.30698445989772">
                <text:p>0.30698445989772</text:p>
              </table:table-cell>
              <table:table-cell office:value-type="float" office:value="0.302492921171613">
                <text:p>0.302492921171613</text:p>
              </table:table-cell>
              <table:table-cell office:value-type="float" office:value="0.3023690890171">
                <text:p>0.3023690890171</text:p>
              </table:table-cell>
              <table:table-cell office:value-type="float" office:value="0.302001270832603">
                <text:p>0.302001270832603</text:p>
              </table:table-cell>
              <table:table-cell office:value-type="float" office:value="0.303150843352689">
                <text:p>0.303150843352689</text:p>
              </table:table-cell>
              <table:table-cell office:value-type="float" office:value="0.305633875364531">
                <text:p>0.305633875364531</text:p>
              </table:table-cell>
              <table:table-cell office:value-type="float" office:value="0.30842589306247">
                <text:p>0.30842589306247</text:p>
              </table:table-cell>
              <table:table-cell office:value-type="float" office:value="0.309977768744014">
                <text:p>0.309977768744014</text:p>
              </table:table-cell>
              <table:table-cell office:value-type="float" office:value="0.308924137143847">
                <text:p>0.308924137143847</text:p>
              </table:table-cell>
              <table:table-cell office:value-type="float" office:value="0.307663366600965">
                <text:p>0.307663366600965</text:p>
              </table:table-cell>
              <table:table-cell office:value-type="float" office:value="0.304576518548288">
                <text:p>0.304576518548288</text:p>
              </table:table-cell>
              <table:table-cell office:value-type="float" office:value="0.306917422311746">
                <text:p>0.306917422311746</text:p>
              </table:table-cell>
              <table:table-cell office:value-type="float" office:value="0.304220187881217">
                <text:p>0.304220187881217</text:p>
              </table:table-cell>
              <table:table-cell office:value-type="float" office:value="0.303077870473717">
                <text:p>0.303077870473717</text:p>
              </table:table-cell>
              <table:table-cell office:value-type="float" office:value="0.302686723028403">
                <text:p>0.302686723028403</text:p>
              </table:table-cell>
              <table:table-cell office:value-type="float" office:value="0.304753051822435">
                <text:p>0.304753051822435</text:p>
              </table:table-cell>
              <table:table-cell office:value-type="float" office:value="0.309016880817814">
                <text:p>0.309016880817814</text:p>
              </table:table-cell>
              <table:table-cell office:value-type="float" office:value="0.308135016921677">
                <text:p>0.308135016921677</text:p>
              </table:table-cell>
              <table:table-cell office:value-type="float" office:value="0.308439438928253">
                <text:p>0.308439438928253</text:p>
              </table:table-cell>
              <table:table-cell office:value-type="float" office:value="0.305618117811452">
                <text:p>0.305618117811452</text:p>
              </table:table-cell>
              <table:table-cell office:value-type="float" office:value="0.306194101293876">
                <text:p>0.306194101293876</text:p>
              </table:table-cell>
              <table:table-cell office:value-type="float" office:value="0.306684031772275">
                <text:p>0.306684031772275</text:p>
              </table:table-cell>
              <table:table-cell office:value-type="float" office:value="0.302845681769442">
                <text:p>0.302845681769442</text:p>
              </table:table-cell>
              <table:table-cell office:value-type="float" office:value="0.302519527813661">
                <text:p>0.302519527813661</text:p>
              </table:table-cell>
              <table:table-cell office:value-type="float" office:value="0.304219898519729">
                <text:p>0.304219898519729</text:p>
              </table:table-cell>
              <table:table-cell office:value-type="float" office:value="0.307083880275979">
                <text:p>0.307083880275979</text:p>
              </table:table-cell>
              <table:table-cell office:value-type="float" office:value="0.309462073159898">
                <text:p>0.309462073159898</text:p>
              </table:table-cell>
              <table:table-cell office:value-type="float" office:value="0.309020696897936">
                <text:p>0.309020696897936</text:p>
              </table:table-cell>
              <table:table-cell office:value-type="float" office:value="0.3085831757159">
                <text:p>0.3085831757159</text:p>
              </table:table-cell>
              <table:table-cell office:value-type="float" office:value="0.307113780260893">
                <text:p>0.307113780260893</text:p>
              </table:table-cell>
              <table:table-cell office:value-type="float" office:value="0.303208158602717">
                <text:p>0.303208158602717</text:p>
              </table:table-cell>
              <table:table-cell office:value-type="float" office:value="0.301753072779846">
                <text:p>0.301753072779846</text:p>
              </table:table-cell>
              <table:table-cell office:value-type="float" office:value="0.301572904464856">
                <text:p>0.301572904464856</text:p>
              </table:table-cell>
              <table:table-cell office:value-type="float" office:value="0.302896897139232">
                <text:p>0.302896897139232</text:p>
              </table:table-cell>
              <table:table-cell office:value-type="float" office:value="0.307783174100306">
                <text:p>0.307783174100306</text:p>
              </table:table-cell>
              <table:table-cell office:value-type="float" office:value="0.308858003344168">
                <text:p>0.308858003344168</text:p>
              </table:table-cell>
              <table:table-cell office:value-type="float" office:value="0.307558261911207">
                <text:p>0.307558261911207</text:p>
              </table:table-cell>
              <table:table-cell office:value-type="float" office:value="0.304673081024404">
                <text:p>0.304673081024404</text:p>
              </table:table-cell>
              <table:table-cell office:value-type="float" office:value="0.303480269732958">
                <text:p>0.303480269732958</text:p>
              </table:table-cell>
              <table:table-cell office:value-type="float" office:value="0.301902228743371">
                <text:p>0.301902228743371</text:p>
              </table:table-cell>
              <table:table-cell office:value-type="float" office:value="0.301601063373473">
                <text:p>0.301601063373473</text:p>
              </table:table-cell>
              <table:table-cell office:value-type="float" office:value="0.302099665464088">
                <text:p>0.302099665464088</text:p>
              </table:table-cell>
              <table:table-cell office:value-type="float" office:value="0.309142285558313">
                <text:p>0.309142285558313</text:p>
              </table:table-cell>
              <table:table-cell office:value-type="float" office:value="0.307820265469818">
                <text:p>0.307820265469818</text:p>
              </table:table-cell>
              <table:table-cell office:value-type="float" office:value="0.307108479769227">
                <text:p>0.307108479769227</text:p>
              </table:table-cell>
              <table:table-cell office:value-type="float" office:value="0.304379111007913">
                <text:p>0.304379111007913</text:p>
              </table:table-cell>
              <table:table-cell office:value-type="float" office:value="0.306935420728445">
                <text:p>0.306935420728445</text:p>
              </table:table-cell>
              <table:table-cell office:value-type="float" office:value="0.3016822560249">
                <text:p>0.3016822560249</text:p>
              </table:table-cell>
              <table:table-cell office:value-type="float" office:value="0.30185957126222">
                <text:p>0.30185957126222</text:p>
              </table:table-cell>
              <table:table-cell office:value-type="float" office:value="0.301763613647805">
                <text:p>0.301763613647805</text:p>
              </table:table-cell>
              <table:table-cell office:value-type="float" office:value="0.30438249434624">
                <text:p>0.30438249434624</text:p>
              </table:table-cell>
              <table:table-cell office:value-type="float" office:value="0.306643072660996">
                <text:p>0.306643072660996</text:p>
              </table:table-cell>
              <table:table-cell office:value-type="float" office:value="0.30974975931497">
                <text:p>0.30974975931497</text:p>
              </table:table-cell>
              <table:table-cell office:value-type="float" office:value="0.307268547210173">
                <text:p>0.307268547210173</text:p>
              </table:table-cell>
              <table:table-cell office:value-type="float" office:value="0.30782667083612">
                <text:p>0.30782667083612</text:p>
              </table:table-cell>
              <table:table-cell office:value-type="float" office:value="0.303914376659865">
                <text:p>0.303914376659865</text:p>
              </table:table-cell>
              <table:table-cell office:value-type="float" office:value="0.306357596322332">
                <text:p>0.306357596322332</text:p>
              </table:table-cell>
              <table:table-cell office:value-type="float" office:value="0.301281407896627">
                <text:p>0.301281407896627</text:p>
              </table:table-cell>
              <table:table-cell office:value-type="float" office:value="0.301029060583487">
                <text:p>0.301029060583487</text:p>
              </table:table-cell>
              <table:table-cell office:value-type="float" office:value="0.303376013189958">
                <text:p>0.303376013189958</text:p>
              </table:table-cell>
              <table:table-cell office:value-type="float" office:value="0.308020328787863">
                <text:p>0.308020328787863</text:p>
              </table:table-cell>
              <table:table-cell office:value-type="float" office:value="0.30803019448423">
                <text:p>0.30803019448423</text:p>
              </table:table-cell>
              <table:table-cell office:value-type="float" office:value="0.307215852063301">
                <text:p>0.307215852063301</text:p>
              </table:table-cell>
              <table:table-cell office:value-type="float" office:value="0.30593486330183">
                <text:p>0.30593486330183</text:p>
              </table:table-cell>
              <table:table-cell office:value-type="float" office:value="0.306593337073379">
                <text:p>0.306593337073379</text:p>
              </table:table-cell>
              <table:table-cell office:value-type="float" office:value="0.301488382915613">
                <text:p>0.301488382915613</text:p>
              </table:table-cell>
              <table:table-cell office:value-type="float" office:value="0.300975588820119">
                <text:p>0.300975588820119</text:p>
              </table:table-cell>
              <table:table-cell office:value-type="float" office:value="0.300624206285091">
                <text:p>0.300624206285091</text:p>
              </table:table-cell>
              <table:table-cell office:value-type="float" office:value="0.304906301105231">
                <text:p>0.304906301105231</text:p>
              </table:table-cell>
              <table:table-cell office:value-type="float" office:value="0.307618621672795">
                <text:p>0.307618621672795</text:p>
              </table:table-cell>
              <table:table-cell office:value-type="float" office:value="0.308395372541782">
                <text:p>0.308395372541782</text:p>
              </table:table-cell>
              <table:table-cell office:value-type="float" office:value="0.308198751512665">
                <text:p>0.308198751512665</text:p>
              </table:table-cell>
              <table:table-cell office:value-type="float" office:value="0.3068328370433">
                <text:p>0.3068328370433</text:p>
              </table:table-cell>
              <table:table-cell office:value-type="float" office:value="0.306525223976776">
                <text:p>0.306525223976776</text:p>
              </table:table-cell>
              <table:table-cell office:value-type="float" office:value="0.306158001322395">
                <text:p>0.306158001322395</text:p>
              </table:table-cell>
              <table:table-cell office:value-type="float" office:value="0.301136497322833">
                <text:p>0.301136497322833</text:p>
              </table:table-cell>
              <table:table-cell office:value-type="float" office:value="0.300532761678424">
                <text:p>0.300532761678424</text:p>
              </table:table-cell>
              <table:table-cell office:value-type="float" office:value="0.304920647800181">
                <text:p>0.304920647800181</text:p>
              </table:table-cell>
              <table:table-cell office:value-type="float" office:value="0.307399353156269">
                <text:p>0.307399353156269</text:p>
              </table:table-cell>
              <table:table-cell office:value-type="float" office:value="0.307494892756776">
                <text:p>0.307494892756776</text:p>
              </table:table-cell>
              <table:table-cell office:value-type="float" office:value="0.306380723301751">
                <text:p>0.306380723301751</text:p>
              </table:table-cell>
              <table:table-cell office:value-type="float" office:value="0.301045839169497">
                <text:p>0.301045839169497</text:p>
              </table:table-cell>
              <table:table-cell office:value-type="float" office:value="0.301224361292153">
                <text:p>0.301224361292153</text:p>
              </table:table-cell>
              <table:table-cell office:value-type="float" office:value="0.303508113223173">
                <text:p>0.303508113223173</text:p>
              </table:table-cell>
              <table:table-cell office:value-type="float" office:value="0.307724511246129">
                <text:p>0.307724511246129</text:p>
              </table:table-cell>
              <table:table-cell office:value-type="float" office:value="0.308189577013825">
                <text:p>0.308189577013825</text:p>
              </table:table-cell>
              <table:table-cell office:value-type="float" office:value="0.309092216230184">
                <text:p>0.309092216230184</text:p>
              </table:table-cell>
              <table:table-cell office:value-type="float" office:value="0.304693747034733">
                <text:p>0.304693747034733</text:p>
              </table:table-cell>
              <table:table-cell office:value-type="float" office:value="0.300806868958194">
                <text:p>0.300806868958194</text:p>
              </table:table-cell>
              <table:table-cell office:value-type="float" office:value="0.300767442748257">
                <text:p>0.300767442748257</text:p>
              </table:table-cell>
              <table:table-cell office:value-type="float" office:value="0.300883191640855">
                <text:p>0.300883191640855</text:p>
              </table:table-cell>
              <table:table-cell office:value-type="float" office:value="0.300844465477978">
                <text:p>0.300844465477978</text:p>
              </table:table-cell>
              <table:table-cell office:value-type="float" office:value="0.302968657038578">
                <text:p>0.302968657038578</text:p>
              </table:table-cell>
              <table:table-cell office:value-type="float" office:value="0.308160619070176">
                <text:p>0.308160619070176</text:p>
              </table:table-cell>
              <table:table-cell office:value-type="float" office:value="0.308619459318253">
                <text:p>0.308619459318253</text:p>
              </table:table-cell>
              <table:table-cell office:value-type="float" office:value="0.307673183800476">
                <text:p>0.307673183800476</text:p>
              </table:table-cell>
              <table:table-cell office:value-type="float" office:value="0.301646708054361">
                <text:p>0.301646708054361</text:p>
              </table:table-cell>
              <table:table-cell office:value-type="float" office:value="0.301654104374196">
                <text:p>0.301654104374196</text:p>
              </table:table-cell>
              <table:table-cell office:value-type="float" office:value="0.301856088354894">
                <text:p>0.301856088354894</text:p>
              </table:table-cell>
              <table:table-cell office:value-type="float" office:value="0.307820104809538">
                <text:p>0.307820104809538</text:p>
              </table:table-cell>
              <table:table-cell office:value-type="float" office:value="0.306704564224545">
                <text:p>0.306704564224545</text:p>
              </table:table-cell>
              <table:table-cell office:value-type="float" office:value="0.306340464543945">
                <text:p>0.306340464543945</text:p>
              </table:table-cell>
              <table:table-cell office:value-type="float" office:value="0.305136373710508">
                <text:p>0.305136373710508</text:p>
              </table:table-cell>
              <table:table-cell office:value-type="float" office:value="0.301023764948108">
                <text:p>0.301023764948108</text:p>
              </table:table-cell>
              <table:table-cell office:value-type="float" office:value="0.301309400011103">
                <text:p>0.301309400011103</text:p>
              </table:table-cell>
              <table:table-cell office:value-type="float" office:value="0.301062468496669">
                <text:p>0.301062468496669</text:p>
              </table:table-cell>
              <table:table-cell office:value-type="float" office:value="0.303673294284818">
                <text:p>0.303673294284818</text:p>
              </table:table-cell>
              <table:table-cell office:value-type="float" office:value="0.30643762241211">
                <text:p>0.30643762241211</text:p>
              </table:table-cell>
              <table:table-cell office:value-type="float" office:value="0.307893446337907">
                <text:p>0.307893446337907</text:p>
              </table:table-cell>
              <table:table-cell office:value-type="float" office:value="0.307372088090357">
                <text:p>0.307372088090357</text:p>
              </table:table-cell>
              <table:table-cell office:value-type="float" office:value="0.306084592815153">
                <text:p>0.306084592815153</text:p>
              </table:table-cell>
              <table:table-cell office:value-type="float" office:value="0.306095377820821">
                <text:p>0.306095377820821</text:p>
              </table:table-cell>
              <table:table-cell office:value-type="float" office:value="0.304634635626906">
                <text:p>0.304634635626906</text:p>
              </table:table-cell>
              <table:table-cell office:value-type="float" office:value="0.30581787933757">
                <text:p>0.30581787933757</text:p>
              </table:table-cell>
              <table:table-cell office:value-type="float" office:value="0.30125207388501">
                <text:p>0.30125207388501</text:p>
              </table:table-cell>
              <table:table-cell office:value-type="float" office:value="0.299867394314038">
                <text:p>0.299867394314038</text:p>
              </table:table-cell>
              <table:table-cell office:value-type="float" office:value="0.301808444194172">
                <text:p>0.301808444194172</text:p>
              </table:table-cell>
              <table:table-cell office:value-type="float" office:value="0.301743918192682">
                <text:p>0.301743918192682</text:p>
              </table:table-cell>
              <table:table-cell office:value-type="float" office:value="0.305233868239866">
                <text:p>0.305233868239866</text:p>
              </table:table-cell>
              <table:table-cell office:value-type="float" office:value="0.307379642263003">
                <text:p>0.307379642263003</text:p>
              </table:table-cell>
              <table:table-cell office:value-type="float" office:value="0.305328856317384">
                <text:p>0.305328856317384</text:p>
              </table:table-cell>
              <table:table-cell office:value-type="float" office:value="0.303966296887751">
                <text:p>0.303966296887751</text:p>
              </table:table-cell>
              <table:table-cell office:value-type="float" office:value="0.302727591262052">
                <text:p>0.302727591262052</text:p>
              </table:table-cell>
              <table:table-cell office:value-type="float" office:value="0.301417419205878">
                <text:p>0.301417419205878</text:p>
              </table:table-cell>
              <table:table-cell office:value-type="float" office:value="0.301760212185021">
                <text:p>0.301760212185021</text:p>
              </table:table-cell>
              <table:table-cell office:value-type="float" office:value="0.305140796273649">
                <text:p>0.305140796273649</text:p>
              </table:table-cell>
              <table:table-cell office:value-type="float" office:value="0.30689735912884">
                <text:p>0.30689735912884</text:p>
              </table:table-cell>
              <table:table-cell office:value-type="float" office:value="0.306018536304364">
                <text:p>0.306018536304364</text:p>
              </table:table-cell>
              <table:table-cell office:value-type="float" office:value="0.304724399652328">
                <text:p>0.304724399652328</text:p>
              </table:table-cell>
              <table:table-cell office:value-type="float" office:value="0.306159500381062">
                <text:p>0.306159500381062</text:p>
              </table:table-cell>
              <table:table-cell office:value-type="float" office:value="0.305548347214273">
                <text:p>0.305548347214273</text:p>
              </table:table-cell>
              <table:table-cell office:value-type="float" office:value="0.30194534322974">
                <text:p>0.30194534322974</text:p>
              </table:table-cell>
              <table:table-cell office:value-type="float" office:value="0.302938024783114">
                <text:p>0.302938024783114</text:p>
              </table:table-cell>
              <table:table-cell office:value-type="float" office:value="0.305453771220112">
                <text:p>0.305453771220112</text:p>
              </table:table-cell>
              <table:table-cell office:value-type="float" office:value="0.308737225926872">
                <text:p>0.308737225926872</text:p>
              </table:table-cell>
              <table:table-cell office:value-type="float" office:value="0.306548518325463">
                <text:p>0.306548518325463</text:p>
              </table:table-cell>
              <table:table-cell office:value-type="float" office:value="0.304176900470907">
                <text:p>0.304176900470907</text:p>
              </table:table-cell>
              <table:table-cell office:value-type="float" office:value="0.305382126439146">
                <text:p>0.305382126439146</text:p>
              </table:table-cell>
              <table:table-cell office:value-type="float" office:value="0.304177739806552">
                <text:p>0.304177739806552</text:p>
              </table:table-cell>
              <table:table-cell office:value-type="float" office:value="0.309617411901621">
                <text:p>0.309617411901621</text:p>
              </table:table-cell>
              <table:table-cell office:value-type="float" office:value="0.308891532899651">
                <text:p>0.308891532899651</text:p>
              </table:table-cell>
              <table:table-cell office:value-type="float" office:value="0.301122749801303">
                <text:p>0.301122749801303</text:p>
              </table:table-cell>
              <table:table-cell office:value-type="float" office:value="0.302519624213535">
                <text:p>0.302519624213535</text:p>
              </table:table-cell>
              <table:table-cell office:value-type="float" office:value="0.30941383908258">
                <text:p>0.30941383908258</text:p>
              </table:table-cell>
              <table:table-cell office:value-type="float" office:value="0.305668463710616">
                <text:p>0.305668463710616</text:p>
              </table:table-cell>
              <table:table-cell office:value-type="float" office:value="0.306995877926328">
                <text:p>0.306995877926328</text:p>
              </table:table-cell>
              <table:table-cell office:value-type="float" office:value="0.302730210241597">
                <text:p>0.302730210241597</text:p>
              </table:table-cell>
              <table:table-cell office:value-type="float" office:value="0.302173370128697">
                <text:p>0.302173370128697</text:p>
              </table:table-cell>
              <table:table-cell office:value-type="float" office:value="0.308799747608862">
                <text:p>0.308799747608862</text:p>
              </table:table-cell>
              <table:table-cell office:value-type="float" office:value="0.308096992882718">
                <text:p>0.308096992882718</text:p>
              </table:table-cell>
              <table:table-cell office:value-type="float" office:value="0.307725836562106">
                <text:p>0.307725836562106</text:p>
              </table:table-cell>
              <table:table-cell office:value-type="float" office:value="0.307822785022412">
                <text:p>0.307822785022412</text:p>
              </table:table-cell>
              <table:table-cell office:value-type="float" office:value="0.305686944124833">
                <text:p>0.305686944124833</text:p>
              </table:table-cell>
              <table:table-cell office:value-type="float" office:value="0.306175275761889">
                <text:p>0.306175275761889</text:p>
              </table:table-cell>
              <table:table-cell office:value-type="float" office:value="0.306835687387085">
                <text:p>0.306835687387085</text:p>
              </table:table-cell>
              <table:table-cell office:value-type="float" office:value="0.304957888635678">
                <text:p>0.304957888635678</text:p>
              </table:table-cell>
              <table:table-cell office:value-type="float" office:value="0.302049407484">
                <text:p>0.302049407484</text:p>
              </table:table-cell>
              <table:table-cell office:value-type="float" office:value="0.301955469617445">
                <text:p>0.301955469617445</text:p>
              </table:table-cell>
              <table:table-cell office:value-type="float" office:value="0.304473148296585">
                <text:p>0.304473148296585</text:p>
              </table:table-cell>
              <table:table-cell office:value-type="float" office:value="0.308616741990789">
                <text:p>0.308616741990789</text:p>
              </table:table-cell>
              <table:table-cell office:value-type="float" office:value="0.308658479659943">
                <text:p>0.308658479659943</text:p>
              </table:table-cell>
              <table:table-cell office:value-type="float" office:value="0.306955133982914">
                <text:p>0.306955133982914</text:p>
              </table:table-cell>
              <table:table-cell office:value-type="float" office:value="0.305223384933175">
                <text:p>0.305223384933175</text:p>
              </table:table-cell>
              <table:table-cell office:value-type="float" office:value="0.306711816593534">
                <text:p>0.306711816593534</text:p>
              </table:table-cell>
              <table:table-cell office:value-type="float" office:value="0.302600208357371">
                <text:p>0.302600208357371</text:p>
              </table:table-cell>
              <table:table-cell office:value-type="float" office:value="0.301832390038832">
                <text:p>0.301832390038832</text:p>
              </table:table-cell>
              <table:table-cell office:value-type="float" office:value="0.30157949090154">
                <text:p>0.30157949090154</text:p>
              </table:table-cell>
              <table:table-cell office:value-type="float" office:value="0.3089135790852">
                <text:p>0.3089135790852</text:p>
              </table:table-cell>
              <table:table-cell office:value-type="float" office:value="0.30805105179675">
                <text:p>0.30805105179675</text:p>
              </table:table-cell>
              <table:table-cell office:value-type="float" office:value="0.307693574691109">
                <text:p>0.307693574691109</text:p>
              </table:table-cell>
              <table:table-cell office:value-type="float" office:value="0.30723274758052">
                <text:p>0.30723274758052</text:p>
              </table:table-cell>
              <table:table-cell office:value-type="float" office:value="0.305680193342062">
                <text:p>0.305680193342062</text:p>
              </table:table-cell>
              <table:table-cell office:value-type="float" office:value="0.303838947625471">
                <text:p>0.303838947625471</text:p>
              </table:table-cell>
              <table:table-cell office:value-type="float" office:value="0.302415326026667">
                <text:p>0.302415326026667</text:p>
              </table:table-cell>
              <table:table-cell office:value-type="float" office:value="0.308841742993298">
                <text:p>0.308841742993298</text:p>
              </table:table-cell>
              <table:table-cell office:value-type="float" office:value="0.308364647873898">
                <text:p>0.308364647873898</text:p>
              </table:table-cell>
              <table:table-cell office:value-type="float" office:value="0.308526260594981">
                <text:p>0.308526260594981</text:p>
              </table:table-cell>
              <table:table-cell office:value-type="float" office:value="0.307507337840727">
                <text:p>0.307507337840727</text:p>
              </table:table-cell>
              <table:table-cell office:value-type="float" office:value="0.302471170975126">
                <text:p>0.302471170975126</text:p>
              </table:table-cell>
              <table:table-cell office:value-type="float" office:value="0.301845725972716">
                <text:p>0.301845725972716</text:p>
              </table:table-cell>
              <table:table-cell office:value-type="float" office:value="0.304171285114717">
                <text:p>0.304171285114717</text:p>
              </table:table-cell>
              <table:table-cell office:value-type="float" office:value="0.308964273435311">
                <text:p>0.308964273435311</text:p>
              </table:table-cell>
              <table:table-cell office:value-type="float" office:value="0.30598596564916">
                <text:p>0.30598596564916</text:p>
              </table:table-cell>
              <table:table-cell office:value-type="float" office:value="0.303647201638507">
                <text:p>0.303647201638507</text:p>
              </table:table-cell>
              <table:table-cell office:value-type="float" office:value="0.30638869760107">
                <text:p>0.30638869760107</text:p>
              </table:table-cell>
              <table:table-cell office:value-type="float" office:value="0.30410014690943">
                <text:p>0.30410014690943</text:p>
              </table:table-cell>
              <table:table-cell office:value-type="float" office:value="0.301794769293623">
                <text:p>0.301794769293623</text:p>
              </table:table-cell>
              <table:table-cell office:value-type="float" office:value="0.301843488545194">
                <text:p>0.301843488545194</text:p>
              </table:table-cell>
              <table:table-cell office:value-type="float" office:value="0.301713043162584">
                <text:p>0.301713043162584</text:p>
              </table:table-cell>
              <table:table-cell office:value-type="float" office:value="0.306670055612216">
                <text:p>0.306670055612216</text:p>
              </table:table-cell>
              <table:table-cell office:value-type="float" office:value="0.304954475419003">
                <text:p>0.304954475419003</text:p>
              </table:table-cell>
              <table:table-cell office:value-type="float" office:value="0.30199682977623">
                <text:p>0.30199682977623</text:p>
              </table:table-cell>
              <table:table-cell office:value-type="float" office:value="0.301002445835014">
                <text:p>0.301002445835014</text:p>
              </table:table-cell>
              <table:table-cell office:value-type="float" office:value="0.302181269772063">
                <text:p>0.302181269772063</text:p>
              </table:table-cell>
              <table:table-cell office:value-type="float" office:value="0.307341714803445">
                <text:p>0.307341714803445</text:p>
              </table:table-cell>
              <table:table-cell office:value-type="float" office:value="0.306546753068343">
                <text:p>0.306546753068343</text:p>
              </table:table-cell>
              <table:table-cell office:value-type="float" office:value="0.305120226724428">
                <text:p>0.305120226724428</text:p>
              </table:table-cell>
              <table:table-cell office:value-type="float" office:value="0.305638205063015">
                <text:p>0.305638205063015</text:p>
              </table:table-cell>
              <table:table-cell office:value-type="float" office:value="0.300624905709073">
                <text:p>0.300624905709073</text:p>
              </table:table-cell>
              <table:table-cell office:value-type="float" office:value="0.300520026758999">
                <text:p>0.300520026758999</text:p>
              </table:table-cell>
              <table:table-cell office:value-type="float" office:value="0.303531271229605">
                <text:p>0.303531271229605</text:p>
              </table:table-cell>
              <table:table-cell office:value-type="float" office:value="0.307559073331889">
                <text:p>0.307559073331889</text:p>
              </table:table-cell>
              <table:table-cell office:value-type="float" office:value="0.30736071618587">
                <text:p>0.30736071618587</text:p>
              </table:table-cell>
              <table:table-cell office:value-type="float" office:value="0.306645371796865">
                <text:p>0.306645371796865</text:p>
              </table:table-cell>
              <table:table-cell office:value-type="float" office:value="0.304198222663939">
                <text:p>0.304198222663939</text:p>
              </table:table-cell>
              <table:table-cell office:value-type="float" office:value="0.301259606071755">
                <text:p>0.301259606071755</text:p>
              </table:table-cell>
              <table:table-cell office:value-type="float" office:value="0.300347052142101">
                <text:p>0.300347052142101</text:p>
              </table:table-cell>
              <table:table-cell office:value-type="float" office:value="0.300984267594688">
                <text:p>0.300984267594688</text:p>
              </table:table-cell>
              <table:table-cell office:value-type="float" office:value="0.307099441440002">
                <text:p>0.307099441440002</text:p>
              </table:table-cell>
              <table:table-cell office:value-type="float" office:value="0.304586231136235">
                <text:p>0.304586231136235</text:p>
              </table:table-cell>
              <table:table-cell office:value-type="float" office:value="0.306554526085899">
                <text:p>0.306554526085899</text:p>
              </table:table-cell>
              <table:table-cell office:value-type="float" office:value="0.301678791239729">
                <text:p>0.301678791239729</text:p>
              </table:table-cell>
              <table:table-cell office:value-type="float" office:value="0.302695283823269">
                <text:p>0.302695283823269</text:p>
              </table:table-cell>
              <table:table-cell office:value-type="float" office:value="0.307771827271534">
                <text:p>0.307771827271534</text:p>
              </table:table-cell>
              <table:table-cell office:value-type="float" office:value="0.30613807116884">
                <text:p>0.30613807116884</text:p>
              </table:table-cell>
              <table:table-cell office:value-type="float" office:value="0.302293552539853">
                <text:p>0.302293552539853</text:p>
              </table:table-cell>
              <table:table-cell office:value-type="float" office:value="0.302164712432539">
                <text:p>0.302164712432539</text:p>
              </table:table-cell>
              <table:table-cell office:value-type="float" office:value="0.302608195059852">
                <text:p>0.302608195059852</text:p>
              </table:table-cell>
              <table:table-cell office:value-type="float" office:value="0.302103232043201">
                <text:p>0.302103232043201</text:p>
              </table:table-cell>
              <table:table-cell office:value-type="float" office:value="0.30834664222682">
                <text:p>0.30834664222682</text:p>
              </table:table-cell>
              <table:table-cell office:value-type="float" office:value="0.308755590512245">
                <text:p>0.308755590512245</text:p>
              </table:table-cell>
              <table:table-cell office:value-type="float" office:value="0.30856217550412">
                <text:p>0.30856217550412</text:p>
              </table:table-cell>
              <table:table-cell office:value-type="float" office:value="0.30706656909886">
                <text:p>0.30706656909886</text:p>
              </table:table-cell>
              <table:table-cell office:value-type="float" office:value="0.304246736570414">
                <text:p>0.304246736570414</text:p>
              </table:table-cell>
              <table:table-cell office:value-type="float" office:value="0.30309091030838">
                <text:p>0.30309091030838</text:p>
              </table:table-cell>
              <table:table-cell office:value-type="float" office:value="0.303609014438376">
                <text:p>0.303609014438376</text:p>
              </table:table-cell>
              <table:table-cell office:value-type="float" office:value="0.303064663594517">
                <text:p>0.303064663594517</text:p>
              </table:table-cell>
              <table:table-cell office:value-type="float" office:value="0.304661390559336">
                <text:p>0.304661390559336</text:p>
              </table:table-cell>
              <table:table-cell office:value-type="float" office:value="0.307359582220367">
                <text:p>0.307359582220367</text:p>
              </table:table-cell>
              <table:table-cell office:value-type="float" office:value="0.310374401987873">
                <text:p>0.310374401987873</text:p>
              </table:table-cell>
              <table:table-cell office:value-type="float" office:value="0.308710534757605">
                <text:p>0.308710534757605</text:p>
              </table:table-cell>
              <table:table-cell office:value-type="float" office:value="0.309241832564542">
                <text:p>0.309241832564542</text:p>
              </table:table-cell>
              <table:table-cell office:value-type="float" office:value="0.307910525404739">
                <text:p>0.307910525404739</text:p>
              </table:table-cell>
              <table:table-cell office:value-type="float" office:value="0.307898561351392">
                <text:p>0.307898561351392</text:p>
              </table:table-cell>
              <table:table-cell office:value-type="float" office:value="0.304605394281523">
                <text:p>0.304605394281523</text:p>
              </table:table-cell>
              <table:table-cell office:value-type="float" office:value="0.30336162230861">
                <text:p>0.30336162230861</text:p>
              </table:table-cell>
              <table:table-cell office:value-type="float" office:value="0.303821592505052">
                <text:p>0.303821592505052</text:p>
              </table:table-cell>
              <table:table-cell office:value-type="float" office:value="0.30860015609589">
                <text:p>0.30860015609589</text:p>
              </table:table-cell>
              <table:table-cell office:value-type="float" office:value="0.310402047377052">
                <text:p>0.310402047377052</text:p>
              </table:table-cell>
              <table:table-cell office:value-type="float" office:value="0.310484806748651">
                <text:p>0.310484806748651</text:p>
              </table:table-cell>
              <table:table-cell office:value-type="float" office:value="0.308648330706696">
                <text:p>0.308648330706696</text:p>
              </table:table-cell>
              <table:table-cell office:value-type="float" office:value="0.305715907332674">
                <text:p>0.305715907332674</text:p>
              </table:table-cell>
              <table:table-cell office:value-type="float" office:value="0.30805862590529">
                <text:p>0.30805862590529</text:p>
              </table:table-cell>
              <table:table-cell office:value-type="float" office:value="0.303175504660464">
                <text:p>0.303175504660464</text:p>
              </table:table-cell>
              <table:table-cell office:value-type="float" office:value="0.302718683156454">
                <text:p>0.302718683156454</text:p>
              </table:table-cell>
              <table:table-cell office:value-type="float" office:value="0.302892980344562">
                <text:p>0.302892980344562</text:p>
              </table:table-cell>
              <table:table-cell office:value-type="float" office:value="0.305366223920737">
                <text:p>0.305366223920737</text:p>
              </table:table-cell>
              <table:table-cell office:value-type="float" office:value="0.309773167512009">
                <text:p>0.309773167512009</text:p>
              </table:table-cell>
              <table:table-cell office:value-type="float" office:value="0.307986702222761">
                <text:p>0.307986702222761</text:p>
              </table:table-cell>
              <table:table-cell office:value-type="float" office:value="0.306879914543575">
                <text:p>0.306879914543575</text:p>
              </table:table-cell>
              <table:table-cell office:value-type="float" office:value="0.309368963339419">
                <text:p>0.309368963339419</text:p>
              </table:table-cell>
              <table:table-cell office:value-type="float" office:value="0.305954549920323">
                <text:p>0.305954549920323</text:p>
              </table:table-cell>
              <table:table-cell office:value-type="float" office:value="0.302732147865131">
                <text:p>0.302732147865131</text:p>
              </table:table-cell>
              <table:table-cell office:value-type="float" office:value="0.30294444168983">
                <text:p>0.30294444168983</text:p>
              </table:table-cell>
              <table:table-cell office:value-type="float" office:value="0.307802753854503">
                <text:p>0.307802753854503</text:p>
              </table:table-cell>
              <table:table-cell office:value-type="float" office:value="0.310212821797473">
                <text:p>0.310212821797473</text:p>
              </table:table-cell>
              <table:table-cell office:value-type="float" office:value="0.306407131120828">
                <text:p>0.306407131120828</text:p>
              </table:table-cell>
              <table:table-cell office:value-type="float" office:value="0.303786047759261">
                <text:p>0.303786047759261</text:p>
              </table:table-cell>
              <table:table-cell office:value-type="float" office:value="0.306095111735393">
                <text:p>0.306095111735393</text:p>
              </table:table-cell>
              <table:table-cell office:value-type="float" office:value="0.30702743767168">
                <text:p>0.30702743767168</text:p>
              </table:table-cell>
              <table:table-cell office:value-type="float" office:value="0.303996768164379">
                <text:p>0.303996768164379</text:p>
              </table:table-cell>
              <table:table-cell office:value-type="float" office:value="0.303920369262148">
                <text:p>0.303920369262148</text:p>
              </table:table-cell>
              <table:table-cell office:value-type="float" office:value="0.303850231141501">
                <text:p>0.303850231141501</text:p>
              </table:table-cell>
              <table:table-cell office:value-type="float" office:value="0.308786340311531">
                <text:p>0.308786340311531</text:p>
              </table:table-cell>
              <table:table-cell office:value-type="float" office:value="0.310408775963383">
                <text:p>0.310408775963383</text:p>
              </table:table-cell>
              <table:table-cell office:value-type="float" office:value="0.309935829705468">
                <text:p>0.309935829705468</text:p>
              </table:table-cell>
              <table:table-cell office:value-type="float" office:value="0.306061920882692">
                <text:p>0.306061920882692</text:p>
              </table:table-cell>
              <table:table-cell office:value-type="float" office:value="0.305876309273158">
                <text:p>0.305876309273158</text:p>
              </table:table-cell>
              <table:table-cell office:value-type="float" office:value="0.303944335717263">
                <text:p>0.303944335717263</text:p>
              </table:table-cell>
              <table:table-cell office:value-type="float" office:value="0.305540296389955">
                <text:p>0.305540296389955</text:p>
              </table:table-cell>
              <table:table-cell office:value-type="float" office:value="0.30715757839796">
                <text:p>0.30715757839796</text:p>
              </table:table-cell>
              <table:table-cell office:value-type="float" office:value="0.30408484025102">
                <text:p>0.30408484025102</text:p>
              </table:table-cell>
              <table:table-cell office:value-type="float" office:value="0.303941128834323">
                <text:p>0.303941128834323</text:p>
              </table:table-cell>
              <table:table-cell office:value-type="float" office:value="0.304500082841343">
                <text:p>0.304500082841343</text:p>
              </table:table-cell>
              <table:table-cell office:value-type="float" office:value="0.309172612074271">
                <text:p>0.309172612074271</text:p>
              </table:table-cell>
              <table:table-cell office:value-type="float" office:value="0.310746919764504">
                <text:p>0.310746919764504</text:p>
              </table:table-cell>
              <table:table-cell office:value-type="float" office:value="0.307662647647177">
                <text:p>0.307662647647177</text:p>
              </table:table-cell>
              <table:table-cell office:value-type="float" office:value="0.306973534124534">
                <text:p>0.306973534124534</text:p>
              </table:table-cell>
              <table:table-cell office:value-type="float" office:value="0.306310643715611">
                <text:p>0.306310643715611</text:p>
              </table:table-cell>
              <table:table-cell office:value-type="float" office:value="0.308371632103819">
                <text:p>0.308371632103819</text:p>
              </table:table-cell>
              <table:table-cell office:value-type="float" office:value="0.305200413259072">
                <text:p>0.305200413259072</text:p>
              </table:table-cell>
              <table:table-cell office:value-type="float" office:value="0.304107528285514">
                <text:p>0.304107528285514</text:p>
              </table:table-cell>
              <table:table-cell office:value-type="float" office:value="0.303848354181177">
                <text:p>0.303848354181177</text:p>
              </table:table-cell>
              <table:table-cell office:value-type="float" office:value="0.304587215851867">
                <text:p>0.304587215851867</text:p>
              </table:table-cell>
              <table:table-cell office:value-type="float" office:value="0.309869690334395">
                <text:p>0.309869690334395</text:p>
              </table:table-cell>
              <table:table-cell office:value-type="float" office:value="0.310276183197386">
                <text:p>0.310276183197386</text:p>
              </table:table-cell>
              <table:table-cell office:value-type="float" office:value="0.30878301933793">
                <text:p>0.30878301933793</text:p>
              </table:table-cell>
              <table:table-cell office:value-type="float" office:value="0.305741838647534">
                <text:p>0.305741838647534</text:p>
              </table:table-cell>
              <table:table-cell office:value-type="float" office:value="0.306226306932841">
                <text:p>0.306226306932841</text:p>
              </table:table-cell>
              <table:table-cell office:value-type="float" office:value="0.308490900998868">
                <text:p>0.308490900998868</text:p>
              </table:table-cell>
              <table:table-cell office:value-type="float" office:value="0.308430371411718">
                <text:p>0.308430371411718</text:p>
              </table:table-cell>
              <table:table-cell office:value-type="float" office:value="0.306457700458211">
                <text:p>0.306457700458211</text:p>
              </table:table-cell>
              <table:table-cell office:value-type="float" office:value="0.304748979204042">
                <text:p>0.304748979204042</text:p>
              </table:table-cell>
              <table:table-cell office:value-type="float" office:value="0.304719014215664">
                <text:p>0.304719014215664</text:p>
              </table:table-cell>
              <table:table-cell office:value-type="float" office:value="0.304443580734988">
                <text:p>0.304443580734988</text:p>
              </table:table-cell>
              <table:table-cell office:value-type="float" office:value="0.309083591205461">
                <text:p>0.309083591205461</text:p>
              </table:table-cell>
              <table:table-cell office:value-type="float" office:value="0.311578195295085">
                <text:p>0.311578195295085</text:p>
              </table:table-cell>
              <table:table-cell office:value-type="float" office:value="0.31178987859442">
                <text:p>0.31178987859442</text:p>
              </table:table-cell>
              <table:table-cell office:value-type="float" office:value="0.309950862968674">
                <text:p>0.309950862968674</text:p>
              </table:table-cell>
              <table:table-cell office:value-type="float" office:value="0.307623340163237">
                <text:p>0.307623340163237</text:p>
              </table:table-cell>
              <table:table-cell office:value-type="float" office:value="0.309619093313741">
                <text:p>0.309619093313741</text:p>
              </table:table-cell>
              <table:table-cell office:value-type="float" office:value="0.307587951822105">
                <text:p>0.307587951822105</text:p>
              </table:table-cell>
              <table:table-cell office:value-type="float" office:value="0.305151088460935">
                <text:p>0.305151088460935</text:p>
              </table:table-cell>
              <table:table-cell office:value-type="float" office:value="0.30477307764055">
                <text:p>0.30477307764055</text:p>
              </table:table-cell>
              <table:table-cell office:value-type="float" office:value="0.311092647071822">
                <text:p>0.311092647071822</text:p>
              </table:table-cell>
              <table:table-cell office:value-type="float" office:value="0.310905294256051">
                <text:p>0.310905294256051</text:p>
              </table:table-cell>
              <table:table-cell office:value-type="float" office:value="0.310220229462055">
                <text:p>0.310220229462055</text:p>
              </table:table-cell>
              <table:table-cell office:value-type="float" office:value="0.309739827152418">
                <text:p>0.309739827152418</text:p>
              </table:table-cell>
              <table:table-cell office:value-type="float" office:value="0.307789567743816">
                <text:p>0.307789567743816</text:p>
              </table:table-cell>
              <table:table-cell office:value-type="float" office:value="0.309781179712231">
                <text:p>0.309781179712231</text:p>
              </table:table-cell>
              <table:table-cell office:value-type="float" office:value="0.30497769780363">
                <text:p>0.30497769780363</text:p>
              </table:table-cell>
              <table:table-cell office:value-type="float" office:value="0.304437403115805">
                <text:p>0.304437403115805</text:p>
              </table:table-cell>
              <table:table-cell office:value-type="float" office:value="0.308574371319218">
                <text:p>0.308574371319218</text:p>
              </table:table-cell>
              <table:table-cell office:value-type="float" office:value="0.311553821796941">
                <text:p>0.311553821796941</text:p>
              </table:table-cell>
              <table:table-cell office:value-type="float" office:value="0.309964888566601">
                <text:p>0.309964888566601</text:p>
              </table:table-cell>
              <table:table-cell office:value-type="float" office:value="0.309365412260204">
                <text:p>0.309365412260204</text:p>
              </table:table-cell>
              <table:table-cell office:value-type="float" office:value="0.309215637745959">
                <text:p>0.309215637745959</text:p>
              </table:table-cell>
              <table:table-cell office:value-type="float" office:value="0.30677387080772">
                <text:p>0.30677387080772</text:p>
              </table:table-cell>
              <table:table-cell office:value-type="float" office:value="0.308938124007757">
                <text:p>0.308938124007757</text:p>
              </table:table-cell>
              <table:table-cell office:value-type="float" office:value="0.304859111135983">
                <text:p>0.304859111135983</text:p>
              </table:table-cell>
              <table:table-cell office:value-type="float" office:value="0.304609590015811">
                <text:p>0.304609590015811</text:p>
              </table:table-cell>
              <table:table-cell office:value-type="float" office:value="0.308111344727364">
                <text:p>0.308111344727364</text:p>
              </table:table-cell>
              <table:table-cell office:value-type="float" office:value="0.311731538017693">
                <text:p>0.311731538017693</text:p>
              </table:table-cell>
              <table:table-cell office:value-type="float" office:value="0.310176058059663">
                <text:p>0.310176058059663</text:p>
              </table:table-cell>
              <table:table-cell office:value-type="float" office:value="0.309050759111388">
                <text:p>0.309050759111388</text:p>
              </table:table-cell>
              <table:table-cell office:value-type="float" office:value="0.306215821666858">
                <text:p>0.306215821666858</text:p>
              </table:table-cell>
              <table:table-cell office:value-type="float" office:value="0.309516040658696">
                <text:p>0.309516040658696</text:p>
              </table:table-cell>
              <table:table-cell office:value-type="float" office:value="0.306443535869324">
                <text:p>0.306443535869324</text:p>
              </table:table-cell>
              <table:table-cell office:value-type="float" office:value="0.304986540634881">
                <text:p>0.304986540634881</text:p>
              </table:table-cell>
              <table:table-cell office:value-type="float" office:value="0.304855161385875">
                <text:p>0.304855161385875</text:p>
              </table:table-cell>
              <table:table-cell office:value-type="float" office:value="0.307422984187214">
                <text:p>0.307422984187214</text:p>
              </table:table-cell>
              <table:table-cell office:value-type="float" office:value="0.311809044177372">
                <text:p>0.311809044177372</text:p>
              </table:table-cell>
              <table:table-cell office:value-type="float" office:value="0.310306498566561">
                <text:p>0.310306498566561</text:p>
              </table:table-cell>
              <table:table-cell office:value-type="float" office:value="0.308264264994938">
                <text:p>0.308264264994938</text:p>
              </table:table-cell>
              <table:table-cell office:value-type="float" office:value="0.306443441914168">
                <text:p>0.306443441914168</text:p>
              </table:table-cell>
              <table:table-cell office:value-type="float" office:value="0.305142772675148">
                <text:p>0.305142772675148</text:p>
              </table:table-cell>
              <table:table-cell office:value-type="float" office:value="0.305365322402493">
                <text:p>0.305365322402493</text:p>
              </table:table-cell>
              <table:table-cell office:value-type="float" office:value="0.310452655091575">
                <text:p>0.310452655091575</text:p>
              </table:table-cell>
              <table:table-cell office:value-type="float" office:value="0.312850380398816">
                <text:p>0.312850380398816</text:p>
              </table:table-cell>
              <table:table-cell office:value-type="float" office:value="0.309216995182914">
                <text:p>0.309216995182914</text:p>
              </table:table-cell>
              <table:table-cell office:value-type="float" office:value="0.307472633748387">
                <text:p>0.307472633748387</text:p>
              </table:table-cell>
              <table:table-cell office:value-type="float" office:value="0.30623970926518">
                <text:p>0.30623970926518</text:p>
              </table:table-cell>
              <table:table-cell office:value-type="float" office:value="0.305766890269384">
                <text:p>0.305766890269384</text:p>
              </table:table-cell>
              <table:table-cell office:value-type="float" office:value="0.305644979961524">
                <text:p>0.305644979961524</text:p>
              </table:table-cell>
              <table:table-cell office:value-type="float" office:value="0.30581330773743">
                <text:p>0.30581330773743</text:p>
              </table:table-cell>
              <table:table-cell office:value-type="float" office:value="0.305808440500582">
                <text:p>0.305808440500582</text:p>
              </table:table-cell>
              <table:table-cell office:value-type="float" office:value="0.305848883434229">
                <text:p>0.305848883434229</text:p>
              </table:table-cell>
              <table:table-cell office:value-type="float" office:value="0.305685008751041">
                <text:p>0.305685008751041</text:p>
              </table:table-cell>
              <table:table-cell office:value-type="float" office:value="0.305707208539942">
                <text:p>0.305707208539942</text:p>
              </table:table-cell>
              <table:table-cell office:value-type="float" office:value="0.305812963601191">
                <text:p>0.305812963601191</text:p>
              </table:table-cell>
              <table:table-cell office:value-type="float" office:value="0.305769608753277">
                <text:p>0.305769608753277</text:p>
              </table:table-cell>
              <table:table-cell office:value-type="float" office:value="0.305722118330304">
                <text:p>0.305722118330304</text:p>
              </table:table-cell>
              <table:table-cell office:value-type="float" office:value="0.305701959430465">
                <text:p>0.305701959430465</text:p>
              </table:table-cell>
              <table:table-cell office:value-type="float" office:value="0.305712654312456">
                <text:p>0.305712654312456</text:p>
              </table:table-cell>
              <table:table-cell office:value-type="float" office:value="0.305700558521533">
                <text:p>0.305700558521533</text:p>
              </table:table-cell>
              <table:table-cell office:value-type="float" office:value="0.305673383726123">
                <text:p>0.305673383726123</text:p>
              </table:table-cell>
              <table:table-cell office:value-type="float" office:value="0.305697062909845">
                <text:p>0.305697062909845</text:p>
              </table:table-cell>
              <table:table-cell office:value-type="float" office:value="0.305668624692963">
                <text:p>0.305668624692963</text:p>
              </table:table-cell>
              <table:table-cell office:value-type="float" office:value="0.305673506108134">
                <text:p>0.305673506108134</text:p>
              </table:table-cell>
              <table:table-cell office:value-type="float" office:value="0.305701962933873">
                <text:p>0.305701962933873</text:p>
              </table:table-cell>
              <table:table-cell office:value-type="float" office:value="0.30568742839192">
                <text:p>0.30568742839192</text:p>
              </table:table-cell>
              <table:table-cell office:value-type="float" office:value="0.305692009448303">
                <text:p>0.305692009448303</text:p>
              </table:table-cell>
              <table:table-cell office:value-type="float" office:value="0.305673723733744">
                <text:p>0.305673723733744</text:p>
              </table:table-cell>
              <table:table-cell office:value-type="float" office:value="0.305628674581607">
                <text:p>0.305628674581607</text:p>
              </table:table-cell>
              <table:table-cell office:value-type="float" office:value="0.305716061344322">
                <text:p>0.305716061344322</text:p>
              </table:table-cell>
              <table:table-cell office:value-type="float" office:value="0.305701882754776">
                <text:p>0.305701882754776</text:p>
              </table:table-cell>
              <table:table-cell office:value-type="float" office:value="0.305656368655362">
                <text:p>0.305656368655362</text:p>
              </table:table-cell>
              <table:table-cell office:value-type="float" office:value="0.305684290258964">
                <text:p>0.305684290258964</text:p>
              </table:table-cell>
              <table:table-cell office:value-type="float" office:value="0.305650833734843">
                <text:p>0.305650833734843</text:p>
              </table:table-cell>
              <table:table-cell office:value-type="float" office:value="0.305706981739583">
                <text:p>0.305706981739583</text:p>
              </table:table-cell>
              <table:table-cell office:value-type="float" office:value="0.305692284233035">
                <text:p>0.305692284233035</text:p>
              </table:table-cell>
              <table:table-cell office:value-type="float" office:value="0.305694888376968">
                <text:p>0.305694888376968</text:p>
              </table:table-cell>
              <table:table-cell office:value-type="float" office:value="0.305681775952212">
                <text:p>0.305681775952212</text:p>
              </table:table-cell>
              <table:table-cell office:value-type="float" office:value="0.305668104184825">
                <text:p>0.305668104184825</text:p>
              </table:table-cell>
              <table:table-cell office:value-type="float" office:value="0.305662088154579">
                <text:p>0.305662088154579</text:p>
              </table:table-cell>
              <table:table-cell office:value-type="float" office:value="0.305690527256255">
                <text:p>0.305690527256255</text:p>
              </table:table-cell>
              <table:table-cell office:value-type="float" office:value="0.305662876709491">
                <text:p>0.305662876709491</text:p>
              </table:table-cell>
              <table:table-cell office:value-type="float" office:value="0.305679926881123">
                <text:p>0.305679926881123</text:p>
              </table:table-cell>
              <table:table-cell office:value-type="float" office:value="0.305701842785773">
                <text:p>0.305701842785773</text:p>
              </table:table-cell>
              <table:table-cell office:value-type="float" office:value="0.305696166212027">
                <text:p>0.305696166212027</text:p>
              </table:table-cell>
              <table:table-cell office:value-type="float" office:value="0.305666784932696">
                <text:p>0.305666784932696</text:p>
              </table:table-cell>
              <table:table-cell office:value-type="float" office:value="0.305688203369554">
                <text:p>0.305688203369554</text:p>
              </table:table-cell>
              <table:table-cell office:value-type="float" office:value="0.305694208147839">
                <text:p>0.305694208147839</text:p>
              </table:table-cell>
              <table:table-cell office:value-type="float" office:value="0.305703673481039">
                <text:p>0.305703673481039</text:p>
              </table:table-cell>
              <table:table-cell office:value-type="float" office:value="0.30570305306204">
                <text:p>0.30570305306204</text:p>
              </table:table-cell>
              <table:table-cell office:value-type="float" office:value="0.305682955902878">
                <text:p>0.305682955902878</text:p>
              </table:table-cell>
              <table:table-cell office:value-type="float" office:value="0.305717217419958">
                <text:p>0.305717217419958</text:p>
              </table:table-cell>
              <table:table-cell office:value-type="float" office:value="0.305684239278139">
                <text:p>0.305684239278139</text:p>
              </table:table-cell>
              <table:table-cell office:value-type="float" office:value="0.305700982765506">
                <text:p>0.305700982765506</text:p>
              </table:table-cell>
              <table:table-cell office:value-type="float" office:value="0.305704634415043">
                <text:p>0.305704634415043</text:p>
              </table:table-cell>
              <table:table-cell office:value-type="float" office:value="0.305677782313827">
                <text:p>0.305677782313827</text:p>
              </table:table-cell>
              <table:table-cell office:value-type="float" office:value="0.305648327974776">
                <text:p>0.305648327974776</text:p>
              </table:table-cell>
              <table:table-cell office:value-type="float" office:value="0.305691692644617">
                <text:p>0.305691692644617</text:p>
              </table:table-cell>
              <table:table-cell office:value-type="float" office:value="0.305679171768867">
                <text:p>0.305679171768867</text:p>
              </table:table-cell>
              <table:table-cell office:value-type="float" office:value="0.305711102973203">
                <text:p>0.305711102973203</text:p>
              </table:table-cell>
              <table:table-cell office:value-type="float" office:value="0.305698859393684">
                <text:p>0.305698859393684</text:p>
              </table:table-cell>
              <table:table-cell office:value-type="float" office:value="0.305701015810019">
                <text:p>0.305701015810019</text:p>
              </table:table-cell>
              <table:table-cell office:value-type="float" office:value="0.305672998117156">
                <text:p>0.305672998117156</text:p>
              </table:table-cell>
              <table:table-cell office:value-type="float" office:value="0.305698730260204">
                <text:p>0.305698730260204</text:p>
              </table:table-cell>
              <table:table-cell office:value-type="float" office:value="0.305689272608687">
                <text:p>0.305689272608687</text:p>
              </table:table-cell>
              <table:table-cell office:value-type="float" office:value="0.305674631483242">
                <text:p>0.305674631483242</text:p>
              </table:table-cell>
              <table:table-cell office:value-type="float" office:value="0.305709982972136">
                <text:p>0.305709982972136</text:p>
              </table:table-cell>
              <table:table-cell office:value-type="float" office:value="0.305693381469684">
                <text:p>0.305693381469684</text:p>
              </table:table-cell>
              <table:table-cell office:value-type="float" office:value="0.305711665383788">
                <text:p>0.305711665383788</text:p>
              </table:table-cell>
              <table:table-cell office:value-type="float" office:value="0.305692469267112">
                <text:p>0.305692469267112</text:p>
              </table:table-cell>
              <table:table-cell office:value-type="float" office:value="0.305663481957066">
                <text:p>0.305663481957066</text:p>
              </table:table-cell>
              <table:table-cell office:value-type="float" office:value="0.305681157788945">
                <text:p>0.305681157788945</text:p>
              </table:table-cell>
              <table:table-cell office:value-type="float" office:value="0.305693141164373">
                <text:p>0.305693141164373</text:p>
              </table:table-cell>
              <table:table-cell office:value-type="float" office:value="0.305696805356162">
                <text:p>0.305696805356162</text:p>
              </table:table-cell>
              <table:table-cell office:value-type="float" office:value="0.305697071327772">
                <text:p>0.305697071327772</text:p>
              </table:table-cell>
              <table:table-cell office:value-type="float" office:value="0.305713077692972">
                <text:p>0.305713077692972</text:p>
              </table:table-cell>
              <table:table-cell office:value-type="float" office:value="0.305682641941455">
                <text:p>0.305682641941455</text:p>
              </table:table-cell>
            </table:table-row>
            <table:table-row>
              <table:table-cell office:value-type="string">
                <text:p>Potential diff</text:p>
                <draw:g>
                  <svg:desc>flat5.A8:flat5.A8</svg:desc>
                </draw:g>
              </table:table-cell>
              <table:table-cell office:value-type="float" office:value="-0.0000329427980857444">
                <text:p>-0.0000329427980857444</text:p>
                <draw:g>
                  <svg:desc>flat5.B8:flat5.ZH8</svg:desc>
                </draw:g>
              </table:table-cell>
              <table:table-cell office:value-type="float" office:value="0.0000169052358794941">
                <text:p>0.0000169052358794941</text:p>
              </table:table-cell>
              <table:table-cell office:value-type="float" office:value="0.000000456920604574584">
                <text:p>0.000000456920604574584</text:p>
              </table:table-cell>
              <table:table-cell office:value-type="float" office:value="-0.000033981236338132">
                <text:p>-0.000033981236338132</text:p>
              </table:table-cell>
              <table:table-cell office:value-type="float" office:value="0.0000236388454379899">
                <text:p>0.0000236388454379899</text:p>
              </table:table-cell>
              <table:table-cell office:value-type="float" office:value="-0.000041800243720358">
                <text:p>-0.000041800243720358</text:p>
              </table:table-cell>
              <table:table-cell office:value-type="float" office:value="0.00004568325544696">
                <text:p>0.00004568325544696</text:p>
              </table:table-cell>
              <table:table-cell office:value-type="float" office:value="0.0000236984789150352">
                <text:p>0.0000236984789150352</text:p>
              </table:table-cell>
              <table:table-cell office:value-type="float" office:value="-0.00003313319707543">
                <text:p>-0.00003313319707543</text:p>
              </table:table-cell>
              <table:table-cell office:value-type="float" office:value="0.0000222271188377032">
                <text:p>0.0000222271188377032</text:p>
              </table:table-cell>
              <table:table-cell office:value-type="float" office:value="-0.000016830447399252">
                <text:p>-0.000016830447399252</text:p>
              </table:table-cell>
              <table:table-cell office:value-type="float" office:value="-0.0000263862947709192">
                <text:p>-0.0000263862947709192</text:p>
              </table:table-cell>
              <table:table-cell office:value-type="float" office:value="-0.00000442115848597879">
                <text:p>-0.00000442115848597879</text:p>
              </table:table-cell>
              <table:table-cell office:value-type="float" office:value="-0.0000077964647654527">
                <text:p>-0.0000077964647654527</text:p>
              </table:table-cell>
              <table:table-cell office:value-type="float" office:value="0.00000153755094350894">
                <text:p>0.00000153755094350894</text:p>
              </table:table-cell>
              <table:table-cell office:value-type="float" office:value="0.00002272436794859">
                <text:p>0.00002272436794859</text:p>
              </table:table-cell>
              <table:table-cell office:value-type="float" office:value="0.0000111988516531825">
                <text:p>0.0000111988516531825</text:p>
              </table:table-cell>
              <table:table-cell office:value-type="float" office:value="-0.000032221395509735">
                <text:p>-0.000032221395509735</text:p>
              </table:table-cell>
              <table:table-cell office:value-type="float" office:value="0.0000448514689477264">
                <text:p>0.0000448514689477264</text:p>
              </table:table-cell>
              <table:table-cell office:value-type="float" office:value="0.0000165785301978194">
                <text:p>0.0000165785301978194</text:p>
              </table:table-cell>
              <table:table-cell office:value-type="float" office:value="-0.0000247779362779199">
                <text:p>-0.0000247779362779199</text:p>
              </table:table-cell>
              <table:table-cell office:value-type="float" office:value="-0.0000292309641628519">
                <text:p>-0.0000292309641628519</text:p>
              </table:table-cell>
              <table:table-cell office:value-type="float" office:value="0.0000411437051471286">
                <text:p>0.0000411437051471286</text:p>
              </table:table-cell>
              <table:table-cell office:value-type="float" office:value="-0.0000233707461779198">
                <text:p>-0.0000233707461779198</text:p>
              </table:table-cell>
              <table:table-cell office:value-type="float" office:value="-0.0000039263181924043">
                <text:p>-0.0000039263181924043</text:p>
              </table:table-cell>
              <table:table-cell office:value-type="float" office:value="-0.0000194944074642933">
                <text:p>-0.0000194944074642933</text:p>
              </table:table-cell>
              <table:table-cell office:value-type="float" office:value="0.0000483185788106577">
                <text:p>0.0000483185788106577</text:p>
              </table:table-cell>
              <table:table-cell office:value-type="float" office:value="0.00000563719923235562">
                <text:p>0.00000563719923235562</text:p>
              </table:table-cell>
              <table:table-cell office:value-type="float" office:value="-0.00000500049303281402">
                <text:p>-0.00000500049303281402</text:p>
              </table:table-cell>
              <table:table-cell office:value-type="float" office:value="-0.0000280514506320051">
                <text:p>-0.0000280514506320051</text:p>
              </table:table-cell>
              <table:table-cell office:value-type="float" office:value="0.0000250350544725442">
                <text:p>0.0000250350544725442</text:p>
              </table:table-cell>
              <table:table-cell office:value-type="float" office:value="-0.0000151052889746928">
                <text:p>-0.0000151052889746928</text:p>
              </table:table-cell>
              <table:table-cell office:value-type="float" office:value="-0.000000945650248329599">
                <text:p>-0.000000945650248329599</text:p>
              </table:table-cell>
              <table:table-cell office:value-type="float" office:value="-0.0000348356976913045">
                <text:p>-0.0000348356976913045</text:p>
              </table:table-cell>
              <table:table-cell office:value-type="float" office:value="0.0000104290220110381">
                <text:p>0.0000104290220110381</text:p>
              </table:table-cell>
              <table:table-cell office:value-type="float" office:value="0.0000067836711707403">
                <text:p>0.0000067836711707403</text:p>
              </table:table-cell>
              <table:table-cell office:value-type="float" office:value="0.0000200366805677143">
                <text:p>0.0000200366805677143</text:p>
              </table:table-cell>
              <table:table-cell office:value-type="float" office:value="-0.0000264068372273218">
                <text:p>-0.0000264068372273218</text:p>
              </table:table-cell>
              <table:table-cell office:value-type="float" office:value="-0.000000379705771325067">
                <text:p>-0.000000379705771325067</text:p>
              </table:table-cell>
              <table:table-cell office:value-type="float" office:value="0.0000363444210900732">
                <text:p>0.0000363444210900732</text:p>
              </table:table-cell>
              <table:table-cell office:value-type="float" office:value="-0.0000108039833324747">
                <text:p>-0.0000108039833324747</text:p>
              </table:table-cell>
              <table:table-cell office:value-type="float" office:value="-0.0000388904540993828">
                <text:p>-0.0000388904540993828</text:p>
              </table:table-cell>
              <table:table-cell office:value-type="float" office:value="0.0000340692836245937">
                <text:p>0.0000340692836245937</text:p>
              </table:table-cell>
              <table:table-cell office:value-type="float" office:value="-0.0000177822529056626">
                <text:p>-0.0000177822529056626</text:p>
              </table:table-cell>
              <table:table-cell office:value-type="float" office:value="-0.00000174823199045049">
                <text:p>-0.00000174823199045049</text:p>
              </table:table-cell>
              <table:table-cell office:value-type="float" office:value="0.0000324256051987271">
                <text:p>0.0000324256051987271</text:p>
              </table:table-cell>
              <table:table-cell office:value-type="float" office:value="-0.000034073505462251">
                <text:p>-0.000034073505462251</text:p>
              </table:table-cell>
              <table:table-cell office:value-type="float" office:value="0.0000329981496735021">
                <text:p>0.0000329981496735021</text:p>
              </table:table-cell>
              <table:table-cell office:value-type="float" office:value="0.000000766790174633325">
                <text:p>0.000000766790174633325</text:p>
              </table:table-cell>
              <table:table-cell office:value-type="float" office:value="-0.000000505792975835639">
                <text:p>-0.000000505792975835639</text:p>
              </table:table-cell>
              <table:table-cell office:value-type="float" office:value="0.00000891229159377671">
                <text:p>0.00000891229159377671</text:p>
              </table:table-cell>
              <table:table-cell office:value-type="float" office:value="-0.000024293484655491">
                <text:p>-0.000024293484655491</text:p>
              </table:table-cell>
              <table:table-cell office:value-type="float" office:value="-0.0000156900947950733">
                <text:p>-0.0000156900947950733</text:p>
              </table:table-cell>
              <table:table-cell office:value-type="float" office:value="-0.0000255527506058395">
                <text:p>-0.0000255527506058395</text:p>
              </table:table-cell>
              <table:table-cell office:value-type="float" office:value="0.0000613060747420291">
                <text:p>0.0000613060747420291</text:p>
              </table:table-cell>
              <table:table-cell office:value-type="float" office:value="0.00000432052669269156">
                <text:p>0.00000432052669269156</text:p>
              </table:table-cell>
              <table:table-cell office:value-type="float" office:value="-0.00001993654857807">
                <text:p>-0.00001993654857807</text:p>
              </table:table-cell>
              <table:table-cell office:value-type="float" office:value="-0.00000564303880917771">
                <text:p>-0.00000564303880917771</text:p>
              </table:table-cell>
              <table:table-cell office:value-type="float" office:value="-0.00000307061770077333">
                <text:p>-0.00000307061770077333</text:p>
              </table:table-cell>
              <table:table-cell office:value-type="float" office:value="-0.00002049261196857">
                <text:p>-0.00002049261196857</text:p>
              </table:table-cell>
              <table:table-cell office:value-type="float" office:value="-0.00000340376160701261">
                <text:p>-0.00000340376160701261</text:p>
              </table:table-cell>
              <table:table-cell office:value-type="float" office:value="0.0000260062873069788">
                <text:p>0.0000260062873069788</text:p>
              </table:table-cell>
              <table:table-cell office:value-type="float" office:value="-0.0000137477900441496">
                <text:p>-0.0000137477900441496</text:p>
              </table:table-cell>
              <table:table-cell office:value-type="float" office:value="0.0000129812753269509">
                <text:p>0.0000129812753269509</text:p>
              </table:table-cell>
              <table:table-cell office:value-type="float" office:value="0.0000118009690048271">
                <text:p>0.0000118009690048271</text:p>
              </table:table-cell>
              <table:table-cell office:value-type="float" office:value="0.00000537588422866442">
                <text:p>0.00000537588422866442</text:p>
              </table:table-cell>
              <table:table-cell office:value-type="float" office:value="-0.0000281642245230085">
                <text:p>-0.0000281642245230085</text:p>
              </table:table-cell>
              <table:table-cell office:value-type="float" office:value="0.0000219223503848398">
                <text:p>0.0000219223503848398</text:p>
              </table:table-cell>
              <table:table-cell office:value-type="float" office:value="0.0000171335908567549">
                <text:p>0.0000171335908567549</text:p>
              </table:table-cell>
              <table:table-cell office:value-type="float" office:value="-0.000016140737580328">
                <text:p>-0.000016140737580328</text:p>
              </table:table-cell>
              <table:table-cell office:value-type="float" office:value="-0.0000136615863000622">
                <text:p>-0.0000136615863000622</text:p>
              </table:table-cell>
              <table:table-cell office:value-type="float" office:value="0.0000139121091922712">
                <text:p>0.0000139121091922712</text:p>
              </table:table-cell>
              <table:table-cell office:value-type="float" office:value="-0.00000952519899072302">
                <text:p>-0.00000952519899072302</text:p>
              </table:table-cell>
              <table:table-cell office:value-type="float" office:value="-0.0000088626772485334">
                <text:p>-0.0000088626772485334</text:p>
              </table:table-cell>
              <table:table-cell office:value-type="float" office:value="-0.0000183583239008467">
                <text:p>-0.0000183583239008467</text:p>
              </table:table-cell>
              <table:table-cell office:value-type="float" office:value="0.0000395406568086676">
                <text:p>0.0000395406568086676</text:p>
              </table:table-cell>
              <table:table-cell office:value-type="float" office:value="-0.0000236836864989653">
                <text:p>-0.0000236836864989653</text:p>
              </table:table-cell>
              <table:table-cell office:value-type="float" office:value="0.0000348318557660265">
                <text:p>0.0000348318557660265</text:p>
              </table:table-cell>
              <table:table-cell office:value-type="float" office:value="-0.000452010883542131">
                <text:p>-0.000452010883542131</text:p>
              </table:table-cell>
              <table:table-cell office:value-type="float" office:value="0.000190228755360067">
                <text:p>0.000190228755360067</text:p>
              </table:table-cell>
              <table:table-cell office:value-type="float" office:value="0.0016443539037882">
                <text:p>0.0016443539037882</text:p>
              </table:table-cell>
              <table:table-cell office:value-type="float" office:value="0.00220079800265682">
                <text:p>0.00220079800265682</text:p>
              </table:table-cell>
              <table:table-cell office:value-type="float" office:value="-0.0015094451234961">
                <text:p>-0.0015094451234961</text:p>
              </table:table-cell>
              <table:table-cell office:value-type="float" office:value="-0.00179888273747547">
                <text:p>-0.00179888273747547</text:p>
              </table:table-cell>
              <table:table-cell office:value-type="float" office:value="0.00137052283735262">
                <text:p>0.00137052283735262</text:p>
              </table:table-cell>
              <table:table-cell office:value-type="float" office:value="-0.0000543701120933604">
                <text:p>-0.0000543701120933604</text:p>
              </table:table-cell>
              <table:table-cell office:value-type="float" office:value="0.00376205490359111">
                <text:p>0.00376205490359111</text:p>
              </table:table-cell>
              <table:table-cell office:value-type="float" office:value="0.00210524715719596">
                <text:p>0.00210524715719596</text:p>
              </table:table-cell>
              <table:table-cell office:value-type="float" office:value="0.00112114089318477">
                <text:p>0.00112114089318477</text:p>
              </table:table-cell>
              <table:table-cell office:value-type="float" office:value="-0.00133330361252015">
                <text:p>-0.00133330361252015</text:p>
              </table:table-cell>
              <table:table-cell office:value-type="float" office:value="-0.00310743342267222">
                <text:p>-0.00310743342267222</text:p>
              </table:table-cell>
              <table:table-cell office:value-type="float" office:value="-0.000802986402763717">
                <text:p>-0.000802986402763717</text:p>
              </table:table-cell>
              <table:table-cell office:value-type="float" office:value="0.000237577389044785">
                <text:p>0.000237577389044785</text:p>
              </table:table-cell>
              <table:table-cell office:value-type="float" office:value="-0.000908095765922989">
                <text:p>-0.000908095765922989</text:p>
              </table:table-cell>
              <table:table-cell office:value-type="float" office:value="0.00431287586635498">
                <text:p>0.00431287586635498</text:p>
              </table:table-cell>
              <table:table-cell office:value-type="float" office:value="0.00115273799308396">
                <text:p>0.00115273799308396</text:p>
              </table:table-cell>
              <table:table-cell office:value-type="float" office:value="-0.00311504015953051">
                <text:p>-0.00311504015953051</text:p>
              </table:table-cell>
              <table:table-cell office:value-type="float" office:value="-0.000668207223277539">
                <text:p>-0.000668207223277539</text:p>
              </table:table-cell>
              <table:table-cell office:value-type="float" office:value="-0.000417678700521007">
                <text:p>-0.000417678700521007</text:p>
              </table:table-cell>
              <table:table-cell office:value-type="float" office:value="-0.000330340468011059">
                <text:p>-0.000330340468011059</text:p>
              </table:table-cell>
              <table:table-cell office:value-type="float" office:value="0.00341035867362394">
                <text:p>0.00341035867362394</text:p>
              </table:table-cell>
              <table:table-cell office:value-type="float" office:value="0.00253208888993656">
                <text:p>0.00253208888993656</text:p>
              </table:table-cell>
              <table:table-cell office:value-type="float" office:value="0.00118295866861717">
                <text:p>0.00118295866861717</text:p>
              </table:table-cell>
              <table:table-cell office:value-type="float" office:value="-0.000552842155590705">
                <text:p>-0.000552842155590705</text:p>
              </table:table-cell>
              <table:table-cell office:value-type="float" office:value="-0.00417557176818706">
                <text:p>-0.00417557176818706</text:p>
              </table:table-cell>
              <table:table-cell office:value-type="float" office:value="-0.00207579294418297">
                <text:p>-0.00207579294418297</text:p>
              </table:table-cell>
              <table:table-cell office:value-type="float" office:value="0.00229434717875715">
                <text:p>0.00229434717875715</text:p>
              </table:table-cell>
              <table:table-cell office:value-type="float" office:value="0.00233425549235872">
                <text:p>0.00233425549235872</text:p>
              </table:table-cell>
              <table:table-cell office:value-type="float" office:value="0.001407167081802">
                <text:p>0.001407167081802</text:p>
              </table:table-cell>
              <table:table-cell office:value-type="float" office:value="-0.0000961692415344384">
                <text:p>-0.0000961692415344384</text:p>
              </table:table-cell>
              <table:table-cell office:value-type="float" office:value="-0.00202055974795973">
                <text:p>-0.00202055974795973</text:p>
              </table:table-cell>
              <table:table-cell office:value-type="float" office:value="-0.00101197490780625">
                <text:p>-0.00101197490780625</text:p>
              </table:table-cell>
              <table:table-cell office:value-type="float" office:value="0.000728304381572009">
                <text:p>0.000728304381572009</text:p>
              </table:table-cell>
              <table:table-cell office:value-type="float" office:value="0.00455173167939088">
                <text:p>0.00455173167939088</text:p>
              </table:table-cell>
              <table:table-cell office:value-type="float" office:value="-0.00182815608346887">
                <text:p>-0.00182815608346887</text:p>
              </table:table-cell>
              <table:table-cell office:value-type="float" office:value="-0.00225632043020885">
                <text:p>-0.00225632043020885</text:p>
              </table:table-cell>
              <table:table-cell office:value-type="float" office:value="-0.00105564306074302">
                <text:p>-0.00105564306074302</text:p>
              </table:table-cell>
              <table:table-cell office:value-type="float" office:value="0.00271106206805322">
                <text:p>0.00271106206805322</text:p>
              </table:table-cell>
              <table:table-cell office:value-type="float" office:value="0.00202701090294111">
                <text:p>0.00202701090294111</text:p>
              </table:table-cell>
              <table:table-cell office:value-type="float" office:value="-0.00344033415473477">
                <text:p>-0.00344033415473477</text:p>
              </table:table-cell>
              <table:table-cell office:value-type="float" office:value="0.0000621730651644836">
                <text:p>0.0000621730651644836</text:p>
              </table:table-cell>
              <table:table-cell office:value-type="float" office:value="0.000766013734358029">
                <text:p>0.000766013734358029</text:p>
              </table:table-cell>
              <table:table-cell office:value-type="float" office:value="-0.0018103316208849">
                <text:p>-0.0018103316208849</text:p>
              </table:table-cell>
              <table:table-cell office:value-type="float" office:value="0.000646502855834397">
                <text:p>0.000646502855834397</text:p>
              </table:table-cell>
              <table:table-cell office:value-type="float" office:value="0.00349718528275672">
                <text:p>0.00349718528275672</text:p>
              </table:table-cell>
              <table:table-cell office:value-type="float" office:value="0.00179179525484496">
                <text:p>0.00179179525484496</text:p>
              </table:table-cell>
              <table:table-cell office:value-type="float" office:value="-0.0010336088147046">
                <text:p>-0.0010336088147046</text:p>
              </table:table-cell>
              <table:table-cell office:value-type="float" office:value="-0.00290632021279585">
                <text:p>-0.00290632021279585</text:p>
              </table:table-cell>
              <table:table-cell office:value-type="float" office:value="0.000133883744982355">
                <text:p>0.000133883744982355</text:p>
              </table:table-cell>
              <table:table-cell office:value-type="float" office:value="-0.00194316824028246">
                <text:p>-0.00194316824028246</text:p>
              </table:table-cell>
              <table:table-cell office:value-type="float" office:value="0.00266372735855802">
                <text:p>0.00266372735855802</text:p>
              </table:table-cell>
              <table:table-cell office:value-type="float" office:value="0.00202676480269603">
                <text:p>0.00202676480269603</text:p>
              </table:table-cell>
              <table:table-cell office:value-type="float" office:value="-0.000452835708628363">
                <text:p>-0.000452835708628363</text:p>
              </table:table-cell>
              <table:table-cell office:value-type="float" office:value="-0.00204456310523665">
                <text:p>-0.00204456310523665</text:p>
              </table:table-cell>
              <table:table-cell office:value-type="float" office:value="-0.00026706028177681">
                <text:p>-0.00026706028177681</text:p>
              </table:table-cell>
              <table:table-cell office:value-type="float" office:value="0.000717296984238336">
                <text:p>0.000717296984238336</text:p>
              </table:table-cell>
              <table:table-cell office:value-type="float" office:value="-0.00114111596455335">
                <text:p>-0.00114111596455335</text:p>
              </table:table-cell>
              <table:table-cell office:value-type="float" office:value="-0.000694125022555225">
                <text:p>-0.000694125022555225</text:p>
              </table:table-cell>
              <table:table-cell office:value-type="float" office:value="0.00524559084516191">
                <text:p>0.00524559084516191</text:p>
              </table:table-cell>
              <table:table-cell office:value-type="float" office:value="0.00000124097015713476">
                <text:p>0.00000124097015713476</text:p>
              </table:table-cell>
              <table:table-cell office:value-type="float" office:value="-0.00251081638467565">
                <text:p>-0.00251081638467565</text:p>
              </table:table-cell>
              <table:table-cell office:value-type="float" office:value="-0.000908404388347384">
                <text:p>-0.000908404388347384</text:p>
              </table:table-cell>
              <table:table-cell office:value-type="float" office:value="-0.00253879594650347">
                <text:p>-0.00253879594650347</text:p>
              </table:table-cell>
              <table:table-cell office:value-type="float" office:value="0.00435271464872761">
                <text:p>0.00435271464872761</text:p>
              </table:table-cell>
              <table:table-cell office:value-type="float" office:value="0.00103311673770673">
                <text:p>0.00103311673770673</text:p>
              </table:table-cell>
              <table:table-cell office:value-type="float" office:value="-0.00095908999440536">
                <text:p>-0.00095908999440536</text:p>
              </table:table-cell>
              <table:table-cell office:value-type="float" office:value="-0.00336090163961988">
                <text:p>-0.00336090163961988</text:p>
              </table:table-cell>
              <table:table-cell office:value-type="float" office:value="0.00036722834713776">
                <text:p>0.00036722834713776</text:p>
              </table:table-cell>
              <table:table-cell office:value-type="float" office:value="0.00185378042755596">
                <text:p>0.00185378042755596</text:p>
              </table:table-cell>
              <table:table-cell office:value-type="float" office:value="0.00321553178790096">
                <text:p>0.00321553178790096</text:p>
              </table:table-cell>
              <table:table-cell office:value-type="float" office:value="-0.00282449558376041">
                <text:p>-0.00282449558376041</text:p>
              </table:table-cell>
              <table:table-cell office:value-type="float" office:value="-0.000826912486867393">
                <text:p>-0.000826912486867393</text:p>
              </table:table-cell>
              <table:table-cell office:value-type="float" office:value="-0.00217723442171802">
                <text:p>-0.00217723442171802</text:p>
              </table:table-cell>
              <table:table-cell office:value-type="float" office:value="0.00375344586942095">
                <text:p>0.00375344586942095</text:p>
              </table:table-cell>
              <table:table-cell office:value-type="float" office:value="-0.00195485823546832">
                <text:p>-0.00195485823546832</text:p>
              </table:table-cell>
              <table:table-cell office:value-type="float" office:value="-0.000449646031088047">
                <text:p>-0.000449646031088047</text:p>
              </table:table-cell>
              <table:table-cell office:value-type="float" office:value="-0.00255121026928784">
                <text:p>-0.00255121026928784</text:p>
              </table:table-cell>
              <table:table-cell office:value-type="float" office:value="0.00529839099762541">
                <text:p>0.00529839099762541</text:p>
              </table:table-cell>
              <table:table-cell office:value-type="float" office:value="0.00123661227871336">
                <text:p>0.00123661227871336</text:p>
              </table:table-cell>
              <table:table-cell office:value-type="float" office:value="-0.00337542296449495">
                <text:p>-0.00337542296449495</text:p>
              </table:table-cell>
              <table:table-cell office:value-type="float" office:value="0.000230249224031476">
                <text:p>0.000230249224031476</text:p>
              </table:table-cell>
              <table:table-cell office:value-type="float" office:value="-0.00232218123342237">
                <text:p>-0.00232218123342237</text:p>
              </table:table-cell>
              <table:table-cell office:value-type="float" office:value="0.00176866689775718">
                <text:p>0.00176866689775718</text:p>
              </table:table-cell>
              <table:table-cell office:value-type="float" office:value="0.00117097342192785">
                <text:p>0.00117097342192785</text:p>
              </table:table-cell>
              <table:table-cell office:value-type="float" office:value="0.000274424727408185">
                <text:p>0.000274424727408185</text:p>
              </table:table-cell>
              <table:table-cell office:value-type="float" office:value="-0.00334026629212791">
                <text:p>-0.00334026629212791</text:p>
              </table:table-cell>
              <table:table-cell office:value-type="float" office:value="0.000678109673476146">
                <text:p>0.000678109673476146</text:p>
              </table:table-cell>
              <table:table-cell office:value-type="float" office:value="-0.0012486342077816">
                <text:p>-0.0012486342077816</text:p>
              </table:table-cell>
              <table:table-cell office:value-type="float" office:value="0.00153043559125354">
                <text:p>0.00153043559125354</text:p>
              </table:table-cell>
              <table:table-cell office:value-type="float" office:value="0.00407591421329517">
                <text:p>0.00407591421329517</text:p>
              </table:table-cell>
              <table:table-cell office:value-type="float" office:value="0.000354846668905895">
                <text:p>0.000354846668905895</text:p>
              </table:table-cell>
              <table:table-cell office:value-type="float" office:value="-0.00155239868442869">
                <text:p>-0.00155239868442869</text:p>
              </table:table-cell>
              <table:table-cell office:value-type="float" office:value="-0.00216865139270478">
                <text:p>-0.00216865139270478</text:p>
              </table:table-cell>
              <table:table-cell office:value-type="float" office:value="0.000048068905813603">
                <text:p>0.000048068905813603</text:p>
              </table:table-cell>
              <table:table-cell office:value-type="float" office:value="-0.00200418094027494">
                <text:p>-0.00200418094027494</text:p>
              </table:table-cell>
              <table:table-cell office:value-type="float" office:value="-0.000638379915592291">
                <text:p>-0.000638379915592291</text:p>
              </table:table-cell>
              <table:table-cell office:value-type="float" office:value="0.00321338274842003">
                <text:p>0.00321338274842003</text:p>
              </table:table-cell>
              <table:table-cell office:value-type="float" office:value="-0.000970261082893609">
                <text:p>-0.000970261082893609</text:p>
              </table:table-cell>
              <table:table-cell office:value-type="float" office:value="-0.001541532447149">
                <text:p>-0.001541532447149</text:p>
              </table:table-cell>
              <table:table-cell office:value-type="float" office:value="0.00130836137836943">
                <text:p>0.00130836137836943</text:p>
              </table:table-cell>
              <table:table-cell office:value-type="float" office:value="-0.00048372216334136">
                <text:p>-0.00048372216334136</text:p>
              </table:table-cell>
              <table:table-cell office:value-type="float" office:value="0.00215176246223458">
                <text:p>0.00215176246223458</text:p>
              </table:table-cell>
              <table:table-cell office:value-type="float" office:value="0.00232130517242296">
                <text:p>0.00232130517242296</text:p>
              </table:table-cell>
              <table:table-cell office:value-type="float" office:value="-0.00078371016500195">
                <text:p>-0.00078371016500195</text:p>
              </table:table-cell>
              <table:table-cell office:value-type="float" office:value="-0.00228081341408204">
                <text:p>-0.00228081341408204</text:p>
              </table:table-cell>
              <table:table-cell office:value-type="float" office:value="-0.00072739517402709">
                <text:p>-0.00072739517402709</text:p>
              </table:table-cell>
              <table:table-cell office:value-type="float" office:value="-0.00186663135326082">
                <text:p>-0.00186663135326082</text:p>
              </table:table-cell>
              <table:table-cell office:value-type="float" office:value="0.00242844131284536">
                <text:p>0.00242844131284536</text:p>
              </table:table-cell>
              <table:table-cell office:value-type="float" office:value="-0.000792645098386113">
                <text:p>-0.000792645098386113</text:p>
              </table:table-cell>
              <table:table-cell office:value-type="float" office:value="-0.00163233846307487">
                <text:p>-0.00163233846307487</text:p>
              </table:table-cell>
              <table:table-cell office:value-type="float" office:value="0.0053139014087687">
                <text:p>0.0053139014087687</text:p>
              </table:table-cell>
              <table:table-cell office:value-type="float" office:value="-0.000262843816964842">
                <text:p>-0.000262843816964842</text:p>
              </table:table-cell>
              <table:table-cell office:value-type="float" office:value="-0.000656346040368905">
                <text:p>-0.000656346040368905</text:p>
              </table:table-cell>
              <table:table-cell office:value-type="float" office:value="-0.00112379436566307">
                <text:p>-0.00112379436566307</text:p>
              </table:table-cell>
              <table:table-cell office:value-type="float" office:value="-0.00149758428222452">
                <text:p>-0.00149758428222452</text:p>
              </table:table-cell>
              <table:table-cell office:value-type="float" office:value="-0.000866166519521316">
                <text:p>-0.000866166519521316</text:p>
              </table:table-cell>
              <table:table-cell office:value-type="float" office:value="0.00419221433284395">
                <text:p>0.00419221433284395</text:p>
              </table:table-cell>
              <table:table-cell office:value-type="float" office:value="-0.000610287406311638">
                <text:p>-0.000610287406311638</text:p>
              </table:table-cell>
              <table:table-cell office:value-type="float" office:value="-0.0063379163522414">
                <text:p>-0.0063379163522414</text:p>
              </table:table-cell>
              <table:table-cell office:value-type="float" office:value="0.000494749465089928">
                <text:p>0.000494749465089928</text:p>
              </table:table-cell>
              <table:table-cell office:value-type="float" office:value="-0.000584555509363149">
                <text:p>-0.000584555509363149</text:p>
              </table:table-cell>
              <table:table-cell office:value-type="float" office:value="0.00014857891667186">
                <text:p>0.00014857891667186</text:p>
              </table:table-cell>
              <table:table-cell office:value-type="float" office:value="0.00260718374448277">
                <text:p>0.00260718374448277</text:p>
              </table:table-cell>
              <table:table-cell office:value-type="float" office:value="0.0024978337886572">
                <text:p>0.0024978337886572</text:p>
              </table:table-cell>
              <table:table-cell office:value-type="float" office:value="0.000752011613398163">
                <text:p>0.000752011613398163</text:p>
              </table:table-cell>
              <table:table-cell office:value-type="float" office:value="-0.00100319846274599">
                <text:p>-0.00100319846274599</text:p>
              </table:table-cell>
              <table:table-cell office:value-type="float" office:value="-0.000168107381989857">
                <text:p>-0.000168107381989857</text:p>
              </table:table-cell>
              <table:table-cell office:value-type="float" office:value="-0.000133800399787498">
                <text:p>-0.000133800399787498</text:p>
              </table:table-cell>
              <table:table-cell office:value-type="float" office:value="-0.000795142564031459">
                <text:p>-0.000795142564031459</text:p>
              </table:table-cell>
              <table:table-cell office:value-type="float" office:value="0.000101479682248717">
                <text:p>0.000101479682248717</text:p>
              </table:table-cell>
              <table:table-cell office:value-type="float" office:value="-0.00324722416390688">
                <text:p>-0.00324722416390688</text:p>
              </table:table-cell>
              <table:table-cell office:value-type="float" office:value="-0.001064653518423">
                <text:p>-0.001064653518423</text:p>
              </table:table-cell>
              <table:table-cell office:value-type="float" office:value="-0.000661352399562998">
                <text:p>-0.000661352399562998</text:p>
              </table:table-cell>
              <table:table-cell office:value-type="float" office:value="0.00451445801625211">
                <text:p>0.00451445801625211</text:p>
              </table:table-cell>
              <table:table-cell office:value-type="float" office:value="0.00248467623659687">
                <text:p>0.00248467623659687</text:p>
              </table:table-cell>
              <table:table-cell office:value-type="float" office:value="-0.00225674064346665">
                <text:p>-0.00225674064346665</text:p>
              </table:table-cell>
              <table:table-cell office:value-type="float" office:value="-0.000364143968521358">
                <text:p>-0.000364143968521358</text:p>
              </table:table-cell>
              <table:table-cell office:value-type="float" office:value="-0.000178163985684487">
                <text:p>-0.000178163985684487</text:p>
              </table:table-cell>
              <table:table-cell office:value-type="float" office:value="-0.00229170922496946">
                <text:p>-0.00229170922496946</text:p>
              </table:table-cell>
              <table:table-cell office:value-type="float" office:value="-0.00139134716073264">
                <text:p>-0.00139134716073264</text:p>
              </table:table-cell>
              <table:table-cell office:value-type="float" office:value="-0.000858850668211453">
                <text:p>-0.000858850668211453</text:p>
              </table:table-cell>
              <table:table-cell office:value-type="float" office:value="0.00427591112113446">
                <text:p>0.00427591112113446</text:p>
              </table:table-cell>
              <table:table-cell office:value-type="float" office:value="0.00309133201933404">
                <text:p>0.00309133201933404</text:p>
              </table:table-cell>
              <table:table-cell office:value-type="float" office:value="-0.00184334804698039">
                <text:p>-0.00184334804698039</text:p>
              </table:table-cell>
              <table:table-cell office:value-type="float" office:value="-0.00169787082862466">
                <text:p>-0.00169787082862466</text:p>
              </table:table-cell>
              <table:table-cell office:value-type="float" office:value="0.0000583290693889627">
                <text:p>0.0000583290693889627</text:p>
              </table:table-cell>
              <table:table-cell office:value-type="float" office:value="-0.00374067940438783">
                <text:p>-0.00374067940438783</text:p>
              </table:table-cell>
              <table:table-cell office:value-type="float" office:value="-0.00065414075583059">
                <text:p>-0.00065414075583059</text:p>
              </table:table-cell>
              <table:table-cell office:value-type="float" office:value="-0.000291199419268084">
                <text:p>-0.000291199419268084</text:p>
              </table:table-cell>
              <table:table-cell office:value-type="float" office:value="0.00445075211240509">
                <text:p>0.00445075211240509</text:p>
              </table:table-cell>
              <table:table-cell office:value-type="float" office:value="0.00239664518946137">
                <text:p>0.00239664518946137</text:p>
              </table:table-cell>
              <table:table-cell office:value-type="float" office:value="0.000263791790099888">
                <text:p>0.000263791790099888</text:p>
              </table:table-cell>
              <table:table-cell office:value-type="float" office:value="-0.000445155630142413">
                <text:p>-0.000445155630142413</text:p>
              </table:table-cell>
              <table:table-cell office:value-type="float" office:value="-0.00411579104962812">
                <text:p>-0.00411579104962812</text:p>
              </table:table-cell>
              <table:table-cell office:value-type="float" office:value="0.00237958502997604">
                <text:p>0.00237958502997604</text:p>
              </table:table-cell>
              <table:table-cell office:value-type="float" office:value="-0.00340712332820137">
                <text:p>-0.00340712332820137</text:p>
              </table:table-cell>
              <table:table-cell office:value-type="float" office:value="0.000314152103959964">
                <text:p>0.000314152103959964</text:p>
              </table:table-cell>
              <table:table-cell office:value-type="float" office:value="0.00294992125634747">
                <text:p>0.00294992125634747</text:p>
              </table:table-cell>
              <table:table-cell office:value-type="float" office:value="0.00276382248352086">
                <text:p>0.00276382248352086</text:p>
              </table:table-cell>
              <table:table-cell office:value-type="float" office:value="0.00036772809333796">
                <text:p>0.00036772809333796</text:p>
              </table:table-cell>
              <table:table-cell office:value-type="float" office:value="0.000237371900922267">
                <text:p>0.000237371900922267</text:p>
              </table:table-cell>
              <table:table-cell office:value-type="float" office:value="-0.00336944161534997">
                <text:p>-0.00336944161534997</text:p>
              </table:table-cell>
              <table:table-cell office:value-type="float" office:value="-0.00165252926405962">
                <text:p>-0.00165252926405962</text:p>
              </table:table-cell>
              <table:table-cell office:value-type="float" office:value="0.00169886517003193">
                <text:p>0.00169886517003193</text:p>
              </table:table-cell>
              <table:table-cell office:value-type="float" office:value="0.0000669807144611512">
                <text:p>0.0000669807144611512</text:p>
              </table:table-cell>
              <table:table-cell office:value-type="float" office:value="0.000289109137452059">
                <text:p>0.000289109137452059</text:p>
              </table:table-cell>
              <table:table-cell office:value-type="float" office:value="-0.00329435013360235">
                <text:p>-0.00329435013360235</text:p>
              </table:table-cell>
              <table:table-cell office:value-type="float" office:value="0.000173827953638683">
                <text:p>0.000173827953638683</text:p>
              </table:table-cell>
              <table:table-cell office:value-type="float" office:value="0.00565389793562377">
                <text:p>0.00565389793562377</text:p>
              </table:table-cell>
              <table:table-cell office:value-type="float" office:value="0.00155151126114433">
                <text:p>0.00155151126114433</text:p>
              </table:table-cell>
              <table:table-cell office:value-type="float" office:value="-0.000451812114500461">
                <text:p>-0.000451812114500461</text:p>
              </table:table-cell>
              <table:table-cell office:value-type="float" office:value="-0.0000861731746261696">
                <text:p>-0.0000861731746261696</text:p>
              </table:table-cell>
              <table:table-cell office:value-type="float" office:value="-0.0000543372156695532">
                <text:p>-0.0000543372156695532</text:p>
              </table:table-cell>
              <table:table-cell office:value-type="float" office:value="-0.00580697097791105">
                <text:p>-0.00580697097791105</text:p>
              </table:table-cell>
              <table:table-cell office:value-type="float" office:value="0.000205287671847632">
                <text:p>0.000205287671847632</text:p>
              </table:table-cell>
              <table:table-cell office:value-type="float" office:value="0.00600524104864852">
                <text:p>0.00600524104864852</text:p>
              </table:table-cell>
              <table:table-cell office:value-type="float" office:value="-0.000397992512912726">
                <text:p>-0.000397992512912726</text:p>
              </table:table-cell>
              <table:table-cell office:value-type="float" office:value="-0.00135774024073199">
                <text:p>-0.00135774024073199</text:p>
              </table:table-cell>
              <table:table-cell office:value-type="float" office:value="-0.00403433761291139">
                <text:p>-0.00403433761291139</text:p>
              </table:table-cell>
              <table:table-cell office:value-type="float" office:value="-0.00047852649439506">
                <text:p>-0.00047852649439506</text:p>
              </table:table-cell>
              <table:table-cell office:value-type="float" office:value="0.00111677885875183">
                <text:p>0.00111677885875183</text:p>
              </table:table-cell>
              <table:table-cell office:value-type="float" office:value="0.0055342849512654">
                <text:p>0.0055342849512654</text:p>
              </table:table-cell>
              <table:table-cell office:value-type="float" office:value="-0.00189516721702249">
                <text:p>-0.00189516721702249</text:p>
              </table:table-cell>
              <table:table-cell office:value-type="float" office:value="-0.000183626337370457">
                <text:p>-0.000183626337370457</text:p>
              </table:table-cell>
              <table:table-cell office:value-type="float" office:value="-0.00135032802848861">
                <text:p>-0.00135032802848861</text:p>
              </table:table-cell>
              <table:table-cell office:value-type="float" office:value="-0.00307271430372946">
                <text:p>-0.00307271430372946</text:p>
              </table:table-cell>
              <table:table-cell office:value-type="float" office:value="-0.00104886364351253">
                <text:p>-0.00104886364351253</text:p>
              </table:table-cell>
              <table:table-cell office:value-type="float" office:value="-0.0000297984877787316">
                <text:p>-0.0000297984877787316</text:p>
              </table:table-cell>
              <table:table-cell office:value-type="float" office:value="-0.000524684768119732">
                <text:p>-0.000524684768119732</text:p>
              </table:table-cell>
              <table:table-cell office:value-type="float" office:value="0.00775653310411539">
                <text:p>0.00775653310411539</text:p>
              </table:table-cell>
              <table:table-cell office:value-type="float" office:value="-0.00157787228946094">
                <text:p>-0.00157787228946094</text:p>
              </table:table-cell>
              <table:table-cell office:value-type="float" office:value="-0.00128356144233649">
                <text:p>-0.00128356144233649</text:p>
              </table:table-cell>
              <table:table-cell office:value-type="float" office:value="-0.00449153872610702">
                <text:p>-0.00449153872610702</text:p>
              </table:table-cell>
              <table:table-cell office:value-type="float" office:value="-0.000123832154512504">
                <text:p>-0.000123832154512504</text:p>
              </table:table-cell>
              <table:table-cell office:value-type="float" office:value="-0.000367818184497326">
                <text:p>-0.000367818184497326</text:p>
              </table:table-cell>
              <table:table-cell office:value-type="float" office:value="0.00114957252008563">
                <text:p>0.00114957252008563</text:p>
              </table:table-cell>
              <table:table-cell office:value-type="float" office:value="0.00248303201184269">
                <text:p>0.00248303201184269</text:p>
              </table:table-cell>
              <table:table-cell office:value-type="float" office:value="0.00279201769793841">
                <text:p>0.00279201769793841</text:p>
              </table:table-cell>
              <table:table-cell office:value-type="float" office:value="0.0015518756815438">
                <text:p>0.0015518756815438</text:p>
              </table:table-cell>
              <table:table-cell office:value-type="float" office:value="-0.00105363160016619">
                <text:p>-0.00105363160016619</text:p>
              </table:table-cell>
              <table:table-cell office:value-type="float" office:value="-0.00126077054288204">
                <text:p>-0.00126077054288204</text:p>
              </table:table-cell>
              <table:table-cell office:value-type="float" office:value="-0.00308684805267701">
                <text:p>-0.00308684805267701</text:p>
              </table:table-cell>
              <table:table-cell office:value-type="float" office:value="0.00234090376345736">
                <text:p>0.00234090376345736</text:p>
              </table:table-cell>
              <table:table-cell office:value-type="float" office:value="-0.00269723443052861">
                <text:p>-0.00269723443052861</text:p>
              </table:table-cell>
              <table:table-cell office:value-type="float" office:value="-0.00114231740750026">
                <text:p>-0.00114231740750026</text:p>
              </table:table-cell>
              <table:table-cell office:value-type="float" office:value="-0.00039114744531421">
                <text:p>-0.00039114744531421</text:p>
              </table:table-cell>
              <table:table-cell office:value-type="float" office:value="0.00206632879403212">
                <text:p>0.00206632879403212</text:p>
              </table:table-cell>
              <table:table-cell office:value-type="float" office:value="0.00426382899537892">
                <text:p>0.00426382899537892</text:p>
              </table:table-cell>
              <table:table-cell office:value-type="float" office:value="-0.000881863896136592">
                <text:p>-0.000881863896136592</text:p>
              </table:table-cell>
              <table:table-cell office:value-type="float" office:value="0.000304422006576099">
                <text:p>0.000304422006576099</text:p>
              </table:table-cell>
              <table:table-cell office:value-type="float" office:value="-0.00282132111680089">
                <text:p>-0.00282132111680089</text:p>
              </table:table-cell>
              <table:table-cell office:value-type="float" office:value="0.000575983482423881">
                <text:p>0.000575983482423881</text:p>
              </table:table-cell>
              <table:table-cell office:value-type="float" office:value="0.000489930478399292">
                <text:p>0.000489930478399292</text:p>
              </table:table-cell>
              <table:table-cell office:value-type="float" office:value="-0.00383835000283328">
                <text:p>-0.00383835000283328</text:p>
              </table:table-cell>
              <table:table-cell office:value-type="float" office:value="-0.000326153955781117">
                <text:p>-0.000326153955781117</text:p>
              </table:table-cell>
              <table:table-cell office:value-type="float" office:value="0.00170037070606821">
                <text:p>0.00170037070606821</text:p>
              </table:table-cell>
              <table:table-cell office:value-type="float" office:value="0.00286398175624952">
                <text:p>0.00286398175624952</text:p>
              </table:table-cell>
              <table:table-cell office:value-type="float" office:value="0.00237819288391899">
                <text:p>0.00237819288391899</text:p>
              </table:table-cell>
              <table:table-cell office:value-type="float" office:value="-0.000441376261961723">
                <text:p>-0.000441376261961723</text:p>
              </table:table-cell>
              <table:table-cell office:value-type="float" office:value="-0.000437521182036049">
                <text:p>-0.000437521182036049</text:p>
              </table:table-cell>
              <table:table-cell office:value-type="float" office:value="-0.00146939545500663">
                <text:p>-0.00146939545500663</text:p>
              </table:table-cell>
              <table:table-cell office:value-type="float" office:value="-0.00390562165817643">
                <text:p>-0.00390562165817643</text:p>
              </table:table-cell>
              <table:table-cell office:value-type="float" office:value="-0.00145508582287046">
                <text:p>-0.00145508582287046</text:p>
              </table:table-cell>
              <table:table-cell office:value-type="float" office:value="-0.000180168314990403">
                <text:p>-0.000180168314990403</text:p>
              </table:table-cell>
              <table:table-cell office:value-type="float" office:value="0.00132399267437627">
                <text:p>0.00132399267437627</text:p>
              </table:table-cell>
              <table:table-cell office:value-type="float" office:value="0.00488627696107352">
                <text:p>0.00488627696107352</text:p>
              </table:table-cell>
              <table:table-cell office:value-type="float" office:value="0.00107482924386171">
                <text:p>0.00107482924386171</text:p>
              </table:table-cell>
              <table:table-cell office:value-type="float" office:value="-0.00129974143296008">
                <text:p>-0.00129974143296008</text:p>
              </table:table-cell>
              <table:table-cell office:value-type="float" office:value="-0.0028851808868039">
                <text:p>-0.0028851808868039</text:p>
              </table:table-cell>
              <table:table-cell office:value-type="float" office:value="-0.00119281129144594">
                <text:p>-0.00119281129144594</text:p>
              </table:table-cell>
              <table:table-cell office:value-type="float" office:value="-0.00157804098958653">
                <text:p>-0.00157804098958653</text:p>
              </table:table-cell>
              <table:table-cell office:value-type="float" office:value="-0.000301165369897993">
                <text:p>-0.000301165369897993</text:p>
              </table:table-cell>
              <table:table-cell office:value-type="float" office:value="0.000498602090615141">
                <text:p>0.000498602090615141</text:p>
              </table:table-cell>
              <table:table-cell office:value-type="float" office:value="0.00704262009422457">
                <text:p>0.00704262009422457</text:p>
              </table:table-cell>
              <table:table-cell office:value-type="float" office:value="-0.00132202008849469">
                <text:p>-0.00132202008849469</text:p>
              </table:table-cell>
              <table:table-cell office:value-type="float" office:value="-0.000711785700590772">
                <text:p>-0.000711785700590772</text:p>
              </table:table-cell>
              <table:table-cell office:value-type="float" office:value="-0.00272936876131435">
                <text:p>-0.00272936876131435</text:p>
              </table:table-cell>
              <table:table-cell office:value-type="float" office:value="0.0025563097205315">
                <text:p>0.0025563097205315</text:p>
              </table:table-cell>
              <table:table-cell office:value-type="float" office:value="-0.00525316470354403">
                <text:p>-0.00525316470354403</text:p>
              </table:table-cell>
              <table:table-cell office:value-type="float" office:value="0.000177315237319786">
                <text:p>0.000177315237319786</text:p>
              </table:table-cell>
              <table:table-cell office:value-type="float" office:value="-0.0000959576144151653">
                <text:p>-0.0000959576144151653</text:p>
              </table:table-cell>
              <table:table-cell office:value-type="float" office:value="0.00261888069843452">
                <text:p>0.00261888069843452</text:p>
              </table:table-cell>
              <table:table-cell office:value-type="float" office:value="0.00226057831475679">
                <text:p>0.00226057831475679</text:p>
              </table:table-cell>
              <table:table-cell office:value-type="float" office:value="0.00310668665397351">
                <text:p>0.00310668665397351</text:p>
              </table:table-cell>
              <table:table-cell office:value-type="float" office:value="-0.00248121210479652">
                <text:p>-0.00248121210479652</text:p>
              </table:table-cell>
              <table:table-cell office:value-type="float" office:value="0.000558123625946982">
                <text:p>0.000558123625946982</text:p>
              </table:table-cell>
              <table:table-cell office:value-type="float" office:value="-0.00391229417625572">
                <text:p>-0.00391229417625572</text:p>
              </table:table-cell>
              <table:table-cell office:value-type="float" office:value="0.00244321966246724">
                <text:p>0.00244321966246724</text:p>
              </table:table-cell>
              <table:table-cell office:value-type="float" office:value="-0.00507618842570462">
                <text:p>-0.00507618842570462</text:p>
              </table:table-cell>
              <table:table-cell office:value-type="float" office:value="-0.000252347313140167">
                <text:p>-0.000252347313140167</text:p>
              </table:table-cell>
              <table:table-cell office:value-type="float" office:value="0.00234695260647128">
                <text:p>0.00234695260647128</text:p>
              </table:table-cell>
              <table:table-cell office:value-type="float" office:value="0.00464431559790451">
                <text:p>0.00464431559790451</text:p>
              </table:table-cell>
              <table:table-cell office:value-type="float" office:value="0.00000986569636679535">
                <text:p>0.00000986569636679535</text:p>
              </table:table-cell>
              <table:table-cell office:value-type="float" office:value="-0.000814342420928482">
                <text:p>-0.000814342420928482</text:p>
              </table:table-cell>
              <table:table-cell office:value-type="float" office:value="-0.00128098876147148">
                <text:p>-0.00128098876147148</text:p>
              </table:table-cell>
              <table:table-cell office:value-type="float" office:value="0.000658473771548929">
                <text:p>0.000658473771548929</text:p>
              </table:table-cell>
              <table:table-cell office:value-type="float" office:value="-0.00510495415776596">
                <text:p>-0.00510495415776596</text:p>
              </table:table-cell>
              <table:table-cell office:value-type="float" office:value="-0.000512794095494207">
                <text:p>-0.000512794095494207</text:p>
              </table:table-cell>
              <table:table-cell office:value-type="float" office:value="-0.000351382535027756">
                <text:p>-0.000351382535027756</text:p>
              </table:table-cell>
              <table:table-cell office:value-type="float" office:value="0.00428209482013986">
                <text:p>0.00428209482013986</text:p>
              </table:table-cell>
              <table:table-cell office:value-type="float" office:value="0.00271232056756399">
                <text:p>0.00271232056756399</text:p>
              </table:table-cell>
              <table:table-cell office:value-type="float" office:value="0.00077675086898743">
                <text:p>0.00077675086898743</text:p>
              </table:table-cell>
              <table:table-cell office:value-type="float" office:value="-0.000196621029117272">
                <text:p>-0.000196621029117272</text:p>
              </table:table-cell>
              <table:table-cell office:value-type="float" office:value="-0.0013659144693649">
                <text:p>-0.0013659144693649</text:p>
              </table:table-cell>
              <table:table-cell office:value-type="float" office:value="-0.000307613066523826">
                <text:p>-0.000307613066523826</text:p>
              </table:table-cell>
              <table:table-cell office:value-type="float" office:value="-0.00036722265438055">
                <text:p>-0.00036722265438055</text:p>
              </table:table-cell>
              <table:table-cell office:value-type="float" office:value="-0.00502150399956247">
                <text:p>-0.00502150399956247</text:p>
              </table:table-cell>
              <table:table-cell office:value-type="float" office:value="-0.000603735644408854">
                <text:p>-0.000603735644408854</text:p>
              </table:table-cell>
              <table:table-cell office:value-type="float" office:value="0.00438788612175695">
                <text:p>0.00438788612175695</text:p>
              </table:table-cell>
              <table:table-cell office:value-type="float" office:value="0.00247870535608763">
                <text:p>0.00247870535608763</text:p>
              </table:table-cell>
              <table:table-cell office:value-type="float" office:value="0.0000955396005076215">
                <text:p>0.0000955396005076215</text:p>
              </table:table-cell>
              <table:table-cell office:value-type="float" office:value="-0.00111416945502513">
                <text:p>-0.00111416945502513</text:p>
              </table:table-cell>
              <table:table-cell office:value-type="float" office:value="-0.00533488413225447">
                <text:p>-0.00533488413225447</text:p>
              </table:table-cell>
              <table:table-cell office:value-type="float" office:value="0.000178522122655955">
                <text:p>0.000178522122655955</text:p>
              </table:table-cell>
              <table:table-cell office:value-type="float" office:value="0.00228375193101987">
                <text:p>0.00228375193101987</text:p>
              </table:table-cell>
              <table:table-cell office:value-type="float" office:value="0.00421639802295659">
                <text:p>0.00421639802295659</text:p>
              </table:table-cell>
              <table:table-cell office:value-type="float" office:value="0.00046506576769606">
                <text:p>0.00046506576769606</text:p>
              </table:table-cell>
              <table:table-cell office:value-type="float" office:value="0.000902639216359191">
                <text:p>0.000902639216359191</text:p>
              </table:table-cell>
              <table:table-cell office:value-type="float" office:value="-0.00439846919545101">
                <text:p>-0.00439846919545101</text:p>
              </table:table-cell>
              <table:table-cell office:value-type="float" office:value="-0.00388687807653898">
                <text:p>-0.00388687807653898</text:p>
              </table:table-cell>
              <table:table-cell office:value-type="float" office:value="-0.0000394262099374654">
                <text:p>-0.0000394262099374654</text:p>
              </table:table-cell>
              <table:table-cell office:value-type="float" office:value="0.000115748892598078">
                <text:p>0.000115748892598078</text:p>
              </table:table-cell>
              <table:table-cell office:value-type="float" office:value="-0.0000387261628773672">
                <text:p>-0.0000387261628773672</text:p>
              </table:table-cell>
              <table:table-cell office:value-type="float" office:value="0.0021241915605999">
                <text:p>0.0021241915605999</text:p>
              </table:table-cell>
              <table:table-cell office:value-type="float" office:value="0.00519196203159877">
                <text:p>0.00519196203159877</text:p>
              </table:table-cell>
              <table:table-cell office:value-type="float" office:value="0.000458840248076464">
                <text:p>0.000458840248076464</text:p>
              </table:table-cell>
              <table:table-cell office:value-type="float" office:value="-0.000946275517777317">
                <text:p>-0.000946275517777317</text:p>
              </table:table-cell>
              <table:table-cell office:value-type="float" office:value="-0.00602647574611409">
                <text:p>-0.00602647574611409</text:p>
              </table:table-cell>
              <table:table-cell office:value-type="float" office:value="0.00000739631983492917">
                <text:p>0.00000739631983492917</text:p>
              </table:table-cell>
              <table:table-cell office:value-type="float" office:value="0.000201983980697595">
                <text:p>0.000201983980697595</text:p>
              </table:table-cell>
              <table:table-cell office:value-type="float" office:value="0.00596401645464401">
                <text:p>0.00596401645464401</text:p>
              </table:table-cell>
              <table:table-cell office:value-type="float" office:value="-0.00111554058499275">
                <text:p>-0.00111554058499275</text:p>
              </table:table-cell>
              <table:table-cell office:value-type="float" office:value="-0.000364099680600638">
                <text:p>-0.000364099680600638</text:p>
              </table:table-cell>
              <table:table-cell office:value-type="float" office:value="-0.00120409083343637">
                <text:p>-0.00120409083343637</text:p>
              </table:table-cell>
              <table:table-cell office:value-type="float" office:value="-0.00411260876239977">
                <text:p>-0.00411260876239977</text:p>
              </table:table-cell>
              <table:table-cell office:value-type="float" office:value="0.000285635062994061">
                <text:p>0.000285635062994061</text:p>
              </table:table-cell>
              <table:table-cell office:value-type="float" office:value="-0.00024693151443328">
                <text:p>-0.00024693151443328</text:p>
              </table:table-cell>
              <table:table-cell office:value-type="float" office:value="0.00261082578814931">
                <text:p>0.00261082578814931</text:p>
              </table:table-cell>
              <table:table-cell office:value-type="float" office:value="0.00276432812729099">
                <text:p>0.00276432812729099</text:p>
              </table:table-cell>
              <table:table-cell office:value-type="float" office:value="0.00145582392579718">
                <text:p>0.00145582392579718</text:p>
              </table:table-cell>
              <table:table-cell office:value-type="float" office:value="-0.00052135824754973">
                <text:p>-0.00052135824754973</text:p>
              </table:table-cell>
              <table:table-cell office:value-type="float" office:value="-0.00128749527520422">
                <text:p>-0.00128749527520422</text:p>
              </table:table-cell>
              <table:table-cell office:value-type="float" office:value="0.0000107850056678127">
                <text:p>0.0000107850056678127</text:p>
              </table:table-cell>
              <table:table-cell office:value-type="float" office:value="-0.00146074219391495">
                <text:p>-0.00146074219391495</text:p>
              </table:table-cell>
              <table:table-cell office:value-type="float" office:value="0.00118324371066414">
                <text:p>0.00118324371066414</text:p>
              </table:table-cell>
              <table:table-cell office:value-type="float" office:value="-0.0045658054525598">
                <text:p>-0.0045658054525598</text:p>
              </table:table-cell>
              <table:table-cell office:value-type="float" office:value="-0.00138467957097238">
                <text:p>-0.00138467957097238</text:p>
              </table:table-cell>
              <table:table-cell office:value-type="float" office:value="0.00194104988013444">
                <text:p>0.00194104988013444</text:p>
              </table:table-cell>
              <table:table-cell office:value-type="float" office:value="-0.0000645260014903171">
                <text:p>-0.0000645260014903171</text:p>
              </table:table-cell>
              <table:table-cell office:value-type="float" office:value="0.00348995004718405">
                <text:p>0.00348995004718405</text:p>
              </table:table-cell>
              <table:table-cell office:value-type="float" office:value="0.00214577402313709">
                <text:p>0.00214577402313709</text:p>
              </table:table-cell>
              <table:table-cell office:value-type="float" office:value="-0.00205078594561925">
                <text:p>-0.00205078594561925</text:p>
              </table:table-cell>
              <table:table-cell office:value-type="float" office:value="-0.00136255942963215">
                <text:p>-0.00136255942963215</text:p>
              </table:table-cell>
              <table:table-cell office:value-type="float" office:value="-0.00123870562569972">
                <text:p>-0.00123870562569972</text:p>
              </table:table-cell>
              <table:table-cell office:value-type="float" office:value="-0.00131017205617379">
                <text:p>-0.00131017205617379</text:p>
              </table:table-cell>
              <table:table-cell office:value-type="float" office:value="0.000342792979142525">
                <text:p>0.000342792979142525</text:p>
              </table:table-cell>
              <table:table-cell office:value-type="float" office:value="0.00338058408862812">
                <text:p>0.00338058408862812</text:p>
              </table:table-cell>
              <table:table-cell office:value-type="float" office:value="0.00175656285519105">
                <text:p>0.00175656285519105</text:p>
              </table:table-cell>
              <table:table-cell office:value-type="float" office:value="-0.000878822824475933">
                <text:p>-0.000878822824475933</text:p>
              </table:table-cell>
              <table:table-cell office:value-type="float" office:value="-0.00129413665203526">
                <text:p>-0.00129413665203526</text:p>
              </table:table-cell>
              <table:table-cell office:value-type="float" office:value="0.00143510072873354">
                <text:p>0.00143510072873354</text:p>
              </table:table-cell>
              <table:table-cell office:value-type="float" office:value="-0.000611153166789002">
                <text:p>-0.000611153166789002</text:p>
              </table:table-cell>
              <table:table-cell office:value-type="float" office:value="-0.0036030039845325">
                <text:p>-0.0036030039845325</text:p>
              </table:table-cell>
              <table:table-cell office:value-type="float" office:value="0.000992681553373342">
                <text:p>0.000992681553373342</text:p>
              </table:table-cell>
              <table:table-cell office:value-type="float" office:value="0.00251574643699798">
                <text:p>0.00251574643699798</text:p>
              </table:table-cell>
              <table:table-cell office:value-type="float" office:value="0.00328345470675989">
                <text:p>0.00328345470675989</text:p>
              </table:table-cell>
              <table:table-cell office:value-type="float" office:value="-0.00218870760140877">
                <text:p>-0.00218870760140877</text:p>
              </table:table-cell>
              <table:table-cell office:value-type="float" office:value="-0.00237161785455542">
                <text:p>-0.00237161785455542</text:p>
              </table:table-cell>
              <table:table-cell office:value-type="float" office:value="0.00120522596823885">
                <text:p>0.00120522596823885</text:p>
              </table:table-cell>
              <table:table-cell office:value-type="float" office:value="-0.00120438663259453">
                <text:p>-0.00120438663259453</text:p>
              </table:table-cell>
              <table:table-cell office:value-type="float" office:value="0.00543967209506935">
                <text:p>0.00543967209506935</text:p>
              </table:table-cell>
              <table:table-cell office:value-type="float" office:value="-0.000725879001970297">
                <text:p>-0.000725879001970297</text:p>
              </table:table-cell>
              <table:table-cell office:value-type="float" office:value="-0.00776878309834744">
                <text:p>-0.00776878309834744</text:p>
              </table:table-cell>
              <table:table-cell office:value-type="float" office:value="0.00139687441223152">
                <text:p>0.00139687441223152</text:p>
              </table:table-cell>
              <table:table-cell office:value-type="float" office:value="0.00689421486904518">
                <text:p>0.00689421486904518</text:p>
              </table:table-cell>
              <table:table-cell office:value-type="float" office:value="-0.00374537537196362">
                <text:p>-0.00374537537196362</text:p>
              </table:table-cell>
              <table:table-cell office:value-type="float" office:value="0.00132741421571175">
                <text:p>0.00132741421571175</text:p>
              </table:table-cell>
              <table:table-cell office:value-type="float" office:value="-0.00426566768473152">
                <text:p>-0.00426566768473152</text:p>
              </table:table-cell>
              <table:table-cell office:value-type="float" office:value="-0.000556840112899581">
                <text:p>-0.000556840112899581</text:p>
              </table:table-cell>
              <table:table-cell office:value-type="float" office:value="0.00662637748016515">
                <text:p>0.00662637748016515</text:p>
              </table:table-cell>
              <table:table-cell office:value-type="float" office:value="-0.000702754726144395">
                <text:p>-0.000702754726144395</text:p>
              </table:table-cell>
              <table:table-cell office:value-type="float" office:value="-0.000371156320612187">
                <text:p>-0.000371156320612187</text:p>
              </table:table-cell>
              <table:table-cell office:value-type="float" office:value="0.0000969484603063342">
                <text:p>0.0000969484603063342</text:p>
              </table:table-cell>
              <table:table-cell office:value-type="float" office:value="-0.00213584089757934">
                <text:p>-0.00213584089757934</text:p>
              </table:table-cell>
              <table:table-cell office:value-type="float" office:value="0.00048833163705575">
                <text:p>0.00048833163705575</text:p>
              </table:table-cell>
              <table:table-cell office:value-type="float" office:value="0.000660411625196478">
                <text:p>0.000660411625196478</text:p>
              </table:table-cell>
              <table:table-cell office:value-type="float" office:value="-0.00187779875140731">
                <text:p>-0.00187779875140731</text:p>
              </table:table-cell>
              <table:table-cell office:value-type="float" office:value="-0.00290848115167786">
                <text:p>-0.00290848115167786</text:p>
              </table:table-cell>
              <table:table-cell office:value-type="float" office:value="-0.0000939378665548163">
                <text:p>-0.0000939378665548163</text:p>
              </table:table-cell>
              <table:table-cell office:value-type="float" office:value="0.00251767867914016">
                <text:p>0.00251767867914016</text:p>
              </table:table-cell>
              <table:table-cell office:value-type="float" office:value="0.00414359369420397">
                <text:p>0.00414359369420397</text:p>
              </table:table-cell>
              <table:table-cell office:value-type="float" office:value="0.0000417376691541627">
                <text:p>0.0000417376691541627</text:p>
              </table:table-cell>
              <table:table-cell office:value-type="float" office:value="-0.00170334567702879">
                <text:p>-0.00170334567702879</text:p>
              </table:table-cell>
              <table:table-cell office:value-type="float" office:value="-0.00173174904973999">
                <text:p>-0.00173174904973999</text:p>
              </table:table-cell>
              <table:table-cell office:value-type="float" office:value="0.00148843166035995">
                <text:p>0.00148843166035995</text:p>
              </table:table-cell>
              <table:table-cell office:value-type="float" office:value="-0.00411160823616347">
                <text:p>-0.00411160823616347</text:p>
              </table:table-cell>
              <table:table-cell office:value-type="float" office:value="-0.000767818318538782">
                <text:p>-0.000767818318538782</text:p>
              </table:table-cell>
              <table:table-cell office:value-type="float" office:value="-0.000252899137292484">
                <text:p>-0.000252899137292484</text:p>
              </table:table-cell>
              <table:table-cell office:value-type="float" office:value="0.00733408818366049">
                <text:p>0.00733408818366049</text:p>
              </table:table-cell>
              <table:table-cell office:value-type="float" office:value="-0.000862527288450099">
                <text:p>-0.000862527288450099</text:p>
              </table:table-cell>
              <table:table-cell office:value-type="float" office:value="-0.000357477105641157">
                <text:p>-0.000357477105641157</text:p>
              </table:table-cell>
              <table:table-cell office:value-type="float" office:value="-0.000460827110588702">
                <text:p>-0.000460827110588702</text:p>
              </table:table-cell>
              <table:table-cell office:value-type="float" office:value="-0.00155255423845796">
                <text:p>-0.00155255423845796</text:p>
              </table:table-cell>
              <table:table-cell office:value-type="float" office:value="-0.00184124571659111">
                <text:p>-0.00184124571659111</text:p>
              </table:table-cell>
              <table:table-cell office:value-type="float" office:value="-0.00142362159880455">
                <text:p>-0.00142362159880455</text:p>
              </table:table-cell>
              <table:table-cell office:value-type="float" office:value="0.00642641696663154">
                <text:p>0.00642641696663154</text:p>
              </table:table-cell>
              <table:table-cell office:value-type="float" office:value="-0.00047709511940025">
                <text:p>-0.00047709511940025</text:p>
              </table:table-cell>
              <table:table-cell office:value-type="float" office:value="0.00016161272108306">
                <text:p>0.00016161272108306</text:p>
              </table:table-cell>
              <table:table-cell office:value-type="float" office:value="-0.00101892275425391">
                <text:p>-0.00101892275425391</text:p>
              </table:table-cell>
              <table:table-cell office:value-type="float" office:value="-0.00503616686560054">
                <text:p>-0.00503616686560054</text:p>
              </table:table-cell>
              <table:table-cell office:value-type="float" office:value="-0.000625445002410185">
                <text:p>-0.000625445002410185</text:p>
              </table:table-cell>
              <table:table-cell office:value-type="float" office:value="0.00232555914200067">
                <text:p>0.00232555914200067</text:p>
              </table:table-cell>
              <table:table-cell office:value-type="float" office:value="0.00479298832059361">
                <text:p>0.00479298832059361</text:p>
              </table:table-cell>
              <table:table-cell office:value-type="float" office:value="-0.00297830778615071">
                <text:p>-0.00297830778615071</text:p>
              </table:table-cell>
              <table:table-cell office:value-type="float" office:value="-0.00233876401065319">
                <text:p>-0.00233876401065319</text:p>
              </table:table-cell>
              <table:table-cell office:value-type="float" office:value="0.00274149596256323">
                <text:p>0.00274149596256323</text:p>
              </table:table-cell>
              <table:table-cell office:value-type="float" office:value="-0.0022885506916403">
                <text:p>-0.0022885506916403</text:p>
              </table:table-cell>
              <table:table-cell office:value-type="float" office:value="-0.00230537761580685">
                <text:p>-0.00230537761580685</text:p>
              </table:table-cell>
              <table:table-cell office:value-type="float" office:value="0.0000487192515716273">
                <text:p>0.0000487192515716273</text:p>
              </table:table-cell>
              <table:table-cell office:value-type="float" office:value="-0.000130445382610145">
                <text:p>-0.000130445382610145</text:p>
              </table:table-cell>
              <table:table-cell office:value-type="float" office:value="0.00495701244963187">
                <text:p>0.00495701244963187</text:p>
              </table:table-cell>
              <table:table-cell office:value-type="float" office:value="-0.00171558019321283">
                <text:p>-0.00171558019321283</text:p>
              </table:table-cell>
              <table:table-cell office:value-type="float" office:value="-0.0029576456427729">
                <text:p>-0.0029576456427729</text:p>
              </table:table-cell>
              <table:table-cell office:value-type="float" office:value="-0.000994383941216148">
                <text:p>-0.000994383941216148</text:p>
              </table:table-cell>
              <table:table-cell office:value-type="float" office:value="0.00117882393704905">
                <text:p>0.00117882393704905</text:p>
              </table:table-cell>
              <table:table-cell office:value-type="float" office:value="0.00516044503138197">
                <text:p>0.00516044503138197</text:p>
              </table:table-cell>
              <table:table-cell office:value-type="float" office:value="-0.000794961735101796">
                <text:p>-0.000794961735101796</text:p>
              </table:table-cell>
              <table:table-cell office:value-type="float" office:value="-0.00142652634391566">
                <text:p>-0.00142652634391566</text:p>
              </table:table-cell>
              <table:table-cell office:value-type="float" office:value="0.000517978338587632">
                <text:p>0.000517978338587632</text:p>
              </table:table-cell>
              <table:table-cell office:value-type="float" office:value="-0.00501329935394268">
                <text:p>-0.00501329935394268</text:p>
              </table:table-cell>
              <table:table-cell office:value-type="float" office:value="-0.00010487895007405">
                <text:p>-0.00010487895007405</text:p>
              </table:table-cell>
              <table:table-cell office:value-type="float" office:value="0.00301124447060597">
                <text:p>0.00301124447060597</text:p>
              </table:table-cell>
              <table:table-cell office:value-type="float" office:value="0.00402780210228459">
                <text:p>0.00402780210228459</text:p>
              </table:table-cell>
              <table:table-cell office:value-type="float" office:value="-0.000198357146019457">
                <text:p>-0.000198357146019457</text:p>
              </table:table-cell>
              <table:table-cell office:value-type="float" office:value="-0.000715344389004891">
                <text:p>-0.000715344389004891</text:p>
              </table:table-cell>
              <table:table-cell office:value-type="float" office:value="-0.00244714913292549">
                <text:p>-0.00244714913292549</text:p>
              </table:table-cell>
              <table:table-cell office:value-type="float" office:value="-0.00293861659218392">
                <text:p>-0.00293861659218392</text:p>
              </table:table-cell>
              <table:table-cell office:value-type="float" office:value="-0.000912553929654225">
                <text:p>-0.000912553929654225</text:p>
              </table:table-cell>
              <table:table-cell office:value-type="float" office:value="0.000637215452586326">
                <text:p>0.000637215452586326</text:p>
              </table:table-cell>
              <table:table-cell office:value-type="float" office:value="0.00611517384531407">
                <text:p>0.00611517384531407</text:p>
              </table:table-cell>
              <table:table-cell office:value-type="float" office:value="-0.00251321030376617">
                <text:p>-0.00251321030376617</text:p>
              </table:table-cell>
              <table:table-cell office:value-type="float" office:value="0.00196829494966305">
                <text:p>0.00196829494966305</text:p>
              </table:table-cell>
              <table:table-cell office:value-type="float" office:value="-0.00487573484616943">
                <text:p>-0.00487573484616943</text:p>
              </table:table-cell>
              <table:table-cell office:value-type="float" office:value="0.00101649258354036">
                <text:p>0.00101649258354036</text:p>
              </table:table-cell>
              <table:table-cell office:value-type="float" office:value="0.0050765434482648">
                <text:p>0.0050765434482648</text:p>
              </table:table-cell>
              <table:table-cell office:value-type="float" office:value="-0.00163375610269384">
                <text:p>-0.00163375610269384</text:p>
              </table:table-cell>
              <table:table-cell office:value-type="float" office:value="-0.00384451862898777">
                <text:p>-0.00384451862898777</text:p>
              </table:table-cell>
              <table:table-cell office:value-type="float" office:value="-0.000128840107313843">
                <text:p>-0.000128840107313843</text:p>
              </table:table-cell>
              <table:table-cell office:value-type="float" office:value="0.000443482627313585">
                <text:p>0.000443482627313585</text:p>
              </table:table-cell>
              <table:table-cell office:value-type="float" office:value="-0.000504963016651372">
                <text:p>-0.000504963016651372</text:p>
              </table:table-cell>
              <table:table-cell office:value-type="float" office:value="0.00624341018361913">
                <text:p>0.00624341018361913</text:p>
              </table:table-cell>
              <table:table-cell office:value-type="float" office:value="0.000408948285424704">
                <text:p>0.000408948285424704</text:p>
              </table:table-cell>
              <table:table-cell office:value-type="float" office:value="-0.000193415008124975">
                <text:p>-0.000193415008124975</text:p>
              </table:table-cell>
              <table:table-cell office:value-type="float" office:value="-0.00149560640526003">
                <text:p>-0.00149560640526003</text:p>
              </table:table-cell>
              <table:table-cell office:value-type="float" office:value="-0.00281983252844609">
                <text:p>-0.00281983252844609</text:p>
              </table:table-cell>
              <table:table-cell office:value-type="float" office:value="-0.00115582626203359">
                <text:p>-0.00115582626203359</text:p>
              </table:table-cell>
              <table:table-cell office:value-type="float" office:value="0.000518104129995867">
                <text:p>0.000518104129995867</text:p>
              </table:table-cell>
              <table:table-cell office:value-type="float" office:value="-0.000544350843858621">
                <text:p>-0.000544350843858621</text:p>
              </table:table-cell>
              <table:table-cell office:value-type="float" office:value="0.00159672696481822">
                <text:p>0.00159672696481822</text:p>
              </table:table-cell>
              <table:table-cell office:value-type="float" office:value="0.00269819166103097">
                <text:p>0.00269819166103097</text:p>
              </table:table-cell>
              <table:table-cell office:value-type="float" office:value="0.00301481976750678">
                <text:p>0.00301481976750678</text:p>
              </table:table-cell>
              <table:table-cell office:value-type="float" office:value="-0.00166386723026796">
                <text:p>-0.00166386723026796</text:p>
              </table:table-cell>
              <table:table-cell office:value-type="float" office:value="0.000531297806936448">
                <text:p>0.000531297806936448</text:p>
              </table:table-cell>
              <table:table-cell office:value-type="float" office:value="-0.00133130715980317">
                <text:p>-0.00133130715980317</text:p>
              </table:table-cell>
              <table:table-cell office:value-type="float" office:value="-0.0000119640533469134">
                <text:p>-0.0000119640533469134</text:p>
              </table:table-cell>
              <table:table-cell office:value-type="float" office:value="-0.0032931670698686">
                <text:p>-0.0032931670698686</text:p>
              </table:table-cell>
              <table:table-cell office:value-type="float" office:value="-0.00124377197291359">
                <text:p>-0.00124377197291359</text:p>
              </table:table-cell>
              <table:table-cell office:value-type="float" office:value="0.00045997019644245">
                <text:p>0.00045997019644245</text:p>
              </table:table-cell>
              <table:table-cell office:value-type="float" office:value="0.00477856359083789">
                <text:p>0.00477856359083789</text:p>
              </table:table-cell>
              <table:table-cell office:value-type="float" office:value="0.00180189128116232">
                <text:p>0.00180189128116232</text:p>
              </table:table-cell>
              <table:table-cell office:value-type="float" office:value="0.0000827593715991282">
                <text:p>0.0000827593715991282</text:p>
              </table:table-cell>
              <table:table-cell office:value-type="float" office:value="-0.0018364760419553">
                <text:p>-0.0018364760419553</text:p>
              </table:table-cell>
              <table:table-cell office:value-type="float" office:value="-0.00293242337402239">
                <text:p>-0.00293242337402239</text:p>
              </table:table-cell>
              <table:table-cell office:value-type="float" office:value="0.00234271857261592">
                <text:p>0.00234271857261592</text:p>
              </table:table-cell>
              <table:table-cell office:value-type="float" office:value="-0.00488312124482604">
                <text:p>-0.00488312124482604</text:p>
              </table:table-cell>
              <table:table-cell office:value-type="float" office:value="-0.000456821504009441">
                <text:p>-0.000456821504009441</text:p>
              </table:table-cell>
              <table:table-cell office:value-type="float" office:value="0.00017429718810813">
                <text:p>0.00017429718810813</text:p>
              </table:table-cell>
              <table:table-cell office:value-type="float" office:value="0.00247324357617518">
                <text:p>0.00247324357617518</text:p>
              </table:table-cell>
              <table:table-cell office:value-type="float" office:value="0.00440694359127136">
                <text:p>0.00440694359127136</text:p>
              </table:table-cell>
              <table:table-cell office:value-type="float" office:value="-0.00178646528924786">
                <text:p>-0.00178646528924786</text:p>
              </table:table-cell>
              <table:table-cell office:value-type="float" office:value="-0.00110678767918626">
                <text:p>-0.00110678767918626</text:p>
              </table:table-cell>
              <table:table-cell office:value-type="float" office:value="0.00248904879584416">
                <text:p>0.00248904879584416</text:p>
              </table:table-cell>
              <table:table-cell office:value-type="float" office:value="-0.00341441341909543">
                <text:p>-0.00341441341909543</text:p>
              </table:table-cell>
              <table:table-cell office:value-type="float" office:value="-0.00322240205519264">
                <text:p>-0.00322240205519264</text:p>
              </table:table-cell>
              <table:table-cell office:value-type="float" office:value="0.000212293824699505">
                <text:p>0.000212293824699505</text:p>
              </table:table-cell>
              <table:table-cell office:value-type="float" office:value="0.00485831216467225">
                <text:p>0.00485831216467225</text:p>
              </table:table-cell>
              <table:table-cell office:value-type="float" office:value="0.00241006794297">
                <text:p>0.00241006794297</text:p>
              </table:table-cell>
              <table:table-cell office:value-type="float" office:value="-0.00380569067664482">
                <text:p>-0.00380569067664482</text:p>
              </table:table-cell>
              <table:table-cell office:value-type="float" office:value="-0.00262108336156691">
                <text:p>-0.00262108336156691</text:p>
              </table:table-cell>
              <table:table-cell office:value-type="float" office:value="0.00230906397613212">
                <text:p>0.00230906397613212</text:p>
              </table:table-cell>
              <table:table-cell office:value-type="float" office:value="0.000932325936286893">
                <text:p>0.000932325936286893</text:p>
              </table:table-cell>
              <table:table-cell office:value-type="float" office:value="-0.00303066950730074">
                <text:p>-0.00303066950730074</text:p>
              </table:table-cell>
              <table:table-cell office:value-type="float" office:value="-0.0000763989022306011">
                <text:p>-0.0000763989022306011</text:p>
              </table:table-cell>
              <table:table-cell office:value-type="float" office:value="-0.0000701381206472673">
                <text:p>-0.0000701381206472673</text:p>
              </table:table-cell>
              <table:table-cell office:value-type="float" office:value="0.00493610917002985">
                <text:p>0.00493610917002985</text:p>
              </table:table-cell>
              <table:table-cell office:value-type="float" office:value="0.00162243565185211">
                <text:p>0.00162243565185211</text:p>
              </table:table-cell>
              <table:table-cell office:value-type="float" office:value="-0.000472946257915496">
                <text:p>-0.000472946257915496</text:p>
              </table:table-cell>
              <table:table-cell office:value-type="float" office:value="-0.00387390882277577">
                <text:p>-0.00387390882277577</text:p>
              </table:table-cell>
              <table:table-cell office:value-type="float" office:value="-0.000185611609534286">
                <text:p>-0.000185611609534286</text:p>
              </table:table-cell>
              <table:table-cell office:value-type="float" office:value="-0.00193197355589447">
                <text:p>-0.00193197355589447</text:p>
              </table:table-cell>
              <table:table-cell office:value-type="float" office:value="0.00159596067269163">
                <text:p>0.00159596067269163</text:p>
              </table:table-cell>
              <table:table-cell office:value-type="float" office:value="0.00161728200800482">
                <text:p>0.00161728200800482</text:p>
              </table:table-cell>
              <table:table-cell office:value-type="float" office:value="-0.0030727381469392">
                <text:p>-0.0030727381469392</text:p>
              </table:table-cell>
              <table:table-cell office:value-type="float" office:value="-0.00014371141669689">
                <text:p>-0.00014371141669689</text:p>
              </table:table-cell>
              <table:table-cell office:value-type="float" office:value="0.000558954007019441">
                <text:p>0.000558954007019441</text:p>
              </table:table-cell>
              <table:table-cell office:value-type="float" office:value="0.00467252923292844">
                <text:p>0.00467252923292844</text:p>
              </table:table-cell>
              <table:table-cell office:value-type="float" office:value="0.0015743076902327">
                <text:p>0.0015743076902327</text:p>
              </table:table-cell>
              <table:table-cell office:value-type="float" office:value="-0.00308427211732709">
                <text:p>-0.00308427211732709</text:p>
              </table:table-cell>
              <table:table-cell office:value-type="float" office:value="-0.000689113522643448">
                <text:p>-0.000689113522643448</text:p>
              </table:table-cell>
              <table:table-cell office:value-type="float" office:value="-0.000662890408922145">
                <text:p>-0.000662890408922145</text:p>
              </table:table-cell>
              <table:table-cell office:value-type="float" office:value="0.00206098838820717">
                <text:p>0.00206098838820717</text:p>
              </table:table-cell>
              <table:table-cell office:value-type="float" office:value="-0.00317121884474614">
                <text:p>-0.00317121884474614</text:p>
              </table:table-cell>
              <table:table-cell office:value-type="float" office:value="-0.00109288497355808">
                <text:p>-0.00109288497355808</text:p>
              </table:table-cell>
              <table:table-cell office:value-type="float" office:value="-0.000259174104337789">
                <text:p>-0.000259174104337789</text:p>
              </table:table-cell>
              <table:table-cell office:value-type="float" office:value="0.000738861670690261">
                <text:p>0.000738861670690261</text:p>
              </table:table-cell>
              <table:table-cell office:value-type="float" office:value="0.00528247448252833">
                <text:p>0.00528247448252833</text:p>
              </table:table-cell>
              <table:table-cell office:value-type="float" office:value="0.000406492862991103">
                <text:p>0.000406492862991103</text:p>
              </table:table-cell>
              <table:table-cell office:value-type="float" office:value="-0.00149316385945575">
                <text:p>-0.00149316385945575</text:p>
              </table:table-cell>
              <table:table-cell office:value-type="float" office:value="-0.00304118069039605">
                <text:p>-0.00304118069039605</text:p>
              </table:table-cell>
              <table:table-cell office:value-type="float" office:value="0.000484468285306572">
                <text:p>0.000484468285306572</text:p>
              </table:table-cell>
              <table:table-cell office:value-type="float" office:value="0.00226459406602675">
                <text:p>0.00226459406602675</text:p>
              </table:table-cell>
              <table:table-cell office:value-type="float" office:value="-0.000060529587149305">
                <text:p>-0.000060529587149305</text:p>
              </table:table-cell>
              <table:table-cell office:value-type="float" office:value="-0.00197267095350695">
                <text:p>-0.00197267095350695</text:p>
              </table:table-cell>
              <table:table-cell office:value-type="float" office:value="-0.00170872125416943">
                <text:p>-0.00170872125416943</text:p>
              </table:table-cell>
              <table:table-cell office:value-type="float" office:value="-0.0000299649883781505">
                <text:p>-0.0000299649883781505</text:p>
              </table:table-cell>
              <table:table-cell office:value-type="float" office:value="-0.000275433480675658">
                <text:p>-0.000275433480675658</text:p>
              </table:table-cell>
              <table:table-cell office:value-type="float" office:value="0.00464001047047258">
                <text:p>0.00464001047047258</text:p>
              </table:table-cell>
              <table:table-cell office:value-type="float" office:value="0.0024946040896241">
                <text:p>0.0024946040896241</text:p>
              </table:table-cell>
              <table:table-cell office:value-type="float" office:value="0.00021168329933513">
                <text:p>0.00021168329933513</text:p>
              </table:table-cell>
              <table:table-cell office:value-type="float" office:value="-0.00183901562574584">
                <text:p>-0.00183901562574584</text:p>
              </table:table-cell>
              <table:table-cell office:value-type="float" office:value="-0.00232752280543735">
                <text:p>-0.00232752280543735</text:p>
              </table:table-cell>
              <table:table-cell office:value-type="float" office:value="0.00199575315050438">
                <text:p>0.00199575315050438</text:p>
              </table:table-cell>
              <table:table-cell office:value-type="float" office:value="-0.00203114149163608">
                <text:p>-0.00203114149163608</text:p>
              </table:table-cell>
              <table:table-cell office:value-type="float" office:value="-0.00243686336117055">
                <text:p>-0.00243686336117055</text:p>
              </table:table-cell>
              <table:table-cell office:value-type="float" office:value="-0.000378010820384356">
                <text:p>-0.000378010820384356</text:p>
              </table:table-cell>
              <table:table-cell office:value-type="float" office:value="0.00631956943127138">
                <text:p>0.00631956943127138</text:p>
              </table:table-cell>
              <table:table-cell office:value-type="float" office:value="-0.000187352815770425">
                <text:p>-0.000187352815770425</text:p>
              </table:table-cell>
              <table:table-cell office:value-type="float" office:value="-0.000685064793996382">
                <text:p>-0.000685064793996382</text:p>
              </table:table-cell>
              <table:table-cell office:value-type="float" office:value="-0.000480402309636696">
                <text:p>-0.000480402309636696</text:p>
              </table:table-cell>
              <table:table-cell office:value-type="float" office:value="-0.00195025940860216">
                <text:p>-0.00195025940860216</text:p>
              </table:table-cell>
              <table:table-cell office:value-type="float" office:value="0.00199161196841496">
                <text:p>0.00199161196841496</text:p>
              </table:table-cell>
              <table:table-cell office:value-type="float" office:value="-0.00480348190860108">
                <text:p>-0.00480348190860108</text:p>
              </table:table-cell>
              <table:table-cell office:value-type="float" office:value="-0.000540294687824627">
                <text:p>-0.000540294687824627</text:p>
              </table:table-cell>
              <table:table-cell office:value-type="float" office:value="0.00413696820341308">
                <text:p>0.00413696820341308</text:p>
              </table:table-cell>
              <table:table-cell office:value-type="float" office:value="0.0029794504777223">
                <text:p>0.0029794504777223</text:p>
              </table:table-cell>
              <table:table-cell office:value-type="float" office:value="-0.00158893323033932">
                <text:p>-0.00158893323033932</text:p>
              </table:table-cell>
              <table:table-cell office:value-type="float" office:value="-0.000599476306397229">
                <text:p>-0.000599476306397229</text:p>
              </table:table-cell>
              <table:table-cell office:value-type="float" office:value="-0.000149774514244916">
                <text:p>-0.000149774514244916</text:p>
              </table:table-cell>
              <table:table-cell office:value-type="float" office:value="-0.002441766938239">
                <text:p>-0.002441766938239</text:p>
              </table:table-cell>
              <table:table-cell office:value-type="float" office:value="0.00216425320003677">
                <text:p>0.00216425320003677</text:p>
              </table:table-cell>
              <table:table-cell office:value-type="float" office:value="-0.00407901287177376">
                <text:p>-0.00407901287177376</text:p>
              </table:table-cell>
              <table:table-cell office:value-type="float" office:value="-0.000249521120172014">
                <text:p>-0.000249521120172014</text:p>
              </table:table-cell>
              <table:table-cell office:value-type="float" office:value="0.00350175471155334">
                <text:p>0.00350175471155334</text:p>
              </table:table-cell>
              <table:table-cell office:value-type="float" office:value="0.0036201932903287">
                <text:p>0.0036201932903287</text:p>
              </table:table-cell>
              <table:table-cell office:value-type="float" office:value="-0.00155547995803057">
                <text:p>-0.00155547995803057</text:p>
              </table:table-cell>
              <table:table-cell office:value-type="float" office:value="-0.00112529894827457">
                <text:p>-0.00112529894827457</text:p>
              </table:table-cell>
              <table:table-cell office:value-type="float" office:value="-0.00283493744452995">
                <text:p>-0.00283493744452995</text:p>
              </table:table-cell>
              <table:table-cell office:value-type="float" office:value="0.00330021899183774">
                <text:p>0.00330021899183774</text:p>
              </table:table-cell>
              <table:table-cell office:value-type="float" office:value="-0.00307250478937227">
                <text:p>-0.00307250478937227</text:p>
              </table:table-cell>
              <table:table-cell office:value-type="float" office:value="-0.00145699523444237">
                <text:p>-0.00145699523444237</text:p>
              </table:table-cell>
              <table:table-cell office:value-type="float" office:value="-0.000131379249006136">
                <text:p>-0.000131379249006136</text:p>
              </table:table-cell>
              <table:table-cell office:value-type="float" office:value="0.00256782280133916">
                <text:p>0.00256782280133916</text:p>
              </table:table-cell>
              <table:table-cell office:value-type="float" office:value="0.00438605999015751">
                <text:p>0.00438605999015751</text:p>
              </table:table-cell>
              <table:table-cell office:value-type="float" office:value="-0.00150254561081081">
                <text:p>-0.00150254561081081</text:p>
              </table:table-cell>
              <table:table-cell office:value-type="float" office:value="-0.00204223357162281">
                <text:p>-0.00204223357162281</text:p>
              </table:table-cell>
              <table:table-cell office:value-type="float" office:value="-0.00182082308077053">
                <text:p>-0.00182082308077053</text:p>
              </table:table-cell>
              <table:table-cell office:value-type="float" office:value="-0.00130066923901978">
                <text:p>-0.00130066923901978</text:p>
              </table:table-cell>
              <table:table-cell office:value-type="float" office:value="0.000222549727344978">
                <text:p>0.000222549727344978</text:p>
              </table:table-cell>
              <table:table-cell office:value-type="float" office:value="0.00508733268908246">
                <text:p>0.00508733268908246</text:p>
              </table:table-cell>
              <table:table-cell office:value-type="float" office:value="0.00239772530724081">
                <text:p>0.00239772530724081</text:p>
              </table:table-cell>
              <table:table-cell office:value-type="float" office:value="-0.00363338521590167">
                <text:p>-0.00363338521590167</text:p>
              </table:table-cell>
              <table:table-cell office:value-type="float" office:value="-0.00174436143452728">
                <text:p>-0.00174436143452728</text:p>
              </table:table-cell>
              <table:table-cell office:value-type="float" office:value="-0.00123292448320672">
                <text:p>-0.00123292448320672</text:p>
              </table:table-cell>
              <table:table-cell office:value-type="float" office:value="-0.000472818995796431">
                <text:p>-0.000472818995796431</text:p>
              </table:table-cell>
              <table:table-cell office:value-type="float" office:value="-0.00012191030786024">
                <text:p>-0.00012191030786024</text:p>
              </table:table-cell>
              <table:table-cell office:value-type="float" office:value="0.000168327775906751">
                <text:p>0.000168327775906751</text:p>
              </table:table-cell>
              <table:table-cell office:value-type="float" office:value="-0.00000486723684856027">
                <text:p>-0.00000486723684856027</text:p>
              </table:table-cell>
              <table:table-cell office:value-type="float" office:value="0.000040442933647411">
                <text:p>0.000040442933647411</text:p>
              </table:table-cell>
              <table:table-cell office:value-type="float" office:value="-0.000163874683188625">
                <text:p>-0.000163874683188625</text:p>
              </table:table-cell>
              <table:table-cell office:value-type="float" office:value="0.0000221997889008341">
                <text:p>0.0000221997889008341</text:p>
              </table:table-cell>
              <table:table-cell office:value-type="float" office:value="0.000105755061249491">
                <text:p>0.000105755061249491</text:p>
              </table:table-cell>
              <table:table-cell office:value-type="float" office:value="-0.0000433548479142343">
                <text:p>-0.0000433548479142343</text:p>
              </table:table-cell>
              <table:table-cell office:value-type="float" office:value="-0.0000474904229724737">
                <text:p>-0.0000474904229724737</text:p>
              </table:table-cell>
              <table:table-cell office:value-type="float" office:value="-0.0000201588998397506">
                <text:p>-0.0000201588998397506</text:p>
              </table:table-cell>
              <table:table-cell office:value-type="float" office:value="0.0000106948819911801">
                <text:p>0.0000106948819911801</text:p>
              </table:table-cell>
              <table:table-cell office:value-type="float" office:value="-0.0000120957909223174">
                <text:p>-0.0000120957909223174</text:p>
              </table:table-cell>
              <table:table-cell office:value-type="float" office:value="-0.0000271747954109225">
                <text:p>-0.0000271747954109225</text:p>
              </table:table-cell>
              <table:table-cell office:value-type="float" office:value="0.0000236791837229244">
                <text:p>0.0000236791837229244</text:p>
              </table:table-cell>
              <table:table-cell office:value-type="float" office:value="-0.0000284382168819208">
                <text:p>-0.0000284382168819208</text:p>
              </table:table-cell>
              <table:table-cell office:value-type="float" office:value="0.0000048814151704657">
                <text:p>0.0000048814151704657</text:p>
              </table:table-cell>
              <table:table-cell office:value-type="float" office:value="0.0000284568257389872">
                <text:p>0.0000284568257389872</text:p>
              </table:table-cell>
              <table:table-cell office:value-type="float" office:value="-0.000014534541953326">
                <text:p>-0.000014534541953326</text:p>
              </table:table-cell>
              <table:table-cell office:value-type="float" office:value="0.00000458105638329043">
                <text:p>0.00000458105638329043</text:p>
              </table:table-cell>
              <table:table-cell office:value-type="float" office:value="-0.0000182857145585302">
                <text:p>-0.0000182857145585302</text:p>
              </table:table-cell>
              <table:table-cell office:value-type="float" office:value="-0.0000450491521370444">
                <text:p>-0.0000450491521370444</text:p>
              </table:table-cell>
              <table:table-cell office:value-type="float" office:value="0.0000873867627142477">
                <text:p>0.0000873867627142477</text:p>
              </table:table-cell>
              <table:table-cell office:value-type="float" office:value="-0.0000141785895457214">
                <text:p>-0.0000141785895457214</text:p>
              </table:table-cell>
              <table:table-cell office:value-type="float" office:value="-0.0000455140994134462">
                <text:p>-0.0000455140994134462</text:p>
              </table:table-cell>
              <table:table-cell office:value-type="float" office:value="0.0000279216036015995">
                <text:p>0.0000279216036015995</text:p>
              </table:table-cell>
              <table:table-cell office:value-type="float" office:value="-0.0000334565241212337">
                <text:p>-0.0000334565241212337</text:p>
              </table:table-cell>
              <table:table-cell office:value-type="float" office:value="0.0000561480047406304">
                <text:p>0.0000561480047406304</text:p>
              </table:table-cell>
              <table:table-cell office:value-type="float" office:value="-0.0000146975065480337">
                <text:p>-0.0000146975065480337</text:p>
              </table:table-cell>
              <table:table-cell office:value-type="float" office:value="0.00000260414393282726">
                <text:p>0.00000260414393282726</text:p>
              </table:table-cell>
              <table:table-cell office:value-type="float" office:value="-0.0000131124247558789">
                <text:p>-0.0000131124247558789</text:p>
              </table:table-cell>
              <table:table-cell office:value-type="float" office:value="-0.0000136717673868692">
                <text:p>-0.0000136717673868692</text:p>
              </table:table-cell>
              <table:table-cell office:value-type="float" office:value="-0.00000601603024685815">
                <text:p>-0.00000601603024685815</text:p>
              </table:table-cell>
              <table:table-cell office:value-type="float" office:value="0.0000284391016768248">
                <text:p>0.0000284391016768248</text:p>
              </table:table-cell>
              <table:table-cell office:value-type="float" office:value="-0.0000276505467643462">
                <text:p>-0.0000276505467643462</text:p>
              </table:table-cell>
              <table:table-cell office:value-type="float" office:value="0.0000170501716321159">
                <text:p>0.0000170501716321159</text:p>
              </table:table-cell>
              <table:table-cell office:value-type="float" office:value="0.0000219159046499495">
                <text:p>0.0000219159046499495</text:p>
              </table:table-cell>
              <table:table-cell office:value-type="float" office:value="-0.00000567657374639374">
                <text:p>-0.00000567657374639374</text:p>
              </table:table-cell>
              <table:table-cell office:value-type="float" office:value="-0.0000293812793311643">
                <text:p>-0.0000293812793311643</text:p>
              </table:table-cell>
              <table:table-cell office:value-type="float" office:value="0.0000214184368587111">
                <text:p>0.0000214184368587111</text:p>
              </table:table-cell>
              <table:table-cell office:value-type="float" office:value="0.00000600477828455182">
                <text:p>0.00000600477828455182</text:p>
              </table:table-cell>
              <table:table-cell office:value-type="float" office:value="0.00000946533320000942">
                <text:p>0.00000946533320000942</text:p>
              </table:table-cell>
              <table:table-cell office:value-type="float" office:value="-0.000000620418998786843">
                <text:p>-0.000000620418998786843</text:p>
              </table:table-cell>
              <table:table-cell office:value-type="float" office:value="-0.0000200971591619026">
                <text:p>-0.0000200971591619026</text:p>
              </table:table-cell>
              <table:table-cell office:value-type="float" office:value="0.0000342615170800808">
                <text:p>0.0000342615170800808</text:p>
              </table:table-cell>
              <table:table-cell office:value-type="float" office:value="-0.0000329781418194619">
                <text:p>-0.0000329781418194619</text:p>
              </table:table-cell>
              <table:table-cell office:value-type="float" office:value="0.000016743487367521">
                <text:p>0.000016743487367521</text:p>
              </table:table-cell>
              <table:table-cell office:value-type="float" office:value="0.00000365164953641806">
                <text:p>0.00000365164953641806</text:p>
              </table:table-cell>
              <table:table-cell office:value-type="float" office:value="-0.00002685210121528">
                <text:p>-0.00002685210121528</text:p>
              </table:table-cell>
              <table:table-cell office:value-type="float" office:value="-0.0000294543390509383">
                <text:p>-0.0000294543390509383</text:p>
              </table:table-cell>
              <table:table-cell office:value-type="float" office:value="0.0000433646698404511">
                <text:p>0.0000433646698404511</text:p>
              </table:table-cell>
              <table:table-cell office:value-type="float" office:value="-0.0000125208757500439">
                <text:p>-0.0000125208757500439</text:p>
              </table:table-cell>
              <table:table-cell office:value-type="float" office:value="0.0000319312043357001">
                <text:p>0.0000319312043357001</text:p>
              </table:table-cell>
              <table:table-cell office:value-type="float" office:value="-0.0000122435795187892">
                <text:p>-0.0000122435795187892</text:p>
              </table:table-cell>
              <table:table-cell office:value-type="float" office:value="0.00000215641633533048">
                <text:p>0.00000215641633533048</text:p>
              </table:table-cell>
              <table:table-cell office:value-type="float" office:value="-0.0000280176928632581">
                <text:p>-0.0000280176928632581</text:p>
              </table:table-cell>
              <table:table-cell office:value-type="float" office:value="0.000025732143048296">
                <text:p>0.000025732143048296</text:p>
              </table:table-cell>
              <table:table-cell office:value-type="float" office:value="-0.00000945765151683098">
                <text:p>-0.00000945765151683098</text:p>
              </table:table-cell>
              <table:table-cell office:value-type="float" office:value="-0.0000146411254458023">
                <text:p>-0.0000146411254458023</text:p>
              </table:table-cell>
              <table:table-cell office:value-type="float" office:value="0.0000353514888941087">
                <text:p>0.0000353514888941087</text:p>
              </table:table-cell>
              <table:table-cell office:value-type="float" office:value="-0.0000166015024518074">
                <text:p>-0.0000166015024518074</text:p>
              </table:table-cell>
              <table:table-cell office:value-type="float" office:value="0.0000182839141044666">
                <text:p>0.0000182839141044666</text:p>
              </table:table-cell>
              <table:table-cell office:value-type="float" office:value="-0.0000191961166760568">
                <text:p>-0.0000191961166760568</text:p>
              </table:table-cell>
              <table:table-cell office:value-type="float" office:value="-0.0000289873100466909">
                <text:p>-0.0000289873100466909</text:p>
              </table:table-cell>
              <table:table-cell office:value-type="float" office:value="0.00001767583187956">
                <text:p>0.00001767583187956</text:p>
              </table:table-cell>
              <table:table-cell office:value-type="float" office:value="0.0000119833754275711">
                <text:p>0.0000119833754275711</text:p>
              </table:table-cell>
              <table:table-cell office:value-type="float" office:value="0.00000366419178926547">
                <text:p>0.00000366419178926547</text:p>
              </table:table-cell>
              <table:table-cell office:value-type="float" office:value="0.000000265971610180493">
                <text:p>0.000000265971610180493</text:p>
              </table:table-cell>
              <table:table-cell office:value-type="float" office:value="0.0000160063651998832">
                <text:p>0.0000160063651998832</text:p>
              </table:table-cell>
              <table:table-cell office:value-type="float" office:value="-0.0000304357515168996">
                <text:p>-0.0000304357515168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